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D1]+1" office:value-type="float" office:value="1">
            <text:p>1</text:p>
          </table:table-cell>
          <table:table-cell table:formula="of:=[.E1]+1" office:value-type="float" office:value="2">
            <text:p>2</text:p>
          </table:table-cell>
          <table:table-cell table:formula="of:=[.F1]+1" office:value-type="float" office:value="3">
            <text:p>3</text:p>
          </table:table-cell>
          <table:table-cell table:formula="of:=[.G1]+1" office:value-type="float" office:value="4">
            <text:p>4</text:p>
          </table:table-cell>
          <table:table-cell table:formula="of:=[.H1]+1" office:value-type="float" office:value="5">
            <text:p>5</text:p>
          </table:table-cell>
          <table:table-cell table:formula="of:=[.I1]+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&quot;0x&quot;&amp;BASE(MOD([.B2];16)+32;16)" office:value-type="string" office:string-value="0x21">
            <text:p>0x21</text:p>
          </table:table-cell>
          <table:table-cell table:formula="of:=&quot;0x&quot;&amp;BASE(MOD(MOD([.$A2];256)+[.D$1];256);16;2)" office:value-type="string" office:string-value="0x06">
            <text:p>0x06</text:p>
          </table:table-cell>
          <table:table-cell table:formula="of:=&quot;0x&quot;&amp;BASE(MOD(MOD([.$A2];256)+[.E$1];256);16;2)" office:value-type="string" office:string-value="0x07">
            <text:p>0x07</text:p>
          </table:table-cell>
          <table:table-cell table:formula="of:=&quot;0x&quot;&amp;BASE(MOD(MOD([.$A2];256)+[.F$1];256);16;2)" office:value-type="string" office:string-value="0x08">
            <text:p>0x08</text:p>
          </table:table-cell>
          <table:table-cell table:formula="of:=&quot;0x&quot;&amp;BASE(MOD(MOD([.$A2];256)+[.G$1];256);16;2)" office:value-type="string" office:string-value="0x09">
            <text:p>0x09</text:p>
          </table:table-cell>
          <table:table-cell table:formula="of:=&quot;0x&quot;&amp;BASE(MOD(MOD([.$A2];256)+[.H$1];256);16;2)" office:value-type="string" office:string-value="0x0A">
            <text:p>0x0A</text:p>
          </table:table-cell>
          <table:table-cell table:formula="of:=&quot;0x&quot;&amp;BASE(MOD(MOD([.$A2];256)+[.I$1];256);16;2)" office:value-type="string" office:string-value="0x0B">
            <text:p>0x0B</text:p>
          </table:table-cell>
          <table:table-cell table:formula="of:=&quot;0x&quot;&amp;BASE(MOD(MOD([.$A2];256)+[.J$1];256);16;2)" office:value-type="string" office:string-value="0x0C">
            <text:p>0x0C</text:p>
          </table:table-cell>
          <table:table-cell table:formula="of:=&quot;- d: [&quot;&amp;[.C2]&amp;&quot;, &quot;&amp;[.D2]&amp;&quot;, &quot;&amp;[.E2]&amp;&quot;, &quot;&amp;[.F2]&amp;&quot;, &quot;&amp;[.G2]&amp;&quot;, &quot;&amp;[.H2]&amp;&quot;, &quot;&amp;[.I2]&amp;&quot;, &quot;&amp;[.J2]&amp;&quot;]#  e: 0#  t: 5&quot;" office:value-type="string" office:string-value="- d: [0x21, 0x06, 0x07, 0x08, 0x09, 0x0A, 0x0B, 0x0C]#  e: 0#  t: 5">
            <text:p>- d: [0x21, 0x06, 0x07, 0x08, 0x09, 0x0A, 0x0B, 0x0C]# <text:s/>e: 0# <text:s/>t: 5</text:p>
          </table:table-cell>
        </table:table-row>
        <table:table-row table:style-name="ro1">
          <table:table-cell table:formula="of:=[.A2]+7" office:value-type="float" office:value="13">
            <text:p>13</text:p>
          </table:table-cell>
          <table:table-cell table:formula="of:=[.B2]+1" office:value-type="float" office:value="2">
            <text:p>2</text:p>
          </table:table-cell>
          <table:table-cell table:formula="of:=&quot;0x&quot;&amp;BASE(MOD([.B3];16)+32;16)" office:value-type="string" office:string-value="0x22">
            <text:p>0x22</text:p>
          </table:table-cell>
          <table:table-cell table:formula="of:=&quot;0x&quot;&amp;BASE(MOD(MOD([.$A3];256)+[.D$1];256);16;2)" office:value-type="string" office:string-value="0x0D">
            <text:p>0x0D</text:p>
          </table:table-cell>
          <table:table-cell table:formula="of:=&quot;0x&quot;&amp;BASE(MOD(MOD([.$A3];256)+[.E$1];256);16;2)" office:value-type="string" office:string-value="0x0E">
            <text:p>0x0E</text:p>
          </table:table-cell>
          <table:table-cell table:formula="of:=&quot;0x&quot;&amp;BASE(MOD(MOD([.$A3];256)+[.F$1];256);16;2)" office:value-type="string" office:string-value="0x0F">
            <text:p>0x0F</text:p>
          </table:table-cell>
          <table:table-cell table:formula="of:=&quot;0x&quot;&amp;BASE(MOD(MOD([.$A3];256)+[.G$1];256);16;2)" office:value-type="string" office:string-value="0x10">
            <text:p>0x10</text:p>
          </table:table-cell>
          <table:table-cell table:formula="of:=&quot;0x&quot;&amp;BASE(MOD(MOD([.$A3];256)+[.H$1];256);16;2)" office:value-type="string" office:string-value="0x11">
            <text:p>0x11</text:p>
          </table:table-cell>
          <table:table-cell table:formula="of:=&quot;0x&quot;&amp;BASE(MOD(MOD([.$A3];256)+[.I$1];256);16;2)" office:value-type="string" office:string-value="0x12">
            <text:p>0x12</text:p>
          </table:table-cell>
          <table:table-cell table:formula="of:=&quot;0x&quot;&amp;BASE(MOD(MOD([.$A3];256)+[.J$1];256);16;2)" office:value-type="string" office:string-value="0x13">
            <text:p>0x13</text:p>
          </table:table-cell>
          <table:table-cell table:formula="of:=&quot;- d: [&quot;&amp;[.C3]&amp;&quot;, &quot;&amp;[.D3]&amp;&quot;, &quot;&amp;[.E3]&amp;&quot;, &quot;&amp;[.F3]&amp;&quot;, &quot;&amp;[.G3]&amp;&quot;, &quot;&amp;[.H3]&amp;&quot;, &quot;&amp;[.I3]&amp;&quot;, &quot;&amp;[.J3]&amp;&quot;]#  e: 0#  t: 5&quot;" office:value-type="string" office:string-value="- d: [0x22, 0x0D, 0x0E, 0x0F, 0x10, 0x11, 0x12, 0x13]#  e: 0#  t: 5">
            <text:p>- d: [0x22, 0x0D, 0x0E, 0x0F, 0x10, 0x11, 0x12, 0x13]# <text:s/>e: 0# <text:s/>t: 5</text:p>
          </table:table-cell>
        </table:table-row>
        <table:table-row table:style-name="ro1">
          <table:table-cell table:formula="of:=[.A3]+7" office:value-type="float" office:value="20">
            <text:p>20</text:p>
          </table:table-cell>
          <table:table-cell table:formula="of:=[.B3]+1" office:value-type="float" office:value="3">
            <text:p>3</text:p>
          </table:table-cell>
          <table:table-cell table:formula="of:=&quot;0x&quot;&amp;BASE(MOD([.B4];16)+32;16)" office:value-type="string" office:string-value="0x23">
            <text:p>0x23</text:p>
          </table:table-cell>
          <table:table-cell table:formula="of:=&quot;0x&quot;&amp;BASE(MOD(MOD([.$A4];256)+[.D$1];256);16;2)" office:value-type="string" office:string-value="0x14">
            <text:p>0x14</text:p>
          </table:table-cell>
          <table:table-cell table:formula="of:=&quot;0x&quot;&amp;BASE(MOD(MOD([.$A4];256)+[.E$1];256);16;2)" office:value-type="string" office:string-value="0x15">
            <text:p>0x15</text:p>
          </table:table-cell>
          <table:table-cell table:formula="of:=&quot;0x&quot;&amp;BASE(MOD(MOD([.$A4];256)+[.F$1];256);16;2)" office:value-type="string" office:string-value="0x16">
            <text:p>0x16</text:p>
          </table:table-cell>
          <table:table-cell table:formula="of:=&quot;0x&quot;&amp;BASE(MOD(MOD([.$A4];256)+[.G$1];256);16;2)" office:value-type="string" office:string-value="0x17">
            <text:p>0x17</text:p>
          </table:table-cell>
          <table:table-cell table:formula="of:=&quot;0x&quot;&amp;BASE(MOD(MOD([.$A4];256)+[.H$1];256);16;2)" office:value-type="string" office:string-value="0x18">
            <text:p>0x18</text:p>
          </table:table-cell>
          <table:table-cell table:formula="of:=&quot;0x&quot;&amp;BASE(MOD(MOD([.$A4];256)+[.I$1];256);16;2)" office:value-type="string" office:string-value="0x19">
            <text:p>0x19</text:p>
          </table:table-cell>
          <table:table-cell table:formula="of:=&quot;0x&quot;&amp;BASE(MOD(MOD([.$A4];256)+[.J$1];256);16;2)" office:value-type="string" office:string-value="0x1A">
            <text:p>0x1A</text:p>
          </table:table-cell>
          <table:table-cell table:formula="of:=&quot;- d: [&quot;&amp;[.C4]&amp;&quot;, &quot;&amp;[.D4]&amp;&quot;, &quot;&amp;[.E4]&amp;&quot;, &quot;&amp;[.F4]&amp;&quot;, &quot;&amp;[.G4]&amp;&quot;, &quot;&amp;[.H4]&amp;&quot;, &quot;&amp;[.I4]&amp;&quot;, &quot;&amp;[.J4]&amp;&quot;]#  e: 0#  t: 5&quot;" office:value-type="string" office:string-value="- d: [0x23, 0x14, 0x15, 0x16, 0x17, 0x18, 0x19, 0x1A]#  e: 0#  t: 5">
            <text:p>- d: [0x23, 0x14, 0x15, 0x16, 0x17, 0x18, 0x19, 0x1A]# <text:s/>e: 0# <text:s/>t: 5</text:p>
          </table:table-cell>
        </table:table-row>
        <table:table-row table:style-name="ro1">
          <table:table-cell table:formula="of:=[.A4]+7" office:value-type="float" office:value="27">
            <text:p>27</text:p>
          </table:table-cell>
          <table:table-cell table:formula="of:=[.B4]+1" office:value-type="float" office:value="4">
            <text:p>4</text:p>
          </table:table-cell>
          <table:table-cell table:formula="of:=&quot;0x&quot;&amp;BASE(MOD([.B5];16)+32;16)" office:value-type="string" office:string-value="0x24">
            <text:p>0x24</text:p>
          </table:table-cell>
          <table:table-cell table:formula="of:=&quot;0x&quot;&amp;BASE(MOD(MOD([.$A5];256)+[.D$1];256);16;2)" office:value-type="string" office:string-value="0x1B">
            <text:p>0x1B</text:p>
          </table:table-cell>
          <table:table-cell table:formula="of:=&quot;0x&quot;&amp;BASE(MOD(MOD([.$A5];256)+[.E$1];256);16;2)" office:value-type="string" office:string-value="0x1C">
            <text:p>0x1C</text:p>
          </table:table-cell>
          <table:table-cell table:formula="of:=&quot;0x&quot;&amp;BASE(MOD(MOD([.$A5];256)+[.F$1];256);16;2)" office:value-type="string" office:string-value="0x1D">
            <text:p>0x1D</text:p>
          </table:table-cell>
          <table:table-cell table:formula="of:=&quot;0x&quot;&amp;BASE(MOD(MOD([.$A5];256)+[.G$1];256);16;2)" office:value-type="string" office:string-value="0x1E">
            <text:p>0x1E</text:p>
          </table:table-cell>
          <table:table-cell table:formula="of:=&quot;0x&quot;&amp;BASE(MOD(MOD([.$A5];256)+[.H$1];256);16;2)" office:value-type="string" office:string-value="0x1F">
            <text:p>0x1F</text:p>
          </table:table-cell>
          <table:table-cell table:formula="of:=&quot;0x&quot;&amp;BASE(MOD(MOD([.$A5];256)+[.I$1];256);16;2)" office:value-type="string" office:string-value="0x20">
            <text:p>0x20</text:p>
          </table:table-cell>
          <table:table-cell table:formula="of:=&quot;0x&quot;&amp;BASE(MOD(MOD([.$A5];256)+[.J$1];256);16;2)" office:value-type="string" office:string-value="0x21">
            <text:p>0x21</text:p>
          </table:table-cell>
          <table:table-cell table:formula="of:=&quot;- d: [&quot;&amp;[.C5]&amp;&quot;, &quot;&amp;[.D5]&amp;&quot;, &quot;&amp;[.E5]&amp;&quot;, &quot;&amp;[.F5]&amp;&quot;, &quot;&amp;[.G5]&amp;&quot;, &quot;&amp;[.H5]&amp;&quot;, &quot;&amp;[.I5]&amp;&quot;, &quot;&amp;[.J5]&amp;&quot;]#  e: 0#  t: 5&quot;" office:value-type="string" office:string-value="- d: [0x24, 0x1B, 0x1C, 0x1D, 0x1E, 0x1F, 0x20, 0x21]#  e: 0#  t: 5">
            <text:p>- d: [0x24, 0x1B, 0x1C, 0x1D, 0x1E, 0x1F, 0x20, 0x21]# <text:s/>e: 0# <text:s/>t: 5</text:p>
          </table:table-cell>
        </table:table-row>
        <table:table-row table:style-name="ro1">
          <table:table-cell table:formula="of:=[.A5]+7" office:value-type="float" office:value="34">
            <text:p>34</text:p>
          </table:table-cell>
          <table:table-cell table:formula="of:=[.B5]+1" office:value-type="float" office:value="5">
            <text:p>5</text:p>
          </table:table-cell>
          <table:table-cell table:formula="of:=&quot;0x&quot;&amp;BASE(MOD([.B6];16)+32;16)" office:value-type="string" office:string-value="0x25">
            <text:p>0x25</text:p>
          </table:table-cell>
          <table:table-cell table:formula="of:=&quot;0x&quot;&amp;BASE(MOD(MOD([.$A6];256)+[.D$1];256);16;2)" office:value-type="string" office:string-value="0x22">
            <text:p>0x22</text:p>
          </table:table-cell>
          <table:table-cell table:formula="of:=&quot;0x&quot;&amp;BASE(MOD(MOD([.$A6];256)+[.E$1];256);16;2)" office:value-type="string" office:string-value="0x23">
            <text:p>0x23</text:p>
          </table:table-cell>
          <table:table-cell table:formula="of:=&quot;0x&quot;&amp;BASE(MOD(MOD([.$A6];256)+[.F$1];256);16;2)" office:value-type="string" office:string-value="0x24">
            <text:p>0x24</text:p>
          </table:table-cell>
          <table:table-cell table:formula="of:=&quot;0x&quot;&amp;BASE(MOD(MOD([.$A6];256)+[.G$1];256);16;2)" office:value-type="string" office:string-value="0x25">
            <text:p>0x25</text:p>
          </table:table-cell>
          <table:table-cell table:formula="of:=&quot;0x&quot;&amp;BASE(MOD(MOD([.$A6];256)+[.H$1];256);16;2)" office:value-type="string" office:string-value="0x26">
            <text:p>0x26</text:p>
          </table:table-cell>
          <table:table-cell table:formula="of:=&quot;0x&quot;&amp;BASE(MOD(MOD([.$A6];256)+[.I$1];256);16;2)" office:value-type="string" office:string-value="0x27">
            <text:p>0x27</text:p>
          </table:table-cell>
          <table:table-cell table:formula="of:=&quot;0x&quot;&amp;BASE(MOD(MOD([.$A6];256)+[.J$1];256);16;2)" office:value-type="string" office:string-value="0x28">
            <text:p>0x28</text:p>
          </table:table-cell>
          <table:table-cell table:formula="of:=&quot;- d: [&quot;&amp;[.C6]&amp;&quot;, &quot;&amp;[.D6]&amp;&quot;, &quot;&amp;[.E6]&amp;&quot;, &quot;&amp;[.F6]&amp;&quot;, &quot;&amp;[.G6]&amp;&quot;, &quot;&amp;[.H6]&amp;&quot;, &quot;&amp;[.I6]&amp;&quot;, &quot;&amp;[.J6]&amp;&quot;]#  e: 0#  t: 5&quot;" office:value-type="string" office:string-value="- d: [0x25, 0x22, 0x23, 0x24, 0x25, 0x26, 0x27, 0x28]#  e: 0#  t: 5">
            <text:p>- d: [0x25, 0x22, 0x23, 0x24, 0x25, 0x26, 0x27, 0x28]# <text:s/>e: 0# <text:s/>t: 5</text:p>
          </table:table-cell>
        </table:table-row>
        <table:table-row table:style-name="ro1">
          <table:table-cell table:formula="of:=[.A6]+7" office:value-type="float" office:value="41">
            <text:p>41</text:p>
          </table:table-cell>
          <table:table-cell table:formula="of:=[.B6]+1" office:value-type="float" office:value="6">
            <text:p>6</text:p>
          </table:table-cell>
          <table:table-cell table:formula="of:=&quot;0x&quot;&amp;BASE(MOD([.B7];16)+32;16)" office:value-type="string" office:string-value="0x26">
            <text:p>0x26</text:p>
          </table:table-cell>
          <table:table-cell table:formula="of:=&quot;0x&quot;&amp;BASE(MOD(MOD([.$A7];256)+[.D$1];256);16;2)" office:value-type="string" office:string-value="0x29">
            <text:p>0x29</text:p>
          </table:table-cell>
          <table:table-cell table:formula="of:=&quot;0x&quot;&amp;BASE(MOD(MOD([.$A7];256)+[.E$1];256);16;2)" office:value-type="string" office:string-value="0x2A">
            <text:p>0x2A</text:p>
          </table:table-cell>
          <table:table-cell table:formula="of:=&quot;0x&quot;&amp;BASE(MOD(MOD([.$A7];256)+[.F$1];256);16;2)" office:value-type="string" office:string-value="0x2B">
            <text:p>0x2B</text:p>
          </table:table-cell>
          <table:table-cell table:formula="of:=&quot;0x&quot;&amp;BASE(MOD(MOD([.$A7];256)+[.G$1];256);16;2)" office:value-type="string" office:string-value="0x2C">
            <text:p>0x2C</text:p>
          </table:table-cell>
          <table:table-cell table:formula="of:=&quot;0x&quot;&amp;BASE(MOD(MOD([.$A7];256)+[.H$1];256);16;2)" office:value-type="string" office:string-value="0x2D">
            <text:p>0x2D</text:p>
          </table:table-cell>
          <table:table-cell table:formula="of:=&quot;0x&quot;&amp;BASE(MOD(MOD([.$A7];256)+[.I$1];256);16;2)" office:value-type="string" office:string-value="0x2E">
            <text:p>0x2E</text:p>
          </table:table-cell>
          <table:table-cell table:formula="of:=&quot;0x&quot;&amp;BASE(MOD(MOD([.$A7];256)+[.J$1];256);16;2)" office:value-type="string" office:string-value="0x2F">
            <text:p>0x2F</text:p>
          </table:table-cell>
          <table:table-cell table:formula="of:=&quot;- d: [&quot;&amp;[.C7]&amp;&quot;, &quot;&amp;[.D7]&amp;&quot;, &quot;&amp;[.E7]&amp;&quot;, &quot;&amp;[.F7]&amp;&quot;, &quot;&amp;[.G7]&amp;&quot;, &quot;&amp;[.H7]&amp;&quot;, &quot;&amp;[.I7]&amp;&quot;, &quot;&amp;[.J7]&amp;&quot;]#  e: 0#  t: 5&quot;" office:value-type="string" office:string-value="- d: [0x26, 0x29, 0x2A, 0x2B, 0x2C, 0x2D, 0x2E, 0x2F]#  e: 0#  t: 5">
            <text:p>- d: [0x26, 0x29, 0x2A, 0x2B, 0x2C, 0x2D, 0x2E, 0x2F]# <text:s/>e: 0# <text:s/>t: 5</text:p>
          </table:table-cell>
        </table:table-row>
        <table:table-row table:style-name="ro1">
          <table:table-cell table:formula="of:=[.A7]+7" office:value-type="float" office:value="48">
            <text:p>48</text:p>
          </table:table-cell>
          <table:table-cell table:formula="of:=[.B7]+1" office:value-type="float" office:value="7">
            <text:p>7</text:p>
          </table:table-cell>
          <table:table-cell table:formula="of:=&quot;0x&quot;&amp;BASE(MOD([.B8];16)+32;16)" office:value-type="string" office:string-value="0x27">
            <text:p>0x27</text:p>
          </table:table-cell>
          <table:table-cell table:formula="of:=&quot;0x&quot;&amp;BASE(MOD(MOD([.$A8];256)+[.D$1];256);16;2)" office:value-type="string" office:string-value="0x30">
            <text:p>0x30</text:p>
          </table:table-cell>
          <table:table-cell table:formula="of:=&quot;0x&quot;&amp;BASE(MOD(MOD([.$A8];256)+[.E$1];256);16;2)" office:value-type="string" office:string-value="0x31">
            <text:p>0x31</text:p>
          </table:table-cell>
          <table:table-cell table:formula="of:=&quot;0x&quot;&amp;BASE(MOD(MOD([.$A8];256)+[.F$1];256);16;2)" office:value-type="string" office:string-value="0x32">
            <text:p>0x32</text:p>
          </table:table-cell>
          <table:table-cell table:formula="of:=&quot;0x&quot;&amp;BASE(MOD(MOD([.$A8];256)+[.G$1];256);16;2)" office:value-type="string" office:string-value="0x33">
            <text:p>0x33</text:p>
          </table:table-cell>
          <table:table-cell table:formula="of:=&quot;0x&quot;&amp;BASE(MOD(MOD([.$A8];256)+[.H$1];256);16;2)" office:value-type="string" office:string-value="0x34">
            <text:p>0x34</text:p>
          </table:table-cell>
          <table:table-cell table:formula="of:=&quot;0x&quot;&amp;BASE(MOD(MOD([.$A8];256)+[.I$1];256);16;2)" office:value-type="string" office:string-value="0x35">
            <text:p>0x35</text:p>
          </table:table-cell>
          <table:table-cell table:formula="of:=&quot;0x&quot;&amp;BASE(MOD(MOD([.$A8];256)+[.J$1];256);16;2)" office:value-type="string" office:string-value="0x36">
            <text:p>0x36</text:p>
          </table:table-cell>
          <table:table-cell table:formula="of:=&quot;- d: [&quot;&amp;[.C8]&amp;&quot;, &quot;&amp;[.D8]&amp;&quot;, &quot;&amp;[.E8]&amp;&quot;, &quot;&amp;[.F8]&amp;&quot;, &quot;&amp;[.G8]&amp;&quot;, &quot;&amp;[.H8]&amp;&quot;, &quot;&amp;[.I8]&amp;&quot;, &quot;&amp;[.J8]&amp;&quot;]#  e: 0#  t: 5&quot;" office:value-type="string" office:string-value="- d: [0x27, 0x30, 0x31, 0x32, 0x33, 0x34, 0x35, 0x36]#  e: 0#  t: 5">
            <text:p>- d: [0x27, 0x30, 0x31, 0x32, 0x33, 0x34, 0x35, 0x36]# <text:s/>e: 0# <text:s/>t: 5</text:p>
          </table:table-cell>
        </table:table-row>
        <table:table-row table:style-name="ro1">
          <table:table-cell table:formula="of:=[.A8]+7" office:value-type="float" office:value="55">
            <text:p>55</text:p>
          </table:table-cell>
          <table:table-cell table:formula="of:=[.B8]+1" office:value-type="float" office:value="8">
            <text:p>8</text:p>
          </table:table-cell>
          <table:table-cell table:formula="of:=&quot;0x&quot;&amp;BASE(MOD([.B9];16)+32;16)" office:value-type="string" office:string-value="0x28">
            <text:p>0x28</text:p>
          </table:table-cell>
          <table:table-cell table:formula="of:=&quot;0x&quot;&amp;BASE(MOD(MOD([.$A9];256)+[.D$1];256);16;2)" office:value-type="string" office:string-value="0x37">
            <text:p>0x37</text:p>
          </table:table-cell>
          <table:table-cell table:formula="of:=&quot;0x&quot;&amp;BASE(MOD(MOD([.$A9];256)+[.E$1];256);16;2)" office:value-type="string" office:string-value="0x38">
            <text:p>0x38</text:p>
          </table:table-cell>
          <table:table-cell table:formula="of:=&quot;0x&quot;&amp;BASE(MOD(MOD([.$A9];256)+[.F$1];256);16;2)" office:value-type="string" office:string-value="0x39">
            <text:p>0x39</text:p>
          </table:table-cell>
          <table:table-cell table:formula="of:=&quot;0x&quot;&amp;BASE(MOD(MOD([.$A9];256)+[.G$1];256);16;2)" office:value-type="string" office:string-value="0x3A">
            <text:p>0x3A</text:p>
          </table:table-cell>
          <table:table-cell table:formula="of:=&quot;0x&quot;&amp;BASE(MOD(MOD([.$A9];256)+[.H$1];256);16;2)" office:value-type="string" office:string-value="0x3B">
            <text:p>0x3B</text:p>
          </table:table-cell>
          <table:table-cell table:formula="of:=&quot;0x&quot;&amp;BASE(MOD(MOD([.$A9];256)+[.I$1];256);16;2)" office:value-type="string" office:string-value="0x3C">
            <text:p>0x3C</text:p>
          </table:table-cell>
          <table:table-cell table:formula="of:=&quot;0x&quot;&amp;BASE(MOD(MOD([.$A9];256)+[.J$1];256);16;2)" office:value-type="string" office:string-value="0x3D">
            <text:p>0x3D</text:p>
          </table:table-cell>
          <table:table-cell table:formula="of:=&quot;- d: [&quot;&amp;[.C9]&amp;&quot;, &quot;&amp;[.D9]&amp;&quot;, &quot;&amp;[.E9]&amp;&quot;, &quot;&amp;[.F9]&amp;&quot;, &quot;&amp;[.G9]&amp;&quot;, &quot;&amp;[.H9]&amp;&quot;, &quot;&amp;[.I9]&amp;&quot;, &quot;&amp;[.J9]&amp;&quot;]#  e: 0#  t: 5&quot;" office:value-type="string" office:string-value="- d: [0x28, 0x37, 0x38, 0x39, 0x3A, 0x3B, 0x3C, 0x3D]#  e: 0#  t: 5">
            <text:p>- d: [0x28, 0x37, 0x38, 0x39, 0x3A, 0x3B, 0x3C, 0x3D]# <text:s/>e: 0# <text:s/>t: 5</text:p>
          </table:table-cell>
        </table:table-row>
        <table:table-row table:style-name="ro1">
          <table:table-cell table:formula="of:=[.A9]+7" office:value-type="float" office:value="62">
            <text:p>62</text:p>
          </table:table-cell>
          <table:table-cell table:formula="of:=[.B9]+1" office:value-type="float" office:value="9">
            <text:p>9</text:p>
          </table:table-cell>
          <table:table-cell table:formula="of:=&quot;0x&quot;&amp;BASE(MOD([.B10];16)+32;16)" office:value-type="string" office:string-value="0x29">
            <text:p>0x29</text:p>
          </table:table-cell>
          <table:table-cell table:formula="of:=&quot;0x&quot;&amp;BASE(MOD(MOD([.$A10];256)+[.D$1];256);16;2)" office:value-type="string" office:string-value="0x3E">
            <text:p>0x3E</text:p>
          </table:table-cell>
          <table:table-cell table:formula="of:=&quot;0x&quot;&amp;BASE(MOD(MOD([.$A10];256)+[.E$1];256);16;2)" office:value-type="string" office:string-value="0x3F">
            <text:p>0x3F</text:p>
          </table:table-cell>
          <table:table-cell table:formula="of:=&quot;0x&quot;&amp;BASE(MOD(MOD([.$A10];256)+[.F$1];256);16;2)" office:value-type="string" office:string-value="0x40">
            <text:p>0x40</text:p>
          </table:table-cell>
          <table:table-cell table:formula="of:=&quot;0x&quot;&amp;BASE(MOD(MOD([.$A10];256)+[.G$1];256);16;2)" office:value-type="string" office:string-value="0x41">
            <text:p>0x41</text:p>
          </table:table-cell>
          <table:table-cell table:formula="of:=&quot;0x&quot;&amp;BASE(MOD(MOD([.$A10];256)+[.H$1];256);16;2)" office:value-type="string" office:string-value="0x42">
            <text:p>0x42</text:p>
          </table:table-cell>
          <table:table-cell table:formula="of:=&quot;0x&quot;&amp;BASE(MOD(MOD([.$A10];256)+[.I$1];256);16;2)" office:value-type="string" office:string-value="0x43">
            <text:p>0x43</text:p>
          </table:table-cell>
          <table:table-cell table:formula="of:=&quot;0x&quot;&amp;BASE(MOD(MOD([.$A10];256)+[.J$1];256);16;2)" office:value-type="string" office:string-value="0x44">
            <text:p>0x44</text:p>
          </table:table-cell>
          <table:table-cell table:formula="of:=&quot;- d: [&quot;&amp;[.C10]&amp;&quot;, &quot;&amp;[.D10]&amp;&quot;, &quot;&amp;[.E10]&amp;&quot;, &quot;&amp;[.F10]&amp;&quot;, &quot;&amp;[.G10]&amp;&quot;, &quot;&amp;[.H10]&amp;&quot;, &quot;&amp;[.I10]&amp;&quot;, &quot;&amp;[.J10]&amp;&quot;]#  e: 0#  t: 5&quot;" office:value-type="string" office:string-value="- d: [0x29, 0x3E, 0x3F, 0x40, 0x41, 0x42, 0x43, 0x44]#  e: 0#  t: 5">
            <text:p>- d: [0x29, 0x3E, 0x3F, 0x40, 0x41, 0x42, 0x43, 0x44]# <text:s/>e: 0# <text:s/>t: 5</text:p>
          </table:table-cell>
        </table:table-row>
        <table:table-row table:style-name="ro1">
          <table:table-cell table:formula="of:=[.A10]+7" office:value-type="float" office:value="69">
            <text:p>69</text:p>
          </table:table-cell>
          <table:table-cell table:formula="of:=[.B10]+1" office:value-type="float" office:value="10">
            <text:p>10</text:p>
          </table:table-cell>
          <table:table-cell table:formula="of:=&quot;0x&quot;&amp;BASE(MOD([.B11];16)+32;16)" office:value-type="string" office:string-value="0x2A">
            <text:p>0x2A</text:p>
          </table:table-cell>
          <table:table-cell table:formula="of:=&quot;0x&quot;&amp;BASE(MOD(MOD([.$A11];256)+[.D$1];256);16;2)" office:value-type="string" office:string-value="0x45">
            <text:p>0x45</text:p>
          </table:table-cell>
          <table:table-cell table:formula="of:=&quot;0x&quot;&amp;BASE(MOD(MOD([.$A11];256)+[.E$1];256);16;2)" office:value-type="string" office:string-value="0x46">
            <text:p>0x46</text:p>
          </table:table-cell>
          <table:table-cell table:formula="of:=&quot;0x&quot;&amp;BASE(MOD(MOD([.$A11];256)+[.F$1];256);16;2)" office:value-type="string" office:string-value="0x47">
            <text:p>0x47</text:p>
          </table:table-cell>
          <table:table-cell table:formula="of:=&quot;0x&quot;&amp;BASE(MOD(MOD([.$A11];256)+[.G$1];256);16;2)" office:value-type="string" office:string-value="0x48">
            <text:p>0x48</text:p>
          </table:table-cell>
          <table:table-cell table:formula="of:=&quot;0x&quot;&amp;BASE(MOD(MOD([.$A11];256)+[.H$1];256);16;2)" office:value-type="string" office:string-value="0x49">
            <text:p>0x49</text:p>
          </table:table-cell>
          <table:table-cell table:formula="of:=&quot;0x&quot;&amp;BASE(MOD(MOD([.$A11];256)+[.I$1];256);16;2)" office:value-type="string" office:string-value="0x4A">
            <text:p>0x4A</text:p>
          </table:table-cell>
          <table:table-cell table:formula="of:=&quot;0x&quot;&amp;BASE(MOD(MOD([.$A11];256)+[.J$1];256);16;2)" office:value-type="string" office:string-value="0x4B">
            <text:p>0x4B</text:p>
          </table:table-cell>
          <table:table-cell table:formula="of:=&quot;- d: [&quot;&amp;[.C11]&amp;&quot;, &quot;&amp;[.D11]&amp;&quot;, &quot;&amp;[.E11]&amp;&quot;, &quot;&amp;[.F11]&amp;&quot;, &quot;&amp;[.G11]&amp;&quot;, &quot;&amp;[.H11]&amp;&quot;, &quot;&amp;[.I11]&amp;&quot;, &quot;&amp;[.J11]&amp;&quot;]#  e: 0#  t: 5&quot;" office:value-type="string" office:string-value="- d: [0x2A, 0x45, 0x46, 0x47, 0x48, 0x49, 0x4A, 0x4B]#  e: 0#  t: 5">
            <text:p>- d: [0x2A, 0x45, 0x46, 0x47, 0x48, 0x49, 0x4A, 0x4B]# <text:s/>e: 0# <text:s/>t: 5</text:p>
          </table:table-cell>
        </table:table-row>
        <table:table-row table:style-name="ro1">
          <table:table-cell table:formula="of:=[.A11]+7" office:value-type="float" office:value="76">
            <text:p>76</text:p>
          </table:table-cell>
          <table:table-cell table:formula="of:=[.B11]+1" office:value-type="float" office:value="11">
            <text:p>11</text:p>
          </table:table-cell>
          <table:table-cell table:formula="of:=&quot;0x&quot;&amp;BASE(MOD([.B12];16)+32;16)" office:value-type="string" office:string-value="0x2B">
            <text:p>0x2B</text:p>
          </table:table-cell>
          <table:table-cell table:formula="of:=&quot;0x&quot;&amp;BASE(MOD(MOD([.$A12];256)+[.D$1];256);16;2)" office:value-type="string" office:string-value="0x4C">
            <text:p>0x4C</text:p>
          </table:table-cell>
          <table:table-cell table:formula="of:=&quot;0x&quot;&amp;BASE(MOD(MOD([.$A12];256)+[.E$1];256);16;2)" office:value-type="string" office:string-value="0x4D">
            <text:p>0x4D</text:p>
          </table:table-cell>
          <table:table-cell table:formula="of:=&quot;0x&quot;&amp;BASE(MOD(MOD([.$A12];256)+[.F$1];256);16;2)" office:value-type="string" office:string-value="0x4E">
            <text:p>0x4E</text:p>
          </table:table-cell>
          <table:table-cell table:formula="of:=&quot;0x&quot;&amp;BASE(MOD(MOD([.$A12];256)+[.G$1];256);16;2)" office:value-type="string" office:string-value="0x4F">
            <text:p>0x4F</text:p>
          </table:table-cell>
          <table:table-cell table:formula="of:=&quot;0x&quot;&amp;BASE(MOD(MOD([.$A12];256)+[.H$1];256);16;2)" office:value-type="string" office:string-value="0x50">
            <text:p>0x50</text:p>
          </table:table-cell>
          <table:table-cell table:formula="of:=&quot;0x&quot;&amp;BASE(MOD(MOD([.$A12];256)+[.I$1];256);16;2)" office:value-type="string" office:string-value="0x51">
            <text:p>0x51</text:p>
          </table:table-cell>
          <table:table-cell table:formula="of:=&quot;0x&quot;&amp;BASE(MOD(MOD([.$A12];256)+[.J$1];256);16;2)" office:value-type="string" office:string-value="0x52">
            <text:p>0x52</text:p>
          </table:table-cell>
          <table:table-cell table:formula="of:=&quot;- d: [&quot;&amp;[.C12]&amp;&quot;, &quot;&amp;[.D12]&amp;&quot;, &quot;&amp;[.E12]&amp;&quot;, &quot;&amp;[.F12]&amp;&quot;, &quot;&amp;[.G12]&amp;&quot;, &quot;&amp;[.H12]&amp;&quot;, &quot;&amp;[.I12]&amp;&quot;, &quot;&amp;[.J12]&amp;&quot;]#  e: 0#  t: 5&quot;" office:value-type="string" office:string-value="- d: [0x2B, 0x4C, 0x4D, 0x4E, 0x4F, 0x50, 0x51, 0x52]#  e: 0#  t: 5">
            <text:p>- d: [0x2B, 0x4C, 0x4D, 0x4E, 0x4F, 0x50, 0x51, 0x52]# <text:s/>e: 0# <text:s/>t: 5</text:p>
          </table:table-cell>
        </table:table-row>
        <table:table-row table:style-name="ro1">
          <table:table-cell table:formula="of:=[.A12]+7" office:value-type="float" office:value="83">
            <text:p>83</text:p>
          </table:table-cell>
          <table:table-cell table:formula="of:=[.B12]+1" office:value-type="float" office:value="12">
            <text:p>12</text:p>
          </table:table-cell>
          <table:table-cell table:formula="of:=&quot;0x&quot;&amp;BASE(MOD([.B13];16)+32;16)" office:value-type="string" office:string-value="0x2C">
            <text:p>0x2C</text:p>
          </table:table-cell>
          <table:table-cell table:formula="of:=&quot;0x&quot;&amp;BASE(MOD(MOD([.$A13];256)+[.D$1];256);16;2)" office:value-type="string" office:string-value="0x53">
            <text:p>0x53</text:p>
          </table:table-cell>
          <table:table-cell table:formula="of:=&quot;0x&quot;&amp;BASE(MOD(MOD([.$A13];256)+[.E$1];256);16;2)" office:value-type="string" office:string-value="0x54">
            <text:p>0x54</text:p>
          </table:table-cell>
          <table:table-cell table:formula="of:=&quot;0x&quot;&amp;BASE(MOD(MOD([.$A13];256)+[.F$1];256);16;2)" office:value-type="string" office:string-value="0x55">
            <text:p>0x55</text:p>
          </table:table-cell>
          <table:table-cell table:formula="of:=&quot;0x&quot;&amp;BASE(MOD(MOD([.$A13];256)+[.G$1];256);16;2)" office:value-type="string" office:string-value="0x56">
            <text:p>0x56</text:p>
          </table:table-cell>
          <table:table-cell table:formula="of:=&quot;0x&quot;&amp;BASE(MOD(MOD([.$A13];256)+[.H$1];256);16;2)" office:value-type="string" office:string-value="0x57">
            <text:p>0x57</text:p>
          </table:table-cell>
          <table:table-cell table:formula="of:=&quot;0x&quot;&amp;BASE(MOD(MOD([.$A13];256)+[.I$1];256);16;2)" office:value-type="string" office:string-value="0x58">
            <text:p>0x58</text:p>
          </table:table-cell>
          <table:table-cell table:formula="of:=&quot;0x&quot;&amp;BASE(MOD(MOD([.$A13];256)+[.J$1];256);16;2)" office:value-type="string" office:string-value="0x59">
            <text:p>0x59</text:p>
          </table:table-cell>
          <table:table-cell table:formula="of:=&quot;- d: [&quot;&amp;[.C13]&amp;&quot;, &quot;&amp;[.D13]&amp;&quot;, &quot;&amp;[.E13]&amp;&quot;, &quot;&amp;[.F13]&amp;&quot;, &quot;&amp;[.G13]&amp;&quot;, &quot;&amp;[.H13]&amp;&quot;, &quot;&amp;[.I13]&amp;&quot;, &quot;&amp;[.J13]&amp;&quot;]#  e: 0#  t: 5&quot;" office:value-type="string" office:string-value="- d: [0x2C, 0x53, 0x54, 0x55, 0x56, 0x57, 0x58, 0x59]#  e: 0#  t: 5">
            <text:p>- d: [0x2C, 0x53, 0x54, 0x55, 0x56, 0x57, 0x58, 0x59]# <text:s/>e: 0# <text:s/>t: 5</text:p>
          </table:table-cell>
        </table:table-row>
        <table:table-row table:style-name="ro1">
          <table:table-cell table:formula="of:=[.A13]+7" office:value-type="float" office:value="90">
            <text:p>90</text:p>
          </table:table-cell>
          <table:table-cell table:formula="of:=[.B13]+1" office:value-type="float" office:value="13">
            <text:p>13</text:p>
          </table:table-cell>
          <table:table-cell table:formula="of:=&quot;0x&quot;&amp;BASE(MOD([.B14];16)+32;16)" office:value-type="string" office:string-value="0x2D">
            <text:p>0x2D</text:p>
          </table:table-cell>
          <table:table-cell table:formula="of:=&quot;0x&quot;&amp;BASE(MOD(MOD([.$A14];256)+[.D$1];256);16;2)" office:value-type="string" office:string-value="0x5A">
            <text:p>0x5A</text:p>
          </table:table-cell>
          <table:table-cell table:formula="of:=&quot;0x&quot;&amp;BASE(MOD(MOD([.$A14];256)+[.E$1];256);16;2)" office:value-type="string" office:string-value="0x5B">
            <text:p>0x5B</text:p>
          </table:table-cell>
          <table:table-cell table:formula="of:=&quot;0x&quot;&amp;BASE(MOD(MOD([.$A14];256)+[.F$1];256);16;2)" office:value-type="string" office:string-value="0x5C">
            <text:p>0x5C</text:p>
          </table:table-cell>
          <table:table-cell table:formula="of:=&quot;0x&quot;&amp;BASE(MOD(MOD([.$A14];256)+[.G$1];256);16;2)" office:value-type="string" office:string-value="0x5D">
            <text:p>0x5D</text:p>
          </table:table-cell>
          <table:table-cell table:formula="of:=&quot;0x&quot;&amp;BASE(MOD(MOD([.$A14];256)+[.H$1];256);16;2)" office:value-type="string" office:string-value="0x5E">
            <text:p>0x5E</text:p>
          </table:table-cell>
          <table:table-cell table:formula="of:=&quot;0x&quot;&amp;BASE(MOD(MOD([.$A14];256)+[.I$1];256);16;2)" office:value-type="string" office:string-value="0x5F">
            <text:p>0x5F</text:p>
          </table:table-cell>
          <table:table-cell table:formula="of:=&quot;0x&quot;&amp;BASE(MOD(MOD([.$A14];256)+[.J$1];256);16;2)" office:value-type="string" office:string-value="0x60">
            <text:p>0x60</text:p>
          </table:table-cell>
          <table:table-cell table:formula="of:=&quot;- d: [&quot;&amp;[.C14]&amp;&quot;, &quot;&amp;[.D14]&amp;&quot;, &quot;&amp;[.E14]&amp;&quot;, &quot;&amp;[.F14]&amp;&quot;, &quot;&amp;[.G14]&amp;&quot;, &quot;&amp;[.H14]&amp;&quot;, &quot;&amp;[.I14]&amp;&quot;, &quot;&amp;[.J14]&amp;&quot;]#  e: 0#  t: 5&quot;" office:value-type="string" office:string-value="- d: [0x2D, 0x5A, 0x5B, 0x5C, 0x5D, 0x5E, 0x5F, 0x60]#  e: 0#  t: 5">
            <text:p>- d: [0x2D, 0x5A, 0x5B, 0x5C, 0x5D, 0x5E, 0x5F, 0x60]# <text:s/>e: 0# <text:s/>t: 5</text:p>
          </table:table-cell>
        </table:table-row>
        <table:table-row table:style-name="ro1">
          <table:table-cell table:formula="of:=[.A14]+7" office:value-type="float" office:value="97">
            <text:p>97</text:p>
          </table:table-cell>
          <table:table-cell table:formula="of:=[.B14]+1" office:value-type="float" office:value="14">
            <text:p>14</text:p>
          </table:table-cell>
          <table:table-cell table:formula="of:=&quot;0x&quot;&amp;BASE(MOD([.B15];16)+32;16)" office:value-type="string" office:string-value="0x2E">
            <text:p>0x2E</text:p>
          </table:table-cell>
          <table:table-cell table:formula="of:=&quot;0x&quot;&amp;BASE(MOD(MOD([.$A15];256)+[.D$1];256);16;2)" office:value-type="string" office:string-value="0x61">
            <text:p>0x61</text:p>
          </table:table-cell>
          <table:table-cell table:formula="of:=&quot;0x&quot;&amp;BASE(MOD(MOD([.$A15];256)+[.E$1];256);16;2)" office:value-type="string" office:string-value="0x62">
            <text:p>0x62</text:p>
          </table:table-cell>
          <table:table-cell table:formula="of:=&quot;0x&quot;&amp;BASE(MOD(MOD([.$A15];256)+[.F$1];256);16;2)" office:value-type="string" office:string-value="0x63">
            <text:p>0x63</text:p>
          </table:table-cell>
          <table:table-cell table:formula="of:=&quot;0x&quot;&amp;BASE(MOD(MOD([.$A15];256)+[.G$1];256);16;2)" office:value-type="string" office:string-value="0x64">
            <text:p>0x64</text:p>
          </table:table-cell>
          <table:table-cell table:formula="of:=&quot;0x&quot;&amp;BASE(MOD(MOD([.$A15];256)+[.H$1];256);16;2)" office:value-type="string" office:string-value="0x65">
            <text:p>0x65</text:p>
          </table:table-cell>
          <table:table-cell table:formula="of:=&quot;0x&quot;&amp;BASE(MOD(MOD([.$A15];256)+[.I$1];256);16;2)" office:value-type="string" office:string-value="0x66">
            <text:p>0x66</text:p>
          </table:table-cell>
          <table:table-cell table:formula="of:=&quot;0x&quot;&amp;BASE(MOD(MOD([.$A15];256)+[.J$1];256);16;2)" office:value-type="string" office:string-value="0x67">
            <text:p>0x67</text:p>
          </table:table-cell>
          <table:table-cell table:formula="of:=&quot;- d: [&quot;&amp;[.C15]&amp;&quot;, &quot;&amp;[.D15]&amp;&quot;, &quot;&amp;[.E15]&amp;&quot;, &quot;&amp;[.F15]&amp;&quot;, &quot;&amp;[.G15]&amp;&quot;, &quot;&amp;[.H15]&amp;&quot;, &quot;&amp;[.I15]&amp;&quot;, &quot;&amp;[.J15]&amp;&quot;]#  e: 0#  t: 5&quot;" office:value-type="string" office:string-value="- d: [0x2E, 0x61, 0x62, 0x63, 0x64, 0x65, 0x66, 0x67]#  e: 0#  t: 5">
            <text:p>- d: [0x2E, 0x61, 0x62, 0x63, 0x64, 0x65, 0x66, 0x67]# <text:s/>e: 0# <text:s/>t: 5</text:p>
          </table:table-cell>
        </table:table-row>
        <table:table-row table:style-name="ro1">
          <table:table-cell table:formula="of:=[.A15]+7" office:value-type="float" office:value="104">
            <text:p>104</text:p>
          </table:table-cell>
          <table:table-cell table:formula="of:=[.B15]+1" office:value-type="float" office:value="15">
            <text:p>15</text:p>
          </table:table-cell>
          <table:table-cell table:formula="of:=&quot;0x&quot;&amp;BASE(MOD([.B16];16)+32;16)" office:value-type="string" office:string-value="0x2F">
            <text:p>0x2F</text:p>
          </table:table-cell>
          <table:table-cell table:formula="of:=&quot;0x&quot;&amp;BASE(MOD(MOD([.$A16];256)+[.D$1];256);16;2)" office:value-type="string" office:string-value="0x68">
            <text:p>0x68</text:p>
          </table:table-cell>
          <table:table-cell table:formula="of:=&quot;0x&quot;&amp;BASE(MOD(MOD([.$A16];256)+[.E$1];256);16;2)" office:value-type="string" office:string-value="0x69">
            <text:p>0x69</text:p>
          </table:table-cell>
          <table:table-cell table:formula="of:=&quot;0x&quot;&amp;BASE(MOD(MOD([.$A16];256)+[.F$1];256);16;2)" office:value-type="string" office:string-value="0x6A">
            <text:p>0x6A</text:p>
          </table:table-cell>
          <table:table-cell table:formula="of:=&quot;0x&quot;&amp;BASE(MOD(MOD([.$A16];256)+[.G$1];256);16;2)" office:value-type="string" office:string-value="0x6B">
            <text:p>0x6B</text:p>
          </table:table-cell>
          <table:table-cell table:formula="of:=&quot;0x&quot;&amp;BASE(MOD(MOD([.$A16];256)+[.H$1];256);16;2)" office:value-type="string" office:string-value="0x6C">
            <text:p>0x6C</text:p>
          </table:table-cell>
          <table:table-cell table:formula="of:=&quot;0x&quot;&amp;BASE(MOD(MOD([.$A16];256)+[.I$1];256);16;2)" office:value-type="string" office:string-value="0x6D">
            <text:p>0x6D</text:p>
          </table:table-cell>
          <table:table-cell table:formula="of:=&quot;0x&quot;&amp;BASE(MOD(MOD([.$A16];256)+[.J$1];256);16;2)" office:value-type="string" office:string-value="0x6E">
            <text:p>0x6E</text:p>
          </table:table-cell>
          <table:table-cell table:formula="of:=&quot;- d: [&quot;&amp;[.C16]&amp;&quot;, &quot;&amp;[.D16]&amp;&quot;, &quot;&amp;[.E16]&amp;&quot;, &quot;&amp;[.F16]&amp;&quot;, &quot;&amp;[.G16]&amp;&quot;, &quot;&amp;[.H16]&amp;&quot;, &quot;&amp;[.I16]&amp;&quot;, &quot;&amp;[.J16]&amp;&quot;]#  e: 0#  t: 5&quot;" office:value-type="string" office:string-value="- d: [0x2F, 0x68, 0x69, 0x6A, 0x6B, 0x6C, 0x6D, 0x6E]#  e: 0#  t: 5">
            <text:p>- d: [0x2F, 0x68, 0x69, 0x6A, 0x6B, 0x6C, 0x6D, 0x6E]# <text:s/>e: 0# <text:s/>t: 5</text:p>
          </table:table-cell>
        </table:table-row>
        <table:table-row table:style-name="ro1">
          <table:table-cell table:formula="of:=[.A16]+7" office:value-type="float" office:value="111">
            <text:p>111</text:p>
          </table:table-cell>
          <table:table-cell table:formula="of:=[.B16]+1" office:value-type="float" office:value="16">
            <text:p>16</text:p>
          </table:table-cell>
          <table:table-cell table:formula="of:=&quot;0x&quot;&amp;BASE(MOD([.B17];16)+32;16)" office:value-type="string" office:string-value="0x20">
            <text:p>0x20</text:p>
          </table:table-cell>
          <table:table-cell table:formula="of:=&quot;0x&quot;&amp;BASE(MOD(MOD([.$A17];256)+[.D$1];256);16;2)" office:value-type="string" office:string-value="0x6F">
            <text:p>0x6F</text:p>
          </table:table-cell>
          <table:table-cell table:formula="of:=&quot;0x&quot;&amp;BASE(MOD(MOD([.$A17];256)+[.E$1];256);16;2)" office:value-type="string" office:string-value="0x70">
            <text:p>0x70</text:p>
          </table:table-cell>
          <table:table-cell table:formula="of:=&quot;0x&quot;&amp;BASE(MOD(MOD([.$A17];256)+[.F$1];256);16;2)" office:value-type="string" office:string-value="0x71">
            <text:p>0x71</text:p>
          </table:table-cell>
          <table:table-cell table:formula="of:=&quot;0x&quot;&amp;BASE(MOD(MOD([.$A17];256)+[.G$1];256);16;2)" office:value-type="string" office:string-value="0x72">
            <text:p>0x72</text:p>
          </table:table-cell>
          <table:table-cell table:formula="of:=&quot;0x&quot;&amp;BASE(MOD(MOD([.$A17];256)+[.H$1];256);16;2)" office:value-type="string" office:string-value="0x73">
            <text:p>0x73</text:p>
          </table:table-cell>
          <table:table-cell table:formula="of:=&quot;0x&quot;&amp;BASE(MOD(MOD([.$A17];256)+[.I$1];256);16;2)" office:value-type="string" office:string-value="0x74">
            <text:p>0x74</text:p>
          </table:table-cell>
          <table:table-cell table:formula="of:=&quot;0x&quot;&amp;BASE(MOD(MOD([.$A17];256)+[.J$1];256);16;2)" office:value-type="string" office:string-value="0x75">
            <text:p>0x75</text:p>
          </table:table-cell>
          <table:table-cell table:formula="of:=&quot;- d: [&quot;&amp;[.C17]&amp;&quot;, &quot;&amp;[.D17]&amp;&quot;, &quot;&amp;[.E17]&amp;&quot;, &quot;&amp;[.F17]&amp;&quot;, &quot;&amp;[.G17]&amp;&quot;, &quot;&amp;[.H17]&amp;&quot;, &quot;&amp;[.I17]&amp;&quot;, &quot;&amp;[.J17]&amp;&quot;]#  e: 0#  t: 5&quot;" office:value-type="string" office:string-value="- d: [0x20, 0x6F, 0x70, 0x71, 0x72, 0x73, 0x74, 0x75]#  e: 0#  t: 5">
            <text:p>- d: [0x20, 0x6F, 0x70, 0x71, 0x72, 0x73, 0x74, 0x75]# <text:s/>e: 0# <text:s/>t: 5</text:p>
          </table:table-cell>
        </table:table-row>
        <table:table-row table:style-name="ro1">
          <table:table-cell table:formula="of:=[.A17]+7" office:value-type="float" office:value="118">
            <text:p>118</text:p>
          </table:table-cell>
          <table:table-cell table:formula="of:=[.B17]+1" office:value-type="float" office:value="17">
            <text:p>17</text:p>
          </table:table-cell>
          <table:table-cell table:formula="of:=&quot;0x&quot;&amp;BASE(MOD([.B18];16)+32;16)" office:value-type="string" office:string-value="0x21">
            <text:p>0x21</text:p>
          </table:table-cell>
          <table:table-cell table:formula="of:=&quot;0x&quot;&amp;BASE(MOD(MOD([.$A18];256)+[.D$1];256);16;2)" office:value-type="string" office:string-value="0x76">
            <text:p>0x76</text:p>
          </table:table-cell>
          <table:table-cell table:formula="of:=&quot;0x&quot;&amp;BASE(MOD(MOD([.$A18];256)+[.E$1];256);16;2)" office:value-type="string" office:string-value="0x77">
            <text:p>0x77</text:p>
          </table:table-cell>
          <table:table-cell table:formula="of:=&quot;0x&quot;&amp;BASE(MOD(MOD([.$A18];256)+[.F$1];256);16;2)" office:value-type="string" office:string-value="0x78">
            <text:p>0x78</text:p>
          </table:table-cell>
          <table:table-cell table:formula="of:=&quot;0x&quot;&amp;BASE(MOD(MOD([.$A18];256)+[.G$1];256);16;2)" office:value-type="string" office:string-value="0x79">
            <text:p>0x79</text:p>
          </table:table-cell>
          <table:table-cell table:formula="of:=&quot;0x&quot;&amp;BASE(MOD(MOD([.$A18];256)+[.H$1];256);16;2)" office:value-type="string" office:string-value="0x7A">
            <text:p>0x7A</text:p>
          </table:table-cell>
          <table:table-cell table:formula="of:=&quot;0x&quot;&amp;BASE(MOD(MOD([.$A18];256)+[.I$1];256);16;2)" office:value-type="string" office:string-value="0x7B">
            <text:p>0x7B</text:p>
          </table:table-cell>
          <table:table-cell table:formula="of:=&quot;0x&quot;&amp;BASE(MOD(MOD([.$A18];256)+[.J$1];256);16;2)" office:value-type="string" office:string-value="0x7C">
            <text:p>0x7C</text:p>
          </table:table-cell>
          <table:table-cell table:formula="of:=&quot;- d: [&quot;&amp;[.C18]&amp;&quot;, &quot;&amp;[.D18]&amp;&quot;, &quot;&amp;[.E18]&amp;&quot;, &quot;&amp;[.F18]&amp;&quot;, &quot;&amp;[.G18]&amp;&quot;, &quot;&amp;[.H18]&amp;&quot;, &quot;&amp;[.I18]&amp;&quot;, &quot;&amp;[.J18]&amp;&quot;]#  e: 0#  t: 5&quot;" office:value-type="string" office:string-value="- d: [0x21, 0x76, 0x77, 0x78, 0x79, 0x7A, 0x7B, 0x7C]#  e: 0#  t: 5">
            <text:p>- d: [0x21, 0x76, 0x77, 0x78, 0x79, 0x7A, 0x7B, 0x7C]# <text:s/>e: 0# <text:s/>t: 5</text:p>
          </table:table-cell>
        </table:table-row>
        <table:table-row table:style-name="ro1">
          <table:table-cell table:formula="of:=[.A18]+7" office:value-type="float" office:value="125">
            <text:p>125</text:p>
          </table:table-cell>
          <table:table-cell table:formula="of:=[.B18]+1" office:value-type="float" office:value="18">
            <text:p>18</text:p>
          </table:table-cell>
          <table:table-cell table:formula="of:=&quot;0x&quot;&amp;BASE(MOD([.B19];16)+32;16)" office:value-type="string" office:string-value="0x22">
            <text:p>0x22</text:p>
          </table:table-cell>
          <table:table-cell table:formula="of:=&quot;0x&quot;&amp;BASE(MOD(MOD([.$A19];256)+[.D$1];256);16;2)" office:value-type="string" office:string-value="0x7D">
            <text:p>0x7D</text:p>
          </table:table-cell>
          <table:table-cell table:formula="of:=&quot;0x&quot;&amp;BASE(MOD(MOD([.$A19];256)+[.E$1];256);16;2)" office:value-type="string" office:string-value="0x7E">
            <text:p>0x7E</text:p>
          </table:table-cell>
          <table:table-cell table:formula="of:=&quot;0x&quot;&amp;BASE(MOD(MOD([.$A19];256)+[.F$1];256);16;2)" office:value-type="string" office:string-value="0x7F">
            <text:p>0x7F</text:p>
          </table:table-cell>
          <table:table-cell table:formula="of:=&quot;0x&quot;&amp;BASE(MOD(MOD([.$A19];256)+[.G$1];256);16;2)" office:value-type="string" office:string-value="0x80">
            <text:p>0x80</text:p>
          </table:table-cell>
          <table:table-cell table:formula="of:=&quot;0x&quot;&amp;BASE(MOD(MOD([.$A19];256)+[.H$1];256);16;2)" office:value-type="string" office:string-value="0x81">
            <text:p>0x81</text:p>
          </table:table-cell>
          <table:table-cell table:formula="of:=&quot;0x&quot;&amp;BASE(MOD(MOD([.$A19];256)+[.I$1];256);16;2)" office:value-type="string" office:string-value="0x82">
            <text:p>0x82</text:p>
          </table:table-cell>
          <table:table-cell table:formula="of:=&quot;0x&quot;&amp;BASE(MOD(MOD([.$A19];256)+[.J$1];256);16;2)" office:value-type="string" office:string-value="0x83">
            <text:p>0x83</text:p>
          </table:table-cell>
          <table:table-cell table:formula="of:=&quot;- d: [&quot;&amp;[.C19]&amp;&quot;, &quot;&amp;[.D19]&amp;&quot;, &quot;&amp;[.E19]&amp;&quot;, &quot;&amp;[.F19]&amp;&quot;, &quot;&amp;[.G19]&amp;&quot;, &quot;&amp;[.H19]&amp;&quot;, &quot;&amp;[.I19]&amp;&quot;, &quot;&amp;[.J19]&amp;&quot;]#  e: 0#  t: 5&quot;" office:value-type="string" office:string-value="- d: [0x22, 0x7D, 0x7E, 0x7F, 0x80, 0x81, 0x82, 0x83]#  e: 0#  t: 5">
            <text:p>- d: [0x22, 0x7D, 0x7E, 0x7F, 0x80, 0x81, 0x82, 0x83]# <text:s/>e: 0# <text:s/>t: 5</text:p>
          </table:table-cell>
        </table:table-row>
        <table:table-row table:style-name="ro1">
          <table:table-cell table:formula="of:=[.A19]+7" office:value-type="float" office:value="132">
            <text:p>132</text:p>
          </table:table-cell>
          <table:table-cell table:formula="of:=[.B19]+1" office:value-type="float" office:value="19">
            <text:p>19</text:p>
          </table:table-cell>
          <table:table-cell table:formula="of:=&quot;0x&quot;&amp;BASE(MOD([.B20];16)+32;16)" office:value-type="string" office:string-value="0x23">
            <text:p>0x23</text:p>
          </table:table-cell>
          <table:table-cell table:formula="of:=&quot;0x&quot;&amp;BASE(MOD(MOD([.$A20];256)+[.D$1];256);16;2)" office:value-type="string" office:string-value="0x84">
            <text:p>0x84</text:p>
          </table:table-cell>
          <table:table-cell table:formula="of:=&quot;0x&quot;&amp;BASE(MOD(MOD([.$A20];256)+[.E$1];256);16;2)" office:value-type="string" office:string-value="0x85">
            <text:p>0x85</text:p>
          </table:table-cell>
          <table:table-cell table:formula="of:=&quot;0x&quot;&amp;BASE(MOD(MOD([.$A20];256)+[.F$1];256);16;2)" office:value-type="string" office:string-value="0x86">
            <text:p>0x86</text:p>
          </table:table-cell>
          <table:table-cell table:formula="of:=&quot;0x&quot;&amp;BASE(MOD(MOD([.$A20];256)+[.G$1];256);16;2)" office:value-type="string" office:string-value="0x87">
            <text:p>0x87</text:p>
          </table:table-cell>
          <table:table-cell table:formula="of:=&quot;0x&quot;&amp;BASE(MOD(MOD([.$A20];256)+[.H$1];256);16;2)" office:value-type="string" office:string-value="0x88">
            <text:p>0x88</text:p>
          </table:table-cell>
          <table:table-cell table:formula="of:=&quot;0x&quot;&amp;BASE(MOD(MOD([.$A20];256)+[.I$1];256);16;2)" office:value-type="string" office:string-value="0x89">
            <text:p>0x89</text:p>
          </table:table-cell>
          <table:table-cell table:formula="of:=&quot;0x&quot;&amp;BASE(MOD(MOD([.$A20];256)+[.J$1];256);16;2)" office:value-type="string" office:string-value="0x8A">
            <text:p>0x8A</text:p>
          </table:table-cell>
          <table:table-cell table:formula="of:=&quot;- d: [&quot;&amp;[.C20]&amp;&quot;, &quot;&amp;[.D20]&amp;&quot;, &quot;&amp;[.E20]&amp;&quot;, &quot;&amp;[.F20]&amp;&quot;, &quot;&amp;[.G20]&amp;&quot;, &quot;&amp;[.H20]&amp;&quot;, &quot;&amp;[.I20]&amp;&quot;, &quot;&amp;[.J20]&amp;&quot;]#  e: 0#  t: 5&quot;" office:value-type="string" office:string-value="- d: [0x23, 0x84, 0x85, 0x86, 0x87, 0x88, 0x89, 0x8A]#  e: 0#  t: 5">
            <text:p>- d: [0x23, 0x84, 0x85, 0x86, 0x87, 0x88, 0x89, 0x8A]# <text:s/>e: 0# <text:s/>t: 5</text:p>
          </table:table-cell>
        </table:table-row>
        <table:table-row table:style-name="ro1">
          <table:table-cell table:formula="of:=[.A20]+7" office:value-type="float" office:value="139">
            <text:p>139</text:p>
          </table:table-cell>
          <table:table-cell table:formula="of:=[.B20]+1" office:value-type="float" office:value="20">
            <text:p>20</text:p>
          </table:table-cell>
          <table:table-cell table:formula="of:=&quot;0x&quot;&amp;BASE(MOD([.B21];16)+32;16)" office:value-type="string" office:string-value="0x24">
            <text:p>0x24</text:p>
          </table:table-cell>
          <table:table-cell table:formula="of:=&quot;0x&quot;&amp;BASE(MOD(MOD([.$A21];256)+[.D$1];256);16;2)" office:value-type="string" office:string-value="0x8B">
            <text:p>0x8B</text:p>
          </table:table-cell>
          <table:table-cell table:formula="of:=&quot;0x&quot;&amp;BASE(MOD(MOD([.$A21];256)+[.E$1];256);16;2)" office:value-type="string" office:string-value="0x8C">
            <text:p>0x8C</text:p>
          </table:table-cell>
          <table:table-cell table:formula="of:=&quot;0x&quot;&amp;BASE(MOD(MOD([.$A21];256)+[.F$1];256);16;2)" office:value-type="string" office:string-value="0x8D">
            <text:p>0x8D</text:p>
          </table:table-cell>
          <table:table-cell table:formula="of:=&quot;0x&quot;&amp;BASE(MOD(MOD([.$A21];256)+[.G$1];256);16;2)" office:value-type="string" office:string-value="0x8E">
            <text:p>0x8E</text:p>
          </table:table-cell>
          <table:table-cell table:formula="of:=&quot;0x&quot;&amp;BASE(MOD(MOD([.$A21];256)+[.H$1];256);16;2)" office:value-type="string" office:string-value="0x8F">
            <text:p>0x8F</text:p>
          </table:table-cell>
          <table:table-cell table:formula="of:=&quot;0x&quot;&amp;BASE(MOD(MOD([.$A21];256)+[.I$1];256);16;2)" office:value-type="string" office:string-value="0x90">
            <text:p>0x90</text:p>
          </table:table-cell>
          <table:table-cell table:formula="of:=&quot;0x&quot;&amp;BASE(MOD(MOD([.$A21];256)+[.J$1];256);16;2)" office:value-type="string" office:string-value="0x91">
            <text:p>0x91</text:p>
          </table:table-cell>
          <table:table-cell table:formula="of:=&quot;- d: [&quot;&amp;[.C21]&amp;&quot;, &quot;&amp;[.D21]&amp;&quot;, &quot;&amp;[.E21]&amp;&quot;, &quot;&amp;[.F21]&amp;&quot;, &quot;&amp;[.G21]&amp;&quot;, &quot;&amp;[.H21]&amp;&quot;, &quot;&amp;[.I21]&amp;&quot;, &quot;&amp;[.J21]&amp;&quot;]#  e: 0#  t: 5&quot;" office:value-type="string" office:string-value="- d: [0x24, 0x8B, 0x8C, 0x8D, 0x8E, 0x8F, 0x90, 0x91]#  e: 0#  t: 5">
            <text:p>- d: [0x24, 0x8B, 0x8C, 0x8D, 0x8E, 0x8F, 0x90, 0x91]# <text:s/>e: 0# <text:s/>t: 5</text:p>
          </table:table-cell>
        </table:table-row>
        <table:table-row table:style-name="ro1">
          <table:table-cell table:formula="of:=[.A21]+7" office:value-type="float" office:value="146">
            <text:p>146</text:p>
          </table:table-cell>
          <table:table-cell table:formula="of:=[.B21]+1" office:value-type="float" office:value="21">
            <text:p>21</text:p>
          </table:table-cell>
          <table:table-cell table:formula="of:=&quot;0x&quot;&amp;BASE(MOD([.B22];16)+32;16)" office:value-type="string" office:string-value="0x25">
            <text:p>0x25</text:p>
          </table:table-cell>
          <table:table-cell table:formula="of:=&quot;0x&quot;&amp;BASE(MOD(MOD([.$A22];256)+[.D$1];256);16;2)" office:value-type="string" office:string-value="0x92">
            <text:p>0x92</text:p>
          </table:table-cell>
          <table:table-cell table:formula="of:=&quot;0x&quot;&amp;BASE(MOD(MOD([.$A22];256)+[.E$1];256);16;2)" office:value-type="string" office:string-value="0x93">
            <text:p>0x93</text:p>
          </table:table-cell>
          <table:table-cell table:formula="of:=&quot;0x&quot;&amp;BASE(MOD(MOD([.$A22];256)+[.F$1];256);16;2)" office:value-type="string" office:string-value="0x94">
            <text:p>0x94</text:p>
          </table:table-cell>
          <table:table-cell table:formula="of:=&quot;0x&quot;&amp;BASE(MOD(MOD([.$A22];256)+[.G$1];256);16;2)" office:value-type="string" office:string-value="0x95">
            <text:p>0x95</text:p>
          </table:table-cell>
          <table:table-cell table:formula="of:=&quot;0x&quot;&amp;BASE(MOD(MOD([.$A22];256)+[.H$1];256);16;2)" office:value-type="string" office:string-value="0x96">
            <text:p>0x96</text:p>
          </table:table-cell>
          <table:table-cell table:formula="of:=&quot;0x&quot;&amp;BASE(MOD(MOD([.$A22];256)+[.I$1];256);16;2)" office:value-type="string" office:string-value="0x97">
            <text:p>0x97</text:p>
          </table:table-cell>
          <table:table-cell table:formula="of:=&quot;0x&quot;&amp;BASE(MOD(MOD([.$A22];256)+[.J$1];256);16;2)" office:value-type="string" office:string-value="0x98">
            <text:p>0x98</text:p>
          </table:table-cell>
          <table:table-cell table:formula="of:=&quot;- d: [&quot;&amp;[.C22]&amp;&quot;, &quot;&amp;[.D22]&amp;&quot;, &quot;&amp;[.E22]&amp;&quot;, &quot;&amp;[.F22]&amp;&quot;, &quot;&amp;[.G22]&amp;&quot;, &quot;&amp;[.H22]&amp;&quot;, &quot;&amp;[.I22]&amp;&quot;, &quot;&amp;[.J22]&amp;&quot;]#  e: 0#  t: 5&quot;" office:value-type="string" office:string-value="- d: [0x25, 0x92, 0x93, 0x94, 0x95, 0x96, 0x97, 0x98]#  e: 0#  t: 5">
            <text:p>- d: [0x25, 0x92, 0x93, 0x94, 0x95, 0x96, 0x97, 0x98]# <text:s/>e: 0# <text:s/>t: 5</text:p>
          </table:table-cell>
        </table:table-row>
        <table:table-row table:style-name="ro1">
          <table:table-cell table:formula="of:=[.A22]+7" office:value-type="float" office:value="153">
            <text:p>153</text:p>
          </table:table-cell>
          <table:table-cell table:formula="of:=[.B22]+1" office:value-type="float" office:value="22">
            <text:p>22</text:p>
          </table:table-cell>
          <table:table-cell table:formula="of:=&quot;0x&quot;&amp;BASE(MOD([.B23];16)+32;16)" office:value-type="string" office:string-value="0x26">
            <text:p>0x26</text:p>
          </table:table-cell>
          <table:table-cell table:formula="of:=&quot;0x&quot;&amp;BASE(MOD(MOD([.$A23];256)+[.D$1];256);16;2)" office:value-type="string" office:string-value="0x99">
            <text:p>0x99</text:p>
          </table:table-cell>
          <table:table-cell table:formula="of:=&quot;0x&quot;&amp;BASE(MOD(MOD([.$A23];256)+[.E$1];256);16;2)" office:value-type="string" office:string-value="0x9A">
            <text:p>0x9A</text:p>
          </table:table-cell>
          <table:table-cell table:formula="of:=&quot;0x&quot;&amp;BASE(MOD(MOD([.$A23];256)+[.F$1];256);16;2)" office:value-type="string" office:string-value="0x9B">
            <text:p>0x9B</text:p>
          </table:table-cell>
          <table:table-cell table:formula="of:=&quot;0x&quot;&amp;BASE(MOD(MOD([.$A23];256)+[.G$1];256);16;2)" office:value-type="string" office:string-value="0x9C">
            <text:p>0x9C</text:p>
          </table:table-cell>
          <table:table-cell table:formula="of:=&quot;0x&quot;&amp;BASE(MOD(MOD([.$A23];256)+[.H$1];256);16;2)" office:value-type="string" office:string-value="0x9D">
            <text:p>0x9D</text:p>
          </table:table-cell>
          <table:table-cell table:formula="of:=&quot;0x&quot;&amp;BASE(MOD(MOD([.$A23];256)+[.I$1];256);16;2)" office:value-type="string" office:string-value="0x9E">
            <text:p>0x9E</text:p>
          </table:table-cell>
          <table:table-cell table:formula="of:=&quot;0x&quot;&amp;BASE(MOD(MOD([.$A23];256)+[.J$1];256);16;2)" office:value-type="string" office:string-value="0x9F">
            <text:p>0x9F</text:p>
          </table:table-cell>
          <table:table-cell table:formula="of:=&quot;- d: [&quot;&amp;[.C23]&amp;&quot;, &quot;&amp;[.D23]&amp;&quot;, &quot;&amp;[.E23]&amp;&quot;, &quot;&amp;[.F23]&amp;&quot;, &quot;&amp;[.G23]&amp;&quot;, &quot;&amp;[.H23]&amp;&quot;, &quot;&amp;[.I23]&amp;&quot;, &quot;&amp;[.J23]&amp;&quot;]#  e: 0#  t: 5&quot;" office:value-type="string" office:string-value="- d: [0x26, 0x99, 0x9A, 0x9B, 0x9C, 0x9D, 0x9E, 0x9F]#  e: 0#  t: 5">
            <text:p>- d: [0x26, 0x99, 0x9A, 0x9B, 0x9C, 0x9D, 0x9E, 0x9F]# <text:s/>e: 0# <text:s/>t: 5</text:p>
          </table:table-cell>
        </table:table-row>
        <table:table-row table:style-name="ro1">
          <table:table-cell table:formula="of:=[.A23]+7" office:value-type="float" office:value="160">
            <text:p>160</text:p>
          </table:table-cell>
          <table:table-cell table:formula="of:=[.B23]+1" office:value-type="float" office:value="23">
            <text:p>23</text:p>
          </table:table-cell>
          <table:table-cell table:formula="of:=&quot;0x&quot;&amp;BASE(MOD([.B24];16)+32;16)" office:value-type="string" office:string-value="0x27">
            <text:p>0x27</text:p>
          </table:table-cell>
          <table:table-cell table:formula="of:=&quot;0x&quot;&amp;BASE(MOD(MOD([.$A24];256)+[.D$1];256);16;2)" office:value-type="string" office:string-value="0xA0">
            <text:p>0xA0</text:p>
          </table:table-cell>
          <table:table-cell table:formula="of:=&quot;0x&quot;&amp;BASE(MOD(MOD([.$A24];256)+[.E$1];256);16;2)" office:value-type="string" office:string-value="0xA1">
            <text:p>0xA1</text:p>
          </table:table-cell>
          <table:table-cell table:formula="of:=&quot;0x&quot;&amp;BASE(MOD(MOD([.$A24];256)+[.F$1];256);16;2)" office:value-type="string" office:string-value="0xA2">
            <text:p>0xA2</text:p>
          </table:table-cell>
          <table:table-cell table:formula="of:=&quot;0x&quot;&amp;BASE(MOD(MOD([.$A24];256)+[.G$1];256);16;2)" office:value-type="string" office:string-value="0xA3">
            <text:p>0xA3</text:p>
          </table:table-cell>
          <table:table-cell table:formula="of:=&quot;0x&quot;&amp;BASE(MOD(MOD([.$A24];256)+[.H$1];256);16;2)" office:value-type="string" office:string-value="0xA4">
            <text:p>0xA4</text:p>
          </table:table-cell>
          <table:table-cell table:formula="of:=&quot;0x&quot;&amp;BASE(MOD(MOD([.$A24];256)+[.I$1];256);16;2)" office:value-type="string" office:string-value="0xA5">
            <text:p>0xA5</text:p>
          </table:table-cell>
          <table:table-cell table:formula="of:=&quot;0x&quot;&amp;BASE(MOD(MOD([.$A24];256)+[.J$1];256);16;2)" office:value-type="string" office:string-value="0xA6">
            <text:p>0xA6</text:p>
          </table:table-cell>
          <table:table-cell table:formula="of:=&quot;- d: [&quot;&amp;[.C24]&amp;&quot;, &quot;&amp;[.D24]&amp;&quot;, &quot;&amp;[.E24]&amp;&quot;, &quot;&amp;[.F24]&amp;&quot;, &quot;&amp;[.G24]&amp;&quot;, &quot;&amp;[.H24]&amp;&quot;, &quot;&amp;[.I24]&amp;&quot;, &quot;&amp;[.J24]&amp;&quot;]#  e: 0#  t: 5&quot;" office:value-type="string" office:string-value="- d: [0x27, 0xA0, 0xA1, 0xA2, 0xA3, 0xA4, 0xA5, 0xA6]#  e: 0#  t: 5">
            <text:p>- d: [0x27, 0xA0, 0xA1, 0xA2, 0xA3, 0xA4, 0xA5, 0xA6]# <text:s/>e: 0# <text:s/>t: 5</text:p>
          </table:table-cell>
        </table:table-row>
        <table:table-row table:style-name="ro1">
          <table:table-cell table:formula="of:=[.A24]+7" office:value-type="float" office:value="167">
            <text:p>167</text:p>
          </table:table-cell>
          <table:table-cell table:formula="of:=[.B24]+1" office:value-type="float" office:value="24">
            <text:p>24</text:p>
          </table:table-cell>
          <table:table-cell table:formula="of:=&quot;0x&quot;&amp;BASE(MOD([.B25];16)+32;16)" office:value-type="string" office:string-value="0x28">
            <text:p>0x28</text:p>
          </table:table-cell>
          <table:table-cell table:formula="of:=&quot;0x&quot;&amp;BASE(MOD(MOD([.$A25];256)+[.D$1];256);16;2)" office:value-type="string" office:string-value="0xA7">
            <text:p>0xA7</text:p>
          </table:table-cell>
          <table:table-cell table:formula="of:=&quot;0x&quot;&amp;BASE(MOD(MOD([.$A25];256)+[.E$1];256);16;2)" office:value-type="string" office:string-value="0xA8">
            <text:p>0xA8</text:p>
          </table:table-cell>
          <table:table-cell table:formula="of:=&quot;0x&quot;&amp;BASE(MOD(MOD([.$A25];256)+[.F$1];256);16;2)" office:value-type="string" office:string-value="0xA9">
            <text:p>0xA9</text:p>
          </table:table-cell>
          <table:table-cell table:formula="of:=&quot;0x&quot;&amp;BASE(MOD(MOD([.$A25];256)+[.G$1];256);16;2)" office:value-type="string" office:string-value="0xAA">
            <text:p>0xAA</text:p>
          </table:table-cell>
          <table:table-cell table:formula="of:=&quot;0x&quot;&amp;BASE(MOD(MOD([.$A25];256)+[.H$1];256);16;2)" office:value-type="string" office:string-value="0xAB">
            <text:p>0xAB</text:p>
          </table:table-cell>
          <table:table-cell table:formula="of:=&quot;0x&quot;&amp;BASE(MOD(MOD([.$A25];256)+[.I$1];256);16;2)" office:value-type="string" office:string-value="0xAC">
            <text:p>0xAC</text:p>
          </table:table-cell>
          <table:table-cell table:formula="of:=&quot;0x&quot;&amp;BASE(MOD(MOD([.$A25];256)+[.J$1];256);16;2)" office:value-type="string" office:string-value="0xAD">
            <text:p>0xAD</text:p>
          </table:table-cell>
          <table:table-cell table:formula="of:=&quot;- d: [&quot;&amp;[.C25]&amp;&quot;, &quot;&amp;[.D25]&amp;&quot;, &quot;&amp;[.E25]&amp;&quot;, &quot;&amp;[.F25]&amp;&quot;, &quot;&amp;[.G25]&amp;&quot;, &quot;&amp;[.H25]&amp;&quot;, &quot;&amp;[.I25]&amp;&quot;, &quot;&amp;[.J25]&amp;&quot;]#  e: 0#  t: 5&quot;" office:value-type="string" office:string-value="- d: [0x28, 0xA7, 0xA8, 0xA9, 0xAA, 0xAB, 0xAC, 0xAD]#  e: 0#  t: 5">
            <text:p>- d: [0x28, 0xA7, 0xA8, 0xA9, 0xAA, 0xAB, 0xAC, 0xAD]# <text:s/>e: 0# <text:s/>t: 5</text:p>
          </table:table-cell>
        </table:table-row>
        <table:table-row table:style-name="ro1">
          <table:table-cell table:formula="of:=[.A25]+7" office:value-type="float" office:value="174">
            <text:p>174</text:p>
          </table:table-cell>
          <table:table-cell table:formula="of:=[.B25]+1" office:value-type="float" office:value="25">
            <text:p>25</text:p>
          </table:table-cell>
          <table:table-cell table:formula="of:=&quot;0x&quot;&amp;BASE(MOD([.B26];16)+32;16)" office:value-type="string" office:string-value="0x29">
            <text:p>0x29</text:p>
          </table:table-cell>
          <table:table-cell table:formula="of:=&quot;0x&quot;&amp;BASE(MOD(MOD([.$A26];256)+[.D$1];256);16;2)" office:value-type="string" office:string-value="0xAE">
            <text:p>0xAE</text:p>
          </table:table-cell>
          <table:table-cell table:formula="of:=&quot;0x&quot;&amp;BASE(MOD(MOD([.$A26];256)+[.E$1];256);16;2)" office:value-type="string" office:string-value="0xAF">
            <text:p>0xAF</text:p>
          </table:table-cell>
          <table:table-cell table:formula="of:=&quot;0x&quot;&amp;BASE(MOD(MOD([.$A26];256)+[.F$1];256);16;2)" office:value-type="string" office:string-value="0xB0">
            <text:p>0xB0</text:p>
          </table:table-cell>
          <table:table-cell table:formula="of:=&quot;0x&quot;&amp;BASE(MOD(MOD([.$A26];256)+[.G$1];256);16;2)" office:value-type="string" office:string-value="0xB1">
            <text:p>0xB1</text:p>
          </table:table-cell>
          <table:table-cell table:formula="of:=&quot;0x&quot;&amp;BASE(MOD(MOD([.$A26];256)+[.H$1];256);16;2)" office:value-type="string" office:string-value="0xB2">
            <text:p>0xB2</text:p>
          </table:table-cell>
          <table:table-cell table:formula="of:=&quot;0x&quot;&amp;BASE(MOD(MOD([.$A26];256)+[.I$1];256);16;2)" office:value-type="string" office:string-value="0xB3">
            <text:p>0xB3</text:p>
          </table:table-cell>
          <table:table-cell table:formula="of:=&quot;0x&quot;&amp;BASE(MOD(MOD([.$A26];256)+[.J$1];256);16;2)" office:value-type="string" office:string-value="0xB4">
            <text:p>0xB4</text:p>
          </table:table-cell>
          <table:table-cell table:formula="of:=&quot;- d: [&quot;&amp;[.C26]&amp;&quot;, &quot;&amp;[.D26]&amp;&quot;, &quot;&amp;[.E26]&amp;&quot;, &quot;&amp;[.F26]&amp;&quot;, &quot;&amp;[.G26]&amp;&quot;, &quot;&amp;[.H26]&amp;&quot;, &quot;&amp;[.I26]&amp;&quot;, &quot;&amp;[.J26]&amp;&quot;]#  e: 0#  t: 5&quot;" office:value-type="string" office:string-value="- d: [0x29, 0xAE, 0xAF, 0xB0, 0xB1, 0xB2, 0xB3, 0xB4]#  e: 0#  t: 5">
            <text:p>- d: [0x29, 0xAE, 0xAF, 0xB0, 0xB1, 0xB2, 0xB3, 0xB4]# <text:s/>e: 0# <text:s/>t: 5</text:p>
          </table:table-cell>
        </table:table-row>
        <table:table-row table:style-name="ro1">
          <table:table-cell table:formula="of:=[.A26]+7" office:value-type="float" office:value="181">
            <text:p>181</text:p>
          </table:table-cell>
          <table:table-cell table:formula="of:=[.B26]+1" office:value-type="float" office:value="26">
            <text:p>26</text:p>
          </table:table-cell>
          <table:table-cell table:formula="of:=&quot;0x&quot;&amp;BASE(MOD([.B27];16)+32;16)" office:value-type="string" office:string-value="0x2A">
            <text:p>0x2A</text:p>
          </table:table-cell>
          <table:table-cell table:formula="of:=&quot;0x&quot;&amp;BASE(MOD(MOD([.$A27];256)+[.D$1];256);16;2)" office:value-type="string" office:string-value="0xB5">
            <text:p>0xB5</text:p>
          </table:table-cell>
          <table:table-cell table:formula="of:=&quot;0x&quot;&amp;BASE(MOD(MOD([.$A27];256)+[.E$1];256);16;2)" office:value-type="string" office:string-value="0xB6">
            <text:p>0xB6</text:p>
          </table:table-cell>
          <table:table-cell table:formula="of:=&quot;0x&quot;&amp;BASE(MOD(MOD([.$A27];256)+[.F$1];256);16;2)" office:value-type="string" office:string-value="0xB7">
            <text:p>0xB7</text:p>
          </table:table-cell>
          <table:table-cell table:formula="of:=&quot;0x&quot;&amp;BASE(MOD(MOD([.$A27];256)+[.G$1];256);16;2)" office:value-type="string" office:string-value="0xB8">
            <text:p>0xB8</text:p>
          </table:table-cell>
          <table:table-cell table:formula="of:=&quot;0x&quot;&amp;BASE(MOD(MOD([.$A27];256)+[.H$1];256);16;2)" office:value-type="string" office:string-value="0xB9">
            <text:p>0xB9</text:p>
          </table:table-cell>
          <table:table-cell table:formula="of:=&quot;0x&quot;&amp;BASE(MOD(MOD([.$A27];256)+[.I$1];256);16;2)" office:value-type="string" office:string-value="0xBA">
            <text:p>0xBA</text:p>
          </table:table-cell>
          <table:table-cell table:formula="of:=&quot;0x&quot;&amp;BASE(MOD(MOD([.$A27];256)+[.J$1];256);16;2)" office:value-type="string" office:string-value="0xBB">
            <text:p>0xBB</text:p>
          </table:table-cell>
          <table:table-cell table:formula="of:=&quot;- d: [&quot;&amp;[.C27]&amp;&quot;, &quot;&amp;[.D27]&amp;&quot;, &quot;&amp;[.E27]&amp;&quot;, &quot;&amp;[.F27]&amp;&quot;, &quot;&amp;[.G27]&amp;&quot;, &quot;&amp;[.H27]&amp;&quot;, &quot;&amp;[.I27]&amp;&quot;, &quot;&amp;[.J27]&amp;&quot;]#  e: 0#  t: 5&quot;" office:value-type="string" office:string-value="- d: [0x2A, 0xB5, 0xB6, 0xB7, 0xB8, 0xB9, 0xBA, 0xBB]#  e: 0#  t: 5">
            <text:p>- d: [0x2A, 0xB5, 0xB6, 0xB7, 0xB8, 0xB9, 0xBA, 0xBB]# <text:s/>e: 0# <text:s/>t: 5</text:p>
          </table:table-cell>
        </table:table-row>
        <table:table-row table:style-name="ro1">
          <table:table-cell table:formula="of:=[.A27]+7" office:value-type="float" office:value="188">
            <text:p>188</text:p>
          </table:table-cell>
          <table:table-cell table:formula="of:=[.B27]+1" office:value-type="float" office:value="27">
            <text:p>27</text:p>
          </table:table-cell>
          <table:table-cell table:formula="of:=&quot;0x&quot;&amp;BASE(MOD([.B28];16)+32;16)" office:value-type="string" office:string-value="0x2B">
            <text:p>0x2B</text:p>
          </table:table-cell>
          <table:table-cell table:formula="of:=&quot;0x&quot;&amp;BASE(MOD(MOD([.$A28];256)+[.D$1];256);16;2)" office:value-type="string" office:string-value="0xBC">
            <text:p>0xBC</text:p>
          </table:table-cell>
          <table:table-cell table:formula="of:=&quot;0x&quot;&amp;BASE(MOD(MOD([.$A28];256)+[.E$1];256);16;2)" office:value-type="string" office:string-value="0xBD">
            <text:p>0xBD</text:p>
          </table:table-cell>
          <table:table-cell table:formula="of:=&quot;0x&quot;&amp;BASE(MOD(MOD([.$A28];256)+[.F$1];256);16;2)" office:value-type="string" office:string-value="0xBE">
            <text:p>0xBE</text:p>
          </table:table-cell>
          <table:table-cell table:formula="of:=&quot;0x&quot;&amp;BASE(MOD(MOD([.$A28];256)+[.G$1];256);16;2)" office:value-type="string" office:string-value="0xBF">
            <text:p>0xBF</text:p>
          </table:table-cell>
          <table:table-cell table:formula="of:=&quot;0x&quot;&amp;BASE(MOD(MOD([.$A28];256)+[.H$1];256);16;2)" office:value-type="string" office:string-value="0xC0">
            <text:p>0xC0</text:p>
          </table:table-cell>
          <table:table-cell table:formula="of:=&quot;0x&quot;&amp;BASE(MOD(MOD([.$A28];256)+[.I$1];256);16;2)" office:value-type="string" office:string-value="0xC1">
            <text:p>0xC1</text:p>
          </table:table-cell>
          <table:table-cell table:formula="of:=&quot;0x&quot;&amp;BASE(MOD(MOD([.$A28];256)+[.J$1];256);16;2)" office:value-type="string" office:string-value="0xC2">
            <text:p>0xC2</text:p>
          </table:table-cell>
          <table:table-cell table:formula="of:=&quot;- d: [&quot;&amp;[.C28]&amp;&quot;, &quot;&amp;[.D28]&amp;&quot;, &quot;&amp;[.E28]&amp;&quot;, &quot;&amp;[.F28]&amp;&quot;, &quot;&amp;[.G28]&amp;&quot;, &quot;&amp;[.H28]&amp;&quot;, &quot;&amp;[.I28]&amp;&quot;, &quot;&amp;[.J28]&amp;&quot;]#  e: 0#  t: 5&quot;" office:value-type="string" office:string-value="- d: [0x2B, 0xBC, 0xBD, 0xBE, 0xBF, 0xC0, 0xC1, 0xC2]#  e: 0#  t: 5">
            <text:p>- d: [0x2B, 0xBC, 0xBD, 0xBE, 0xBF, 0xC0, 0xC1, 0xC2]# <text:s/>e: 0# <text:s/>t: 5</text:p>
          </table:table-cell>
        </table:table-row>
        <table:table-row table:style-name="ro1">
          <table:table-cell table:formula="of:=[.A28]+7" office:value-type="float" office:value="195">
            <text:p>195</text:p>
          </table:table-cell>
          <table:table-cell table:formula="of:=[.B28]+1" office:value-type="float" office:value="28">
            <text:p>28</text:p>
          </table:table-cell>
          <table:table-cell table:formula="of:=&quot;0x&quot;&amp;BASE(MOD([.B29];16)+32;16)" office:value-type="string" office:string-value="0x2C">
            <text:p>0x2C</text:p>
          </table:table-cell>
          <table:table-cell table:formula="of:=&quot;0x&quot;&amp;BASE(MOD(MOD([.$A29];256)+[.D$1];256);16;2)" office:value-type="string" office:string-value="0xC3">
            <text:p>0xC3</text:p>
          </table:table-cell>
          <table:table-cell table:formula="of:=&quot;0x&quot;&amp;BASE(MOD(MOD([.$A29];256)+[.E$1];256);16;2)" office:value-type="string" office:string-value="0xC4">
            <text:p>0xC4</text:p>
          </table:table-cell>
          <table:table-cell table:formula="of:=&quot;0x&quot;&amp;BASE(MOD(MOD([.$A29];256)+[.F$1];256);16;2)" office:value-type="string" office:string-value="0xC5">
            <text:p>0xC5</text:p>
          </table:table-cell>
          <table:table-cell table:formula="of:=&quot;0x&quot;&amp;BASE(MOD(MOD([.$A29];256)+[.G$1];256);16;2)" office:value-type="string" office:string-value="0xC6">
            <text:p>0xC6</text:p>
          </table:table-cell>
          <table:table-cell table:formula="of:=&quot;0x&quot;&amp;BASE(MOD(MOD([.$A29];256)+[.H$1];256);16;2)" office:value-type="string" office:string-value="0xC7">
            <text:p>0xC7</text:p>
          </table:table-cell>
          <table:table-cell table:formula="of:=&quot;0x&quot;&amp;BASE(MOD(MOD([.$A29];256)+[.I$1];256);16;2)" office:value-type="string" office:string-value="0xC8">
            <text:p>0xC8</text:p>
          </table:table-cell>
          <table:table-cell table:formula="of:=&quot;0x&quot;&amp;BASE(MOD(MOD([.$A29];256)+[.J$1];256);16;2)" office:value-type="string" office:string-value="0xC9">
            <text:p>0xC9</text:p>
          </table:table-cell>
          <table:table-cell table:formula="of:=&quot;- d: [&quot;&amp;[.C29]&amp;&quot;, &quot;&amp;[.D29]&amp;&quot;, &quot;&amp;[.E29]&amp;&quot;, &quot;&amp;[.F29]&amp;&quot;, &quot;&amp;[.G29]&amp;&quot;, &quot;&amp;[.H29]&amp;&quot;, &quot;&amp;[.I29]&amp;&quot;, &quot;&amp;[.J29]&amp;&quot;]#  e: 0#  t: 5&quot;" office:value-type="string" office:string-value="- d: [0x2C, 0xC3, 0xC4, 0xC5, 0xC6, 0xC7, 0xC8, 0xC9]#  e: 0#  t: 5">
            <text:p>- d: [0x2C, 0xC3, 0xC4, 0xC5, 0xC6, 0xC7, 0xC8, 0xC9]# <text:s/>e: 0# <text:s/>t: 5</text:p>
          </table:table-cell>
        </table:table-row>
        <table:table-row table:style-name="ro1">
          <table:table-cell table:formula="of:=[.A29]+7" office:value-type="float" office:value="202">
            <text:p>202</text:p>
          </table:table-cell>
          <table:table-cell table:formula="of:=[.B29]+1" office:value-type="float" office:value="29">
            <text:p>29</text:p>
          </table:table-cell>
          <table:table-cell table:formula="of:=&quot;0x&quot;&amp;BASE(MOD([.B30];16)+32;16)" office:value-type="string" office:string-value="0x2D">
            <text:p>0x2D</text:p>
          </table:table-cell>
          <table:table-cell table:formula="of:=&quot;0x&quot;&amp;BASE(MOD(MOD([.$A30];256)+[.D$1];256);16;2)" office:value-type="string" office:string-value="0xCA">
            <text:p>0xCA</text:p>
          </table:table-cell>
          <table:table-cell table:formula="of:=&quot;0x&quot;&amp;BASE(MOD(MOD([.$A30];256)+[.E$1];256);16;2)" office:value-type="string" office:string-value="0xCB">
            <text:p>0xCB</text:p>
          </table:table-cell>
          <table:table-cell table:formula="of:=&quot;0x&quot;&amp;BASE(MOD(MOD([.$A30];256)+[.F$1];256);16;2)" office:value-type="string" office:string-value="0xCC">
            <text:p>0xCC</text:p>
          </table:table-cell>
          <table:table-cell table:formula="of:=&quot;0x&quot;&amp;BASE(MOD(MOD([.$A30];256)+[.G$1];256);16;2)" office:value-type="string" office:string-value="0xCD">
            <text:p>0xCD</text:p>
          </table:table-cell>
          <table:table-cell table:formula="of:=&quot;0x&quot;&amp;BASE(MOD(MOD([.$A30];256)+[.H$1];256);16;2)" office:value-type="string" office:string-value="0xCE">
            <text:p>0xCE</text:p>
          </table:table-cell>
          <table:table-cell table:formula="of:=&quot;0x&quot;&amp;BASE(MOD(MOD([.$A30];256)+[.I$1];256);16;2)" office:value-type="string" office:string-value="0xCF">
            <text:p>0xCF</text:p>
          </table:table-cell>
          <table:table-cell table:formula="of:=&quot;0x&quot;&amp;BASE(MOD(MOD([.$A30];256)+[.J$1];256);16;2)" office:value-type="string" office:string-value="0xD0">
            <text:p>0xD0</text:p>
          </table:table-cell>
          <table:table-cell table:formula="of:=&quot;- d: [&quot;&amp;[.C30]&amp;&quot;, &quot;&amp;[.D30]&amp;&quot;, &quot;&amp;[.E30]&amp;&quot;, &quot;&amp;[.F30]&amp;&quot;, &quot;&amp;[.G30]&amp;&quot;, &quot;&amp;[.H30]&amp;&quot;, &quot;&amp;[.I30]&amp;&quot;, &quot;&amp;[.J30]&amp;&quot;]#  e: 0#  t: 5&quot;" office:value-type="string" office:string-value="- d: [0x2D, 0xCA, 0xCB, 0xCC, 0xCD, 0xCE, 0xCF, 0xD0]#  e: 0#  t: 5">
            <text:p>- d: [0x2D, 0xCA, 0xCB, 0xCC, 0xCD, 0xCE, 0xCF, 0xD0]# <text:s/>e: 0# <text:s/>t: 5</text:p>
          </table:table-cell>
        </table:table-row>
        <table:table-row table:style-name="ro1">
          <table:table-cell table:formula="of:=[.A30]+7" office:value-type="float" office:value="209">
            <text:p>209</text:p>
          </table:table-cell>
          <table:table-cell table:formula="of:=[.B30]+1" office:value-type="float" office:value="30">
            <text:p>30</text:p>
          </table:table-cell>
          <table:table-cell table:formula="of:=&quot;0x&quot;&amp;BASE(MOD([.B31];16)+32;16)" office:value-type="string" office:string-value="0x2E">
            <text:p>0x2E</text:p>
          </table:table-cell>
          <table:table-cell table:formula="of:=&quot;0x&quot;&amp;BASE(MOD(MOD([.$A31];256)+[.D$1];256);16;2)" office:value-type="string" office:string-value="0xD1">
            <text:p>0xD1</text:p>
          </table:table-cell>
          <table:table-cell table:formula="of:=&quot;0x&quot;&amp;BASE(MOD(MOD([.$A31];256)+[.E$1];256);16;2)" office:value-type="string" office:string-value="0xD2">
            <text:p>0xD2</text:p>
          </table:table-cell>
          <table:table-cell table:formula="of:=&quot;0x&quot;&amp;BASE(MOD(MOD([.$A31];256)+[.F$1];256);16;2)" office:value-type="string" office:string-value="0xD3">
            <text:p>0xD3</text:p>
          </table:table-cell>
          <table:table-cell table:formula="of:=&quot;0x&quot;&amp;BASE(MOD(MOD([.$A31];256)+[.G$1];256);16;2)" office:value-type="string" office:string-value="0xD4">
            <text:p>0xD4</text:p>
          </table:table-cell>
          <table:table-cell table:formula="of:=&quot;0x&quot;&amp;BASE(MOD(MOD([.$A31];256)+[.H$1];256);16;2)" office:value-type="string" office:string-value="0xD5">
            <text:p>0xD5</text:p>
          </table:table-cell>
          <table:table-cell table:formula="of:=&quot;0x&quot;&amp;BASE(MOD(MOD([.$A31];256)+[.I$1];256);16;2)" office:value-type="string" office:string-value="0xD6">
            <text:p>0xD6</text:p>
          </table:table-cell>
          <table:table-cell table:formula="of:=&quot;0x&quot;&amp;BASE(MOD(MOD([.$A31];256)+[.J$1];256);16;2)" office:value-type="string" office:string-value="0xD7">
            <text:p>0xD7</text:p>
          </table:table-cell>
          <table:table-cell table:formula="of:=&quot;- d: [&quot;&amp;[.C31]&amp;&quot;, &quot;&amp;[.D31]&amp;&quot;, &quot;&amp;[.E31]&amp;&quot;, &quot;&amp;[.F31]&amp;&quot;, &quot;&amp;[.G31]&amp;&quot;, &quot;&amp;[.H31]&amp;&quot;, &quot;&amp;[.I31]&amp;&quot;, &quot;&amp;[.J31]&amp;&quot;]#  e: 0#  t: 5&quot;" office:value-type="string" office:string-value="- d: [0x2E, 0xD1, 0xD2, 0xD3, 0xD4, 0xD5, 0xD6, 0xD7]#  e: 0#  t: 5">
            <text:p>- d: [0x2E, 0xD1, 0xD2, 0xD3, 0xD4, 0xD5, 0xD6, 0xD7]# <text:s/>e: 0# <text:s/>t: 5</text:p>
          </table:table-cell>
        </table:table-row>
        <table:table-row table:style-name="ro1">
          <table:table-cell table:formula="of:=[.A31]+7" office:value-type="float" office:value="216">
            <text:p>216</text:p>
          </table:table-cell>
          <table:table-cell table:formula="of:=[.B31]+1" office:value-type="float" office:value="31">
            <text:p>31</text:p>
          </table:table-cell>
          <table:table-cell table:formula="of:=&quot;0x&quot;&amp;BASE(MOD([.B32];16)+32;16)" office:value-type="string" office:string-value="0x2F">
            <text:p>0x2F</text:p>
          </table:table-cell>
          <table:table-cell table:formula="of:=&quot;0x&quot;&amp;BASE(MOD(MOD([.$A32];256)+[.D$1];256);16;2)" office:value-type="string" office:string-value="0xD8">
            <text:p>0xD8</text:p>
          </table:table-cell>
          <table:table-cell table:formula="of:=&quot;0x&quot;&amp;BASE(MOD(MOD([.$A32];256)+[.E$1];256);16;2)" office:value-type="string" office:string-value="0xD9">
            <text:p>0xD9</text:p>
          </table:table-cell>
          <table:table-cell table:formula="of:=&quot;0x&quot;&amp;BASE(MOD(MOD([.$A32];256)+[.F$1];256);16;2)" office:value-type="string" office:string-value="0xDA">
            <text:p>0xDA</text:p>
          </table:table-cell>
          <table:table-cell table:formula="of:=&quot;0x&quot;&amp;BASE(MOD(MOD([.$A32];256)+[.G$1];256);16;2)" office:value-type="string" office:string-value="0xDB">
            <text:p>0xDB</text:p>
          </table:table-cell>
          <table:table-cell table:formula="of:=&quot;0x&quot;&amp;BASE(MOD(MOD([.$A32];256)+[.H$1];256);16;2)" office:value-type="string" office:string-value="0xDC">
            <text:p>0xDC</text:p>
          </table:table-cell>
          <table:table-cell table:formula="of:=&quot;0x&quot;&amp;BASE(MOD(MOD([.$A32];256)+[.I$1];256);16;2)" office:value-type="string" office:string-value="0xDD">
            <text:p>0xDD</text:p>
          </table:table-cell>
          <table:table-cell table:formula="of:=&quot;0x&quot;&amp;BASE(MOD(MOD([.$A32];256)+[.J$1];256);16;2)" office:value-type="string" office:string-value="0xDE">
            <text:p>0xDE</text:p>
          </table:table-cell>
          <table:table-cell table:formula="of:=&quot;- d: [&quot;&amp;[.C32]&amp;&quot;, &quot;&amp;[.D32]&amp;&quot;, &quot;&amp;[.E32]&amp;&quot;, &quot;&amp;[.F32]&amp;&quot;, &quot;&amp;[.G32]&amp;&quot;, &quot;&amp;[.H32]&amp;&quot;, &quot;&amp;[.I32]&amp;&quot;, &quot;&amp;[.J32]&amp;&quot;]#  e: 0#  t: 5&quot;" office:value-type="string" office:string-value="- d: [0x2F, 0xD8, 0xD9, 0xDA, 0xDB, 0xDC, 0xDD, 0xDE]#  e: 0#  t: 5">
            <text:p>- d: [0x2F, 0xD8, 0xD9, 0xDA, 0xDB, 0xDC, 0xDD, 0xDE]# <text:s/>e: 0# <text:s/>t: 5</text:p>
          </table:table-cell>
        </table:table-row>
        <table:table-row table:style-name="ro1">
          <table:table-cell table:formula="of:=[.A32]+7" office:value-type="float" office:value="223">
            <text:p>223</text:p>
          </table:table-cell>
          <table:table-cell table:formula="of:=[.B32]+1" office:value-type="float" office:value="32">
            <text:p>32</text:p>
          </table:table-cell>
          <table:table-cell table:formula="of:=&quot;0x&quot;&amp;BASE(MOD([.B33];16)+32;16)" office:value-type="string" office:string-value="0x20">
            <text:p>0x20</text:p>
          </table:table-cell>
          <table:table-cell table:formula="of:=&quot;0x&quot;&amp;BASE(MOD(MOD([.$A33];256)+[.D$1];256);16;2)" office:value-type="string" office:string-value="0xDF">
            <text:p>0xDF</text:p>
          </table:table-cell>
          <table:table-cell table:formula="of:=&quot;0x&quot;&amp;BASE(MOD(MOD([.$A33];256)+[.E$1];256);16;2)" office:value-type="string" office:string-value="0xE0">
            <text:p>0xE0</text:p>
          </table:table-cell>
          <table:table-cell table:formula="of:=&quot;0x&quot;&amp;BASE(MOD(MOD([.$A33];256)+[.F$1];256);16;2)" office:value-type="string" office:string-value="0xE1">
            <text:p>0xE1</text:p>
          </table:table-cell>
          <table:table-cell table:formula="of:=&quot;0x&quot;&amp;BASE(MOD(MOD([.$A33];256)+[.G$1];256);16;2)" office:value-type="string" office:string-value="0xE2">
            <text:p>0xE2</text:p>
          </table:table-cell>
          <table:table-cell table:formula="of:=&quot;0x&quot;&amp;BASE(MOD(MOD([.$A33];256)+[.H$1];256);16;2)" office:value-type="string" office:string-value="0xE3">
            <text:p>0xE3</text:p>
          </table:table-cell>
          <table:table-cell table:formula="of:=&quot;0x&quot;&amp;BASE(MOD(MOD([.$A33];256)+[.I$1];256);16;2)" office:value-type="string" office:string-value="0xE4">
            <text:p>0xE4</text:p>
          </table:table-cell>
          <table:table-cell table:formula="of:=&quot;0x&quot;&amp;BASE(MOD(MOD([.$A33];256)+[.J$1];256);16;2)" office:value-type="string" office:string-value="0xE5">
            <text:p>0xE5</text:p>
          </table:table-cell>
          <table:table-cell table:formula="of:=&quot;- d: [&quot;&amp;[.C33]&amp;&quot;, &quot;&amp;[.D33]&amp;&quot;, &quot;&amp;[.E33]&amp;&quot;, &quot;&amp;[.F33]&amp;&quot;, &quot;&amp;[.G33]&amp;&quot;, &quot;&amp;[.H33]&amp;&quot;, &quot;&amp;[.I33]&amp;&quot;, &quot;&amp;[.J33]&amp;&quot;]#  e: 0#  t: 5&quot;" office:value-type="string" office:string-value="- d: [0x20, 0xDF, 0xE0, 0xE1, 0xE2, 0xE3, 0xE4, 0xE5]#  e: 0#  t: 5">
            <text:p>- d: [0x20, 0xDF, 0xE0, 0xE1, 0xE2, 0xE3, 0xE4, 0xE5]# <text:s/>e: 0# <text:s/>t: 5</text:p>
          </table:table-cell>
        </table:table-row>
        <table:table-row table:style-name="ro1">
          <table:table-cell table:formula="of:=[.A33]+7" office:value-type="float" office:value="230">
            <text:p>230</text:p>
          </table:table-cell>
          <table:table-cell table:formula="of:=[.B33]+1" office:value-type="float" office:value="33">
            <text:p>33</text:p>
          </table:table-cell>
          <table:table-cell table:formula="of:=&quot;0x&quot;&amp;BASE(MOD([.B34];16)+32;16)" office:value-type="string" office:string-value="0x21">
            <text:p>0x21</text:p>
          </table:table-cell>
          <table:table-cell table:formula="of:=&quot;0x&quot;&amp;BASE(MOD(MOD([.$A34];256)+[.D$1];256);16;2)" office:value-type="string" office:string-value="0xE6">
            <text:p>0xE6</text:p>
          </table:table-cell>
          <table:table-cell table:formula="of:=&quot;0x&quot;&amp;BASE(MOD(MOD([.$A34];256)+[.E$1];256);16;2)" office:value-type="string" office:string-value="0xE7">
            <text:p>0xE7</text:p>
          </table:table-cell>
          <table:table-cell table:formula="of:=&quot;0x&quot;&amp;BASE(MOD(MOD([.$A34];256)+[.F$1];256);16;2)" office:value-type="string" office:string-value="0xE8">
            <text:p>0xE8</text:p>
          </table:table-cell>
          <table:table-cell table:formula="of:=&quot;0x&quot;&amp;BASE(MOD(MOD([.$A34];256)+[.G$1];256);16;2)" office:value-type="string" office:string-value="0xE9">
            <text:p>0xE9</text:p>
          </table:table-cell>
          <table:table-cell table:formula="of:=&quot;0x&quot;&amp;BASE(MOD(MOD([.$A34];256)+[.H$1];256);16;2)" office:value-type="string" office:string-value="0xEA">
            <text:p>0xEA</text:p>
          </table:table-cell>
          <table:table-cell table:formula="of:=&quot;0x&quot;&amp;BASE(MOD(MOD([.$A34];256)+[.I$1];256);16;2)" office:value-type="string" office:string-value="0xEB">
            <text:p>0xEB</text:p>
          </table:table-cell>
          <table:table-cell table:formula="of:=&quot;0x&quot;&amp;BASE(MOD(MOD([.$A34];256)+[.J$1];256);16;2)" office:value-type="string" office:string-value="0xEC">
            <text:p>0xEC</text:p>
          </table:table-cell>
          <table:table-cell table:formula="of:=&quot;- d: [&quot;&amp;[.C34]&amp;&quot;, &quot;&amp;[.D34]&amp;&quot;, &quot;&amp;[.E34]&amp;&quot;, &quot;&amp;[.F34]&amp;&quot;, &quot;&amp;[.G34]&amp;&quot;, &quot;&amp;[.H34]&amp;&quot;, &quot;&amp;[.I34]&amp;&quot;, &quot;&amp;[.J34]&amp;&quot;]#  e: 0#  t: 5&quot;" office:value-type="string" office:string-value="- d: [0x21, 0xE6, 0xE7, 0xE8, 0xE9, 0xEA, 0xEB, 0xEC]#  e: 0#  t: 5">
            <text:p>- d: [0x21, 0xE6, 0xE7, 0xE8, 0xE9, 0xEA, 0xEB, 0xEC]# <text:s/>e: 0# <text:s/>t: 5</text:p>
          </table:table-cell>
        </table:table-row>
        <table:table-row table:style-name="ro1">
          <table:table-cell table:formula="of:=[.A34]+7" office:value-type="float" office:value="237">
            <text:p>237</text:p>
          </table:table-cell>
          <table:table-cell table:formula="of:=[.B34]+1" office:value-type="float" office:value="34">
            <text:p>34</text:p>
          </table:table-cell>
          <table:table-cell table:formula="of:=&quot;0x&quot;&amp;BASE(MOD([.B35];16)+32;16)" office:value-type="string" office:string-value="0x22">
            <text:p>0x22</text:p>
          </table:table-cell>
          <table:table-cell table:formula="of:=&quot;0x&quot;&amp;BASE(MOD(MOD([.$A35];256)+[.D$1];256);16;2)" office:value-type="string" office:string-value="0xED">
            <text:p>0xED</text:p>
          </table:table-cell>
          <table:table-cell table:formula="of:=&quot;0x&quot;&amp;BASE(MOD(MOD([.$A35];256)+[.E$1];256);16;2)" office:value-type="string" office:string-value="0xEE">
            <text:p>0xEE</text:p>
          </table:table-cell>
          <table:table-cell table:formula="of:=&quot;0x&quot;&amp;BASE(MOD(MOD([.$A35];256)+[.F$1];256);16;2)" office:value-type="string" office:string-value="0xEF">
            <text:p>0xEF</text:p>
          </table:table-cell>
          <table:table-cell table:formula="of:=&quot;0x&quot;&amp;BASE(MOD(MOD([.$A35];256)+[.G$1];256);16;2)" office:value-type="string" office:string-value="0xF0">
            <text:p>0xF0</text:p>
          </table:table-cell>
          <table:table-cell table:formula="of:=&quot;0x&quot;&amp;BASE(MOD(MOD([.$A35];256)+[.H$1];256);16;2)" office:value-type="string" office:string-value="0xF1">
            <text:p>0xF1</text:p>
          </table:table-cell>
          <table:table-cell table:formula="of:=&quot;0x&quot;&amp;BASE(MOD(MOD([.$A35];256)+[.I$1];256);16;2)" office:value-type="string" office:string-value="0xF2">
            <text:p>0xF2</text:p>
          </table:table-cell>
          <table:table-cell table:formula="of:=&quot;0x&quot;&amp;BASE(MOD(MOD([.$A35];256)+[.J$1];256);16;2)" office:value-type="string" office:string-value="0xF3">
            <text:p>0xF3</text:p>
          </table:table-cell>
          <table:table-cell table:formula="of:=&quot;- d: [&quot;&amp;[.C35]&amp;&quot;, &quot;&amp;[.D35]&amp;&quot;, &quot;&amp;[.E35]&amp;&quot;, &quot;&amp;[.F35]&amp;&quot;, &quot;&amp;[.G35]&amp;&quot;, &quot;&amp;[.H35]&amp;&quot;, &quot;&amp;[.I35]&amp;&quot;, &quot;&amp;[.J35]&amp;&quot;]#  e: 0#  t: 5&quot;" office:value-type="string" office:string-value="- d: [0x22, 0xED, 0xEE, 0xEF, 0xF0, 0xF1, 0xF2, 0xF3]#  e: 0#  t: 5">
            <text:p>- d: [0x22, 0xED, 0xEE, 0xEF, 0xF0, 0xF1, 0xF2, 0xF3]# <text:s/>e: 0# <text:s/>t: 5</text:p>
          </table:table-cell>
        </table:table-row>
        <table:table-row table:style-name="ro1">
          <table:table-cell table:formula="of:=[.A35]+7" office:value-type="float" office:value="244">
            <text:p>244</text:p>
          </table:table-cell>
          <table:table-cell table:formula="of:=[.B35]+1" office:value-type="float" office:value="35">
            <text:p>35</text:p>
          </table:table-cell>
          <table:table-cell table:formula="of:=&quot;0x&quot;&amp;BASE(MOD([.B36];16)+32;16)" office:value-type="string" office:string-value="0x23">
            <text:p>0x23</text:p>
          </table:table-cell>
          <table:table-cell table:formula="of:=&quot;0x&quot;&amp;BASE(MOD(MOD([.$A36];256)+[.D$1];256);16;2)" office:value-type="string" office:string-value="0xF4">
            <text:p>0xF4</text:p>
          </table:table-cell>
          <table:table-cell table:formula="of:=&quot;0x&quot;&amp;BASE(MOD(MOD([.$A36];256)+[.E$1];256);16;2)" office:value-type="string" office:string-value="0xF5">
            <text:p>0xF5</text:p>
          </table:table-cell>
          <table:table-cell table:formula="of:=&quot;0x&quot;&amp;BASE(MOD(MOD([.$A36];256)+[.F$1];256);16;2)" office:value-type="string" office:string-value="0xF6">
            <text:p>0xF6</text:p>
          </table:table-cell>
          <table:table-cell table:formula="of:=&quot;0x&quot;&amp;BASE(MOD(MOD([.$A36];256)+[.G$1];256);16;2)" office:value-type="string" office:string-value="0xF7">
            <text:p>0xF7</text:p>
          </table:table-cell>
          <table:table-cell table:formula="of:=&quot;0x&quot;&amp;BASE(MOD(MOD([.$A36];256)+[.H$1];256);16;2)" office:value-type="string" office:string-value="0xF8">
            <text:p>0xF8</text:p>
          </table:table-cell>
          <table:table-cell table:formula="of:=&quot;0x&quot;&amp;BASE(MOD(MOD([.$A36];256)+[.I$1];256);16;2)" office:value-type="string" office:string-value="0xF9">
            <text:p>0xF9</text:p>
          </table:table-cell>
          <table:table-cell table:formula="of:=&quot;0x&quot;&amp;BASE(MOD(MOD([.$A36];256)+[.J$1];256);16;2)" office:value-type="string" office:string-value="0xFA">
            <text:p>0xFA</text:p>
          </table:table-cell>
          <table:table-cell table:formula="of:=&quot;- d: [&quot;&amp;[.C36]&amp;&quot;, &quot;&amp;[.D36]&amp;&quot;, &quot;&amp;[.E36]&amp;&quot;, &quot;&amp;[.F36]&amp;&quot;, &quot;&amp;[.G36]&amp;&quot;, &quot;&amp;[.H36]&amp;&quot;, &quot;&amp;[.I36]&amp;&quot;, &quot;&amp;[.J36]&amp;&quot;]#  e: 0#  t: 5&quot;" office:value-type="string" office:string-value="- d: [0x23, 0xF4, 0xF5, 0xF6, 0xF7, 0xF8, 0xF9, 0xFA]#  e: 0#  t: 5">
            <text:p>- d: [0x23, 0xF4, 0xF5, 0xF6, 0xF7, 0xF8, 0xF9, 0xFA]# <text:s/>e: 0# <text:s/>t: 5</text:p>
          </table:table-cell>
        </table:table-row>
        <table:table-row table:style-name="ro1">
          <table:table-cell table:formula="of:=[.A36]+7" office:value-type="float" office:value="251">
            <text:p>251</text:p>
          </table:table-cell>
          <table:table-cell table:formula="of:=[.B36]+1" office:value-type="float" office:value="36">
            <text:p>36</text:p>
          </table:table-cell>
          <table:table-cell table:formula="of:=&quot;0x&quot;&amp;BASE(MOD([.B37];16)+32;16)" office:value-type="string" office:string-value="0x24">
            <text:p>0x24</text:p>
          </table:table-cell>
          <table:table-cell table:formula="of:=&quot;0x&quot;&amp;BASE(MOD(MOD([.$A37];256)+[.D$1];256);16;2)" office:value-type="string" office:string-value="0xFB">
            <text:p>0xFB</text:p>
          </table:table-cell>
          <table:table-cell table:formula="of:=&quot;0x&quot;&amp;BASE(MOD(MOD([.$A37];256)+[.E$1];256);16;2)" office:value-type="string" office:string-value="0xFC">
            <text:p>0xFC</text:p>
          </table:table-cell>
          <table:table-cell table:formula="of:=&quot;0x&quot;&amp;BASE(MOD(MOD([.$A37];256)+[.F$1];256);16;2)" office:value-type="string" office:string-value="0xFD">
            <text:p>0xFD</text:p>
          </table:table-cell>
          <table:table-cell table:formula="of:=&quot;0x&quot;&amp;BASE(MOD(MOD([.$A37];256)+[.G$1];256);16;2)" office:value-type="string" office:string-value="0xFE">
            <text:p>0xFE</text:p>
          </table:table-cell>
          <table:table-cell table:formula="of:=&quot;0x&quot;&amp;BASE(MOD(MOD([.$A37];256)+[.H$1];256);16;2)" office:value-type="string" office:string-value="0xFF">
            <text:p>0xFF</text:p>
          </table:table-cell>
          <table:table-cell table:formula="of:=&quot;0x&quot;&amp;BASE(MOD(MOD([.$A37];256)+[.I$1];256);16;2)" office:value-type="string" office:string-value="0x00">
            <text:p>0x00</text:p>
          </table:table-cell>
          <table:table-cell table:formula="of:=&quot;0x&quot;&amp;BASE(MOD(MOD([.$A37];256)+[.J$1];256);16;2)" office:value-type="string" office:string-value="0x01">
            <text:p>0x01</text:p>
          </table:table-cell>
          <table:table-cell table:formula="of:=&quot;- d: [&quot;&amp;[.C37]&amp;&quot;, &quot;&amp;[.D37]&amp;&quot;, &quot;&amp;[.E37]&amp;&quot;, &quot;&amp;[.F37]&amp;&quot;, &quot;&amp;[.G37]&amp;&quot;, &quot;&amp;[.H37]&amp;&quot;, &quot;&amp;[.I37]&amp;&quot;, &quot;&amp;[.J37]&amp;&quot;]#  e: 0#  t: 5&quot;" office:value-type="string" office:string-value="- d: [0x24, 0xFB, 0xFC, 0xFD, 0xFE, 0xFF, 0x00, 0x01]#  e: 0#  t: 5">
            <text:p>- d: [0x24, 0xFB, 0xFC, 0xFD, 0xFE, 0xFF, 0x00, 0x01]# <text:s/>e: 0# <text:s/>t: 5</text:p>
          </table:table-cell>
        </table:table-row>
        <table:table-row table:style-name="ro1">
          <table:table-cell table:formula="of:=[.A37]+7" office:value-type="float" office:value="258">
            <text:p>258</text:p>
          </table:table-cell>
          <table:table-cell table:formula="of:=[.B37]+1" office:value-type="float" office:value="37">
            <text:p>37</text:p>
          </table:table-cell>
          <table:table-cell table:formula="of:=&quot;0x&quot;&amp;BASE(MOD([.B38];16)+32;16)" office:value-type="string" office:string-value="0x25">
            <text:p>0x25</text:p>
          </table:table-cell>
          <table:table-cell table:formula="of:=&quot;0x&quot;&amp;BASE(MOD(MOD([.$A38];256)+[.D$1];256);16;2)" office:value-type="string" office:string-value="0x02">
            <text:p>0x02</text:p>
          </table:table-cell>
          <table:table-cell table:formula="of:=&quot;0x&quot;&amp;BASE(MOD(MOD([.$A38];256)+[.E$1];256);16;2)" office:value-type="string" office:string-value="0x03">
            <text:p>0x03</text:p>
          </table:table-cell>
          <table:table-cell table:formula="of:=&quot;0x&quot;&amp;BASE(MOD(MOD([.$A38];256)+[.F$1];256);16;2)" office:value-type="string" office:string-value="0x04">
            <text:p>0x04</text:p>
          </table:table-cell>
          <table:table-cell table:formula="of:=&quot;0x&quot;&amp;BASE(MOD(MOD([.$A38];256)+[.G$1];256);16;2)" office:value-type="string" office:string-value="0x05">
            <text:p>0x05</text:p>
          </table:table-cell>
          <table:table-cell table:formula="of:=&quot;0x&quot;&amp;BASE(MOD(MOD([.$A38];256)+[.H$1];256);16;2)" office:value-type="string" office:string-value="0x06">
            <text:p>0x06</text:p>
          </table:table-cell>
          <table:table-cell table:formula="of:=&quot;0x&quot;&amp;BASE(MOD(MOD([.$A38];256)+[.I$1];256);16;2)" office:value-type="string" office:string-value="0x07">
            <text:p>0x07</text:p>
          </table:table-cell>
          <table:table-cell table:formula="of:=&quot;0x&quot;&amp;BASE(MOD(MOD([.$A38];256)+[.J$1];256);16;2)" office:value-type="string" office:string-value="0x08">
            <text:p>0x08</text:p>
          </table:table-cell>
          <table:table-cell table:formula="of:=&quot;- d: [&quot;&amp;[.C38]&amp;&quot;, &quot;&amp;[.D38]&amp;&quot;, &quot;&amp;[.E38]&amp;&quot;, &quot;&amp;[.F38]&amp;&quot;, &quot;&amp;[.G38]&amp;&quot;, &quot;&amp;[.H38]&amp;&quot;, &quot;&amp;[.I38]&amp;&quot;, &quot;&amp;[.J38]&amp;&quot;]#  e: 0#  t: 5&quot;" office:value-type="string" office:string-value="- d: [0x25, 0x02, 0x03, 0x04, 0x05, 0x06, 0x07, 0x08]#  e: 0#  t: 5">
            <text:p>- d: [0x25, 0x02, 0x03, 0x04, 0x05, 0x06, 0x07, 0x08]# <text:s/>e: 0# <text:s/>t: 5</text:p>
          </table:table-cell>
        </table:table-row>
        <table:table-row table:style-name="ro1">
          <table:table-cell table:formula="of:=[.A38]+7" office:value-type="float" office:value="265">
            <text:p>265</text:p>
          </table:table-cell>
          <table:table-cell table:formula="of:=[.B38]+1" office:value-type="float" office:value="38">
            <text:p>38</text:p>
          </table:table-cell>
          <table:table-cell table:formula="of:=&quot;0x&quot;&amp;BASE(MOD([.B39];16)+32;16)" office:value-type="string" office:string-value="0x26">
            <text:p>0x26</text:p>
          </table:table-cell>
          <table:table-cell table:formula="of:=&quot;0x&quot;&amp;BASE(MOD(MOD([.$A39];256)+[.D$1];256);16;2)" office:value-type="string" office:string-value="0x09">
            <text:p>0x09</text:p>
          </table:table-cell>
          <table:table-cell table:formula="of:=&quot;0x&quot;&amp;BASE(MOD(MOD([.$A39];256)+[.E$1];256);16;2)" office:value-type="string" office:string-value="0x0A">
            <text:p>0x0A</text:p>
          </table:table-cell>
          <table:table-cell table:formula="of:=&quot;0x&quot;&amp;BASE(MOD(MOD([.$A39];256)+[.F$1];256);16;2)" office:value-type="string" office:string-value="0x0B">
            <text:p>0x0B</text:p>
          </table:table-cell>
          <table:table-cell table:formula="of:=&quot;0x&quot;&amp;BASE(MOD(MOD([.$A39];256)+[.G$1];256);16;2)" office:value-type="string" office:string-value="0x0C">
            <text:p>0x0C</text:p>
          </table:table-cell>
          <table:table-cell table:formula="of:=&quot;0x&quot;&amp;BASE(MOD(MOD([.$A39];256)+[.H$1];256);16;2)" office:value-type="string" office:string-value="0x0D">
            <text:p>0x0D</text:p>
          </table:table-cell>
          <table:table-cell table:formula="of:=&quot;0x&quot;&amp;BASE(MOD(MOD([.$A39];256)+[.I$1];256);16;2)" office:value-type="string" office:string-value="0x0E">
            <text:p>0x0E</text:p>
          </table:table-cell>
          <table:table-cell table:formula="of:=&quot;0x&quot;&amp;BASE(MOD(MOD([.$A39];256)+[.J$1];256);16;2)" office:value-type="string" office:string-value="0x0F">
            <text:p>0x0F</text:p>
          </table:table-cell>
          <table:table-cell table:formula="of:=&quot;- d: [&quot;&amp;[.C39]&amp;&quot;, &quot;&amp;[.D39]&amp;&quot;, &quot;&amp;[.E39]&amp;&quot;, &quot;&amp;[.F39]&amp;&quot;, &quot;&amp;[.G39]&amp;&quot;, &quot;&amp;[.H39]&amp;&quot;, &quot;&amp;[.I39]&amp;&quot;, &quot;&amp;[.J39]&amp;&quot;]#  e: 0#  t: 5&quot;" office:value-type="string" office:string-value="- d: [0x26, 0x09, 0x0A, 0x0B, 0x0C, 0x0D, 0x0E, 0x0F]#  e: 0#  t: 5">
            <text:p>- d: [0x26, 0x09, 0x0A, 0x0B, 0x0C, 0x0D, 0x0E, 0x0F]# <text:s/>e: 0# <text:s/>t: 5</text:p>
          </table:table-cell>
        </table:table-row>
        <table:table-row table:style-name="ro1">
          <table:table-cell table:formula="of:=[.A39]+7" office:value-type="float" office:value="272">
            <text:p>272</text:p>
          </table:table-cell>
          <table:table-cell table:formula="of:=[.B39]+1" office:value-type="float" office:value="39">
            <text:p>39</text:p>
          </table:table-cell>
          <table:table-cell table:formula="of:=&quot;0x&quot;&amp;BASE(MOD([.B40];16)+32;16)" office:value-type="string" office:string-value="0x27">
            <text:p>0x27</text:p>
          </table:table-cell>
          <table:table-cell table:formula="of:=&quot;0x&quot;&amp;BASE(MOD(MOD([.$A40];256)+[.D$1];256);16;2)" office:value-type="string" office:string-value="0x10">
            <text:p>0x10</text:p>
          </table:table-cell>
          <table:table-cell table:formula="of:=&quot;0x&quot;&amp;BASE(MOD(MOD([.$A40];256)+[.E$1];256);16;2)" office:value-type="string" office:string-value="0x11">
            <text:p>0x11</text:p>
          </table:table-cell>
          <table:table-cell table:formula="of:=&quot;0x&quot;&amp;BASE(MOD(MOD([.$A40];256)+[.F$1];256);16;2)" office:value-type="string" office:string-value="0x12">
            <text:p>0x12</text:p>
          </table:table-cell>
          <table:table-cell table:formula="of:=&quot;0x&quot;&amp;BASE(MOD(MOD([.$A40];256)+[.G$1];256);16;2)" office:value-type="string" office:string-value="0x13">
            <text:p>0x13</text:p>
          </table:table-cell>
          <table:table-cell table:formula="of:=&quot;0x&quot;&amp;BASE(MOD(MOD([.$A40];256)+[.H$1];256);16;2)" office:value-type="string" office:string-value="0x14">
            <text:p>0x14</text:p>
          </table:table-cell>
          <table:table-cell table:formula="of:=&quot;0x&quot;&amp;BASE(MOD(MOD([.$A40];256)+[.I$1];256);16;2)" office:value-type="string" office:string-value="0x15">
            <text:p>0x15</text:p>
          </table:table-cell>
          <table:table-cell table:formula="of:=&quot;0x&quot;&amp;BASE(MOD(MOD([.$A40];256)+[.J$1];256);16;2)" office:value-type="string" office:string-value="0x16">
            <text:p>0x16</text:p>
          </table:table-cell>
          <table:table-cell table:formula="of:=&quot;- d: [&quot;&amp;[.C40]&amp;&quot;, &quot;&amp;[.D40]&amp;&quot;, &quot;&amp;[.E40]&amp;&quot;, &quot;&amp;[.F40]&amp;&quot;, &quot;&amp;[.G40]&amp;&quot;, &quot;&amp;[.H40]&amp;&quot;, &quot;&amp;[.I40]&amp;&quot;, &quot;&amp;[.J40]&amp;&quot;]#  e: 0#  t: 5&quot;" office:value-type="string" office:string-value="- d: [0x27, 0x10, 0x11, 0x12, 0x13, 0x14, 0x15, 0x16]#  e: 0#  t: 5">
            <text:p>- d: [0x27, 0x10, 0x11, 0x12, 0x13, 0x14, 0x15, 0x16]# <text:s/>e: 0# <text:s/>t: 5</text:p>
          </table:table-cell>
        </table:table-row>
        <table:table-row table:style-name="ro1">
          <table:table-cell table:formula="of:=[.A40]+7" office:value-type="float" office:value="279">
            <text:p>279</text:p>
          </table:table-cell>
          <table:table-cell table:formula="of:=[.B40]+1" office:value-type="float" office:value="40">
            <text:p>40</text:p>
          </table:table-cell>
          <table:table-cell table:formula="of:=&quot;0x&quot;&amp;BASE(MOD([.B41];16)+32;16)" office:value-type="string" office:string-value="0x28">
            <text:p>0x28</text:p>
          </table:table-cell>
          <table:table-cell table:formula="of:=&quot;0x&quot;&amp;BASE(MOD(MOD([.$A41];256)+[.D$1];256);16;2)" office:value-type="string" office:string-value="0x17">
            <text:p>0x17</text:p>
          </table:table-cell>
          <table:table-cell table:formula="of:=&quot;0x&quot;&amp;BASE(MOD(MOD([.$A41];256)+[.E$1];256);16;2)" office:value-type="string" office:string-value="0x18">
            <text:p>0x18</text:p>
          </table:table-cell>
          <table:table-cell table:formula="of:=&quot;0x&quot;&amp;BASE(MOD(MOD([.$A41];256)+[.F$1];256);16;2)" office:value-type="string" office:string-value="0x19">
            <text:p>0x19</text:p>
          </table:table-cell>
          <table:table-cell table:formula="of:=&quot;0x&quot;&amp;BASE(MOD(MOD([.$A41];256)+[.G$1];256);16;2)" office:value-type="string" office:string-value="0x1A">
            <text:p>0x1A</text:p>
          </table:table-cell>
          <table:table-cell table:formula="of:=&quot;0x&quot;&amp;BASE(MOD(MOD([.$A41];256)+[.H$1];256);16;2)" office:value-type="string" office:string-value="0x1B">
            <text:p>0x1B</text:p>
          </table:table-cell>
          <table:table-cell table:formula="of:=&quot;0x&quot;&amp;BASE(MOD(MOD([.$A41];256)+[.I$1];256);16;2)" office:value-type="string" office:string-value="0x1C">
            <text:p>0x1C</text:p>
          </table:table-cell>
          <table:table-cell table:formula="of:=&quot;0x&quot;&amp;BASE(MOD(MOD([.$A41];256)+[.J$1];256);16;2)" office:value-type="string" office:string-value="0x1D">
            <text:p>0x1D</text:p>
          </table:table-cell>
          <table:table-cell table:formula="of:=&quot;- d: [&quot;&amp;[.C41]&amp;&quot;, &quot;&amp;[.D41]&amp;&quot;, &quot;&amp;[.E41]&amp;&quot;, &quot;&amp;[.F41]&amp;&quot;, &quot;&amp;[.G41]&amp;&quot;, &quot;&amp;[.H41]&amp;&quot;, &quot;&amp;[.I41]&amp;&quot;, &quot;&amp;[.J41]&amp;&quot;]#  e: 0#  t: 5&quot;" office:value-type="string" office:string-value="- d: [0x28, 0x17, 0x18, 0x19, 0x1A, 0x1B, 0x1C, 0x1D]#  e: 0#  t: 5">
            <text:p>- d: [0x28, 0x17, 0x18, 0x19, 0x1A, 0x1B, 0x1C, 0x1D]# <text:s/>e: 0# <text:s/>t: 5</text:p>
          </table:table-cell>
        </table:table-row>
        <table:table-row table:style-name="ro1">
          <table:table-cell table:formula="of:=[.A41]+7" office:value-type="float" office:value="286">
            <text:p>286</text:p>
          </table:table-cell>
          <table:table-cell table:formula="of:=[.B41]+1" office:value-type="float" office:value="41">
            <text:p>41</text:p>
          </table:table-cell>
          <table:table-cell table:formula="of:=&quot;0x&quot;&amp;BASE(MOD([.B42];16)+32;16)" office:value-type="string" office:string-value="0x29">
            <text:p>0x29</text:p>
          </table:table-cell>
          <table:table-cell table:formula="of:=&quot;0x&quot;&amp;BASE(MOD(MOD([.$A42];256)+[.D$1];256);16;2)" office:value-type="string" office:string-value="0x1E">
            <text:p>0x1E</text:p>
          </table:table-cell>
          <table:table-cell table:formula="of:=&quot;0x&quot;&amp;BASE(MOD(MOD([.$A42];256)+[.E$1];256);16;2)" office:value-type="string" office:string-value="0x1F">
            <text:p>0x1F</text:p>
          </table:table-cell>
          <table:table-cell table:formula="of:=&quot;0x&quot;&amp;BASE(MOD(MOD([.$A42];256)+[.F$1];256);16;2)" office:value-type="string" office:string-value="0x20">
            <text:p>0x20</text:p>
          </table:table-cell>
          <table:table-cell table:formula="of:=&quot;0x&quot;&amp;BASE(MOD(MOD([.$A42];256)+[.G$1];256);16;2)" office:value-type="string" office:string-value="0x21">
            <text:p>0x21</text:p>
          </table:table-cell>
          <table:table-cell table:formula="of:=&quot;0x&quot;&amp;BASE(MOD(MOD([.$A42];256)+[.H$1];256);16;2)" office:value-type="string" office:string-value="0x22">
            <text:p>0x22</text:p>
          </table:table-cell>
          <table:table-cell table:formula="of:=&quot;0x&quot;&amp;BASE(MOD(MOD([.$A42];256)+[.I$1];256);16;2)" office:value-type="string" office:string-value="0x23">
            <text:p>0x23</text:p>
          </table:table-cell>
          <table:table-cell table:formula="of:=&quot;0x&quot;&amp;BASE(MOD(MOD([.$A42];256)+[.J$1];256);16;2)" office:value-type="string" office:string-value="0x24">
            <text:p>0x24</text:p>
          </table:table-cell>
          <table:table-cell table:formula="of:=&quot;- d: [&quot;&amp;[.C42]&amp;&quot;, &quot;&amp;[.D42]&amp;&quot;, &quot;&amp;[.E42]&amp;&quot;, &quot;&amp;[.F42]&amp;&quot;, &quot;&amp;[.G42]&amp;&quot;, &quot;&amp;[.H42]&amp;&quot;, &quot;&amp;[.I42]&amp;&quot;, &quot;&amp;[.J42]&amp;&quot;]#  e: 0#  t: 5&quot;" office:value-type="string" office:string-value="- d: [0x29, 0x1E, 0x1F, 0x20, 0x21, 0x22, 0x23, 0x24]#  e: 0#  t: 5">
            <text:p>- d: [0x29, 0x1E, 0x1F, 0x20, 0x21, 0x22, 0x23, 0x24]# <text:s/>e: 0# <text:s/>t: 5</text:p>
          </table:table-cell>
        </table:table-row>
        <table:table-row table:style-name="ro1">
          <table:table-cell table:formula="of:=[.A42]+7" office:value-type="float" office:value="293">
            <text:p>293</text:p>
          </table:table-cell>
          <table:table-cell table:formula="of:=[.B42]+1" office:value-type="float" office:value="42">
            <text:p>42</text:p>
          </table:table-cell>
          <table:table-cell table:formula="of:=&quot;0x&quot;&amp;BASE(MOD([.B43];16)+32;16)" office:value-type="string" office:string-value="0x2A">
            <text:p>0x2A</text:p>
          </table:table-cell>
          <table:table-cell table:formula="of:=&quot;0x&quot;&amp;BASE(MOD(MOD([.$A43];256)+[.D$1];256);16;2)" office:value-type="string" office:string-value="0x25">
            <text:p>0x25</text:p>
          </table:table-cell>
          <table:table-cell table:formula="of:=&quot;0x&quot;&amp;BASE(MOD(MOD([.$A43];256)+[.E$1];256);16;2)" office:value-type="string" office:string-value="0x26">
            <text:p>0x26</text:p>
          </table:table-cell>
          <table:table-cell table:formula="of:=&quot;0x&quot;&amp;BASE(MOD(MOD([.$A43];256)+[.F$1];256);16;2)" office:value-type="string" office:string-value="0x27">
            <text:p>0x27</text:p>
          </table:table-cell>
          <table:table-cell table:formula="of:=&quot;0x&quot;&amp;BASE(MOD(MOD([.$A43];256)+[.G$1];256);16;2)" office:value-type="string" office:string-value="0x28">
            <text:p>0x28</text:p>
          </table:table-cell>
          <table:table-cell table:formula="of:=&quot;0x&quot;&amp;BASE(MOD(MOD([.$A43];256)+[.H$1];256);16;2)" office:value-type="string" office:string-value="0x29">
            <text:p>0x29</text:p>
          </table:table-cell>
          <table:table-cell table:formula="of:=&quot;0x&quot;&amp;BASE(MOD(MOD([.$A43];256)+[.I$1];256);16;2)" office:value-type="string" office:string-value="0x2A">
            <text:p>0x2A</text:p>
          </table:table-cell>
          <table:table-cell table:formula="of:=&quot;0x&quot;&amp;BASE(MOD(MOD([.$A43];256)+[.J$1];256);16;2)" office:value-type="string" office:string-value="0x2B">
            <text:p>0x2B</text:p>
          </table:table-cell>
          <table:table-cell table:formula="of:=&quot;- d: [&quot;&amp;[.C43]&amp;&quot;, &quot;&amp;[.D43]&amp;&quot;, &quot;&amp;[.E43]&amp;&quot;, &quot;&amp;[.F43]&amp;&quot;, &quot;&amp;[.G43]&amp;&quot;, &quot;&amp;[.H43]&amp;&quot;, &quot;&amp;[.I43]&amp;&quot;, &quot;&amp;[.J43]&amp;&quot;]#  e: 0#  t: 5&quot;" office:value-type="string" office:string-value="- d: [0x2A, 0x25, 0x26, 0x27, 0x28, 0x29, 0x2A, 0x2B]#  e: 0#  t: 5">
            <text:p>- d: [0x2A, 0x25, 0x26, 0x27, 0x28, 0x29, 0x2A, 0x2B]# <text:s/>e: 0# <text:s/>t: 5</text:p>
          </table:table-cell>
        </table:table-row>
        <table:table-row table:style-name="ro1">
          <table:table-cell table:formula="of:=[.A43]+7" office:value-type="float" office:value="300">
            <text:p>300</text:p>
          </table:table-cell>
          <table:table-cell table:formula="of:=[.B43]+1" office:value-type="float" office:value="43">
            <text:p>43</text:p>
          </table:table-cell>
          <table:table-cell table:formula="of:=&quot;0x&quot;&amp;BASE(MOD([.B44];16)+32;16)" office:value-type="string" office:string-value="0x2B">
            <text:p>0x2B</text:p>
          </table:table-cell>
          <table:table-cell table:formula="of:=&quot;0x&quot;&amp;BASE(MOD(MOD([.$A44];256)+[.D$1];256);16;2)" office:value-type="string" office:string-value="0x2C">
            <text:p>0x2C</text:p>
          </table:table-cell>
          <table:table-cell table:formula="of:=&quot;0x&quot;&amp;BASE(MOD(MOD([.$A44];256)+[.E$1];256);16;2)" office:value-type="string" office:string-value="0x2D">
            <text:p>0x2D</text:p>
          </table:table-cell>
          <table:table-cell table:formula="of:=&quot;0x&quot;&amp;BASE(MOD(MOD([.$A44];256)+[.F$1];256);16;2)" office:value-type="string" office:string-value="0x2E">
            <text:p>0x2E</text:p>
          </table:table-cell>
          <table:table-cell table:formula="of:=&quot;0x&quot;&amp;BASE(MOD(MOD([.$A44];256)+[.G$1];256);16;2)" office:value-type="string" office:string-value="0x2F">
            <text:p>0x2F</text:p>
          </table:table-cell>
          <table:table-cell table:formula="of:=&quot;0x&quot;&amp;BASE(MOD(MOD([.$A44];256)+[.H$1];256);16;2)" office:value-type="string" office:string-value="0x30">
            <text:p>0x30</text:p>
          </table:table-cell>
          <table:table-cell table:formula="of:=&quot;0x&quot;&amp;BASE(MOD(MOD([.$A44];256)+[.I$1];256);16;2)" office:value-type="string" office:string-value="0x31">
            <text:p>0x31</text:p>
          </table:table-cell>
          <table:table-cell table:formula="of:=&quot;0x&quot;&amp;BASE(MOD(MOD([.$A44];256)+[.J$1];256);16;2)" office:value-type="string" office:string-value="0x32">
            <text:p>0x32</text:p>
          </table:table-cell>
          <table:table-cell table:formula="of:=&quot;- d: [&quot;&amp;[.C44]&amp;&quot;, &quot;&amp;[.D44]&amp;&quot;, &quot;&amp;[.E44]&amp;&quot;, &quot;&amp;[.F44]&amp;&quot;, &quot;&amp;[.G44]&amp;&quot;, &quot;&amp;[.H44]&amp;&quot;, &quot;&amp;[.I44]&amp;&quot;, &quot;&amp;[.J44]&amp;&quot;]#  e: 0#  t: 5&quot;" office:value-type="string" office:string-value="- d: [0x2B, 0x2C, 0x2D, 0x2E, 0x2F, 0x30, 0x31, 0x32]#  e: 0#  t: 5">
            <text:p>- d: [0x2B, 0x2C, 0x2D, 0x2E, 0x2F, 0x30, 0x31, 0x32]# <text:s/>e: 0# <text:s/>t: 5</text:p>
          </table:table-cell>
        </table:table-row>
        <table:table-row table:style-name="ro1">
          <table:table-cell table:formula="of:=[.A44]+7" office:value-type="float" office:value="307">
            <text:p>307</text:p>
          </table:table-cell>
          <table:table-cell table:formula="of:=[.B44]+1" office:value-type="float" office:value="44">
            <text:p>44</text:p>
          </table:table-cell>
          <table:table-cell table:formula="of:=&quot;0x&quot;&amp;BASE(MOD([.B45];16)+32;16)" office:value-type="string" office:string-value="0x2C">
            <text:p>0x2C</text:p>
          </table:table-cell>
          <table:table-cell table:formula="of:=&quot;0x&quot;&amp;BASE(MOD(MOD([.$A45];256)+[.D$1];256);16;2)" office:value-type="string" office:string-value="0x33">
            <text:p>0x33</text:p>
          </table:table-cell>
          <table:table-cell table:formula="of:=&quot;0x&quot;&amp;BASE(MOD(MOD([.$A45];256)+[.E$1];256);16;2)" office:value-type="string" office:string-value="0x34">
            <text:p>0x34</text:p>
          </table:table-cell>
          <table:table-cell table:formula="of:=&quot;0x&quot;&amp;BASE(MOD(MOD([.$A45];256)+[.F$1];256);16;2)" office:value-type="string" office:string-value="0x35">
            <text:p>0x35</text:p>
          </table:table-cell>
          <table:table-cell table:formula="of:=&quot;0x&quot;&amp;BASE(MOD(MOD([.$A45];256)+[.G$1];256);16;2)" office:value-type="string" office:string-value="0x36">
            <text:p>0x36</text:p>
          </table:table-cell>
          <table:table-cell table:formula="of:=&quot;0x&quot;&amp;BASE(MOD(MOD([.$A45];256)+[.H$1];256);16;2)" office:value-type="string" office:string-value="0x37">
            <text:p>0x37</text:p>
          </table:table-cell>
          <table:table-cell table:formula="of:=&quot;0x&quot;&amp;BASE(MOD(MOD([.$A45];256)+[.I$1];256);16;2)" office:value-type="string" office:string-value="0x38">
            <text:p>0x38</text:p>
          </table:table-cell>
          <table:table-cell table:formula="of:=&quot;0x&quot;&amp;BASE(MOD(MOD([.$A45];256)+[.J$1];256);16;2)" office:value-type="string" office:string-value="0x39">
            <text:p>0x39</text:p>
          </table:table-cell>
          <table:table-cell table:formula="of:=&quot;- d: [&quot;&amp;[.C45]&amp;&quot;, &quot;&amp;[.D45]&amp;&quot;, &quot;&amp;[.E45]&amp;&quot;, &quot;&amp;[.F45]&amp;&quot;, &quot;&amp;[.G45]&amp;&quot;, &quot;&amp;[.H45]&amp;&quot;, &quot;&amp;[.I45]&amp;&quot;, &quot;&amp;[.J45]&amp;&quot;]#  e: 0#  t: 5&quot;" office:value-type="string" office:string-value="- d: [0x2C, 0x33, 0x34, 0x35, 0x36, 0x37, 0x38, 0x39]#  e: 0#  t: 5">
            <text:p>- d: [0x2C, 0x33, 0x34, 0x35, 0x36, 0x37, 0x38, 0x39]# <text:s/>e: 0# <text:s/>t: 5</text:p>
          </table:table-cell>
        </table:table-row>
        <table:table-row table:style-name="ro1">
          <table:table-cell table:formula="of:=[.A45]+7" office:value-type="float" office:value="314">
            <text:p>314</text:p>
          </table:table-cell>
          <table:table-cell table:formula="of:=[.B45]+1" office:value-type="float" office:value="45">
            <text:p>45</text:p>
          </table:table-cell>
          <table:table-cell table:formula="of:=&quot;0x&quot;&amp;BASE(MOD([.B46];16)+32;16)" office:value-type="string" office:string-value="0x2D">
            <text:p>0x2D</text:p>
          </table:table-cell>
          <table:table-cell table:formula="of:=&quot;0x&quot;&amp;BASE(MOD(MOD([.$A46];256)+[.D$1];256);16;2)" office:value-type="string" office:string-value="0x3A">
            <text:p>0x3A</text:p>
          </table:table-cell>
          <table:table-cell table:formula="of:=&quot;0x&quot;&amp;BASE(MOD(MOD([.$A46];256)+[.E$1];256);16;2)" office:value-type="string" office:string-value="0x3B">
            <text:p>0x3B</text:p>
          </table:table-cell>
          <table:table-cell table:formula="of:=&quot;0x&quot;&amp;BASE(MOD(MOD([.$A46];256)+[.F$1];256);16;2)" office:value-type="string" office:string-value="0x3C">
            <text:p>0x3C</text:p>
          </table:table-cell>
          <table:table-cell table:formula="of:=&quot;0x&quot;&amp;BASE(MOD(MOD([.$A46];256)+[.G$1];256);16;2)" office:value-type="string" office:string-value="0x3D">
            <text:p>0x3D</text:p>
          </table:table-cell>
          <table:table-cell table:formula="of:=&quot;0x&quot;&amp;BASE(MOD(MOD([.$A46];256)+[.H$1];256);16;2)" office:value-type="string" office:string-value="0x3E">
            <text:p>0x3E</text:p>
          </table:table-cell>
          <table:table-cell table:formula="of:=&quot;0x&quot;&amp;BASE(MOD(MOD([.$A46];256)+[.I$1];256);16;2)" office:value-type="string" office:string-value="0x3F">
            <text:p>0x3F</text:p>
          </table:table-cell>
          <table:table-cell table:formula="of:=&quot;0x&quot;&amp;BASE(MOD(MOD([.$A46];256)+[.J$1];256);16;2)" office:value-type="string" office:string-value="0x40">
            <text:p>0x40</text:p>
          </table:table-cell>
          <table:table-cell table:formula="of:=&quot;- d: [&quot;&amp;[.C46]&amp;&quot;, &quot;&amp;[.D46]&amp;&quot;, &quot;&amp;[.E46]&amp;&quot;, &quot;&amp;[.F46]&amp;&quot;, &quot;&amp;[.G46]&amp;&quot;, &quot;&amp;[.H46]&amp;&quot;, &quot;&amp;[.I46]&amp;&quot;, &quot;&amp;[.J46]&amp;&quot;]#  e: 0#  t: 5&quot;" office:value-type="string" office:string-value="- d: [0x2D, 0x3A, 0x3B, 0x3C, 0x3D, 0x3E, 0x3F, 0x40]#  e: 0#  t: 5">
            <text:p>- d: [0x2D, 0x3A, 0x3B, 0x3C, 0x3D, 0x3E, 0x3F, 0x40]# <text:s/>e: 0# <text:s/>t: 5</text:p>
          </table:table-cell>
        </table:table-row>
        <table:table-row table:style-name="ro1">
          <table:table-cell table:formula="of:=[.A46]+7" office:value-type="float" office:value="321">
            <text:p>321</text:p>
          </table:table-cell>
          <table:table-cell table:formula="of:=[.B46]+1" office:value-type="float" office:value="46">
            <text:p>46</text:p>
          </table:table-cell>
          <table:table-cell table:formula="of:=&quot;0x&quot;&amp;BASE(MOD([.B47];16)+32;16)" office:value-type="string" office:string-value="0x2E">
            <text:p>0x2E</text:p>
          </table:table-cell>
          <table:table-cell table:formula="of:=&quot;0x&quot;&amp;BASE(MOD(MOD([.$A47];256)+[.D$1];256);16;2)" office:value-type="string" office:string-value="0x41">
            <text:p>0x41</text:p>
          </table:table-cell>
          <table:table-cell table:formula="of:=&quot;0x&quot;&amp;BASE(MOD(MOD([.$A47];256)+[.E$1];256);16;2)" office:value-type="string" office:string-value="0x42">
            <text:p>0x42</text:p>
          </table:table-cell>
          <table:table-cell table:formula="of:=&quot;0x&quot;&amp;BASE(MOD(MOD([.$A47];256)+[.F$1];256);16;2)" office:value-type="string" office:string-value="0x43">
            <text:p>0x43</text:p>
          </table:table-cell>
          <table:table-cell table:formula="of:=&quot;0x&quot;&amp;BASE(MOD(MOD([.$A47];256)+[.G$1];256);16;2)" office:value-type="string" office:string-value="0x44">
            <text:p>0x44</text:p>
          </table:table-cell>
          <table:table-cell table:formula="of:=&quot;0x&quot;&amp;BASE(MOD(MOD([.$A47];256)+[.H$1];256);16;2)" office:value-type="string" office:string-value="0x45">
            <text:p>0x45</text:p>
          </table:table-cell>
          <table:table-cell table:formula="of:=&quot;0x&quot;&amp;BASE(MOD(MOD([.$A47];256)+[.I$1];256);16;2)" office:value-type="string" office:string-value="0x46">
            <text:p>0x46</text:p>
          </table:table-cell>
          <table:table-cell table:formula="of:=&quot;0x&quot;&amp;BASE(MOD(MOD([.$A47];256)+[.J$1];256);16;2)" office:value-type="string" office:string-value="0x47">
            <text:p>0x47</text:p>
          </table:table-cell>
          <table:table-cell table:formula="of:=&quot;- d: [&quot;&amp;[.C47]&amp;&quot;, &quot;&amp;[.D47]&amp;&quot;, &quot;&amp;[.E47]&amp;&quot;, &quot;&amp;[.F47]&amp;&quot;, &quot;&amp;[.G47]&amp;&quot;, &quot;&amp;[.H47]&amp;&quot;, &quot;&amp;[.I47]&amp;&quot;, &quot;&amp;[.J47]&amp;&quot;]#  e: 0#  t: 5&quot;" office:value-type="string" office:string-value="- d: [0x2E, 0x41, 0x42, 0x43, 0x44, 0x45, 0x46, 0x47]#  e: 0#  t: 5">
            <text:p>- d: [0x2E, 0x41, 0x42, 0x43, 0x44, 0x45, 0x46, 0x47]# <text:s/>e: 0# <text:s/>t: 5</text:p>
          </table:table-cell>
        </table:table-row>
        <table:table-row table:style-name="ro1">
          <table:table-cell table:formula="of:=[.A47]+7" office:value-type="float" office:value="328">
            <text:p>328</text:p>
          </table:table-cell>
          <table:table-cell table:formula="of:=[.B47]+1" office:value-type="float" office:value="47">
            <text:p>47</text:p>
          </table:table-cell>
          <table:table-cell table:formula="of:=&quot;0x&quot;&amp;BASE(MOD([.B48];16)+32;16)" office:value-type="string" office:string-value="0x2F">
            <text:p>0x2F</text:p>
          </table:table-cell>
          <table:table-cell table:formula="of:=&quot;0x&quot;&amp;BASE(MOD(MOD([.$A48];256)+[.D$1];256);16;2)" office:value-type="string" office:string-value="0x48">
            <text:p>0x48</text:p>
          </table:table-cell>
          <table:table-cell table:formula="of:=&quot;0x&quot;&amp;BASE(MOD(MOD([.$A48];256)+[.E$1];256);16;2)" office:value-type="string" office:string-value="0x49">
            <text:p>0x49</text:p>
          </table:table-cell>
          <table:table-cell table:formula="of:=&quot;0x&quot;&amp;BASE(MOD(MOD([.$A48];256)+[.F$1];256);16;2)" office:value-type="string" office:string-value="0x4A">
            <text:p>0x4A</text:p>
          </table:table-cell>
          <table:table-cell table:formula="of:=&quot;0x&quot;&amp;BASE(MOD(MOD([.$A48];256)+[.G$1];256);16;2)" office:value-type="string" office:string-value="0x4B">
            <text:p>0x4B</text:p>
          </table:table-cell>
          <table:table-cell table:formula="of:=&quot;0x&quot;&amp;BASE(MOD(MOD([.$A48];256)+[.H$1];256);16;2)" office:value-type="string" office:string-value="0x4C">
            <text:p>0x4C</text:p>
          </table:table-cell>
          <table:table-cell table:formula="of:=&quot;0x&quot;&amp;BASE(MOD(MOD([.$A48];256)+[.I$1];256);16;2)" office:value-type="string" office:string-value="0x4D">
            <text:p>0x4D</text:p>
          </table:table-cell>
          <table:table-cell table:formula="of:=&quot;0x&quot;&amp;BASE(MOD(MOD([.$A48];256)+[.J$1];256);16;2)" office:value-type="string" office:string-value="0x4E">
            <text:p>0x4E</text:p>
          </table:table-cell>
          <table:table-cell table:formula="of:=&quot;- d: [&quot;&amp;[.C48]&amp;&quot;, &quot;&amp;[.D48]&amp;&quot;, &quot;&amp;[.E48]&amp;&quot;, &quot;&amp;[.F48]&amp;&quot;, &quot;&amp;[.G48]&amp;&quot;, &quot;&amp;[.H48]&amp;&quot;, &quot;&amp;[.I48]&amp;&quot;, &quot;&amp;[.J48]&amp;&quot;]#  e: 0#  t: 5&quot;" office:value-type="string" office:string-value="- d: [0x2F, 0x48, 0x49, 0x4A, 0x4B, 0x4C, 0x4D, 0x4E]#  e: 0#  t: 5">
            <text:p>- d: [0x2F, 0x48, 0x49, 0x4A, 0x4B, 0x4C, 0x4D, 0x4E]# <text:s/>e: 0# <text:s/>t: 5</text:p>
          </table:table-cell>
        </table:table-row>
        <table:table-row table:style-name="ro1">
          <table:table-cell table:formula="of:=[.A48]+7" office:value-type="float" office:value="335">
            <text:p>335</text:p>
          </table:table-cell>
          <table:table-cell table:formula="of:=[.B48]+1" office:value-type="float" office:value="48">
            <text:p>48</text:p>
          </table:table-cell>
          <table:table-cell table:formula="of:=&quot;0x&quot;&amp;BASE(MOD([.B49];16)+32;16)" office:value-type="string" office:string-value="0x20">
            <text:p>0x20</text:p>
          </table:table-cell>
          <table:table-cell table:formula="of:=&quot;0x&quot;&amp;BASE(MOD(MOD([.$A49];256)+[.D$1];256);16;2)" office:value-type="string" office:string-value="0x4F">
            <text:p>0x4F</text:p>
          </table:table-cell>
          <table:table-cell table:formula="of:=&quot;0x&quot;&amp;BASE(MOD(MOD([.$A49];256)+[.E$1];256);16;2)" office:value-type="string" office:string-value="0x50">
            <text:p>0x50</text:p>
          </table:table-cell>
          <table:table-cell table:formula="of:=&quot;0x&quot;&amp;BASE(MOD(MOD([.$A49];256)+[.F$1];256);16;2)" office:value-type="string" office:string-value="0x51">
            <text:p>0x51</text:p>
          </table:table-cell>
          <table:table-cell table:formula="of:=&quot;0x&quot;&amp;BASE(MOD(MOD([.$A49];256)+[.G$1];256);16;2)" office:value-type="string" office:string-value="0x52">
            <text:p>0x52</text:p>
          </table:table-cell>
          <table:table-cell table:formula="of:=&quot;0x&quot;&amp;BASE(MOD(MOD([.$A49];256)+[.H$1];256);16;2)" office:value-type="string" office:string-value="0x53">
            <text:p>0x53</text:p>
          </table:table-cell>
          <table:table-cell table:formula="of:=&quot;0x&quot;&amp;BASE(MOD(MOD([.$A49];256)+[.I$1];256);16;2)" office:value-type="string" office:string-value="0x54">
            <text:p>0x54</text:p>
          </table:table-cell>
          <table:table-cell table:formula="of:=&quot;0x&quot;&amp;BASE(MOD(MOD([.$A49];256)+[.J$1];256);16;2)" office:value-type="string" office:string-value="0x55">
            <text:p>0x55</text:p>
          </table:table-cell>
          <table:table-cell table:formula="of:=&quot;- d: [&quot;&amp;[.C49]&amp;&quot;, &quot;&amp;[.D49]&amp;&quot;, &quot;&amp;[.E49]&amp;&quot;, &quot;&amp;[.F49]&amp;&quot;, &quot;&amp;[.G49]&amp;&quot;, &quot;&amp;[.H49]&amp;&quot;, &quot;&amp;[.I49]&amp;&quot;, &quot;&amp;[.J49]&amp;&quot;]#  e: 0#  t: 5&quot;" office:value-type="string" office:string-value="- d: [0x20, 0x4F, 0x50, 0x51, 0x52, 0x53, 0x54, 0x55]#  e: 0#  t: 5">
            <text:p>- d: [0x20, 0x4F, 0x50, 0x51, 0x52, 0x53, 0x54, 0x55]# <text:s/>e: 0# <text:s/>t: 5</text:p>
          </table:table-cell>
        </table:table-row>
        <table:table-row table:style-name="ro1">
          <table:table-cell table:formula="of:=[.A49]+7" office:value-type="float" office:value="342">
            <text:p>342</text:p>
          </table:table-cell>
          <table:table-cell table:formula="of:=[.B49]+1" office:value-type="float" office:value="49">
            <text:p>49</text:p>
          </table:table-cell>
          <table:table-cell table:formula="of:=&quot;0x&quot;&amp;BASE(MOD([.B50];16)+32;16)" office:value-type="string" office:string-value="0x21">
            <text:p>0x21</text:p>
          </table:table-cell>
          <table:table-cell table:formula="of:=&quot;0x&quot;&amp;BASE(MOD(MOD([.$A50];256)+[.D$1];256);16;2)" office:value-type="string" office:string-value="0x56">
            <text:p>0x56</text:p>
          </table:table-cell>
          <table:table-cell table:formula="of:=&quot;0x&quot;&amp;BASE(MOD(MOD([.$A50];256)+[.E$1];256);16;2)" office:value-type="string" office:string-value="0x57">
            <text:p>0x57</text:p>
          </table:table-cell>
          <table:table-cell table:formula="of:=&quot;0x&quot;&amp;BASE(MOD(MOD([.$A50];256)+[.F$1];256);16;2)" office:value-type="string" office:string-value="0x58">
            <text:p>0x58</text:p>
          </table:table-cell>
          <table:table-cell table:formula="of:=&quot;0x&quot;&amp;BASE(MOD(MOD([.$A50];256)+[.G$1];256);16;2)" office:value-type="string" office:string-value="0x59">
            <text:p>0x59</text:p>
          </table:table-cell>
          <table:table-cell table:formula="of:=&quot;0x&quot;&amp;BASE(MOD(MOD([.$A50];256)+[.H$1];256);16;2)" office:value-type="string" office:string-value="0x5A">
            <text:p>0x5A</text:p>
          </table:table-cell>
          <table:table-cell table:formula="of:=&quot;0x&quot;&amp;BASE(MOD(MOD([.$A50];256)+[.I$1];256);16;2)" office:value-type="string" office:string-value="0x5B">
            <text:p>0x5B</text:p>
          </table:table-cell>
          <table:table-cell table:formula="of:=&quot;0x&quot;&amp;BASE(MOD(MOD([.$A50];256)+[.J$1];256);16;2)" office:value-type="string" office:string-value="0x5C">
            <text:p>0x5C</text:p>
          </table:table-cell>
          <table:table-cell table:formula="of:=&quot;- d: [&quot;&amp;[.C50]&amp;&quot;, &quot;&amp;[.D50]&amp;&quot;, &quot;&amp;[.E50]&amp;&quot;, &quot;&amp;[.F50]&amp;&quot;, &quot;&amp;[.G50]&amp;&quot;, &quot;&amp;[.H50]&amp;&quot;, &quot;&amp;[.I50]&amp;&quot;, &quot;&amp;[.J50]&amp;&quot;]#  e: 0#  t: 5&quot;" office:value-type="string" office:string-value="- d: [0x21, 0x56, 0x57, 0x58, 0x59, 0x5A, 0x5B, 0x5C]#  e: 0#  t: 5">
            <text:p>- d: [0x21, 0x56, 0x57, 0x58, 0x59, 0x5A, 0x5B, 0x5C]# <text:s/>e: 0# <text:s/>t: 5</text:p>
          </table:table-cell>
        </table:table-row>
        <table:table-row table:style-name="ro1">
          <table:table-cell table:formula="of:=[.A50]+7" office:value-type="float" office:value="349">
            <text:p>349</text:p>
          </table:table-cell>
          <table:table-cell table:formula="of:=[.B50]+1" office:value-type="float" office:value="50">
            <text:p>50</text:p>
          </table:table-cell>
          <table:table-cell table:formula="of:=&quot;0x&quot;&amp;BASE(MOD([.B51];16)+32;16)" office:value-type="string" office:string-value="0x22">
            <text:p>0x22</text:p>
          </table:table-cell>
          <table:table-cell table:formula="of:=&quot;0x&quot;&amp;BASE(MOD(MOD([.$A51];256)+[.D$1];256);16;2)" office:value-type="string" office:string-value="0x5D">
            <text:p>0x5D</text:p>
          </table:table-cell>
          <table:table-cell table:formula="of:=&quot;0x&quot;&amp;BASE(MOD(MOD([.$A51];256)+[.E$1];256);16;2)" office:value-type="string" office:string-value="0x5E">
            <text:p>0x5E</text:p>
          </table:table-cell>
          <table:table-cell table:formula="of:=&quot;0x&quot;&amp;BASE(MOD(MOD([.$A51];256)+[.F$1];256);16;2)" office:value-type="string" office:string-value="0x5F">
            <text:p>0x5F</text:p>
          </table:table-cell>
          <table:table-cell table:formula="of:=&quot;0x&quot;&amp;BASE(MOD(MOD([.$A51];256)+[.G$1];256);16;2)" office:value-type="string" office:string-value="0x60">
            <text:p>0x60</text:p>
          </table:table-cell>
          <table:table-cell table:formula="of:=&quot;0x&quot;&amp;BASE(MOD(MOD([.$A51];256)+[.H$1];256);16;2)" office:value-type="string" office:string-value="0x61">
            <text:p>0x61</text:p>
          </table:table-cell>
          <table:table-cell table:formula="of:=&quot;0x&quot;&amp;BASE(MOD(MOD([.$A51];256)+[.I$1];256);16;2)" office:value-type="string" office:string-value="0x62">
            <text:p>0x62</text:p>
          </table:table-cell>
          <table:table-cell table:formula="of:=&quot;0x&quot;&amp;BASE(MOD(MOD([.$A51];256)+[.J$1];256);16;2)" office:value-type="string" office:string-value="0x63">
            <text:p>0x63</text:p>
          </table:table-cell>
          <table:table-cell table:formula="of:=&quot;- d: [&quot;&amp;[.C51]&amp;&quot;, &quot;&amp;[.D51]&amp;&quot;, &quot;&amp;[.E51]&amp;&quot;, &quot;&amp;[.F51]&amp;&quot;, &quot;&amp;[.G51]&amp;&quot;, &quot;&amp;[.H51]&amp;&quot;, &quot;&amp;[.I51]&amp;&quot;, &quot;&amp;[.J51]&amp;&quot;]#  e: 0#  t: 5&quot;" office:value-type="string" office:string-value="- d: [0x22, 0x5D, 0x5E, 0x5F, 0x60, 0x61, 0x62, 0x63]#  e: 0#  t: 5">
            <text:p>- d: [0x22, 0x5D, 0x5E, 0x5F, 0x60, 0x61, 0x62, 0x63]# <text:s/>e: 0# <text:s/>t: 5</text:p>
          </table:table-cell>
        </table:table-row>
        <table:table-row table:style-name="ro1">
          <table:table-cell table:formula="of:=[.A51]+7" office:value-type="float" office:value="356">
            <text:p>356</text:p>
          </table:table-cell>
          <table:table-cell table:formula="of:=[.B51]+1" office:value-type="float" office:value="51">
            <text:p>51</text:p>
          </table:table-cell>
          <table:table-cell table:formula="of:=&quot;0x&quot;&amp;BASE(MOD([.B52];16)+32;16)" office:value-type="string" office:string-value="0x23">
            <text:p>0x23</text:p>
          </table:table-cell>
          <table:table-cell table:formula="of:=&quot;0x&quot;&amp;BASE(MOD(MOD([.$A52];256)+[.D$1];256);16;2)" office:value-type="string" office:string-value="0x64">
            <text:p>0x64</text:p>
          </table:table-cell>
          <table:table-cell table:formula="of:=&quot;0x&quot;&amp;BASE(MOD(MOD([.$A52];256)+[.E$1];256);16;2)" office:value-type="string" office:string-value="0x65">
            <text:p>0x65</text:p>
          </table:table-cell>
          <table:table-cell table:formula="of:=&quot;0x&quot;&amp;BASE(MOD(MOD([.$A52];256)+[.F$1];256);16;2)" office:value-type="string" office:string-value="0x66">
            <text:p>0x66</text:p>
          </table:table-cell>
          <table:table-cell table:formula="of:=&quot;0x&quot;&amp;BASE(MOD(MOD([.$A52];256)+[.G$1];256);16;2)" office:value-type="string" office:string-value="0x67">
            <text:p>0x67</text:p>
          </table:table-cell>
          <table:table-cell table:formula="of:=&quot;0x&quot;&amp;BASE(MOD(MOD([.$A52];256)+[.H$1];256);16;2)" office:value-type="string" office:string-value="0x68">
            <text:p>0x68</text:p>
          </table:table-cell>
          <table:table-cell table:formula="of:=&quot;0x&quot;&amp;BASE(MOD(MOD([.$A52];256)+[.I$1];256);16;2)" office:value-type="string" office:string-value="0x69">
            <text:p>0x69</text:p>
          </table:table-cell>
          <table:table-cell table:formula="of:=&quot;0x&quot;&amp;BASE(MOD(MOD([.$A52];256)+[.J$1];256);16;2)" office:value-type="string" office:string-value="0x6A">
            <text:p>0x6A</text:p>
          </table:table-cell>
          <table:table-cell table:formula="of:=&quot;- d: [&quot;&amp;[.C52]&amp;&quot;, &quot;&amp;[.D52]&amp;&quot;, &quot;&amp;[.E52]&amp;&quot;, &quot;&amp;[.F52]&amp;&quot;, &quot;&amp;[.G52]&amp;&quot;, &quot;&amp;[.H52]&amp;&quot;, &quot;&amp;[.I52]&amp;&quot;, &quot;&amp;[.J52]&amp;&quot;]#  e: 0#  t: 5&quot;" office:value-type="string" office:string-value="- d: [0x23, 0x64, 0x65, 0x66, 0x67, 0x68, 0x69, 0x6A]#  e: 0#  t: 5">
            <text:p>- d: [0x23, 0x64, 0x65, 0x66, 0x67, 0x68, 0x69, 0x6A]# <text:s/>e: 0# <text:s/>t: 5</text:p>
          </table:table-cell>
        </table:table-row>
        <table:table-row table:style-name="ro1">
          <table:table-cell table:formula="of:=[.A52]+7" office:value-type="float" office:value="363">
            <text:p>363</text:p>
          </table:table-cell>
          <table:table-cell table:formula="of:=[.B52]+1" office:value-type="float" office:value="52">
            <text:p>52</text:p>
          </table:table-cell>
          <table:table-cell table:formula="of:=&quot;0x&quot;&amp;BASE(MOD([.B53];16)+32;16)" office:value-type="string" office:string-value="0x24">
            <text:p>0x24</text:p>
          </table:table-cell>
          <table:table-cell table:formula="of:=&quot;0x&quot;&amp;BASE(MOD(MOD([.$A53];256)+[.D$1];256);16;2)" office:value-type="string" office:string-value="0x6B">
            <text:p>0x6B</text:p>
          </table:table-cell>
          <table:table-cell table:formula="of:=&quot;0x&quot;&amp;BASE(MOD(MOD([.$A53];256)+[.E$1];256);16;2)" office:value-type="string" office:string-value="0x6C">
            <text:p>0x6C</text:p>
          </table:table-cell>
          <table:table-cell table:formula="of:=&quot;0x&quot;&amp;BASE(MOD(MOD([.$A53];256)+[.F$1];256);16;2)" office:value-type="string" office:string-value="0x6D">
            <text:p>0x6D</text:p>
          </table:table-cell>
          <table:table-cell table:formula="of:=&quot;0x&quot;&amp;BASE(MOD(MOD([.$A53];256)+[.G$1];256);16;2)" office:value-type="string" office:string-value="0x6E">
            <text:p>0x6E</text:p>
          </table:table-cell>
          <table:table-cell table:formula="of:=&quot;0x&quot;&amp;BASE(MOD(MOD([.$A53];256)+[.H$1];256);16;2)" office:value-type="string" office:string-value="0x6F">
            <text:p>0x6F</text:p>
          </table:table-cell>
          <table:table-cell table:formula="of:=&quot;0x&quot;&amp;BASE(MOD(MOD([.$A53];256)+[.I$1];256);16;2)" office:value-type="string" office:string-value="0x70">
            <text:p>0x70</text:p>
          </table:table-cell>
          <table:table-cell table:formula="of:=&quot;0x&quot;&amp;BASE(MOD(MOD([.$A53];256)+[.J$1];256);16;2)" office:value-type="string" office:string-value="0x71">
            <text:p>0x71</text:p>
          </table:table-cell>
          <table:table-cell table:formula="of:=&quot;- d: [&quot;&amp;[.C53]&amp;&quot;, &quot;&amp;[.D53]&amp;&quot;, &quot;&amp;[.E53]&amp;&quot;, &quot;&amp;[.F53]&amp;&quot;, &quot;&amp;[.G53]&amp;&quot;, &quot;&amp;[.H53]&amp;&quot;, &quot;&amp;[.I53]&amp;&quot;, &quot;&amp;[.J53]&amp;&quot;]#  e: 0#  t: 5&quot;" office:value-type="string" office:string-value="- d: [0x24, 0x6B, 0x6C, 0x6D, 0x6E, 0x6F, 0x70, 0x71]#  e: 0#  t: 5">
            <text:p>- d: [0x24, 0x6B, 0x6C, 0x6D, 0x6E, 0x6F, 0x70, 0x71]# <text:s/>e: 0# <text:s/>t: 5</text:p>
          </table:table-cell>
        </table:table-row>
        <table:table-row table:style-name="ro1">
          <table:table-cell table:formula="of:=[.A53]+7" office:value-type="float" office:value="370">
            <text:p>370</text:p>
          </table:table-cell>
          <table:table-cell table:formula="of:=[.B53]+1" office:value-type="float" office:value="53">
            <text:p>53</text:p>
          </table:table-cell>
          <table:table-cell table:formula="of:=&quot;0x&quot;&amp;BASE(MOD([.B54];16)+32;16)" office:value-type="string" office:string-value="0x25">
            <text:p>0x25</text:p>
          </table:table-cell>
          <table:table-cell table:formula="of:=&quot;0x&quot;&amp;BASE(MOD(MOD([.$A54];256)+[.D$1];256);16;2)" office:value-type="string" office:string-value="0x72">
            <text:p>0x72</text:p>
          </table:table-cell>
          <table:table-cell table:formula="of:=&quot;0x&quot;&amp;BASE(MOD(MOD([.$A54];256)+[.E$1];256);16;2)" office:value-type="string" office:string-value="0x73">
            <text:p>0x73</text:p>
          </table:table-cell>
          <table:table-cell table:formula="of:=&quot;0x&quot;&amp;BASE(MOD(MOD([.$A54];256)+[.F$1];256);16;2)" office:value-type="string" office:string-value="0x74">
            <text:p>0x74</text:p>
          </table:table-cell>
          <table:table-cell table:formula="of:=&quot;0x&quot;&amp;BASE(MOD(MOD([.$A54];256)+[.G$1];256);16;2)" office:value-type="string" office:string-value="0x75">
            <text:p>0x75</text:p>
          </table:table-cell>
          <table:table-cell table:formula="of:=&quot;0x&quot;&amp;BASE(MOD(MOD([.$A54];256)+[.H$1];256);16;2)" office:value-type="string" office:string-value="0x76">
            <text:p>0x76</text:p>
          </table:table-cell>
          <table:table-cell table:formula="of:=&quot;0x&quot;&amp;BASE(MOD(MOD([.$A54];256)+[.I$1];256);16;2)" office:value-type="string" office:string-value="0x77">
            <text:p>0x77</text:p>
          </table:table-cell>
          <table:table-cell table:formula="of:=&quot;0x&quot;&amp;BASE(MOD(MOD([.$A54];256)+[.J$1];256);16;2)" office:value-type="string" office:string-value="0x78">
            <text:p>0x78</text:p>
          </table:table-cell>
          <table:table-cell table:formula="of:=&quot;- d: [&quot;&amp;[.C54]&amp;&quot;, &quot;&amp;[.D54]&amp;&quot;, &quot;&amp;[.E54]&amp;&quot;, &quot;&amp;[.F54]&amp;&quot;, &quot;&amp;[.G54]&amp;&quot;, &quot;&amp;[.H54]&amp;&quot;, &quot;&amp;[.I54]&amp;&quot;, &quot;&amp;[.J54]&amp;&quot;]#  e: 0#  t: 5&quot;" office:value-type="string" office:string-value="- d: [0x25, 0x72, 0x73, 0x74, 0x75, 0x76, 0x77, 0x78]#  e: 0#  t: 5">
            <text:p>- d: [0x25, 0x72, 0x73, 0x74, 0x75, 0x76, 0x77, 0x78]# <text:s/>e: 0# <text:s/>t: 5</text:p>
          </table:table-cell>
        </table:table-row>
        <table:table-row table:style-name="ro1">
          <table:table-cell table:formula="of:=[.A54]+7" office:value-type="float" office:value="377">
            <text:p>377</text:p>
          </table:table-cell>
          <table:table-cell table:formula="of:=[.B54]+1" office:value-type="float" office:value="54">
            <text:p>54</text:p>
          </table:table-cell>
          <table:table-cell table:formula="of:=&quot;0x&quot;&amp;BASE(MOD([.B55];16)+32;16)" office:value-type="string" office:string-value="0x26">
            <text:p>0x26</text:p>
          </table:table-cell>
          <table:table-cell table:formula="of:=&quot;0x&quot;&amp;BASE(MOD(MOD([.$A55];256)+[.D$1];256);16;2)" office:value-type="string" office:string-value="0x79">
            <text:p>0x79</text:p>
          </table:table-cell>
          <table:table-cell table:formula="of:=&quot;0x&quot;&amp;BASE(MOD(MOD([.$A55];256)+[.E$1];256);16;2)" office:value-type="string" office:string-value="0x7A">
            <text:p>0x7A</text:p>
          </table:table-cell>
          <table:table-cell table:formula="of:=&quot;0x&quot;&amp;BASE(MOD(MOD([.$A55];256)+[.F$1];256);16;2)" office:value-type="string" office:string-value="0x7B">
            <text:p>0x7B</text:p>
          </table:table-cell>
          <table:table-cell table:formula="of:=&quot;0x&quot;&amp;BASE(MOD(MOD([.$A55];256)+[.G$1];256);16;2)" office:value-type="string" office:string-value="0x7C">
            <text:p>0x7C</text:p>
          </table:table-cell>
          <table:table-cell table:formula="of:=&quot;0x&quot;&amp;BASE(MOD(MOD([.$A55];256)+[.H$1];256);16;2)" office:value-type="string" office:string-value="0x7D">
            <text:p>0x7D</text:p>
          </table:table-cell>
          <table:table-cell table:formula="of:=&quot;0x&quot;&amp;BASE(MOD(MOD([.$A55];256)+[.I$1];256);16;2)" office:value-type="string" office:string-value="0x7E">
            <text:p>0x7E</text:p>
          </table:table-cell>
          <table:table-cell table:formula="of:=&quot;0x&quot;&amp;BASE(MOD(MOD([.$A55];256)+[.J$1];256);16;2)" office:value-type="string" office:string-value="0x7F">
            <text:p>0x7F</text:p>
          </table:table-cell>
          <table:table-cell table:formula="of:=&quot;- d: [&quot;&amp;[.C55]&amp;&quot;, &quot;&amp;[.D55]&amp;&quot;, &quot;&amp;[.E55]&amp;&quot;, &quot;&amp;[.F55]&amp;&quot;, &quot;&amp;[.G55]&amp;&quot;, &quot;&amp;[.H55]&amp;&quot;, &quot;&amp;[.I55]&amp;&quot;, &quot;&amp;[.J55]&amp;&quot;]#  e: 0#  t: 5&quot;" office:value-type="string" office:string-value="- d: [0x26, 0x79, 0x7A, 0x7B, 0x7C, 0x7D, 0x7E, 0x7F]#  e: 0#  t: 5">
            <text:p>- d: [0x26, 0x79, 0x7A, 0x7B, 0x7C, 0x7D, 0x7E, 0x7F]# <text:s/>e: 0# <text:s/>t: 5</text:p>
          </table:table-cell>
        </table:table-row>
        <table:table-row table:style-name="ro1">
          <table:table-cell table:formula="of:=[.A55]+7" office:value-type="float" office:value="384">
            <text:p>384</text:p>
          </table:table-cell>
          <table:table-cell table:formula="of:=[.B55]+1" office:value-type="float" office:value="55">
            <text:p>55</text:p>
          </table:table-cell>
          <table:table-cell table:formula="of:=&quot;0x&quot;&amp;BASE(MOD([.B56];16)+32;16)" office:value-type="string" office:string-value="0x27">
            <text:p>0x27</text:p>
          </table:table-cell>
          <table:table-cell table:formula="of:=&quot;0x&quot;&amp;BASE(MOD(MOD([.$A56];256)+[.D$1];256);16;2)" office:value-type="string" office:string-value="0x80">
            <text:p>0x80</text:p>
          </table:table-cell>
          <table:table-cell table:formula="of:=&quot;0x&quot;&amp;BASE(MOD(MOD([.$A56];256)+[.E$1];256);16;2)" office:value-type="string" office:string-value="0x81">
            <text:p>0x81</text:p>
          </table:table-cell>
          <table:table-cell table:formula="of:=&quot;0x&quot;&amp;BASE(MOD(MOD([.$A56];256)+[.F$1];256);16;2)" office:value-type="string" office:string-value="0x82">
            <text:p>0x82</text:p>
          </table:table-cell>
          <table:table-cell table:formula="of:=&quot;0x&quot;&amp;BASE(MOD(MOD([.$A56];256)+[.G$1];256);16;2)" office:value-type="string" office:string-value="0x83">
            <text:p>0x83</text:p>
          </table:table-cell>
          <table:table-cell table:formula="of:=&quot;0x&quot;&amp;BASE(MOD(MOD([.$A56];256)+[.H$1];256);16;2)" office:value-type="string" office:string-value="0x84">
            <text:p>0x84</text:p>
          </table:table-cell>
          <table:table-cell table:formula="of:=&quot;0x&quot;&amp;BASE(MOD(MOD([.$A56];256)+[.I$1];256);16;2)" office:value-type="string" office:string-value="0x85">
            <text:p>0x85</text:p>
          </table:table-cell>
          <table:table-cell table:formula="of:=&quot;0x&quot;&amp;BASE(MOD(MOD([.$A56];256)+[.J$1];256);16;2)" office:value-type="string" office:string-value="0x86">
            <text:p>0x86</text:p>
          </table:table-cell>
          <table:table-cell table:formula="of:=&quot;- d: [&quot;&amp;[.C56]&amp;&quot;, &quot;&amp;[.D56]&amp;&quot;, &quot;&amp;[.E56]&amp;&quot;, &quot;&amp;[.F56]&amp;&quot;, &quot;&amp;[.G56]&amp;&quot;, &quot;&amp;[.H56]&amp;&quot;, &quot;&amp;[.I56]&amp;&quot;, &quot;&amp;[.J56]&amp;&quot;]#  e: 0#  t: 5&quot;" office:value-type="string" office:string-value="- d: [0x27, 0x80, 0x81, 0x82, 0x83, 0x84, 0x85, 0x86]#  e: 0#  t: 5">
            <text:p>- d: [0x27, 0x80, 0x81, 0x82, 0x83, 0x84, 0x85, 0x86]# <text:s/>e: 0# <text:s/>t: 5</text:p>
          </table:table-cell>
        </table:table-row>
        <table:table-row table:style-name="ro1">
          <table:table-cell table:formula="of:=[.A56]+7" office:value-type="float" office:value="391">
            <text:p>391</text:p>
          </table:table-cell>
          <table:table-cell table:formula="of:=[.B56]+1" office:value-type="float" office:value="56">
            <text:p>56</text:p>
          </table:table-cell>
          <table:table-cell table:formula="of:=&quot;0x&quot;&amp;BASE(MOD([.B57];16)+32;16)" office:value-type="string" office:string-value="0x28">
            <text:p>0x28</text:p>
          </table:table-cell>
          <table:table-cell table:formula="of:=&quot;0x&quot;&amp;BASE(MOD(MOD([.$A57];256)+[.D$1];256);16;2)" office:value-type="string" office:string-value="0x87">
            <text:p>0x87</text:p>
          </table:table-cell>
          <table:table-cell table:formula="of:=&quot;0x&quot;&amp;BASE(MOD(MOD([.$A57];256)+[.E$1];256);16;2)" office:value-type="string" office:string-value="0x88">
            <text:p>0x88</text:p>
          </table:table-cell>
          <table:table-cell table:formula="of:=&quot;0x&quot;&amp;BASE(MOD(MOD([.$A57];256)+[.F$1];256);16;2)" office:value-type="string" office:string-value="0x89">
            <text:p>0x89</text:p>
          </table:table-cell>
          <table:table-cell table:formula="of:=&quot;0x&quot;&amp;BASE(MOD(MOD([.$A57];256)+[.G$1];256);16;2)" office:value-type="string" office:string-value="0x8A">
            <text:p>0x8A</text:p>
          </table:table-cell>
          <table:table-cell table:formula="of:=&quot;0x&quot;&amp;BASE(MOD(MOD([.$A57];256)+[.H$1];256);16;2)" office:value-type="string" office:string-value="0x8B">
            <text:p>0x8B</text:p>
          </table:table-cell>
          <table:table-cell table:formula="of:=&quot;0x&quot;&amp;BASE(MOD(MOD([.$A57];256)+[.I$1];256);16;2)" office:value-type="string" office:string-value="0x8C">
            <text:p>0x8C</text:p>
          </table:table-cell>
          <table:table-cell table:formula="of:=&quot;0x&quot;&amp;BASE(MOD(MOD([.$A57];256)+[.J$1];256);16;2)" office:value-type="string" office:string-value="0x8D">
            <text:p>0x8D</text:p>
          </table:table-cell>
          <table:table-cell table:formula="of:=&quot;- d: [&quot;&amp;[.C57]&amp;&quot;, &quot;&amp;[.D57]&amp;&quot;, &quot;&amp;[.E57]&amp;&quot;, &quot;&amp;[.F57]&amp;&quot;, &quot;&amp;[.G57]&amp;&quot;, &quot;&amp;[.H57]&amp;&quot;, &quot;&amp;[.I57]&amp;&quot;, &quot;&amp;[.J57]&amp;&quot;]#  e: 0#  t: 5&quot;" office:value-type="string" office:string-value="- d: [0x28, 0x87, 0x88, 0x89, 0x8A, 0x8B, 0x8C, 0x8D]#  e: 0#  t: 5">
            <text:p>- d: [0x28, 0x87, 0x88, 0x89, 0x8A, 0x8B, 0x8C, 0x8D]# <text:s/>e: 0# <text:s/>t: 5</text:p>
          </table:table-cell>
        </table:table-row>
        <table:table-row table:style-name="ro1">
          <table:table-cell table:formula="of:=[.A57]+7" office:value-type="float" office:value="398">
            <text:p>398</text:p>
          </table:table-cell>
          <table:table-cell table:formula="of:=[.B57]+1" office:value-type="float" office:value="57">
            <text:p>57</text:p>
          </table:table-cell>
          <table:table-cell table:formula="of:=&quot;0x&quot;&amp;BASE(MOD([.B58];16)+32;16)" office:value-type="string" office:string-value="0x29">
            <text:p>0x29</text:p>
          </table:table-cell>
          <table:table-cell table:formula="of:=&quot;0x&quot;&amp;BASE(MOD(MOD([.$A58];256)+[.D$1];256);16;2)" office:value-type="string" office:string-value="0x8E">
            <text:p>0x8E</text:p>
          </table:table-cell>
          <table:table-cell table:formula="of:=&quot;0x&quot;&amp;BASE(MOD(MOD([.$A58];256)+[.E$1];256);16;2)" office:value-type="string" office:string-value="0x8F">
            <text:p>0x8F</text:p>
          </table:table-cell>
          <table:table-cell table:formula="of:=&quot;0x&quot;&amp;BASE(MOD(MOD([.$A58];256)+[.F$1];256);16;2)" office:value-type="string" office:string-value="0x90">
            <text:p>0x90</text:p>
          </table:table-cell>
          <table:table-cell table:formula="of:=&quot;0x&quot;&amp;BASE(MOD(MOD([.$A58];256)+[.G$1];256);16;2)" office:value-type="string" office:string-value="0x91">
            <text:p>0x91</text:p>
          </table:table-cell>
          <table:table-cell table:formula="of:=&quot;0x&quot;&amp;BASE(MOD(MOD([.$A58];256)+[.H$1];256);16;2)" office:value-type="string" office:string-value="0x92">
            <text:p>0x92</text:p>
          </table:table-cell>
          <table:table-cell table:formula="of:=&quot;0x&quot;&amp;BASE(MOD(MOD([.$A58];256)+[.I$1];256);16;2)" office:value-type="string" office:string-value="0x93">
            <text:p>0x93</text:p>
          </table:table-cell>
          <table:table-cell table:formula="of:=&quot;0x&quot;&amp;BASE(MOD(MOD([.$A58];256)+[.J$1];256);16;2)" office:value-type="string" office:string-value="0x94">
            <text:p>0x94</text:p>
          </table:table-cell>
          <table:table-cell table:formula="of:=&quot;- d: [&quot;&amp;[.C58]&amp;&quot;, &quot;&amp;[.D58]&amp;&quot;, &quot;&amp;[.E58]&amp;&quot;, &quot;&amp;[.F58]&amp;&quot;, &quot;&amp;[.G58]&amp;&quot;, &quot;&amp;[.H58]&amp;&quot;, &quot;&amp;[.I58]&amp;&quot;, &quot;&amp;[.J58]&amp;&quot;]#  e: 0#  t: 5&quot;" office:value-type="string" office:string-value="- d: [0x29, 0x8E, 0x8F, 0x90, 0x91, 0x92, 0x93, 0x94]#  e: 0#  t: 5">
            <text:p>- d: [0x29, 0x8E, 0x8F, 0x90, 0x91, 0x92, 0x93, 0x94]# <text:s/>e: 0# <text:s/>t: 5</text:p>
          </table:table-cell>
        </table:table-row>
        <table:table-row table:style-name="ro1">
          <table:table-cell table:formula="of:=[.A58]+7" office:value-type="float" office:value="405">
            <text:p>405</text:p>
          </table:table-cell>
          <table:table-cell table:formula="of:=[.B58]+1" office:value-type="float" office:value="58">
            <text:p>58</text:p>
          </table:table-cell>
          <table:table-cell table:formula="of:=&quot;0x&quot;&amp;BASE(MOD([.B59];16)+32;16)" office:value-type="string" office:string-value="0x2A">
            <text:p>0x2A</text:p>
          </table:table-cell>
          <table:table-cell table:formula="of:=&quot;0x&quot;&amp;BASE(MOD(MOD([.$A59];256)+[.D$1];256);16;2)" office:value-type="string" office:string-value="0x95">
            <text:p>0x95</text:p>
          </table:table-cell>
          <table:table-cell table:formula="of:=&quot;0x&quot;&amp;BASE(MOD(MOD([.$A59];256)+[.E$1];256);16;2)" office:value-type="string" office:string-value="0x96">
            <text:p>0x96</text:p>
          </table:table-cell>
          <table:table-cell table:formula="of:=&quot;0x&quot;&amp;BASE(MOD(MOD([.$A59];256)+[.F$1];256);16;2)" office:value-type="string" office:string-value="0x97">
            <text:p>0x97</text:p>
          </table:table-cell>
          <table:table-cell table:formula="of:=&quot;0x&quot;&amp;BASE(MOD(MOD([.$A59];256)+[.G$1];256);16;2)" office:value-type="string" office:string-value="0x98">
            <text:p>0x98</text:p>
          </table:table-cell>
          <table:table-cell table:formula="of:=&quot;0x&quot;&amp;BASE(MOD(MOD([.$A59];256)+[.H$1];256);16;2)" office:value-type="string" office:string-value="0x99">
            <text:p>0x99</text:p>
          </table:table-cell>
          <table:table-cell table:formula="of:=&quot;0x&quot;&amp;BASE(MOD(MOD([.$A59];256)+[.I$1];256);16;2)" office:value-type="string" office:string-value="0x9A">
            <text:p>0x9A</text:p>
          </table:table-cell>
          <table:table-cell table:formula="of:=&quot;0x&quot;&amp;BASE(MOD(MOD([.$A59];256)+[.J$1];256);16;2)" office:value-type="string" office:string-value="0x9B">
            <text:p>0x9B</text:p>
          </table:table-cell>
          <table:table-cell table:formula="of:=&quot;- d: [&quot;&amp;[.C59]&amp;&quot;, &quot;&amp;[.D59]&amp;&quot;, &quot;&amp;[.E59]&amp;&quot;, &quot;&amp;[.F59]&amp;&quot;, &quot;&amp;[.G59]&amp;&quot;, &quot;&amp;[.H59]&amp;&quot;, &quot;&amp;[.I59]&amp;&quot;, &quot;&amp;[.J59]&amp;&quot;]#  e: 0#  t: 5&quot;" office:value-type="string" office:string-value="- d: [0x2A, 0x95, 0x96, 0x97, 0x98, 0x99, 0x9A, 0x9B]#  e: 0#  t: 5">
            <text:p>- d: [0x2A, 0x95, 0x96, 0x97, 0x98, 0x99, 0x9A, 0x9B]# <text:s/>e: 0# <text:s/>t: 5</text:p>
          </table:table-cell>
        </table:table-row>
        <table:table-row table:style-name="ro1">
          <table:table-cell table:formula="of:=[.A59]+7" office:value-type="float" office:value="412">
            <text:p>412</text:p>
          </table:table-cell>
          <table:table-cell table:formula="of:=[.B59]+1" office:value-type="float" office:value="59">
            <text:p>59</text:p>
          </table:table-cell>
          <table:table-cell table:formula="of:=&quot;0x&quot;&amp;BASE(MOD([.B60];16)+32;16)" office:value-type="string" office:string-value="0x2B">
            <text:p>0x2B</text:p>
          </table:table-cell>
          <table:table-cell table:formula="of:=&quot;0x&quot;&amp;BASE(MOD(MOD([.$A60];256)+[.D$1];256);16;2)" office:value-type="string" office:string-value="0x9C">
            <text:p>0x9C</text:p>
          </table:table-cell>
          <table:table-cell table:formula="of:=&quot;0x&quot;&amp;BASE(MOD(MOD([.$A60];256)+[.E$1];256);16;2)" office:value-type="string" office:string-value="0x9D">
            <text:p>0x9D</text:p>
          </table:table-cell>
          <table:table-cell table:formula="of:=&quot;0x&quot;&amp;BASE(MOD(MOD([.$A60];256)+[.F$1];256);16;2)" office:value-type="string" office:string-value="0x9E">
            <text:p>0x9E</text:p>
          </table:table-cell>
          <table:table-cell table:formula="of:=&quot;0x&quot;&amp;BASE(MOD(MOD([.$A60];256)+[.G$1];256);16;2)" office:value-type="string" office:string-value="0x9F">
            <text:p>0x9F</text:p>
          </table:table-cell>
          <table:table-cell table:formula="of:=&quot;0x&quot;&amp;BASE(MOD(MOD([.$A60];256)+[.H$1];256);16;2)" office:value-type="string" office:string-value="0xA0">
            <text:p>0xA0</text:p>
          </table:table-cell>
          <table:table-cell table:formula="of:=&quot;0x&quot;&amp;BASE(MOD(MOD([.$A60];256)+[.I$1];256);16;2)" office:value-type="string" office:string-value="0xA1">
            <text:p>0xA1</text:p>
          </table:table-cell>
          <table:table-cell table:formula="of:=&quot;0x&quot;&amp;BASE(MOD(MOD([.$A60];256)+[.J$1];256);16;2)" office:value-type="string" office:string-value="0xA2">
            <text:p>0xA2</text:p>
          </table:table-cell>
          <table:table-cell table:formula="of:=&quot;- d: [&quot;&amp;[.C60]&amp;&quot;, &quot;&amp;[.D60]&amp;&quot;, &quot;&amp;[.E60]&amp;&quot;, &quot;&amp;[.F60]&amp;&quot;, &quot;&amp;[.G60]&amp;&quot;, &quot;&amp;[.H60]&amp;&quot;, &quot;&amp;[.I60]&amp;&quot;, &quot;&amp;[.J60]&amp;&quot;]#  e: 0#  t: 5&quot;" office:value-type="string" office:string-value="- d: [0x2B, 0x9C, 0x9D, 0x9E, 0x9F, 0xA0, 0xA1, 0xA2]#  e: 0#  t: 5">
            <text:p>- d: [0x2B, 0x9C, 0x9D, 0x9E, 0x9F, 0xA0, 0xA1, 0xA2]# <text:s/>e: 0# <text:s/>t: 5</text:p>
          </table:table-cell>
        </table:table-row>
        <table:table-row table:style-name="ro1">
          <table:table-cell table:formula="of:=[.A60]+7" office:value-type="float" office:value="419">
            <text:p>419</text:p>
          </table:table-cell>
          <table:table-cell table:formula="of:=[.B60]+1" office:value-type="float" office:value="60">
            <text:p>60</text:p>
          </table:table-cell>
          <table:table-cell table:formula="of:=&quot;0x&quot;&amp;BASE(MOD([.B61];16)+32;16)" office:value-type="string" office:string-value="0x2C">
            <text:p>0x2C</text:p>
          </table:table-cell>
          <table:table-cell table:formula="of:=&quot;0x&quot;&amp;BASE(MOD(MOD([.$A61];256)+[.D$1];256);16;2)" office:value-type="string" office:string-value="0xA3">
            <text:p>0xA3</text:p>
          </table:table-cell>
          <table:table-cell table:formula="of:=&quot;0x&quot;&amp;BASE(MOD(MOD([.$A61];256)+[.E$1];256);16;2)" office:value-type="string" office:string-value="0xA4">
            <text:p>0xA4</text:p>
          </table:table-cell>
          <table:table-cell table:formula="of:=&quot;0x&quot;&amp;BASE(MOD(MOD([.$A61];256)+[.F$1];256);16;2)" office:value-type="string" office:string-value="0xA5">
            <text:p>0xA5</text:p>
          </table:table-cell>
          <table:table-cell table:formula="of:=&quot;0x&quot;&amp;BASE(MOD(MOD([.$A61];256)+[.G$1];256);16;2)" office:value-type="string" office:string-value="0xA6">
            <text:p>0xA6</text:p>
          </table:table-cell>
          <table:table-cell table:formula="of:=&quot;0x&quot;&amp;BASE(MOD(MOD([.$A61];256)+[.H$1];256);16;2)" office:value-type="string" office:string-value="0xA7">
            <text:p>0xA7</text:p>
          </table:table-cell>
          <table:table-cell table:formula="of:=&quot;0x&quot;&amp;BASE(MOD(MOD([.$A61];256)+[.I$1];256);16;2)" office:value-type="string" office:string-value="0xA8">
            <text:p>0xA8</text:p>
          </table:table-cell>
          <table:table-cell table:formula="of:=&quot;0x&quot;&amp;BASE(MOD(MOD([.$A61];256)+[.J$1];256);16;2)" office:value-type="string" office:string-value="0xA9">
            <text:p>0xA9</text:p>
          </table:table-cell>
          <table:table-cell table:formula="of:=&quot;- d: [&quot;&amp;[.C61]&amp;&quot;, &quot;&amp;[.D61]&amp;&quot;, &quot;&amp;[.E61]&amp;&quot;, &quot;&amp;[.F61]&amp;&quot;, &quot;&amp;[.G61]&amp;&quot;, &quot;&amp;[.H61]&amp;&quot;, &quot;&amp;[.I61]&amp;&quot;, &quot;&amp;[.J61]&amp;&quot;]#  e: 0#  t: 5&quot;" office:value-type="string" office:string-value="- d: [0x2C, 0xA3, 0xA4, 0xA5, 0xA6, 0xA7, 0xA8, 0xA9]#  e: 0#  t: 5">
            <text:p>- d: [0x2C, 0xA3, 0xA4, 0xA5, 0xA6, 0xA7, 0xA8, 0xA9]# <text:s/>e: 0# <text:s/>t: 5</text:p>
          </table:table-cell>
        </table:table-row>
        <table:table-row table:style-name="ro1">
          <table:table-cell table:formula="of:=[.A61]+7" office:value-type="float" office:value="426">
            <text:p>426</text:p>
          </table:table-cell>
          <table:table-cell table:formula="of:=[.B61]+1" office:value-type="float" office:value="61">
            <text:p>61</text:p>
          </table:table-cell>
          <table:table-cell table:formula="of:=&quot;0x&quot;&amp;BASE(MOD([.B62];16)+32;16)" office:value-type="string" office:string-value="0x2D">
            <text:p>0x2D</text:p>
          </table:table-cell>
          <table:table-cell table:formula="of:=&quot;0x&quot;&amp;BASE(MOD(MOD([.$A62];256)+[.D$1];256);16;2)" office:value-type="string" office:string-value="0xAA">
            <text:p>0xAA</text:p>
          </table:table-cell>
          <table:table-cell table:formula="of:=&quot;0x&quot;&amp;BASE(MOD(MOD([.$A62];256)+[.E$1];256);16;2)" office:value-type="string" office:string-value="0xAB">
            <text:p>0xAB</text:p>
          </table:table-cell>
          <table:table-cell table:formula="of:=&quot;0x&quot;&amp;BASE(MOD(MOD([.$A62];256)+[.F$1];256);16;2)" office:value-type="string" office:string-value="0xAC">
            <text:p>0xAC</text:p>
          </table:table-cell>
          <table:table-cell table:formula="of:=&quot;0x&quot;&amp;BASE(MOD(MOD([.$A62];256)+[.G$1];256);16;2)" office:value-type="string" office:string-value="0xAD">
            <text:p>0xAD</text:p>
          </table:table-cell>
          <table:table-cell table:formula="of:=&quot;0x&quot;&amp;BASE(MOD(MOD([.$A62];256)+[.H$1];256);16;2)" office:value-type="string" office:string-value="0xAE">
            <text:p>0xAE</text:p>
          </table:table-cell>
          <table:table-cell table:formula="of:=&quot;0x&quot;&amp;BASE(MOD(MOD([.$A62];256)+[.I$1];256);16;2)" office:value-type="string" office:string-value="0xAF">
            <text:p>0xAF</text:p>
          </table:table-cell>
          <table:table-cell table:formula="of:=&quot;0x&quot;&amp;BASE(MOD(MOD([.$A62];256)+[.J$1];256);16;2)" office:value-type="string" office:string-value="0xB0">
            <text:p>0xB0</text:p>
          </table:table-cell>
          <table:table-cell table:formula="of:=&quot;- d: [&quot;&amp;[.C62]&amp;&quot;, &quot;&amp;[.D62]&amp;&quot;, &quot;&amp;[.E62]&amp;&quot;, &quot;&amp;[.F62]&amp;&quot;, &quot;&amp;[.G62]&amp;&quot;, &quot;&amp;[.H62]&amp;&quot;, &quot;&amp;[.I62]&amp;&quot;, &quot;&amp;[.J62]&amp;&quot;]#  e: 0#  t: 5&quot;" office:value-type="string" office:string-value="- d: [0x2D, 0xAA, 0xAB, 0xAC, 0xAD, 0xAE, 0xAF, 0xB0]#  e: 0#  t: 5">
            <text:p>- d: [0x2D, 0xAA, 0xAB, 0xAC, 0xAD, 0xAE, 0xAF, 0xB0]# <text:s/>e: 0# <text:s/>t: 5</text:p>
          </table:table-cell>
        </table:table-row>
        <table:table-row table:style-name="ro1">
          <table:table-cell table:formula="of:=[.A62]+7" office:value-type="float" office:value="433">
            <text:p>433</text:p>
          </table:table-cell>
          <table:table-cell table:formula="of:=[.B62]+1" office:value-type="float" office:value="62">
            <text:p>62</text:p>
          </table:table-cell>
          <table:table-cell table:formula="of:=&quot;0x&quot;&amp;BASE(MOD([.B63];16)+32;16)" office:value-type="string" office:string-value="0x2E">
            <text:p>0x2E</text:p>
          </table:table-cell>
          <table:table-cell table:formula="of:=&quot;0x&quot;&amp;BASE(MOD(MOD([.$A63];256)+[.D$1];256);16;2)" office:value-type="string" office:string-value="0xB1">
            <text:p>0xB1</text:p>
          </table:table-cell>
          <table:table-cell table:formula="of:=&quot;0x&quot;&amp;BASE(MOD(MOD([.$A63];256)+[.E$1];256);16;2)" office:value-type="string" office:string-value="0xB2">
            <text:p>0xB2</text:p>
          </table:table-cell>
          <table:table-cell table:formula="of:=&quot;0x&quot;&amp;BASE(MOD(MOD([.$A63];256)+[.F$1];256);16;2)" office:value-type="string" office:string-value="0xB3">
            <text:p>0xB3</text:p>
          </table:table-cell>
          <table:table-cell table:formula="of:=&quot;0x&quot;&amp;BASE(MOD(MOD([.$A63];256)+[.G$1];256);16;2)" office:value-type="string" office:string-value="0xB4">
            <text:p>0xB4</text:p>
          </table:table-cell>
          <table:table-cell table:formula="of:=&quot;0x&quot;&amp;BASE(MOD(MOD([.$A63];256)+[.H$1];256);16;2)" office:value-type="string" office:string-value="0xB5">
            <text:p>0xB5</text:p>
          </table:table-cell>
          <table:table-cell table:formula="of:=&quot;0x&quot;&amp;BASE(MOD(MOD([.$A63];256)+[.I$1];256);16;2)" office:value-type="string" office:string-value="0xB6">
            <text:p>0xB6</text:p>
          </table:table-cell>
          <table:table-cell table:formula="of:=&quot;0x&quot;&amp;BASE(MOD(MOD([.$A63];256)+[.J$1];256);16;2)" office:value-type="string" office:string-value="0xB7">
            <text:p>0xB7</text:p>
          </table:table-cell>
          <table:table-cell table:formula="of:=&quot;- d: [&quot;&amp;[.C63]&amp;&quot;, &quot;&amp;[.D63]&amp;&quot;, &quot;&amp;[.E63]&amp;&quot;, &quot;&amp;[.F63]&amp;&quot;, &quot;&amp;[.G63]&amp;&quot;, &quot;&amp;[.H63]&amp;&quot;, &quot;&amp;[.I63]&amp;&quot;, &quot;&amp;[.J63]&amp;&quot;]#  e: 0#  t: 5&quot;" office:value-type="string" office:string-value="- d: [0x2E, 0xB1, 0xB2, 0xB3, 0xB4, 0xB5, 0xB6, 0xB7]#  e: 0#  t: 5">
            <text:p>- d: [0x2E, 0xB1, 0xB2, 0xB3, 0xB4, 0xB5, 0xB6, 0xB7]# <text:s/>e: 0# <text:s/>t: 5</text:p>
          </table:table-cell>
        </table:table-row>
        <table:table-row table:style-name="ro1">
          <table:table-cell table:formula="of:=[.A63]+7" office:value-type="float" office:value="440">
            <text:p>440</text:p>
          </table:table-cell>
          <table:table-cell table:formula="of:=[.B63]+1" office:value-type="float" office:value="63">
            <text:p>63</text:p>
          </table:table-cell>
          <table:table-cell table:formula="of:=&quot;0x&quot;&amp;BASE(MOD([.B64];16)+32;16)" office:value-type="string" office:string-value="0x2F">
            <text:p>0x2F</text:p>
          </table:table-cell>
          <table:table-cell table:formula="of:=&quot;0x&quot;&amp;BASE(MOD(MOD([.$A64];256)+[.D$1];256);16;2)" office:value-type="string" office:string-value="0xB8">
            <text:p>0xB8</text:p>
          </table:table-cell>
          <table:table-cell table:formula="of:=&quot;0x&quot;&amp;BASE(MOD(MOD([.$A64];256)+[.E$1];256);16;2)" office:value-type="string" office:string-value="0xB9">
            <text:p>0xB9</text:p>
          </table:table-cell>
          <table:table-cell table:formula="of:=&quot;0x&quot;&amp;BASE(MOD(MOD([.$A64];256)+[.F$1];256);16;2)" office:value-type="string" office:string-value="0xBA">
            <text:p>0xBA</text:p>
          </table:table-cell>
          <table:table-cell table:formula="of:=&quot;0x&quot;&amp;BASE(MOD(MOD([.$A64];256)+[.G$1];256);16;2)" office:value-type="string" office:string-value="0xBB">
            <text:p>0xBB</text:p>
          </table:table-cell>
          <table:table-cell table:formula="of:=&quot;0x&quot;&amp;BASE(MOD(MOD([.$A64];256)+[.H$1];256);16;2)" office:value-type="string" office:string-value="0xBC">
            <text:p>0xBC</text:p>
          </table:table-cell>
          <table:table-cell table:formula="of:=&quot;0x&quot;&amp;BASE(MOD(MOD([.$A64];256)+[.I$1];256);16;2)" office:value-type="string" office:string-value="0xBD">
            <text:p>0xBD</text:p>
          </table:table-cell>
          <table:table-cell table:formula="of:=&quot;0x&quot;&amp;BASE(MOD(MOD([.$A64];256)+[.J$1];256);16;2)" office:value-type="string" office:string-value="0xBE">
            <text:p>0xBE</text:p>
          </table:table-cell>
          <table:table-cell table:formula="of:=&quot;- d: [&quot;&amp;[.C64]&amp;&quot;, &quot;&amp;[.D64]&amp;&quot;, &quot;&amp;[.E64]&amp;&quot;, &quot;&amp;[.F64]&amp;&quot;, &quot;&amp;[.G64]&amp;&quot;, &quot;&amp;[.H64]&amp;&quot;, &quot;&amp;[.I64]&amp;&quot;, &quot;&amp;[.J64]&amp;&quot;]#  e: 0#  t: 5&quot;" office:value-type="string" office:string-value="- d: [0x2F, 0xB8, 0xB9, 0xBA, 0xBB, 0xBC, 0xBD, 0xBE]#  e: 0#  t: 5">
            <text:p>- d: [0x2F, 0xB8, 0xB9, 0xBA, 0xBB, 0xBC, 0xBD, 0xBE]# <text:s/>e: 0# <text:s/>t: 5</text:p>
          </table:table-cell>
        </table:table-row>
        <table:table-row table:style-name="ro1">
          <table:table-cell table:formula="of:=[.A64]+7" office:value-type="float" office:value="447">
            <text:p>447</text:p>
          </table:table-cell>
          <table:table-cell table:formula="of:=[.B64]+1" office:value-type="float" office:value="64">
            <text:p>64</text:p>
          </table:table-cell>
          <table:table-cell table:formula="of:=&quot;0x&quot;&amp;BASE(MOD([.B65];16)+32;16)" office:value-type="string" office:string-value="0x20">
            <text:p>0x20</text:p>
          </table:table-cell>
          <table:table-cell table:formula="of:=&quot;0x&quot;&amp;BASE(MOD(MOD([.$A65];256)+[.D$1];256);16;2)" office:value-type="string" office:string-value="0xBF">
            <text:p>0xBF</text:p>
          </table:table-cell>
          <table:table-cell table:formula="of:=&quot;0x&quot;&amp;BASE(MOD(MOD([.$A65];256)+[.E$1];256);16;2)" office:value-type="string" office:string-value="0xC0">
            <text:p>0xC0</text:p>
          </table:table-cell>
          <table:table-cell table:formula="of:=&quot;0x&quot;&amp;BASE(MOD(MOD([.$A65];256)+[.F$1];256);16;2)" office:value-type="string" office:string-value="0xC1">
            <text:p>0xC1</text:p>
          </table:table-cell>
          <table:table-cell table:formula="of:=&quot;0x&quot;&amp;BASE(MOD(MOD([.$A65];256)+[.G$1];256);16;2)" office:value-type="string" office:string-value="0xC2">
            <text:p>0xC2</text:p>
          </table:table-cell>
          <table:table-cell table:formula="of:=&quot;0x&quot;&amp;BASE(MOD(MOD([.$A65];256)+[.H$1];256);16;2)" office:value-type="string" office:string-value="0xC3">
            <text:p>0xC3</text:p>
          </table:table-cell>
          <table:table-cell table:formula="of:=&quot;0x&quot;&amp;BASE(MOD(MOD([.$A65];256)+[.I$1];256);16;2)" office:value-type="string" office:string-value="0xC4">
            <text:p>0xC4</text:p>
          </table:table-cell>
          <table:table-cell table:formula="of:=&quot;0x&quot;&amp;BASE(MOD(MOD([.$A65];256)+[.J$1];256);16;2)" office:value-type="string" office:string-value="0xC5">
            <text:p>0xC5</text:p>
          </table:table-cell>
          <table:table-cell table:formula="of:=&quot;- d: [&quot;&amp;[.C65]&amp;&quot;, &quot;&amp;[.D65]&amp;&quot;, &quot;&amp;[.E65]&amp;&quot;, &quot;&amp;[.F65]&amp;&quot;, &quot;&amp;[.G65]&amp;&quot;, &quot;&amp;[.H65]&amp;&quot;, &quot;&amp;[.I65]&amp;&quot;, &quot;&amp;[.J65]&amp;&quot;]#  e: 0#  t: 5&quot;" office:value-type="string" office:string-value="- d: [0x20, 0xBF, 0xC0, 0xC1, 0xC2, 0xC3, 0xC4, 0xC5]#  e: 0#  t: 5">
            <text:p>- d: [0x20, 0xBF, 0xC0, 0xC1, 0xC2, 0xC3, 0xC4, 0xC5]# <text:s/>e: 0# <text:s/>t: 5</text:p>
          </table:table-cell>
        </table:table-row>
        <table:table-row table:style-name="ro1">
          <table:table-cell table:formula="of:=[.A65]+7" office:value-type="float" office:value="454">
            <text:p>454</text:p>
          </table:table-cell>
          <table:table-cell table:formula="of:=[.B65]+1" office:value-type="float" office:value="65">
            <text:p>65</text:p>
          </table:table-cell>
          <table:table-cell table:formula="of:=&quot;0x&quot;&amp;BASE(MOD([.B66];16)+32;16)" office:value-type="string" office:string-value="0x21">
            <text:p>0x21</text:p>
          </table:table-cell>
          <table:table-cell table:formula="of:=&quot;0x&quot;&amp;BASE(MOD(MOD([.$A66];256)+[.D$1];256);16;2)" office:value-type="string" office:string-value="0xC6">
            <text:p>0xC6</text:p>
          </table:table-cell>
          <table:table-cell table:formula="of:=&quot;0x&quot;&amp;BASE(MOD(MOD([.$A66];256)+[.E$1];256);16;2)" office:value-type="string" office:string-value="0xC7">
            <text:p>0xC7</text:p>
          </table:table-cell>
          <table:table-cell table:formula="of:=&quot;0x&quot;&amp;BASE(MOD(MOD([.$A66];256)+[.F$1];256);16;2)" office:value-type="string" office:string-value="0xC8">
            <text:p>0xC8</text:p>
          </table:table-cell>
          <table:table-cell table:formula="of:=&quot;0x&quot;&amp;BASE(MOD(MOD([.$A66];256)+[.G$1];256);16;2)" office:value-type="string" office:string-value="0xC9">
            <text:p>0xC9</text:p>
          </table:table-cell>
          <table:table-cell table:formula="of:=&quot;0x&quot;&amp;BASE(MOD(MOD([.$A66];256)+[.H$1];256);16;2)" office:value-type="string" office:string-value="0xCA">
            <text:p>0xCA</text:p>
          </table:table-cell>
          <table:table-cell table:formula="of:=&quot;0x&quot;&amp;BASE(MOD(MOD([.$A66];256)+[.I$1];256);16;2)" office:value-type="string" office:string-value="0xCB">
            <text:p>0xCB</text:p>
          </table:table-cell>
          <table:table-cell table:formula="of:=&quot;0x&quot;&amp;BASE(MOD(MOD([.$A66];256)+[.J$1];256);16;2)" office:value-type="string" office:string-value="0xCC">
            <text:p>0xCC</text:p>
          </table:table-cell>
          <table:table-cell table:formula="of:=&quot;- d: [&quot;&amp;[.C66]&amp;&quot;, &quot;&amp;[.D66]&amp;&quot;, &quot;&amp;[.E66]&amp;&quot;, &quot;&amp;[.F66]&amp;&quot;, &quot;&amp;[.G66]&amp;&quot;, &quot;&amp;[.H66]&amp;&quot;, &quot;&amp;[.I66]&amp;&quot;, &quot;&amp;[.J66]&amp;&quot;]#  e: 0#  t: 5&quot;" office:value-type="string" office:string-value="- d: [0x21, 0xC6, 0xC7, 0xC8, 0xC9, 0xCA, 0xCB, 0xCC]#  e: 0#  t: 5">
            <text:p>- d: [0x21, 0xC6, 0xC7, 0xC8, 0xC9, 0xCA, 0xCB, 0xCC]# <text:s/>e: 0# <text:s/>t: 5</text:p>
          </table:table-cell>
        </table:table-row>
        <table:table-row table:style-name="ro1">
          <table:table-cell table:formula="of:=[.A66]+7" office:value-type="float" office:value="461">
            <text:p>461</text:p>
          </table:table-cell>
          <table:table-cell table:formula="of:=[.B66]+1" office:value-type="float" office:value="66">
            <text:p>66</text:p>
          </table:table-cell>
          <table:table-cell table:formula="of:=&quot;0x&quot;&amp;BASE(MOD([.B67];16)+32;16)" office:value-type="string" office:string-value="0x22">
            <text:p>0x22</text:p>
          </table:table-cell>
          <table:table-cell table:formula="of:=&quot;0x&quot;&amp;BASE(MOD(MOD([.$A67];256)+[.D$1];256);16;2)" office:value-type="string" office:string-value="0xCD">
            <text:p>0xCD</text:p>
          </table:table-cell>
          <table:table-cell table:formula="of:=&quot;0x&quot;&amp;BASE(MOD(MOD([.$A67];256)+[.E$1];256);16;2)" office:value-type="string" office:string-value="0xCE">
            <text:p>0xCE</text:p>
          </table:table-cell>
          <table:table-cell table:formula="of:=&quot;0x&quot;&amp;BASE(MOD(MOD([.$A67];256)+[.F$1];256);16;2)" office:value-type="string" office:string-value="0xCF">
            <text:p>0xCF</text:p>
          </table:table-cell>
          <table:table-cell table:formula="of:=&quot;0x&quot;&amp;BASE(MOD(MOD([.$A67];256)+[.G$1];256);16;2)" office:value-type="string" office:string-value="0xD0">
            <text:p>0xD0</text:p>
          </table:table-cell>
          <table:table-cell table:formula="of:=&quot;0x&quot;&amp;BASE(MOD(MOD([.$A67];256)+[.H$1];256);16;2)" office:value-type="string" office:string-value="0xD1">
            <text:p>0xD1</text:p>
          </table:table-cell>
          <table:table-cell table:formula="of:=&quot;0x&quot;&amp;BASE(MOD(MOD([.$A67];256)+[.I$1];256);16;2)" office:value-type="string" office:string-value="0xD2">
            <text:p>0xD2</text:p>
          </table:table-cell>
          <table:table-cell table:formula="of:=&quot;0x&quot;&amp;BASE(MOD(MOD([.$A67];256)+[.J$1];256);16;2)" office:value-type="string" office:string-value="0xD3">
            <text:p>0xD3</text:p>
          </table:table-cell>
          <table:table-cell table:formula="of:=&quot;- d: [&quot;&amp;[.C67]&amp;&quot;, &quot;&amp;[.D67]&amp;&quot;, &quot;&amp;[.E67]&amp;&quot;, &quot;&amp;[.F67]&amp;&quot;, &quot;&amp;[.G67]&amp;&quot;, &quot;&amp;[.H67]&amp;&quot;, &quot;&amp;[.I67]&amp;&quot;, &quot;&amp;[.J67]&amp;&quot;]#  e: 0#  t: 5&quot;" office:value-type="string" office:string-value="- d: [0x22, 0xCD, 0xCE, 0xCF, 0xD0, 0xD1, 0xD2, 0xD3]#  e: 0#  t: 5">
            <text:p>- d: [0x22, 0xCD, 0xCE, 0xCF, 0xD0, 0xD1, 0xD2, 0xD3]# <text:s/>e: 0# <text:s/>t: 5</text:p>
          </table:table-cell>
        </table:table-row>
        <table:table-row table:style-name="ro1">
          <table:table-cell table:formula="of:=[.A67]+7" office:value-type="float" office:value="468">
            <text:p>468</text:p>
          </table:table-cell>
          <table:table-cell table:formula="of:=[.B67]+1" office:value-type="float" office:value="67">
            <text:p>67</text:p>
          </table:table-cell>
          <table:table-cell table:formula="of:=&quot;0x&quot;&amp;BASE(MOD([.B68];16)+32;16)" office:value-type="string" office:string-value="0x23">
            <text:p>0x23</text:p>
          </table:table-cell>
          <table:table-cell table:formula="of:=&quot;0x&quot;&amp;BASE(MOD(MOD([.$A68];256)+[.D$1];256);16;2)" office:value-type="string" office:string-value="0xD4">
            <text:p>0xD4</text:p>
          </table:table-cell>
          <table:table-cell table:formula="of:=&quot;0x&quot;&amp;BASE(MOD(MOD([.$A68];256)+[.E$1];256);16;2)" office:value-type="string" office:string-value="0xD5">
            <text:p>0xD5</text:p>
          </table:table-cell>
          <table:table-cell table:formula="of:=&quot;0x&quot;&amp;BASE(MOD(MOD([.$A68];256)+[.F$1];256);16;2)" office:value-type="string" office:string-value="0xD6">
            <text:p>0xD6</text:p>
          </table:table-cell>
          <table:table-cell table:formula="of:=&quot;0x&quot;&amp;BASE(MOD(MOD([.$A68];256)+[.G$1];256);16;2)" office:value-type="string" office:string-value="0xD7">
            <text:p>0xD7</text:p>
          </table:table-cell>
          <table:table-cell table:formula="of:=&quot;0x&quot;&amp;BASE(MOD(MOD([.$A68];256)+[.H$1];256);16;2)" office:value-type="string" office:string-value="0xD8">
            <text:p>0xD8</text:p>
          </table:table-cell>
          <table:table-cell table:formula="of:=&quot;0x&quot;&amp;BASE(MOD(MOD([.$A68];256)+[.I$1];256);16;2)" office:value-type="string" office:string-value="0xD9">
            <text:p>0xD9</text:p>
          </table:table-cell>
          <table:table-cell table:formula="of:=&quot;0x&quot;&amp;BASE(MOD(MOD([.$A68];256)+[.J$1];256);16;2)" office:value-type="string" office:string-value="0xDA">
            <text:p>0xDA</text:p>
          </table:table-cell>
          <table:table-cell table:formula="of:=&quot;- d: [&quot;&amp;[.C68]&amp;&quot;, &quot;&amp;[.D68]&amp;&quot;, &quot;&amp;[.E68]&amp;&quot;, &quot;&amp;[.F68]&amp;&quot;, &quot;&amp;[.G68]&amp;&quot;, &quot;&amp;[.H68]&amp;&quot;, &quot;&amp;[.I68]&amp;&quot;, &quot;&amp;[.J68]&amp;&quot;]#  e: 0#  t: 5&quot;" office:value-type="string" office:string-value="- d: [0x23, 0xD4, 0xD5, 0xD6, 0xD7, 0xD8, 0xD9, 0xDA]#  e: 0#  t: 5">
            <text:p>- d: [0x23, 0xD4, 0xD5, 0xD6, 0xD7, 0xD8, 0xD9, 0xDA]# <text:s/>e: 0# <text:s/>t: 5</text:p>
          </table:table-cell>
        </table:table-row>
        <table:table-row table:style-name="ro1">
          <table:table-cell table:formula="of:=[.A68]+7" office:value-type="float" office:value="475">
            <text:p>475</text:p>
          </table:table-cell>
          <table:table-cell table:formula="of:=[.B68]+1" office:value-type="float" office:value="68">
            <text:p>68</text:p>
          </table:table-cell>
          <table:table-cell table:formula="of:=&quot;0x&quot;&amp;BASE(MOD([.B69];16)+32;16)" office:value-type="string" office:string-value="0x24">
            <text:p>0x24</text:p>
          </table:table-cell>
          <table:table-cell table:formula="of:=&quot;0x&quot;&amp;BASE(MOD(MOD([.$A69];256)+[.D$1];256);16;2)" office:value-type="string" office:string-value="0xDB">
            <text:p>0xDB</text:p>
          </table:table-cell>
          <table:table-cell table:formula="of:=&quot;0x&quot;&amp;BASE(MOD(MOD([.$A69];256)+[.E$1];256);16;2)" office:value-type="string" office:string-value="0xDC">
            <text:p>0xDC</text:p>
          </table:table-cell>
          <table:table-cell table:formula="of:=&quot;0x&quot;&amp;BASE(MOD(MOD([.$A69];256)+[.F$1];256);16;2)" office:value-type="string" office:string-value="0xDD">
            <text:p>0xDD</text:p>
          </table:table-cell>
          <table:table-cell table:formula="of:=&quot;0x&quot;&amp;BASE(MOD(MOD([.$A69];256)+[.G$1];256);16;2)" office:value-type="string" office:string-value="0xDE">
            <text:p>0xDE</text:p>
          </table:table-cell>
          <table:table-cell table:formula="of:=&quot;0x&quot;&amp;BASE(MOD(MOD([.$A69];256)+[.H$1];256);16;2)" office:value-type="string" office:string-value="0xDF">
            <text:p>0xDF</text:p>
          </table:table-cell>
          <table:table-cell table:formula="of:=&quot;0x&quot;&amp;BASE(MOD(MOD([.$A69];256)+[.I$1];256);16;2)" office:value-type="string" office:string-value="0xE0">
            <text:p>0xE0</text:p>
          </table:table-cell>
          <table:table-cell table:formula="of:=&quot;0x&quot;&amp;BASE(MOD(MOD([.$A69];256)+[.J$1];256);16;2)" office:value-type="string" office:string-value="0xE1">
            <text:p>0xE1</text:p>
          </table:table-cell>
          <table:table-cell table:formula="of:=&quot;- d: [&quot;&amp;[.C69]&amp;&quot;, &quot;&amp;[.D69]&amp;&quot;, &quot;&amp;[.E69]&amp;&quot;, &quot;&amp;[.F69]&amp;&quot;, &quot;&amp;[.G69]&amp;&quot;, &quot;&amp;[.H69]&amp;&quot;, &quot;&amp;[.I69]&amp;&quot;, &quot;&amp;[.J69]&amp;&quot;]#  e: 0#  t: 5&quot;" office:value-type="string" office:string-value="- d: [0x24, 0xDB, 0xDC, 0xDD, 0xDE, 0xDF, 0xE0, 0xE1]#  e: 0#  t: 5">
            <text:p>- d: [0x24, 0xDB, 0xDC, 0xDD, 0xDE, 0xDF, 0xE0, 0xE1]# <text:s/>e: 0# <text:s/>t: 5</text:p>
          </table:table-cell>
        </table:table-row>
        <table:table-row table:style-name="ro1">
          <table:table-cell table:formula="of:=[.A69]+7" office:value-type="float" office:value="482">
            <text:p>482</text:p>
          </table:table-cell>
          <table:table-cell table:formula="of:=[.B69]+1" office:value-type="float" office:value="69">
            <text:p>69</text:p>
          </table:table-cell>
          <table:table-cell table:formula="of:=&quot;0x&quot;&amp;BASE(MOD([.B70];16)+32;16)" office:value-type="string" office:string-value="0x25">
            <text:p>0x25</text:p>
          </table:table-cell>
          <table:table-cell table:formula="of:=&quot;0x&quot;&amp;BASE(MOD(MOD([.$A70];256)+[.D$1];256);16;2)" office:value-type="string" office:string-value="0xE2">
            <text:p>0xE2</text:p>
          </table:table-cell>
          <table:table-cell table:formula="of:=&quot;0x&quot;&amp;BASE(MOD(MOD([.$A70];256)+[.E$1];256);16;2)" office:value-type="string" office:string-value="0xE3">
            <text:p>0xE3</text:p>
          </table:table-cell>
          <table:table-cell table:formula="of:=&quot;0x&quot;&amp;BASE(MOD(MOD([.$A70];256)+[.F$1];256);16;2)" office:value-type="string" office:string-value="0xE4">
            <text:p>0xE4</text:p>
          </table:table-cell>
          <table:table-cell table:formula="of:=&quot;0x&quot;&amp;BASE(MOD(MOD([.$A70];256)+[.G$1];256);16;2)" office:value-type="string" office:string-value="0xE5">
            <text:p>0xE5</text:p>
          </table:table-cell>
          <table:table-cell table:formula="of:=&quot;0x&quot;&amp;BASE(MOD(MOD([.$A70];256)+[.H$1];256);16;2)" office:value-type="string" office:string-value="0xE6">
            <text:p>0xE6</text:p>
          </table:table-cell>
          <table:table-cell table:formula="of:=&quot;0x&quot;&amp;BASE(MOD(MOD([.$A70];256)+[.I$1];256);16;2)" office:value-type="string" office:string-value="0xE7">
            <text:p>0xE7</text:p>
          </table:table-cell>
          <table:table-cell table:formula="of:=&quot;0x&quot;&amp;BASE(MOD(MOD([.$A70];256)+[.J$1];256);16;2)" office:value-type="string" office:string-value="0xE8">
            <text:p>0xE8</text:p>
          </table:table-cell>
          <table:table-cell table:formula="of:=&quot;- d: [&quot;&amp;[.C70]&amp;&quot;, &quot;&amp;[.D70]&amp;&quot;, &quot;&amp;[.E70]&amp;&quot;, &quot;&amp;[.F70]&amp;&quot;, &quot;&amp;[.G70]&amp;&quot;, &quot;&amp;[.H70]&amp;&quot;, &quot;&amp;[.I70]&amp;&quot;, &quot;&amp;[.J70]&amp;&quot;]#  e: 0#  t: 5&quot;" office:value-type="string" office:string-value="- d: [0x25, 0xE2, 0xE3, 0xE4, 0xE5, 0xE6, 0xE7, 0xE8]#  e: 0#  t: 5">
            <text:p>- d: [0x25, 0xE2, 0xE3, 0xE4, 0xE5, 0xE6, 0xE7, 0xE8]# <text:s/>e: 0# <text:s/>t: 5</text:p>
          </table:table-cell>
        </table:table-row>
        <table:table-row table:style-name="ro1">
          <table:table-cell table:formula="of:=[.A70]+7" office:value-type="float" office:value="489">
            <text:p>489</text:p>
          </table:table-cell>
          <table:table-cell table:formula="of:=[.B70]+1" office:value-type="float" office:value="70">
            <text:p>70</text:p>
          </table:table-cell>
          <table:table-cell table:formula="of:=&quot;0x&quot;&amp;BASE(MOD([.B71];16)+32;16)" office:value-type="string" office:string-value="0x26">
            <text:p>0x26</text:p>
          </table:table-cell>
          <table:table-cell table:formula="of:=&quot;0x&quot;&amp;BASE(MOD(MOD([.$A71];256)+[.D$1];256);16;2)" office:value-type="string" office:string-value="0xE9">
            <text:p>0xE9</text:p>
          </table:table-cell>
          <table:table-cell table:formula="of:=&quot;0x&quot;&amp;BASE(MOD(MOD([.$A71];256)+[.E$1];256);16;2)" office:value-type="string" office:string-value="0xEA">
            <text:p>0xEA</text:p>
          </table:table-cell>
          <table:table-cell table:formula="of:=&quot;0x&quot;&amp;BASE(MOD(MOD([.$A71];256)+[.F$1];256);16;2)" office:value-type="string" office:string-value="0xEB">
            <text:p>0xEB</text:p>
          </table:table-cell>
          <table:table-cell table:formula="of:=&quot;0x&quot;&amp;BASE(MOD(MOD([.$A71];256)+[.G$1];256);16;2)" office:value-type="string" office:string-value="0xEC">
            <text:p>0xEC</text:p>
          </table:table-cell>
          <table:table-cell table:formula="of:=&quot;0x&quot;&amp;BASE(MOD(MOD([.$A71];256)+[.H$1];256);16;2)" office:value-type="string" office:string-value="0xED">
            <text:p>0xED</text:p>
          </table:table-cell>
          <table:table-cell table:formula="of:=&quot;0x&quot;&amp;BASE(MOD(MOD([.$A71];256)+[.I$1];256);16;2)" office:value-type="string" office:string-value="0xEE">
            <text:p>0xEE</text:p>
          </table:table-cell>
          <table:table-cell table:formula="of:=&quot;0x&quot;&amp;BASE(MOD(MOD([.$A71];256)+[.J$1];256);16;2)" office:value-type="string" office:string-value="0xEF">
            <text:p>0xEF</text:p>
          </table:table-cell>
          <table:table-cell table:formula="of:=&quot;- d: [&quot;&amp;[.C71]&amp;&quot;, &quot;&amp;[.D71]&amp;&quot;, &quot;&amp;[.E71]&amp;&quot;, &quot;&amp;[.F71]&amp;&quot;, &quot;&amp;[.G71]&amp;&quot;, &quot;&amp;[.H71]&amp;&quot;, &quot;&amp;[.I71]&amp;&quot;, &quot;&amp;[.J71]&amp;&quot;]#  e: 0#  t: 5&quot;" office:value-type="string" office:string-value="- d: [0x26, 0xE9, 0xEA, 0xEB, 0xEC, 0xED, 0xEE, 0xEF]#  e: 0#  t: 5">
            <text:p>- d: [0x26, 0xE9, 0xEA, 0xEB, 0xEC, 0xED, 0xEE, 0xEF]# <text:s/>e: 0# <text:s/>t: 5</text:p>
          </table:table-cell>
        </table:table-row>
        <table:table-row table:style-name="ro1">
          <table:table-cell table:formula="of:=[.A71]+7" office:value-type="float" office:value="496">
            <text:p>496</text:p>
          </table:table-cell>
          <table:table-cell table:formula="of:=[.B71]+1" office:value-type="float" office:value="71">
            <text:p>71</text:p>
          </table:table-cell>
          <table:table-cell table:formula="of:=&quot;0x&quot;&amp;BASE(MOD([.B72];16)+32;16)" office:value-type="string" office:string-value="0x27">
            <text:p>0x27</text:p>
          </table:table-cell>
          <table:table-cell table:formula="of:=&quot;0x&quot;&amp;BASE(MOD(MOD([.$A72];256)+[.D$1];256);16;2)" office:value-type="string" office:string-value="0xF0">
            <text:p>0xF0</text:p>
          </table:table-cell>
          <table:table-cell table:formula="of:=&quot;0x&quot;&amp;BASE(MOD(MOD([.$A72];256)+[.E$1];256);16;2)" office:value-type="string" office:string-value="0xF1">
            <text:p>0xF1</text:p>
          </table:table-cell>
          <table:table-cell table:formula="of:=&quot;0x&quot;&amp;BASE(MOD(MOD([.$A72];256)+[.F$1];256);16;2)" office:value-type="string" office:string-value="0xF2">
            <text:p>0xF2</text:p>
          </table:table-cell>
          <table:table-cell table:formula="of:=&quot;0x&quot;&amp;BASE(MOD(MOD([.$A72];256)+[.G$1];256);16;2)" office:value-type="string" office:string-value="0xF3">
            <text:p>0xF3</text:p>
          </table:table-cell>
          <table:table-cell table:formula="of:=&quot;0x&quot;&amp;BASE(MOD(MOD([.$A72];256)+[.H$1];256);16;2)" office:value-type="string" office:string-value="0xF4">
            <text:p>0xF4</text:p>
          </table:table-cell>
          <table:table-cell table:formula="of:=&quot;0x&quot;&amp;BASE(MOD(MOD([.$A72];256)+[.I$1];256);16;2)" office:value-type="string" office:string-value="0xF5">
            <text:p>0xF5</text:p>
          </table:table-cell>
          <table:table-cell table:formula="of:=&quot;0x&quot;&amp;BASE(MOD(MOD([.$A72];256)+[.J$1];256);16;2)" office:value-type="string" office:string-value="0xF6">
            <text:p>0xF6</text:p>
          </table:table-cell>
          <table:table-cell table:formula="of:=&quot;- d: [&quot;&amp;[.C72]&amp;&quot;, &quot;&amp;[.D72]&amp;&quot;, &quot;&amp;[.E72]&amp;&quot;, &quot;&amp;[.F72]&amp;&quot;, &quot;&amp;[.G72]&amp;&quot;, &quot;&amp;[.H72]&amp;&quot;, &quot;&amp;[.I72]&amp;&quot;, &quot;&amp;[.J72]&amp;&quot;]#  e: 0#  t: 5&quot;" office:value-type="string" office:string-value="- d: [0x27, 0xF0, 0xF1, 0xF2, 0xF3, 0xF4, 0xF5, 0xF6]#  e: 0#  t: 5">
            <text:p>- d: [0x27, 0xF0, 0xF1, 0xF2, 0xF3, 0xF4, 0xF5, 0xF6]# <text:s/>e: 0# <text:s/>t: 5</text:p>
          </table:table-cell>
        </table:table-row>
        <table:table-row table:style-name="ro1">
          <table:table-cell table:formula="of:=[.A72]+7" office:value-type="float" office:value="503">
            <text:p>503</text:p>
          </table:table-cell>
          <table:table-cell table:formula="of:=[.B72]+1" office:value-type="float" office:value="72">
            <text:p>72</text:p>
          </table:table-cell>
          <table:table-cell table:formula="of:=&quot;0x&quot;&amp;BASE(MOD([.B73];16)+32;16)" office:value-type="string" office:string-value="0x28">
            <text:p>0x28</text:p>
          </table:table-cell>
          <table:table-cell table:formula="of:=&quot;0x&quot;&amp;BASE(MOD(MOD([.$A73];256)+[.D$1];256);16;2)" office:value-type="string" office:string-value="0xF7">
            <text:p>0xF7</text:p>
          </table:table-cell>
          <table:table-cell table:formula="of:=&quot;0x&quot;&amp;BASE(MOD(MOD([.$A73];256)+[.E$1];256);16;2)" office:value-type="string" office:string-value="0xF8">
            <text:p>0xF8</text:p>
          </table:table-cell>
          <table:table-cell table:formula="of:=&quot;0x&quot;&amp;BASE(MOD(MOD([.$A73];256)+[.F$1];256);16;2)" office:value-type="string" office:string-value="0xF9">
            <text:p>0xF9</text:p>
          </table:table-cell>
          <table:table-cell table:formula="of:=&quot;0x&quot;&amp;BASE(MOD(MOD([.$A73];256)+[.G$1];256);16;2)" office:value-type="string" office:string-value="0xFA">
            <text:p>0xFA</text:p>
          </table:table-cell>
          <table:table-cell table:formula="of:=&quot;0x&quot;&amp;BASE(MOD(MOD([.$A73];256)+[.H$1];256);16;2)" office:value-type="string" office:string-value="0xFB">
            <text:p>0xFB</text:p>
          </table:table-cell>
          <table:table-cell table:formula="of:=&quot;0x&quot;&amp;BASE(MOD(MOD([.$A73];256)+[.I$1];256);16;2)" office:value-type="string" office:string-value="0xFC">
            <text:p>0xFC</text:p>
          </table:table-cell>
          <table:table-cell table:formula="of:=&quot;0x&quot;&amp;BASE(MOD(MOD([.$A73];256)+[.J$1];256);16;2)" office:value-type="string" office:string-value="0xFD">
            <text:p>0xFD</text:p>
          </table:table-cell>
          <table:table-cell table:formula="of:=&quot;- d: [&quot;&amp;[.C73]&amp;&quot;, &quot;&amp;[.D73]&amp;&quot;, &quot;&amp;[.E73]&amp;&quot;, &quot;&amp;[.F73]&amp;&quot;, &quot;&amp;[.G73]&amp;&quot;, &quot;&amp;[.H73]&amp;&quot;, &quot;&amp;[.I73]&amp;&quot;, &quot;&amp;[.J73]&amp;&quot;]#  e: 0#  t: 5&quot;" office:value-type="string" office:string-value="- d: [0x28, 0xF7, 0xF8, 0xF9, 0xFA, 0xFB, 0xFC, 0xFD]#  e: 0#  t: 5">
            <text:p>- d: [0x28, 0xF7, 0xF8, 0xF9, 0xFA, 0xFB, 0xFC, 0xFD]# <text:s/>e: 0# <text:s/>t: 5</text:p>
          </table:table-cell>
        </table:table-row>
        <table:table-row table:style-name="ro1">
          <table:table-cell table:formula="of:=[.A73]+7" office:value-type="float" office:value="510">
            <text:p>510</text:p>
          </table:table-cell>
          <table:table-cell table:formula="of:=[.B73]+1" office:value-type="float" office:value="73">
            <text:p>73</text:p>
          </table:table-cell>
          <table:table-cell table:formula="of:=&quot;0x&quot;&amp;BASE(MOD([.B74];16)+32;16)" office:value-type="string" office:string-value="0x29">
            <text:p>0x29</text:p>
          </table:table-cell>
          <table:table-cell table:formula="of:=&quot;0x&quot;&amp;BASE(MOD(MOD([.$A74];256)+[.D$1];256);16;2)" office:value-type="string" office:string-value="0xFE">
            <text:p>0xFE</text:p>
          </table:table-cell>
          <table:table-cell table:formula="of:=&quot;0x&quot;&amp;BASE(MOD(MOD([.$A74];256)+[.E$1];256);16;2)" office:value-type="string" office:string-value="0xFF">
            <text:p>0xFF</text:p>
          </table:table-cell>
          <table:table-cell table:formula="of:=&quot;0x&quot;&amp;BASE(MOD(MOD([.$A74];256)+[.F$1];256);16;2)" office:value-type="string" office:string-value="0x00">
            <text:p>0x00</text:p>
          </table:table-cell>
          <table:table-cell table:formula="of:=&quot;0x&quot;&amp;BASE(MOD(MOD([.$A74];256)+[.G$1];256);16;2)" office:value-type="string" office:string-value="0x01">
            <text:p>0x01</text:p>
          </table:table-cell>
          <table:table-cell table:formula="of:=&quot;0x&quot;&amp;BASE(MOD(MOD([.$A74];256)+[.H$1];256);16;2)" office:value-type="string" office:string-value="0x02">
            <text:p>0x02</text:p>
          </table:table-cell>
          <table:table-cell table:formula="of:=&quot;0x&quot;&amp;BASE(MOD(MOD([.$A74];256)+[.I$1];256);16;2)" office:value-type="string" office:string-value="0x03">
            <text:p>0x03</text:p>
          </table:table-cell>
          <table:table-cell table:formula="of:=&quot;0x&quot;&amp;BASE(MOD(MOD([.$A74];256)+[.J$1];256);16;2)" office:value-type="string" office:string-value="0x04">
            <text:p>0x04</text:p>
          </table:table-cell>
          <table:table-cell table:formula="of:=&quot;- d: [&quot;&amp;[.C74]&amp;&quot;, &quot;&amp;[.D74]&amp;&quot;, &quot;&amp;[.E74]&amp;&quot;, &quot;&amp;[.F74]&amp;&quot;, &quot;&amp;[.G74]&amp;&quot;, &quot;&amp;[.H74]&amp;&quot;, &quot;&amp;[.I74]&amp;&quot;, &quot;&amp;[.J74]&amp;&quot;]#  e: 0#  t: 5&quot;" office:value-type="string" office:string-value="- d: [0x29, 0xFE, 0xFF, 0x00, 0x01, 0x02, 0x03, 0x04]#  e: 0#  t: 5">
            <text:p>- d: [0x29, 0xFE, 0xFF, 0x00, 0x01, 0x02, 0x03, 0x04]# <text:s/>e: 0# <text:s/>t: 5</text:p>
          </table:table-cell>
        </table:table-row>
        <table:table-row table:style-name="ro1">
          <table:table-cell table:formula="of:=[.A74]+7" office:value-type="float" office:value="517">
            <text:p>517</text:p>
          </table:table-cell>
          <table:table-cell table:formula="of:=[.B74]+1" office:value-type="float" office:value="74">
            <text:p>74</text:p>
          </table:table-cell>
          <table:table-cell table:formula="of:=&quot;0x&quot;&amp;BASE(MOD([.B75];16)+32;16)" office:value-type="string" office:string-value="0x2A">
            <text:p>0x2A</text:p>
          </table:table-cell>
          <table:table-cell table:formula="of:=&quot;0x&quot;&amp;BASE(MOD(MOD([.$A75];256)+[.D$1];256);16;2)" office:value-type="string" office:string-value="0x05">
            <text:p>0x05</text:p>
          </table:table-cell>
          <table:table-cell table:formula="of:=&quot;0x&quot;&amp;BASE(MOD(MOD([.$A75];256)+[.E$1];256);16;2)" office:value-type="string" office:string-value="0x06">
            <text:p>0x06</text:p>
          </table:table-cell>
          <table:table-cell table:formula="of:=&quot;0x&quot;&amp;BASE(MOD(MOD([.$A75];256)+[.F$1];256);16;2)" office:value-type="string" office:string-value="0x07">
            <text:p>0x07</text:p>
          </table:table-cell>
          <table:table-cell table:formula="of:=&quot;0x&quot;&amp;BASE(MOD(MOD([.$A75];256)+[.G$1];256);16;2)" office:value-type="string" office:string-value="0x08">
            <text:p>0x08</text:p>
          </table:table-cell>
          <table:table-cell table:formula="of:=&quot;0x&quot;&amp;BASE(MOD(MOD([.$A75];256)+[.H$1];256);16;2)" office:value-type="string" office:string-value="0x09">
            <text:p>0x09</text:p>
          </table:table-cell>
          <table:table-cell table:formula="of:=&quot;0x&quot;&amp;BASE(MOD(MOD([.$A75];256)+[.I$1];256);16;2)" office:value-type="string" office:string-value="0x0A">
            <text:p>0x0A</text:p>
          </table:table-cell>
          <table:table-cell table:formula="of:=&quot;0x&quot;&amp;BASE(MOD(MOD([.$A75];256)+[.J$1];256);16;2)" office:value-type="string" office:string-value="0x0B">
            <text:p>0x0B</text:p>
          </table:table-cell>
          <table:table-cell table:formula="of:=&quot;- d: [&quot;&amp;[.C75]&amp;&quot;, &quot;&amp;[.D75]&amp;&quot;, &quot;&amp;[.E75]&amp;&quot;, &quot;&amp;[.F75]&amp;&quot;, &quot;&amp;[.G75]&amp;&quot;, &quot;&amp;[.H75]&amp;&quot;, &quot;&amp;[.I75]&amp;&quot;, &quot;&amp;[.J75]&amp;&quot;]#  e: 0#  t: 5&quot;" office:value-type="string" office:string-value="- d: [0x2A, 0x05, 0x06, 0x07, 0x08, 0x09, 0x0A, 0x0B]#  e: 0#  t: 5">
            <text:p>- d: [0x2A, 0x05, 0x06, 0x07, 0x08, 0x09, 0x0A, 0x0B]# <text:s/>e: 0# <text:s/>t: 5</text:p>
          </table:table-cell>
        </table:table-row>
        <table:table-row table:style-name="ro1">
          <table:table-cell table:formula="of:=[.A75]+7" office:value-type="float" office:value="524">
            <text:p>524</text:p>
          </table:table-cell>
          <table:table-cell table:formula="of:=[.B75]+1" office:value-type="float" office:value="75">
            <text:p>75</text:p>
          </table:table-cell>
          <table:table-cell table:formula="of:=&quot;0x&quot;&amp;BASE(MOD([.B76];16)+32;16)" office:value-type="string" office:string-value="0x2B">
            <text:p>0x2B</text:p>
          </table:table-cell>
          <table:table-cell table:formula="of:=&quot;0x&quot;&amp;BASE(MOD(MOD([.$A76];256)+[.D$1];256);16;2)" office:value-type="string" office:string-value="0x0C">
            <text:p>0x0C</text:p>
          </table:table-cell>
          <table:table-cell table:formula="of:=&quot;0x&quot;&amp;BASE(MOD(MOD([.$A76];256)+[.E$1];256);16;2)" office:value-type="string" office:string-value="0x0D">
            <text:p>0x0D</text:p>
          </table:table-cell>
          <table:table-cell table:formula="of:=&quot;0x&quot;&amp;BASE(MOD(MOD([.$A76];256)+[.F$1];256);16;2)" office:value-type="string" office:string-value="0x0E">
            <text:p>0x0E</text:p>
          </table:table-cell>
          <table:table-cell table:formula="of:=&quot;0x&quot;&amp;BASE(MOD(MOD([.$A76];256)+[.G$1];256);16;2)" office:value-type="string" office:string-value="0x0F">
            <text:p>0x0F</text:p>
          </table:table-cell>
          <table:table-cell table:formula="of:=&quot;0x&quot;&amp;BASE(MOD(MOD([.$A76];256)+[.H$1];256);16;2)" office:value-type="string" office:string-value="0x10">
            <text:p>0x10</text:p>
          </table:table-cell>
          <table:table-cell table:formula="of:=&quot;0x&quot;&amp;BASE(MOD(MOD([.$A76];256)+[.I$1];256);16;2)" office:value-type="string" office:string-value="0x11">
            <text:p>0x11</text:p>
          </table:table-cell>
          <table:table-cell table:formula="of:=&quot;0x&quot;&amp;BASE(MOD(MOD([.$A76];256)+[.J$1];256);16;2)" office:value-type="string" office:string-value="0x12">
            <text:p>0x12</text:p>
          </table:table-cell>
          <table:table-cell table:formula="of:=&quot;- d: [&quot;&amp;[.C76]&amp;&quot;, &quot;&amp;[.D76]&amp;&quot;, &quot;&amp;[.E76]&amp;&quot;, &quot;&amp;[.F76]&amp;&quot;, &quot;&amp;[.G76]&amp;&quot;, &quot;&amp;[.H76]&amp;&quot;, &quot;&amp;[.I76]&amp;&quot;, &quot;&amp;[.J76]&amp;&quot;]#  e: 0#  t: 5&quot;" office:value-type="string" office:string-value="- d: [0x2B, 0x0C, 0x0D, 0x0E, 0x0F, 0x10, 0x11, 0x12]#  e: 0#  t: 5">
            <text:p>- d: [0x2B, 0x0C, 0x0D, 0x0E, 0x0F, 0x10, 0x11, 0x12]# <text:s/>e: 0# <text:s/>t: 5</text:p>
          </table:table-cell>
        </table:table-row>
        <table:table-row table:style-name="ro1">
          <table:table-cell table:formula="of:=[.A76]+7" office:value-type="float" office:value="531">
            <text:p>531</text:p>
          </table:table-cell>
          <table:table-cell table:formula="of:=[.B76]+1" office:value-type="float" office:value="76">
            <text:p>76</text:p>
          </table:table-cell>
          <table:table-cell table:formula="of:=&quot;0x&quot;&amp;BASE(MOD([.B77];16)+32;16)" office:value-type="string" office:string-value="0x2C">
            <text:p>0x2C</text:p>
          </table:table-cell>
          <table:table-cell table:formula="of:=&quot;0x&quot;&amp;BASE(MOD(MOD([.$A77];256)+[.D$1];256);16;2)" office:value-type="string" office:string-value="0x13">
            <text:p>0x13</text:p>
          </table:table-cell>
          <table:table-cell table:formula="of:=&quot;0x&quot;&amp;BASE(MOD(MOD([.$A77];256)+[.E$1];256);16;2)" office:value-type="string" office:string-value="0x14">
            <text:p>0x14</text:p>
          </table:table-cell>
          <table:table-cell table:formula="of:=&quot;0x&quot;&amp;BASE(MOD(MOD([.$A77];256)+[.F$1];256);16;2)" office:value-type="string" office:string-value="0x15">
            <text:p>0x15</text:p>
          </table:table-cell>
          <table:table-cell table:formula="of:=&quot;0x&quot;&amp;BASE(MOD(MOD([.$A77];256)+[.G$1];256);16;2)" office:value-type="string" office:string-value="0x16">
            <text:p>0x16</text:p>
          </table:table-cell>
          <table:table-cell table:formula="of:=&quot;0x&quot;&amp;BASE(MOD(MOD([.$A77];256)+[.H$1];256);16;2)" office:value-type="string" office:string-value="0x17">
            <text:p>0x17</text:p>
          </table:table-cell>
          <table:table-cell table:formula="of:=&quot;0x&quot;&amp;BASE(MOD(MOD([.$A77];256)+[.I$1];256);16;2)" office:value-type="string" office:string-value="0x18">
            <text:p>0x18</text:p>
          </table:table-cell>
          <table:table-cell table:formula="of:=&quot;0x&quot;&amp;BASE(MOD(MOD([.$A77];256)+[.J$1];256);16;2)" office:value-type="string" office:string-value="0x19">
            <text:p>0x19</text:p>
          </table:table-cell>
          <table:table-cell table:formula="of:=&quot;- d: [&quot;&amp;[.C77]&amp;&quot;, &quot;&amp;[.D77]&amp;&quot;, &quot;&amp;[.E77]&amp;&quot;, &quot;&amp;[.F77]&amp;&quot;, &quot;&amp;[.G77]&amp;&quot;, &quot;&amp;[.H77]&amp;&quot;, &quot;&amp;[.I77]&amp;&quot;, &quot;&amp;[.J77]&amp;&quot;]#  e: 0#  t: 5&quot;" office:value-type="string" office:string-value="- d: [0x2C, 0x13, 0x14, 0x15, 0x16, 0x17, 0x18, 0x19]#  e: 0#  t: 5">
            <text:p>- d: [0x2C, 0x13, 0x14, 0x15, 0x16, 0x17, 0x18, 0x19]# <text:s/>e: 0# <text:s/>t: 5</text:p>
          </table:table-cell>
        </table:table-row>
        <table:table-row table:style-name="ro1">
          <table:table-cell table:formula="of:=[.A77]+7" office:value-type="float" office:value="538">
            <text:p>538</text:p>
          </table:table-cell>
          <table:table-cell table:formula="of:=[.B77]+1" office:value-type="float" office:value="77">
            <text:p>77</text:p>
          </table:table-cell>
          <table:table-cell table:formula="of:=&quot;0x&quot;&amp;BASE(MOD([.B78];16)+32;16)" office:value-type="string" office:string-value="0x2D">
            <text:p>0x2D</text:p>
          </table:table-cell>
          <table:table-cell table:formula="of:=&quot;0x&quot;&amp;BASE(MOD(MOD([.$A78];256)+[.D$1];256);16;2)" office:value-type="string" office:string-value="0x1A">
            <text:p>0x1A</text:p>
          </table:table-cell>
          <table:table-cell table:formula="of:=&quot;0x&quot;&amp;BASE(MOD(MOD([.$A78];256)+[.E$1];256);16;2)" office:value-type="string" office:string-value="0x1B">
            <text:p>0x1B</text:p>
          </table:table-cell>
          <table:table-cell table:formula="of:=&quot;0x&quot;&amp;BASE(MOD(MOD([.$A78];256)+[.F$1];256);16;2)" office:value-type="string" office:string-value="0x1C">
            <text:p>0x1C</text:p>
          </table:table-cell>
          <table:table-cell table:formula="of:=&quot;0x&quot;&amp;BASE(MOD(MOD([.$A78];256)+[.G$1];256);16;2)" office:value-type="string" office:string-value="0x1D">
            <text:p>0x1D</text:p>
          </table:table-cell>
          <table:table-cell table:formula="of:=&quot;0x&quot;&amp;BASE(MOD(MOD([.$A78];256)+[.H$1];256);16;2)" office:value-type="string" office:string-value="0x1E">
            <text:p>0x1E</text:p>
          </table:table-cell>
          <table:table-cell table:formula="of:=&quot;0x&quot;&amp;BASE(MOD(MOD([.$A78];256)+[.I$1];256);16;2)" office:value-type="string" office:string-value="0x1F">
            <text:p>0x1F</text:p>
          </table:table-cell>
          <table:table-cell table:formula="of:=&quot;0x&quot;&amp;BASE(MOD(MOD([.$A78];256)+[.J$1];256);16;2)" office:value-type="string" office:string-value="0x20">
            <text:p>0x20</text:p>
          </table:table-cell>
          <table:table-cell table:formula="of:=&quot;- d: [&quot;&amp;[.C78]&amp;&quot;, &quot;&amp;[.D78]&amp;&quot;, &quot;&amp;[.E78]&amp;&quot;, &quot;&amp;[.F78]&amp;&quot;, &quot;&amp;[.G78]&amp;&quot;, &quot;&amp;[.H78]&amp;&quot;, &quot;&amp;[.I78]&amp;&quot;, &quot;&amp;[.J78]&amp;&quot;]#  e: 0#  t: 5&quot;" office:value-type="string" office:string-value="- d: [0x2D, 0x1A, 0x1B, 0x1C, 0x1D, 0x1E, 0x1F, 0x20]#  e: 0#  t: 5">
            <text:p>- d: [0x2D, 0x1A, 0x1B, 0x1C, 0x1D, 0x1E, 0x1F, 0x20]# <text:s/>e: 0# <text:s/>t: 5</text:p>
          </table:table-cell>
        </table:table-row>
        <table:table-row table:style-name="ro1">
          <table:table-cell table:formula="of:=[.A78]+7" office:value-type="float" office:value="545">
            <text:p>545</text:p>
          </table:table-cell>
          <table:table-cell table:formula="of:=[.B78]+1" office:value-type="float" office:value="78">
            <text:p>78</text:p>
          </table:table-cell>
          <table:table-cell table:formula="of:=&quot;0x&quot;&amp;BASE(MOD([.B79];16)+32;16)" office:value-type="string" office:string-value="0x2E">
            <text:p>0x2E</text:p>
          </table:table-cell>
          <table:table-cell table:formula="of:=&quot;0x&quot;&amp;BASE(MOD(MOD([.$A79];256)+[.D$1];256);16;2)" office:value-type="string" office:string-value="0x21">
            <text:p>0x21</text:p>
          </table:table-cell>
          <table:table-cell table:formula="of:=&quot;0x&quot;&amp;BASE(MOD(MOD([.$A79];256)+[.E$1];256);16;2)" office:value-type="string" office:string-value="0x22">
            <text:p>0x22</text:p>
          </table:table-cell>
          <table:table-cell table:formula="of:=&quot;0x&quot;&amp;BASE(MOD(MOD([.$A79];256)+[.F$1];256);16;2)" office:value-type="string" office:string-value="0x23">
            <text:p>0x23</text:p>
          </table:table-cell>
          <table:table-cell table:formula="of:=&quot;0x&quot;&amp;BASE(MOD(MOD([.$A79];256)+[.G$1];256);16;2)" office:value-type="string" office:string-value="0x24">
            <text:p>0x24</text:p>
          </table:table-cell>
          <table:table-cell table:formula="of:=&quot;0x&quot;&amp;BASE(MOD(MOD([.$A79];256)+[.H$1];256);16;2)" office:value-type="string" office:string-value="0x25">
            <text:p>0x25</text:p>
          </table:table-cell>
          <table:table-cell table:formula="of:=&quot;0x&quot;&amp;BASE(MOD(MOD([.$A79];256)+[.I$1];256);16;2)" office:value-type="string" office:string-value="0x26">
            <text:p>0x26</text:p>
          </table:table-cell>
          <table:table-cell table:formula="of:=&quot;0x&quot;&amp;BASE(MOD(MOD([.$A79];256)+[.J$1];256);16;2)" office:value-type="string" office:string-value="0x27">
            <text:p>0x27</text:p>
          </table:table-cell>
          <table:table-cell table:formula="of:=&quot;- d: [&quot;&amp;[.C79]&amp;&quot;, &quot;&amp;[.D79]&amp;&quot;, &quot;&amp;[.E79]&amp;&quot;, &quot;&amp;[.F79]&amp;&quot;, &quot;&amp;[.G79]&amp;&quot;, &quot;&amp;[.H79]&amp;&quot;, &quot;&amp;[.I79]&amp;&quot;, &quot;&amp;[.J79]&amp;&quot;]#  e: 0#  t: 5&quot;" office:value-type="string" office:string-value="- d: [0x2E, 0x21, 0x22, 0x23, 0x24, 0x25, 0x26, 0x27]#  e: 0#  t: 5">
            <text:p>- d: [0x2E, 0x21, 0x22, 0x23, 0x24, 0x25, 0x26, 0x27]# <text:s/>e: 0# <text:s/>t: 5</text:p>
          </table:table-cell>
        </table:table-row>
        <table:table-row table:style-name="ro1">
          <table:table-cell table:formula="of:=[.A79]+7" office:value-type="float" office:value="552">
            <text:p>552</text:p>
          </table:table-cell>
          <table:table-cell table:formula="of:=[.B79]+1" office:value-type="float" office:value="79">
            <text:p>79</text:p>
          </table:table-cell>
          <table:table-cell table:formula="of:=&quot;0x&quot;&amp;BASE(MOD([.B80];16)+32;16)" office:value-type="string" office:string-value="0x2F">
            <text:p>0x2F</text:p>
          </table:table-cell>
          <table:table-cell table:formula="of:=&quot;0x&quot;&amp;BASE(MOD(MOD([.$A80];256)+[.D$1];256);16;2)" office:value-type="string" office:string-value="0x28">
            <text:p>0x28</text:p>
          </table:table-cell>
          <table:table-cell table:formula="of:=&quot;0x&quot;&amp;BASE(MOD(MOD([.$A80];256)+[.E$1];256);16;2)" office:value-type="string" office:string-value="0x29">
            <text:p>0x29</text:p>
          </table:table-cell>
          <table:table-cell table:formula="of:=&quot;0x&quot;&amp;BASE(MOD(MOD([.$A80];256)+[.F$1];256);16;2)" office:value-type="string" office:string-value="0x2A">
            <text:p>0x2A</text:p>
          </table:table-cell>
          <table:table-cell table:formula="of:=&quot;0x&quot;&amp;BASE(MOD(MOD([.$A80];256)+[.G$1];256);16;2)" office:value-type="string" office:string-value="0x2B">
            <text:p>0x2B</text:p>
          </table:table-cell>
          <table:table-cell table:formula="of:=&quot;0x&quot;&amp;BASE(MOD(MOD([.$A80];256)+[.H$1];256);16;2)" office:value-type="string" office:string-value="0x2C">
            <text:p>0x2C</text:p>
          </table:table-cell>
          <table:table-cell table:formula="of:=&quot;0x&quot;&amp;BASE(MOD(MOD([.$A80];256)+[.I$1];256);16;2)" office:value-type="string" office:string-value="0x2D">
            <text:p>0x2D</text:p>
          </table:table-cell>
          <table:table-cell table:formula="of:=&quot;0x&quot;&amp;BASE(MOD(MOD([.$A80];256)+[.J$1];256);16;2)" office:value-type="string" office:string-value="0x2E">
            <text:p>0x2E</text:p>
          </table:table-cell>
          <table:table-cell table:formula="of:=&quot;- d: [&quot;&amp;[.C80]&amp;&quot;, &quot;&amp;[.D80]&amp;&quot;, &quot;&amp;[.E80]&amp;&quot;, &quot;&amp;[.F80]&amp;&quot;, &quot;&amp;[.G80]&amp;&quot;, &quot;&amp;[.H80]&amp;&quot;, &quot;&amp;[.I80]&amp;&quot;, &quot;&amp;[.J80]&amp;&quot;]#  e: 0#  t: 5&quot;" office:value-type="string" office:string-value="- d: [0x2F, 0x28, 0x29, 0x2A, 0x2B, 0x2C, 0x2D, 0x2E]#  e: 0#  t: 5">
            <text:p>- d: [0x2F, 0x28, 0x29, 0x2A, 0x2B, 0x2C, 0x2D, 0x2E]# <text:s/>e: 0# <text:s/>t: 5</text:p>
          </table:table-cell>
        </table:table-row>
        <table:table-row table:style-name="ro1">
          <table:table-cell table:formula="of:=[.A80]+7" office:value-type="float" office:value="559">
            <text:p>559</text:p>
          </table:table-cell>
          <table:table-cell table:formula="of:=[.B80]+1" office:value-type="float" office:value="80">
            <text:p>80</text:p>
          </table:table-cell>
          <table:table-cell table:formula="of:=&quot;0x&quot;&amp;BASE(MOD([.B81];16)+32;16)" office:value-type="string" office:string-value="0x20">
            <text:p>0x20</text:p>
          </table:table-cell>
          <table:table-cell table:formula="of:=&quot;0x&quot;&amp;BASE(MOD(MOD([.$A81];256)+[.D$1];256);16;2)" office:value-type="string" office:string-value="0x2F">
            <text:p>0x2F</text:p>
          </table:table-cell>
          <table:table-cell table:formula="of:=&quot;0x&quot;&amp;BASE(MOD(MOD([.$A81];256)+[.E$1];256);16;2)" office:value-type="string" office:string-value="0x30">
            <text:p>0x30</text:p>
          </table:table-cell>
          <table:table-cell table:formula="of:=&quot;0x&quot;&amp;BASE(MOD(MOD([.$A81];256)+[.F$1];256);16;2)" office:value-type="string" office:string-value="0x31">
            <text:p>0x31</text:p>
          </table:table-cell>
          <table:table-cell table:formula="of:=&quot;0x&quot;&amp;BASE(MOD(MOD([.$A81];256)+[.G$1];256);16;2)" office:value-type="string" office:string-value="0x32">
            <text:p>0x32</text:p>
          </table:table-cell>
          <table:table-cell table:formula="of:=&quot;0x&quot;&amp;BASE(MOD(MOD([.$A81];256)+[.H$1];256);16;2)" office:value-type="string" office:string-value="0x33">
            <text:p>0x33</text:p>
          </table:table-cell>
          <table:table-cell table:formula="of:=&quot;0x&quot;&amp;BASE(MOD(MOD([.$A81];256)+[.I$1];256);16;2)" office:value-type="string" office:string-value="0x34">
            <text:p>0x34</text:p>
          </table:table-cell>
          <table:table-cell table:formula="of:=&quot;0x&quot;&amp;BASE(MOD(MOD([.$A81];256)+[.J$1];256);16;2)" office:value-type="string" office:string-value="0x35">
            <text:p>0x35</text:p>
          </table:table-cell>
          <table:table-cell table:formula="of:=&quot;- d: [&quot;&amp;[.C81]&amp;&quot;, &quot;&amp;[.D81]&amp;&quot;, &quot;&amp;[.E81]&amp;&quot;, &quot;&amp;[.F81]&amp;&quot;, &quot;&amp;[.G81]&amp;&quot;, &quot;&amp;[.H81]&amp;&quot;, &quot;&amp;[.I81]&amp;&quot;, &quot;&amp;[.J81]&amp;&quot;]#  e: 0#  t: 5&quot;" office:value-type="string" office:string-value="- d: [0x20, 0x2F, 0x30, 0x31, 0x32, 0x33, 0x34, 0x35]#  e: 0#  t: 5">
            <text:p>- d: [0x20, 0x2F, 0x30, 0x31, 0x32, 0x33, 0x34, 0x35]# <text:s/>e: 0# <text:s/>t: 5</text:p>
          </table:table-cell>
        </table:table-row>
        <table:table-row table:style-name="ro1">
          <table:table-cell table:formula="of:=[.A81]+7" office:value-type="float" office:value="566">
            <text:p>566</text:p>
          </table:table-cell>
          <table:table-cell table:formula="of:=[.B81]+1" office:value-type="float" office:value="81">
            <text:p>81</text:p>
          </table:table-cell>
          <table:table-cell table:formula="of:=&quot;0x&quot;&amp;BASE(MOD([.B82];16)+32;16)" office:value-type="string" office:string-value="0x21">
            <text:p>0x21</text:p>
          </table:table-cell>
          <table:table-cell table:formula="of:=&quot;0x&quot;&amp;BASE(MOD(MOD([.$A82];256)+[.D$1];256);16;2)" office:value-type="string" office:string-value="0x36">
            <text:p>0x36</text:p>
          </table:table-cell>
          <table:table-cell table:formula="of:=&quot;0x&quot;&amp;BASE(MOD(MOD([.$A82];256)+[.E$1];256);16;2)" office:value-type="string" office:string-value="0x37">
            <text:p>0x37</text:p>
          </table:table-cell>
          <table:table-cell table:formula="of:=&quot;0x&quot;&amp;BASE(MOD(MOD([.$A82];256)+[.F$1];256);16;2)" office:value-type="string" office:string-value="0x38">
            <text:p>0x38</text:p>
          </table:table-cell>
          <table:table-cell table:formula="of:=&quot;0x&quot;&amp;BASE(MOD(MOD([.$A82];256)+[.G$1];256);16;2)" office:value-type="string" office:string-value="0x39">
            <text:p>0x39</text:p>
          </table:table-cell>
          <table:table-cell table:formula="of:=&quot;0x&quot;&amp;BASE(MOD(MOD([.$A82];256)+[.H$1];256);16;2)" office:value-type="string" office:string-value="0x3A">
            <text:p>0x3A</text:p>
          </table:table-cell>
          <table:table-cell table:formula="of:=&quot;0x&quot;&amp;BASE(MOD(MOD([.$A82];256)+[.I$1];256);16;2)" office:value-type="string" office:string-value="0x3B">
            <text:p>0x3B</text:p>
          </table:table-cell>
          <table:table-cell table:formula="of:=&quot;0x&quot;&amp;BASE(MOD(MOD([.$A82];256)+[.J$1];256);16;2)" office:value-type="string" office:string-value="0x3C">
            <text:p>0x3C</text:p>
          </table:table-cell>
          <table:table-cell table:formula="of:=&quot;- d: [&quot;&amp;[.C82]&amp;&quot;, &quot;&amp;[.D82]&amp;&quot;, &quot;&amp;[.E82]&amp;&quot;, &quot;&amp;[.F82]&amp;&quot;, &quot;&amp;[.G82]&amp;&quot;, &quot;&amp;[.H82]&amp;&quot;, &quot;&amp;[.I82]&amp;&quot;, &quot;&amp;[.J82]&amp;&quot;]#  e: 0#  t: 5&quot;" office:value-type="string" office:string-value="- d: [0x21, 0x36, 0x37, 0x38, 0x39, 0x3A, 0x3B, 0x3C]#  e: 0#  t: 5">
            <text:p>- d: [0x21, 0x36, 0x37, 0x38, 0x39, 0x3A, 0x3B, 0x3C]# <text:s/>e: 0# <text:s/>t: 5</text:p>
          </table:table-cell>
        </table:table-row>
        <table:table-row table:style-name="ro1">
          <table:table-cell table:formula="of:=[.A82]+7" office:value-type="float" office:value="573">
            <text:p>573</text:p>
          </table:table-cell>
          <table:table-cell table:formula="of:=[.B82]+1" office:value-type="float" office:value="82">
            <text:p>82</text:p>
          </table:table-cell>
          <table:table-cell table:formula="of:=&quot;0x&quot;&amp;BASE(MOD([.B83];16)+32;16)" office:value-type="string" office:string-value="0x22">
            <text:p>0x22</text:p>
          </table:table-cell>
          <table:table-cell table:formula="of:=&quot;0x&quot;&amp;BASE(MOD(MOD([.$A83];256)+[.D$1];256);16;2)" office:value-type="string" office:string-value="0x3D">
            <text:p>0x3D</text:p>
          </table:table-cell>
          <table:table-cell table:formula="of:=&quot;0x&quot;&amp;BASE(MOD(MOD([.$A83];256)+[.E$1];256);16;2)" office:value-type="string" office:string-value="0x3E">
            <text:p>0x3E</text:p>
          </table:table-cell>
          <table:table-cell table:formula="of:=&quot;0x&quot;&amp;BASE(MOD(MOD([.$A83];256)+[.F$1];256);16;2)" office:value-type="string" office:string-value="0x3F">
            <text:p>0x3F</text:p>
          </table:table-cell>
          <table:table-cell table:formula="of:=&quot;0x&quot;&amp;BASE(MOD(MOD([.$A83];256)+[.G$1];256);16;2)" office:value-type="string" office:string-value="0x40">
            <text:p>0x40</text:p>
          </table:table-cell>
          <table:table-cell table:formula="of:=&quot;0x&quot;&amp;BASE(MOD(MOD([.$A83];256)+[.H$1];256);16;2)" office:value-type="string" office:string-value="0x41">
            <text:p>0x41</text:p>
          </table:table-cell>
          <table:table-cell table:formula="of:=&quot;0x&quot;&amp;BASE(MOD(MOD([.$A83];256)+[.I$1];256);16;2)" office:value-type="string" office:string-value="0x42">
            <text:p>0x42</text:p>
          </table:table-cell>
          <table:table-cell table:formula="of:=&quot;0x&quot;&amp;BASE(MOD(MOD([.$A83];256)+[.J$1];256);16;2)" office:value-type="string" office:string-value="0x43">
            <text:p>0x43</text:p>
          </table:table-cell>
          <table:table-cell table:formula="of:=&quot;- d: [&quot;&amp;[.C83]&amp;&quot;, &quot;&amp;[.D83]&amp;&quot;, &quot;&amp;[.E83]&amp;&quot;, &quot;&amp;[.F83]&amp;&quot;, &quot;&amp;[.G83]&amp;&quot;, &quot;&amp;[.H83]&amp;&quot;, &quot;&amp;[.I83]&amp;&quot;, &quot;&amp;[.J83]&amp;&quot;]#  e: 0#  t: 5&quot;" office:value-type="string" office:string-value="- d: [0x22, 0x3D, 0x3E, 0x3F, 0x40, 0x41, 0x42, 0x43]#  e: 0#  t: 5">
            <text:p>- d: [0x22, 0x3D, 0x3E, 0x3F, 0x40, 0x41, 0x42, 0x43]# <text:s/>e: 0# <text:s/>t: 5</text:p>
          </table:table-cell>
        </table:table-row>
        <table:table-row table:style-name="ro1">
          <table:table-cell table:formula="of:=[.A83]+7" office:value-type="float" office:value="580">
            <text:p>580</text:p>
          </table:table-cell>
          <table:table-cell table:formula="of:=[.B83]+1" office:value-type="float" office:value="83">
            <text:p>83</text:p>
          </table:table-cell>
          <table:table-cell table:formula="of:=&quot;0x&quot;&amp;BASE(MOD([.B84];16)+32;16)" office:value-type="string" office:string-value="0x23">
            <text:p>0x23</text:p>
          </table:table-cell>
          <table:table-cell table:formula="of:=&quot;0x&quot;&amp;BASE(MOD(MOD([.$A84];256)+[.D$1];256);16;2)" office:value-type="string" office:string-value="0x44">
            <text:p>0x44</text:p>
          </table:table-cell>
          <table:table-cell table:formula="of:=&quot;0x&quot;&amp;BASE(MOD(MOD([.$A84];256)+[.E$1];256);16;2)" office:value-type="string" office:string-value="0x45">
            <text:p>0x45</text:p>
          </table:table-cell>
          <table:table-cell table:formula="of:=&quot;0x&quot;&amp;BASE(MOD(MOD([.$A84];256)+[.F$1];256);16;2)" office:value-type="string" office:string-value="0x46">
            <text:p>0x46</text:p>
          </table:table-cell>
          <table:table-cell table:formula="of:=&quot;0x&quot;&amp;BASE(MOD(MOD([.$A84];256)+[.G$1];256);16;2)" office:value-type="string" office:string-value="0x47">
            <text:p>0x47</text:p>
          </table:table-cell>
          <table:table-cell table:formula="of:=&quot;0x&quot;&amp;BASE(MOD(MOD([.$A84];256)+[.H$1];256);16;2)" office:value-type="string" office:string-value="0x48">
            <text:p>0x48</text:p>
          </table:table-cell>
          <table:table-cell table:formula="of:=&quot;0x&quot;&amp;BASE(MOD(MOD([.$A84];256)+[.I$1];256);16;2)" office:value-type="string" office:string-value="0x49">
            <text:p>0x49</text:p>
          </table:table-cell>
          <table:table-cell table:formula="of:=&quot;0x&quot;&amp;BASE(MOD(MOD([.$A84];256)+[.J$1];256);16;2)" office:value-type="string" office:string-value="0x4A">
            <text:p>0x4A</text:p>
          </table:table-cell>
          <table:table-cell table:formula="of:=&quot;- d: [&quot;&amp;[.C84]&amp;&quot;, &quot;&amp;[.D84]&amp;&quot;, &quot;&amp;[.E84]&amp;&quot;, &quot;&amp;[.F84]&amp;&quot;, &quot;&amp;[.G84]&amp;&quot;, &quot;&amp;[.H84]&amp;&quot;, &quot;&amp;[.I84]&amp;&quot;, &quot;&amp;[.J84]&amp;&quot;]#  e: 0#  t: 5&quot;" office:value-type="string" office:string-value="- d: [0x23, 0x44, 0x45, 0x46, 0x47, 0x48, 0x49, 0x4A]#  e: 0#  t: 5">
            <text:p>- d: [0x23, 0x44, 0x45, 0x46, 0x47, 0x48, 0x49, 0x4A]# <text:s/>e: 0# <text:s/>t: 5</text:p>
          </table:table-cell>
        </table:table-row>
        <table:table-row table:style-name="ro1">
          <table:table-cell table:formula="of:=[.A84]+7" office:value-type="float" office:value="587">
            <text:p>587</text:p>
          </table:table-cell>
          <table:table-cell table:formula="of:=[.B84]+1" office:value-type="float" office:value="84">
            <text:p>84</text:p>
          </table:table-cell>
          <table:table-cell table:formula="of:=&quot;0x&quot;&amp;BASE(MOD([.B85];16)+32;16)" office:value-type="string" office:string-value="0x24">
            <text:p>0x24</text:p>
          </table:table-cell>
          <table:table-cell table:formula="of:=&quot;0x&quot;&amp;BASE(MOD(MOD([.$A85];256)+[.D$1];256);16;2)" office:value-type="string" office:string-value="0x4B">
            <text:p>0x4B</text:p>
          </table:table-cell>
          <table:table-cell table:formula="of:=&quot;0x&quot;&amp;BASE(MOD(MOD([.$A85];256)+[.E$1];256);16;2)" office:value-type="string" office:string-value="0x4C">
            <text:p>0x4C</text:p>
          </table:table-cell>
          <table:table-cell table:formula="of:=&quot;0x&quot;&amp;BASE(MOD(MOD([.$A85];256)+[.F$1];256);16;2)" office:value-type="string" office:string-value="0x4D">
            <text:p>0x4D</text:p>
          </table:table-cell>
          <table:table-cell table:formula="of:=&quot;0x&quot;&amp;BASE(MOD(MOD([.$A85];256)+[.G$1];256);16;2)" office:value-type="string" office:string-value="0x4E">
            <text:p>0x4E</text:p>
          </table:table-cell>
          <table:table-cell table:formula="of:=&quot;0x&quot;&amp;BASE(MOD(MOD([.$A85];256)+[.H$1];256);16;2)" office:value-type="string" office:string-value="0x4F">
            <text:p>0x4F</text:p>
          </table:table-cell>
          <table:table-cell table:formula="of:=&quot;0x&quot;&amp;BASE(MOD(MOD([.$A85];256)+[.I$1];256);16;2)" office:value-type="string" office:string-value="0x50">
            <text:p>0x50</text:p>
          </table:table-cell>
          <table:table-cell table:formula="of:=&quot;0x&quot;&amp;BASE(MOD(MOD([.$A85];256)+[.J$1];256);16;2)" office:value-type="string" office:string-value="0x51">
            <text:p>0x51</text:p>
          </table:table-cell>
          <table:table-cell table:formula="of:=&quot;- d: [&quot;&amp;[.C85]&amp;&quot;, &quot;&amp;[.D85]&amp;&quot;, &quot;&amp;[.E85]&amp;&quot;, &quot;&amp;[.F85]&amp;&quot;, &quot;&amp;[.G85]&amp;&quot;, &quot;&amp;[.H85]&amp;&quot;, &quot;&amp;[.I85]&amp;&quot;, &quot;&amp;[.J85]&amp;&quot;]#  e: 0#  t: 5&quot;" office:value-type="string" office:string-value="- d: [0x24, 0x4B, 0x4C, 0x4D, 0x4E, 0x4F, 0x50, 0x51]#  e: 0#  t: 5">
            <text:p>- d: [0x24, 0x4B, 0x4C, 0x4D, 0x4E, 0x4F, 0x50, 0x51]# <text:s/>e: 0# <text:s/>t: 5</text:p>
          </table:table-cell>
        </table:table-row>
        <table:table-row table:style-name="ro1">
          <table:table-cell table:formula="of:=[.A85]+7" office:value-type="float" office:value="594">
            <text:p>594</text:p>
          </table:table-cell>
          <table:table-cell table:formula="of:=[.B85]+1" office:value-type="float" office:value="85">
            <text:p>85</text:p>
          </table:table-cell>
          <table:table-cell table:formula="of:=&quot;0x&quot;&amp;BASE(MOD([.B86];16)+32;16)" office:value-type="string" office:string-value="0x25">
            <text:p>0x25</text:p>
          </table:table-cell>
          <table:table-cell table:formula="of:=&quot;0x&quot;&amp;BASE(MOD(MOD([.$A86];256)+[.D$1];256);16;2)" office:value-type="string" office:string-value="0x52">
            <text:p>0x52</text:p>
          </table:table-cell>
          <table:table-cell table:formula="of:=&quot;0x&quot;&amp;BASE(MOD(MOD([.$A86];256)+[.E$1];256);16;2)" office:value-type="string" office:string-value="0x53">
            <text:p>0x53</text:p>
          </table:table-cell>
          <table:table-cell table:formula="of:=&quot;0x&quot;&amp;BASE(MOD(MOD([.$A86];256)+[.F$1];256);16;2)" office:value-type="string" office:string-value="0x54">
            <text:p>0x54</text:p>
          </table:table-cell>
          <table:table-cell table:formula="of:=&quot;0x&quot;&amp;BASE(MOD(MOD([.$A86];256)+[.G$1];256);16;2)" office:value-type="string" office:string-value="0x55">
            <text:p>0x55</text:p>
          </table:table-cell>
          <table:table-cell table:formula="of:=&quot;0x&quot;&amp;BASE(MOD(MOD([.$A86];256)+[.H$1];256);16;2)" office:value-type="string" office:string-value="0x56">
            <text:p>0x56</text:p>
          </table:table-cell>
          <table:table-cell table:formula="of:=&quot;0x&quot;&amp;BASE(MOD(MOD([.$A86];256)+[.I$1];256);16;2)" office:value-type="string" office:string-value="0x57">
            <text:p>0x57</text:p>
          </table:table-cell>
          <table:table-cell table:formula="of:=&quot;0x&quot;&amp;BASE(MOD(MOD([.$A86];256)+[.J$1];256);16;2)" office:value-type="string" office:string-value="0x58">
            <text:p>0x58</text:p>
          </table:table-cell>
          <table:table-cell table:formula="of:=&quot;- d: [&quot;&amp;[.C86]&amp;&quot;, &quot;&amp;[.D86]&amp;&quot;, &quot;&amp;[.E86]&amp;&quot;, &quot;&amp;[.F86]&amp;&quot;, &quot;&amp;[.G86]&amp;&quot;, &quot;&amp;[.H86]&amp;&quot;, &quot;&amp;[.I86]&amp;&quot;, &quot;&amp;[.J86]&amp;&quot;]#  e: 0#  t: 5&quot;" office:value-type="string" office:string-value="- d: [0x25, 0x52, 0x53, 0x54, 0x55, 0x56, 0x57, 0x58]#  e: 0#  t: 5">
            <text:p>- d: [0x25, 0x52, 0x53, 0x54, 0x55, 0x56, 0x57, 0x58]# <text:s/>e: 0# <text:s/>t: 5</text:p>
          </table:table-cell>
        </table:table-row>
        <table:table-row table:style-name="ro1">
          <table:table-cell table:formula="of:=[.A86]+7" office:value-type="float" office:value="601">
            <text:p>601</text:p>
          </table:table-cell>
          <table:table-cell table:formula="of:=[.B86]+1" office:value-type="float" office:value="86">
            <text:p>86</text:p>
          </table:table-cell>
          <table:table-cell table:formula="of:=&quot;0x&quot;&amp;BASE(MOD([.B87];16)+32;16)" office:value-type="string" office:string-value="0x26">
            <text:p>0x26</text:p>
          </table:table-cell>
          <table:table-cell table:formula="of:=&quot;0x&quot;&amp;BASE(MOD(MOD([.$A87];256)+[.D$1];256);16;2)" office:value-type="string" office:string-value="0x59">
            <text:p>0x59</text:p>
          </table:table-cell>
          <table:table-cell table:formula="of:=&quot;0x&quot;&amp;BASE(MOD(MOD([.$A87];256)+[.E$1];256);16;2)" office:value-type="string" office:string-value="0x5A">
            <text:p>0x5A</text:p>
          </table:table-cell>
          <table:table-cell table:formula="of:=&quot;0x&quot;&amp;BASE(MOD(MOD([.$A87];256)+[.F$1];256);16;2)" office:value-type="string" office:string-value="0x5B">
            <text:p>0x5B</text:p>
          </table:table-cell>
          <table:table-cell table:formula="of:=&quot;0x&quot;&amp;BASE(MOD(MOD([.$A87];256)+[.G$1];256);16;2)" office:value-type="string" office:string-value="0x5C">
            <text:p>0x5C</text:p>
          </table:table-cell>
          <table:table-cell table:formula="of:=&quot;0x&quot;&amp;BASE(MOD(MOD([.$A87];256)+[.H$1];256);16;2)" office:value-type="string" office:string-value="0x5D">
            <text:p>0x5D</text:p>
          </table:table-cell>
          <table:table-cell table:formula="of:=&quot;0x&quot;&amp;BASE(MOD(MOD([.$A87];256)+[.I$1];256);16;2)" office:value-type="string" office:string-value="0x5E">
            <text:p>0x5E</text:p>
          </table:table-cell>
          <table:table-cell table:formula="of:=&quot;0x&quot;&amp;BASE(MOD(MOD([.$A87];256)+[.J$1];256);16;2)" office:value-type="string" office:string-value="0x5F">
            <text:p>0x5F</text:p>
          </table:table-cell>
          <table:table-cell table:formula="of:=&quot;- d: [&quot;&amp;[.C87]&amp;&quot;, &quot;&amp;[.D87]&amp;&quot;, &quot;&amp;[.E87]&amp;&quot;, &quot;&amp;[.F87]&amp;&quot;, &quot;&amp;[.G87]&amp;&quot;, &quot;&amp;[.H87]&amp;&quot;, &quot;&amp;[.I87]&amp;&quot;, &quot;&amp;[.J87]&amp;&quot;]#  e: 0#  t: 5&quot;" office:value-type="string" office:string-value="- d: [0x26, 0x59, 0x5A, 0x5B, 0x5C, 0x5D, 0x5E, 0x5F]#  e: 0#  t: 5">
            <text:p>- d: [0x26, 0x59, 0x5A, 0x5B, 0x5C, 0x5D, 0x5E, 0x5F]# <text:s/>e: 0# <text:s/>t: 5</text:p>
          </table:table-cell>
        </table:table-row>
        <table:table-row table:style-name="ro1">
          <table:table-cell table:formula="of:=[.A87]+7" office:value-type="float" office:value="608">
            <text:p>608</text:p>
          </table:table-cell>
          <table:table-cell table:formula="of:=[.B87]+1" office:value-type="float" office:value="87">
            <text:p>87</text:p>
          </table:table-cell>
          <table:table-cell table:formula="of:=&quot;0x&quot;&amp;BASE(MOD([.B88];16)+32;16)" office:value-type="string" office:string-value="0x27">
            <text:p>0x27</text:p>
          </table:table-cell>
          <table:table-cell table:formula="of:=&quot;0x&quot;&amp;BASE(MOD(MOD([.$A88];256)+[.D$1];256);16;2)" office:value-type="string" office:string-value="0x60">
            <text:p>0x60</text:p>
          </table:table-cell>
          <table:table-cell table:formula="of:=&quot;0x&quot;&amp;BASE(MOD(MOD([.$A88];256)+[.E$1];256);16;2)" office:value-type="string" office:string-value="0x61">
            <text:p>0x61</text:p>
          </table:table-cell>
          <table:table-cell table:formula="of:=&quot;0x&quot;&amp;BASE(MOD(MOD([.$A88];256)+[.F$1];256);16;2)" office:value-type="string" office:string-value="0x62">
            <text:p>0x62</text:p>
          </table:table-cell>
          <table:table-cell table:formula="of:=&quot;0x&quot;&amp;BASE(MOD(MOD([.$A88];256)+[.G$1];256);16;2)" office:value-type="string" office:string-value="0x63">
            <text:p>0x63</text:p>
          </table:table-cell>
          <table:table-cell table:formula="of:=&quot;0x&quot;&amp;BASE(MOD(MOD([.$A88];256)+[.H$1];256);16;2)" office:value-type="string" office:string-value="0x64">
            <text:p>0x64</text:p>
          </table:table-cell>
          <table:table-cell table:formula="of:=&quot;0x&quot;&amp;BASE(MOD(MOD([.$A88];256)+[.I$1];256);16;2)" office:value-type="string" office:string-value="0x65">
            <text:p>0x65</text:p>
          </table:table-cell>
          <table:table-cell table:formula="of:=&quot;0x&quot;&amp;BASE(MOD(MOD([.$A88];256)+[.J$1];256);16;2)" office:value-type="string" office:string-value="0x66">
            <text:p>0x66</text:p>
          </table:table-cell>
          <table:table-cell table:formula="of:=&quot;- d: [&quot;&amp;[.C88]&amp;&quot;, &quot;&amp;[.D88]&amp;&quot;, &quot;&amp;[.E88]&amp;&quot;, &quot;&amp;[.F88]&amp;&quot;, &quot;&amp;[.G88]&amp;&quot;, &quot;&amp;[.H88]&amp;&quot;, &quot;&amp;[.I88]&amp;&quot;, &quot;&amp;[.J88]&amp;&quot;]#  e: 0#  t: 5&quot;" office:value-type="string" office:string-value="- d: [0x27, 0x60, 0x61, 0x62, 0x63, 0x64, 0x65, 0x66]#  e: 0#  t: 5">
            <text:p>- d: [0x27, 0x60, 0x61, 0x62, 0x63, 0x64, 0x65, 0x66]# <text:s/>e: 0# <text:s/>t: 5</text:p>
          </table:table-cell>
        </table:table-row>
        <table:table-row table:style-name="ro1">
          <table:table-cell table:formula="of:=[.A88]+7" office:value-type="float" office:value="615">
            <text:p>615</text:p>
          </table:table-cell>
          <table:table-cell table:formula="of:=[.B88]+1" office:value-type="float" office:value="88">
            <text:p>88</text:p>
          </table:table-cell>
          <table:table-cell table:formula="of:=&quot;0x&quot;&amp;BASE(MOD([.B89];16)+32;16)" office:value-type="string" office:string-value="0x28">
            <text:p>0x28</text:p>
          </table:table-cell>
          <table:table-cell table:formula="of:=&quot;0x&quot;&amp;BASE(MOD(MOD([.$A89];256)+[.D$1];256);16;2)" office:value-type="string" office:string-value="0x67">
            <text:p>0x67</text:p>
          </table:table-cell>
          <table:table-cell table:formula="of:=&quot;0x&quot;&amp;BASE(MOD(MOD([.$A89];256)+[.E$1];256);16;2)" office:value-type="string" office:string-value="0x68">
            <text:p>0x68</text:p>
          </table:table-cell>
          <table:table-cell table:formula="of:=&quot;0x&quot;&amp;BASE(MOD(MOD([.$A89];256)+[.F$1];256);16;2)" office:value-type="string" office:string-value="0x69">
            <text:p>0x69</text:p>
          </table:table-cell>
          <table:table-cell table:formula="of:=&quot;0x&quot;&amp;BASE(MOD(MOD([.$A89];256)+[.G$1];256);16;2)" office:value-type="string" office:string-value="0x6A">
            <text:p>0x6A</text:p>
          </table:table-cell>
          <table:table-cell table:formula="of:=&quot;0x&quot;&amp;BASE(MOD(MOD([.$A89];256)+[.H$1];256);16;2)" office:value-type="string" office:string-value="0x6B">
            <text:p>0x6B</text:p>
          </table:table-cell>
          <table:table-cell table:formula="of:=&quot;0x&quot;&amp;BASE(MOD(MOD([.$A89];256)+[.I$1];256);16;2)" office:value-type="string" office:string-value="0x6C">
            <text:p>0x6C</text:p>
          </table:table-cell>
          <table:table-cell table:formula="of:=&quot;0x&quot;&amp;BASE(MOD(MOD([.$A89];256)+[.J$1];256);16;2)" office:value-type="string" office:string-value="0x6D">
            <text:p>0x6D</text:p>
          </table:table-cell>
          <table:table-cell table:formula="of:=&quot;- d: [&quot;&amp;[.C89]&amp;&quot;, &quot;&amp;[.D89]&amp;&quot;, &quot;&amp;[.E89]&amp;&quot;, &quot;&amp;[.F89]&amp;&quot;, &quot;&amp;[.G89]&amp;&quot;, &quot;&amp;[.H89]&amp;&quot;, &quot;&amp;[.I89]&amp;&quot;, &quot;&amp;[.J89]&amp;&quot;]#  e: 0#  t: 5&quot;" office:value-type="string" office:string-value="- d: [0x28, 0x67, 0x68, 0x69, 0x6A, 0x6B, 0x6C, 0x6D]#  e: 0#  t: 5">
            <text:p>- d: [0x28, 0x67, 0x68, 0x69, 0x6A, 0x6B, 0x6C, 0x6D]# <text:s/>e: 0# <text:s/>t: 5</text:p>
          </table:table-cell>
        </table:table-row>
        <table:table-row table:style-name="ro1">
          <table:table-cell table:formula="of:=[.A89]+7" office:value-type="float" office:value="622">
            <text:p>622</text:p>
          </table:table-cell>
          <table:table-cell table:formula="of:=[.B89]+1" office:value-type="float" office:value="89">
            <text:p>89</text:p>
          </table:table-cell>
          <table:table-cell table:formula="of:=&quot;0x&quot;&amp;BASE(MOD([.B90];16)+32;16)" office:value-type="string" office:string-value="0x29">
            <text:p>0x29</text:p>
          </table:table-cell>
          <table:table-cell table:formula="of:=&quot;0x&quot;&amp;BASE(MOD(MOD([.$A90];256)+[.D$1];256);16;2)" office:value-type="string" office:string-value="0x6E">
            <text:p>0x6E</text:p>
          </table:table-cell>
          <table:table-cell table:formula="of:=&quot;0x&quot;&amp;BASE(MOD(MOD([.$A90];256)+[.E$1];256);16;2)" office:value-type="string" office:string-value="0x6F">
            <text:p>0x6F</text:p>
          </table:table-cell>
          <table:table-cell table:formula="of:=&quot;0x&quot;&amp;BASE(MOD(MOD([.$A90];256)+[.F$1];256);16;2)" office:value-type="string" office:string-value="0x70">
            <text:p>0x70</text:p>
          </table:table-cell>
          <table:table-cell table:formula="of:=&quot;0x&quot;&amp;BASE(MOD(MOD([.$A90];256)+[.G$1];256);16;2)" office:value-type="string" office:string-value="0x71">
            <text:p>0x71</text:p>
          </table:table-cell>
          <table:table-cell table:formula="of:=&quot;0x&quot;&amp;BASE(MOD(MOD([.$A90];256)+[.H$1];256);16;2)" office:value-type="string" office:string-value="0x72">
            <text:p>0x72</text:p>
          </table:table-cell>
          <table:table-cell table:formula="of:=&quot;0x&quot;&amp;BASE(MOD(MOD([.$A90];256)+[.I$1];256);16;2)" office:value-type="string" office:string-value="0x73">
            <text:p>0x73</text:p>
          </table:table-cell>
          <table:table-cell table:formula="of:=&quot;0x&quot;&amp;BASE(MOD(MOD([.$A90];256)+[.J$1];256);16;2)" office:value-type="string" office:string-value="0x74">
            <text:p>0x74</text:p>
          </table:table-cell>
          <table:table-cell table:formula="of:=&quot;- d: [&quot;&amp;[.C90]&amp;&quot;, &quot;&amp;[.D90]&amp;&quot;, &quot;&amp;[.E90]&amp;&quot;, &quot;&amp;[.F90]&amp;&quot;, &quot;&amp;[.G90]&amp;&quot;, &quot;&amp;[.H90]&amp;&quot;, &quot;&amp;[.I90]&amp;&quot;, &quot;&amp;[.J90]&amp;&quot;]#  e: 0#  t: 5&quot;" office:value-type="string" office:string-value="- d: [0x29, 0x6E, 0x6F, 0x70, 0x71, 0x72, 0x73, 0x74]#  e: 0#  t: 5">
            <text:p>- d: [0x29, 0x6E, 0x6F, 0x70, 0x71, 0x72, 0x73, 0x74]# <text:s/>e: 0# <text:s/>t: 5</text:p>
          </table:table-cell>
        </table:table-row>
        <table:table-row table:style-name="ro1">
          <table:table-cell table:formula="of:=[.A90]+7" office:value-type="float" office:value="629">
            <text:p>629</text:p>
          </table:table-cell>
          <table:table-cell table:formula="of:=[.B90]+1" office:value-type="float" office:value="90">
            <text:p>90</text:p>
          </table:table-cell>
          <table:table-cell table:formula="of:=&quot;0x&quot;&amp;BASE(MOD([.B91];16)+32;16)" office:value-type="string" office:string-value="0x2A">
            <text:p>0x2A</text:p>
          </table:table-cell>
          <table:table-cell table:formula="of:=&quot;0x&quot;&amp;BASE(MOD(MOD([.$A91];256)+[.D$1];256);16;2)" office:value-type="string" office:string-value="0x75">
            <text:p>0x75</text:p>
          </table:table-cell>
          <table:table-cell table:formula="of:=&quot;0x&quot;&amp;BASE(MOD(MOD([.$A91];256)+[.E$1];256);16;2)" office:value-type="string" office:string-value="0x76">
            <text:p>0x76</text:p>
          </table:table-cell>
          <table:table-cell table:formula="of:=&quot;0x&quot;&amp;BASE(MOD(MOD([.$A91];256)+[.F$1];256);16;2)" office:value-type="string" office:string-value="0x77">
            <text:p>0x77</text:p>
          </table:table-cell>
          <table:table-cell table:formula="of:=&quot;0x&quot;&amp;BASE(MOD(MOD([.$A91];256)+[.G$1];256);16;2)" office:value-type="string" office:string-value="0x78">
            <text:p>0x78</text:p>
          </table:table-cell>
          <table:table-cell table:formula="of:=&quot;0x&quot;&amp;BASE(MOD(MOD([.$A91];256)+[.H$1];256);16;2)" office:value-type="string" office:string-value="0x79">
            <text:p>0x79</text:p>
          </table:table-cell>
          <table:table-cell table:formula="of:=&quot;0x&quot;&amp;BASE(MOD(MOD([.$A91];256)+[.I$1];256);16;2)" office:value-type="string" office:string-value="0x7A">
            <text:p>0x7A</text:p>
          </table:table-cell>
          <table:table-cell table:formula="of:=&quot;0x&quot;&amp;BASE(MOD(MOD([.$A91];256)+[.J$1];256);16;2)" office:value-type="string" office:string-value="0x7B">
            <text:p>0x7B</text:p>
          </table:table-cell>
          <table:table-cell table:formula="of:=&quot;- d: [&quot;&amp;[.C91]&amp;&quot;, &quot;&amp;[.D91]&amp;&quot;, &quot;&amp;[.E91]&amp;&quot;, &quot;&amp;[.F91]&amp;&quot;, &quot;&amp;[.G91]&amp;&quot;, &quot;&amp;[.H91]&amp;&quot;, &quot;&amp;[.I91]&amp;&quot;, &quot;&amp;[.J91]&amp;&quot;]#  e: 0#  t: 5&quot;" office:value-type="string" office:string-value="- d: [0x2A, 0x75, 0x76, 0x77, 0x78, 0x79, 0x7A, 0x7B]#  e: 0#  t: 5">
            <text:p>- d: [0x2A, 0x75, 0x76, 0x77, 0x78, 0x79, 0x7A, 0x7B]# <text:s/>e: 0# <text:s/>t: 5</text:p>
          </table:table-cell>
        </table:table-row>
        <table:table-row table:style-name="ro1">
          <table:table-cell table:formula="of:=[.A91]+7" office:value-type="float" office:value="636">
            <text:p>636</text:p>
          </table:table-cell>
          <table:table-cell table:formula="of:=[.B91]+1" office:value-type="float" office:value="91">
            <text:p>91</text:p>
          </table:table-cell>
          <table:table-cell table:formula="of:=&quot;0x&quot;&amp;BASE(MOD([.B92];16)+32;16)" office:value-type="string" office:string-value="0x2B">
            <text:p>0x2B</text:p>
          </table:table-cell>
          <table:table-cell table:formula="of:=&quot;0x&quot;&amp;BASE(MOD(MOD([.$A92];256)+[.D$1];256);16;2)" office:value-type="string" office:string-value="0x7C">
            <text:p>0x7C</text:p>
          </table:table-cell>
          <table:table-cell table:formula="of:=&quot;0x&quot;&amp;BASE(MOD(MOD([.$A92];256)+[.E$1];256);16;2)" office:value-type="string" office:string-value="0x7D">
            <text:p>0x7D</text:p>
          </table:table-cell>
          <table:table-cell table:formula="of:=&quot;0x&quot;&amp;BASE(MOD(MOD([.$A92];256)+[.F$1];256);16;2)" office:value-type="string" office:string-value="0x7E">
            <text:p>0x7E</text:p>
          </table:table-cell>
          <table:table-cell table:formula="of:=&quot;0x&quot;&amp;BASE(MOD(MOD([.$A92];256)+[.G$1];256);16;2)" office:value-type="string" office:string-value="0x7F">
            <text:p>0x7F</text:p>
          </table:table-cell>
          <table:table-cell table:formula="of:=&quot;0x&quot;&amp;BASE(MOD(MOD([.$A92];256)+[.H$1];256);16;2)" office:value-type="string" office:string-value="0x80">
            <text:p>0x80</text:p>
          </table:table-cell>
          <table:table-cell table:formula="of:=&quot;0x&quot;&amp;BASE(MOD(MOD([.$A92];256)+[.I$1];256);16;2)" office:value-type="string" office:string-value="0x81">
            <text:p>0x81</text:p>
          </table:table-cell>
          <table:table-cell table:formula="of:=&quot;0x&quot;&amp;BASE(MOD(MOD([.$A92];256)+[.J$1];256);16;2)" office:value-type="string" office:string-value="0x82">
            <text:p>0x82</text:p>
          </table:table-cell>
          <table:table-cell table:formula="of:=&quot;- d: [&quot;&amp;[.C92]&amp;&quot;, &quot;&amp;[.D92]&amp;&quot;, &quot;&amp;[.E92]&amp;&quot;, &quot;&amp;[.F92]&amp;&quot;, &quot;&amp;[.G92]&amp;&quot;, &quot;&amp;[.H92]&amp;&quot;, &quot;&amp;[.I92]&amp;&quot;, &quot;&amp;[.J92]&amp;&quot;]#  e: 0#  t: 5&quot;" office:value-type="string" office:string-value="- d: [0x2B, 0x7C, 0x7D, 0x7E, 0x7F, 0x80, 0x81, 0x82]#  e: 0#  t: 5">
            <text:p>- d: [0x2B, 0x7C, 0x7D, 0x7E, 0x7F, 0x80, 0x81, 0x82]# <text:s/>e: 0# <text:s/>t: 5</text:p>
          </table:table-cell>
        </table:table-row>
        <table:table-row table:style-name="ro1">
          <table:table-cell table:formula="of:=[.A92]+7" office:value-type="float" office:value="643">
            <text:p>643</text:p>
          </table:table-cell>
          <table:table-cell table:formula="of:=[.B92]+1" office:value-type="float" office:value="92">
            <text:p>92</text:p>
          </table:table-cell>
          <table:table-cell table:formula="of:=&quot;0x&quot;&amp;BASE(MOD([.B93];16)+32;16)" office:value-type="string" office:string-value="0x2C">
            <text:p>0x2C</text:p>
          </table:table-cell>
          <table:table-cell table:formula="of:=&quot;0x&quot;&amp;BASE(MOD(MOD([.$A93];256)+[.D$1];256);16;2)" office:value-type="string" office:string-value="0x83">
            <text:p>0x83</text:p>
          </table:table-cell>
          <table:table-cell table:formula="of:=&quot;0x&quot;&amp;BASE(MOD(MOD([.$A93];256)+[.E$1];256);16;2)" office:value-type="string" office:string-value="0x84">
            <text:p>0x84</text:p>
          </table:table-cell>
          <table:table-cell table:formula="of:=&quot;0x&quot;&amp;BASE(MOD(MOD([.$A93];256)+[.F$1];256);16;2)" office:value-type="string" office:string-value="0x85">
            <text:p>0x85</text:p>
          </table:table-cell>
          <table:table-cell table:formula="of:=&quot;0x&quot;&amp;BASE(MOD(MOD([.$A93];256)+[.G$1];256);16;2)" office:value-type="string" office:string-value="0x86">
            <text:p>0x86</text:p>
          </table:table-cell>
          <table:table-cell table:formula="of:=&quot;0x&quot;&amp;BASE(MOD(MOD([.$A93];256)+[.H$1];256);16;2)" office:value-type="string" office:string-value="0x87">
            <text:p>0x87</text:p>
          </table:table-cell>
          <table:table-cell table:formula="of:=&quot;0x&quot;&amp;BASE(MOD(MOD([.$A93];256)+[.I$1];256);16;2)" office:value-type="string" office:string-value="0x88">
            <text:p>0x88</text:p>
          </table:table-cell>
          <table:table-cell table:formula="of:=&quot;0x&quot;&amp;BASE(MOD(MOD([.$A93];256)+[.J$1];256);16;2)" office:value-type="string" office:string-value="0x89">
            <text:p>0x89</text:p>
          </table:table-cell>
          <table:table-cell table:formula="of:=&quot;- d: [&quot;&amp;[.C93]&amp;&quot;, &quot;&amp;[.D93]&amp;&quot;, &quot;&amp;[.E93]&amp;&quot;, &quot;&amp;[.F93]&amp;&quot;, &quot;&amp;[.G93]&amp;&quot;, &quot;&amp;[.H93]&amp;&quot;, &quot;&amp;[.I93]&amp;&quot;, &quot;&amp;[.J93]&amp;&quot;]#  e: 0#  t: 5&quot;" office:value-type="string" office:string-value="- d: [0x2C, 0x83, 0x84, 0x85, 0x86, 0x87, 0x88, 0x89]#  e: 0#  t: 5">
            <text:p>- d: [0x2C, 0x83, 0x84, 0x85, 0x86, 0x87, 0x88, 0x89]# <text:s/>e: 0# <text:s/>t: 5</text:p>
          </table:table-cell>
        </table:table-row>
        <table:table-row table:style-name="ro1">
          <table:table-cell table:formula="of:=[.A93]+7" office:value-type="float" office:value="650">
            <text:p>650</text:p>
          </table:table-cell>
          <table:table-cell table:formula="of:=[.B93]+1" office:value-type="float" office:value="93">
            <text:p>93</text:p>
          </table:table-cell>
          <table:table-cell table:formula="of:=&quot;0x&quot;&amp;BASE(MOD([.B94];16)+32;16)" office:value-type="string" office:string-value="0x2D">
            <text:p>0x2D</text:p>
          </table:table-cell>
          <table:table-cell table:formula="of:=&quot;0x&quot;&amp;BASE(MOD(MOD([.$A94];256)+[.D$1];256);16;2)" office:value-type="string" office:string-value="0x8A">
            <text:p>0x8A</text:p>
          </table:table-cell>
          <table:table-cell table:formula="of:=&quot;0x&quot;&amp;BASE(MOD(MOD([.$A94];256)+[.E$1];256);16;2)" office:value-type="string" office:string-value="0x8B">
            <text:p>0x8B</text:p>
          </table:table-cell>
          <table:table-cell table:formula="of:=&quot;0x&quot;&amp;BASE(MOD(MOD([.$A94];256)+[.F$1];256);16;2)" office:value-type="string" office:string-value="0x8C">
            <text:p>0x8C</text:p>
          </table:table-cell>
          <table:table-cell table:formula="of:=&quot;0x&quot;&amp;BASE(MOD(MOD([.$A94];256)+[.G$1];256);16;2)" office:value-type="string" office:string-value="0x8D">
            <text:p>0x8D</text:p>
          </table:table-cell>
          <table:table-cell table:formula="of:=&quot;0x&quot;&amp;BASE(MOD(MOD([.$A94];256)+[.H$1];256);16;2)" office:value-type="string" office:string-value="0x8E">
            <text:p>0x8E</text:p>
          </table:table-cell>
          <table:table-cell table:formula="of:=&quot;0x&quot;&amp;BASE(MOD(MOD([.$A94];256)+[.I$1];256);16;2)" office:value-type="string" office:string-value="0x8F">
            <text:p>0x8F</text:p>
          </table:table-cell>
          <table:table-cell table:formula="of:=&quot;0x&quot;&amp;BASE(MOD(MOD([.$A94];256)+[.J$1];256);16;2)" office:value-type="string" office:string-value="0x90">
            <text:p>0x90</text:p>
          </table:table-cell>
          <table:table-cell table:formula="of:=&quot;- d: [&quot;&amp;[.C94]&amp;&quot;, &quot;&amp;[.D94]&amp;&quot;, &quot;&amp;[.E94]&amp;&quot;, &quot;&amp;[.F94]&amp;&quot;, &quot;&amp;[.G94]&amp;&quot;, &quot;&amp;[.H94]&amp;&quot;, &quot;&amp;[.I94]&amp;&quot;, &quot;&amp;[.J94]&amp;&quot;]#  e: 0#  t: 5&quot;" office:value-type="string" office:string-value="- d: [0x2D, 0x8A, 0x8B, 0x8C, 0x8D, 0x8E, 0x8F, 0x90]#  e: 0#  t: 5">
            <text:p>- d: [0x2D, 0x8A, 0x8B, 0x8C, 0x8D, 0x8E, 0x8F, 0x90]# <text:s/>e: 0# <text:s/>t: 5</text:p>
          </table:table-cell>
        </table:table-row>
        <table:table-row table:style-name="ro1">
          <table:table-cell table:formula="of:=[.A94]+7" office:value-type="float" office:value="657">
            <text:p>657</text:p>
          </table:table-cell>
          <table:table-cell table:formula="of:=[.B94]+1" office:value-type="float" office:value="94">
            <text:p>94</text:p>
          </table:table-cell>
          <table:table-cell table:formula="of:=&quot;0x&quot;&amp;BASE(MOD([.B95];16)+32;16)" office:value-type="string" office:string-value="0x2E">
            <text:p>0x2E</text:p>
          </table:table-cell>
          <table:table-cell table:formula="of:=&quot;0x&quot;&amp;BASE(MOD(MOD([.$A95];256)+[.D$1];256);16;2)" office:value-type="string" office:string-value="0x91">
            <text:p>0x91</text:p>
          </table:table-cell>
          <table:table-cell table:formula="of:=&quot;0x&quot;&amp;BASE(MOD(MOD([.$A95];256)+[.E$1];256);16;2)" office:value-type="string" office:string-value="0x92">
            <text:p>0x92</text:p>
          </table:table-cell>
          <table:table-cell table:formula="of:=&quot;0x&quot;&amp;BASE(MOD(MOD([.$A95];256)+[.F$1];256);16;2)" office:value-type="string" office:string-value="0x93">
            <text:p>0x93</text:p>
          </table:table-cell>
          <table:table-cell table:formula="of:=&quot;0x&quot;&amp;BASE(MOD(MOD([.$A95];256)+[.G$1];256);16;2)" office:value-type="string" office:string-value="0x94">
            <text:p>0x94</text:p>
          </table:table-cell>
          <table:table-cell table:formula="of:=&quot;0x&quot;&amp;BASE(MOD(MOD([.$A95];256)+[.H$1];256);16;2)" office:value-type="string" office:string-value="0x95">
            <text:p>0x95</text:p>
          </table:table-cell>
          <table:table-cell table:formula="of:=&quot;0x&quot;&amp;BASE(MOD(MOD([.$A95];256)+[.I$1];256);16;2)" office:value-type="string" office:string-value="0x96">
            <text:p>0x96</text:p>
          </table:table-cell>
          <table:table-cell table:formula="of:=&quot;0x&quot;&amp;BASE(MOD(MOD([.$A95];256)+[.J$1];256);16;2)" office:value-type="string" office:string-value="0x97">
            <text:p>0x97</text:p>
          </table:table-cell>
          <table:table-cell table:formula="of:=&quot;- d: [&quot;&amp;[.C95]&amp;&quot;, &quot;&amp;[.D95]&amp;&quot;, &quot;&amp;[.E95]&amp;&quot;, &quot;&amp;[.F95]&amp;&quot;, &quot;&amp;[.G95]&amp;&quot;, &quot;&amp;[.H95]&amp;&quot;, &quot;&amp;[.I95]&amp;&quot;, &quot;&amp;[.J95]&amp;&quot;]#  e: 0#  t: 5&quot;" office:value-type="string" office:string-value="- d: [0x2E, 0x91, 0x92, 0x93, 0x94, 0x95, 0x96, 0x97]#  e: 0#  t: 5">
            <text:p>- d: [0x2E, 0x91, 0x92, 0x93, 0x94, 0x95, 0x96, 0x97]# <text:s/>e: 0# <text:s/>t: 5</text:p>
          </table:table-cell>
        </table:table-row>
        <table:table-row table:style-name="ro1">
          <table:table-cell table:formula="of:=[.A95]+7" office:value-type="float" office:value="664">
            <text:p>664</text:p>
          </table:table-cell>
          <table:table-cell table:formula="of:=[.B95]+1" office:value-type="float" office:value="95">
            <text:p>95</text:p>
          </table:table-cell>
          <table:table-cell table:formula="of:=&quot;0x&quot;&amp;BASE(MOD([.B96];16)+32;16)" office:value-type="string" office:string-value="0x2F">
            <text:p>0x2F</text:p>
          </table:table-cell>
          <table:table-cell table:formula="of:=&quot;0x&quot;&amp;BASE(MOD(MOD([.$A96];256)+[.D$1];256);16;2)" office:value-type="string" office:string-value="0x98">
            <text:p>0x98</text:p>
          </table:table-cell>
          <table:table-cell table:formula="of:=&quot;0x&quot;&amp;BASE(MOD(MOD([.$A96];256)+[.E$1];256);16;2)" office:value-type="string" office:string-value="0x99">
            <text:p>0x99</text:p>
          </table:table-cell>
          <table:table-cell table:formula="of:=&quot;0x&quot;&amp;BASE(MOD(MOD([.$A96];256)+[.F$1];256);16;2)" office:value-type="string" office:string-value="0x9A">
            <text:p>0x9A</text:p>
          </table:table-cell>
          <table:table-cell table:formula="of:=&quot;0x&quot;&amp;BASE(MOD(MOD([.$A96];256)+[.G$1];256);16;2)" office:value-type="string" office:string-value="0x9B">
            <text:p>0x9B</text:p>
          </table:table-cell>
          <table:table-cell table:formula="of:=&quot;0x&quot;&amp;BASE(MOD(MOD([.$A96];256)+[.H$1];256);16;2)" office:value-type="string" office:string-value="0x9C">
            <text:p>0x9C</text:p>
          </table:table-cell>
          <table:table-cell table:formula="of:=&quot;0x&quot;&amp;BASE(MOD(MOD([.$A96];256)+[.I$1];256);16;2)" office:value-type="string" office:string-value="0x9D">
            <text:p>0x9D</text:p>
          </table:table-cell>
          <table:table-cell table:formula="of:=&quot;0x&quot;&amp;BASE(MOD(MOD([.$A96];256)+[.J$1];256);16;2)" office:value-type="string" office:string-value="0x9E">
            <text:p>0x9E</text:p>
          </table:table-cell>
          <table:table-cell table:formula="of:=&quot;- d: [&quot;&amp;[.C96]&amp;&quot;, &quot;&amp;[.D96]&amp;&quot;, &quot;&amp;[.E96]&amp;&quot;, &quot;&amp;[.F96]&amp;&quot;, &quot;&amp;[.G96]&amp;&quot;, &quot;&amp;[.H96]&amp;&quot;, &quot;&amp;[.I96]&amp;&quot;, &quot;&amp;[.J96]&amp;&quot;]#  e: 0#  t: 5&quot;" office:value-type="string" office:string-value="- d: [0x2F, 0x98, 0x99, 0x9A, 0x9B, 0x9C, 0x9D, 0x9E]#  e: 0#  t: 5">
            <text:p>- d: [0x2F, 0x98, 0x99, 0x9A, 0x9B, 0x9C, 0x9D, 0x9E]# <text:s/>e: 0# <text:s/>t: 5</text:p>
          </table:table-cell>
        </table:table-row>
        <table:table-row table:style-name="ro1">
          <table:table-cell table:formula="of:=[.A96]+7" office:value-type="float" office:value="671">
            <text:p>671</text:p>
          </table:table-cell>
          <table:table-cell table:formula="of:=[.B96]+1" office:value-type="float" office:value="96">
            <text:p>96</text:p>
          </table:table-cell>
          <table:table-cell table:formula="of:=&quot;0x&quot;&amp;BASE(MOD([.B97];16)+32;16)" office:value-type="string" office:string-value="0x20">
            <text:p>0x20</text:p>
          </table:table-cell>
          <table:table-cell table:formula="of:=&quot;0x&quot;&amp;BASE(MOD(MOD([.$A97];256)+[.D$1];256);16;2)" office:value-type="string" office:string-value="0x9F">
            <text:p>0x9F</text:p>
          </table:table-cell>
          <table:table-cell table:formula="of:=&quot;0x&quot;&amp;BASE(MOD(MOD([.$A97];256)+[.E$1];256);16;2)" office:value-type="string" office:string-value="0xA0">
            <text:p>0xA0</text:p>
          </table:table-cell>
          <table:table-cell table:formula="of:=&quot;0x&quot;&amp;BASE(MOD(MOD([.$A97];256)+[.F$1];256);16;2)" office:value-type="string" office:string-value="0xA1">
            <text:p>0xA1</text:p>
          </table:table-cell>
          <table:table-cell table:formula="of:=&quot;0x&quot;&amp;BASE(MOD(MOD([.$A97];256)+[.G$1];256);16;2)" office:value-type="string" office:string-value="0xA2">
            <text:p>0xA2</text:p>
          </table:table-cell>
          <table:table-cell table:formula="of:=&quot;0x&quot;&amp;BASE(MOD(MOD([.$A97];256)+[.H$1];256);16;2)" office:value-type="string" office:string-value="0xA3">
            <text:p>0xA3</text:p>
          </table:table-cell>
          <table:table-cell table:formula="of:=&quot;0x&quot;&amp;BASE(MOD(MOD([.$A97];256)+[.I$1];256);16;2)" office:value-type="string" office:string-value="0xA4">
            <text:p>0xA4</text:p>
          </table:table-cell>
          <table:table-cell table:formula="of:=&quot;0x&quot;&amp;BASE(MOD(MOD([.$A97];256)+[.J$1];256);16;2)" office:value-type="string" office:string-value="0xA5">
            <text:p>0xA5</text:p>
          </table:table-cell>
          <table:table-cell table:formula="of:=&quot;- d: [&quot;&amp;[.C97]&amp;&quot;, &quot;&amp;[.D97]&amp;&quot;, &quot;&amp;[.E97]&amp;&quot;, &quot;&amp;[.F97]&amp;&quot;, &quot;&amp;[.G97]&amp;&quot;, &quot;&amp;[.H97]&amp;&quot;, &quot;&amp;[.I97]&amp;&quot;, &quot;&amp;[.J97]&amp;&quot;]#  e: 0#  t: 5&quot;" office:value-type="string" office:string-value="- d: [0x20, 0x9F, 0xA0, 0xA1, 0xA2, 0xA3, 0xA4, 0xA5]#  e: 0#  t: 5">
            <text:p>- d: [0x20, 0x9F, 0xA0, 0xA1, 0xA2, 0xA3, 0xA4, 0xA5]# <text:s/>e: 0# <text:s/>t: 5</text:p>
          </table:table-cell>
        </table:table-row>
        <table:table-row table:style-name="ro1">
          <table:table-cell table:formula="of:=[.A97]+7" office:value-type="float" office:value="678">
            <text:p>678</text:p>
          </table:table-cell>
          <table:table-cell table:formula="of:=[.B97]+1" office:value-type="float" office:value="97">
            <text:p>97</text:p>
          </table:table-cell>
          <table:table-cell table:formula="of:=&quot;0x&quot;&amp;BASE(MOD([.B98];16)+32;16)" office:value-type="string" office:string-value="0x21">
            <text:p>0x21</text:p>
          </table:table-cell>
          <table:table-cell table:formula="of:=&quot;0x&quot;&amp;BASE(MOD(MOD([.$A98];256)+[.D$1];256);16;2)" office:value-type="string" office:string-value="0xA6">
            <text:p>0xA6</text:p>
          </table:table-cell>
          <table:table-cell table:formula="of:=&quot;0x&quot;&amp;BASE(MOD(MOD([.$A98];256)+[.E$1];256);16;2)" office:value-type="string" office:string-value="0xA7">
            <text:p>0xA7</text:p>
          </table:table-cell>
          <table:table-cell table:formula="of:=&quot;0x&quot;&amp;BASE(MOD(MOD([.$A98];256)+[.F$1];256);16;2)" office:value-type="string" office:string-value="0xA8">
            <text:p>0xA8</text:p>
          </table:table-cell>
          <table:table-cell table:formula="of:=&quot;0x&quot;&amp;BASE(MOD(MOD([.$A98];256)+[.G$1];256);16;2)" office:value-type="string" office:string-value="0xA9">
            <text:p>0xA9</text:p>
          </table:table-cell>
          <table:table-cell table:formula="of:=&quot;0x&quot;&amp;BASE(MOD(MOD([.$A98];256)+[.H$1];256);16;2)" office:value-type="string" office:string-value="0xAA">
            <text:p>0xAA</text:p>
          </table:table-cell>
          <table:table-cell table:formula="of:=&quot;0x&quot;&amp;BASE(MOD(MOD([.$A98];256)+[.I$1];256);16;2)" office:value-type="string" office:string-value="0xAB">
            <text:p>0xAB</text:p>
          </table:table-cell>
          <table:table-cell table:formula="of:=&quot;0x&quot;&amp;BASE(MOD(MOD([.$A98];256)+[.J$1];256);16;2)" office:value-type="string" office:string-value="0xAC">
            <text:p>0xAC</text:p>
          </table:table-cell>
          <table:table-cell table:formula="of:=&quot;- d: [&quot;&amp;[.C98]&amp;&quot;, &quot;&amp;[.D98]&amp;&quot;, &quot;&amp;[.E98]&amp;&quot;, &quot;&amp;[.F98]&amp;&quot;, &quot;&amp;[.G98]&amp;&quot;, &quot;&amp;[.H98]&amp;&quot;, &quot;&amp;[.I98]&amp;&quot;, &quot;&amp;[.J98]&amp;&quot;]#  e: 0#  t: 5&quot;" office:value-type="string" office:string-value="- d: [0x21, 0xA6, 0xA7, 0xA8, 0xA9, 0xAA, 0xAB, 0xAC]#  e: 0#  t: 5">
            <text:p>- d: [0x21, 0xA6, 0xA7, 0xA8, 0xA9, 0xAA, 0xAB, 0xAC]# <text:s/>e: 0# <text:s/>t: 5</text:p>
          </table:table-cell>
        </table:table-row>
        <table:table-row table:style-name="ro1">
          <table:table-cell table:formula="of:=[.A98]+7" office:value-type="float" office:value="685">
            <text:p>685</text:p>
          </table:table-cell>
          <table:table-cell table:formula="of:=[.B98]+1" office:value-type="float" office:value="98">
            <text:p>98</text:p>
          </table:table-cell>
          <table:table-cell table:formula="of:=&quot;0x&quot;&amp;BASE(MOD([.B99];16)+32;16)" office:value-type="string" office:string-value="0x22">
            <text:p>0x22</text:p>
          </table:table-cell>
          <table:table-cell table:formula="of:=&quot;0x&quot;&amp;BASE(MOD(MOD([.$A99];256)+[.D$1];256);16;2)" office:value-type="string" office:string-value="0xAD">
            <text:p>0xAD</text:p>
          </table:table-cell>
          <table:table-cell table:formula="of:=&quot;0x&quot;&amp;BASE(MOD(MOD([.$A99];256)+[.E$1];256);16;2)" office:value-type="string" office:string-value="0xAE">
            <text:p>0xAE</text:p>
          </table:table-cell>
          <table:table-cell table:formula="of:=&quot;0x&quot;&amp;BASE(MOD(MOD([.$A99];256)+[.F$1];256);16;2)" office:value-type="string" office:string-value="0xAF">
            <text:p>0xAF</text:p>
          </table:table-cell>
          <table:table-cell table:formula="of:=&quot;0x&quot;&amp;BASE(MOD(MOD([.$A99];256)+[.G$1];256);16;2)" office:value-type="string" office:string-value="0xB0">
            <text:p>0xB0</text:p>
          </table:table-cell>
          <table:table-cell table:formula="of:=&quot;0x&quot;&amp;BASE(MOD(MOD([.$A99];256)+[.H$1];256);16;2)" office:value-type="string" office:string-value="0xB1">
            <text:p>0xB1</text:p>
          </table:table-cell>
          <table:table-cell table:formula="of:=&quot;0x&quot;&amp;BASE(MOD(MOD([.$A99];256)+[.I$1];256);16;2)" office:value-type="string" office:string-value="0xB2">
            <text:p>0xB2</text:p>
          </table:table-cell>
          <table:table-cell table:formula="of:=&quot;0x&quot;&amp;BASE(MOD(MOD([.$A99];256)+[.J$1];256);16;2)" office:value-type="string" office:string-value="0xB3">
            <text:p>0xB3</text:p>
          </table:table-cell>
          <table:table-cell table:formula="of:=&quot;- d: [&quot;&amp;[.C99]&amp;&quot;, &quot;&amp;[.D99]&amp;&quot;, &quot;&amp;[.E99]&amp;&quot;, &quot;&amp;[.F99]&amp;&quot;, &quot;&amp;[.G99]&amp;&quot;, &quot;&amp;[.H99]&amp;&quot;, &quot;&amp;[.I99]&amp;&quot;, &quot;&amp;[.J99]&amp;&quot;]#  e: 0#  t: 5&quot;" office:value-type="string" office:string-value="- d: [0x22, 0xAD, 0xAE, 0xAF, 0xB0, 0xB1, 0xB2, 0xB3]#  e: 0#  t: 5">
            <text:p>- d: [0x22, 0xAD, 0xAE, 0xAF, 0xB0, 0xB1, 0xB2, 0xB3]# <text:s/>e: 0# <text:s/>t: 5</text:p>
          </table:table-cell>
        </table:table-row>
        <table:table-row table:style-name="ro1">
          <table:table-cell table:formula="of:=[.A99]+7" office:value-type="float" office:value="692">
            <text:p>692</text:p>
          </table:table-cell>
          <table:table-cell table:formula="of:=[.B99]+1" office:value-type="float" office:value="99">
            <text:p>99</text:p>
          </table:table-cell>
          <table:table-cell table:formula="of:=&quot;0x&quot;&amp;BASE(MOD([.B100];16)+32;16)" office:value-type="string" office:string-value="0x23">
            <text:p>0x23</text:p>
          </table:table-cell>
          <table:table-cell table:formula="of:=&quot;0x&quot;&amp;BASE(MOD(MOD([.$A100];256)+[.D$1];256);16;2)" office:value-type="string" office:string-value="0xB4">
            <text:p>0xB4</text:p>
          </table:table-cell>
          <table:table-cell table:formula="of:=&quot;0x&quot;&amp;BASE(MOD(MOD([.$A100];256)+[.E$1];256);16;2)" office:value-type="string" office:string-value="0xB5">
            <text:p>0xB5</text:p>
          </table:table-cell>
          <table:table-cell table:formula="of:=&quot;0x&quot;&amp;BASE(MOD(MOD([.$A100];256)+[.F$1];256);16;2)" office:value-type="string" office:string-value="0xB6">
            <text:p>0xB6</text:p>
          </table:table-cell>
          <table:table-cell table:formula="of:=&quot;0x&quot;&amp;BASE(MOD(MOD([.$A100];256)+[.G$1];256);16;2)" office:value-type="string" office:string-value="0xB7">
            <text:p>0xB7</text:p>
          </table:table-cell>
          <table:table-cell table:formula="of:=&quot;0x&quot;&amp;BASE(MOD(MOD([.$A100];256)+[.H$1];256);16;2)" office:value-type="string" office:string-value="0xB8">
            <text:p>0xB8</text:p>
          </table:table-cell>
          <table:table-cell table:formula="of:=&quot;0x&quot;&amp;BASE(MOD(MOD([.$A100];256)+[.I$1];256);16;2)" office:value-type="string" office:string-value="0xB9">
            <text:p>0xB9</text:p>
          </table:table-cell>
          <table:table-cell table:formula="of:=&quot;0x&quot;&amp;BASE(MOD(MOD([.$A100];256)+[.J$1];256);16;2)" office:value-type="string" office:string-value="0xBA">
            <text:p>0xBA</text:p>
          </table:table-cell>
          <table:table-cell table:formula="of:=&quot;- d: [&quot;&amp;[.C100]&amp;&quot;, &quot;&amp;[.D100]&amp;&quot;, &quot;&amp;[.E100]&amp;&quot;, &quot;&amp;[.F100]&amp;&quot;, &quot;&amp;[.G100]&amp;&quot;, &quot;&amp;[.H100]&amp;&quot;, &quot;&amp;[.I100]&amp;&quot;, &quot;&amp;[.J100]&amp;&quot;]#  e: 0#  t: 5&quot;" office:value-type="string" office:string-value="- d: [0x23, 0xB4, 0xB5, 0xB6, 0xB7, 0xB8, 0xB9, 0xBA]#  e: 0#  t: 5">
            <text:p>- d: [0x23, 0xB4, 0xB5, 0xB6, 0xB7, 0xB8, 0xB9, 0xBA]# <text:s/>e: 0# <text:s/>t: 5</text:p>
          </table:table-cell>
        </table:table-row>
        <table:table-row table:style-name="ro1">
          <table:table-cell table:formula="of:=[.A100]+7" office:value-type="float" office:value="699">
            <text:p>699</text:p>
          </table:table-cell>
          <table:table-cell table:formula="of:=[.B100]+1" office:value-type="float" office:value="100">
            <text:p>100</text:p>
          </table:table-cell>
          <table:table-cell table:formula="of:=&quot;0x&quot;&amp;BASE(MOD([.B101];16)+32;16)" office:value-type="string" office:string-value="0x24">
            <text:p>0x24</text:p>
          </table:table-cell>
          <table:table-cell table:formula="of:=&quot;0x&quot;&amp;BASE(MOD(MOD([.$A101];256)+[.D$1];256);16;2)" office:value-type="string" office:string-value="0xBB">
            <text:p>0xBB</text:p>
          </table:table-cell>
          <table:table-cell table:formula="of:=&quot;0x&quot;&amp;BASE(MOD(MOD([.$A101];256)+[.E$1];256);16;2)" office:value-type="string" office:string-value="0xBC">
            <text:p>0xBC</text:p>
          </table:table-cell>
          <table:table-cell table:formula="of:=&quot;0x&quot;&amp;BASE(MOD(MOD([.$A101];256)+[.F$1];256);16;2)" office:value-type="string" office:string-value="0xBD">
            <text:p>0xBD</text:p>
          </table:table-cell>
          <table:table-cell table:formula="of:=&quot;0x&quot;&amp;BASE(MOD(MOD([.$A101];256)+[.G$1];256);16;2)" office:value-type="string" office:string-value="0xBE">
            <text:p>0xBE</text:p>
          </table:table-cell>
          <table:table-cell table:formula="of:=&quot;0x&quot;&amp;BASE(MOD(MOD([.$A101];256)+[.H$1];256);16;2)" office:value-type="string" office:string-value="0xBF">
            <text:p>0xBF</text:p>
          </table:table-cell>
          <table:table-cell table:formula="of:=&quot;0x&quot;&amp;BASE(MOD(MOD([.$A101];256)+[.I$1];256);16;2)" office:value-type="string" office:string-value="0xC0">
            <text:p>0xC0</text:p>
          </table:table-cell>
          <table:table-cell table:formula="of:=&quot;0x&quot;&amp;BASE(MOD(MOD([.$A101];256)+[.J$1];256);16;2)" office:value-type="string" office:string-value="0xC1">
            <text:p>0xC1</text:p>
          </table:table-cell>
          <table:table-cell table:formula="of:=&quot;- d: [&quot;&amp;[.C101]&amp;&quot;, &quot;&amp;[.D101]&amp;&quot;, &quot;&amp;[.E101]&amp;&quot;, &quot;&amp;[.F101]&amp;&quot;, &quot;&amp;[.G101]&amp;&quot;, &quot;&amp;[.H101]&amp;&quot;, &quot;&amp;[.I101]&amp;&quot;, &quot;&amp;[.J101]&amp;&quot;]#  e: 0#  t: 5&quot;" office:value-type="string" office:string-value="- d: [0x24, 0xBB, 0xBC, 0xBD, 0xBE, 0xBF, 0xC0, 0xC1]#  e: 0#  t: 5">
            <text:p>- d: [0x24, 0xBB, 0xBC, 0xBD, 0xBE, 0xBF, 0xC0, 0xC1]# <text:s/>e: 0# <text:s/>t: 5</text:p>
          </table:table-cell>
        </table:table-row>
        <table:table-row table:style-name="ro1">
          <table:table-cell table:formula="of:=[.A101]+7" office:value-type="float" office:value="706">
            <text:p>706</text:p>
          </table:table-cell>
          <table:table-cell table:formula="of:=[.B101]+1" office:value-type="float" office:value="101">
            <text:p>101</text:p>
          </table:table-cell>
          <table:table-cell table:formula="of:=&quot;0x&quot;&amp;BASE(MOD([.B102];16)+32;16)" office:value-type="string" office:string-value="0x25">
            <text:p>0x25</text:p>
          </table:table-cell>
          <table:table-cell table:formula="of:=&quot;0x&quot;&amp;BASE(MOD(MOD([.$A102];256)+[.D$1];256);16;2)" office:value-type="string" office:string-value="0xC2">
            <text:p>0xC2</text:p>
          </table:table-cell>
          <table:table-cell table:formula="of:=&quot;0x&quot;&amp;BASE(MOD(MOD([.$A102];256)+[.E$1];256);16;2)" office:value-type="string" office:string-value="0xC3">
            <text:p>0xC3</text:p>
          </table:table-cell>
          <table:table-cell table:formula="of:=&quot;0x&quot;&amp;BASE(MOD(MOD([.$A102];256)+[.F$1];256);16;2)" office:value-type="string" office:string-value="0xC4">
            <text:p>0xC4</text:p>
          </table:table-cell>
          <table:table-cell table:formula="of:=&quot;0x&quot;&amp;BASE(MOD(MOD([.$A102];256)+[.G$1];256);16;2)" office:value-type="string" office:string-value="0xC5">
            <text:p>0xC5</text:p>
          </table:table-cell>
          <table:table-cell table:formula="of:=&quot;0x&quot;&amp;BASE(MOD(MOD([.$A102];256)+[.H$1];256);16;2)" office:value-type="string" office:string-value="0xC6">
            <text:p>0xC6</text:p>
          </table:table-cell>
          <table:table-cell table:formula="of:=&quot;0x&quot;&amp;BASE(MOD(MOD([.$A102];256)+[.I$1];256);16;2)" office:value-type="string" office:string-value="0xC7">
            <text:p>0xC7</text:p>
          </table:table-cell>
          <table:table-cell table:formula="of:=&quot;0x&quot;&amp;BASE(MOD(MOD([.$A102];256)+[.J$1];256);16;2)" office:value-type="string" office:string-value="0xC8">
            <text:p>0xC8</text:p>
          </table:table-cell>
          <table:table-cell table:formula="of:=&quot;- d: [&quot;&amp;[.C102]&amp;&quot;, &quot;&amp;[.D102]&amp;&quot;, &quot;&amp;[.E102]&amp;&quot;, &quot;&amp;[.F102]&amp;&quot;, &quot;&amp;[.G102]&amp;&quot;, &quot;&amp;[.H102]&amp;&quot;, &quot;&amp;[.I102]&amp;&quot;, &quot;&amp;[.J102]&amp;&quot;]#  e: 0#  t: 5&quot;" office:value-type="string" office:string-value="- d: [0x25, 0xC2, 0xC3, 0xC4, 0xC5, 0xC6, 0xC7, 0xC8]#  e: 0#  t: 5">
            <text:p>- d: [0x25, 0xC2, 0xC3, 0xC4, 0xC5, 0xC6, 0xC7, 0xC8]# <text:s/>e: 0# <text:s/>t: 5</text:p>
          </table:table-cell>
        </table:table-row>
        <table:table-row table:style-name="ro1">
          <table:table-cell table:formula="of:=[.A102]+7" office:value-type="float" office:value="713">
            <text:p>713</text:p>
          </table:table-cell>
          <table:table-cell table:formula="of:=[.B102]+1" office:value-type="float" office:value="102">
            <text:p>102</text:p>
          </table:table-cell>
          <table:table-cell table:formula="of:=&quot;0x&quot;&amp;BASE(MOD([.B103];16)+32;16)" office:value-type="string" office:string-value="0x26">
            <text:p>0x26</text:p>
          </table:table-cell>
          <table:table-cell table:formula="of:=&quot;0x&quot;&amp;BASE(MOD(MOD([.$A103];256)+[.D$1];256);16;2)" office:value-type="string" office:string-value="0xC9">
            <text:p>0xC9</text:p>
          </table:table-cell>
          <table:table-cell table:formula="of:=&quot;0x&quot;&amp;BASE(MOD(MOD([.$A103];256)+[.E$1];256);16;2)" office:value-type="string" office:string-value="0xCA">
            <text:p>0xCA</text:p>
          </table:table-cell>
          <table:table-cell table:formula="of:=&quot;0x&quot;&amp;BASE(MOD(MOD([.$A103];256)+[.F$1];256);16;2)" office:value-type="string" office:string-value="0xCB">
            <text:p>0xCB</text:p>
          </table:table-cell>
          <table:table-cell table:formula="of:=&quot;0x&quot;&amp;BASE(MOD(MOD([.$A103];256)+[.G$1];256);16;2)" office:value-type="string" office:string-value="0xCC">
            <text:p>0xCC</text:p>
          </table:table-cell>
          <table:table-cell table:formula="of:=&quot;0x&quot;&amp;BASE(MOD(MOD([.$A103];256)+[.H$1];256);16;2)" office:value-type="string" office:string-value="0xCD">
            <text:p>0xCD</text:p>
          </table:table-cell>
          <table:table-cell table:formula="of:=&quot;0x&quot;&amp;BASE(MOD(MOD([.$A103];256)+[.I$1];256);16;2)" office:value-type="string" office:string-value="0xCE">
            <text:p>0xCE</text:p>
          </table:table-cell>
          <table:table-cell table:formula="of:=&quot;0x&quot;&amp;BASE(MOD(MOD([.$A103];256)+[.J$1];256);16;2)" office:value-type="string" office:string-value="0xCF">
            <text:p>0xCF</text:p>
          </table:table-cell>
          <table:table-cell table:formula="of:=&quot;- d: [&quot;&amp;[.C103]&amp;&quot;, &quot;&amp;[.D103]&amp;&quot;, &quot;&amp;[.E103]&amp;&quot;, &quot;&amp;[.F103]&amp;&quot;, &quot;&amp;[.G103]&amp;&quot;, &quot;&amp;[.H103]&amp;&quot;, &quot;&amp;[.I103]&amp;&quot;, &quot;&amp;[.J103]&amp;&quot;]#  e: 0#  t: 5&quot;" office:value-type="string" office:string-value="- d: [0x26, 0xC9, 0xCA, 0xCB, 0xCC, 0xCD, 0xCE, 0xCF]#  e: 0#  t: 5">
            <text:p>- d: [0x26, 0xC9, 0xCA, 0xCB, 0xCC, 0xCD, 0xCE, 0xCF]# <text:s/>e: 0# <text:s/>t: 5</text:p>
          </table:table-cell>
        </table:table-row>
        <table:table-row table:style-name="ro1">
          <table:table-cell table:formula="of:=[.A103]+7" office:value-type="float" office:value="720">
            <text:p>720</text:p>
          </table:table-cell>
          <table:table-cell table:formula="of:=[.B103]+1" office:value-type="float" office:value="103">
            <text:p>103</text:p>
          </table:table-cell>
          <table:table-cell table:formula="of:=&quot;0x&quot;&amp;BASE(MOD([.B104];16)+32;16)" office:value-type="string" office:string-value="0x27">
            <text:p>0x27</text:p>
          </table:table-cell>
          <table:table-cell table:formula="of:=&quot;0x&quot;&amp;BASE(MOD(MOD([.$A104];256)+[.D$1];256);16;2)" office:value-type="string" office:string-value="0xD0">
            <text:p>0xD0</text:p>
          </table:table-cell>
          <table:table-cell table:formula="of:=&quot;0x&quot;&amp;BASE(MOD(MOD([.$A104];256)+[.E$1];256);16;2)" office:value-type="string" office:string-value="0xD1">
            <text:p>0xD1</text:p>
          </table:table-cell>
          <table:table-cell table:formula="of:=&quot;0x&quot;&amp;BASE(MOD(MOD([.$A104];256)+[.F$1];256);16;2)" office:value-type="string" office:string-value="0xD2">
            <text:p>0xD2</text:p>
          </table:table-cell>
          <table:table-cell table:formula="of:=&quot;0x&quot;&amp;BASE(MOD(MOD([.$A104];256)+[.G$1];256);16;2)" office:value-type="string" office:string-value="0xD3">
            <text:p>0xD3</text:p>
          </table:table-cell>
          <table:table-cell table:formula="of:=&quot;0x&quot;&amp;BASE(MOD(MOD([.$A104];256)+[.H$1];256);16;2)" office:value-type="string" office:string-value="0xD4">
            <text:p>0xD4</text:p>
          </table:table-cell>
          <table:table-cell table:formula="of:=&quot;0x&quot;&amp;BASE(MOD(MOD([.$A104];256)+[.I$1];256);16;2)" office:value-type="string" office:string-value="0xD5">
            <text:p>0xD5</text:p>
          </table:table-cell>
          <table:table-cell table:formula="of:=&quot;0x&quot;&amp;BASE(MOD(MOD([.$A104];256)+[.J$1];256);16;2)" office:value-type="string" office:string-value="0xD6">
            <text:p>0xD6</text:p>
          </table:table-cell>
          <table:table-cell table:formula="of:=&quot;- d: [&quot;&amp;[.C104]&amp;&quot;, &quot;&amp;[.D104]&amp;&quot;, &quot;&amp;[.E104]&amp;&quot;, &quot;&amp;[.F104]&amp;&quot;, &quot;&amp;[.G104]&amp;&quot;, &quot;&amp;[.H104]&amp;&quot;, &quot;&amp;[.I104]&amp;&quot;, &quot;&amp;[.J104]&amp;&quot;]#  e: 0#  t: 5&quot;" office:value-type="string" office:string-value="- d: [0x27, 0xD0, 0xD1, 0xD2, 0xD3, 0xD4, 0xD5, 0xD6]#  e: 0#  t: 5">
            <text:p>- d: [0x27, 0xD0, 0xD1, 0xD2, 0xD3, 0xD4, 0xD5, 0xD6]# <text:s/>e: 0# <text:s/>t: 5</text:p>
          </table:table-cell>
        </table:table-row>
        <table:table-row table:style-name="ro1">
          <table:table-cell table:formula="of:=[.A104]+7" office:value-type="float" office:value="727">
            <text:p>727</text:p>
          </table:table-cell>
          <table:table-cell table:formula="of:=[.B104]+1" office:value-type="float" office:value="104">
            <text:p>104</text:p>
          </table:table-cell>
          <table:table-cell table:formula="of:=&quot;0x&quot;&amp;BASE(MOD([.B105];16)+32;16)" office:value-type="string" office:string-value="0x28">
            <text:p>0x28</text:p>
          </table:table-cell>
          <table:table-cell table:formula="of:=&quot;0x&quot;&amp;BASE(MOD(MOD([.$A105];256)+[.D$1];256);16;2)" office:value-type="string" office:string-value="0xD7">
            <text:p>0xD7</text:p>
          </table:table-cell>
          <table:table-cell table:formula="of:=&quot;0x&quot;&amp;BASE(MOD(MOD([.$A105];256)+[.E$1];256);16;2)" office:value-type="string" office:string-value="0xD8">
            <text:p>0xD8</text:p>
          </table:table-cell>
          <table:table-cell table:formula="of:=&quot;0x&quot;&amp;BASE(MOD(MOD([.$A105];256)+[.F$1];256);16;2)" office:value-type="string" office:string-value="0xD9">
            <text:p>0xD9</text:p>
          </table:table-cell>
          <table:table-cell table:formula="of:=&quot;0x&quot;&amp;BASE(MOD(MOD([.$A105];256)+[.G$1];256);16;2)" office:value-type="string" office:string-value="0xDA">
            <text:p>0xDA</text:p>
          </table:table-cell>
          <table:table-cell table:formula="of:=&quot;0x&quot;&amp;BASE(MOD(MOD([.$A105];256)+[.H$1];256);16;2)" office:value-type="string" office:string-value="0xDB">
            <text:p>0xDB</text:p>
          </table:table-cell>
          <table:table-cell table:formula="of:=&quot;0x&quot;&amp;BASE(MOD(MOD([.$A105];256)+[.I$1];256);16;2)" office:value-type="string" office:string-value="0xDC">
            <text:p>0xDC</text:p>
          </table:table-cell>
          <table:table-cell table:formula="of:=&quot;0x&quot;&amp;BASE(MOD(MOD([.$A105];256)+[.J$1];256);16;2)" office:value-type="string" office:string-value="0xDD">
            <text:p>0xDD</text:p>
          </table:table-cell>
          <table:table-cell table:formula="of:=&quot;- d: [&quot;&amp;[.C105]&amp;&quot;, &quot;&amp;[.D105]&amp;&quot;, &quot;&amp;[.E105]&amp;&quot;, &quot;&amp;[.F105]&amp;&quot;, &quot;&amp;[.G105]&amp;&quot;, &quot;&amp;[.H105]&amp;&quot;, &quot;&amp;[.I105]&amp;&quot;, &quot;&amp;[.J105]&amp;&quot;]#  e: 0#  t: 5&quot;" office:value-type="string" office:string-value="- d: [0x28, 0xD7, 0xD8, 0xD9, 0xDA, 0xDB, 0xDC, 0xDD]#  e: 0#  t: 5">
            <text:p>- d: [0x28, 0xD7, 0xD8, 0xD9, 0xDA, 0xDB, 0xDC, 0xDD]# <text:s/>e: 0# <text:s/>t: 5</text:p>
          </table:table-cell>
        </table:table-row>
        <table:table-row table:style-name="ro1">
          <table:table-cell table:formula="of:=[.A105]+7" office:value-type="float" office:value="734">
            <text:p>734</text:p>
          </table:table-cell>
          <table:table-cell table:formula="of:=[.B105]+1" office:value-type="float" office:value="105">
            <text:p>105</text:p>
          </table:table-cell>
          <table:table-cell table:formula="of:=&quot;0x&quot;&amp;BASE(MOD([.B106];16)+32;16)" office:value-type="string" office:string-value="0x29">
            <text:p>0x29</text:p>
          </table:table-cell>
          <table:table-cell table:formula="of:=&quot;0x&quot;&amp;BASE(MOD(MOD([.$A106];256)+[.D$1];256);16;2)" office:value-type="string" office:string-value="0xDE">
            <text:p>0xDE</text:p>
          </table:table-cell>
          <table:table-cell table:formula="of:=&quot;0x&quot;&amp;BASE(MOD(MOD([.$A106];256)+[.E$1];256);16;2)" office:value-type="string" office:string-value="0xDF">
            <text:p>0xDF</text:p>
          </table:table-cell>
          <table:table-cell table:formula="of:=&quot;0x&quot;&amp;BASE(MOD(MOD([.$A106];256)+[.F$1];256);16;2)" office:value-type="string" office:string-value="0xE0">
            <text:p>0xE0</text:p>
          </table:table-cell>
          <table:table-cell table:formula="of:=&quot;0x&quot;&amp;BASE(MOD(MOD([.$A106];256)+[.G$1];256);16;2)" office:value-type="string" office:string-value="0xE1">
            <text:p>0xE1</text:p>
          </table:table-cell>
          <table:table-cell table:formula="of:=&quot;0x&quot;&amp;BASE(MOD(MOD([.$A106];256)+[.H$1];256);16;2)" office:value-type="string" office:string-value="0xE2">
            <text:p>0xE2</text:p>
          </table:table-cell>
          <table:table-cell table:formula="of:=&quot;0x&quot;&amp;BASE(MOD(MOD([.$A106];256)+[.I$1];256);16;2)" office:value-type="string" office:string-value="0xE3">
            <text:p>0xE3</text:p>
          </table:table-cell>
          <table:table-cell table:formula="of:=&quot;0x&quot;&amp;BASE(MOD(MOD([.$A106];256)+[.J$1];256);16;2)" office:value-type="string" office:string-value="0xE4">
            <text:p>0xE4</text:p>
          </table:table-cell>
          <table:table-cell table:formula="of:=&quot;- d: [&quot;&amp;[.C106]&amp;&quot;, &quot;&amp;[.D106]&amp;&quot;, &quot;&amp;[.E106]&amp;&quot;, &quot;&amp;[.F106]&amp;&quot;, &quot;&amp;[.G106]&amp;&quot;, &quot;&amp;[.H106]&amp;&quot;, &quot;&amp;[.I106]&amp;&quot;, &quot;&amp;[.J106]&amp;&quot;]#  e: 0#  t: 5&quot;" office:value-type="string" office:string-value="- d: [0x29, 0xDE, 0xDF, 0xE0, 0xE1, 0xE2, 0xE3, 0xE4]#  e: 0#  t: 5">
            <text:p>- d: [0x29, 0xDE, 0xDF, 0xE0, 0xE1, 0xE2, 0xE3, 0xE4]# <text:s/>e: 0# <text:s/>t: 5</text:p>
          </table:table-cell>
        </table:table-row>
        <table:table-row table:style-name="ro1">
          <table:table-cell table:formula="of:=[.A106]+7" office:value-type="float" office:value="741">
            <text:p>741</text:p>
          </table:table-cell>
          <table:table-cell table:formula="of:=[.B106]+1" office:value-type="float" office:value="106">
            <text:p>106</text:p>
          </table:table-cell>
          <table:table-cell table:formula="of:=&quot;0x&quot;&amp;BASE(MOD([.B107];16)+32;16)" office:value-type="string" office:string-value="0x2A">
            <text:p>0x2A</text:p>
          </table:table-cell>
          <table:table-cell table:formula="of:=&quot;0x&quot;&amp;BASE(MOD(MOD([.$A107];256)+[.D$1];256);16;2)" office:value-type="string" office:string-value="0xE5">
            <text:p>0xE5</text:p>
          </table:table-cell>
          <table:table-cell table:formula="of:=&quot;0x&quot;&amp;BASE(MOD(MOD([.$A107];256)+[.E$1];256);16;2)" office:value-type="string" office:string-value="0xE6">
            <text:p>0xE6</text:p>
          </table:table-cell>
          <table:table-cell table:formula="of:=&quot;0x&quot;&amp;BASE(MOD(MOD([.$A107];256)+[.F$1];256);16;2)" office:value-type="string" office:string-value="0xE7">
            <text:p>0xE7</text:p>
          </table:table-cell>
          <table:table-cell table:formula="of:=&quot;0x&quot;&amp;BASE(MOD(MOD([.$A107];256)+[.G$1];256);16;2)" office:value-type="string" office:string-value="0xE8">
            <text:p>0xE8</text:p>
          </table:table-cell>
          <table:table-cell table:formula="of:=&quot;0x&quot;&amp;BASE(MOD(MOD([.$A107];256)+[.H$1];256);16;2)" office:value-type="string" office:string-value="0xE9">
            <text:p>0xE9</text:p>
          </table:table-cell>
          <table:table-cell table:formula="of:=&quot;0x&quot;&amp;BASE(MOD(MOD([.$A107];256)+[.I$1];256);16;2)" office:value-type="string" office:string-value="0xEA">
            <text:p>0xEA</text:p>
          </table:table-cell>
          <table:table-cell table:formula="of:=&quot;0x&quot;&amp;BASE(MOD(MOD([.$A107];256)+[.J$1];256);16;2)" office:value-type="string" office:string-value="0xEB">
            <text:p>0xEB</text:p>
          </table:table-cell>
          <table:table-cell table:formula="of:=&quot;- d: [&quot;&amp;[.C107]&amp;&quot;, &quot;&amp;[.D107]&amp;&quot;, &quot;&amp;[.E107]&amp;&quot;, &quot;&amp;[.F107]&amp;&quot;, &quot;&amp;[.G107]&amp;&quot;, &quot;&amp;[.H107]&amp;&quot;, &quot;&amp;[.I107]&amp;&quot;, &quot;&amp;[.J107]&amp;&quot;]#  e: 0#  t: 5&quot;" office:value-type="string" office:string-value="- d: [0x2A, 0xE5, 0xE6, 0xE7, 0xE8, 0xE9, 0xEA, 0xEB]#  e: 0#  t: 5">
            <text:p>- d: [0x2A, 0xE5, 0xE6, 0xE7, 0xE8, 0xE9, 0xEA, 0xEB]# <text:s/>e: 0# <text:s/>t: 5</text:p>
          </table:table-cell>
        </table:table-row>
        <table:table-row table:style-name="ro1">
          <table:table-cell table:formula="of:=[.A107]+7" office:value-type="float" office:value="748">
            <text:p>748</text:p>
          </table:table-cell>
          <table:table-cell table:formula="of:=[.B107]+1" office:value-type="float" office:value="107">
            <text:p>107</text:p>
          </table:table-cell>
          <table:table-cell table:formula="of:=&quot;0x&quot;&amp;BASE(MOD([.B108];16)+32;16)" office:value-type="string" office:string-value="0x2B">
            <text:p>0x2B</text:p>
          </table:table-cell>
          <table:table-cell table:formula="of:=&quot;0x&quot;&amp;BASE(MOD(MOD([.$A108];256)+[.D$1];256);16;2)" office:value-type="string" office:string-value="0xEC">
            <text:p>0xEC</text:p>
          </table:table-cell>
          <table:table-cell table:formula="of:=&quot;0x&quot;&amp;BASE(MOD(MOD([.$A108];256)+[.E$1];256);16;2)" office:value-type="string" office:string-value="0xED">
            <text:p>0xED</text:p>
          </table:table-cell>
          <table:table-cell table:formula="of:=&quot;0x&quot;&amp;BASE(MOD(MOD([.$A108];256)+[.F$1];256);16;2)" office:value-type="string" office:string-value="0xEE">
            <text:p>0xEE</text:p>
          </table:table-cell>
          <table:table-cell table:formula="of:=&quot;0x&quot;&amp;BASE(MOD(MOD([.$A108];256)+[.G$1];256);16;2)" office:value-type="string" office:string-value="0xEF">
            <text:p>0xEF</text:p>
          </table:table-cell>
          <table:table-cell table:formula="of:=&quot;0x&quot;&amp;BASE(MOD(MOD([.$A108];256)+[.H$1];256);16;2)" office:value-type="string" office:string-value="0xF0">
            <text:p>0xF0</text:p>
          </table:table-cell>
          <table:table-cell table:formula="of:=&quot;0x&quot;&amp;BASE(MOD(MOD([.$A108];256)+[.I$1];256);16;2)" office:value-type="string" office:string-value="0xF1">
            <text:p>0xF1</text:p>
          </table:table-cell>
          <table:table-cell table:formula="of:=&quot;0x&quot;&amp;BASE(MOD(MOD([.$A108];256)+[.J$1];256);16;2)" office:value-type="string" office:string-value="0xF2">
            <text:p>0xF2</text:p>
          </table:table-cell>
          <table:table-cell table:formula="of:=&quot;- d: [&quot;&amp;[.C108]&amp;&quot;, &quot;&amp;[.D108]&amp;&quot;, &quot;&amp;[.E108]&amp;&quot;, &quot;&amp;[.F108]&amp;&quot;, &quot;&amp;[.G108]&amp;&quot;, &quot;&amp;[.H108]&amp;&quot;, &quot;&amp;[.I108]&amp;&quot;, &quot;&amp;[.J108]&amp;&quot;]#  e: 0#  t: 5&quot;" office:value-type="string" office:string-value="- d: [0x2B, 0xEC, 0xED, 0xEE, 0xEF, 0xF0, 0xF1, 0xF2]#  e: 0#  t: 5">
            <text:p>- d: [0x2B, 0xEC, 0xED, 0xEE, 0xEF, 0xF0, 0xF1, 0xF2]# <text:s/>e: 0# <text:s/>t: 5</text:p>
          </table:table-cell>
        </table:table-row>
        <table:table-row table:style-name="ro1">
          <table:table-cell table:formula="of:=[.A108]+7" office:value-type="float" office:value="755">
            <text:p>755</text:p>
          </table:table-cell>
          <table:table-cell table:formula="of:=[.B108]+1" office:value-type="float" office:value="108">
            <text:p>108</text:p>
          </table:table-cell>
          <table:table-cell table:formula="of:=&quot;0x&quot;&amp;BASE(MOD([.B109];16)+32;16)" office:value-type="string" office:string-value="0x2C">
            <text:p>0x2C</text:p>
          </table:table-cell>
          <table:table-cell table:formula="of:=&quot;0x&quot;&amp;BASE(MOD(MOD([.$A109];256)+[.D$1];256);16;2)" office:value-type="string" office:string-value="0xF3">
            <text:p>0xF3</text:p>
          </table:table-cell>
          <table:table-cell table:formula="of:=&quot;0x&quot;&amp;BASE(MOD(MOD([.$A109];256)+[.E$1];256);16;2)" office:value-type="string" office:string-value="0xF4">
            <text:p>0xF4</text:p>
          </table:table-cell>
          <table:table-cell table:formula="of:=&quot;0x&quot;&amp;BASE(MOD(MOD([.$A109];256)+[.F$1];256);16;2)" office:value-type="string" office:string-value="0xF5">
            <text:p>0xF5</text:p>
          </table:table-cell>
          <table:table-cell table:formula="of:=&quot;0x&quot;&amp;BASE(MOD(MOD([.$A109];256)+[.G$1];256);16;2)" office:value-type="string" office:string-value="0xF6">
            <text:p>0xF6</text:p>
          </table:table-cell>
          <table:table-cell table:formula="of:=&quot;0x&quot;&amp;BASE(MOD(MOD([.$A109];256)+[.H$1];256);16;2)" office:value-type="string" office:string-value="0xF7">
            <text:p>0xF7</text:p>
          </table:table-cell>
          <table:table-cell table:formula="of:=&quot;0x&quot;&amp;BASE(MOD(MOD([.$A109];256)+[.I$1];256);16;2)" office:value-type="string" office:string-value="0xF8">
            <text:p>0xF8</text:p>
          </table:table-cell>
          <table:table-cell table:formula="of:=&quot;0x&quot;&amp;BASE(MOD(MOD([.$A109];256)+[.J$1];256);16;2)" office:value-type="string" office:string-value="0xF9">
            <text:p>0xF9</text:p>
          </table:table-cell>
          <table:table-cell table:formula="of:=&quot;- d: [&quot;&amp;[.C109]&amp;&quot;, &quot;&amp;[.D109]&amp;&quot;, &quot;&amp;[.E109]&amp;&quot;, &quot;&amp;[.F109]&amp;&quot;, &quot;&amp;[.G109]&amp;&quot;, &quot;&amp;[.H109]&amp;&quot;, &quot;&amp;[.I109]&amp;&quot;, &quot;&amp;[.J109]&amp;&quot;]#  e: 0#  t: 5&quot;" office:value-type="string" office:string-value="- d: [0x2C, 0xF3, 0xF4, 0xF5, 0xF6, 0xF7, 0xF8, 0xF9]#  e: 0#  t: 5">
            <text:p>- d: [0x2C, 0xF3, 0xF4, 0xF5, 0xF6, 0xF7, 0xF8, 0xF9]# <text:s/>e: 0# <text:s/>t: 5</text:p>
          </table:table-cell>
        </table:table-row>
        <table:table-row table:style-name="ro1">
          <table:table-cell table:formula="of:=[.A109]+7" office:value-type="float" office:value="762">
            <text:p>762</text:p>
          </table:table-cell>
          <table:table-cell table:formula="of:=[.B109]+1" office:value-type="float" office:value="109">
            <text:p>109</text:p>
          </table:table-cell>
          <table:table-cell table:formula="of:=&quot;0x&quot;&amp;BASE(MOD([.B110];16)+32;16)" office:value-type="string" office:string-value="0x2D">
            <text:p>0x2D</text:p>
          </table:table-cell>
          <table:table-cell table:formula="of:=&quot;0x&quot;&amp;BASE(MOD(MOD([.$A110];256)+[.D$1];256);16;2)" office:value-type="string" office:string-value="0xFA">
            <text:p>0xFA</text:p>
          </table:table-cell>
          <table:table-cell table:formula="of:=&quot;0x&quot;&amp;BASE(MOD(MOD([.$A110];256)+[.E$1];256);16;2)" office:value-type="string" office:string-value="0xFB">
            <text:p>0xFB</text:p>
          </table:table-cell>
          <table:table-cell table:formula="of:=&quot;0x&quot;&amp;BASE(MOD(MOD([.$A110];256)+[.F$1];256);16;2)" office:value-type="string" office:string-value="0xFC">
            <text:p>0xFC</text:p>
          </table:table-cell>
          <table:table-cell table:formula="of:=&quot;0x&quot;&amp;BASE(MOD(MOD([.$A110];256)+[.G$1];256);16;2)" office:value-type="string" office:string-value="0xFD">
            <text:p>0xFD</text:p>
          </table:table-cell>
          <table:table-cell table:formula="of:=&quot;0x&quot;&amp;BASE(MOD(MOD([.$A110];256)+[.H$1];256);16;2)" office:value-type="string" office:string-value="0xFE">
            <text:p>0xFE</text:p>
          </table:table-cell>
          <table:table-cell table:formula="of:=&quot;0x&quot;&amp;BASE(MOD(MOD([.$A110];256)+[.I$1];256);16;2)" office:value-type="string" office:string-value="0xFF">
            <text:p>0xFF</text:p>
          </table:table-cell>
          <table:table-cell table:formula="of:=&quot;0x&quot;&amp;BASE(MOD(MOD([.$A110];256)+[.J$1];256);16;2)" office:value-type="string" office:string-value="0x00">
            <text:p>0x00</text:p>
          </table:table-cell>
          <table:table-cell table:formula="of:=&quot;- d: [&quot;&amp;[.C110]&amp;&quot;, &quot;&amp;[.D110]&amp;&quot;, &quot;&amp;[.E110]&amp;&quot;, &quot;&amp;[.F110]&amp;&quot;, &quot;&amp;[.G110]&amp;&quot;, &quot;&amp;[.H110]&amp;&quot;, &quot;&amp;[.I110]&amp;&quot;, &quot;&amp;[.J110]&amp;&quot;]#  e: 0#  t: 5&quot;" office:value-type="string" office:string-value="- d: [0x2D, 0xFA, 0xFB, 0xFC, 0xFD, 0xFE, 0xFF, 0x00]#  e: 0#  t: 5">
            <text:p>- d: [0x2D, 0xFA, 0xFB, 0xFC, 0xFD, 0xFE, 0xFF, 0x00]# <text:s/>e: 0# <text:s/>t: 5</text:p>
          </table:table-cell>
        </table:table-row>
        <table:table-row table:style-name="ro1">
          <table:table-cell table:formula="of:=[.A110]+7" office:value-type="float" office:value="769">
            <text:p>769</text:p>
          </table:table-cell>
          <table:table-cell table:formula="of:=[.B110]+1" office:value-type="float" office:value="110">
            <text:p>110</text:p>
          </table:table-cell>
          <table:table-cell table:formula="of:=&quot;0x&quot;&amp;BASE(MOD([.B111];16)+32;16)" office:value-type="string" office:string-value="0x2E">
            <text:p>0x2E</text:p>
          </table:table-cell>
          <table:table-cell table:formula="of:=&quot;0x&quot;&amp;BASE(MOD(MOD([.$A111];256)+[.D$1];256);16;2)" office:value-type="string" office:string-value="0x01">
            <text:p>0x01</text:p>
          </table:table-cell>
          <table:table-cell table:formula="of:=&quot;0x&quot;&amp;BASE(MOD(MOD([.$A111];256)+[.E$1];256);16;2)" office:value-type="string" office:string-value="0x02">
            <text:p>0x02</text:p>
          </table:table-cell>
          <table:table-cell table:formula="of:=&quot;0x&quot;&amp;BASE(MOD(MOD([.$A111];256)+[.F$1];256);16;2)" office:value-type="string" office:string-value="0x03">
            <text:p>0x03</text:p>
          </table:table-cell>
          <table:table-cell table:formula="of:=&quot;0x&quot;&amp;BASE(MOD(MOD([.$A111];256)+[.G$1];256);16;2)" office:value-type="string" office:string-value="0x04">
            <text:p>0x04</text:p>
          </table:table-cell>
          <table:table-cell table:formula="of:=&quot;0x&quot;&amp;BASE(MOD(MOD([.$A111];256)+[.H$1];256);16;2)" office:value-type="string" office:string-value="0x05">
            <text:p>0x05</text:p>
          </table:table-cell>
          <table:table-cell table:formula="of:=&quot;0x&quot;&amp;BASE(MOD(MOD([.$A111];256)+[.I$1];256);16;2)" office:value-type="string" office:string-value="0x06">
            <text:p>0x06</text:p>
          </table:table-cell>
          <table:table-cell table:formula="of:=&quot;0x&quot;&amp;BASE(MOD(MOD([.$A111];256)+[.J$1];256);16;2)" office:value-type="string" office:string-value="0x07">
            <text:p>0x07</text:p>
          </table:table-cell>
          <table:table-cell table:formula="of:=&quot;- d: [&quot;&amp;[.C111]&amp;&quot;, &quot;&amp;[.D111]&amp;&quot;, &quot;&amp;[.E111]&amp;&quot;, &quot;&amp;[.F111]&amp;&quot;, &quot;&amp;[.G111]&amp;&quot;, &quot;&amp;[.H111]&amp;&quot;, &quot;&amp;[.I111]&amp;&quot;, &quot;&amp;[.J111]&amp;&quot;]#  e: 0#  t: 5&quot;" office:value-type="string" office:string-value="- d: [0x2E, 0x01, 0x02, 0x03, 0x04, 0x05, 0x06, 0x07]#  e: 0#  t: 5">
            <text:p>- d: [0x2E, 0x01, 0x02, 0x03, 0x04, 0x05, 0x06, 0x07]# <text:s/>e: 0# <text:s/>t: 5</text:p>
          </table:table-cell>
        </table:table-row>
        <table:table-row table:style-name="ro1">
          <table:table-cell table:formula="of:=[.A111]+7" office:value-type="float" office:value="776">
            <text:p>776</text:p>
          </table:table-cell>
          <table:table-cell table:formula="of:=[.B111]+1" office:value-type="float" office:value="111">
            <text:p>111</text:p>
          </table:table-cell>
          <table:table-cell table:formula="of:=&quot;0x&quot;&amp;BASE(MOD([.B112];16)+32;16)" office:value-type="string" office:string-value="0x2F">
            <text:p>0x2F</text:p>
          </table:table-cell>
          <table:table-cell table:formula="of:=&quot;0x&quot;&amp;BASE(MOD(MOD([.$A112];256)+[.D$1];256);16;2)" office:value-type="string" office:string-value="0x08">
            <text:p>0x08</text:p>
          </table:table-cell>
          <table:table-cell table:formula="of:=&quot;0x&quot;&amp;BASE(MOD(MOD([.$A112];256)+[.E$1];256);16;2)" office:value-type="string" office:string-value="0x09">
            <text:p>0x09</text:p>
          </table:table-cell>
          <table:table-cell table:formula="of:=&quot;0x&quot;&amp;BASE(MOD(MOD([.$A112];256)+[.F$1];256);16;2)" office:value-type="string" office:string-value="0x0A">
            <text:p>0x0A</text:p>
          </table:table-cell>
          <table:table-cell table:formula="of:=&quot;0x&quot;&amp;BASE(MOD(MOD([.$A112];256)+[.G$1];256);16;2)" office:value-type="string" office:string-value="0x0B">
            <text:p>0x0B</text:p>
          </table:table-cell>
          <table:table-cell table:formula="of:=&quot;0x&quot;&amp;BASE(MOD(MOD([.$A112];256)+[.H$1];256);16;2)" office:value-type="string" office:string-value="0x0C">
            <text:p>0x0C</text:p>
          </table:table-cell>
          <table:table-cell table:formula="of:=&quot;0x&quot;&amp;BASE(MOD(MOD([.$A112];256)+[.I$1];256);16;2)" office:value-type="string" office:string-value="0x0D">
            <text:p>0x0D</text:p>
          </table:table-cell>
          <table:table-cell table:formula="of:=&quot;0x&quot;&amp;BASE(MOD(MOD([.$A112];256)+[.J$1];256);16;2)" office:value-type="string" office:string-value="0x0E">
            <text:p>0x0E</text:p>
          </table:table-cell>
          <table:table-cell table:formula="of:=&quot;- d: [&quot;&amp;[.C112]&amp;&quot;, &quot;&amp;[.D112]&amp;&quot;, &quot;&amp;[.E112]&amp;&quot;, &quot;&amp;[.F112]&amp;&quot;, &quot;&amp;[.G112]&amp;&quot;, &quot;&amp;[.H112]&amp;&quot;, &quot;&amp;[.I112]&amp;&quot;, &quot;&amp;[.J112]&amp;&quot;]#  e: 0#  t: 5&quot;" office:value-type="string" office:string-value="- d: [0x2F, 0x08, 0x09, 0x0A, 0x0B, 0x0C, 0x0D, 0x0E]#  e: 0#  t: 5">
            <text:p>- d: [0x2F, 0x08, 0x09, 0x0A, 0x0B, 0x0C, 0x0D, 0x0E]# <text:s/>e: 0# <text:s/>t: 5</text:p>
          </table:table-cell>
        </table:table-row>
        <table:table-row table:style-name="ro1">
          <table:table-cell table:formula="of:=[.A112]+7" office:value-type="float" office:value="783">
            <text:p>783</text:p>
          </table:table-cell>
          <table:table-cell table:formula="of:=[.B112]+1" office:value-type="float" office:value="112">
            <text:p>112</text:p>
          </table:table-cell>
          <table:table-cell table:formula="of:=&quot;0x&quot;&amp;BASE(MOD([.B113];16)+32;16)" office:value-type="string" office:string-value="0x20">
            <text:p>0x20</text:p>
          </table:table-cell>
          <table:table-cell table:formula="of:=&quot;0x&quot;&amp;BASE(MOD(MOD([.$A113];256)+[.D$1];256);16;2)" office:value-type="string" office:string-value="0x0F">
            <text:p>0x0F</text:p>
          </table:table-cell>
          <table:table-cell table:formula="of:=&quot;0x&quot;&amp;BASE(MOD(MOD([.$A113];256)+[.E$1];256);16;2)" office:value-type="string" office:string-value="0x10">
            <text:p>0x10</text:p>
          </table:table-cell>
          <table:table-cell table:formula="of:=&quot;0x&quot;&amp;BASE(MOD(MOD([.$A113];256)+[.F$1];256);16;2)" office:value-type="string" office:string-value="0x11">
            <text:p>0x11</text:p>
          </table:table-cell>
          <table:table-cell table:formula="of:=&quot;0x&quot;&amp;BASE(MOD(MOD([.$A113];256)+[.G$1];256);16;2)" office:value-type="string" office:string-value="0x12">
            <text:p>0x12</text:p>
          </table:table-cell>
          <table:table-cell table:formula="of:=&quot;0x&quot;&amp;BASE(MOD(MOD([.$A113];256)+[.H$1];256);16;2)" office:value-type="string" office:string-value="0x13">
            <text:p>0x13</text:p>
          </table:table-cell>
          <table:table-cell table:formula="of:=&quot;0x&quot;&amp;BASE(MOD(MOD([.$A113];256)+[.I$1];256);16;2)" office:value-type="string" office:string-value="0x14">
            <text:p>0x14</text:p>
          </table:table-cell>
          <table:table-cell table:formula="of:=&quot;0x&quot;&amp;BASE(MOD(MOD([.$A113];256)+[.J$1];256);16;2)" office:value-type="string" office:string-value="0x15">
            <text:p>0x15</text:p>
          </table:table-cell>
          <table:table-cell table:formula="of:=&quot;- d: [&quot;&amp;[.C113]&amp;&quot;, &quot;&amp;[.D113]&amp;&quot;, &quot;&amp;[.E113]&amp;&quot;, &quot;&amp;[.F113]&amp;&quot;, &quot;&amp;[.G113]&amp;&quot;, &quot;&amp;[.H113]&amp;&quot;, &quot;&amp;[.I113]&amp;&quot;, &quot;&amp;[.J113]&amp;&quot;]#  e: 0#  t: 5&quot;" office:value-type="string" office:string-value="- d: [0x20, 0x0F, 0x10, 0x11, 0x12, 0x13, 0x14, 0x15]#  e: 0#  t: 5">
            <text:p>- d: [0x20, 0x0F, 0x10, 0x11, 0x12, 0x13, 0x14, 0x15]# <text:s/>e: 0# <text:s/>t: 5</text:p>
          </table:table-cell>
        </table:table-row>
        <table:table-row table:style-name="ro1">
          <table:table-cell table:formula="of:=[.A113]+7" office:value-type="float" office:value="790">
            <text:p>790</text:p>
          </table:table-cell>
          <table:table-cell table:formula="of:=[.B113]+1" office:value-type="float" office:value="113">
            <text:p>113</text:p>
          </table:table-cell>
          <table:table-cell table:formula="of:=&quot;0x&quot;&amp;BASE(MOD([.B114];16)+32;16)" office:value-type="string" office:string-value="0x21">
            <text:p>0x21</text:p>
          </table:table-cell>
          <table:table-cell table:formula="of:=&quot;0x&quot;&amp;BASE(MOD(MOD([.$A114];256)+[.D$1];256);16;2)" office:value-type="string" office:string-value="0x16">
            <text:p>0x16</text:p>
          </table:table-cell>
          <table:table-cell table:formula="of:=&quot;0x&quot;&amp;BASE(MOD(MOD([.$A114];256)+[.E$1];256);16;2)" office:value-type="string" office:string-value="0x17">
            <text:p>0x17</text:p>
          </table:table-cell>
          <table:table-cell table:formula="of:=&quot;0x&quot;&amp;BASE(MOD(MOD([.$A114];256)+[.F$1];256);16;2)" office:value-type="string" office:string-value="0x18">
            <text:p>0x18</text:p>
          </table:table-cell>
          <table:table-cell table:formula="of:=&quot;0x&quot;&amp;BASE(MOD(MOD([.$A114];256)+[.G$1];256);16;2)" office:value-type="string" office:string-value="0x19">
            <text:p>0x19</text:p>
          </table:table-cell>
          <table:table-cell table:formula="of:=&quot;0x&quot;&amp;BASE(MOD(MOD([.$A114];256)+[.H$1];256);16;2)" office:value-type="string" office:string-value="0x1A">
            <text:p>0x1A</text:p>
          </table:table-cell>
          <table:table-cell table:formula="of:=&quot;0x&quot;&amp;BASE(MOD(MOD([.$A114];256)+[.I$1];256);16;2)" office:value-type="string" office:string-value="0x1B">
            <text:p>0x1B</text:p>
          </table:table-cell>
          <table:table-cell table:formula="of:=&quot;0x&quot;&amp;BASE(MOD(MOD([.$A114];256)+[.J$1];256);16;2)" office:value-type="string" office:string-value="0x1C">
            <text:p>0x1C</text:p>
          </table:table-cell>
          <table:table-cell table:formula="of:=&quot;- d: [&quot;&amp;[.C114]&amp;&quot;, &quot;&amp;[.D114]&amp;&quot;, &quot;&amp;[.E114]&amp;&quot;, &quot;&amp;[.F114]&amp;&quot;, &quot;&amp;[.G114]&amp;&quot;, &quot;&amp;[.H114]&amp;&quot;, &quot;&amp;[.I114]&amp;&quot;, &quot;&amp;[.J114]&amp;&quot;]#  e: 0#  t: 5&quot;" office:value-type="string" office:string-value="- d: [0x21, 0x16, 0x17, 0x18, 0x19, 0x1A, 0x1B, 0x1C]#  e: 0#  t: 5">
            <text:p>- d: [0x21, 0x16, 0x17, 0x18, 0x19, 0x1A, 0x1B, 0x1C]# <text:s/>e: 0# <text:s/>t: 5</text:p>
          </table:table-cell>
        </table:table-row>
        <table:table-row table:style-name="ro1">
          <table:table-cell table:formula="of:=[.A114]+7" office:value-type="float" office:value="797">
            <text:p>797</text:p>
          </table:table-cell>
          <table:table-cell table:formula="of:=[.B114]+1" office:value-type="float" office:value="114">
            <text:p>114</text:p>
          </table:table-cell>
          <table:table-cell table:formula="of:=&quot;0x&quot;&amp;BASE(MOD([.B115];16)+32;16)" office:value-type="string" office:string-value="0x22">
            <text:p>0x22</text:p>
          </table:table-cell>
          <table:table-cell table:formula="of:=&quot;0x&quot;&amp;BASE(MOD(MOD([.$A115];256)+[.D$1];256);16;2)" office:value-type="string" office:string-value="0x1D">
            <text:p>0x1D</text:p>
          </table:table-cell>
          <table:table-cell table:formula="of:=&quot;0x&quot;&amp;BASE(MOD(MOD([.$A115];256)+[.E$1];256);16;2)" office:value-type="string" office:string-value="0x1E">
            <text:p>0x1E</text:p>
          </table:table-cell>
          <table:table-cell table:formula="of:=&quot;0x&quot;&amp;BASE(MOD(MOD([.$A115];256)+[.F$1];256);16;2)" office:value-type="string" office:string-value="0x1F">
            <text:p>0x1F</text:p>
          </table:table-cell>
          <table:table-cell table:formula="of:=&quot;0x&quot;&amp;BASE(MOD(MOD([.$A115];256)+[.G$1];256);16;2)" office:value-type="string" office:string-value="0x20">
            <text:p>0x20</text:p>
          </table:table-cell>
          <table:table-cell table:formula="of:=&quot;0x&quot;&amp;BASE(MOD(MOD([.$A115];256)+[.H$1];256);16;2)" office:value-type="string" office:string-value="0x21">
            <text:p>0x21</text:p>
          </table:table-cell>
          <table:table-cell table:formula="of:=&quot;0x&quot;&amp;BASE(MOD(MOD([.$A115];256)+[.I$1];256);16;2)" office:value-type="string" office:string-value="0x22">
            <text:p>0x22</text:p>
          </table:table-cell>
          <table:table-cell table:formula="of:=&quot;0x&quot;&amp;BASE(MOD(MOD([.$A115];256)+[.J$1];256);16;2)" office:value-type="string" office:string-value="0x23">
            <text:p>0x23</text:p>
          </table:table-cell>
          <table:table-cell table:formula="of:=&quot;- d: [&quot;&amp;[.C115]&amp;&quot;, &quot;&amp;[.D115]&amp;&quot;, &quot;&amp;[.E115]&amp;&quot;, &quot;&amp;[.F115]&amp;&quot;, &quot;&amp;[.G115]&amp;&quot;, &quot;&amp;[.H115]&amp;&quot;, &quot;&amp;[.I115]&amp;&quot;, &quot;&amp;[.J115]&amp;&quot;]#  e: 0#  t: 5&quot;" office:value-type="string" office:string-value="- d: [0x22, 0x1D, 0x1E, 0x1F, 0x20, 0x21, 0x22, 0x23]#  e: 0#  t: 5">
            <text:p>- d: [0x22, 0x1D, 0x1E, 0x1F, 0x20, 0x21, 0x22, 0x23]# <text:s/>e: 0# <text:s/>t: 5</text:p>
          </table:table-cell>
        </table:table-row>
        <table:table-row table:style-name="ro1">
          <table:table-cell table:formula="of:=[.A115]+7" office:value-type="float" office:value="804">
            <text:p>804</text:p>
          </table:table-cell>
          <table:table-cell table:formula="of:=[.B115]+1" office:value-type="float" office:value="115">
            <text:p>115</text:p>
          </table:table-cell>
          <table:table-cell table:formula="of:=&quot;0x&quot;&amp;BASE(MOD([.B116];16)+32;16)" office:value-type="string" office:string-value="0x23">
            <text:p>0x23</text:p>
          </table:table-cell>
          <table:table-cell table:formula="of:=&quot;0x&quot;&amp;BASE(MOD(MOD([.$A116];256)+[.D$1];256);16;2)" office:value-type="string" office:string-value="0x24">
            <text:p>0x24</text:p>
          </table:table-cell>
          <table:table-cell table:formula="of:=&quot;0x&quot;&amp;BASE(MOD(MOD([.$A116];256)+[.E$1];256);16;2)" office:value-type="string" office:string-value="0x25">
            <text:p>0x25</text:p>
          </table:table-cell>
          <table:table-cell table:formula="of:=&quot;0x&quot;&amp;BASE(MOD(MOD([.$A116];256)+[.F$1];256);16;2)" office:value-type="string" office:string-value="0x26">
            <text:p>0x26</text:p>
          </table:table-cell>
          <table:table-cell table:formula="of:=&quot;0x&quot;&amp;BASE(MOD(MOD([.$A116];256)+[.G$1];256);16;2)" office:value-type="string" office:string-value="0x27">
            <text:p>0x27</text:p>
          </table:table-cell>
          <table:table-cell table:formula="of:=&quot;0x&quot;&amp;BASE(MOD(MOD([.$A116];256)+[.H$1];256);16;2)" office:value-type="string" office:string-value="0x28">
            <text:p>0x28</text:p>
          </table:table-cell>
          <table:table-cell table:formula="of:=&quot;0x&quot;&amp;BASE(MOD(MOD([.$A116];256)+[.I$1];256);16;2)" office:value-type="string" office:string-value="0x29">
            <text:p>0x29</text:p>
          </table:table-cell>
          <table:table-cell table:formula="of:=&quot;0x&quot;&amp;BASE(MOD(MOD([.$A116];256)+[.J$1];256);16;2)" office:value-type="string" office:string-value="0x2A">
            <text:p>0x2A</text:p>
          </table:table-cell>
          <table:table-cell table:formula="of:=&quot;- d: [&quot;&amp;[.C116]&amp;&quot;, &quot;&amp;[.D116]&amp;&quot;, &quot;&amp;[.E116]&amp;&quot;, &quot;&amp;[.F116]&amp;&quot;, &quot;&amp;[.G116]&amp;&quot;, &quot;&amp;[.H116]&amp;&quot;, &quot;&amp;[.I116]&amp;&quot;, &quot;&amp;[.J116]&amp;&quot;]#  e: 0#  t: 5&quot;" office:value-type="string" office:string-value="- d: [0x23, 0x24, 0x25, 0x26, 0x27, 0x28, 0x29, 0x2A]#  e: 0#  t: 5">
            <text:p>- d: [0x23, 0x24, 0x25, 0x26, 0x27, 0x28, 0x29, 0x2A]# <text:s/>e: 0# <text:s/>t: 5</text:p>
          </table:table-cell>
        </table:table-row>
        <table:table-row table:style-name="ro1">
          <table:table-cell table:formula="of:=[.A116]+7" office:value-type="float" office:value="811">
            <text:p>811</text:p>
          </table:table-cell>
          <table:table-cell table:formula="of:=[.B116]+1" office:value-type="float" office:value="116">
            <text:p>116</text:p>
          </table:table-cell>
          <table:table-cell table:formula="of:=&quot;0x&quot;&amp;BASE(MOD([.B117];16)+32;16)" office:value-type="string" office:string-value="0x24">
            <text:p>0x24</text:p>
          </table:table-cell>
          <table:table-cell table:formula="of:=&quot;0x&quot;&amp;BASE(MOD(MOD([.$A117];256)+[.D$1];256);16;2)" office:value-type="string" office:string-value="0x2B">
            <text:p>0x2B</text:p>
          </table:table-cell>
          <table:table-cell table:formula="of:=&quot;0x&quot;&amp;BASE(MOD(MOD([.$A117];256)+[.E$1];256);16;2)" office:value-type="string" office:string-value="0x2C">
            <text:p>0x2C</text:p>
          </table:table-cell>
          <table:table-cell table:formula="of:=&quot;0x&quot;&amp;BASE(MOD(MOD([.$A117];256)+[.F$1];256);16;2)" office:value-type="string" office:string-value="0x2D">
            <text:p>0x2D</text:p>
          </table:table-cell>
          <table:table-cell table:formula="of:=&quot;0x&quot;&amp;BASE(MOD(MOD([.$A117];256)+[.G$1];256);16;2)" office:value-type="string" office:string-value="0x2E">
            <text:p>0x2E</text:p>
          </table:table-cell>
          <table:table-cell table:formula="of:=&quot;0x&quot;&amp;BASE(MOD(MOD([.$A117];256)+[.H$1];256);16;2)" office:value-type="string" office:string-value="0x2F">
            <text:p>0x2F</text:p>
          </table:table-cell>
          <table:table-cell table:formula="of:=&quot;0x&quot;&amp;BASE(MOD(MOD([.$A117];256)+[.I$1];256);16;2)" office:value-type="string" office:string-value="0x30">
            <text:p>0x30</text:p>
          </table:table-cell>
          <table:table-cell table:formula="of:=&quot;0x&quot;&amp;BASE(MOD(MOD([.$A117];256)+[.J$1];256);16;2)" office:value-type="string" office:string-value="0x31">
            <text:p>0x31</text:p>
          </table:table-cell>
          <table:table-cell table:formula="of:=&quot;- d: [&quot;&amp;[.C117]&amp;&quot;, &quot;&amp;[.D117]&amp;&quot;, &quot;&amp;[.E117]&amp;&quot;, &quot;&amp;[.F117]&amp;&quot;, &quot;&amp;[.G117]&amp;&quot;, &quot;&amp;[.H117]&amp;&quot;, &quot;&amp;[.I117]&amp;&quot;, &quot;&amp;[.J117]&amp;&quot;]#  e: 0#  t: 5&quot;" office:value-type="string" office:string-value="- d: [0x24, 0x2B, 0x2C, 0x2D, 0x2E, 0x2F, 0x30, 0x31]#  e: 0#  t: 5">
            <text:p>- d: [0x24, 0x2B, 0x2C, 0x2D, 0x2E, 0x2F, 0x30, 0x31]# <text:s/>e: 0# <text:s/>t: 5</text:p>
          </table:table-cell>
        </table:table-row>
        <table:table-row table:style-name="ro1">
          <table:table-cell table:formula="of:=[.A117]+7" office:value-type="float" office:value="818">
            <text:p>818</text:p>
          </table:table-cell>
          <table:table-cell table:formula="of:=[.B117]+1" office:value-type="float" office:value="117">
            <text:p>117</text:p>
          </table:table-cell>
          <table:table-cell table:formula="of:=&quot;0x&quot;&amp;BASE(MOD([.B118];16)+32;16)" office:value-type="string" office:string-value="0x25">
            <text:p>0x25</text:p>
          </table:table-cell>
          <table:table-cell table:formula="of:=&quot;0x&quot;&amp;BASE(MOD(MOD([.$A118];256)+[.D$1];256);16;2)" office:value-type="string" office:string-value="0x32">
            <text:p>0x32</text:p>
          </table:table-cell>
          <table:table-cell table:formula="of:=&quot;0x&quot;&amp;BASE(MOD(MOD([.$A118];256)+[.E$1];256);16;2)" office:value-type="string" office:string-value="0x33">
            <text:p>0x33</text:p>
          </table:table-cell>
          <table:table-cell table:formula="of:=&quot;0x&quot;&amp;BASE(MOD(MOD([.$A118];256)+[.F$1];256);16;2)" office:value-type="string" office:string-value="0x34">
            <text:p>0x34</text:p>
          </table:table-cell>
          <table:table-cell table:formula="of:=&quot;0x&quot;&amp;BASE(MOD(MOD([.$A118];256)+[.G$1];256);16;2)" office:value-type="string" office:string-value="0x35">
            <text:p>0x35</text:p>
          </table:table-cell>
          <table:table-cell table:formula="of:=&quot;0x&quot;&amp;BASE(MOD(MOD([.$A118];256)+[.H$1];256);16;2)" office:value-type="string" office:string-value="0x36">
            <text:p>0x36</text:p>
          </table:table-cell>
          <table:table-cell table:formula="of:=&quot;0x&quot;&amp;BASE(MOD(MOD([.$A118];256)+[.I$1];256);16;2)" office:value-type="string" office:string-value="0x37">
            <text:p>0x37</text:p>
          </table:table-cell>
          <table:table-cell table:formula="of:=&quot;0x&quot;&amp;BASE(MOD(MOD([.$A118];256)+[.J$1];256);16;2)" office:value-type="string" office:string-value="0x38">
            <text:p>0x38</text:p>
          </table:table-cell>
          <table:table-cell table:formula="of:=&quot;- d: [&quot;&amp;[.C118]&amp;&quot;, &quot;&amp;[.D118]&amp;&quot;, &quot;&amp;[.E118]&amp;&quot;, &quot;&amp;[.F118]&amp;&quot;, &quot;&amp;[.G118]&amp;&quot;, &quot;&amp;[.H118]&amp;&quot;, &quot;&amp;[.I118]&amp;&quot;, &quot;&amp;[.J118]&amp;&quot;]#  e: 0#  t: 5&quot;" office:value-type="string" office:string-value="- d: [0x25, 0x32, 0x33, 0x34, 0x35, 0x36, 0x37, 0x38]#  e: 0#  t: 5">
            <text:p>- d: [0x25, 0x32, 0x33, 0x34, 0x35, 0x36, 0x37, 0x38]# <text:s/>e: 0# <text:s/>t: 5</text:p>
          </table:table-cell>
        </table:table-row>
        <table:table-row table:style-name="ro1">
          <table:table-cell table:formula="of:=[.A118]+7" office:value-type="float" office:value="825">
            <text:p>825</text:p>
          </table:table-cell>
          <table:table-cell table:formula="of:=[.B118]+1" office:value-type="float" office:value="118">
            <text:p>118</text:p>
          </table:table-cell>
          <table:table-cell table:formula="of:=&quot;0x&quot;&amp;BASE(MOD([.B119];16)+32;16)" office:value-type="string" office:string-value="0x26">
            <text:p>0x26</text:p>
          </table:table-cell>
          <table:table-cell table:formula="of:=&quot;0x&quot;&amp;BASE(MOD(MOD([.$A119];256)+[.D$1];256);16;2)" office:value-type="string" office:string-value="0x39">
            <text:p>0x39</text:p>
          </table:table-cell>
          <table:table-cell table:formula="of:=&quot;0x&quot;&amp;BASE(MOD(MOD([.$A119];256)+[.E$1];256);16;2)" office:value-type="string" office:string-value="0x3A">
            <text:p>0x3A</text:p>
          </table:table-cell>
          <table:table-cell table:formula="of:=&quot;0x&quot;&amp;BASE(MOD(MOD([.$A119];256)+[.F$1];256);16;2)" office:value-type="string" office:string-value="0x3B">
            <text:p>0x3B</text:p>
          </table:table-cell>
          <table:table-cell table:formula="of:=&quot;0x&quot;&amp;BASE(MOD(MOD([.$A119];256)+[.G$1];256);16;2)" office:value-type="string" office:string-value="0x3C">
            <text:p>0x3C</text:p>
          </table:table-cell>
          <table:table-cell table:formula="of:=&quot;0x&quot;&amp;BASE(MOD(MOD([.$A119];256)+[.H$1];256);16;2)" office:value-type="string" office:string-value="0x3D">
            <text:p>0x3D</text:p>
          </table:table-cell>
          <table:table-cell table:formula="of:=&quot;0x&quot;&amp;BASE(MOD(MOD([.$A119];256)+[.I$1];256);16;2)" office:value-type="string" office:string-value="0x3E">
            <text:p>0x3E</text:p>
          </table:table-cell>
          <table:table-cell table:formula="of:=&quot;0x&quot;&amp;BASE(MOD(MOD([.$A119];256)+[.J$1];256);16;2)" office:value-type="string" office:string-value="0x3F">
            <text:p>0x3F</text:p>
          </table:table-cell>
          <table:table-cell table:formula="of:=&quot;- d: [&quot;&amp;[.C119]&amp;&quot;, &quot;&amp;[.D119]&amp;&quot;, &quot;&amp;[.E119]&amp;&quot;, &quot;&amp;[.F119]&amp;&quot;, &quot;&amp;[.G119]&amp;&quot;, &quot;&amp;[.H119]&amp;&quot;, &quot;&amp;[.I119]&amp;&quot;, &quot;&amp;[.J119]&amp;&quot;]#  e: 0#  t: 5&quot;" office:value-type="string" office:string-value="- d: [0x26, 0x39, 0x3A, 0x3B, 0x3C, 0x3D, 0x3E, 0x3F]#  e: 0#  t: 5">
            <text:p>- d: [0x26, 0x39, 0x3A, 0x3B, 0x3C, 0x3D, 0x3E, 0x3F]# <text:s/>e: 0# <text:s/>t: 5</text:p>
          </table:table-cell>
        </table:table-row>
        <table:table-row table:style-name="ro1">
          <table:table-cell table:formula="of:=[.A119]+7" office:value-type="float" office:value="832">
            <text:p>832</text:p>
          </table:table-cell>
          <table:table-cell table:formula="of:=[.B119]+1" office:value-type="float" office:value="119">
            <text:p>119</text:p>
          </table:table-cell>
          <table:table-cell table:formula="of:=&quot;0x&quot;&amp;BASE(MOD([.B120];16)+32;16)" office:value-type="string" office:string-value="0x27">
            <text:p>0x27</text:p>
          </table:table-cell>
          <table:table-cell table:formula="of:=&quot;0x&quot;&amp;BASE(MOD(MOD([.$A120];256)+[.D$1];256);16;2)" office:value-type="string" office:string-value="0x40">
            <text:p>0x40</text:p>
          </table:table-cell>
          <table:table-cell table:formula="of:=&quot;0x&quot;&amp;BASE(MOD(MOD([.$A120];256)+[.E$1];256);16;2)" office:value-type="string" office:string-value="0x41">
            <text:p>0x41</text:p>
          </table:table-cell>
          <table:table-cell table:formula="of:=&quot;0x&quot;&amp;BASE(MOD(MOD([.$A120];256)+[.F$1];256);16;2)" office:value-type="string" office:string-value="0x42">
            <text:p>0x42</text:p>
          </table:table-cell>
          <table:table-cell table:formula="of:=&quot;0x&quot;&amp;BASE(MOD(MOD([.$A120];256)+[.G$1];256);16;2)" office:value-type="string" office:string-value="0x43">
            <text:p>0x43</text:p>
          </table:table-cell>
          <table:table-cell table:formula="of:=&quot;0x&quot;&amp;BASE(MOD(MOD([.$A120];256)+[.H$1];256);16;2)" office:value-type="string" office:string-value="0x44">
            <text:p>0x44</text:p>
          </table:table-cell>
          <table:table-cell table:formula="of:=&quot;0x&quot;&amp;BASE(MOD(MOD([.$A120];256)+[.I$1];256);16;2)" office:value-type="string" office:string-value="0x45">
            <text:p>0x45</text:p>
          </table:table-cell>
          <table:table-cell table:formula="of:=&quot;0x&quot;&amp;BASE(MOD(MOD([.$A120];256)+[.J$1];256);16;2)" office:value-type="string" office:string-value="0x46">
            <text:p>0x46</text:p>
          </table:table-cell>
          <table:table-cell table:formula="of:=&quot;- d: [&quot;&amp;[.C120]&amp;&quot;, &quot;&amp;[.D120]&amp;&quot;, &quot;&amp;[.E120]&amp;&quot;, &quot;&amp;[.F120]&amp;&quot;, &quot;&amp;[.G120]&amp;&quot;, &quot;&amp;[.H120]&amp;&quot;, &quot;&amp;[.I120]&amp;&quot;, &quot;&amp;[.J120]&amp;&quot;]#  e: 0#  t: 5&quot;" office:value-type="string" office:string-value="- d: [0x27, 0x40, 0x41, 0x42, 0x43, 0x44, 0x45, 0x46]#  e: 0#  t: 5">
            <text:p>- d: [0x27, 0x40, 0x41, 0x42, 0x43, 0x44, 0x45, 0x46]# <text:s/>e: 0# <text:s/>t: 5</text:p>
          </table:table-cell>
        </table:table-row>
        <table:table-row table:style-name="ro1">
          <table:table-cell table:formula="of:=[.A120]+7" office:value-type="float" office:value="839">
            <text:p>839</text:p>
          </table:table-cell>
          <table:table-cell table:formula="of:=[.B120]+1" office:value-type="float" office:value="120">
            <text:p>120</text:p>
          </table:table-cell>
          <table:table-cell table:formula="of:=&quot;0x&quot;&amp;BASE(MOD([.B121];16)+32;16)" office:value-type="string" office:string-value="0x28">
            <text:p>0x28</text:p>
          </table:table-cell>
          <table:table-cell table:formula="of:=&quot;0x&quot;&amp;BASE(MOD(MOD([.$A121];256)+[.D$1];256);16;2)" office:value-type="string" office:string-value="0x47">
            <text:p>0x47</text:p>
          </table:table-cell>
          <table:table-cell table:formula="of:=&quot;0x&quot;&amp;BASE(MOD(MOD([.$A121];256)+[.E$1];256);16;2)" office:value-type="string" office:string-value="0x48">
            <text:p>0x48</text:p>
          </table:table-cell>
          <table:table-cell table:formula="of:=&quot;0x&quot;&amp;BASE(MOD(MOD([.$A121];256)+[.F$1];256);16;2)" office:value-type="string" office:string-value="0x49">
            <text:p>0x49</text:p>
          </table:table-cell>
          <table:table-cell table:formula="of:=&quot;0x&quot;&amp;BASE(MOD(MOD([.$A121];256)+[.G$1];256);16;2)" office:value-type="string" office:string-value="0x4A">
            <text:p>0x4A</text:p>
          </table:table-cell>
          <table:table-cell table:formula="of:=&quot;0x&quot;&amp;BASE(MOD(MOD([.$A121];256)+[.H$1];256);16;2)" office:value-type="string" office:string-value="0x4B">
            <text:p>0x4B</text:p>
          </table:table-cell>
          <table:table-cell table:formula="of:=&quot;0x&quot;&amp;BASE(MOD(MOD([.$A121];256)+[.I$1];256);16;2)" office:value-type="string" office:string-value="0x4C">
            <text:p>0x4C</text:p>
          </table:table-cell>
          <table:table-cell table:formula="of:=&quot;0x&quot;&amp;BASE(MOD(MOD([.$A121];256)+[.J$1];256);16;2)" office:value-type="string" office:string-value="0x4D">
            <text:p>0x4D</text:p>
          </table:table-cell>
          <table:table-cell table:formula="of:=&quot;- d: [&quot;&amp;[.C121]&amp;&quot;, &quot;&amp;[.D121]&amp;&quot;, &quot;&amp;[.E121]&amp;&quot;, &quot;&amp;[.F121]&amp;&quot;, &quot;&amp;[.G121]&amp;&quot;, &quot;&amp;[.H121]&amp;&quot;, &quot;&amp;[.I121]&amp;&quot;, &quot;&amp;[.J121]&amp;&quot;]#  e: 0#  t: 5&quot;" office:value-type="string" office:string-value="- d: [0x28, 0x47, 0x48, 0x49, 0x4A, 0x4B, 0x4C, 0x4D]#  e: 0#  t: 5">
            <text:p>- d: [0x28, 0x47, 0x48, 0x49, 0x4A, 0x4B, 0x4C, 0x4D]# <text:s/>e: 0# <text:s/>t: 5</text:p>
          </table:table-cell>
        </table:table-row>
        <table:table-row table:style-name="ro1">
          <table:table-cell table:formula="of:=[.A121]+7" office:value-type="float" office:value="846">
            <text:p>846</text:p>
          </table:table-cell>
          <table:table-cell table:formula="of:=[.B121]+1" office:value-type="float" office:value="121">
            <text:p>121</text:p>
          </table:table-cell>
          <table:table-cell table:formula="of:=&quot;0x&quot;&amp;BASE(MOD([.B122];16)+32;16)" office:value-type="string" office:string-value="0x29">
            <text:p>0x29</text:p>
          </table:table-cell>
          <table:table-cell table:formula="of:=&quot;0x&quot;&amp;BASE(MOD(MOD([.$A122];256)+[.D$1];256);16;2)" office:value-type="string" office:string-value="0x4E">
            <text:p>0x4E</text:p>
          </table:table-cell>
          <table:table-cell table:formula="of:=&quot;0x&quot;&amp;BASE(MOD(MOD([.$A122];256)+[.E$1];256);16;2)" office:value-type="string" office:string-value="0x4F">
            <text:p>0x4F</text:p>
          </table:table-cell>
          <table:table-cell table:formula="of:=&quot;0x&quot;&amp;BASE(MOD(MOD([.$A122];256)+[.F$1];256);16;2)" office:value-type="string" office:string-value="0x50">
            <text:p>0x50</text:p>
          </table:table-cell>
          <table:table-cell table:formula="of:=&quot;0x&quot;&amp;BASE(MOD(MOD([.$A122];256)+[.G$1];256);16;2)" office:value-type="string" office:string-value="0x51">
            <text:p>0x51</text:p>
          </table:table-cell>
          <table:table-cell table:formula="of:=&quot;0x&quot;&amp;BASE(MOD(MOD([.$A122];256)+[.H$1];256);16;2)" office:value-type="string" office:string-value="0x52">
            <text:p>0x52</text:p>
          </table:table-cell>
          <table:table-cell table:formula="of:=&quot;0x&quot;&amp;BASE(MOD(MOD([.$A122];256)+[.I$1];256);16;2)" office:value-type="string" office:string-value="0x53">
            <text:p>0x53</text:p>
          </table:table-cell>
          <table:table-cell table:formula="of:=&quot;0x&quot;&amp;BASE(MOD(MOD([.$A122];256)+[.J$1];256);16;2)" office:value-type="string" office:string-value="0x54">
            <text:p>0x54</text:p>
          </table:table-cell>
          <table:table-cell table:formula="of:=&quot;- d: [&quot;&amp;[.C122]&amp;&quot;, &quot;&amp;[.D122]&amp;&quot;, &quot;&amp;[.E122]&amp;&quot;, &quot;&amp;[.F122]&amp;&quot;, &quot;&amp;[.G122]&amp;&quot;, &quot;&amp;[.H122]&amp;&quot;, &quot;&amp;[.I122]&amp;&quot;, &quot;&amp;[.J122]&amp;&quot;]#  e: 0#  t: 5&quot;" office:value-type="string" office:string-value="- d: [0x29, 0x4E, 0x4F, 0x50, 0x51, 0x52, 0x53, 0x54]#  e: 0#  t: 5">
            <text:p>- d: [0x29, 0x4E, 0x4F, 0x50, 0x51, 0x52, 0x53, 0x54]# <text:s/>e: 0# <text:s/>t: 5</text:p>
          </table:table-cell>
        </table:table-row>
        <table:table-row table:style-name="ro1">
          <table:table-cell table:formula="of:=[.A122]+7" office:value-type="float" office:value="853">
            <text:p>853</text:p>
          </table:table-cell>
          <table:table-cell table:formula="of:=[.B122]+1" office:value-type="float" office:value="122">
            <text:p>122</text:p>
          </table:table-cell>
          <table:table-cell table:formula="of:=&quot;0x&quot;&amp;BASE(MOD([.B123];16)+32;16)" office:value-type="string" office:string-value="0x2A">
            <text:p>0x2A</text:p>
          </table:table-cell>
          <table:table-cell table:formula="of:=&quot;0x&quot;&amp;BASE(MOD(MOD([.$A123];256)+[.D$1];256);16;2)" office:value-type="string" office:string-value="0x55">
            <text:p>0x55</text:p>
          </table:table-cell>
          <table:table-cell table:formula="of:=&quot;0x&quot;&amp;BASE(MOD(MOD([.$A123];256)+[.E$1];256);16;2)" office:value-type="string" office:string-value="0x56">
            <text:p>0x56</text:p>
          </table:table-cell>
          <table:table-cell table:formula="of:=&quot;0x&quot;&amp;BASE(MOD(MOD([.$A123];256)+[.F$1];256);16;2)" office:value-type="string" office:string-value="0x57">
            <text:p>0x57</text:p>
          </table:table-cell>
          <table:table-cell table:formula="of:=&quot;0x&quot;&amp;BASE(MOD(MOD([.$A123];256)+[.G$1];256);16;2)" office:value-type="string" office:string-value="0x58">
            <text:p>0x58</text:p>
          </table:table-cell>
          <table:table-cell table:formula="of:=&quot;0x&quot;&amp;BASE(MOD(MOD([.$A123];256)+[.H$1];256);16;2)" office:value-type="string" office:string-value="0x59">
            <text:p>0x59</text:p>
          </table:table-cell>
          <table:table-cell table:formula="of:=&quot;0x&quot;&amp;BASE(MOD(MOD([.$A123];256)+[.I$1];256);16;2)" office:value-type="string" office:string-value="0x5A">
            <text:p>0x5A</text:p>
          </table:table-cell>
          <table:table-cell table:formula="of:=&quot;0x&quot;&amp;BASE(MOD(MOD([.$A123];256)+[.J$1];256);16;2)" office:value-type="string" office:string-value="0x5B">
            <text:p>0x5B</text:p>
          </table:table-cell>
          <table:table-cell table:formula="of:=&quot;- d: [&quot;&amp;[.C123]&amp;&quot;, &quot;&amp;[.D123]&amp;&quot;, &quot;&amp;[.E123]&amp;&quot;, &quot;&amp;[.F123]&amp;&quot;, &quot;&amp;[.G123]&amp;&quot;, &quot;&amp;[.H123]&amp;&quot;, &quot;&amp;[.I123]&amp;&quot;, &quot;&amp;[.J123]&amp;&quot;]#  e: 0#  t: 5&quot;" office:value-type="string" office:string-value="- d: [0x2A, 0x55, 0x56, 0x57, 0x58, 0x59, 0x5A, 0x5B]#  e: 0#  t: 5">
            <text:p>- d: [0x2A, 0x55, 0x56, 0x57, 0x58, 0x59, 0x5A, 0x5B]# <text:s/>e: 0# <text:s/>t: 5</text:p>
          </table:table-cell>
        </table:table-row>
        <table:table-row table:style-name="ro1">
          <table:table-cell table:formula="of:=[.A123]+7" office:value-type="float" office:value="860">
            <text:p>860</text:p>
          </table:table-cell>
          <table:table-cell table:formula="of:=[.B123]+1" office:value-type="float" office:value="123">
            <text:p>123</text:p>
          </table:table-cell>
          <table:table-cell table:formula="of:=&quot;0x&quot;&amp;BASE(MOD([.B124];16)+32;16)" office:value-type="string" office:string-value="0x2B">
            <text:p>0x2B</text:p>
          </table:table-cell>
          <table:table-cell table:formula="of:=&quot;0x&quot;&amp;BASE(MOD(MOD([.$A124];256)+[.D$1];256);16;2)" office:value-type="string" office:string-value="0x5C">
            <text:p>0x5C</text:p>
          </table:table-cell>
          <table:table-cell table:formula="of:=&quot;0x&quot;&amp;BASE(MOD(MOD([.$A124];256)+[.E$1];256);16;2)" office:value-type="string" office:string-value="0x5D">
            <text:p>0x5D</text:p>
          </table:table-cell>
          <table:table-cell table:formula="of:=&quot;0x&quot;&amp;BASE(MOD(MOD([.$A124];256)+[.F$1];256);16;2)" office:value-type="string" office:string-value="0x5E">
            <text:p>0x5E</text:p>
          </table:table-cell>
          <table:table-cell table:formula="of:=&quot;0x&quot;&amp;BASE(MOD(MOD([.$A124];256)+[.G$1];256);16;2)" office:value-type="string" office:string-value="0x5F">
            <text:p>0x5F</text:p>
          </table:table-cell>
          <table:table-cell table:formula="of:=&quot;0x&quot;&amp;BASE(MOD(MOD([.$A124];256)+[.H$1];256);16;2)" office:value-type="string" office:string-value="0x60">
            <text:p>0x60</text:p>
          </table:table-cell>
          <table:table-cell table:formula="of:=&quot;0x&quot;&amp;BASE(MOD(MOD([.$A124];256)+[.I$1];256);16;2)" office:value-type="string" office:string-value="0x61">
            <text:p>0x61</text:p>
          </table:table-cell>
          <table:table-cell table:formula="of:=&quot;0x&quot;&amp;BASE(MOD(MOD([.$A124];256)+[.J$1];256);16;2)" office:value-type="string" office:string-value="0x62">
            <text:p>0x62</text:p>
          </table:table-cell>
          <table:table-cell table:formula="of:=&quot;- d: [&quot;&amp;[.C124]&amp;&quot;, &quot;&amp;[.D124]&amp;&quot;, &quot;&amp;[.E124]&amp;&quot;, &quot;&amp;[.F124]&amp;&quot;, &quot;&amp;[.G124]&amp;&quot;, &quot;&amp;[.H124]&amp;&quot;, &quot;&amp;[.I124]&amp;&quot;, &quot;&amp;[.J124]&amp;&quot;]#  e: 0#  t: 5&quot;" office:value-type="string" office:string-value="- d: [0x2B, 0x5C, 0x5D, 0x5E, 0x5F, 0x60, 0x61, 0x62]#  e: 0#  t: 5">
            <text:p>- d: [0x2B, 0x5C, 0x5D, 0x5E, 0x5F, 0x60, 0x61, 0x62]# <text:s/>e: 0# <text:s/>t: 5</text:p>
          </table:table-cell>
        </table:table-row>
        <table:table-row table:style-name="ro1">
          <table:table-cell table:formula="of:=[.A124]+7" office:value-type="float" office:value="867">
            <text:p>867</text:p>
          </table:table-cell>
          <table:table-cell table:formula="of:=[.B124]+1" office:value-type="float" office:value="124">
            <text:p>124</text:p>
          </table:table-cell>
          <table:table-cell table:formula="of:=&quot;0x&quot;&amp;BASE(MOD([.B125];16)+32;16)" office:value-type="string" office:string-value="0x2C">
            <text:p>0x2C</text:p>
          </table:table-cell>
          <table:table-cell table:formula="of:=&quot;0x&quot;&amp;BASE(MOD(MOD([.$A125];256)+[.D$1];256);16;2)" office:value-type="string" office:string-value="0x63">
            <text:p>0x63</text:p>
          </table:table-cell>
          <table:table-cell table:formula="of:=&quot;0x&quot;&amp;BASE(MOD(MOD([.$A125];256)+[.E$1];256);16;2)" office:value-type="string" office:string-value="0x64">
            <text:p>0x64</text:p>
          </table:table-cell>
          <table:table-cell table:formula="of:=&quot;0x&quot;&amp;BASE(MOD(MOD([.$A125];256)+[.F$1];256);16;2)" office:value-type="string" office:string-value="0x65">
            <text:p>0x65</text:p>
          </table:table-cell>
          <table:table-cell table:formula="of:=&quot;0x&quot;&amp;BASE(MOD(MOD([.$A125];256)+[.G$1];256);16;2)" office:value-type="string" office:string-value="0x66">
            <text:p>0x66</text:p>
          </table:table-cell>
          <table:table-cell table:formula="of:=&quot;0x&quot;&amp;BASE(MOD(MOD([.$A125];256)+[.H$1];256);16;2)" office:value-type="string" office:string-value="0x67">
            <text:p>0x67</text:p>
          </table:table-cell>
          <table:table-cell table:formula="of:=&quot;0x&quot;&amp;BASE(MOD(MOD([.$A125];256)+[.I$1];256);16;2)" office:value-type="string" office:string-value="0x68">
            <text:p>0x68</text:p>
          </table:table-cell>
          <table:table-cell table:formula="of:=&quot;0x&quot;&amp;BASE(MOD(MOD([.$A125];256)+[.J$1];256);16;2)" office:value-type="string" office:string-value="0x69">
            <text:p>0x69</text:p>
          </table:table-cell>
          <table:table-cell table:formula="of:=&quot;- d: [&quot;&amp;[.C125]&amp;&quot;, &quot;&amp;[.D125]&amp;&quot;, &quot;&amp;[.E125]&amp;&quot;, &quot;&amp;[.F125]&amp;&quot;, &quot;&amp;[.G125]&amp;&quot;, &quot;&amp;[.H125]&amp;&quot;, &quot;&amp;[.I125]&amp;&quot;, &quot;&amp;[.J125]&amp;&quot;]#  e: 0#  t: 5&quot;" office:value-type="string" office:string-value="- d: [0x2C, 0x63, 0x64, 0x65, 0x66, 0x67, 0x68, 0x69]#  e: 0#  t: 5">
            <text:p>- d: [0x2C, 0x63, 0x64, 0x65, 0x66, 0x67, 0x68, 0x69]# <text:s/>e: 0# <text:s/>t: 5</text:p>
          </table:table-cell>
        </table:table-row>
        <table:table-row table:style-name="ro1">
          <table:table-cell table:formula="of:=[.A125]+7" office:value-type="float" office:value="874">
            <text:p>874</text:p>
          </table:table-cell>
          <table:table-cell table:formula="of:=[.B125]+1" office:value-type="float" office:value="125">
            <text:p>125</text:p>
          </table:table-cell>
          <table:table-cell table:formula="of:=&quot;0x&quot;&amp;BASE(MOD([.B126];16)+32;16)" office:value-type="string" office:string-value="0x2D">
            <text:p>0x2D</text:p>
          </table:table-cell>
          <table:table-cell table:formula="of:=&quot;0x&quot;&amp;BASE(MOD(MOD([.$A126];256)+[.D$1];256);16;2)" office:value-type="string" office:string-value="0x6A">
            <text:p>0x6A</text:p>
          </table:table-cell>
          <table:table-cell table:formula="of:=&quot;0x&quot;&amp;BASE(MOD(MOD([.$A126];256)+[.E$1];256);16;2)" office:value-type="string" office:string-value="0x6B">
            <text:p>0x6B</text:p>
          </table:table-cell>
          <table:table-cell table:formula="of:=&quot;0x&quot;&amp;BASE(MOD(MOD([.$A126];256)+[.F$1];256);16;2)" office:value-type="string" office:string-value="0x6C">
            <text:p>0x6C</text:p>
          </table:table-cell>
          <table:table-cell table:formula="of:=&quot;0x&quot;&amp;BASE(MOD(MOD([.$A126];256)+[.G$1];256);16;2)" office:value-type="string" office:string-value="0x6D">
            <text:p>0x6D</text:p>
          </table:table-cell>
          <table:table-cell table:formula="of:=&quot;0x&quot;&amp;BASE(MOD(MOD([.$A126];256)+[.H$1];256);16;2)" office:value-type="string" office:string-value="0x6E">
            <text:p>0x6E</text:p>
          </table:table-cell>
          <table:table-cell table:formula="of:=&quot;0x&quot;&amp;BASE(MOD(MOD([.$A126];256)+[.I$1];256);16;2)" office:value-type="string" office:string-value="0x6F">
            <text:p>0x6F</text:p>
          </table:table-cell>
          <table:table-cell table:formula="of:=&quot;0x&quot;&amp;BASE(MOD(MOD([.$A126];256)+[.J$1];256);16;2)" office:value-type="string" office:string-value="0x70">
            <text:p>0x70</text:p>
          </table:table-cell>
          <table:table-cell table:formula="of:=&quot;- d: [&quot;&amp;[.C126]&amp;&quot;, &quot;&amp;[.D126]&amp;&quot;, &quot;&amp;[.E126]&amp;&quot;, &quot;&amp;[.F126]&amp;&quot;, &quot;&amp;[.G126]&amp;&quot;, &quot;&amp;[.H126]&amp;&quot;, &quot;&amp;[.I126]&amp;&quot;, &quot;&amp;[.J126]&amp;&quot;]#  e: 0#  t: 5&quot;" office:value-type="string" office:string-value="- d: [0x2D, 0x6A, 0x6B, 0x6C, 0x6D, 0x6E, 0x6F, 0x70]#  e: 0#  t: 5">
            <text:p>- d: [0x2D, 0x6A, 0x6B, 0x6C, 0x6D, 0x6E, 0x6F, 0x70]# <text:s/>e: 0# <text:s/>t: 5</text:p>
          </table:table-cell>
        </table:table-row>
        <table:table-row table:style-name="ro1">
          <table:table-cell table:formula="of:=[.A126]+7" office:value-type="float" office:value="881">
            <text:p>881</text:p>
          </table:table-cell>
          <table:table-cell table:formula="of:=[.B126]+1" office:value-type="float" office:value="126">
            <text:p>126</text:p>
          </table:table-cell>
          <table:table-cell table:formula="of:=&quot;0x&quot;&amp;BASE(MOD([.B127];16)+32;16)" office:value-type="string" office:string-value="0x2E">
            <text:p>0x2E</text:p>
          </table:table-cell>
          <table:table-cell table:formula="of:=&quot;0x&quot;&amp;BASE(MOD(MOD([.$A127];256)+[.D$1];256);16;2)" office:value-type="string" office:string-value="0x71">
            <text:p>0x71</text:p>
          </table:table-cell>
          <table:table-cell table:formula="of:=&quot;0x&quot;&amp;BASE(MOD(MOD([.$A127];256)+[.E$1];256);16;2)" office:value-type="string" office:string-value="0x72">
            <text:p>0x72</text:p>
          </table:table-cell>
          <table:table-cell table:formula="of:=&quot;0x&quot;&amp;BASE(MOD(MOD([.$A127];256)+[.F$1];256);16;2)" office:value-type="string" office:string-value="0x73">
            <text:p>0x73</text:p>
          </table:table-cell>
          <table:table-cell table:formula="of:=&quot;0x&quot;&amp;BASE(MOD(MOD([.$A127];256)+[.G$1];256);16;2)" office:value-type="string" office:string-value="0x74">
            <text:p>0x74</text:p>
          </table:table-cell>
          <table:table-cell table:formula="of:=&quot;0x&quot;&amp;BASE(MOD(MOD([.$A127];256)+[.H$1];256);16;2)" office:value-type="string" office:string-value="0x75">
            <text:p>0x75</text:p>
          </table:table-cell>
          <table:table-cell table:formula="of:=&quot;0x&quot;&amp;BASE(MOD(MOD([.$A127];256)+[.I$1];256);16;2)" office:value-type="string" office:string-value="0x76">
            <text:p>0x76</text:p>
          </table:table-cell>
          <table:table-cell table:formula="of:=&quot;0x&quot;&amp;BASE(MOD(MOD([.$A127];256)+[.J$1];256);16;2)" office:value-type="string" office:string-value="0x77">
            <text:p>0x77</text:p>
          </table:table-cell>
          <table:table-cell table:formula="of:=&quot;- d: [&quot;&amp;[.C127]&amp;&quot;, &quot;&amp;[.D127]&amp;&quot;, &quot;&amp;[.E127]&amp;&quot;, &quot;&amp;[.F127]&amp;&quot;, &quot;&amp;[.G127]&amp;&quot;, &quot;&amp;[.H127]&amp;&quot;, &quot;&amp;[.I127]&amp;&quot;, &quot;&amp;[.J127]&amp;&quot;]#  e: 0#  t: 5&quot;" office:value-type="string" office:string-value="- d: [0x2E, 0x71, 0x72, 0x73, 0x74, 0x75, 0x76, 0x77]#  e: 0#  t: 5">
            <text:p>- d: [0x2E, 0x71, 0x72, 0x73, 0x74, 0x75, 0x76, 0x77]# <text:s/>e: 0# <text:s/>t: 5</text:p>
          </table:table-cell>
        </table:table-row>
        <table:table-row table:style-name="ro1">
          <table:table-cell table:formula="of:=[.A127]+7" office:value-type="float" office:value="888">
            <text:p>888</text:p>
          </table:table-cell>
          <table:table-cell table:formula="of:=[.B127]+1" office:value-type="float" office:value="127">
            <text:p>127</text:p>
          </table:table-cell>
          <table:table-cell table:formula="of:=&quot;0x&quot;&amp;BASE(MOD([.B128];16)+32;16)" office:value-type="string" office:string-value="0x2F">
            <text:p>0x2F</text:p>
          </table:table-cell>
          <table:table-cell table:formula="of:=&quot;0x&quot;&amp;BASE(MOD(MOD([.$A128];256)+[.D$1];256);16;2)" office:value-type="string" office:string-value="0x78">
            <text:p>0x78</text:p>
          </table:table-cell>
          <table:table-cell table:formula="of:=&quot;0x&quot;&amp;BASE(MOD(MOD([.$A128];256)+[.E$1];256);16;2)" office:value-type="string" office:string-value="0x79">
            <text:p>0x79</text:p>
          </table:table-cell>
          <table:table-cell table:formula="of:=&quot;0x&quot;&amp;BASE(MOD(MOD([.$A128];256)+[.F$1];256);16;2)" office:value-type="string" office:string-value="0x7A">
            <text:p>0x7A</text:p>
          </table:table-cell>
          <table:table-cell table:formula="of:=&quot;0x&quot;&amp;BASE(MOD(MOD([.$A128];256)+[.G$1];256);16;2)" office:value-type="string" office:string-value="0x7B">
            <text:p>0x7B</text:p>
          </table:table-cell>
          <table:table-cell table:formula="of:=&quot;0x&quot;&amp;BASE(MOD(MOD([.$A128];256)+[.H$1];256);16;2)" office:value-type="string" office:string-value="0x7C">
            <text:p>0x7C</text:p>
          </table:table-cell>
          <table:table-cell table:formula="of:=&quot;0x&quot;&amp;BASE(MOD(MOD([.$A128];256)+[.I$1];256);16;2)" office:value-type="string" office:string-value="0x7D">
            <text:p>0x7D</text:p>
          </table:table-cell>
          <table:table-cell table:formula="of:=&quot;0x&quot;&amp;BASE(MOD(MOD([.$A128];256)+[.J$1];256);16;2)" office:value-type="string" office:string-value="0x7E">
            <text:p>0x7E</text:p>
          </table:table-cell>
          <table:table-cell table:formula="of:=&quot;- d: [&quot;&amp;[.C128]&amp;&quot;, &quot;&amp;[.D128]&amp;&quot;, &quot;&amp;[.E128]&amp;&quot;, &quot;&amp;[.F128]&amp;&quot;, &quot;&amp;[.G128]&amp;&quot;, &quot;&amp;[.H128]&amp;&quot;, &quot;&amp;[.I128]&amp;&quot;, &quot;&amp;[.J128]&amp;&quot;]#  e: 0#  t: 5&quot;" office:value-type="string" office:string-value="- d: [0x2F, 0x78, 0x79, 0x7A, 0x7B, 0x7C, 0x7D, 0x7E]#  e: 0#  t: 5">
            <text:p>- d: [0x2F, 0x78, 0x79, 0x7A, 0x7B, 0x7C, 0x7D, 0x7E]# <text:s/>e: 0# <text:s/>t: 5</text:p>
          </table:table-cell>
        </table:table-row>
        <table:table-row table:style-name="ro1">
          <table:table-cell table:formula="of:=[.A128]+7" office:value-type="float" office:value="895">
            <text:p>895</text:p>
          </table:table-cell>
          <table:table-cell table:formula="of:=[.B128]+1" office:value-type="float" office:value="128">
            <text:p>128</text:p>
          </table:table-cell>
          <table:table-cell table:formula="of:=&quot;0x&quot;&amp;BASE(MOD([.B129];16)+32;16)" office:value-type="string" office:string-value="0x20">
            <text:p>0x20</text:p>
          </table:table-cell>
          <table:table-cell table:formula="of:=&quot;0x&quot;&amp;BASE(MOD(MOD([.$A129];256)+[.D$1];256);16;2)" office:value-type="string" office:string-value="0x7F">
            <text:p>0x7F</text:p>
          </table:table-cell>
          <table:table-cell table:formula="of:=&quot;0x&quot;&amp;BASE(MOD(MOD([.$A129];256)+[.E$1];256);16;2)" office:value-type="string" office:string-value="0x80">
            <text:p>0x80</text:p>
          </table:table-cell>
          <table:table-cell table:formula="of:=&quot;0x&quot;&amp;BASE(MOD(MOD([.$A129];256)+[.F$1];256);16;2)" office:value-type="string" office:string-value="0x81">
            <text:p>0x81</text:p>
          </table:table-cell>
          <table:table-cell table:formula="of:=&quot;0x&quot;&amp;BASE(MOD(MOD([.$A129];256)+[.G$1];256);16;2)" office:value-type="string" office:string-value="0x82">
            <text:p>0x82</text:p>
          </table:table-cell>
          <table:table-cell table:formula="of:=&quot;0x&quot;&amp;BASE(MOD(MOD([.$A129];256)+[.H$1];256);16;2)" office:value-type="string" office:string-value="0x83">
            <text:p>0x83</text:p>
          </table:table-cell>
          <table:table-cell table:formula="of:=&quot;0x&quot;&amp;BASE(MOD(MOD([.$A129];256)+[.I$1];256);16;2)" office:value-type="string" office:string-value="0x84">
            <text:p>0x84</text:p>
          </table:table-cell>
          <table:table-cell table:formula="of:=&quot;0x&quot;&amp;BASE(MOD(MOD([.$A129];256)+[.J$1];256);16;2)" office:value-type="string" office:string-value="0x85">
            <text:p>0x85</text:p>
          </table:table-cell>
          <table:table-cell table:formula="of:=&quot;- d: [&quot;&amp;[.C129]&amp;&quot;, &quot;&amp;[.D129]&amp;&quot;, &quot;&amp;[.E129]&amp;&quot;, &quot;&amp;[.F129]&amp;&quot;, &quot;&amp;[.G129]&amp;&quot;, &quot;&amp;[.H129]&amp;&quot;, &quot;&amp;[.I129]&amp;&quot;, &quot;&amp;[.J129]&amp;&quot;]#  e: 0#  t: 5&quot;" office:value-type="string" office:string-value="- d: [0x20, 0x7F, 0x80, 0x81, 0x82, 0x83, 0x84, 0x85]#  e: 0#  t: 5">
            <text:p>- d: [0x20, 0x7F, 0x80, 0x81, 0x82, 0x83, 0x84, 0x85]# <text:s/>e: 0# <text:s/>t: 5</text:p>
          </table:table-cell>
        </table:table-row>
        <table:table-row table:style-name="ro1">
          <table:table-cell table:formula="of:=[.A129]+7" office:value-type="float" office:value="902">
            <text:p>902</text:p>
          </table:table-cell>
          <table:table-cell table:formula="of:=[.B129]+1" office:value-type="float" office:value="129">
            <text:p>129</text:p>
          </table:table-cell>
          <table:table-cell table:formula="of:=&quot;0x&quot;&amp;BASE(MOD([.B130];16)+32;16)" office:value-type="string" office:string-value="0x21">
            <text:p>0x21</text:p>
          </table:table-cell>
          <table:table-cell table:formula="of:=&quot;0x&quot;&amp;BASE(MOD(MOD([.$A130];256)+[.D$1];256);16;2)" office:value-type="string" office:string-value="0x86">
            <text:p>0x86</text:p>
          </table:table-cell>
          <table:table-cell table:formula="of:=&quot;0x&quot;&amp;BASE(MOD(MOD([.$A130];256)+[.E$1];256);16;2)" office:value-type="string" office:string-value="0x87">
            <text:p>0x87</text:p>
          </table:table-cell>
          <table:table-cell table:formula="of:=&quot;0x&quot;&amp;BASE(MOD(MOD([.$A130];256)+[.F$1];256);16;2)" office:value-type="string" office:string-value="0x88">
            <text:p>0x88</text:p>
          </table:table-cell>
          <table:table-cell table:formula="of:=&quot;0x&quot;&amp;BASE(MOD(MOD([.$A130];256)+[.G$1];256);16;2)" office:value-type="string" office:string-value="0x89">
            <text:p>0x89</text:p>
          </table:table-cell>
          <table:table-cell table:formula="of:=&quot;0x&quot;&amp;BASE(MOD(MOD([.$A130];256)+[.H$1];256);16;2)" office:value-type="string" office:string-value="0x8A">
            <text:p>0x8A</text:p>
          </table:table-cell>
          <table:table-cell table:formula="of:=&quot;0x&quot;&amp;BASE(MOD(MOD([.$A130];256)+[.I$1];256);16;2)" office:value-type="string" office:string-value="0x8B">
            <text:p>0x8B</text:p>
          </table:table-cell>
          <table:table-cell table:formula="of:=&quot;0x&quot;&amp;BASE(MOD(MOD([.$A130];256)+[.J$1];256);16;2)" office:value-type="string" office:string-value="0x8C">
            <text:p>0x8C</text:p>
          </table:table-cell>
          <table:table-cell table:formula="of:=&quot;- d: [&quot;&amp;[.C130]&amp;&quot;, &quot;&amp;[.D130]&amp;&quot;, &quot;&amp;[.E130]&amp;&quot;, &quot;&amp;[.F130]&amp;&quot;, &quot;&amp;[.G130]&amp;&quot;, &quot;&amp;[.H130]&amp;&quot;, &quot;&amp;[.I130]&amp;&quot;, &quot;&amp;[.J130]&amp;&quot;]#  e: 0#  t: 5&quot;" office:value-type="string" office:string-value="- d: [0x21, 0x86, 0x87, 0x88, 0x89, 0x8A, 0x8B, 0x8C]#  e: 0#  t: 5">
            <text:p>- d: [0x21, 0x86, 0x87, 0x88, 0x89, 0x8A, 0x8B, 0x8C]# <text:s/>e: 0# <text:s/>t: 5</text:p>
          </table:table-cell>
        </table:table-row>
        <table:table-row table:style-name="ro1">
          <table:table-cell table:formula="of:=[.A130]+7" office:value-type="float" office:value="909">
            <text:p>909</text:p>
          </table:table-cell>
          <table:table-cell table:formula="of:=[.B130]+1" office:value-type="float" office:value="130">
            <text:p>130</text:p>
          </table:table-cell>
          <table:table-cell table:formula="of:=&quot;0x&quot;&amp;BASE(MOD([.B131];16)+32;16)" office:value-type="string" office:string-value="0x22">
            <text:p>0x22</text:p>
          </table:table-cell>
          <table:table-cell table:formula="of:=&quot;0x&quot;&amp;BASE(MOD(MOD([.$A131];256)+[.D$1];256);16;2)" office:value-type="string" office:string-value="0x8D">
            <text:p>0x8D</text:p>
          </table:table-cell>
          <table:table-cell table:formula="of:=&quot;0x&quot;&amp;BASE(MOD(MOD([.$A131];256)+[.E$1];256);16;2)" office:value-type="string" office:string-value="0x8E">
            <text:p>0x8E</text:p>
          </table:table-cell>
          <table:table-cell table:formula="of:=&quot;0x&quot;&amp;BASE(MOD(MOD([.$A131];256)+[.F$1];256);16;2)" office:value-type="string" office:string-value="0x8F">
            <text:p>0x8F</text:p>
          </table:table-cell>
          <table:table-cell table:formula="of:=&quot;0x&quot;&amp;BASE(MOD(MOD([.$A131];256)+[.G$1];256);16;2)" office:value-type="string" office:string-value="0x90">
            <text:p>0x90</text:p>
          </table:table-cell>
          <table:table-cell table:formula="of:=&quot;0x&quot;&amp;BASE(MOD(MOD([.$A131];256)+[.H$1];256);16;2)" office:value-type="string" office:string-value="0x91">
            <text:p>0x91</text:p>
          </table:table-cell>
          <table:table-cell table:formula="of:=&quot;0x&quot;&amp;BASE(MOD(MOD([.$A131];256)+[.I$1];256);16;2)" office:value-type="string" office:string-value="0x92">
            <text:p>0x92</text:p>
          </table:table-cell>
          <table:table-cell table:formula="of:=&quot;0x&quot;&amp;BASE(MOD(MOD([.$A131];256)+[.J$1];256);16;2)" office:value-type="string" office:string-value="0x93">
            <text:p>0x93</text:p>
          </table:table-cell>
          <table:table-cell table:formula="of:=&quot;- d: [&quot;&amp;[.C131]&amp;&quot;, &quot;&amp;[.D131]&amp;&quot;, &quot;&amp;[.E131]&amp;&quot;, &quot;&amp;[.F131]&amp;&quot;, &quot;&amp;[.G131]&amp;&quot;, &quot;&amp;[.H131]&amp;&quot;, &quot;&amp;[.I131]&amp;&quot;, &quot;&amp;[.J131]&amp;&quot;]#  e: 0#  t: 5&quot;" office:value-type="string" office:string-value="- d: [0x22, 0x8D, 0x8E, 0x8F, 0x90, 0x91, 0x92, 0x93]#  e: 0#  t: 5">
            <text:p>- d: [0x22, 0x8D, 0x8E, 0x8F, 0x90, 0x91, 0x92, 0x93]# <text:s/>e: 0# <text:s/>t: 5</text:p>
          </table:table-cell>
        </table:table-row>
        <table:table-row table:style-name="ro1">
          <table:table-cell table:formula="of:=[.A131]+7" office:value-type="float" office:value="916">
            <text:p>916</text:p>
          </table:table-cell>
          <table:table-cell table:formula="of:=[.B131]+1" office:value-type="float" office:value="131">
            <text:p>131</text:p>
          </table:table-cell>
          <table:table-cell table:formula="of:=&quot;0x&quot;&amp;BASE(MOD([.B132];16)+32;16)" office:value-type="string" office:string-value="0x23">
            <text:p>0x23</text:p>
          </table:table-cell>
          <table:table-cell table:formula="of:=&quot;0x&quot;&amp;BASE(MOD(MOD([.$A132];256)+[.D$1];256);16;2)" office:value-type="string" office:string-value="0x94">
            <text:p>0x94</text:p>
          </table:table-cell>
          <table:table-cell table:formula="of:=&quot;0x&quot;&amp;BASE(MOD(MOD([.$A132];256)+[.E$1];256);16;2)" office:value-type="string" office:string-value="0x95">
            <text:p>0x95</text:p>
          </table:table-cell>
          <table:table-cell table:formula="of:=&quot;0x&quot;&amp;BASE(MOD(MOD([.$A132];256)+[.F$1];256);16;2)" office:value-type="string" office:string-value="0x96">
            <text:p>0x96</text:p>
          </table:table-cell>
          <table:table-cell table:formula="of:=&quot;0x&quot;&amp;BASE(MOD(MOD([.$A132];256)+[.G$1];256);16;2)" office:value-type="string" office:string-value="0x97">
            <text:p>0x97</text:p>
          </table:table-cell>
          <table:table-cell table:formula="of:=&quot;0x&quot;&amp;BASE(MOD(MOD([.$A132];256)+[.H$1];256);16;2)" office:value-type="string" office:string-value="0x98">
            <text:p>0x98</text:p>
          </table:table-cell>
          <table:table-cell table:formula="of:=&quot;0x&quot;&amp;BASE(MOD(MOD([.$A132];256)+[.I$1];256);16;2)" office:value-type="string" office:string-value="0x99">
            <text:p>0x99</text:p>
          </table:table-cell>
          <table:table-cell table:formula="of:=&quot;0x&quot;&amp;BASE(MOD(MOD([.$A132];256)+[.J$1];256);16;2)" office:value-type="string" office:string-value="0x9A">
            <text:p>0x9A</text:p>
          </table:table-cell>
          <table:table-cell table:formula="of:=&quot;- d: [&quot;&amp;[.C132]&amp;&quot;, &quot;&amp;[.D132]&amp;&quot;, &quot;&amp;[.E132]&amp;&quot;, &quot;&amp;[.F132]&amp;&quot;, &quot;&amp;[.G132]&amp;&quot;, &quot;&amp;[.H132]&amp;&quot;, &quot;&amp;[.I132]&amp;&quot;, &quot;&amp;[.J132]&amp;&quot;]#  e: 0#  t: 5&quot;" office:value-type="string" office:string-value="- d: [0x23, 0x94, 0x95, 0x96, 0x97, 0x98, 0x99, 0x9A]#  e: 0#  t: 5">
            <text:p>- d: [0x23, 0x94, 0x95, 0x96, 0x97, 0x98, 0x99, 0x9A]# <text:s/>e: 0# <text:s/>t: 5</text:p>
          </table:table-cell>
        </table:table-row>
        <table:table-row table:style-name="ro1">
          <table:table-cell table:formula="of:=[.A132]+7" office:value-type="float" office:value="923">
            <text:p>923</text:p>
          </table:table-cell>
          <table:table-cell table:formula="of:=[.B132]+1" office:value-type="float" office:value="132">
            <text:p>132</text:p>
          </table:table-cell>
          <table:table-cell table:formula="of:=&quot;0x&quot;&amp;BASE(MOD([.B133];16)+32;16)" office:value-type="string" office:string-value="0x24">
            <text:p>0x24</text:p>
          </table:table-cell>
          <table:table-cell table:formula="of:=&quot;0x&quot;&amp;BASE(MOD(MOD([.$A133];256)+[.D$1];256);16;2)" office:value-type="string" office:string-value="0x9B">
            <text:p>0x9B</text:p>
          </table:table-cell>
          <table:table-cell table:formula="of:=&quot;0x&quot;&amp;BASE(MOD(MOD([.$A133];256)+[.E$1];256);16;2)" office:value-type="string" office:string-value="0x9C">
            <text:p>0x9C</text:p>
          </table:table-cell>
          <table:table-cell table:formula="of:=&quot;0x&quot;&amp;BASE(MOD(MOD([.$A133];256)+[.F$1];256);16;2)" office:value-type="string" office:string-value="0x9D">
            <text:p>0x9D</text:p>
          </table:table-cell>
          <table:table-cell table:formula="of:=&quot;0x&quot;&amp;BASE(MOD(MOD([.$A133];256)+[.G$1];256);16;2)" office:value-type="string" office:string-value="0x9E">
            <text:p>0x9E</text:p>
          </table:table-cell>
          <table:table-cell table:formula="of:=&quot;0x&quot;&amp;BASE(MOD(MOD([.$A133];256)+[.H$1];256);16;2)" office:value-type="string" office:string-value="0x9F">
            <text:p>0x9F</text:p>
          </table:table-cell>
          <table:table-cell table:formula="of:=&quot;0x&quot;&amp;BASE(MOD(MOD([.$A133];256)+[.I$1];256);16;2)" office:value-type="string" office:string-value="0xA0">
            <text:p>0xA0</text:p>
          </table:table-cell>
          <table:table-cell table:formula="of:=&quot;0x&quot;&amp;BASE(MOD(MOD([.$A133];256)+[.J$1];256);16;2)" office:value-type="string" office:string-value="0xA1">
            <text:p>0xA1</text:p>
          </table:table-cell>
          <table:table-cell table:formula="of:=&quot;- d: [&quot;&amp;[.C133]&amp;&quot;, &quot;&amp;[.D133]&amp;&quot;, &quot;&amp;[.E133]&amp;&quot;, &quot;&amp;[.F133]&amp;&quot;, &quot;&amp;[.G133]&amp;&quot;, &quot;&amp;[.H133]&amp;&quot;, &quot;&amp;[.I133]&amp;&quot;, &quot;&amp;[.J133]&amp;&quot;]#  e: 0#  t: 5&quot;" office:value-type="string" office:string-value="- d: [0x24, 0x9B, 0x9C, 0x9D, 0x9E, 0x9F, 0xA0, 0xA1]#  e: 0#  t: 5">
            <text:p>- d: [0x24, 0x9B, 0x9C, 0x9D, 0x9E, 0x9F, 0xA0, 0xA1]# <text:s/>e: 0# <text:s/>t: 5</text:p>
          </table:table-cell>
        </table:table-row>
        <table:table-row table:style-name="ro1">
          <table:table-cell table:formula="of:=[.A133]+7" office:value-type="float" office:value="930">
            <text:p>930</text:p>
          </table:table-cell>
          <table:table-cell table:formula="of:=[.B133]+1" office:value-type="float" office:value="133">
            <text:p>133</text:p>
          </table:table-cell>
          <table:table-cell table:formula="of:=&quot;0x&quot;&amp;BASE(MOD([.B134];16)+32;16)" office:value-type="string" office:string-value="0x25">
            <text:p>0x25</text:p>
          </table:table-cell>
          <table:table-cell table:formula="of:=&quot;0x&quot;&amp;BASE(MOD(MOD([.$A134];256)+[.D$1];256);16;2)" office:value-type="string" office:string-value="0xA2">
            <text:p>0xA2</text:p>
          </table:table-cell>
          <table:table-cell table:formula="of:=&quot;0x&quot;&amp;BASE(MOD(MOD([.$A134];256)+[.E$1];256);16;2)" office:value-type="string" office:string-value="0xA3">
            <text:p>0xA3</text:p>
          </table:table-cell>
          <table:table-cell table:formula="of:=&quot;0x&quot;&amp;BASE(MOD(MOD([.$A134];256)+[.F$1];256);16;2)" office:value-type="string" office:string-value="0xA4">
            <text:p>0xA4</text:p>
          </table:table-cell>
          <table:table-cell table:formula="of:=&quot;0x&quot;&amp;BASE(MOD(MOD([.$A134];256)+[.G$1];256);16;2)" office:value-type="string" office:string-value="0xA5">
            <text:p>0xA5</text:p>
          </table:table-cell>
          <table:table-cell table:formula="of:=&quot;0x&quot;&amp;BASE(MOD(MOD([.$A134];256)+[.H$1];256);16;2)" office:value-type="string" office:string-value="0xA6">
            <text:p>0xA6</text:p>
          </table:table-cell>
          <table:table-cell table:formula="of:=&quot;0x&quot;&amp;BASE(MOD(MOD([.$A134];256)+[.I$1];256);16;2)" office:value-type="string" office:string-value="0xA7">
            <text:p>0xA7</text:p>
          </table:table-cell>
          <table:table-cell table:formula="of:=&quot;0x&quot;&amp;BASE(MOD(MOD([.$A134];256)+[.J$1];256);16;2)" office:value-type="string" office:string-value="0xA8">
            <text:p>0xA8</text:p>
          </table:table-cell>
          <table:table-cell table:formula="of:=&quot;- d: [&quot;&amp;[.C134]&amp;&quot;, &quot;&amp;[.D134]&amp;&quot;, &quot;&amp;[.E134]&amp;&quot;, &quot;&amp;[.F134]&amp;&quot;, &quot;&amp;[.G134]&amp;&quot;, &quot;&amp;[.H134]&amp;&quot;, &quot;&amp;[.I134]&amp;&quot;, &quot;&amp;[.J134]&amp;&quot;]#  e: 0#  t: 5&quot;" office:value-type="string" office:string-value="- d: [0x25, 0xA2, 0xA3, 0xA4, 0xA5, 0xA6, 0xA7, 0xA8]#  e: 0#  t: 5">
            <text:p>- d: [0x25, 0xA2, 0xA3, 0xA4, 0xA5, 0xA6, 0xA7, 0xA8]# <text:s/>e: 0# <text:s/>t: 5</text:p>
          </table:table-cell>
        </table:table-row>
        <table:table-row table:style-name="ro1">
          <table:table-cell table:formula="of:=[.A134]+7" office:value-type="float" office:value="937">
            <text:p>937</text:p>
          </table:table-cell>
          <table:table-cell table:formula="of:=[.B134]+1" office:value-type="float" office:value="134">
            <text:p>134</text:p>
          </table:table-cell>
          <table:table-cell table:formula="of:=&quot;0x&quot;&amp;BASE(MOD([.B135];16)+32;16)" office:value-type="string" office:string-value="0x26">
            <text:p>0x26</text:p>
          </table:table-cell>
          <table:table-cell table:formula="of:=&quot;0x&quot;&amp;BASE(MOD(MOD([.$A135];256)+[.D$1];256);16;2)" office:value-type="string" office:string-value="0xA9">
            <text:p>0xA9</text:p>
          </table:table-cell>
          <table:table-cell table:formula="of:=&quot;0x&quot;&amp;BASE(MOD(MOD([.$A135];256)+[.E$1];256);16;2)" office:value-type="string" office:string-value="0xAA">
            <text:p>0xAA</text:p>
          </table:table-cell>
          <table:table-cell table:formula="of:=&quot;0x&quot;&amp;BASE(MOD(MOD([.$A135];256)+[.F$1];256);16;2)" office:value-type="string" office:string-value="0xAB">
            <text:p>0xAB</text:p>
          </table:table-cell>
          <table:table-cell table:formula="of:=&quot;0x&quot;&amp;BASE(MOD(MOD([.$A135];256)+[.G$1];256);16;2)" office:value-type="string" office:string-value="0xAC">
            <text:p>0xAC</text:p>
          </table:table-cell>
          <table:table-cell table:formula="of:=&quot;0x&quot;&amp;BASE(MOD(MOD([.$A135];256)+[.H$1];256);16;2)" office:value-type="string" office:string-value="0xAD">
            <text:p>0xAD</text:p>
          </table:table-cell>
          <table:table-cell table:formula="of:=&quot;0x&quot;&amp;BASE(MOD(MOD([.$A135];256)+[.I$1];256);16;2)" office:value-type="string" office:string-value="0xAE">
            <text:p>0xAE</text:p>
          </table:table-cell>
          <table:table-cell table:formula="of:=&quot;0x&quot;&amp;BASE(MOD(MOD([.$A135];256)+[.J$1];256);16;2)" office:value-type="string" office:string-value="0xAF">
            <text:p>0xAF</text:p>
          </table:table-cell>
          <table:table-cell table:formula="of:=&quot;- d: [&quot;&amp;[.C135]&amp;&quot;, &quot;&amp;[.D135]&amp;&quot;, &quot;&amp;[.E135]&amp;&quot;, &quot;&amp;[.F135]&amp;&quot;, &quot;&amp;[.G135]&amp;&quot;, &quot;&amp;[.H135]&amp;&quot;, &quot;&amp;[.I135]&amp;&quot;, &quot;&amp;[.J135]&amp;&quot;]#  e: 0#  t: 5&quot;" office:value-type="string" office:string-value="- d: [0x26, 0xA9, 0xAA, 0xAB, 0xAC, 0xAD, 0xAE, 0xAF]#  e: 0#  t: 5">
            <text:p>- d: [0x26, 0xA9, 0xAA, 0xAB, 0xAC, 0xAD, 0xAE, 0xAF]# <text:s/>e: 0# <text:s/>t: 5</text:p>
          </table:table-cell>
        </table:table-row>
        <table:table-row table:style-name="ro1">
          <table:table-cell table:formula="of:=[.A135]+7" office:value-type="float" office:value="944">
            <text:p>944</text:p>
          </table:table-cell>
          <table:table-cell table:formula="of:=[.B135]+1" office:value-type="float" office:value="135">
            <text:p>135</text:p>
          </table:table-cell>
          <table:table-cell table:formula="of:=&quot;0x&quot;&amp;BASE(MOD([.B136];16)+32;16)" office:value-type="string" office:string-value="0x27">
            <text:p>0x27</text:p>
          </table:table-cell>
          <table:table-cell table:formula="of:=&quot;0x&quot;&amp;BASE(MOD(MOD([.$A136];256)+[.D$1];256);16;2)" office:value-type="string" office:string-value="0xB0">
            <text:p>0xB0</text:p>
          </table:table-cell>
          <table:table-cell table:formula="of:=&quot;0x&quot;&amp;BASE(MOD(MOD([.$A136];256)+[.E$1];256);16;2)" office:value-type="string" office:string-value="0xB1">
            <text:p>0xB1</text:p>
          </table:table-cell>
          <table:table-cell table:formula="of:=&quot;0x&quot;&amp;BASE(MOD(MOD([.$A136];256)+[.F$1];256);16;2)" office:value-type="string" office:string-value="0xB2">
            <text:p>0xB2</text:p>
          </table:table-cell>
          <table:table-cell table:formula="of:=&quot;0x&quot;&amp;BASE(MOD(MOD([.$A136];256)+[.G$1];256);16;2)" office:value-type="string" office:string-value="0xB3">
            <text:p>0xB3</text:p>
          </table:table-cell>
          <table:table-cell table:formula="of:=&quot;0x&quot;&amp;BASE(MOD(MOD([.$A136];256)+[.H$1];256);16;2)" office:value-type="string" office:string-value="0xB4">
            <text:p>0xB4</text:p>
          </table:table-cell>
          <table:table-cell table:formula="of:=&quot;0x&quot;&amp;BASE(MOD(MOD([.$A136];256)+[.I$1];256);16;2)" office:value-type="string" office:string-value="0xB5">
            <text:p>0xB5</text:p>
          </table:table-cell>
          <table:table-cell table:formula="of:=&quot;0x&quot;&amp;BASE(MOD(MOD([.$A136];256)+[.J$1];256);16;2)" office:value-type="string" office:string-value="0xB6">
            <text:p>0xB6</text:p>
          </table:table-cell>
          <table:table-cell table:formula="of:=&quot;- d: [&quot;&amp;[.C136]&amp;&quot;, &quot;&amp;[.D136]&amp;&quot;, &quot;&amp;[.E136]&amp;&quot;, &quot;&amp;[.F136]&amp;&quot;, &quot;&amp;[.G136]&amp;&quot;, &quot;&amp;[.H136]&amp;&quot;, &quot;&amp;[.I136]&amp;&quot;, &quot;&amp;[.J136]&amp;&quot;]#  e: 0#  t: 5&quot;" office:value-type="string" office:string-value="- d: [0x27, 0xB0, 0xB1, 0xB2, 0xB3, 0xB4, 0xB5, 0xB6]#  e: 0#  t: 5">
            <text:p>- d: [0x27, 0xB0, 0xB1, 0xB2, 0xB3, 0xB4, 0xB5, 0xB6]# <text:s/>e: 0# <text:s/>t: 5</text:p>
          </table:table-cell>
        </table:table-row>
        <table:table-row table:style-name="ro1">
          <table:table-cell table:formula="of:=[.A136]+7" office:value-type="float" office:value="951">
            <text:p>951</text:p>
          </table:table-cell>
          <table:table-cell table:formula="of:=[.B136]+1" office:value-type="float" office:value="136">
            <text:p>136</text:p>
          </table:table-cell>
          <table:table-cell table:formula="of:=&quot;0x&quot;&amp;BASE(MOD([.B137];16)+32;16)" office:value-type="string" office:string-value="0x28">
            <text:p>0x28</text:p>
          </table:table-cell>
          <table:table-cell table:formula="of:=&quot;0x&quot;&amp;BASE(MOD(MOD([.$A137];256)+[.D$1];256);16;2)" office:value-type="string" office:string-value="0xB7">
            <text:p>0xB7</text:p>
          </table:table-cell>
          <table:table-cell table:formula="of:=&quot;0x&quot;&amp;BASE(MOD(MOD([.$A137];256)+[.E$1];256);16;2)" office:value-type="string" office:string-value="0xB8">
            <text:p>0xB8</text:p>
          </table:table-cell>
          <table:table-cell table:formula="of:=&quot;0x&quot;&amp;BASE(MOD(MOD([.$A137];256)+[.F$1];256);16;2)" office:value-type="string" office:string-value="0xB9">
            <text:p>0xB9</text:p>
          </table:table-cell>
          <table:table-cell table:formula="of:=&quot;0x&quot;&amp;BASE(MOD(MOD([.$A137];256)+[.G$1];256);16;2)" office:value-type="string" office:string-value="0xBA">
            <text:p>0xBA</text:p>
          </table:table-cell>
          <table:table-cell table:formula="of:=&quot;0x&quot;&amp;BASE(MOD(MOD([.$A137];256)+[.H$1];256);16;2)" office:value-type="string" office:string-value="0xBB">
            <text:p>0xBB</text:p>
          </table:table-cell>
          <table:table-cell table:formula="of:=&quot;0x&quot;&amp;BASE(MOD(MOD([.$A137];256)+[.I$1];256);16;2)" office:value-type="string" office:string-value="0xBC">
            <text:p>0xBC</text:p>
          </table:table-cell>
          <table:table-cell table:formula="of:=&quot;0x&quot;&amp;BASE(MOD(MOD([.$A137];256)+[.J$1];256);16;2)" office:value-type="string" office:string-value="0xBD">
            <text:p>0xBD</text:p>
          </table:table-cell>
          <table:table-cell table:formula="of:=&quot;- d: [&quot;&amp;[.C137]&amp;&quot;, &quot;&amp;[.D137]&amp;&quot;, &quot;&amp;[.E137]&amp;&quot;, &quot;&amp;[.F137]&amp;&quot;, &quot;&amp;[.G137]&amp;&quot;, &quot;&amp;[.H137]&amp;&quot;, &quot;&amp;[.I137]&amp;&quot;, &quot;&amp;[.J137]&amp;&quot;]#  e: 0#  t: 5&quot;" office:value-type="string" office:string-value="- d: [0x28, 0xB7, 0xB8, 0xB9, 0xBA, 0xBB, 0xBC, 0xBD]#  e: 0#  t: 5">
            <text:p>- d: [0x28, 0xB7, 0xB8, 0xB9, 0xBA, 0xBB, 0xBC, 0xBD]# <text:s/>e: 0# <text:s/>t: 5</text:p>
          </table:table-cell>
        </table:table-row>
        <table:table-row table:style-name="ro1">
          <table:table-cell table:formula="of:=[.A137]+7" office:value-type="float" office:value="958">
            <text:p>958</text:p>
          </table:table-cell>
          <table:table-cell table:formula="of:=[.B137]+1" office:value-type="float" office:value="137">
            <text:p>137</text:p>
          </table:table-cell>
          <table:table-cell table:formula="of:=&quot;0x&quot;&amp;BASE(MOD([.B138];16)+32;16)" office:value-type="string" office:string-value="0x29">
            <text:p>0x29</text:p>
          </table:table-cell>
          <table:table-cell table:formula="of:=&quot;0x&quot;&amp;BASE(MOD(MOD([.$A138];256)+[.D$1];256);16;2)" office:value-type="string" office:string-value="0xBE">
            <text:p>0xBE</text:p>
          </table:table-cell>
          <table:table-cell table:formula="of:=&quot;0x&quot;&amp;BASE(MOD(MOD([.$A138];256)+[.E$1];256);16;2)" office:value-type="string" office:string-value="0xBF">
            <text:p>0xBF</text:p>
          </table:table-cell>
          <table:table-cell table:formula="of:=&quot;0x&quot;&amp;BASE(MOD(MOD([.$A138];256)+[.F$1];256);16;2)" office:value-type="string" office:string-value="0xC0">
            <text:p>0xC0</text:p>
          </table:table-cell>
          <table:table-cell table:formula="of:=&quot;0x&quot;&amp;BASE(MOD(MOD([.$A138];256)+[.G$1];256);16;2)" office:value-type="string" office:string-value="0xC1">
            <text:p>0xC1</text:p>
          </table:table-cell>
          <table:table-cell table:formula="of:=&quot;0x&quot;&amp;BASE(MOD(MOD([.$A138];256)+[.H$1];256);16;2)" office:value-type="string" office:string-value="0xC2">
            <text:p>0xC2</text:p>
          </table:table-cell>
          <table:table-cell table:formula="of:=&quot;0x&quot;&amp;BASE(MOD(MOD([.$A138];256)+[.I$1];256);16;2)" office:value-type="string" office:string-value="0xC3">
            <text:p>0xC3</text:p>
          </table:table-cell>
          <table:table-cell table:formula="of:=&quot;0x&quot;&amp;BASE(MOD(MOD([.$A138];256)+[.J$1];256);16;2)" office:value-type="string" office:string-value="0xC4">
            <text:p>0xC4</text:p>
          </table:table-cell>
          <table:table-cell table:formula="of:=&quot;- d: [&quot;&amp;[.C138]&amp;&quot;, &quot;&amp;[.D138]&amp;&quot;, &quot;&amp;[.E138]&amp;&quot;, &quot;&amp;[.F138]&amp;&quot;, &quot;&amp;[.G138]&amp;&quot;, &quot;&amp;[.H138]&amp;&quot;, &quot;&amp;[.I138]&amp;&quot;, &quot;&amp;[.J138]&amp;&quot;]#  e: 0#  t: 5&quot;" office:value-type="string" office:string-value="- d: [0x29, 0xBE, 0xBF, 0xC0, 0xC1, 0xC2, 0xC3, 0xC4]#  e: 0#  t: 5">
            <text:p>- d: [0x29, 0xBE, 0xBF, 0xC0, 0xC1, 0xC2, 0xC3, 0xC4]# <text:s/>e: 0# <text:s/>t: 5</text:p>
          </table:table-cell>
        </table:table-row>
        <table:table-row table:style-name="ro1">
          <table:table-cell table:formula="of:=[.A138]+7" office:value-type="float" office:value="965">
            <text:p>965</text:p>
          </table:table-cell>
          <table:table-cell table:formula="of:=[.B138]+1" office:value-type="float" office:value="138">
            <text:p>138</text:p>
          </table:table-cell>
          <table:table-cell table:formula="of:=&quot;0x&quot;&amp;BASE(MOD([.B139];16)+32;16)" office:value-type="string" office:string-value="0x2A">
            <text:p>0x2A</text:p>
          </table:table-cell>
          <table:table-cell table:formula="of:=&quot;0x&quot;&amp;BASE(MOD(MOD([.$A139];256)+[.D$1];256);16;2)" office:value-type="string" office:string-value="0xC5">
            <text:p>0xC5</text:p>
          </table:table-cell>
          <table:table-cell table:formula="of:=&quot;0x&quot;&amp;BASE(MOD(MOD([.$A139];256)+[.E$1];256);16;2)" office:value-type="string" office:string-value="0xC6">
            <text:p>0xC6</text:p>
          </table:table-cell>
          <table:table-cell table:formula="of:=&quot;0x&quot;&amp;BASE(MOD(MOD([.$A139];256)+[.F$1];256);16;2)" office:value-type="string" office:string-value="0xC7">
            <text:p>0xC7</text:p>
          </table:table-cell>
          <table:table-cell table:formula="of:=&quot;0x&quot;&amp;BASE(MOD(MOD([.$A139];256)+[.G$1];256);16;2)" office:value-type="string" office:string-value="0xC8">
            <text:p>0xC8</text:p>
          </table:table-cell>
          <table:table-cell table:formula="of:=&quot;0x&quot;&amp;BASE(MOD(MOD([.$A139];256)+[.H$1];256);16;2)" office:value-type="string" office:string-value="0xC9">
            <text:p>0xC9</text:p>
          </table:table-cell>
          <table:table-cell table:formula="of:=&quot;0x&quot;&amp;BASE(MOD(MOD([.$A139];256)+[.I$1];256);16;2)" office:value-type="string" office:string-value="0xCA">
            <text:p>0xCA</text:p>
          </table:table-cell>
          <table:table-cell table:formula="of:=&quot;0x&quot;&amp;BASE(MOD(MOD([.$A139];256)+[.J$1];256);16;2)" office:value-type="string" office:string-value="0xCB">
            <text:p>0xCB</text:p>
          </table:table-cell>
          <table:table-cell table:formula="of:=&quot;- d: [&quot;&amp;[.C139]&amp;&quot;, &quot;&amp;[.D139]&amp;&quot;, &quot;&amp;[.E139]&amp;&quot;, &quot;&amp;[.F139]&amp;&quot;, &quot;&amp;[.G139]&amp;&quot;, &quot;&amp;[.H139]&amp;&quot;, &quot;&amp;[.I139]&amp;&quot;, &quot;&amp;[.J139]&amp;&quot;]#  e: 0#  t: 5&quot;" office:value-type="string" office:string-value="- d: [0x2A, 0xC5, 0xC6, 0xC7, 0xC8, 0xC9, 0xCA, 0xCB]#  e: 0#  t: 5">
            <text:p>- d: [0x2A, 0xC5, 0xC6, 0xC7, 0xC8, 0xC9, 0xCA, 0xCB]# <text:s/>e: 0# <text:s/>t: 5</text:p>
          </table:table-cell>
        </table:table-row>
        <table:table-row table:style-name="ro1">
          <table:table-cell table:formula="of:=[.A139]+7" office:value-type="float" office:value="972">
            <text:p>972</text:p>
          </table:table-cell>
          <table:table-cell table:formula="of:=[.B139]+1" office:value-type="float" office:value="139">
            <text:p>139</text:p>
          </table:table-cell>
          <table:table-cell table:formula="of:=&quot;0x&quot;&amp;BASE(MOD([.B140];16)+32;16)" office:value-type="string" office:string-value="0x2B">
            <text:p>0x2B</text:p>
          </table:table-cell>
          <table:table-cell table:formula="of:=&quot;0x&quot;&amp;BASE(MOD(MOD([.$A140];256)+[.D$1];256);16;2)" office:value-type="string" office:string-value="0xCC">
            <text:p>0xCC</text:p>
          </table:table-cell>
          <table:table-cell table:formula="of:=&quot;0x&quot;&amp;BASE(MOD(MOD([.$A140];256)+[.E$1];256);16;2)" office:value-type="string" office:string-value="0xCD">
            <text:p>0xCD</text:p>
          </table:table-cell>
          <table:table-cell table:formula="of:=&quot;0x&quot;&amp;BASE(MOD(MOD([.$A140];256)+[.F$1];256);16;2)" office:value-type="string" office:string-value="0xCE">
            <text:p>0xCE</text:p>
          </table:table-cell>
          <table:table-cell table:formula="of:=&quot;0x&quot;&amp;BASE(MOD(MOD([.$A140];256)+[.G$1];256);16;2)" office:value-type="string" office:string-value="0xCF">
            <text:p>0xCF</text:p>
          </table:table-cell>
          <table:table-cell table:formula="of:=&quot;0x&quot;&amp;BASE(MOD(MOD([.$A140];256)+[.H$1];256);16;2)" office:value-type="string" office:string-value="0xD0">
            <text:p>0xD0</text:p>
          </table:table-cell>
          <table:table-cell table:formula="of:=&quot;0x&quot;&amp;BASE(MOD(MOD([.$A140];256)+[.I$1];256);16;2)" office:value-type="string" office:string-value="0xD1">
            <text:p>0xD1</text:p>
          </table:table-cell>
          <table:table-cell table:formula="of:=&quot;0x&quot;&amp;BASE(MOD(MOD([.$A140];256)+[.J$1];256);16;2)" office:value-type="string" office:string-value="0xD2">
            <text:p>0xD2</text:p>
          </table:table-cell>
          <table:table-cell table:formula="of:=&quot;- d: [&quot;&amp;[.C140]&amp;&quot;, &quot;&amp;[.D140]&amp;&quot;, &quot;&amp;[.E140]&amp;&quot;, &quot;&amp;[.F140]&amp;&quot;, &quot;&amp;[.G140]&amp;&quot;, &quot;&amp;[.H140]&amp;&quot;, &quot;&amp;[.I140]&amp;&quot;, &quot;&amp;[.J140]&amp;&quot;]#  e: 0#  t: 5&quot;" office:value-type="string" office:string-value="- d: [0x2B, 0xCC, 0xCD, 0xCE, 0xCF, 0xD0, 0xD1, 0xD2]#  e: 0#  t: 5">
            <text:p>- d: [0x2B, 0xCC, 0xCD, 0xCE, 0xCF, 0xD0, 0xD1, 0xD2]# <text:s/>e: 0# <text:s/>t: 5</text:p>
          </table:table-cell>
        </table:table-row>
        <table:table-row table:style-name="ro1">
          <table:table-cell table:formula="of:=[.A140]+7" office:value-type="float" office:value="979">
            <text:p>979</text:p>
          </table:table-cell>
          <table:table-cell table:formula="of:=[.B140]+1" office:value-type="float" office:value="140">
            <text:p>140</text:p>
          </table:table-cell>
          <table:table-cell table:formula="of:=&quot;0x&quot;&amp;BASE(MOD([.B141];16)+32;16)" office:value-type="string" office:string-value="0x2C">
            <text:p>0x2C</text:p>
          </table:table-cell>
          <table:table-cell table:formula="of:=&quot;0x&quot;&amp;BASE(MOD(MOD([.$A141];256)+[.D$1];256);16;2)" office:value-type="string" office:string-value="0xD3">
            <text:p>0xD3</text:p>
          </table:table-cell>
          <table:table-cell table:formula="of:=&quot;0x&quot;&amp;BASE(MOD(MOD([.$A141];256)+[.E$1];256);16;2)" office:value-type="string" office:string-value="0xD4">
            <text:p>0xD4</text:p>
          </table:table-cell>
          <table:table-cell table:formula="of:=&quot;0x&quot;&amp;BASE(MOD(MOD([.$A141];256)+[.F$1];256);16;2)" office:value-type="string" office:string-value="0xD5">
            <text:p>0xD5</text:p>
          </table:table-cell>
          <table:table-cell table:formula="of:=&quot;0x&quot;&amp;BASE(MOD(MOD([.$A141];256)+[.G$1];256);16;2)" office:value-type="string" office:string-value="0xD6">
            <text:p>0xD6</text:p>
          </table:table-cell>
          <table:table-cell table:formula="of:=&quot;0x&quot;&amp;BASE(MOD(MOD([.$A141];256)+[.H$1];256);16;2)" office:value-type="string" office:string-value="0xD7">
            <text:p>0xD7</text:p>
          </table:table-cell>
          <table:table-cell table:formula="of:=&quot;0x&quot;&amp;BASE(MOD(MOD([.$A141];256)+[.I$1];256);16;2)" office:value-type="string" office:string-value="0xD8">
            <text:p>0xD8</text:p>
          </table:table-cell>
          <table:table-cell table:formula="of:=&quot;0x&quot;&amp;BASE(MOD(MOD([.$A141];256)+[.J$1];256);16;2)" office:value-type="string" office:string-value="0xD9">
            <text:p>0xD9</text:p>
          </table:table-cell>
          <table:table-cell table:formula="of:=&quot;- d: [&quot;&amp;[.C141]&amp;&quot;, &quot;&amp;[.D141]&amp;&quot;, &quot;&amp;[.E141]&amp;&quot;, &quot;&amp;[.F141]&amp;&quot;, &quot;&amp;[.G141]&amp;&quot;, &quot;&amp;[.H141]&amp;&quot;, &quot;&amp;[.I141]&amp;&quot;, &quot;&amp;[.J141]&amp;&quot;]#  e: 0#  t: 5&quot;" office:value-type="string" office:string-value="- d: [0x2C, 0xD3, 0xD4, 0xD5, 0xD6, 0xD7, 0xD8, 0xD9]#  e: 0#  t: 5">
            <text:p>- d: [0x2C, 0xD3, 0xD4, 0xD5, 0xD6, 0xD7, 0xD8, 0xD9]# <text:s/>e: 0# <text:s/>t: 5</text:p>
          </table:table-cell>
        </table:table-row>
        <table:table-row table:style-name="ro1">
          <table:table-cell table:formula="of:=[.A141]+7" office:value-type="float" office:value="986">
            <text:p>986</text:p>
          </table:table-cell>
          <table:table-cell table:formula="of:=[.B141]+1" office:value-type="float" office:value="141">
            <text:p>141</text:p>
          </table:table-cell>
          <table:table-cell table:formula="of:=&quot;0x&quot;&amp;BASE(MOD([.B142];16)+32;16)" office:value-type="string" office:string-value="0x2D">
            <text:p>0x2D</text:p>
          </table:table-cell>
          <table:table-cell table:formula="of:=&quot;0x&quot;&amp;BASE(MOD(MOD([.$A142];256)+[.D$1];256);16;2)" office:value-type="string" office:string-value="0xDA">
            <text:p>0xDA</text:p>
          </table:table-cell>
          <table:table-cell table:formula="of:=&quot;0x&quot;&amp;BASE(MOD(MOD([.$A142];256)+[.E$1];256);16;2)" office:value-type="string" office:string-value="0xDB">
            <text:p>0xDB</text:p>
          </table:table-cell>
          <table:table-cell table:formula="of:=&quot;0x&quot;&amp;BASE(MOD(MOD([.$A142];256)+[.F$1];256);16;2)" office:value-type="string" office:string-value="0xDC">
            <text:p>0xDC</text:p>
          </table:table-cell>
          <table:table-cell table:formula="of:=&quot;0x&quot;&amp;BASE(MOD(MOD([.$A142];256)+[.G$1];256);16;2)" office:value-type="string" office:string-value="0xDD">
            <text:p>0xDD</text:p>
          </table:table-cell>
          <table:table-cell table:formula="of:=&quot;0x&quot;&amp;BASE(MOD(MOD([.$A142];256)+[.H$1];256);16;2)" office:value-type="string" office:string-value="0xDE">
            <text:p>0xDE</text:p>
          </table:table-cell>
          <table:table-cell table:formula="of:=&quot;0x&quot;&amp;BASE(MOD(MOD([.$A142];256)+[.I$1];256);16;2)" office:value-type="string" office:string-value="0xDF">
            <text:p>0xDF</text:p>
          </table:table-cell>
          <table:table-cell table:formula="of:=&quot;0x&quot;&amp;BASE(MOD(MOD([.$A142];256)+[.J$1];256);16;2)" office:value-type="string" office:string-value="0xE0">
            <text:p>0xE0</text:p>
          </table:table-cell>
          <table:table-cell table:formula="of:=&quot;- d: [&quot;&amp;[.C142]&amp;&quot;, &quot;&amp;[.D142]&amp;&quot;, &quot;&amp;[.E142]&amp;&quot;, &quot;&amp;[.F142]&amp;&quot;, &quot;&amp;[.G142]&amp;&quot;, &quot;&amp;[.H142]&amp;&quot;, &quot;&amp;[.I142]&amp;&quot;, &quot;&amp;[.J142]&amp;&quot;]#  e: 0#  t: 5&quot;" office:value-type="string" office:string-value="- d: [0x2D, 0xDA, 0xDB, 0xDC, 0xDD, 0xDE, 0xDF, 0xE0]#  e: 0#  t: 5">
            <text:p>- d: [0x2D, 0xDA, 0xDB, 0xDC, 0xDD, 0xDE, 0xDF, 0xE0]# <text:s/>e: 0# <text:s/>t: 5</text:p>
          </table:table-cell>
        </table:table-row>
        <table:table-row table:style-name="ro1">
          <table:table-cell table:formula="of:=[.A142]+7" office:value-type="float" office:value="993">
            <text:p>993</text:p>
          </table:table-cell>
          <table:table-cell table:formula="of:=[.B142]+1" office:value-type="float" office:value="142">
            <text:p>142</text:p>
          </table:table-cell>
          <table:table-cell table:formula="of:=&quot;0x&quot;&amp;BASE(MOD([.B143];16)+32;16)" office:value-type="string" office:string-value="0x2E">
            <text:p>0x2E</text:p>
          </table:table-cell>
          <table:table-cell table:formula="of:=&quot;0x&quot;&amp;BASE(MOD(MOD([.$A143];256)+[.D$1];256);16;2)" office:value-type="string" office:string-value="0xE1">
            <text:p>0xE1</text:p>
          </table:table-cell>
          <table:table-cell table:formula="of:=&quot;0x&quot;&amp;BASE(MOD(MOD([.$A143];256)+[.E$1];256);16;2)" office:value-type="string" office:string-value="0xE2">
            <text:p>0xE2</text:p>
          </table:table-cell>
          <table:table-cell table:formula="of:=&quot;0x&quot;&amp;BASE(MOD(MOD([.$A143];256)+[.F$1];256);16;2)" office:value-type="string" office:string-value="0xE3">
            <text:p>0xE3</text:p>
          </table:table-cell>
          <table:table-cell table:formula="of:=&quot;0x&quot;&amp;BASE(MOD(MOD([.$A143];256)+[.G$1];256);16;2)" office:value-type="string" office:string-value="0xE4">
            <text:p>0xE4</text:p>
          </table:table-cell>
          <table:table-cell table:formula="of:=&quot;0x&quot;&amp;BASE(MOD(MOD([.$A143];256)+[.H$1];256);16;2)" office:value-type="string" office:string-value="0xE5">
            <text:p>0xE5</text:p>
          </table:table-cell>
          <table:table-cell table:formula="of:=&quot;0x&quot;&amp;BASE(MOD(MOD([.$A143];256)+[.I$1];256);16;2)" office:value-type="string" office:string-value="0xE6">
            <text:p>0xE6</text:p>
          </table:table-cell>
          <table:table-cell table:formula="of:=&quot;0x&quot;&amp;BASE(MOD(MOD([.$A143];256)+[.J$1];256);16;2)" office:value-type="string" office:string-value="0xE7">
            <text:p>0xE7</text:p>
          </table:table-cell>
          <table:table-cell table:formula="of:=&quot;- d: [&quot;&amp;[.C143]&amp;&quot;, &quot;&amp;[.D143]&amp;&quot;, &quot;&amp;[.E143]&amp;&quot;, &quot;&amp;[.F143]&amp;&quot;, &quot;&amp;[.G143]&amp;&quot;, &quot;&amp;[.H143]&amp;&quot;, &quot;&amp;[.I143]&amp;&quot;, &quot;&amp;[.J143]&amp;&quot;]#  e: 0#  t: 5&quot;" office:value-type="string" office:string-value="- d: [0x2E, 0xE1, 0xE2, 0xE3, 0xE4, 0xE5, 0xE6, 0xE7]#  e: 0#  t: 5">
            <text:p>- d: [0x2E, 0xE1, 0xE2, 0xE3, 0xE4, 0xE5, 0xE6, 0xE7]# <text:s/>e: 0# <text:s/>t: 5</text:p>
          </table:table-cell>
        </table:table-row>
        <table:table-row table:style-name="ro1">
          <table:table-cell table:formula="of:=[.A143]+7" office:value-type="float" office:value="1000">
            <text:p>1000</text:p>
          </table:table-cell>
          <table:table-cell table:formula="of:=[.B143]+1" office:value-type="float" office:value="143">
            <text:p>143</text:p>
          </table:table-cell>
          <table:table-cell table:formula="of:=&quot;0x&quot;&amp;BASE(MOD([.B144];16)+32;16)" office:value-type="string" office:string-value="0x2F">
            <text:p>0x2F</text:p>
          </table:table-cell>
          <table:table-cell table:formula="of:=&quot;0x&quot;&amp;BASE(MOD(MOD([.$A144];256)+[.D$1];256);16;2)" office:value-type="string" office:string-value="0xE8">
            <text:p>0xE8</text:p>
          </table:table-cell>
          <table:table-cell table:formula="of:=&quot;0x&quot;&amp;BASE(MOD(MOD([.$A144];256)+[.E$1];256);16;2)" office:value-type="string" office:string-value="0xE9">
            <text:p>0xE9</text:p>
          </table:table-cell>
          <table:table-cell table:formula="of:=&quot;0x&quot;&amp;BASE(MOD(MOD([.$A144];256)+[.F$1];256);16;2)" office:value-type="string" office:string-value="0xEA">
            <text:p>0xEA</text:p>
          </table:table-cell>
          <table:table-cell table:formula="of:=&quot;0x&quot;&amp;BASE(MOD(MOD([.$A144];256)+[.G$1];256);16;2)" office:value-type="string" office:string-value="0xEB">
            <text:p>0xEB</text:p>
          </table:table-cell>
          <table:table-cell table:formula="of:=&quot;0x&quot;&amp;BASE(MOD(MOD([.$A144];256)+[.H$1];256);16;2)" office:value-type="string" office:string-value="0xEC">
            <text:p>0xEC</text:p>
          </table:table-cell>
          <table:table-cell table:formula="of:=&quot;0x&quot;&amp;BASE(MOD(MOD([.$A144];256)+[.I$1];256);16;2)" office:value-type="string" office:string-value="0xED">
            <text:p>0xED</text:p>
          </table:table-cell>
          <table:table-cell table:formula="of:=&quot;0x&quot;&amp;BASE(MOD(MOD([.$A144];256)+[.J$1];256);16;2)" office:value-type="string" office:string-value="0xEE">
            <text:p>0xEE</text:p>
          </table:table-cell>
          <table:table-cell table:formula="of:=&quot;- d: [&quot;&amp;[.C144]&amp;&quot;, &quot;&amp;[.D144]&amp;&quot;, &quot;&amp;[.E144]&amp;&quot;, &quot;&amp;[.F144]&amp;&quot;, &quot;&amp;[.G144]&amp;&quot;, &quot;&amp;[.H144]&amp;&quot;, &quot;&amp;[.I144]&amp;&quot;, &quot;&amp;[.J144]&amp;&quot;]#  e: 0#  t: 5&quot;" office:value-type="string" office:string-value="- d: [0x2F, 0xE8, 0xE9, 0xEA, 0xEB, 0xEC, 0xED, 0xEE]#  e: 0#  t: 5">
            <text:p>- d: [0x2F, 0xE8, 0xE9, 0xEA, 0xEB, 0xEC, 0xED, 0xEE]# <text:s/>e: 0# <text:s/>t: 5</text:p>
          </table:table-cell>
        </table:table-row>
        <table:table-row table:style-name="ro1">
          <table:table-cell table:formula="of:=[.A144]+7" office:value-type="float" office:value="1007">
            <text:p>1007</text:p>
          </table:table-cell>
          <table:table-cell table:formula="of:=[.B144]+1" office:value-type="float" office:value="144">
            <text:p>144</text:p>
          </table:table-cell>
          <table:table-cell table:formula="of:=&quot;0x&quot;&amp;BASE(MOD([.B145];16)+32;16)" office:value-type="string" office:string-value="0x20">
            <text:p>0x20</text:p>
          </table:table-cell>
          <table:table-cell table:formula="of:=&quot;0x&quot;&amp;BASE(MOD(MOD([.$A145];256)+[.D$1];256);16;2)" office:value-type="string" office:string-value="0xEF">
            <text:p>0xEF</text:p>
          </table:table-cell>
          <table:table-cell table:formula="of:=&quot;0x&quot;&amp;BASE(MOD(MOD([.$A145];256)+[.E$1];256);16;2)" office:value-type="string" office:string-value="0xF0">
            <text:p>0xF0</text:p>
          </table:table-cell>
          <table:table-cell table:formula="of:=&quot;0x&quot;&amp;BASE(MOD(MOD([.$A145];256)+[.F$1];256);16;2)" office:value-type="string" office:string-value="0xF1">
            <text:p>0xF1</text:p>
          </table:table-cell>
          <table:table-cell table:formula="of:=&quot;0x&quot;&amp;BASE(MOD(MOD([.$A145];256)+[.G$1];256);16;2)" office:value-type="string" office:string-value="0xF2">
            <text:p>0xF2</text:p>
          </table:table-cell>
          <table:table-cell table:formula="of:=&quot;0x&quot;&amp;BASE(MOD(MOD([.$A145];256)+[.H$1];256);16;2)" office:value-type="string" office:string-value="0xF3">
            <text:p>0xF3</text:p>
          </table:table-cell>
          <table:table-cell table:formula="of:=&quot;0x&quot;&amp;BASE(MOD(MOD([.$A145];256)+[.I$1];256);16;2)" office:value-type="string" office:string-value="0xF4">
            <text:p>0xF4</text:p>
          </table:table-cell>
          <table:table-cell table:formula="of:=&quot;0x&quot;&amp;BASE(MOD(MOD([.$A145];256)+[.J$1];256);16;2)" office:value-type="string" office:string-value="0xF5">
            <text:p>0xF5</text:p>
          </table:table-cell>
          <table:table-cell table:formula="of:=&quot;- d: [&quot;&amp;[.C145]&amp;&quot;, &quot;&amp;[.D145]&amp;&quot;, &quot;&amp;[.E145]&amp;&quot;, &quot;&amp;[.F145]&amp;&quot;, &quot;&amp;[.G145]&amp;&quot;, &quot;&amp;[.H145]&amp;&quot;, &quot;&amp;[.I145]&amp;&quot;, &quot;&amp;[.J145]&amp;&quot;]#  e: 0#  t: 5&quot;" office:value-type="string" office:string-value="- d: [0x20, 0xEF, 0xF0, 0xF1, 0xF2, 0xF3, 0xF4, 0xF5]#  e: 0#  t: 5">
            <text:p>- d: [0x20, 0xEF, 0xF0, 0xF1, 0xF2, 0xF3, 0xF4, 0xF5]# <text:s/>e: 0# <text:s/>t: 5</text:p>
          </table:table-cell>
        </table:table-row>
        <table:table-row table:style-name="ro1">
          <table:table-cell table:formula="of:=[.A145]+7" office:value-type="float" office:value="1014">
            <text:p>1014</text:p>
          </table:table-cell>
          <table:table-cell table:formula="of:=[.B145]+1" office:value-type="float" office:value="145">
            <text:p>145</text:p>
          </table:table-cell>
          <table:table-cell table:formula="of:=&quot;0x&quot;&amp;BASE(MOD([.B146];16)+32;16)" office:value-type="string" office:string-value="0x21">
            <text:p>0x21</text:p>
          </table:table-cell>
          <table:table-cell table:formula="of:=&quot;0x&quot;&amp;BASE(MOD(MOD([.$A146];256)+[.D$1];256);16;2)" office:value-type="string" office:string-value="0xF6">
            <text:p>0xF6</text:p>
          </table:table-cell>
          <table:table-cell table:formula="of:=&quot;0x&quot;&amp;BASE(MOD(MOD([.$A146];256)+[.E$1];256);16;2)" office:value-type="string" office:string-value="0xF7">
            <text:p>0xF7</text:p>
          </table:table-cell>
          <table:table-cell table:formula="of:=&quot;0x&quot;&amp;BASE(MOD(MOD([.$A146];256)+[.F$1];256);16;2)" office:value-type="string" office:string-value="0xF8">
            <text:p>0xF8</text:p>
          </table:table-cell>
          <table:table-cell table:formula="of:=&quot;0x&quot;&amp;BASE(MOD(MOD([.$A146];256)+[.G$1];256);16;2)" office:value-type="string" office:string-value="0xF9">
            <text:p>0xF9</text:p>
          </table:table-cell>
          <table:table-cell table:formula="of:=&quot;0x&quot;&amp;BASE(MOD(MOD([.$A146];256)+[.H$1];256);16;2)" office:value-type="string" office:string-value="0xFA">
            <text:p>0xFA</text:p>
          </table:table-cell>
          <table:table-cell table:formula="of:=&quot;0x&quot;&amp;BASE(MOD(MOD([.$A146];256)+[.I$1];256);16;2)" office:value-type="string" office:string-value="0xFB">
            <text:p>0xFB</text:p>
          </table:table-cell>
          <table:table-cell table:formula="of:=&quot;0x&quot;&amp;BASE(MOD(MOD([.$A146];256)+[.J$1];256);16;2)" office:value-type="string" office:string-value="0xFC">
            <text:p>0xFC</text:p>
          </table:table-cell>
          <table:table-cell table:formula="of:=&quot;- d: [&quot;&amp;[.C146]&amp;&quot;, &quot;&amp;[.D146]&amp;&quot;, &quot;&amp;[.E146]&amp;&quot;, &quot;&amp;[.F146]&amp;&quot;, &quot;&amp;[.G146]&amp;&quot;, &quot;&amp;[.H146]&amp;&quot;, &quot;&amp;[.I146]&amp;&quot;, &quot;&amp;[.J146]&amp;&quot;]#  e: 0#  t: 5&quot;" office:value-type="string" office:string-value="- d: [0x21, 0xF6, 0xF7, 0xF8, 0xF9, 0xFA, 0xFB, 0xFC]#  e: 0#  t: 5">
            <text:p>- d: [0x21, 0xF6, 0xF7, 0xF8, 0xF9, 0xFA, 0xFB, 0xFC]# <text:s/>e: 0# <text:s/>t: 5</text:p>
          </table:table-cell>
        </table:table-row>
        <table:table-row table:style-name="ro1">
          <table:table-cell table:formula="of:=[.A146]+7" office:value-type="float" office:value="1021">
            <text:p>1021</text:p>
          </table:table-cell>
          <table:table-cell table:formula="of:=[.B146]+1" office:value-type="float" office:value="146">
            <text:p>146</text:p>
          </table:table-cell>
          <table:table-cell table:formula="of:=&quot;0x&quot;&amp;BASE(MOD([.B147];16)+32;16)" office:value-type="string" office:string-value="0x22">
            <text:p>0x22</text:p>
          </table:table-cell>
          <table:table-cell table:formula="of:=&quot;0x&quot;&amp;BASE(MOD(MOD([.$A147];256)+[.D$1];256);16;2)" office:value-type="string" office:string-value="0xFD">
            <text:p>0xFD</text:p>
          </table:table-cell>
          <table:table-cell table:formula="of:=&quot;0x&quot;&amp;BASE(MOD(MOD([.$A147];256)+[.E$1];256);16;2)" office:value-type="string" office:string-value="0xFE">
            <text:p>0xFE</text:p>
          </table:table-cell>
          <table:table-cell table:formula="of:=&quot;0x&quot;&amp;BASE(MOD(MOD([.$A147];256)+[.F$1];256);16;2)" office:value-type="string" office:string-value="0xFF">
            <text:p>0xFF</text:p>
          </table:table-cell>
          <table:table-cell table:formula="of:=&quot;0x&quot;&amp;BASE(MOD(MOD([.$A147];256)+[.G$1];256);16;2)" office:value-type="string" office:string-value="0x00">
            <text:p>0x00</text:p>
          </table:table-cell>
          <table:table-cell table:formula="of:=&quot;0x&quot;&amp;BASE(MOD(MOD([.$A147];256)+[.H$1];256);16;2)" office:value-type="string" office:string-value="0x01">
            <text:p>0x01</text:p>
          </table:table-cell>
          <table:table-cell table:formula="of:=&quot;0x&quot;&amp;BASE(MOD(MOD([.$A147];256)+[.I$1];256);16;2)" office:value-type="string" office:string-value="0x02">
            <text:p>0x02</text:p>
          </table:table-cell>
          <table:table-cell table:formula="of:=&quot;0x&quot;&amp;BASE(MOD(MOD([.$A147];256)+[.J$1];256);16;2)" office:value-type="string" office:string-value="0x03">
            <text:p>0x03</text:p>
          </table:table-cell>
          <table:table-cell table:formula="of:=&quot;- d: [&quot;&amp;[.C147]&amp;&quot;, &quot;&amp;[.D147]&amp;&quot;, &quot;&amp;[.E147]&amp;&quot;, &quot;&amp;[.F147]&amp;&quot;, &quot;&amp;[.G147]&amp;&quot;, &quot;&amp;[.H147]&amp;&quot;, &quot;&amp;[.I147]&amp;&quot;, &quot;&amp;[.J147]&amp;&quot;]#  e: 0#  t: 5&quot;" office:value-type="string" office:string-value="- d: [0x22, 0xFD, 0xFE, 0xFF, 0x00, 0x01, 0x02, 0x03]#  e: 0#  t: 5">
            <text:p>- d: [0x22, 0xFD, 0xFE, 0xFF, 0x00, 0x01, 0x02, 0x03]# <text:s/>e: 0# <text:s/>t: 5</text:p>
          </table:table-cell>
        </table:table-row>
        <table:table-row table:style-name="ro1">
          <table:table-cell table:formula="of:=[.A147]+7" office:value-type="float" office:value="1028">
            <text:p>1028</text:p>
          </table:table-cell>
          <table:table-cell table:formula="of:=[.B147]+1" office:value-type="float" office:value="147">
            <text:p>147</text:p>
          </table:table-cell>
          <table:table-cell table:formula="of:=&quot;0x&quot;&amp;BASE(MOD([.B148];16)+32;16)" office:value-type="string" office:string-value="0x23">
            <text:p>0x23</text:p>
          </table:table-cell>
          <table:table-cell table:formula="of:=&quot;0x&quot;&amp;BASE(MOD(MOD([.$A148];256)+[.D$1];256);16;2)" office:value-type="string" office:string-value="0x04">
            <text:p>0x04</text:p>
          </table:table-cell>
          <table:table-cell table:formula="of:=&quot;0x&quot;&amp;BASE(MOD(MOD([.$A148];256)+[.E$1];256);16;2)" office:value-type="string" office:string-value="0x05">
            <text:p>0x05</text:p>
          </table:table-cell>
          <table:table-cell table:formula="of:=&quot;0x&quot;&amp;BASE(MOD(MOD([.$A148];256)+[.F$1];256);16;2)" office:value-type="string" office:string-value="0x06">
            <text:p>0x06</text:p>
          </table:table-cell>
          <table:table-cell table:formula="of:=&quot;0x&quot;&amp;BASE(MOD(MOD([.$A148];256)+[.G$1];256);16;2)" office:value-type="string" office:string-value="0x07">
            <text:p>0x07</text:p>
          </table:table-cell>
          <table:table-cell table:formula="of:=&quot;0x&quot;&amp;BASE(MOD(MOD([.$A148];256)+[.H$1];256);16;2)" office:value-type="string" office:string-value="0x08">
            <text:p>0x08</text:p>
          </table:table-cell>
          <table:table-cell table:formula="of:=&quot;0x&quot;&amp;BASE(MOD(MOD([.$A148];256)+[.I$1];256);16;2)" office:value-type="string" office:string-value="0x09">
            <text:p>0x09</text:p>
          </table:table-cell>
          <table:table-cell table:formula="of:=&quot;0x&quot;&amp;BASE(MOD(MOD([.$A148];256)+[.J$1];256);16;2)" office:value-type="string" office:string-value="0x0A">
            <text:p>0x0A</text:p>
          </table:table-cell>
          <table:table-cell table:formula="of:=&quot;- d: [&quot;&amp;[.C148]&amp;&quot;, &quot;&amp;[.D148]&amp;&quot;, &quot;&amp;[.E148]&amp;&quot;, &quot;&amp;[.F148]&amp;&quot;, &quot;&amp;[.G148]&amp;&quot;, &quot;&amp;[.H148]&amp;&quot;, &quot;&amp;[.I148]&amp;&quot;, &quot;&amp;[.J148]&amp;&quot;]#  e: 0#  t: 5&quot;" office:value-type="string" office:string-value="- d: [0x23, 0x04, 0x05, 0x06, 0x07, 0x08, 0x09, 0x0A]#  e: 0#  t: 5">
            <text:p>- d: [0x23, 0x04, 0x05, 0x06, 0x07, 0x08, 0x09, 0x0A]# <text:s/>e: 0# <text:s/>t: 5</text:p>
          </table:table-cell>
        </table:table-row>
        <table:table-row table:style-name="ro1">
          <table:table-cell table:formula="of:=[.A148]+7" office:value-type="float" office:value="1035">
            <text:p>1035</text:p>
          </table:table-cell>
          <table:table-cell table:formula="of:=[.B148]+1" office:value-type="float" office:value="148">
            <text:p>148</text:p>
          </table:table-cell>
          <table:table-cell table:formula="of:=&quot;0x&quot;&amp;BASE(MOD([.B149];16)+32;16)" office:value-type="string" office:string-value="0x24">
            <text:p>0x24</text:p>
          </table:table-cell>
          <table:table-cell table:formula="of:=&quot;0x&quot;&amp;BASE(MOD(MOD([.$A149];256)+[.D$1];256);16;2)" office:value-type="string" office:string-value="0x0B">
            <text:p>0x0B</text:p>
          </table:table-cell>
          <table:table-cell table:formula="of:=&quot;0x&quot;&amp;BASE(MOD(MOD([.$A149];256)+[.E$1];256);16;2)" office:value-type="string" office:string-value="0x0C">
            <text:p>0x0C</text:p>
          </table:table-cell>
          <table:table-cell table:formula="of:=&quot;0x&quot;&amp;BASE(MOD(MOD([.$A149];256)+[.F$1];256);16;2)" office:value-type="string" office:string-value="0x0D">
            <text:p>0x0D</text:p>
          </table:table-cell>
          <table:table-cell table:formula="of:=&quot;0x&quot;&amp;BASE(MOD(MOD([.$A149];256)+[.G$1];256);16;2)" office:value-type="string" office:string-value="0x0E">
            <text:p>0x0E</text:p>
          </table:table-cell>
          <table:table-cell table:formula="of:=&quot;0x&quot;&amp;BASE(MOD(MOD([.$A149];256)+[.H$1];256);16;2)" office:value-type="string" office:string-value="0x0F">
            <text:p>0x0F</text:p>
          </table:table-cell>
          <table:table-cell table:formula="of:=&quot;0x&quot;&amp;BASE(MOD(MOD([.$A149];256)+[.I$1];256);16;2)" office:value-type="string" office:string-value="0x10">
            <text:p>0x10</text:p>
          </table:table-cell>
          <table:table-cell table:formula="of:=&quot;0x&quot;&amp;BASE(MOD(MOD([.$A149];256)+[.J$1];256);16;2)" office:value-type="string" office:string-value="0x11">
            <text:p>0x11</text:p>
          </table:table-cell>
          <table:table-cell table:formula="of:=&quot;- d: [&quot;&amp;[.C149]&amp;&quot;, &quot;&amp;[.D149]&amp;&quot;, &quot;&amp;[.E149]&amp;&quot;, &quot;&amp;[.F149]&amp;&quot;, &quot;&amp;[.G149]&amp;&quot;, &quot;&amp;[.H149]&amp;&quot;, &quot;&amp;[.I149]&amp;&quot;, &quot;&amp;[.J149]&amp;&quot;]#  e: 0#  t: 5&quot;" office:value-type="string" office:string-value="- d: [0x24, 0x0B, 0x0C, 0x0D, 0x0E, 0x0F, 0x10, 0x11]#  e: 0#  t: 5">
            <text:p>- d: [0x24, 0x0B, 0x0C, 0x0D, 0x0E, 0x0F, 0x10, 0x11]# <text:s/>e: 0# <text:s/>t: 5</text:p>
          </table:table-cell>
        </table:table-row>
        <table:table-row table:style-name="ro1">
          <table:table-cell table:formula="of:=[.A149]+7" office:value-type="float" office:value="1042">
            <text:p>1042</text:p>
          </table:table-cell>
          <table:table-cell table:formula="of:=[.B149]+1" office:value-type="float" office:value="149">
            <text:p>149</text:p>
          </table:table-cell>
          <table:table-cell table:formula="of:=&quot;0x&quot;&amp;BASE(MOD([.B150];16)+32;16)" office:value-type="string" office:string-value="0x25">
            <text:p>0x25</text:p>
          </table:table-cell>
          <table:table-cell table:formula="of:=&quot;0x&quot;&amp;BASE(MOD(MOD([.$A150];256)+[.D$1];256);16;2)" office:value-type="string" office:string-value="0x12">
            <text:p>0x12</text:p>
          </table:table-cell>
          <table:table-cell table:formula="of:=&quot;0x&quot;&amp;BASE(MOD(MOD([.$A150];256)+[.E$1];256);16;2)" office:value-type="string" office:string-value="0x13">
            <text:p>0x13</text:p>
          </table:table-cell>
          <table:table-cell table:formula="of:=&quot;0x&quot;&amp;BASE(MOD(MOD([.$A150];256)+[.F$1];256);16;2)" office:value-type="string" office:string-value="0x14">
            <text:p>0x14</text:p>
          </table:table-cell>
          <table:table-cell table:formula="of:=&quot;0x&quot;&amp;BASE(MOD(MOD([.$A150];256)+[.G$1];256);16;2)" office:value-type="string" office:string-value="0x15">
            <text:p>0x15</text:p>
          </table:table-cell>
          <table:table-cell table:formula="of:=&quot;0x&quot;&amp;BASE(MOD(MOD([.$A150];256)+[.H$1];256);16;2)" office:value-type="string" office:string-value="0x16">
            <text:p>0x16</text:p>
          </table:table-cell>
          <table:table-cell table:formula="of:=&quot;0x&quot;&amp;BASE(MOD(MOD([.$A150];256)+[.I$1];256);16;2)" office:value-type="string" office:string-value="0x17">
            <text:p>0x17</text:p>
          </table:table-cell>
          <table:table-cell table:formula="of:=&quot;0x&quot;&amp;BASE(MOD(MOD([.$A150];256)+[.J$1];256);16;2)" office:value-type="string" office:string-value="0x18">
            <text:p>0x18</text:p>
          </table:table-cell>
          <table:table-cell table:formula="of:=&quot;- d: [&quot;&amp;[.C150]&amp;&quot;, &quot;&amp;[.D150]&amp;&quot;, &quot;&amp;[.E150]&amp;&quot;, &quot;&amp;[.F150]&amp;&quot;, &quot;&amp;[.G150]&amp;&quot;, &quot;&amp;[.H150]&amp;&quot;, &quot;&amp;[.I150]&amp;&quot;, &quot;&amp;[.J150]&amp;&quot;]#  e: 0#  t: 5&quot;" office:value-type="string" office:string-value="- d: [0x25, 0x12, 0x13, 0x14, 0x15, 0x16, 0x17, 0x18]#  e: 0#  t: 5">
            <text:p>- d: [0x25, 0x12, 0x13, 0x14, 0x15, 0x16, 0x17, 0x18]# <text:s/>e: 0# <text:s/>t: 5</text:p>
          </table:table-cell>
        </table:table-row>
        <table:table-row table:style-name="ro1">
          <table:table-cell table:formula="of:=[.A150]+7" office:value-type="float" office:value="1049">
            <text:p>1049</text:p>
          </table:table-cell>
          <table:table-cell table:formula="of:=[.B150]+1" office:value-type="float" office:value="150">
            <text:p>150</text:p>
          </table:table-cell>
          <table:table-cell table:formula="of:=&quot;0x&quot;&amp;BASE(MOD([.B151];16)+32;16)" office:value-type="string" office:string-value="0x26">
            <text:p>0x26</text:p>
          </table:table-cell>
          <table:table-cell table:formula="of:=&quot;0x&quot;&amp;BASE(MOD(MOD([.$A151];256)+[.D$1];256);16;2)" office:value-type="string" office:string-value="0x19">
            <text:p>0x19</text:p>
          </table:table-cell>
          <table:table-cell table:formula="of:=&quot;0x&quot;&amp;BASE(MOD(MOD([.$A151];256)+[.E$1];256);16;2)" office:value-type="string" office:string-value="0x1A">
            <text:p>0x1A</text:p>
          </table:table-cell>
          <table:table-cell table:formula="of:=&quot;0x&quot;&amp;BASE(MOD(MOD([.$A151];256)+[.F$1];256);16;2)" office:value-type="string" office:string-value="0x1B">
            <text:p>0x1B</text:p>
          </table:table-cell>
          <table:table-cell table:formula="of:=&quot;0x&quot;&amp;BASE(MOD(MOD([.$A151];256)+[.G$1];256);16;2)" office:value-type="string" office:string-value="0x1C">
            <text:p>0x1C</text:p>
          </table:table-cell>
          <table:table-cell table:formula="of:=&quot;0x&quot;&amp;BASE(MOD(MOD([.$A151];256)+[.H$1];256);16;2)" office:value-type="string" office:string-value="0x1D">
            <text:p>0x1D</text:p>
          </table:table-cell>
          <table:table-cell table:formula="of:=&quot;0x&quot;&amp;BASE(MOD(MOD([.$A151];256)+[.I$1];256);16;2)" office:value-type="string" office:string-value="0x1E">
            <text:p>0x1E</text:p>
          </table:table-cell>
          <table:table-cell table:formula="of:=&quot;0x&quot;&amp;BASE(MOD(MOD([.$A151];256)+[.J$1];256);16;2)" office:value-type="string" office:string-value="0x1F">
            <text:p>0x1F</text:p>
          </table:table-cell>
          <table:table-cell table:formula="of:=&quot;- d: [&quot;&amp;[.C151]&amp;&quot;, &quot;&amp;[.D151]&amp;&quot;, &quot;&amp;[.E151]&amp;&quot;, &quot;&amp;[.F151]&amp;&quot;, &quot;&amp;[.G151]&amp;&quot;, &quot;&amp;[.H151]&amp;&quot;, &quot;&amp;[.I151]&amp;&quot;, &quot;&amp;[.J151]&amp;&quot;]#  e: 0#  t: 5&quot;" office:value-type="string" office:string-value="- d: [0x26, 0x19, 0x1A, 0x1B, 0x1C, 0x1D, 0x1E, 0x1F]#  e: 0#  t: 5">
            <text:p>- d: [0x26, 0x19, 0x1A, 0x1B, 0x1C, 0x1D, 0x1E, 0x1F]# <text:s/>e: 0# <text:s/>t: 5</text:p>
          </table:table-cell>
        </table:table-row>
        <table:table-row table:style-name="ro1">
          <table:table-cell table:formula="of:=[.A151]+7" office:value-type="float" office:value="1056">
            <text:p>1056</text:p>
          </table:table-cell>
          <table:table-cell table:formula="of:=[.B151]+1" office:value-type="float" office:value="151">
            <text:p>151</text:p>
          </table:table-cell>
          <table:table-cell table:formula="of:=&quot;0x&quot;&amp;BASE(MOD([.B152];16)+32;16)" office:value-type="string" office:string-value="0x27">
            <text:p>0x27</text:p>
          </table:table-cell>
          <table:table-cell table:formula="of:=&quot;0x&quot;&amp;BASE(MOD(MOD([.$A152];256)+[.D$1];256);16;2)" office:value-type="string" office:string-value="0x20">
            <text:p>0x20</text:p>
          </table:table-cell>
          <table:table-cell table:formula="of:=&quot;0x&quot;&amp;BASE(MOD(MOD([.$A152];256)+[.E$1];256);16;2)" office:value-type="string" office:string-value="0x21">
            <text:p>0x21</text:p>
          </table:table-cell>
          <table:table-cell table:formula="of:=&quot;0x&quot;&amp;BASE(MOD(MOD([.$A152];256)+[.F$1];256);16;2)" office:value-type="string" office:string-value="0x22">
            <text:p>0x22</text:p>
          </table:table-cell>
          <table:table-cell table:formula="of:=&quot;0x&quot;&amp;BASE(MOD(MOD([.$A152];256)+[.G$1];256);16;2)" office:value-type="string" office:string-value="0x23">
            <text:p>0x23</text:p>
          </table:table-cell>
          <table:table-cell table:formula="of:=&quot;0x&quot;&amp;BASE(MOD(MOD([.$A152];256)+[.H$1];256);16;2)" office:value-type="string" office:string-value="0x24">
            <text:p>0x24</text:p>
          </table:table-cell>
          <table:table-cell table:formula="of:=&quot;0x&quot;&amp;BASE(MOD(MOD([.$A152];256)+[.I$1];256);16;2)" office:value-type="string" office:string-value="0x25">
            <text:p>0x25</text:p>
          </table:table-cell>
          <table:table-cell table:formula="of:=&quot;0x&quot;&amp;BASE(MOD(MOD([.$A152];256)+[.J$1];256);16;2)" office:value-type="string" office:string-value="0x26">
            <text:p>0x26</text:p>
          </table:table-cell>
          <table:table-cell table:formula="of:=&quot;- d: [&quot;&amp;[.C152]&amp;&quot;, &quot;&amp;[.D152]&amp;&quot;, &quot;&amp;[.E152]&amp;&quot;, &quot;&amp;[.F152]&amp;&quot;, &quot;&amp;[.G152]&amp;&quot;, &quot;&amp;[.H152]&amp;&quot;, &quot;&amp;[.I152]&amp;&quot;, &quot;&amp;[.J152]&amp;&quot;]#  e: 0#  t: 5&quot;" office:value-type="string" office:string-value="- d: [0x27, 0x20, 0x21, 0x22, 0x23, 0x24, 0x25, 0x26]#  e: 0#  t: 5">
            <text:p>- d: [0x27, 0x20, 0x21, 0x22, 0x23, 0x24, 0x25, 0x26]# <text:s/>e: 0# <text:s/>t: 5</text:p>
          </table:table-cell>
        </table:table-row>
        <table:table-row table:style-name="ro1">
          <table:table-cell table:formula="of:=[.A152]+7" office:value-type="float" office:value="1063">
            <text:p>1063</text:p>
          </table:table-cell>
          <table:table-cell table:formula="of:=[.B152]+1" office:value-type="float" office:value="152">
            <text:p>152</text:p>
          </table:table-cell>
          <table:table-cell table:formula="of:=&quot;0x&quot;&amp;BASE(MOD([.B153];16)+32;16)" office:value-type="string" office:string-value="0x28">
            <text:p>0x28</text:p>
          </table:table-cell>
          <table:table-cell table:formula="of:=&quot;0x&quot;&amp;BASE(MOD(MOD([.$A153];256)+[.D$1];256);16;2)" office:value-type="string" office:string-value="0x27">
            <text:p>0x27</text:p>
          </table:table-cell>
          <table:table-cell table:formula="of:=&quot;0x&quot;&amp;BASE(MOD(MOD([.$A153];256)+[.E$1];256);16;2)" office:value-type="string" office:string-value="0x28">
            <text:p>0x28</text:p>
          </table:table-cell>
          <table:table-cell table:formula="of:=&quot;0x&quot;&amp;BASE(MOD(MOD([.$A153];256)+[.F$1];256);16;2)" office:value-type="string" office:string-value="0x29">
            <text:p>0x29</text:p>
          </table:table-cell>
          <table:table-cell table:formula="of:=&quot;0x&quot;&amp;BASE(MOD(MOD([.$A153];256)+[.G$1];256);16;2)" office:value-type="string" office:string-value="0x2A">
            <text:p>0x2A</text:p>
          </table:table-cell>
          <table:table-cell table:formula="of:=&quot;0x&quot;&amp;BASE(MOD(MOD([.$A153];256)+[.H$1];256);16;2)" office:value-type="string" office:string-value="0x2B">
            <text:p>0x2B</text:p>
          </table:table-cell>
          <table:table-cell table:formula="of:=&quot;0x&quot;&amp;BASE(MOD(MOD([.$A153];256)+[.I$1];256);16;2)" office:value-type="string" office:string-value="0x2C">
            <text:p>0x2C</text:p>
          </table:table-cell>
          <table:table-cell table:formula="of:=&quot;0x&quot;&amp;BASE(MOD(MOD([.$A153];256)+[.J$1];256);16;2)" office:value-type="string" office:string-value="0x2D">
            <text:p>0x2D</text:p>
          </table:table-cell>
          <table:table-cell table:formula="of:=&quot;- d: [&quot;&amp;[.C153]&amp;&quot;, &quot;&amp;[.D153]&amp;&quot;, &quot;&amp;[.E153]&amp;&quot;, &quot;&amp;[.F153]&amp;&quot;, &quot;&amp;[.G153]&amp;&quot;, &quot;&amp;[.H153]&amp;&quot;, &quot;&amp;[.I153]&amp;&quot;, &quot;&amp;[.J153]&amp;&quot;]#  e: 0#  t: 5&quot;" office:value-type="string" office:string-value="- d: [0x28, 0x27, 0x28, 0x29, 0x2A, 0x2B, 0x2C, 0x2D]#  e: 0#  t: 5">
            <text:p>- d: [0x28, 0x27, 0x28, 0x29, 0x2A, 0x2B, 0x2C, 0x2D]# <text:s/>e: 0# <text:s/>t: 5</text:p>
          </table:table-cell>
        </table:table-row>
        <table:table-row table:style-name="ro1">
          <table:table-cell table:formula="of:=[.A153]+7" office:value-type="float" office:value="1070">
            <text:p>1070</text:p>
          </table:table-cell>
          <table:table-cell table:formula="of:=[.B153]+1" office:value-type="float" office:value="153">
            <text:p>153</text:p>
          </table:table-cell>
          <table:table-cell table:formula="of:=&quot;0x&quot;&amp;BASE(MOD([.B154];16)+32;16)" office:value-type="string" office:string-value="0x29">
            <text:p>0x29</text:p>
          </table:table-cell>
          <table:table-cell table:formula="of:=&quot;0x&quot;&amp;BASE(MOD(MOD([.$A154];256)+[.D$1];256);16;2)" office:value-type="string" office:string-value="0x2E">
            <text:p>0x2E</text:p>
          </table:table-cell>
          <table:table-cell table:formula="of:=&quot;0x&quot;&amp;BASE(MOD(MOD([.$A154];256)+[.E$1];256);16;2)" office:value-type="string" office:string-value="0x2F">
            <text:p>0x2F</text:p>
          </table:table-cell>
          <table:table-cell table:formula="of:=&quot;0x&quot;&amp;BASE(MOD(MOD([.$A154];256)+[.F$1];256);16;2)" office:value-type="string" office:string-value="0x30">
            <text:p>0x30</text:p>
          </table:table-cell>
          <table:table-cell table:formula="of:=&quot;0x&quot;&amp;BASE(MOD(MOD([.$A154];256)+[.G$1];256);16;2)" office:value-type="string" office:string-value="0x31">
            <text:p>0x31</text:p>
          </table:table-cell>
          <table:table-cell table:formula="of:=&quot;0x&quot;&amp;BASE(MOD(MOD([.$A154];256)+[.H$1];256);16;2)" office:value-type="string" office:string-value="0x32">
            <text:p>0x32</text:p>
          </table:table-cell>
          <table:table-cell table:formula="of:=&quot;0x&quot;&amp;BASE(MOD(MOD([.$A154];256)+[.I$1];256);16;2)" office:value-type="string" office:string-value="0x33">
            <text:p>0x33</text:p>
          </table:table-cell>
          <table:table-cell table:formula="of:=&quot;0x&quot;&amp;BASE(MOD(MOD([.$A154];256)+[.J$1];256);16;2)" office:value-type="string" office:string-value="0x34">
            <text:p>0x34</text:p>
          </table:table-cell>
          <table:table-cell table:formula="of:=&quot;- d: [&quot;&amp;[.C154]&amp;&quot;, &quot;&amp;[.D154]&amp;&quot;, &quot;&amp;[.E154]&amp;&quot;, &quot;&amp;[.F154]&amp;&quot;, &quot;&amp;[.G154]&amp;&quot;, &quot;&amp;[.H154]&amp;&quot;, &quot;&amp;[.I154]&amp;&quot;, &quot;&amp;[.J154]&amp;&quot;]#  e: 0#  t: 5&quot;" office:value-type="string" office:string-value="- d: [0x29, 0x2E, 0x2F, 0x30, 0x31, 0x32, 0x33, 0x34]#  e: 0#  t: 5">
            <text:p>- d: [0x29, 0x2E, 0x2F, 0x30, 0x31, 0x32, 0x33, 0x34]# <text:s/>e: 0# <text:s/>t: 5</text:p>
          </table:table-cell>
        </table:table-row>
        <table:table-row table:style-name="ro1">
          <table:table-cell table:formula="of:=[.A154]+7" office:value-type="float" office:value="1077">
            <text:p>1077</text:p>
          </table:table-cell>
          <table:table-cell table:formula="of:=[.B154]+1" office:value-type="float" office:value="154">
            <text:p>154</text:p>
          </table:table-cell>
          <table:table-cell table:formula="of:=&quot;0x&quot;&amp;BASE(MOD([.B155];16)+32;16)" office:value-type="string" office:string-value="0x2A">
            <text:p>0x2A</text:p>
          </table:table-cell>
          <table:table-cell table:formula="of:=&quot;0x&quot;&amp;BASE(MOD(MOD([.$A155];256)+[.D$1];256);16;2)" office:value-type="string" office:string-value="0x35">
            <text:p>0x35</text:p>
          </table:table-cell>
          <table:table-cell table:formula="of:=&quot;0x&quot;&amp;BASE(MOD(MOD([.$A155];256)+[.E$1];256);16;2)" office:value-type="string" office:string-value="0x36">
            <text:p>0x36</text:p>
          </table:table-cell>
          <table:table-cell table:formula="of:=&quot;0x&quot;&amp;BASE(MOD(MOD([.$A155];256)+[.F$1];256);16;2)" office:value-type="string" office:string-value="0x37">
            <text:p>0x37</text:p>
          </table:table-cell>
          <table:table-cell table:formula="of:=&quot;0x&quot;&amp;BASE(MOD(MOD([.$A155];256)+[.G$1];256);16;2)" office:value-type="string" office:string-value="0x38">
            <text:p>0x38</text:p>
          </table:table-cell>
          <table:table-cell table:formula="of:=&quot;0x&quot;&amp;BASE(MOD(MOD([.$A155];256)+[.H$1];256);16;2)" office:value-type="string" office:string-value="0x39">
            <text:p>0x39</text:p>
          </table:table-cell>
          <table:table-cell table:formula="of:=&quot;0x&quot;&amp;BASE(MOD(MOD([.$A155];256)+[.I$1];256);16;2)" office:value-type="string" office:string-value="0x3A">
            <text:p>0x3A</text:p>
          </table:table-cell>
          <table:table-cell table:formula="of:=&quot;0x&quot;&amp;BASE(MOD(MOD([.$A155];256)+[.J$1];256);16;2)" office:value-type="string" office:string-value="0x3B">
            <text:p>0x3B</text:p>
          </table:table-cell>
          <table:table-cell table:formula="of:=&quot;- d: [&quot;&amp;[.C155]&amp;&quot;, &quot;&amp;[.D155]&amp;&quot;, &quot;&amp;[.E155]&amp;&quot;, &quot;&amp;[.F155]&amp;&quot;, &quot;&amp;[.G155]&amp;&quot;, &quot;&amp;[.H155]&amp;&quot;, &quot;&amp;[.I155]&amp;&quot;, &quot;&amp;[.J155]&amp;&quot;]#  e: 0#  t: 5&quot;" office:value-type="string" office:string-value="- d: [0x2A, 0x35, 0x36, 0x37, 0x38, 0x39, 0x3A, 0x3B]#  e: 0#  t: 5">
            <text:p>- d: [0x2A, 0x35, 0x36, 0x37, 0x38, 0x39, 0x3A, 0x3B]# <text:s/>e: 0# <text:s/>t: 5</text:p>
          </table:table-cell>
        </table:table-row>
        <table:table-row table:style-name="ro1">
          <table:table-cell table:formula="of:=[.A155]+7" office:value-type="float" office:value="1084">
            <text:p>1084</text:p>
          </table:table-cell>
          <table:table-cell table:formula="of:=[.B155]+1" office:value-type="float" office:value="155">
            <text:p>155</text:p>
          </table:table-cell>
          <table:table-cell table:formula="of:=&quot;0x&quot;&amp;BASE(MOD([.B156];16)+32;16)" office:value-type="string" office:string-value="0x2B">
            <text:p>0x2B</text:p>
          </table:table-cell>
          <table:table-cell table:formula="of:=&quot;0x&quot;&amp;BASE(MOD(MOD([.$A156];256)+[.D$1];256);16;2)" office:value-type="string" office:string-value="0x3C">
            <text:p>0x3C</text:p>
          </table:table-cell>
          <table:table-cell table:formula="of:=&quot;0x&quot;&amp;BASE(MOD(MOD([.$A156];256)+[.E$1];256);16;2)" office:value-type="string" office:string-value="0x3D">
            <text:p>0x3D</text:p>
          </table:table-cell>
          <table:table-cell table:formula="of:=&quot;0x&quot;&amp;BASE(MOD(MOD([.$A156];256)+[.F$1];256);16;2)" office:value-type="string" office:string-value="0x3E">
            <text:p>0x3E</text:p>
          </table:table-cell>
          <table:table-cell table:formula="of:=&quot;0x&quot;&amp;BASE(MOD(MOD([.$A156];256)+[.G$1];256);16;2)" office:value-type="string" office:string-value="0x3F">
            <text:p>0x3F</text:p>
          </table:table-cell>
          <table:table-cell table:formula="of:=&quot;0x&quot;&amp;BASE(MOD(MOD([.$A156];256)+[.H$1];256);16;2)" office:value-type="string" office:string-value="0x40">
            <text:p>0x40</text:p>
          </table:table-cell>
          <table:table-cell table:formula="of:=&quot;0x&quot;&amp;BASE(MOD(MOD([.$A156];256)+[.I$1];256);16;2)" office:value-type="string" office:string-value="0x41">
            <text:p>0x41</text:p>
          </table:table-cell>
          <table:table-cell table:formula="of:=&quot;0x&quot;&amp;BASE(MOD(MOD([.$A156];256)+[.J$1];256);16;2)" office:value-type="string" office:string-value="0x42">
            <text:p>0x42</text:p>
          </table:table-cell>
          <table:table-cell table:formula="of:=&quot;- d: [&quot;&amp;[.C156]&amp;&quot;, &quot;&amp;[.D156]&amp;&quot;, &quot;&amp;[.E156]&amp;&quot;, &quot;&amp;[.F156]&amp;&quot;, &quot;&amp;[.G156]&amp;&quot;, &quot;&amp;[.H156]&amp;&quot;, &quot;&amp;[.I156]&amp;&quot;, &quot;&amp;[.J156]&amp;&quot;]#  e: 0#  t: 5&quot;" office:value-type="string" office:string-value="- d: [0x2B, 0x3C, 0x3D, 0x3E, 0x3F, 0x40, 0x41, 0x42]#  e: 0#  t: 5">
            <text:p>- d: [0x2B, 0x3C, 0x3D, 0x3E, 0x3F, 0x40, 0x41, 0x42]# <text:s/>e: 0# <text:s/>t: 5</text:p>
          </table:table-cell>
        </table:table-row>
        <table:table-row table:style-name="ro1">
          <table:table-cell table:formula="of:=[.A156]+7" office:value-type="float" office:value="1091">
            <text:p>1091</text:p>
          </table:table-cell>
          <table:table-cell table:formula="of:=[.B156]+1" office:value-type="float" office:value="156">
            <text:p>156</text:p>
          </table:table-cell>
          <table:table-cell table:formula="of:=&quot;0x&quot;&amp;BASE(MOD([.B157];16)+32;16)" office:value-type="string" office:string-value="0x2C">
            <text:p>0x2C</text:p>
          </table:table-cell>
          <table:table-cell table:formula="of:=&quot;0x&quot;&amp;BASE(MOD(MOD([.$A157];256)+[.D$1];256);16;2)" office:value-type="string" office:string-value="0x43">
            <text:p>0x43</text:p>
          </table:table-cell>
          <table:table-cell table:formula="of:=&quot;0x&quot;&amp;BASE(MOD(MOD([.$A157];256)+[.E$1];256);16;2)" office:value-type="string" office:string-value="0x44">
            <text:p>0x44</text:p>
          </table:table-cell>
          <table:table-cell table:formula="of:=&quot;0x&quot;&amp;BASE(MOD(MOD([.$A157];256)+[.F$1];256);16;2)" office:value-type="string" office:string-value="0x45">
            <text:p>0x45</text:p>
          </table:table-cell>
          <table:table-cell table:formula="of:=&quot;0x&quot;&amp;BASE(MOD(MOD([.$A157];256)+[.G$1];256);16;2)" office:value-type="string" office:string-value="0x46">
            <text:p>0x46</text:p>
          </table:table-cell>
          <table:table-cell table:formula="of:=&quot;0x&quot;&amp;BASE(MOD(MOD([.$A157];256)+[.H$1];256);16;2)" office:value-type="string" office:string-value="0x47">
            <text:p>0x47</text:p>
          </table:table-cell>
          <table:table-cell table:formula="of:=&quot;0x&quot;&amp;BASE(MOD(MOD([.$A157];256)+[.I$1];256);16;2)" office:value-type="string" office:string-value="0x48">
            <text:p>0x48</text:p>
          </table:table-cell>
          <table:table-cell table:formula="of:=&quot;0x&quot;&amp;BASE(MOD(MOD([.$A157];256)+[.J$1];256);16;2)" office:value-type="string" office:string-value="0x49">
            <text:p>0x49</text:p>
          </table:table-cell>
          <table:table-cell table:formula="of:=&quot;- d: [&quot;&amp;[.C157]&amp;&quot;, &quot;&amp;[.D157]&amp;&quot;, &quot;&amp;[.E157]&amp;&quot;, &quot;&amp;[.F157]&amp;&quot;, &quot;&amp;[.G157]&amp;&quot;, &quot;&amp;[.H157]&amp;&quot;, &quot;&amp;[.I157]&amp;&quot;, &quot;&amp;[.J157]&amp;&quot;]#  e: 0#  t: 5&quot;" office:value-type="string" office:string-value="- d: [0x2C, 0x43, 0x44, 0x45, 0x46, 0x47, 0x48, 0x49]#  e: 0#  t: 5">
            <text:p>- d: [0x2C, 0x43, 0x44, 0x45, 0x46, 0x47, 0x48, 0x49]# <text:s/>e: 0# <text:s/>t: 5</text:p>
          </table:table-cell>
        </table:table-row>
        <table:table-row table:style-name="ro1">
          <table:table-cell table:formula="of:=[.A157]+7" office:value-type="float" office:value="1098">
            <text:p>1098</text:p>
          </table:table-cell>
          <table:table-cell table:formula="of:=[.B157]+1" office:value-type="float" office:value="157">
            <text:p>157</text:p>
          </table:table-cell>
          <table:table-cell table:formula="of:=&quot;0x&quot;&amp;BASE(MOD([.B158];16)+32;16)" office:value-type="string" office:string-value="0x2D">
            <text:p>0x2D</text:p>
          </table:table-cell>
          <table:table-cell table:formula="of:=&quot;0x&quot;&amp;BASE(MOD(MOD([.$A158];256)+[.D$1];256);16;2)" office:value-type="string" office:string-value="0x4A">
            <text:p>0x4A</text:p>
          </table:table-cell>
          <table:table-cell table:formula="of:=&quot;0x&quot;&amp;BASE(MOD(MOD([.$A158];256)+[.E$1];256);16;2)" office:value-type="string" office:string-value="0x4B">
            <text:p>0x4B</text:p>
          </table:table-cell>
          <table:table-cell table:formula="of:=&quot;0x&quot;&amp;BASE(MOD(MOD([.$A158];256)+[.F$1];256);16;2)" office:value-type="string" office:string-value="0x4C">
            <text:p>0x4C</text:p>
          </table:table-cell>
          <table:table-cell table:formula="of:=&quot;0x&quot;&amp;BASE(MOD(MOD([.$A158];256)+[.G$1];256);16;2)" office:value-type="string" office:string-value="0x4D">
            <text:p>0x4D</text:p>
          </table:table-cell>
          <table:table-cell table:formula="of:=&quot;0x&quot;&amp;BASE(MOD(MOD([.$A158];256)+[.H$1];256);16;2)" office:value-type="string" office:string-value="0x4E">
            <text:p>0x4E</text:p>
          </table:table-cell>
          <table:table-cell table:formula="of:=&quot;0x&quot;&amp;BASE(MOD(MOD([.$A158];256)+[.I$1];256);16;2)" office:value-type="string" office:string-value="0x4F">
            <text:p>0x4F</text:p>
          </table:table-cell>
          <table:table-cell table:formula="of:=&quot;0x&quot;&amp;BASE(MOD(MOD([.$A158];256)+[.J$1];256);16;2)" office:value-type="string" office:string-value="0x50">
            <text:p>0x50</text:p>
          </table:table-cell>
          <table:table-cell table:formula="of:=&quot;- d: [&quot;&amp;[.C158]&amp;&quot;, &quot;&amp;[.D158]&amp;&quot;, &quot;&amp;[.E158]&amp;&quot;, &quot;&amp;[.F158]&amp;&quot;, &quot;&amp;[.G158]&amp;&quot;, &quot;&amp;[.H158]&amp;&quot;, &quot;&amp;[.I158]&amp;&quot;, &quot;&amp;[.J158]&amp;&quot;]#  e: 0#  t: 5&quot;" office:value-type="string" office:string-value="- d: [0x2D, 0x4A, 0x4B, 0x4C, 0x4D, 0x4E, 0x4F, 0x50]#  e: 0#  t: 5">
            <text:p>- d: [0x2D, 0x4A, 0x4B, 0x4C, 0x4D, 0x4E, 0x4F, 0x50]# <text:s/>e: 0# <text:s/>t: 5</text:p>
          </table:table-cell>
        </table:table-row>
        <table:table-row table:style-name="ro1">
          <table:table-cell table:formula="of:=[.A158]+7" office:value-type="float" office:value="1105">
            <text:p>1105</text:p>
          </table:table-cell>
          <table:table-cell table:formula="of:=[.B158]+1" office:value-type="float" office:value="158">
            <text:p>158</text:p>
          </table:table-cell>
          <table:table-cell table:formula="of:=&quot;0x&quot;&amp;BASE(MOD([.B159];16)+32;16)" office:value-type="string" office:string-value="0x2E">
            <text:p>0x2E</text:p>
          </table:table-cell>
          <table:table-cell table:formula="of:=&quot;0x&quot;&amp;BASE(MOD(MOD([.$A159];256)+[.D$1];256);16;2)" office:value-type="string" office:string-value="0x51">
            <text:p>0x51</text:p>
          </table:table-cell>
          <table:table-cell table:formula="of:=&quot;0x&quot;&amp;BASE(MOD(MOD([.$A159];256)+[.E$1];256);16;2)" office:value-type="string" office:string-value="0x52">
            <text:p>0x52</text:p>
          </table:table-cell>
          <table:table-cell table:formula="of:=&quot;0x&quot;&amp;BASE(MOD(MOD([.$A159];256)+[.F$1];256);16;2)" office:value-type="string" office:string-value="0x53">
            <text:p>0x53</text:p>
          </table:table-cell>
          <table:table-cell table:formula="of:=&quot;0x&quot;&amp;BASE(MOD(MOD([.$A159];256)+[.G$1];256);16;2)" office:value-type="string" office:string-value="0x54">
            <text:p>0x54</text:p>
          </table:table-cell>
          <table:table-cell table:formula="of:=&quot;0x&quot;&amp;BASE(MOD(MOD([.$A159];256)+[.H$1];256);16;2)" office:value-type="string" office:string-value="0x55">
            <text:p>0x55</text:p>
          </table:table-cell>
          <table:table-cell table:formula="of:=&quot;0x&quot;&amp;BASE(MOD(MOD([.$A159];256)+[.I$1];256);16;2)" office:value-type="string" office:string-value="0x56">
            <text:p>0x56</text:p>
          </table:table-cell>
          <table:table-cell table:formula="of:=&quot;0x&quot;&amp;BASE(MOD(MOD([.$A159];256)+[.J$1];256);16;2)" office:value-type="string" office:string-value="0x57">
            <text:p>0x57</text:p>
          </table:table-cell>
          <table:table-cell table:formula="of:=&quot;- d: [&quot;&amp;[.C159]&amp;&quot;, &quot;&amp;[.D159]&amp;&quot;, &quot;&amp;[.E159]&amp;&quot;, &quot;&amp;[.F159]&amp;&quot;, &quot;&amp;[.G159]&amp;&quot;, &quot;&amp;[.H159]&amp;&quot;, &quot;&amp;[.I159]&amp;&quot;, &quot;&amp;[.J159]&amp;&quot;]#  e: 0#  t: 5&quot;" office:value-type="string" office:string-value="- d: [0x2E, 0x51, 0x52, 0x53, 0x54, 0x55, 0x56, 0x57]#  e: 0#  t: 5">
            <text:p>- d: [0x2E, 0x51, 0x52, 0x53, 0x54, 0x55, 0x56, 0x57]# <text:s/>e: 0# <text:s/>t: 5</text:p>
          </table:table-cell>
        </table:table-row>
        <table:table-row table:style-name="ro1">
          <table:table-cell table:formula="of:=[.A159]+7" office:value-type="float" office:value="1112">
            <text:p>1112</text:p>
          </table:table-cell>
          <table:table-cell table:formula="of:=[.B159]+1" office:value-type="float" office:value="159">
            <text:p>159</text:p>
          </table:table-cell>
          <table:table-cell table:formula="of:=&quot;0x&quot;&amp;BASE(MOD([.B160];16)+32;16)" office:value-type="string" office:string-value="0x2F">
            <text:p>0x2F</text:p>
          </table:table-cell>
          <table:table-cell table:formula="of:=&quot;0x&quot;&amp;BASE(MOD(MOD([.$A160];256)+[.D$1];256);16;2)" office:value-type="string" office:string-value="0x58">
            <text:p>0x58</text:p>
          </table:table-cell>
          <table:table-cell table:formula="of:=&quot;0x&quot;&amp;BASE(MOD(MOD([.$A160];256)+[.E$1];256);16;2)" office:value-type="string" office:string-value="0x59">
            <text:p>0x59</text:p>
          </table:table-cell>
          <table:table-cell table:formula="of:=&quot;0x&quot;&amp;BASE(MOD(MOD([.$A160];256)+[.F$1];256);16;2)" office:value-type="string" office:string-value="0x5A">
            <text:p>0x5A</text:p>
          </table:table-cell>
          <table:table-cell table:formula="of:=&quot;0x&quot;&amp;BASE(MOD(MOD([.$A160];256)+[.G$1];256);16;2)" office:value-type="string" office:string-value="0x5B">
            <text:p>0x5B</text:p>
          </table:table-cell>
          <table:table-cell table:formula="of:=&quot;0x&quot;&amp;BASE(MOD(MOD([.$A160];256)+[.H$1];256);16;2)" office:value-type="string" office:string-value="0x5C">
            <text:p>0x5C</text:p>
          </table:table-cell>
          <table:table-cell table:formula="of:=&quot;0x&quot;&amp;BASE(MOD(MOD([.$A160];256)+[.I$1];256);16;2)" office:value-type="string" office:string-value="0x5D">
            <text:p>0x5D</text:p>
          </table:table-cell>
          <table:table-cell table:formula="of:=&quot;0x&quot;&amp;BASE(MOD(MOD([.$A160];256)+[.J$1];256);16;2)" office:value-type="string" office:string-value="0x5E">
            <text:p>0x5E</text:p>
          </table:table-cell>
          <table:table-cell table:formula="of:=&quot;- d: [&quot;&amp;[.C160]&amp;&quot;, &quot;&amp;[.D160]&amp;&quot;, &quot;&amp;[.E160]&amp;&quot;, &quot;&amp;[.F160]&amp;&quot;, &quot;&amp;[.G160]&amp;&quot;, &quot;&amp;[.H160]&amp;&quot;, &quot;&amp;[.I160]&amp;&quot;, &quot;&amp;[.J160]&amp;&quot;]#  e: 0#  t: 5&quot;" office:value-type="string" office:string-value="- d: [0x2F, 0x58, 0x59, 0x5A, 0x5B, 0x5C, 0x5D, 0x5E]#  e: 0#  t: 5">
            <text:p>- d: [0x2F, 0x58, 0x59, 0x5A, 0x5B, 0x5C, 0x5D, 0x5E]# <text:s/>e: 0# <text:s/>t: 5</text:p>
          </table:table-cell>
        </table:table-row>
        <table:table-row table:style-name="ro1">
          <table:table-cell table:formula="of:=[.A160]+7" office:value-type="float" office:value="1119">
            <text:p>1119</text:p>
          </table:table-cell>
          <table:table-cell table:formula="of:=[.B160]+1" office:value-type="float" office:value="160">
            <text:p>160</text:p>
          </table:table-cell>
          <table:table-cell table:formula="of:=&quot;0x&quot;&amp;BASE(MOD([.B161];16)+32;16)" office:value-type="string" office:string-value="0x20">
            <text:p>0x20</text:p>
          </table:table-cell>
          <table:table-cell table:formula="of:=&quot;0x&quot;&amp;BASE(MOD(MOD([.$A161];256)+[.D$1];256);16;2)" office:value-type="string" office:string-value="0x5F">
            <text:p>0x5F</text:p>
          </table:table-cell>
          <table:table-cell table:formula="of:=&quot;0x&quot;&amp;BASE(MOD(MOD([.$A161];256)+[.E$1];256);16;2)" office:value-type="string" office:string-value="0x60">
            <text:p>0x60</text:p>
          </table:table-cell>
          <table:table-cell table:formula="of:=&quot;0x&quot;&amp;BASE(MOD(MOD([.$A161];256)+[.F$1];256);16;2)" office:value-type="string" office:string-value="0x61">
            <text:p>0x61</text:p>
          </table:table-cell>
          <table:table-cell table:formula="of:=&quot;0x&quot;&amp;BASE(MOD(MOD([.$A161];256)+[.G$1];256);16;2)" office:value-type="string" office:string-value="0x62">
            <text:p>0x62</text:p>
          </table:table-cell>
          <table:table-cell table:formula="of:=&quot;0x&quot;&amp;BASE(MOD(MOD([.$A161];256)+[.H$1];256);16;2)" office:value-type="string" office:string-value="0x63">
            <text:p>0x63</text:p>
          </table:table-cell>
          <table:table-cell table:formula="of:=&quot;0x&quot;&amp;BASE(MOD(MOD([.$A161];256)+[.I$1];256);16;2)" office:value-type="string" office:string-value="0x64">
            <text:p>0x64</text:p>
          </table:table-cell>
          <table:table-cell table:formula="of:=&quot;0x&quot;&amp;BASE(MOD(MOD([.$A161];256)+[.J$1];256);16;2)" office:value-type="string" office:string-value="0x65">
            <text:p>0x65</text:p>
          </table:table-cell>
          <table:table-cell table:formula="of:=&quot;- d: [&quot;&amp;[.C161]&amp;&quot;, &quot;&amp;[.D161]&amp;&quot;, &quot;&amp;[.E161]&amp;&quot;, &quot;&amp;[.F161]&amp;&quot;, &quot;&amp;[.G161]&amp;&quot;, &quot;&amp;[.H161]&amp;&quot;, &quot;&amp;[.I161]&amp;&quot;, &quot;&amp;[.J161]&amp;&quot;]#  e: 0#  t: 5&quot;" office:value-type="string" office:string-value="- d: [0x20, 0x5F, 0x60, 0x61, 0x62, 0x63, 0x64, 0x65]#  e: 0#  t: 5">
            <text:p>- d: [0x20, 0x5F, 0x60, 0x61, 0x62, 0x63, 0x64, 0x65]# <text:s/>e: 0# <text:s/>t: 5</text:p>
          </table:table-cell>
        </table:table-row>
        <table:table-row table:style-name="ro1">
          <table:table-cell table:formula="of:=[.A161]+7" office:value-type="float" office:value="1126">
            <text:p>1126</text:p>
          </table:table-cell>
          <table:table-cell table:formula="of:=[.B161]+1" office:value-type="float" office:value="161">
            <text:p>161</text:p>
          </table:table-cell>
          <table:table-cell table:formula="of:=&quot;0x&quot;&amp;BASE(MOD([.B162];16)+32;16)" office:value-type="string" office:string-value="0x21">
            <text:p>0x21</text:p>
          </table:table-cell>
          <table:table-cell table:formula="of:=&quot;0x&quot;&amp;BASE(MOD(MOD([.$A162];256)+[.D$1];256);16;2)" office:value-type="string" office:string-value="0x66">
            <text:p>0x66</text:p>
          </table:table-cell>
          <table:table-cell table:formula="of:=&quot;0x&quot;&amp;BASE(MOD(MOD([.$A162];256)+[.E$1];256);16;2)" office:value-type="string" office:string-value="0x67">
            <text:p>0x67</text:p>
          </table:table-cell>
          <table:table-cell table:formula="of:=&quot;0x&quot;&amp;BASE(MOD(MOD([.$A162];256)+[.F$1];256);16;2)" office:value-type="string" office:string-value="0x68">
            <text:p>0x68</text:p>
          </table:table-cell>
          <table:table-cell table:formula="of:=&quot;0x&quot;&amp;BASE(MOD(MOD([.$A162];256)+[.G$1];256);16;2)" office:value-type="string" office:string-value="0x69">
            <text:p>0x69</text:p>
          </table:table-cell>
          <table:table-cell table:formula="of:=&quot;0x&quot;&amp;BASE(MOD(MOD([.$A162];256)+[.H$1];256);16;2)" office:value-type="string" office:string-value="0x6A">
            <text:p>0x6A</text:p>
          </table:table-cell>
          <table:table-cell table:formula="of:=&quot;0x&quot;&amp;BASE(MOD(MOD([.$A162];256)+[.I$1];256);16;2)" office:value-type="string" office:string-value="0x6B">
            <text:p>0x6B</text:p>
          </table:table-cell>
          <table:table-cell table:formula="of:=&quot;0x&quot;&amp;BASE(MOD(MOD([.$A162];256)+[.J$1];256);16;2)" office:value-type="string" office:string-value="0x6C">
            <text:p>0x6C</text:p>
          </table:table-cell>
          <table:table-cell table:formula="of:=&quot;- d: [&quot;&amp;[.C162]&amp;&quot;, &quot;&amp;[.D162]&amp;&quot;, &quot;&amp;[.E162]&amp;&quot;, &quot;&amp;[.F162]&amp;&quot;, &quot;&amp;[.G162]&amp;&quot;, &quot;&amp;[.H162]&amp;&quot;, &quot;&amp;[.I162]&amp;&quot;, &quot;&amp;[.J162]&amp;&quot;]#  e: 0#  t: 5&quot;" office:value-type="string" office:string-value="- d: [0x21, 0x66, 0x67, 0x68, 0x69, 0x6A, 0x6B, 0x6C]#  e: 0#  t: 5">
            <text:p>- d: [0x21, 0x66, 0x67, 0x68, 0x69, 0x6A, 0x6B, 0x6C]# <text:s/>e: 0# <text:s/>t: 5</text:p>
          </table:table-cell>
        </table:table-row>
        <table:table-row table:style-name="ro1">
          <table:table-cell table:formula="of:=[.A162]+7" office:value-type="float" office:value="1133">
            <text:p>1133</text:p>
          </table:table-cell>
          <table:table-cell table:formula="of:=[.B162]+1" office:value-type="float" office:value="162">
            <text:p>162</text:p>
          </table:table-cell>
          <table:table-cell table:formula="of:=&quot;0x&quot;&amp;BASE(MOD([.B163];16)+32;16)" office:value-type="string" office:string-value="0x22">
            <text:p>0x22</text:p>
          </table:table-cell>
          <table:table-cell table:formula="of:=&quot;0x&quot;&amp;BASE(MOD(MOD([.$A163];256)+[.D$1];256);16;2)" office:value-type="string" office:string-value="0x6D">
            <text:p>0x6D</text:p>
          </table:table-cell>
          <table:table-cell table:formula="of:=&quot;0x&quot;&amp;BASE(MOD(MOD([.$A163];256)+[.E$1];256);16;2)" office:value-type="string" office:string-value="0x6E">
            <text:p>0x6E</text:p>
          </table:table-cell>
          <table:table-cell table:formula="of:=&quot;0x&quot;&amp;BASE(MOD(MOD([.$A163];256)+[.F$1];256);16;2)" office:value-type="string" office:string-value="0x6F">
            <text:p>0x6F</text:p>
          </table:table-cell>
          <table:table-cell table:formula="of:=&quot;0x&quot;&amp;BASE(MOD(MOD([.$A163];256)+[.G$1];256);16;2)" office:value-type="string" office:string-value="0x70">
            <text:p>0x70</text:p>
          </table:table-cell>
          <table:table-cell table:formula="of:=&quot;0x&quot;&amp;BASE(MOD(MOD([.$A163];256)+[.H$1];256);16;2)" office:value-type="string" office:string-value="0x71">
            <text:p>0x71</text:p>
          </table:table-cell>
          <table:table-cell table:formula="of:=&quot;0x&quot;&amp;BASE(MOD(MOD([.$A163];256)+[.I$1];256);16;2)" office:value-type="string" office:string-value="0x72">
            <text:p>0x72</text:p>
          </table:table-cell>
          <table:table-cell table:formula="of:=&quot;0x&quot;&amp;BASE(MOD(MOD([.$A163];256)+[.J$1];256);16;2)" office:value-type="string" office:string-value="0x73">
            <text:p>0x73</text:p>
          </table:table-cell>
          <table:table-cell table:formula="of:=&quot;- d: [&quot;&amp;[.C163]&amp;&quot;, &quot;&amp;[.D163]&amp;&quot;, &quot;&amp;[.E163]&amp;&quot;, &quot;&amp;[.F163]&amp;&quot;, &quot;&amp;[.G163]&amp;&quot;, &quot;&amp;[.H163]&amp;&quot;, &quot;&amp;[.I163]&amp;&quot;, &quot;&amp;[.J163]&amp;&quot;]#  e: 0#  t: 5&quot;" office:value-type="string" office:string-value="- d: [0x22, 0x6D, 0x6E, 0x6F, 0x70, 0x71, 0x72, 0x73]#  e: 0#  t: 5">
            <text:p>- d: [0x22, 0x6D, 0x6E, 0x6F, 0x70, 0x71, 0x72, 0x73]# <text:s/>e: 0# <text:s/>t: 5</text:p>
          </table:table-cell>
        </table:table-row>
        <table:table-row table:style-name="ro1">
          <table:table-cell table:formula="of:=[.A163]+7" office:value-type="float" office:value="1140">
            <text:p>1140</text:p>
          </table:table-cell>
          <table:table-cell table:formula="of:=[.B163]+1" office:value-type="float" office:value="163">
            <text:p>163</text:p>
          </table:table-cell>
          <table:table-cell table:formula="of:=&quot;0x&quot;&amp;BASE(MOD([.B164];16)+32;16)" office:value-type="string" office:string-value="0x23">
            <text:p>0x23</text:p>
          </table:table-cell>
          <table:table-cell table:formula="of:=&quot;0x&quot;&amp;BASE(MOD(MOD([.$A164];256)+[.D$1];256);16;2)" office:value-type="string" office:string-value="0x74">
            <text:p>0x74</text:p>
          </table:table-cell>
          <table:table-cell table:formula="of:=&quot;0x&quot;&amp;BASE(MOD(MOD([.$A164];256)+[.E$1];256);16;2)" office:value-type="string" office:string-value="0x75">
            <text:p>0x75</text:p>
          </table:table-cell>
          <table:table-cell table:formula="of:=&quot;0x&quot;&amp;BASE(MOD(MOD([.$A164];256)+[.F$1];256);16;2)" office:value-type="string" office:string-value="0x76">
            <text:p>0x76</text:p>
          </table:table-cell>
          <table:table-cell table:formula="of:=&quot;0x&quot;&amp;BASE(MOD(MOD([.$A164];256)+[.G$1];256);16;2)" office:value-type="string" office:string-value="0x77">
            <text:p>0x77</text:p>
          </table:table-cell>
          <table:table-cell table:formula="of:=&quot;0x&quot;&amp;BASE(MOD(MOD([.$A164];256)+[.H$1];256);16;2)" office:value-type="string" office:string-value="0x78">
            <text:p>0x78</text:p>
          </table:table-cell>
          <table:table-cell table:formula="of:=&quot;0x&quot;&amp;BASE(MOD(MOD([.$A164];256)+[.I$1];256);16;2)" office:value-type="string" office:string-value="0x79">
            <text:p>0x79</text:p>
          </table:table-cell>
          <table:table-cell table:formula="of:=&quot;0x&quot;&amp;BASE(MOD(MOD([.$A164];256)+[.J$1];256);16;2)" office:value-type="string" office:string-value="0x7A">
            <text:p>0x7A</text:p>
          </table:table-cell>
          <table:table-cell table:formula="of:=&quot;- d: [&quot;&amp;[.C164]&amp;&quot;, &quot;&amp;[.D164]&amp;&quot;, &quot;&amp;[.E164]&amp;&quot;, &quot;&amp;[.F164]&amp;&quot;, &quot;&amp;[.G164]&amp;&quot;, &quot;&amp;[.H164]&amp;&quot;, &quot;&amp;[.I164]&amp;&quot;, &quot;&amp;[.J164]&amp;&quot;]#  e: 0#  t: 5&quot;" office:value-type="string" office:string-value="- d: [0x23, 0x74, 0x75, 0x76, 0x77, 0x78, 0x79, 0x7A]#  e: 0#  t: 5">
            <text:p>- d: [0x23, 0x74, 0x75, 0x76, 0x77, 0x78, 0x79, 0x7A]# <text:s/>e: 0# <text:s/>t: 5</text:p>
          </table:table-cell>
        </table:table-row>
        <table:table-row table:style-name="ro1">
          <table:table-cell table:formula="of:=[.A164]+7" office:value-type="float" office:value="1147">
            <text:p>1147</text:p>
          </table:table-cell>
          <table:table-cell table:formula="of:=[.B164]+1" office:value-type="float" office:value="164">
            <text:p>164</text:p>
          </table:table-cell>
          <table:table-cell table:formula="of:=&quot;0x&quot;&amp;BASE(MOD([.B165];16)+32;16)" office:value-type="string" office:string-value="0x24">
            <text:p>0x24</text:p>
          </table:table-cell>
          <table:table-cell table:formula="of:=&quot;0x&quot;&amp;BASE(MOD(MOD([.$A165];256)+[.D$1];256);16;2)" office:value-type="string" office:string-value="0x7B">
            <text:p>0x7B</text:p>
          </table:table-cell>
          <table:table-cell table:formula="of:=&quot;0x&quot;&amp;BASE(MOD(MOD([.$A165];256)+[.E$1];256);16;2)" office:value-type="string" office:string-value="0x7C">
            <text:p>0x7C</text:p>
          </table:table-cell>
          <table:table-cell table:formula="of:=&quot;0x&quot;&amp;BASE(MOD(MOD([.$A165];256)+[.F$1];256);16;2)" office:value-type="string" office:string-value="0x7D">
            <text:p>0x7D</text:p>
          </table:table-cell>
          <table:table-cell table:formula="of:=&quot;0x&quot;&amp;BASE(MOD(MOD([.$A165];256)+[.G$1];256);16;2)" office:value-type="string" office:string-value="0x7E">
            <text:p>0x7E</text:p>
          </table:table-cell>
          <table:table-cell table:formula="of:=&quot;0x&quot;&amp;BASE(MOD(MOD([.$A165];256)+[.H$1];256);16;2)" office:value-type="string" office:string-value="0x7F">
            <text:p>0x7F</text:p>
          </table:table-cell>
          <table:table-cell table:formula="of:=&quot;0x&quot;&amp;BASE(MOD(MOD([.$A165];256)+[.I$1];256);16;2)" office:value-type="string" office:string-value="0x80">
            <text:p>0x80</text:p>
          </table:table-cell>
          <table:table-cell table:formula="of:=&quot;0x&quot;&amp;BASE(MOD(MOD([.$A165];256)+[.J$1];256);16;2)" office:value-type="string" office:string-value="0x81">
            <text:p>0x81</text:p>
          </table:table-cell>
          <table:table-cell table:formula="of:=&quot;- d: [&quot;&amp;[.C165]&amp;&quot;, &quot;&amp;[.D165]&amp;&quot;, &quot;&amp;[.E165]&amp;&quot;, &quot;&amp;[.F165]&amp;&quot;, &quot;&amp;[.G165]&amp;&quot;, &quot;&amp;[.H165]&amp;&quot;, &quot;&amp;[.I165]&amp;&quot;, &quot;&amp;[.J165]&amp;&quot;]#  e: 0#  t: 5&quot;" office:value-type="string" office:string-value="- d: [0x24, 0x7B, 0x7C, 0x7D, 0x7E, 0x7F, 0x80, 0x81]#  e: 0#  t: 5">
            <text:p>- d: [0x24, 0x7B, 0x7C, 0x7D, 0x7E, 0x7F, 0x80, 0x81]# <text:s/>e: 0# <text:s/>t: 5</text:p>
          </table:table-cell>
        </table:table-row>
        <table:table-row table:style-name="ro1">
          <table:table-cell table:formula="of:=[.A165]+7" office:value-type="float" office:value="1154">
            <text:p>1154</text:p>
          </table:table-cell>
          <table:table-cell table:formula="of:=[.B165]+1" office:value-type="float" office:value="165">
            <text:p>165</text:p>
          </table:table-cell>
          <table:table-cell table:formula="of:=&quot;0x&quot;&amp;BASE(MOD([.B166];16)+32;16)" office:value-type="string" office:string-value="0x25">
            <text:p>0x25</text:p>
          </table:table-cell>
          <table:table-cell table:formula="of:=&quot;0x&quot;&amp;BASE(MOD(MOD([.$A166];256)+[.D$1];256);16;2)" office:value-type="string" office:string-value="0x82">
            <text:p>0x82</text:p>
          </table:table-cell>
          <table:table-cell table:formula="of:=&quot;0x&quot;&amp;BASE(MOD(MOD([.$A166];256)+[.E$1];256);16;2)" office:value-type="string" office:string-value="0x83">
            <text:p>0x83</text:p>
          </table:table-cell>
          <table:table-cell table:formula="of:=&quot;0x&quot;&amp;BASE(MOD(MOD([.$A166];256)+[.F$1];256);16;2)" office:value-type="string" office:string-value="0x84">
            <text:p>0x84</text:p>
          </table:table-cell>
          <table:table-cell table:formula="of:=&quot;0x&quot;&amp;BASE(MOD(MOD([.$A166];256)+[.G$1];256);16;2)" office:value-type="string" office:string-value="0x85">
            <text:p>0x85</text:p>
          </table:table-cell>
          <table:table-cell table:formula="of:=&quot;0x&quot;&amp;BASE(MOD(MOD([.$A166];256)+[.H$1];256);16;2)" office:value-type="string" office:string-value="0x86">
            <text:p>0x86</text:p>
          </table:table-cell>
          <table:table-cell table:formula="of:=&quot;0x&quot;&amp;BASE(MOD(MOD([.$A166];256)+[.I$1];256);16;2)" office:value-type="string" office:string-value="0x87">
            <text:p>0x87</text:p>
          </table:table-cell>
          <table:table-cell table:formula="of:=&quot;0x&quot;&amp;BASE(MOD(MOD([.$A166];256)+[.J$1];256);16;2)" office:value-type="string" office:string-value="0x88">
            <text:p>0x88</text:p>
          </table:table-cell>
          <table:table-cell table:formula="of:=&quot;- d: [&quot;&amp;[.C166]&amp;&quot;, &quot;&amp;[.D166]&amp;&quot;, &quot;&amp;[.E166]&amp;&quot;, &quot;&amp;[.F166]&amp;&quot;, &quot;&amp;[.G166]&amp;&quot;, &quot;&amp;[.H166]&amp;&quot;, &quot;&amp;[.I166]&amp;&quot;, &quot;&amp;[.J166]&amp;&quot;]#  e: 0#  t: 5&quot;" office:value-type="string" office:string-value="- d: [0x25, 0x82, 0x83, 0x84, 0x85, 0x86, 0x87, 0x88]#  e: 0#  t: 5">
            <text:p>- d: [0x25, 0x82, 0x83, 0x84, 0x85, 0x86, 0x87, 0x88]# <text:s/>e: 0# <text:s/>t: 5</text:p>
          </table:table-cell>
        </table:table-row>
        <table:table-row table:style-name="ro1">
          <table:table-cell table:formula="of:=[.A166]+7" office:value-type="float" office:value="1161">
            <text:p>1161</text:p>
          </table:table-cell>
          <table:table-cell table:formula="of:=[.B166]+1" office:value-type="float" office:value="166">
            <text:p>166</text:p>
          </table:table-cell>
          <table:table-cell table:formula="of:=&quot;0x&quot;&amp;BASE(MOD([.B167];16)+32;16)" office:value-type="string" office:string-value="0x26">
            <text:p>0x26</text:p>
          </table:table-cell>
          <table:table-cell table:formula="of:=&quot;0x&quot;&amp;BASE(MOD(MOD([.$A167];256)+[.D$1];256);16;2)" office:value-type="string" office:string-value="0x89">
            <text:p>0x89</text:p>
          </table:table-cell>
          <table:table-cell table:formula="of:=&quot;0x&quot;&amp;BASE(MOD(MOD([.$A167];256)+[.E$1];256);16;2)" office:value-type="string" office:string-value="0x8A">
            <text:p>0x8A</text:p>
          </table:table-cell>
          <table:table-cell table:formula="of:=&quot;0x&quot;&amp;BASE(MOD(MOD([.$A167];256)+[.F$1];256);16;2)" office:value-type="string" office:string-value="0x8B">
            <text:p>0x8B</text:p>
          </table:table-cell>
          <table:table-cell table:formula="of:=&quot;0x&quot;&amp;BASE(MOD(MOD([.$A167];256)+[.G$1];256);16;2)" office:value-type="string" office:string-value="0x8C">
            <text:p>0x8C</text:p>
          </table:table-cell>
          <table:table-cell table:formula="of:=&quot;0x&quot;&amp;BASE(MOD(MOD([.$A167];256)+[.H$1];256);16;2)" office:value-type="string" office:string-value="0x8D">
            <text:p>0x8D</text:p>
          </table:table-cell>
          <table:table-cell table:formula="of:=&quot;0x&quot;&amp;BASE(MOD(MOD([.$A167];256)+[.I$1];256);16;2)" office:value-type="string" office:string-value="0x8E">
            <text:p>0x8E</text:p>
          </table:table-cell>
          <table:table-cell table:formula="of:=&quot;0x&quot;&amp;BASE(MOD(MOD([.$A167];256)+[.J$1];256);16;2)" office:value-type="string" office:string-value="0x8F">
            <text:p>0x8F</text:p>
          </table:table-cell>
          <table:table-cell table:formula="of:=&quot;- d: [&quot;&amp;[.C167]&amp;&quot;, &quot;&amp;[.D167]&amp;&quot;, &quot;&amp;[.E167]&amp;&quot;, &quot;&amp;[.F167]&amp;&quot;, &quot;&amp;[.G167]&amp;&quot;, &quot;&amp;[.H167]&amp;&quot;, &quot;&amp;[.I167]&amp;&quot;, &quot;&amp;[.J167]&amp;&quot;]#  e: 0#  t: 5&quot;" office:value-type="string" office:string-value="- d: [0x26, 0x89, 0x8A, 0x8B, 0x8C, 0x8D, 0x8E, 0x8F]#  e: 0#  t: 5">
            <text:p>- d: [0x26, 0x89, 0x8A, 0x8B, 0x8C, 0x8D, 0x8E, 0x8F]# <text:s/>e: 0# <text:s/>t: 5</text:p>
          </table:table-cell>
        </table:table-row>
        <table:table-row table:style-name="ro1">
          <table:table-cell table:formula="of:=[.A167]+7" office:value-type="float" office:value="1168">
            <text:p>1168</text:p>
          </table:table-cell>
          <table:table-cell table:formula="of:=[.B167]+1" office:value-type="float" office:value="167">
            <text:p>167</text:p>
          </table:table-cell>
          <table:table-cell table:formula="of:=&quot;0x&quot;&amp;BASE(MOD([.B168];16)+32;16)" office:value-type="string" office:string-value="0x27">
            <text:p>0x27</text:p>
          </table:table-cell>
          <table:table-cell table:formula="of:=&quot;0x&quot;&amp;BASE(MOD(MOD([.$A168];256)+[.D$1];256);16;2)" office:value-type="string" office:string-value="0x90">
            <text:p>0x90</text:p>
          </table:table-cell>
          <table:table-cell table:formula="of:=&quot;0x&quot;&amp;BASE(MOD(MOD([.$A168];256)+[.E$1];256);16;2)" office:value-type="string" office:string-value="0x91">
            <text:p>0x91</text:p>
          </table:table-cell>
          <table:table-cell table:formula="of:=&quot;0x&quot;&amp;BASE(MOD(MOD([.$A168];256)+[.F$1];256);16;2)" office:value-type="string" office:string-value="0x92">
            <text:p>0x92</text:p>
          </table:table-cell>
          <table:table-cell table:formula="of:=&quot;0x&quot;&amp;BASE(MOD(MOD([.$A168];256)+[.G$1];256);16;2)" office:value-type="string" office:string-value="0x93">
            <text:p>0x93</text:p>
          </table:table-cell>
          <table:table-cell table:formula="of:=&quot;0x&quot;&amp;BASE(MOD(MOD([.$A168];256)+[.H$1];256);16;2)" office:value-type="string" office:string-value="0x94">
            <text:p>0x94</text:p>
          </table:table-cell>
          <table:table-cell table:formula="of:=&quot;0x&quot;&amp;BASE(MOD(MOD([.$A168];256)+[.I$1];256);16;2)" office:value-type="string" office:string-value="0x95">
            <text:p>0x95</text:p>
          </table:table-cell>
          <table:table-cell table:formula="of:=&quot;0x&quot;&amp;BASE(MOD(MOD([.$A168];256)+[.J$1];256);16;2)" office:value-type="string" office:string-value="0x96">
            <text:p>0x96</text:p>
          </table:table-cell>
          <table:table-cell table:formula="of:=&quot;- d: [&quot;&amp;[.C168]&amp;&quot;, &quot;&amp;[.D168]&amp;&quot;, &quot;&amp;[.E168]&amp;&quot;, &quot;&amp;[.F168]&amp;&quot;, &quot;&amp;[.G168]&amp;&quot;, &quot;&amp;[.H168]&amp;&quot;, &quot;&amp;[.I168]&amp;&quot;, &quot;&amp;[.J168]&amp;&quot;]#  e: 0#  t: 5&quot;" office:value-type="string" office:string-value="- d: [0x27, 0x90, 0x91, 0x92, 0x93, 0x94, 0x95, 0x96]#  e: 0#  t: 5">
            <text:p>- d: [0x27, 0x90, 0x91, 0x92, 0x93, 0x94, 0x95, 0x96]# <text:s/>e: 0# <text:s/>t: 5</text:p>
          </table:table-cell>
        </table:table-row>
        <table:table-row table:style-name="ro1">
          <table:table-cell table:formula="of:=[.A168]+7" office:value-type="float" office:value="1175">
            <text:p>1175</text:p>
          </table:table-cell>
          <table:table-cell table:formula="of:=[.B168]+1" office:value-type="float" office:value="168">
            <text:p>168</text:p>
          </table:table-cell>
          <table:table-cell table:formula="of:=&quot;0x&quot;&amp;BASE(MOD([.B169];16)+32;16)" office:value-type="string" office:string-value="0x28">
            <text:p>0x28</text:p>
          </table:table-cell>
          <table:table-cell table:formula="of:=&quot;0x&quot;&amp;BASE(MOD(MOD([.$A169];256)+[.D$1];256);16;2)" office:value-type="string" office:string-value="0x97">
            <text:p>0x97</text:p>
          </table:table-cell>
          <table:table-cell table:formula="of:=&quot;0x&quot;&amp;BASE(MOD(MOD([.$A169];256)+[.E$1];256);16;2)" office:value-type="string" office:string-value="0x98">
            <text:p>0x98</text:p>
          </table:table-cell>
          <table:table-cell table:formula="of:=&quot;0x&quot;&amp;BASE(MOD(MOD([.$A169];256)+[.F$1];256);16;2)" office:value-type="string" office:string-value="0x99">
            <text:p>0x99</text:p>
          </table:table-cell>
          <table:table-cell table:formula="of:=&quot;0x&quot;&amp;BASE(MOD(MOD([.$A169];256)+[.G$1];256);16;2)" office:value-type="string" office:string-value="0x9A">
            <text:p>0x9A</text:p>
          </table:table-cell>
          <table:table-cell table:formula="of:=&quot;0x&quot;&amp;BASE(MOD(MOD([.$A169];256)+[.H$1];256);16;2)" office:value-type="string" office:string-value="0x9B">
            <text:p>0x9B</text:p>
          </table:table-cell>
          <table:table-cell table:formula="of:=&quot;0x&quot;&amp;BASE(MOD(MOD([.$A169];256)+[.I$1];256);16;2)" office:value-type="string" office:string-value="0x9C">
            <text:p>0x9C</text:p>
          </table:table-cell>
          <table:table-cell table:formula="of:=&quot;0x&quot;&amp;BASE(MOD(MOD([.$A169];256)+[.J$1];256);16;2)" office:value-type="string" office:string-value="0x9D">
            <text:p>0x9D</text:p>
          </table:table-cell>
          <table:table-cell table:formula="of:=&quot;- d: [&quot;&amp;[.C169]&amp;&quot;, &quot;&amp;[.D169]&amp;&quot;, &quot;&amp;[.E169]&amp;&quot;, &quot;&amp;[.F169]&amp;&quot;, &quot;&amp;[.G169]&amp;&quot;, &quot;&amp;[.H169]&amp;&quot;, &quot;&amp;[.I169]&amp;&quot;, &quot;&amp;[.J169]&amp;&quot;]#  e: 0#  t: 5&quot;" office:value-type="string" office:string-value="- d: [0x28, 0x97, 0x98, 0x99, 0x9A, 0x9B, 0x9C, 0x9D]#  e: 0#  t: 5">
            <text:p>- d: [0x28, 0x97, 0x98, 0x99, 0x9A, 0x9B, 0x9C, 0x9D]# <text:s/>e: 0# <text:s/>t: 5</text:p>
          </table:table-cell>
        </table:table-row>
        <table:table-row table:style-name="ro1">
          <table:table-cell table:formula="of:=[.A169]+7" office:value-type="float" office:value="1182">
            <text:p>1182</text:p>
          </table:table-cell>
          <table:table-cell table:formula="of:=[.B169]+1" office:value-type="float" office:value="169">
            <text:p>169</text:p>
          </table:table-cell>
          <table:table-cell table:formula="of:=&quot;0x&quot;&amp;BASE(MOD([.B170];16)+32;16)" office:value-type="string" office:string-value="0x29">
            <text:p>0x29</text:p>
          </table:table-cell>
          <table:table-cell table:formula="of:=&quot;0x&quot;&amp;BASE(MOD(MOD([.$A170];256)+[.D$1];256);16;2)" office:value-type="string" office:string-value="0x9E">
            <text:p>0x9E</text:p>
          </table:table-cell>
          <table:table-cell table:formula="of:=&quot;0x&quot;&amp;BASE(MOD(MOD([.$A170];256)+[.E$1];256);16;2)" office:value-type="string" office:string-value="0x9F">
            <text:p>0x9F</text:p>
          </table:table-cell>
          <table:table-cell table:formula="of:=&quot;0x&quot;&amp;BASE(MOD(MOD([.$A170];256)+[.F$1];256);16;2)" office:value-type="string" office:string-value="0xA0">
            <text:p>0xA0</text:p>
          </table:table-cell>
          <table:table-cell table:formula="of:=&quot;0x&quot;&amp;BASE(MOD(MOD([.$A170];256)+[.G$1];256);16;2)" office:value-type="string" office:string-value="0xA1">
            <text:p>0xA1</text:p>
          </table:table-cell>
          <table:table-cell table:formula="of:=&quot;0x&quot;&amp;BASE(MOD(MOD([.$A170];256)+[.H$1];256);16;2)" office:value-type="string" office:string-value="0xA2">
            <text:p>0xA2</text:p>
          </table:table-cell>
          <table:table-cell table:formula="of:=&quot;0x&quot;&amp;BASE(MOD(MOD([.$A170];256)+[.I$1];256);16;2)" office:value-type="string" office:string-value="0xA3">
            <text:p>0xA3</text:p>
          </table:table-cell>
          <table:table-cell table:formula="of:=&quot;0x&quot;&amp;BASE(MOD(MOD([.$A170];256)+[.J$1];256);16;2)" office:value-type="string" office:string-value="0xA4">
            <text:p>0xA4</text:p>
          </table:table-cell>
          <table:table-cell table:formula="of:=&quot;- d: [&quot;&amp;[.C170]&amp;&quot;, &quot;&amp;[.D170]&amp;&quot;, &quot;&amp;[.E170]&amp;&quot;, &quot;&amp;[.F170]&amp;&quot;, &quot;&amp;[.G170]&amp;&quot;, &quot;&amp;[.H170]&amp;&quot;, &quot;&amp;[.I170]&amp;&quot;, &quot;&amp;[.J170]&amp;&quot;]#  e: 0#  t: 5&quot;" office:value-type="string" office:string-value="- d: [0x29, 0x9E, 0x9F, 0xA0, 0xA1, 0xA2, 0xA3, 0xA4]#  e: 0#  t: 5">
            <text:p>- d: [0x29, 0x9E, 0x9F, 0xA0, 0xA1, 0xA2, 0xA3, 0xA4]# <text:s/>e: 0# <text:s/>t: 5</text:p>
          </table:table-cell>
        </table:table-row>
        <table:table-row table:style-name="ro1">
          <table:table-cell table:formula="of:=[.A170]+7" office:value-type="float" office:value="1189">
            <text:p>1189</text:p>
          </table:table-cell>
          <table:table-cell table:formula="of:=[.B170]+1" office:value-type="float" office:value="170">
            <text:p>170</text:p>
          </table:table-cell>
          <table:table-cell table:formula="of:=&quot;0x&quot;&amp;BASE(MOD([.B171];16)+32;16)" office:value-type="string" office:string-value="0x2A">
            <text:p>0x2A</text:p>
          </table:table-cell>
          <table:table-cell table:formula="of:=&quot;0x&quot;&amp;BASE(MOD(MOD([.$A171];256)+[.D$1];256);16;2)" office:value-type="string" office:string-value="0xA5">
            <text:p>0xA5</text:p>
          </table:table-cell>
          <table:table-cell table:formula="of:=&quot;0x&quot;&amp;BASE(MOD(MOD([.$A171];256)+[.E$1];256);16;2)" office:value-type="string" office:string-value="0xA6">
            <text:p>0xA6</text:p>
          </table:table-cell>
          <table:table-cell table:formula="of:=&quot;0x&quot;&amp;BASE(MOD(MOD([.$A171];256)+[.F$1];256);16;2)" office:value-type="string" office:string-value="0xA7">
            <text:p>0xA7</text:p>
          </table:table-cell>
          <table:table-cell table:formula="of:=&quot;0x&quot;&amp;BASE(MOD(MOD([.$A171];256)+[.G$1];256);16;2)" office:value-type="string" office:string-value="0xA8">
            <text:p>0xA8</text:p>
          </table:table-cell>
          <table:table-cell table:formula="of:=&quot;0x&quot;&amp;BASE(MOD(MOD([.$A171];256)+[.H$1];256);16;2)" office:value-type="string" office:string-value="0xA9">
            <text:p>0xA9</text:p>
          </table:table-cell>
          <table:table-cell table:formula="of:=&quot;0x&quot;&amp;BASE(MOD(MOD([.$A171];256)+[.I$1];256);16;2)" office:value-type="string" office:string-value="0xAA">
            <text:p>0xAA</text:p>
          </table:table-cell>
          <table:table-cell table:formula="of:=&quot;0x&quot;&amp;BASE(MOD(MOD([.$A171];256)+[.J$1];256);16;2)" office:value-type="string" office:string-value="0xAB">
            <text:p>0xAB</text:p>
          </table:table-cell>
          <table:table-cell table:formula="of:=&quot;- d: [&quot;&amp;[.C171]&amp;&quot;, &quot;&amp;[.D171]&amp;&quot;, &quot;&amp;[.E171]&amp;&quot;, &quot;&amp;[.F171]&amp;&quot;, &quot;&amp;[.G171]&amp;&quot;, &quot;&amp;[.H171]&amp;&quot;, &quot;&amp;[.I171]&amp;&quot;, &quot;&amp;[.J171]&amp;&quot;]#  e: 0#  t: 5&quot;" office:value-type="string" office:string-value="- d: [0x2A, 0xA5, 0xA6, 0xA7, 0xA8, 0xA9, 0xAA, 0xAB]#  e: 0#  t: 5">
            <text:p>- d: [0x2A, 0xA5, 0xA6, 0xA7, 0xA8, 0xA9, 0xAA, 0xAB]# <text:s/>e: 0# <text:s/>t: 5</text:p>
          </table:table-cell>
        </table:table-row>
        <table:table-row table:style-name="ro1">
          <table:table-cell table:formula="of:=[.A171]+7" office:value-type="float" office:value="1196">
            <text:p>1196</text:p>
          </table:table-cell>
          <table:table-cell table:formula="of:=[.B171]+1" office:value-type="float" office:value="171">
            <text:p>171</text:p>
          </table:table-cell>
          <table:table-cell table:formula="of:=&quot;0x&quot;&amp;BASE(MOD([.B172];16)+32;16)" office:value-type="string" office:string-value="0x2B">
            <text:p>0x2B</text:p>
          </table:table-cell>
          <table:table-cell table:formula="of:=&quot;0x&quot;&amp;BASE(MOD(MOD([.$A172];256)+[.D$1];256);16;2)" office:value-type="string" office:string-value="0xAC">
            <text:p>0xAC</text:p>
          </table:table-cell>
          <table:table-cell table:formula="of:=&quot;0x&quot;&amp;BASE(MOD(MOD([.$A172];256)+[.E$1];256);16;2)" office:value-type="string" office:string-value="0xAD">
            <text:p>0xAD</text:p>
          </table:table-cell>
          <table:table-cell table:formula="of:=&quot;0x&quot;&amp;BASE(MOD(MOD([.$A172];256)+[.F$1];256);16;2)" office:value-type="string" office:string-value="0xAE">
            <text:p>0xAE</text:p>
          </table:table-cell>
          <table:table-cell table:formula="of:=&quot;0x&quot;&amp;BASE(MOD(MOD([.$A172];256)+[.G$1];256);16;2)" office:value-type="string" office:string-value="0xAF">
            <text:p>0xAF</text:p>
          </table:table-cell>
          <table:table-cell table:formula="of:=&quot;0x&quot;&amp;BASE(MOD(MOD([.$A172];256)+[.H$1];256);16;2)" office:value-type="string" office:string-value="0xB0">
            <text:p>0xB0</text:p>
          </table:table-cell>
          <table:table-cell table:formula="of:=&quot;0x&quot;&amp;BASE(MOD(MOD([.$A172];256)+[.I$1];256);16;2)" office:value-type="string" office:string-value="0xB1">
            <text:p>0xB1</text:p>
          </table:table-cell>
          <table:table-cell table:formula="of:=&quot;0x&quot;&amp;BASE(MOD(MOD([.$A172];256)+[.J$1];256);16;2)" office:value-type="string" office:string-value="0xB2">
            <text:p>0xB2</text:p>
          </table:table-cell>
          <table:table-cell table:formula="of:=&quot;- d: [&quot;&amp;[.C172]&amp;&quot;, &quot;&amp;[.D172]&amp;&quot;, &quot;&amp;[.E172]&amp;&quot;, &quot;&amp;[.F172]&amp;&quot;, &quot;&amp;[.G172]&amp;&quot;, &quot;&amp;[.H172]&amp;&quot;, &quot;&amp;[.I172]&amp;&quot;, &quot;&amp;[.J172]&amp;&quot;]#  e: 0#  t: 5&quot;" office:value-type="string" office:string-value="- d: [0x2B, 0xAC, 0xAD, 0xAE, 0xAF, 0xB0, 0xB1, 0xB2]#  e: 0#  t: 5">
            <text:p>- d: [0x2B, 0xAC, 0xAD, 0xAE, 0xAF, 0xB0, 0xB1, 0xB2]# <text:s/>e: 0# <text:s/>t: 5</text:p>
          </table:table-cell>
        </table:table-row>
        <table:table-row table:style-name="ro1">
          <table:table-cell table:formula="of:=[.A172]+7" office:value-type="float" office:value="1203">
            <text:p>1203</text:p>
          </table:table-cell>
          <table:table-cell table:formula="of:=[.B172]+1" office:value-type="float" office:value="172">
            <text:p>172</text:p>
          </table:table-cell>
          <table:table-cell table:formula="of:=&quot;0x&quot;&amp;BASE(MOD([.B173];16)+32;16)" office:value-type="string" office:string-value="0x2C">
            <text:p>0x2C</text:p>
          </table:table-cell>
          <table:table-cell table:formula="of:=&quot;0x&quot;&amp;BASE(MOD(MOD([.$A173];256)+[.D$1];256);16;2)" office:value-type="string" office:string-value="0xB3">
            <text:p>0xB3</text:p>
          </table:table-cell>
          <table:table-cell table:formula="of:=&quot;0x&quot;&amp;BASE(MOD(MOD([.$A173];256)+[.E$1];256);16;2)" office:value-type="string" office:string-value="0xB4">
            <text:p>0xB4</text:p>
          </table:table-cell>
          <table:table-cell table:formula="of:=&quot;0x&quot;&amp;BASE(MOD(MOD([.$A173];256)+[.F$1];256);16;2)" office:value-type="string" office:string-value="0xB5">
            <text:p>0xB5</text:p>
          </table:table-cell>
          <table:table-cell table:formula="of:=&quot;0x&quot;&amp;BASE(MOD(MOD([.$A173];256)+[.G$1];256);16;2)" office:value-type="string" office:string-value="0xB6">
            <text:p>0xB6</text:p>
          </table:table-cell>
          <table:table-cell table:formula="of:=&quot;0x&quot;&amp;BASE(MOD(MOD([.$A173];256)+[.H$1];256);16;2)" office:value-type="string" office:string-value="0xB7">
            <text:p>0xB7</text:p>
          </table:table-cell>
          <table:table-cell table:formula="of:=&quot;0x&quot;&amp;BASE(MOD(MOD([.$A173];256)+[.I$1];256);16;2)" office:value-type="string" office:string-value="0xB8">
            <text:p>0xB8</text:p>
          </table:table-cell>
          <table:table-cell table:formula="of:=&quot;0x&quot;&amp;BASE(MOD(MOD([.$A173];256)+[.J$1];256);16;2)" office:value-type="string" office:string-value="0xB9">
            <text:p>0xB9</text:p>
          </table:table-cell>
          <table:table-cell table:formula="of:=&quot;- d: [&quot;&amp;[.C173]&amp;&quot;, &quot;&amp;[.D173]&amp;&quot;, &quot;&amp;[.E173]&amp;&quot;, &quot;&amp;[.F173]&amp;&quot;, &quot;&amp;[.G173]&amp;&quot;, &quot;&amp;[.H173]&amp;&quot;, &quot;&amp;[.I173]&amp;&quot;, &quot;&amp;[.J173]&amp;&quot;]#  e: 0#  t: 5&quot;" office:value-type="string" office:string-value="- d: [0x2C, 0xB3, 0xB4, 0xB5, 0xB6, 0xB7, 0xB8, 0xB9]#  e: 0#  t: 5">
            <text:p>- d: [0x2C, 0xB3, 0xB4, 0xB5, 0xB6, 0xB7, 0xB8, 0xB9]# <text:s/>e: 0# <text:s/>t: 5</text:p>
          </table:table-cell>
        </table:table-row>
        <table:table-row table:style-name="ro1">
          <table:table-cell table:formula="of:=[.A173]+7" office:value-type="float" office:value="1210">
            <text:p>1210</text:p>
          </table:table-cell>
          <table:table-cell table:formula="of:=[.B173]+1" office:value-type="float" office:value="173">
            <text:p>173</text:p>
          </table:table-cell>
          <table:table-cell table:formula="of:=&quot;0x&quot;&amp;BASE(MOD([.B174];16)+32;16)" office:value-type="string" office:string-value="0x2D">
            <text:p>0x2D</text:p>
          </table:table-cell>
          <table:table-cell table:formula="of:=&quot;0x&quot;&amp;BASE(MOD(MOD([.$A174];256)+[.D$1];256);16;2)" office:value-type="string" office:string-value="0xBA">
            <text:p>0xBA</text:p>
          </table:table-cell>
          <table:table-cell table:formula="of:=&quot;0x&quot;&amp;BASE(MOD(MOD([.$A174];256)+[.E$1];256);16;2)" office:value-type="string" office:string-value="0xBB">
            <text:p>0xBB</text:p>
          </table:table-cell>
          <table:table-cell table:formula="of:=&quot;0x&quot;&amp;BASE(MOD(MOD([.$A174];256)+[.F$1];256);16;2)" office:value-type="string" office:string-value="0xBC">
            <text:p>0xBC</text:p>
          </table:table-cell>
          <table:table-cell table:formula="of:=&quot;0x&quot;&amp;BASE(MOD(MOD([.$A174];256)+[.G$1];256);16;2)" office:value-type="string" office:string-value="0xBD">
            <text:p>0xBD</text:p>
          </table:table-cell>
          <table:table-cell table:formula="of:=&quot;0x&quot;&amp;BASE(MOD(MOD([.$A174];256)+[.H$1];256);16;2)" office:value-type="string" office:string-value="0xBE">
            <text:p>0xBE</text:p>
          </table:table-cell>
          <table:table-cell table:formula="of:=&quot;0x&quot;&amp;BASE(MOD(MOD([.$A174];256)+[.I$1];256);16;2)" office:value-type="string" office:string-value="0xBF">
            <text:p>0xBF</text:p>
          </table:table-cell>
          <table:table-cell table:formula="of:=&quot;0x&quot;&amp;BASE(MOD(MOD([.$A174];256)+[.J$1];256);16;2)" office:value-type="string" office:string-value="0xC0">
            <text:p>0xC0</text:p>
          </table:table-cell>
          <table:table-cell table:formula="of:=&quot;- d: [&quot;&amp;[.C174]&amp;&quot;, &quot;&amp;[.D174]&amp;&quot;, &quot;&amp;[.E174]&amp;&quot;, &quot;&amp;[.F174]&amp;&quot;, &quot;&amp;[.G174]&amp;&quot;, &quot;&amp;[.H174]&amp;&quot;, &quot;&amp;[.I174]&amp;&quot;, &quot;&amp;[.J174]&amp;&quot;]#  e: 0#  t: 5&quot;" office:value-type="string" office:string-value="- d: [0x2D, 0xBA, 0xBB, 0xBC, 0xBD, 0xBE, 0xBF, 0xC0]#  e: 0#  t: 5">
            <text:p>- d: [0x2D, 0xBA, 0xBB, 0xBC, 0xBD, 0xBE, 0xBF, 0xC0]# <text:s/>e: 0# <text:s/>t: 5</text:p>
          </table:table-cell>
        </table:table-row>
        <table:table-row table:style-name="ro1">
          <table:table-cell table:formula="of:=[.A174]+7" office:value-type="float" office:value="1217">
            <text:p>1217</text:p>
          </table:table-cell>
          <table:table-cell table:formula="of:=[.B174]+1" office:value-type="float" office:value="174">
            <text:p>174</text:p>
          </table:table-cell>
          <table:table-cell table:formula="of:=&quot;0x&quot;&amp;BASE(MOD([.B175];16)+32;16)" office:value-type="string" office:string-value="0x2E">
            <text:p>0x2E</text:p>
          </table:table-cell>
          <table:table-cell table:formula="of:=&quot;0x&quot;&amp;BASE(MOD(MOD([.$A175];256)+[.D$1];256);16;2)" office:value-type="string" office:string-value="0xC1">
            <text:p>0xC1</text:p>
          </table:table-cell>
          <table:table-cell table:formula="of:=&quot;0x&quot;&amp;BASE(MOD(MOD([.$A175];256)+[.E$1];256);16;2)" office:value-type="string" office:string-value="0xC2">
            <text:p>0xC2</text:p>
          </table:table-cell>
          <table:table-cell table:formula="of:=&quot;0x&quot;&amp;BASE(MOD(MOD([.$A175];256)+[.F$1];256);16;2)" office:value-type="string" office:string-value="0xC3">
            <text:p>0xC3</text:p>
          </table:table-cell>
          <table:table-cell table:formula="of:=&quot;0x&quot;&amp;BASE(MOD(MOD([.$A175];256)+[.G$1];256);16;2)" office:value-type="string" office:string-value="0xC4">
            <text:p>0xC4</text:p>
          </table:table-cell>
          <table:table-cell table:formula="of:=&quot;0x&quot;&amp;BASE(MOD(MOD([.$A175];256)+[.H$1];256);16;2)" office:value-type="string" office:string-value="0xC5">
            <text:p>0xC5</text:p>
          </table:table-cell>
          <table:table-cell table:formula="of:=&quot;0x&quot;&amp;BASE(MOD(MOD([.$A175];256)+[.I$1];256);16;2)" office:value-type="string" office:string-value="0xC6">
            <text:p>0xC6</text:p>
          </table:table-cell>
          <table:table-cell table:formula="of:=&quot;0x&quot;&amp;BASE(MOD(MOD([.$A175];256)+[.J$1];256);16;2)" office:value-type="string" office:string-value="0xC7">
            <text:p>0xC7</text:p>
          </table:table-cell>
          <table:table-cell table:formula="of:=&quot;- d: [&quot;&amp;[.C175]&amp;&quot;, &quot;&amp;[.D175]&amp;&quot;, &quot;&amp;[.E175]&amp;&quot;, &quot;&amp;[.F175]&amp;&quot;, &quot;&amp;[.G175]&amp;&quot;, &quot;&amp;[.H175]&amp;&quot;, &quot;&amp;[.I175]&amp;&quot;, &quot;&amp;[.J175]&amp;&quot;]#  e: 0#  t: 5&quot;" office:value-type="string" office:string-value="- d: [0x2E, 0xC1, 0xC2, 0xC3, 0xC4, 0xC5, 0xC6, 0xC7]#  e: 0#  t: 5">
            <text:p>- d: [0x2E, 0xC1, 0xC2, 0xC3, 0xC4, 0xC5, 0xC6, 0xC7]# <text:s/>e: 0# <text:s/>t: 5</text:p>
          </table:table-cell>
        </table:table-row>
        <table:table-row table:style-name="ro1">
          <table:table-cell table:formula="of:=[.A175]+7" office:value-type="float" office:value="1224">
            <text:p>1224</text:p>
          </table:table-cell>
          <table:table-cell table:formula="of:=[.B175]+1" office:value-type="float" office:value="175">
            <text:p>175</text:p>
          </table:table-cell>
          <table:table-cell table:formula="of:=&quot;0x&quot;&amp;BASE(MOD([.B176];16)+32;16)" office:value-type="string" office:string-value="0x2F">
            <text:p>0x2F</text:p>
          </table:table-cell>
          <table:table-cell table:formula="of:=&quot;0x&quot;&amp;BASE(MOD(MOD([.$A176];256)+[.D$1];256);16;2)" office:value-type="string" office:string-value="0xC8">
            <text:p>0xC8</text:p>
          </table:table-cell>
          <table:table-cell table:formula="of:=&quot;0x&quot;&amp;BASE(MOD(MOD([.$A176];256)+[.E$1];256);16;2)" office:value-type="string" office:string-value="0xC9">
            <text:p>0xC9</text:p>
          </table:table-cell>
          <table:table-cell table:formula="of:=&quot;0x&quot;&amp;BASE(MOD(MOD([.$A176];256)+[.F$1];256);16;2)" office:value-type="string" office:string-value="0xCA">
            <text:p>0xCA</text:p>
          </table:table-cell>
          <table:table-cell table:formula="of:=&quot;0x&quot;&amp;BASE(MOD(MOD([.$A176];256)+[.G$1];256);16;2)" office:value-type="string" office:string-value="0xCB">
            <text:p>0xCB</text:p>
          </table:table-cell>
          <table:table-cell table:formula="of:=&quot;0x&quot;&amp;BASE(MOD(MOD([.$A176];256)+[.H$1];256);16;2)" office:value-type="string" office:string-value="0xCC">
            <text:p>0xCC</text:p>
          </table:table-cell>
          <table:table-cell table:formula="of:=&quot;0x&quot;&amp;BASE(MOD(MOD([.$A176];256)+[.I$1];256);16;2)" office:value-type="string" office:string-value="0xCD">
            <text:p>0xCD</text:p>
          </table:table-cell>
          <table:table-cell table:formula="of:=&quot;0x&quot;&amp;BASE(MOD(MOD([.$A176];256)+[.J$1];256);16;2)" office:value-type="string" office:string-value="0xCE">
            <text:p>0xCE</text:p>
          </table:table-cell>
          <table:table-cell table:formula="of:=&quot;- d: [&quot;&amp;[.C176]&amp;&quot;, &quot;&amp;[.D176]&amp;&quot;, &quot;&amp;[.E176]&amp;&quot;, &quot;&amp;[.F176]&amp;&quot;, &quot;&amp;[.G176]&amp;&quot;, &quot;&amp;[.H176]&amp;&quot;, &quot;&amp;[.I176]&amp;&quot;, &quot;&amp;[.J176]&amp;&quot;]#  e: 0#  t: 5&quot;" office:value-type="string" office:string-value="- d: [0x2F, 0xC8, 0xC9, 0xCA, 0xCB, 0xCC, 0xCD, 0xCE]#  e: 0#  t: 5">
            <text:p>- d: [0x2F, 0xC8, 0xC9, 0xCA, 0xCB, 0xCC, 0xCD, 0xCE]# <text:s/>e: 0# <text:s/>t: 5</text:p>
          </table:table-cell>
        </table:table-row>
        <table:table-row table:style-name="ro1">
          <table:table-cell table:formula="of:=[.A176]+7" office:value-type="float" office:value="1231">
            <text:p>1231</text:p>
          </table:table-cell>
          <table:table-cell table:formula="of:=[.B176]+1" office:value-type="float" office:value="176">
            <text:p>176</text:p>
          </table:table-cell>
          <table:table-cell table:formula="of:=&quot;0x&quot;&amp;BASE(MOD([.B177];16)+32;16)" office:value-type="string" office:string-value="0x20">
            <text:p>0x20</text:p>
          </table:table-cell>
          <table:table-cell table:formula="of:=&quot;0x&quot;&amp;BASE(MOD(MOD([.$A177];256)+[.D$1];256);16;2)" office:value-type="string" office:string-value="0xCF">
            <text:p>0xCF</text:p>
          </table:table-cell>
          <table:table-cell table:formula="of:=&quot;0x&quot;&amp;BASE(MOD(MOD([.$A177];256)+[.E$1];256);16;2)" office:value-type="string" office:string-value="0xD0">
            <text:p>0xD0</text:p>
          </table:table-cell>
          <table:table-cell table:formula="of:=&quot;0x&quot;&amp;BASE(MOD(MOD([.$A177];256)+[.F$1];256);16;2)" office:value-type="string" office:string-value="0xD1">
            <text:p>0xD1</text:p>
          </table:table-cell>
          <table:table-cell table:formula="of:=&quot;0x&quot;&amp;BASE(MOD(MOD([.$A177];256)+[.G$1];256);16;2)" office:value-type="string" office:string-value="0xD2">
            <text:p>0xD2</text:p>
          </table:table-cell>
          <table:table-cell table:formula="of:=&quot;0x&quot;&amp;BASE(MOD(MOD([.$A177];256)+[.H$1];256);16;2)" office:value-type="string" office:string-value="0xD3">
            <text:p>0xD3</text:p>
          </table:table-cell>
          <table:table-cell table:formula="of:=&quot;0x&quot;&amp;BASE(MOD(MOD([.$A177];256)+[.I$1];256);16;2)" office:value-type="string" office:string-value="0xD4">
            <text:p>0xD4</text:p>
          </table:table-cell>
          <table:table-cell table:formula="of:=&quot;0x&quot;&amp;BASE(MOD(MOD([.$A177];256)+[.J$1];256);16;2)" office:value-type="string" office:string-value="0xD5">
            <text:p>0xD5</text:p>
          </table:table-cell>
          <table:table-cell table:formula="of:=&quot;- d: [&quot;&amp;[.C177]&amp;&quot;, &quot;&amp;[.D177]&amp;&quot;, &quot;&amp;[.E177]&amp;&quot;, &quot;&amp;[.F177]&amp;&quot;, &quot;&amp;[.G177]&amp;&quot;, &quot;&amp;[.H177]&amp;&quot;, &quot;&amp;[.I177]&amp;&quot;, &quot;&amp;[.J177]&amp;&quot;]#  e: 0#  t: 5&quot;" office:value-type="string" office:string-value="- d: [0x20, 0xCF, 0xD0, 0xD1, 0xD2, 0xD3, 0xD4, 0xD5]#  e: 0#  t: 5">
            <text:p>- d: [0x20, 0xCF, 0xD0, 0xD1, 0xD2, 0xD3, 0xD4, 0xD5]# <text:s/>e: 0# <text:s/>t: 5</text:p>
          </table:table-cell>
        </table:table-row>
        <table:table-row table:style-name="ro1">
          <table:table-cell table:formula="of:=[.A177]+7" office:value-type="float" office:value="1238">
            <text:p>1238</text:p>
          </table:table-cell>
          <table:table-cell table:formula="of:=[.B177]+1" office:value-type="float" office:value="177">
            <text:p>177</text:p>
          </table:table-cell>
          <table:table-cell table:formula="of:=&quot;0x&quot;&amp;BASE(MOD([.B178];16)+32;16)" office:value-type="string" office:string-value="0x21">
            <text:p>0x21</text:p>
          </table:table-cell>
          <table:table-cell table:formula="of:=&quot;0x&quot;&amp;BASE(MOD(MOD([.$A178];256)+[.D$1];256);16;2)" office:value-type="string" office:string-value="0xD6">
            <text:p>0xD6</text:p>
          </table:table-cell>
          <table:table-cell table:formula="of:=&quot;0x&quot;&amp;BASE(MOD(MOD([.$A178];256)+[.E$1];256);16;2)" office:value-type="string" office:string-value="0xD7">
            <text:p>0xD7</text:p>
          </table:table-cell>
          <table:table-cell table:formula="of:=&quot;0x&quot;&amp;BASE(MOD(MOD([.$A178];256)+[.F$1];256);16;2)" office:value-type="string" office:string-value="0xD8">
            <text:p>0xD8</text:p>
          </table:table-cell>
          <table:table-cell table:formula="of:=&quot;0x&quot;&amp;BASE(MOD(MOD([.$A178];256)+[.G$1];256);16;2)" office:value-type="string" office:string-value="0xD9">
            <text:p>0xD9</text:p>
          </table:table-cell>
          <table:table-cell table:formula="of:=&quot;0x&quot;&amp;BASE(MOD(MOD([.$A178];256)+[.H$1];256);16;2)" office:value-type="string" office:string-value="0xDA">
            <text:p>0xDA</text:p>
          </table:table-cell>
          <table:table-cell table:formula="of:=&quot;0x&quot;&amp;BASE(MOD(MOD([.$A178];256)+[.I$1];256);16;2)" office:value-type="string" office:string-value="0xDB">
            <text:p>0xDB</text:p>
          </table:table-cell>
          <table:table-cell table:formula="of:=&quot;0x&quot;&amp;BASE(MOD(MOD([.$A178];256)+[.J$1];256);16;2)" office:value-type="string" office:string-value="0xDC">
            <text:p>0xDC</text:p>
          </table:table-cell>
          <table:table-cell table:formula="of:=&quot;- d: [&quot;&amp;[.C178]&amp;&quot;, &quot;&amp;[.D178]&amp;&quot;, &quot;&amp;[.E178]&amp;&quot;, &quot;&amp;[.F178]&amp;&quot;, &quot;&amp;[.G178]&amp;&quot;, &quot;&amp;[.H178]&amp;&quot;, &quot;&amp;[.I178]&amp;&quot;, &quot;&amp;[.J178]&amp;&quot;]#  e: 0#  t: 5&quot;" office:value-type="string" office:string-value="- d: [0x21, 0xD6, 0xD7, 0xD8, 0xD9, 0xDA, 0xDB, 0xDC]#  e: 0#  t: 5">
            <text:p>- d: [0x21, 0xD6, 0xD7, 0xD8, 0xD9, 0xDA, 0xDB, 0xDC]# <text:s/>e: 0# <text:s/>t: 5</text:p>
          </table:table-cell>
        </table:table-row>
        <table:table-row table:style-name="ro1">
          <table:table-cell table:formula="of:=[.A178]+7" office:value-type="float" office:value="1245">
            <text:p>1245</text:p>
          </table:table-cell>
          <table:table-cell table:formula="of:=[.B178]+1" office:value-type="float" office:value="178">
            <text:p>178</text:p>
          </table:table-cell>
          <table:table-cell table:formula="of:=&quot;0x&quot;&amp;BASE(MOD([.B179];16)+32;16)" office:value-type="string" office:string-value="0x22">
            <text:p>0x22</text:p>
          </table:table-cell>
          <table:table-cell table:formula="of:=&quot;0x&quot;&amp;BASE(MOD(MOD([.$A179];256)+[.D$1];256);16;2)" office:value-type="string" office:string-value="0xDD">
            <text:p>0xDD</text:p>
          </table:table-cell>
          <table:table-cell table:formula="of:=&quot;0x&quot;&amp;BASE(MOD(MOD([.$A179];256)+[.E$1];256);16;2)" office:value-type="string" office:string-value="0xDE">
            <text:p>0xDE</text:p>
          </table:table-cell>
          <table:table-cell table:formula="of:=&quot;0x&quot;&amp;BASE(MOD(MOD([.$A179];256)+[.F$1];256);16;2)" office:value-type="string" office:string-value="0xDF">
            <text:p>0xDF</text:p>
          </table:table-cell>
          <table:table-cell table:formula="of:=&quot;0x&quot;&amp;BASE(MOD(MOD([.$A179];256)+[.G$1];256);16;2)" office:value-type="string" office:string-value="0xE0">
            <text:p>0xE0</text:p>
          </table:table-cell>
          <table:table-cell table:formula="of:=&quot;0x&quot;&amp;BASE(MOD(MOD([.$A179];256)+[.H$1];256);16;2)" office:value-type="string" office:string-value="0xE1">
            <text:p>0xE1</text:p>
          </table:table-cell>
          <table:table-cell table:formula="of:=&quot;0x&quot;&amp;BASE(MOD(MOD([.$A179];256)+[.I$1];256);16;2)" office:value-type="string" office:string-value="0xE2">
            <text:p>0xE2</text:p>
          </table:table-cell>
          <table:table-cell table:formula="of:=&quot;0x&quot;&amp;BASE(MOD(MOD([.$A179];256)+[.J$1];256);16;2)" office:value-type="string" office:string-value="0xE3">
            <text:p>0xE3</text:p>
          </table:table-cell>
          <table:table-cell table:formula="of:=&quot;- d: [&quot;&amp;[.C179]&amp;&quot;, &quot;&amp;[.D179]&amp;&quot;, &quot;&amp;[.E179]&amp;&quot;, &quot;&amp;[.F179]&amp;&quot;, &quot;&amp;[.G179]&amp;&quot;, &quot;&amp;[.H179]&amp;&quot;, &quot;&amp;[.I179]&amp;&quot;, &quot;&amp;[.J179]&amp;&quot;]#  e: 0#  t: 5&quot;" office:value-type="string" office:string-value="- d: [0x22, 0xDD, 0xDE, 0xDF, 0xE0, 0xE1, 0xE2, 0xE3]#  e: 0#  t: 5">
            <text:p>- d: [0x22, 0xDD, 0xDE, 0xDF, 0xE0, 0xE1, 0xE2, 0xE3]# <text:s/>e: 0# <text:s/>t: 5</text:p>
          </table:table-cell>
        </table:table-row>
        <table:table-row table:style-name="ro1">
          <table:table-cell table:formula="of:=[.A179]+7" office:value-type="float" office:value="1252">
            <text:p>1252</text:p>
          </table:table-cell>
          <table:table-cell table:formula="of:=[.B179]+1" office:value-type="float" office:value="179">
            <text:p>179</text:p>
          </table:table-cell>
          <table:table-cell table:formula="of:=&quot;0x&quot;&amp;BASE(MOD([.B180];16)+32;16)" office:value-type="string" office:string-value="0x23">
            <text:p>0x23</text:p>
          </table:table-cell>
          <table:table-cell table:formula="of:=&quot;0x&quot;&amp;BASE(MOD(MOD([.$A180];256)+[.D$1];256);16;2)" office:value-type="string" office:string-value="0xE4">
            <text:p>0xE4</text:p>
          </table:table-cell>
          <table:table-cell table:formula="of:=&quot;0x&quot;&amp;BASE(MOD(MOD([.$A180];256)+[.E$1];256);16;2)" office:value-type="string" office:string-value="0xE5">
            <text:p>0xE5</text:p>
          </table:table-cell>
          <table:table-cell table:formula="of:=&quot;0x&quot;&amp;BASE(MOD(MOD([.$A180];256)+[.F$1];256);16;2)" office:value-type="string" office:string-value="0xE6">
            <text:p>0xE6</text:p>
          </table:table-cell>
          <table:table-cell table:formula="of:=&quot;0x&quot;&amp;BASE(MOD(MOD([.$A180];256)+[.G$1];256);16;2)" office:value-type="string" office:string-value="0xE7">
            <text:p>0xE7</text:p>
          </table:table-cell>
          <table:table-cell table:formula="of:=&quot;0x&quot;&amp;BASE(MOD(MOD([.$A180];256)+[.H$1];256);16;2)" office:value-type="string" office:string-value="0xE8">
            <text:p>0xE8</text:p>
          </table:table-cell>
          <table:table-cell table:formula="of:=&quot;0x&quot;&amp;BASE(MOD(MOD([.$A180];256)+[.I$1];256);16;2)" office:value-type="string" office:string-value="0xE9">
            <text:p>0xE9</text:p>
          </table:table-cell>
          <table:table-cell table:formula="of:=&quot;0x&quot;&amp;BASE(MOD(MOD([.$A180];256)+[.J$1];256);16;2)" office:value-type="string" office:string-value="0xEA">
            <text:p>0xEA</text:p>
          </table:table-cell>
          <table:table-cell table:formula="of:=&quot;- d: [&quot;&amp;[.C180]&amp;&quot;, &quot;&amp;[.D180]&amp;&quot;, &quot;&amp;[.E180]&amp;&quot;, &quot;&amp;[.F180]&amp;&quot;, &quot;&amp;[.G180]&amp;&quot;, &quot;&amp;[.H180]&amp;&quot;, &quot;&amp;[.I180]&amp;&quot;, &quot;&amp;[.J180]&amp;&quot;]#  e: 0#  t: 5&quot;" office:value-type="string" office:string-value="- d: [0x23, 0xE4, 0xE5, 0xE6, 0xE7, 0xE8, 0xE9, 0xEA]#  e: 0#  t: 5">
            <text:p>- d: [0x23, 0xE4, 0xE5, 0xE6, 0xE7, 0xE8, 0xE9, 0xEA]# <text:s/>e: 0# <text:s/>t: 5</text:p>
          </table:table-cell>
        </table:table-row>
        <table:table-row table:style-name="ro1">
          <table:table-cell table:formula="of:=[.A180]+7" office:value-type="float" office:value="1259">
            <text:p>1259</text:p>
          </table:table-cell>
          <table:table-cell table:formula="of:=[.B180]+1" office:value-type="float" office:value="180">
            <text:p>180</text:p>
          </table:table-cell>
          <table:table-cell table:formula="of:=&quot;0x&quot;&amp;BASE(MOD([.B181];16)+32;16)" office:value-type="string" office:string-value="0x24">
            <text:p>0x24</text:p>
          </table:table-cell>
          <table:table-cell table:formula="of:=&quot;0x&quot;&amp;BASE(MOD(MOD([.$A181];256)+[.D$1];256);16;2)" office:value-type="string" office:string-value="0xEB">
            <text:p>0xEB</text:p>
          </table:table-cell>
          <table:table-cell table:formula="of:=&quot;0x&quot;&amp;BASE(MOD(MOD([.$A181];256)+[.E$1];256);16;2)" office:value-type="string" office:string-value="0xEC">
            <text:p>0xEC</text:p>
          </table:table-cell>
          <table:table-cell table:formula="of:=&quot;0x&quot;&amp;BASE(MOD(MOD([.$A181];256)+[.F$1];256);16;2)" office:value-type="string" office:string-value="0xED">
            <text:p>0xED</text:p>
          </table:table-cell>
          <table:table-cell table:formula="of:=&quot;0x&quot;&amp;BASE(MOD(MOD([.$A181];256)+[.G$1];256);16;2)" office:value-type="string" office:string-value="0xEE">
            <text:p>0xEE</text:p>
          </table:table-cell>
          <table:table-cell table:formula="of:=&quot;0x&quot;&amp;BASE(MOD(MOD([.$A181];256)+[.H$1];256);16;2)" office:value-type="string" office:string-value="0xEF">
            <text:p>0xEF</text:p>
          </table:table-cell>
          <table:table-cell table:formula="of:=&quot;0x&quot;&amp;BASE(MOD(MOD([.$A181];256)+[.I$1];256);16;2)" office:value-type="string" office:string-value="0xF0">
            <text:p>0xF0</text:p>
          </table:table-cell>
          <table:table-cell table:formula="of:=&quot;0x&quot;&amp;BASE(MOD(MOD([.$A181];256)+[.J$1];256);16;2)" office:value-type="string" office:string-value="0xF1">
            <text:p>0xF1</text:p>
          </table:table-cell>
          <table:table-cell table:formula="of:=&quot;- d: [&quot;&amp;[.C181]&amp;&quot;, &quot;&amp;[.D181]&amp;&quot;, &quot;&amp;[.E181]&amp;&quot;, &quot;&amp;[.F181]&amp;&quot;, &quot;&amp;[.G181]&amp;&quot;, &quot;&amp;[.H181]&amp;&quot;, &quot;&amp;[.I181]&amp;&quot;, &quot;&amp;[.J181]&amp;&quot;]#  e: 0#  t: 5&quot;" office:value-type="string" office:string-value="- d: [0x24, 0xEB, 0xEC, 0xED, 0xEE, 0xEF, 0xF0, 0xF1]#  e: 0#  t: 5">
            <text:p>- d: [0x24, 0xEB, 0xEC, 0xED, 0xEE, 0xEF, 0xF0, 0xF1]# <text:s/>e: 0# <text:s/>t: 5</text:p>
          </table:table-cell>
        </table:table-row>
        <table:table-row table:style-name="ro1">
          <table:table-cell table:formula="of:=[.A181]+7" office:value-type="float" office:value="1266">
            <text:p>1266</text:p>
          </table:table-cell>
          <table:table-cell table:formula="of:=[.B181]+1" office:value-type="float" office:value="181">
            <text:p>181</text:p>
          </table:table-cell>
          <table:table-cell table:formula="of:=&quot;0x&quot;&amp;BASE(MOD([.B182];16)+32;16)" office:value-type="string" office:string-value="0x25">
            <text:p>0x25</text:p>
          </table:table-cell>
          <table:table-cell table:formula="of:=&quot;0x&quot;&amp;BASE(MOD(MOD([.$A182];256)+[.D$1];256);16;2)" office:value-type="string" office:string-value="0xF2">
            <text:p>0xF2</text:p>
          </table:table-cell>
          <table:table-cell table:formula="of:=&quot;0x&quot;&amp;BASE(MOD(MOD([.$A182];256)+[.E$1];256);16;2)" office:value-type="string" office:string-value="0xF3">
            <text:p>0xF3</text:p>
          </table:table-cell>
          <table:table-cell table:formula="of:=&quot;0x&quot;&amp;BASE(MOD(MOD([.$A182];256)+[.F$1];256);16;2)" office:value-type="string" office:string-value="0xF4">
            <text:p>0xF4</text:p>
          </table:table-cell>
          <table:table-cell table:formula="of:=&quot;0x&quot;&amp;BASE(MOD(MOD([.$A182];256)+[.G$1];256);16;2)" office:value-type="string" office:string-value="0xF5">
            <text:p>0xF5</text:p>
          </table:table-cell>
          <table:table-cell table:formula="of:=&quot;0x&quot;&amp;BASE(MOD(MOD([.$A182];256)+[.H$1];256);16;2)" office:value-type="string" office:string-value="0xF6">
            <text:p>0xF6</text:p>
          </table:table-cell>
          <table:table-cell table:formula="of:=&quot;0x&quot;&amp;BASE(MOD(MOD([.$A182];256)+[.I$1];256);16;2)" office:value-type="string" office:string-value="0xF7">
            <text:p>0xF7</text:p>
          </table:table-cell>
          <table:table-cell table:formula="of:=&quot;0x&quot;&amp;BASE(MOD(MOD([.$A182];256)+[.J$1];256);16;2)" office:value-type="string" office:string-value="0xF8">
            <text:p>0xF8</text:p>
          </table:table-cell>
          <table:table-cell table:formula="of:=&quot;- d: [&quot;&amp;[.C182]&amp;&quot;, &quot;&amp;[.D182]&amp;&quot;, &quot;&amp;[.E182]&amp;&quot;, &quot;&amp;[.F182]&amp;&quot;, &quot;&amp;[.G182]&amp;&quot;, &quot;&amp;[.H182]&amp;&quot;, &quot;&amp;[.I182]&amp;&quot;, &quot;&amp;[.J182]&amp;&quot;]#  e: 0#  t: 5&quot;" office:value-type="string" office:string-value="- d: [0x25, 0xF2, 0xF3, 0xF4, 0xF5, 0xF6, 0xF7, 0xF8]#  e: 0#  t: 5">
            <text:p>- d: [0x25, 0xF2, 0xF3, 0xF4, 0xF5, 0xF6, 0xF7, 0xF8]# <text:s/>e: 0# <text:s/>t: 5</text:p>
          </table:table-cell>
        </table:table-row>
        <table:table-row table:style-name="ro1">
          <table:table-cell table:formula="of:=[.A182]+7" office:value-type="float" office:value="1273">
            <text:p>1273</text:p>
          </table:table-cell>
          <table:table-cell table:formula="of:=[.B182]+1" office:value-type="float" office:value="182">
            <text:p>182</text:p>
          </table:table-cell>
          <table:table-cell table:formula="of:=&quot;0x&quot;&amp;BASE(MOD([.B183];16)+32;16)" office:value-type="string" office:string-value="0x26">
            <text:p>0x26</text:p>
          </table:table-cell>
          <table:table-cell table:formula="of:=&quot;0x&quot;&amp;BASE(MOD(MOD([.$A183];256)+[.D$1];256);16;2)" office:value-type="string" office:string-value="0xF9">
            <text:p>0xF9</text:p>
          </table:table-cell>
          <table:table-cell table:formula="of:=&quot;0x&quot;&amp;BASE(MOD(MOD([.$A183];256)+[.E$1];256);16;2)" office:value-type="string" office:string-value="0xFA">
            <text:p>0xFA</text:p>
          </table:table-cell>
          <table:table-cell table:formula="of:=&quot;0x&quot;&amp;BASE(MOD(MOD([.$A183];256)+[.F$1];256);16;2)" office:value-type="string" office:string-value="0xFB">
            <text:p>0xFB</text:p>
          </table:table-cell>
          <table:table-cell table:formula="of:=&quot;0x&quot;&amp;BASE(MOD(MOD([.$A183];256)+[.G$1];256);16;2)" office:value-type="string" office:string-value="0xFC">
            <text:p>0xFC</text:p>
          </table:table-cell>
          <table:table-cell table:formula="of:=&quot;0x&quot;&amp;BASE(MOD(MOD([.$A183];256)+[.H$1];256);16;2)" office:value-type="string" office:string-value="0xFD">
            <text:p>0xFD</text:p>
          </table:table-cell>
          <table:table-cell table:formula="of:=&quot;0x&quot;&amp;BASE(MOD(MOD([.$A183];256)+[.I$1];256);16;2)" office:value-type="string" office:string-value="0xFE">
            <text:p>0xFE</text:p>
          </table:table-cell>
          <table:table-cell table:formula="of:=&quot;0x&quot;&amp;BASE(MOD(MOD([.$A183];256)+[.J$1];256);16;2)" office:value-type="string" office:string-value="0xFF">
            <text:p>0xFF</text:p>
          </table:table-cell>
          <table:table-cell table:formula="of:=&quot;- d: [&quot;&amp;[.C183]&amp;&quot;, &quot;&amp;[.D183]&amp;&quot;, &quot;&amp;[.E183]&amp;&quot;, &quot;&amp;[.F183]&amp;&quot;, &quot;&amp;[.G183]&amp;&quot;, &quot;&amp;[.H183]&amp;&quot;, &quot;&amp;[.I183]&amp;&quot;, &quot;&amp;[.J183]&amp;&quot;]#  e: 0#  t: 5&quot;" office:value-type="string" office:string-value="- d: [0x26, 0xF9, 0xFA, 0xFB, 0xFC, 0xFD, 0xFE, 0xFF]#  e: 0#  t: 5">
            <text:p>- d: [0x26, 0xF9, 0xFA, 0xFB, 0xFC, 0xFD, 0xFE, 0xFF]# <text:s/>e: 0# <text:s/>t: 5</text:p>
          </table:table-cell>
        </table:table-row>
        <table:table-row table:style-name="ro1">
          <table:table-cell table:formula="of:=[.A183]+7" office:value-type="float" office:value="1280">
            <text:p>1280</text:p>
          </table:table-cell>
          <table:table-cell table:formula="of:=[.B183]+1" office:value-type="float" office:value="183">
            <text:p>183</text:p>
          </table:table-cell>
          <table:table-cell table:formula="of:=&quot;0x&quot;&amp;BASE(MOD([.B184];16)+32;16)" office:value-type="string" office:string-value="0x27">
            <text:p>0x27</text:p>
          </table:table-cell>
          <table:table-cell table:formula="of:=&quot;0x&quot;&amp;BASE(MOD(MOD([.$A184];256)+[.D$1];256);16;2)" office:value-type="string" office:string-value="0x00">
            <text:p>0x00</text:p>
          </table:table-cell>
          <table:table-cell table:formula="of:=&quot;0x&quot;&amp;BASE(MOD(MOD([.$A184];256)+[.E$1];256);16;2)" office:value-type="string" office:string-value="0x01">
            <text:p>0x01</text:p>
          </table:table-cell>
          <table:table-cell table:formula="of:=&quot;0x&quot;&amp;BASE(MOD(MOD([.$A184];256)+[.F$1];256);16;2)" office:value-type="string" office:string-value="0x02">
            <text:p>0x02</text:p>
          </table:table-cell>
          <table:table-cell table:formula="of:=&quot;0x&quot;&amp;BASE(MOD(MOD([.$A184];256)+[.G$1];256);16;2)" office:value-type="string" office:string-value="0x03">
            <text:p>0x03</text:p>
          </table:table-cell>
          <table:table-cell table:formula="of:=&quot;0x&quot;&amp;BASE(MOD(MOD([.$A184];256)+[.H$1];256);16;2)" office:value-type="string" office:string-value="0x04">
            <text:p>0x04</text:p>
          </table:table-cell>
          <table:table-cell table:formula="of:=&quot;0x&quot;&amp;BASE(MOD(MOD([.$A184];256)+[.I$1];256);16;2)" office:value-type="string" office:string-value="0x05">
            <text:p>0x05</text:p>
          </table:table-cell>
          <table:table-cell table:formula="of:=&quot;0x&quot;&amp;BASE(MOD(MOD([.$A184];256)+[.J$1];256);16;2)" office:value-type="string" office:string-value="0x06">
            <text:p>0x06</text:p>
          </table:table-cell>
          <table:table-cell table:formula="of:=&quot;- d: [&quot;&amp;[.C184]&amp;&quot;, &quot;&amp;[.D184]&amp;&quot;, &quot;&amp;[.E184]&amp;&quot;, &quot;&amp;[.F184]&amp;&quot;, &quot;&amp;[.G184]&amp;&quot;, &quot;&amp;[.H184]&amp;&quot;, &quot;&amp;[.I184]&amp;&quot;, &quot;&amp;[.J184]&amp;&quot;]#  e: 0#  t: 5&quot;" office:value-type="string" office:string-value="- d: [0x27, 0x00, 0x01, 0x02, 0x03, 0x04, 0x05, 0x06]#  e: 0#  t: 5">
            <text:p>- d: [0x27, 0x00, 0x01, 0x02, 0x03, 0x04, 0x05, 0x06]# <text:s/>e: 0# <text:s/>t: 5</text:p>
          </table:table-cell>
        </table:table-row>
        <table:table-row table:style-name="ro1">
          <table:table-cell table:formula="of:=[.A184]+7" office:value-type="float" office:value="1287">
            <text:p>1287</text:p>
          </table:table-cell>
          <table:table-cell table:formula="of:=[.B184]+1" office:value-type="float" office:value="184">
            <text:p>184</text:p>
          </table:table-cell>
          <table:table-cell table:formula="of:=&quot;0x&quot;&amp;BASE(MOD([.B185];16)+32;16)" office:value-type="string" office:string-value="0x28">
            <text:p>0x28</text:p>
          </table:table-cell>
          <table:table-cell table:formula="of:=&quot;0x&quot;&amp;BASE(MOD(MOD([.$A185];256)+[.D$1];256);16;2)" office:value-type="string" office:string-value="0x07">
            <text:p>0x07</text:p>
          </table:table-cell>
          <table:table-cell table:formula="of:=&quot;0x&quot;&amp;BASE(MOD(MOD([.$A185];256)+[.E$1];256);16;2)" office:value-type="string" office:string-value="0x08">
            <text:p>0x08</text:p>
          </table:table-cell>
          <table:table-cell table:formula="of:=&quot;0x&quot;&amp;BASE(MOD(MOD([.$A185];256)+[.F$1];256);16;2)" office:value-type="string" office:string-value="0x09">
            <text:p>0x09</text:p>
          </table:table-cell>
          <table:table-cell table:formula="of:=&quot;0x&quot;&amp;BASE(MOD(MOD([.$A185];256)+[.G$1];256);16;2)" office:value-type="string" office:string-value="0x0A">
            <text:p>0x0A</text:p>
          </table:table-cell>
          <table:table-cell table:formula="of:=&quot;0x&quot;&amp;BASE(MOD(MOD([.$A185];256)+[.H$1];256);16;2)" office:value-type="string" office:string-value="0x0B">
            <text:p>0x0B</text:p>
          </table:table-cell>
          <table:table-cell table:formula="of:=&quot;0x&quot;&amp;BASE(MOD(MOD([.$A185];256)+[.I$1];256);16;2)" office:value-type="string" office:string-value="0x0C">
            <text:p>0x0C</text:p>
          </table:table-cell>
          <table:table-cell table:formula="of:=&quot;0x&quot;&amp;BASE(MOD(MOD([.$A185];256)+[.J$1];256);16;2)" office:value-type="string" office:string-value="0x0D">
            <text:p>0x0D</text:p>
          </table:table-cell>
          <table:table-cell table:formula="of:=&quot;- d: [&quot;&amp;[.C185]&amp;&quot;, &quot;&amp;[.D185]&amp;&quot;, &quot;&amp;[.E185]&amp;&quot;, &quot;&amp;[.F185]&amp;&quot;, &quot;&amp;[.G185]&amp;&quot;, &quot;&amp;[.H185]&amp;&quot;, &quot;&amp;[.I185]&amp;&quot;, &quot;&amp;[.J185]&amp;&quot;]#  e: 0#  t: 5&quot;" office:value-type="string" office:string-value="- d: [0x28, 0x07, 0x08, 0x09, 0x0A, 0x0B, 0x0C, 0x0D]#  e: 0#  t: 5">
            <text:p>- d: [0x28, 0x07, 0x08, 0x09, 0x0A, 0x0B, 0x0C, 0x0D]# <text:s/>e: 0# <text:s/>t: 5</text:p>
          </table:table-cell>
        </table:table-row>
        <table:table-row table:style-name="ro1">
          <table:table-cell table:formula="of:=[.A185]+7" office:value-type="float" office:value="1294">
            <text:p>1294</text:p>
          </table:table-cell>
          <table:table-cell table:formula="of:=[.B185]+1" office:value-type="float" office:value="185">
            <text:p>185</text:p>
          </table:table-cell>
          <table:table-cell table:formula="of:=&quot;0x&quot;&amp;BASE(MOD([.B186];16)+32;16)" office:value-type="string" office:string-value="0x29">
            <text:p>0x29</text:p>
          </table:table-cell>
          <table:table-cell table:formula="of:=&quot;0x&quot;&amp;BASE(MOD(MOD([.$A186];256)+[.D$1];256);16;2)" office:value-type="string" office:string-value="0x0E">
            <text:p>0x0E</text:p>
          </table:table-cell>
          <table:table-cell table:formula="of:=&quot;0x&quot;&amp;BASE(MOD(MOD([.$A186];256)+[.E$1];256);16;2)" office:value-type="string" office:string-value="0x0F">
            <text:p>0x0F</text:p>
          </table:table-cell>
          <table:table-cell table:formula="of:=&quot;0x&quot;&amp;BASE(MOD(MOD([.$A186];256)+[.F$1];256);16;2)" office:value-type="string" office:string-value="0x10">
            <text:p>0x10</text:p>
          </table:table-cell>
          <table:table-cell table:formula="of:=&quot;0x&quot;&amp;BASE(MOD(MOD([.$A186];256)+[.G$1];256);16;2)" office:value-type="string" office:string-value="0x11">
            <text:p>0x11</text:p>
          </table:table-cell>
          <table:table-cell table:formula="of:=&quot;0x&quot;&amp;BASE(MOD(MOD([.$A186];256)+[.H$1];256);16;2)" office:value-type="string" office:string-value="0x12">
            <text:p>0x12</text:p>
          </table:table-cell>
          <table:table-cell table:formula="of:=&quot;0x&quot;&amp;BASE(MOD(MOD([.$A186];256)+[.I$1];256);16;2)" office:value-type="string" office:string-value="0x13">
            <text:p>0x13</text:p>
          </table:table-cell>
          <table:table-cell table:formula="of:=&quot;0x&quot;&amp;BASE(MOD(MOD([.$A186];256)+[.J$1];256);16;2)" office:value-type="string" office:string-value="0x14">
            <text:p>0x14</text:p>
          </table:table-cell>
          <table:table-cell table:formula="of:=&quot;- d: [&quot;&amp;[.C186]&amp;&quot;, &quot;&amp;[.D186]&amp;&quot;, &quot;&amp;[.E186]&amp;&quot;, &quot;&amp;[.F186]&amp;&quot;, &quot;&amp;[.G186]&amp;&quot;, &quot;&amp;[.H186]&amp;&quot;, &quot;&amp;[.I186]&amp;&quot;, &quot;&amp;[.J186]&amp;&quot;]#  e: 0#  t: 5&quot;" office:value-type="string" office:string-value="- d: [0x29, 0x0E, 0x0F, 0x10, 0x11, 0x12, 0x13, 0x14]#  e: 0#  t: 5">
            <text:p>- d: [0x29, 0x0E, 0x0F, 0x10, 0x11, 0x12, 0x13, 0x14]# <text:s/>e: 0# <text:s/>t: 5</text:p>
          </table:table-cell>
        </table:table-row>
        <table:table-row table:style-name="ro1">
          <table:table-cell table:formula="of:=[.A186]+7" office:value-type="float" office:value="1301">
            <text:p>1301</text:p>
          </table:table-cell>
          <table:table-cell table:formula="of:=[.B186]+1" office:value-type="float" office:value="186">
            <text:p>186</text:p>
          </table:table-cell>
          <table:table-cell table:formula="of:=&quot;0x&quot;&amp;BASE(MOD([.B187];16)+32;16)" office:value-type="string" office:string-value="0x2A">
            <text:p>0x2A</text:p>
          </table:table-cell>
          <table:table-cell table:formula="of:=&quot;0x&quot;&amp;BASE(MOD(MOD([.$A187];256)+[.D$1];256);16;2)" office:value-type="string" office:string-value="0x15">
            <text:p>0x15</text:p>
          </table:table-cell>
          <table:table-cell table:formula="of:=&quot;0x&quot;&amp;BASE(MOD(MOD([.$A187];256)+[.E$1];256);16;2)" office:value-type="string" office:string-value="0x16">
            <text:p>0x16</text:p>
          </table:table-cell>
          <table:table-cell table:formula="of:=&quot;0x&quot;&amp;BASE(MOD(MOD([.$A187];256)+[.F$1];256);16;2)" office:value-type="string" office:string-value="0x17">
            <text:p>0x17</text:p>
          </table:table-cell>
          <table:table-cell table:formula="of:=&quot;0x&quot;&amp;BASE(MOD(MOD([.$A187];256)+[.G$1];256);16;2)" office:value-type="string" office:string-value="0x18">
            <text:p>0x18</text:p>
          </table:table-cell>
          <table:table-cell table:formula="of:=&quot;0x&quot;&amp;BASE(MOD(MOD([.$A187];256)+[.H$1];256);16;2)" office:value-type="string" office:string-value="0x19">
            <text:p>0x19</text:p>
          </table:table-cell>
          <table:table-cell table:formula="of:=&quot;0x&quot;&amp;BASE(MOD(MOD([.$A187];256)+[.I$1];256);16;2)" office:value-type="string" office:string-value="0x1A">
            <text:p>0x1A</text:p>
          </table:table-cell>
          <table:table-cell table:formula="of:=&quot;0x&quot;&amp;BASE(MOD(MOD([.$A187];256)+[.J$1];256);16;2)" office:value-type="string" office:string-value="0x1B">
            <text:p>0x1B</text:p>
          </table:table-cell>
          <table:table-cell table:formula="of:=&quot;- d: [&quot;&amp;[.C187]&amp;&quot;, &quot;&amp;[.D187]&amp;&quot;, &quot;&amp;[.E187]&amp;&quot;, &quot;&amp;[.F187]&amp;&quot;, &quot;&amp;[.G187]&amp;&quot;, &quot;&amp;[.H187]&amp;&quot;, &quot;&amp;[.I187]&amp;&quot;, &quot;&amp;[.J187]&amp;&quot;]#  e: 0#  t: 5&quot;" office:value-type="string" office:string-value="- d: [0x2A, 0x15, 0x16, 0x17, 0x18, 0x19, 0x1A, 0x1B]#  e: 0#  t: 5">
            <text:p>- d: [0x2A, 0x15, 0x16, 0x17, 0x18, 0x19, 0x1A, 0x1B]# <text:s/>e: 0# <text:s/>t: 5</text:p>
          </table:table-cell>
        </table:table-row>
        <table:table-row table:style-name="ro1">
          <table:table-cell table:formula="of:=[.A187]+7" office:value-type="float" office:value="1308">
            <text:p>1308</text:p>
          </table:table-cell>
          <table:table-cell table:formula="of:=[.B187]+1" office:value-type="float" office:value="187">
            <text:p>187</text:p>
          </table:table-cell>
          <table:table-cell table:formula="of:=&quot;0x&quot;&amp;BASE(MOD([.B188];16)+32;16)" office:value-type="string" office:string-value="0x2B">
            <text:p>0x2B</text:p>
          </table:table-cell>
          <table:table-cell table:formula="of:=&quot;0x&quot;&amp;BASE(MOD(MOD([.$A188];256)+[.D$1];256);16;2)" office:value-type="string" office:string-value="0x1C">
            <text:p>0x1C</text:p>
          </table:table-cell>
          <table:table-cell table:formula="of:=&quot;0x&quot;&amp;BASE(MOD(MOD([.$A188];256)+[.E$1];256);16;2)" office:value-type="string" office:string-value="0x1D">
            <text:p>0x1D</text:p>
          </table:table-cell>
          <table:table-cell table:formula="of:=&quot;0x&quot;&amp;BASE(MOD(MOD([.$A188];256)+[.F$1];256);16;2)" office:value-type="string" office:string-value="0x1E">
            <text:p>0x1E</text:p>
          </table:table-cell>
          <table:table-cell table:formula="of:=&quot;0x&quot;&amp;BASE(MOD(MOD([.$A188];256)+[.G$1];256);16;2)" office:value-type="string" office:string-value="0x1F">
            <text:p>0x1F</text:p>
          </table:table-cell>
          <table:table-cell table:formula="of:=&quot;0x&quot;&amp;BASE(MOD(MOD([.$A188];256)+[.H$1];256);16;2)" office:value-type="string" office:string-value="0x20">
            <text:p>0x20</text:p>
          </table:table-cell>
          <table:table-cell table:formula="of:=&quot;0x&quot;&amp;BASE(MOD(MOD([.$A188];256)+[.I$1];256);16;2)" office:value-type="string" office:string-value="0x21">
            <text:p>0x21</text:p>
          </table:table-cell>
          <table:table-cell table:formula="of:=&quot;0x&quot;&amp;BASE(MOD(MOD([.$A188];256)+[.J$1];256);16;2)" office:value-type="string" office:string-value="0x22">
            <text:p>0x22</text:p>
          </table:table-cell>
          <table:table-cell table:formula="of:=&quot;- d: [&quot;&amp;[.C188]&amp;&quot;, &quot;&amp;[.D188]&amp;&quot;, &quot;&amp;[.E188]&amp;&quot;, &quot;&amp;[.F188]&amp;&quot;, &quot;&amp;[.G188]&amp;&quot;, &quot;&amp;[.H188]&amp;&quot;, &quot;&amp;[.I188]&amp;&quot;, &quot;&amp;[.J188]&amp;&quot;]#  e: 0#  t: 5&quot;" office:value-type="string" office:string-value="- d: [0x2B, 0x1C, 0x1D, 0x1E, 0x1F, 0x20, 0x21, 0x22]#  e: 0#  t: 5">
            <text:p>- d: [0x2B, 0x1C, 0x1D, 0x1E, 0x1F, 0x20, 0x21, 0x22]# <text:s/>e: 0# <text:s/>t: 5</text:p>
          </table:table-cell>
        </table:table-row>
        <table:table-row table:style-name="ro1">
          <table:table-cell table:formula="of:=[.A188]+7" office:value-type="float" office:value="1315">
            <text:p>1315</text:p>
          </table:table-cell>
          <table:table-cell table:formula="of:=[.B188]+1" office:value-type="float" office:value="188">
            <text:p>188</text:p>
          </table:table-cell>
          <table:table-cell table:formula="of:=&quot;0x&quot;&amp;BASE(MOD([.B189];16)+32;16)" office:value-type="string" office:string-value="0x2C">
            <text:p>0x2C</text:p>
          </table:table-cell>
          <table:table-cell table:formula="of:=&quot;0x&quot;&amp;BASE(MOD(MOD([.$A189];256)+[.D$1];256);16;2)" office:value-type="string" office:string-value="0x23">
            <text:p>0x23</text:p>
          </table:table-cell>
          <table:table-cell table:formula="of:=&quot;0x&quot;&amp;BASE(MOD(MOD([.$A189];256)+[.E$1];256);16;2)" office:value-type="string" office:string-value="0x24">
            <text:p>0x24</text:p>
          </table:table-cell>
          <table:table-cell table:formula="of:=&quot;0x&quot;&amp;BASE(MOD(MOD([.$A189];256)+[.F$1];256);16;2)" office:value-type="string" office:string-value="0x25">
            <text:p>0x25</text:p>
          </table:table-cell>
          <table:table-cell table:formula="of:=&quot;0x&quot;&amp;BASE(MOD(MOD([.$A189];256)+[.G$1];256);16;2)" office:value-type="string" office:string-value="0x26">
            <text:p>0x26</text:p>
          </table:table-cell>
          <table:table-cell table:formula="of:=&quot;0x&quot;&amp;BASE(MOD(MOD([.$A189];256)+[.H$1];256);16;2)" office:value-type="string" office:string-value="0x27">
            <text:p>0x27</text:p>
          </table:table-cell>
          <table:table-cell table:formula="of:=&quot;0x&quot;&amp;BASE(MOD(MOD([.$A189];256)+[.I$1];256);16;2)" office:value-type="string" office:string-value="0x28">
            <text:p>0x28</text:p>
          </table:table-cell>
          <table:table-cell table:formula="of:=&quot;0x&quot;&amp;BASE(MOD(MOD([.$A189];256)+[.J$1];256);16;2)" office:value-type="string" office:string-value="0x29">
            <text:p>0x29</text:p>
          </table:table-cell>
          <table:table-cell table:formula="of:=&quot;- d: [&quot;&amp;[.C189]&amp;&quot;, &quot;&amp;[.D189]&amp;&quot;, &quot;&amp;[.E189]&amp;&quot;, &quot;&amp;[.F189]&amp;&quot;, &quot;&amp;[.G189]&amp;&quot;, &quot;&amp;[.H189]&amp;&quot;, &quot;&amp;[.I189]&amp;&quot;, &quot;&amp;[.J189]&amp;&quot;]#  e: 0#  t: 5&quot;" office:value-type="string" office:string-value="- d: [0x2C, 0x23, 0x24, 0x25, 0x26, 0x27, 0x28, 0x29]#  e: 0#  t: 5">
            <text:p>- d: [0x2C, 0x23, 0x24, 0x25, 0x26, 0x27, 0x28, 0x29]# <text:s/>e: 0# <text:s/>t: 5</text:p>
          </table:table-cell>
        </table:table-row>
        <table:table-row table:style-name="ro1">
          <table:table-cell table:formula="of:=[.A189]+7" office:value-type="float" office:value="1322">
            <text:p>1322</text:p>
          </table:table-cell>
          <table:table-cell table:formula="of:=[.B189]+1" office:value-type="float" office:value="189">
            <text:p>189</text:p>
          </table:table-cell>
          <table:table-cell table:formula="of:=&quot;0x&quot;&amp;BASE(MOD([.B190];16)+32;16)" office:value-type="string" office:string-value="0x2D">
            <text:p>0x2D</text:p>
          </table:table-cell>
          <table:table-cell table:formula="of:=&quot;0x&quot;&amp;BASE(MOD(MOD([.$A190];256)+[.D$1];256);16;2)" office:value-type="string" office:string-value="0x2A">
            <text:p>0x2A</text:p>
          </table:table-cell>
          <table:table-cell table:formula="of:=&quot;0x&quot;&amp;BASE(MOD(MOD([.$A190];256)+[.E$1];256);16;2)" office:value-type="string" office:string-value="0x2B">
            <text:p>0x2B</text:p>
          </table:table-cell>
          <table:table-cell table:formula="of:=&quot;0x&quot;&amp;BASE(MOD(MOD([.$A190];256)+[.F$1];256);16;2)" office:value-type="string" office:string-value="0x2C">
            <text:p>0x2C</text:p>
          </table:table-cell>
          <table:table-cell table:formula="of:=&quot;0x&quot;&amp;BASE(MOD(MOD([.$A190];256)+[.G$1];256);16;2)" office:value-type="string" office:string-value="0x2D">
            <text:p>0x2D</text:p>
          </table:table-cell>
          <table:table-cell table:formula="of:=&quot;0x&quot;&amp;BASE(MOD(MOD([.$A190];256)+[.H$1];256);16;2)" office:value-type="string" office:string-value="0x2E">
            <text:p>0x2E</text:p>
          </table:table-cell>
          <table:table-cell table:formula="of:=&quot;0x&quot;&amp;BASE(MOD(MOD([.$A190];256)+[.I$1];256);16;2)" office:value-type="string" office:string-value="0x2F">
            <text:p>0x2F</text:p>
          </table:table-cell>
          <table:table-cell table:formula="of:=&quot;0x&quot;&amp;BASE(MOD(MOD([.$A190];256)+[.J$1];256);16;2)" office:value-type="string" office:string-value="0x30">
            <text:p>0x30</text:p>
          </table:table-cell>
          <table:table-cell table:formula="of:=&quot;- d: [&quot;&amp;[.C190]&amp;&quot;, &quot;&amp;[.D190]&amp;&quot;, &quot;&amp;[.E190]&amp;&quot;, &quot;&amp;[.F190]&amp;&quot;, &quot;&amp;[.G190]&amp;&quot;, &quot;&amp;[.H190]&amp;&quot;, &quot;&amp;[.I190]&amp;&quot;, &quot;&amp;[.J190]&amp;&quot;]#  e: 0#  t: 5&quot;" office:value-type="string" office:string-value="- d: [0x2D, 0x2A, 0x2B, 0x2C, 0x2D, 0x2E, 0x2F, 0x30]#  e: 0#  t: 5">
            <text:p>- d: [0x2D, 0x2A, 0x2B, 0x2C, 0x2D, 0x2E, 0x2F, 0x30]# <text:s/>e: 0# <text:s/>t: 5</text:p>
          </table:table-cell>
        </table:table-row>
        <table:table-row table:style-name="ro1">
          <table:table-cell table:formula="of:=[.A190]+7" office:value-type="float" office:value="1329">
            <text:p>1329</text:p>
          </table:table-cell>
          <table:table-cell table:formula="of:=[.B190]+1" office:value-type="float" office:value="190">
            <text:p>190</text:p>
          </table:table-cell>
          <table:table-cell table:formula="of:=&quot;0x&quot;&amp;BASE(MOD([.B191];16)+32;16)" office:value-type="string" office:string-value="0x2E">
            <text:p>0x2E</text:p>
          </table:table-cell>
          <table:table-cell table:formula="of:=&quot;0x&quot;&amp;BASE(MOD(MOD([.$A191];256)+[.D$1];256);16;2)" office:value-type="string" office:string-value="0x31">
            <text:p>0x31</text:p>
          </table:table-cell>
          <table:table-cell table:formula="of:=&quot;0x&quot;&amp;BASE(MOD(MOD([.$A191];256)+[.E$1];256);16;2)" office:value-type="string" office:string-value="0x32">
            <text:p>0x32</text:p>
          </table:table-cell>
          <table:table-cell table:formula="of:=&quot;0x&quot;&amp;BASE(MOD(MOD([.$A191];256)+[.F$1];256);16;2)" office:value-type="string" office:string-value="0x33">
            <text:p>0x33</text:p>
          </table:table-cell>
          <table:table-cell table:formula="of:=&quot;0x&quot;&amp;BASE(MOD(MOD([.$A191];256)+[.G$1];256);16;2)" office:value-type="string" office:string-value="0x34">
            <text:p>0x34</text:p>
          </table:table-cell>
          <table:table-cell table:formula="of:=&quot;0x&quot;&amp;BASE(MOD(MOD([.$A191];256)+[.H$1];256);16;2)" office:value-type="string" office:string-value="0x35">
            <text:p>0x35</text:p>
          </table:table-cell>
          <table:table-cell table:formula="of:=&quot;0x&quot;&amp;BASE(MOD(MOD([.$A191];256)+[.I$1];256);16;2)" office:value-type="string" office:string-value="0x36">
            <text:p>0x36</text:p>
          </table:table-cell>
          <table:table-cell table:formula="of:=&quot;0x&quot;&amp;BASE(MOD(MOD([.$A191];256)+[.J$1];256);16;2)" office:value-type="string" office:string-value="0x37">
            <text:p>0x37</text:p>
          </table:table-cell>
          <table:table-cell table:formula="of:=&quot;- d: [&quot;&amp;[.C191]&amp;&quot;, &quot;&amp;[.D191]&amp;&quot;, &quot;&amp;[.E191]&amp;&quot;, &quot;&amp;[.F191]&amp;&quot;, &quot;&amp;[.G191]&amp;&quot;, &quot;&amp;[.H191]&amp;&quot;, &quot;&amp;[.I191]&amp;&quot;, &quot;&amp;[.J191]&amp;&quot;]#  e: 0#  t: 5&quot;" office:value-type="string" office:string-value="- d: [0x2E, 0x31, 0x32, 0x33, 0x34, 0x35, 0x36, 0x37]#  e: 0#  t: 5">
            <text:p>- d: [0x2E, 0x31, 0x32, 0x33, 0x34, 0x35, 0x36, 0x37]# <text:s/>e: 0# <text:s/>t: 5</text:p>
          </table:table-cell>
        </table:table-row>
        <table:table-row table:style-name="ro1">
          <table:table-cell table:formula="of:=[.A191]+7" office:value-type="float" office:value="1336">
            <text:p>1336</text:p>
          </table:table-cell>
          <table:table-cell table:formula="of:=[.B191]+1" office:value-type="float" office:value="191">
            <text:p>191</text:p>
          </table:table-cell>
          <table:table-cell table:formula="of:=&quot;0x&quot;&amp;BASE(MOD([.B192];16)+32;16)" office:value-type="string" office:string-value="0x2F">
            <text:p>0x2F</text:p>
          </table:table-cell>
          <table:table-cell table:formula="of:=&quot;0x&quot;&amp;BASE(MOD(MOD([.$A192];256)+[.D$1];256);16;2)" office:value-type="string" office:string-value="0x38">
            <text:p>0x38</text:p>
          </table:table-cell>
          <table:table-cell table:formula="of:=&quot;0x&quot;&amp;BASE(MOD(MOD([.$A192];256)+[.E$1];256);16;2)" office:value-type="string" office:string-value="0x39">
            <text:p>0x39</text:p>
          </table:table-cell>
          <table:table-cell table:formula="of:=&quot;0x&quot;&amp;BASE(MOD(MOD([.$A192];256)+[.F$1];256);16;2)" office:value-type="string" office:string-value="0x3A">
            <text:p>0x3A</text:p>
          </table:table-cell>
          <table:table-cell table:formula="of:=&quot;0x&quot;&amp;BASE(MOD(MOD([.$A192];256)+[.G$1];256);16;2)" office:value-type="string" office:string-value="0x3B">
            <text:p>0x3B</text:p>
          </table:table-cell>
          <table:table-cell table:formula="of:=&quot;0x&quot;&amp;BASE(MOD(MOD([.$A192];256)+[.H$1];256);16;2)" office:value-type="string" office:string-value="0x3C">
            <text:p>0x3C</text:p>
          </table:table-cell>
          <table:table-cell table:formula="of:=&quot;0x&quot;&amp;BASE(MOD(MOD([.$A192];256)+[.I$1];256);16;2)" office:value-type="string" office:string-value="0x3D">
            <text:p>0x3D</text:p>
          </table:table-cell>
          <table:table-cell table:formula="of:=&quot;0x&quot;&amp;BASE(MOD(MOD([.$A192];256)+[.J$1];256);16;2)" office:value-type="string" office:string-value="0x3E">
            <text:p>0x3E</text:p>
          </table:table-cell>
          <table:table-cell table:formula="of:=&quot;- d: [&quot;&amp;[.C192]&amp;&quot;, &quot;&amp;[.D192]&amp;&quot;, &quot;&amp;[.E192]&amp;&quot;, &quot;&amp;[.F192]&amp;&quot;, &quot;&amp;[.G192]&amp;&quot;, &quot;&amp;[.H192]&amp;&quot;, &quot;&amp;[.I192]&amp;&quot;, &quot;&amp;[.J192]&amp;&quot;]#  e: 0#  t: 5&quot;" office:value-type="string" office:string-value="- d: [0x2F, 0x38, 0x39, 0x3A, 0x3B, 0x3C, 0x3D, 0x3E]#  e: 0#  t: 5">
            <text:p>- d: [0x2F, 0x38, 0x39, 0x3A, 0x3B, 0x3C, 0x3D, 0x3E]# <text:s/>e: 0# <text:s/>t: 5</text:p>
          </table:table-cell>
        </table:table-row>
        <table:table-row table:style-name="ro1">
          <table:table-cell table:formula="of:=[.A192]+7" office:value-type="float" office:value="1343">
            <text:p>1343</text:p>
          </table:table-cell>
          <table:table-cell table:formula="of:=[.B192]+1" office:value-type="float" office:value="192">
            <text:p>192</text:p>
          </table:table-cell>
          <table:table-cell table:formula="of:=&quot;0x&quot;&amp;BASE(MOD([.B193];16)+32;16)" office:value-type="string" office:string-value="0x20">
            <text:p>0x20</text:p>
          </table:table-cell>
          <table:table-cell table:formula="of:=&quot;0x&quot;&amp;BASE(MOD(MOD([.$A193];256)+[.D$1];256);16;2)" office:value-type="string" office:string-value="0x3F">
            <text:p>0x3F</text:p>
          </table:table-cell>
          <table:table-cell table:formula="of:=&quot;0x&quot;&amp;BASE(MOD(MOD([.$A193];256)+[.E$1];256);16;2)" office:value-type="string" office:string-value="0x40">
            <text:p>0x40</text:p>
          </table:table-cell>
          <table:table-cell table:formula="of:=&quot;0x&quot;&amp;BASE(MOD(MOD([.$A193];256)+[.F$1];256);16;2)" office:value-type="string" office:string-value="0x41">
            <text:p>0x41</text:p>
          </table:table-cell>
          <table:table-cell table:formula="of:=&quot;0x&quot;&amp;BASE(MOD(MOD([.$A193];256)+[.G$1];256);16;2)" office:value-type="string" office:string-value="0x42">
            <text:p>0x42</text:p>
          </table:table-cell>
          <table:table-cell table:formula="of:=&quot;0x&quot;&amp;BASE(MOD(MOD([.$A193];256)+[.H$1];256);16;2)" office:value-type="string" office:string-value="0x43">
            <text:p>0x43</text:p>
          </table:table-cell>
          <table:table-cell table:formula="of:=&quot;0x&quot;&amp;BASE(MOD(MOD([.$A193];256)+[.I$1];256);16;2)" office:value-type="string" office:string-value="0x44">
            <text:p>0x44</text:p>
          </table:table-cell>
          <table:table-cell table:formula="of:=&quot;0x&quot;&amp;BASE(MOD(MOD([.$A193];256)+[.J$1];256);16;2)" office:value-type="string" office:string-value="0x45">
            <text:p>0x45</text:p>
          </table:table-cell>
          <table:table-cell table:formula="of:=&quot;- d: [&quot;&amp;[.C193]&amp;&quot;, &quot;&amp;[.D193]&amp;&quot;, &quot;&amp;[.E193]&amp;&quot;, &quot;&amp;[.F193]&amp;&quot;, &quot;&amp;[.G193]&amp;&quot;, &quot;&amp;[.H193]&amp;&quot;, &quot;&amp;[.I193]&amp;&quot;, &quot;&amp;[.J193]&amp;&quot;]#  e: 0#  t: 5&quot;" office:value-type="string" office:string-value="- d: [0x20, 0x3F, 0x40, 0x41, 0x42, 0x43, 0x44, 0x45]#  e: 0#  t: 5">
            <text:p>- d: [0x20, 0x3F, 0x40, 0x41, 0x42, 0x43, 0x44, 0x45]# <text:s/>e: 0# <text:s/>t: 5</text:p>
          </table:table-cell>
        </table:table-row>
        <table:table-row table:style-name="ro1">
          <table:table-cell table:formula="of:=[.A193]+7" office:value-type="float" office:value="1350">
            <text:p>1350</text:p>
          </table:table-cell>
          <table:table-cell table:formula="of:=[.B193]+1" office:value-type="float" office:value="193">
            <text:p>193</text:p>
          </table:table-cell>
          <table:table-cell table:formula="of:=&quot;0x&quot;&amp;BASE(MOD([.B194];16)+32;16)" office:value-type="string" office:string-value="0x21">
            <text:p>0x21</text:p>
          </table:table-cell>
          <table:table-cell table:formula="of:=&quot;0x&quot;&amp;BASE(MOD(MOD([.$A194];256)+[.D$1];256);16;2)" office:value-type="string" office:string-value="0x46">
            <text:p>0x46</text:p>
          </table:table-cell>
          <table:table-cell table:formula="of:=&quot;0x&quot;&amp;BASE(MOD(MOD([.$A194];256)+[.E$1];256);16;2)" office:value-type="string" office:string-value="0x47">
            <text:p>0x47</text:p>
          </table:table-cell>
          <table:table-cell table:formula="of:=&quot;0x&quot;&amp;BASE(MOD(MOD([.$A194];256)+[.F$1];256);16;2)" office:value-type="string" office:string-value="0x48">
            <text:p>0x48</text:p>
          </table:table-cell>
          <table:table-cell table:formula="of:=&quot;0x&quot;&amp;BASE(MOD(MOD([.$A194];256)+[.G$1];256);16;2)" office:value-type="string" office:string-value="0x49">
            <text:p>0x49</text:p>
          </table:table-cell>
          <table:table-cell table:formula="of:=&quot;0x&quot;&amp;BASE(MOD(MOD([.$A194];256)+[.H$1];256);16;2)" office:value-type="string" office:string-value="0x4A">
            <text:p>0x4A</text:p>
          </table:table-cell>
          <table:table-cell table:formula="of:=&quot;0x&quot;&amp;BASE(MOD(MOD([.$A194];256)+[.I$1];256);16;2)" office:value-type="string" office:string-value="0x4B">
            <text:p>0x4B</text:p>
          </table:table-cell>
          <table:table-cell table:formula="of:=&quot;0x&quot;&amp;BASE(MOD(MOD([.$A194];256)+[.J$1];256);16;2)" office:value-type="string" office:string-value="0x4C">
            <text:p>0x4C</text:p>
          </table:table-cell>
          <table:table-cell table:formula="of:=&quot;- d: [&quot;&amp;[.C194]&amp;&quot;, &quot;&amp;[.D194]&amp;&quot;, &quot;&amp;[.E194]&amp;&quot;, &quot;&amp;[.F194]&amp;&quot;, &quot;&amp;[.G194]&amp;&quot;, &quot;&amp;[.H194]&amp;&quot;, &quot;&amp;[.I194]&amp;&quot;, &quot;&amp;[.J194]&amp;&quot;]#  e: 0#  t: 5&quot;" office:value-type="string" office:string-value="- d: [0x21, 0x46, 0x47, 0x48, 0x49, 0x4A, 0x4B, 0x4C]#  e: 0#  t: 5">
            <text:p>- d: [0x21, 0x46, 0x47, 0x48, 0x49, 0x4A, 0x4B, 0x4C]# <text:s/>e: 0# <text:s/>t: 5</text:p>
          </table:table-cell>
        </table:table-row>
        <table:table-row table:style-name="ro1">
          <table:table-cell table:formula="of:=[.A194]+7" office:value-type="float" office:value="1357">
            <text:p>1357</text:p>
          </table:table-cell>
          <table:table-cell table:formula="of:=[.B194]+1" office:value-type="float" office:value="194">
            <text:p>194</text:p>
          </table:table-cell>
          <table:table-cell table:formula="of:=&quot;0x&quot;&amp;BASE(MOD([.B195];16)+32;16)" office:value-type="string" office:string-value="0x22">
            <text:p>0x22</text:p>
          </table:table-cell>
          <table:table-cell table:formula="of:=&quot;0x&quot;&amp;BASE(MOD(MOD([.$A195];256)+[.D$1];256);16;2)" office:value-type="string" office:string-value="0x4D">
            <text:p>0x4D</text:p>
          </table:table-cell>
          <table:table-cell table:formula="of:=&quot;0x&quot;&amp;BASE(MOD(MOD([.$A195];256)+[.E$1];256);16;2)" office:value-type="string" office:string-value="0x4E">
            <text:p>0x4E</text:p>
          </table:table-cell>
          <table:table-cell table:formula="of:=&quot;0x&quot;&amp;BASE(MOD(MOD([.$A195];256)+[.F$1];256);16;2)" office:value-type="string" office:string-value="0x4F">
            <text:p>0x4F</text:p>
          </table:table-cell>
          <table:table-cell table:formula="of:=&quot;0x&quot;&amp;BASE(MOD(MOD([.$A195];256)+[.G$1];256);16;2)" office:value-type="string" office:string-value="0x50">
            <text:p>0x50</text:p>
          </table:table-cell>
          <table:table-cell table:formula="of:=&quot;0x&quot;&amp;BASE(MOD(MOD([.$A195];256)+[.H$1];256);16;2)" office:value-type="string" office:string-value="0x51">
            <text:p>0x51</text:p>
          </table:table-cell>
          <table:table-cell table:formula="of:=&quot;0x&quot;&amp;BASE(MOD(MOD([.$A195];256)+[.I$1];256);16;2)" office:value-type="string" office:string-value="0x52">
            <text:p>0x52</text:p>
          </table:table-cell>
          <table:table-cell table:formula="of:=&quot;0x&quot;&amp;BASE(MOD(MOD([.$A195];256)+[.J$1];256);16;2)" office:value-type="string" office:string-value="0x53">
            <text:p>0x53</text:p>
          </table:table-cell>
          <table:table-cell table:formula="of:=&quot;- d: [&quot;&amp;[.C195]&amp;&quot;, &quot;&amp;[.D195]&amp;&quot;, &quot;&amp;[.E195]&amp;&quot;, &quot;&amp;[.F195]&amp;&quot;, &quot;&amp;[.G195]&amp;&quot;, &quot;&amp;[.H195]&amp;&quot;, &quot;&amp;[.I195]&amp;&quot;, &quot;&amp;[.J195]&amp;&quot;]#  e: 0#  t: 5&quot;" office:value-type="string" office:string-value="- d: [0x22, 0x4D, 0x4E, 0x4F, 0x50, 0x51, 0x52, 0x53]#  e: 0#  t: 5">
            <text:p>- d: [0x22, 0x4D, 0x4E, 0x4F, 0x50, 0x51, 0x52, 0x53]# <text:s/>e: 0# <text:s/>t: 5</text:p>
          </table:table-cell>
        </table:table-row>
        <table:table-row table:style-name="ro1">
          <table:table-cell table:formula="of:=[.A195]+7" office:value-type="float" office:value="1364">
            <text:p>1364</text:p>
          </table:table-cell>
          <table:table-cell table:formula="of:=[.B195]+1" office:value-type="float" office:value="195">
            <text:p>195</text:p>
          </table:table-cell>
          <table:table-cell table:formula="of:=&quot;0x&quot;&amp;BASE(MOD([.B196];16)+32;16)" office:value-type="string" office:string-value="0x23">
            <text:p>0x23</text:p>
          </table:table-cell>
          <table:table-cell table:formula="of:=&quot;0x&quot;&amp;BASE(MOD(MOD([.$A196];256)+[.D$1];256);16;2)" office:value-type="string" office:string-value="0x54">
            <text:p>0x54</text:p>
          </table:table-cell>
          <table:table-cell table:formula="of:=&quot;0x&quot;&amp;BASE(MOD(MOD([.$A196];256)+[.E$1];256);16;2)" office:value-type="string" office:string-value="0x55">
            <text:p>0x55</text:p>
          </table:table-cell>
          <table:table-cell table:formula="of:=&quot;0x&quot;&amp;BASE(MOD(MOD([.$A196];256)+[.F$1];256);16;2)" office:value-type="string" office:string-value="0x56">
            <text:p>0x56</text:p>
          </table:table-cell>
          <table:table-cell table:formula="of:=&quot;0x&quot;&amp;BASE(MOD(MOD([.$A196];256)+[.G$1];256);16;2)" office:value-type="string" office:string-value="0x57">
            <text:p>0x57</text:p>
          </table:table-cell>
          <table:table-cell table:formula="of:=&quot;0x&quot;&amp;BASE(MOD(MOD([.$A196];256)+[.H$1];256);16;2)" office:value-type="string" office:string-value="0x58">
            <text:p>0x58</text:p>
          </table:table-cell>
          <table:table-cell table:formula="of:=&quot;0x&quot;&amp;BASE(MOD(MOD([.$A196];256)+[.I$1];256);16;2)" office:value-type="string" office:string-value="0x59">
            <text:p>0x59</text:p>
          </table:table-cell>
          <table:table-cell table:formula="of:=&quot;0x&quot;&amp;BASE(MOD(MOD([.$A196];256)+[.J$1];256);16;2)" office:value-type="string" office:string-value="0x5A">
            <text:p>0x5A</text:p>
          </table:table-cell>
          <table:table-cell table:formula="of:=&quot;- d: [&quot;&amp;[.C196]&amp;&quot;, &quot;&amp;[.D196]&amp;&quot;, &quot;&amp;[.E196]&amp;&quot;, &quot;&amp;[.F196]&amp;&quot;, &quot;&amp;[.G196]&amp;&quot;, &quot;&amp;[.H196]&amp;&quot;, &quot;&amp;[.I196]&amp;&quot;, &quot;&amp;[.J196]&amp;&quot;]#  e: 0#  t: 5&quot;" office:value-type="string" office:string-value="- d: [0x23, 0x54, 0x55, 0x56, 0x57, 0x58, 0x59, 0x5A]#  e: 0#  t: 5">
            <text:p>- d: [0x23, 0x54, 0x55, 0x56, 0x57, 0x58, 0x59, 0x5A]# <text:s/>e: 0# <text:s/>t: 5</text:p>
          </table:table-cell>
        </table:table-row>
        <table:table-row table:style-name="ro1">
          <table:table-cell table:formula="of:=[.A196]+7" office:value-type="float" office:value="1371">
            <text:p>1371</text:p>
          </table:table-cell>
          <table:table-cell table:formula="of:=[.B196]+1" office:value-type="float" office:value="196">
            <text:p>196</text:p>
          </table:table-cell>
          <table:table-cell table:formula="of:=&quot;0x&quot;&amp;BASE(MOD([.B197];16)+32;16)" office:value-type="string" office:string-value="0x24">
            <text:p>0x24</text:p>
          </table:table-cell>
          <table:table-cell table:formula="of:=&quot;0x&quot;&amp;BASE(MOD(MOD([.$A197];256)+[.D$1];256);16;2)" office:value-type="string" office:string-value="0x5B">
            <text:p>0x5B</text:p>
          </table:table-cell>
          <table:table-cell table:formula="of:=&quot;0x&quot;&amp;BASE(MOD(MOD([.$A197];256)+[.E$1];256);16;2)" office:value-type="string" office:string-value="0x5C">
            <text:p>0x5C</text:p>
          </table:table-cell>
          <table:table-cell table:formula="of:=&quot;0x&quot;&amp;BASE(MOD(MOD([.$A197];256)+[.F$1];256);16;2)" office:value-type="string" office:string-value="0x5D">
            <text:p>0x5D</text:p>
          </table:table-cell>
          <table:table-cell table:formula="of:=&quot;0x&quot;&amp;BASE(MOD(MOD([.$A197];256)+[.G$1];256);16;2)" office:value-type="string" office:string-value="0x5E">
            <text:p>0x5E</text:p>
          </table:table-cell>
          <table:table-cell table:formula="of:=&quot;0x&quot;&amp;BASE(MOD(MOD([.$A197];256)+[.H$1];256);16;2)" office:value-type="string" office:string-value="0x5F">
            <text:p>0x5F</text:p>
          </table:table-cell>
          <table:table-cell table:formula="of:=&quot;0x&quot;&amp;BASE(MOD(MOD([.$A197];256)+[.I$1];256);16;2)" office:value-type="string" office:string-value="0x60">
            <text:p>0x60</text:p>
          </table:table-cell>
          <table:table-cell table:formula="of:=&quot;0x&quot;&amp;BASE(MOD(MOD([.$A197];256)+[.J$1];256);16;2)" office:value-type="string" office:string-value="0x61">
            <text:p>0x61</text:p>
          </table:table-cell>
          <table:table-cell table:formula="of:=&quot;- d: [&quot;&amp;[.C197]&amp;&quot;, &quot;&amp;[.D197]&amp;&quot;, &quot;&amp;[.E197]&amp;&quot;, &quot;&amp;[.F197]&amp;&quot;, &quot;&amp;[.G197]&amp;&quot;, &quot;&amp;[.H197]&amp;&quot;, &quot;&amp;[.I197]&amp;&quot;, &quot;&amp;[.J197]&amp;&quot;]#  e: 0#  t: 5&quot;" office:value-type="string" office:string-value="- d: [0x24, 0x5B, 0x5C, 0x5D, 0x5E, 0x5F, 0x60, 0x61]#  e: 0#  t: 5">
            <text:p>- d: [0x24, 0x5B, 0x5C, 0x5D, 0x5E, 0x5F, 0x60, 0x61]# <text:s/>e: 0# <text:s/>t: 5</text:p>
          </table:table-cell>
        </table:table-row>
        <table:table-row table:style-name="ro1">
          <table:table-cell table:formula="of:=[.A197]+7" office:value-type="float" office:value="1378">
            <text:p>1378</text:p>
          </table:table-cell>
          <table:table-cell table:formula="of:=[.B197]+1" office:value-type="float" office:value="197">
            <text:p>197</text:p>
          </table:table-cell>
          <table:table-cell table:formula="of:=&quot;0x&quot;&amp;BASE(MOD([.B198];16)+32;16)" office:value-type="string" office:string-value="0x25">
            <text:p>0x25</text:p>
          </table:table-cell>
          <table:table-cell table:formula="of:=&quot;0x&quot;&amp;BASE(MOD(MOD([.$A198];256)+[.D$1];256);16;2)" office:value-type="string" office:string-value="0x62">
            <text:p>0x62</text:p>
          </table:table-cell>
          <table:table-cell table:formula="of:=&quot;0x&quot;&amp;BASE(MOD(MOD([.$A198];256)+[.E$1];256);16;2)" office:value-type="string" office:string-value="0x63">
            <text:p>0x63</text:p>
          </table:table-cell>
          <table:table-cell table:formula="of:=&quot;0x&quot;&amp;BASE(MOD(MOD([.$A198];256)+[.F$1];256);16;2)" office:value-type="string" office:string-value="0x64">
            <text:p>0x64</text:p>
          </table:table-cell>
          <table:table-cell table:formula="of:=&quot;0x&quot;&amp;BASE(MOD(MOD([.$A198];256)+[.G$1];256);16;2)" office:value-type="string" office:string-value="0x65">
            <text:p>0x65</text:p>
          </table:table-cell>
          <table:table-cell table:formula="of:=&quot;0x&quot;&amp;BASE(MOD(MOD([.$A198];256)+[.H$1];256);16;2)" office:value-type="string" office:string-value="0x66">
            <text:p>0x66</text:p>
          </table:table-cell>
          <table:table-cell table:formula="of:=&quot;0x&quot;&amp;BASE(MOD(MOD([.$A198];256)+[.I$1];256);16;2)" office:value-type="string" office:string-value="0x67">
            <text:p>0x67</text:p>
          </table:table-cell>
          <table:table-cell table:formula="of:=&quot;0x&quot;&amp;BASE(MOD(MOD([.$A198];256)+[.J$1];256);16;2)" office:value-type="string" office:string-value="0x68">
            <text:p>0x68</text:p>
          </table:table-cell>
          <table:table-cell table:formula="of:=&quot;- d: [&quot;&amp;[.C198]&amp;&quot;, &quot;&amp;[.D198]&amp;&quot;, &quot;&amp;[.E198]&amp;&quot;, &quot;&amp;[.F198]&amp;&quot;, &quot;&amp;[.G198]&amp;&quot;, &quot;&amp;[.H198]&amp;&quot;, &quot;&amp;[.I198]&amp;&quot;, &quot;&amp;[.J198]&amp;&quot;]#  e: 0#  t: 5&quot;" office:value-type="string" office:string-value="- d: [0x25, 0x62, 0x63, 0x64, 0x65, 0x66, 0x67, 0x68]#  e: 0#  t: 5">
            <text:p>- d: [0x25, 0x62, 0x63, 0x64, 0x65, 0x66, 0x67, 0x68]# <text:s/>e: 0# <text:s/>t: 5</text:p>
          </table:table-cell>
        </table:table-row>
        <table:table-row table:style-name="ro1">
          <table:table-cell table:formula="of:=[.A198]+7" office:value-type="float" office:value="1385">
            <text:p>1385</text:p>
          </table:table-cell>
          <table:table-cell table:formula="of:=[.B198]+1" office:value-type="float" office:value="198">
            <text:p>198</text:p>
          </table:table-cell>
          <table:table-cell table:formula="of:=&quot;0x&quot;&amp;BASE(MOD([.B199];16)+32;16)" office:value-type="string" office:string-value="0x26">
            <text:p>0x26</text:p>
          </table:table-cell>
          <table:table-cell table:formula="of:=&quot;0x&quot;&amp;BASE(MOD(MOD([.$A199];256)+[.D$1];256);16;2)" office:value-type="string" office:string-value="0x69">
            <text:p>0x69</text:p>
          </table:table-cell>
          <table:table-cell table:formula="of:=&quot;0x&quot;&amp;BASE(MOD(MOD([.$A199];256)+[.E$1];256);16;2)" office:value-type="string" office:string-value="0x6A">
            <text:p>0x6A</text:p>
          </table:table-cell>
          <table:table-cell table:formula="of:=&quot;0x&quot;&amp;BASE(MOD(MOD([.$A199];256)+[.F$1];256);16;2)" office:value-type="string" office:string-value="0x6B">
            <text:p>0x6B</text:p>
          </table:table-cell>
          <table:table-cell table:formula="of:=&quot;0x&quot;&amp;BASE(MOD(MOD([.$A199];256)+[.G$1];256);16;2)" office:value-type="string" office:string-value="0x6C">
            <text:p>0x6C</text:p>
          </table:table-cell>
          <table:table-cell table:formula="of:=&quot;0x&quot;&amp;BASE(MOD(MOD([.$A199];256)+[.H$1];256);16;2)" office:value-type="string" office:string-value="0x6D">
            <text:p>0x6D</text:p>
          </table:table-cell>
          <table:table-cell table:formula="of:=&quot;0x&quot;&amp;BASE(MOD(MOD([.$A199];256)+[.I$1];256);16;2)" office:value-type="string" office:string-value="0x6E">
            <text:p>0x6E</text:p>
          </table:table-cell>
          <table:table-cell table:formula="of:=&quot;0x&quot;&amp;BASE(MOD(MOD([.$A199];256)+[.J$1];256);16;2)" office:value-type="string" office:string-value="0x6F">
            <text:p>0x6F</text:p>
          </table:table-cell>
          <table:table-cell table:formula="of:=&quot;- d: [&quot;&amp;[.C199]&amp;&quot;, &quot;&amp;[.D199]&amp;&quot;, &quot;&amp;[.E199]&amp;&quot;, &quot;&amp;[.F199]&amp;&quot;, &quot;&amp;[.G199]&amp;&quot;, &quot;&amp;[.H199]&amp;&quot;, &quot;&amp;[.I199]&amp;&quot;, &quot;&amp;[.J199]&amp;&quot;]#  e: 0#  t: 5&quot;" office:value-type="string" office:string-value="- d: [0x26, 0x69, 0x6A, 0x6B, 0x6C, 0x6D, 0x6E, 0x6F]#  e: 0#  t: 5">
            <text:p>- d: [0x26, 0x69, 0x6A, 0x6B, 0x6C, 0x6D, 0x6E, 0x6F]# <text:s/>e: 0# <text:s/>t: 5</text:p>
          </table:table-cell>
        </table:table-row>
        <table:table-row table:style-name="ro1">
          <table:table-cell table:formula="of:=[.A199]+7" office:value-type="float" office:value="1392">
            <text:p>1392</text:p>
          </table:table-cell>
          <table:table-cell table:formula="of:=[.B199]+1" office:value-type="float" office:value="199">
            <text:p>199</text:p>
          </table:table-cell>
          <table:table-cell table:formula="of:=&quot;0x&quot;&amp;BASE(MOD([.B200];16)+32;16)" office:value-type="string" office:string-value="0x27">
            <text:p>0x27</text:p>
          </table:table-cell>
          <table:table-cell table:formula="of:=&quot;0x&quot;&amp;BASE(MOD(MOD([.$A200];256)+[.D$1];256);16;2)" office:value-type="string" office:string-value="0x70">
            <text:p>0x70</text:p>
          </table:table-cell>
          <table:table-cell table:formula="of:=&quot;0x&quot;&amp;BASE(MOD(MOD([.$A200];256)+[.E$1];256);16;2)" office:value-type="string" office:string-value="0x71">
            <text:p>0x71</text:p>
          </table:table-cell>
          <table:table-cell table:formula="of:=&quot;0x&quot;&amp;BASE(MOD(MOD([.$A200];256)+[.F$1];256);16;2)" office:value-type="string" office:string-value="0x72">
            <text:p>0x72</text:p>
          </table:table-cell>
          <table:table-cell table:formula="of:=&quot;0x&quot;&amp;BASE(MOD(MOD([.$A200];256)+[.G$1];256);16;2)" office:value-type="string" office:string-value="0x73">
            <text:p>0x73</text:p>
          </table:table-cell>
          <table:table-cell table:formula="of:=&quot;0x&quot;&amp;BASE(MOD(MOD([.$A200];256)+[.H$1];256);16;2)" office:value-type="string" office:string-value="0x74">
            <text:p>0x74</text:p>
          </table:table-cell>
          <table:table-cell table:formula="of:=&quot;0x&quot;&amp;BASE(MOD(MOD([.$A200];256)+[.I$1];256);16;2)" office:value-type="string" office:string-value="0x75">
            <text:p>0x75</text:p>
          </table:table-cell>
          <table:table-cell table:formula="of:=&quot;0x&quot;&amp;BASE(MOD(MOD([.$A200];256)+[.J$1];256);16;2)" office:value-type="string" office:string-value="0x76">
            <text:p>0x76</text:p>
          </table:table-cell>
          <table:table-cell table:formula="of:=&quot;- d: [&quot;&amp;[.C200]&amp;&quot;, &quot;&amp;[.D200]&amp;&quot;, &quot;&amp;[.E200]&amp;&quot;, &quot;&amp;[.F200]&amp;&quot;, &quot;&amp;[.G200]&amp;&quot;, &quot;&amp;[.H200]&amp;&quot;, &quot;&amp;[.I200]&amp;&quot;, &quot;&amp;[.J200]&amp;&quot;]#  e: 0#  t: 5&quot;" office:value-type="string" office:string-value="- d: [0x27, 0x70, 0x71, 0x72, 0x73, 0x74, 0x75, 0x76]#  e: 0#  t: 5">
            <text:p>- d: [0x27, 0x70, 0x71, 0x72, 0x73, 0x74, 0x75, 0x76]# <text:s/>e: 0# <text:s/>t: 5</text:p>
          </table:table-cell>
        </table:table-row>
        <table:table-row table:style-name="ro1">
          <table:table-cell table:formula="of:=[.A200]+7" office:value-type="float" office:value="1399">
            <text:p>1399</text:p>
          </table:table-cell>
          <table:table-cell table:formula="of:=[.B200]+1" office:value-type="float" office:value="200">
            <text:p>200</text:p>
          </table:table-cell>
          <table:table-cell table:formula="of:=&quot;0x&quot;&amp;BASE(MOD([.B201];16)+32;16)" office:value-type="string" office:string-value="0x28">
            <text:p>0x28</text:p>
          </table:table-cell>
          <table:table-cell table:formula="of:=&quot;0x&quot;&amp;BASE(MOD(MOD([.$A201];256)+[.D$1];256);16;2)" office:value-type="string" office:string-value="0x77">
            <text:p>0x77</text:p>
          </table:table-cell>
          <table:table-cell table:formula="of:=&quot;0x&quot;&amp;BASE(MOD(MOD([.$A201];256)+[.E$1];256);16;2)" office:value-type="string" office:string-value="0x78">
            <text:p>0x78</text:p>
          </table:table-cell>
          <table:table-cell table:formula="of:=&quot;0x&quot;&amp;BASE(MOD(MOD([.$A201];256)+[.F$1];256);16;2)" office:value-type="string" office:string-value="0x79">
            <text:p>0x79</text:p>
          </table:table-cell>
          <table:table-cell table:formula="of:=&quot;0x&quot;&amp;BASE(MOD(MOD([.$A201];256)+[.G$1];256);16;2)" office:value-type="string" office:string-value="0x7A">
            <text:p>0x7A</text:p>
          </table:table-cell>
          <table:table-cell table:formula="of:=&quot;0x&quot;&amp;BASE(MOD(MOD([.$A201];256)+[.H$1];256);16;2)" office:value-type="string" office:string-value="0x7B">
            <text:p>0x7B</text:p>
          </table:table-cell>
          <table:table-cell table:formula="of:=&quot;0x&quot;&amp;BASE(MOD(MOD([.$A201];256)+[.I$1];256);16;2)" office:value-type="string" office:string-value="0x7C">
            <text:p>0x7C</text:p>
          </table:table-cell>
          <table:table-cell table:formula="of:=&quot;0x&quot;&amp;BASE(MOD(MOD([.$A201];256)+[.J$1];256);16;2)" office:value-type="string" office:string-value="0x7D">
            <text:p>0x7D</text:p>
          </table:table-cell>
          <table:table-cell table:formula="of:=&quot;- d: [&quot;&amp;[.C201]&amp;&quot;, &quot;&amp;[.D201]&amp;&quot;, &quot;&amp;[.E201]&amp;&quot;, &quot;&amp;[.F201]&amp;&quot;, &quot;&amp;[.G201]&amp;&quot;, &quot;&amp;[.H201]&amp;&quot;, &quot;&amp;[.I201]&amp;&quot;, &quot;&amp;[.J201]&amp;&quot;]#  e: 0#  t: 5&quot;" office:value-type="string" office:string-value="- d: [0x28, 0x77, 0x78, 0x79, 0x7A, 0x7B, 0x7C, 0x7D]#  e: 0#  t: 5">
            <text:p>- d: [0x28, 0x77, 0x78, 0x79, 0x7A, 0x7B, 0x7C, 0x7D]# <text:s/>e: 0# <text:s/>t: 5</text:p>
          </table:table-cell>
        </table:table-row>
        <table:table-row table:style-name="ro1">
          <table:table-cell table:formula="of:=[.A201]+7" office:value-type="float" office:value="1406">
            <text:p>1406</text:p>
          </table:table-cell>
          <table:table-cell table:formula="of:=[.B201]+1" office:value-type="float" office:value="201">
            <text:p>201</text:p>
          </table:table-cell>
          <table:table-cell table:formula="of:=&quot;0x&quot;&amp;BASE(MOD([.B202];16)+32;16)" office:value-type="string" office:string-value="0x29">
            <text:p>0x29</text:p>
          </table:table-cell>
          <table:table-cell table:formula="of:=&quot;0x&quot;&amp;BASE(MOD(MOD([.$A202];256)+[.D$1];256);16;2)" office:value-type="string" office:string-value="0x7E">
            <text:p>0x7E</text:p>
          </table:table-cell>
          <table:table-cell table:formula="of:=&quot;0x&quot;&amp;BASE(MOD(MOD([.$A202];256)+[.E$1];256);16;2)" office:value-type="string" office:string-value="0x7F">
            <text:p>0x7F</text:p>
          </table:table-cell>
          <table:table-cell table:formula="of:=&quot;0x&quot;&amp;BASE(MOD(MOD([.$A202];256)+[.F$1];256);16;2)" office:value-type="string" office:string-value="0x80">
            <text:p>0x80</text:p>
          </table:table-cell>
          <table:table-cell table:formula="of:=&quot;0x&quot;&amp;BASE(MOD(MOD([.$A202];256)+[.G$1];256);16;2)" office:value-type="string" office:string-value="0x81">
            <text:p>0x81</text:p>
          </table:table-cell>
          <table:table-cell table:formula="of:=&quot;0x&quot;&amp;BASE(MOD(MOD([.$A202];256)+[.H$1];256);16;2)" office:value-type="string" office:string-value="0x82">
            <text:p>0x82</text:p>
          </table:table-cell>
          <table:table-cell table:formula="of:=&quot;0x&quot;&amp;BASE(MOD(MOD([.$A202];256)+[.I$1];256);16;2)" office:value-type="string" office:string-value="0x83">
            <text:p>0x83</text:p>
          </table:table-cell>
          <table:table-cell table:formula="of:=&quot;0x&quot;&amp;BASE(MOD(MOD([.$A202];256)+[.J$1];256);16;2)" office:value-type="string" office:string-value="0x84">
            <text:p>0x84</text:p>
          </table:table-cell>
          <table:table-cell table:formula="of:=&quot;- d: [&quot;&amp;[.C202]&amp;&quot;, &quot;&amp;[.D202]&amp;&quot;, &quot;&amp;[.E202]&amp;&quot;, &quot;&amp;[.F202]&amp;&quot;, &quot;&amp;[.G202]&amp;&quot;, &quot;&amp;[.H202]&amp;&quot;, &quot;&amp;[.I202]&amp;&quot;, &quot;&amp;[.J202]&amp;&quot;]#  e: 0#  t: 5&quot;" office:value-type="string" office:string-value="- d: [0x29, 0x7E, 0x7F, 0x80, 0x81, 0x82, 0x83, 0x84]#  e: 0#  t: 5">
            <text:p>- d: [0x29, 0x7E, 0x7F, 0x80, 0x81, 0x82, 0x83, 0x84]# <text:s/>e: 0# <text:s/>t: 5</text:p>
          </table:table-cell>
        </table:table-row>
        <table:table-row table:style-name="ro1">
          <table:table-cell table:formula="of:=[.A202]+7" office:value-type="float" office:value="1413">
            <text:p>1413</text:p>
          </table:table-cell>
          <table:table-cell table:formula="of:=[.B202]+1" office:value-type="float" office:value="202">
            <text:p>202</text:p>
          </table:table-cell>
          <table:table-cell table:formula="of:=&quot;0x&quot;&amp;BASE(MOD([.B203];16)+32;16)" office:value-type="string" office:string-value="0x2A">
            <text:p>0x2A</text:p>
          </table:table-cell>
          <table:table-cell table:formula="of:=&quot;0x&quot;&amp;BASE(MOD(MOD([.$A203];256)+[.D$1];256);16;2)" office:value-type="string" office:string-value="0x85">
            <text:p>0x85</text:p>
          </table:table-cell>
          <table:table-cell table:formula="of:=&quot;0x&quot;&amp;BASE(MOD(MOD([.$A203];256)+[.E$1];256);16;2)" office:value-type="string" office:string-value="0x86">
            <text:p>0x86</text:p>
          </table:table-cell>
          <table:table-cell table:formula="of:=&quot;0x&quot;&amp;BASE(MOD(MOD([.$A203];256)+[.F$1];256);16;2)" office:value-type="string" office:string-value="0x87">
            <text:p>0x87</text:p>
          </table:table-cell>
          <table:table-cell table:formula="of:=&quot;0x&quot;&amp;BASE(MOD(MOD([.$A203];256)+[.G$1];256);16;2)" office:value-type="string" office:string-value="0x88">
            <text:p>0x88</text:p>
          </table:table-cell>
          <table:table-cell table:formula="of:=&quot;0x&quot;&amp;BASE(MOD(MOD([.$A203];256)+[.H$1];256);16;2)" office:value-type="string" office:string-value="0x89">
            <text:p>0x89</text:p>
          </table:table-cell>
          <table:table-cell table:formula="of:=&quot;0x&quot;&amp;BASE(MOD(MOD([.$A203];256)+[.I$1];256);16;2)" office:value-type="string" office:string-value="0x8A">
            <text:p>0x8A</text:p>
          </table:table-cell>
          <table:table-cell table:formula="of:=&quot;0x&quot;&amp;BASE(MOD(MOD([.$A203];256)+[.J$1];256);16;2)" office:value-type="string" office:string-value="0x8B">
            <text:p>0x8B</text:p>
          </table:table-cell>
          <table:table-cell table:formula="of:=&quot;- d: [&quot;&amp;[.C203]&amp;&quot;, &quot;&amp;[.D203]&amp;&quot;, &quot;&amp;[.E203]&amp;&quot;, &quot;&amp;[.F203]&amp;&quot;, &quot;&amp;[.G203]&amp;&quot;, &quot;&amp;[.H203]&amp;&quot;, &quot;&amp;[.I203]&amp;&quot;, &quot;&amp;[.J203]&amp;&quot;]#  e: 0#  t: 5&quot;" office:value-type="string" office:string-value="- d: [0x2A, 0x85, 0x86, 0x87, 0x88, 0x89, 0x8A, 0x8B]#  e: 0#  t: 5">
            <text:p>- d: [0x2A, 0x85, 0x86, 0x87, 0x88, 0x89, 0x8A, 0x8B]# <text:s/>e: 0# <text:s/>t: 5</text:p>
          </table:table-cell>
        </table:table-row>
        <table:table-row table:style-name="ro1">
          <table:table-cell table:formula="of:=[.A203]+7" office:value-type="float" office:value="1420">
            <text:p>1420</text:p>
          </table:table-cell>
          <table:table-cell table:formula="of:=[.B203]+1" office:value-type="float" office:value="203">
            <text:p>203</text:p>
          </table:table-cell>
          <table:table-cell table:formula="of:=&quot;0x&quot;&amp;BASE(MOD([.B204];16)+32;16)" office:value-type="string" office:string-value="0x2B">
            <text:p>0x2B</text:p>
          </table:table-cell>
          <table:table-cell table:formula="of:=&quot;0x&quot;&amp;BASE(MOD(MOD([.$A204];256)+[.D$1];256);16;2)" office:value-type="string" office:string-value="0x8C">
            <text:p>0x8C</text:p>
          </table:table-cell>
          <table:table-cell table:formula="of:=&quot;0x&quot;&amp;BASE(MOD(MOD([.$A204];256)+[.E$1];256);16;2)" office:value-type="string" office:string-value="0x8D">
            <text:p>0x8D</text:p>
          </table:table-cell>
          <table:table-cell table:formula="of:=&quot;0x&quot;&amp;BASE(MOD(MOD([.$A204];256)+[.F$1];256);16;2)" office:value-type="string" office:string-value="0x8E">
            <text:p>0x8E</text:p>
          </table:table-cell>
          <table:table-cell table:formula="of:=&quot;0x&quot;&amp;BASE(MOD(MOD([.$A204];256)+[.G$1];256);16;2)" office:value-type="string" office:string-value="0x8F">
            <text:p>0x8F</text:p>
          </table:table-cell>
          <table:table-cell table:formula="of:=&quot;0x&quot;&amp;BASE(MOD(MOD([.$A204];256)+[.H$1];256);16;2)" office:value-type="string" office:string-value="0x90">
            <text:p>0x90</text:p>
          </table:table-cell>
          <table:table-cell table:formula="of:=&quot;0x&quot;&amp;BASE(MOD(MOD([.$A204];256)+[.I$1];256);16;2)" office:value-type="string" office:string-value="0x91">
            <text:p>0x91</text:p>
          </table:table-cell>
          <table:table-cell table:formula="of:=&quot;0x&quot;&amp;BASE(MOD(MOD([.$A204];256)+[.J$1];256);16;2)" office:value-type="string" office:string-value="0x92">
            <text:p>0x92</text:p>
          </table:table-cell>
          <table:table-cell table:formula="of:=&quot;- d: [&quot;&amp;[.C204]&amp;&quot;, &quot;&amp;[.D204]&amp;&quot;, &quot;&amp;[.E204]&amp;&quot;, &quot;&amp;[.F204]&amp;&quot;, &quot;&amp;[.G204]&amp;&quot;, &quot;&amp;[.H204]&amp;&quot;, &quot;&amp;[.I204]&amp;&quot;, &quot;&amp;[.J204]&amp;&quot;]#  e: 0#  t: 5&quot;" office:value-type="string" office:string-value="- d: [0x2B, 0x8C, 0x8D, 0x8E, 0x8F, 0x90, 0x91, 0x92]#  e: 0#  t: 5">
            <text:p>- d: [0x2B, 0x8C, 0x8D, 0x8E, 0x8F, 0x90, 0x91, 0x92]# <text:s/>e: 0# <text:s/>t: 5</text:p>
          </table:table-cell>
        </table:table-row>
        <table:table-row table:style-name="ro1">
          <table:table-cell table:formula="of:=[.A204]+7" office:value-type="float" office:value="1427">
            <text:p>1427</text:p>
          </table:table-cell>
          <table:table-cell table:formula="of:=[.B204]+1" office:value-type="float" office:value="204">
            <text:p>204</text:p>
          </table:table-cell>
          <table:table-cell table:formula="of:=&quot;0x&quot;&amp;BASE(MOD([.B205];16)+32;16)" office:value-type="string" office:string-value="0x2C">
            <text:p>0x2C</text:p>
          </table:table-cell>
          <table:table-cell table:formula="of:=&quot;0x&quot;&amp;BASE(MOD(MOD([.$A205];256)+[.D$1];256);16;2)" office:value-type="string" office:string-value="0x93">
            <text:p>0x93</text:p>
          </table:table-cell>
          <table:table-cell table:formula="of:=&quot;0x&quot;&amp;BASE(MOD(MOD([.$A205];256)+[.E$1];256);16;2)" office:value-type="string" office:string-value="0x94">
            <text:p>0x94</text:p>
          </table:table-cell>
          <table:table-cell table:formula="of:=&quot;0x&quot;&amp;BASE(MOD(MOD([.$A205];256)+[.F$1];256);16;2)" office:value-type="string" office:string-value="0x95">
            <text:p>0x95</text:p>
          </table:table-cell>
          <table:table-cell table:formula="of:=&quot;0x&quot;&amp;BASE(MOD(MOD([.$A205];256)+[.G$1];256);16;2)" office:value-type="string" office:string-value="0x96">
            <text:p>0x96</text:p>
          </table:table-cell>
          <table:table-cell table:formula="of:=&quot;0x&quot;&amp;BASE(MOD(MOD([.$A205];256)+[.H$1];256);16;2)" office:value-type="string" office:string-value="0x97">
            <text:p>0x97</text:p>
          </table:table-cell>
          <table:table-cell table:formula="of:=&quot;0x&quot;&amp;BASE(MOD(MOD([.$A205];256)+[.I$1];256);16;2)" office:value-type="string" office:string-value="0x98">
            <text:p>0x98</text:p>
          </table:table-cell>
          <table:table-cell table:formula="of:=&quot;0x&quot;&amp;BASE(MOD(MOD([.$A205];256)+[.J$1];256);16;2)" office:value-type="string" office:string-value="0x99">
            <text:p>0x99</text:p>
          </table:table-cell>
          <table:table-cell table:formula="of:=&quot;- d: [&quot;&amp;[.C205]&amp;&quot;, &quot;&amp;[.D205]&amp;&quot;, &quot;&amp;[.E205]&amp;&quot;, &quot;&amp;[.F205]&amp;&quot;, &quot;&amp;[.G205]&amp;&quot;, &quot;&amp;[.H205]&amp;&quot;, &quot;&amp;[.I205]&amp;&quot;, &quot;&amp;[.J205]&amp;&quot;]#  e: 0#  t: 5&quot;" office:value-type="string" office:string-value="- d: [0x2C, 0x93, 0x94, 0x95, 0x96, 0x97, 0x98, 0x99]#  e: 0#  t: 5">
            <text:p>- d: [0x2C, 0x93, 0x94, 0x95, 0x96, 0x97, 0x98, 0x99]# <text:s/>e: 0# <text:s/>t: 5</text:p>
          </table:table-cell>
        </table:table-row>
        <table:table-row table:style-name="ro1">
          <table:table-cell table:formula="of:=[.A205]+7" office:value-type="float" office:value="1434">
            <text:p>1434</text:p>
          </table:table-cell>
          <table:table-cell table:formula="of:=[.B205]+1" office:value-type="float" office:value="205">
            <text:p>205</text:p>
          </table:table-cell>
          <table:table-cell table:formula="of:=&quot;0x&quot;&amp;BASE(MOD([.B206];16)+32;16)" office:value-type="string" office:string-value="0x2D">
            <text:p>0x2D</text:p>
          </table:table-cell>
          <table:table-cell table:formula="of:=&quot;0x&quot;&amp;BASE(MOD(MOD([.$A206];256)+[.D$1];256);16;2)" office:value-type="string" office:string-value="0x9A">
            <text:p>0x9A</text:p>
          </table:table-cell>
          <table:table-cell table:formula="of:=&quot;0x&quot;&amp;BASE(MOD(MOD([.$A206];256)+[.E$1];256);16;2)" office:value-type="string" office:string-value="0x9B">
            <text:p>0x9B</text:p>
          </table:table-cell>
          <table:table-cell table:formula="of:=&quot;0x&quot;&amp;BASE(MOD(MOD([.$A206];256)+[.F$1];256);16;2)" office:value-type="string" office:string-value="0x9C">
            <text:p>0x9C</text:p>
          </table:table-cell>
          <table:table-cell table:formula="of:=&quot;0x&quot;&amp;BASE(MOD(MOD([.$A206];256)+[.G$1];256);16;2)" office:value-type="string" office:string-value="0x9D">
            <text:p>0x9D</text:p>
          </table:table-cell>
          <table:table-cell table:formula="of:=&quot;0x&quot;&amp;BASE(MOD(MOD([.$A206];256)+[.H$1];256);16;2)" office:value-type="string" office:string-value="0x9E">
            <text:p>0x9E</text:p>
          </table:table-cell>
          <table:table-cell table:formula="of:=&quot;0x&quot;&amp;BASE(MOD(MOD([.$A206];256)+[.I$1];256);16;2)" office:value-type="string" office:string-value="0x9F">
            <text:p>0x9F</text:p>
          </table:table-cell>
          <table:table-cell table:formula="of:=&quot;0x&quot;&amp;BASE(MOD(MOD([.$A206];256)+[.J$1];256);16;2)" office:value-type="string" office:string-value="0xA0">
            <text:p>0xA0</text:p>
          </table:table-cell>
          <table:table-cell table:formula="of:=&quot;- d: [&quot;&amp;[.C206]&amp;&quot;, &quot;&amp;[.D206]&amp;&quot;, &quot;&amp;[.E206]&amp;&quot;, &quot;&amp;[.F206]&amp;&quot;, &quot;&amp;[.G206]&amp;&quot;, &quot;&amp;[.H206]&amp;&quot;, &quot;&amp;[.I206]&amp;&quot;, &quot;&amp;[.J206]&amp;&quot;]#  e: 0#  t: 5&quot;" office:value-type="string" office:string-value="- d: [0x2D, 0x9A, 0x9B, 0x9C, 0x9D, 0x9E, 0x9F, 0xA0]#  e: 0#  t: 5">
            <text:p>- d: [0x2D, 0x9A, 0x9B, 0x9C, 0x9D, 0x9E, 0x9F, 0xA0]# <text:s/>e: 0# <text:s/>t: 5</text:p>
          </table:table-cell>
        </table:table-row>
        <table:table-row table:style-name="ro1">
          <table:table-cell table:formula="of:=[.A206]+7" office:value-type="float" office:value="1441">
            <text:p>1441</text:p>
          </table:table-cell>
          <table:table-cell table:formula="of:=[.B206]+1" office:value-type="float" office:value="206">
            <text:p>206</text:p>
          </table:table-cell>
          <table:table-cell table:formula="of:=&quot;0x&quot;&amp;BASE(MOD([.B207];16)+32;16)" office:value-type="string" office:string-value="0x2E">
            <text:p>0x2E</text:p>
          </table:table-cell>
          <table:table-cell table:formula="of:=&quot;0x&quot;&amp;BASE(MOD(MOD([.$A207];256)+[.D$1];256);16;2)" office:value-type="string" office:string-value="0xA1">
            <text:p>0xA1</text:p>
          </table:table-cell>
          <table:table-cell table:formula="of:=&quot;0x&quot;&amp;BASE(MOD(MOD([.$A207];256)+[.E$1];256);16;2)" office:value-type="string" office:string-value="0xA2">
            <text:p>0xA2</text:p>
          </table:table-cell>
          <table:table-cell table:formula="of:=&quot;0x&quot;&amp;BASE(MOD(MOD([.$A207];256)+[.F$1];256);16;2)" office:value-type="string" office:string-value="0xA3">
            <text:p>0xA3</text:p>
          </table:table-cell>
          <table:table-cell table:formula="of:=&quot;0x&quot;&amp;BASE(MOD(MOD([.$A207];256)+[.G$1];256);16;2)" office:value-type="string" office:string-value="0xA4">
            <text:p>0xA4</text:p>
          </table:table-cell>
          <table:table-cell table:formula="of:=&quot;0x&quot;&amp;BASE(MOD(MOD([.$A207];256)+[.H$1];256);16;2)" office:value-type="string" office:string-value="0xA5">
            <text:p>0xA5</text:p>
          </table:table-cell>
          <table:table-cell table:formula="of:=&quot;0x&quot;&amp;BASE(MOD(MOD([.$A207];256)+[.I$1];256);16;2)" office:value-type="string" office:string-value="0xA6">
            <text:p>0xA6</text:p>
          </table:table-cell>
          <table:table-cell table:formula="of:=&quot;0x&quot;&amp;BASE(MOD(MOD([.$A207];256)+[.J$1];256);16;2)" office:value-type="string" office:string-value="0xA7">
            <text:p>0xA7</text:p>
          </table:table-cell>
          <table:table-cell table:formula="of:=&quot;- d: [&quot;&amp;[.C207]&amp;&quot;, &quot;&amp;[.D207]&amp;&quot;, &quot;&amp;[.E207]&amp;&quot;, &quot;&amp;[.F207]&amp;&quot;, &quot;&amp;[.G207]&amp;&quot;, &quot;&amp;[.H207]&amp;&quot;, &quot;&amp;[.I207]&amp;&quot;, &quot;&amp;[.J207]&amp;&quot;]#  e: 0#  t: 5&quot;" office:value-type="string" office:string-value="- d: [0x2E, 0xA1, 0xA2, 0xA3, 0xA4, 0xA5, 0xA6, 0xA7]#  e: 0#  t: 5">
            <text:p>- d: [0x2E, 0xA1, 0xA2, 0xA3, 0xA4, 0xA5, 0xA6, 0xA7]# <text:s/>e: 0# <text:s/>t: 5</text:p>
          </table:table-cell>
        </table:table-row>
        <table:table-row table:style-name="ro1">
          <table:table-cell table:formula="of:=[.A207]+7" office:value-type="float" office:value="1448">
            <text:p>1448</text:p>
          </table:table-cell>
          <table:table-cell table:formula="of:=[.B207]+1" office:value-type="float" office:value="207">
            <text:p>207</text:p>
          </table:table-cell>
          <table:table-cell table:formula="of:=&quot;0x&quot;&amp;BASE(MOD([.B208];16)+32;16)" office:value-type="string" office:string-value="0x2F">
            <text:p>0x2F</text:p>
          </table:table-cell>
          <table:table-cell table:formula="of:=&quot;0x&quot;&amp;BASE(MOD(MOD([.$A208];256)+[.D$1];256);16;2)" office:value-type="string" office:string-value="0xA8">
            <text:p>0xA8</text:p>
          </table:table-cell>
          <table:table-cell table:formula="of:=&quot;0x&quot;&amp;BASE(MOD(MOD([.$A208];256)+[.E$1];256);16;2)" office:value-type="string" office:string-value="0xA9">
            <text:p>0xA9</text:p>
          </table:table-cell>
          <table:table-cell table:formula="of:=&quot;0x&quot;&amp;BASE(MOD(MOD([.$A208];256)+[.F$1];256);16;2)" office:value-type="string" office:string-value="0xAA">
            <text:p>0xAA</text:p>
          </table:table-cell>
          <table:table-cell table:formula="of:=&quot;0x&quot;&amp;BASE(MOD(MOD([.$A208];256)+[.G$1];256);16;2)" office:value-type="string" office:string-value="0xAB">
            <text:p>0xAB</text:p>
          </table:table-cell>
          <table:table-cell table:formula="of:=&quot;0x&quot;&amp;BASE(MOD(MOD([.$A208];256)+[.H$1];256);16;2)" office:value-type="string" office:string-value="0xAC">
            <text:p>0xAC</text:p>
          </table:table-cell>
          <table:table-cell table:formula="of:=&quot;0x&quot;&amp;BASE(MOD(MOD([.$A208];256)+[.I$1];256);16;2)" office:value-type="string" office:string-value="0xAD">
            <text:p>0xAD</text:p>
          </table:table-cell>
          <table:table-cell table:formula="of:=&quot;0x&quot;&amp;BASE(MOD(MOD([.$A208];256)+[.J$1];256);16;2)" office:value-type="string" office:string-value="0xAE">
            <text:p>0xAE</text:p>
          </table:table-cell>
          <table:table-cell table:formula="of:=&quot;- d: [&quot;&amp;[.C208]&amp;&quot;, &quot;&amp;[.D208]&amp;&quot;, &quot;&amp;[.E208]&amp;&quot;, &quot;&amp;[.F208]&amp;&quot;, &quot;&amp;[.G208]&amp;&quot;, &quot;&amp;[.H208]&amp;&quot;, &quot;&amp;[.I208]&amp;&quot;, &quot;&amp;[.J208]&amp;&quot;]#  e: 0#  t: 5&quot;" office:value-type="string" office:string-value="- d: [0x2F, 0xA8, 0xA9, 0xAA, 0xAB, 0xAC, 0xAD, 0xAE]#  e: 0#  t: 5">
            <text:p>- d: [0x2F, 0xA8, 0xA9, 0xAA, 0xAB, 0xAC, 0xAD, 0xAE]# <text:s/>e: 0# <text:s/>t: 5</text:p>
          </table:table-cell>
        </table:table-row>
        <table:table-row table:style-name="ro1">
          <table:table-cell table:formula="of:=[.A208]+7" office:value-type="float" office:value="1455">
            <text:p>1455</text:p>
          </table:table-cell>
          <table:table-cell table:formula="of:=[.B208]+1" office:value-type="float" office:value="208">
            <text:p>208</text:p>
          </table:table-cell>
          <table:table-cell table:formula="of:=&quot;0x&quot;&amp;BASE(MOD([.B209];16)+32;16)" office:value-type="string" office:string-value="0x20">
            <text:p>0x20</text:p>
          </table:table-cell>
          <table:table-cell table:formula="of:=&quot;0x&quot;&amp;BASE(MOD(MOD([.$A209];256)+[.D$1];256);16;2)" office:value-type="string" office:string-value="0xAF">
            <text:p>0xAF</text:p>
          </table:table-cell>
          <table:table-cell table:formula="of:=&quot;0x&quot;&amp;BASE(MOD(MOD([.$A209];256)+[.E$1];256);16;2)" office:value-type="string" office:string-value="0xB0">
            <text:p>0xB0</text:p>
          </table:table-cell>
          <table:table-cell table:formula="of:=&quot;0x&quot;&amp;BASE(MOD(MOD([.$A209];256)+[.F$1];256);16;2)" office:value-type="string" office:string-value="0xB1">
            <text:p>0xB1</text:p>
          </table:table-cell>
          <table:table-cell table:formula="of:=&quot;0x&quot;&amp;BASE(MOD(MOD([.$A209];256)+[.G$1];256);16;2)" office:value-type="string" office:string-value="0xB2">
            <text:p>0xB2</text:p>
          </table:table-cell>
          <table:table-cell table:formula="of:=&quot;0x&quot;&amp;BASE(MOD(MOD([.$A209];256)+[.H$1];256);16;2)" office:value-type="string" office:string-value="0xB3">
            <text:p>0xB3</text:p>
          </table:table-cell>
          <table:table-cell table:formula="of:=&quot;0x&quot;&amp;BASE(MOD(MOD([.$A209];256)+[.I$1];256);16;2)" office:value-type="string" office:string-value="0xB4">
            <text:p>0xB4</text:p>
          </table:table-cell>
          <table:table-cell table:formula="of:=&quot;0x&quot;&amp;BASE(MOD(MOD([.$A209];256)+[.J$1];256);16;2)" office:value-type="string" office:string-value="0xB5">
            <text:p>0xB5</text:p>
          </table:table-cell>
          <table:table-cell table:formula="of:=&quot;- d: [&quot;&amp;[.C209]&amp;&quot;, &quot;&amp;[.D209]&amp;&quot;, &quot;&amp;[.E209]&amp;&quot;, &quot;&amp;[.F209]&amp;&quot;, &quot;&amp;[.G209]&amp;&quot;, &quot;&amp;[.H209]&amp;&quot;, &quot;&amp;[.I209]&amp;&quot;, &quot;&amp;[.J209]&amp;&quot;]#  e: 0#  t: 5&quot;" office:value-type="string" office:string-value="- d: [0x20, 0xAF, 0xB0, 0xB1, 0xB2, 0xB3, 0xB4, 0xB5]#  e: 0#  t: 5">
            <text:p>- d: [0x20, 0xAF, 0xB0, 0xB1, 0xB2, 0xB3, 0xB4, 0xB5]# <text:s/>e: 0# <text:s/>t: 5</text:p>
          </table:table-cell>
        </table:table-row>
        <table:table-row table:style-name="ro1">
          <table:table-cell table:formula="of:=[.A209]+7" office:value-type="float" office:value="1462">
            <text:p>1462</text:p>
          </table:table-cell>
          <table:table-cell table:formula="of:=[.B209]+1" office:value-type="float" office:value="209">
            <text:p>209</text:p>
          </table:table-cell>
          <table:table-cell table:formula="of:=&quot;0x&quot;&amp;BASE(MOD([.B210];16)+32;16)" office:value-type="string" office:string-value="0x21">
            <text:p>0x21</text:p>
          </table:table-cell>
          <table:table-cell table:formula="of:=&quot;0x&quot;&amp;BASE(MOD(MOD([.$A210];256)+[.D$1];256);16;2)" office:value-type="string" office:string-value="0xB6">
            <text:p>0xB6</text:p>
          </table:table-cell>
          <table:table-cell table:formula="of:=&quot;0x&quot;&amp;BASE(MOD(MOD([.$A210];256)+[.E$1];256);16;2)" office:value-type="string" office:string-value="0xB7">
            <text:p>0xB7</text:p>
          </table:table-cell>
          <table:table-cell table:formula="of:=&quot;0x&quot;&amp;BASE(MOD(MOD([.$A210];256)+[.F$1];256);16;2)" office:value-type="string" office:string-value="0xB8">
            <text:p>0xB8</text:p>
          </table:table-cell>
          <table:table-cell table:formula="of:=&quot;0x&quot;&amp;BASE(MOD(MOD([.$A210];256)+[.G$1];256);16;2)" office:value-type="string" office:string-value="0xB9">
            <text:p>0xB9</text:p>
          </table:table-cell>
          <table:table-cell table:formula="of:=&quot;0x&quot;&amp;BASE(MOD(MOD([.$A210];256)+[.H$1];256);16;2)" office:value-type="string" office:string-value="0xBA">
            <text:p>0xBA</text:p>
          </table:table-cell>
          <table:table-cell table:formula="of:=&quot;0x&quot;&amp;BASE(MOD(MOD([.$A210];256)+[.I$1];256);16;2)" office:value-type="string" office:string-value="0xBB">
            <text:p>0xBB</text:p>
          </table:table-cell>
          <table:table-cell table:formula="of:=&quot;0x&quot;&amp;BASE(MOD(MOD([.$A210];256)+[.J$1];256);16;2)" office:value-type="string" office:string-value="0xBC">
            <text:p>0xBC</text:p>
          </table:table-cell>
          <table:table-cell table:formula="of:=&quot;- d: [&quot;&amp;[.C210]&amp;&quot;, &quot;&amp;[.D210]&amp;&quot;, &quot;&amp;[.E210]&amp;&quot;, &quot;&amp;[.F210]&amp;&quot;, &quot;&amp;[.G210]&amp;&quot;, &quot;&amp;[.H210]&amp;&quot;, &quot;&amp;[.I210]&amp;&quot;, &quot;&amp;[.J210]&amp;&quot;]#  e: 0#  t: 5&quot;" office:value-type="string" office:string-value="- d: [0x21, 0xB6, 0xB7, 0xB8, 0xB9, 0xBA, 0xBB, 0xBC]#  e: 0#  t: 5">
            <text:p>- d: [0x21, 0xB6, 0xB7, 0xB8, 0xB9, 0xBA, 0xBB, 0xBC]# <text:s/>e: 0# <text:s/>t: 5</text:p>
          </table:table-cell>
        </table:table-row>
        <table:table-row table:style-name="ro1">
          <table:table-cell table:formula="of:=[.A210]+7" office:value-type="float" office:value="1469">
            <text:p>1469</text:p>
          </table:table-cell>
          <table:table-cell table:formula="of:=[.B210]+1" office:value-type="float" office:value="210">
            <text:p>210</text:p>
          </table:table-cell>
          <table:table-cell table:formula="of:=&quot;0x&quot;&amp;BASE(MOD([.B211];16)+32;16)" office:value-type="string" office:string-value="0x22">
            <text:p>0x22</text:p>
          </table:table-cell>
          <table:table-cell table:formula="of:=&quot;0x&quot;&amp;BASE(MOD(MOD([.$A211];256)+[.D$1];256);16;2)" office:value-type="string" office:string-value="0xBD">
            <text:p>0xBD</text:p>
          </table:table-cell>
          <table:table-cell table:formula="of:=&quot;0x&quot;&amp;BASE(MOD(MOD([.$A211];256)+[.E$1];256);16;2)" office:value-type="string" office:string-value="0xBE">
            <text:p>0xBE</text:p>
          </table:table-cell>
          <table:table-cell table:formula="of:=&quot;0x&quot;&amp;BASE(MOD(MOD([.$A211];256)+[.F$1];256);16;2)" office:value-type="string" office:string-value="0xBF">
            <text:p>0xBF</text:p>
          </table:table-cell>
          <table:table-cell table:formula="of:=&quot;0x&quot;&amp;BASE(MOD(MOD([.$A211];256)+[.G$1];256);16;2)" office:value-type="string" office:string-value="0xC0">
            <text:p>0xC0</text:p>
          </table:table-cell>
          <table:table-cell table:formula="of:=&quot;0x&quot;&amp;BASE(MOD(MOD([.$A211];256)+[.H$1];256);16;2)" office:value-type="string" office:string-value="0xC1">
            <text:p>0xC1</text:p>
          </table:table-cell>
          <table:table-cell table:formula="of:=&quot;0x&quot;&amp;BASE(MOD(MOD([.$A211];256)+[.I$1];256);16;2)" office:value-type="string" office:string-value="0xC2">
            <text:p>0xC2</text:p>
          </table:table-cell>
          <table:table-cell table:formula="of:=&quot;0x&quot;&amp;BASE(MOD(MOD([.$A211];256)+[.J$1];256);16;2)" office:value-type="string" office:string-value="0xC3">
            <text:p>0xC3</text:p>
          </table:table-cell>
          <table:table-cell table:formula="of:=&quot;- d: [&quot;&amp;[.C211]&amp;&quot;, &quot;&amp;[.D211]&amp;&quot;, &quot;&amp;[.E211]&amp;&quot;, &quot;&amp;[.F211]&amp;&quot;, &quot;&amp;[.G211]&amp;&quot;, &quot;&amp;[.H211]&amp;&quot;, &quot;&amp;[.I211]&amp;&quot;, &quot;&amp;[.J211]&amp;&quot;]#  e: 0#  t: 5&quot;" office:value-type="string" office:string-value="- d: [0x22, 0xBD, 0xBE, 0xBF, 0xC0, 0xC1, 0xC2, 0xC3]#  e: 0#  t: 5">
            <text:p>- d: [0x22, 0xBD, 0xBE, 0xBF, 0xC0, 0xC1, 0xC2, 0xC3]# <text:s/>e: 0# <text:s/>t: 5</text:p>
          </table:table-cell>
        </table:table-row>
        <table:table-row table:style-name="ro1">
          <table:table-cell table:formula="of:=[.A211]+7" office:value-type="float" office:value="1476">
            <text:p>1476</text:p>
          </table:table-cell>
          <table:table-cell table:formula="of:=[.B211]+1" office:value-type="float" office:value="211">
            <text:p>211</text:p>
          </table:table-cell>
          <table:table-cell table:formula="of:=&quot;0x&quot;&amp;BASE(MOD([.B212];16)+32;16)" office:value-type="string" office:string-value="0x23">
            <text:p>0x23</text:p>
          </table:table-cell>
          <table:table-cell table:formula="of:=&quot;0x&quot;&amp;BASE(MOD(MOD([.$A212];256)+[.D$1];256);16;2)" office:value-type="string" office:string-value="0xC4">
            <text:p>0xC4</text:p>
          </table:table-cell>
          <table:table-cell table:formula="of:=&quot;0x&quot;&amp;BASE(MOD(MOD([.$A212];256)+[.E$1];256);16;2)" office:value-type="string" office:string-value="0xC5">
            <text:p>0xC5</text:p>
          </table:table-cell>
          <table:table-cell table:formula="of:=&quot;0x&quot;&amp;BASE(MOD(MOD([.$A212];256)+[.F$1];256);16;2)" office:value-type="string" office:string-value="0xC6">
            <text:p>0xC6</text:p>
          </table:table-cell>
          <table:table-cell table:formula="of:=&quot;0x&quot;&amp;BASE(MOD(MOD([.$A212];256)+[.G$1];256);16;2)" office:value-type="string" office:string-value="0xC7">
            <text:p>0xC7</text:p>
          </table:table-cell>
          <table:table-cell table:formula="of:=&quot;0x&quot;&amp;BASE(MOD(MOD([.$A212];256)+[.H$1];256);16;2)" office:value-type="string" office:string-value="0xC8">
            <text:p>0xC8</text:p>
          </table:table-cell>
          <table:table-cell table:formula="of:=&quot;0x&quot;&amp;BASE(MOD(MOD([.$A212];256)+[.I$1];256);16;2)" office:value-type="string" office:string-value="0xC9">
            <text:p>0xC9</text:p>
          </table:table-cell>
          <table:table-cell table:formula="of:=&quot;0x&quot;&amp;BASE(MOD(MOD([.$A212];256)+[.J$1];256);16;2)" office:value-type="string" office:string-value="0xCA">
            <text:p>0xCA</text:p>
          </table:table-cell>
          <table:table-cell table:formula="of:=&quot;- d: [&quot;&amp;[.C212]&amp;&quot;, &quot;&amp;[.D212]&amp;&quot;, &quot;&amp;[.E212]&amp;&quot;, &quot;&amp;[.F212]&amp;&quot;, &quot;&amp;[.G212]&amp;&quot;, &quot;&amp;[.H212]&amp;&quot;, &quot;&amp;[.I212]&amp;&quot;, &quot;&amp;[.J212]&amp;&quot;]#  e: 0#  t: 5&quot;" office:value-type="string" office:string-value="- d: [0x23, 0xC4, 0xC5, 0xC6, 0xC7, 0xC8, 0xC9, 0xCA]#  e: 0#  t: 5">
            <text:p>- d: [0x23, 0xC4, 0xC5, 0xC6, 0xC7, 0xC8, 0xC9, 0xCA]# <text:s/>e: 0# <text:s/>t: 5</text:p>
          </table:table-cell>
        </table:table-row>
        <table:table-row table:style-name="ro1">
          <table:table-cell table:formula="of:=[.A212]+7" office:value-type="float" office:value="1483">
            <text:p>1483</text:p>
          </table:table-cell>
          <table:table-cell table:formula="of:=[.B212]+1" office:value-type="float" office:value="212">
            <text:p>212</text:p>
          </table:table-cell>
          <table:table-cell table:formula="of:=&quot;0x&quot;&amp;BASE(MOD([.B213];16)+32;16)" office:value-type="string" office:string-value="0x24">
            <text:p>0x24</text:p>
          </table:table-cell>
          <table:table-cell table:formula="of:=&quot;0x&quot;&amp;BASE(MOD(MOD([.$A213];256)+[.D$1];256);16;2)" office:value-type="string" office:string-value="0xCB">
            <text:p>0xCB</text:p>
          </table:table-cell>
          <table:table-cell table:formula="of:=&quot;0x&quot;&amp;BASE(MOD(MOD([.$A213];256)+[.E$1];256);16;2)" office:value-type="string" office:string-value="0xCC">
            <text:p>0xCC</text:p>
          </table:table-cell>
          <table:table-cell table:formula="of:=&quot;0x&quot;&amp;BASE(MOD(MOD([.$A213];256)+[.F$1];256);16;2)" office:value-type="string" office:string-value="0xCD">
            <text:p>0xCD</text:p>
          </table:table-cell>
          <table:table-cell table:formula="of:=&quot;0x&quot;&amp;BASE(MOD(MOD([.$A213];256)+[.G$1];256);16;2)" office:value-type="string" office:string-value="0xCE">
            <text:p>0xCE</text:p>
          </table:table-cell>
          <table:table-cell table:formula="of:=&quot;0x&quot;&amp;BASE(MOD(MOD([.$A213];256)+[.H$1];256);16;2)" office:value-type="string" office:string-value="0xCF">
            <text:p>0xCF</text:p>
          </table:table-cell>
          <table:table-cell table:formula="of:=&quot;0x&quot;&amp;BASE(MOD(MOD([.$A213];256)+[.I$1];256);16;2)" office:value-type="string" office:string-value="0xD0">
            <text:p>0xD0</text:p>
          </table:table-cell>
          <table:table-cell table:formula="of:=&quot;0x&quot;&amp;BASE(MOD(MOD([.$A213];256)+[.J$1];256);16;2)" office:value-type="string" office:string-value="0xD1">
            <text:p>0xD1</text:p>
          </table:table-cell>
          <table:table-cell table:formula="of:=&quot;- d: [&quot;&amp;[.C213]&amp;&quot;, &quot;&amp;[.D213]&amp;&quot;, &quot;&amp;[.E213]&amp;&quot;, &quot;&amp;[.F213]&amp;&quot;, &quot;&amp;[.G213]&amp;&quot;, &quot;&amp;[.H213]&amp;&quot;, &quot;&amp;[.I213]&amp;&quot;, &quot;&amp;[.J213]&amp;&quot;]#  e: 0#  t: 5&quot;" office:value-type="string" office:string-value="- d: [0x24, 0xCB, 0xCC, 0xCD, 0xCE, 0xCF, 0xD0, 0xD1]#  e: 0#  t: 5">
            <text:p>- d: [0x24, 0xCB, 0xCC, 0xCD, 0xCE, 0xCF, 0xD0, 0xD1]# <text:s/>e: 0# <text:s/>t: 5</text:p>
          </table:table-cell>
        </table:table-row>
        <table:table-row table:style-name="ro1">
          <table:table-cell table:formula="of:=[.A213]+7" office:value-type="float" office:value="1490">
            <text:p>1490</text:p>
          </table:table-cell>
          <table:table-cell table:formula="of:=[.B213]+1" office:value-type="float" office:value="213">
            <text:p>213</text:p>
          </table:table-cell>
          <table:table-cell table:formula="of:=&quot;0x&quot;&amp;BASE(MOD([.B214];16)+32;16)" office:value-type="string" office:string-value="0x25">
            <text:p>0x25</text:p>
          </table:table-cell>
          <table:table-cell table:formula="of:=&quot;0x&quot;&amp;BASE(MOD(MOD([.$A214];256)+[.D$1];256);16;2)" office:value-type="string" office:string-value="0xD2">
            <text:p>0xD2</text:p>
          </table:table-cell>
          <table:table-cell table:formula="of:=&quot;0x&quot;&amp;BASE(MOD(MOD([.$A214];256)+[.E$1];256);16;2)" office:value-type="string" office:string-value="0xD3">
            <text:p>0xD3</text:p>
          </table:table-cell>
          <table:table-cell table:formula="of:=&quot;0x&quot;&amp;BASE(MOD(MOD([.$A214];256)+[.F$1];256);16;2)" office:value-type="string" office:string-value="0xD4">
            <text:p>0xD4</text:p>
          </table:table-cell>
          <table:table-cell table:formula="of:=&quot;0x&quot;&amp;BASE(MOD(MOD([.$A214];256)+[.G$1];256);16;2)" office:value-type="string" office:string-value="0xD5">
            <text:p>0xD5</text:p>
          </table:table-cell>
          <table:table-cell table:formula="of:=&quot;0x&quot;&amp;BASE(MOD(MOD([.$A214];256)+[.H$1];256);16;2)" office:value-type="string" office:string-value="0xD6">
            <text:p>0xD6</text:p>
          </table:table-cell>
          <table:table-cell table:formula="of:=&quot;0x&quot;&amp;BASE(MOD(MOD([.$A214];256)+[.I$1];256);16;2)" office:value-type="string" office:string-value="0xD7">
            <text:p>0xD7</text:p>
          </table:table-cell>
          <table:table-cell table:formula="of:=&quot;0x&quot;&amp;BASE(MOD(MOD([.$A214];256)+[.J$1];256);16;2)" office:value-type="string" office:string-value="0xD8">
            <text:p>0xD8</text:p>
          </table:table-cell>
          <table:table-cell table:formula="of:=&quot;- d: [&quot;&amp;[.C214]&amp;&quot;, &quot;&amp;[.D214]&amp;&quot;, &quot;&amp;[.E214]&amp;&quot;, &quot;&amp;[.F214]&amp;&quot;, &quot;&amp;[.G214]&amp;&quot;, &quot;&amp;[.H214]&amp;&quot;, &quot;&amp;[.I214]&amp;&quot;, &quot;&amp;[.J214]&amp;&quot;]#  e: 0#  t: 5&quot;" office:value-type="string" office:string-value="- d: [0x25, 0xD2, 0xD3, 0xD4, 0xD5, 0xD6, 0xD7, 0xD8]#  e: 0#  t: 5">
            <text:p>- d: [0x25, 0xD2, 0xD3, 0xD4, 0xD5, 0xD6, 0xD7, 0xD8]# <text:s/>e: 0# <text:s/>t: 5</text:p>
          </table:table-cell>
        </table:table-row>
        <table:table-row table:style-name="ro1">
          <table:table-cell table:formula="of:=[.A214]+7" office:value-type="float" office:value="1497">
            <text:p>1497</text:p>
          </table:table-cell>
          <table:table-cell table:formula="of:=[.B214]+1" office:value-type="float" office:value="214">
            <text:p>214</text:p>
          </table:table-cell>
          <table:table-cell table:formula="of:=&quot;0x&quot;&amp;BASE(MOD([.B215];16)+32;16)" office:value-type="string" office:string-value="0x26">
            <text:p>0x26</text:p>
          </table:table-cell>
          <table:table-cell table:formula="of:=&quot;0x&quot;&amp;BASE(MOD(MOD([.$A215];256)+[.D$1];256);16;2)" office:value-type="string" office:string-value="0xD9">
            <text:p>0xD9</text:p>
          </table:table-cell>
          <table:table-cell table:formula="of:=&quot;0x&quot;&amp;BASE(MOD(MOD([.$A215];256)+[.E$1];256);16;2)" office:value-type="string" office:string-value="0xDA">
            <text:p>0xDA</text:p>
          </table:table-cell>
          <table:table-cell table:formula="of:=&quot;0x&quot;&amp;BASE(MOD(MOD([.$A215];256)+[.F$1];256);16;2)" office:value-type="string" office:string-value="0xDB">
            <text:p>0xDB</text:p>
          </table:table-cell>
          <table:table-cell table:formula="of:=&quot;0x&quot;&amp;BASE(MOD(MOD([.$A215];256)+[.G$1];256);16;2)" office:value-type="string" office:string-value="0xDC">
            <text:p>0xDC</text:p>
          </table:table-cell>
          <table:table-cell table:formula="of:=&quot;0x&quot;&amp;BASE(MOD(MOD([.$A215];256)+[.H$1];256);16;2)" office:value-type="string" office:string-value="0xDD">
            <text:p>0xDD</text:p>
          </table:table-cell>
          <table:table-cell table:formula="of:=&quot;0x&quot;&amp;BASE(MOD(MOD([.$A215];256)+[.I$1];256);16;2)" office:value-type="string" office:string-value="0xDE">
            <text:p>0xDE</text:p>
          </table:table-cell>
          <table:table-cell table:formula="of:=&quot;0x&quot;&amp;BASE(MOD(MOD([.$A215];256)+[.J$1];256);16;2)" office:value-type="string" office:string-value="0xDF">
            <text:p>0xDF</text:p>
          </table:table-cell>
          <table:table-cell table:formula="of:=&quot;- d: [&quot;&amp;[.C215]&amp;&quot;, &quot;&amp;[.D215]&amp;&quot;, &quot;&amp;[.E215]&amp;&quot;, &quot;&amp;[.F215]&amp;&quot;, &quot;&amp;[.G215]&amp;&quot;, &quot;&amp;[.H215]&amp;&quot;, &quot;&amp;[.I215]&amp;&quot;, &quot;&amp;[.J215]&amp;&quot;]#  e: 0#  t: 5&quot;" office:value-type="string" office:string-value="- d: [0x26, 0xD9, 0xDA, 0xDB, 0xDC, 0xDD, 0xDE, 0xDF]#  e: 0#  t: 5">
            <text:p>- d: [0x26, 0xD9, 0xDA, 0xDB, 0xDC, 0xDD, 0xDE, 0xDF]# <text:s/>e: 0# <text:s/>t: 5</text:p>
          </table:table-cell>
        </table:table-row>
        <table:table-row table:style-name="ro1">
          <table:table-cell table:formula="of:=[.A215]+7" office:value-type="float" office:value="1504">
            <text:p>1504</text:p>
          </table:table-cell>
          <table:table-cell table:formula="of:=[.B215]+1" office:value-type="float" office:value="215">
            <text:p>215</text:p>
          </table:table-cell>
          <table:table-cell table:formula="of:=&quot;0x&quot;&amp;BASE(MOD([.B216];16)+32;16)" office:value-type="string" office:string-value="0x27">
            <text:p>0x27</text:p>
          </table:table-cell>
          <table:table-cell table:formula="of:=&quot;0x&quot;&amp;BASE(MOD(MOD([.$A216];256)+[.D$1];256);16;2)" office:value-type="string" office:string-value="0xE0">
            <text:p>0xE0</text:p>
          </table:table-cell>
          <table:table-cell table:formula="of:=&quot;0x&quot;&amp;BASE(MOD(MOD([.$A216];256)+[.E$1];256);16;2)" office:value-type="string" office:string-value="0xE1">
            <text:p>0xE1</text:p>
          </table:table-cell>
          <table:table-cell table:formula="of:=&quot;0x&quot;&amp;BASE(MOD(MOD([.$A216];256)+[.F$1];256);16;2)" office:value-type="string" office:string-value="0xE2">
            <text:p>0xE2</text:p>
          </table:table-cell>
          <table:table-cell table:formula="of:=&quot;0x&quot;&amp;BASE(MOD(MOD([.$A216];256)+[.G$1];256);16;2)" office:value-type="string" office:string-value="0xE3">
            <text:p>0xE3</text:p>
          </table:table-cell>
          <table:table-cell table:formula="of:=&quot;0x&quot;&amp;BASE(MOD(MOD([.$A216];256)+[.H$1];256);16;2)" office:value-type="string" office:string-value="0xE4">
            <text:p>0xE4</text:p>
          </table:table-cell>
          <table:table-cell table:formula="of:=&quot;0x&quot;&amp;BASE(MOD(MOD([.$A216];256)+[.I$1];256);16;2)" office:value-type="string" office:string-value="0xE5">
            <text:p>0xE5</text:p>
          </table:table-cell>
          <table:table-cell table:formula="of:=&quot;0x&quot;&amp;BASE(MOD(MOD([.$A216];256)+[.J$1];256);16;2)" office:value-type="string" office:string-value="0xE6">
            <text:p>0xE6</text:p>
          </table:table-cell>
          <table:table-cell table:formula="of:=&quot;- d: [&quot;&amp;[.C216]&amp;&quot;, &quot;&amp;[.D216]&amp;&quot;, &quot;&amp;[.E216]&amp;&quot;, &quot;&amp;[.F216]&amp;&quot;, &quot;&amp;[.G216]&amp;&quot;, &quot;&amp;[.H216]&amp;&quot;, &quot;&amp;[.I216]&amp;&quot;, &quot;&amp;[.J216]&amp;&quot;]#  e: 0#  t: 5&quot;" office:value-type="string" office:string-value="- d: [0x27, 0xE0, 0xE1, 0xE2, 0xE3, 0xE4, 0xE5, 0xE6]#  e: 0#  t: 5">
            <text:p>- d: [0x27, 0xE0, 0xE1, 0xE2, 0xE3, 0xE4, 0xE5, 0xE6]# <text:s/>e: 0# <text:s/>t: 5</text:p>
          </table:table-cell>
        </table:table-row>
        <table:table-row table:style-name="ro1">
          <table:table-cell table:formula="of:=[.A216]+7" office:value-type="float" office:value="1511">
            <text:p>1511</text:p>
          </table:table-cell>
          <table:table-cell table:formula="of:=[.B216]+1" office:value-type="float" office:value="216">
            <text:p>216</text:p>
          </table:table-cell>
          <table:table-cell table:formula="of:=&quot;0x&quot;&amp;BASE(MOD([.B217];16)+32;16)" office:value-type="string" office:string-value="0x28">
            <text:p>0x28</text:p>
          </table:table-cell>
          <table:table-cell table:formula="of:=&quot;0x&quot;&amp;BASE(MOD(MOD([.$A217];256)+[.D$1];256);16;2)" office:value-type="string" office:string-value="0xE7">
            <text:p>0xE7</text:p>
          </table:table-cell>
          <table:table-cell table:formula="of:=&quot;0x&quot;&amp;BASE(MOD(MOD([.$A217];256)+[.E$1];256);16;2)" office:value-type="string" office:string-value="0xE8">
            <text:p>0xE8</text:p>
          </table:table-cell>
          <table:table-cell table:formula="of:=&quot;0x&quot;&amp;BASE(MOD(MOD([.$A217];256)+[.F$1];256);16;2)" office:value-type="string" office:string-value="0xE9">
            <text:p>0xE9</text:p>
          </table:table-cell>
          <table:table-cell table:formula="of:=&quot;0x&quot;&amp;BASE(MOD(MOD([.$A217];256)+[.G$1];256);16;2)" office:value-type="string" office:string-value="0xEA">
            <text:p>0xEA</text:p>
          </table:table-cell>
          <table:table-cell table:formula="of:=&quot;0x&quot;&amp;BASE(MOD(MOD([.$A217];256)+[.H$1];256);16;2)" office:value-type="string" office:string-value="0xEB">
            <text:p>0xEB</text:p>
          </table:table-cell>
          <table:table-cell table:formula="of:=&quot;0x&quot;&amp;BASE(MOD(MOD([.$A217];256)+[.I$1];256);16;2)" office:value-type="string" office:string-value="0xEC">
            <text:p>0xEC</text:p>
          </table:table-cell>
          <table:table-cell table:formula="of:=&quot;0x&quot;&amp;BASE(MOD(MOD([.$A217];256)+[.J$1];256);16;2)" office:value-type="string" office:string-value="0xED">
            <text:p>0xED</text:p>
          </table:table-cell>
          <table:table-cell table:formula="of:=&quot;- d: [&quot;&amp;[.C217]&amp;&quot;, &quot;&amp;[.D217]&amp;&quot;, &quot;&amp;[.E217]&amp;&quot;, &quot;&amp;[.F217]&amp;&quot;, &quot;&amp;[.G217]&amp;&quot;, &quot;&amp;[.H217]&amp;&quot;, &quot;&amp;[.I217]&amp;&quot;, &quot;&amp;[.J217]&amp;&quot;]#  e: 0#  t: 5&quot;" office:value-type="string" office:string-value="- d: [0x28, 0xE7, 0xE8, 0xE9, 0xEA, 0xEB, 0xEC, 0xED]#  e: 0#  t: 5">
            <text:p>- d: [0x28, 0xE7, 0xE8, 0xE9, 0xEA, 0xEB, 0xEC, 0xED]# <text:s/>e: 0# <text:s/>t: 5</text:p>
          </table:table-cell>
        </table:table-row>
        <table:table-row table:style-name="ro1">
          <table:table-cell table:formula="of:=[.A217]+7" office:value-type="float" office:value="1518">
            <text:p>1518</text:p>
          </table:table-cell>
          <table:table-cell table:formula="of:=[.B217]+1" office:value-type="float" office:value="217">
            <text:p>217</text:p>
          </table:table-cell>
          <table:table-cell table:formula="of:=&quot;0x&quot;&amp;BASE(MOD([.B218];16)+32;16)" office:value-type="string" office:string-value="0x29">
            <text:p>0x29</text:p>
          </table:table-cell>
          <table:table-cell table:formula="of:=&quot;0x&quot;&amp;BASE(MOD(MOD([.$A218];256)+[.D$1];256);16;2)" office:value-type="string" office:string-value="0xEE">
            <text:p>0xEE</text:p>
          </table:table-cell>
          <table:table-cell table:formula="of:=&quot;0x&quot;&amp;BASE(MOD(MOD([.$A218];256)+[.E$1];256);16;2)" office:value-type="string" office:string-value="0xEF">
            <text:p>0xEF</text:p>
          </table:table-cell>
          <table:table-cell table:formula="of:=&quot;0x&quot;&amp;BASE(MOD(MOD([.$A218];256)+[.F$1];256);16;2)" office:value-type="string" office:string-value="0xF0">
            <text:p>0xF0</text:p>
          </table:table-cell>
          <table:table-cell table:formula="of:=&quot;0x&quot;&amp;BASE(MOD(MOD([.$A218];256)+[.G$1];256);16;2)" office:value-type="string" office:string-value="0xF1">
            <text:p>0xF1</text:p>
          </table:table-cell>
          <table:table-cell table:formula="of:=&quot;0x&quot;&amp;BASE(MOD(MOD([.$A218];256)+[.H$1];256);16;2)" office:value-type="string" office:string-value="0xF2">
            <text:p>0xF2</text:p>
          </table:table-cell>
          <table:table-cell table:formula="of:=&quot;0x&quot;&amp;BASE(MOD(MOD([.$A218];256)+[.I$1];256);16;2)" office:value-type="string" office:string-value="0xF3">
            <text:p>0xF3</text:p>
          </table:table-cell>
          <table:table-cell table:formula="of:=&quot;0x&quot;&amp;BASE(MOD(MOD([.$A218];256)+[.J$1];256);16;2)" office:value-type="string" office:string-value="0xF4">
            <text:p>0xF4</text:p>
          </table:table-cell>
          <table:table-cell table:formula="of:=&quot;- d: [&quot;&amp;[.C218]&amp;&quot;, &quot;&amp;[.D218]&amp;&quot;, &quot;&amp;[.E218]&amp;&quot;, &quot;&amp;[.F218]&amp;&quot;, &quot;&amp;[.G218]&amp;&quot;, &quot;&amp;[.H218]&amp;&quot;, &quot;&amp;[.I218]&amp;&quot;, &quot;&amp;[.J218]&amp;&quot;]#  e: 0#  t: 5&quot;" office:value-type="string" office:string-value="- d: [0x29, 0xEE, 0xEF, 0xF0, 0xF1, 0xF2, 0xF3, 0xF4]#  e: 0#  t: 5">
            <text:p>- d: [0x29, 0xEE, 0xEF, 0xF0, 0xF1, 0xF2, 0xF3, 0xF4]# <text:s/>e: 0# <text:s/>t: 5</text:p>
          </table:table-cell>
        </table:table-row>
        <table:table-row table:style-name="ro1">
          <table:table-cell table:formula="of:=[.A218]+7" office:value-type="float" office:value="1525">
            <text:p>1525</text:p>
          </table:table-cell>
          <table:table-cell table:formula="of:=[.B218]+1" office:value-type="float" office:value="218">
            <text:p>218</text:p>
          </table:table-cell>
          <table:table-cell table:formula="of:=&quot;0x&quot;&amp;BASE(MOD([.B219];16)+32;16)" office:value-type="string" office:string-value="0x2A">
            <text:p>0x2A</text:p>
          </table:table-cell>
          <table:table-cell table:formula="of:=&quot;0x&quot;&amp;BASE(MOD(MOD([.$A219];256)+[.D$1];256);16;2)" office:value-type="string" office:string-value="0xF5">
            <text:p>0xF5</text:p>
          </table:table-cell>
          <table:table-cell table:formula="of:=&quot;0x&quot;&amp;BASE(MOD(MOD([.$A219];256)+[.E$1];256);16;2)" office:value-type="string" office:string-value="0xF6">
            <text:p>0xF6</text:p>
          </table:table-cell>
          <table:table-cell table:formula="of:=&quot;0x&quot;&amp;BASE(MOD(MOD([.$A219];256)+[.F$1];256);16;2)" office:value-type="string" office:string-value="0xF7">
            <text:p>0xF7</text:p>
          </table:table-cell>
          <table:table-cell table:formula="of:=&quot;0x&quot;&amp;BASE(MOD(MOD([.$A219];256)+[.G$1];256);16;2)" office:value-type="string" office:string-value="0xF8">
            <text:p>0xF8</text:p>
          </table:table-cell>
          <table:table-cell table:formula="of:=&quot;0x&quot;&amp;BASE(MOD(MOD([.$A219];256)+[.H$1];256);16;2)" office:value-type="string" office:string-value="0xF9">
            <text:p>0xF9</text:p>
          </table:table-cell>
          <table:table-cell table:formula="of:=&quot;0x&quot;&amp;BASE(MOD(MOD([.$A219];256)+[.I$1];256);16;2)" office:value-type="string" office:string-value="0xFA">
            <text:p>0xFA</text:p>
          </table:table-cell>
          <table:table-cell table:formula="of:=&quot;0x&quot;&amp;BASE(MOD(MOD([.$A219];256)+[.J$1];256);16;2)" office:value-type="string" office:string-value="0xFB">
            <text:p>0xFB</text:p>
          </table:table-cell>
          <table:table-cell table:formula="of:=&quot;- d: [&quot;&amp;[.C219]&amp;&quot;, &quot;&amp;[.D219]&amp;&quot;, &quot;&amp;[.E219]&amp;&quot;, &quot;&amp;[.F219]&amp;&quot;, &quot;&amp;[.G219]&amp;&quot;, &quot;&amp;[.H219]&amp;&quot;, &quot;&amp;[.I219]&amp;&quot;, &quot;&amp;[.J219]&amp;&quot;]#  e: 0#  t: 5&quot;" office:value-type="string" office:string-value="- d: [0x2A, 0xF5, 0xF6, 0xF7, 0xF8, 0xF9, 0xFA, 0xFB]#  e: 0#  t: 5">
            <text:p>- d: [0x2A, 0xF5, 0xF6, 0xF7, 0xF8, 0xF9, 0xFA, 0xFB]# <text:s/>e: 0# <text:s/>t: 5</text:p>
          </table:table-cell>
        </table:table-row>
        <table:table-row table:style-name="ro1">
          <table:table-cell table:formula="of:=[.A219]+7" office:value-type="float" office:value="1532">
            <text:p>1532</text:p>
          </table:table-cell>
          <table:table-cell table:formula="of:=[.B219]+1" office:value-type="float" office:value="219">
            <text:p>219</text:p>
          </table:table-cell>
          <table:table-cell table:formula="of:=&quot;0x&quot;&amp;BASE(MOD([.B220];16)+32;16)" office:value-type="string" office:string-value="0x2B">
            <text:p>0x2B</text:p>
          </table:table-cell>
          <table:table-cell table:formula="of:=&quot;0x&quot;&amp;BASE(MOD(MOD([.$A220];256)+[.D$1];256);16;2)" office:value-type="string" office:string-value="0xFC">
            <text:p>0xFC</text:p>
          </table:table-cell>
          <table:table-cell table:formula="of:=&quot;0x&quot;&amp;BASE(MOD(MOD([.$A220];256)+[.E$1];256);16;2)" office:value-type="string" office:string-value="0xFD">
            <text:p>0xFD</text:p>
          </table:table-cell>
          <table:table-cell table:formula="of:=&quot;0x&quot;&amp;BASE(MOD(MOD([.$A220];256)+[.F$1];256);16;2)" office:value-type="string" office:string-value="0xFE">
            <text:p>0xFE</text:p>
          </table:table-cell>
          <table:table-cell table:formula="of:=&quot;0x&quot;&amp;BASE(MOD(MOD([.$A220];256)+[.G$1];256);16;2)" office:value-type="string" office:string-value="0xFF">
            <text:p>0xFF</text:p>
          </table:table-cell>
          <table:table-cell table:formula="of:=&quot;0x&quot;&amp;BASE(MOD(MOD([.$A220];256)+[.H$1];256);16;2)" office:value-type="string" office:string-value="0x00">
            <text:p>0x00</text:p>
          </table:table-cell>
          <table:table-cell table:formula="of:=&quot;0x&quot;&amp;BASE(MOD(MOD([.$A220];256)+[.I$1];256);16;2)" office:value-type="string" office:string-value="0x01">
            <text:p>0x01</text:p>
          </table:table-cell>
          <table:table-cell table:formula="of:=&quot;0x&quot;&amp;BASE(MOD(MOD([.$A220];256)+[.J$1];256);16;2)" office:value-type="string" office:string-value="0x02">
            <text:p>0x02</text:p>
          </table:table-cell>
          <table:table-cell table:formula="of:=&quot;- d: [&quot;&amp;[.C220]&amp;&quot;, &quot;&amp;[.D220]&amp;&quot;, &quot;&amp;[.E220]&amp;&quot;, &quot;&amp;[.F220]&amp;&quot;, &quot;&amp;[.G220]&amp;&quot;, &quot;&amp;[.H220]&amp;&quot;, &quot;&amp;[.I220]&amp;&quot;, &quot;&amp;[.J220]&amp;&quot;]#  e: 0#  t: 5&quot;" office:value-type="string" office:string-value="- d: [0x2B, 0xFC, 0xFD, 0xFE, 0xFF, 0x00, 0x01, 0x02]#  e: 0#  t: 5">
            <text:p>- d: [0x2B, 0xFC, 0xFD, 0xFE, 0xFF, 0x00, 0x01, 0x02]# <text:s/>e: 0# <text:s/>t: 5</text:p>
          </table:table-cell>
        </table:table-row>
        <table:table-row table:style-name="ro1">
          <table:table-cell table:formula="of:=[.A220]+7" office:value-type="float" office:value="1539">
            <text:p>1539</text:p>
          </table:table-cell>
          <table:table-cell table:formula="of:=[.B220]+1" office:value-type="float" office:value="220">
            <text:p>220</text:p>
          </table:table-cell>
          <table:table-cell table:formula="of:=&quot;0x&quot;&amp;BASE(MOD([.B221];16)+32;16)" office:value-type="string" office:string-value="0x2C">
            <text:p>0x2C</text:p>
          </table:table-cell>
          <table:table-cell table:formula="of:=&quot;0x&quot;&amp;BASE(MOD(MOD([.$A221];256)+[.D$1];256);16;2)" office:value-type="string" office:string-value="0x03">
            <text:p>0x03</text:p>
          </table:table-cell>
          <table:table-cell table:formula="of:=&quot;0x&quot;&amp;BASE(MOD(MOD([.$A221];256)+[.E$1];256);16;2)" office:value-type="string" office:string-value="0x04">
            <text:p>0x04</text:p>
          </table:table-cell>
          <table:table-cell table:formula="of:=&quot;0x&quot;&amp;BASE(MOD(MOD([.$A221];256)+[.F$1];256);16;2)" office:value-type="string" office:string-value="0x05">
            <text:p>0x05</text:p>
          </table:table-cell>
          <table:table-cell table:formula="of:=&quot;0x&quot;&amp;BASE(MOD(MOD([.$A221];256)+[.G$1];256);16;2)" office:value-type="string" office:string-value="0x06">
            <text:p>0x06</text:p>
          </table:table-cell>
          <table:table-cell table:formula="of:=&quot;0x&quot;&amp;BASE(MOD(MOD([.$A221];256)+[.H$1];256);16;2)" office:value-type="string" office:string-value="0x07">
            <text:p>0x07</text:p>
          </table:table-cell>
          <table:table-cell table:formula="of:=&quot;0x&quot;&amp;BASE(MOD(MOD([.$A221];256)+[.I$1];256);16;2)" office:value-type="string" office:string-value="0x08">
            <text:p>0x08</text:p>
          </table:table-cell>
          <table:table-cell table:formula="of:=&quot;0x&quot;&amp;BASE(MOD(MOD([.$A221];256)+[.J$1];256);16;2)" office:value-type="string" office:string-value="0x09">
            <text:p>0x09</text:p>
          </table:table-cell>
          <table:table-cell table:formula="of:=&quot;- d: [&quot;&amp;[.C221]&amp;&quot;, &quot;&amp;[.D221]&amp;&quot;, &quot;&amp;[.E221]&amp;&quot;, &quot;&amp;[.F221]&amp;&quot;, &quot;&amp;[.G221]&amp;&quot;, &quot;&amp;[.H221]&amp;&quot;, &quot;&amp;[.I221]&amp;&quot;, &quot;&amp;[.J221]&amp;&quot;]#  e: 0#  t: 5&quot;" office:value-type="string" office:string-value="- d: [0x2C, 0x03, 0x04, 0x05, 0x06, 0x07, 0x08, 0x09]#  e: 0#  t: 5">
            <text:p>- d: [0x2C, 0x03, 0x04, 0x05, 0x06, 0x07, 0x08, 0x09]# <text:s/>e: 0# <text:s/>t: 5</text:p>
          </table:table-cell>
        </table:table-row>
        <table:table-row table:style-name="ro1">
          <table:table-cell table:formula="of:=[.A221]+7" office:value-type="float" office:value="1546">
            <text:p>1546</text:p>
          </table:table-cell>
          <table:table-cell table:formula="of:=[.B221]+1" office:value-type="float" office:value="221">
            <text:p>221</text:p>
          </table:table-cell>
          <table:table-cell table:formula="of:=&quot;0x&quot;&amp;BASE(MOD([.B222];16)+32;16)" office:value-type="string" office:string-value="0x2D">
            <text:p>0x2D</text:p>
          </table:table-cell>
          <table:table-cell table:formula="of:=&quot;0x&quot;&amp;BASE(MOD(MOD([.$A222];256)+[.D$1];256);16;2)" office:value-type="string" office:string-value="0x0A">
            <text:p>0x0A</text:p>
          </table:table-cell>
          <table:table-cell table:formula="of:=&quot;0x&quot;&amp;BASE(MOD(MOD([.$A222];256)+[.E$1];256);16;2)" office:value-type="string" office:string-value="0x0B">
            <text:p>0x0B</text:p>
          </table:table-cell>
          <table:table-cell table:formula="of:=&quot;0x&quot;&amp;BASE(MOD(MOD([.$A222];256)+[.F$1];256);16;2)" office:value-type="string" office:string-value="0x0C">
            <text:p>0x0C</text:p>
          </table:table-cell>
          <table:table-cell table:formula="of:=&quot;0x&quot;&amp;BASE(MOD(MOD([.$A222];256)+[.G$1];256);16;2)" office:value-type="string" office:string-value="0x0D">
            <text:p>0x0D</text:p>
          </table:table-cell>
          <table:table-cell table:formula="of:=&quot;0x&quot;&amp;BASE(MOD(MOD([.$A222];256)+[.H$1];256);16;2)" office:value-type="string" office:string-value="0x0E">
            <text:p>0x0E</text:p>
          </table:table-cell>
          <table:table-cell table:formula="of:=&quot;0x&quot;&amp;BASE(MOD(MOD([.$A222];256)+[.I$1];256);16;2)" office:value-type="string" office:string-value="0x0F">
            <text:p>0x0F</text:p>
          </table:table-cell>
          <table:table-cell table:formula="of:=&quot;0x&quot;&amp;BASE(MOD(MOD([.$A222];256)+[.J$1];256);16;2)" office:value-type="string" office:string-value="0x10">
            <text:p>0x10</text:p>
          </table:table-cell>
          <table:table-cell table:formula="of:=&quot;- d: [&quot;&amp;[.C222]&amp;&quot;, &quot;&amp;[.D222]&amp;&quot;, &quot;&amp;[.E222]&amp;&quot;, &quot;&amp;[.F222]&amp;&quot;, &quot;&amp;[.G222]&amp;&quot;, &quot;&amp;[.H222]&amp;&quot;, &quot;&amp;[.I222]&amp;&quot;, &quot;&amp;[.J222]&amp;&quot;]#  e: 0#  t: 5&quot;" office:value-type="string" office:string-value="- d: [0x2D, 0x0A, 0x0B, 0x0C, 0x0D, 0x0E, 0x0F, 0x10]#  e: 0#  t: 5">
            <text:p>- d: [0x2D, 0x0A, 0x0B, 0x0C, 0x0D, 0x0E, 0x0F, 0x10]# <text:s/>e: 0# <text:s/>t: 5</text:p>
          </table:table-cell>
        </table:table-row>
        <table:table-row table:style-name="ro1">
          <table:table-cell table:formula="of:=[.A222]+7" office:value-type="float" office:value="1553">
            <text:p>1553</text:p>
          </table:table-cell>
          <table:table-cell table:formula="of:=[.B222]+1" office:value-type="float" office:value="222">
            <text:p>222</text:p>
          </table:table-cell>
          <table:table-cell table:formula="of:=&quot;0x&quot;&amp;BASE(MOD([.B223];16)+32;16)" office:value-type="string" office:string-value="0x2E">
            <text:p>0x2E</text:p>
          </table:table-cell>
          <table:table-cell table:formula="of:=&quot;0x&quot;&amp;BASE(MOD(MOD([.$A223];256)+[.D$1];256);16;2)" office:value-type="string" office:string-value="0x11">
            <text:p>0x11</text:p>
          </table:table-cell>
          <table:table-cell table:formula="of:=&quot;0x&quot;&amp;BASE(MOD(MOD([.$A223];256)+[.E$1];256);16;2)" office:value-type="string" office:string-value="0x12">
            <text:p>0x12</text:p>
          </table:table-cell>
          <table:table-cell table:formula="of:=&quot;0x&quot;&amp;BASE(MOD(MOD([.$A223];256)+[.F$1];256);16;2)" office:value-type="string" office:string-value="0x13">
            <text:p>0x13</text:p>
          </table:table-cell>
          <table:table-cell table:formula="of:=&quot;0x&quot;&amp;BASE(MOD(MOD([.$A223];256)+[.G$1];256);16;2)" office:value-type="string" office:string-value="0x14">
            <text:p>0x14</text:p>
          </table:table-cell>
          <table:table-cell table:formula="of:=&quot;0x&quot;&amp;BASE(MOD(MOD([.$A223];256)+[.H$1];256);16;2)" office:value-type="string" office:string-value="0x15">
            <text:p>0x15</text:p>
          </table:table-cell>
          <table:table-cell table:formula="of:=&quot;0x&quot;&amp;BASE(MOD(MOD([.$A223];256)+[.I$1];256);16;2)" office:value-type="string" office:string-value="0x16">
            <text:p>0x16</text:p>
          </table:table-cell>
          <table:table-cell table:formula="of:=&quot;0x&quot;&amp;BASE(MOD(MOD([.$A223];256)+[.J$1];256);16;2)" office:value-type="string" office:string-value="0x17">
            <text:p>0x17</text:p>
          </table:table-cell>
          <table:table-cell table:formula="of:=&quot;- d: [&quot;&amp;[.C223]&amp;&quot;, &quot;&amp;[.D223]&amp;&quot;, &quot;&amp;[.E223]&amp;&quot;, &quot;&amp;[.F223]&amp;&quot;, &quot;&amp;[.G223]&amp;&quot;, &quot;&amp;[.H223]&amp;&quot;, &quot;&amp;[.I223]&amp;&quot;, &quot;&amp;[.J223]&amp;&quot;]#  e: 0#  t: 5&quot;" office:value-type="string" office:string-value="- d: [0x2E, 0x11, 0x12, 0x13, 0x14, 0x15, 0x16, 0x17]#  e: 0#  t: 5">
            <text:p>- d: [0x2E, 0x11, 0x12, 0x13, 0x14, 0x15, 0x16, 0x17]# <text:s/>e: 0# <text:s/>t: 5</text:p>
          </table:table-cell>
        </table:table-row>
        <table:table-row table:style-name="ro1">
          <table:table-cell table:formula="of:=[.A223]+7" office:value-type="float" office:value="1560">
            <text:p>1560</text:p>
          </table:table-cell>
          <table:table-cell table:formula="of:=[.B223]+1" office:value-type="float" office:value="223">
            <text:p>223</text:p>
          </table:table-cell>
          <table:table-cell table:formula="of:=&quot;0x&quot;&amp;BASE(MOD([.B224];16)+32;16)" office:value-type="string" office:string-value="0x2F">
            <text:p>0x2F</text:p>
          </table:table-cell>
          <table:table-cell table:formula="of:=&quot;0x&quot;&amp;BASE(MOD(MOD([.$A224];256)+[.D$1];256);16;2)" office:value-type="string" office:string-value="0x18">
            <text:p>0x18</text:p>
          </table:table-cell>
          <table:table-cell table:formula="of:=&quot;0x&quot;&amp;BASE(MOD(MOD([.$A224];256)+[.E$1];256);16;2)" office:value-type="string" office:string-value="0x19">
            <text:p>0x19</text:p>
          </table:table-cell>
          <table:table-cell table:formula="of:=&quot;0x&quot;&amp;BASE(MOD(MOD([.$A224];256)+[.F$1];256);16;2)" office:value-type="string" office:string-value="0x1A">
            <text:p>0x1A</text:p>
          </table:table-cell>
          <table:table-cell table:formula="of:=&quot;0x&quot;&amp;BASE(MOD(MOD([.$A224];256)+[.G$1];256);16;2)" office:value-type="string" office:string-value="0x1B">
            <text:p>0x1B</text:p>
          </table:table-cell>
          <table:table-cell table:formula="of:=&quot;0x&quot;&amp;BASE(MOD(MOD([.$A224];256)+[.H$1];256);16;2)" office:value-type="string" office:string-value="0x1C">
            <text:p>0x1C</text:p>
          </table:table-cell>
          <table:table-cell table:formula="of:=&quot;0x&quot;&amp;BASE(MOD(MOD([.$A224];256)+[.I$1];256);16;2)" office:value-type="string" office:string-value="0x1D">
            <text:p>0x1D</text:p>
          </table:table-cell>
          <table:table-cell table:formula="of:=&quot;0x&quot;&amp;BASE(MOD(MOD([.$A224];256)+[.J$1];256);16;2)" office:value-type="string" office:string-value="0x1E">
            <text:p>0x1E</text:p>
          </table:table-cell>
          <table:table-cell table:formula="of:=&quot;- d: [&quot;&amp;[.C224]&amp;&quot;, &quot;&amp;[.D224]&amp;&quot;, &quot;&amp;[.E224]&amp;&quot;, &quot;&amp;[.F224]&amp;&quot;, &quot;&amp;[.G224]&amp;&quot;, &quot;&amp;[.H224]&amp;&quot;, &quot;&amp;[.I224]&amp;&quot;, &quot;&amp;[.J224]&amp;&quot;]#  e: 0#  t: 5&quot;" office:value-type="string" office:string-value="- d: [0x2F, 0x18, 0x19, 0x1A, 0x1B, 0x1C, 0x1D, 0x1E]#  e: 0#  t: 5">
            <text:p>- d: [0x2F, 0x18, 0x19, 0x1A, 0x1B, 0x1C, 0x1D, 0x1E]# <text:s/>e: 0# <text:s/>t: 5</text:p>
          </table:table-cell>
        </table:table-row>
        <table:table-row table:style-name="ro1">
          <table:table-cell table:formula="of:=[.A224]+7" office:value-type="float" office:value="1567">
            <text:p>1567</text:p>
          </table:table-cell>
          <table:table-cell table:formula="of:=[.B224]+1" office:value-type="float" office:value="224">
            <text:p>224</text:p>
          </table:table-cell>
          <table:table-cell table:formula="of:=&quot;0x&quot;&amp;BASE(MOD([.B225];16)+32;16)" office:value-type="string" office:string-value="0x20">
            <text:p>0x20</text:p>
          </table:table-cell>
          <table:table-cell table:formula="of:=&quot;0x&quot;&amp;BASE(MOD(MOD([.$A225];256)+[.D$1];256);16;2)" office:value-type="string" office:string-value="0x1F">
            <text:p>0x1F</text:p>
          </table:table-cell>
          <table:table-cell table:formula="of:=&quot;0x&quot;&amp;BASE(MOD(MOD([.$A225];256)+[.E$1];256);16;2)" office:value-type="string" office:string-value="0x20">
            <text:p>0x20</text:p>
          </table:table-cell>
          <table:table-cell table:formula="of:=&quot;0x&quot;&amp;BASE(MOD(MOD([.$A225];256)+[.F$1];256);16;2)" office:value-type="string" office:string-value="0x21">
            <text:p>0x21</text:p>
          </table:table-cell>
          <table:table-cell table:formula="of:=&quot;0x&quot;&amp;BASE(MOD(MOD([.$A225];256)+[.G$1];256);16;2)" office:value-type="string" office:string-value="0x22">
            <text:p>0x22</text:p>
          </table:table-cell>
          <table:table-cell table:formula="of:=&quot;0x&quot;&amp;BASE(MOD(MOD([.$A225];256)+[.H$1];256);16;2)" office:value-type="string" office:string-value="0x23">
            <text:p>0x23</text:p>
          </table:table-cell>
          <table:table-cell table:formula="of:=&quot;0x&quot;&amp;BASE(MOD(MOD([.$A225];256)+[.I$1];256);16;2)" office:value-type="string" office:string-value="0x24">
            <text:p>0x24</text:p>
          </table:table-cell>
          <table:table-cell table:formula="of:=&quot;0x&quot;&amp;BASE(MOD(MOD([.$A225];256)+[.J$1];256);16;2)" office:value-type="string" office:string-value="0x25">
            <text:p>0x25</text:p>
          </table:table-cell>
          <table:table-cell table:formula="of:=&quot;- d: [&quot;&amp;[.C225]&amp;&quot;, &quot;&amp;[.D225]&amp;&quot;, &quot;&amp;[.E225]&amp;&quot;, &quot;&amp;[.F225]&amp;&quot;, &quot;&amp;[.G225]&amp;&quot;, &quot;&amp;[.H225]&amp;&quot;, &quot;&amp;[.I225]&amp;&quot;, &quot;&amp;[.J225]&amp;&quot;]#  e: 0#  t: 5&quot;" office:value-type="string" office:string-value="- d: [0x20, 0x1F, 0x20, 0x21, 0x22, 0x23, 0x24, 0x25]#  e: 0#  t: 5">
            <text:p>- d: [0x20, 0x1F, 0x20, 0x21, 0x22, 0x23, 0x24, 0x25]# <text:s/>e: 0# <text:s/>t: 5</text:p>
          </table:table-cell>
        </table:table-row>
        <table:table-row table:style-name="ro1">
          <table:table-cell table:formula="of:=[.A225]+7" office:value-type="float" office:value="1574">
            <text:p>1574</text:p>
          </table:table-cell>
          <table:table-cell table:formula="of:=[.B225]+1" office:value-type="float" office:value="225">
            <text:p>225</text:p>
          </table:table-cell>
          <table:table-cell table:formula="of:=&quot;0x&quot;&amp;BASE(MOD([.B226];16)+32;16)" office:value-type="string" office:string-value="0x21">
            <text:p>0x21</text:p>
          </table:table-cell>
          <table:table-cell table:formula="of:=&quot;0x&quot;&amp;BASE(MOD(MOD([.$A226];256)+[.D$1];256);16;2)" office:value-type="string" office:string-value="0x26">
            <text:p>0x26</text:p>
          </table:table-cell>
          <table:table-cell table:formula="of:=&quot;0x&quot;&amp;BASE(MOD(MOD([.$A226];256)+[.E$1];256);16;2)" office:value-type="string" office:string-value="0x27">
            <text:p>0x27</text:p>
          </table:table-cell>
          <table:table-cell table:formula="of:=&quot;0x&quot;&amp;BASE(MOD(MOD([.$A226];256)+[.F$1];256);16;2)" office:value-type="string" office:string-value="0x28">
            <text:p>0x28</text:p>
          </table:table-cell>
          <table:table-cell table:formula="of:=&quot;0x&quot;&amp;BASE(MOD(MOD([.$A226];256)+[.G$1];256);16;2)" office:value-type="string" office:string-value="0x29">
            <text:p>0x29</text:p>
          </table:table-cell>
          <table:table-cell table:formula="of:=&quot;0x&quot;&amp;BASE(MOD(MOD([.$A226];256)+[.H$1];256);16;2)" office:value-type="string" office:string-value="0x2A">
            <text:p>0x2A</text:p>
          </table:table-cell>
          <table:table-cell table:formula="of:=&quot;0x&quot;&amp;BASE(MOD(MOD([.$A226];256)+[.I$1];256);16;2)" office:value-type="string" office:string-value="0x2B">
            <text:p>0x2B</text:p>
          </table:table-cell>
          <table:table-cell table:formula="of:=&quot;0x&quot;&amp;BASE(MOD(MOD([.$A226];256)+[.J$1];256);16;2)" office:value-type="string" office:string-value="0x2C">
            <text:p>0x2C</text:p>
          </table:table-cell>
          <table:table-cell table:formula="of:=&quot;- d: [&quot;&amp;[.C226]&amp;&quot;, &quot;&amp;[.D226]&amp;&quot;, &quot;&amp;[.E226]&amp;&quot;, &quot;&amp;[.F226]&amp;&quot;, &quot;&amp;[.G226]&amp;&quot;, &quot;&amp;[.H226]&amp;&quot;, &quot;&amp;[.I226]&amp;&quot;, &quot;&amp;[.J226]&amp;&quot;]#  e: 0#  t: 5&quot;" office:value-type="string" office:string-value="- d: [0x21, 0x26, 0x27, 0x28, 0x29, 0x2A, 0x2B, 0x2C]#  e: 0#  t: 5">
            <text:p>- d: [0x21, 0x26, 0x27, 0x28, 0x29, 0x2A, 0x2B, 0x2C]# <text:s/>e: 0# <text:s/>t: 5</text:p>
          </table:table-cell>
        </table:table-row>
        <table:table-row table:style-name="ro1">
          <table:table-cell table:formula="of:=[.A226]+7" office:value-type="float" office:value="1581">
            <text:p>1581</text:p>
          </table:table-cell>
          <table:table-cell table:formula="of:=[.B226]+1" office:value-type="float" office:value="226">
            <text:p>226</text:p>
          </table:table-cell>
          <table:table-cell table:formula="of:=&quot;0x&quot;&amp;BASE(MOD([.B227];16)+32;16)" office:value-type="string" office:string-value="0x22">
            <text:p>0x22</text:p>
          </table:table-cell>
          <table:table-cell table:formula="of:=&quot;0x&quot;&amp;BASE(MOD(MOD([.$A227];256)+[.D$1];256);16;2)" office:value-type="string" office:string-value="0x2D">
            <text:p>0x2D</text:p>
          </table:table-cell>
          <table:table-cell table:formula="of:=&quot;0x&quot;&amp;BASE(MOD(MOD([.$A227];256)+[.E$1];256);16;2)" office:value-type="string" office:string-value="0x2E">
            <text:p>0x2E</text:p>
          </table:table-cell>
          <table:table-cell table:formula="of:=&quot;0x&quot;&amp;BASE(MOD(MOD([.$A227];256)+[.F$1];256);16;2)" office:value-type="string" office:string-value="0x2F">
            <text:p>0x2F</text:p>
          </table:table-cell>
          <table:table-cell table:formula="of:=&quot;0x&quot;&amp;BASE(MOD(MOD([.$A227];256)+[.G$1];256);16;2)" office:value-type="string" office:string-value="0x30">
            <text:p>0x30</text:p>
          </table:table-cell>
          <table:table-cell table:formula="of:=&quot;0x&quot;&amp;BASE(MOD(MOD([.$A227];256)+[.H$1];256);16;2)" office:value-type="string" office:string-value="0x31">
            <text:p>0x31</text:p>
          </table:table-cell>
          <table:table-cell table:formula="of:=&quot;0x&quot;&amp;BASE(MOD(MOD([.$A227];256)+[.I$1];256);16;2)" office:value-type="string" office:string-value="0x32">
            <text:p>0x32</text:p>
          </table:table-cell>
          <table:table-cell table:formula="of:=&quot;0x&quot;&amp;BASE(MOD(MOD([.$A227];256)+[.J$1];256);16;2)" office:value-type="string" office:string-value="0x33">
            <text:p>0x33</text:p>
          </table:table-cell>
          <table:table-cell table:formula="of:=&quot;- d: [&quot;&amp;[.C227]&amp;&quot;, &quot;&amp;[.D227]&amp;&quot;, &quot;&amp;[.E227]&amp;&quot;, &quot;&amp;[.F227]&amp;&quot;, &quot;&amp;[.G227]&amp;&quot;, &quot;&amp;[.H227]&amp;&quot;, &quot;&amp;[.I227]&amp;&quot;, &quot;&amp;[.J227]&amp;&quot;]#  e: 0#  t: 5&quot;" office:value-type="string" office:string-value="- d: [0x22, 0x2D, 0x2E, 0x2F, 0x30, 0x31, 0x32, 0x33]#  e: 0#  t: 5">
            <text:p>- d: [0x22, 0x2D, 0x2E, 0x2F, 0x30, 0x31, 0x32, 0x33]# <text:s/>e: 0# <text:s/>t: 5</text:p>
          </table:table-cell>
        </table:table-row>
        <table:table-row table:style-name="ro1">
          <table:table-cell table:formula="of:=[.A227]+7" office:value-type="float" office:value="1588">
            <text:p>1588</text:p>
          </table:table-cell>
          <table:table-cell table:formula="of:=[.B227]+1" office:value-type="float" office:value="227">
            <text:p>227</text:p>
          </table:table-cell>
          <table:table-cell table:formula="of:=&quot;0x&quot;&amp;BASE(MOD([.B228];16)+32;16)" office:value-type="string" office:string-value="0x23">
            <text:p>0x23</text:p>
          </table:table-cell>
          <table:table-cell table:formula="of:=&quot;0x&quot;&amp;BASE(MOD(MOD([.$A228];256)+[.D$1];256);16;2)" office:value-type="string" office:string-value="0x34">
            <text:p>0x34</text:p>
          </table:table-cell>
          <table:table-cell table:formula="of:=&quot;0x&quot;&amp;BASE(MOD(MOD([.$A228];256)+[.E$1];256);16;2)" office:value-type="string" office:string-value="0x35">
            <text:p>0x35</text:p>
          </table:table-cell>
          <table:table-cell table:formula="of:=&quot;0x&quot;&amp;BASE(MOD(MOD([.$A228];256)+[.F$1];256);16;2)" office:value-type="string" office:string-value="0x36">
            <text:p>0x36</text:p>
          </table:table-cell>
          <table:table-cell table:formula="of:=&quot;0x&quot;&amp;BASE(MOD(MOD([.$A228];256)+[.G$1];256);16;2)" office:value-type="string" office:string-value="0x37">
            <text:p>0x37</text:p>
          </table:table-cell>
          <table:table-cell table:formula="of:=&quot;0x&quot;&amp;BASE(MOD(MOD([.$A228];256)+[.H$1];256);16;2)" office:value-type="string" office:string-value="0x38">
            <text:p>0x38</text:p>
          </table:table-cell>
          <table:table-cell table:formula="of:=&quot;0x&quot;&amp;BASE(MOD(MOD([.$A228];256)+[.I$1];256);16;2)" office:value-type="string" office:string-value="0x39">
            <text:p>0x39</text:p>
          </table:table-cell>
          <table:table-cell table:formula="of:=&quot;0x&quot;&amp;BASE(MOD(MOD([.$A228];256)+[.J$1];256);16;2)" office:value-type="string" office:string-value="0x3A">
            <text:p>0x3A</text:p>
          </table:table-cell>
          <table:table-cell table:formula="of:=&quot;- d: [&quot;&amp;[.C228]&amp;&quot;, &quot;&amp;[.D228]&amp;&quot;, &quot;&amp;[.E228]&amp;&quot;, &quot;&amp;[.F228]&amp;&quot;, &quot;&amp;[.G228]&amp;&quot;, &quot;&amp;[.H228]&amp;&quot;, &quot;&amp;[.I228]&amp;&quot;, &quot;&amp;[.J228]&amp;&quot;]#  e: 0#  t: 5&quot;" office:value-type="string" office:string-value="- d: [0x23, 0x34, 0x35, 0x36, 0x37, 0x38, 0x39, 0x3A]#  e: 0#  t: 5">
            <text:p>- d: [0x23, 0x34, 0x35, 0x36, 0x37, 0x38, 0x39, 0x3A]# <text:s/>e: 0# <text:s/>t: 5</text:p>
          </table:table-cell>
        </table:table-row>
        <table:table-row table:style-name="ro1">
          <table:table-cell table:formula="of:=[.A228]+7" office:value-type="float" office:value="1595">
            <text:p>1595</text:p>
          </table:table-cell>
          <table:table-cell table:formula="of:=[.B228]+1" office:value-type="float" office:value="228">
            <text:p>228</text:p>
          </table:table-cell>
          <table:table-cell table:formula="of:=&quot;0x&quot;&amp;BASE(MOD([.B229];16)+32;16)" office:value-type="string" office:string-value="0x24">
            <text:p>0x24</text:p>
          </table:table-cell>
          <table:table-cell table:formula="of:=&quot;0x&quot;&amp;BASE(MOD(MOD([.$A229];256)+[.D$1];256);16;2)" office:value-type="string" office:string-value="0x3B">
            <text:p>0x3B</text:p>
          </table:table-cell>
          <table:table-cell table:formula="of:=&quot;0x&quot;&amp;BASE(MOD(MOD([.$A229];256)+[.E$1];256);16;2)" office:value-type="string" office:string-value="0x3C">
            <text:p>0x3C</text:p>
          </table:table-cell>
          <table:table-cell table:formula="of:=&quot;0x&quot;&amp;BASE(MOD(MOD([.$A229];256)+[.F$1];256);16;2)" office:value-type="string" office:string-value="0x3D">
            <text:p>0x3D</text:p>
          </table:table-cell>
          <table:table-cell table:formula="of:=&quot;0x&quot;&amp;BASE(MOD(MOD([.$A229];256)+[.G$1];256);16;2)" office:value-type="string" office:string-value="0x3E">
            <text:p>0x3E</text:p>
          </table:table-cell>
          <table:table-cell table:formula="of:=&quot;0x&quot;&amp;BASE(MOD(MOD([.$A229];256)+[.H$1];256);16;2)" office:value-type="string" office:string-value="0x3F">
            <text:p>0x3F</text:p>
          </table:table-cell>
          <table:table-cell table:formula="of:=&quot;0x&quot;&amp;BASE(MOD(MOD([.$A229];256)+[.I$1];256);16;2)" office:value-type="string" office:string-value="0x40">
            <text:p>0x40</text:p>
          </table:table-cell>
          <table:table-cell table:formula="of:=&quot;0x&quot;&amp;BASE(MOD(MOD([.$A229];256)+[.J$1];256);16;2)" office:value-type="string" office:string-value="0x41">
            <text:p>0x41</text:p>
          </table:table-cell>
          <table:table-cell table:formula="of:=&quot;- d: [&quot;&amp;[.C229]&amp;&quot;, &quot;&amp;[.D229]&amp;&quot;, &quot;&amp;[.E229]&amp;&quot;, &quot;&amp;[.F229]&amp;&quot;, &quot;&amp;[.G229]&amp;&quot;, &quot;&amp;[.H229]&amp;&quot;, &quot;&amp;[.I229]&amp;&quot;, &quot;&amp;[.J229]&amp;&quot;]#  e: 0#  t: 5&quot;" office:value-type="string" office:string-value="- d: [0x24, 0x3B, 0x3C, 0x3D, 0x3E, 0x3F, 0x40, 0x41]#  e: 0#  t: 5">
            <text:p>- d: [0x24, 0x3B, 0x3C, 0x3D, 0x3E, 0x3F, 0x40, 0x41]# <text:s/>e: 0# <text:s/>t: 5</text:p>
          </table:table-cell>
        </table:table-row>
        <table:table-row table:style-name="ro1">
          <table:table-cell table:formula="of:=[.A229]+7" office:value-type="float" office:value="1602">
            <text:p>1602</text:p>
          </table:table-cell>
          <table:table-cell table:formula="of:=[.B229]+1" office:value-type="float" office:value="229">
            <text:p>229</text:p>
          </table:table-cell>
          <table:table-cell table:formula="of:=&quot;0x&quot;&amp;BASE(MOD([.B230];16)+32;16)" office:value-type="string" office:string-value="0x25">
            <text:p>0x25</text:p>
          </table:table-cell>
          <table:table-cell table:formula="of:=&quot;0x&quot;&amp;BASE(MOD(MOD([.$A230];256)+[.D$1];256);16;2)" office:value-type="string" office:string-value="0x42">
            <text:p>0x42</text:p>
          </table:table-cell>
          <table:table-cell table:formula="of:=&quot;0x&quot;&amp;BASE(MOD(MOD([.$A230];256)+[.E$1];256);16;2)" office:value-type="string" office:string-value="0x43">
            <text:p>0x43</text:p>
          </table:table-cell>
          <table:table-cell table:formula="of:=&quot;0x&quot;&amp;BASE(MOD(MOD([.$A230];256)+[.F$1];256);16;2)" office:value-type="string" office:string-value="0x44">
            <text:p>0x44</text:p>
          </table:table-cell>
          <table:table-cell table:formula="of:=&quot;0x&quot;&amp;BASE(MOD(MOD([.$A230];256)+[.G$1];256);16;2)" office:value-type="string" office:string-value="0x45">
            <text:p>0x45</text:p>
          </table:table-cell>
          <table:table-cell table:formula="of:=&quot;0x&quot;&amp;BASE(MOD(MOD([.$A230];256)+[.H$1];256);16;2)" office:value-type="string" office:string-value="0x46">
            <text:p>0x46</text:p>
          </table:table-cell>
          <table:table-cell table:formula="of:=&quot;0x&quot;&amp;BASE(MOD(MOD([.$A230];256)+[.I$1];256);16;2)" office:value-type="string" office:string-value="0x47">
            <text:p>0x47</text:p>
          </table:table-cell>
          <table:table-cell table:formula="of:=&quot;0x&quot;&amp;BASE(MOD(MOD([.$A230];256)+[.J$1];256);16;2)" office:value-type="string" office:string-value="0x48">
            <text:p>0x48</text:p>
          </table:table-cell>
          <table:table-cell table:formula="of:=&quot;- d: [&quot;&amp;[.C230]&amp;&quot;, &quot;&amp;[.D230]&amp;&quot;, &quot;&amp;[.E230]&amp;&quot;, &quot;&amp;[.F230]&amp;&quot;, &quot;&amp;[.G230]&amp;&quot;, &quot;&amp;[.H230]&amp;&quot;, &quot;&amp;[.I230]&amp;&quot;, &quot;&amp;[.J230]&amp;&quot;]#  e: 0#  t: 5&quot;" office:value-type="string" office:string-value="- d: [0x25, 0x42, 0x43, 0x44, 0x45, 0x46, 0x47, 0x48]#  e: 0#  t: 5">
            <text:p>- d: [0x25, 0x42, 0x43, 0x44, 0x45, 0x46, 0x47, 0x48]# <text:s/>e: 0# <text:s/>t: 5</text:p>
          </table:table-cell>
        </table:table-row>
        <table:table-row table:style-name="ro1">
          <table:table-cell table:formula="of:=[.A230]+7" office:value-type="float" office:value="1609">
            <text:p>1609</text:p>
          </table:table-cell>
          <table:table-cell table:formula="of:=[.B230]+1" office:value-type="float" office:value="230">
            <text:p>230</text:p>
          </table:table-cell>
          <table:table-cell table:formula="of:=&quot;0x&quot;&amp;BASE(MOD([.B231];16)+32;16)" office:value-type="string" office:string-value="0x26">
            <text:p>0x26</text:p>
          </table:table-cell>
          <table:table-cell table:formula="of:=&quot;0x&quot;&amp;BASE(MOD(MOD([.$A231];256)+[.D$1];256);16;2)" office:value-type="string" office:string-value="0x49">
            <text:p>0x49</text:p>
          </table:table-cell>
          <table:table-cell table:formula="of:=&quot;0x&quot;&amp;BASE(MOD(MOD([.$A231];256)+[.E$1];256);16;2)" office:value-type="string" office:string-value="0x4A">
            <text:p>0x4A</text:p>
          </table:table-cell>
          <table:table-cell table:formula="of:=&quot;0x&quot;&amp;BASE(MOD(MOD([.$A231];256)+[.F$1];256);16;2)" office:value-type="string" office:string-value="0x4B">
            <text:p>0x4B</text:p>
          </table:table-cell>
          <table:table-cell table:formula="of:=&quot;0x&quot;&amp;BASE(MOD(MOD([.$A231];256)+[.G$1];256);16;2)" office:value-type="string" office:string-value="0x4C">
            <text:p>0x4C</text:p>
          </table:table-cell>
          <table:table-cell table:formula="of:=&quot;0x&quot;&amp;BASE(MOD(MOD([.$A231];256)+[.H$1];256);16;2)" office:value-type="string" office:string-value="0x4D">
            <text:p>0x4D</text:p>
          </table:table-cell>
          <table:table-cell table:formula="of:=&quot;0x&quot;&amp;BASE(MOD(MOD([.$A231];256)+[.I$1];256);16;2)" office:value-type="string" office:string-value="0x4E">
            <text:p>0x4E</text:p>
          </table:table-cell>
          <table:table-cell table:formula="of:=&quot;0x&quot;&amp;BASE(MOD(MOD([.$A231];256)+[.J$1];256);16;2)" office:value-type="string" office:string-value="0x4F">
            <text:p>0x4F</text:p>
          </table:table-cell>
          <table:table-cell table:formula="of:=&quot;- d: [&quot;&amp;[.C231]&amp;&quot;, &quot;&amp;[.D231]&amp;&quot;, &quot;&amp;[.E231]&amp;&quot;, &quot;&amp;[.F231]&amp;&quot;, &quot;&amp;[.G231]&amp;&quot;, &quot;&amp;[.H231]&amp;&quot;, &quot;&amp;[.I231]&amp;&quot;, &quot;&amp;[.J231]&amp;&quot;]#  e: 0#  t: 5&quot;" office:value-type="string" office:string-value="- d: [0x26, 0x49, 0x4A, 0x4B, 0x4C, 0x4D, 0x4E, 0x4F]#  e: 0#  t: 5">
            <text:p>- d: [0x26, 0x49, 0x4A, 0x4B, 0x4C, 0x4D, 0x4E, 0x4F]# <text:s/>e: 0# <text:s/>t: 5</text:p>
          </table:table-cell>
        </table:table-row>
        <table:table-row table:style-name="ro1">
          <table:table-cell table:formula="of:=[.A231]+7" office:value-type="float" office:value="1616">
            <text:p>1616</text:p>
          </table:table-cell>
          <table:table-cell table:formula="of:=[.B231]+1" office:value-type="float" office:value="231">
            <text:p>231</text:p>
          </table:table-cell>
          <table:table-cell table:formula="of:=&quot;0x&quot;&amp;BASE(MOD([.B232];16)+32;16)" office:value-type="string" office:string-value="0x27">
            <text:p>0x27</text:p>
          </table:table-cell>
          <table:table-cell table:formula="of:=&quot;0x&quot;&amp;BASE(MOD(MOD([.$A232];256)+[.D$1];256);16;2)" office:value-type="string" office:string-value="0x50">
            <text:p>0x50</text:p>
          </table:table-cell>
          <table:table-cell table:formula="of:=&quot;0x&quot;&amp;BASE(MOD(MOD([.$A232];256)+[.E$1];256);16;2)" office:value-type="string" office:string-value="0x51">
            <text:p>0x51</text:p>
          </table:table-cell>
          <table:table-cell table:formula="of:=&quot;0x&quot;&amp;BASE(MOD(MOD([.$A232];256)+[.F$1];256);16;2)" office:value-type="string" office:string-value="0x52">
            <text:p>0x52</text:p>
          </table:table-cell>
          <table:table-cell table:formula="of:=&quot;0x&quot;&amp;BASE(MOD(MOD([.$A232];256)+[.G$1];256);16;2)" office:value-type="string" office:string-value="0x53">
            <text:p>0x53</text:p>
          </table:table-cell>
          <table:table-cell table:formula="of:=&quot;0x&quot;&amp;BASE(MOD(MOD([.$A232];256)+[.H$1];256);16;2)" office:value-type="string" office:string-value="0x54">
            <text:p>0x54</text:p>
          </table:table-cell>
          <table:table-cell table:formula="of:=&quot;0x&quot;&amp;BASE(MOD(MOD([.$A232];256)+[.I$1];256);16;2)" office:value-type="string" office:string-value="0x55">
            <text:p>0x55</text:p>
          </table:table-cell>
          <table:table-cell table:formula="of:=&quot;0x&quot;&amp;BASE(MOD(MOD([.$A232];256)+[.J$1];256);16;2)" office:value-type="string" office:string-value="0x56">
            <text:p>0x56</text:p>
          </table:table-cell>
          <table:table-cell table:formula="of:=&quot;- d: [&quot;&amp;[.C232]&amp;&quot;, &quot;&amp;[.D232]&amp;&quot;, &quot;&amp;[.E232]&amp;&quot;, &quot;&amp;[.F232]&amp;&quot;, &quot;&amp;[.G232]&amp;&quot;, &quot;&amp;[.H232]&amp;&quot;, &quot;&amp;[.I232]&amp;&quot;, &quot;&amp;[.J232]&amp;&quot;]#  e: 0#  t: 5&quot;" office:value-type="string" office:string-value="- d: [0x27, 0x50, 0x51, 0x52, 0x53, 0x54, 0x55, 0x56]#  e: 0#  t: 5">
            <text:p>- d: [0x27, 0x50, 0x51, 0x52, 0x53, 0x54, 0x55, 0x56]# <text:s/>e: 0# <text:s/>t: 5</text:p>
          </table:table-cell>
        </table:table-row>
        <table:table-row table:style-name="ro1">
          <table:table-cell table:formula="of:=[.A232]+7" office:value-type="float" office:value="1623">
            <text:p>1623</text:p>
          </table:table-cell>
          <table:table-cell table:formula="of:=[.B232]+1" office:value-type="float" office:value="232">
            <text:p>232</text:p>
          </table:table-cell>
          <table:table-cell table:formula="of:=&quot;0x&quot;&amp;BASE(MOD([.B233];16)+32;16)" office:value-type="string" office:string-value="0x28">
            <text:p>0x28</text:p>
          </table:table-cell>
          <table:table-cell table:formula="of:=&quot;0x&quot;&amp;BASE(MOD(MOD([.$A233];256)+[.D$1];256);16;2)" office:value-type="string" office:string-value="0x57">
            <text:p>0x57</text:p>
          </table:table-cell>
          <table:table-cell table:formula="of:=&quot;0x&quot;&amp;BASE(MOD(MOD([.$A233];256)+[.E$1];256);16;2)" office:value-type="string" office:string-value="0x58">
            <text:p>0x58</text:p>
          </table:table-cell>
          <table:table-cell table:formula="of:=&quot;0x&quot;&amp;BASE(MOD(MOD([.$A233];256)+[.F$1];256);16;2)" office:value-type="string" office:string-value="0x59">
            <text:p>0x59</text:p>
          </table:table-cell>
          <table:table-cell table:formula="of:=&quot;0x&quot;&amp;BASE(MOD(MOD([.$A233];256)+[.G$1];256);16;2)" office:value-type="string" office:string-value="0x5A">
            <text:p>0x5A</text:p>
          </table:table-cell>
          <table:table-cell table:formula="of:=&quot;0x&quot;&amp;BASE(MOD(MOD([.$A233];256)+[.H$1];256);16;2)" office:value-type="string" office:string-value="0x5B">
            <text:p>0x5B</text:p>
          </table:table-cell>
          <table:table-cell table:formula="of:=&quot;0x&quot;&amp;BASE(MOD(MOD([.$A233];256)+[.I$1];256);16;2)" office:value-type="string" office:string-value="0x5C">
            <text:p>0x5C</text:p>
          </table:table-cell>
          <table:table-cell table:formula="of:=&quot;0x&quot;&amp;BASE(MOD(MOD([.$A233];256)+[.J$1];256);16;2)" office:value-type="string" office:string-value="0x5D">
            <text:p>0x5D</text:p>
          </table:table-cell>
          <table:table-cell table:formula="of:=&quot;- d: [&quot;&amp;[.C233]&amp;&quot;, &quot;&amp;[.D233]&amp;&quot;, &quot;&amp;[.E233]&amp;&quot;, &quot;&amp;[.F233]&amp;&quot;, &quot;&amp;[.G233]&amp;&quot;, &quot;&amp;[.H233]&amp;&quot;, &quot;&amp;[.I233]&amp;&quot;, &quot;&amp;[.J233]&amp;&quot;]#  e: 0#  t: 5&quot;" office:value-type="string" office:string-value="- d: [0x28, 0x57, 0x58, 0x59, 0x5A, 0x5B, 0x5C, 0x5D]#  e: 0#  t: 5">
            <text:p>- d: [0x28, 0x57, 0x58, 0x59, 0x5A, 0x5B, 0x5C, 0x5D]# <text:s/>e: 0# <text:s/>t: 5</text:p>
          </table:table-cell>
        </table:table-row>
        <table:table-row table:style-name="ro1">
          <table:table-cell table:formula="of:=[.A233]+7" office:value-type="float" office:value="1630">
            <text:p>1630</text:p>
          </table:table-cell>
          <table:table-cell table:formula="of:=[.B233]+1" office:value-type="float" office:value="233">
            <text:p>233</text:p>
          </table:table-cell>
          <table:table-cell table:formula="of:=&quot;0x&quot;&amp;BASE(MOD([.B234];16)+32;16)" office:value-type="string" office:string-value="0x29">
            <text:p>0x29</text:p>
          </table:table-cell>
          <table:table-cell table:formula="of:=&quot;0x&quot;&amp;BASE(MOD(MOD([.$A234];256)+[.D$1];256);16;2)" office:value-type="string" office:string-value="0x5E">
            <text:p>0x5E</text:p>
          </table:table-cell>
          <table:table-cell table:formula="of:=&quot;0x&quot;&amp;BASE(MOD(MOD([.$A234];256)+[.E$1];256);16;2)" office:value-type="string" office:string-value="0x5F">
            <text:p>0x5F</text:p>
          </table:table-cell>
          <table:table-cell table:formula="of:=&quot;0x&quot;&amp;BASE(MOD(MOD([.$A234];256)+[.F$1];256);16;2)" office:value-type="string" office:string-value="0x60">
            <text:p>0x60</text:p>
          </table:table-cell>
          <table:table-cell table:formula="of:=&quot;0x&quot;&amp;BASE(MOD(MOD([.$A234];256)+[.G$1];256);16;2)" office:value-type="string" office:string-value="0x61">
            <text:p>0x61</text:p>
          </table:table-cell>
          <table:table-cell table:formula="of:=&quot;0x&quot;&amp;BASE(MOD(MOD([.$A234];256)+[.H$1];256);16;2)" office:value-type="string" office:string-value="0x62">
            <text:p>0x62</text:p>
          </table:table-cell>
          <table:table-cell table:formula="of:=&quot;0x&quot;&amp;BASE(MOD(MOD([.$A234];256)+[.I$1];256);16;2)" office:value-type="string" office:string-value="0x63">
            <text:p>0x63</text:p>
          </table:table-cell>
          <table:table-cell table:formula="of:=&quot;0x&quot;&amp;BASE(MOD(MOD([.$A234];256)+[.J$1];256);16;2)" office:value-type="string" office:string-value="0x64">
            <text:p>0x64</text:p>
          </table:table-cell>
          <table:table-cell table:formula="of:=&quot;- d: [&quot;&amp;[.C234]&amp;&quot;, &quot;&amp;[.D234]&amp;&quot;, &quot;&amp;[.E234]&amp;&quot;, &quot;&amp;[.F234]&amp;&quot;, &quot;&amp;[.G234]&amp;&quot;, &quot;&amp;[.H234]&amp;&quot;, &quot;&amp;[.I234]&amp;&quot;, &quot;&amp;[.J234]&amp;&quot;]#  e: 0#  t: 5&quot;" office:value-type="string" office:string-value="- d: [0x29, 0x5E, 0x5F, 0x60, 0x61, 0x62, 0x63, 0x64]#  e: 0#  t: 5">
            <text:p>- d: [0x29, 0x5E, 0x5F, 0x60, 0x61, 0x62, 0x63, 0x64]# <text:s/>e: 0# <text:s/>t: 5</text:p>
          </table:table-cell>
        </table:table-row>
        <table:table-row table:style-name="ro1">
          <table:table-cell table:formula="of:=[.A234]+7" office:value-type="float" office:value="1637">
            <text:p>1637</text:p>
          </table:table-cell>
          <table:table-cell table:formula="of:=[.B234]+1" office:value-type="float" office:value="234">
            <text:p>234</text:p>
          </table:table-cell>
          <table:table-cell table:formula="of:=&quot;0x&quot;&amp;BASE(MOD([.B235];16)+32;16)" office:value-type="string" office:string-value="0x2A">
            <text:p>0x2A</text:p>
          </table:table-cell>
          <table:table-cell table:formula="of:=&quot;0x&quot;&amp;BASE(MOD(MOD([.$A235];256)+[.D$1];256);16;2)" office:value-type="string" office:string-value="0x65">
            <text:p>0x65</text:p>
          </table:table-cell>
          <table:table-cell table:formula="of:=&quot;0x&quot;&amp;BASE(MOD(MOD([.$A235];256)+[.E$1];256);16;2)" office:value-type="string" office:string-value="0x66">
            <text:p>0x66</text:p>
          </table:table-cell>
          <table:table-cell table:formula="of:=&quot;0x&quot;&amp;BASE(MOD(MOD([.$A235];256)+[.F$1];256);16;2)" office:value-type="string" office:string-value="0x67">
            <text:p>0x67</text:p>
          </table:table-cell>
          <table:table-cell table:formula="of:=&quot;0x&quot;&amp;BASE(MOD(MOD([.$A235];256)+[.G$1];256);16;2)" office:value-type="string" office:string-value="0x68">
            <text:p>0x68</text:p>
          </table:table-cell>
          <table:table-cell table:formula="of:=&quot;0x&quot;&amp;BASE(MOD(MOD([.$A235];256)+[.H$1];256);16;2)" office:value-type="string" office:string-value="0x69">
            <text:p>0x69</text:p>
          </table:table-cell>
          <table:table-cell table:formula="of:=&quot;0x&quot;&amp;BASE(MOD(MOD([.$A235];256)+[.I$1];256);16;2)" office:value-type="string" office:string-value="0x6A">
            <text:p>0x6A</text:p>
          </table:table-cell>
          <table:table-cell table:formula="of:=&quot;0x&quot;&amp;BASE(MOD(MOD([.$A235];256)+[.J$1];256);16;2)" office:value-type="string" office:string-value="0x6B">
            <text:p>0x6B</text:p>
          </table:table-cell>
          <table:table-cell table:formula="of:=&quot;- d: [&quot;&amp;[.C235]&amp;&quot;, &quot;&amp;[.D235]&amp;&quot;, &quot;&amp;[.E235]&amp;&quot;, &quot;&amp;[.F235]&amp;&quot;, &quot;&amp;[.G235]&amp;&quot;, &quot;&amp;[.H235]&amp;&quot;, &quot;&amp;[.I235]&amp;&quot;, &quot;&amp;[.J235]&amp;&quot;]#  e: 0#  t: 5&quot;" office:value-type="string" office:string-value="- d: [0x2A, 0x65, 0x66, 0x67, 0x68, 0x69, 0x6A, 0x6B]#  e: 0#  t: 5">
            <text:p>- d: [0x2A, 0x65, 0x66, 0x67, 0x68, 0x69, 0x6A, 0x6B]# <text:s/>e: 0# <text:s/>t: 5</text:p>
          </table:table-cell>
        </table:table-row>
        <table:table-row table:style-name="ro1">
          <table:table-cell table:formula="of:=[.A235]+7" office:value-type="float" office:value="1644">
            <text:p>1644</text:p>
          </table:table-cell>
          <table:table-cell table:formula="of:=[.B235]+1" office:value-type="float" office:value="235">
            <text:p>235</text:p>
          </table:table-cell>
          <table:table-cell table:formula="of:=&quot;0x&quot;&amp;BASE(MOD([.B236];16)+32;16)" office:value-type="string" office:string-value="0x2B">
            <text:p>0x2B</text:p>
          </table:table-cell>
          <table:table-cell table:formula="of:=&quot;0x&quot;&amp;BASE(MOD(MOD([.$A236];256)+[.D$1];256);16;2)" office:value-type="string" office:string-value="0x6C">
            <text:p>0x6C</text:p>
          </table:table-cell>
          <table:table-cell table:formula="of:=&quot;0x&quot;&amp;BASE(MOD(MOD([.$A236];256)+[.E$1];256);16;2)" office:value-type="string" office:string-value="0x6D">
            <text:p>0x6D</text:p>
          </table:table-cell>
          <table:table-cell table:formula="of:=&quot;0x&quot;&amp;BASE(MOD(MOD([.$A236];256)+[.F$1];256);16;2)" office:value-type="string" office:string-value="0x6E">
            <text:p>0x6E</text:p>
          </table:table-cell>
          <table:table-cell table:formula="of:=&quot;0x&quot;&amp;BASE(MOD(MOD([.$A236];256)+[.G$1];256);16;2)" office:value-type="string" office:string-value="0x6F">
            <text:p>0x6F</text:p>
          </table:table-cell>
          <table:table-cell table:formula="of:=&quot;0x&quot;&amp;BASE(MOD(MOD([.$A236];256)+[.H$1];256);16;2)" office:value-type="string" office:string-value="0x70">
            <text:p>0x70</text:p>
          </table:table-cell>
          <table:table-cell table:formula="of:=&quot;0x&quot;&amp;BASE(MOD(MOD([.$A236];256)+[.I$1];256);16;2)" office:value-type="string" office:string-value="0x71">
            <text:p>0x71</text:p>
          </table:table-cell>
          <table:table-cell table:formula="of:=&quot;0x&quot;&amp;BASE(MOD(MOD([.$A236];256)+[.J$1];256);16;2)" office:value-type="string" office:string-value="0x72">
            <text:p>0x72</text:p>
          </table:table-cell>
          <table:table-cell table:formula="of:=&quot;- d: [&quot;&amp;[.C236]&amp;&quot;, &quot;&amp;[.D236]&amp;&quot;, &quot;&amp;[.E236]&amp;&quot;, &quot;&amp;[.F236]&amp;&quot;, &quot;&amp;[.G236]&amp;&quot;, &quot;&amp;[.H236]&amp;&quot;, &quot;&amp;[.I236]&amp;&quot;, &quot;&amp;[.J236]&amp;&quot;]#  e: 0#  t: 5&quot;" office:value-type="string" office:string-value="- d: [0x2B, 0x6C, 0x6D, 0x6E, 0x6F, 0x70, 0x71, 0x72]#  e: 0#  t: 5">
            <text:p>- d: [0x2B, 0x6C, 0x6D, 0x6E, 0x6F, 0x70, 0x71, 0x72]# <text:s/>e: 0# <text:s/>t: 5</text:p>
          </table:table-cell>
        </table:table-row>
        <table:table-row table:style-name="ro1">
          <table:table-cell table:formula="of:=[.A236]+7" office:value-type="float" office:value="1651">
            <text:p>1651</text:p>
          </table:table-cell>
          <table:table-cell table:formula="of:=[.B236]+1" office:value-type="float" office:value="236">
            <text:p>236</text:p>
          </table:table-cell>
          <table:table-cell table:formula="of:=&quot;0x&quot;&amp;BASE(MOD([.B237];16)+32;16)" office:value-type="string" office:string-value="0x2C">
            <text:p>0x2C</text:p>
          </table:table-cell>
          <table:table-cell table:formula="of:=&quot;0x&quot;&amp;BASE(MOD(MOD([.$A237];256)+[.D$1];256);16;2)" office:value-type="string" office:string-value="0x73">
            <text:p>0x73</text:p>
          </table:table-cell>
          <table:table-cell table:formula="of:=&quot;0x&quot;&amp;BASE(MOD(MOD([.$A237];256)+[.E$1];256);16;2)" office:value-type="string" office:string-value="0x74">
            <text:p>0x74</text:p>
          </table:table-cell>
          <table:table-cell table:formula="of:=&quot;0x&quot;&amp;BASE(MOD(MOD([.$A237];256)+[.F$1];256);16;2)" office:value-type="string" office:string-value="0x75">
            <text:p>0x75</text:p>
          </table:table-cell>
          <table:table-cell table:formula="of:=&quot;0x&quot;&amp;BASE(MOD(MOD([.$A237];256)+[.G$1];256);16;2)" office:value-type="string" office:string-value="0x76">
            <text:p>0x76</text:p>
          </table:table-cell>
          <table:table-cell table:formula="of:=&quot;0x&quot;&amp;BASE(MOD(MOD([.$A237];256)+[.H$1];256);16;2)" office:value-type="string" office:string-value="0x77">
            <text:p>0x77</text:p>
          </table:table-cell>
          <table:table-cell table:formula="of:=&quot;0x&quot;&amp;BASE(MOD(MOD([.$A237];256)+[.I$1];256);16;2)" office:value-type="string" office:string-value="0x78">
            <text:p>0x78</text:p>
          </table:table-cell>
          <table:table-cell table:formula="of:=&quot;0x&quot;&amp;BASE(MOD(MOD([.$A237];256)+[.J$1];256);16;2)" office:value-type="string" office:string-value="0x79">
            <text:p>0x79</text:p>
          </table:table-cell>
          <table:table-cell table:formula="of:=&quot;- d: [&quot;&amp;[.C237]&amp;&quot;, &quot;&amp;[.D237]&amp;&quot;, &quot;&amp;[.E237]&amp;&quot;, &quot;&amp;[.F237]&amp;&quot;, &quot;&amp;[.G237]&amp;&quot;, &quot;&amp;[.H237]&amp;&quot;, &quot;&amp;[.I237]&amp;&quot;, &quot;&amp;[.J237]&amp;&quot;]#  e: 0#  t: 5&quot;" office:value-type="string" office:string-value="- d: [0x2C, 0x73, 0x74, 0x75, 0x76, 0x77, 0x78, 0x79]#  e: 0#  t: 5">
            <text:p>- d: [0x2C, 0x73, 0x74, 0x75, 0x76, 0x77, 0x78, 0x79]# <text:s/>e: 0# <text:s/>t: 5</text:p>
          </table:table-cell>
        </table:table-row>
        <table:table-row table:style-name="ro1">
          <table:table-cell table:formula="of:=[.A237]+7" office:value-type="float" office:value="1658">
            <text:p>1658</text:p>
          </table:table-cell>
          <table:table-cell table:formula="of:=[.B237]+1" office:value-type="float" office:value="237">
            <text:p>237</text:p>
          </table:table-cell>
          <table:table-cell table:formula="of:=&quot;0x&quot;&amp;BASE(MOD([.B238];16)+32;16)" office:value-type="string" office:string-value="0x2D">
            <text:p>0x2D</text:p>
          </table:table-cell>
          <table:table-cell table:formula="of:=&quot;0x&quot;&amp;BASE(MOD(MOD([.$A238];256)+[.D$1];256);16;2)" office:value-type="string" office:string-value="0x7A">
            <text:p>0x7A</text:p>
          </table:table-cell>
          <table:table-cell table:formula="of:=&quot;0x&quot;&amp;BASE(MOD(MOD([.$A238];256)+[.E$1];256);16;2)" office:value-type="string" office:string-value="0x7B">
            <text:p>0x7B</text:p>
          </table:table-cell>
          <table:table-cell table:formula="of:=&quot;0x&quot;&amp;BASE(MOD(MOD([.$A238];256)+[.F$1];256);16;2)" office:value-type="string" office:string-value="0x7C">
            <text:p>0x7C</text:p>
          </table:table-cell>
          <table:table-cell table:formula="of:=&quot;0x&quot;&amp;BASE(MOD(MOD([.$A238];256)+[.G$1];256);16;2)" office:value-type="string" office:string-value="0x7D">
            <text:p>0x7D</text:p>
          </table:table-cell>
          <table:table-cell table:formula="of:=&quot;0x&quot;&amp;BASE(MOD(MOD([.$A238];256)+[.H$1];256);16;2)" office:value-type="string" office:string-value="0x7E">
            <text:p>0x7E</text:p>
          </table:table-cell>
          <table:table-cell table:formula="of:=&quot;0x&quot;&amp;BASE(MOD(MOD([.$A238];256)+[.I$1];256);16;2)" office:value-type="string" office:string-value="0x7F">
            <text:p>0x7F</text:p>
          </table:table-cell>
          <table:table-cell table:formula="of:=&quot;0x&quot;&amp;BASE(MOD(MOD([.$A238];256)+[.J$1];256);16;2)" office:value-type="string" office:string-value="0x80">
            <text:p>0x80</text:p>
          </table:table-cell>
          <table:table-cell table:formula="of:=&quot;- d: [&quot;&amp;[.C238]&amp;&quot;, &quot;&amp;[.D238]&amp;&quot;, &quot;&amp;[.E238]&amp;&quot;, &quot;&amp;[.F238]&amp;&quot;, &quot;&amp;[.G238]&amp;&quot;, &quot;&amp;[.H238]&amp;&quot;, &quot;&amp;[.I238]&amp;&quot;, &quot;&amp;[.J238]&amp;&quot;]#  e: 0#  t: 5&quot;" office:value-type="string" office:string-value="- d: [0x2D, 0x7A, 0x7B, 0x7C, 0x7D, 0x7E, 0x7F, 0x80]#  e: 0#  t: 5">
            <text:p>- d: [0x2D, 0x7A, 0x7B, 0x7C, 0x7D, 0x7E, 0x7F, 0x80]# <text:s/>e: 0# <text:s/>t: 5</text:p>
          </table:table-cell>
        </table:table-row>
        <table:table-row table:style-name="ro1">
          <table:table-cell table:formula="of:=[.A238]+7" office:value-type="float" office:value="1665">
            <text:p>1665</text:p>
          </table:table-cell>
          <table:table-cell table:formula="of:=[.B238]+1" office:value-type="float" office:value="238">
            <text:p>238</text:p>
          </table:table-cell>
          <table:table-cell table:formula="of:=&quot;0x&quot;&amp;BASE(MOD([.B239];16)+32;16)" office:value-type="string" office:string-value="0x2E">
            <text:p>0x2E</text:p>
          </table:table-cell>
          <table:table-cell table:formula="of:=&quot;0x&quot;&amp;BASE(MOD(MOD([.$A239];256)+[.D$1];256);16;2)" office:value-type="string" office:string-value="0x81">
            <text:p>0x81</text:p>
          </table:table-cell>
          <table:table-cell table:formula="of:=&quot;0x&quot;&amp;BASE(MOD(MOD([.$A239];256)+[.E$1];256);16;2)" office:value-type="string" office:string-value="0x82">
            <text:p>0x82</text:p>
          </table:table-cell>
          <table:table-cell table:formula="of:=&quot;0x&quot;&amp;BASE(MOD(MOD([.$A239];256)+[.F$1];256);16;2)" office:value-type="string" office:string-value="0x83">
            <text:p>0x83</text:p>
          </table:table-cell>
          <table:table-cell table:formula="of:=&quot;0x&quot;&amp;BASE(MOD(MOD([.$A239];256)+[.G$1];256);16;2)" office:value-type="string" office:string-value="0x84">
            <text:p>0x84</text:p>
          </table:table-cell>
          <table:table-cell table:formula="of:=&quot;0x&quot;&amp;BASE(MOD(MOD([.$A239];256)+[.H$1];256);16;2)" office:value-type="string" office:string-value="0x85">
            <text:p>0x85</text:p>
          </table:table-cell>
          <table:table-cell table:formula="of:=&quot;0x&quot;&amp;BASE(MOD(MOD([.$A239];256)+[.I$1];256);16;2)" office:value-type="string" office:string-value="0x86">
            <text:p>0x86</text:p>
          </table:table-cell>
          <table:table-cell table:formula="of:=&quot;0x&quot;&amp;BASE(MOD(MOD([.$A239];256)+[.J$1];256);16;2)" office:value-type="string" office:string-value="0x87">
            <text:p>0x87</text:p>
          </table:table-cell>
          <table:table-cell table:formula="of:=&quot;- d: [&quot;&amp;[.C239]&amp;&quot;, &quot;&amp;[.D239]&amp;&quot;, &quot;&amp;[.E239]&amp;&quot;, &quot;&amp;[.F239]&amp;&quot;, &quot;&amp;[.G239]&amp;&quot;, &quot;&amp;[.H239]&amp;&quot;, &quot;&amp;[.I239]&amp;&quot;, &quot;&amp;[.J239]&amp;&quot;]#  e: 0#  t: 5&quot;" office:value-type="string" office:string-value="- d: [0x2E, 0x81, 0x82, 0x83, 0x84, 0x85, 0x86, 0x87]#  e: 0#  t: 5">
            <text:p>- d: [0x2E, 0x81, 0x82, 0x83, 0x84, 0x85, 0x86, 0x87]# <text:s/>e: 0# <text:s/>t: 5</text:p>
          </table:table-cell>
        </table:table-row>
        <table:table-row table:style-name="ro1">
          <table:table-cell table:formula="of:=[.A239]+7" office:value-type="float" office:value="1672">
            <text:p>1672</text:p>
          </table:table-cell>
          <table:table-cell table:formula="of:=[.B239]+1" office:value-type="float" office:value="239">
            <text:p>239</text:p>
          </table:table-cell>
          <table:table-cell table:formula="of:=&quot;0x&quot;&amp;BASE(MOD([.B240];16)+32;16)" office:value-type="string" office:string-value="0x2F">
            <text:p>0x2F</text:p>
          </table:table-cell>
          <table:table-cell table:formula="of:=&quot;0x&quot;&amp;BASE(MOD(MOD([.$A240];256)+[.D$1];256);16;2)" office:value-type="string" office:string-value="0x88">
            <text:p>0x88</text:p>
          </table:table-cell>
          <table:table-cell table:formula="of:=&quot;0x&quot;&amp;BASE(MOD(MOD([.$A240];256)+[.E$1];256);16;2)" office:value-type="string" office:string-value="0x89">
            <text:p>0x89</text:p>
          </table:table-cell>
          <table:table-cell table:formula="of:=&quot;0x&quot;&amp;BASE(MOD(MOD([.$A240];256)+[.F$1];256);16;2)" office:value-type="string" office:string-value="0x8A">
            <text:p>0x8A</text:p>
          </table:table-cell>
          <table:table-cell table:formula="of:=&quot;0x&quot;&amp;BASE(MOD(MOD([.$A240];256)+[.G$1];256);16;2)" office:value-type="string" office:string-value="0x8B">
            <text:p>0x8B</text:p>
          </table:table-cell>
          <table:table-cell table:formula="of:=&quot;0x&quot;&amp;BASE(MOD(MOD([.$A240];256)+[.H$1];256);16;2)" office:value-type="string" office:string-value="0x8C">
            <text:p>0x8C</text:p>
          </table:table-cell>
          <table:table-cell table:formula="of:=&quot;0x&quot;&amp;BASE(MOD(MOD([.$A240];256)+[.I$1];256);16;2)" office:value-type="string" office:string-value="0x8D">
            <text:p>0x8D</text:p>
          </table:table-cell>
          <table:table-cell table:formula="of:=&quot;0x&quot;&amp;BASE(MOD(MOD([.$A240];256)+[.J$1];256);16;2)" office:value-type="string" office:string-value="0x8E">
            <text:p>0x8E</text:p>
          </table:table-cell>
          <table:table-cell table:formula="of:=&quot;- d: [&quot;&amp;[.C240]&amp;&quot;, &quot;&amp;[.D240]&amp;&quot;, &quot;&amp;[.E240]&amp;&quot;, &quot;&amp;[.F240]&amp;&quot;, &quot;&amp;[.G240]&amp;&quot;, &quot;&amp;[.H240]&amp;&quot;, &quot;&amp;[.I240]&amp;&quot;, &quot;&amp;[.J240]&amp;&quot;]#  e: 0#  t: 5&quot;" office:value-type="string" office:string-value="- d: [0x2F, 0x88, 0x89, 0x8A, 0x8B, 0x8C, 0x8D, 0x8E]#  e: 0#  t: 5">
            <text:p>- d: [0x2F, 0x88, 0x89, 0x8A, 0x8B, 0x8C, 0x8D, 0x8E]# <text:s/>e: 0# <text:s/>t: 5</text:p>
          </table:table-cell>
        </table:table-row>
        <table:table-row table:style-name="ro1">
          <table:table-cell table:formula="of:=[.A240]+7" office:value-type="float" office:value="1679">
            <text:p>1679</text:p>
          </table:table-cell>
          <table:table-cell table:formula="of:=[.B240]+1" office:value-type="float" office:value="240">
            <text:p>240</text:p>
          </table:table-cell>
          <table:table-cell table:formula="of:=&quot;0x&quot;&amp;BASE(MOD([.B241];16)+32;16)" office:value-type="string" office:string-value="0x20">
            <text:p>0x20</text:p>
          </table:table-cell>
          <table:table-cell table:formula="of:=&quot;0x&quot;&amp;BASE(MOD(MOD([.$A241];256)+[.D$1];256);16;2)" office:value-type="string" office:string-value="0x8F">
            <text:p>0x8F</text:p>
          </table:table-cell>
          <table:table-cell table:formula="of:=&quot;0x&quot;&amp;BASE(MOD(MOD([.$A241];256)+[.E$1];256);16;2)" office:value-type="string" office:string-value="0x90">
            <text:p>0x90</text:p>
          </table:table-cell>
          <table:table-cell table:formula="of:=&quot;0x&quot;&amp;BASE(MOD(MOD([.$A241];256)+[.F$1];256);16;2)" office:value-type="string" office:string-value="0x91">
            <text:p>0x91</text:p>
          </table:table-cell>
          <table:table-cell table:formula="of:=&quot;0x&quot;&amp;BASE(MOD(MOD([.$A241];256)+[.G$1];256);16;2)" office:value-type="string" office:string-value="0x92">
            <text:p>0x92</text:p>
          </table:table-cell>
          <table:table-cell table:formula="of:=&quot;0x&quot;&amp;BASE(MOD(MOD([.$A241];256)+[.H$1];256);16;2)" office:value-type="string" office:string-value="0x93">
            <text:p>0x93</text:p>
          </table:table-cell>
          <table:table-cell table:formula="of:=&quot;0x&quot;&amp;BASE(MOD(MOD([.$A241];256)+[.I$1];256);16;2)" office:value-type="string" office:string-value="0x94">
            <text:p>0x94</text:p>
          </table:table-cell>
          <table:table-cell table:formula="of:=&quot;0x&quot;&amp;BASE(MOD(MOD([.$A241];256)+[.J$1];256);16;2)" office:value-type="string" office:string-value="0x95">
            <text:p>0x95</text:p>
          </table:table-cell>
          <table:table-cell table:formula="of:=&quot;- d: [&quot;&amp;[.C241]&amp;&quot;, &quot;&amp;[.D241]&amp;&quot;, &quot;&amp;[.E241]&amp;&quot;, &quot;&amp;[.F241]&amp;&quot;, &quot;&amp;[.G241]&amp;&quot;, &quot;&amp;[.H241]&amp;&quot;, &quot;&amp;[.I241]&amp;&quot;, &quot;&amp;[.J241]&amp;&quot;]#  e: 0#  t: 5&quot;" office:value-type="string" office:string-value="- d: [0x20, 0x8F, 0x90, 0x91, 0x92, 0x93, 0x94, 0x95]#  e: 0#  t: 5">
            <text:p>- d: [0x20, 0x8F, 0x90, 0x91, 0x92, 0x93, 0x94, 0x95]# <text:s/>e: 0# <text:s/>t: 5</text:p>
          </table:table-cell>
        </table:table-row>
        <table:table-row table:style-name="ro1">
          <table:table-cell table:formula="of:=[.A241]+7" office:value-type="float" office:value="1686">
            <text:p>1686</text:p>
          </table:table-cell>
          <table:table-cell table:formula="of:=[.B241]+1" office:value-type="float" office:value="241">
            <text:p>241</text:p>
          </table:table-cell>
          <table:table-cell table:formula="of:=&quot;0x&quot;&amp;BASE(MOD([.B242];16)+32;16)" office:value-type="string" office:string-value="0x21">
            <text:p>0x21</text:p>
          </table:table-cell>
          <table:table-cell table:formula="of:=&quot;0x&quot;&amp;BASE(MOD(MOD([.$A242];256)+[.D$1];256);16;2)" office:value-type="string" office:string-value="0x96">
            <text:p>0x96</text:p>
          </table:table-cell>
          <table:table-cell table:formula="of:=&quot;0x&quot;&amp;BASE(MOD(MOD([.$A242];256)+[.E$1];256);16;2)" office:value-type="string" office:string-value="0x97">
            <text:p>0x97</text:p>
          </table:table-cell>
          <table:table-cell table:formula="of:=&quot;0x&quot;&amp;BASE(MOD(MOD([.$A242];256)+[.F$1];256);16;2)" office:value-type="string" office:string-value="0x98">
            <text:p>0x98</text:p>
          </table:table-cell>
          <table:table-cell table:formula="of:=&quot;0x&quot;&amp;BASE(MOD(MOD([.$A242];256)+[.G$1];256);16;2)" office:value-type="string" office:string-value="0x99">
            <text:p>0x99</text:p>
          </table:table-cell>
          <table:table-cell table:formula="of:=&quot;0x&quot;&amp;BASE(MOD(MOD([.$A242];256)+[.H$1];256);16;2)" office:value-type="string" office:string-value="0x9A">
            <text:p>0x9A</text:p>
          </table:table-cell>
          <table:table-cell table:formula="of:=&quot;0x&quot;&amp;BASE(MOD(MOD([.$A242];256)+[.I$1];256);16;2)" office:value-type="string" office:string-value="0x9B">
            <text:p>0x9B</text:p>
          </table:table-cell>
          <table:table-cell table:formula="of:=&quot;0x&quot;&amp;BASE(MOD(MOD([.$A242];256)+[.J$1];256);16;2)" office:value-type="string" office:string-value="0x9C">
            <text:p>0x9C</text:p>
          </table:table-cell>
          <table:table-cell table:formula="of:=&quot;- d: [&quot;&amp;[.C242]&amp;&quot;, &quot;&amp;[.D242]&amp;&quot;, &quot;&amp;[.E242]&amp;&quot;, &quot;&amp;[.F242]&amp;&quot;, &quot;&amp;[.G242]&amp;&quot;, &quot;&amp;[.H242]&amp;&quot;, &quot;&amp;[.I242]&amp;&quot;, &quot;&amp;[.J242]&amp;&quot;]#  e: 0#  t: 5&quot;" office:value-type="string" office:string-value="- d: [0x21, 0x96, 0x97, 0x98, 0x99, 0x9A, 0x9B, 0x9C]#  e: 0#  t: 5">
            <text:p>- d: [0x21, 0x96, 0x97, 0x98, 0x99, 0x9A, 0x9B, 0x9C]# <text:s/>e: 0# <text:s/>t: 5</text:p>
          </table:table-cell>
        </table:table-row>
        <table:table-row table:style-name="ro1">
          <table:table-cell table:formula="of:=[.A242]+7" office:value-type="float" office:value="1693">
            <text:p>1693</text:p>
          </table:table-cell>
          <table:table-cell table:formula="of:=[.B242]+1" office:value-type="float" office:value="242">
            <text:p>242</text:p>
          </table:table-cell>
          <table:table-cell table:formula="of:=&quot;0x&quot;&amp;BASE(MOD([.B243];16)+32;16)" office:value-type="string" office:string-value="0x22">
            <text:p>0x22</text:p>
          </table:table-cell>
          <table:table-cell table:formula="of:=&quot;0x&quot;&amp;BASE(MOD(MOD([.$A243];256)+[.D$1];256);16;2)" office:value-type="string" office:string-value="0x9D">
            <text:p>0x9D</text:p>
          </table:table-cell>
          <table:table-cell table:formula="of:=&quot;0x&quot;&amp;BASE(MOD(MOD([.$A243];256)+[.E$1];256);16;2)" office:value-type="string" office:string-value="0x9E">
            <text:p>0x9E</text:p>
          </table:table-cell>
          <table:table-cell table:formula="of:=&quot;0x&quot;&amp;BASE(MOD(MOD([.$A243];256)+[.F$1];256);16;2)" office:value-type="string" office:string-value="0x9F">
            <text:p>0x9F</text:p>
          </table:table-cell>
          <table:table-cell table:formula="of:=&quot;0x&quot;&amp;BASE(MOD(MOD([.$A243];256)+[.G$1];256);16;2)" office:value-type="string" office:string-value="0xA0">
            <text:p>0xA0</text:p>
          </table:table-cell>
          <table:table-cell table:formula="of:=&quot;0x&quot;&amp;BASE(MOD(MOD([.$A243];256)+[.H$1];256);16;2)" office:value-type="string" office:string-value="0xA1">
            <text:p>0xA1</text:p>
          </table:table-cell>
          <table:table-cell table:formula="of:=&quot;0x&quot;&amp;BASE(MOD(MOD([.$A243];256)+[.I$1];256);16;2)" office:value-type="string" office:string-value="0xA2">
            <text:p>0xA2</text:p>
          </table:table-cell>
          <table:table-cell table:formula="of:=&quot;0x&quot;&amp;BASE(MOD(MOD([.$A243];256)+[.J$1];256);16;2)" office:value-type="string" office:string-value="0xA3">
            <text:p>0xA3</text:p>
          </table:table-cell>
          <table:table-cell table:formula="of:=&quot;- d: [&quot;&amp;[.C243]&amp;&quot;, &quot;&amp;[.D243]&amp;&quot;, &quot;&amp;[.E243]&amp;&quot;, &quot;&amp;[.F243]&amp;&quot;, &quot;&amp;[.G243]&amp;&quot;, &quot;&amp;[.H243]&amp;&quot;, &quot;&amp;[.I243]&amp;&quot;, &quot;&amp;[.J243]&amp;&quot;]#  e: 0#  t: 5&quot;" office:value-type="string" office:string-value="- d: [0x22, 0x9D, 0x9E, 0x9F, 0xA0, 0xA1, 0xA2, 0xA3]#  e: 0#  t: 5">
            <text:p>- d: [0x22, 0x9D, 0x9E, 0x9F, 0xA0, 0xA1, 0xA2, 0xA3]# <text:s/>e: 0# <text:s/>t: 5</text:p>
          </table:table-cell>
        </table:table-row>
        <table:table-row table:style-name="ro1">
          <table:table-cell table:formula="of:=[.A243]+7" office:value-type="float" office:value="1700">
            <text:p>1700</text:p>
          </table:table-cell>
          <table:table-cell table:formula="of:=[.B243]+1" office:value-type="float" office:value="243">
            <text:p>243</text:p>
          </table:table-cell>
          <table:table-cell table:formula="of:=&quot;0x&quot;&amp;BASE(MOD([.B244];16)+32;16)" office:value-type="string" office:string-value="0x23">
            <text:p>0x23</text:p>
          </table:table-cell>
          <table:table-cell table:formula="of:=&quot;0x&quot;&amp;BASE(MOD(MOD([.$A244];256)+[.D$1];256);16;2)" office:value-type="string" office:string-value="0xA4">
            <text:p>0xA4</text:p>
          </table:table-cell>
          <table:table-cell table:formula="of:=&quot;0x&quot;&amp;BASE(MOD(MOD([.$A244];256)+[.E$1];256);16;2)" office:value-type="string" office:string-value="0xA5">
            <text:p>0xA5</text:p>
          </table:table-cell>
          <table:table-cell table:formula="of:=&quot;0x&quot;&amp;BASE(MOD(MOD([.$A244];256)+[.F$1];256);16;2)" office:value-type="string" office:string-value="0xA6">
            <text:p>0xA6</text:p>
          </table:table-cell>
          <table:table-cell table:formula="of:=&quot;0x&quot;&amp;BASE(MOD(MOD([.$A244];256)+[.G$1];256);16;2)" office:value-type="string" office:string-value="0xA7">
            <text:p>0xA7</text:p>
          </table:table-cell>
          <table:table-cell table:formula="of:=&quot;0x&quot;&amp;BASE(MOD(MOD([.$A244];256)+[.H$1];256);16;2)" office:value-type="string" office:string-value="0xA8">
            <text:p>0xA8</text:p>
          </table:table-cell>
          <table:table-cell table:formula="of:=&quot;0x&quot;&amp;BASE(MOD(MOD([.$A244];256)+[.I$1];256);16;2)" office:value-type="string" office:string-value="0xA9">
            <text:p>0xA9</text:p>
          </table:table-cell>
          <table:table-cell table:formula="of:=&quot;0x&quot;&amp;BASE(MOD(MOD([.$A244];256)+[.J$1];256);16;2)" office:value-type="string" office:string-value="0xAA">
            <text:p>0xAA</text:p>
          </table:table-cell>
          <table:table-cell table:formula="of:=&quot;- d: [&quot;&amp;[.C244]&amp;&quot;, &quot;&amp;[.D244]&amp;&quot;, &quot;&amp;[.E244]&amp;&quot;, &quot;&amp;[.F244]&amp;&quot;, &quot;&amp;[.G244]&amp;&quot;, &quot;&amp;[.H244]&amp;&quot;, &quot;&amp;[.I244]&amp;&quot;, &quot;&amp;[.J244]&amp;&quot;]#  e: 0#  t: 5&quot;" office:value-type="string" office:string-value="- d: [0x23, 0xA4, 0xA5, 0xA6, 0xA7, 0xA8, 0xA9, 0xAA]#  e: 0#  t: 5">
            <text:p>- d: [0x23, 0xA4, 0xA5, 0xA6, 0xA7, 0xA8, 0xA9, 0xAA]# <text:s/>e: 0# <text:s/>t: 5</text:p>
          </table:table-cell>
        </table:table-row>
        <table:table-row table:style-name="ro1">
          <table:table-cell table:formula="of:=[.A244]+7" office:value-type="float" office:value="1707">
            <text:p>1707</text:p>
          </table:table-cell>
          <table:table-cell table:formula="of:=[.B244]+1" office:value-type="float" office:value="244">
            <text:p>244</text:p>
          </table:table-cell>
          <table:table-cell table:formula="of:=&quot;0x&quot;&amp;BASE(MOD([.B245];16)+32;16)" office:value-type="string" office:string-value="0x24">
            <text:p>0x24</text:p>
          </table:table-cell>
          <table:table-cell table:formula="of:=&quot;0x&quot;&amp;BASE(MOD(MOD([.$A245];256)+[.D$1];256);16;2)" office:value-type="string" office:string-value="0xAB">
            <text:p>0xAB</text:p>
          </table:table-cell>
          <table:table-cell table:formula="of:=&quot;0x&quot;&amp;BASE(MOD(MOD([.$A245];256)+[.E$1];256);16;2)" office:value-type="string" office:string-value="0xAC">
            <text:p>0xAC</text:p>
          </table:table-cell>
          <table:table-cell table:formula="of:=&quot;0x&quot;&amp;BASE(MOD(MOD([.$A245];256)+[.F$1];256);16;2)" office:value-type="string" office:string-value="0xAD">
            <text:p>0xAD</text:p>
          </table:table-cell>
          <table:table-cell table:formula="of:=&quot;0x&quot;&amp;BASE(MOD(MOD([.$A245];256)+[.G$1];256);16;2)" office:value-type="string" office:string-value="0xAE">
            <text:p>0xAE</text:p>
          </table:table-cell>
          <table:table-cell table:formula="of:=&quot;0x&quot;&amp;BASE(MOD(MOD([.$A245];256)+[.H$1];256);16;2)" office:value-type="string" office:string-value="0xAF">
            <text:p>0xAF</text:p>
          </table:table-cell>
          <table:table-cell table:formula="of:=&quot;0x&quot;&amp;BASE(MOD(MOD([.$A245];256)+[.I$1];256);16;2)" office:value-type="string" office:string-value="0xB0">
            <text:p>0xB0</text:p>
          </table:table-cell>
          <table:table-cell table:formula="of:=&quot;0x&quot;&amp;BASE(MOD(MOD([.$A245];256)+[.J$1];256);16;2)" office:value-type="string" office:string-value="0xB1">
            <text:p>0xB1</text:p>
          </table:table-cell>
          <table:table-cell table:formula="of:=&quot;- d: [&quot;&amp;[.C245]&amp;&quot;, &quot;&amp;[.D245]&amp;&quot;, &quot;&amp;[.E245]&amp;&quot;, &quot;&amp;[.F245]&amp;&quot;, &quot;&amp;[.G245]&amp;&quot;, &quot;&amp;[.H245]&amp;&quot;, &quot;&amp;[.I245]&amp;&quot;, &quot;&amp;[.J245]&amp;&quot;]#  e: 0#  t: 5&quot;" office:value-type="string" office:string-value="- d: [0x24, 0xAB, 0xAC, 0xAD, 0xAE, 0xAF, 0xB0, 0xB1]#  e: 0#  t: 5">
            <text:p>- d: [0x24, 0xAB, 0xAC, 0xAD, 0xAE, 0xAF, 0xB0, 0xB1]# <text:s/>e: 0# <text:s/>t: 5</text:p>
          </table:table-cell>
        </table:table-row>
        <table:table-row table:style-name="ro1">
          <table:table-cell table:formula="of:=[.A245]+7" office:value-type="float" office:value="1714">
            <text:p>1714</text:p>
          </table:table-cell>
          <table:table-cell table:formula="of:=[.B245]+1" office:value-type="float" office:value="245">
            <text:p>245</text:p>
          </table:table-cell>
          <table:table-cell table:formula="of:=&quot;0x&quot;&amp;BASE(MOD([.B246];16)+32;16)" office:value-type="string" office:string-value="0x25">
            <text:p>0x25</text:p>
          </table:table-cell>
          <table:table-cell table:formula="of:=&quot;0x&quot;&amp;BASE(MOD(MOD([.$A246];256)+[.D$1];256);16;2)" office:value-type="string" office:string-value="0xB2">
            <text:p>0xB2</text:p>
          </table:table-cell>
          <table:table-cell table:formula="of:=&quot;0x&quot;&amp;BASE(MOD(MOD([.$A246];256)+[.E$1];256);16;2)" office:value-type="string" office:string-value="0xB3">
            <text:p>0xB3</text:p>
          </table:table-cell>
          <table:table-cell table:formula="of:=&quot;0x&quot;&amp;BASE(MOD(MOD([.$A246];256)+[.F$1];256);16;2)" office:value-type="string" office:string-value="0xB4">
            <text:p>0xB4</text:p>
          </table:table-cell>
          <table:table-cell table:formula="of:=&quot;0x&quot;&amp;BASE(MOD(MOD([.$A246];256)+[.G$1];256);16;2)" office:value-type="string" office:string-value="0xB5">
            <text:p>0xB5</text:p>
          </table:table-cell>
          <table:table-cell table:formula="of:=&quot;0x&quot;&amp;BASE(MOD(MOD([.$A246];256)+[.H$1];256);16;2)" office:value-type="string" office:string-value="0xB6">
            <text:p>0xB6</text:p>
          </table:table-cell>
          <table:table-cell table:formula="of:=&quot;0x&quot;&amp;BASE(MOD(MOD([.$A246];256)+[.I$1];256);16;2)" office:value-type="string" office:string-value="0xB7">
            <text:p>0xB7</text:p>
          </table:table-cell>
          <table:table-cell table:formula="of:=&quot;0x&quot;&amp;BASE(MOD(MOD([.$A246];256)+[.J$1];256);16;2)" office:value-type="string" office:string-value="0xB8">
            <text:p>0xB8</text:p>
          </table:table-cell>
          <table:table-cell table:formula="of:=&quot;- d: [&quot;&amp;[.C246]&amp;&quot;, &quot;&amp;[.D246]&amp;&quot;, &quot;&amp;[.E246]&amp;&quot;, &quot;&amp;[.F246]&amp;&quot;, &quot;&amp;[.G246]&amp;&quot;, &quot;&amp;[.H246]&amp;&quot;, &quot;&amp;[.I246]&amp;&quot;, &quot;&amp;[.J246]&amp;&quot;]#  e: 0#  t: 5&quot;" office:value-type="string" office:string-value="- d: [0x25, 0xB2, 0xB3, 0xB4, 0xB5, 0xB6, 0xB7, 0xB8]#  e: 0#  t: 5">
            <text:p>- d: [0x25, 0xB2, 0xB3, 0xB4, 0xB5, 0xB6, 0xB7, 0xB8]# <text:s/>e: 0# <text:s/>t: 5</text:p>
          </table:table-cell>
        </table:table-row>
        <table:table-row table:style-name="ro1">
          <table:table-cell table:formula="of:=[.A246]+7" office:value-type="float" office:value="1721">
            <text:p>1721</text:p>
          </table:table-cell>
          <table:table-cell table:formula="of:=[.B246]+1" office:value-type="float" office:value="246">
            <text:p>246</text:p>
          </table:table-cell>
          <table:table-cell table:formula="of:=&quot;0x&quot;&amp;BASE(MOD([.B247];16)+32;16)" office:value-type="string" office:string-value="0x26">
            <text:p>0x26</text:p>
          </table:table-cell>
          <table:table-cell table:formula="of:=&quot;0x&quot;&amp;BASE(MOD(MOD([.$A247];256)+[.D$1];256);16;2)" office:value-type="string" office:string-value="0xB9">
            <text:p>0xB9</text:p>
          </table:table-cell>
          <table:table-cell table:formula="of:=&quot;0x&quot;&amp;BASE(MOD(MOD([.$A247];256)+[.E$1];256);16;2)" office:value-type="string" office:string-value="0xBA">
            <text:p>0xBA</text:p>
          </table:table-cell>
          <table:table-cell table:formula="of:=&quot;0x&quot;&amp;BASE(MOD(MOD([.$A247];256)+[.F$1];256);16;2)" office:value-type="string" office:string-value="0xBB">
            <text:p>0xBB</text:p>
          </table:table-cell>
          <table:table-cell table:formula="of:=&quot;0x&quot;&amp;BASE(MOD(MOD([.$A247];256)+[.G$1];256);16;2)" office:value-type="string" office:string-value="0xBC">
            <text:p>0xBC</text:p>
          </table:table-cell>
          <table:table-cell table:formula="of:=&quot;0x&quot;&amp;BASE(MOD(MOD([.$A247];256)+[.H$1];256);16;2)" office:value-type="string" office:string-value="0xBD">
            <text:p>0xBD</text:p>
          </table:table-cell>
          <table:table-cell table:formula="of:=&quot;0x&quot;&amp;BASE(MOD(MOD([.$A247];256)+[.I$1];256);16;2)" office:value-type="string" office:string-value="0xBE">
            <text:p>0xBE</text:p>
          </table:table-cell>
          <table:table-cell table:formula="of:=&quot;0x&quot;&amp;BASE(MOD(MOD([.$A247];256)+[.J$1];256);16;2)" office:value-type="string" office:string-value="0xBF">
            <text:p>0xBF</text:p>
          </table:table-cell>
          <table:table-cell table:formula="of:=&quot;- d: [&quot;&amp;[.C247]&amp;&quot;, &quot;&amp;[.D247]&amp;&quot;, &quot;&amp;[.E247]&amp;&quot;, &quot;&amp;[.F247]&amp;&quot;, &quot;&amp;[.G247]&amp;&quot;, &quot;&amp;[.H247]&amp;&quot;, &quot;&amp;[.I247]&amp;&quot;, &quot;&amp;[.J247]&amp;&quot;]#  e: 0#  t: 5&quot;" office:value-type="string" office:string-value="- d: [0x26, 0xB9, 0xBA, 0xBB, 0xBC, 0xBD, 0xBE, 0xBF]#  e: 0#  t: 5">
            <text:p>- d: [0x26, 0xB9, 0xBA, 0xBB, 0xBC, 0xBD, 0xBE, 0xBF]# <text:s/>e: 0# <text:s/>t: 5</text:p>
          </table:table-cell>
        </table:table-row>
        <table:table-row table:style-name="ro1">
          <table:table-cell table:formula="of:=[.A247]+7" office:value-type="float" office:value="1728">
            <text:p>1728</text:p>
          </table:table-cell>
          <table:table-cell table:formula="of:=[.B247]+1" office:value-type="float" office:value="247">
            <text:p>247</text:p>
          </table:table-cell>
          <table:table-cell table:formula="of:=&quot;0x&quot;&amp;BASE(MOD([.B248];16)+32;16)" office:value-type="string" office:string-value="0x27">
            <text:p>0x27</text:p>
          </table:table-cell>
          <table:table-cell table:formula="of:=&quot;0x&quot;&amp;BASE(MOD(MOD([.$A248];256)+[.D$1];256);16;2)" office:value-type="string" office:string-value="0xC0">
            <text:p>0xC0</text:p>
          </table:table-cell>
          <table:table-cell table:formula="of:=&quot;0x&quot;&amp;BASE(MOD(MOD([.$A248];256)+[.E$1];256);16;2)" office:value-type="string" office:string-value="0xC1">
            <text:p>0xC1</text:p>
          </table:table-cell>
          <table:table-cell table:formula="of:=&quot;0x&quot;&amp;BASE(MOD(MOD([.$A248];256)+[.F$1];256);16;2)" office:value-type="string" office:string-value="0xC2">
            <text:p>0xC2</text:p>
          </table:table-cell>
          <table:table-cell table:formula="of:=&quot;0x&quot;&amp;BASE(MOD(MOD([.$A248];256)+[.G$1];256);16;2)" office:value-type="string" office:string-value="0xC3">
            <text:p>0xC3</text:p>
          </table:table-cell>
          <table:table-cell table:formula="of:=&quot;0x&quot;&amp;BASE(MOD(MOD([.$A248];256)+[.H$1];256);16;2)" office:value-type="string" office:string-value="0xC4">
            <text:p>0xC4</text:p>
          </table:table-cell>
          <table:table-cell table:formula="of:=&quot;0x&quot;&amp;BASE(MOD(MOD([.$A248];256)+[.I$1];256);16;2)" office:value-type="string" office:string-value="0xC5">
            <text:p>0xC5</text:p>
          </table:table-cell>
          <table:table-cell table:formula="of:=&quot;0x&quot;&amp;BASE(MOD(MOD([.$A248];256)+[.J$1];256);16;2)" office:value-type="string" office:string-value="0xC6">
            <text:p>0xC6</text:p>
          </table:table-cell>
          <table:table-cell table:formula="of:=&quot;- d: [&quot;&amp;[.C248]&amp;&quot;, &quot;&amp;[.D248]&amp;&quot;, &quot;&amp;[.E248]&amp;&quot;, &quot;&amp;[.F248]&amp;&quot;, &quot;&amp;[.G248]&amp;&quot;, &quot;&amp;[.H248]&amp;&quot;, &quot;&amp;[.I248]&amp;&quot;, &quot;&amp;[.J248]&amp;&quot;]#  e: 0#  t: 5&quot;" office:value-type="string" office:string-value="- d: [0x27, 0xC0, 0xC1, 0xC2, 0xC3, 0xC4, 0xC5, 0xC6]#  e: 0#  t: 5">
            <text:p>- d: [0x27, 0xC0, 0xC1, 0xC2, 0xC3, 0xC4, 0xC5, 0xC6]# <text:s/>e: 0# <text:s/>t: 5</text:p>
          </table:table-cell>
        </table:table-row>
        <table:table-row table:style-name="ro1">
          <table:table-cell table:formula="of:=[.A248]+7" office:value-type="float" office:value="1735">
            <text:p>1735</text:p>
          </table:table-cell>
          <table:table-cell table:formula="of:=[.B248]+1" office:value-type="float" office:value="248">
            <text:p>248</text:p>
          </table:table-cell>
          <table:table-cell table:formula="of:=&quot;0x&quot;&amp;BASE(MOD([.B249];16)+32;16)" office:value-type="string" office:string-value="0x28">
            <text:p>0x28</text:p>
          </table:table-cell>
          <table:table-cell table:formula="of:=&quot;0x&quot;&amp;BASE(MOD(MOD([.$A249];256)+[.D$1];256);16;2)" office:value-type="string" office:string-value="0xC7">
            <text:p>0xC7</text:p>
          </table:table-cell>
          <table:table-cell table:formula="of:=&quot;0x&quot;&amp;BASE(MOD(MOD([.$A249];256)+[.E$1];256);16;2)" office:value-type="string" office:string-value="0xC8">
            <text:p>0xC8</text:p>
          </table:table-cell>
          <table:table-cell table:formula="of:=&quot;0x&quot;&amp;BASE(MOD(MOD([.$A249];256)+[.F$1];256);16;2)" office:value-type="string" office:string-value="0xC9">
            <text:p>0xC9</text:p>
          </table:table-cell>
          <table:table-cell table:formula="of:=&quot;0x&quot;&amp;BASE(MOD(MOD([.$A249];256)+[.G$1];256);16;2)" office:value-type="string" office:string-value="0xCA">
            <text:p>0xCA</text:p>
          </table:table-cell>
          <table:table-cell table:formula="of:=&quot;0x&quot;&amp;BASE(MOD(MOD([.$A249];256)+[.H$1];256);16;2)" office:value-type="string" office:string-value="0xCB">
            <text:p>0xCB</text:p>
          </table:table-cell>
          <table:table-cell table:formula="of:=&quot;0x&quot;&amp;BASE(MOD(MOD([.$A249];256)+[.I$1];256);16;2)" office:value-type="string" office:string-value="0xCC">
            <text:p>0xCC</text:p>
          </table:table-cell>
          <table:table-cell table:formula="of:=&quot;0x&quot;&amp;BASE(MOD(MOD([.$A249];256)+[.J$1];256);16;2)" office:value-type="string" office:string-value="0xCD">
            <text:p>0xCD</text:p>
          </table:table-cell>
          <table:table-cell table:formula="of:=&quot;- d: [&quot;&amp;[.C249]&amp;&quot;, &quot;&amp;[.D249]&amp;&quot;, &quot;&amp;[.E249]&amp;&quot;, &quot;&amp;[.F249]&amp;&quot;, &quot;&amp;[.G249]&amp;&quot;, &quot;&amp;[.H249]&amp;&quot;, &quot;&amp;[.I249]&amp;&quot;, &quot;&amp;[.J249]&amp;&quot;]#  e: 0#  t: 5&quot;" office:value-type="string" office:string-value="- d: [0x28, 0xC7, 0xC8, 0xC9, 0xCA, 0xCB, 0xCC, 0xCD]#  e: 0#  t: 5">
            <text:p>- d: [0x28, 0xC7, 0xC8, 0xC9, 0xCA, 0xCB, 0xCC, 0xCD]# <text:s/>e: 0# <text:s/>t: 5</text:p>
          </table:table-cell>
        </table:table-row>
        <table:table-row table:style-name="ro1">
          <table:table-cell table:formula="of:=[.A249]+7" office:value-type="float" office:value="1742">
            <text:p>1742</text:p>
          </table:table-cell>
          <table:table-cell table:formula="of:=[.B249]+1" office:value-type="float" office:value="249">
            <text:p>249</text:p>
          </table:table-cell>
          <table:table-cell table:formula="of:=&quot;0x&quot;&amp;BASE(MOD([.B250];16)+32;16)" office:value-type="string" office:string-value="0x29">
            <text:p>0x29</text:p>
          </table:table-cell>
          <table:table-cell table:formula="of:=&quot;0x&quot;&amp;BASE(MOD(MOD([.$A250];256)+[.D$1];256);16;2)" office:value-type="string" office:string-value="0xCE">
            <text:p>0xCE</text:p>
          </table:table-cell>
          <table:table-cell table:formula="of:=&quot;0x&quot;&amp;BASE(MOD(MOD([.$A250];256)+[.E$1];256);16;2)" office:value-type="string" office:string-value="0xCF">
            <text:p>0xCF</text:p>
          </table:table-cell>
          <table:table-cell table:formula="of:=&quot;0x&quot;&amp;BASE(MOD(MOD([.$A250];256)+[.F$1];256);16;2)" office:value-type="string" office:string-value="0xD0">
            <text:p>0xD0</text:p>
          </table:table-cell>
          <table:table-cell table:formula="of:=&quot;0x&quot;&amp;BASE(MOD(MOD([.$A250];256)+[.G$1];256);16;2)" office:value-type="string" office:string-value="0xD1">
            <text:p>0xD1</text:p>
          </table:table-cell>
          <table:table-cell table:formula="of:=&quot;0x&quot;&amp;BASE(MOD(MOD([.$A250];256)+[.H$1];256);16;2)" office:value-type="string" office:string-value="0xD2">
            <text:p>0xD2</text:p>
          </table:table-cell>
          <table:table-cell table:formula="of:=&quot;0x&quot;&amp;BASE(MOD(MOD([.$A250];256)+[.I$1];256);16;2)" office:value-type="string" office:string-value="0xD3">
            <text:p>0xD3</text:p>
          </table:table-cell>
          <table:table-cell table:formula="of:=&quot;0x&quot;&amp;BASE(MOD(MOD([.$A250];256)+[.J$1];256);16;2)" office:value-type="string" office:string-value="0xD4">
            <text:p>0xD4</text:p>
          </table:table-cell>
          <table:table-cell table:formula="of:=&quot;- d: [&quot;&amp;[.C250]&amp;&quot;, &quot;&amp;[.D250]&amp;&quot;, &quot;&amp;[.E250]&amp;&quot;, &quot;&amp;[.F250]&amp;&quot;, &quot;&amp;[.G250]&amp;&quot;, &quot;&amp;[.H250]&amp;&quot;, &quot;&amp;[.I250]&amp;&quot;, &quot;&amp;[.J250]&amp;&quot;]#  e: 0#  t: 5&quot;" office:value-type="string" office:string-value="- d: [0x29, 0xCE, 0xCF, 0xD0, 0xD1, 0xD2, 0xD3, 0xD4]#  e: 0#  t: 5">
            <text:p>- d: [0x29, 0xCE, 0xCF, 0xD0, 0xD1, 0xD2, 0xD3, 0xD4]# <text:s/>e: 0# <text:s/>t: 5</text:p>
          </table:table-cell>
        </table:table-row>
        <table:table-row table:style-name="ro1">
          <table:table-cell table:formula="of:=[.A250]+7" office:value-type="float" office:value="1749">
            <text:p>1749</text:p>
          </table:table-cell>
          <table:table-cell table:formula="of:=[.B250]+1" office:value-type="float" office:value="250">
            <text:p>250</text:p>
          </table:table-cell>
          <table:table-cell table:formula="of:=&quot;0x&quot;&amp;BASE(MOD([.B251];16)+32;16)" office:value-type="string" office:string-value="0x2A">
            <text:p>0x2A</text:p>
          </table:table-cell>
          <table:table-cell table:formula="of:=&quot;0x&quot;&amp;BASE(MOD(MOD([.$A251];256)+[.D$1];256);16;2)" office:value-type="string" office:string-value="0xD5">
            <text:p>0xD5</text:p>
          </table:table-cell>
          <table:table-cell table:formula="of:=&quot;0x&quot;&amp;BASE(MOD(MOD([.$A251];256)+[.E$1];256);16;2)" office:value-type="string" office:string-value="0xD6">
            <text:p>0xD6</text:p>
          </table:table-cell>
          <table:table-cell table:formula="of:=&quot;0x&quot;&amp;BASE(MOD(MOD([.$A251];256)+[.F$1];256);16;2)" office:value-type="string" office:string-value="0xD7">
            <text:p>0xD7</text:p>
          </table:table-cell>
          <table:table-cell table:formula="of:=&quot;0x&quot;&amp;BASE(MOD(MOD([.$A251];256)+[.G$1];256);16;2)" office:value-type="string" office:string-value="0xD8">
            <text:p>0xD8</text:p>
          </table:table-cell>
          <table:table-cell table:formula="of:=&quot;0x&quot;&amp;BASE(MOD(MOD([.$A251];256)+[.H$1];256);16;2)" office:value-type="string" office:string-value="0xD9">
            <text:p>0xD9</text:p>
          </table:table-cell>
          <table:table-cell table:formula="of:=&quot;0x&quot;&amp;BASE(MOD(MOD([.$A251];256)+[.I$1];256);16;2)" office:value-type="string" office:string-value="0xDA">
            <text:p>0xDA</text:p>
          </table:table-cell>
          <table:table-cell table:formula="of:=&quot;0x&quot;&amp;BASE(MOD(MOD([.$A251];256)+[.J$1];256);16;2)" office:value-type="string" office:string-value="0xDB">
            <text:p>0xDB</text:p>
          </table:table-cell>
          <table:table-cell table:formula="of:=&quot;- d: [&quot;&amp;[.C251]&amp;&quot;, &quot;&amp;[.D251]&amp;&quot;, &quot;&amp;[.E251]&amp;&quot;, &quot;&amp;[.F251]&amp;&quot;, &quot;&amp;[.G251]&amp;&quot;, &quot;&amp;[.H251]&amp;&quot;, &quot;&amp;[.I251]&amp;&quot;, &quot;&amp;[.J251]&amp;&quot;]#  e: 0#  t: 5&quot;" office:value-type="string" office:string-value="- d: [0x2A, 0xD5, 0xD6, 0xD7, 0xD8, 0xD9, 0xDA, 0xDB]#  e: 0#  t: 5">
            <text:p>- d: [0x2A, 0xD5, 0xD6, 0xD7, 0xD8, 0xD9, 0xDA, 0xDB]# <text:s/>e: 0# <text:s/>t: 5</text:p>
          </table:table-cell>
        </table:table-row>
        <table:table-row table:style-name="ro1">
          <table:table-cell table:formula="of:=[.A251]+7" office:value-type="float" office:value="1756">
            <text:p>1756</text:p>
          </table:table-cell>
          <table:table-cell table:formula="of:=[.B251]+1" office:value-type="float" office:value="251">
            <text:p>251</text:p>
          </table:table-cell>
          <table:table-cell table:formula="of:=&quot;0x&quot;&amp;BASE(MOD([.B252];16)+32;16)" office:value-type="string" office:string-value="0x2B">
            <text:p>0x2B</text:p>
          </table:table-cell>
          <table:table-cell table:formula="of:=&quot;0x&quot;&amp;BASE(MOD(MOD([.$A252];256)+[.D$1];256);16;2)" office:value-type="string" office:string-value="0xDC">
            <text:p>0xDC</text:p>
          </table:table-cell>
          <table:table-cell table:formula="of:=&quot;0x&quot;&amp;BASE(MOD(MOD([.$A252];256)+[.E$1];256);16;2)" office:value-type="string" office:string-value="0xDD">
            <text:p>0xDD</text:p>
          </table:table-cell>
          <table:table-cell table:formula="of:=&quot;0x&quot;&amp;BASE(MOD(MOD([.$A252];256)+[.F$1];256);16;2)" office:value-type="string" office:string-value="0xDE">
            <text:p>0xDE</text:p>
          </table:table-cell>
          <table:table-cell table:formula="of:=&quot;0x&quot;&amp;BASE(MOD(MOD([.$A252];256)+[.G$1];256);16;2)" office:value-type="string" office:string-value="0xDF">
            <text:p>0xDF</text:p>
          </table:table-cell>
          <table:table-cell table:formula="of:=&quot;0x&quot;&amp;BASE(MOD(MOD([.$A252];256)+[.H$1];256);16;2)" office:value-type="string" office:string-value="0xE0">
            <text:p>0xE0</text:p>
          </table:table-cell>
          <table:table-cell table:formula="of:=&quot;0x&quot;&amp;BASE(MOD(MOD([.$A252];256)+[.I$1];256);16;2)" office:value-type="string" office:string-value="0xE1">
            <text:p>0xE1</text:p>
          </table:table-cell>
          <table:table-cell table:formula="of:=&quot;0x&quot;&amp;BASE(MOD(MOD([.$A252];256)+[.J$1];256);16;2)" office:value-type="string" office:string-value="0xE2">
            <text:p>0xE2</text:p>
          </table:table-cell>
          <table:table-cell table:formula="of:=&quot;- d: [&quot;&amp;[.C252]&amp;&quot;, &quot;&amp;[.D252]&amp;&quot;, &quot;&amp;[.E252]&amp;&quot;, &quot;&amp;[.F252]&amp;&quot;, &quot;&amp;[.G252]&amp;&quot;, &quot;&amp;[.H252]&amp;&quot;, &quot;&amp;[.I252]&amp;&quot;, &quot;&amp;[.J252]&amp;&quot;]#  e: 0#  t: 5&quot;" office:value-type="string" office:string-value="- d: [0x2B, 0xDC, 0xDD, 0xDE, 0xDF, 0xE0, 0xE1, 0xE2]#  e: 0#  t: 5">
            <text:p>- d: [0x2B, 0xDC, 0xDD, 0xDE, 0xDF, 0xE0, 0xE1, 0xE2]# <text:s/>e: 0# <text:s/>t: 5</text:p>
          </table:table-cell>
        </table:table-row>
        <table:table-row table:style-name="ro1">
          <table:table-cell table:formula="of:=[.A252]+7" office:value-type="float" office:value="1763">
            <text:p>1763</text:p>
          </table:table-cell>
          <table:table-cell table:formula="of:=[.B252]+1" office:value-type="float" office:value="252">
            <text:p>252</text:p>
          </table:table-cell>
          <table:table-cell table:formula="of:=&quot;0x&quot;&amp;BASE(MOD([.B253];16)+32;16)" office:value-type="string" office:string-value="0x2C">
            <text:p>0x2C</text:p>
          </table:table-cell>
          <table:table-cell table:formula="of:=&quot;0x&quot;&amp;BASE(MOD(MOD([.$A253];256)+[.D$1];256);16;2)" office:value-type="string" office:string-value="0xE3">
            <text:p>0xE3</text:p>
          </table:table-cell>
          <table:table-cell table:formula="of:=&quot;0x&quot;&amp;BASE(MOD(MOD([.$A253];256)+[.E$1];256);16;2)" office:value-type="string" office:string-value="0xE4">
            <text:p>0xE4</text:p>
          </table:table-cell>
          <table:table-cell table:formula="of:=&quot;0x&quot;&amp;BASE(MOD(MOD([.$A253];256)+[.F$1];256);16;2)" office:value-type="string" office:string-value="0xE5">
            <text:p>0xE5</text:p>
          </table:table-cell>
          <table:table-cell table:formula="of:=&quot;0x&quot;&amp;BASE(MOD(MOD([.$A253];256)+[.G$1];256);16;2)" office:value-type="string" office:string-value="0xE6">
            <text:p>0xE6</text:p>
          </table:table-cell>
          <table:table-cell table:formula="of:=&quot;0x&quot;&amp;BASE(MOD(MOD([.$A253];256)+[.H$1];256);16;2)" office:value-type="string" office:string-value="0xE7">
            <text:p>0xE7</text:p>
          </table:table-cell>
          <table:table-cell table:formula="of:=&quot;0x&quot;&amp;BASE(MOD(MOD([.$A253];256)+[.I$1];256);16;2)" office:value-type="string" office:string-value="0xE8">
            <text:p>0xE8</text:p>
          </table:table-cell>
          <table:table-cell table:formula="of:=&quot;0x&quot;&amp;BASE(MOD(MOD([.$A253];256)+[.J$1];256);16;2)" office:value-type="string" office:string-value="0xE9">
            <text:p>0xE9</text:p>
          </table:table-cell>
          <table:table-cell table:formula="of:=&quot;- d: [&quot;&amp;[.C253]&amp;&quot;, &quot;&amp;[.D253]&amp;&quot;, &quot;&amp;[.E253]&amp;&quot;, &quot;&amp;[.F253]&amp;&quot;, &quot;&amp;[.G253]&amp;&quot;, &quot;&amp;[.H253]&amp;&quot;, &quot;&amp;[.I253]&amp;&quot;, &quot;&amp;[.J253]&amp;&quot;]#  e: 0#  t: 5&quot;" office:value-type="string" office:string-value="- d: [0x2C, 0xE3, 0xE4, 0xE5, 0xE6, 0xE7, 0xE8, 0xE9]#  e: 0#  t: 5">
            <text:p>- d: [0x2C, 0xE3, 0xE4, 0xE5, 0xE6, 0xE7, 0xE8, 0xE9]# <text:s/>e: 0# <text:s/>t: 5</text:p>
          </table:table-cell>
        </table:table-row>
        <table:table-row table:style-name="ro1">
          <table:table-cell table:formula="of:=[.A253]+7" office:value-type="float" office:value="1770">
            <text:p>1770</text:p>
          </table:table-cell>
          <table:table-cell table:formula="of:=[.B253]+1" office:value-type="float" office:value="253">
            <text:p>253</text:p>
          </table:table-cell>
          <table:table-cell table:formula="of:=&quot;0x&quot;&amp;BASE(MOD([.B254];16)+32;16)" office:value-type="string" office:string-value="0x2D">
            <text:p>0x2D</text:p>
          </table:table-cell>
          <table:table-cell table:formula="of:=&quot;0x&quot;&amp;BASE(MOD(MOD([.$A254];256)+[.D$1];256);16;2)" office:value-type="string" office:string-value="0xEA">
            <text:p>0xEA</text:p>
          </table:table-cell>
          <table:table-cell table:formula="of:=&quot;0x&quot;&amp;BASE(MOD(MOD([.$A254];256)+[.E$1];256);16;2)" office:value-type="string" office:string-value="0xEB">
            <text:p>0xEB</text:p>
          </table:table-cell>
          <table:table-cell table:formula="of:=&quot;0x&quot;&amp;BASE(MOD(MOD([.$A254];256)+[.F$1];256);16;2)" office:value-type="string" office:string-value="0xEC">
            <text:p>0xEC</text:p>
          </table:table-cell>
          <table:table-cell table:formula="of:=&quot;0x&quot;&amp;BASE(MOD(MOD([.$A254];256)+[.G$1];256);16;2)" office:value-type="string" office:string-value="0xED">
            <text:p>0xED</text:p>
          </table:table-cell>
          <table:table-cell table:formula="of:=&quot;0x&quot;&amp;BASE(MOD(MOD([.$A254];256)+[.H$1];256);16;2)" office:value-type="string" office:string-value="0xEE">
            <text:p>0xEE</text:p>
          </table:table-cell>
          <table:table-cell table:formula="of:=&quot;0x&quot;&amp;BASE(MOD(MOD([.$A254];256)+[.I$1];256);16;2)" office:value-type="string" office:string-value="0xEF">
            <text:p>0xEF</text:p>
          </table:table-cell>
          <table:table-cell table:formula="of:=&quot;0x&quot;&amp;BASE(MOD(MOD([.$A254];256)+[.J$1];256);16;2)" office:value-type="string" office:string-value="0xF0">
            <text:p>0xF0</text:p>
          </table:table-cell>
          <table:table-cell table:formula="of:=&quot;- d: [&quot;&amp;[.C254]&amp;&quot;, &quot;&amp;[.D254]&amp;&quot;, &quot;&amp;[.E254]&amp;&quot;, &quot;&amp;[.F254]&amp;&quot;, &quot;&amp;[.G254]&amp;&quot;, &quot;&amp;[.H254]&amp;&quot;, &quot;&amp;[.I254]&amp;&quot;, &quot;&amp;[.J254]&amp;&quot;]#  e: 0#  t: 5&quot;" office:value-type="string" office:string-value="- d: [0x2D, 0xEA, 0xEB, 0xEC, 0xED, 0xEE, 0xEF, 0xF0]#  e: 0#  t: 5">
            <text:p>- d: [0x2D, 0xEA, 0xEB, 0xEC, 0xED, 0xEE, 0xEF, 0xF0]# <text:s/>e: 0# <text:s/>t: 5</text:p>
          </table:table-cell>
        </table:table-row>
        <table:table-row table:style-name="ro1">
          <table:table-cell table:formula="of:=[.A254]+7" office:value-type="float" office:value="1777">
            <text:p>1777</text:p>
          </table:table-cell>
          <table:table-cell table:formula="of:=[.B254]+1" office:value-type="float" office:value="254">
            <text:p>254</text:p>
          </table:table-cell>
          <table:table-cell table:formula="of:=&quot;0x&quot;&amp;BASE(MOD([.B255];16)+32;16)" office:value-type="string" office:string-value="0x2E">
            <text:p>0x2E</text:p>
          </table:table-cell>
          <table:table-cell table:formula="of:=&quot;0x&quot;&amp;BASE(MOD(MOD([.$A255];256)+[.D$1];256);16;2)" office:value-type="string" office:string-value="0xF1">
            <text:p>0xF1</text:p>
          </table:table-cell>
          <table:table-cell table:formula="of:=&quot;0x&quot;&amp;BASE(MOD(MOD([.$A255];256)+[.E$1];256);16;2)" office:value-type="string" office:string-value="0xF2">
            <text:p>0xF2</text:p>
          </table:table-cell>
          <table:table-cell table:formula="of:=&quot;0x&quot;&amp;BASE(MOD(MOD([.$A255];256)+[.F$1];256);16;2)" office:value-type="string" office:string-value="0xF3">
            <text:p>0xF3</text:p>
          </table:table-cell>
          <table:table-cell table:formula="of:=&quot;0x&quot;&amp;BASE(MOD(MOD([.$A255];256)+[.G$1];256);16;2)" office:value-type="string" office:string-value="0xF4">
            <text:p>0xF4</text:p>
          </table:table-cell>
          <table:table-cell table:formula="of:=&quot;0x&quot;&amp;BASE(MOD(MOD([.$A255];256)+[.H$1];256);16;2)" office:value-type="string" office:string-value="0xF5">
            <text:p>0xF5</text:p>
          </table:table-cell>
          <table:table-cell table:formula="of:=&quot;0x&quot;&amp;BASE(MOD(MOD([.$A255];256)+[.I$1];256);16;2)" office:value-type="string" office:string-value="0xF6">
            <text:p>0xF6</text:p>
          </table:table-cell>
          <table:table-cell table:formula="of:=&quot;0x&quot;&amp;BASE(MOD(MOD([.$A255];256)+[.J$1];256);16;2)" office:value-type="string" office:string-value="0xF7">
            <text:p>0xF7</text:p>
          </table:table-cell>
          <table:table-cell table:formula="of:=&quot;- d: [&quot;&amp;[.C255]&amp;&quot;, &quot;&amp;[.D255]&amp;&quot;, &quot;&amp;[.E255]&amp;&quot;, &quot;&amp;[.F255]&amp;&quot;, &quot;&amp;[.G255]&amp;&quot;, &quot;&amp;[.H255]&amp;&quot;, &quot;&amp;[.I255]&amp;&quot;, &quot;&amp;[.J255]&amp;&quot;]#  e: 0#  t: 5&quot;" office:value-type="string" office:string-value="- d: [0x2E, 0xF1, 0xF2, 0xF3, 0xF4, 0xF5, 0xF6, 0xF7]#  e: 0#  t: 5">
            <text:p>- d: [0x2E, 0xF1, 0xF2, 0xF3, 0xF4, 0xF5, 0xF6, 0xF7]# <text:s/>e: 0# <text:s/>t: 5</text:p>
          </table:table-cell>
        </table:table-row>
        <table:table-row table:style-name="ro1">
          <table:table-cell table:formula="of:=[.A255]+7" office:value-type="float" office:value="1784">
            <text:p>1784</text:p>
          </table:table-cell>
          <table:table-cell table:formula="of:=[.B255]+1" office:value-type="float" office:value="255">
            <text:p>255</text:p>
          </table:table-cell>
          <table:table-cell table:formula="of:=&quot;0x&quot;&amp;BASE(MOD([.B256];16)+32;16)" office:value-type="string" office:string-value="0x2F">
            <text:p>0x2F</text:p>
          </table:table-cell>
          <table:table-cell table:formula="of:=&quot;0x&quot;&amp;BASE(MOD(MOD([.$A256];256)+[.D$1];256);16;2)" office:value-type="string" office:string-value="0xF8">
            <text:p>0xF8</text:p>
          </table:table-cell>
          <table:table-cell table:formula="of:=&quot;0x&quot;&amp;BASE(MOD(MOD([.$A256];256)+[.E$1];256);16;2)" office:value-type="string" office:string-value="0xF9">
            <text:p>0xF9</text:p>
          </table:table-cell>
          <table:table-cell table:formula="of:=&quot;0x&quot;&amp;BASE(MOD(MOD([.$A256];256)+[.F$1];256);16;2)" office:value-type="string" office:string-value="0xFA">
            <text:p>0xFA</text:p>
          </table:table-cell>
          <table:table-cell table:formula="of:=&quot;0x&quot;&amp;BASE(MOD(MOD([.$A256];256)+[.G$1];256);16;2)" office:value-type="string" office:string-value="0xFB">
            <text:p>0xFB</text:p>
          </table:table-cell>
          <table:table-cell table:formula="of:=&quot;0x&quot;&amp;BASE(MOD(MOD([.$A256];256)+[.H$1];256);16;2)" office:value-type="string" office:string-value="0xFC">
            <text:p>0xFC</text:p>
          </table:table-cell>
          <table:table-cell table:formula="of:=&quot;0x&quot;&amp;BASE(MOD(MOD([.$A256];256)+[.I$1];256);16;2)" office:value-type="string" office:string-value="0xFD">
            <text:p>0xFD</text:p>
          </table:table-cell>
          <table:table-cell table:formula="of:=&quot;0x&quot;&amp;BASE(MOD(MOD([.$A256];256)+[.J$1];256);16;2)" office:value-type="string" office:string-value="0xFE">
            <text:p>0xFE</text:p>
          </table:table-cell>
          <table:table-cell table:formula="of:=&quot;- d: [&quot;&amp;[.C256]&amp;&quot;, &quot;&amp;[.D256]&amp;&quot;, &quot;&amp;[.E256]&amp;&quot;, &quot;&amp;[.F256]&amp;&quot;, &quot;&amp;[.G256]&amp;&quot;, &quot;&amp;[.H256]&amp;&quot;, &quot;&amp;[.I256]&amp;&quot;, &quot;&amp;[.J256]&amp;&quot;]#  e: 0#  t: 5&quot;" office:value-type="string" office:string-value="- d: [0x2F, 0xF8, 0xF9, 0xFA, 0xFB, 0xFC, 0xFD, 0xFE]#  e: 0#  t: 5">
            <text:p>- d: [0x2F, 0xF8, 0xF9, 0xFA, 0xFB, 0xFC, 0xFD, 0xFE]# <text:s/>e: 0# <text:s/>t: 5</text:p>
          </table:table-cell>
        </table:table-row>
        <table:table-row table:style-name="ro1">
          <table:table-cell table:formula="of:=[.A256]+7" office:value-type="float" office:value="1791">
            <text:p>1791</text:p>
          </table:table-cell>
          <table:table-cell table:formula="of:=[.B256]+1" office:value-type="float" office:value="256">
            <text:p>256</text:p>
          </table:table-cell>
          <table:table-cell table:formula="of:=&quot;0x&quot;&amp;BASE(MOD([.B257];16)+32;16)" office:value-type="string" office:string-value="0x20">
            <text:p>0x20</text:p>
          </table:table-cell>
          <table:table-cell table:formula="of:=&quot;0x&quot;&amp;BASE(MOD(MOD([.$A257];256)+[.D$1];256);16;2)" office:value-type="string" office:string-value="0xFF">
            <text:p>0xFF</text:p>
          </table:table-cell>
          <table:table-cell table:formula="of:=&quot;0x&quot;&amp;BASE(MOD(MOD([.$A257];256)+[.E$1];256);16;2)" office:value-type="string" office:string-value="0x00">
            <text:p>0x00</text:p>
          </table:table-cell>
          <table:table-cell table:formula="of:=&quot;0x&quot;&amp;BASE(MOD(MOD([.$A257];256)+[.F$1];256);16;2)" office:value-type="string" office:string-value="0x01">
            <text:p>0x01</text:p>
          </table:table-cell>
          <table:table-cell table:formula="of:=&quot;0x&quot;&amp;BASE(MOD(MOD([.$A257];256)+[.G$1];256);16;2)" office:value-type="string" office:string-value="0x02">
            <text:p>0x02</text:p>
          </table:table-cell>
          <table:table-cell table:formula="of:=&quot;0x&quot;&amp;BASE(MOD(MOD([.$A257];256)+[.H$1];256);16;2)" office:value-type="string" office:string-value="0x03">
            <text:p>0x03</text:p>
          </table:table-cell>
          <table:table-cell table:formula="of:=&quot;0x&quot;&amp;BASE(MOD(MOD([.$A257];256)+[.I$1];256);16;2)" office:value-type="string" office:string-value="0x04">
            <text:p>0x04</text:p>
          </table:table-cell>
          <table:table-cell table:formula="of:=&quot;0x&quot;&amp;BASE(MOD(MOD([.$A257];256)+[.J$1];256);16;2)" office:value-type="string" office:string-value="0x05">
            <text:p>0x05</text:p>
          </table:table-cell>
          <table:table-cell table:formula="of:=&quot;- d: [&quot;&amp;[.C257]&amp;&quot;, &quot;&amp;[.D257]&amp;&quot;, &quot;&amp;[.E257]&amp;&quot;, &quot;&amp;[.F257]&amp;&quot;, &quot;&amp;[.G257]&amp;&quot;, &quot;&amp;[.H257]&amp;&quot;, &quot;&amp;[.I257]&amp;&quot;, &quot;&amp;[.J257]&amp;&quot;]#  e: 0#  t: 5&quot;" office:value-type="string" office:string-value="- d: [0x20, 0xFF, 0x00, 0x01, 0x02, 0x03, 0x04, 0x05]#  e: 0#  t: 5">
            <text:p>- d: [0x20, 0xFF, 0x00, 0x01, 0x02, 0x03, 0x04, 0x05]# <text:s/>e: 0# <text:s/>t: 5</text:p>
          </table:table-cell>
        </table:table-row>
        <table:table-row table:style-name="ro1">
          <table:table-cell table:formula="of:=[.A257]+7" office:value-type="float" office:value="1798">
            <text:p>1798</text:p>
          </table:table-cell>
          <table:table-cell table:formula="of:=[.B257]+1" office:value-type="float" office:value="257">
            <text:p>257</text:p>
          </table:table-cell>
          <table:table-cell table:formula="of:=&quot;0x&quot;&amp;BASE(MOD([.B258];16)+32;16)" office:value-type="string" office:string-value="0x21">
            <text:p>0x21</text:p>
          </table:table-cell>
          <table:table-cell table:formula="of:=&quot;0x&quot;&amp;BASE(MOD(MOD([.$A258];256)+[.D$1];256);16;2)" office:value-type="string" office:string-value="0x06">
            <text:p>0x06</text:p>
          </table:table-cell>
          <table:table-cell table:formula="of:=&quot;0x&quot;&amp;BASE(MOD(MOD([.$A258];256)+[.E$1];256);16;2)" office:value-type="string" office:string-value="0x07">
            <text:p>0x07</text:p>
          </table:table-cell>
          <table:table-cell table:formula="of:=&quot;0x&quot;&amp;BASE(MOD(MOD([.$A258];256)+[.F$1];256);16;2)" office:value-type="string" office:string-value="0x08">
            <text:p>0x08</text:p>
          </table:table-cell>
          <table:table-cell table:formula="of:=&quot;0x&quot;&amp;BASE(MOD(MOD([.$A258];256)+[.G$1];256);16;2)" office:value-type="string" office:string-value="0x09">
            <text:p>0x09</text:p>
          </table:table-cell>
          <table:table-cell table:formula="of:=&quot;0x&quot;&amp;BASE(MOD(MOD([.$A258];256)+[.H$1];256);16;2)" office:value-type="string" office:string-value="0x0A">
            <text:p>0x0A</text:p>
          </table:table-cell>
          <table:table-cell table:formula="of:=&quot;0x&quot;&amp;BASE(MOD(MOD([.$A258];256)+[.I$1];256);16;2)" office:value-type="string" office:string-value="0x0B">
            <text:p>0x0B</text:p>
          </table:table-cell>
          <table:table-cell table:formula="of:=&quot;0x&quot;&amp;BASE(MOD(MOD([.$A258];256)+[.J$1];256);16;2)" office:value-type="string" office:string-value="0x0C">
            <text:p>0x0C</text:p>
          </table:table-cell>
          <table:table-cell table:formula="of:=&quot;- d: [&quot;&amp;[.C258]&amp;&quot;, &quot;&amp;[.D258]&amp;&quot;, &quot;&amp;[.E258]&amp;&quot;, &quot;&amp;[.F258]&amp;&quot;, &quot;&amp;[.G258]&amp;&quot;, &quot;&amp;[.H258]&amp;&quot;, &quot;&amp;[.I258]&amp;&quot;, &quot;&amp;[.J258]&amp;&quot;]#  e: 0#  t: 5&quot;" office:value-type="string" office:string-value="- d: [0x21, 0x06, 0x07, 0x08, 0x09, 0x0A, 0x0B, 0x0C]#  e: 0#  t: 5">
            <text:p>- d: [0x21, 0x06, 0x07, 0x08, 0x09, 0x0A, 0x0B, 0x0C]# <text:s/>e: 0# <text:s/>t: 5</text:p>
          </table:table-cell>
        </table:table-row>
        <table:table-row table:style-name="ro1">
          <table:table-cell table:formula="of:=[.A258]+7" office:value-type="float" office:value="1805">
            <text:p>1805</text:p>
          </table:table-cell>
          <table:table-cell table:formula="of:=[.B258]+1" office:value-type="float" office:value="258">
            <text:p>258</text:p>
          </table:table-cell>
          <table:table-cell table:formula="of:=&quot;0x&quot;&amp;BASE(MOD([.B259];16)+32;16)" office:value-type="string" office:string-value="0x22">
            <text:p>0x22</text:p>
          </table:table-cell>
          <table:table-cell table:formula="of:=&quot;0x&quot;&amp;BASE(MOD(MOD([.$A259];256)+[.D$1];256);16;2)" office:value-type="string" office:string-value="0x0D">
            <text:p>0x0D</text:p>
          </table:table-cell>
          <table:table-cell table:formula="of:=&quot;0x&quot;&amp;BASE(MOD(MOD([.$A259];256)+[.E$1];256);16;2)" office:value-type="string" office:string-value="0x0E">
            <text:p>0x0E</text:p>
          </table:table-cell>
          <table:table-cell table:formula="of:=&quot;0x&quot;&amp;BASE(MOD(MOD([.$A259];256)+[.F$1];256);16;2)" office:value-type="string" office:string-value="0x0F">
            <text:p>0x0F</text:p>
          </table:table-cell>
          <table:table-cell table:formula="of:=&quot;0x&quot;&amp;BASE(MOD(MOD([.$A259];256)+[.G$1];256);16;2)" office:value-type="string" office:string-value="0x10">
            <text:p>0x10</text:p>
          </table:table-cell>
          <table:table-cell table:formula="of:=&quot;0x&quot;&amp;BASE(MOD(MOD([.$A259];256)+[.H$1];256);16;2)" office:value-type="string" office:string-value="0x11">
            <text:p>0x11</text:p>
          </table:table-cell>
          <table:table-cell table:formula="of:=&quot;0x&quot;&amp;BASE(MOD(MOD([.$A259];256)+[.I$1];256);16;2)" office:value-type="string" office:string-value="0x12">
            <text:p>0x12</text:p>
          </table:table-cell>
          <table:table-cell table:formula="of:=&quot;0x&quot;&amp;BASE(MOD(MOD([.$A259];256)+[.J$1];256);16;2)" office:value-type="string" office:string-value="0x13">
            <text:p>0x13</text:p>
          </table:table-cell>
          <table:table-cell table:formula="of:=&quot;- d: [&quot;&amp;[.C259]&amp;&quot;, &quot;&amp;[.D259]&amp;&quot;, &quot;&amp;[.E259]&amp;&quot;, &quot;&amp;[.F259]&amp;&quot;, &quot;&amp;[.G259]&amp;&quot;, &quot;&amp;[.H259]&amp;&quot;, &quot;&amp;[.I259]&amp;&quot;, &quot;&amp;[.J259]&amp;&quot;]#  e: 0#  t: 5&quot;" office:value-type="string" office:string-value="- d: [0x22, 0x0D, 0x0E, 0x0F, 0x10, 0x11, 0x12, 0x13]#  e: 0#  t: 5">
            <text:p>- d: [0x22, 0x0D, 0x0E, 0x0F, 0x10, 0x11, 0x12, 0x13]# <text:s/>e: 0# <text:s/>t: 5</text:p>
          </table:table-cell>
        </table:table-row>
        <table:table-row table:style-name="ro1">
          <table:table-cell table:formula="of:=[.A259]+7" office:value-type="float" office:value="1812">
            <text:p>1812</text:p>
          </table:table-cell>
          <table:table-cell table:formula="of:=[.B259]+1" office:value-type="float" office:value="259">
            <text:p>259</text:p>
          </table:table-cell>
          <table:table-cell table:formula="of:=&quot;0x&quot;&amp;BASE(MOD([.B260];16)+32;16)" office:value-type="string" office:string-value="0x23">
            <text:p>0x23</text:p>
          </table:table-cell>
          <table:table-cell table:formula="of:=&quot;0x&quot;&amp;BASE(MOD(MOD([.$A260];256)+[.D$1];256);16;2)" office:value-type="string" office:string-value="0x14">
            <text:p>0x14</text:p>
          </table:table-cell>
          <table:table-cell table:formula="of:=&quot;0x&quot;&amp;BASE(MOD(MOD([.$A260];256)+[.E$1];256);16;2)" office:value-type="string" office:string-value="0x15">
            <text:p>0x15</text:p>
          </table:table-cell>
          <table:table-cell table:formula="of:=&quot;0x&quot;&amp;BASE(MOD(MOD([.$A260];256)+[.F$1];256);16;2)" office:value-type="string" office:string-value="0x16">
            <text:p>0x16</text:p>
          </table:table-cell>
          <table:table-cell table:formula="of:=&quot;0x&quot;&amp;BASE(MOD(MOD([.$A260];256)+[.G$1];256);16;2)" office:value-type="string" office:string-value="0x17">
            <text:p>0x17</text:p>
          </table:table-cell>
          <table:table-cell table:formula="of:=&quot;0x&quot;&amp;BASE(MOD(MOD([.$A260];256)+[.H$1];256);16;2)" office:value-type="string" office:string-value="0x18">
            <text:p>0x18</text:p>
          </table:table-cell>
          <table:table-cell table:formula="of:=&quot;0x&quot;&amp;BASE(MOD(MOD([.$A260];256)+[.I$1];256);16;2)" office:value-type="string" office:string-value="0x19">
            <text:p>0x19</text:p>
          </table:table-cell>
          <table:table-cell table:formula="of:=&quot;0x&quot;&amp;BASE(MOD(MOD([.$A260];256)+[.J$1];256);16;2)" office:value-type="string" office:string-value="0x1A">
            <text:p>0x1A</text:p>
          </table:table-cell>
          <table:table-cell table:formula="of:=&quot;- d: [&quot;&amp;[.C260]&amp;&quot;, &quot;&amp;[.D260]&amp;&quot;, &quot;&amp;[.E260]&amp;&quot;, &quot;&amp;[.F260]&amp;&quot;, &quot;&amp;[.G260]&amp;&quot;, &quot;&amp;[.H260]&amp;&quot;, &quot;&amp;[.I260]&amp;&quot;, &quot;&amp;[.J260]&amp;&quot;]#  e: 0#  t: 5&quot;" office:value-type="string" office:string-value="- d: [0x23, 0x14, 0x15, 0x16, 0x17, 0x18, 0x19, 0x1A]#  e: 0#  t: 5">
            <text:p>- d: [0x23, 0x14, 0x15, 0x16, 0x17, 0x18, 0x19, 0x1A]# <text:s/>e: 0# <text:s/>t: 5</text:p>
          </table:table-cell>
        </table:table-row>
        <table:table-row table:style-name="ro1">
          <table:table-cell table:formula="of:=[.A260]+7" office:value-type="float" office:value="1819">
            <text:p>1819</text:p>
          </table:table-cell>
          <table:table-cell table:formula="of:=[.B260]+1" office:value-type="float" office:value="260">
            <text:p>260</text:p>
          </table:table-cell>
          <table:table-cell table:formula="of:=&quot;0x&quot;&amp;BASE(MOD([.B261];16)+32;16)" office:value-type="string" office:string-value="0x24">
            <text:p>0x24</text:p>
          </table:table-cell>
          <table:table-cell table:formula="of:=&quot;0x&quot;&amp;BASE(MOD(MOD([.$A261];256)+[.D$1];256);16;2)" office:value-type="string" office:string-value="0x1B">
            <text:p>0x1B</text:p>
          </table:table-cell>
          <table:table-cell table:formula="of:=&quot;0x&quot;&amp;BASE(MOD(MOD([.$A261];256)+[.E$1];256);16;2)" office:value-type="string" office:string-value="0x1C">
            <text:p>0x1C</text:p>
          </table:table-cell>
          <table:table-cell table:formula="of:=&quot;0x&quot;&amp;BASE(MOD(MOD([.$A261];256)+[.F$1];256);16;2)" office:value-type="string" office:string-value="0x1D">
            <text:p>0x1D</text:p>
          </table:table-cell>
          <table:table-cell table:formula="of:=&quot;0x&quot;&amp;BASE(MOD(MOD([.$A261];256)+[.G$1];256);16;2)" office:value-type="string" office:string-value="0x1E">
            <text:p>0x1E</text:p>
          </table:table-cell>
          <table:table-cell table:formula="of:=&quot;0x&quot;&amp;BASE(MOD(MOD([.$A261];256)+[.H$1];256);16;2)" office:value-type="string" office:string-value="0x1F">
            <text:p>0x1F</text:p>
          </table:table-cell>
          <table:table-cell table:formula="of:=&quot;0x&quot;&amp;BASE(MOD(MOD([.$A261];256)+[.I$1];256);16;2)" office:value-type="string" office:string-value="0x20">
            <text:p>0x20</text:p>
          </table:table-cell>
          <table:table-cell table:formula="of:=&quot;0x&quot;&amp;BASE(MOD(MOD([.$A261];256)+[.J$1];256);16;2)" office:value-type="string" office:string-value="0x21">
            <text:p>0x21</text:p>
          </table:table-cell>
          <table:table-cell table:formula="of:=&quot;- d: [&quot;&amp;[.C261]&amp;&quot;, &quot;&amp;[.D261]&amp;&quot;, &quot;&amp;[.E261]&amp;&quot;, &quot;&amp;[.F261]&amp;&quot;, &quot;&amp;[.G261]&amp;&quot;, &quot;&amp;[.H261]&amp;&quot;, &quot;&amp;[.I261]&amp;&quot;, &quot;&amp;[.J261]&amp;&quot;]#  e: 0#  t: 5&quot;" office:value-type="string" office:string-value="- d: [0x24, 0x1B, 0x1C, 0x1D, 0x1E, 0x1F, 0x20, 0x21]#  e: 0#  t: 5">
            <text:p>- d: [0x24, 0x1B, 0x1C, 0x1D, 0x1E, 0x1F, 0x20, 0x21]# <text:s/>e: 0# <text:s/>t: 5</text:p>
          </table:table-cell>
        </table:table-row>
        <table:table-row table:style-name="ro1">
          <table:table-cell table:formula="of:=[.A261]+7" office:value-type="float" office:value="1826">
            <text:p>1826</text:p>
          </table:table-cell>
          <table:table-cell table:formula="of:=[.B261]+1" office:value-type="float" office:value="261">
            <text:p>261</text:p>
          </table:table-cell>
          <table:table-cell table:formula="of:=&quot;0x&quot;&amp;BASE(MOD([.B262];16)+32;16)" office:value-type="string" office:string-value="0x25">
            <text:p>0x25</text:p>
          </table:table-cell>
          <table:table-cell table:formula="of:=&quot;0x&quot;&amp;BASE(MOD(MOD([.$A262];256)+[.D$1];256);16;2)" office:value-type="string" office:string-value="0x22">
            <text:p>0x22</text:p>
          </table:table-cell>
          <table:table-cell table:formula="of:=&quot;0x&quot;&amp;BASE(MOD(MOD([.$A262];256)+[.E$1];256);16;2)" office:value-type="string" office:string-value="0x23">
            <text:p>0x23</text:p>
          </table:table-cell>
          <table:table-cell table:formula="of:=&quot;0x&quot;&amp;BASE(MOD(MOD([.$A262];256)+[.F$1];256);16;2)" office:value-type="string" office:string-value="0x24">
            <text:p>0x24</text:p>
          </table:table-cell>
          <table:table-cell table:formula="of:=&quot;0x&quot;&amp;BASE(MOD(MOD([.$A262];256)+[.G$1];256);16;2)" office:value-type="string" office:string-value="0x25">
            <text:p>0x25</text:p>
          </table:table-cell>
          <table:table-cell table:formula="of:=&quot;0x&quot;&amp;BASE(MOD(MOD([.$A262];256)+[.H$1];256);16;2)" office:value-type="string" office:string-value="0x26">
            <text:p>0x26</text:p>
          </table:table-cell>
          <table:table-cell table:formula="of:=&quot;0x&quot;&amp;BASE(MOD(MOD([.$A262];256)+[.I$1];256);16;2)" office:value-type="string" office:string-value="0x27">
            <text:p>0x27</text:p>
          </table:table-cell>
          <table:table-cell table:formula="of:=&quot;0x&quot;&amp;BASE(MOD(MOD([.$A262];256)+[.J$1];256);16;2)" office:value-type="string" office:string-value="0x28">
            <text:p>0x28</text:p>
          </table:table-cell>
          <table:table-cell table:formula="of:=&quot;- d: [&quot;&amp;[.C262]&amp;&quot;, &quot;&amp;[.D262]&amp;&quot;, &quot;&amp;[.E262]&amp;&quot;, &quot;&amp;[.F262]&amp;&quot;, &quot;&amp;[.G262]&amp;&quot;, &quot;&amp;[.H262]&amp;&quot;, &quot;&amp;[.I262]&amp;&quot;, &quot;&amp;[.J262]&amp;&quot;]#  e: 0#  t: 5&quot;" office:value-type="string" office:string-value="- d: [0x25, 0x22, 0x23, 0x24, 0x25, 0x26, 0x27, 0x28]#  e: 0#  t: 5">
            <text:p>- d: [0x25, 0x22, 0x23, 0x24, 0x25, 0x26, 0x27, 0x28]# <text:s/>e: 0# <text:s/>t: 5</text:p>
          </table:table-cell>
        </table:table-row>
        <table:table-row table:style-name="ro1">
          <table:table-cell table:formula="of:=[.A262]+7" office:value-type="float" office:value="1833">
            <text:p>1833</text:p>
          </table:table-cell>
          <table:table-cell table:formula="of:=[.B262]+1" office:value-type="float" office:value="262">
            <text:p>262</text:p>
          </table:table-cell>
          <table:table-cell table:formula="of:=&quot;0x&quot;&amp;BASE(MOD([.B263];16)+32;16)" office:value-type="string" office:string-value="0x26">
            <text:p>0x26</text:p>
          </table:table-cell>
          <table:table-cell table:formula="of:=&quot;0x&quot;&amp;BASE(MOD(MOD([.$A263];256)+[.D$1];256);16;2)" office:value-type="string" office:string-value="0x29">
            <text:p>0x29</text:p>
          </table:table-cell>
          <table:table-cell table:formula="of:=&quot;0x&quot;&amp;BASE(MOD(MOD([.$A263];256)+[.E$1];256);16;2)" office:value-type="string" office:string-value="0x2A">
            <text:p>0x2A</text:p>
          </table:table-cell>
          <table:table-cell table:formula="of:=&quot;0x&quot;&amp;BASE(MOD(MOD([.$A263];256)+[.F$1];256);16;2)" office:value-type="string" office:string-value="0x2B">
            <text:p>0x2B</text:p>
          </table:table-cell>
          <table:table-cell table:formula="of:=&quot;0x&quot;&amp;BASE(MOD(MOD([.$A263];256)+[.G$1];256);16;2)" office:value-type="string" office:string-value="0x2C">
            <text:p>0x2C</text:p>
          </table:table-cell>
          <table:table-cell table:formula="of:=&quot;0x&quot;&amp;BASE(MOD(MOD([.$A263];256)+[.H$1];256);16;2)" office:value-type="string" office:string-value="0x2D">
            <text:p>0x2D</text:p>
          </table:table-cell>
          <table:table-cell table:formula="of:=&quot;0x&quot;&amp;BASE(MOD(MOD([.$A263];256)+[.I$1];256);16;2)" office:value-type="string" office:string-value="0x2E">
            <text:p>0x2E</text:p>
          </table:table-cell>
          <table:table-cell table:formula="of:=&quot;0x&quot;&amp;BASE(MOD(MOD([.$A263];256)+[.J$1];256);16;2)" office:value-type="string" office:string-value="0x2F">
            <text:p>0x2F</text:p>
          </table:table-cell>
          <table:table-cell table:formula="of:=&quot;- d: [&quot;&amp;[.C263]&amp;&quot;, &quot;&amp;[.D263]&amp;&quot;, &quot;&amp;[.E263]&amp;&quot;, &quot;&amp;[.F263]&amp;&quot;, &quot;&amp;[.G263]&amp;&quot;, &quot;&amp;[.H263]&amp;&quot;, &quot;&amp;[.I263]&amp;&quot;, &quot;&amp;[.J263]&amp;&quot;]#  e: 0#  t: 5&quot;" office:value-type="string" office:string-value="- d: [0x26, 0x29, 0x2A, 0x2B, 0x2C, 0x2D, 0x2E, 0x2F]#  e: 0#  t: 5">
            <text:p>- d: [0x26, 0x29, 0x2A, 0x2B, 0x2C, 0x2D, 0x2E, 0x2F]# <text:s/>e: 0# <text:s/>t: 5</text:p>
          </table:table-cell>
        </table:table-row>
        <table:table-row table:style-name="ro1">
          <table:table-cell table:formula="of:=[.A263]+7" office:value-type="float" office:value="1840">
            <text:p>1840</text:p>
          </table:table-cell>
          <table:table-cell table:formula="of:=[.B263]+1" office:value-type="float" office:value="263">
            <text:p>263</text:p>
          </table:table-cell>
          <table:table-cell table:formula="of:=&quot;0x&quot;&amp;BASE(MOD([.B264];16)+32;16)" office:value-type="string" office:string-value="0x27">
            <text:p>0x27</text:p>
          </table:table-cell>
          <table:table-cell table:formula="of:=&quot;0x&quot;&amp;BASE(MOD(MOD([.$A264];256)+[.D$1];256);16;2)" office:value-type="string" office:string-value="0x30">
            <text:p>0x30</text:p>
          </table:table-cell>
          <table:table-cell table:formula="of:=&quot;0x&quot;&amp;BASE(MOD(MOD([.$A264];256)+[.E$1];256);16;2)" office:value-type="string" office:string-value="0x31">
            <text:p>0x31</text:p>
          </table:table-cell>
          <table:table-cell table:formula="of:=&quot;0x&quot;&amp;BASE(MOD(MOD([.$A264];256)+[.F$1];256);16;2)" office:value-type="string" office:string-value="0x32">
            <text:p>0x32</text:p>
          </table:table-cell>
          <table:table-cell table:formula="of:=&quot;0x&quot;&amp;BASE(MOD(MOD([.$A264];256)+[.G$1];256);16;2)" office:value-type="string" office:string-value="0x33">
            <text:p>0x33</text:p>
          </table:table-cell>
          <table:table-cell table:formula="of:=&quot;0x&quot;&amp;BASE(MOD(MOD([.$A264];256)+[.H$1];256);16;2)" office:value-type="string" office:string-value="0x34">
            <text:p>0x34</text:p>
          </table:table-cell>
          <table:table-cell table:formula="of:=&quot;0x&quot;&amp;BASE(MOD(MOD([.$A264];256)+[.I$1];256);16;2)" office:value-type="string" office:string-value="0x35">
            <text:p>0x35</text:p>
          </table:table-cell>
          <table:table-cell table:formula="of:=&quot;0x&quot;&amp;BASE(MOD(MOD([.$A264];256)+[.J$1];256);16;2)" office:value-type="string" office:string-value="0x36">
            <text:p>0x36</text:p>
          </table:table-cell>
          <table:table-cell table:formula="of:=&quot;- d: [&quot;&amp;[.C264]&amp;&quot;, &quot;&amp;[.D264]&amp;&quot;, &quot;&amp;[.E264]&amp;&quot;, &quot;&amp;[.F264]&amp;&quot;, &quot;&amp;[.G264]&amp;&quot;, &quot;&amp;[.H264]&amp;&quot;, &quot;&amp;[.I264]&amp;&quot;, &quot;&amp;[.J264]&amp;&quot;]#  e: 0#  t: 5&quot;" office:value-type="string" office:string-value="- d: [0x27, 0x30, 0x31, 0x32, 0x33, 0x34, 0x35, 0x36]#  e: 0#  t: 5">
            <text:p>- d: [0x27, 0x30, 0x31, 0x32, 0x33, 0x34, 0x35, 0x36]# <text:s/>e: 0# <text:s/>t: 5</text:p>
          </table:table-cell>
        </table:table-row>
        <table:table-row table:style-name="ro1">
          <table:table-cell table:formula="of:=[.A264]+7" office:value-type="float" office:value="1847">
            <text:p>1847</text:p>
          </table:table-cell>
          <table:table-cell table:formula="of:=[.B264]+1" office:value-type="float" office:value="264">
            <text:p>264</text:p>
          </table:table-cell>
          <table:table-cell table:formula="of:=&quot;0x&quot;&amp;BASE(MOD([.B265];16)+32;16)" office:value-type="string" office:string-value="0x28">
            <text:p>0x28</text:p>
          </table:table-cell>
          <table:table-cell table:formula="of:=&quot;0x&quot;&amp;BASE(MOD(MOD([.$A265];256)+[.D$1];256);16;2)" office:value-type="string" office:string-value="0x37">
            <text:p>0x37</text:p>
          </table:table-cell>
          <table:table-cell table:formula="of:=&quot;0x&quot;&amp;BASE(MOD(MOD([.$A265];256)+[.E$1];256);16;2)" office:value-type="string" office:string-value="0x38">
            <text:p>0x38</text:p>
          </table:table-cell>
          <table:table-cell table:formula="of:=&quot;0x&quot;&amp;BASE(MOD(MOD([.$A265];256)+[.F$1];256);16;2)" office:value-type="string" office:string-value="0x39">
            <text:p>0x39</text:p>
          </table:table-cell>
          <table:table-cell table:formula="of:=&quot;0x&quot;&amp;BASE(MOD(MOD([.$A265];256)+[.G$1];256);16;2)" office:value-type="string" office:string-value="0x3A">
            <text:p>0x3A</text:p>
          </table:table-cell>
          <table:table-cell table:formula="of:=&quot;0x&quot;&amp;BASE(MOD(MOD([.$A265];256)+[.H$1];256);16;2)" office:value-type="string" office:string-value="0x3B">
            <text:p>0x3B</text:p>
          </table:table-cell>
          <table:table-cell table:formula="of:=&quot;0x&quot;&amp;BASE(MOD(MOD([.$A265];256)+[.I$1];256);16;2)" office:value-type="string" office:string-value="0x3C">
            <text:p>0x3C</text:p>
          </table:table-cell>
          <table:table-cell table:formula="of:=&quot;0x&quot;&amp;BASE(MOD(MOD([.$A265];256)+[.J$1];256);16;2)" office:value-type="string" office:string-value="0x3D">
            <text:p>0x3D</text:p>
          </table:table-cell>
          <table:table-cell table:formula="of:=&quot;- d: [&quot;&amp;[.C265]&amp;&quot;, &quot;&amp;[.D265]&amp;&quot;, &quot;&amp;[.E265]&amp;&quot;, &quot;&amp;[.F265]&amp;&quot;, &quot;&amp;[.G265]&amp;&quot;, &quot;&amp;[.H265]&amp;&quot;, &quot;&amp;[.I265]&amp;&quot;, &quot;&amp;[.J265]&amp;&quot;]#  e: 0#  t: 5&quot;" office:value-type="string" office:string-value="- d: [0x28, 0x37, 0x38, 0x39, 0x3A, 0x3B, 0x3C, 0x3D]#  e: 0#  t: 5">
            <text:p>- d: [0x28, 0x37, 0x38, 0x39, 0x3A, 0x3B, 0x3C, 0x3D]# <text:s/>e: 0# <text:s/>t: 5</text:p>
          </table:table-cell>
        </table:table-row>
        <table:table-row table:style-name="ro1">
          <table:table-cell table:formula="of:=[.A265]+7" office:value-type="float" office:value="1854">
            <text:p>1854</text:p>
          </table:table-cell>
          <table:table-cell table:formula="of:=[.B265]+1" office:value-type="float" office:value="265">
            <text:p>265</text:p>
          </table:table-cell>
          <table:table-cell table:formula="of:=&quot;0x&quot;&amp;BASE(MOD([.B266];16)+32;16)" office:value-type="string" office:string-value="0x29">
            <text:p>0x29</text:p>
          </table:table-cell>
          <table:table-cell table:formula="of:=&quot;0x&quot;&amp;BASE(MOD(MOD([.$A266];256)+[.D$1];256);16;2)" office:value-type="string" office:string-value="0x3E">
            <text:p>0x3E</text:p>
          </table:table-cell>
          <table:table-cell table:formula="of:=&quot;0x&quot;&amp;BASE(MOD(MOD([.$A266];256)+[.E$1];256);16;2)" office:value-type="string" office:string-value="0x3F">
            <text:p>0x3F</text:p>
          </table:table-cell>
          <table:table-cell table:formula="of:=&quot;0x&quot;&amp;BASE(MOD(MOD([.$A266];256)+[.F$1];256);16;2)" office:value-type="string" office:string-value="0x40">
            <text:p>0x40</text:p>
          </table:table-cell>
          <table:table-cell table:formula="of:=&quot;0x&quot;&amp;BASE(MOD(MOD([.$A266];256)+[.G$1];256);16;2)" office:value-type="string" office:string-value="0x41">
            <text:p>0x41</text:p>
          </table:table-cell>
          <table:table-cell table:formula="of:=&quot;0x&quot;&amp;BASE(MOD(MOD([.$A266];256)+[.H$1];256);16;2)" office:value-type="string" office:string-value="0x42">
            <text:p>0x42</text:p>
          </table:table-cell>
          <table:table-cell table:formula="of:=&quot;0x&quot;&amp;BASE(MOD(MOD([.$A266];256)+[.I$1];256);16;2)" office:value-type="string" office:string-value="0x43">
            <text:p>0x43</text:p>
          </table:table-cell>
          <table:table-cell table:formula="of:=&quot;0x&quot;&amp;BASE(MOD(MOD([.$A266];256)+[.J$1];256);16;2)" office:value-type="string" office:string-value="0x44">
            <text:p>0x44</text:p>
          </table:table-cell>
          <table:table-cell table:formula="of:=&quot;- d: [&quot;&amp;[.C266]&amp;&quot;, &quot;&amp;[.D266]&amp;&quot;, &quot;&amp;[.E266]&amp;&quot;, &quot;&amp;[.F266]&amp;&quot;, &quot;&amp;[.G266]&amp;&quot;, &quot;&amp;[.H266]&amp;&quot;, &quot;&amp;[.I266]&amp;&quot;, &quot;&amp;[.J266]&amp;&quot;]#  e: 0#  t: 5&quot;" office:value-type="string" office:string-value="- d: [0x29, 0x3E, 0x3F, 0x40, 0x41, 0x42, 0x43, 0x44]#  e: 0#  t: 5">
            <text:p>- d: [0x29, 0x3E, 0x3F, 0x40, 0x41, 0x42, 0x43, 0x44]# <text:s/>e: 0# <text:s/>t: 5</text:p>
          </table:table-cell>
        </table:table-row>
        <table:table-row table:style-name="ro1">
          <table:table-cell table:formula="of:=[.A266]+7" office:value-type="float" office:value="1861">
            <text:p>1861</text:p>
          </table:table-cell>
          <table:table-cell table:formula="of:=[.B266]+1" office:value-type="float" office:value="266">
            <text:p>266</text:p>
          </table:table-cell>
          <table:table-cell table:formula="of:=&quot;0x&quot;&amp;BASE(MOD([.B267];16)+32;16)" office:value-type="string" office:string-value="0x2A">
            <text:p>0x2A</text:p>
          </table:table-cell>
          <table:table-cell table:formula="of:=&quot;0x&quot;&amp;BASE(MOD(MOD([.$A267];256)+[.D$1];256);16;2)" office:value-type="string" office:string-value="0x45">
            <text:p>0x45</text:p>
          </table:table-cell>
          <table:table-cell table:formula="of:=&quot;0x&quot;&amp;BASE(MOD(MOD([.$A267];256)+[.E$1];256);16;2)" office:value-type="string" office:string-value="0x46">
            <text:p>0x46</text:p>
          </table:table-cell>
          <table:table-cell table:formula="of:=&quot;0x&quot;&amp;BASE(MOD(MOD([.$A267];256)+[.F$1];256);16;2)" office:value-type="string" office:string-value="0x47">
            <text:p>0x47</text:p>
          </table:table-cell>
          <table:table-cell table:formula="of:=&quot;0x&quot;&amp;BASE(MOD(MOD([.$A267];256)+[.G$1];256);16;2)" office:value-type="string" office:string-value="0x48">
            <text:p>0x48</text:p>
          </table:table-cell>
          <table:table-cell table:formula="of:=&quot;0x&quot;&amp;BASE(MOD(MOD([.$A267];256)+[.H$1];256);16;2)" office:value-type="string" office:string-value="0x49">
            <text:p>0x49</text:p>
          </table:table-cell>
          <table:table-cell table:formula="of:=&quot;0x&quot;&amp;BASE(MOD(MOD([.$A267];256)+[.I$1];256);16;2)" office:value-type="string" office:string-value="0x4A">
            <text:p>0x4A</text:p>
          </table:table-cell>
          <table:table-cell table:formula="of:=&quot;0x&quot;&amp;BASE(MOD(MOD([.$A267];256)+[.J$1];256);16;2)" office:value-type="string" office:string-value="0x4B">
            <text:p>0x4B</text:p>
          </table:table-cell>
          <table:table-cell table:formula="of:=&quot;- d: [&quot;&amp;[.C267]&amp;&quot;, &quot;&amp;[.D267]&amp;&quot;, &quot;&amp;[.E267]&amp;&quot;, &quot;&amp;[.F267]&amp;&quot;, &quot;&amp;[.G267]&amp;&quot;, &quot;&amp;[.H267]&amp;&quot;, &quot;&amp;[.I267]&amp;&quot;, &quot;&amp;[.J267]&amp;&quot;]#  e: 0#  t: 5&quot;" office:value-type="string" office:string-value="- d: [0x2A, 0x45, 0x46, 0x47, 0x48, 0x49, 0x4A, 0x4B]#  e: 0#  t: 5">
            <text:p>- d: [0x2A, 0x45, 0x46, 0x47, 0x48, 0x49, 0x4A, 0x4B]# <text:s/>e: 0# <text:s/>t: 5</text:p>
          </table:table-cell>
        </table:table-row>
        <table:table-row table:style-name="ro1">
          <table:table-cell table:formula="of:=[.A267]+7" office:value-type="float" office:value="1868">
            <text:p>1868</text:p>
          </table:table-cell>
          <table:table-cell table:formula="of:=[.B267]+1" office:value-type="float" office:value="267">
            <text:p>267</text:p>
          </table:table-cell>
          <table:table-cell table:formula="of:=&quot;0x&quot;&amp;BASE(MOD([.B268];16)+32;16)" office:value-type="string" office:string-value="0x2B">
            <text:p>0x2B</text:p>
          </table:table-cell>
          <table:table-cell table:formula="of:=&quot;0x&quot;&amp;BASE(MOD(MOD([.$A268];256)+[.D$1];256);16;2)" office:value-type="string" office:string-value="0x4C">
            <text:p>0x4C</text:p>
          </table:table-cell>
          <table:table-cell table:formula="of:=&quot;0x&quot;&amp;BASE(MOD(MOD([.$A268];256)+[.E$1];256);16;2)" office:value-type="string" office:string-value="0x4D">
            <text:p>0x4D</text:p>
          </table:table-cell>
          <table:table-cell table:formula="of:=&quot;0x&quot;&amp;BASE(MOD(MOD([.$A268];256)+[.F$1];256);16;2)" office:value-type="string" office:string-value="0x4E">
            <text:p>0x4E</text:p>
          </table:table-cell>
          <table:table-cell table:formula="of:=&quot;0x&quot;&amp;BASE(MOD(MOD([.$A268];256)+[.G$1];256);16;2)" office:value-type="string" office:string-value="0x4F">
            <text:p>0x4F</text:p>
          </table:table-cell>
          <table:table-cell table:formula="of:=&quot;0x&quot;&amp;BASE(MOD(MOD([.$A268];256)+[.H$1];256);16;2)" office:value-type="string" office:string-value="0x50">
            <text:p>0x50</text:p>
          </table:table-cell>
          <table:table-cell table:formula="of:=&quot;0x&quot;&amp;BASE(MOD(MOD([.$A268];256)+[.I$1];256);16;2)" office:value-type="string" office:string-value="0x51">
            <text:p>0x51</text:p>
          </table:table-cell>
          <table:table-cell table:formula="of:=&quot;0x&quot;&amp;BASE(MOD(MOD([.$A268];256)+[.J$1];256);16;2)" office:value-type="string" office:string-value="0x52">
            <text:p>0x52</text:p>
          </table:table-cell>
          <table:table-cell table:formula="of:=&quot;- d: [&quot;&amp;[.C268]&amp;&quot;, &quot;&amp;[.D268]&amp;&quot;, &quot;&amp;[.E268]&amp;&quot;, &quot;&amp;[.F268]&amp;&quot;, &quot;&amp;[.G268]&amp;&quot;, &quot;&amp;[.H268]&amp;&quot;, &quot;&amp;[.I268]&amp;&quot;, &quot;&amp;[.J268]&amp;&quot;]#  e: 0#  t: 5&quot;" office:value-type="string" office:string-value="- d: [0x2B, 0x4C, 0x4D, 0x4E, 0x4F, 0x50, 0x51, 0x52]#  e: 0#  t: 5">
            <text:p>- d: [0x2B, 0x4C, 0x4D, 0x4E, 0x4F, 0x50, 0x51, 0x52]# <text:s/>e: 0# <text:s/>t: 5</text:p>
          </table:table-cell>
        </table:table-row>
        <table:table-row table:style-name="ro1">
          <table:table-cell table:formula="of:=[.A268]+7" office:value-type="float" office:value="1875">
            <text:p>1875</text:p>
          </table:table-cell>
          <table:table-cell table:formula="of:=[.B268]+1" office:value-type="float" office:value="268">
            <text:p>268</text:p>
          </table:table-cell>
          <table:table-cell table:formula="of:=&quot;0x&quot;&amp;BASE(MOD([.B269];16)+32;16)" office:value-type="string" office:string-value="0x2C">
            <text:p>0x2C</text:p>
          </table:table-cell>
          <table:table-cell table:formula="of:=&quot;0x&quot;&amp;BASE(MOD(MOD([.$A269];256)+[.D$1];256);16;2)" office:value-type="string" office:string-value="0x53">
            <text:p>0x53</text:p>
          </table:table-cell>
          <table:table-cell table:formula="of:=&quot;0x&quot;&amp;BASE(MOD(MOD([.$A269];256)+[.E$1];256);16;2)" office:value-type="string" office:string-value="0x54">
            <text:p>0x54</text:p>
          </table:table-cell>
          <table:table-cell table:formula="of:=&quot;0x&quot;&amp;BASE(MOD(MOD([.$A269];256)+[.F$1];256);16;2)" office:value-type="string" office:string-value="0x55">
            <text:p>0x55</text:p>
          </table:table-cell>
          <table:table-cell table:formula="of:=&quot;0x&quot;&amp;BASE(MOD(MOD([.$A269];256)+[.G$1];256);16;2)" office:value-type="string" office:string-value="0x56">
            <text:p>0x56</text:p>
          </table:table-cell>
          <table:table-cell table:formula="of:=&quot;0x&quot;&amp;BASE(MOD(MOD([.$A269];256)+[.H$1];256);16;2)" office:value-type="string" office:string-value="0x57">
            <text:p>0x57</text:p>
          </table:table-cell>
          <table:table-cell table:formula="of:=&quot;0x&quot;&amp;BASE(MOD(MOD([.$A269];256)+[.I$1];256);16;2)" office:value-type="string" office:string-value="0x58">
            <text:p>0x58</text:p>
          </table:table-cell>
          <table:table-cell table:formula="of:=&quot;0x&quot;&amp;BASE(MOD(MOD([.$A269];256)+[.J$1];256);16;2)" office:value-type="string" office:string-value="0x59">
            <text:p>0x59</text:p>
          </table:table-cell>
          <table:table-cell table:formula="of:=&quot;- d: [&quot;&amp;[.C269]&amp;&quot;, &quot;&amp;[.D269]&amp;&quot;, &quot;&amp;[.E269]&amp;&quot;, &quot;&amp;[.F269]&amp;&quot;, &quot;&amp;[.G269]&amp;&quot;, &quot;&amp;[.H269]&amp;&quot;, &quot;&amp;[.I269]&amp;&quot;, &quot;&amp;[.J269]&amp;&quot;]#  e: 0#  t: 5&quot;" office:value-type="string" office:string-value="- d: [0x2C, 0x53, 0x54, 0x55, 0x56, 0x57, 0x58, 0x59]#  e: 0#  t: 5">
            <text:p>- d: [0x2C, 0x53, 0x54, 0x55, 0x56, 0x57, 0x58, 0x59]# <text:s/>e: 0# <text:s/>t: 5</text:p>
          </table:table-cell>
        </table:table-row>
        <table:table-row table:style-name="ro1">
          <table:table-cell table:formula="of:=[.A269]+7" office:value-type="float" office:value="1882">
            <text:p>1882</text:p>
          </table:table-cell>
          <table:table-cell table:formula="of:=[.B269]+1" office:value-type="float" office:value="269">
            <text:p>269</text:p>
          </table:table-cell>
          <table:table-cell table:formula="of:=&quot;0x&quot;&amp;BASE(MOD([.B270];16)+32;16)" office:value-type="string" office:string-value="0x2D">
            <text:p>0x2D</text:p>
          </table:table-cell>
          <table:table-cell table:formula="of:=&quot;0x&quot;&amp;BASE(MOD(MOD([.$A270];256)+[.D$1];256);16;2)" office:value-type="string" office:string-value="0x5A">
            <text:p>0x5A</text:p>
          </table:table-cell>
          <table:table-cell table:formula="of:=&quot;0x&quot;&amp;BASE(MOD(MOD([.$A270];256)+[.E$1];256);16;2)" office:value-type="string" office:string-value="0x5B">
            <text:p>0x5B</text:p>
          </table:table-cell>
          <table:table-cell table:formula="of:=&quot;0x&quot;&amp;BASE(MOD(MOD([.$A270];256)+[.F$1];256);16;2)" office:value-type="string" office:string-value="0x5C">
            <text:p>0x5C</text:p>
          </table:table-cell>
          <table:table-cell table:formula="of:=&quot;0x&quot;&amp;BASE(MOD(MOD([.$A270];256)+[.G$1];256);16;2)" office:value-type="string" office:string-value="0x5D">
            <text:p>0x5D</text:p>
          </table:table-cell>
          <table:table-cell table:formula="of:=&quot;0x&quot;&amp;BASE(MOD(MOD([.$A270];256)+[.H$1];256);16;2)" office:value-type="string" office:string-value="0x5E">
            <text:p>0x5E</text:p>
          </table:table-cell>
          <table:table-cell table:formula="of:=&quot;0x&quot;&amp;BASE(MOD(MOD([.$A270];256)+[.I$1];256);16;2)" office:value-type="string" office:string-value="0x5F">
            <text:p>0x5F</text:p>
          </table:table-cell>
          <table:table-cell table:formula="of:=&quot;0x&quot;&amp;BASE(MOD(MOD([.$A270];256)+[.J$1];256);16;2)" office:value-type="string" office:string-value="0x60">
            <text:p>0x60</text:p>
          </table:table-cell>
          <table:table-cell table:formula="of:=&quot;- d: [&quot;&amp;[.C270]&amp;&quot;, &quot;&amp;[.D270]&amp;&quot;, &quot;&amp;[.E270]&amp;&quot;, &quot;&amp;[.F270]&amp;&quot;, &quot;&amp;[.G270]&amp;&quot;, &quot;&amp;[.H270]&amp;&quot;, &quot;&amp;[.I270]&amp;&quot;, &quot;&amp;[.J270]&amp;&quot;]#  e: 0#  t: 5&quot;" office:value-type="string" office:string-value="- d: [0x2D, 0x5A, 0x5B, 0x5C, 0x5D, 0x5E, 0x5F, 0x60]#  e: 0#  t: 5">
            <text:p>- d: [0x2D, 0x5A, 0x5B, 0x5C, 0x5D, 0x5E, 0x5F, 0x60]# <text:s/>e: 0# <text:s/>t: 5</text:p>
          </table:table-cell>
        </table:table-row>
        <table:table-row table:style-name="ro1">
          <table:table-cell table:formula="of:=[.A270]+7" office:value-type="float" office:value="1889">
            <text:p>1889</text:p>
          </table:table-cell>
          <table:table-cell table:formula="of:=[.B270]+1" office:value-type="float" office:value="270">
            <text:p>270</text:p>
          </table:table-cell>
          <table:table-cell table:formula="of:=&quot;0x&quot;&amp;BASE(MOD([.B271];16)+32;16)" office:value-type="string" office:string-value="0x2E">
            <text:p>0x2E</text:p>
          </table:table-cell>
          <table:table-cell table:formula="of:=&quot;0x&quot;&amp;BASE(MOD(MOD([.$A271];256)+[.D$1];256);16;2)" office:value-type="string" office:string-value="0x61">
            <text:p>0x61</text:p>
          </table:table-cell>
          <table:table-cell table:formula="of:=&quot;0x&quot;&amp;BASE(MOD(MOD([.$A271];256)+[.E$1];256);16;2)" office:value-type="string" office:string-value="0x62">
            <text:p>0x62</text:p>
          </table:table-cell>
          <table:table-cell table:formula="of:=&quot;0x&quot;&amp;BASE(MOD(MOD([.$A271];256)+[.F$1];256);16;2)" office:value-type="string" office:string-value="0x63">
            <text:p>0x63</text:p>
          </table:table-cell>
          <table:table-cell table:formula="of:=&quot;0x&quot;&amp;BASE(MOD(MOD([.$A271];256)+[.G$1];256);16;2)" office:value-type="string" office:string-value="0x64">
            <text:p>0x64</text:p>
          </table:table-cell>
          <table:table-cell table:formula="of:=&quot;0x&quot;&amp;BASE(MOD(MOD([.$A271];256)+[.H$1];256);16;2)" office:value-type="string" office:string-value="0x65">
            <text:p>0x65</text:p>
          </table:table-cell>
          <table:table-cell table:formula="of:=&quot;0x&quot;&amp;BASE(MOD(MOD([.$A271];256)+[.I$1];256);16;2)" office:value-type="string" office:string-value="0x66">
            <text:p>0x66</text:p>
          </table:table-cell>
          <table:table-cell table:formula="of:=&quot;0x&quot;&amp;BASE(MOD(MOD([.$A271];256)+[.J$1];256);16;2)" office:value-type="string" office:string-value="0x67">
            <text:p>0x67</text:p>
          </table:table-cell>
          <table:table-cell table:formula="of:=&quot;- d: [&quot;&amp;[.C271]&amp;&quot;, &quot;&amp;[.D271]&amp;&quot;, &quot;&amp;[.E271]&amp;&quot;, &quot;&amp;[.F271]&amp;&quot;, &quot;&amp;[.G271]&amp;&quot;, &quot;&amp;[.H271]&amp;&quot;, &quot;&amp;[.I271]&amp;&quot;, &quot;&amp;[.J271]&amp;&quot;]#  e: 0#  t: 5&quot;" office:value-type="string" office:string-value="- d: [0x2E, 0x61, 0x62, 0x63, 0x64, 0x65, 0x66, 0x67]#  e: 0#  t: 5">
            <text:p>- d: [0x2E, 0x61, 0x62, 0x63, 0x64, 0x65, 0x66, 0x67]# <text:s/>e: 0# <text:s/>t: 5</text:p>
          </table:table-cell>
        </table:table-row>
        <table:table-row table:style-name="ro1">
          <table:table-cell table:formula="of:=[.A271]+7" office:value-type="float" office:value="1896">
            <text:p>1896</text:p>
          </table:table-cell>
          <table:table-cell table:formula="of:=[.B271]+1" office:value-type="float" office:value="271">
            <text:p>271</text:p>
          </table:table-cell>
          <table:table-cell table:formula="of:=&quot;0x&quot;&amp;BASE(MOD([.B272];16)+32;16)" office:value-type="string" office:string-value="0x2F">
            <text:p>0x2F</text:p>
          </table:table-cell>
          <table:table-cell table:formula="of:=&quot;0x&quot;&amp;BASE(MOD(MOD([.$A272];256)+[.D$1];256);16;2)" office:value-type="string" office:string-value="0x68">
            <text:p>0x68</text:p>
          </table:table-cell>
          <table:table-cell table:formula="of:=&quot;0x&quot;&amp;BASE(MOD(MOD([.$A272];256)+[.E$1];256);16;2)" office:value-type="string" office:string-value="0x69">
            <text:p>0x69</text:p>
          </table:table-cell>
          <table:table-cell table:formula="of:=&quot;0x&quot;&amp;BASE(MOD(MOD([.$A272];256)+[.F$1];256);16;2)" office:value-type="string" office:string-value="0x6A">
            <text:p>0x6A</text:p>
          </table:table-cell>
          <table:table-cell table:formula="of:=&quot;0x&quot;&amp;BASE(MOD(MOD([.$A272];256)+[.G$1];256);16;2)" office:value-type="string" office:string-value="0x6B">
            <text:p>0x6B</text:p>
          </table:table-cell>
          <table:table-cell table:formula="of:=&quot;0x&quot;&amp;BASE(MOD(MOD([.$A272];256)+[.H$1];256);16;2)" office:value-type="string" office:string-value="0x6C">
            <text:p>0x6C</text:p>
          </table:table-cell>
          <table:table-cell table:formula="of:=&quot;0x&quot;&amp;BASE(MOD(MOD([.$A272];256)+[.I$1];256);16;2)" office:value-type="string" office:string-value="0x6D">
            <text:p>0x6D</text:p>
          </table:table-cell>
          <table:table-cell table:formula="of:=&quot;0x&quot;&amp;BASE(MOD(MOD([.$A272];256)+[.J$1];256);16;2)" office:value-type="string" office:string-value="0x6E">
            <text:p>0x6E</text:p>
          </table:table-cell>
          <table:table-cell table:formula="of:=&quot;- d: [&quot;&amp;[.C272]&amp;&quot;, &quot;&amp;[.D272]&amp;&quot;, &quot;&amp;[.E272]&amp;&quot;, &quot;&amp;[.F272]&amp;&quot;, &quot;&amp;[.G272]&amp;&quot;, &quot;&amp;[.H272]&amp;&quot;, &quot;&amp;[.I272]&amp;&quot;, &quot;&amp;[.J272]&amp;&quot;]#  e: 0#  t: 5&quot;" office:value-type="string" office:string-value="- d: [0x2F, 0x68, 0x69, 0x6A, 0x6B, 0x6C, 0x6D, 0x6E]#  e: 0#  t: 5">
            <text:p>- d: [0x2F, 0x68, 0x69, 0x6A, 0x6B, 0x6C, 0x6D, 0x6E]# <text:s/>e: 0# <text:s/>t: 5</text:p>
          </table:table-cell>
        </table:table-row>
        <table:table-row table:style-name="ro1">
          <table:table-cell table:formula="of:=[.A272]+7" office:value-type="float" office:value="1903">
            <text:p>1903</text:p>
          </table:table-cell>
          <table:table-cell table:formula="of:=[.B272]+1" office:value-type="float" office:value="272">
            <text:p>272</text:p>
          </table:table-cell>
          <table:table-cell table:formula="of:=&quot;0x&quot;&amp;BASE(MOD([.B273];16)+32;16)" office:value-type="string" office:string-value="0x20">
            <text:p>0x20</text:p>
          </table:table-cell>
          <table:table-cell table:formula="of:=&quot;0x&quot;&amp;BASE(MOD(MOD([.$A273];256)+[.D$1];256);16;2)" office:value-type="string" office:string-value="0x6F">
            <text:p>0x6F</text:p>
          </table:table-cell>
          <table:table-cell table:formula="of:=&quot;0x&quot;&amp;BASE(MOD(MOD([.$A273];256)+[.E$1];256);16;2)" office:value-type="string" office:string-value="0x70">
            <text:p>0x70</text:p>
          </table:table-cell>
          <table:table-cell table:formula="of:=&quot;0x&quot;&amp;BASE(MOD(MOD([.$A273];256)+[.F$1];256);16;2)" office:value-type="string" office:string-value="0x71">
            <text:p>0x71</text:p>
          </table:table-cell>
          <table:table-cell table:formula="of:=&quot;0x&quot;&amp;BASE(MOD(MOD([.$A273];256)+[.G$1];256);16;2)" office:value-type="string" office:string-value="0x72">
            <text:p>0x72</text:p>
          </table:table-cell>
          <table:table-cell table:formula="of:=&quot;0x&quot;&amp;BASE(MOD(MOD([.$A273];256)+[.H$1];256);16;2)" office:value-type="string" office:string-value="0x73">
            <text:p>0x73</text:p>
          </table:table-cell>
          <table:table-cell table:formula="of:=&quot;0x&quot;&amp;BASE(MOD(MOD([.$A273];256)+[.I$1];256);16;2)" office:value-type="string" office:string-value="0x74">
            <text:p>0x74</text:p>
          </table:table-cell>
          <table:table-cell table:formula="of:=&quot;0x&quot;&amp;BASE(MOD(MOD([.$A273];256)+[.J$1];256);16;2)" office:value-type="string" office:string-value="0x75">
            <text:p>0x75</text:p>
          </table:table-cell>
          <table:table-cell table:formula="of:=&quot;- d: [&quot;&amp;[.C273]&amp;&quot;, &quot;&amp;[.D273]&amp;&quot;, &quot;&amp;[.E273]&amp;&quot;, &quot;&amp;[.F273]&amp;&quot;, &quot;&amp;[.G273]&amp;&quot;, &quot;&amp;[.H273]&amp;&quot;, &quot;&amp;[.I273]&amp;&quot;, &quot;&amp;[.J273]&amp;&quot;]#  e: 0#  t: 5&quot;" office:value-type="string" office:string-value="- d: [0x20, 0x6F, 0x70, 0x71, 0x72, 0x73, 0x74, 0x75]#  e: 0#  t: 5">
            <text:p>- d: [0x20, 0x6F, 0x70, 0x71, 0x72, 0x73, 0x74, 0x75]# <text:s/>e: 0# <text:s/>t: 5</text:p>
          </table:table-cell>
        </table:table-row>
        <table:table-row table:style-name="ro1">
          <table:table-cell table:formula="of:=[.A273]+7" office:value-type="float" office:value="1910">
            <text:p>1910</text:p>
          </table:table-cell>
          <table:table-cell table:formula="of:=[.B273]+1" office:value-type="float" office:value="273">
            <text:p>273</text:p>
          </table:table-cell>
          <table:table-cell table:formula="of:=&quot;0x&quot;&amp;BASE(MOD([.B274];16)+32;16)" office:value-type="string" office:string-value="0x21">
            <text:p>0x21</text:p>
          </table:table-cell>
          <table:table-cell table:formula="of:=&quot;0x&quot;&amp;BASE(MOD(MOD([.$A274];256)+[.D$1];256);16;2)" office:value-type="string" office:string-value="0x76">
            <text:p>0x76</text:p>
          </table:table-cell>
          <table:table-cell table:formula="of:=&quot;0x&quot;&amp;BASE(MOD(MOD([.$A274];256)+[.E$1];256);16;2)" office:value-type="string" office:string-value="0x77">
            <text:p>0x77</text:p>
          </table:table-cell>
          <table:table-cell table:formula="of:=&quot;0x&quot;&amp;BASE(MOD(MOD([.$A274];256)+[.F$1];256);16;2)" office:value-type="string" office:string-value="0x78">
            <text:p>0x78</text:p>
          </table:table-cell>
          <table:table-cell table:formula="of:=&quot;0x&quot;&amp;BASE(MOD(MOD([.$A274];256)+[.G$1];256);16;2)" office:value-type="string" office:string-value="0x79">
            <text:p>0x79</text:p>
          </table:table-cell>
          <table:table-cell table:formula="of:=&quot;0x&quot;&amp;BASE(MOD(MOD([.$A274];256)+[.H$1];256);16;2)" office:value-type="string" office:string-value="0x7A">
            <text:p>0x7A</text:p>
          </table:table-cell>
          <table:table-cell table:formula="of:=&quot;0x&quot;&amp;BASE(MOD(MOD([.$A274];256)+[.I$1];256);16;2)" office:value-type="string" office:string-value="0x7B">
            <text:p>0x7B</text:p>
          </table:table-cell>
          <table:table-cell table:formula="of:=&quot;0x&quot;&amp;BASE(MOD(MOD([.$A274];256)+[.J$1];256);16;2)" office:value-type="string" office:string-value="0x7C">
            <text:p>0x7C</text:p>
          </table:table-cell>
          <table:table-cell table:formula="of:=&quot;- d: [&quot;&amp;[.C274]&amp;&quot;, &quot;&amp;[.D274]&amp;&quot;, &quot;&amp;[.E274]&amp;&quot;, &quot;&amp;[.F274]&amp;&quot;, &quot;&amp;[.G274]&amp;&quot;, &quot;&amp;[.H274]&amp;&quot;, &quot;&amp;[.I274]&amp;&quot;, &quot;&amp;[.J274]&amp;&quot;]#  e: 0#  t: 5&quot;" office:value-type="string" office:string-value="- d: [0x21, 0x76, 0x77, 0x78, 0x79, 0x7A, 0x7B, 0x7C]#  e: 0#  t: 5">
            <text:p>- d: [0x21, 0x76, 0x77, 0x78, 0x79, 0x7A, 0x7B, 0x7C]# <text:s/>e: 0# <text:s/>t: 5</text:p>
          </table:table-cell>
        </table:table-row>
        <table:table-row table:style-name="ro1">
          <table:table-cell table:formula="of:=[.A274]+7" office:value-type="float" office:value="1917">
            <text:p>1917</text:p>
          </table:table-cell>
          <table:table-cell table:formula="of:=[.B274]+1" office:value-type="float" office:value="274">
            <text:p>274</text:p>
          </table:table-cell>
          <table:table-cell table:formula="of:=&quot;0x&quot;&amp;BASE(MOD([.B275];16)+32;16)" office:value-type="string" office:string-value="0x22">
            <text:p>0x22</text:p>
          </table:table-cell>
          <table:table-cell table:formula="of:=&quot;0x&quot;&amp;BASE(MOD(MOD([.$A275];256)+[.D$1];256);16;2)" office:value-type="string" office:string-value="0x7D">
            <text:p>0x7D</text:p>
          </table:table-cell>
          <table:table-cell table:formula="of:=&quot;0x&quot;&amp;BASE(MOD(MOD([.$A275];256)+[.E$1];256);16;2)" office:value-type="string" office:string-value="0x7E">
            <text:p>0x7E</text:p>
          </table:table-cell>
          <table:table-cell table:formula="of:=&quot;0x&quot;&amp;BASE(MOD(MOD([.$A275];256)+[.F$1];256);16;2)" office:value-type="string" office:string-value="0x7F">
            <text:p>0x7F</text:p>
          </table:table-cell>
          <table:table-cell table:formula="of:=&quot;0x&quot;&amp;BASE(MOD(MOD([.$A275];256)+[.G$1];256);16;2)" office:value-type="string" office:string-value="0x80">
            <text:p>0x80</text:p>
          </table:table-cell>
          <table:table-cell table:formula="of:=&quot;0x&quot;&amp;BASE(MOD(MOD([.$A275];256)+[.H$1];256);16;2)" office:value-type="string" office:string-value="0x81">
            <text:p>0x81</text:p>
          </table:table-cell>
          <table:table-cell table:formula="of:=&quot;0x&quot;&amp;BASE(MOD(MOD([.$A275];256)+[.I$1];256);16;2)" office:value-type="string" office:string-value="0x82">
            <text:p>0x82</text:p>
          </table:table-cell>
          <table:table-cell table:formula="of:=&quot;0x&quot;&amp;BASE(MOD(MOD([.$A275];256)+[.J$1];256);16;2)" office:value-type="string" office:string-value="0x83">
            <text:p>0x83</text:p>
          </table:table-cell>
          <table:table-cell table:formula="of:=&quot;- d: [&quot;&amp;[.C275]&amp;&quot;, &quot;&amp;[.D275]&amp;&quot;, &quot;&amp;[.E275]&amp;&quot;, &quot;&amp;[.F275]&amp;&quot;, &quot;&amp;[.G275]&amp;&quot;, &quot;&amp;[.H275]&amp;&quot;, &quot;&amp;[.I275]&amp;&quot;, &quot;&amp;[.J275]&amp;&quot;]#  e: 0#  t: 5&quot;" office:value-type="string" office:string-value="- d: [0x22, 0x7D, 0x7E, 0x7F, 0x80, 0x81, 0x82, 0x83]#  e: 0#  t: 5">
            <text:p>- d: [0x22, 0x7D, 0x7E, 0x7F, 0x80, 0x81, 0x82, 0x83]# <text:s/>e: 0# <text:s/>t: 5</text:p>
          </table:table-cell>
        </table:table-row>
        <table:table-row table:style-name="ro1">
          <table:table-cell table:formula="of:=[.A275]+7" office:value-type="float" office:value="1924">
            <text:p>1924</text:p>
          </table:table-cell>
          <table:table-cell table:formula="of:=[.B275]+1" office:value-type="float" office:value="275">
            <text:p>275</text:p>
          </table:table-cell>
          <table:table-cell table:formula="of:=&quot;0x&quot;&amp;BASE(MOD([.B276];16)+32;16)" office:value-type="string" office:string-value="0x23">
            <text:p>0x23</text:p>
          </table:table-cell>
          <table:table-cell table:formula="of:=&quot;0x&quot;&amp;BASE(MOD(MOD([.$A276];256)+[.D$1];256);16;2)" office:value-type="string" office:string-value="0x84">
            <text:p>0x84</text:p>
          </table:table-cell>
          <table:table-cell table:formula="of:=&quot;0x&quot;&amp;BASE(MOD(MOD([.$A276];256)+[.E$1];256);16;2)" office:value-type="string" office:string-value="0x85">
            <text:p>0x85</text:p>
          </table:table-cell>
          <table:table-cell table:formula="of:=&quot;0x&quot;&amp;BASE(MOD(MOD([.$A276];256)+[.F$1];256);16;2)" office:value-type="string" office:string-value="0x86">
            <text:p>0x86</text:p>
          </table:table-cell>
          <table:table-cell table:formula="of:=&quot;0x&quot;&amp;BASE(MOD(MOD([.$A276];256)+[.G$1];256);16;2)" office:value-type="string" office:string-value="0x87">
            <text:p>0x87</text:p>
          </table:table-cell>
          <table:table-cell table:formula="of:=&quot;0x&quot;&amp;BASE(MOD(MOD([.$A276];256)+[.H$1];256);16;2)" office:value-type="string" office:string-value="0x88">
            <text:p>0x88</text:p>
          </table:table-cell>
          <table:table-cell table:formula="of:=&quot;0x&quot;&amp;BASE(MOD(MOD([.$A276];256)+[.I$1];256);16;2)" office:value-type="string" office:string-value="0x89">
            <text:p>0x89</text:p>
          </table:table-cell>
          <table:table-cell table:formula="of:=&quot;0x&quot;&amp;BASE(MOD(MOD([.$A276];256)+[.J$1];256);16;2)" office:value-type="string" office:string-value="0x8A">
            <text:p>0x8A</text:p>
          </table:table-cell>
          <table:table-cell table:formula="of:=&quot;- d: [&quot;&amp;[.C276]&amp;&quot;, &quot;&amp;[.D276]&amp;&quot;, &quot;&amp;[.E276]&amp;&quot;, &quot;&amp;[.F276]&amp;&quot;, &quot;&amp;[.G276]&amp;&quot;, &quot;&amp;[.H276]&amp;&quot;, &quot;&amp;[.I276]&amp;&quot;, &quot;&amp;[.J276]&amp;&quot;]#  e: 0#  t: 5&quot;" office:value-type="string" office:string-value="- d: [0x23, 0x84, 0x85, 0x86, 0x87, 0x88, 0x89, 0x8A]#  e: 0#  t: 5">
            <text:p>- d: [0x23, 0x84, 0x85, 0x86, 0x87, 0x88, 0x89, 0x8A]# <text:s/>e: 0# <text:s/>t: 5</text:p>
          </table:table-cell>
        </table:table-row>
        <table:table-row table:style-name="ro1">
          <table:table-cell table:formula="of:=[.A276]+7" office:value-type="float" office:value="1931">
            <text:p>1931</text:p>
          </table:table-cell>
          <table:table-cell table:formula="of:=[.B276]+1" office:value-type="float" office:value="276">
            <text:p>276</text:p>
          </table:table-cell>
          <table:table-cell table:formula="of:=&quot;0x&quot;&amp;BASE(MOD([.B277];16)+32;16)" office:value-type="string" office:string-value="0x24">
            <text:p>0x24</text:p>
          </table:table-cell>
          <table:table-cell table:formula="of:=&quot;0x&quot;&amp;BASE(MOD(MOD([.$A277];256)+[.D$1];256);16;2)" office:value-type="string" office:string-value="0x8B">
            <text:p>0x8B</text:p>
          </table:table-cell>
          <table:table-cell table:formula="of:=&quot;0x&quot;&amp;BASE(MOD(MOD([.$A277];256)+[.E$1];256);16;2)" office:value-type="string" office:string-value="0x8C">
            <text:p>0x8C</text:p>
          </table:table-cell>
          <table:table-cell table:formula="of:=&quot;0x&quot;&amp;BASE(MOD(MOD([.$A277];256)+[.F$1];256);16;2)" office:value-type="string" office:string-value="0x8D">
            <text:p>0x8D</text:p>
          </table:table-cell>
          <table:table-cell table:formula="of:=&quot;0x&quot;&amp;BASE(MOD(MOD([.$A277];256)+[.G$1];256);16;2)" office:value-type="string" office:string-value="0x8E">
            <text:p>0x8E</text:p>
          </table:table-cell>
          <table:table-cell table:formula="of:=&quot;0x&quot;&amp;BASE(MOD(MOD([.$A277];256)+[.H$1];256);16;2)" office:value-type="string" office:string-value="0x8F">
            <text:p>0x8F</text:p>
          </table:table-cell>
          <table:table-cell table:formula="of:=&quot;0x&quot;&amp;BASE(MOD(MOD([.$A277];256)+[.I$1];256);16;2)" office:value-type="string" office:string-value="0x90">
            <text:p>0x90</text:p>
          </table:table-cell>
          <table:table-cell table:formula="of:=&quot;0x&quot;&amp;BASE(MOD(MOD([.$A277];256)+[.J$1];256);16;2)" office:value-type="string" office:string-value="0x91">
            <text:p>0x91</text:p>
          </table:table-cell>
          <table:table-cell table:formula="of:=&quot;- d: [&quot;&amp;[.C277]&amp;&quot;, &quot;&amp;[.D277]&amp;&quot;, &quot;&amp;[.E277]&amp;&quot;, &quot;&amp;[.F277]&amp;&quot;, &quot;&amp;[.G277]&amp;&quot;, &quot;&amp;[.H277]&amp;&quot;, &quot;&amp;[.I277]&amp;&quot;, &quot;&amp;[.J277]&amp;&quot;]#  e: 0#  t: 5&quot;" office:value-type="string" office:string-value="- d: [0x24, 0x8B, 0x8C, 0x8D, 0x8E, 0x8F, 0x90, 0x91]#  e: 0#  t: 5">
            <text:p>- d: [0x24, 0x8B, 0x8C, 0x8D, 0x8E, 0x8F, 0x90, 0x91]# <text:s/>e: 0# <text:s/>t: 5</text:p>
          </table:table-cell>
        </table:table-row>
        <table:table-row table:style-name="ro1">
          <table:table-cell table:formula="of:=[.A277]+7" office:value-type="float" office:value="1938">
            <text:p>1938</text:p>
          </table:table-cell>
          <table:table-cell table:formula="of:=[.B277]+1" office:value-type="float" office:value="277">
            <text:p>277</text:p>
          </table:table-cell>
          <table:table-cell table:formula="of:=&quot;0x&quot;&amp;BASE(MOD([.B278];16)+32;16)" office:value-type="string" office:string-value="0x25">
            <text:p>0x25</text:p>
          </table:table-cell>
          <table:table-cell table:formula="of:=&quot;0x&quot;&amp;BASE(MOD(MOD([.$A278];256)+[.D$1];256);16;2)" office:value-type="string" office:string-value="0x92">
            <text:p>0x92</text:p>
          </table:table-cell>
          <table:table-cell table:formula="of:=&quot;0x&quot;&amp;BASE(MOD(MOD([.$A278];256)+[.E$1];256);16;2)" office:value-type="string" office:string-value="0x93">
            <text:p>0x93</text:p>
          </table:table-cell>
          <table:table-cell table:formula="of:=&quot;0x&quot;&amp;BASE(MOD(MOD([.$A278];256)+[.F$1];256);16;2)" office:value-type="string" office:string-value="0x94">
            <text:p>0x94</text:p>
          </table:table-cell>
          <table:table-cell table:formula="of:=&quot;0x&quot;&amp;BASE(MOD(MOD([.$A278];256)+[.G$1];256);16;2)" office:value-type="string" office:string-value="0x95">
            <text:p>0x95</text:p>
          </table:table-cell>
          <table:table-cell table:formula="of:=&quot;0x&quot;&amp;BASE(MOD(MOD([.$A278];256)+[.H$1];256);16;2)" office:value-type="string" office:string-value="0x96">
            <text:p>0x96</text:p>
          </table:table-cell>
          <table:table-cell table:formula="of:=&quot;0x&quot;&amp;BASE(MOD(MOD([.$A278];256)+[.I$1];256);16;2)" office:value-type="string" office:string-value="0x97">
            <text:p>0x97</text:p>
          </table:table-cell>
          <table:table-cell table:formula="of:=&quot;0x&quot;&amp;BASE(MOD(MOD([.$A278];256)+[.J$1];256);16;2)" office:value-type="string" office:string-value="0x98">
            <text:p>0x98</text:p>
          </table:table-cell>
          <table:table-cell table:formula="of:=&quot;- d: [&quot;&amp;[.C278]&amp;&quot;, &quot;&amp;[.D278]&amp;&quot;, &quot;&amp;[.E278]&amp;&quot;, &quot;&amp;[.F278]&amp;&quot;, &quot;&amp;[.G278]&amp;&quot;, &quot;&amp;[.H278]&amp;&quot;, &quot;&amp;[.I278]&amp;&quot;, &quot;&amp;[.J278]&amp;&quot;]#  e: 0#  t: 5&quot;" office:value-type="string" office:string-value="- d: [0x25, 0x92, 0x93, 0x94, 0x95, 0x96, 0x97, 0x98]#  e: 0#  t: 5">
            <text:p>- d: [0x25, 0x92, 0x93, 0x94, 0x95, 0x96, 0x97, 0x98]# <text:s/>e: 0# <text:s/>t: 5</text:p>
          </table:table-cell>
        </table:table-row>
        <table:table-row table:style-name="ro1">
          <table:table-cell table:formula="of:=[.A278]+7" office:value-type="float" office:value="1945">
            <text:p>1945</text:p>
          </table:table-cell>
          <table:table-cell table:formula="of:=[.B278]+1" office:value-type="float" office:value="278">
            <text:p>278</text:p>
          </table:table-cell>
          <table:table-cell table:formula="of:=&quot;0x&quot;&amp;BASE(MOD([.B279];16)+32;16)" office:value-type="string" office:string-value="0x26">
            <text:p>0x26</text:p>
          </table:table-cell>
          <table:table-cell table:formula="of:=&quot;0x&quot;&amp;BASE(MOD(MOD([.$A279];256)+[.D$1];256);16;2)" office:value-type="string" office:string-value="0x99">
            <text:p>0x99</text:p>
          </table:table-cell>
          <table:table-cell table:formula="of:=&quot;0x&quot;&amp;BASE(MOD(MOD([.$A279];256)+[.E$1];256);16;2)" office:value-type="string" office:string-value="0x9A">
            <text:p>0x9A</text:p>
          </table:table-cell>
          <table:table-cell table:formula="of:=&quot;0x&quot;&amp;BASE(MOD(MOD([.$A279];256)+[.F$1];256);16;2)" office:value-type="string" office:string-value="0x9B">
            <text:p>0x9B</text:p>
          </table:table-cell>
          <table:table-cell table:formula="of:=&quot;0x&quot;&amp;BASE(MOD(MOD([.$A279];256)+[.G$1];256);16;2)" office:value-type="string" office:string-value="0x9C">
            <text:p>0x9C</text:p>
          </table:table-cell>
          <table:table-cell table:formula="of:=&quot;0x&quot;&amp;BASE(MOD(MOD([.$A279];256)+[.H$1];256);16;2)" office:value-type="string" office:string-value="0x9D">
            <text:p>0x9D</text:p>
          </table:table-cell>
          <table:table-cell table:formula="of:=&quot;0x&quot;&amp;BASE(MOD(MOD([.$A279];256)+[.I$1];256);16;2)" office:value-type="string" office:string-value="0x9E">
            <text:p>0x9E</text:p>
          </table:table-cell>
          <table:table-cell table:formula="of:=&quot;0x&quot;&amp;BASE(MOD(MOD([.$A279];256)+[.J$1];256);16;2)" office:value-type="string" office:string-value="0x9F">
            <text:p>0x9F</text:p>
          </table:table-cell>
          <table:table-cell table:formula="of:=&quot;- d: [&quot;&amp;[.C279]&amp;&quot;, &quot;&amp;[.D279]&amp;&quot;, &quot;&amp;[.E279]&amp;&quot;, &quot;&amp;[.F279]&amp;&quot;, &quot;&amp;[.G279]&amp;&quot;, &quot;&amp;[.H279]&amp;&quot;, &quot;&amp;[.I279]&amp;&quot;, &quot;&amp;[.J279]&amp;&quot;]#  e: 0#  t: 5&quot;" office:value-type="string" office:string-value="- d: [0x26, 0x99, 0x9A, 0x9B, 0x9C, 0x9D, 0x9E, 0x9F]#  e: 0#  t: 5">
            <text:p>- d: [0x26, 0x99, 0x9A, 0x9B, 0x9C, 0x9D, 0x9E, 0x9F]# <text:s/>e: 0# <text:s/>t: 5</text:p>
          </table:table-cell>
        </table:table-row>
        <table:table-row table:style-name="ro1">
          <table:table-cell table:formula="of:=[.A279]+7" office:value-type="float" office:value="1952">
            <text:p>1952</text:p>
          </table:table-cell>
          <table:table-cell table:formula="of:=[.B279]+1" office:value-type="float" office:value="279">
            <text:p>279</text:p>
          </table:table-cell>
          <table:table-cell table:formula="of:=&quot;0x&quot;&amp;BASE(MOD([.B280];16)+32;16)" office:value-type="string" office:string-value="0x27">
            <text:p>0x27</text:p>
          </table:table-cell>
          <table:table-cell table:formula="of:=&quot;0x&quot;&amp;BASE(MOD(MOD([.$A280];256)+[.D$1];256);16;2)" office:value-type="string" office:string-value="0xA0">
            <text:p>0xA0</text:p>
          </table:table-cell>
          <table:table-cell table:formula="of:=&quot;0x&quot;&amp;BASE(MOD(MOD([.$A280];256)+[.E$1];256);16;2)" office:value-type="string" office:string-value="0xA1">
            <text:p>0xA1</text:p>
          </table:table-cell>
          <table:table-cell table:formula="of:=&quot;0x&quot;&amp;BASE(MOD(MOD([.$A280];256)+[.F$1];256);16;2)" office:value-type="string" office:string-value="0xA2">
            <text:p>0xA2</text:p>
          </table:table-cell>
          <table:table-cell table:formula="of:=&quot;0x&quot;&amp;BASE(MOD(MOD([.$A280];256)+[.G$1];256);16;2)" office:value-type="string" office:string-value="0xA3">
            <text:p>0xA3</text:p>
          </table:table-cell>
          <table:table-cell table:formula="of:=&quot;0x&quot;&amp;BASE(MOD(MOD([.$A280];256)+[.H$1];256);16;2)" office:value-type="string" office:string-value="0xA4">
            <text:p>0xA4</text:p>
          </table:table-cell>
          <table:table-cell table:formula="of:=&quot;0x&quot;&amp;BASE(MOD(MOD([.$A280];256)+[.I$1];256);16;2)" office:value-type="string" office:string-value="0xA5">
            <text:p>0xA5</text:p>
          </table:table-cell>
          <table:table-cell table:formula="of:=&quot;0x&quot;&amp;BASE(MOD(MOD([.$A280];256)+[.J$1];256);16;2)" office:value-type="string" office:string-value="0xA6">
            <text:p>0xA6</text:p>
          </table:table-cell>
          <table:table-cell table:formula="of:=&quot;- d: [&quot;&amp;[.C280]&amp;&quot;, &quot;&amp;[.D280]&amp;&quot;, &quot;&amp;[.E280]&amp;&quot;, &quot;&amp;[.F280]&amp;&quot;, &quot;&amp;[.G280]&amp;&quot;, &quot;&amp;[.H280]&amp;&quot;, &quot;&amp;[.I280]&amp;&quot;, &quot;&amp;[.J280]&amp;&quot;]#  e: 0#  t: 5&quot;" office:value-type="string" office:string-value="- d: [0x27, 0xA0, 0xA1, 0xA2, 0xA3, 0xA4, 0xA5, 0xA6]#  e: 0#  t: 5">
            <text:p>- d: [0x27, 0xA0, 0xA1, 0xA2, 0xA3, 0xA4, 0xA5, 0xA6]# <text:s/>e: 0# <text:s/>t: 5</text:p>
          </table:table-cell>
        </table:table-row>
        <table:table-row table:style-name="ro1">
          <table:table-cell table:formula="of:=[.A280]+7" office:value-type="float" office:value="1959">
            <text:p>1959</text:p>
          </table:table-cell>
          <table:table-cell table:formula="of:=[.B280]+1" office:value-type="float" office:value="280">
            <text:p>280</text:p>
          </table:table-cell>
          <table:table-cell table:formula="of:=&quot;0x&quot;&amp;BASE(MOD([.B281];16)+32;16)" office:value-type="string" office:string-value="0x28">
            <text:p>0x28</text:p>
          </table:table-cell>
          <table:table-cell table:formula="of:=&quot;0x&quot;&amp;BASE(MOD(MOD([.$A281];256)+[.D$1];256);16;2)" office:value-type="string" office:string-value="0xA7">
            <text:p>0xA7</text:p>
          </table:table-cell>
          <table:table-cell table:formula="of:=&quot;0x&quot;&amp;BASE(MOD(MOD([.$A281];256)+[.E$1];256);16;2)" office:value-type="string" office:string-value="0xA8">
            <text:p>0xA8</text:p>
          </table:table-cell>
          <table:table-cell table:formula="of:=&quot;0x&quot;&amp;BASE(MOD(MOD([.$A281];256)+[.F$1];256);16;2)" office:value-type="string" office:string-value="0xA9">
            <text:p>0xA9</text:p>
          </table:table-cell>
          <table:table-cell table:formula="of:=&quot;0x&quot;&amp;BASE(MOD(MOD([.$A281];256)+[.G$1];256);16;2)" office:value-type="string" office:string-value="0xAA">
            <text:p>0xAA</text:p>
          </table:table-cell>
          <table:table-cell table:formula="of:=&quot;0x&quot;&amp;BASE(MOD(MOD([.$A281];256)+[.H$1];256);16;2)" office:value-type="string" office:string-value="0xAB">
            <text:p>0xAB</text:p>
          </table:table-cell>
          <table:table-cell table:formula="of:=&quot;0x&quot;&amp;BASE(MOD(MOD([.$A281];256)+[.I$1];256);16;2)" office:value-type="string" office:string-value="0xAC">
            <text:p>0xAC</text:p>
          </table:table-cell>
          <table:table-cell table:formula="of:=&quot;0x&quot;&amp;BASE(MOD(MOD([.$A281];256)+[.J$1];256);16;2)" office:value-type="string" office:string-value="0xAD">
            <text:p>0xAD</text:p>
          </table:table-cell>
          <table:table-cell table:formula="of:=&quot;- d: [&quot;&amp;[.C281]&amp;&quot;, &quot;&amp;[.D281]&amp;&quot;, &quot;&amp;[.E281]&amp;&quot;, &quot;&amp;[.F281]&amp;&quot;, &quot;&amp;[.G281]&amp;&quot;, &quot;&amp;[.H281]&amp;&quot;, &quot;&amp;[.I281]&amp;&quot;, &quot;&amp;[.J281]&amp;&quot;]#  e: 0#  t: 5&quot;" office:value-type="string" office:string-value="- d: [0x28, 0xA7, 0xA8, 0xA9, 0xAA, 0xAB, 0xAC, 0xAD]#  e: 0#  t: 5">
            <text:p>- d: [0x28, 0xA7, 0xA8, 0xA9, 0xAA, 0xAB, 0xAC, 0xAD]# <text:s/>e: 0# <text:s/>t: 5</text:p>
          </table:table-cell>
        </table:table-row>
        <table:table-row table:style-name="ro1">
          <table:table-cell table:formula="of:=[.A281]+7" office:value-type="float" office:value="1966">
            <text:p>1966</text:p>
          </table:table-cell>
          <table:table-cell table:formula="of:=[.B281]+1" office:value-type="float" office:value="281">
            <text:p>281</text:p>
          </table:table-cell>
          <table:table-cell table:formula="of:=&quot;0x&quot;&amp;BASE(MOD([.B282];16)+32;16)" office:value-type="string" office:string-value="0x29">
            <text:p>0x29</text:p>
          </table:table-cell>
          <table:table-cell table:formula="of:=&quot;0x&quot;&amp;BASE(MOD(MOD([.$A282];256)+[.D$1];256);16;2)" office:value-type="string" office:string-value="0xAE">
            <text:p>0xAE</text:p>
          </table:table-cell>
          <table:table-cell table:formula="of:=&quot;0x&quot;&amp;BASE(MOD(MOD([.$A282];256)+[.E$1];256);16;2)" office:value-type="string" office:string-value="0xAF">
            <text:p>0xAF</text:p>
          </table:table-cell>
          <table:table-cell table:formula="of:=&quot;0x&quot;&amp;BASE(MOD(MOD([.$A282];256)+[.F$1];256);16;2)" office:value-type="string" office:string-value="0xB0">
            <text:p>0xB0</text:p>
          </table:table-cell>
          <table:table-cell table:formula="of:=&quot;0x&quot;&amp;BASE(MOD(MOD([.$A282];256)+[.G$1];256);16;2)" office:value-type="string" office:string-value="0xB1">
            <text:p>0xB1</text:p>
          </table:table-cell>
          <table:table-cell table:formula="of:=&quot;0x&quot;&amp;BASE(MOD(MOD([.$A282];256)+[.H$1];256);16;2)" office:value-type="string" office:string-value="0xB2">
            <text:p>0xB2</text:p>
          </table:table-cell>
          <table:table-cell table:formula="of:=&quot;0x&quot;&amp;BASE(MOD(MOD([.$A282];256)+[.I$1];256);16;2)" office:value-type="string" office:string-value="0xB3">
            <text:p>0xB3</text:p>
          </table:table-cell>
          <table:table-cell table:formula="of:=&quot;0x&quot;&amp;BASE(MOD(MOD([.$A282];256)+[.J$1];256);16;2)" office:value-type="string" office:string-value="0xB4">
            <text:p>0xB4</text:p>
          </table:table-cell>
          <table:table-cell table:formula="of:=&quot;- d: [&quot;&amp;[.C282]&amp;&quot;, &quot;&amp;[.D282]&amp;&quot;, &quot;&amp;[.E282]&amp;&quot;, &quot;&amp;[.F282]&amp;&quot;, &quot;&amp;[.G282]&amp;&quot;, &quot;&amp;[.H282]&amp;&quot;, &quot;&amp;[.I282]&amp;&quot;, &quot;&amp;[.J282]&amp;&quot;]#  e: 0#  t: 5&quot;" office:value-type="string" office:string-value="- d: [0x29, 0xAE, 0xAF, 0xB0, 0xB1, 0xB2, 0xB3, 0xB4]#  e: 0#  t: 5">
            <text:p>- d: [0x29, 0xAE, 0xAF, 0xB0, 0xB1, 0xB2, 0xB3, 0xB4]# <text:s/>e: 0# <text:s/>t: 5</text:p>
          </table:table-cell>
        </table:table-row>
        <table:table-row table:style-name="ro1">
          <table:table-cell table:formula="of:=[.A282]+7" office:value-type="float" office:value="1973">
            <text:p>1973</text:p>
          </table:table-cell>
          <table:table-cell table:formula="of:=[.B282]+1" office:value-type="float" office:value="282">
            <text:p>282</text:p>
          </table:table-cell>
          <table:table-cell table:formula="of:=&quot;0x&quot;&amp;BASE(MOD([.B283];16)+32;16)" office:value-type="string" office:string-value="0x2A">
            <text:p>0x2A</text:p>
          </table:table-cell>
          <table:table-cell table:formula="of:=&quot;0x&quot;&amp;BASE(MOD(MOD([.$A283];256)+[.D$1];256);16;2)" office:value-type="string" office:string-value="0xB5">
            <text:p>0xB5</text:p>
          </table:table-cell>
          <table:table-cell table:formula="of:=&quot;0x&quot;&amp;BASE(MOD(MOD([.$A283];256)+[.E$1];256);16;2)" office:value-type="string" office:string-value="0xB6">
            <text:p>0xB6</text:p>
          </table:table-cell>
          <table:table-cell table:formula="of:=&quot;0x&quot;&amp;BASE(MOD(MOD([.$A283];256)+[.F$1];256);16;2)" office:value-type="string" office:string-value="0xB7">
            <text:p>0xB7</text:p>
          </table:table-cell>
          <table:table-cell table:formula="of:=&quot;0x&quot;&amp;BASE(MOD(MOD([.$A283];256)+[.G$1];256);16;2)" office:value-type="string" office:string-value="0xB8">
            <text:p>0xB8</text:p>
          </table:table-cell>
          <table:table-cell table:formula="of:=&quot;0x&quot;&amp;BASE(MOD(MOD([.$A283];256)+[.H$1];256);16;2)" office:value-type="string" office:string-value="0xB9">
            <text:p>0xB9</text:p>
          </table:table-cell>
          <table:table-cell table:formula="of:=&quot;0x&quot;&amp;BASE(MOD(MOD([.$A283];256)+[.I$1];256);16;2)" office:value-type="string" office:string-value="0xBA">
            <text:p>0xBA</text:p>
          </table:table-cell>
          <table:table-cell table:formula="of:=&quot;0x&quot;&amp;BASE(MOD(MOD([.$A283];256)+[.J$1];256);16;2)" office:value-type="string" office:string-value="0xBB">
            <text:p>0xBB</text:p>
          </table:table-cell>
          <table:table-cell table:formula="of:=&quot;- d: [&quot;&amp;[.C283]&amp;&quot;, &quot;&amp;[.D283]&amp;&quot;, &quot;&amp;[.E283]&amp;&quot;, &quot;&amp;[.F283]&amp;&quot;, &quot;&amp;[.G283]&amp;&quot;, &quot;&amp;[.H283]&amp;&quot;, &quot;&amp;[.I283]&amp;&quot;, &quot;&amp;[.J283]&amp;&quot;]#  e: 0#  t: 5&quot;" office:value-type="string" office:string-value="- d: [0x2A, 0xB5, 0xB6, 0xB7, 0xB8, 0xB9, 0xBA, 0xBB]#  e: 0#  t: 5">
            <text:p>- d: [0x2A, 0xB5, 0xB6, 0xB7, 0xB8, 0xB9, 0xBA, 0xBB]# <text:s/>e: 0# <text:s/>t: 5</text:p>
          </table:table-cell>
        </table:table-row>
        <table:table-row table:style-name="ro1">
          <table:table-cell table:formula="of:=[.A283]+7" office:value-type="float" office:value="1980">
            <text:p>1980</text:p>
          </table:table-cell>
          <table:table-cell table:formula="of:=[.B283]+1" office:value-type="float" office:value="283">
            <text:p>283</text:p>
          </table:table-cell>
          <table:table-cell table:formula="of:=&quot;0x&quot;&amp;BASE(MOD([.B284];16)+32;16)" office:value-type="string" office:string-value="0x2B">
            <text:p>0x2B</text:p>
          </table:table-cell>
          <table:table-cell table:formula="of:=&quot;0x&quot;&amp;BASE(MOD(MOD([.$A284];256)+[.D$1];256);16;2)" office:value-type="string" office:string-value="0xBC">
            <text:p>0xBC</text:p>
          </table:table-cell>
          <table:table-cell table:formula="of:=&quot;0x&quot;&amp;BASE(MOD(MOD([.$A284];256)+[.E$1];256);16;2)" office:value-type="string" office:string-value="0xBD">
            <text:p>0xBD</text:p>
          </table:table-cell>
          <table:table-cell table:formula="of:=&quot;0x&quot;&amp;BASE(MOD(MOD([.$A284];256)+[.F$1];256);16;2)" office:value-type="string" office:string-value="0xBE">
            <text:p>0xBE</text:p>
          </table:table-cell>
          <table:table-cell table:formula="of:=&quot;0x&quot;&amp;BASE(MOD(MOD([.$A284];256)+[.G$1];256);16;2)" office:value-type="string" office:string-value="0xBF">
            <text:p>0xBF</text:p>
          </table:table-cell>
          <table:table-cell table:formula="of:=&quot;0x&quot;&amp;BASE(MOD(MOD([.$A284];256)+[.H$1];256);16;2)" office:value-type="string" office:string-value="0xC0">
            <text:p>0xC0</text:p>
          </table:table-cell>
          <table:table-cell table:formula="of:=&quot;0x&quot;&amp;BASE(MOD(MOD([.$A284];256)+[.I$1];256);16;2)" office:value-type="string" office:string-value="0xC1">
            <text:p>0xC1</text:p>
          </table:table-cell>
          <table:table-cell table:formula="of:=&quot;0x&quot;&amp;BASE(MOD(MOD([.$A284];256)+[.J$1];256);16;2)" office:value-type="string" office:string-value="0xC2">
            <text:p>0xC2</text:p>
          </table:table-cell>
          <table:table-cell table:formula="of:=&quot;- d: [&quot;&amp;[.C284]&amp;&quot;, &quot;&amp;[.D284]&amp;&quot;, &quot;&amp;[.E284]&amp;&quot;, &quot;&amp;[.F284]&amp;&quot;, &quot;&amp;[.G284]&amp;&quot;, &quot;&amp;[.H284]&amp;&quot;, &quot;&amp;[.I284]&amp;&quot;, &quot;&amp;[.J284]&amp;&quot;]#  e: 0#  t: 5&quot;" office:value-type="string" office:string-value="- d: [0x2B, 0xBC, 0xBD, 0xBE, 0xBF, 0xC0, 0xC1, 0xC2]#  e: 0#  t: 5">
            <text:p>- d: [0x2B, 0xBC, 0xBD, 0xBE, 0xBF, 0xC0, 0xC1, 0xC2]# <text:s/>e: 0# <text:s/>t: 5</text:p>
          </table:table-cell>
        </table:table-row>
        <table:table-row table:style-name="ro1">
          <table:table-cell table:formula="of:=[.A284]+7" office:value-type="float" office:value="1987">
            <text:p>1987</text:p>
          </table:table-cell>
          <table:table-cell table:formula="of:=[.B284]+1" office:value-type="float" office:value="284">
            <text:p>284</text:p>
          </table:table-cell>
          <table:table-cell table:formula="of:=&quot;0x&quot;&amp;BASE(MOD([.B285];16)+32;16)" office:value-type="string" office:string-value="0x2C">
            <text:p>0x2C</text:p>
          </table:table-cell>
          <table:table-cell table:formula="of:=&quot;0x&quot;&amp;BASE(MOD(MOD([.$A285];256)+[.D$1];256);16;2)" office:value-type="string" office:string-value="0xC3">
            <text:p>0xC3</text:p>
          </table:table-cell>
          <table:table-cell table:formula="of:=&quot;0x&quot;&amp;BASE(MOD(MOD([.$A285];256)+[.E$1];256);16;2)" office:value-type="string" office:string-value="0xC4">
            <text:p>0xC4</text:p>
          </table:table-cell>
          <table:table-cell table:formula="of:=&quot;0x&quot;&amp;BASE(MOD(MOD([.$A285];256)+[.F$1];256);16;2)" office:value-type="string" office:string-value="0xC5">
            <text:p>0xC5</text:p>
          </table:table-cell>
          <table:table-cell table:formula="of:=&quot;0x&quot;&amp;BASE(MOD(MOD([.$A285];256)+[.G$1];256);16;2)" office:value-type="string" office:string-value="0xC6">
            <text:p>0xC6</text:p>
          </table:table-cell>
          <table:table-cell table:formula="of:=&quot;0x&quot;&amp;BASE(MOD(MOD([.$A285];256)+[.H$1];256);16;2)" office:value-type="string" office:string-value="0xC7">
            <text:p>0xC7</text:p>
          </table:table-cell>
          <table:table-cell table:formula="of:=&quot;0x&quot;&amp;BASE(MOD(MOD([.$A285];256)+[.I$1];256);16;2)" office:value-type="string" office:string-value="0xC8">
            <text:p>0xC8</text:p>
          </table:table-cell>
          <table:table-cell table:formula="of:=&quot;0x&quot;&amp;BASE(MOD(MOD([.$A285];256)+[.J$1];256);16;2)" office:value-type="string" office:string-value="0xC9">
            <text:p>0xC9</text:p>
          </table:table-cell>
          <table:table-cell table:formula="of:=&quot;- d: [&quot;&amp;[.C285]&amp;&quot;, &quot;&amp;[.D285]&amp;&quot;, &quot;&amp;[.E285]&amp;&quot;, &quot;&amp;[.F285]&amp;&quot;, &quot;&amp;[.G285]&amp;&quot;, &quot;&amp;[.H285]&amp;&quot;, &quot;&amp;[.I285]&amp;&quot;, &quot;&amp;[.J285]&amp;&quot;]#  e: 0#  t: 5&quot;" office:value-type="string" office:string-value="- d: [0x2C, 0xC3, 0xC4, 0xC5, 0xC6, 0xC7, 0xC8, 0xC9]#  e: 0#  t: 5">
            <text:p>- d: [0x2C, 0xC3, 0xC4, 0xC5, 0xC6, 0xC7, 0xC8, 0xC9]# <text:s/>e: 0# <text:s/>t: 5</text:p>
          </table:table-cell>
        </table:table-row>
        <table:table-row table:style-name="ro1">
          <table:table-cell table:formula="of:=[.A285]+7" office:value-type="float" office:value="1994">
            <text:p>1994</text:p>
          </table:table-cell>
          <table:table-cell table:formula="of:=[.B285]+1" office:value-type="float" office:value="285">
            <text:p>285</text:p>
          </table:table-cell>
          <table:table-cell table:formula="of:=&quot;0x&quot;&amp;BASE(MOD([.B286];16)+32;16)" office:value-type="string" office:string-value="0x2D">
            <text:p>0x2D</text:p>
          </table:table-cell>
          <table:table-cell table:formula="of:=&quot;0x&quot;&amp;BASE(MOD(MOD([.$A286];256)+[.D$1];256);16;2)" office:value-type="string" office:string-value="0xCA">
            <text:p>0xCA</text:p>
          </table:table-cell>
          <table:table-cell table:formula="of:=&quot;0x&quot;&amp;BASE(MOD(MOD([.$A286];256)+[.E$1];256);16;2)" office:value-type="string" office:string-value="0xCB">
            <text:p>0xCB</text:p>
          </table:table-cell>
          <table:table-cell table:formula="of:=&quot;0x&quot;&amp;BASE(MOD(MOD([.$A286];256)+[.F$1];256);16;2)" office:value-type="string" office:string-value="0xCC">
            <text:p>0xCC</text:p>
          </table:table-cell>
          <table:table-cell table:formula="of:=&quot;0x&quot;&amp;BASE(MOD(MOD([.$A286];256)+[.G$1];256);16;2)" office:value-type="string" office:string-value="0xCD">
            <text:p>0xCD</text:p>
          </table:table-cell>
          <table:table-cell table:formula="of:=&quot;0x&quot;&amp;BASE(MOD(MOD([.$A286];256)+[.H$1];256);16;2)" office:value-type="string" office:string-value="0xCE">
            <text:p>0xCE</text:p>
          </table:table-cell>
          <table:table-cell table:formula="of:=&quot;0x&quot;&amp;BASE(MOD(MOD([.$A286];256)+[.I$1];256);16;2)" office:value-type="string" office:string-value="0xCF">
            <text:p>0xCF</text:p>
          </table:table-cell>
          <table:table-cell table:formula="of:=&quot;0x&quot;&amp;BASE(MOD(MOD([.$A286];256)+[.J$1];256);16;2)" office:value-type="string" office:string-value="0xD0">
            <text:p>0xD0</text:p>
          </table:table-cell>
          <table:table-cell table:formula="of:=&quot;- d: [&quot;&amp;[.C286]&amp;&quot;, &quot;&amp;[.D286]&amp;&quot;, &quot;&amp;[.E286]&amp;&quot;, &quot;&amp;[.F286]&amp;&quot;, &quot;&amp;[.G286]&amp;&quot;, &quot;&amp;[.H286]&amp;&quot;, &quot;&amp;[.I286]&amp;&quot;, &quot;&amp;[.J286]&amp;&quot;]#  e: 0#  t: 5&quot;" office:value-type="string" office:string-value="- d: [0x2D, 0xCA, 0xCB, 0xCC, 0xCD, 0xCE, 0xCF, 0xD0]#  e: 0#  t: 5">
            <text:p>- d: [0x2D, 0xCA, 0xCB, 0xCC, 0xCD, 0xCE, 0xCF, 0xD0]# <text:s/>e: 0# <text:s/>t: 5</text:p>
          </table:table-cell>
        </table:table-row>
        <table:table-row table:style-name="ro1">
          <table:table-cell table:formula="of:=[.A286]+7" office:value-type="float" office:value="2001">
            <text:p>2001</text:p>
          </table:table-cell>
          <table:table-cell table:formula="of:=[.B286]+1" office:value-type="float" office:value="286">
            <text:p>286</text:p>
          </table:table-cell>
          <table:table-cell table:formula="of:=&quot;0x&quot;&amp;BASE(MOD([.B287];16)+32;16)" office:value-type="string" office:string-value="0x2E">
            <text:p>0x2E</text:p>
          </table:table-cell>
          <table:table-cell table:formula="of:=&quot;0x&quot;&amp;BASE(MOD(MOD([.$A287];256)+[.D$1];256);16;2)" office:value-type="string" office:string-value="0xD1">
            <text:p>0xD1</text:p>
          </table:table-cell>
          <table:table-cell table:formula="of:=&quot;0x&quot;&amp;BASE(MOD(MOD([.$A287];256)+[.E$1];256);16;2)" office:value-type="string" office:string-value="0xD2">
            <text:p>0xD2</text:p>
          </table:table-cell>
          <table:table-cell table:formula="of:=&quot;0x&quot;&amp;BASE(MOD(MOD([.$A287];256)+[.F$1];256);16;2)" office:value-type="string" office:string-value="0xD3">
            <text:p>0xD3</text:p>
          </table:table-cell>
          <table:table-cell table:formula="of:=&quot;0x&quot;&amp;BASE(MOD(MOD([.$A287];256)+[.G$1];256);16;2)" office:value-type="string" office:string-value="0xD4">
            <text:p>0xD4</text:p>
          </table:table-cell>
          <table:table-cell table:formula="of:=&quot;0x&quot;&amp;BASE(MOD(MOD([.$A287];256)+[.H$1];256);16;2)" office:value-type="string" office:string-value="0xD5">
            <text:p>0xD5</text:p>
          </table:table-cell>
          <table:table-cell table:formula="of:=&quot;0x&quot;&amp;BASE(MOD(MOD([.$A287];256)+[.I$1];256);16;2)" office:value-type="string" office:string-value="0xD6">
            <text:p>0xD6</text:p>
          </table:table-cell>
          <table:table-cell table:formula="of:=&quot;0x&quot;&amp;BASE(MOD(MOD([.$A287];256)+[.J$1];256);16;2)" office:value-type="string" office:string-value="0xD7">
            <text:p>0xD7</text:p>
          </table:table-cell>
          <table:table-cell table:formula="of:=&quot;- d: [&quot;&amp;[.C287]&amp;&quot;, &quot;&amp;[.D287]&amp;&quot;, &quot;&amp;[.E287]&amp;&quot;, &quot;&amp;[.F287]&amp;&quot;, &quot;&amp;[.G287]&amp;&quot;, &quot;&amp;[.H287]&amp;&quot;, &quot;&amp;[.I287]&amp;&quot;, &quot;&amp;[.J287]&amp;&quot;]#  e: 0#  t: 5&quot;" office:value-type="string" office:string-value="- d: [0x2E, 0xD1, 0xD2, 0xD3, 0xD4, 0xD5, 0xD6, 0xD7]#  e: 0#  t: 5">
            <text:p>- d: [0x2E, 0xD1, 0xD2, 0xD3, 0xD4, 0xD5, 0xD6, 0xD7]# <text:s/>e: 0# <text:s/>t: 5</text:p>
          </table:table-cell>
        </table:table-row>
        <table:table-row table:style-name="ro1">
          <table:table-cell table:formula="of:=[.A287]+7" office:value-type="float" office:value="2008">
            <text:p>2008</text:p>
          </table:table-cell>
          <table:table-cell table:formula="of:=[.B287]+1" office:value-type="float" office:value="287">
            <text:p>287</text:p>
          </table:table-cell>
          <table:table-cell table:formula="of:=&quot;0x&quot;&amp;BASE(MOD([.B288];16)+32;16)" office:value-type="string" office:string-value="0x2F">
            <text:p>0x2F</text:p>
          </table:table-cell>
          <table:table-cell table:formula="of:=&quot;0x&quot;&amp;BASE(MOD(MOD([.$A288];256)+[.D$1];256);16;2)" office:value-type="string" office:string-value="0xD8">
            <text:p>0xD8</text:p>
          </table:table-cell>
          <table:table-cell table:formula="of:=&quot;0x&quot;&amp;BASE(MOD(MOD([.$A288];256)+[.E$1];256);16;2)" office:value-type="string" office:string-value="0xD9">
            <text:p>0xD9</text:p>
          </table:table-cell>
          <table:table-cell table:formula="of:=&quot;0x&quot;&amp;BASE(MOD(MOD([.$A288];256)+[.F$1];256);16;2)" office:value-type="string" office:string-value="0xDA">
            <text:p>0xDA</text:p>
          </table:table-cell>
          <table:table-cell table:formula="of:=&quot;0x&quot;&amp;BASE(MOD(MOD([.$A288];256)+[.G$1];256);16;2)" office:value-type="string" office:string-value="0xDB">
            <text:p>0xDB</text:p>
          </table:table-cell>
          <table:table-cell table:formula="of:=&quot;0x&quot;&amp;BASE(MOD(MOD([.$A288];256)+[.H$1];256);16;2)" office:value-type="string" office:string-value="0xDC">
            <text:p>0xDC</text:p>
          </table:table-cell>
          <table:table-cell table:formula="of:=&quot;0x&quot;&amp;BASE(MOD(MOD([.$A288];256)+[.I$1];256);16;2)" office:value-type="string" office:string-value="0xDD">
            <text:p>0xDD</text:p>
          </table:table-cell>
          <table:table-cell table:formula="of:=&quot;0x&quot;&amp;BASE(MOD(MOD([.$A288];256)+[.J$1];256);16;2)" office:value-type="string" office:string-value="0xDE">
            <text:p>0xDE</text:p>
          </table:table-cell>
          <table:table-cell table:formula="of:=&quot;- d: [&quot;&amp;[.C288]&amp;&quot;, &quot;&amp;[.D288]&amp;&quot;, &quot;&amp;[.E288]&amp;&quot;, &quot;&amp;[.F288]&amp;&quot;, &quot;&amp;[.G288]&amp;&quot;, &quot;&amp;[.H288]&amp;&quot;, &quot;&amp;[.I288]&amp;&quot;, &quot;&amp;[.J288]&amp;&quot;]#  e: 0#  t: 5&quot;" office:value-type="string" office:string-value="- d: [0x2F, 0xD8, 0xD9, 0xDA, 0xDB, 0xDC, 0xDD, 0xDE]#  e: 0#  t: 5">
            <text:p>- d: [0x2F, 0xD8, 0xD9, 0xDA, 0xDB, 0xDC, 0xDD, 0xDE]# <text:s/>e: 0# <text:s/>t: 5</text:p>
          </table:table-cell>
        </table:table-row>
        <table:table-row table:style-name="ro1">
          <table:table-cell table:formula="of:=[.A288]+7" office:value-type="float" office:value="2015">
            <text:p>2015</text:p>
          </table:table-cell>
          <table:table-cell table:formula="of:=[.B288]+1" office:value-type="float" office:value="288">
            <text:p>288</text:p>
          </table:table-cell>
          <table:table-cell table:formula="of:=&quot;0x&quot;&amp;BASE(MOD([.B289];16)+32;16)" office:value-type="string" office:string-value="0x20">
            <text:p>0x20</text:p>
          </table:table-cell>
          <table:table-cell table:formula="of:=&quot;0x&quot;&amp;BASE(MOD(MOD([.$A289];256)+[.D$1];256);16;2)" office:value-type="string" office:string-value="0xDF">
            <text:p>0xDF</text:p>
          </table:table-cell>
          <table:table-cell table:formula="of:=&quot;0x&quot;&amp;BASE(MOD(MOD([.$A289];256)+[.E$1];256);16;2)" office:value-type="string" office:string-value="0xE0">
            <text:p>0xE0</text:p>
          </table:table-cell>
          <table:table-cell table:formula="of:=&quot;0x&quot;&amp;BASE(MOD(MOD([.$A289];256)+[.F$1];256);16;2)" office:value-type="string" office:string-value="0xE1">
            <text:p>0xE1</text:p>
          </table:table-cell>
          <table:table-cell table:formula="of:=&quot;0x&quot;&amp;BASE(MOD(MOD([.$A289];256)+[.G$1];256);16;2)" office:value-type="string" office:string-value="0xE2">
            <text:p>0xE2</text:p>
          </table:table-cell>
          <table:table-cell table:formula="of:=&quot;0x&quot;&amp;BASE(MOD(MOD([.$A289];256)+[.H$1];256);16;2)" office:value-type="string" office:string-value="0xE3">
            <text:p>0xE3</text:p>
          </table:table-cell>
          <table:table-cell table:formula="of:=&quot;0x&quot;&amp;BASE(MOD(MOD([.$A289];256)+[.I$1];256);16;2)" office:value-type="string" office:string-value="0xE4">
            <text:p>0xE4</text:p>
          </table:table-cell>
          <table:table-cell table:formula="of:=&quot;0x&quot;&amp;BASE(MOD(MOD([.$A289];256)+[.J$1];256);16;2)" office:value-type="string" office:string-value="0xE5">
            <text:p>0xE5</text:p>
          </table:table-cell>
          <table:table-cell table:formula="of:=&quot;- d: [&quot;&amp;[.C289]&amp;&quot;, &quot;&amp;[.D289]&amp;&quot;, &quot;&amp;[.E289]&amp;&quot;, &quot;&amp;[.F289]&amp;&quot;, &quot;&amp;[.G289]&amp;&quot;, &quot;&amp;[.H289]&amp;&quot;, &quot;&amp;[.I289]&amp;&quot;, &quot;&amp;[.J289]&amp;&quot;]#  e: 0#  t: 5&quot;" office:value-type="string" office:string-value="- d: [0x20, 0xDF, 0xE0, 0xE1, 0xE2, 0xE3, 0xE4, 0xE5]#  e: 0#  t: 5">
            <text:p>- d: [0x20, 0xDF, 0xE0, 0xE1, 0xE2, 0xE3, 0xE4, 0xE5]# <text:s/>e: 0# <text:s/>t: 5</text:p>
          </table:table-cell>
        </table:table-row>
        <table:table-row table:style-name="ro1">
          <table:table-cell table:formula="of:=[.A289]+7" office:value-type="float" office:value="2022">
            <text:p>2022</text:p>
          </table:table-cell>
          <table:table-cell table:formula="of:=[.B289]+1" office:value-type="float" office:value="289">
            <text:p>289</text:p>
          </table:table-cell>
          <table:table-cell table:formula="of:=&quot;0x&quot;&amp;BASE(MOD([.B290];16)+32;16)" office:value-type="string" office:string-value="0x21">
            <text:p>0x21</text:p>
          </table:table-cell>
          <table:table-cell table:formula="of:=&quot;0x&quot;&amp;BASE(MOD(MOD([.$A290];256)+[.D$1];256);16;2)" office:value-type="string" office:string-value="0xE6">
            <text:p>0xE6</text:p>
          </table:table-cell>
          <table:table-cell table:formula="of:=&quot;0x&quot;&amp;BASE(MOD(MOD([.$A290];256)+[.E$1];256);16;2)" office:value-type="string" office:string-value="0xE7">
            <text:p>0xE7</text:p>
          </table:table-cell>
          <table:table-cell table:formula="of:=&quot;0x&quot;&amp;BASE(MOD(MOD([.$A290];256)+[.F$1];256);16;2)" office:value-type="string" office:string-value="0xE8">
            <text:p>0xE8</text:p>
          </table:table-cell>
          <table:table-cell table:formula="of:=&quot;0x&quot;&amp;BASE(MOD(MOD([.$A290];256)+[.G$1];256);16;2)" office:value-type="string" office:string-value="0xE9">
            <text:p>0xE9</text:p>
          </table:table-cell>
          <table:table-cell table:formula="of:=&quot;0x&quot;&amp;BASE(MOD(MOD([.$A290];256)+[.H$1];256);16;2)" office:value-type="string" office:string-value="0xEA">
            <text:p>0xEA</text:p>
          </table:table-cell>
          <table:table-cell table:formula="of:=&quot;0x&quot;&amp;BASE(MOD(MOD([.$A290];256)+[.I$1];256);16;2)" office:value-type="string" office:string-value="0xEB">
            <text:p>0xEB</text:p>
          </table:table-cell>
          <table:table-cell table:formula="of:=&quot;0x&quot;&amp;BASE(MOD(MOD([.$A290];256)+[.J$1];256);16;2)" office:value-type="string" office:string-value="0xEC">
            <text:p>0xEC</text:p>
          </table:table-cell>
          <table:table-cell table:formula="of:=&quot;- d: [&quot;&amp;[.C290]&amp;&quot;, &quot;&amp;[.D290]&amp;&quot;, &quot;&amp;[.E290]&amp;&quot;, &quot;&amp;[.F290]&amp;&quot;, &quot;&amp;[.G290]&amp;&quot;, &quot;&amp;[.H290]&amp;&quot;, &quot;&amp;[.I290]&amp;&quot;, &quot;&amp;[.J290]&amp;&quot;]#  e: 0#  t: 5&quot;" office:value-type="string" office:string-value="- d: [0x21, 0xE6, 0xE7, 0xE8, 0xE9, 0xEA, 0xEB, 0xEC]#  e: 0#  t: 5">
            <text:p>- d: [0x21, 0xE6, 0xE7, 0xE8, 0xE9, 0xEA, 0xEB, 0xEC]# <text:s/>e: 0# <text:s/>t: 5</text:p>
          </table:table-cell>
        </table:table-row>
        <table:table-row table:style-name="ro1">
          <table:table-cell table:formula="of:=[.A290]+7" office:value-type="float" office:value="2029">
            <text:p>2029</text:p>
          </table:table-cell>
          <table:table-cell table:formula="of:=[.B290]+1" office:value-type="float" office:value="290">
            <text:p>290</text:p>
          </table:table-cell>
          <table:table-cell table:formula="of:=&quot;0x&quot;&amp;BASE(MOD([.B291];16)+32;16)" office:value-type="string" office:string-value="0x22">
            <text:p>0x22</text:p>
          </table:table-cell>
          <table:table-cell table:formula="of:=&quot;0x&quot;&amp;BASE(MOD(MOD([.$A291];256)+[.D$1];256);16;2)" office:value-type="string" office:string-value="0xED">
            <text:p>0xED</text:p>
          </table:table-cell>
          <table:table-cell table:formula="of:=&quot;0x&quot;&amp;BASE(MOD(MOD([.$A291];256)+[.E$1];256);16;2)" office:value-type="string" office:string-value="0xEE">
            <text:p>0xEE</text:p>
          </table:table-cell>
          <table:table-cell table:formula="of:=&quot;0x&quot;&amp;BASE(MOD(MOD([.$A291];256)+[.F$1];256);16;2)" office:value-type="string" office:string-value="0xEF">
            <text:p>0xEF</text:p>
          </table:table-cell>
          <table:table-cell table:formula="of:=&quot;0x&quot;&amp;BASE(MOD(MOD([.$A291];256)+[.G$1];256);16;2)" office:value-type="string" office:string-value="0xF0">
            <text:p>0xF0</text:p>
          </table:table-cell>
          <table:table-cell table:formula="of:=&quot;0x&quot;&amp;BASE(MOD(MOD([.$A291];256)+[.H$1];256);16;2)" office:value-type="string" office:string-value="0xF1">
            <text:p>0xF1</text:p>
          </table:table-cell>
          <table:table-cell table:formula="of:=&quot;0x&quot;&amp;BASE(MOD(MOD([.$A291];256)+[.I$1];256);16;2)" office:value-type="string" office:string-value="0xF2">
            <text:p>0xF2</text:p>
          </table:table-cell>
          <table:table-cell table:formula="of:=&quot;0x&quot;&amp;BASE(MOD(MOD([.$A291];256)+[.J$1];256);16;2)" office:value-type="string" office:string-value="0xF3">
            <text:p>0xF3</text:p>
          </table:table-cell>
          <table:table-cell table:formula="of:=&quot;- d: [&quot;&amp;[.C291]&amp;&quot;, &quot;&amp;[.D291]&amp;&quot;, &quot;&amp;[.E291]&amp;&quot;, &quot;&amp;[.F291]&amp;&quot;, &quot;&amp;[.G291]&amp;&quot;, &quot;&amp;[.H291]&amp;&quot;, &quot;&amp;[.I291]&amp;&quot;, &quot;&amp;[.J291]&amp;&quot;]#  e: 0#  t: 5&quot;" office:value-type="string" office:string-value="- d: [0x22, 0xED, 0xEE, 0xEF, 0xF0, 0xF1, 0xF2, 0xF3]#  e: 0#  t: 5">
            <text:p>- d: [0x22, 0xED, 0xEE, 0xEF, 0xF0, 0xF1, 0xF2, 0xF3]# <text:s/>e: 0# <text:s/>t: 5</text:p>
          </table:table-cell>
        </table:table-row>
        <table:table-row table:style-name="ro1">
          <table:table-cell table:formula="of:=[.A291]+7" office:value-type="float" office:value="2036">
            <text:p>2036</text:p>
          </table:table-cell>
          <table:table-cell table:formula="of:=[.B291]+1" office:value-type="float" office:value="291">
            <text:p>291</text:p>
          </table:table-cell>
          <table:table-cell table:formula="of:=&quot;0x&quot;&amp;BASE(MOD([.B292];16)+32;16)" office:value-type="string" office:string-value="0x23">
            <text:p>0x23</text:p>
          </table:table-cell>
          <table:table-cell table:formula="of:=&quot;0x&quot;&amp;BASE(MOD(MOD([.$A292];256)+[.D$1];256);16;2)" office:value-type="string" office:string-value="0xF4">
            <text:p>0xF4</text:p>
          </table:table-cell>
          <table:table-cell table:formula="of:=&quot;0x&quot;&amp;BASE(MOD(MOD([.$A292];256)+[.E$1];256);16;2)" office:value-type="string" office:string-value="0xF5">
            <text:p>0xF5</text:p>
          </table:table-cell>
          <table:table-cell table:formula="of:=&quot;0x&quot;&amp;BASE(MOD(MOD([.$A292];256)+[.F$1];256);16;2)" office:value-type="string" office:string-value="0xF6">
            <text:p>0xF6</text:p>
          </table:table-cell>
          <table:table-cell table:formula="of:=&quot;0x&quot;&amp;BASE(MOD(MOD([.$A292];256)+[.G$1];256);16;2)" office:value-type="string" office:string-value="0xF7">
            <text:p>0xF7</text:p>
          </table:table-cell>
          <table:table-cell table:formula="of:=&quot;0x&quot;&amp;BASE(MOD(MOD([.$A292];256)+[.H$1];256);16;2)" office:value-type="string" office:string-value="0xF8">
            <text:p>0xF8</text:p>
          </table:table-cell>
          <table:table-cell table:formula="of:=&quot;0x&quot;&amp;BASE(MOD(MOD([.$A292];256)+[.I$1];256);16;2)" office:value-type="string" office:string-value="0xF9">
            <text:p>0xF9</text:p>
          </table:table-cell>
          <table:table-cell table:formula="of:=&quot;0x&quot;&amp;BASE(MOD(MOD([.$A292];256)+[.J$1];256);16;2)" office:value-type="string" office:string-value="0xFA">
            <text:p>0xFA</text:p>
          </table:table-cell>
          <table:table-cell table:formula="of:=&quot;- d: [&quot;&amp;[.C292]&amp;&quot;, &quot;&amp;[.D292]&amp;&quot;, &quot;&amp;[.E292]&amp;&quot;, &quot;&amp;[.F292]&amp;&quot;, &quot;&amp;[.G292]&amp;&quot;, &quot;&amp;[.H292]&amp;&quot;, &quot;&amp;[.I292]&amp;&quot;, &quot;&amp;[.J292]&amp;&quot;]#  e: 0#  t: 5&quot;" office:value-type="string" office:string-value="- d: [0x23, 0xF4, 0xF5, 0xF6, 0xF7, 0xF8, 0xF9, 0xFA]#  e: 0#  t: 5">
            <text:p>- d: [0x23, 0xF4, 0xF5, 0xF6, 0xF7, 0xF8, 0xF9, 0xFA]# <text:s/>e: 0# <text:s/>t: 5</text:p>
          </table:table-cell>
        </table:table-row>
        <table:table-row table:style-name="ro1">
          <table:table-cell table:formula="of:=[.A292]+7" office:value-type="float" office:value="2043">
            <text:p>2043</text:p>
          </table:table-cell>
          <table:table-cell table:formula="of:=[.B292]+1" office:value-type="float" office:value="292">
            <text:p>292</text:p>
          </table:table-cell>
          <table:table-cell table:formula="of:=&quot;0x&quot;&amp;BASE(MOD([.B293];16)+32;16)" office:value-type="string" office:string-value="0x24">
            <text:p>0x24</text:p>
          </table:table-cell>
          <table:table-cell table:formula="of:=&quot;0x&quot;&amp;BASE(MOD(MOD([.$A293];256)+[.D$1];256);16;2)" office:value-type="string" office:string-value="0xFB">
            <text:p>0xFB</text:p>
          </table:table-cell>
          <table:table-cell table:formula="of:=&quot;0x&quot;&amp;BASE(MOD(MOD([.$A293];256)+[.E$1];256);16;2)" office:value-type="string" office:string-value="0xFC">
            <text:p>0xFC</text:p>
          </table:table-cell>
          <table:table-cell table:formula="of:=&quot;0x&quot;&amp;BASE(MOD(MOD([.$A293];256)+[.F$1];256);16;2)" office:value-type="string" office:string-value="0xFD">
            <text:p>0xFD</text:p>
          </table:table-cell>
          <table:table-cell table:formula="of:=&quot;0x&quot;&amp;BASE(MOD(MOD([.$A293];256)+[.G$1];256);16;2)" office:value-type="string" office:string-value="0xFE">
            <text:p>0xFE</text:p>
          </table:table-cell>
          <table:table-cell table:formula="of:=&quot;0x&quot;&amp;BASE(MOD(MOD([.$A293];256)+[.H$1];256);16;2)" office:value-type="string" office:string-value="0xFF">
            <text:p>0xFF</text:p>
          </table:table-cell>
          <table:table-cell table:formula="of:=&quot;0x&quot;&amp;BASE(MOD(MOD([.$A293];256)+[.I$1];256);16;2)" office:value-type="string" office:string-value="0x00">
            <text:p>0x00</text:p>
          </table:table-cell>
          <table:table-cell table:formula="of:=&quot;0x&quot;&amp;BASE(MOD(MOD([.$A293];256)+[.J$1];256);16;2)" office:value-type="string" office:string-value="0x01">
            <text:p>0x01</text:p>
          </table:table-cell>
          <table:table-cell table:formula="of:=&quot;- d: [&quot;&amp;[.C293]&amp;&quot;, &quot;&amp;[.D293]&amp;&quot;, &quot;&amp;[.E293]&amp;&quot;, &quot;&amp;[.F293]&amp;&quot;, &quot;&amp;[.G293]&amp;&quot;, &quot;&amp;[.H293]&amp;&quot;, &quot;&amp;[.I293]&amp;&quot;, &quot;&amp;[.J293]&amp;&quot;]#  e: 0#  t: 5&quot;" office:value-type="string" office:string-value="- d: [0x24, 0xFB, 0xFC, 0xFD, 0xFE, 0xFF, 0x00, 0x01]#  e: 0#  t: 5">
            <text:p>- d: [0x24, 0xFB, 0xFC, 0xFD, 0xFE, 0xFF, 0x00, 0x01]# <text:s/>e: 0# <text:s/>t: 5</text:p>
          </table:table-cell>
        </table:table-row>
        <table:table-row table:style-name="ro1">
          <table:table-cell table:formula="of:=[.A293]+7" office:value-type="float" office:value="2050">
            <text:p>2050</text:p>
          </table:table-cell>
          <table:table-cell table:formula="of:=[.B293]+1" office:value-type="float" office:value="293">
            <text:p>293</text:p>
          </table:table-cell>
          <table:table-cell table:formula="of:=&quot;0x&quot;&amp;BASE(MOD([.B294];16)+32;16)" office:value-type="string" office:string-value="0x25">
            <text:p>0x25</text:p>
          </table:table-cell>
          <table:table-cell table:formula="of:=&quot;0x&quot;&amp;BASE(MOD(MOD([.$A294];256)+[.D$1];256);16;2)" office:value-type="string" office:string-value="0x02">
            <text:p>0x02</text:p>
          </table:table-cell>
          <table:table-cell table:formula="of:=&quot;0x&quot;&amp;BASE(MOD(MOD([.$A294];256)+[.E$1];256);16;2)" office:value-type="string" office:string-value="0x03">
            <text:p>0x03</text:p>
          </table:table-cell>
          <table:table-cell table:formula="of:=&quot;0x&quot;&amp;BASE(MOD(MOD([.$A294];256)+[.F$1];256);16;2)" office:value-type="string" office:string-value="0x04">
            <text:p>0x04</text:p>
          </table:table-cell>
          <table:table-cell table:formula="of:=&quot;0x&quot;&amp;BASE(MOD(MOD([.$A294];256)+[.G$1];256);16;2)" office:value-type="string" office:string-value="0x05">
            <text:p>0x05</text:p>
          </table:table-cell>
          <table:table-cell table:formula="of:=&quot;0x&quot;&amp;BASE(MOD(MOD([.$A294];256)+[.H$1];256);16;2)" office:value-type="string" office:string-value="0x06">
            <text:p>0x06</text:p>
          </table:table-cell>
          <table:table-cell table:formula="of:=&quot;0x&quot;&amp;BASE(MOD(MOD([.$A294];256)+[.I$1];256);16;2)" office:value-type="string" office:string-value="0x07">
            <text:p>0x07</text:p>
          </table:table-cell>
          <table:table-cell table:formula="of:=&quot;0x&quot;&amp;BASE(MOD(MOD([.$A294];256)+[.J$1];256);16;2)" office:value-type="string" office:string-value="0x08">
            <text:p>0x08</text:p>
          </table:table-cell>
          <table:table-cell table:formula="of:=&quot;- d: [&quot;&amp;[.C294]&amp;&quot;, &quot;&amp;[.D294]&amp;&quot;, &quot;&amp;[.E294]&amp;&quot;, &quot;&amp;[.F294]&amp;&quot;, &quot;&amp;[.G294]&amp;&quot;, &quot;&amp;[.H294]&amp;&quot;, &quot;&amp;[.I294]&amp;&quot;, &quot;&amp;[.J294]&amp;&quot;]#  e: 0#  t: 5&quot;" office:value-type="string" office:string-value="- d: [0x25, 0x02, 0x03, 0x04, 0x05, 0x06, 0x07, 0x08]#  e: 0#  t: 5">
            <text:p>- d: [0x25, 0x02, 0x03, 0x04, 0x05, 0x06, 0x07, 0x08]# <text:s/>e: 0# <text:s/>t: 5</text:p>
          </table:table-cell>
        </table:table-row>
        <table:table-row table:style-name="ro1">
          <table:table-cell table:formula="of:=[.A294]+7" office:value-type="float" office:value="2057">
            <text:p>2057</text:p>
          </table:table-cell>
          <table:table-cell table:formula="of:=[.B294]+1" office:value-type="float" office:value="294">
            <text:p>294</text:p>
          </table:table-cell>
          <table:table-cell table:formula="of:=&quot;0x&quot;&amp;BASE(MOD([.B295];16)+32;16)" office:value-type="string" office:string-value="0x26">
            <text:p>0x26</text:p>
          </table:table-cell>
          <table:table-cell table:formula="of:=&quot;0x&quot;&amp;BASE(MOD(MOD([.$A295];256)+[.D$1];256);16;2)" office:value-type="string" office:string-value="0x09">
            <text:p>0x09</text:p>
          </table:table-cell>
          <table:table-cell table:formula="of:=&quot;0x&quot;&amp;BASE(MOD(MOD([.$A295];256)+[.E$1];256);16;2)" office:value-type="string" office:string-value="0x0A">
            <text:p>0x0A</text:p>
          </table:table-cell>
          <table:table-cell table:formula="of:=&quot;0x&quot;&amp;BASE(MOD(MOD([.$A295];256)+[.F$1];256);16;2)" office:value-type="string" office:string-value="0x0B">
            <text:p>0x0B</text:p>
          </table:table-cell>
          <table:table-cell table:formula="of:=&quot;0x&quot;&amp;BASE(MOD(MOD([.$A295];256)+[.G$1];256);16;2)" office:value-type="string" office:string-value="0x0C">
            <text:p>0x0C</text:p>
          </table:table-cell>
          <table:table-cell table:formula="of:=&quot;0x&quot;&amp;BASE(MOD(MOD([.$A295];256)+[.H$1];256);16;2)" office:value-type="string" office:string-value="0x0D">
            <text:p>0x0D</text:p>
          </table:table-cell>
          <table:table-cell table:formula="of:=&quot;0x&quot;&amp;BASE(MOD(MOD([.$A295];256)+[.I$1];256);16;2)" office:value-type="string" office:string-value="0x0E">
            <text:p>0x0E</text:p>
          </table:table-cell>
          <table:table-cell table:formula="of:=&quot;0x&quot;&amp;BASE(MOD(MOD([.$A295];256)+[.J$1];256);16;2)" office:value-type="string" office:string-value="0x0F">
            <text:p>0x0F</text:p>
          </table:table-cell>
          <table:table-cell table:formula="of:=&quot;- d: [&quot;&amp;[.C295]&amp;&quot;, &quot;&amp;[.D295]&amp;&quot;, &quot;&amp;[.E295]&amp;&quot;, &quot;&amp;[.F295]&amp;&quot;, &quot;&amp;[.G295]&amp;&quot;, &quot;&amp;[.H295]&amp;&quot;, &quot;&amp;[.I295]&amp;&quot;, &quot;&amp;[.J295]&amp;&quot;]#  e: 0#  t: 5&quot;" office:value-type="string" office:string-value="- d: [0x26, 0x09, 0x0A, 0x0B, 0x0C, 0x0D, 0x0E, 0x0F]#  e: 0#  t: 5">
            <text:p>- d: [0x26, 0x09, 0x0A, 0x0B, 0x0C, 0x0D, 0x0E, 0x0F]# <text:s/>e: 0# <text:s/>t: 5</text:p>
          </table:table-cell>
        </table:table-row>
        <table:table-row table:style-name="ro1">
          <table:table-cell table:formula="of:=[.A295]+7" office:value-type="float" office:value="2064">
            <text:p>2064</text:p>
          </table:table-cell>
          <table:table-cell table:formula="of:=[.B295]+1" office:value-type="float" office:value="295">
            <text:p>295</text:p>
          </table:table-cell>
          <table:table-cell table:formula="of:=&quot;0x&quot;&amp;BASE(MOD([.B296];16)+32;16)" office:value-type="string" office:string-value="0x27">
            <text:p>0x27</text:p>
          </table:table-cell>
          <table:table-cell table:formula="of:=&quot;0x&quot;&amp;BASE(MOD(MOD([.$A296];256)+[.D$1];256);16;2)" office:value-type="string" office:string-value="0x10">
            <text:p>0x10</text:p>
          </table:table-cell>
          <table:table-cell table:formula="of:=&quot;0x&quot;&amp;BASE(MOD(MOD([.$A296];256)+[.E$1];256);16;2)" office:value-type="string" office:string-value="0x11">
            <text:p>0x11</text:p>
          </table:table-cell>
          <table:table-cell table:formula="of:=&quot;0x&quot;&amp;BASE(MOD(MOD([.$A296];256)+[.F$1];256);16;2)" office:value-type="string" office:string-value="0x12">
            <text:p>0x12</text:p>
          </table:table-cell>
          <table:table-cell table:formula="of:=&quot;0x&quot;&amp;BASE(MOD(MOD([.$A296];256)+[.G$1];256);16;2)" office:value-type="string" office:string-value="0x13">
            <text:p>0x13</text:p>
          </table:table-cell>
          <table:table-cell table:formula="of:=&quot;0x&quot;&amp;BASE(MOD(MOD([.$A296];256)+[.H$1];256);16;2)" office:value-type="string" office:string-value="0x14">
            <text:p>0x14</text:p>
          </table:table-cell>
          <table:table-cell table:formula="of:=&quot;0x&quot;&amp;BASE(MOD(MOD([.$A296];256)+[.I$1];256);16;2)" office:value-type="string" office:string-value="0x15">
            <text:p>0x15</text:p>
          </table:table-cell>
          <table:table-cell table:formula="of:=&quot;0x&quot;&amp;BASE(MOD(MOD([.$A296];256)+[.J$1];256);16;2)" office:value-type="string" office:string-value="0x16">
            <text:p>0x16</text:p>
          </table:table-cell>
          <table:table-cell table:formula="of:=&quot;- d: [&quot;&amp;[.C296]&amp;&quot;, &quot;&amp;[.D296]&amp;&quot;, &quot;&amp;[.E296]&amp;&quot;, &quot;&amp;[.F296]&amp;&quot;, &quot;&amp;[.G296]&amp;&quot;, &quot;&amp;[.H296]&amp;&quot;, &quot;&amp;[.I296]&amp;&quot;, &quot;&amp;[.J296]&amp;&quot;]#  e: 0#  t: 5&quot;" office:value-type="string" office:string-value="- d: [0x27, 0x10, 0x11, 0x12, 0x13, 0x14, 0x15, 0x16]#  e: 0#  t: 5">
            <text:p>- d: [0x27, 0x10, 0x11, 0x12, 0x13, 0x14, 0x15, 0x16]# <text:s/>e: 0# <text:s/>t: 5</text:p>
          </table:table-cell>
        </table:table-row>
        <table:table-row table:style-name="ro1">
          <table:table-cell table:formula="of:=[.A296]+7" office:value-type="float" office:value="2071">
            <text:p>2071</text:p>
          </table:table-cell>
          <table:table-cell table:formula="of:=[.B296]+1" office:value-type="float" office:value="296">
            <text:p>296</text:p>
          </table:table-cell>
          <table:table-cell table:formula="of:=&quot;0x&quot;&amp;BASE(MOD([.B297];16)+32;16)" office:value-type="string" office:string-value="0x28">
            <text:p>0x28</text:p>
          </table:table-cell>
          <table:table-cell table:formula="of:=&quot;0x&quot;&amp;BASE(MOD(MOD([.$A297];256)+[.D$1];256);16;2)" office:value-type="string" office:string-value="0x17">
            <text:p>0x17</text:p>
          </table:table-cell>
          <table:table-cell table:formula="of:=&quot;0x&quot;&amp;BASE(MOD(MOD([.$A297];256)+[.E$1];256);16;2)" office:value-type="string" office:string-value="0x18">
            <text:p>0x18</text:p>
          </table:table-cell>
          <table:table-cell table:formula="of:=&quot;0x&quot;&amp;BASE(MOD(MOD([.$A297];256)+[.F$1];256);16;2)" office:value-type="string" office:string-value="0x19">
            <text:p>0x19</text:p>
          </table:table-cell>
          <table:table-cell table:formula="of:=&quot;0x&quot;&amp;BASE(MOD(MOD([.$A297];256)+[.G$1];256);16;2)" office:value-type="string" office:string-value="0x1A">
            <text:p>0x1A</text:p>
          </table:table-cell>
          <table:table-cell table:formula="of:=&quot;0x&quot;&amp;BASE(MOD(MOD([.$A297];256)+[.H$1];256);16;2)" office:value-type="string" office:string-value="0x1B">
            <text:p>0x1B</text:p>
          </table:table-cell>
          <table:table-cell table:formula="of:=&quot;0x&quot;&amp;BASE(MOD(MOD([.$A297];256)+[.I$1];256);16;2)" office:value-type="string" office:string-value="0x1C">
            <text:p>0x1C</text:p>
          </table:table-cell>
          <table:table-cell table:formula="of:=&quot;0x&quot;&amp;BASE(MOD(MOD([.$A297];256)+[.J$1];256);16;2)" office:value-type="string" office:string-value="0x1D">
            <text:p>0x1D</text:p>
          </table:table-cell>
          <table:table-cell table:formula="of:=&quot;- d: [&quot;&amp;[.C297]&amp;&quot;, &quot;&amp;[.D297]&amp;&quot;, &quot;&amp;[.E297]&amp;&quot;, &quot;&amp;[.F297]&amp;&quot;, &quot;&amp;[.G297]&amp;&quot;, &quot;&amp;[.H297]&amp;&quot;, &quot;&amp;[.I297]&amp;&quot;, &quot;&amp;[.J297]&amp;&quot;]#  e: 0#  t: 5&quot;" office:value-type="string" office:string-value="- d: [0x28, 0x17, 0x18, 0x19, 0x1A, 0x1B, 0x1C, 0x1D]#  e: 0#  t: 5">
            <text:p>- d: [0x28, 0x17, 0x18, 0x19, 0x1A, 0x1B, 0x1C, 0x1D]# <text:s/>e: 0# <text:s/>t: 5</text:p>
          </table:table-cell>
        </table:table-row>
        <table:table-row table:style-name="ro1">
          <table:table-cell table:formula="of:=[.A297]+7" office:value-type="float" office:value="2078">
            <text:p>2078</text:p>
          </table:table-cell>
          <table:table-cell table:formula="of:=[.B297]+1" office:value-type="float" office:value="297">
            <text:p>297</text:p>
          </table:table-cell>
          <table:table-cell table:formula="of:=&quot;0x&quot;&amp;BASE(MOD([.B298];16)+32;16)" office:value-type="string" office:string-value="0x29">
            <text:p>0x29</text:p>
          </table:table-cell>
          <table:table-cell table:formula="of:=&quot;0x&quot;&amp;BASE(MOD(MOD([.$A298];256)+[.D$1];256);16;2)" office:value-type="string" office:string-value="0x1E">
            <text:p>0x1E</text:p>
          </table:table-cell>
          <table:table-cell table:formula="of:=&quot;0x&quot;&amp;BASE(MOD(MOD([.$A298];256)+[.E$1];256);16;2)" office:value-type="string" office:string-value="0x1F">
            <text:p>0x1F</text:p>
          </table:table-cell>
          <table:table-cell table:formula="of:=&quot;0x&quot;&amp;BASE(MOD(MOD([.$A298];256)+[.F$1];256);16;2)" office:value-type="string" office:string-value="0x20">
            <text:p>0x20</text:p>
          </table:table-cell>
          <table:table-cell table:formula="of:=&quot;0x&quot;&amp;BASE(MOD(MOD([.$A298];256)+[.G$1];256);16;2)" office:value-type="string" office:string-value="0x21">
            <text:p>0x21</text:p>
          </table:table-cell>
          <table:table-cell table:formula="of:=&quot;0x&quot;&amp;BASE(MOD(MOD([.$A298];256)+[.H$1];256);16;2)" office:value-type="string" office:string-value="0x22">
            <text:p>0x22</text:p>
          </table:table-cell>
          <table:table-cell table:formula="of:=&quot;0x&quot;&amp;BASE(MOD(MOD([.$A298];256)+[.I$1];256);16;2)" office:value-type="string" office:string-value="0x23">
            <text:p>0x23</text:p>
          </table:table-cell>
          <table:table-cell table:formula="of:=&quot;0x&quot;&amp;BASE(MOD(MOD([.$A298];256)+[.J$1];256);16;2)" office:value-type="string" office:string-value="0x24">
            <text:p>0x24</text:p>
          </table:table-cell>
          <table:table-cell table:formula="of:=&quot;- d: [&quot;&amp;[.C298]&amp;&quot;, &quot;&amp;[.D298]&amp;&quot;, &quot;&amp;[.E298]&amp;&quot;, &quot;&amp;[.F298]&amp;&quot;, &quot;&amp;[.G298]&amp;&quot;, &quot;&amp;[.H298]&amp;&quot;, &quot;&amp;[.I298]&amp;&quot;, &quot;&amp;[.J298]&amp;&quot;]#  e: 0#  t: 5&quot;" office:value-type="string" office:string-value="- d: [0x29, 0x1E, 0x1F, 0x20, 0x21, 0x22, 0x23, 0x24]#  e: 0#  t: 5">
            <text:p>- d: [0x29, 0x1E, 0x1F, 0x20, 0x21, 0x22, 0x23, 0x24]# <text:s/>e: 0# <text:s/>t: 5</text:p>
          </table:table-cell>
        </table:table-row>
        <table:table-row table:style-name="ro1">
          <table:table-cell table:formula="of:=[.A298]+7" office:value-type="float" office:value="2085">
            <text:p>2085</text:p>
          </table:table-cell>
          <table:table-cell table:formula="of:=[.B298]+1" office:value-type="float" office:value="298">
            <text:p>298</text:p>
          </table:table-cell>
          <table:table-cell table:formula="of:=&quot;0x&quot;&amp;BASE(MOD([.B299];16)+32;16)" office:value-type="string" office:string-value="0x2A">
            <text:p>0x2A</text:p>
          </table:table-cell>
          <table:table-cell table:formula="of:=&quot;0x&quot;&amp;BASE(MOD(MOD([.$A299];256)+[.D$1];256);16;2)" office:value-type="string" office:string-value="0x25">
            <text:p>0x25</text:p>
          </table:table-cell>
          <table:table-cell table:formula="of:=&quot;0x&quot;&amp;BASE(MOD(MOD([.$A299];256)+[.E$1];256);16;2)" office:value-type="string" office:string-value="0x26">
            <text:p>0x26</text:p>
          </table:table-cell>
          <table:table-cell table:formula="of:=&quot;0x&quot;&amp;BASE(MOD(MOD([.$A299];256)+[.F$1];256);16;2)" office:value-type="string" office:string-value="0x27">
            <text:p>0x27</text:p>
          </table:table-cell>
          <table:table-cell table:formula="of:=&quot;0x&quot;&amp;BASE(MOD(MOD([.$A299];256)+[.G$1];256);16;2)" office:value-type="string" office:string-value="0x28">
            <text:p>0x28</text:p>
          </table:table-cell>
          <table:table-cell table:formula="of:=&quot;0x&quot;&amp;BASE(MOD(MOD([.$A299];256)+[.H$1];256);16;2)" office:value-type="string" office:string-value="0x29">
            <text:p>0x29</text:p>
          </table:table-cell>
          <table:table-cell table:formula="of:=&quot;0x&quot;&amp;BASE(MOD(MOD([.$A299];256)+[.I$1];256);16;2)" office:value-type="string" office:string-value="0x2A">
            <text:p>0x2A</text:p>
          </table:table-cell>
          <table:table-cell table:formula="of:=&quot;0x&quot;&amp;BASE(MOD(MOD([.$A299];256)+[.J$1];256);16;2)" office:value-type="string" office:string-value="0x2B">
            <text:p>0x2B</text:p>
          </table:table-cell>
          <table:table-cell table:formula="of:=&quot;- d: [&quot;&amp;[.C299]&amp;&quot;, &quot;&amp;[.D299]&amp;&quot;, &quot;&amp;[.E299]&amp;&quot;, &quot;&amp;[.F299]&amp;&quot;, &quot;&amp;[.G299]&amp;&quot;, &quot;&amp;[.H299]&amp;&quot;, &quot;&amp;[.I299]&amp;&quot;, &quot;&amp;[.J299]&amp;&quot;]#  e: 0#  t: 5&quot;" office:value-type="string" office:string-value="- d: [0x2A, 0x25, 0x26, 0x27, 0x28, 0x29, 0x2A, 0x2B]#  e: 0#  t: 5">
            <text:p>- d: [0x2A, 0x25, 0x26, 0x27, 0x28, 0x29, 0x2A, 0x2B]# <text:s/>e: 0# <text:s/>t: 5</text:p>
          </table:table-cell>
        </table:table-row>
        <table:table-row table:style-name="ro1">
          <table:table-cell table:formula="of:=[.A299]+7" office:value-type="float" office:value="2092">
            <text:p>2092</text:p>
          </table:table-cell>
          <table:table-cell table:formula="of:=[.B299]+1" office:value-type="float" office:value="299">
            <text:p>299</text:p>
          </table:table-cell>
          <table:table-cell table:formula="of:=&quot;0x&quot;&amp;BASE(MOD([.B300];16)+32;16)" office:value-type="string" office:string-value="0x2B">
            <text:p>0x2B</text:p>
          </table:table-cell>
          <table:table-cell table:formula="of:=&quot;0x&quot;&amp;BASE(MOD(MOD([.$A300];256)+[.D$1];256);16;2)" office:value-type="string" office:string-value="0x2C">
            <text:p>0x2C</text:p>
          </table:table-cell>
          <table:table-cell table:formula="of:=&quot;0x&quot;&amp;BASE(MOD(MOD([.$A300];256)+[.E$1];256);16;2)" office:value-type="string" office:string-value="0x2D">
            <text:p>0x2D</text:p>
          </table:table-cell>
          <table:table-cell table:formula="of:=&quot;0x&quot;&amp;BASE(MOD(MOD([.$A300];256)+[.F$1];256);16;2)" office:value-type="string" office:string-value="0x2E">
            <text:p>0x2E</text:p>
          </table:table-cell>
          <table:table-cell table:formula="of:=&quot;0x&quot;&amp;BASE(MOD(MOD([.$A300];256)+[.G$1];256);16;2)" office:value-type="string" office:string-value="0x2F">
            <text:p>0x2F</text:p>
          </table:table-cell>
          <table:table-cell table:formula="of:=&quot;0x&quot;&amp;BASE(MOD(MOD([.$A300];256)+[.H$1];256);16;2)" office:value-type="string" office:string-value="0x30">
            <text:p>0x30</text:p>
          </table:table-cell>
          <table:table-cell table:formula="of:=&quot;0x&quot;&amp;BASE(MOD(MOD([.$A300];256)+[.I$1];256);16;2)" office:value-type="string" office:string-value="0x31">
            <text:p>0x31</text:p>
          </table:table-cell>
          <table:table-cell table:formula="of:=&quot;0x&quot;&amp;BASE(MOD(MOD([.$A300];256)+[.J$1];256);16;2)" office:value-type="string" office:string-value="0x32">
            <text:p>0x32</text:p>
          </table:table-cell>
          <table:table-cell table:formula="of:=&quot;- d: [&quot;&amp;[.C300]&amp;&quot;, &quot;&amp;[.D300]&amp;&quot;, &quot;&amp;[.E300]&amp;&quot;, &quot;&amp;[.F300]&amp;&quot;, &quot;&amp;[.G300]&amp;&quot;, &quot;&amp;[.H300]&amp;&quot;, &quot;&amp;[.I300]&amp;&quot;, &quot;&amp;[.J300]&amp;&quot;]#  e: 0#  t: 5&quot;" office:value-type="string" office:string-value="- d: [0x2B, 0x2C, 0x2D, 0x2E, 0x2F, 0x30, 0x31, 0x32]#  e: 0#  t: 5">
            <text:p>- d: [0x2B, 0x2C, 0x2D, 0x2E, 0x2F, 0x30, 0x31, 0x32]# <text:s/>e: 0# <text:s/>t: 5</text:p>
          </table:table-cell>
        </table:table-row>
        <table:table-row table:style-name="ro1">
          <table:table-cell table:formula="of:=[.A300]+7" office:value-type="float" office:value="2099">
            <text:p>2099</text:p>
          </table:table-cell>
          <table:table-cell table:formula="of:=[.B300]+1" office:value-type="float" office:value="300">
            <text:p>300</text:p>
          </table:table-cell>
          <table:table-cell table:formula="of:=&quot;0x&quot;&amp;BASE(MOD([.B301];16)+32;16)" office:value-type="string" office:string-value="0x2C">
            <text:p>0x2C</text:p>
          </table:table-cell>
          <table:table-cell table:formula="of:=&quot;0x&quot;&amp;BASE(MOD(MOD([.$A301];256)+[.D$1];256);16;2)" office:value-type="string" office:string-value="0x33">
            <text:p>0x33</text:p>
          </table:table-cell>
          <table:table-cell table:formula="of:=&quot;0x&quot;&amp;BASE(MOD(MOD([.$A301];256)+[.E$1];256);16;2)" office:value-type="string" office:string-value="0x34">
            <text:p>0x34</text:p>
          </table:table-cell>
          <table:table-cell table:formula="of:=&quot;0x&quot;&amp;BASE(MOD(MOD([.$A301];256)+[.F$1];256);16;2)" office:value-type="string" office:string-value="0x35">
            <text:p>0x35</text:p>
          </table:table-cell>
          <table:table-cell table:formula="of:=&quot;0x&quot;&amp;BASE(MOD(MOD([.$A301];256)+[.G$1];256);16;2)" office:value-type="string" office:string-value="0x36">
            <text:p>0x36</text:p>
          </table:table-cell>
          <table:table-cell table:formula="of:=&quot;0x&quot;&amp;BASE(MOD(MOD([.$A301];256)+[.H$1];256);16;2)" office:value-type="string" office:string-value="0x37">
            <text:p>0x37</text:p>
          </table:table-cell>
          <table:table-cell table:formula="of:=&quot;0x&quot;&amp;BASE(MOD(MOD([.$A301];256)+[.I$1];256);16;2)" office:value-type="string" office:string-value="0x38">
            <text:p>0x38</text:p>
          </table:table-cell>
          <table:table-cell table:formula="of:=&quot;0x&quot;&amp;BASE(MOD(MOD([.$A301];256)+[.J$1];256);16;2)" office:value-type="string" office:string-value="0x39">
            <text:p>0x39</text:p>
          </table:table-cell>
          <table:table-cell table:formula="of:=&quot;- d: [&quot;&amp;[.C301]&amp;&quot;, &quot;&amp;[.D301]&amp;&quot;, &quot;&amp;[.E301]&amp;&quot;, &quot;&amp;[.F301]&amp;&quot;, &quot;&amp;[.G301]&amp;&quot;, &quot;&amp;[.H301]&amp;&quot;, &quot;&amp;[.I301]&amp;&quot;, &quot;&amp;[.J301]&amp;&quot;]#  e: 0#  t: 5&quot;" office:value-type="string" office:string-value="- d: [0x2C, 0x33, 0x34, 0x35, 0x36, 0x37, 0x38, 0x39]#  e: 0#  t: 5">
            <text:p>- d: [0x2C, 0x33, 0x34, 0x35, 0x36, 0x37, 0x38, 0x39]# <text:s/>e: 0# <text:s/>t: 5</text:p>
          </table:table-cell>
        </table:table-row>
        <table:table-row table:style-name="ro1">
          <table:table-cell table:formula="of:=[.A301]+7" office:value-type="float" office:value="2106">
            <text:p>2106</text:p>
          </table:table-cell>
          <table:table-cell table:formula="of:=[.B301]+1" office:value-type="float" office:value="301">
            <text:p>301</text:p>
          </table:table-cell>
          <table:table-cell table:formula="of:=&quot;0x&quot;&amp;BASE(MOD([.B302];16)+32;16)" office:value-type="string" office:string-value="0x2D">
            <text:p>0x2D</text:p>
          </table:table-cell>
          <table:table-cell table:formula="of:=&quot;0x&quot;&amp;BASE(MOD(MOD([.$A302];256)+[.D$1];256);16;2)" office:value-type="string" office:string-value="0x3A">
            <text:p>0x3A</text:p>
          </table:table-cell>
          <table:table-cell table:formula="of:=&quot;0x&quot;&amp;BASE(MOD(MOD([.$A302];256)+[.E$1];256);16;2)" office:value-type="string" office:string-value="0x3B">
            <text:p>0x3B</text:p>
          </table:table-cell>
          <table:table-cell table:formula="of:=&quot;0x&quot;&amp;BASE(MOD(MOD([.$A302];256)+[.F$1];256);16;2)" office:value-type="string" office:string-value="0x3C">
            <text:p>0x3C</text:p>
          </table:table-cell>
          <table:table-cell table:formula="of:=&quot;0x&quot;&amp;BASE(MOD(MOD([.$A302];256)+[.G$1];256);16;2)" office:value-type="string" office:string-value="0x3D">
            <text:p>0x3D</text:p>
          </table:table-cell>
          <table:table-cell table:formula="of:=&quot;0x&quot;&amp;BASE(MOD(MOD([.$A302];256)+[.H$1];256);16;2)" office:value-type="string" office:string-value="0x3E">
            <text:p>0x3E</text:p>
          </table:table-cell>
          <table:table-cell table:formula="of:=&quot;0x&quot;&amp;BASE(MOD(MOD([.$A302];256)+[.I$1];256);16;2)" office:value-type="string" office:string-value="0x3F">
            <text:p>0x3F</text:p>
          </table:table-cell>
          <table:table-cell table:formula="of:=&quot;0x&quot;&amp;BASE(MOD(MOD([.$A302];256)+[.J$1];256);16;2)" office:value-type="string" office:string-value="0x40">
            <text:p>0x40</text:p>
          </table:table-cell>
          <table:table-cell table:formula="of:=&quot;- d: [&quot;&amp;[.C302]&amp;&quot;, &quot;&amp;[.D302]&amp;&quot;, &quot;&amp;[.E302]&amp;&quot;, &quot;&amp;[.F302]&amp;&quot;, &quot;&amp;[.G302]&amp;&quot;, &quot;&amp;[.H302]&amp;&quot;, &quot;&amp;[.I302]&amp;&quot;, &quot;&amp;[.J302]&amp;&quot;]#  e: 0#  t: 5&quot;" office:value-type="string" office:string-value="- d: [0x2D, 0x3A, 0x3B, 0x3C, 0x3D, 0x3E, 0x3F, 0x40]#  e: 0#  t: 5">
            <text:p>- d: [0x2D, 0x3A, 0x3B, 0x3C, 0x3D, 0x3E, 0x3F, 0x40]# <text:s/>e: 0# <text:s/>t: 5</text:p>
          </table:table-cell>
        </table:table-row>
        <table:table-row table:style-name="ro1">
          <table:table-cell table:formula="of:=[.A302]+7" office:value-type="float" office:value="2113">
            <text:p>2113</text:p>
          </table:table-cell>
          <table:table-cell table:formula="of:=[.B302]+1" office:value-type="float" office:value="302">
            <text:p>302</text:p>
          </table:table-cell>
          <table:table-cell table:formula="of:=&quot;0x&quot;&amp;BASE(MOD([.B303];16)+32;16)" office:value-type="string" office:string-value="0x2E">
            <text:p>0x2E</text:p>
          </table:table-cell>
          <table:table-cell table:formula="of:=&quot;0x&quot;&amp;BASE(MOD(MOD([.$A303];256)+[.D$1];256);16;2)" office:value-type="string" office:string-value="0x41">
            <text:p>0x41</text:p>
          </table:table-cell>
          <table:table-cell table:formula="of:=&quot;0x&quot;&amp;BASE(MOD(MOD([.$A303];256)+[.E$1];256);16;2)" office:value-type="string" office:string-value="0x42">
            <text:p>0x42</text:p>
          </table:table-cell>
          <table:table-cell table:formula="of:=&quot;0x&quot;&amp;BASE(MOD(MOD([.$A303];256)+[.F$1];256);16;2)" office:value-type="string" office:string-value="0x43">
            <text:p>0x43</text:p>
          </table:table-cell>
          <table:table-cell table:formula="of:=&quot;0x&quot;&amp;BASE(MOD(MOD([.$A303];256)+[.G$1];256);16;2)" office:value-type="string" office:string-value="0x44">
            <text:p>0x44</text:p>
          </table:table-cell>
          <table:table-cell table:formula="of:=&quot;0x&quot;&amp;BASE(MOD(MOD([.$A303];256)+[.H$1];256);16;2)" office:value-type="string" office:string-value="0x45">
            <text:p>0x45</text:p>
          </table:table-cell>
          <table:table-cell table:formula="of:=&quot;0x&quot;&amp;BASE(MOD(MOD([.$A303];256)+[.I$1];256);16;2)" office:value-type="string" office:string-value="0x46">
            <text:p>0x46</text:p>
          </table:table-cell>
          <table:table-cell table:formula="of:=&quot;0x&quot;&amp;BASE(MOD(MOD([.$A303];256)+[.J$1];256);16;2)" office:value-type="string" office:string-value="0x47">
            <text:p>0x47</text:p>
          </table:table-cell>
          <table:table-cell table:formula="of:=&quot;- d: [&quot;&amp;[.C303]&amp;&quot;, &quot;&amp;[.D303]&amp;&quot;, &quot;&amp;[.E303]&amp;&quot;, &quot;&amp;[.F303]&amp;&quot;, &quot;&amp;[.G303]&amp;&quot;, &quot;&amp;[.H303]&amp;&quot;, &quot;&amp;[.I303]&amp;&quot;, &quot;&amp;[.J303]&amp;&quot;]#  e: 0#  t: 5&quot;" office:value-type="string" office:string-value="- d: [0x2E, 0x41, 0x42, 0x43, 0x44, 0x45, 0x46, 0x47]#  e: 0#  t: 5">
            <text:p>- d: [0x2E, 0x41, 0x42, 0x43, 0x44, 0x45, 0x46, 0x47]# <text:s/>e: 0# <text:s/>t: 5</text:p>
          </table:table-cell>
        </table:table-row>
        <table:table-row table:style-name="ro1">
          <table:table-cell table:formula="of:=[.A303]+7" office:value-type="float" office:value="2120">
            <text:p>2120</text:p>
          </table:table-cell>
          <table:table-cell table:formula="of:=[.B303]+1" office:value-type="float" office:value="303">
            <text:p>303</text:p>
          </table:table-cell>
          <table:table-cell table:formula="of:=&quot;0x&quot;&amp;BASE(MOD([.B304];16)+32;16)" office:value-type="string" office:string-value="0x2F">
            <text:p>0x2F</text:p>
          </table:table-cell>
          <table:table-cell table:formula="of:=&quot;0x&quot;&amp;BASE(MOD(MOD([.$A304];256)+[.D$1];256);16;2)" office:value-type="string" office:string-value="0x48">
            <text:p>0x48</text:p>
          </table:table-cell>
          <table:table-cell table:formula="of:=&quot;0x&quot;&amp;BASE(MOD(MOD([.$A304];256)+[.E$1];256);16;2)" office:value-type="string" office:string-value="0x49">
            <text:p>0x49</text:p>
          </table:table-cell>
          <table:table-cell table:formula="of:=&quot;0x&quot;&amp;BASE(MOD(MOD([.$A304];256)+[.F$1];256);16;2)" office:value-type="string" office:string-value="0x4A">
            <text:p>0x4A</text:p>
          </table:table-cell>
          <table:table-cell table:formula="of:=&quot;0x&quot;&amp;BASE(MOD(MOD([.$A304];256)+[.G$1];256);16;2)" office:value-type="string" office:string-value="0x4B">
            <text:p>0x4B</text:p>
          </table:table-cell>
          <table:table-cell table:formula="of:=&quot;0x&quot;&amp;BASE(MOD(MOD([.$A304];256)+[.H$1];256);16;2)" office:value-type="string" office:string-value="0x4C">
            <text:p>0x4C</text:p>
          </table:table-cell>
          <table:table-cell table:formula="of:=&quot;0x&quot;&amp;BASE(MOD(MOD([.$A304];256)+[.I$1];256);16;2)" office:value-type="string" office:string-value="0x4D">
            <text:p>0x4D</text:p>
          </table:table-cell>
          <table:table-cell table:formula="of:=&quot;0x&quot;&amp;BASE(MOD(MOD([.$A304];256)+[.J$1];256);16;2)" office:value-type="string" office:string-value="0x4E">
            <text:p>0x4E</text:p>
          </table:table-cell>
          <table:table-cell table:formula="of:=&quot;- d: [&quot;&amp;[.C304]&amp;&quot;, &quot;&amp;[.D304]&amp;&quot;, &quot;&amp;[.E304]&amp;&quot;, &quot;&amp;[.F304]&amp;&quot;, &quot;&amp;[.G304]&amp;&quot;, &quot;&amp;[.H304]&amp;&quot;, &quot;&amp;[.I304]&amp;&quot;, &quot;&amp;[.J304]&amp;&quot;]#  e: 0#  t: 5&quot;" office:value-type="string" office:string-value="- d: [0x2F, 0x48, 0x49, 0x4A, 0x4B, 0x4C, 0x4D, 0x4E]#  e: 0#  t: 5">
            <text:p>- d: [0x2F, 0x48, 0x49, 0x4A, 0x4B, 0x4C, 0x4D, 0x4E]# <text:s/>e: 0# <text:s/>t: 5</text:p>
          </table:table-cell>
        </table:table-row>
        <table:table-row table:style-name="ro1">
          <table:table-cell table:formula="of:=[.A304]+7" office:value-type="float" office:value="2127">
            <text:p>2127</text:p>
          </table:table-cell>
          <table:table-cell table:formula="of:=[.B304]+1" office:value-type="float" office:value="304">
            <text:p>304</text:p>
          </table:table-cell>
          <table:table-cell table:formula="of:=&quot;0x&quot;&amp;BASE(MOD([.B305];16)+32;16)" office:value-type="string" office:string-value="0x20">
            <text:p>0x20</text:p>
          </table:table-cell>
          <table:table-cell table:formula="of:=&quot;0x&quot;&amp;BASE(MOD(MOD([.$A305];256)+[.D$1];256);16;2)" office:value-type="string" office:string-value="0x4F">
            <text:p>0x4F</text:p>
          </table:table-cell>
          <table:table-cell table:formula="of:=&quot;0x&quot;&amp;BASE(MOD(MOD([.$A305];256)+[.E$1];256);16;2)" office:value-type="string" office:string-value="0x50">
            <text:p>0x50</text:p>
          </table:table-cell>
          <table:table-cell table:formula="of:=&quot;0x&quot;&amp;BASE(MOD(MOD([.$A305];256)+[.F$1];256);16;2)" office:value-type="string" office:string-value="0x51">
            <text:p>0x51</text:p>
          </table:table-cell>
          <table:table-cell table:formula="of:=&quot;0x&quot;&amp;BASE(MOD(MOD([.$A305];256)+[.G$1];256);16;2)" office:value-type="string" office:string-value="0x52">
            <text:p>0x52</text:p>
          </table:table-cell>
          <table:table-cell table:formula="of:=&quot;0x&quot;&amp;BASE(MOD(MOD([.$A305];256)+[.H$1];256);16;2)" office:value-type="string" office:string-value="0x53">
            <text:p>0x53</text:p>
          </table:table-cell>
          <table:table-cell table:formula="of:=&quot;0x&quot;&amp;BASE(MOD(MOD([.$A305];256)+[.I$1];256);16;2)" office:value-type="string" office:string-value="0x54">
            <text:p>0x54</text:p>
          </table:table-cell>
          <table:table-cell table:formula="of:=&quot;0x&quot;&amp;BASE(MOD(MOD([.$A305];256)+[.J$1];256);16;2)" office:value-type="string" office:string-value="0x55">
            <text:p>0x55</text:p>
          </table:table-cell>
          <table:table-cell table:formula="of:=&quot;- d: [&quot;&amp;[.C305]&amp;&quot;, &quot;&amp;[.D305]&amp;&quot;, &quot;&amp;[.E305]&amp;&quot;, &quot;&amp;[.F305]&amp;&quot;, &quot;&amp;[.G305]&amp;&quot;, &quot;&amp;[.H305]&amp;&quot;, &quot;&amp;[.I305]&amp;&quot;, &quot;&amp;[.J305]&amp;&quot;]#  e: 0#  t: 5&quot;" office:value-type="string" office:string-value="- d: [0x20, 0x4F, 0x50, 0x51, 0x52, 0x53, 0x54, 0x55]#  e: 0#  t: 5">
            <text:p>- d: [0x20, 0x4F, 0x50, 0x51, 0x52, 0x53, 0x54, 0x55]# <text:s/>e: 0# <text:s/>t: 5</text:p>
          </table:table-cell>
        </table:table-row>
        <table:table-row table:style-name="ro1">
          <table:table-cell table:formula="of:=[.A305]+7" office:value-type="float" office:value="2134">
            <text:p>2134</text:p>
          </table:table-cell>
          <table:table-cell table:formula="of:=[.B305]+1" office:value-type="float" office:value="305">
            <text:p>305</text:p>
          </table:table-cell>
          <table:table-cell table:formula="of:=&quot;0x&quot;&amp;BASE(MOD([.B306];16)+32;16)" office:value-type="string" office:string-value="0x21">
            <text:p>0x21</text:p>
          </table:table-cell>
          <table:table-cell table:formula="of:=&quot;0x&quot;&amp;BASE(MOD(MOD([.$A306];256)+[.D$1];256);16;2)" office:value-type="string" office:string-value="0x56">
            <text:p>0x56</text:p>
          </table:table-cell>
          <table:table-cell table:formula="of:=&quot;0x&quot;&amp;BASE(MOD(MOD([.$A306];256)+[.E$1];256);16;2)" office:value-type="string" office:string-value="0x57">
            <text:p>0x57</text:p>
          </table:table-cell>
          <table:table-cell table:formula="of:=&quot;0x&quot;&amp;BASE(MOD(MOD([.$A306];256)+[.F$1];256);16;2)" office:value-type="string" office:string-value="0x58">
            <text:p>0x58</text:p>
          </table:table-cell>
          <table:table-cell table:formula="of:=&quot;0x&quot;&amp;BASE(MOD(MOD([.$A306];256)+[.G$1];256);16;2)" office:value-type="string" office:string-value="0x59">
            <text:p>0x59</text:p>
          </table:table-cell>
          <table:table-cell table:formula="of:=&quot;0x&quot;&amp;BASE(MOD(MOD([.$A306];256)+[.H$1];256);16;2)" office:value-type="string" office:string-value="0x5A">
            <text:p>0x5A</text:p>
          </table:table-cell>
          <table:table-cell table:formula="of:=&quot;0x&quot;&amp;BASE(MOD(MOD([.$A306];256)+[.I$1];256);16;2)" office:value-type="string" office:string-value="0x5B">
            <text:p>0x5B</text:p>
          </table:table-cell>
          <table:table-cell table:formula="of:=&quot;0x&quot;&amp;BASE(MOD(MOD([.$A306];256)+[.J$1];256);16;2)" office:value-type="string" office:string-value="0x5C">
            <text:p>0x5C</text:p>
          </table:table-cell>
          <table:table-cell table:formula="of:=&quot;- d: [&quot;&amp;[.C306]&amp;&quot;, &quot;&amp;[.D306]&amp;&quot;, &quot;&amp;[.E306]&amp;&quot;, &quot;&amp;[.F306]&amp;&quot;, &quot;&amp;[.G306]&amp;&quot;, &quot;&amp;[.H306]&amp;&quot;, &quot;&amp;[.I306]&amp;&quot;, &quot;&amp;[.J306]&amp;&quot;]#  e: 0#  t: 5&quot;" office:value-type="string" office:string-value="- d: [0x21, 0x56, 0x57, 0x58, 0x59, 0x5A, 0x5B, 0x5C]#  e: 0#  t: 5">
            <text:p>- d: [0x21, 0x56, 0x57, 0x58, 0x59, 0x5A, 0x5B, 0x5C]# <text:s/>e: 0# <text:s/>t: 5</text:p>
          </table:table-cell>
        </table:table-row>
        <table:table-row table:style-name="ro1">
          <table:table-cell table:formula="of:=[.A306]+7" office:value-type="float" office:value="2141">
            <text:p>2141</text:p>
          </table:table-cell>
          <table:table-cell table:formula="of:=[.B306]+1" office:value-type="float" office:value="306">
            <text:p>306</text:p>
          </table:table-cell>
          <table:table-cell table:formula="of:=&quot;0x&quot;&amp;BASE(MOD([.B307];16)+32;16)" office:value-type="string" office:string-value="0x22">
            <text:p>0x22</text:p>
          </table:table-cell>
          <table:table-cell table:formula="of:=&quot;0x&quot;&amp;BASE(MOD(MOD([.$A307];256)+[.D$1];256);16;2)" office:value-type="string" office:string-value="0x5D">
            <text:p>0x5D</text:p>
          </table:table-cell>
          <table:table-cell table:formula="of:=&quot;0x&quot;&amp;BASE(MOD(MOD([.$A307];256)+[.E$1];256);16;2)" office:value-type="string" office:string-value="0x5E">
            <text:p>0x5E</text:p>
          </table:table-cell>
          <table:table-cell table:formula="of:=&quot;0x&quot;&amp;BASE(MOD(MOD([.$A307];256)+[.F$1];256);16;2)" office:value-type="string" office:string-value="0x5F">
            <text:p>0x5F</text:p>
          </table:table-cell>
          <table:table-cell table:formula="of:=&quot;0x&quot;&amp;BASE(MOD(MOD([.$A307];256)+[.G$1];256);16;2)" office:value-type="string" office:string-value="0x60">
            <text:p>0x60</text:p>
          </table:table-cell>
          <table:table-cell table:formula="of:=&quot;0x&quot;&amp;BASE(MOD(MOD([.$A307];256)+[.H$1];256);16;2)" office:value-type="string" office:string-value="0x61">
            <text:p>0x61</text:p>
          </table:table-cell>
          <table:table-cell table:formula="of:=&quot;0x&quot;&amp;BASE(MOD(MOD([.$A307];256)+[.I$1];256);16;2)" office:value-type="string" office:string-value="0x62">
            <text:p>0x62</text:p>
          </table:table-cell>
          <table:table-cell table:formula="of:=&quot;0x&quot;&amp;BASE(MOD(MOD([.$A307];256)+[.J$1];256);16;2)" office:value-type="string" office:string-value="0x63">
            <text:p>0x63</text:p>
          </table:table-cell>
          <table:table-cell table:formula="of:=&quot;- d: [&quot;&amp;[.C307]&amp;&quot;, &quot;&amp;[.D307]&amp;&quot;, &quot;&amp;[.E307]&amp;&quot;, &quot;&amp;[.F307]&amp;&quot;, &quot;&amp;[.G307]&amp;&quot;, &quot;&amp;[.H307]&amp;&quot;, &quot;&amp;[.I307]&amp;&quot;, &quot;&amp;[.J307]&amp;&quot;]#  e: 0#  t: 5&quot;" office:value-type="string" office:string-value="- d: [0x22, 0x5D, 0x5E, 0x5F, 0x60, 0x61, 0x62, 0x63]#  e: 0#  t: 5">
            <text:p>- d: [0x22, 0x5D, 0x5E, 0x5F, 0x60, 0x61, 0x62, 0x63]# <text:s/>e: 0# <text:s/>t: 5</text:p>
          </table:table-cell>
        </table:table-row>
        <table:table-row table:style-name="ro1">
          <table:table-cell table:formula="of:=[.A307]+7" office:value-type="float" office:value="2148">
            <text:p>2148</text:p>
          </table:table-cell>
          <table:table-cell table:formula="of:=[.B307]+1" office:value-type="float" office:value="307">
            <text:p>307</text:p>
          </table:table-cell>
          <table:table-cell table:formula="of:=&quot;0x&quot;&amp;BASE(MOD([.B308];16)+32;16)" office:value-type="string" office:string-value="0x23">
            <text:p>0x23</text:p>
          </table:table-cell>
          <table:table-cell table:formula="of:=&quot;0x&quot;&amp;BASE(MOD(MOD([.$A308];256)+[.D$1];256);16;2)" office:value-type="string" office:string-value="0x64">
            <text:p>0x64</text:p>
          </table:table-cell>
          <table:table-cell table:formula="of:=&quot;0x&quot;&amp;BASE(MOD(MOD([.$A308];256)+[.E$1];256);16;2)" office:value-type="string" office:string-value="0x65">
            <text:p>0x65</text:p>
          </table:table-cell>
          <table:table-cell table:formula="of:=&quot;0x&quot;&amp;BASE(MOD(MOD([.$A308];256)+[.F$1];256);16;2)" office:value-type="string" office:string-value="0x66">
            <text:p>0x66</text:p>
          </table:table-cell>
          <table:table-cell table:formula="of:=&quot;0x&quot;&amp;BASE(MOD(MOD([.$A308];256)+[.G$1];256);16;2)" office:value-type="string" office:string-value="0x67">
            <text:p>0x67</text:p>
          </table:table-cell>
          <table:table-cell table:formula="of:=&quot;0x&quot;&amp;BASE(MOD(MOD([.$A308];256)+[.H$1];256);16;2)" office:value-type="string" office:string-value="0x68">
            <text:p>0x68</text:p>
          </table:table-cell>
          <table:table-cell table:formula="of:=&quot;0x&quot;&amp;BASE(MOD(MOD([.$A308];256)+[.I$1];256);16;2)" office:value-type="string" office:string-value="0x69">
            <text:p>0x69</text:p>
          </table:table-cell>
          <table:table-cell table:formula="of:=&quot;0x&quot;&amp;BASE(MOD(MOD([.$A308];256)+[.J$1];256);16;2)" office:value-type="string" office:string-value="0x6A">
            <text:p>0x6A</text:p>
          </table:table-cell>
          <table:table-cell table:formula="of:=&quot;- d: [&quot;&amp;[.C308]&amp;&quot;, &quot;&amp;[.D308]&amp;&quot;, &quot;&amp;[.E308]&amp;&quot;, &quot;&amp;[.F308]&amp;&quot;, &quot;&amp;[.G308]&amp;&quot;, &quot;&amp;[.H308]&amp;&quot;, &quot;&amp;[.I308]&amp;&quot;, &quot;&amp;[.J308]&amp;&quot;]#  e: 0#  t: 5&quot;" office:value-type="string" office:string-value="- d: [0x23, 0x64, 0x65, 0x66, 0x67, 0x68, 0x69, 0x6A]#  e: 0#  t: 5">
            <text:p>- d: [0x23, 0x64, 0x65, 0x66, 0x67, 0x68, 0x69, 0x6A]# <text:s/>e: 0# <text:s/>t: 5</text:p>
          </table:table-cell>
        </table:table-row>
        <table:table-row table:style-name="ro1">
          <table:table-cell table:formula="of:=[.A308]+7" office:value-type="float" office:value="2155">
            <text:p>2155</text:p>
          </table:table-cell>
          <table:table-cell table:formula="of:=[.B308]+1" office:value-type="float" office:value="308">
            <text:p>308</text:p>
          </table:table-cell>
          <table:table-cell table:formula="of:=&quot;0x&quot;&amp;BASE(MOD([.B309];16)+32;16)" office:value-type="string" office:string-value="0x24">
            <text:p>0x24</text:p>
          </table:table-cell>
          <table:table-cell table:formula="of:=&quot;0x&quot;&amp;BASE(MOD(MOD([.$A309];256)+[.D$1];256);16;2)" office:value-type="string" office:string-value="0x6B">
            <text:p>0x6B</text:p>
          </table:table-cell>
          <table:table-cell table:formula="of:=&quot;0x&quot;&amp;BASE(MOD(MOD([.$A309];256)+[.E$1];256);16;2)" office:value-type="string" office:string-value="0x6C">
            <text:p>0x6C</text:p>
          </table:table-cell>
          <table:table-cell table:formula="of:=&quot;0x&quot;&amp;BASE(MOD(MOD([.$A309];256)+[.F$1];256);16;2)" office:value-type="string" office:string-value="0x6D">
            <text:p>0x6D</text:p>
          </table:table-cell>
          <table:table-cell table:formula="of:=&quot;0x&quot;&amp;BASE(MOD(MOD([.$A309];256)+[.G$1];256);16;2)" office:value-type="string" office:string-value="0x6E">
            <text:p>0x6E</text:p>
          </table:table-cell>
          <table:table-cell table:formula="of:=&quot;0x&quot;&amp;BASE(MOD(MOD([.$A309];256)+[.H$1];256);16;2)" office:value-type="string" office:string-value="0x6F">
            <text:p>0x6F</text:p>
          </table:table-cell>
          <table:table-cell table:formula="of:=&quot;0x&quot;&amp;BASE(MOD(MOD([.$A309];256)+[.I$1];256);16;2)" office:value-type="string" office:string-value="0x70">
            <text:p>0x70</text:p>
          </table:table-cell>
          <table:table-cell table:formula="of:=&quot;0x&quot;&amp;BASE(MOD(MOD([.$A309];256)+[.J$1];256);16;2)" office:value-type="string" office:string-value="0x71">
            <text:p>0x71</text:p>
          </table:table-cell>
          <table:table-cell table:formula="of:=&quot;- d: [&quot;&amp;[.C309]&amp;&quot;, &quot;&amp;[.D309]&amp;&quot;, &quot;&amp;[.E309]&amp;&quot;, &quot;&amp;[.F309]&amp;&quot;, &quot;&amp;[.G309]&amp;&quot;, &quot;&amp;[.H309]&amp;&quot;, &quot;&amp;[.I309]&amp;&quot;, &quot;&amp;[.J309]&amp;&quot;]#  e: 0#  t: 5&quot;" office:value-type="string" office:string-value="- d: [0x24, 0x6B, 0x6C, 0x6D, 0x6E, 0x6F, 0x70, 0x71]#  e: 0#  t: 5">
            <text:p>- d: [0x24, 0x6B, 0x6C, 0x6D, 0x6E, 0x6F, 0x70, 0x71]# <text:s/>e: 0# <text:s/>t: 5</text:p>
          </table:table-cell>
        </table:table-row>
        <table:table-row table:style-name="ro1">
          <table:table-cell table:formula="of:=[.A309]+7" office:value-type="float" office:value="2162">
            <text:p>2162</text:p>
          </table:table-cell>
          <table:table-cell table:formula="of:=[.B309]+1" office:value-type="float" office:value="309">
            <text:p>309</text:p>
          </table:table-cell>
          <table:table-cell table:formula="of:=&quot;0x&quot;&amp;BASE(MOD([.B310];16)+32;16)" office:value-type="string" office:string-value="0x25">
            <text:p>0x25</text:p>
          </table:table-cell>
          <table:table-cell table:formula="of:=&quot;0x&quot;&amp;BASE(MOD(MOD([.$A310];256)+[.D$1];256);16;2)" office:value-type="string" office:string-value="0x72">
            <text:p>0x72</text:p>
          </table:table-cell>
          <table:table-cell table:formula="of:=&quot;0x&quot;&amp;BASE(MOD(MOD([.$A310];256)+[.E$1];256);16;2)" office:value-type="string" office:string-value="0x73">
            <text:p>0x73</text:p>
          </table:table-cell>
          <table:table-cell table:formula="of:=&quot;0x&quot;&amp;BASE(MOD(MOD([.$A310];256)+[.F$1];256);16;2)" office:value-type="string" office:string-value="0x74">
            <text:p>0x74</text:p>
          </table:table-cell>
          <table:table-cell table:formula="of:=&quot;0x&quot;&amp;BASE(MOD(MOD([.$A310];256)+[.G$1];256);16;2)" office:value-type="string" office:string-value="0x75">
            <text:p>0x75</text:p>
          </table:table-cell>
          <table:table-cell table:formula="of:=&quot;0x&quot;&amp;BASE(MOD(MOD([.$A310];256)+[.H$1];256);16;2)" office:value-type="string" office:string-value="0x76">
            <text:p>0x76</text:p>
          </table:table-cell>
          <table:table-cell table:formula="of:=&quot;0x&quot;&amp;BASE(MOD(MOD([.$A310];256)+[.I$1];256);16;2)" office:value-type="string" office:string-value="0x77">
            <text:p>0x77</text:p>
          </table:table-cell>
          <table:table-cell table:formula="of:=&quot;0x&quot;&amp;BASE(MOD(MOD([.$A310];256)+[.J$1];256);16;2)" office:value-type="string" office:string-value="0x78">
            <text:p>0x78</text:p>
          </table:table-cell>
          <table:table-cell table:formula="of:=&quot;- d: [&quot;&amp;[.C310]&amp;&quot;, &quot;&amp;[.D310]&amp;&quot;, &quot;&amp;[.E310]&amp;&quot;, &quot;&amp;[.F310]&amp;&quot;, &quot;&amp;[.G310]&amp;&quot;, &quot;&amp;[.H310]&amp;&quot;, &quot;&amp;[.I310]&amp;&quot;, &quot;&amp;[.J310]&amp;&quot;]#  e: 0#  t: 5&quot;" office:value-type="string" office:string-value="- d: [0x25, 0x72, 0x73, 0x74, 0x75, 0x76, 0x77, 0x78]#  e: 0#  t: 5">
            <text:p>- d: [0x25, 0x72, 0x73, 0x74, 0x75, 0x76, 0x77, 0x78]# <text:s/>e: 0# <text:s/>t: 5</text:p>
          </table:table-cell>
        </table:table-row>
        <table:table-row table:style-name="ro1">
          <table:table-cell table:formula="of:=[.A310]+7" office:value-type="float" office:value="2169">
            <text:p>2169</text:p>
          </table:table-cell>
          <table:table-cell table:formula="of:=[.B310]+1" office:value-type="float" office:value="310">
            <text:p>310</text:p>
          </table:table-cell>
          <table:table-cell table:formula="of:=&quot;0x&quot;&amp;BASE(MOD([.B311];16)+32;16)" office:value-type="string" office:string-value="0x26">
            <text:p>0x26</text:p>
          </table:table-cell>
          <table:table-cell table:formula="of:=&quot;0x&quot;&amp;BASE(MOD(MOD([.$A311];256)+[.D$1];256);16;2)" office:value-type="string" office:string-value="0x79">
            <text:p>0x79</text:p>
          </table:table-cell>
          <table:table-cell table:formula="of:=&quot;0x&quot;&amp;BASE(MOD(MOD([.$A311];256)+[.E$1];256);16;2)" office:value-type="string" office:string-value="0x7A">
            <text:p>0x7A</text:p>
          </table:table-cell>
          <table:table-cell table:formula="of:=&quot;0x&quot;&amp;BASE(MOD(MOD([.$A311];256)+[.F$1];256);16;2)" office:value-type="string" office:string-value="0x7B">
            <text:p>0x7B</text:p>
          </table:table-cell>
          <table:table-cell table:formula="of:=&quot;0x&quot;&amp;BASE(MOD(MOD([.$A311];256)+[.G$1];256);16;2)" office:value-type="string" office:string-value="0x7C">
            <text:p>0x7C</text:p>
          </table:table-cell>
          <table:table-cell table:formula="of:=&quot;0x&quot;&amp;BASE(MOD(MOD([.$A311];256)+[.H$1];256);16;2)" office:value-type="string" office:string-value="0x7D">
            <text:p>0x7D</text:p>
          </table:table-cell>
          <table:table-cell table:formula="of:=&quot;0x&quot;&amp;BASE(MOD(MOD([.$A311];256)+[.I$1];256);16;2)" office:value-type="string" office:string-value="0x7E">
            <text:p>0x7E</text:p>
          </table:table-cell>
          <table:table-cell table:formula="of:=&quot;0x&quot;&amp;BASE(MOD(MOD([.$A311];256)+[.J$1];256);16;2)" office:value-type="string" office:string-value="0x7F">
            <text:p>0x7F</text:p>
          </table:table-cell>
          <table:table-cell table:formula="of:=&quot;- d: [&quot;&amp;[.C311]&amp;&quot;, &quot;&amp;[.D311]&amp;&quot;, &quot;&amp;[.E311]&amp;&quot;, &quot;&amp;[.F311]&amp;&quot;, &quot;&amp;[.G311]&amp;&quot;, &quot;&amp;[.H311]&amp;&quot;, &quot;&amp;[.I311]&amp;&quot;, &quot;&amp;[.J311]&amp;&quot;]#  e: 0#  t: 5&quot;" office:value-type="string" office:string-value="- d: [0x26, 0x79, 0x7A, 0x7B, 0x7C, 0x7D, 0x7E, 0x7F]#  e: 0#  t: 5">
            <text:p>- d: [0x26, 0x79, 0x7A, 0x7B, 0x7C, 0x7D, 0x7E, 0x7F]# <text:s/>e: 0# <text:s/>t: 5</text:p>
          </table:table-cell>
        </table:table-row>
        <table:table-row table:style-name="ro1">
          <table:table-cell table:formula="of:=[.A311]+7" office:value-type="float" office:value="2176">
            <text:p>2176</text:p>
          </table:table-cell>
          <table:table-cell table:formula="of:=[.B311]+1" office:value-type="float" office:value="311">
            <text:p>311</text:p>
          </table:table-cell>
          <table:table-cell table:formula="of:=&quot;0x&quot;&amp;BASE(MOD([.B312];16)+32;16)" office:value-type="string" office:string-value="0x27">
            <text:p>0x27</text:p>
          </table:table-cell>
          <table:table-cell table:formula="of:=&quot;0x&quot;&amp;BASE(MOD(MOD([.$A312];256)+[.D$1];256);16;2)" office:value-type="string" office:string-value="0x80">
            <text:p>0x80</text:p>
          </table:table-cell>
          <table:table-cell table:formula="of:=&quot;0x&quot;&amp;BASE(MOD(MOD([.$A312];256)+[.E$1];256);16;2)" office:value-type="string" office:string-value="0x81">
            <text:p>0x81</text:p>
          </table:table-cell>
          <table:table-cell table:formula="of:=&quot;0x&quot;&amp;BASE(MOD(MOD([.$A312];256)+[.F$1];256);16;2)" office:value-type="string" office:string-value="0x82">
            <text:p>0x82</text:p>
          </table:table-cell>
          <table:table-cell table:formula="of:=&quot;0x&quot;&amp;BASE(MOD(MOD([.$A312];256)+[.G$1];256);16;2)" office:value-type="string" office:string-value="0x83">
            <text:p>0x83</text:p>
          </table:table-cell>
          <table:table-cell table:formula="of:=&quot;0x&quot;&amp;BASE(MOD(MOD([.$A312];256)+[.H$1];256);16;2)" office:value-type="string" office:string-value="0x84">
            <text:p>0x84</text:p>
          </table:table-cell>
          <table:table-cell table:formula="of:=&quot;0x&quot;&amp;BASE(MOD(MOD([.$A312];256)+[.I$1];256);16;2)" office:value-type="string" office:string-value="0x85">
            <text:p>0x85</text:p>
          </table:table-cell>
          <table:table-cell table:formula="of:=&quot;0x&quot;&amp;BASE(MOD(MOD([.$A312];256)+[.J$1];256);16;2)" office:value-type="string" office:string-value="0x86">
            <text:p>0x86</text:p>
          </table:table-cell>
          <table:table-cell table:formula="of:=&quot;- d: [&quot;&amp;[.C312]&amp;&quot;, &quot;&amp;[.D312]&amp;&quot;, &quot;&amp;[.E312]&amp;&quot;, &quot;&amp;[.F312]&amp;&quot;, &quot;&amp;[.G312]&amp;&quot;, &quot;&amp;[.H312]&amp;&quot;, &quot;&amp;[.I312]&amp;&quot;, &quot;&amp;[.J312]&amp;&quot;]#  e: 0#  t: 5&quot;" office:value-type="string" office:string-value="- d: [0x27, 0x80, 0x81, 0x82, 0x83, 0x84, 0x85, 0x86]#  e: 0#  t: 5">
            <text:p>- d: [0x27, 0x80, 0x81, 0x82, 0x83, 0x84, 0x85, 0x86]# <text:s/>e: 0# <text:s/>t: 5</text:p>
          </table:table-cell>
        </table:table-row>
        <table:table-row table:style-name="ro1">
          <table:table-cell table:formula="of:=[.A312]+7" office:value-type="float" office:value="2183">
            <text:p>2183</text:p>
          </table:table-cell>
          <table:table-cell table:formula="of:=[.B312]+1" office:value-type="float" office:value="312">
            <text:p>312</text:p>
          </table:table-cell>
          <table:table-cell table:formula="of:=&quot;0x&quot;&amp;BASE(MOD([.B313];16)+32;16)" office:value-type="string" office:string-value="0x28">
            <text:p>0x28</text:p>
          </table:table-cell>
          <table:table-cell table:formula="of:=&quot;0x&quot;&amp;BASE(MOD(MOD([.$A313];256)+[.D$1];256);16;2)" office:value-type="string" office:string-value="0x87">
            <text:p>0x87</text:p>
          </table:table-cell>
          <table:table-cell table:formula="of:=&quot;0x&quot;&amp;BASE(MOD(MOD([.$A313];256)+[.E$1];256);16;2)" office:value-type="string" office:string-value="0x88">
            <text:p>0x88</text:p>
          </table:table-cell>
          <table:table-cell table:formula="of:=&quot;0x&quot;&amp;BASE(MOD(MOD([.$A313];256)+[.F$1];256);16;2)" office:value-type="string" office:string-value="0x89">
            <text:p>0x89</text:p>
          </table:table-cell>
          <table:table-cell table:formula="of:=&quot;0x&quot;&amp;BASE(MOD(MOD([.$A313];256)+[.G$1];256);16;2)" office:value-type="string" office:string-value="0x8A">
            <text:p>0x8A</text:p>
          </table:table-cell>
          <table:table-cell table:formula="of:=&quot;0x&quot;&amp;BASE(MOD(MOD([.$A313];256)+[.H$1];256);16;2)" office:value-type="string" office:string-value="0x8B">
            <text:p>0x8B</text:p>
          </table:table-cell>
          <table:table-cell table:formula="of:=&quot;0x&quot;&amp;BASE(MOD(MOD([.$A313];256)+[.I$1];256);16;2)" office:value-type="string" office:string-value="0x8C">
            <text:p>0x8C</text:p>
          </table:table-cell>
          <table:table-cell table:formula="of:=&quot;0x&quot;&amp;BASE(MOD(MOD([.$A313];256)+[.J$1];256);16;2)" office:value-type="string" office:string-value="0x8D">
            <text:p>0x8D</text:p>
          </table:table-cell>
          <table:table-cell table:formula="of:=&quot;- d: [&quot;&amp;[.C313]&amp;&quot;, &quot;&amp;[.D313]&amp;&quot;, &quot;&amp;[.E313]&amp;&quot;, &quot;&amp;[.F313]&amp;&quot;, &quot;&amp;[.G313]&amp;&quot;, &quot;&amp;[.H313]&amp;&quot;, &quot;&amp;[.I313]&amp;&quot;, &quot;&amp;[.J313]&amp;&quot;]#  e: 0#  t: 5&quot;" office:value-type="string" office:string-value="- d: [0x28, 0x87, 0x88, 0x89, 0x8A, 0x8B, 0x8C, 0x8D]#  e: 0#  t: 5">
            <text:p>- d: [0x28, 0x87, 0x88, 0x89, 0x8A, 0x8B, 0x8C, 0x8D]# <text:s/>e: 0# <text:s/>t: 5</text:p>
          </table:table-cell>
        </table:table-row>
        <table:table-row table:style-name="ro1">
          <table:table-cell table:formula="of:=[.A313]+7" office:value-type="float" office:value="2190">
            <text:p>2190</text:p>
          </table:table-cell>
          <table:table-cell table:formula="of:=[.B313]+1" office:value-type="float" office:value="313">
            <text:p>313</text:p>
          </table:table-cell>
          <table:table-cell table:formula="of:=&quot;0x&quot;&amp;BASE(MOD([.B314];16)+32;16)" office:value-type="string" office:string-value="0x29">
            <text:p>0x29</text:p>
          </table:table-cell>
          <table:table-cell table:formula="of:=&quot;0x&quot;&amp;BASE(MOD(MOD([.$A314];256)+[.D$1];256);16;2)" office:value-type="string" office:string-value="0x8E">
            <text:p>0x8E</text:p>
          </table:table-cell>
          <table:table-cell table:formula="of:=&quot;0x&quot;&amp;BASE(MOD(MOD([.$A314];256)+[.E$1];256);16;2)" office:value-type="string" office:string-value="0x8F">
            <text:p>0x8F</text:p>
          </table:table-cell>
          <table:table-cell table:formula="of:=&quot;0x&quot;&amp;BASE(MOD(MOD([.$A314];256)+[.F$1];256);16;2)" office:value-type="string" office:string-value="0x90">
            <text:p>0x90</text:p>
          </table:table-cell>
          <table:table-cell table:formula="of:=&quot;0x&quot;&amp;BASE(MOD(MOD([.$A314];256)+[.G$1];256);16;2)" office:value-type="string" office:string-value="0x91">
            <text:p>0x91</text:p>
          </table:table-cell>
          <table:table-cell table:formula="of:=&quot;0x&quot;&amp;BASE(MOD(MOD([.$A314];256)+[.H$1];256);16;2)" office:value-type="string" office:string-value="0x92">
            <text:p>0x92</text:p>
          </table:table-cell>
          <table:table-cell table:formula="of:=&quot;0x&quot;&amp;BASE(MOD(MOD([.$A314];256)+[.I$1];256);16;2)" office:value-type="string" office:string-value="0x93">
            <text:p>0x93</text:p>
          </table:table-cell>
          <table:table-cell table:formula="of:=&quot;0x&quot;&amp;BASE(MOD(MOD([.$A314];256)+[.J$1];256);16;2)" office:value-type="string" office:string-value="0x94">
            <text:p>0x94</text:p>
          </table:table-cell>
          <table:table-cell table:formula="of:=&quot;- d: [&quot;&amp;[.C314]&amp;&quot;, &quot;&amp;[.D314]&amp;&quot;, &quot;&amp;[.E314]&amp;&quot;, &quot;&amp;[.F314]&amp;&quot;, &quot;&amp;[.G314]&amp;&quot;, &quot;&amp;[.H314]&amp;&quot;, &quot;&amp;[.I314]&amp;&quot;, &quot;&amp;[.J314]&amp;&quot;]#  e: 0#  t: 5&quot;" office:value-type="string" office:string-value="- d: [0x29, 0x8E, 0x8F, 0x90, 0x91, 0x92, 0x93, 0x94]#  e: 0#  t: 5">
            <text:p>- d: [0x29, 0x8E, 0x8F, 0x90, 0x91, 0x92, 0x93, 0x94]# <text:s/>e: 0# <text:s/>t: 5</text:p>
          </table:table-cell>
        </table:table-row>
        <table:table-row table:style-name="ro1">
          <table:table-cell table:formula="of:=[.A314]+7" office:value-type="float" office:value="2197">
            <text:p>2197</text:p>
          </table:table-cell>
          <table:table-cell table:formula="of:=[.B314]+1" office:value-type="float" office:value="314">
            <text:p>314</text:p>
          </table:table-cell>
          <table:table-cell table:formula="of:=&quot;0x&quot;&amp;BASE(MOD([.B315];16)+32;16)" office:value-type="string" office:string-value="0x2A">
            <text:p>0x2A</text:p>
          </table:table-cell>
          <table:table-cell table:formula="of:=&quot;0x&quot;&amp;BASE(MOD(MOD([.$A315];256)+[.D$1];256);16;2)" office:value-type="string" office:string-value="0x95">
            <text:p>0x95</text:p>
          </table:table-cell>
          <table:table-cell table:formula="of:=&quot;0x&quot;&amp;BASE(MOD(MOD([.$A315];256)+[.E$1];256);16;2)" office:value-type="string" office:string-value="0x96">
            <text:p>0x96</text:p>
          </table:table-cell>
          <table:table-cell table:formula="of:=&quot;0x&quot;&amp;BASE(MOD(MOD([.$A315];256)+[.F$1];256);16;2)" office:value-type="string" office:string-value="0x97">
            <text:p>0x97</text:p>
          </table:table-cell>
          <table:table-cell table:formula="of:=&quot;0x&quot;&amp;BASE(MOD(MOD([.$A315];256)+[.G$1];256);16;2)" office:value-type="string" office:string-value="0x98">
            <text:p>0x98</text:p>
          </table:table-cell>
          <table:table-cell table:formula="of:=&quot;0x&quot;&amp;BASE(MOD(MOD([.$A315];256)+[.H$1];256);16;2)" office:value-type="string" office:string-value="0x99">
            <text:p>0x99</text:p>
          </table:table-cell>
          <table:table-cell table:formula="of:=&quot;0x&quot;&amp;BASE(MOD(MOD([.$A315];256)+[.I$1];256);16;2)" office:value-type="string" office:string-value="0x9A">
            <text:p>0x9A</text:p>
          </table:table-cell>
          <table:table-cell table:formula="of:=&quot;0x&quot;&amp;BASE(MOD(MOD([.$A315];256)+[.J$1];256);16;2)" office:value-type="string" office:string-value="0x9B">
            <text:p>0x9B</text:p>
          </table:table-cell>
          <table:table-cell table:formula="of:=&quot;- d: [&quot;&amp;[.C315]&amp;&quot;, &quot;&amp;[.D315]&amp;&quot;, &quot;&amp;[.E315]&amp;&quot;, &quot;&amp;[.F315]&amp;&quot;, &quot;&amp;[.G315]&amp;&quot;, &quot;&amp;[.H315]&amp;&quot;, &quot;&amp;[.I315]&amp;&quot;, &quot;&amp;[.J315]&amp;&quot;]#  e: 0#  t: 5&quot;" office:value-type="string" office:string-value="- d: [0x2A, 0x95, 0x96, 0x97, 0x98, 0x99, 0x9A, 0x9B]#  e: 0#  t: 5">
            <text:p>- d: [0x2A, 0x95, 0x96, 0x97, 0x98, 0x99, 0x9A, 0x9B]# <text:s/>e: 0# <text:s/>t: 5</text:p>
          </table:table-cell>
        </table:table-row>
        <table:table-row table:style-name="ro1">
          <table:table-cell table:formula="of:=[.A315]+7" office:value-type="float" office:value="2204">
            <text:p>2204</text:p>
          </table:table-cell>
          <table:table-cell table:formula="of:=[.B315]+1" office:value-type="float" office:value="315">
            <text:p>315</text:p>
          </table:table-cell>
          <table:table-cell table:formula="of:=&quot;0x&quot;&amp;BASE(MOD([.B316];16)+32;16)" office:value-type="string" office:string-value="0x2B">
            <text:p>0x2B</text:p>
          </table:table-cell>
          <table:table-cell table:formula="of:=&quot;0x&quot;&amp;BASE(MOD(MOD([.$A316];256)+[.D$1];256);16;2)" office:value-type="string" office:string-value="0x9C">
            <text:p>0x9C</text:p>
          </table:table-cell>
          <table:table-cell table:formula="of:=&quot;0x&quot;&amp;BASE(MOD(MOD([.$A316];256)+[.E$1];256);16;2)" office:value-type="string" office:string-value="0x9D">
            <text:p>0x9D</text:p>
          </table:table-cell>
          <table:table-cell table:formula="of:=&quot;0x&quot;&amp;BASE(MOD(MOD([.$A316];256)+[.F$1];256);16;2)" office:value-type="string" office:string-value="0x9E">
            <text:p>0x9E</text:p>
          </table:table-cell>
          <table:table-cell table:formula="of:=&quot;0x&quot;&amp;BASE(MOD(MOD([.$A316];256)+[.G$1];256);16;2)" office:value-type="string" office:string-value="0x9F">
            <text:p>0x9F</text:p>
          </table:table-cell>
          <table:table-cell table:formula="of:=&quot;0x&quot;&amp;BASE(MOD(MOD([.$A316];256)+[.H$1];256);16;2)" office:value-type="string" office:string-value="0xA0">
            <text:p>0xA0</text:p>
          </table:table-cell>
          <table:table-cell table:formula="of:=&quot;0x&quot;&amp;BASE(MOD(MOD([.$A316];256)+[.I$1];256);16;2)" office:value-type="string" office:string-value="0xA1">
            <text:p>0xA1</text:p>
          </table:table-cell>
          <table:table-cell table:formula="of:=&quot;0x&quot;&amp;BASE(MOD(MOD([.$A316];256)+[.J$1];256);16;2)" office:value-type="string" office:string-value="0xA2">
            <text:p>0xA2</text:p>
          </table:table-cell>
          <table:table-cell table:formula="of:=&quot;- d: [&quot;&amp;[.C316]&amp;&quot;, &quot;&amp;[.D316]&amp;&quot;, &quot;&amp;[.E316]&amp;&quot;, &quot;&amp;[.F316]&amp;&quot;, &quot;&amp;[.G316]&amp;&quot;, &quot;&amp;[.H316]&amp;&quot;, &quot;&amp;[.I316]&amp;&quot;, &quot;&amp;[.J316]&amp;&quot;]#  e: 0#  t: 5&quot;" office:value-type="string" office:string-value="- d: [0x2B, 0x9C, 0x9D, 0x9E, 0x9F, 0xA0, 0xA1, 0xA2]#  e: 0#  t: 5">
            <text:p>- d: [0x2B, 0x9C, 0x9D, 0x9E, 0x9F, 0xA0, 0xA1, 0xA2]# <text:s/>e: 0# <text:s/>t: 5</text:p>
          </table:table-cell>
        </table:table-row>
        <table:table-row table:style-name="ro1">
          <table:table-cell table:formula="of:=[.A316]+7" office:value-type="float" office:value="2211">
            <text:p>2211</text:p>
          </table:table-cell>
          <table:table-cell table:formula="of:=[.B316]+1" office:value-type="float" office:value="316">
            <text:p>316</text:p>
          </table:table-cell>
          <table:table-cell table:formula="of:=&quot;0x&quot;&amp;BASE(MOD([.B317];16)+32;16)" office:value-type="string" office:string-value="0x2C">
            <text:p>0x2C</text:p>
          </table:table-cell>
          <table:table-cell table:formula="of:=&quot;0x&quot;&amp;BASE(MOD(MOD([.$A317];256)+[.D$1];256);16;2)" office:value-type="string" office:string-value="0xA3">
            <text:p>0xA3</text:p>
          </table:table-cell>
          <table:table-cell table:formula="of:=&quot;0x&quot;&amp;BASE(MOD(MOD([.$A317];256)+[.E$1];256);16;2)" office:value-type="string" office:string-value="0xA4">
            <text:p>0xA4</text:p>
          </table:table-cell>
          <table:table-cell table:formula="of:=&quot;0x&quot;&amp;BASE(MOD(MOD([.$A317];256)+[.F$1];256);16;2)" office:value-type="string" office:string-value="0xA5">
            <text:p>0xA5</text:p>
          </table:table-cell>
          <table:table-cell table:formula="of:=&quot;0x&quot;&amp;BASE(MOD(MOD([.$A317];256)+[.G$1];256);16;2)" office:value-type="string" office:string-value="0xA6">
            <text:p>0xA6</text:p>
          </table:table-cell>
          <table:table-cell table:formula="of:=&quot;0x&quot;&amp;BASE(MOD(MOD([.$A317];256)+[.H$1];256);16;2)" office:value-type="string" office:string-value="0xA7">
            <text:p>0xA7</text:p>
          </table:table-cell>
          <table:table-cell table:formula="of:=&quot;0x&quot;&amp;BASE(MOD(MOD([.$A317];256)+[.I$1];256);16;2)" office:value-type="string" office:string-value="0xA8">
            <text:p>0xA8</text:p>
          </table:table-cell>
          <table:table-cell table:formula="of:=&quot;0x&quot;&amp;BASE(MOD(MOD([.$A317];256)+[.J$1];256);16;2)" office:value-type="string" office:string-value="0xA9">
            <text:p>0xA9</text:p>
          </table:table-cell>
          <table:table-cell table:formula="of:=&quot;- d: [&quot;&amp;[.C317]&amp;&quot;, &quot;&amp;[.D317]&amp;&quot;, &quot;&amp;[.E317]&amp;&quot;, &quot;&amp;[.F317]&amp;&quot;, &quot;&amp;[.G317]&amp;&quot;, &quot;&amp;[.H317]&amp;&quot;, &quot;&amp;[.I317]&amp;&quot;, &quot;&amp;[.J317]&amp;&quot;]#  e: 0#  t: 5&quot;" office:value-type="string" office:string-value="- d: [0x2C, 0xA3, 0xA4, 0xA5, 0xA6, 0xA7, 0xA8, 0xA9]#  e: 0#  t: 5">
            <text:p>- d: [0x2C, 0xA3, 0xA4, 0xA5, 0xA6, 0xA7, 0xA8, 0xA9]# <text:s/>e: 0# <text:s/>t: 5</text:p>
          </table:table-cell>
        </table:table-row>
        <table:table-row table:style-name="ro1">
          <table:table-cell table:formula="of:=[.A317]+7" office:value-type="float" office:value="2218">
            <text:p>2218</text:p>
          </table:table-cell>
          <table:table-cell table:formula="of:=[.B317]+1" office:value-type="float" office:value="317">
            <text:p>317</text:p>
          </table:table-cell>
          <table:table-cell table:formula="of:=&quot;0x&quot;&amp;BASE(MOD([.B318];16)+32;16)" office:value-type="string" office:string-value="0x2D">
            <text:p>0x2D</text:p>
          </table:table-cell>
          <table:table-cell table:formula="of:=&quot;0x&quot;&amp;BASE(MOD(MOD([.$A318];256)+[.D$1];256);16;2)" office:value-type="string" office:string-value="0xAA">
            <text:p>0xAA</text:p>
          </table:table-cell>
          <table:table-cell table:formula="of:=&quot;0x&quot;&amp;BASE(MOD(MOD([.$A318];256)+[.E$1];256);16;2)" office:value-type="string" office:string-value="0xAB">
            <text:p>0xAB</text:p>
          </table:table-cell>
          <table:table-cell table:formula="of:=&quot;0x&quot;&amp;BASE(MOD(MOD([.$A318];256)+[.F$1];256);16;2)" office:value-type="string" office:string-value="0xAC">
            <text:p>0xAC</text:p>
          </table:table-cell>
          <table:table-cell table:formula="of:=&quot;0x&quot;&amp;BASE(MOD(MOD([.$A318];256)+[.G$1];256);16;2)" office:value-type="string" office:string-value="0xAD">
            <text:p>0xAD</text:p>
          </table:table-cell>
          <table:table-cell table:formula="of:=&quot;0x&quot;&amp;BASE(MOD(MOD([.$A318];256)+[.H$1];256);16;2)" office:value-type="string" office:string-value="0xAE">
            <text:p>0xAE</text:p>
          </table:table-cell>
          <table:table-cell table:formula="of:=&quot;0x&quot;&amp;BASE(MOD(MOD([.$A318];256)+[.I$1];256);16;2)" office:value-type="string" office:string-value="0xAF">
            <text:p>0xAF</text:p>
          </table:table-cell>
          <table:table-cell table:formula="of:=&quot;0x&quot;&amp;BASE(MOD(MOD([.$A318];256)+[.J$1];256);16;2)" office:value-type="string" office:string-value="0xB0">
            <text:p>0xB0</text:p>
          </table:table-cell>
          <table:table-cell table:formula="of:=&quot;- d: [&quot;&amp;[.C318]&amp;&quot;, &quot;&amp;[.D318]&amp;&quot;, &quot;&amp;[.E318]&amp;&quot;, &quot;&amp;[.F318]&amp;&quot;, &quot;&amp;[.G318]&amp;&quot;, &quot;&amp;[.H318]&amp;&quot;, &quot;&amp;[.I318]&amp;&quot;, &quot;&amp;[.J318]&amp;&quot;]#  e: 0#  t: 5&quot;" office:value-type="string" office:string-value="- d: [0x2D, 0xAA, 0xAB, 0xAC, 0xAD, 0xAE, 0xAF, 0xB0]#  e: 0#  t: 5">
            <text:p>- d: [0x2D, 0xAA, 0xAB, 0xAC, 0xAD, 0xAE, 0xAF, 0xB0]# <text:s/>e: 0# <text:s/>t: 5</text:p>
          </table:table-cell>
        </table:table-row>
        <table:table-row table:style-name="ro1">
          <table:table-cell table:formula="of:=[.A318]+7" office:value-type="float" office:value="2225">
            <text:p>2225</text:p>
          </table:table-cell>
          <table:table-cell table:formula="of:=[.B318]+1" office:value-type="float" office:value="318">
            <text:p>318</text:p>
          </table:table-cell>
          <table:table-cell table:formula="of:=&quot;0x&quot;&amp;BASE(MOD([.B319];16)+32;16)" office:value-type="string" office:string-value="0x2E">
            <text:p>0x2E</text:p>
          </table:table-cell>
          <table:table-cell table:formula="of:=&quot;0x&quot;&amp;BASE(MOD(MOD([.$A319];256)+[.D$1];256);16;2)" office:value-type="string" office:string-value="0xB1">
            <text:p>0xB1</text:p>
          </table:table-cell>
          <table:table-cell table:formula="of:=&quot;0x&quot;&amp;BASE(MOD(MOD([.$A319];256)+[.E$1];256);16;2)" office:value-type="string" office:string-value="0xB2">
            <text:p>0xB2</text:p>
          </table:table-cell>
          <table:table-cell table:formula="of:=&quot;0x&quot;&amp;BASE(MOD(MOD([.$A319];256)+[.F$1];256);16;2)" office:value-type="string" office:string-value="0xB3">
            <text:p>0xB3</text:p>
          </table:table-cell>
          <table:table-cell table:formula="of:=&quot;0x&quot;&amp;BASE(MOD(MOD([.$A319];256)+[.G$1];256);16;2)" office:value-type="string" office:string-value="0xB4">
            <text:p>0xB4</text:p>
          </table:table-cell>
          <table:table-cell table:formula="of:=&quot;0x&quot;&amp;BASE(MOD(MOD([.$A319];256)+[.H$1];256);16;2)" office:value-type="string" office:string-value="0xB5">
            <text:p>0xB5</text:p>
          </table:table-cell>
          <table:table-cell table:formula="of:=&quot;0x&quot;&amp;BASE(MOD(MOD([.$A319];256)+[.I$1];256);16;2)" office:value-type="string" office:string-value="0xB6">
            <text:p>0xB6</text:p>
          </table:table-cell>
          <table:table-cell table:formula="of:=&quot;0x&quot;&amp;BASE(MOD(MOD([.$A319];256)+[.J$1];256);16;2)" office:value-type="string" office:string-value="0xB7">
            <text:p>0xB7</text:p>
          </table:table-cell>
          <table:table-cell table:formula="of:=&quot;- d: [&quot;&amp;[.C319]&amp;&quot;, &quot;&amp;[.D319]&amp;&quot;, &quot;&amp;[.E319]&amp;&quot;, &quot;&amp;[.F319]&amp;&quot;, &quot;&amp;[.G319]&amp;&quot;, &quot;&amp;[.H319]&amp;&quot;, &quot;&amp;[.I319]&amp;&quot;, &quot;&amp;[.J319]&amp;&quot;]#  e: 0#  t: 5&quot;" office:value-type="string" office:string-value="- d: [0x2E, 0xB1, 0xB2, 0xB3, 0xB4, 0xB5, 0xB6, 0xB7]#  e: 0#  t: 5">
            <text:p>- d: [0x2E, 0xB1, 0xB2, 0xB3, 0xB4, 0xB5, 0xB6, 0xB7]# <text:s/>e: 0# <text:s/>t: 5</text:p>
          </table:table-cell>
        </table:table-row>
        <table:table-row table:style-name="ro1">
          <table:table-cell table:formula="of:=[.A319]+7" office:value-type="float" office:value="2232">
            <text:p>2232</text:p>
          </table:table-cell>
          <table:table-cell table:formula="of:=[.B319]+1" office:value-type="float" office:value="319">
            <text:p>319</text:p>
          </table:table-cell>
          <table:table-cell table:formula="of:=&quot;0x&quot;&amp;BASE(MOD([.B320];16)+32;16)" office:value-type="string" office:string-value="0x2F">
            <text:p>0x2F</text:p>
          </table:table-cell>
          <table:table-cell table:formula="of:=&quot;0x&quot;&amp;BASE(MOD(MOD([.$A320];256)+[.D$1];256);16;2)" office:value-type="string" office:string-value="0xB8">
            <text:p>0xB8</text:p>
          </table:table-cell>
          <table:table-cell table:formula="of:=&quot;0x&quot;&amp;BASE(MOD(MOD([.$A320];256)+[.E$1];256);16;2)" office:value-type="string" office:string-value="0xB9">
            <text:p>0xB9</text:p>
          </table:table-cell>
          <table:table-cell table:formula="of:=&quot;0x&quot;&amp;BASE(MOD(MOD([.$A320];256)+[.F$1];256);16;2)" office:value-type="string" office:string-value="0xBA">
            <text:p>0xBA</text:p>
          </table:table-cell>
          <table:table-cell table:formula="of:=&quot;0x&quot;&amp;BASE(MOD(MOD([.$A320];256)+[.G$1];256);16;2)" office:value-type="string" office:string-value="0xBB">
            <text:p>0xBB</text:p>
          </table:table-cell>
          <table:table-cell table:formula="of:=&quot;0x&quot;&amp;BASE(MOD(MOD([.$A320];256)+[.H$1];256);16;2)" office:value-type="string" office:string-value="0xBC">
            <text:p>0xBC</text:p>
          </table:table-cell>
          <table:table-cell table:formula="of:=&quot;0x&quot;&amp;BASE(MOD(MOD([.$A320];256)+[.I$1];256);16;2)" office:value-type="string" office:string-value="0xBD">
            <text:p>0xBD</text:p>
          </table:table-cell>
          <table:table-cell table:formula="of:=&quot;0x&quot;&amp;BASE(MOD(MOD([.$A320];256)+[.J$1];256);16;2)" office:value-type="string" office:string-value="0xBE">
            <text:p>0xBE</text:p>
          </table:table-cell>
          <table:table-cell table:formula="of:=&quot;- d: [&quot;&amp;[.C320]&amp;&quot;, &quot;&amp;[.D320]&amp;&quot;, &quot;&amp;[.E320]&amp;&quot;, &quot;&amp;[.F320]&amp;&quot;, &quot;&amp;[.G320]&amp;&quot;, &quot;&amp;[.H320]&amp;&quot;, &quot;&amp;[.I320]&amp;&quot;, &quot;&amp;[.J320]&amp;&quot;]#  e: 0#  t: 5&quot;" office:value-type="string" office:string-value="- d: [0x2F, 0xB8, 0xB9, 0xBA, 0xBB, 0xBC, 0xBD, 0xBE]#  e: 0#  t: 5">
            <text:p>- d: [0x2F, 0xB8, 0xB9, 0xBA, 0xBB, 0xBC, 0xBD, 0xBE]# <text:s/>e: 0# <text:s/>t: 5</text:p>
          </table:table-cell>
        </table:table-row>
        <table:table-row table:style-name="ro1">
          <table:table-cell table:formula="of:=[.A320]+7" office:value-type="float" office:value="2239">
            <text:p>2239</text:p>
          </table:table-cell>
          <table:table-cell table:formula="of:=[.B320]+1" office:value-type="float" office:value="320">
            <text:p>320</text:p>
          </table:table-cell>
          <table:table-cell table:formula="of:=&quot;0x&quot;&amp;BASE(MOD([.B321];16)+32;16)" office:value-type="string" office:string-value="0x20">
            <text:p>0x20</text:p>
          </table:table-cell>
          <table:table-cell table:formula="of:=&quot;0x&quot;&amp;BASE(MOD(MOD([.$A321];256)+[.D$1];256);16;2)" office:value-type="string" office:string-value="0xBF">
            <text:p>0xBF</text:p>
          </table:table-cell>
          <table:table-cell table:formula="of:=&quot;0x&quot;&amp;BASE(MOD(MOD([.$A321];256)+[.E$1];256);16;2)" office:value-type="string" office:string-value="0xC0">
            <text:p>0xC0</text:p>
          </table:table-cell>
          <table:table-cell table:formula="of:=&quot;0x&quot;&amp;BASE(MOD(MOD([.$A321];256)+[.F$1];256);16;2)" office:value-type="string" office:string-value="0xC1">
            <text:p>0xC1</text:p>
          </table:table-cell>
          <table:table-cell table:formula="of:=&quot;0x&quot;&amp;BASE(MOD(MOD([.$A321];256)+[.G$1];256);16;2)" office:value-type="string" office:string-value="0xC2">
            <text:p>0xC2</text:p>
          </table:table-cell>
          <table:table-cell table:formula="of:=&quot;0x&quot;&amp;BASE(MOD(MOD([.$A321];256)+[.H$1];256);16;2)" office:value-type="string" office:string-value="0xC3">
            <text:p>0xC3</text:p>
          </table:table-cell>
          <table:table-cell table:formula="of:=&quot;0x&quot;&amp;BASE(MOD(MOD([.$A321];256)+[.I$1];256);16;2)" office:value-type="string" office:string-value="0xC4">
            <text:p>0xC4</text:p>
          </table:table-cell>
          <table:table-cell table:formula="of:=&quot;0x&quot;&amp;BASE(MOD(MOD([.$A321];256)+[.J$1];256);16;2)" office:value-type="string" office:string-value="0xC5">
            <text:p>0xC5</text:p>
          </table:table-cell>
          <table:table-cell table:formula="of:=&quot;- d: [&quot;&amp;[.C321]&amp;&quot;, &quot;&amp;[.D321]&amp;&quot;, &quot;&amp;[.E321]&amp;&quot;, &quot;&amp;[.F321]&amp;&quot;, &quot;&amp;[.G321]&amp;&quot;, &quot;&amp;[.H321]&amp;&quot;, &quot;&amp;[.I321]&amp;&quot;, &quot;&amp;[.J321]&amp;&quot;]#  e: 0#  t: 5&quot;" office:value-type="string" office:string-value="- d: [0x20, 0xBF, 0xC0, 0xC1, 0xC2, 0xC3, 0xC4, 0xC5]#  e: 0#  t: 5">
            <text:p>- d: [0x20, 0xBF, 0xC0, 0xC1, 0xC2, 0xC3, 0xC4, 0xC5]# <text:s/>e: 0# <text:s/>t: 5</text:p>
          </table:table-cell>
        </table:table-row>
        <table:table-row table:style-name="ro1">
          <table:table-cell table:formula="of:=[.A321]+7" office:value-type="float" office:value="2246">
            <text:p>2246</text:p>
          </table:table-cell>
          <table:table-cell table:formula="of:=[.B321]+1" office:value-type="float" office:value="321">
            <text:p>321</text:p>
          </table:table-cell>
          <table:table-cell table:formula="of:=&quot;0x&quot;&amp;BASE(MOD([.B322];16)+32;16)" office:value-type="string" office:string-value="0x21">
            <text:p>0x21</text:p>
          </table:table-cell>
          <table:table-cell table:formula="of:=&quot;0x&quot;&amp;BASE(MOD(MOD([.$A322];256)+[.D$1];256);16;2)" office:value-type="string" office:string-value="0xC6">
            <text:p>0xC6</text:p>
          </table:table-cell>
          <table:table-cell table:formula="of:=&quot;0x&quot;&amp;BASE(MOD(MOD([.$A322];256)+[.E$1];256);16;2)" office:value-type="string" office:string-value="0xC7">
            <text:p>0xC7</text:p>
          </table:table-cell>
          <table:table-cell table:formula="of:=&quot;0x&quot;&amp;BASE(MOD(MOD([.$A322];256)+[.F$1];256);16;2)" office:value-type="string" office:string-value="0xC8">
            <text:p>0xC8</text:p>
          </table:table-cell>
          <table:table-cell table:formula="of:=&quot;0x&quot;&amp;BASE(MOD(MOD([.$A322];256)+[.G$1];256);16;2)" office:value-type="string" office:string-value="0xC9">
            <text:p>0xC9</text:p>
          </table:table-cell>
          <table:table-cell table:formula="of:=&quot;0x&quot;&amp;BASE(MOD(MOD([.$A322];256)+[.H$1];256);16;2)" office:value-type="string" office:string-value="0xCA">
            <text:p>0xCA</text:p>
          </table:table-cell>
          <table:table-cell table:formula="of:=&quot;0x&quot;&amp;BASE(MOD(MOD([.$A322];256)+[.I$1];256);16;2)" office:value-type="string" office:string-value="0xCB">
            <text:p>0xCB</text:p>
          </table:table-cell>
          <table:table-cell table:formula="of:=&quot;0x&quot;&amp;BASE(MOD(MOD([.$A322];256)+[.J$1];256);16;2)" office:value-type="string" office:string-value="0xCC">
            <text:p>0xCC</text:p>
          </table:table-cell>
          <table:table-cell table:formula="of:=&quot;- d: [&quot;&amp;[.C322]&amp;&quot;, &quot;&amp;[.D322]&amp;&quot;, &quot;&amp;[.E322]&amp;&quot;, &quot;&amp;[.F322]&amp;&quot;, &quot;&amp;[.G322]&amp;&quot;, &quot;&amp;[.H322]&amp;&quot;, &quot;&amp;[.I322]&amp;&quot;, &quot;&amp;[.J322]&amp;&quot;]#  e: 0#  t: 5&quot;" office:value-type="string" office:string-value="- d: [0x21, 0xC6, 0xC7, 0xC8, 0xC9, 0xCA, 0xCB, 0xCC]#  e: 0#  t: 5">
            <text:p>- d: [0x21, 0xC6, 0xC7, 0xC8, 0xC9, 0xCA, 0xCB, 0xCC]# <text:s/>e: 0# <text:s/>t: 5</text:p>
          </table:table-cell>
        </table:table-row>
        <table:table-row table:style-name="ro1">
          <table:table-cell table:formula="of:=[.A322]+7" office:value-type="float" office:value="2253">
            <text:p>2253</text:p>
          </table:table-cell>
          <table:table-cell table:formula="of:=[.B322]+1" office:value-type="float" office:value="322">
            <text:p>322</text:p>
          </table:table-cell>
          <table:table-cell table:formula="of:=&quot;0x&quot;&amp;BASE(MOD([.B323];16)+32;16)" office:value-type="string" office:string-value="0x22">
            <text:p>0x22</text:p>
          </table:table-cell>
          <table:table-cell table:formula="of:=&quot;0x&quot;&amp;BASE(MOD(MOD([.$A323];256)+[.D$1];256);16;2)" office:value-type="string" office:string-value="0xCD">
            <text:p>0xCD</text:p>
          </table:table-cell>
          <table:table-cell table:formula="of:=&quot;0x&quot;&amp;BASE(MOD(MOD([.$A323];256)+[.E$1];256);16;2)" office:value-type="string" office:string-value="0xCE">
            <text:p>0xCE</text:p>
          </table:table-cell>
          <table:table-cell table:formula="of:=&quot;0x&quot;&amp;BASE(MOD(MOD([.$A323];256)+[.F$1];256);16;2)" office:value-type="string" office:string-value="0xCF">
            <text:p>0xCF</text:p>
          </table:table-cell>
          <table:table-cell table:formula="of:=&quot;0x&quot;&amp;BASE(MOD(MOD([.$A323];256)+[.G$1];256);16;2)" office:value-type="string" office:string-value="0xD0">
            <text:p>0xD0</text:p>
          </table:table-cell>
          <table:table-cell table:formula="of:=&quot;0x&quot;&amp;BASE(MOD(MOD([.$A323];256)+[.H$1];256);16;2)" office:value-type="string" office:string-value="0xD1">
            <text:p>0xD1</text:p>
          </table:table-cell>
          <table:table-cell table:formula="of:=&quot;0x&quot;&amp;BASE(MOD(MOD([.$A323];256)+[.I$1];256);16;2)" office:value-type="string" office:string-value="0xD2">
            <text:p>0xD2</text:p>
          </table:table-cell>
          <table:table-cell table:formula="of:=&quot;0x&quot;&amp;BASE(MOD(MOD([.$A323];256)+[.J$1];256);16;2)" office:value-type="string" office:string-value="0xD3">
            <text:p>0xD3</text:p>
          </table:table-cell>
          <table:table-cell table:formula="of:=&quot;- d: [&quot;&amp;[.C323]&amp;&quot;, &quot;&amp;[.D323]&amp;&quot;, &quot;&amp;[.E323]&amp;&quot;, &quot;&amp;[.F323]&amp;&quot;, &quot;&amp;[.G323]&amp;&quot;, &quot;&amp;[.H323]&amp;&quot;, &quot;&amp;[.I323]&amp;&quot;, &quot;&amp;[.J323]&amp;&quot;]#  e: 0#  t: 5&quot;" office:value-type="string" office:string-value="- d: [0x22, 0xCD, 0xCE, 0xCF, 0xD0, 0xD1, 0xD2, 0xD3]#  e: 0#  t: 5">
            <text:p>- d: [0x22, 0xCD, 0xCE, 0xCF, 0xD0, 0xD1, 0xD2, 0xD3]# <text:s/>e: 0# <text:s/>t: 5</text:p>
          </table:table-cell>
        </table:table-row>
        <table:table-row table:style-name="ro1">
          <table:table-cell table:formula="of:=[.A323]+7" office:value-type="float" office:value="2260">
            <text:p>2260</text:p>
          </table:table-cell>
          <table:table-cell table:formula="of:=[.B323]+1" office:value-type="float" office:value="323">
            <text:p>323</text:p>
          </table:table-cell>
          <table:table-cell table:formula="of:=&quot;0x&quot;&amp;BASE(MOD([.B324];16)+32;16)" office:value-type="string" office:string-value="0x23">
            <text:p>0x23</text:p>
          </table:table-cell>
          <table:table-cell table:formula="of:=&quot;0x&quot;&amp;BASE(MOD(MOD([.$A324];256)+[.D$1];256);16;2)" office:value-type="string" office:string-value="0xD4">
            <text:p>0xD4</text:p>
          </table:table-cell>
          <table:table-cell table:formula="of:=&quot;0x&quot;&amp;BASE(MOD(MOD([.$A324];256)+[.E$1];256);16;2)" office:value-type="string" office:string-value="0xD5">
            <text:p>0xD5</text:p>
          </table:table-cell>
          <table:table-cell table:formula="of:=&quot;0x&quot;&amp;BASE(MOD(MOD([.$A324];256)+[.F$1];256);16;2)" office:value-type="string" office:string-value="0xD6">
            <text:p>0xD6</text:p>
          </table:table-cell>
          <table:table-cell table:formula="of:=&quot;0x&quot;&amp;BASE(MOD(MOD([.$A324];256)+[.G$1];256);16;2)" office:value-type="string" office:string-value="0xD7">
            <text:p>0xD7</text:p>
          </table:table-cell>
          <table:table-cell table:formula="of:=&quot;0x&quot;&amp;BASE(MOD(MOD([.$A324];256)+[.H$1];256);16;2)" office:value-type="string" office:string-value="0xD8">
            <text:p>0xD8</text:p>
          </table:table-cell>
          <table:table-cell table:formula="of:=&quot;0x&quot;&amp;BASE(MOD(MOD([.$A324];256)+[.I$1];256);16;2)" office:value-type="string" office:string-value="0xD9">
            <text:p>0xD9</text:p>
          </table:table-cell>
          <table:table-cell table:formula="of:=&quot;0x&quot;&amp;BASE(MOD(MOD([.$A324];256)+[.J$1];256);16;2)" office:value-type="string" office:string-value="0xDA">
            <text:p>0xDA</text:p>
          </table:table-cell>
          <table:table-cell table:formula="of:=&quot;- d: [&quot;&amp;[.C324]&amp;&quot;, &quot;&amp;[.D324]&amp;&quot;, &quot;&amp;[.E324]&amp;&quot;, &quot;&amp;[.F324]&amp;&quot;, &quot;&amp;[.G324]&amp;&quot;, &quot;&amp;[.H324]&amp;&quot;, &quot;&amp;[.I324]&amp;&quot;, &quot;&amp;[.J324]&amp;&quot;]#  e: 0#  t: 5&quot;" office:value-type="string" office:string-value="- d: [0x23, 0xD4, 0xD5, 0xD6, 0xD7, 0xD8, 0xD9, 0xDA]#  e: 0#  t: 5">
            <text:p>- d: [0x23, 0xD4, 0xD5, 0xD6, 0xD7, 0xD8, 0xD9, 0xDA]# <text:s/>e: 0# <text:s/>t: 5</text:p>
          </table:table-cell>
        </table:table-row>
        <table:table-row table:style-name="ro1">
          <table:table-cell table:formula="of:=[.A324]+7" office:value-type="float" office:value="2267">
            <text:p>2267</text:p>
          </table:table-cell>
          <table:table-cell table:formula="of:=[.B324]+1" office:value-type="float" office:value="324">
            <text:p>324</text:p>
          </table:table-cell>
          <table:table-cell table:formula="of:=&quot;0x&quot;&amp;BASE(MOD([.B325];16)+32;16)" office:value-type="string" office:string-value="0x24">
            <text:p>0x24</text:p>
          </table:table-cell>
          <table:table-cell table:formula="of:=&quot;0x&quot;&amp;BASE(MOD(MOD([.$A325];256)+[.D$1];256);16;2)" office:value-type="string" office:string-value="0xDB">
            <text:p>0xDB</text:p>
          </table:table-cell>
          <table:table-cell table:formula="of:=&quot;0x&quot;&amp;BASE(MOD(MOD([.$A325];256)+[.E$1];256);16;2)" office:value-type="string" office:string-value="0xDC">
            <text:p>0xDC</text:p>
          </table:table-cell>
          <table:table-cell table:formula="of:=&quot;0x&quot;&amp;BASE(MOD(MOD([.$A325];256)+[.F$1];256);16;2)" office:value-type="string" office:string-value="0xDD">
            <text:p>0xDD</text:p>
          </table:table-cell>
          <table:table-cell table:formula="of:=&quot;0x&quot;&amp;BASE(MOD(MOD([.$A325];256)+[.G$1];256);16;2)" office:value-type="string" office:string-value="0xDE">
            <text:p>0xDE</text:p>
          </table:table-cell>
          <table:table-cell table:formula="of:=&quot;0x&quot;&amp;BASE(MOD(MOD([.$A325];256)+[.H$1];256);16;2)" office:value-type="string" office:string-value="0xDF">
            <text:p>0xDF</text:p>
          </table:table-cell>
          <table:table-cell table:formula="of:=&quot;0x&quot;&amp;BASE(MOD(MOD([.$A325];256)+[.I$1];256);16;2)" office:value-type="string" office:string-value="0xE0">
            <text:p>0xE0</text:p>
          </table:table-cell>
          <table:table-cell table:formula="of:=&quot;0x&quot;&amp;BASE(MOD(MOD([.$A325];256)+[.J$1];256);16;2)" office:value-type="string" office:string-value="0xE1">
            <text:p>0xE1</text:p>
          </table:table-cell>
          <table:table-cell table:formula="of:=&quot;- d: [&quot;&amp;[.C325]&amp;&quot;, &quot;&amp;[.D325]&amp;&quot;, &quot;&amp;[.E325]&amp;&quot;, &quot;&amp;[.F325]&amp;&quot;, &quot;&amp;[.G325]&amp;&quot;, &quot;&amp;[.H325]&amp;&quot;, &quot;&amp;[.I325]&amp;&quot;, &quot;&amp;[.J325]&amp;&quot;]#  e: 0#  t: 5&quot;" office:value-type="string" office:string-value="- d: [0x24, 0xDB, 0xDC, 0xDD, 0xDE, 0xDF, 0xE0, 0xE1]#  e: 0#  t: 5">
            <text:p>- d: [0x24, 0xDB, 0xDC, 0xDD, 0xDE, 0xDF, 0xE0, 0xE1]# <text:s/>e: 0# <text:s/>t: 5</text:p>
          </table:table-cell>
        </table:table-row>
        <table:table-row table:style-name="ro1">
          <table:table-cell table:formula="of:=[.A325]+7" office:value-type="float" office:value="2274">
            <text:p>2274</text:p>
          </table:table-cell>
          <table:table-cell table:formula="of:=[.B325]+1" office:value-type="float" office:value="325">
            <text:p>325</text:p>
          </table:table-cell>
          <table:table-cell table:formula="of:=&quot;0x&quot;&amp;BASE(MOD([.B326];16)+32;16)" office:value-type="string" office:string-value="0x25">
            <text:p>0x25</text:p>
          </table:table-cell>
          <table:table-cell table:formula="of:=&quot;0x&quot;&amp;BASE(MOD(MOD([.$A326];256)+[.D$1];256);16;2)" office:value-type="string" office:string-value="0xE2">
            <text:p>0xE2</text:p>
          </table:table-cell>
          <table:table-cell table:formula="of:=&quot;0x&quot;&amp;BASE(MOD(MOD([.$A326];256)+[.E$1];256);16;2)" office:value-type="string" office:string-value="0xE3">
            <text:p>0xE3</text:p>
          </table:table-cell>
          <table:table-cell table:formula="of:=&quot;0x&quot;&amp;BASE(MOD(MOD([.$A326];256)+[.F$1];256);16;2)" office:value-type="string" office:string-value="0xE4">
            <text:p>0xE4</text:p>
          </table:table-cell>
          <table:table-cell table:formula="of:=&quot;0x&quot;&amp;BASE(MOD(MOD([.$A326];256)+[.G$1];256);16;2)" office:value-type="string" office:string-value="0xE5">
            <text:p>0xE5</text:p>
          </table:table-cell>
          <table:table-cell table:formula="of:=&quot;0x&quot;&amp;BASE(MOD(MOD([.$A326];256)+[.H$1];256);16;2)" office:value-type="string" office:string-value="0xE6">
            <text:p>0xE6</text:p>
          </table:table-cell>
          <table:table-cell table:formula="of:=&quot;0x&quot;&amp;BASE(MOD(MOD([.$A326];256)+[.I$1];256);16;2)" office:value-type="string" office:string-value="0xE7">
            <text:p>0xE7</text:p>
          </table:table-cell>
          <table:table-cell table:formula="of:=&quot;0x&quot;&amp;BASE(MOD(MOD([.$A326];256)+[.J$1];256);16;2)" office:value-type="string" office:string-value="0xE8">
            <text:p>0xE8</text:p>
          </table:table-cell>
          <table:table-cell table:formula="of:=&quot;- d: [&quot;&amp;[.C326]&amp;&quot;, &quot;&amp;[.D326]&amp;&quot;, &quot;&amp;[.E326]&amp;&quot;, &quot;&amp;[.F326]&amp;&quot;, &quot;&amp;[.G326]&amp;&quot;, &quot;&amp;[.H326]&amp;&quot;, &quot;&amp;[.I326]&amp;&quot;, &quot;&amp;[.J326]&amp;&quot;]#  e: 0#  t: 5&quot;" office:value-type="string" office:string-value="- d: [0x25, 0xE2, 0xE3, 0xE4, 0xE5, 0xE6, 0xE7, 0xE8]#  e: 0#  t: 5">
            <text:p>- d: [0x25, 0xE2, 0xE3, 0xE4, 0xE5, 0xE6, 0xE7, 0xE8]# <text:s/>e: 0# <text:s/>t: 5</text:p>
          </table:table-cell>
        </table:table-row>
        <table:table-row table:style-name="ro1">
          <table:table-cell table:formula="of:=[.A326]+7" office:value-type="float" office:value="2281">
            <text:p>2281</text:p>
          </table:table-cell>
          <table:table-cell table:formula="of:=[.B326]+1" office:value-type="float" office:value="326">
            <text:p>326</text:p>
          </table:table-cell>
          <table:table-cell table:formula="of:=&quot;0x&quot;&amp;BASE(MOD([.B327];16)+32;16)" office:value-type="string" office:string-value="0x26">
            <text:p>0x26</text:p>
          </table:table-cell>
          <table:table-cell table:formula="of:=&quot;0x&quot;&amp;BASE(MOD(MOD([.$A327];256)+[.D$1];256);16;2)" office:value-type="string" office:string-value="0xE9">
            <text:p>0xE9</text:p>
          </table:table-cell>
          <table:table-cell table:formula="of:=&quot;0x&quot;&amp;BASE(MOD(MOD([.$A327];256)+[.E$1];256);16;2)" office:value-type="string" office:string-value="0xEA">
            <text:p>0xEA</text:p>
          </table:table-cell>
          <table:table-cell table:formula="of:=&quot;0x&quot;&amp;BASE(MOD(MOD([.$A327];256)+[.F$1];256);16;2)" office:value-type="string" office:string-value="0xEB">
            <text:p>0xEB</text:p>
          </table:table-cell>
          <table:table-cell table:formula="of:=&quot;0x&quot;&amp;BASE(MOD(MOD([.$A327];256)+[.G$1];256);16;2)" office:value-type="string" office:string-value="0xEC">
            <text:p>0xEC</text:p>
          </table:table-cell>
          <table:table-cell table:formula="of:=&quot;0x&quot;&amp;BASE(MOD(MOD([.$A327];256)+[.H$1];256);16;2)" office:value-type="string" office:string-value="0xED">
            <text:p>0xED</text:p>
          </table:table-cell>
          <table:table-cell table:formula="of:=&quot;0x&quot;&amp;BASE(MOD(MOD([.$A327];256)+[.I$1];256);16;2)" office:value-type="string" office:string-value="0xEE">
            <text:p>0xEE</text:p>
          </table:table-cell>
          <table:table-cell table:formula="of:=&quot;0x&quot;&amp;BASE(MOD(MOD([.$A327];256)+[.J$1];256);16;2)" office:value-type="string" office:string-value="0xEF">
            <text:p>0xEF</text:p>
          </table:table-cell>
          <table:table-cell table:formula="of:=&quot;- d: [&quot;&amp;[.C327]&amp;&quot;, &quot;&amp;[.D327]&amp;&quot;, &quot;&amp;[.E327]&amp;&quot;, &quot;&amp;[.F327]&amp;&quot;, &quot;&amp;[.G327]&amp;&quot;, &quot;&amp;[.H327]&amp;&quot;, &quot;&amp;[.I327]&amp;&quot;, &quot;&amp;[.J327]&amp;&quot;]#  e: 0#  t: 5&quot;" office:value-type="string" office:string-value="- d: [0x26, 0xE9, 0xEA, 0xEB, 0xEC, 0xED, 0xEE, 0xEF]#  e: 0#  t: 5">
            <text:p>- d: [0x26, 0xE9, 0xEA, 0xEB, 0xEC, 0xED, 0xEE, 0xEF]# <text:s/>e: 0# <text:s/>t: 5</text:p>
          </table:table-cell>
        </table:table-row>
        <table:table-row table:style-name="ro1">
          <table:table-cell table:formula="of:=[.A327]+7" office:value-type="float" office:value="2288">
            <text:p>2288</text:p>
          </table:table-cell>
          <table:table-cell table:formula="of:=[.B327]+1" office:value-type="float" office:value="327">
            <text:p>327</text:p>
          </table:table-cell>
          <table:table-cell table:formula="of:=&quot;0x&quot;&amp;BASE(MOD([.B328];16)+32;16)" office:value-type="string" office:string-value="0x27">
            <text:p>0x27</text:p>
          </table:table-cell>
          <table:table-cell table:formula="of:=&quot;0x&quot;&amp;BASE(MOD(MOD([.$A328];256)+[.D$1];256);16;2)" office:value-type="string" office:string-value="0xF0">
            <text:p>0xF0</text:p>
          </table:table-cell>
          <table:table-cell table:formula="of:=&quot;0x&quot;&amp;BASE(MOD(MOD([.$A328];256)+[.E$1];256);16;2)" office:value-type="string" office:string-value="0xF1">
            <text:p>0xF1</text:p>
          </table:table-cell>
          <table:table-cell table:formula="of:=&quot;0x&quot;&amp;BASE(MOD(MOD([.$A328];256)+[.F$1];256);16;2)" office:value-type="string" office:string-value="0xF2">
            <text:p>0xF2</text:p>
          </table:table-cell>
          <table:table-cell table:formula="of:=&quot;0x&quot;&amp;BASE(MOD(MOD([.$A328];256)+[.G$1];256);16;2)" office:value-type="string" office:string-value="0xF3">
            <text:p>0xF3</text:p>
          </table:table-cell>
          <table:table-cell table:formula="of:=&quot;0x&quot;&amp;BASE(MOD(MOD([.$A328];256)+[.H$1];256);16;2)" office:value-type="string" office:string-value="0xF4">
            <text:p>0xF4</text:p>
          </table:table-cell>
          <table:table-cell table:formula="of:=&quot;0x&quot;&amp;BASE(MOD(MOD([.$A328];256)+[.I$1];256);16;2)" office:value-type="string" office:string-value="0xF5">
            <text:p>0xF5</text:p>
          </table:table-cell>
          <table:table-cell table:formula="of:=&quot;0x&quot;&amp;BASE(MOD(MOD([.$A328];256)+[.J$1];256);16;2)" office:value-type="string" office:string-value="0xF6">
            <text:p>0xF6</text:p>
          </table:table-cell>
          <table:table-cell table:formula="of:=&quot;- d: [&quot;&amp;[.C328]&amp;&quot;, &quot;&amp;[.D328]&amp;&quot;, &quot;&amp;[.E328]&amp;&quot;, &quot;&amp;[.F328]&amp;&quot;, &quot;&amp;[.G328]&amp;&quot;, &quot;&amp;[.H328]&amp;&quot;, &quot;&amp;[.I328]&amp;&quot;, &quot;&amp;[.J328]&amp;&quot;]#  e: 0#  t: 5&quot;" office:value-type="string" office:string-value="- d: [0x27, 0xF0, 0xF1, 0xF2, 0xF3, 0xF4, 0xF5, 0xF6]#  e: 0#  t: 5">
            <text:p>- d: [0x27, 0xF0, 0xF1, 0xF2, 0xF3, 0xF4, 0xF5, 0xF6]# <text:s/>e: 0# <text:s/>t: 5</text:p>
          </table:table-cell>
        </table:table-row>
        <table:table-row table:style-name="ro1">
          <table:table-cell table:formula="of:=[.A328]+7" office:value-type="float" office:value="2295">
            <text:p>2295</text:p>
          </table:table-cell>
          <table:table-cell table:formula="of:=[.B328]+1" office:value-type="float" office:value="328">
            <text:p>328</text:p>
          </table:table-cell>
          <table:table-cell table:formula="of:=&quot;0x&quot;&amp;BASE(MOD([.B329];16)+32;16)" office:value-type="string" office:string-value="0x28">
            <text:p>0x28</text:p>
          </table:table-cell>
          <table:table-cell table:formula="of:=&quot;0x&quot;&amp;BASE(MOD(MOD([.$A329];256)+[.D$1];256);16;2)" office:value-type="string" office:string-value="0xF7">
            <text:p>0xF7</text:p>
          </table:table-cell>
          <table:table-cell table:formula="of:=&quot;0x&quot;&amp;BASE(MOD(MOD([.$A329];256)+[.E$1];256);16;2)" office:value-type="string" office:string-value="0xF8">
            <text:p>0xF8</text:p>
          </table:table-cell>
          <table:table-cell table:formula="of:=&quot;0x&quot;&amp;BASE(MOD(MOD([.$A329];256)+[.F$1];256);16;2)" office:value-type="string" office:string-value="0xF9">
            <text:p>0xF9</text:p>
          </table:table-cell>
          <table:table-cell table:formula="of:=&quot;0x&quot;&amp;BASE(MOD(MOD([.$A329];256)+[.G$1];256);16;2)" office:value-type="string" office:string-value="0xFA">
            <text:p>0xFA</text:p>
          </table:table-cell>
          <table:table-cell table:formula="of:=&quot;0x&quot;&amp;BASE(MOD(MOD([.$A329];256)+[.H$1];256);16;2)" office:value-type="string" office:string-value="0xFB">
            <text:p>0xFB</text:p>
          </table:table-cell>
          <table:table-cell table:formula="of:=&quot;0x&quot;&amp;BASE(MOD(MOD([.$A329];256)+[.I$1];256);16;2)" office:value-type="string" office:string-value="0xFC">
            <text:p>0xFC</text:p>
          </table:table-cell>
          <table:table-cell table:formula="of:=&quot;0x&quot;&amp;BASE(MOD(MOD([.$A329];256)+[.J$1];256);16;2)" office:value-type="string" office:string-value="0xFD">
            <text:p>0xFD</text:p>
          </table:table-cell>
          <table:table-cell table:formula="of:=&quot;- d: [&quot;&amp;[.C329]&amp;&quot;, &quot;&amp;[.D329]&amp;&quot;, &quot;&amp;[.E329]&amp;&quot;, &quot;&amp;[.F329]&amp;&quot;, &quot;&amp;[.G329]&amp;&quot;, &quot;&amp;[.H329]&amp;&quot;, &quot;&amp;[.I329]&amp;&quot;, &quot;&amp;[.J329]&amp;&quot;]#  e: 0#  t: 5&quot;" office:value-type="string" office:string-value="- d: [0x28, 0xF7, 0xF8, 0xF9, 0xFA, 0xFB, 0xFC, 0xFD]#  e: 0#  t: 5">
            <text:p>- d: [0x28, 0xF7, 0xF8, 0xF9, 0xFA, 0xFB, 0xFC, 0xFD]# <text:s/>e: 0# <text:s/>t: 5</text:p>
          </table:table-cell>
        </table:table-row>
        <table:table-row table:style-name="ro1">
          <table:table-cell table:formula="of:=[.A329]+7" office:value-type="float" office:value="2302">
            <text:p>2302</text:p>
          </table:table-cell>
          <table:table-cell table:formula="of:=[.B329]+1" office:value-type="float" office:value="329">
            <text:p>329</text:p>
          </table:table-cell>
          <table:table-cell table:formula="of:=&quot;0x&quot;&amp;BASE(MOD([.B330];16)+32;16)" office:value-type="string" office:string-value="0x29">
            <text:p>0x29</text:p>
          </table:table-cell>
          <table:table-cell table:formula="of:=&quot;0x&quot;&amp;BASE(MOD(MOD([.$A330];256)+[.D$1];256);16;2)" office:value-type="string" office:string-value="0xFE">
            <text:p>0xFE</text:p>
          </table:table-cell>
          <table:table-cell table:formula="of:=&quot;0x&quot;&amp;BASE(MOD(MOD([.$A330];256)+[.E$1];256);16;2)" office:value-type="string" office:string-value="0xFF">
            <text:p>0xFF</text:p>
          </table:table-cell>
          <table:table-cell table:formula="of:=&quot;0x&quot;&amp;BASE(MOD(MOD([.$A330];256)+[.F$1];256);16;2)" office:value-type="string" office:string-value="0x00">
            <text:p>0x00</text:p>
          </table:table-cell>
          <table:table-cell table:formula="of:=&quot;0x&quot;&amp;BASE(MOD(MOD([.$A330];256)+[.G$1];256);16;2)" office:value-type="string" office:string-value="0x01">
            <text:p>0x01</text:p>
          </table:table-cell>
          <table:table-cell table:formula="of:=&quot;0x&quot;&amp;BASE(MOD(MOD([.$A330];256)+[.H$1];256);16;2)" office:value-type="string" office:string-value="0x02">
            <text:p>0x02</text:p>
          </table:table-cell>
          <table:table-cell table:formula="of:=&quot;0x&quot;&amp;BASE(MOD(MOD([.$A330];256)+[.I$1];256);16;2)" office:value-type="string" office:string-value="0x03">
            <text:p>0x03</text:p>
          </table:table-cell>
          <table:table-cell table:formula="of:=&quot;0x&quot;&amp;BASE(MOD(MOD([.$A330];256)+[.J$1];256);16;2)" office:value-type="string" office:string-value="0x04">
            <text:p>0x04</text:p>
          </table:table-cell>
          <table:table-cell table:formula="of:=&quot;- d: [&quot;&amp;[.C330]&amp;&quot;, &quot;&amp;[.D330]&amp;&quot;, &quot;&amp;[.E330]&amp;&quot;, &quot;&amp;[.F330]&amp;&quot;, &quot;&amp;[.G330]&amp;&quot;, &quot;&amp;[.H330]&amp;&quot;, &quot;&amp;[.I330]&amp;&quot;, &quot;&amp;[.J330]&amp;&quot;]#  e: 0#  t: 5&quot;" office:value-type="string" office:string-value="- d: [0x29, 0xFE, 0xFF, 0x00, 0x01, 0x02, 0x03, 0x04]#  e: 0#  t: 5">
            <text:p>- d: [0x29, 0xFE, 0xFF, 0x00, 0x01, 0x02, 0x03, 0x04]# <text:s/>e: 0# <text:s/>t: 5</text:p>
          </table:table-cell>
        </table:table-row>
        <table:table-row table:style-name="ro1">
          <table:table-cell table:formula="of:=[.A330]+7" office:value-type="float" office:value="2309">
            <text:p>2309</text:p>
          </table:table-cell>
          <table:table-cell table:formula="of:=[.B330]+1" office:value-type="float" office:value="330">
            <text:p>330</text:p>
          </table:table-cell>
          <table:table-cell table:formula="of:=&quot;0x&quot;&amp;BASE(MOD([.B331];16)+32;16)" office:value-type="string" office:string-value="0x2A">
            <text:p>0x2A</text:p>
          </table:table-cell>
          <table:table-cell table:formula="of:=&quot;0x&quot;&amp;BASE(MOD(MOD([.$A331];256)+[.D$1];256);16;2)" office:value-type="string" office:string-value="0x05">
            <text:p>0x05</text:p>
          </table:table-cell>
          <table:table-cell table:formula="of:=&quot;0x&quot;&amp;BASE(MOD(MOD([.$A331];256)+[.E$1];256);16;2)" office:value-type="string" office:string-value="0x06">
            <text:p>0x06</text:p>
          </table:table-cell>
          <table:table-cell table:formula="of:=&quot;0x&quot;&amp;BASE(MOD(MOD([.$A331];256)+[.F$1];256);16;2)" office:value-type="string" office:string-value="0x07">
            <text:p>0x07</text:p>
          </table:table-cell>
          <table:table-cell table:formula="of:=&quot;0x&quot;&amp;BASE(MOD(MOD([.$A331];256)+[.G$1];256);16;2)" office:value-type="string" office:string-value="0x08">
            <text:p>0x08</text:p>
          </table:table-cell>
          <table:table-cell table:formula="of:=&quot;0x&quot;&amp;BASE(MOD(MOD([.$A331];256)+[.H$1];256);16;2)" office:value-type="string" office:string-value="0x09">
            <text:p>0x09</text:p>
          </table:table-cell>
          <table:table-cell table:formula="of:=&quot;0x&quot;&amp;BASE(MOD(MOD([.$A331];256)+[.I$1];256);16;2)" office:value-type="string" office:string-value="0x0A">
            <text:p>0x0A</text:p>
          </table:table-cell>
          <table:table-cell table:formula="of:=&quot;0x&quot;&amp;BASE(MOD(MOD([.$A331];256)+[.J$1];256);16;2)" office:value-type="string" office:string-value="0x0B">
            <text:p>0x0B</text:p>
          </table:table-cell>
          <table:table-cell table:formula="of:=&quot;- d: [&quot;&amp;[.C331]&amp;&quot;, &quot;&amp;[.D331]&amp;&quot;, &quot;&amp;[.E331]&amp;&quot;, &quot;&amp;[.F331]&amp;&quot;, &quot;&amp;[.G331]&amp;&quot;, &quot;&amp;[.H331]&amp;&quot;, &quot;&amp;[.I331]&amp;&quot;, &quot;&amp;[.J331]&amp;&quot;]#  e: 0#  t: 5&quot;" office:value-type="string" office:string-value="- d: [0x2A, 0x05, 0x06, 0x07, 0x08, 0x09, 0x0A, 0x0B]#  e: 0#  t: 5">
            <text:p>- d: [0x2A, 0x05, 0x06, 0x07, 0x08, 0x09, 0x0A, 0x0B]# <text:s/>e: 0# <text:s/>t: 5</text:p>
          </table:table-cell>
        </table:table-row>
        <table:table-row table:style-name="ro1">
          <table:table-cell table:formula="of:=[.A331]+7" office:value-type="float" office:value="2316">
            <text:p>2316</text:p>
          </table:table-cell>
          <table:table-cell table:formula="of:=[.B331]+1" office:value-type="float" office:value="331">
            <text:p>331</text:p>
          </table:table-cell>
          <table:table-cell table:formula="of:=&quot;0x&quot;&amp;BASE(MOD([.B332];16)+32;16)" office:value-type="string" office:string-value="0x2B">
            <text:p>0x2B</text:p>
          </table:table-cell>
          <table:table-cell table:formula="of:=&quot;0x&quot;&amp;BASE(MOD(MOD([.$A332];256)+[.D$1];256);16;2)" office:value-type="string" office:string-value="0x0C">
            <text:p>0x0C</text:p>
          </table:table-cell>
          <table:table-cell table:formula="of:=&quot;0x&quot;&amp;BASE(MOD(MOD([.$A332];256)+[.E$1];256);16;2)" office:value-type="string" office:string-value="0x0D">
            <text:p>0x0D</text:p>
          </table:table-cell>
          <table:table-cell table:formula="of:=&quot;0x&quot;&amp;BASE(MOD(MOD([.$A332];256)+[.F$1];256);16;2)" office:value-type="string" office:string-value="0x0E">
            <text:p>0x0E</text:p>
          </table:table-cell>
          <table:table-cell table:formula="of:=&quot;0x&quot;&amp;BASE(MOD(MOD([.$A332];256)+[.G$1];256);16;2)" office:value-type="string" office:string-value="0x0F">
            <text:p>0x0F</text:p>
          </table:table-cell>
          <table:table-cell table:formula="of:=&quot;0x&quot;&amp;BASE(MOD(MOD([.$A332];256)+[.H$1];256);16;2)" office:value-type="string" office:string-value="0x10">
            <text:p>0x10</text:p>
          </table:table-cell>
          <table:table-cell table:formula="of:=&quot;0x&quot;&amp;BASE(MOD(MOD([.$A332];256)+[.I$1];256);16;2)" office:value-type="string" office:string-value="0x11">
            <text:p>0x11</text:p>
          </table:table-cell>
          <table:table-cell table:formula="of:=&quot;0x&quot;&amp;BASE(MOD(MOD([.$A332];256)+[.J$1];256);16;2)" office:value-type="string" office:string-value="0x12">
            <text:p>0x12</text:p>
          </table:table-cell>
          <table:table-cell table:formula="of:=&quot;- d: [&quot;&amp;[.C332]&amp;&quot;, &quot;&amp;[.D332]&amp;&quot;, &quot;&amp;[.E332]&amp;&quot;, &quot;&amp;[.F332]&amp;&quot;, &quot;&amp;[.G332]&amp;&quot;, &quot;&amp;[.H332]&amp;&quot;, &quot;&amp;[.I332]&amp;&quot;, &quot;&amp;[.J332]&amp;&quot;]#  e: 0#  t: 5&quot;" office:value-type="string" office:string-value="- d: [0x2B, 0x0C, 0x0D, 0x0E, 0x0F, 0x10, 0x11, 0x12]#  e: 0#  t: 5">
            <text:p>- d: [0x2B, 0x0C, 0x0D, 0x0E, 0x0F, 0x10, 0x11, 0x12]# <text:s/>e: 0# <text:s/>t: 5</text:p>
          </table:table-cell>
        </table:table-row>
        <table:table-row table:style-name="ro1">
          <table:table-cell table:formula="of:=[.A332]+7" office:value-type="float" office:value="2323">
            <text:p>2323</text:p>
          </table:table-cell>
          <table:table-cell table:formula="of:=[.B332]+1" office:value-type="float" office:value="332">
            <text:p>332</text:p>
          </table:table-cell>
          <table:table-cell table:formula="of:=&quot;0x&quot;&amp;BASE(MOD([.B333];16)+32;16)" office:value-type="string" office:string-value="0x2C">
            <text:p>0x2C</text:p>
          </table:table-cell>
          <table:table-cell table:formula="of:=&quot;0x&quot;&amp;BASE(MOD(MOD([.$A333];256)+[.D$1];256);16;2)" office:value-type="string" office:string-value="0x13">
            <text:p>0x13</text:p>
          </table:table-cell>
          <table:table-cell table:formula="of:=&quot;0x&quot;&amp;BASE(MOD(MOD([.$A333];256)+[.E$1];256);16;2)" office:value-type="string" office:string-value="0x14">
            <text:p>0x14</text:p>
          </table:table-cell>
          <table:table-cell table:formula="of:=&quot;0x&quot;&amp;BASE(MOD(MOD([.$A333];256)+[.F$1];256);16;2)" office:value-type="string" office:string-value="0x15">
            <text:p>0x15</text:p>
          </table:table-cell>
          <table:table-cell table:formula="of:=&quot;0x&quot;&amp;BASE(MOD(MOD([.$A333];256)+[.G$1];256);16;2)" office:value-type="string" office:string-value="0x16">
            <text:p>0x16</text:p>
          </table:table-cell>
          <table:table-cell table:formula="of:=&quot;0x&quot;&amp;BASE(MOD(MOD([.$A333];256)+[.H$1];256);16;2)" office:value-type="string" office:string-value="0x17">
            <text:p>0x17</text:p>
          </table:table-cell>
          <table:table-cell table:formula="of:=&quot;0x&quot;&amp;BASE(MOD(MOD([.$A333];256)+[.I$1];256);16;2)" office:value-type="string" office:string-value="0x18">
            <text:p>0x18</text:p>
          </table:table-cell>
          <table:table-cell table:formula="of:=&quot;0x&quot;&amp;BASE(MOD(MOD([.$A333];256)+[.J$1];256);16;2)" office:value-type="string" office:string-value="0x19">
            <text:p>0x19</text:p>
          </table:table-cell>
          <table:table-cell table:formula="of:=&quot;- d: [&quot;&amp;[.C333]&amp;&quot;, &quot;&amp;[.D333]&amp;&quot;, &quot;&amp;[.E333]&amp;&quot;, &quot;&amp;[.F333]&amp;&quot;, &quot;&amp;[.G333]&amp;&quot;, &quot;&amp;[.H333]&amp;&quot;, &quot;&amp;[.I333]&amp;&quot;, &quot;&amp;[.J333]&amp;&quot;]#  e: 0#  t: 5&quot;" office:value-type="string" office:string-value="- d: [0x2C, 0x13, 0x14, 0x15, 0x16, 0x17, 0x18, 0x19]#  e: 0#  t: 5">
            <text:p>- d: [0x2C, 0x13, 0x14, 0x15, 0x16, 0x17, 0x18, 0x19]# <text:s/>e: 0# <text:s/>t: 5</text:p>
          </table:table-cell>
        </table:table-row>
        <table:table-row table:style-name="ro1">
          <table:table-cell table:formula="of:=[.A333]+7" office:value-type="float" office:value="2330">
            <text:p>2330</text:p>
          </table:table-cell>
          <table:table-cell table:formula="of:=[.B333]+1" office:value-type="float" office:value="333">
            <text:p>333</text:p>
          </table:table-cell>
          <table:table-cell table:formula="of:=&quot;0x&quot;&amp;BASE(MOD([.B334];16)+32;16)" office:value-type="string" office:string-value="0x2D">
            <text:p>0x2D</text:p>
          </table:table-cell>
          <table:table-cell table:formula="of:=&quot;0x&quot;&amp;BASE(MOD(MOD([.$A334];256)+[.D$1];256);16;2)" office:value-type="string" office:string-value="0x1A">
            <text:p>0x1A</text:p>
          </table:table-cell>
          <table:table-cell table:formula="of:=&quot;0x&quot;&amp;BASE(MOD(MOD([.$A334];256)+[.E$1];256);16;2)" office:value-type="string" office:string-value="0x1B">
            <text:p>0x1B</text:p>
          </table:table-cell>
          <table:table-cell table:formula="of:=&quot;0x&quot;&amp;BASE(MOD(MOD([.$A334];256)+[.F$1];256);16;2)" office:value-type="string" office:string-value="0x1C">
            <text:p>0x1C</text:p>
          </table:table-cell>
          <table:table-cell table:formula="of:=&quot;0x&quot;&amp;BASE(MOD(MOD([.$A334];256)+[.G$1];256);16;2)" office:value-type="string" office:string-value="0x1D">
            <text:p>0x1D</text:p>
          </table:table-cell>
          <table:table-cell table:formula="of:=&quot;0x&quot;&amp;BASE(MOD(MOD([.$A334];256)+[.H$1];256);16;2)" office:value-type="string" office:string-value="0x1E">
            <text:p>0x1E</text:p>
          </table:table-cell>
          <table:table-cell table:formula="of:=&quot;0x&quot;&amp;BASE(MOD(MOD([.$A334];256)+[.I$1];256);16;2)" office:value-type="string" office:string-value="0x1F">
            <text:p>0x1F</text:p>
          </table:table-cell>
          <table:table-cell table:formula="of:=&quot;0x&quot;&amp;BASE(MOD(MOD([.$A334];256)+[.J$1];256);16;2)" office:value-type="string" office:string-value="0x20">
            <text:p>0x20</text:p>
          </table:table-cell>
          <table:table-cell table:formula="of:=&quot;- d: [&quot;&amp;[.C334]&amp;&quot;, &quot;&amp;[.D334]&amp;&quot;, &quot;&amp;[.E334]&amp;&quot;, &quot;&amp;[.F334]&amp;&quot;, &quot;&amp;[.G334]&amp;&quot;, &quot;&amp;[.H334]&amp;&quot;, &quot;&amp;[.I334]&amp;&quot;, &quot;&amp;[.J334]&amp;&quot;]#  e: 0#  t: 5&quot;" office:value-type="string" office:string-value="- d: [0x2D, 0x1A, 0x1B, 0x1C, 0x1D, 0x1E, 0x1F, 0x20]#  e: 0#  t: 5">
            <text:p>- d: [0x2D, 0x1A, 0x1B, 0x1C, 0x1D, 0x1E, 0x1F, 0x20]# <text:s/>e: 0# <text:s/>t: 5</text:p>
          </table:table-cell>
        </table:table-row>
        <table:table-row table:style-name="ro1">
          <table:table-cell table:formula="of:=[.A334]+7" office:value-type="float" office:value="2337">
            <text:p>2337</text:p>
          </table:table-cell>
          <table:table-cell table:formula="of:=[.B334]+1" office:value-type="float" office:value="334">
            <text:p>334</text:p>
          </table:table-cell>
          <table:table-cell table:formula="of:=&quot;0x&quot;&amp;BASE(MOD([.B335];16)+32;16)" office:value-type="string" office:string-value="0x2E">
            <text:p>0x2E</text:p>
          </table:table-cell>
          <table:table-cell table:formula="of:=&quot;0x&quot;&amp;BASE(MOD(MOD([.$A335];256)+[.D$1];256);16;2)" office:value-type="string" office:string-value="0x21">
            <text:p>0x21</text:p>
          </table:table-cell>
          <table:table-cell table:formula="of:=&quot;0x&quot;&amp;BASE(MOD(MOD([.$A335];256)+[.E$1];256);16;2)" office:value-type="string" office:string-value="0x22">
            <text:p>0x22</text:p>
          </table:table-cell>
          <table:table-cell table:formula="of:=&quot;0x&quot;&amp;BASE(MOD(MOD([.$A335];256)+[.F$1];256);16;2)" office:value-type="string" office:string-value="0x23">
            <text:p>0x23</text:p>
          </table:table-cell>
          <table:table-cell table:formula="of:=&quot;0x&quot;&amp;BASE(MOD(MOD([.$A335];256)+[.G$1];256);16;2)" office:value-type="string" office:string-value="0x24">
            <text:p>0x24</text:p>
          </table:table-cell>
          <table:table-cell table:formula="of:=&quot;0x&quot;&amp;BASE(MOD(MOD([.$A335];256)+[.H$1];256);16;2)" office:value-type="string" office:string-value="0x25">
            <text:p>0x25</text:p>
          </table:table-cell>
          <table:table-cell table:formula="of:=&quot;0x&quot;&amp;BASE(MOD(MOD([.$A335];256)+[.I$1];256);16;2)" office:value-type="string" office:string-value="0x26">
            <text:p>0x26</text:p>
          </table:table-cell>
          <table:table-cell table:formula="of:=&quot;0x&quot;&amp;BASE(MOD(MOD([.$A335];256)+[.J$1];256);16;2)" office:value-type="string" office:string-value="0x27">
            <text:p>0x27</text:p>
          </table:table-cell>
          <table:table-cell table:formula="of:=&quot;- d: [&quot;&amp;[.C335]&amp;&quot;, &quot;&amp;[.D335]&amp;&quot;, &quot;&amp;[.E335]&amp;&quot;, &quot;&amp;[.F335]&amp;&quot;, &quot;&amp;[.G335]&amp;&quot;, &quot;&amp;[.H335]&amp;&quot;, &quot;&amp;[.I335]&amp;&quot;, &quot;&amp;[.J335]&amp;&quot;]#  e: 0#  t: 5&quot;" office:value-type="string" office:string-value="- d: [0x2E, 0x21, 0x22, 0x23, 0x24, 0x25, 0x26, 0x27]#  e: 0#  t: 5">
            <text:p>- d: [0x2E, 0x21, 0x22, 0x23, 0x24, 0x25, 0x26, 0x27]# <text:s/>e: 0# <text:s/>t: 5</text:p>
          </table:table-cell>
        </table:table-row>
        <table:table-row table:style-name="ro1">
          <table:table-cell table:formula="of:=[.A335]+7" office:value-type="float" office:value="2344">
            <text:p>2344</text:p>
          </table:table-cell>
          <table:table-cell table:formula="of:=[.B335]+1" office:value-type="float" office:value="335">
            <text:p>335</text:p>
          </table:table-cell>
          <table:table-cell table:formula="of:=&quot;0x&quot;&amp;BASE(MOD([.B336];16)+32;16)" office:value-type="string" office:string-value="0x2F">
            <text:p>0x2F</text:p>
          </table:table-cell>
          <table:table-cell table:formula="of:=&quot;0x&quot;&amp;BASE(MOD(MOD([.$A336];256)+[.D$1];256);16;2)" office:value-type="string" office:string-value="0x28">
            <text:p>0x28</text:p>
          </table:table-cell>
          <table:table-cell table:formula="of:=&quot;0x&quot;&amp;BASE(MOD(MOD([.$A336];256)+[.E$1];256);16;2)" office:value-type="string" office:string-value="0x29">
            <text:p>0x29</text:p>
          </table:table-cell>
          <table:table-cell table:formula="of:=&quot;0x&quot;&amp;BASE(MOD(MOD([.$A336];256)+[.F$1];256);16;2)" office:value-type="string" office:string-value="0x2A">
            <text:p>0x2A</text:p>
          </table:table-cell>
          <table:table-cell table:formula="of:=&quot;0x&quot;&amp;BASE(MOD(MOD([.$A336];256)+[.G$1];256);16;2)" office:value-type="string" office:string-value="0x2B">
            <text:p>0x2B</text:p>
          </table:table-cell>
          <table:table-cell table:formula="of:=&quot;0x&quot;&amp;BASE(MOD(MOD([.$A336];256)+[.H$1];256);16;2)" office:value-type="string" office:string-value="0x2C">
            <text:p>0x2C</text:p>
          </table:table-cell>
          <table:table-cell table:formula="of:=&quot;0x&quot;&amp;BASE(MOD(MOD([.$A336];256)+[.I$1];256);16;2)" office:value-type="string" office:string-value="0x2D">
            <text:p>0x2D</text:p>
          </table:table-cell>
          <table:table-cell table:formula="of:=&quot;0x&quot;&amp;BASE(MOD(MOD([.$A336];256)+[.J$1];256);16;2)" office:value-type="string" office:string-value="0x2E">
            <text:p>0x2E</text:p>
          </table:table-cell>
          <table:table-cell table:formula="of:=&quot;- d: [&quot;&amp;[.C336]&amp;&quot;, &quot;&amp;[.D336]&amp;&quot;, &quot;&amp;[.E336]&amp;&quot;, &quot;&amp;[.F336]&amp;&quot;, &quot;&amp;[.G336]&amp;&quot;, &quot;&amp;[.H336]&amp;&quot;, &quot;&amp;[.I336]&amp;&quot;, &quot;&amp;[.J336]&amp;&quot;]#  e: 0#  t: 5&quot;" office:value-type="string" office:string-value="- d: [0x2F, 0x28, 0x29, 0x2A, 0x2B, 0x2C, 0x2D, 0x2E]#  e: 0#  t: 5">
            <text:p>- d: [0x2F, 0x28, 0x29, 0x2A, 0x2B, 0x2C, 0x2D, 0x2E]# <text:s/>e: 0# <text:s/>t: 5</text:p>
          </table:table-cell>
        </table:table-row>
        <table:table-row table:style-name="ro1">
          <table:table-cell table:formula="of:=[.A336]+7" office:value-type="float" office:value="2351">
            <text:p>2351</text:p>
          </table:table-cell>
          <table:table-cell table:formula="of:=[.B336]+1" office:value-type="float" office:value="336">
            <text:p>336</text:p>
          </table:table-cell>
          <table:table-cell table:formula="of:=&quot;0x&quot;&amp;BASE(MOD([.B337];16)+32;16)" office:value-type="string" office:string-value="0x20">
            <text:p>0x20</text:p>
          </table:table-cell>
          <table:table-cell table:formula="of:=&quot;0x&quot;&amp;BASE(MOD(MOD([.$A337];256)+[.D$1];256);16;2)" office:value-type="string" office:string-value="0x2F">
            <text:p>0x2F</text:p>
          </table:table-cell>
          <table:table-cell table:formula="of:=&quot;0x&quot;&amp;BASE(MOD(MOD([.$A337];256)+[.E$1];256);16;2)" office:value-type="string" office:string-value="0x30">
            <text:p>0x30</text:p>
          </table:table-cell>
          <table:table-cell table:formula="of:=&quot;0x&quot;&amp;BASE(MOD(MOD([.$A337];256)+[.F$1];256);16;2)" office:value-type="string" office:string-value="0x31">
            <text:p>0x31</text:p>
          </table:table-cell>
          <table:table-cell table:formula="of:=&quot;0x&quot;&amp;BASE(MOD(MOD([.$A337];256)+[.G$1];256);16;2)" office:value-type="string" office:string-value="0x32">
            <text:p>0x32</text:p>
          </table:table-cell>
          <table:table-cell table:formula="of:=&quot;0x&quot;&amp;BASE(MOD(MOD([.$A337];256)+[.H$1];256);16;2)" office:value-type="string" office:string-value="0x33">
            <text:p>0x33</text:p>
          </table:table-cell>
          <table:table-cell table:formula="of:=&quot;0x&quot;&amp;BASE(MOD(MOD([.$A337];256)+[.I$1];256);16;2)" office:value-type="string" office:string-value="0x34">
            <text:p>0x34</text:p>
          </table:table-cell>
          <table:table-cell table:formula="of:=&quot;0x&quot;&amp;BASE(MOD(MOD([.$A337];256)+[.J$1];256);16;2)" office:value-type="string" office:string-value="0x35">
            <text:p>0x35</text:p>
          </table:table-cell>
          <table:table-cell table:formula="of:=&quot;- d: [&quot;&amp;[.C337]&amp;&quot;, &quot;&amp;[.D337]&amp;&quot;, &quot;&amp;[.E337]&amp;&quot;, &quot;&amp;[.F337]&amp;&quot;, &quot;&amp;[.G337]&amp;&quot;, &quot;&amp;[.H337]&amp;&quot;, &quot;&amp;[.I337]&amp;&quot;, &quot;&amp;[.J337]&amp;&quot;]#  e: 0#  t: 5&quot;" office:value-type="string" office:string-value="- d: [0x20, 0x2F, 0x30, 0x31, 0x32, 0x33, 0x34, 0x35]#  e: 0#  t: 5">
            <text:p>- d: [0x20, 0x2F, 0x30, 0x31, 0x32, 0x33, 0x34, 0x35]# <text:s/>e: 0# <text:s/>t: 5</text:p>
          </table:table-cell>
        </table:table-row>
        <table:table-row table:style-name="ro1">
          <table:table-cell table:formula="of:=[.A337]+7" office:value-type="float" office:value="2358">
            <text:p>2358</text:p>
          </table:table-cell>
          <table:table-cell table:formula="of:=[.B337]+1" office:value-type="float" office:value="337">
            <text:p>337</text:p>
          </table:table-cell>
          <table:table-cell table:formula="of:=&quot;0x&quot;&amp;BASE(MOD([.B338];16)+32;16)" office:value-type="string" office:string-value="0x21">
            <text:p>0x21</text:p>
          </table:table-cell>
          <table:table-cell table:formula="of:=&quot;0x&quot;&amp;BASE(MOD(MOD([.$A338];256)+[.D$1];256);16;2)" office:value-type="string" office:string-value="0x36">
            <text:p>0x36</text:p>
          </table:table-cell>
          <table:table-cell table:formula="of:=&quot;0x&quot;&amp;BASE(MOD(MOD([.$A338];256)+[.E$1];256);16;2)" office:value-type="string" office:string-value="0x37">
            <text:p>0x37</text:p>
          </table:table-cell>
          <table:table-cell table:formula="of:=&quot;0x&quot;&amp;BASE(MOD(MOD([.$A338];256)+[.F$1];256);16;2)" office:value-type="string" office:string-value="0x38">
            <text:p>0x38</text:p>
          </table:table-cell>
          <table:table-cell table:formula="of:=&quot;0x&quot;&amp;BASE(MOD(MOD([.$A338];256)+[.G$1];256);16;2)" office:value-type="string" office:string-value="0x39">
            <text:p>0x39</text:p>
          </table:table-cell>
          <table:table-cell table:formula="of:=&quot;0x&quot;&amp;BASE(MOD(MOD([.$A338];256)+[.H$1];256);16;2)" office:value-type="string" office:string-value="0x3A">
            <text:p>0x3A</text:p>
          </table:table-cell>
          <table:table-cell table:formula="of:=&quot;0x&quot;&amp;BASE(MOD(MOD([.$A338];256)+[.I$1];256);16;2)" office:value-type="string" office:string-value="0x3B">
            <text:p>0x3B</text:p>
          </table:table-cell>
          <table:table-cell table:formula="of:=&quot;0x&quot;&amp;BASE(MOD(MOD([.$A338];256)+[.J$1];256);16;2)" office:value-type="string" office:string-value="0x3C">
            <text:p>0x3C</text:p>
          </table:table-cell>
          <table:table-cell table:formula="of:=&quot;- d: [&quot;&amp;[.C338]&amp;&quot;, &quot;&amp;[.D338]&amp;&quot;, &quot;&amp;[.E338]&amp;&quot;, &quot;&amp;[.F338]&amp;&quot;, &quot;&amp;[.G338]&amp;&quot;, &quot;&amp;[.H338]&amp;&quot;, &quot;&amp;[.I338]&amp;&quot;, &quot;&amp;[.J338]&amp;&quot;]#  e: 0#  t: 5&quot;" office:value-type="string" office:string-value="- d: [0x21, 0x36, 0x37, 0x38, 0x39, 0x3A, 0x3B, 0x3C]#  e: 0#  t: 5">
            <text:p>- d: [0x21, 0x36, 0x37, 0x38, 0x39, 0x3A, 0x3B, 0x3C]# <text:s/>e: 0# <text:s/>t: 5</text:p>
          </table:table-cell>
        </table:table-row>
        <table:table-row table:style-name="ro1">
          <table:table-cell table:formula="of:=[.A338]+7" office:value-type="float" office:value="2365">
            <text:p>2365</text:p>
          </table:table-cell>
          <table:table-cell table:formula="of:=[.B338]+1" office:value-type="float" office:value="338">
            <text:p>338</text:p>
          </table:table-cell>
          <table:table-cell table:formula="of:=&quot;0x&quot;&amp;BASE(MOD([.B339];16)+32;16)" office:value-type="string" office:string-value="0x22">
            <text:p>0x22</text:p>
          </table:table-cell>
          <table:table-cell table:formula="of:=&quot;0x&quot;&amp;BASE(MOD(MOD([.$A339];256)+[.D$1];256);16;2)" office:value-type="string" office:string-value="0x3D">
            <text:p>0x3D</text:p>
          </table:table-cell>
          <table:table-cell table:formula="of:=&quot;0x&quot;&amp;BASE(MOD(MOD([.$A339];256)+[.E$1];256);16;2)" office:value-type="string" office:string-value="0x3E">
            <text:p>0x3E</text:p>
          </table:table-cell>
          <table:table-cell table:formula="of:=&quot;0x&quot;&amp;BASE(MOD(MOD([.$A339];256)+[.F$1];256);16;2)" office:value-type="string" office:string-value="0x3F">
            <text:p>0x3F</text:p>
          </table:table-cell>
          <table:table-cell table:formula="of:=&quot;0x&quot;&amp;BASE(MOD(MOD([.$A339];256)+[.G$1];256);16;2)" office:value-type="string" office:string-value="0x40">
            <text:p>0x40</text:p>
          </table:table-cell>
          <table:table-cell table:formula="of:=&quot;0x&quot;&amp;BASE(MOD(MOD([.$A339];256)+[.H$1];256);16;2)" office:value-type="string" office:string-value="0x41">
            <text:p>0x41</text:p>
          </table:table-cell>
          <table:table-cell table:formula="of:=&quot;0x&quot;&amp;BASE(MOD(MOD([.$A339];256)+[.I$1];256);16;2)" office:value-type="string" office:string-value="0x42">
            <text:p>0x42</text:p>
          </table:table-cell>
          <table:table-cell table:formula="of:=&quot;0x&quot;&amp;BASE(MOD(MOD([.$A339];256)+[.J$1];256);16;2)" office:value-type="string" office:string-value="0x43">
            <text:p>0x43</text:p>
          </table:table-cell>
          <table:table-cell table:formula="of:=&quot;- d: [&quot;&amp;[.C339]&amp;&quot;, &quot;&amp;[.D339]&amp;&quot;, &quot;&amp;[.E339]&amp;&quot;, &quot;&amp;[.F339]&amp;&quot;, &quot;&amp;[.G339]&amp;&quot;, &quot;&amp;[.H339]&amp;&quot;, &quot;&amp;[.I339]&amp;&quot;, &quot;&amp;[.J339]&amp;&quot;]#  e: 0#  t: 5&quot;" office:value-type="string" office:string-value="- d: [0x22, 0x3D, 0x3E, 0x3F, 0x40, 0x41, 0x42, 0x43]#  e: 0#  t: 5">
            <text:p>- d: [0x22, 0x3D, 0x3E, 0x3F, 0x40, 0x41, 0x42, 0x43]# <text:s/>e: 0# <text:s/>t: 5</text:p>
          </table:table-cell>
        </table:table-row>
        <table:table-row table:style-name="ro1">
          <table:table-cell table:formula="of:=[.A339]+7" office:value-type="float" office:value="2372">
            <text:p>2372</text:p>
          </table:table-cell>
          <table:table-cell table:formula="of:=[.B339]+1" office:value-type="float" office:value="339">
            <text:p>339</text:p>
          </table:table-cell>
          <table:table-cell table:formula="of:=&quot;0x&quot;&amp;BASE(MOD([.B340];16)+32;16)" office:value-type="string" office:string-value="0x23">
            <text:p>0x23</text:p>
          </table:table-cell>
          <table:table-cell table:formula="of:=&quot;0x&quot;&amp;BASE(MOD(MOD([.$A340];256)+[.D$1];256);16;2)" office:value-type="string" office:string-value="0x44">
            <text:p>0x44</text:p>
          </table:table-cell>
          <table:table-cell table:formula="of:=&quot;0x&quot;&amp;BASE(MOD(MOD([.$A340];256)+[.E$1];256);16;2)" office:value-type="string" office:string-value="0x45">
            <text:p>0x45</text:p>
          </table:table-cell>
          <table:table-cell table:formula="of:=&quot;0x&quot;&amp;BASE(MOD(MOD([.$A340];256)+[.F$1];256);16;2)" office:value-type="string" office:string-value="0x46">
            <text:p>0x46</text:p>
          </table:table-cell>
          <table:table-cell table:formula="of:=&quot;0x&quot;&amp;BASE(MOD(MOD([.$A340];256)+[.G$1];256);16;2)" office:value-type="string" office:string-value="0x47">
            <text:p>0x47</text:p>
          </table:table-cell>
          <table:table-cell table:formula="of:=&quot;0x&quot;&amp;BASE(MOD(MOD([.$A340];256)+[.H$1];256);16;2)" office:value-type="string" office:string-value="0x48">
            <text:p>0x48</text:p>
          </table:table-cell>
          <table:table-cell table:formula="of:=&quot;0x&quot;&amp;BASE(MOD(MOD([.$A340];256)+[.I$1];256);16;2)" office:value-type="string" office:string-value="0x49">
            <text:p>0x49</text:p>
          </table:table-cell>
          <table:table-cell table:formula="of:=&quot;0x&quot;&amp;BASE(MOD(MOD([.$A340];256)+[.J$1];256);16;2)" office:value-type="string" office:string-value="0x4A">
            <text:p>0x4A</text:p>
          </table:table-cell>
          <table:table-cell table:formula="of:=&quot;- d: [&quot;&amp;[.C340]&amp;&quot;, &quot;&amp;[.D340]&amp;&quot;, &quot;&amp;[.E340]&amp;&quot;, &quot;&amp;[.F340]&amp;&quot;, &quot;&amp;[.G340]&amp;&quot;, &quot;&amp;[.H340]&amp;&quot;, &quot;&amp;[.I340]&amp;&quot;, &quot;&amp;[.J340]&amp;&quot;]#  e: 0#  t: 5&quot;" office:value-type="string" office:string-value="- d: [0x23, 0x44, 0x45, 0x46, 0x47, 0x48, 0x49, 0x4A]#  e: 0#  t: 5">
            <text:p>- d: [0x23, 0x44, 0x45, 0x46, 0x47, 0x48, 0x49, 0x4A]# <text:s/>e: 0# <text:s/>t: 5</text:p>
          </table:table-cell>
        </table:table-row>
        <table:table-row table:style-name="ro1">
          <table:table-cell table:formula="of:=[.A340]+7" office:value-type="float" office:value="2379">
            <text:p>2379</text:p>
          </table:table-cell>
          <table:table-cell table:formula="of:=[.B340]+1" office:value-type="float" office:value="340">
            <text:p>340</text:p>
          </table:table-cell>
          <table:table-cell table:formula="of:=&quot;0x&quot;&amp;BASE(MOD([.B341];16)+32;16)" office:value-type="string" office:string-value="0x24">
            <text:p>0x24</text:p>
          </table:table-cell>
          <table:table-cell table:formula="of:=&quot;0x&quot;&amp;BASE(MOD(MOD([.$A341];256)+[.D$1];256);16;2)" office:value-type="string" office:string-value="0x4B">
            <text:p>0x4B</text:p>
          </table:table-cell>
          <table:table-cell table:formula="of:=&quot;0x&quot;&amp;BASE(MOD(MOD([.$A341];256)+[.E$1];256);16;2)" office:value-type="string" office:string-value="0x4C">
            <text:p>0x4C</text:p>
          </table:table-cell>
          <table:table-cell table:formula="of:=&quot;0x&quot;&amp;BASE(MOD(MOD([.$A341];256)+[.F$1];256);16;2)" office:value-type="string" office:string-value="0x4D">
            <text:p>0x4D</text:p>
          </table:table-cell>
          <table:table-cell table:formula="of:=&quot;0x&quot;&amp;BASE(MOD(MOD([.$A341];256)+[.G$1];256);16;2)" office:value-type="string" office:string-value="0x4E">
            <text:p>0x4E</text:p>
          </table:table-cell>
          <table:table-cell table:formula="of:=&quot;0x&quot;&amp;BASE(MOD(MOD([.$A341];256)+[.H$1];256);16;2)" office:value-type="string" office:string-value="0x4F">
            <text:p>0x4F</text:p>
          </table:table-cell>
          <table:table-cell table:formula="of:=&quot;0x&quot;&amp;BASE(MOD(MOD([.$A341];256)+[.I$1];256);16;2)" office:value-type="string" office:string-value="0x50">
            <text:p>0x50</text:p>
          </table:table-cell>
          <table:table-cell table:formula="of:=&quot;0x&quot;&amp;BASE(MOD(MOD([.$A341];256)+[.J$1];256);16;2)" office:value-type="string" office:string-value="0x51">
            <text:p>0x51</text:p>
          </table:table-cell>
          <table:table-cell table:formula="of:=&quot;- d: [&quot;&amp;[.C341]&amp;&quot;, &quot;&amp;[.D341]&amp;&quot;, &quot;&amp;[.E341]&amp;&quot;, &quot;&amp;[.F341]&amp;&quot;, &quot;&amp;[.G341]&amp;&quot;, &quot;&amp;[.H341]&amp;&quot;, &quot;&amp;[.I341]&amp;&quot;, &quot;&amp;[.J341]&amp;&quot;]#  e: 0#  t: 5&quot;" office:value-type="string" office:string-value="- d: [0x24, 0x4B, 0x4C, 0x4D, 0x4E, 0x4F, 0x50, 0x51]#  e: 0#  t: 5">
            <text:p>- d: [0x24, 0x4B, 0x4C, 0x4D, 0x4E, 0x4F, 0x50, 0x51]# <text:s/>e: 0# <text:s/>t: 5</text:p>
          </table:table-cell>
        </table:table-row>
        <table:table-row table:style-name="ro1">
          <table:table-cell table:formula="of:=[.A341]+7" office:value-type="float" office:value="2386">
            <text:p>2386</text:p>
          </table:table-cell>
          <table:table-cell table:formula="of:=[.B341]+1" office:value-type="float" office:value="341">
            <text:p>341</text:p>
          </table:table-cell>
          <table:table-cell table:formula="of:=&quot;0x&quot;&amp;BASE(MOD([.B342];16)+32;16)" office:value-type="string" office:string-value="0x25">
            <text:p>0x25</text:p>
          </table:table-cell>
          <table:table-cell table:formula="of:=&quot;0x&quot;&amp;BASE(MOD(MOD([.$A342];256)+[.D$1];256);16;2)" office:value-type="string" office:string-value="0x52">
            <text:p>0x52</text:p>
          </table:table-cell>
          <table:table-cell table:formula="of:=&quot;0x&quot;&amp;BASE(MOD(MOD([.$A342];256)+[.E$1];256);16;2)" office:value-type="string" office:string-value="0x53">
            <text:p>0x53</text:p>
          </table:table-cell>
          <table:table-cell table:formula="of:=&quot;0x&quot;&amp;BASE(MOD(MOD([.$A342];256)+[.F$1];256);16;2)" office:value-type="string" office:string-value="0x54">
            <text:p>0x54</text:p>
          </table:table-cell>
          <table:table-cell table:formula="of:=&quot;0x&quot;&amp;BASE(MOD(MOD([.$A342];256)+[.G$1];256);16;2)" office:value-type="string" office:string-value="0x55">
            <text:p>0x55</text:p>
          </table:table-cell>
          <table:table-cell table:formula="of:=&quot;0x&quot;&amp;BASE(MOD(MOD([.$A342];256)+[.H$1];256);16;2)" office:value-type="string" office:string-value="0x56">
            <text:p>0x56</text:p>
          </table:table-cell>
          <table:table-cell table:formula="of:=&quot;0x&quot;&amp;BASE(MOD(MOD([.$A342];256)+[.I$1];256);16;2)" office:value-type="string" office:string-value="0x57">
            <text:p>0x57</text:p>
          </table:table-cell>
          <table:table-cell table:formula="of:=&quot;0x&quot;&amp;BASE(MOD(MOD([.$A342];256)+[.J$1];256);16;2)" office:value-type="string" office:string-value="0x58">
            <text:p>0x58</text:p>
          </table:table-cell>
          <table:table-cell table:formula="of:=&quot;- d: [&quot;&amp;[.C342]&amp;&quot;, &quot;&amp;[.D342]&amp;&quot;, &quot;&amp;[.E342]&amp;&quot;, &quot;&amp;[.F342]&amp;&quot;, &quot;&amp;[.G342]&amp;&quot;, &quot;&amp;[.H342]&amp;&quot;, &quot;&amp;[.I342]&amp;&quot;, &quot;&amp;[.J342]&amp;&quot;]#  e: 0#  t: 5&quot;" office:value-type="string" office:string-value="- d: [0x25, 0x52, 0x53, 0x54, 0x55, 0x56, 0x57, 0x58]#  e: 0#  t: 5">
            <text:p>- d: [0x25, 0x52, 0x53, 0x54, 0x55, 0x56, 0x57, 0x58]# <text:s/>e: 0# <text:s/>t: 5</text:p>
          </table:table-cell>
        </table:table-row>
        <table:table-row table:style-name="ro1">
          <table:table-cell table:formula="of:=[.A342]+7" office:value-type="float" office:value="2393">
            <text:p>2393</text:p>
          </table:table-cell>
          <table:table-cell table:formula="of:=[.B342]+1" office:value-type="float" office:value="342">
            <text:p>342</text:p>
          </table:table-cell>
          <table:table-cell table:formula="of:=&quot;0x&quot;&amp;BASE(MOD([.B343];16)+32;16)" office:value-type="string" office:string-value="0x26">
            <text:p>0x26</text:p>
          </table:table-cell>
          <table:table-cell table:formula="of:=&quot;0x&quot;&amp;BASE(MOD(MOD([.$A343];256)+[.D$1];256);16;2)" office:value-type="string" office:string-value="0x59">
            <text:p>0x59</text:p>
          </table:table-cell>
          <table:table-cell table:formula="of:=&quot;0x&quot;&amp;BASE(MOD(MOD([.$A343];256)+[.E$1];256);16;2)" office:value-type="string" office:string-value="0x5A">
            <text:p>0x5A</text:p>
          </table:table-cell>
          <table:table-cell table:formula="of:=&quot;0x&quot;&amp;BASE(MOD(MOD([.$A343];256)+[.F$1];256);16;2)" office:value-type="string" office:string-value="0x5B">
            <text:p>0x5B</text:p>
          </table:table-cell>
          <table:table-cell table:formula="of:=&quot;0x&quot;&amp;BASE(MOD(MOD([.$A343];256)+[.G$1];256);16;2)" office:value-type="string" office:string-value="0x5C">
            <text:p>0x5C</text:p>
          </table:table-cell>
          <table:table-cell table:formula="of:=&quot;0x&quot;&amp;BASE(MOD(MOD([.$A343];256)+[.H$1];256);16;2)" office:value-type="string" office:string-value="0x5D">
            <text:p>0x5D</text:p>
          </table:table-cell>
          <table:table-cell table:formula="of:=&quot;0x&quot;&amp;BASE(MOD(MOD([.$A343];256)+[.I$1];256);16;2)" office:value-type="string" office:string-value="0x5E">
            <text:p>0x5E</text:p>
          </table:table-cell>
          <table:table-cell table:formula="of:=&quot;0x&quot;&amp;BASE(MOD(MOD([.$A343];256)+[.J$1];256);16;2)" office:value-type="string" office:string-value="0x5F">
            <text:p>0x5F</text:p>
          </table:table-cell>
          <table:table-cell table:formula="of:=&quot;- d: [&quot;&amp;[.C343]&amp;&quot;, &quot;&amp;[.D343]&amp;&quot;, &quot;&amp;[.E343]&amp;&quot;, &quot;&amp;[.F343]&amp;&quot;, &quot;&amp;[.G343]&amp;&quot;, &quot;&amp;[.H343]&amp;&quot;, &quot;&amp;[.I343]&amp;&quot;, &quot;&amp;[.J343]&amp;&quot;]#  e: 0#  t: 5&quot;" office:value-type="string" office:string-value="- d: [0x26, 0x59, 0x5A, 0x5B, 0x5C, 0x5D, 0x5E, 0x5F]#  e: 0#  t: 5">
            <text:p>- d: [0x26, 0x59, 0x5A, 0x5B, 0x5C, 0x5D, 0x5E, 0x5F]# <text:s/>e: 0# <text:s/>t: 5</text:p>
          </table:table-cell>
        </table:table-row>
        <table:table-row table:style-name="ro1">
          <table:table-cell table:formula="of:=[.A343]+7" office:value-type="float" office:value="2400">
            <text:p>2400</text:p>
          </table:table-cell>
          <table:table-cell table:formula="of:=[.B343]+1" office:value-type="float" office:value="343">
            <text:p>343</text:p>
          </table:table-cell>
          <table:table-cell table:formula="of:=&quot;0x&quot;&amp;BASE(MOD([.B344];16)+32;16)" office:value-type="string" office:string-value="0x27">
            <text:p>0x27</text:p>
          </table:table-cell>
          <table:table-cell table:formula="of:=&quot;0x&quot;&amp;BASE(MOD(MOD([.$A344];256)+[.D$1];256);16;2)" office:value-type="string" office:string-value="0x60">
            <text:p>0x60</text:p>
          </table:table-cell>
          <table:table-cell table:formula="of:=&quot;0x&quot;&amp;BASE(MOD(MOD([.$A344];256)+[.E$1];256);16;2)" office:value-type="string" office:string-value="0x61">
            <text:p>0x61</text:p>
          </table:table-cell>
          <table:table-cell table:formula="of:=&quot;0x&quot;&amp;BASE(MOD(MOD([.$A344];256)+[.F$1];256);16;2)" office:value-type="string" office:string-value="0x62">
            <text:p>0x62</text:p>
          </table:table-cell>
          <table:table-cell table:formula="of:=&quot;0x&quot;&amp;BASE(MOD(MOD([.$A344];256)+[.G$1];256);16;2)" office:value-type="string" office:string-value="0x63">
            <text:p>0x63</text:p>
          </table:table-cell>
          <table:table-cell table:formula="of:=&quot;0x&quot;&amp;BASE(MOD(MOD([.$A344];256)+[.H$1];256);16;2)" office:value-type="string" office:string-value="0x64">
            <text:p>0x64</text:p>
          </table:table-cell>
          <table:table-cell table:formula="of:=&quot;0x&quot;&amp;BASE(MOD(MOD([.$A344];256)+[.I$1];256);16;2)" office:value-type="string" office:string-value="0x65">
            <text:p>0x65</text:p>
          </table:table-cell>
          <table:table-cell table:formula="of:=&quot;0x&quot;&amp;BASE(MOD(MOD([.$A344];256)+[.J$1];256);16;2)" office:value-type="string" office:string-value="0x66">
            <text:p>0x66</text:p>
          </table:table-cell>
          <table:table-cell table:formula="of:=&quot;- d: [&quot;&amp;[.C344]&amp;&quot;, &quot;&amp;[.D344]&amp;&quot;, &quot;&amp;[.E344]&amp;&quot;, &quot;&amp;[.F344]&amp;&quot;, &quot;&amp;[.G344]&amp;&quot;, &quot;&amp;[.H344]&amp;&quot;, &quot;&amp;[.I344]&amp;&quot;, &quot;&amp;[.J344]&amp;&quot;]#  e: 0#  t: 5&quot;" office:value-type="string" office:string-value="- d: [0x27, 0x60, 0x61, 0x62, 0x63, 0x64, 0x65, 0x66]#  e: 0#  t: 5">
            <text:p>- d: [0x27, 0x60, 0x61, 0x62, 0x63, 0x64, 0x65, 0x66]# <text:s/>e: 0# <text:s/>t: 5</text:p>
          </table:table-cell>
        </table:table-row>
        <table:table-row table:style-name="ro1">
          <table:table-cell table:formula="of:=[.A344]+7" office:value-type="float" office:value="2407">
            <text:p>2407</text:p>
          </table:table-cell>
          <table:table-cell table:formula="of:=[.B344]+1" office:value-type="float" office:value="344">
            <text:p>344</text:p>
          </table:table-cell>
          <table:table-cell table:formula="of:=&quot;0x&quot;&amp;BASE(MOD([.B345];16)+32;16)" office:value-type="string" office:string-value="0x28">
            <text:p>0x28</text:p>
          </table:table-cell>
          <table:table-cell table:formula="of:=&quot;0x&quot;&amp;BASE(MOD(MOD([.$A345];256)+[.D$1];256);16;2)" office:value-type="string" office:string-value="0x67">
            <text:p>0x67</text:p>
          </table:table-cell>
          <table:table-cell table:formula="of:=&quot;0x&quot;&amp;BASE(MOD(MOD([.$A345];256)+[.E$1];256);16;2)" office:value-type="string" office:string-value="0x68">
            <text:p>0x68</text:p>
          </table:table-cell>
          <table:table-cell table:formula="of:=&quot;0x&quot;&amp;BASE(MOD(MOD([.$A345];256)+[.F$1];256);16;2)" office:value-type="string" office:string-value="0x69">
            <text:p>0x69</text:p>
          </table:table-cell>
          <table:table-cell table:formula="of:=&quot;0x&quot;&amp;BASE(MOD(MOD([.$A345];256)+[.G$1];256);16;2)" office:value-type="string" office:string-value="0x6A">
            <text:p>0x6A</text:p>
          </table:table-cell>
          <table:table-cell table:formula="of:=&quot;0x&quot;&amp;BASE(MOD(MOD([.$A345];256)+[.H$1];256);16;2)" office:value-type="string" office:string-value="0x6B">
            <text:p>0x6B</text:p>
          </table:table-cell>
          <table:table-cell table:formula="of:=&quot;0x&quot;&amp;BASE(MOD(MOD([.$A345];256)+[.I$1];256);16;2)" office:value-type="string" office:string-value="0x6C">
            <text:p>0x6C</text:p>
          </table:table-cell>
          <table:table-cell table:formula="of:=&quot;0x&quot;&amp;BASE(MOD(MOD([.$A345];256)+[.J$1];256);16;2)" office:value-type="string" office:string-value="0x6D">
            <text:p>0x6D</text:p>
          </table:table-cell>
          <table:table-cell table:formula="of:=&quot;- d: [&quot;&amp;[.C345]&amp;&quot;, &quot;&amp;[.D345]&amp;&quot;, &quot;&amp;[.E345]&amp;&quot;, &quot;&amp;[.F345]&amp;&quot;, &quot;&amp;[.G345]&amp;&quot;, &quot;&amp;[.H345]&amp;&quot;, &quot;&amp;[.I345]&amp;&quot;, &quot;&amp;[.J345]&amp;&quot;]#  e: 0#  t: 5&quot;" office:value-type="string" office:string-value="- d: [0x28, 0x67, 0x68, 0x69, 0x6A, 0x6B, 0x6C, 0x6D]#  e: 0#  t: 5">
            <text:p>- d: [0x28, 0x67, 0x68, 0x69, 0x6A, 0x6B, 0x6C, 0x6D]# <text:s/>e: 0# <text:s/>t: 5</text:p>
          </table:table-cell>
        </table:table-row>
        <table:table-row table:style-name="ro1">
          <table:table-cell table:formula="of:=[.A345]+7" office:value-type="float" office:value="2414">
            <text:p>2414</text:p>
          </table:table-cell>
          <table:table-cell table:formula="of:=[.B345]+1" office:value-type="float" office:value="345">
            <text:p>345</text:p>
          </table:table-cell>
          <table:table-cell table:formula="of:=&quot;0x&quot;&amp;BASE(MOD([.B346];16)+32;16)" office:value-type="string" office:string-value="0x29">
            <text:p>0x29</text:p>
          </table:table-cell>
          <table:table-cell table:formula="of:=&quot;0x&quot;&amp;BASE(MOD(MOD([.$A346];256)+[.D$1];256);16;2)" office:value-type="string" office:string-value="0x6E">
            <text:p>0x6E</text:p>
          </table:table-cell>
          <table:table-cell table:formula="of:=&quot;0x&quot;&amp;BASE(MOD(MOD([.$A346];256)+[.E$1];256);16;2)" office:value-type="string" office:string-value="0x6F">
            <text:p>0x6F</text:p>
          </table:table-cell>
          <table:table-cell table:formula="of:=&quot;0x&quot;&amp;BASE(MOD(MOD([.$A346];256)+[.F$1];256);16;2)" office:value-type="string" office:string-value="0x70">
            <text:p>0x70</text:p>
          </table:table-cell>
          <table:table-cell table:formula="of:=&quot;0x&quot;&amp;BASE(MOD(MOD([.$A346];256)+[.G$1];256);16;2)" office:value-type="string" office:string-value="0x71">
            <text:p>0x71</text:p>
          </table:table-cell>
          <table:table-cell table:formula="of:=&quot;0x&quot;&amp;BASE(MOD(MOD([.$A346];256)+[.H$1];256);16;2)" office:value-type="string" office:string-value="0x72">
            <text:p>0x72</text:p>
          </table:table-cell>
          <table:table-cell table:formula="of:=&quot;0x&quot;&amp;BASE(MOD(MOD([.$A346];256)+[.I$1];256);16;2)" office:value-type="string" office:string-value="0x73">
            <text:p>0x73</text:p>
          </table:table-cell>
          <table:table-cell table:formula="of:=&quot;0x&quot;&amp;BASE(MOD(MOD([.$A346];256)+[.J$1];256);16;2)" office:value-type="string" office:string-value="0x74">
            <text:p>0x74</text:p>
          </table:table-cell>
          <table:table-cell table:formula="of:=&quot;- d: [&quot;&amp;[.C346]&amp;&quot;, &quot;&amp;[.D346]&amp;&quot;, &quot;&amp;[.E346]&amp;&quot;, &quot;&amp;[.F346]&amp;&quot;, &quot;&amp;[.G346]&amp;&quot;, &quot;&amp;[.H346]&amp;&quot;, &quot;&amp;[.I346]&amp;&quot;, &quot;&amp;[.J346]&amp;&quot;]#  e: 0#  t: 5&quot;" office:value-type="string" office:string-value="- d: [0x29, 0x6E, 0x6F, 0x70, 0x71, 0x72, 0x73, 0x74]#  e: 0#  t: 5">
            <text:p>- d: [0x29, 0x6E, 0x6F, 0x70, 0x71, 0x72, 0x73, 0x74]# <text:s/>e: 0# <text:s/>t: 5</text:p>
          </table:table-cell>
        </table:table-row>
        <table:table-row table:style-name="ro1">
          <table:table-cell table:formula="of:=[.A346]+7" office:value-type="float" office:value="2421">
            <text:p>2421</text:p>
          </table:table-cell>
          <table:table-cell table:formula="of:=[.B346]+1" office:value-type="float" office:value="346">
            <text:p>346</text:p>
          </table:table-cell>
          <table:table-cell table:formula="of:=&quot;0x&quot;&amp;BASE(MOD([.B347];16)+32;16)" office:value-type="string" office:string-value="0x2A">
            <text:p>0x2A</text:p>
          </table:table-cell>
          <table:table-cell table:formula="of:=&quot;0x&quot;&amp;BASE(MOD(MOD([.$A347];256)+[.D$1];256);16;2)" office:value-type="string" office:string-value="0x75">
            <text:p>0x75</text:p>
          </table:table-cell>
          <table:table-cell table:formula="of:=&quot;0x&quot;&amp;BASE(MOD(MOD([.$A347];256)+[.E$1];256);16;2)" office:value-type="string" office:string-value="0x76">
            <text:p>0x76</text:p>
          </table:table-cell>
          <table:table-cell table:formula="of:=&quot;0x&quot;&amp;BASE(MOD(MOD([.$A347];256)+[.F$1];256);16;2)" office:value-type="string" office:string-value="0x77">
            <text:p>0x77</text:p>
          </table:table-cell>
          <table:table-cell table:formula="of:=&quot;0x&quot;&amp;BASE(MOD(MOD([.$A347];256)+[.G$1];256);16;2)" office:value-type="string" office:string-value="0x78">
            <text:p>0x78</text:p>
          </table:table-cell>
          <table:table-cell table:formula="of:=&quot;0x&quot;&amp;BASE(MOD(MOD([.$A347];256)+[.H$1];256);16;2)" office:value-type="string" office:string-value="0x79">
            <text:p>0x79</text:p>
          </table:table-cell>
          <table:table-cell table:formula="of:=&quot;0x&quot;&amp;BASE(MOD(MOD([.$A347];256)+[.I$1];256);16;2)" office:value-type="string" office:string-value="0x7A">
            <text:p>0x7A</text:p>
          </table:table-cell>
          <table:table-cell table:formula="of:=&quot;0x&quot;&amp;BASE(MOD(MOD([.$A347];256)+[.J$1];256);16;2)" office:value-type="string" office:string-value="0x7B">
            <text:p>0x7B</text:p>
          </table:table-cell>
          <table:table-cell table:formula="of:=&quot;- d: [&quot;&amp;[.C347]&amp;&quot;, &quot;&amp;[.D347]&amp;&quot;, &quot;&amp;[.E347]&amp;&quot;, &quot;&amp;[.F347]&amp;&quot;, &quot;&amp;[.G347]&amp;&quot;, &quot;&amp;[.H347]&amp;&quot;, &quot;&amp;[.I347]&amp;&quot;, &quot;&amp;[.J347]&amp;&quot;]#  e: 0#  t: 5&quot;" office:value-type="string" office:string-value="- d: [0x2A, 0x75, 0x76, 0x77, 0x78, 0x79, 0x7A, 0x7B]#  e: 0#  t: 5">
            <text:p>- d: [0x2A, 0x75, 0x76, 0x77, 0x78, 0x79, 0x7A, 0x7B]# <text:s/>e: 0# <text:s/>t: 5</text:p>
          </table:table-cell>
        </table:table-row>
        <table:table-row table:style-name="ro1">
          <table:table-cell table:formula="of:=[.A347]+7" office:value-type="float" office:value="2428">
            <text:p>2428</text:p>
          </table:table-cell>
          <table:table-cell table:formula="of:=[.B347]+1" office:value-type="float" office:value="347">
            <text:p>347</text:p>
          </table:table-cell>
          <table:table-cell table:formula="of:=&quot;0x&quot;&amp;BASE(MOD([.B348];16)+32;16)" office:value-type="string" office:string-value="0x2B">
            <text:p>0x2B</text:p>
          </table:table-cell>
          <table:table-cell table:formula="of:=&quot;0x&quot;&amp;BASE(MOD(MOD([.$A348];256)+[.D$1];256);16;2)" office:value-type="string" office:string-value="0x7C">
            <text:p>0x7C</text:p>
          </table:table-cell>
          <table:table-cell table:formula="of:=&quot;0x&quot;&amp;BASE(MOD(MOD([.$A348];256)+[.E$1];256);16;2)" office:value-type="string" office:string-value="0x7D">
            <text:p>0x7D</text:p>
          </table:table-cell>
          <table:table-cell table:formula="of:=&quot;0x&quot;&amp;BASE(MOD(MOD([.$A348];256)+[.F$1];256);16;2)" office:value-type="string" office:string-value="0x7E">
            <text:p>0x7E</text:p>
          </table:table-cell>
          <table:table-cell table:formula="of:=&quot;0x&quot;&amp;BASE(MOD(MOD([.$A348];256)+[.G$1];256);16;2)" office:value-type="string" office:string-value="0x7F">
            <text:p>0x7F</text:p>
          </table:table-cell>
          <table:table-cell table:formula="of:=&quot;0x&quot;&amp;BASE(MOD(MOD([.$A348];256)+[.H$1];256);16;2)" office:value-type="string" office:string-value="0x80">
            <text:p>0x80</text:p>
          </table:table-cell>
          <table:table-cell table:formula="of:=&quot;0x&quot;&amp;BASE(MOD(MOD([.$A348];256)+[.I$1];256);16;2)" office:value-type="string" office:string-value="0x81">
            <text:p>0x81</text:p>
          </table:table-cell>
          <table:table-cell table:formula="of:=&quot;0x&quot;&amp;BASE(MOD(MOD([.$A348];256)+[.J$1];256);16;2)" office:value-type="string" office:string-value="0x82">
            <text:p>0x82</text:p>
          </table:table-cell>
          <table:table-cell table:formula="of:=&quot;- d: [&quot;&amp;[.C348]&amp;&quot;, &quot;&amp;[.D348]&amp;&quot;, &quot;&amp;[.E348]&amp;&quot;, &quot;&amp;[.F348]&amp;&quot;, &quot;&amp;[.G348]&amp;&quot;, &quot;&amp;[.H348]&amp;&quot;, &quot;&amp;[.I348]&amp;&quot;, &quot;&amp;[.J348]&amp;&quot;]#  e: 0#  t: 5&quot;" office:value-type="string" office:string-value="- d: [0x2B, 0x7C, 0x7D, 0x7E, 0x7F, 0x80, 0x81, 0x82]#  e: 0#  t: 5">
            <text:p>- d: [0x2B, 0x7C, 0x7D, 0x7E, 0x7F, 0x80, 0x81, 0x82]# <text:s/>e: 0# <text:s/>t: 5</text:p>
          </table:table-cell>
        </table:table-row>
        <table:table-row table:style-name="ro1">
          <table:table-cell table:formula="of:=[.A348]+7" office:value-type="float" office:value="2435">
            <text:p>2435</text:p>
          </table:table-cell>
          <table:table-cell table:formula="of:=[.B348]+1" office:value-type="float" office:value="348">
            <text:p>348</text:p>
          </table:table-cell>
          <table:table-cell table:formula="of:=&quot;0x&quot;&amp;BASE(MOD([.B349];16)+32;16)" office:value-type="string" office:string-value="0x2C">
            <text:p>0x2C</text:p>
          </table:table-cell>
          <table:table-cell table:formula="of:=&quot;0x&quot;&amp;BASE(MOD(MOD([.$A349];256)+[.D$1];256);16;2)" office:value-type="string" office:string-value="0x83">
            <text:p>0x83</text:p>
          </table:table-cell>
          <table:table-cell table:formula="of:=&quot;0x&quot;&amp;BASE(MOD(MOD([.$A349];256)+[.E$1];256);16;2)" office:value-type="string" office:string-value="0x84">
            <text:p>0x84</text:p>
          </table:table-cell>
          <table:table-cell table:formula="of:=&quot;0x&quot;&amp;BASE(MOD(MOD([.$A349];256)+[.F$1];256);16;2)" office:value-type="string" office:string-value="0x85">
            <text:p>0x85</text:p>
          </table:table-cell>
          <table:table-cell table:formula="of:=&quot;0x&quot;&amp;BASE(MOD(MOD([.$A349];256)+[.G$1];256);16;2)" office:value-type="string" office:string-value="0x86">
            <text:p>0x86</text:p>
          </table:table-cell>
          <table:table-cell table:formula="of:=&quot;0x&quot;&amp;BASE(MOD(MOD([.$A349];256)+[.H$1];256);16;2)" office:value-type="string" office:string-value="0x87">
            <text:p>0x87</text:p>
          </table:table-cell>
          <table:table-cell table:formula="of:=&quot;0x&quot;&amp;BASE(MOD(MOD([.$A349];256)+[.I$1];256);16;2)" office:value-type="string" office:string-value="0x88">
            <text:p>0x88</text:p>
          </table:table-cell>
          <table:table-cell table:formula="of:=&quot;0x&quot;&amp;BASE(MOD(MOD([.$A349];256)+[.J$1];256);16;2)" office:value-type="string" office:string-value="0x89">
            <text:p>0x89</text:p>
          </table:table-cell>
          <table:table-cell table:formula="of:=&quot;- d: [&quot;&amp;[.C349]&amp;&quot;, &quot;&amp;[.D349]&amp;&quot;, &quot;&amp;[.E349]&amp;&quot;, &quot;&amp;[.F349]&amp;&quot;, &quot;&amp;[.G349]&amp;&quot;, &quot;&amp;[.H349]&amp;&quot;, &quot;&amp;[.I349]&amp;&quot;, &quot;&amp;[.J349]&amp;&quot;]#  e: 0#  t: 5&quot;" office:value-type="string" office:string-value="- d: [0x2C, 0x83, 0x84, 0x85, 0x86, 0x87, 0x88, 0x89]#  e: 0#  t: 5">
            <text:p>- d: [0x2C, 0x83, 0x84, 0x85, 0x86, 0x87, 0x88, 0x89]# <text:s/>e: 0# <text:s/>t: 5</text:p>
          </table:table-cell>
        </table:table-row>
        <table:table-row table:style-name="ro1">
          <table:table-cell table:formula="of:=[.A349]+7" office:value-type="float" office:value="2442">
            <text:p>2442</text:p>
          </table:table-cell>
          <table:table-cell table:formula="of:=[.B349]+1" office:value-type="float" office:value="349">
            <text:p>349</text:p>
          </table:table-cell>
          <table:table-cell table:formula="of:=&quot;0x&quot;&amp;BASE(MOD([.B350];16)+32;16)" office:value-type="string" office:string-value="0x2D">
            <text:p>0x2D</text:p>
          </table:table-cell>
          <table:table-cell table:formula="of:=&quot;0x&quot;&amp;BASE(MOD(MOD([.$A350];256)+[.D$1];256);16;2)" office:value-type="string" office:string-value="0x8A">
            <text:p>0x8A</text:p>
          </table:table-cell>
          <table:table-cell table:formula="of:=&quot;0x&quot;&amp;BASE(MOD(MOD([.$A350];256)+[.E$1];256);16;2)" office:value-type="string" office:string-value="0x8B">
            <text:p>0x8B</text:p>
          </table:table-cell>
          <table:table-cell table:formula="of:=&quot;0x&quot;&amp;BASE(MOD(MOD([.$A350];256)+[.F$1];256);16;2)" office:value-type="string" office:string-value="0x8C">
            <text:p>0x8C</text:p>
          </table:table-cell>
          <table:table-cell table:formula="of:=&quot;0x&quot;&amp;BASE(MOD(MOD([.$A350];256)+[.G$1];256);16;2)" office:value-type="string" office:string-value="0x8D">
            <text:p>0x8D</text:p>
          </table:table-cell>
          <table:table-cell table:formula="of:=&quot;0x&quot;&amp;BASE(MOD(MOD([.$A350];256)+[.H$1];256);16;2)" office:value-type="string" office:string-value="0x8E">
            <text:p>0x8E</text:p>
          </table:table-cell>
          <table:table-cell table:formula="of:=&quot;0x&quot;&amp;BASE(MOD(MOD([.$A350];256)+[.I$1];256);16;2)" office:value-type="string" office:string-value="0x8F">
            <text:p>0x8F</text:p>
          </table:table-cell>
          <table:table-cell table:formula="of:=&quot;0x&quot;&amp;BASE(MOD(MOD([.$A350];256)+[.J$1];256);16;2)" office:value-type="string" office:string-value="0x90">
            <text:p>0x90</text:p>
          </table:table-cell>
          <table:table-cell table:formula="of:=&quot;- d: [&quot;&amp;[.C350]&amp;&quot;, &quot;&amp;[.D350]&amp;&quot;, &quot;&amp;[.E350]&amp;&quot;, &quot;&amp;[.F350]&amp;&quot;, &quot;&amp;[.G350]&amp;&quot;, &quot;&amp;[.H350]&amp;&quot;, &quot;&amp;[.I350]&amp;&quot;, &quot;&amp;[.J350]&amp;&quot;]#  e: 0#  t: 5&quot;" office:value-type="string" office:string-value="- d: [0x2D, 0x8A, 0x8B, 0x8C, 0x8D, 0x8E, 0x8F, 0x90]#  e: 0#  t: 5">
            <text:p>- d: [0x2D, 0x8A, 0x8B, 0x8C, 0x8D, 0x8E, 0x8F, 0x90]# <text:s/>e: 0# <text:s/>t: 5</text:p>
          </table:table-cell>
        </table:table-row>
        <table:table-row table:style-name="ro1">
          <table:table-cell table:formula="of:=[.A350]+7" office:value-type="float" office:value="2449">
            <text:p>2449</text:p>
          </table:table-cell>
          <table:table-cell table:formula="of:=[.B350]+1" office:value-type="float" office:value="350">
            <text:p>350</text:p>
          </table:table-cell>
          <table:table-cell table:formula="of:=&quot;0x&quot;&amp;BASE(MOD([.B351];16)+32;16)" office:value-type="string" office:string-value="0x2E">
            <text:p>0x2E</text:p>
          </table:table-cell>
          <table:table-cell table:formula="of:=&quot;0x&quot;&amp;BASE(MOD(MOD([.$A351];256)+[.D$1];256);16;2)" office:value-type="string" office:string-value="0x91">
            <text:p>0x91</text:p>
          </table:table-cell>
          <table:table-cell table:formula="of:=&quot;0x&quot;&amp;BASE(MOD(MOD([.$A351];256)+[.E$1];256);16;2)" office:value-type="string" office:string-value="0x92">
            <text:p>0x92</text:p>
          </table:table-cell>
          <table:table-cell table:formula="of:=&quot;0x&quot;&amp;BASE(MOD(MOD([.$A351];256)+[.F$1];256);16;2)" office:value-type="string" office:string-value="0x93">
            <text:p>0x93</text:p>
          </table:table-cell>
          <table:table-cell table:formula="of:=&quot;0x&quot;&amp;BASE(MOD(MOD([.$A351];256)+[.G$1];256);16;2)" office:value-type="string" office:string-value="0x94">
            <text:p>0x94</text:p>
          </table:table-cell>
          <table:table-cell table:formula="of:=&quot;0x&quot;&amp;BASE(MOD(MOD([.$A351];256)+[.H$1];256);16;2)" office:value-type="string" office:string-value="0x95">
            <text:p>0x95</text:p>
          </table:table-cell>
          <table:table-cell table:formula="of:=&quot;0x&quot;&amp;BASE(MOD(MOD([.$A351];256)+[.I$1];256);16;2)" office:value-type="string" office:string-value="0x96">
            <text:p>0x96</text:p>
          </table:table-cell>
          <table:table-cell table:formula="of:=&quot;0x&quot;&amp;BASE(MOD(MOD([.$A351];256)+[.J$1];256);16;2)" office:value-type="string" office:string-value="0x97">
            <text:p>0x97</text:p>
          </table:table-cell>
          <table:table-cell table:formula="of:=&quot;- d: [&quot;&amp;[.C351]&amp;&quot;, &quot;&amp;[.D351]&amp;&quot;, &quot;&amp;[.E351]&amp;&quot;, &quot;&amp;[.F351]&amp;&quot;, &quot;&amp;[.G351]&amp;&quot;, &quot;&amp;[.H351]&amp;&quot;, &quot;&amp;[.I351]&amp;&quot;, &quot;&amp;[.J351]&amp;&quot;]#  e: 0#  t: 5&quot;" office:value-type="string" office:string-value="- d: [0x2E, 0x91, 0x92, 0x93, 0x94, 0x95, 0x96, 0x97]#  e: 0#  t: 5">
            <text:p>- d: [0x2E, 0x91, 0x92, 0x93, 0x94, 0x95, 0x96, 0x97]# <text:s/>e: 0# <text:s/>t: 5</text:p>
          </table:table-cell>
        </table:table-row>
        <table:table-row table:style-name="ro1">
          <table:table-cell table:formula="of:=[.A351]+7" office:value-type="float" office:value="2456">
            <text:p>2456</text:p>
          </table:table-cell>
          <table:table-cell table:formula="of:=[.B351]+1" office:value-type="float" office:value="351">
            <text:p>351</text:p>
          </table:table-cell>
          <table:table-cell table:formula="of:=&quot;0x&quot;&amp;BASE(MOD([.B352];16)+32;16)" office:value-type="string" office:string-value="0x2F">
            <text:p>0x2F</text:p>
          </table:table-cell>
          <table:table-cell table:formula="of:=&quot;0x&quot;&amp;BASE(MOD(MOD([.$A352];256)+[.D$1];256);16;2)" office:value-type="string" office:string-value="0x98">
            <text:p>0x98</text:p>
          </table:table-cell>
          <table:table-cell table:formula="of:=&quot;0x&quot;&amp;BASE(MOD(MOD([.$A352];256)+[.E$1];256);16;2)" office:value-type="string" office:string-value="0x99">
            <text:p>0x99</text:p>
          </table:table-cell>
          <table:table-cell table:formula="of:=&quot;0x&quot;&amp;BASE(MOD(MOD([.$A352];256)+[.F$1];256);16;2)" office:value-type="string" office:string-value="0x9A">
            <text:p>0x9A</text:p>
          </table:table-cell>
          <table:table-cell table:formula="of:=&quot;0x&quot;&amp;BASE(MOD(MOD([.$A352];256)+[.G$1];256);16;2)" office:value-type="string" office:string-value="0x9B">
            <text:p>0x9B</text:p>
          </table:table-cell>
          <table:table-cell table:formula="of:=&quot;0x&quot;&amp;BASE(MOD(MOD([.$A352];256)+[.H$1];256);16;2)" office:value-type="string" office:string-value="0x9C">
            <text:p>0x9C</text:p>
          </table:table-cell>
          <table:table-cell table:formula="of:=&quot;0x&quot;&amp;BASE(MOD(MOD([.$A352];256)+[.I$1];256);16;2)" office:value-type="string" office:string-value="0x9D">
            <text:p>0x9D</text:p>
          </table:table-cell>
          <table:table-cell table:formula="of:=&quot;0x&quot;&amp;BASE(MOD(MOD([.$A352];256)+[.J$1];256);16;2)" office:value-type="string" office:string-value="0x9E">
            <text:p>0x9E</text:p>
          </table:table-cell>
          <table:table-cell table:formula="of:=&quot;- d: [&quot;&amp;[.C352]&amp;&quot;, &quot;&amp;[.D352]&amp;&quot;, &quot;&amp;[.E352]&amp;&quot;, &quot;&amp;[.F352]&amp;&quot;, &quot;&amp;[.G352]&amp;&quot;, &quot;&amp;[.H352]&amp;&quot;, &quot;&amp;[.I352]&amp;&quot;, &quot;&amp;[.J352]&amp;&quot;]#  e: 0#  t: 5&quot;" office:value-type="string" office:string-value="- d: [0x2F, 0x98, 0x99, 0x9A, 0x9B, 0x9C, 0x9D, 0x9E]#  e: 0#  t: 5">
            <text:p>- d: [0x2F, 0x98, 0x99, 0x9A, 0x9B, 0x9C, 0x9D, 0x9E]# <text:s/>e: 0# <text:s/>t: 5</text:p>
          </table:table-cell>
        </table:table-row>
        <table:table-row table:style-name="ro1">
          <table:table-cell table:formula="of:=[.A352]+7" office:value-type="float" office:value="2463">
            <text:p>2463</text:p>
          </table:table-cell>
          <table:table-cell table:formula="of:=[.B352]+1" office:value-type="float" office:value="352">
            <text:p>352</text:p>
          </table:table-cell>
          <table:table-cell table:formula="of:=&quot;0x&quot;&amp;BASE(MOD([.B353];16)+32;16)" office:value-type="string" office:string-value="0x20">
            <text:p>0x20</text:p>
          </table:table-cell>
          <table:table-cell table:formula="of:=&quot;0x&quot;&amp;BASE(MOD(MOD([.$A353];256)+[.D$1];256);16;2)" office:value-type="string" office:string-value="0x9F">
            <text:p>0x9F</text:p>
          </table:table-cell>
          <table:table-cell table:formula="of:=&quot;0x&quot;&amp;BASE(MOD(MOD([.$A353];256)+[.E$1];256);16;2)" office:value-type="string" office:string-value="0xA0">
            <text:p>0xA0</text:p>
          </table:table-cell>
          <table:table-cell table:formula="of:=&quot;0x&quot;&amp;BASE(MOD(MOD([.$A353];256)+[.F$1];256);16;2)" office:value-type="string" office:string-value="0xA1">
            <text:p>0xA1</text:p>
          </table:table-cell>
          <table:table-cell table:formula="of:=&quot;0x&quot;&amp;BASE(MOD(MOD([.$A353];256)+[.G$1];256);16;2)" office:value-type="string" office:string-value="0xA2">
            <text:p>0xA2</text:p>
          </table:table-cell>
          <table:table-cell table:formula="of:=&quot;0x&quot;&amp;BASE(MOD(MOD([.$A353];256)+[.H$1];256);16;2)" office:value-type="string" office:string-value="0xA3">
            <text:p>0xA3</text:p>
          </table:table-cell>
          <table:table-cell table:formula="of:=&quot;0x&quot;&amp;BASE(MOD(MOD([.$A353];256)+[.I$1];256);16;2)" office:value-type="string" office:string-value="0xA4">
            <text:p>0xA4</text:p>
          </table:table-cell>
          <table:table-cell table:formula="of:=&quot;0x&quot;&amp;BASE(MOD(MOD([.$A353];256)+[.J$1];256);16;2)" office:value-type="string" office:string-value="0xA5">
            <text:p>0xA5</text:p>
          </table:table-cell>
          <table:table-cell table:formula="of:=&quot;- d: [&quot;&amp;[.C353]&amp;&quot;, &quot;&amp;[.D353]&amp;&quot;, &quot;&amp;[.E353]&amp;&quot;, &quot;&amp;[.F353]&amp;&quot;, &quot;&amp;[.G353]&amp;&quot;, &quot;&amp;[.H353]&amp;&quot;, &quot;&amp;[.I353]&amp;&quot;, &quot;&amp;[.J353]&amp;&quot;]#  e: 0#  t: 5&quot;" office:value-type="string" office:string-value="- d: [0x20, 0x9F, 0xA0, 0xA1, 0xA2, 0xA3, 0xA4, 0xA5]#  e: 0#  t: 5">
            <text:p>- d: [0x20, 0x9F, 0xA0, 0xA1, 0xA2, 0xA3, 0xA4, 0xA5]# <text:s/>e: 0# <text:s/>t: 5</text:p>
          </table:table-cell>
        </table:table-row>
        <table:table-row table:style-name="ro1">
          <table:table-cell table:formula="of:=[.A353]+7" office:value-type="float" office:value="2470">
            <text:p>2470</text:p>
          </table:table-cell>
          <table:table-cell table:formula="of:=[.B353]+1" office:value-type="float" office:value="353">
            <text:p>353</text:p>
          </table:table-cell>
          <table:table-cell table:formula="of:=&quot;0x&quot;&amp;BASE(MOD([.B354];16)+32;16)" office:value-type="string" office:string-value="0x21">
            <text:p>0x21</text:p>
          </table:table-cell>
          <table:table-cell table:formula="of:=&quot;0x&quot;&amp;BASE(MOD(MOD([.$A354];256)+[.D$1];256);16;2)" office:value-type="string" office:string-value="0xA6">
            <text:p>0xA6</text:p>
          </table:table-cell>
          <table:table-cell table:formula="of:=&quot;0x&quot;&amp;BASE(MOD(MOD([.$A354];256)+[.E$1];256);16;2)" office:value-type="string" office:string-value="0xA7">
            <text:p>0xA7</text:p>
          </table:table-cell>
          <table:table-cell table:formula="of:=&quot;0x&quot;&amp;BASE(MOD(MOD([.$A354];256)+[.F$1];256);16;2)" office:value-type="string" office:string-value="0xA8">
            <text:p>0xA8</text:p>
          </table:table-cell>
          <table:table-cell table:formula="of:=&quot;0x&quot;&amp;BASE(MOD(MOD([.$A354];256)+[.G$1];256);16;2)" office:value-type="string" office:string-value="0xA9">
            <text:p>0xA9</text:p>
          </table:table-cell>
          <table:table-cell table:formula="of:=&quot;0x&quot;&amp;BASE(MOD(MOD([.$A354];256)+[.H$1];256);16;2)" office:value-type="string" office:string-value="0xAA">
            <text:p>0xAA</text:p>
          </table:table-cell>
          <table:table-cell table:formula="of:=&quot;0x&quot;&amp;BASE(MOD(MOD([.$A354];256)+[.I$1];256);16;2)" office:value-type="string" office:string-value="0xAB">
            <text:p>0xAB</text:p>
          </table:table-cell>
          <table:table-cell table:formula="of:=&quot;0x&quot;&amp;BASE(MOD(MOD([.$A354];256)+[.J$1];256);16;2)" office:value-type="string" office:string-value="0xAC">
            <text:p>0xAC</text:p>
          </table:table-cell>
          <table:table-cell table:formula="of:=&quot;- d: [&quot;&amp;[.C354]&amp;&quot;, &quot;&amp;[.D354]&amp;&quot;, &quot;&amp;[.E354]&amp;&quot;, &quot;&amp;[.F354]&amp;&quot;, &quot;&amp;[.G354]&amp;&quot;, &quot;&amp;[.H354]&amp;&quot;, &quot;&amp;[.I354]&amp;&quot;, &quot;&amp;[.J354]&amp;&quot;]#  e: 0#  t: 5&quot;" office:value-type="string" office:string-value="- d: [0x21, 0xA6, 0xA7, 0xA8, 0xA9, 0xAA, 0xAB, 0xAC]#  e: 0#  t: 5">
            <text:p>- d: [0x21, 0xA6, 0xA7, 0xA8, 0xA9, 0xAA, 0xAB, 0xAC]# <text:s/>e: 0# <text:s/>t: 5</text:p>
          </table:table-cell>
        </table:table-row>
        <table:table-row table:style-name="ro1">
          <table:table-cell table:formula="of:=[.A354]+7" office:value-type="float" office:value="2477">
            <text:p>2477</text:p>
          </table:table-cell>
          <table:table-cell table:formula="of:=[.B354]+1" office:value-type="float" office:value="354">
            <text:p>354</text:p>
          </table:table-cell>
          <table:table-cell table:formula="of:=&quot;0x&quot;&amp;BASE(MOD([.B355];16)+32;16)" office:value-type="string" office:string-value="0x22">
            <text:p>0x22</text:p>
          </table:table-cell>
          <table:table-cell table:formula="of:=&quot;0x&quot;&amp;BASE(MOD(MOD([.$A355];256)+[.D$1];256);16;2)" office:value-type="string" office:string-value="0xAD">
            <text:p>0xAD</text:p>
          </table:table-cell>
          <table:table-cell table:formula="of:=&quot;0x&quot;&amp;BASE(MOD(MOD([.$A355];256)+[.E$1];256);16;2)" office:value-type="string" office:string-value="0xAE">
            <text:p>0xAE</text:p>
          </table:table-cell>
          <table:table-cell table:formula="of:=&quot;0x&quot;&amp;BASE(MOD(MOD([.$A355];256)+[.F$1];256);16;2)" office:value-type="string" office:string-value="0xAF">
            <text:p>0xAF</text:p>
          </table:table-cell>
          <table:table-cell table:formula="of:=&quot;0x&quot;&amp;BASE(MOD(MOD([.$A355];256)+[.G$1];256);16;2)" office:value-type="string" office:string-value="0xB0">
            <text:p>0xB0</text:p>
          </table:table-cell>
          <table:table-cell table:formula="of:=&quot;0x&quot;&amp;BASE(MOD(MOD([.$A355];256)+[.H$1];256);16;2)" office:value-type="string" office:string-value="0xB1">
            <text:p>0xB1</text:p>
          </table:table-cell>
          <table:table-cell table:formula="of:=&quot;0x&quot;&amp;BASE(MOD(MOD([.$A355];256)+[.I$1];256);16;2)" office:value-type="string" office:string-value="0xB2">
            <text:p>0xB2</text:p>
          </table:table-cell>
          <table:table-cell table:formula="of:=&quot;0x&quot;&amp;BASE(MOD(MOD([.$A355];256)+[.J$1];256);16;2)" office:value-type="string" office:string-value="0xB3">
            <text:p>0xB3</text:p>
          </table:table-cell>
          <table:table-cell table:formula="of:=&quot;- d: [&quot;&amp;[.C355]&amp;&quot;, &quot;&amp;[.D355]&amp;&quot;, &quot;&amp;[.E355]&amp;&quot;, &quot;&amp;[.F355]&amp;&quot;, &quot;&amp;[.G355]&amp;&quot;, &quot;&amp;[.H355]&amp;&quot;, &quot;&amp;[.I355]&amp;&quot;, &quot;&amp;[.J355]&amp;&quot;]#  e: 0#  t: 5&quot;" office:value-type="string" office:string-value="- d: [0x22, 0xAD, 0xAE, 0xAF, 0xB0, 0xB1, 0xB2, 0xB3]#  e: 0#  t: 5">
            <text:p>- d: [0x22, 0xAD, 0xAE, 0xAF, 0xB0, 0xB1, 0xB2, 0xB3]# <text:s/>e: 0# <text:s/>t: 5</text:p>
          </table:table-cell>
        </table:table-row>
        <table:table-row table:style-name="ro1">
          <table:table-cell table:formula="of:=[.A355]+7" office:value-type="float" office:value="2484">
            <text:p>2484</text:p>
          </table:table-cell>
          <table:table-cell table:formula="of:=[.B355]+1" office:value-type="float" office:value="355">
            <text:p>355</text:p>
          </table:table-cell>
          <table:table-cell table:formula="of:=&quot;0x&quot;&amp;BASE(MOD([.B356];16)+32;16)" office:value-type="string" office:string-value="0x23">
            <text:p>0x23</text:p>
          </table:table-cell>
          <table:table-cell table:formula="of:=&quot;0x&quot;&amp;BASE(MOD(MOD([.$A356];256)+[.D$1];256);16;2)" office:value-type="string" office:string-value="0xB4">
            <text:p>0xB4</text:p>
          </table:table-cell>
          <table:table-cell table:formula="of:=&quot;0x&quot;&amp;BASE(MOD(MOD([.$A356];256)+[.E$1];256);16;2)" office:value-type="string" office:string-value="0xB5">
            <text:p>0xB5</text:p>
          </table:table-cell>
          <table:table-cell table:formula="of:=&quot;0x&quot;&amp;BASE(MOD(MOD([.$A356];256)+[.F$1];256);16;2)" office:value-type="string" office:string-value="0xB6">
            <text:p>0xB6</text:p>
          </table:table-cell>
          <table:table-cell table:formula="of:=&quot;0x&quot;&amp;BASE(MOD(MOD([.$A356];256)+[.G$1];256);16;2)" office:value-type="string" office:string-value="0xB7">
            <text:p>0xB7</text:p>
          </table:table-cell>
          <table:table-cell table:formula="of:=&quot;0x&quot;&amp;BASE(MOD(MOD([.$A356];256)+[.H$1];256);16;2)" office:value-type="string" office:string-value="0xB8">
            <text:p>0xB8</text:p>
          </table:table-cell>
          <table:table-cell table:formula="of:=&quot;0x&quot;&amp;BASE(MOD(MOD([.$A356];256)+[.I$1];256);16;2)" office:value-type="string" office:string-value="0xB9">
            <text:p>0xB9</text:p>
          </table:table-cell>
          <table:table-cell table:formula="of:=&quot;0x&quot;&amp;BASE(MOD(MOD([.$A356];256)+[.J$1];256);16;2)" office:value-type="string" office:string-value="0xBA">
            <text:p>0xBA</text:p>
          </table:table-cell>
          <table:table-cell table:formula="of:=&quot;- d: [&quot;&amp;[.C356]&amp;&quot;, &quot;&amp;[.D356]&amp;&quot;, &quot;&amp;[.E356]&amp;&quot;, &quot;&amp;[.F356]&amp;&quot;, &quot;&amp;[.G356]&amp;&quot;, &quot;&amp;[.H356]&amp;&quot;, &quot;&amp;[.I356]&amp;&quot;, &quot;&amp;[.J356]&amp;&quot;]#  e: 0#  t: 5&quot;" office:value-type="string" office:string-value="- d: [0x23, 0xB4, 0xB5, 0xB6, 0xB7, 0xB8, 0xB9, 0xBA]#  e: 0#  t: 5">
            <text:p>- d: [0x23, 0xB4, 0xB5, 0xB6, 0xB7, 0xB8, 0xB9, 0xBA]# <text:s/>e: 0# <text:s/>t: 5</text:p>
          </table:table-cell>
        </table:table-row>
        <table:table-row table:style-name="ro1">
          <table:table-cell table:formula="of:=[.A356]+7" office:value-type="float" office:value="2491">
            <text:p>2491</text:p>
          </table:table-cell>
          <table:table-cell table:formula="of:=[.B356]+1" office:value-type="float" office:value="356">
            <text:p>356</text:p>
          </table:table-cell>
          <table:table-cell table:formula="of:=&quot;0x&quot;&amp;BASE(MOD([.B357];16)+32;16)" office:value-type="string" office:string-value="0x24">
            <text:p>0x24</text:p>
          </table:table-cell>
          <table:table-cell table:formula="of:=&quot;0x&quot;&amp;BASE(MOD(MOD([.$A357];256)+[.D$1];256);16;2)" office:value-type="string" office:string-value="0xBB">
            <text:p>0xBB</text:p>
          </table:table-cell>
          <table:table-cell table:formula="of:=&quot;0x&quot;&amp;BASE(MOD(MOD([.$A357];256)+[.E$1];256);16;2)" office:value-type="string" office:string-value="0xBC">
            <text:p>0xBC</text:p>
          </table:table-cell>
          <table:table-cell table:formula="of:=&quot;0x&quot;&amp;BASE(MOD(MOD([.$A357];256)+[.F$1];256);16;2)" office:value-type="string" office:string-value="0xBD">
            <text:p>0xBD</text:p>
          </table:table-cell>
          <table:table-cell table:formula="of:=&quot;0x&quot;&amp;BASE(MOD(MOD([.$A357];256)+[.G$1];256);16;2)" office:value-type="string" office:string-value="0xBE">
            <text:p>0xBE</text:p>
          </table:table-cell>
          <table:table-cell table:formula="of:=&quot;0x&quot;&amp;BASE(MOD(MOD([.$A357];256)+[.H$1];256);16;2)" office:value-type="string" office:string-value="0xBF">
            <text:p>0xBF</text:p>
          </table:table-cell>
          <table:table-cell table:formula="of:=&quot;0x&quot;&amp;BASE(MOD(MOD([.$A357];256)+[.I$1];256);16;2)" office:value-type="string" office:string-value="0xC0">
            <text:p>0xC0</text:p>
          </table:table-cell>
          <table:table-cell table:formula="of:=&quot;0x&quot;&amp;BASE(MOD(MOD([.$A357];256)+[.J$1];256);16;2)" office:value-type="string" office:string-value="0xC1">
            <text:p>0xC1</text:p>
          </table:table-cell>
          <table:table-cell table:formula="of:=&quot;- d: [&quot;&amp;[.C357]&amp;&quot;, &quot;&amp;[.D357]&amp;&quot;, &quot;&amp;[.E357]&amp;&quot;, &quot;&amp;[.F357]&amp;&quot;, &quot;&amp;[.G357]&amp;&quot;, &quot;&amp;[.H357]&amp;&quot;, &quot;&amp;[.I357]&amp;&quot;, &quot;&amp;[.J357]&amp;&quot;]#  e: 0#  t: 5&quot;" office:value-type="string" office:string-value="- d: [0x24, 0xBB, 0xBC, 0xBD, 0xBE, 0xBF, 0xC0, 0xC1]#  e: 0#  t: 5">
            <text:p>- d: [0x24, 0xBB, 0xBC, 0xBD, 0xBE, 0xBF, 0xC0, 0xC1]# <text:s/>e: 0# <text:s/>t: 5</text:p>
          </table:table-cell>
        </table:table-row>
        <table:table-row table:style-name="ro1">
          <table:table-cell table:formula="of:=[.A357]+7" office:value-type="float" office:value="2498">
            <text:p>2498</text:p>
          </table:table-cell>
          <table:table-cell table:formula="of:=[.B357]+1" office:value-type="float" office:value="357">
            <text:p>357</text:p>
          </table:table-cell>
          <table:table-cell table:formula="of:=&quot;0x&quot;&amp;BASE(MOD([.B358];16)+32;16)" office:value-type="string" office:string-value="0x25">
            <text:p>0x25</text:p>
          </table:table-cell>
          <table:table-cell table:formula="of:=&quot;0x&quot;&amp;BASE(MOD(MOD([.$A358];256)+[.D$1];256);16;2)" office:value-type="string" office:string-value="0xC2">
            <text:p>0xC2</text:p>
          </table:table-cell>
          <table:table-cell table:formula="of:=&quot;0x&quot;&amp;BASE(MOD(MOD([.$A358];256)+[.E$1];256);16;2)" office:value-type="string" office:string-value="0xC3">
            <text:p>0xC3</text:p>
          </table:table-cell>
          <table:table-cell table:formula="of:=&quot;0x&quot;&amp;BASE(MOD(MOD([.$A358];256)+[.F$1];256);16;2)" office:value-type="string" office:string-value="0xC4">
            <text:p>0xC4</text:p>
          </table:table-cell>
          <table:table-cell table:formula="of:=&quot;0x&quot;&amp;BASE(MOD(MOD([.$A358];256)+[.G$1];256);16;2)" office:value-type="string" office:string-value="0xC5">
            <text:p>0xC5</text:p>
          </table:table-cell>
          <table:table-cell table:formula="of:=&quot;0x&quot;&amp;BASE(MOD(MOD([.$A358];256)+[.H$1];256);16;2)" office:value-type="string" office:string-value="0xC6">
            <text:p>0xC6</text:p>
          </table:table-cell>
          <table:table-cell table:formula="of:=&quot;0x&quot;&amp;BASE(MOD(MOD([.$A358];256)+[.I$1];256);16;2)" office:value-type="string" office:string-value="0xC7">
            <text:p>0xC7</text:p>
          </table:table-cell>
          <table:table-cell table:formula="of:=&quot;0x&quot;&amp;BASE(MOD(MOD([.$A358];256)+[.J$1];256);16;2)" office:value-type="string" office:string-value="0xC8">
            <text:p>0xC8</text:p>
          </table:table-cell>
          <table:table-cell table:formula="of:=&quot;- d: [&quot;&amp;[.C358]&amp;&quot;, &quot;&amp;[.D358]&amp;&quot;, &quot;&amp;[.E358]&amp;&quot;, &quot;&amp;[.F358]&amp;&quot;, &quot;&amp;[.G358]&amp;&quot;, &quot;&amp;[.H358]&amp;&quot;, &quot;&amp;[.I358]&amp;&quot;, &quot;&amp;[.J358]&amp;&quot;]#  e: 0#  t: 5&quot;" office:value-type="string" office:string-value="- d: [0x25, 0xC2, 0xC3, 0xC4, 0xC5, 0xC6, 0xC7, 0xC8]#  e: 0#  t: 5">
            <text:p>- d: [0x25, 0xC2, 0xC3, 0xC4, 0xC5, 0xC6, 0xC7, 0xC8]# <text:s/>e: 0# <text:s/>t: 5</text:p>
          </table:table-cell>
        </table:table-row>
        <table:table-row table:style-name="ro1">
          <table:table-cell table:formula="of:=[.A358]+7" office:value-type="float" office:value="2505">
            <text:p>2505</text:p>
          </table:table-cell>
          <table:table-cell table:formula="of:=[.B358]+1" office:value-type="float" office:value="358">
            <text:p>358</text:p>
          </table:table-cell>
          <table:table-cell table:formula="of:=&quot;0x&quot;&amp;BASE(MOD([.B359];16)+32;16)" office:value-type="string" office:string-value="0x26">
            <text:p>0x26</text:p>
          </table:table-cell>
          <table:table-cell table:formula="of:=&quot;0x&quot;&amp;BASE(MOD(MOD([.$A359];256)+[.D$1];256);16;2)" office:value-type="string" office:string-value="0xC9">
            <text:p>0xC9</text:p>
          </table:table-cell>
          <table:table-cell table:formula="of:=&quot;0x&quot;&amp;BASE(MOD(MOD([.$A359];256)+[.E$1];256);16;2)" office:value-type="string" office:string-value="0xCA">
            <text:p>0xCA</text:p>
          </table:table-cell>
          <table:table-cell table:formula="of:=&quot;0x&quot;&amp;BASE(MOD(MOD([.$A359];256)+[.F$1];256);16;2)" office:value-type="string" office:string-value="0xCB">
            <text:p>0xCB</text:p>
          </table:table-cell>
          <table:table-cell table:formula="of:=&quot;0x&quot;&amp;BASE(MOD(MOD([.$A359];256)+[.G$1];256);16;2)" office:value-type="string" office:string-value="0xCC">
            <text:p>0xCC</text:p>
          </table:table-cell>
          <table:table-cell table:formula="of:=&quot;0x&quot;&amp;BASE(MOD(MOD([.$A359];256)+[.H$1];256);16;2)" office:value-type="string" office:string-value="0xCD">
            <text:p>0xCD</text:p>
          </table:table-cell>
          <table:table-cell table:formula="of:=&quot;0x&quot;&amp;BASE(MOD(MOD([.$A359];256)+[.I$1];256);16;2)" office:value-type="string" office:string-value="0xCE">
            <text:p>0xCE</text:p>
          </table:table-cell>
          <table:table-cell table:formula="of:=&quot;0x&quot;&amp;BASE(MOD(MOD([.$A359];256)+[.J$1];256);16;2)" office:value-type="string" office:string-value="0xCF">
            <text:p>0xCF</text:p>
          </table:table-cell>
          <table:table-cell table:formula="of:=&quot;- d: [&quot;&amp;[.C359]&amp;&quot;, &quot;&amp;[.D359]&amp;&quot;, &quot;&amp;[.E359]&amp;&quot;, &quot;&amp;[.F359]&amp;&quot;, &quot;&amp;[.G359]&amp;&quot;, &quot;&amp;[.H359]&amp;&quot;, &quot;&amp;[.I359]&amp;&quot;, &quot;&amp;[.J359]&amp;&quot;]#  e: 0#  t: 5&quot;" office:value-type="string" office:string-value="- d: [0x26, 0xC9, 0xCA, 0xCB, 0xCC, 0xCD, 0xCE, 0xCF]#  e: 0#  t: 5">
            <text:p>- d: [0x26, 0xC9, 0xCA, 0xCB, 0xCC, 0xCD, 0xCE, 0xCF]# <text:s/>e: 0# <text:s/>t: 5</text:p>
          </table:table-cell>
        </table:table-row>
        <table:table-row table:style-name="ro1">
          <table:table-cell table:formula="of:=[.A359]+7" office:value-type="float" office:value="2512">
            <text:p>2512</text:p>
          </table:table-cell>
          <table:table-cell table:formula="of:=[.B359]+1" office:value-type="float" office:value="359">
            <text:p>359</text:p>
          </table:table-cell>
          <table:table-cell table:formula="of:=&quot;0x&quot;&amp;BASE(MOD([.B360];16)+32;16)" office:value-type="string" office:string-value="0x27">
            <text:p>0x27</text:p>
          </table:table-cell>
          <table:table-cell table:formula="of:=&quot;0x&quot;&amp;BASE(MOD(MOD([.$A360];256)+[.D$1];256);16;2)" office:value-type="string" office:string-value="0xD0">
            <text:p>0xD0</text:p>
          </table:table-cell>
          <table:table-cell table:formula="of:=&quot;0x&quot;&amp;BASE(MOD(MOD([.$A360];256)+[.E$1];256);16;2)" office:value-type="string" office:string-value="0xD1">
            <text:p>0xD1</text:p>
          </table:table-cell>
          <table:table-cell table:formula="of:=&quot;0x&quot;&amp;BASE(MOD(MOD([.$A360];256)+[.F$1];256);16;2)" office:value-type="string" office:string-value="0xD2">
            <text:p>0xD2</text:p>
          </table:table-cell>
          <table:table-cell table:formula="of:=&quot;0x&quot;&amp;BASE(MOD(MOD([.$A360];256)+[.G$1];256);16;2)" office:value-type="string" office:string-value="0xD3">
            <text:p>0xD3</text:p>
          </table:table-cell>
          <table:table-cell table:formula="of:=&quot;0x&quot;&amp;BASE(MOD(MOD([.$A360];256)+[.H$1];256);16;2)" office:value-type="string" office:string-value="0xD4">
            <text:p>0xD4</text:p>
          </table:table-cell>
          <table:table-cell table:formula="of:=&quot;0x&quot;&amp;BASE(MOD(MOD([.$A360];256)+[.I$1];256);16;2)" office:value-type="string" office:string-value="0xD5">
            <text:p>0xD5</text:p>
          </table:table-cell>
          <table:table-cell table:formula="of:=&quot;0x&quot;&amp;BASE(MOD(MOD([.$A360];256)+[.J$1];256);16;2)" office:value-type="string" office:string-value="0xD6">
            <text:p>0xD6</text:p>
          </table:table-cell>
          <table:table-cell table:formula="of:=&quot;- d: [&quot;&amp;[.C360]&amp;&quot;, &quot;&amp;[.D360]&amp;&quot;, &quot;&amp;[.E360]&amp;&quot;, &quot;&amp;[.F360]&amp;&quot;, &quot;&amp;[.G360]&amp;&quot;, &quot;&amp;[.H360]&amp;&quot;, &quot;&amp;[.I360]&amp;&quot;, &quot;&amp;[.J360]&amp;&quot;]#  e: 0#  t: 5&quot;" office:value-type="string" office:string-value="- d: [0x27, 0xD0, 0xD1, 0xD2, 0xD3, 0xD4, 0xD5, 0xD6]#  e: 0#  t: 5">
            <text:p>- d: [0x27, 0xD0, 0xD1, 0xD2, 0xD3, 0xD4, 0xD5, 0xD6]# <text:s/>e: 0# <text:s/>t: 5</text:p>
          </table:table-cell>
        </table:table-row>
        <table:table-row table:style-name="ro1">
          <table:table-cell table:formula="of:=[.A360]+7" office:value-type="float" office:value="2519">
            <text:p>2519</text:p>
          </table:table-cell>
          <table:table-cell table:formula="of:=[.B360]+1" office:value-type="float" office:value="360">
            <text:p>360</text:p>
          </table:table-cell>
          <table:table-cell table:formula="of:=&quot;0x&quot;&amp;BASE(MOD([.B361];16)+32;16)" office:value-type="string" office:string-value="0x28">
            <text:p>0x28</text:p>
          </table:table-cell>
          <table:table-cell table:formula="of:=&quot;0x&quot;&amp;BASE(MOD(MOD([.$A361];256)+[.D$1];256);16;2)" office:value-type="string" office:string-value="0xD7">
            <text:p>0xD7</text:p>
          </table:table-cell>
          <table:table-cell table:formula="of:=&quot;0x&quot;&amp;BASE(MOD(MOD([.$A361];256)+[.E$1];256);16;2)" office:value-type="string" office:string-value="0xD8">
            <text:p>0xD8</text:p>
          </table:table-cell>
          <table:table-cell table:formula="of:=&quot;0x&quot;&amp;BASE(MOD(MOD([.$A361];256)+[.F$1];256);16;2)" office:value-type="string" office:string-value="0xD9">
            <text:p>0xD9</text:p>
          </table:table-cell>
          <table:table-cell table:formula="of:=&quot;0x&quot;&amp;BASE(MOD(MOD([.$A361];256)+[.G$1];256);16;2)" office:value-type="string" office:string-value="0xDA">
            <text:p>0xDA</text:p>
          </table:table-cell>
          <table:table-cell table:formula="of:=&quot;0x&quot;&amp;BASE(MOD(MOD([.$A361];256)+[.H$1];256);16;2)" office:value-type="string" office:string-value="0xDB">
            <text:p>0xDB</text:p>
          </table:table-cell>
          <table:table-cell table:formula="of:=&quot;0x&quot;&amp;BASE(MOD(MOD([.$A361];256)+[.I$1];256);16;2)" office:value-type="string" office:string-value="0xDC">
            <text:p>0xDC</text:p>
          </table:table-cell>
          <table:table-cell table:formula="of:=&quot;0x&quot;&amp;BASE(MOD(MOD([.$A361];256)+[.J$1];256);16;2)" office:value-type="string" office:string-value="0xDD">
            <text:p>0xDD</text:p>
          </table:table-cell>
          <table:table-cell table:formula="of:=&quot;- d: [&quot;&amp;[.C361]&amp;&quot;, &quot;&amp;[.D361]&amp;&quot;, &quot;&amp;[.E361]&amp;&quot;, &quot;&amp;[.F361]&amp;&quot;, &quot;&amp;[.G361]&amp;&quot;, &quot;&amp;[.H361]&amp;&quot;, &quot;&amp;[.I361]&amp;&quot;, &quot;&amp;[.J361]&amp;&quot;]#  e: 0#  t: 5&quot;" office:value-type="string" office:string-value="- d: [0x28, 0xD7, 0xD8, 0xD9, 0xDA, 0xDB, 0xDC, 0xDD]#  e: 0#  t: 5">
            <text:p>- d: [0x28, 0xD7, 0xD8, 0xD9, 0xDA, 0xDB, 0xDC, 0xDD]# <text:s/>e: 0# <text:s/>t: 5</text:p>
          </table:table-cell>
        </table:table-row>
        <table:table-row table:style-name="ro1">
          <table:table-cell table:formula="of:=[.A361]+7" office:value-type="float" office:value="2526">
            <text:p>2526</text:p>
          </table:table-cell>
          <table:table-cell table:formula="of:=[.B361]+1" office:value-type="float" office:value="361">
            <text:p>361</text:p>
          </table:table-cell>
          <table:table-cell table:formula="of:=&quot;0x&quot;&amp;BASE(MOD([.B362];16)+32;16)" office:value-type="string" office:string-value="0x29">
            <text:p>0x29</text:p>
          </table:table-cell>
          <table:table-cell table:formula="of:=&quot;0x&quot;&amp;BASE(MOD(MOD([.$A362];256)+[.D$1];256);16;2)" office:value-type="string" office:string-value="0xDE">
            <text:p>0xDE</text:p>
          </table:table-cell>
          <table:table-cell table:formula="of:=&quot;0x&quot;&amp;BASE(MOD(MOD([.$A362];256)+[.E$1];256);16;2)" office:value-type="string" office:string-value="0xDF">
            <text:p>0xDF</text:p>
          </table:table-cell>
          <table:table-cell table:formula="of:=&quot;0x&quot;&amp;BASE(MOD(MOD([.$A362];256)+[.F$1];256);16;2)" office:value-type="string" office:string-value="0xE0">
            <text:p>0xE0</text:p>
          </table:table-cell>
          <table:table-cell table:formula="of:=&quot;0x&quot;&amp;BASE(MOD(MOD([.$A362];256)+[.G$1];256);16;2)" office:value-type="string" office:string-value="0xE1">
            <text:p>0xE1</text:p>
          </table:table-cell>
          <table:table-cell table:formula="of:=&quot;0x&quot;&amp;BASE(MOD(MOD([.$A362];256)+[.H$1];256);16;2)" office:value-type="string" office:string-value="0xE2">
            <text:p>0xE2</text:p>
          </table:table-cell>
          <table:table-cell table:formula="of:=&quot;0x&quot;&amp;BASE(MOD(MOD([.$A362];256)+[.I$1];256);16;2)" office:value-type="string" office:string-value="0xE3">
            <text:p>0xE3</text:p>
          </table:table-cell>
          <table:table-cell table:formula="of:=&quot;0x&quot;&amp;BASE(MOD(MOD([.$A362];256)+[.J$1];256);16;2)" office:value-type="string" office:string-value="0xE4">
            <text:p>0xE4</text:p>
          </table:table-cell>
          <table:table-cell table:formula="of:=&quot;- d: [&quot;&amp;[.C362]&amp;&quot;, &quot;&amp;[.D362]&amp;&quot;, &quot;&amp;[.E362]&amp;&quot;, &quot;&amp;[.F362]&amp;&quot;, &quot;&amp;[.G362]&amp;&quot;, &quot;&amp;[.H362]&amp;&quot;, &quot;&amp;[.I362]&amp;&quot;, &quot;&amp;[.J362]&amp;&quot;]#  e: 0#  t: 5&quot;" office:value-type="string" office:string-value="- d: [0x29, 0xDE, 0xDF, 0xE0, 0xE1, 0xE2, 0xE3, 0xE4]#  e: 0#  t: 5">
            <text:p>- d: [0x29, 0xDE, 0xDF, 0xE0, 0xE1, 0xE2, 0xE3, 0xE4]# <text:s/>e: 0# <text:s/>t: 5</text:p>
          </table:table-cell>
        </table:table-row>
        <table:table-row table:style-name="ro1">
          <table:table-cell table:formula="of:=[.A362]+7" office:value-type="float" office:value="2533">
            <text:p>2533</text:p>
          </table:table-cell>
          <table:table-cell table:formula="of:=[.B362]+1" office:value-type="float" office:value="362">
            <text:p>362</text:p>
          </table:table-cell>
          <table:table-cell table:formula="of:=&quot;0x&quot;&amp;BASE(MOD([.B363];16)+32;16)" office:value-type="string" office:string-value="0x2A">
            <text:p>0x2A</text:p>
          </table:table-cell>
          <table:table-cell table:formula="of:=&quot;0x&quot;&amp;BASE(MOD(MOD([.$A363];256)+[.D$1];256);16;2)" office:value-type="string" office:string-value="0xE5">
            <text:p>0xE5</text:p>
          </table:table-cell>
          <table:table-cell table:formula="of:=&quot;0x&quot;&amp;BASE(MOD(MOD([.$A363];256)+[.E$1];256);16;2)" office:value-type="string" office:string-value="0xE6">
            <text:p>0xE6</text:p>
          </table:table-cell>
          <table:table-cell table:formula="of:=&quot;0x&quot;&amp;BASE(MOD(MOD([.$A363];256)+[.F$1];256);16;2)" office:value-type="string" office:string-value="0xE7">
            <text:p>0xE7</text:p>
          </table:table-cell>
          <table:table-cell table:formula="of:=&quot;0x&quot;&amp;BASE(MOD(MOD([.$A363];256)+[.G$1];256);16;2)" office:value-type="string" office:string-value="0xE8">
            <text:p>0xE8</text:p>
          </table:table-cell>
          <table:table-cell table:formula="of:=&quot;0x&quot;&amp;BASE(MOD(MOD([.$A363];256)+[.H$1];256);16;2)" office:value-type="string" office:string-value="0xE9">
            <text:p>0xE9</text:p>
          </table:table-cell>
          <table:table-cell table:formula="of:=&quot;0x&quot;&amp;BASE(MOD(MOD([.$A363];256)+[.I$1];256);16;2)" office:value-type="string" office:string-value="0xEA">
            <text:p>0xEA</text:p>
          </table:table-cell>
          <table:table-cell table:formula="of:=&quot;0x&quot;&amp;BASE(MOD(MOD([.$A363];256)+[.J$1];256);16;2)" office:value-type="string" office:string-value="0xEB">
            <text:p>0xEB</text:p>
          </table:table-cell>
          <table:table-cell table:formula="of:=&quot;- d: [&quot;&amp;[.C363]&amp;&quot;, &quot;&amp;[.D363]&amp;&quot;, &quot;&amp;[.E363]&amp;&quot;, &quot;&amp;[.F363]&amp;&quot;, &quot;&amp;[.G363]&amp;&quot;, &quot;&amp;[.H363]&amp;&quot;, &quot;&amp;[.I363]&amp;&quot;, &quot;&amp;[.J363]&amp;&quot;]#  e: 0#  t: 5&quot;" office:value-type="string" office:string-value="- d: [0x2A, 0xE5, 0xE6, 0xE7, 0xE8, 0xE9, 0xEA, 0xEB]#  e: 0#  t: 5">
            <text:p>- d: [0x2A, 0xE5, 0xE6, 0xE7, 0xE8, 0xE9, 0xEA, 0xEB]# <text:s/>e: 0# <text:s/>t: 5</text:p>
          </table:table-cell>
        </table:table-row>
        <table:table-row table:style-name="ro1">
          <table:table-cell table:formula="of:=[.A363]+7" office:value-type="float" office:value="2540">
            <text:p>2540</text:p>
          </table:table-cell>
          <table:table-cell table:formula="of:=[.B363]+1" office:value-type="float" office:value="363">
            <text:p>363</text:p>
          </table:table-cell>
          <table:table-cell table:formula="of:=&quot;0x&quot;&amp;BASE(MOD([.B364];16)+32;16)" office:value-type="string" office:string-value="0x2B">
            <text:p>0x2B</text:p>
          </table:table-cell>
          <table:table-cell table:formula="of:=&quot;0x&quot;&amp;BASE(MOD(MOD([.$A364];256)+[.D$1];256);16;2)" office:value-type="string" office:string-value="0xEC">
            <text:p>0xEC</text:p>
          </table:table-cell>
          <table:table-cell table:formula="of:=&quot;0x&quot;&amp;BASE(MOD(MOD([.$A364];256)+[.E$1];256);16;2)" office:value-type="string" office:string-value="0xED">
            <text:p>0xED</text:p>
          </table:table-cell>
          <table:table-cell table:formula="of:=&quot;0x&quot;&amp;BASE(MOD(MOD([.$A364];256)+[.F$1];256);16;2)" office:value-type="string" office:string-value="0xEE">
            <text:p>0xEE</text:p>
          </table:table-cell>
          <table:table-cell table:formula="of:=&quot;0x&quot;&amp;BASE(MOD(MOD([.$A364];256)+[.G$1];256);16;2)" office:value-type="string" office:string-value="0xEF">
            <text:p>0xEF</text:p>
          </table:table-cell>
          <table:table-cell table:formula="of:=&quot;0x&quot;&amp;BASE(MOD(MOD([.$A364];256)+[.H$1];256);16;2)" office:value-type="string" office:string-value="0xF0">
            <text:p>0xF0</text:p>
          </table:table-cell>
          <table:table-cell table:formula="of:=&quot;0x&quot;&amp;BASE(MOD(MOD([.$A364];256)+[.I$1];256);16;2)" office:value-type="string" office:string-value="0xF1">
            <text:p>0xF1</text:p>
          </table:table-cell>
          <table:table-cell table:formula="of:=&quot;0x&quot;&amp;BASE(MOD(MOD([.$A364];256)+[.J$1];256);16;2)" office:value-type="string" office:string-value="0xF2">
            <text:p>0xF2</text:p>
          </table:table-cell>
          <table:table-cell table:formula="of:=&quot;- d: [&quot;&amp;[.C364]&amp;&quot;, &quot;&amp;[.D364]&amp;&quot;, &quot;&amp;[.E364]&amp;&quot;, &quot;&amp;[.F364]&amp;&quot;, &quot;&amp;[.G364]&amp;&quot;, &quot;&amp;[.H364]&amp;&quot;, &quot;&amp;[.I364]&amp;&quot;, &quot;&amp;[.J364]&amp;&quot;]#  e: 0#  t: 5&quot;" office:value-type="string" office:string-value="- d: [0x2B, 0xEC, 0xED, 0xEE, 0xEF, 0xF0, 0xF1, 0xF2]#  e: 0#  t: 5">
            <text:p>- d: [0x2B, 0xEC, 0xED, 0xEE, 0xEF, 0xF0, 0xF1, 0xF2]# <text:s/>e: 0# <text:s/>t: 5</text:p>
          </table:table-cell>
        </table:table-row>
        <table:table-row table:style-name="ro1">
          <table:table-cell table:formula="of:=[.A364]+7" office:value-type="float" office:value="2547">
            <text:p>2547</text:p>
          </table:table-cell>
          <table:table-cell table:formula="of:=[.B364]+1" office:value-type="float" office:value="364">
            <text:p>364</text:p>
          </table:table-cell>
          <table:table-cell table:formula="of:=&quot;0x&quot;&amp;BASE(MOD([.B365];16)+32;16)" office:value-type="string" office:string-value="0x2C">
            <text:p>0x2C</text:p>
          </table:table-cell>
          <table:table-cell table:formula="of:=&quot;0x&quot;&amp;BASE(MOD(MOD([.$A365];256)+[.D$1];256);16;2)" office:value-type="string" office:string-value="0xF3">
            <text:p>0xF3</text:p>
          </table:table-cell>
          <table:table-cell table:formula="of:=&quot;0x&quot;&amp;BASE(MOD(MOD([.$A365];256)+[.E$1];256);16;2)" office:value-type="string" office:string-value="0xF4">
            <text:p>0xF4</text:p>
          </table:table-cell>
          <table:table-cell table:formula="of:=&quot;0x&quot;&amp;BASE(MOD(MOD([.$A365];256)+[.F$1];256);16;2)" office:value-type="string" office:string-value="0xF5">
            <text:p>0xF5</text:p>
          </table:table-cell>
          <table:table-cell table:formula="of:=&quot;0x&quot;&amp;BASE(MOD(MOD([.$A365];256)+[.G$1];256);16;2)" office:value-type="string" office:string-value="0xF6">
            <text:p>0xF6</text:p>
          </table:table-cell>
          <table:table-cell table:formula="of:=&quot;0x&quot;&amp;BASE(MOD(MOD([.$A365];256)+[.H$1];256);16;2)" office:value-type="string" office:string-value="0xF7">
            <text:p>0xF7</text:p>
          </table:table-cell>
          <table:table-cell table:formula="of:=&quot;0x&quot;&amp;BASE(MOD(MOD([.$A365];256)+[.I$1];256);16;2)" office:value-type="string" office:string-value="0xF8">
            <text:p>0xF8</text:p>
          </table:table-cell>
          <table:table-cell table:formula="of:=&quot;0x&quot;&amp;BASE(MOD(MOD([.$A365];256)+[.J$1];256);16;2)" office:value-type="string" office:string-value="0xF9">
            <text:p>0xF9</text:p>
          </table:table-cell>
          <table:table-cell table:formula="of:=&quot;- d: [&quot;&amp;[.C365]&amp;&quot;, &quot;&amp;[.D365]&amp;&quot;, &quot;&amp;[.E365]&amp;&quot;, &quot;&amp;[.F365]&amp;&quot;, &quot;&amp;[.G365]&amp;&quot;, &quot;&amp;[.H365]&amp;&quot;, &quot;&amp;[.I365]&amp;&quot;, &quot;&amp;[.J365]&amp;&quot;]#  e: 0#  t: 5&quot;" office:value-type="string" office:string-value="- d: [0x2C, 0xF3, 0xF4, 0xF5, 0xF6, 0xF7, 0xF8, 0xF9]#  e: 0#  t: 5">
            <text:p>- d: [0x2C, 0xF3, 0xF4, 0xF5, 0xF6, 0xF7, 0xF8, 0xF9]# <text:s/>e: 0# <text:s/>t: 5</text:p>
          </table:table-cell>
        </table:table-row>
        <table:table-row table:style-name="ro1">
          <table:table-cell table:formula="of:=[.A365]+7" office:value-type="float" office:value="2554">
            <text:p>2554</text:p>
          </table:table-cell>
          <table:table-cell table:formula="of:=[.B365]+1" office:value-type="float" office:value="365">
            <text:p>365</text:p>
          </table:table-cell>
          <table:table-cell table:formula="of:=&quot;0x&quot;&amp;BASE(MOD([.B366];16)+32;16)" office:value-type="string" office:string-value="0x2D">
            <text:p>0x2D</text:p>
          </table:table-cell>
          <table:table-cell table:formula="of:=&quot;0x&quot;&amp;BASE(MOD(MOD([.$A366];256)+[.D$1];256);16;2)" office:value-type="string" office:string-value="0xFA">
            <text:p>0xFA</text:p>
          </table:table-cell>
          <table:table-cell table:formula="of:=&quot;0x&quot;&amp;BASE(MOD(MOD([.$A366];256)+[.E$1];256);16;2)" office:value-type="string" office:string-value="0xFB">
            <text:p>0xFB</text:p>
          </table:table-cell>
          <table:table-cell table:formula="of:=&quot;0x&quot;&amp;BASE(MOD(MOD([.$A366];256)+[.F$1];256);16;2)" office:value-type="string" office:string-value="0xFC">
            <text:p>0xFC</text:p>
          </table:table-cell>
          <table:table-cell table:formula="of:=&quot;0x&quot;&amp;BASE(MOD(MOD([.$A366];256)+[.G$1];256);16;2)" office:value-type="string" office:string-value="0xFD">
            <text:p>0xFD</text:p>
          </table:table-cell>
          <table:table-cell table:formula="of:=&quot;0x&quot;&amp;BASE(MOD(MOD([.$A366];256)+[.H$1];256);16;2)" office:value-type="string" office:string-value="0xFE">
            <text:p>0xFE</text:p>
          </table:table-cell>
          <table:table-cell table:formula="of:=&quot;0x&quot;&amp;BASE(MOD(MOD([.$A366];256)+[.I$1];256);16;2)" office:value-type="string" office:string-value="0xFF">
            <text:p>0xFF</text:p>
          </table:table-cell>
          <table:table-cell table:formula="of:=&quot;0x&quot;&amp;BASE(MOD(MOD([.$A366];256)+[.J$1];256);16;2)" office:value-type="string" office:string-value="0x00">
            <text:p>0x00</text:p>
          </table:table-cell>
          <table:table-cell table:formula="of:=&quot;- d: [&quot;&amp;[.C366]&amp;&quot;, &quot;&amp;[.D366]&amp;&quot;, &quot;&amp;[.E366]&amp;&quot;, &quot;&amp;[.F366]&amp;&quot;, &quot;&amp;[.G366]&amp;&quot;, &quot;&amp;[.H366]&amp;&quot;, &quot;&amp;[.I366]&amp;&quot;, &quot;&amp;[.J366]&amp;&quot;]#  e: 0#  t: 5&quot;" office:value-type="string" office:string-value="- d: [0x2D, 0xFA, 0xFB, 0xFC, 0xFD, 0xFE, 0xFF, 0x00]#  e: 0#  t: 5">
            <text:p>- d: [0x2D, 0xFA, 0xFB, 0xFC, 0xFD, 0xFE, 0xFF, 0x00]# <text:s/>e: 0# <text:s/>t: 5</text:p>
          </table:table-cell>
        </table:table-row>
        <table:table-row table:style-name="ro1">
          <table:table-cell table:formula="of:=[.A366]+7" office:value-type="float" office:value="2561">
            <text:p>2561</text:p>
          </table:table-cell>
          <table:table-cell table:formula="of:=[.B366]+1" office:value-type="float" office:value="366">
            <text:p>366</text:p>
          </table:table-cell>
          <table:table-cell table:formula="of:=&quot;0x&quot;&amp;BASE(MOD([.B367];16)+32;16)" office:value-type="string" office:string-value="0x2E">
            <text:p>0x2E</text:p>
          </table:table-cell>
          <table:table-cell table:formula="of:=&quot;0x&quot;&amp;BASE(MOD(MOD([.$A367];256)+[.D$1];256);16;2)" office:value-type="string" office:string-value="0x01">
            <text:p>0x01</text:p>
          </table:table-cell>
          <table:table-cell table:formula="of:=&quot;0x&quot;&amp;BASE(MOD(MOD([.$A367];256)+[.E$1];256);16;2)" office:value-type="string" office:string-value="0x02">
            <text:p>0x02</text:p>
          </table:table-cell>
          <table:table-cell table:formula="of:=&quot;0x&quot;&amp;BASE(MOD(MOD([.$A367];256)+[.F$1];256);16;2)" office:value-type="string" office:string-value="0x03">
            <text:p>0x03</text:p>
          </table:table-cell>
          <table:table-cell table:formula="of:=&quot;0x&quot;&amp;BASE(MOD(MOD([.$A367];256)+[.G$1];256);16;2)" office:value-type="string" office:string-value="0x04">
            <text:p>0x04</text:p>
          </table:table-cell>
          <table:table-cell table:formula="of:=&quot;0x&quot;&amp;BASE(MOD(MOD([.$A367];256)+[.H$1];256);16;2)" office:value-type="string" office:string-value="0x05">
            <text:p>0x05</text:p>
          </table:table-cell>
          <table:table-cell table:formula="of:=&quot;0x&quot;&amp;BASE(MOD(MOD([.$A367];256)+[.I$1];256);16;2)" office:value-type="string" office:string-value="0x06">
            <text:p>0x06</text:p>
          </table:table-cell>
          <table:table-cell table:formula="of:=&quot;0x&quot;&amp;BASE(MOD(MOD([.$A367];256)+[.J$1];256);16;2)" office:value-type="string" office:string-value="0x07">
            <text:p>0x07</text:p>
          </table:table-cell>
          <table:table-cell table:formula="of:=&quot;- d: [&quot;&amp;[.C367]&amp;&quot;, &quot;&amp;[.D367]&amp;&quot;, &quot;&amp;[.E367]&amp;&quot;, &quot;&amp;[.F367]&amp;&quot;, &quot;&amp;[.G367]&amp;&quot;, &quot;&amp;[.H367]&amp;&quot;, &quot;&amp;[.I367]&amp;&quot;, &quot;&amp;[.J367]&amp;&quot;]#  e: 0#  t: 5&quot;" office:value-type="string" office:string-value="- d: [0x2E, 0x01, 0x02, 0x03, 0x04, 0x05, 0x06, 0x07]#  e: 0#  t: 5">
            <text:p>- d: [0x2E, 0x01, 0x02, 0x03, 0x04, 0x05, 0x06, 0x07]# <text:s/>e: 0# <text:s/>t: 5</text:p>
          </table:table-cell>
        </table:table-row>
        <table:table-row table:style-name="ro1">
          <table:table-cell table:formula="of:=[.A367]+7" office:value-type="float" office:value="2568">
            <text:p>2568</text:p>
          </table:table-cell>
          <table:table-cell table:formula="of:=[.B367]+1" office:value-type="float" office:value="367">
            <text:p>367</text:p>
          </table:table-cell>
          <table:table-cell table:formula="of:=&quot;0x&quot;&amp;BASE(MOD([.B368];16)+32;16)" office:value-type="string" office:string-value="0x2F">
            <text:p>0x2F</text:p>
          </table:table-cell>
          <table:table-cell table:formula="of:=&quot;0x&quot;&amp;BASE(MOD(MOD([.$A368];256)+[.D$1];256);16;2)" office:value-type="string" office:string-value="0x08">
            <text:p>0x08</text:p>
          </table:table-cell>
          <table:table-cell table:formula="of:=&quot;0x&quot;&amp;BASE(MOD(MOD([.$A368];256)+[.E$1];256);16;2)" office:value-type="string" office:string-value="0x09">
            <text:p>0x09</text:p>
          </table:table-cell>
          <table:table-cell table:formula="of:=&quot;0x&quot;&amp;BASE(MOD(MOD([.$A368];256)+[.F$1];256);16;2)" office:value-type="string" office:string-value="0x0A">
            <text:p>0x0A</text:p>
          </table:table-cell>
          <table:table-cell table:formula="of:=&quot;0x&quot;&amp;BASE(MOD(MOD([.$A368];256)+[.G$1];256);16;2)" office:value-type="string" office:string-value="0x0B">
            <text:p>0x0B</text:p>
          </table:table-cell>
          <table:table-cell table:formula="of:=&quot;0x&quot;&amp;BASE(MOD(MOD([.$A368];256)+[.H$1];256);16;2)" office:value-type="string" office:string-value="0x0C">
            <text:p>0x0C</text:p>
          </table:table-cell>
          <table:table-cell table:formula="of:=&quot;0x&quot;&amp;BASE(MOD(MOD([.$A368];256)+[.I$1];256);16;2)" office:value-type="string" office:string-value="0x0D">
            <text:p>0x0D</text:p>
          </table:table-cell>
          <table:table-cell table:formula="of:=&quot;0x&quot;&amp;BASE(MOD(MOD([.$A368];256)+[.J$1];256);16;2)" office:value-type="string" office:string-value="0x0E">
            <text:p>0x0E</text:p>
          </table:table-cell>
          <table:table-cell table:formula="of:=&quot;- d: [&quot;&amp;[.C368]&amp;&quot;, &quot;&amp;[.D368]&amp;&quot;, &quot;&amp;[.E368]&amp;&quot;, &quot;&amp;[.F368]&amp;&quot;, &quot;&amp;[.G368]&amp;&quot;, &quot;&amp;[.H368]&amp;&quot;, &quot;&amp;[.I368]&amp;&quot;, &quot;&amp;[.J368]&amp;&quot;]#  e: 0#  t: 5&quot;" office:value-type="string" office:string-value="- d: [0x2F, 0x08, 0x09, 0x0A, 0x0B, 0x0C, 0x0D, 0x0E]#  e: 0#  t: 5">
            <text:p>- d: [0x2F, 0x08, 0x09, 0x0A, 0x0B, 0x0C, 0x0D, 0x0E]# <text:s/>e: 0# <text:s/>t: 5</text:p>
          </table:table-cell>
        </table:table-row>
        <table:table-row table:style-name="ro1">
          <table:table-cell table:formula="of:=[.A368]+7" office:value-type="float" office:value="2575">
            <text:p>2575</text:p>
          </table:table-cell>
          <table:table-cell table:formula="of:=[.B368]+1" office:value-type="float" office:value="368">
            <text:p>368</text:p>
          </table:table-cell>
          <table:table-cell table:formula="of:=&quot;0x&quot;&amp;BASE(MOD([.B369];16)+32;16)" office:value-type="string" office:string-value="0x20">
            <text:p>0x20</text:p>
          </table:table-cell>
          <table:table-cell table:formula="of:=&quot;0x&quot;&amp;BASE(MOD(MOD([.$A369];256)+[.D$1];256);16;2)" office:value-type="string" office:string-value="0x0F">
            <text:p>0x0F</text:p>
          </table:table-cell>
          <table:table-cell table:formula="of:=&quot;0x&quot;&amp;BASE(MOD(MOD([.$A369];256)+[.E$1];256);16;2)" office:value-type="string" office:string-value="0x10">
            <text:p>0x10</text:p>
          </table:table-cell>
          <table:table-cell table:formula="of:=&quot;0x&quot;&amp;BASE(MOD(MOD([.$A369];256)+[.F$1];256);16;2)" office:value-type="string" office:string-value="0x11">
            <text:p>0x11</text:p>
          </table:table-cell>
          <table:table-cell table:formula="of:=&quot;0x&quot;&amp;BASE(MOD(MOD([.$A369];256)+[.G$1];256);16;2)" office:value-type="string" office:string-value="0x12">
            <text:p>0x12</text:p>
          </table:table-cell>
          <table:table-cell table:formula="of:=&quot;0x&quot;&amp;BASE(MOD(MOD([.$A369];256)+[.H$1];256);16;2)" office:value-type="string" office:string-value="0x13">
            <text:p>0x13</text:p>
          </table:table-cell>
          <table:table-cell table:formula="of:=&quot;0x&quot;&amp;BASE(MOD(MOD([.$A369];256)+[.I$1];256);16;2)" office:value-type="string" office:string-value="0x14">
            <text:p>0x14</text:p>
          </table:table-cell>
          <table:table-cell table:formula="of:=&quot;0x&quot;&amp;BASE(MOD(MOD([.$A369];256)+[.J$1];256);16;2)" office:value-type="string" office:string-value="0x15">
            <text:p>0x15</text:p>
          </table:table-cell>
          <table:table-cell table:formula="of:=&quot;- d: [&quot;&amp;[.C369]&amp;&quot;, &quot;&amp;[.D369]&amp;&quot;, &quot;&amp;[.E369]&amp;&quot;, &quot;&amp;[.F369]&amp;&quot;, &quot;&amp;[.G369]&amp;&quot;, &quot;&amp;[.H369]&amp;&quot;, &quot;&amp;[.I369]&amp;&quot;, &quot;&amp;[.J369]&amp;&quot;]#  e: 0#  t: 5&quot;" office:value-type="string" office:string-value="- d: [0x20, 0x0F, 0x10, 0x11, 0x12, 0x13, 0x14, 0x15]#  e: 0#  t: 5">
            <text:p>- d: [0x20, 0x0F, 0x10, 0x11, 0x12, 0x13, 0x14, 0x15]# <text:s/>e: 0# <text:s/>t: 5</text:p>
          </table:table-cell>
        </table:table-row>
        <table:table-row table:style-name="ro1">
          <table:table-cell table:formula="of:=[.A369]+7" office:value-type="float" office:value="2582">
            <text:p>2582</text:p>
          </table:table-cell>
          <table:table-cell table:formula="of:=[.B369]+1" office:value-type="float" office:value="369">
            <text:p>369</text:p>
          </table:table-cell>
          <table:table-cell table:formula="of:=&quot;0x&quot;&amp;BASE(MOD([.B370];16)+32;16)" office:value-type="string" office:string-value="0x21">
            <text:p>0x21</text:p>
          </table:table-cell>
          <table:table-cell table:formula="of:=&quot;0x&quot;&amp;BASE(MOD(MOD([.$A370];256)+[.D$1];256);16;2)" office:value-type="string" office:string-value="0x16">
            <text:p>0x16</text:p>
          </table:table-cell>
          <table:table-cell table:formula="of:=&quot;0x&quot;&amp;BASE(MOD(MOD([.$A370];256)+[.E$1];256);16;2)" office:value-type="string" office:string-value="0x17">
            <text:p>0x17</text:p>
          </table:table-cell>
          <table:table-cell table:formula="of:=&quot;0x&quot;&amp;BASE(MOD(MOD([.$A370];256)+[.F$1];256);16;2)" office:value-type="string" office:string-value="0x18">
            <text:p>0x18</text:p>
          </table:table-cell>
          <table:table-cell table:formula="of:=&quot;0x&quot;&amp;BASE(MOD(MOD([.$A370];256)+[.G$1];256);16;2)" office:value-type="string" office:string-value="0x19">
            <text:p>0x19</text:p>
          </table:table-cell>
          <table:table-cell table:formula="of:=&quot;0x&quot;&amp;BASE(MOD(MOD([.$A370];256)+[.H$1];256);16;2)" office:value-type="string" office:string-value="0x1A">
            <text:p>0x1A</text:p>
          </table:table-cell>
          <table:table-cell table:formula="of:=&quot;0x&quot;&amp;BASE(MOD(MOD([.$A370];256)+[.I$1];256);16;2)" office:value-type="string" office:string-value="0x1B">
            <text:p>0x1B</text:p>
          </table:table-cell>
          <table:table-cell table:formula="of:=&quot;0x&quot;&amp;BASE(MOD(MOD([.$A370];256)+[.J$1];256);16;2)" office:value-type="string" office:string-value="0x1C">
            <text:p>0x1C</text:p>
          </table:table-cell>
          <table:table-cell table:formula="of:=&quot;- d: [&quot;&amp;[.C370]&amp;&quot;, &quot;&amp;[.D370]&amp;&quot;, &quot;&amp;[.E370]&amp;&quot;, &quot;&amp;[.F370]&amp;&quot;, &quot;&amp;[.G370]&amp;&quot;, &quot;&amp;[.H370]&amp;&quot;, &quot;&amp;[.I370]&amp;&quot;, &quot;&amp;[.J370]&amp;&quot;]#  e: 0#  t: 5&quot;" office:value-type="string" office:string-value="- d: [0x21, 0x16, 0x17, 0x18, 0x19, 0x1A, 0x1B, 0x1C]#  e: 0#  t: 5">
            <text:p>- d: [0x21, 0x16, 0x17, 0x18, 0x19, 0x1A, 0x1B, 0x1C]# <text:s/>e: 0# <text:s/>t: 5</text:p>
          </table:table-cell>
        </table:table-row>
        <table:table-row table:style-name="ro1">
          <table:table-cell table:formula="of:=[.A370]+7" office:value-type="float" office:value="2589">
            <text:p>2589</text:p>
          </table:table-cell>
          <table:table-cell table:formula="of:=[.B370]+1" office:value-type="float" office:value="370">
            <text:p>370</text:p>
          </table:table-cell>
          <table:table-cell table:formula="of:=&quot;0x&quot;&amp;BASE(MOD([.B371];16)+32;16)" office:value-type="string" office:string-value="0x22">
            <text:p>0x22</text:p>
          </table:table-cell>
          <table:table-cell table:formula="of:=&quot;0x&quot;&amp;BASE(MOD(MOD([.$A371];256)+[.D$1];256);16;2)" office:value-type="string" office:string-value="0x1D">
            <text:p>0x1D</text:p>
          </table:table-cell>
          <table:table-cell table:formula="of:=&quot;0x&quot;&amp;BASE(MOD(MOD([.$A371];256)+[.E$1];256);16;2)" office:value-type="string" office:string-value="0x1E">
            <text:p>0x1E</text:p>
          </table:table-cell>
          <table:table-cell table:formula="of:=&quot;0x&quot;&amp;BASE(MOD(MOD([.$A371];256)+[.F$1];256);16;2)" office:value-type="string" office:string-value="0x1F">
            <text:p>0x1F</text:p>
          </table:table-cell>
          <table:table-cell table:formula="of:=&quot;0x&quot;&amp;BASE(MOD(MOD([.$A371];256)+[.G$1];256);16;2)" office:value-type="string" office:string-value="0x20">
            <text:p>0x20</text:p>
          </table:table-cell>
          <table:table-cell table:formula="of:=&quot;0x&quot;&amp;BASE(MOD(MOD([.$A371];256)+[.H$1];256);16;2)" office:value-type="string" office:string-value="0x21">
            <text:p>0x21</text:p>
          </table:table-cell>
          <table:table-cell table:formula="of:=&quot;0x&quot;&amp;BASE(MOD(MOD([.$A371];256)+[.I$1];256);16;2)" office:value-type="string" office:string-value="0x22">
            <text:p>0x22</text:p>
          </table:table-cell>
          <table:table-cell table:formula="of:=&quot;0x&quot;&amp;BASE(MOD(MOD([.$A371];256)+[.J$1];256);16;2)" office:value-type="string" office:string-value="0x23">
            <text:p>0x23</text:p>
          </table:table-cell>
          <table:table-cell table:formula="of:=&quot;- d: [&quot;&amp;[.C371]&amp;&quot;, &quot;&amp;[.D371]&amp;&quot;, &quot;&amp;[.E371]&amp;&quot;, &quot;&amp;[.F371]&amp;&quot;, &quot;&amp;[.G371]&amp;&quot;, &quot;&amp;[.H371]&amp;&quot;, &quot;&amp;[.I371]&amp;&quot;, &quot;&amp;[.J371]&amp;&quot;]#  e: 0#  t: 5&quot;" office:value-type="string" office:string-value="- d: [0x22, 0x1D, 0x1E, 0x1F, 0x20, 0x21, 0x22, 0x23]#  e: 0#  t: 5">
            <text:p>- d: [0x22, 0x1D, 0x1E, 0x1F, 0x20, 0x21, 0x22, 0x23]# <text:s/>e: 0# <text:s/>t: 5</text:p>
          </table:table-cell>
        </table:table-row>
        <table:table-row table:style-name="ro1">
          <table:table-cell table:formula="of:=[.A371]+7" office:value-type="float" office:value="2596">
            <text:p>2596</text:p>
          </table:table-cell>
          <table:table-cell table:formula="of:=[.B371]+1" office:value-type="float" office:value="371">
            <text:p>371</text:p>
          </table:table-cell>
          <table:table-cell table:formula="of:=&quot;0x&quot;&amp;BASE(MOD([.B372];16)+32;16)" office:value-type="string" office:string-value="0x23">
            <text:p>0x23</text:p>
          </table:table-cell>
          <table:table-cell table:formula="of:=&quot;0x&quot;&amp;BASE(MOD(MOD([.$A372];256)+[.D$1];256);16;2)" office:value-type="string" office:string-value="0x24">
            <text:p>0x24</text:p>
          </table:table-cell>
          <table:table-cell table:formula="of:=&quot;0x&quot;&amp;BASE(MOD(MOD([.$A372];256)+[.E$1];256);16;2)" office:value-type="string" office:string-value="0x25">
            <text:p>0x25</text:p>
          </table:table-cell>
          <table:table-cell table:formula="of:=&quot;0x&quot;&amp;BASE(MOD(MOD([.$A372];256)+[.F$1];256);16;2)" office:value-type="string" office:string-value="0x26">
            <text:p>0x26</text:p>
          </table:table-cell>
          <table:table-cell table:formula="of:=&quot;0x&quot;&amp;BASE(MOD(MOD([.$A372];256)+[.G$1];256);16;2)" office:value-type="string" office:string-value="0x27">
            <text:p>0x27</text:p>
          </table:table-cell>
          <table:table-cell table:formula="of:=&quot;0x&quot;&amp;BASE(MOD(MOD([.$A372];256)+[.H$1];256);16;2)" office:value-type="string" office:string-value="0x28">
            <text:p>0x28</text:p>
          </table:table-cell>
          <table:table-cell table:formula="of:=&quot;0x&quot;&amp;BASE(MOD(MOD([.$A372];256)+[.I$1];256);16;2)" office:value-type="string" office:string-value="0x29">
            <text:p>0x29</text:p>
          </table:table-cell>
          <table:table-cell table:formula="of:=&quot;0x&quot;&amp;BASE(MOD(MOD([.$A372];256)+[.J$1];256);16;2)" office:value-type="string" office:string-value="0x2A">
            <text:p>0x2A</text:p>
          </table:table-cell>
          <table:table-cell table:formula="of:=&quot;- d: [&quot;&amp;[.C372]&amp;&quot;, &quot;&amp;[.D372]&amp;&quot;, &quot;&amp;[.E372]&amp;&quot;, &quot;&amp;[.F372]&amp;&quot;, &quot;&amp;[.G372]&amp;&quot;, &quot;&amp;[.H372]&amp;&quot;, &quot;&amp;[.I372]&amp;&quot;, &quot;&amp;[.J372]&amp;&quot;]#  e: 0#  t: 5&quot;" office:value-type="string" office:string-value="- d: [0x23, 0x24, 0x25, 0x26, 0x27, 0x28, 0x29, 0x2A]#  e: 0#  t: 5">
            <text:p>- d: [0x23, 0x24, 0x25, 0x26, 0x27, 0x28, 0x29, 0x2A]# <text:s/>e: 0# <text:s/>t: 5</text:p>
          </table:table-cell>
        </table:table-row>
        <table:table-row table:style-name="ro1">
          <table:table-cell table:formula="of:=[.A372]+7" office:value-type="float" office:value="2603">
            <text:p>2603</text:p>
          </table:table-cell>
          <table:table-cell table:formula="of:=[.B372]+1" office:value-type="float" office:value="372">
            <text:p>372</text:p>
          </table:table-cell>
          <table:table-cell table:formula="of:=&quot;0x&quot;&amp;BASE(MOD([.B373];16)+32;16)" office:value-type="string" office:string-value="0x24">
            <text:p>0x24</text:p>
          </table:table-cell>
          <table:table-cell table:formula="of:=&quot;0x&quot;&amp;BASE(MOD(MOD([.$A373];256)+[.D$1];256);16;2)" office:value-type="string" office:string-value="0x2B">
            <text:p>0x2B</text:p>
          </table:table-cell>
          <table:table-cell table:formula="of:=&quot;0x&quot;&amp;BASE(MOD(MOD([.$A373];256)+[.E$1];256);16;2)" office:value-type="string" office:string-value="0x2C">
            <text:p>0x2C</text:p>
          </table:table-cell>
          <table:table-cell table:formula="of:=&quot;0x&quot;&amp;BASE(MOD(MOD([.$A373];256)+[.F$1];256);16;2)" office:value-type="string" office:string-value="0x2D">
            <text:p>0x2D</text:p>
          </table:table-cell>
          <table:table-cell table:formula="of:=&quot;0x&quot;&amp;BASE(MOD(MOD([.$A373];256)+[.G$1];256);16;2)" office:value-type="string" office:string-value="0x2E">
            <text:p>0x2E</text:p>
          </table:table-cell>
          <table:table-cell table:formula="of:=&quot;0x&quot;&amp;BASE(MOD(MOD([.$A373];256)+[.H$1];256);16;2)" office:value-type="string" office:string-value="0x2F">
            <text:p>0x2F</text:p>
          </table:table-cell>
          <table:table-cell table:formula="of:=&quot;0x&quot;&amp;BASE(MOD(MOD([.$A373];256)+[.I$1];256);16;2)" office:value-type="string" office:string-value="0x30">
            <text:p>0x30</text:p>
          </table:table-cell>
          <table:table-cell table:formula="of:=&quot;0x&quot;&amp;BASE(MOD(MOD([.$A373];256)+[.J$1];256);16;2)" office:value-type="string" office:string-value="0x31">
            <text:p>0x31</text:p>
          </table:table-cell>
          <table:table-cell table:formula="of:=&quot;- d: [&quot;&amp;[.C373]&amp;&quot;, &quot;&amp;[.D373]&amp;&quot;, &quot;&amp;[.E373]&amp;&quot;, &quot;&amp;[.F373]&amp;&quot;, &quot;&amp;[.G373]&amp;&quot;, &quot;&amp;[.H373]&amp;&quot;, &quot;&amp;[.I373]&amp;&quot;, &quot;&amp;[.J373]&amp;&quot;]#  e: 0#  t: 5&quot;" office:value-type="string" office:string-value="- d: [0x24, 0x2B, 0x2C, 0x2D, 0x2E, 0x2F, 0x30, 0x31]#  e: 0#  t: 5">
            <text:p>- d: [0x24, 0x2B, 0x2C, 0x2D, 0x2E, 0x2F, 0x30, 0x31]# <text:s/>e: 0# <text:s/>t: 5</text:p>
          </table:table-cell>
        </table:table-row>
        <table:table-row table:style-name="ro1">
          <table:table-cell table:formula="of:=[.A373]+7" office:value-type="float" office:value="2610">
            <text:p>2610</text:p>
          </table:table-cell>
          <table:table-cell table:formula="of:=[.B373]+1" office:value-type="float" office:value="373">
            <text:p>373</text:p>
          </table:table-cell>
          <table:table-cell table:formula="of:=&quot;0x&quot;&amp;BASE(MOD([.B374];16)+32;16)" office:value-type="string" office:string-value="0x25">
            <text:p>0x25</text:p>
          </table:table-cell>
          <table:table-cell table:formula="of:=&quot;0x&quot;&amp;BASE(MOD(MOD([.$A374];256)+[.D$1];256);16;2)" office:value-type="string" office:string-value="0x32">
            <text:p>0x32</text:p>
          </table:table-cell>
          <table:table-cell table:formula="of:=&quot;0x&quot;&amp;BASE(MOD(MOD([.$A374];256)+[.E$1];256);16;2)" office:value-type="string" office:string-value="0x33">
            <text:p>0x33</text:p>
          </table:table-cell>
          <table:table-cell table:formula="of:=&quot;0x&quot;&amp;BASE(MOD(MOD([.$A374];256)+[.F$1];256);16;2)" office:value-type="string" office:string-value="0x34">
            <text:p>0x34</text:p>
          </table:table-cell>
          <table:table-cell table:formula="of:=&quot;0x&quot;&amp;BASE(MOD(MOD([.$A374];256)+[.G$1];256);16;2)" office:value-type="string" office:string-value="0x35">
            <text:p>0x35</text:p>
          </table:table-cell>
          <table:table-cell table:formula="of:=&quot;0x&quot;&amp;BASE(MOD(MOD([.$A374];256)+[.H$1];256);16;2)" office:value-type="string" office:string-value="0x36">
            <text:p>0x36</text:p>
          </table:table-cell>
          <table:table-cell table:formula="of:=&quot;0x&quot;&amp;BASE(MOD(MOD([.$A374];256)+[.I$1];256);16;2)" office:value-type="string" office:string-value="0x37">
            <text:p>0x37</text:p>
          </table:table-cell>
          <table:table-cell table:formula="of:=&quot;0x&quot;&amp;BASE(MOD(MOD([.$A374];256)+[.J$1];256);16;2)" office:value-type="string" office:string-value="0x38">
            <text:p>0x38</text:p>
          </table:table-cell>
          <table:table-cell table:formula="of:=&quot;- d: [&quot;&amp;[.C374]&amp;&quot;, &quot;&amp;[.D374]&amp;&quot;, &quot;&amp;[.E374]&amp;&quot;, &quot;&amp;[.F374]&amp;&quot;, &quot;&amp;[.G374]&amp;&quot;, &quot;&amp;[.H374]&amp;&quot;, &quot;&amp;[.I374]&amp;&quot;, &quot;&amp;[.J374]&amp;&quot;]#  e: 0#  t: 5&quot;" office:value-type="string" office:string-value="- d: [0x25, 0x32, 0x33, 0x34, 0x35, 0x36, 0x37, 0x38]#  e: 0#  t: 5">
            <text:p>- d: [0x25, 0x32, 0x33, 0x34, 0x35, 0x36, 0x37, 0x38]# <text:s/>e: 0# <text:s/>t: 5</text:p>
          </table:table-cell>
        </table:table-row>
        <table:table-row table:style-name="ro1">
          <table:table-cell table:formula="of:=[.A374]+7" office:value-type="float" office:value="2617">
            <text:p>2617</text:p>
          </table:table-cell>
          <table:table-cell table:formula="of:=[.B374]+1" office:value-type="float" office:value="374">
            <text:p>374</text:p>
          </table:table-cell>
          <table:table-cell table:formula="of:=&quot;0x&quot;&amp;BASE(MOD([.B375];16)+32;16)" office:value-type="string" office:string-value="0x26">
            <text:p>0x26</text:p>
          </table:table-cell>
          <table:table-cell table:formula="of:=&quot;0x&quot;&amp;BASE(MOD(MOD([.$A375];256)+[.D$1];256);16;2)" office:value-type="string" office:string-value="0x39">
            <text:p>0x39</text:p>
          </table:table-cell>
          <table:table-cell table:formula="of:=&quot;0x&quot;&amp;BASE(MOD(MOD([.$A375];256)+[.E$1];256);16;2)" office:value-type="string" office:string-value="0x3A">
            <text:p>0x3A</text:p>
          </table:table-cell>
          <table:table-cell table:formula="of:=&quot;0x&quot;&amp;BASE(MOD(MOD([.$A375];256)+[.F$1];256);16;2)" office:value-type="string" office:string-value="0x3B">
            <text:p>0x3B</text:p>
          </table:table-cell>
          <table:table-cell table:formula="of:=&quot;0x&quot;&amp;BASE(MOD(MOD([.$A375];256)+[.G$1];256);16;2)" office:value-type="string" office:string-value="0x3C">
            <text:p>0x3C</text:p>
          </table:table-cell>
          <table:table-cell table:formula="of:=&quot;0x&quot;&amp;BASE(MOD(MOD([.$A375];256)+[.H$1];256);16;2)" office:value-type="string" office:string-value="0x3D">
            <text:p>0x3D</text:p>
          </table:table-cell>
          <table:table-cell table:formula="of:=&quot;0x&quot;&amp;BASE(MOD(MOD([.$A375];256)+[.I$1];256);16;2)" office:value-type="string" office:string-value="0x3E">
            <text:p>0x3E</text:p>
          </table:table-cell>
          <table:table-cell table:formula="of:=&quot;0x&quot;&amp;BASE(MOD(MOD([.$A375];256)+[.J$1];256);16;2)" office:value-type="string" office:string-value="0x3F">
            <text:p>0x3F</text:p>
          </table:table-cell>
          <table:table-cell table:formula="of:=&quot;- d: [&quot;&amp;[.C375]&amp;&quot;, &quot;&amp;[.D375]&amp;&quot;, &quot;&amp;[.E375]&amp;&quot;, &quot;&amp;[.F375]&amp;&quot;, &quot;&amp;[.G375]&amp;&quot;, &quot;&amp;[.H375]&amp;&quot;, &quot;&amp;[.I375]&amp;&quot;, &quot;&amp;[.J375]&amp;&quot;]#  e: 0#  t: 5&quot;" office:value-type="string" office:string-value="- d: [0x26, 0x39, 0x3A, 0x3B, 0x3C, 0x3D, 0x3E, 0x3F]#  e: 0#  t: 5">
            <text:p>- d: [0x26, 0x39, 0x3A, 0x3B, 0x3C, 0x3D, 0x3E, 0x3F]# <text:s/>e: 0# <text:s/>t: 5</text:p>
          </table:table-cell>
        </table:table-row>
        <table:table-row table:style-name="ro1">
          <table:table-cell table:formula="of:=[.A375]+7" office:value-type="float" office:value="2624">
            <text:p>2624</text:p>
          </table:table-cell>
          <table:table-cell table:formula="of:=[.B375]+1" office:value-type="float" office:value="375">
            <text:p>375</text:p>
          </table:table-cell>
          <table:table-cell table:formula="of:=&quot;0x&quot;&amp;BASE(MOD([.B376];16)+32;16)" office:value-type="string" office:string-value="0x27">
            <text:p>0x27</text:p>
          </table:table-cell>
          <table:table-cell table:formula="of:=&quot;0x&quot;&amp;BASE(MOD(MOD([.$A376];256)+[.D$1];256);16;2)" office:value-type="string" office:string-value="0x40">
            <text:p>0x40</text:p>
          </table:table-cell>
          <table:table-cell table:formula="of:=&quot;0x&quot;&amp;BASE(MOD(MOD([.$A376];256)+[.E$1];256);16;2)" office:value-type="string" office:string-value="0x41">
            <text:p>0x41</text:p>
          </table:table-cell>
          <table:table-cell table:formula="of:=&quot;0x&quot;&amp;BASE(MOD(MOD([.$A376];256)+[.F$1];256);16;2)" office:value-type="string" office:string-value="0x42">
            <text:p>0x42</text:p>
          </table:table-cell>
          <table:table-cell table:formula="of:=&quot;0x&quot;&amp;BASE(MOD(MOD([.$A376];256)+[.G$1];256);16;2)" office:value-type="string" office:string-value="0x43">
            <text:p>0x43</text:p>
          </table:table-cell>
          <table:table-cell table:formula="of:=&quot;0x&quot;&amp;BASE(MOD(MOD([.$A376];256)+[.H$1];256);16;2)" office:value-type="string" office:string-value="0x44">
            <text:p>0x44</text:p>
          </table:table-cell>
          <table:table-cell table:formula="of:=&quot;0x&quot;&amp;BASE(MOD(MOD([.$A376];256)+[.I$1];256);16;2)" office:value-type="string" office:string-value="0x45">
            <text:p>0x45</text:p>
          </table:table-cell>
          <table:table-cell table:formula="of:=&quot;0x&quot;&amp;BASE(MOD(MOD([.$A376];256)+[.J$1];256);16;2)" office:value-type="string" office:string-value="0x46">
            <text:p>0x46</text:p>
          </table:table-cell>
          <table:table-cell table:formula="of:=&quot;- d: [&quot;&amp;[.C376]&amp;&quot;, &quot;&amp;[.D376]&amp;&quot;, &quot;&amp;[.E376]&amp;&quot;, &quot;&amp;[.F376]&amp;&quot;, &quot;&amp;[.G376]&amp;&quot;, &quot;&amp;[.H376]&amp;&quot;, &quot;&amp;[.I376]&amp;&quot;, &quot;&amp;[.J376]&amp;&quot;]#  e: 0#  t: 5&quot;" office:value-type="string" office:string-value="- d: [0x27, 0x40, 0x41, 0x42, 0x43, 0x44, 0x45, 0x46]#  e: 0#  t: 5">
            <text:p>- d: [0x27, 0x40, 0x41, 0x42, 0x43, 0x44, 0x45, 0x46]# <text:s/>e: 0# <text:s/>t: 5</text:p>
          </table:table-cell>
        </table:table-row>
        <table:table-row table:style-name="ro1">
          <table:table-cell table:formula="of:=[.A376]+7" office:value-type="float" office:value="2631">
            <text:p>2631</text:p>
          </table:table-cell>
          <table:table-cell table:formula="of:=[.B376]+1" office:value-type="float" office:value="376">
            <text:p>376</text:p>
          </table:table-cell>
          <table:table-cell table:formula="of:=&quot;0x&quot;&amp;BASE(MOD([.B377];16)+32;16)" office:value-type="string" office:string-value="0x28">
            <text:p>0x28</text:p>
          </table:table-cell>
          <table:table-cell table:formula="of:=&quot;0x&quot;&amp;BASE(MOD(MOD([.$A377];256)+[.D$1];256);16;2)" office:value-type="string" office:string-value="0x47">
            <text:p>0x47</text:p>
          </table:table-cell>
          <table:table-cell table:formula="of:=&quot;0x&quot;&amp;BASE(MOD(MOD([.$A377];256)+[.E$1];256);16;2)" office:value-type="string" office:string-value="0x48">
            <text:p>0x48</text:p>
          </table:table-cell>
          <table:table-cell table:formula="of:=&quot;0x&quot;&amp;BASE(MOD(MOD([.$A377];256)+[.F$1];256);16;2)" office:value-type="string" office:string-value="0x49">
            <text:p>0x49</text:p>
          </table:table-cell>
          <table:table-cell table:formula="of:=&quot;0x&quot;&amp;BASE(MOD(MOD([.$A377];256)+[.G$1];256);16;2)" office:value-type="string" office:string-value="0x4A">
            <text:p>0x4A</text:p>
          </table:table-cell>
          <table:table-cell table:formula="of:=&quot;0x&quot;&amp;BASE(MOD(MOD([.$A377];256)+[.H$1];256);16;2)" office:value-type="string" office:string-value="0x4B">
            <text:p>0x4B</text:p>
          </table:table-cell>
          <table:table-cell table:formula="of:=&quot;0x&quot;&amp;BASE(MOD(MOD([.$A377];256)+[.I$1];256);16;2)" office:value-type="string" office:string-value="0x4C">
            <text:p>0x4C</text:p>
          </table:table-cell>
          <table:table-cell table:formula="of:=&quot;0x&quot;&amp;BASE(MOD(MOD([.$A377];256)+[.J$1];256);16;2)" office:value-type="string" office:string-value="0x4D">
            <text:p>0x4D</text:p>
          </table:table-cell>
          <table:table-cell table:formula="of:=&quot;- d: [&quot;&amp;[.C377]&amp;&quot;, &quot;&amp;[.D377]&amp;&quot;, &quot;&amp;[.E377]&amp;&quot;, &quot;&amp;[.F377]&amp;&quot;, &quot;&amp;[.G377]&amp;&quot;, &quot;&amp;[.H377]&amp;&quot;, &quot;&amp;[.I377]&amp;&quot;, &quot;&amp;[.J377]&amp;&quot;]#  e: 0#  t: 5&quot;" office:value-type="string" office:string-value="- d: [0x28, 0x47, 0x48, 0x49, 0x4A, 0x4B, 0x4C, 0x4D]#  e: 0#  t: 5">
            <text:p>- d: [0x28, 0x47, 0x48, 0x49, 0x4A, 0x4B, 0x4C, 0x4D]# <text:s/>e: 0# <text:s/>t: 5</text:p>
          </table:table-cell>
        </table:table-row>
        <table:table-row table:style-name="ro1">
          <table:table-cell table:formula="of:=[.A377]+7" office:value-type="float" office:value="2638">
            <text:p>2638</text:p>
          </table:table-cell>
          <table:table-cell table:formula="of:=[.B377]+1" office:value-type="float" office:value="377">
            <text:p>377</text:p>
          </table:table-cell>
          <table:table-cell table:formula="of:=&quot;0x&quot;&amp;BASE(MOD([.B378];16)+32;16)" office:value-type="string" office:string-value="0x29">
            <text:p>0x29</text:p>
          </table:table-cell>
          <table:table-cell table:formula="of:=&quot;0x&quot;&amp;BASE(MOD(MOD([.$A378];256)+[.D$1];256);16;2)" office:value-type="string" office:string-value="0x4E">
            <text:p>0x4E</text:p>
          </table:table-cell>
          <table:table-cell table:formula="of:=&quot;0x&quot;&amp;BASE(MOD(MOD([.$A378];256)+[.E$1];256);16;2)" office:value-type="string" office:string-value="0x4F">
            <text:p>0x4F</text:p>
          </table:table-cell>
          <table:table-cell table:formula="of:=&quot;0x&quot;&amp;BASE(MOD(MOD([.$A378];256)+[.F$1];256);16;2)" office:value-type="string" office:string-value="0x50">
            <text:p>0x50</text:p>
          </table:table-cell>
          <table:table-cell table:formula="of:=&quot;0x&quot;&amp;BASE(MOD(MOD([.$A378];256)+[.G$1];256);16;2)" office:value-type="string" office:string-value="0x51">
            <text:p>0x51</text:p>
          </table:table-cell>
          <table:table-cell table:formula="of:=&quot;0x&quot;&amp;BASE(MOD(MOD([.$A378];256)+[.H$1];256);16;2)" office:value-type="string" office:string-value="0x52">
            <text:p>0x52</text:p>
          </table:table-cell>
          <table:table-cell table:formula="of:=&quot;0x&quot;&amp;BASE(MOD(MOD([.$A378];256)+[.I$1];256);16;2)" office:value-type="string" office:string-value="0x53">
            <text:p>0x53</text:p>
          </table:table-cell>
          <table:table-cell table:formula="of:=&quot;0x&quot;&amp;BASE(MOD(MOD([.$A378];256)+[.J$1];256);16;2)" office:value-type="string" office:string-value="0x54">
            <text:p>0x54</text:p>
          </table:table-cell>
          <table:table-cell table:formula="of:=&quot;- d: [&quot;&amp;[.C378]&amp;&quot;, &quot;&amp;[.D378]&amp;&quot;, &quot;&amp;[.E378]&amp;&quot;, &quot;&amp;[.F378]&amp;&quot;, &quot;&amp;[.G378]&amp;&quot;, &quot;&amp;[.H378]&amp;&quot;, &quot;&amp;[.I378]&amp;&quot;, &quot;&amp;[.J378]&amp;&quot;]#  e: 0#  t: 5&quot;" office:value-type="string" office:string-value="- d: [0x29, 0x4E, 0x4F, 0x50, 0x51, 0x52, 0x53, 0x54]#  e: 0#  t: 5">
            <text:p>- d: [0x29, 0x4E, 0x4F, 0x50, 0x51, 0x52, 0x53, 0x54]# <text:s/>e: 0# <text:s/>t: 5</text:p>
          </table:table-cell>
        </table:table-row>
        <table:table-row table:style-name="ro1">
          <table:table-cell table:formula="of:=[.A378]+7" office:value-type="float" office:value="2645">
            <text:p>2645</text:p>
          </table:table-cell>
          <table:table-cell table:formula="of:=[.B378]+1" office:value-type="float" office:value="378">
            <text:p>378</text:p>
          </table:table-cell>
          <table:table-cell table:formula="of:=&quot;0x&quot;&amp;BASE(MOD([.B379];16)+32;16)" office:value-type="string" office:string-value="0x2A">
            <text:p>0x2A</text:p>
          </table:table-cell>
          <table:table-cell table:formula="of:=&quot;0x&quot;&amp;BASE(MOD(MOD([.$A379];256)+[.D$1];256);16;2)" office:value-type="string" office:string-value="0x55">
            <text:p>0x55</text:p>
          </table:table-cell>
          <table:table-cell table:formula="of:=&quot;0x&quot;&amp;BASE(MOD(MOD([.$A379];256)+[.E$1];256);16;2)" office:value-type="string" office:string-value="0x56">
            <text:p>0x56</text:p>
          </table:table-cell>
          <table:table-cell table:formula="of:=&quot;0x&quot;&amp;BASE(MOD(MOD([.$A379];256)+[.F$1];256);16;2)" office:value-type="string" office:string-value="0x57">
            <text:p>0x57</text:p>
          </table:table-cell>
          <table:table-cell table:formula="of:=&quot;0x&quot;&amp;BASE(MOD(MOD([.$A379];256)+[.G$1];256);16;2)" office:value-type="string" office:string-value="0x58">
            <text:p>0x58</text:p>
          </table:table-cell>
          <table:table-cell table:formula="of:=&quot;0x&quot;&amp;BASE(MOD(MOD([.$A379];256)+[.H$1];256);16;2)" office:value-type="string" office:string-value="0x59">
            <text:p>0x59</text:p>
          </table:table-cell>
          <table:table-cell table:formula="of:=&quot;0x&quot;&amp;BASE(MOD(MOD([.$A379];256)+[.I$1];256);16;2)" office:value-type="string" office:string-value="0x5A">
            <text:p>0x5A</text:p>
          </table:table-cell>
          <table:table-cell table:formula="of:=&quot;0x&quot;&amp;BASE(MOD(MOD([.$A379];256)+[.J$1];256);16;2)" office:value-type="string" office:string-value="0x5B">
            <text:p>0x5B</text:p>
          </table:table-cell>
          <table:table-cell table:formula="of:=&quot;- d: [&quot;&amp;[.C379]&amp;&quot;, &quot;&amp;[.D379]&amp;&quot;, &quot;&amp;[.E379]&amp;&quot;, &quot;&amp;[.F379]&amp;&quot;, &quot;&amp;[.G379]&amp;&quot;, &quot;&amp;[.H379]&amp;&quot;, &quot;&amp;[.I379]&amp;&quot;, &quot;&amp;[.J379]&amp;&quot;]#  e: 0#  t: 5&quot;" office:value-type="string" office:string-value="- d: [0x2A, 0x55, 0x56, 0x57, 0x58, 0x59, 0x5A, 0x5B]#  e: 0#  t: 5">
            <text:p>- d: [0x2A, 0x55, 0x56, 0x57, 0x58, 0x59, 0x5A, 0x5B]# <text:s/>e: 0# <text:s/>t: 5</text:p>
          </table:table-cell>
        </table:table-row>
        <table:table-row table:style-name="ro1">
          <table:table-cell table:formula="of:=[.A379]+7" office:value-type="float" office:value="2652">
            <text:p>2652</text:p>
          </table:table-cell>
          <table:table-cell table:formula="of:=[.B379]+1" office:value-type="float" office:value="379">
            <text:p>379</text:p>
          </table:table-cell>
          <table:table-cell table:formula="of:=&quot;0x&quot;&amp;BASE(MOD([.B380];16)+32;16)" office:value-type="string" office:string-value="0x2B">
            <text:p>0x2B</text:p>
          </table:table-cell>
          <table:table-cell table:formula="of:=&quot;0x&quot;&amp;BASE(MOD(MOD([.$A380];256)+[.D$1];256);16;2)" office:value-type="string" office:string-value="0x5C">
            <text:p>0x5C</text:p>
          </table:table-cell>
          <table:table-cell table:formula="of:=&quot;0x&quot;&amp;BASE(MOD(MOD([.$A380];256)+[.E$1];256);16;2)" office:value-type="string" office:string-value="0x5D">
            <text:p>0x5D</text:p>
          </table:table-cell>
          <table:table-cell table:formula="of:=&quot;0x&quot;&amp;BASE(MOD(MOD([.$A380];256)+[.F$1];256);16;2)" office:value-type="string" office:string-value="0x5E">
            <text:p>0x5E</text:p>
          </table:table-cell>
          <table:table-cell table:formula="of:=&quot;0x&quot;&amp;BASE(MOD(MOD([.$A380];256)+[.G$1];256);16;2)" office:value-type="string" office:string-value="0x5F">
            <text:p>0x5F</text:p>
          </table:table-cell>
          <table:table-cell table:formula="of:=&quot;0x&quot;&amp;BASE(MOD(MOD([.$A380];256)+[.H$1];256);16;2)" office:value-type="string" office:string-value="0x60">
            <text:p>0x60</text:p>
          </table:table-cell>
          <table:table-cell table:formula="of:=&quot;0x&quot;&amp;BASE(MOD(MOD([.$A380];256)+[.I$1];256);16;2)" office:value-type="string" office:string-value="0x61">
            <text:p>0x61</text:p>
          </table:table-cell>
          <table:table-cell table:formula="of:=&quot;0x&quot;&amp;BASE(MOD(MOD([.$A380];256)+[.J$1];256);16;2)" office:value-type="string" office:string-value="0x62">
            <text:p>0x62</text:p>
          </table:table-cell>
          <table:table-cell table:formula="of:=&quot;- d: [&quot;&amp;[.C380]&amp;&quot;, &quot;&amp;[.D380]&amp;&quot;, &quot;&amp;[.E380]&amp;&quot;, &quot;&amp;[.F380]&amp;&quot;, &quot;&amp;[.G380]&amp;&quot;, &quot;&amp;[.H380]&amp;&quot;, &quot;&amp;[.I380]&amp;&quot;, &quot;&amp;[.J380]&amp;&quot;]#  e: 0#  t: 5&quot;" office:value-type="string" office:string-value="- d: [0x2B, 0x5C, 0x5D, 0x5E, 0x5F, 0x60, 0x61, 0x62]#  e: 0#  t: 5">
            <text:p>- d: [0x2B, 0x5C, 0x5D, 0x5E, 0x5F, 0x60, 0x61, 0x62]# <text:s/>e: 0# <text:s/>t: 5</text:p>
          </table:table-cell>
        </table:table-row>
        <table:table-row table:style-name="ro1">
          <table:table-cell table:formula="of:=[.A380]+7" office:value-type="float" office:value="2659">
            <text:p>2659</text:p>
          </table:table-cell>
          <table:table-cell table:formula="of:=[.B380]+1" office:value-type="float" office:value="380">
            <text:p>380</text:p>
          </table:table-cell>
          <table:table-cell table:formula="of:=&quot;0x&quot;&amp;BASE(MOD([.B381];16)+32;16)" office:value-type="string" office:string-value="0x2C">
            <text:p>0x2C</text:p>
          </table:table-cell>
          <table:table-cell table:formula="of:=&quot;0x&quot;&amp;BASE(MOD(MOD([.$A381];256)+[.D$1];256);16;2)" office:value-type="string" office:string-value="0x63">
            <text:p>0x63</text:p>
          </table:table-cell>
          <table:table-cell table:formula="of:=&quot;0x&quot;&amp;BASE(MOD(MOD([.$A381];256)+[.E$1];256);16;2)" office:value-type="string" office:string-value="0x64">
            <text:p>0x64</text:p>
          </table:table-cell>
          <table:table-cell table:formula="of:=&quot;0x&quot;&amp;BASE(MOD(MOD([.$A381];256)+[.F$1];256);16;2)" office:value-type="string" office:string-value="0x65">
            <text:p>0x65</text:p>
          </table:table-cell>
          <table:table-cell table:formula="of:=&quot;0x&quot;&amp;BASE(MOD(MOD([.$A381];256)+[.G$1];256);16;2)" office:value-type="string" office:string-value="0x66">
            <text:p>0x66</text:p>
          </table:table-cell>
          <table:table-cell table:formula="of:=&quot;0x&quot;&amp;BASE(MOD(MOD([.$A381];256)+[.H$1];256);16;2)" office:value-type="string" office:string-value="0x67">
            <text:p>0x67</text:p>
          </table:table-cell>
          <table:table-cell table:formula="of:=&quot;0x&quot;&amp;BASE(MOD(MOD([.$A381];256)+[.I$1];256);16;2)" office:value-type="string" office:string-value="0x68">
            <text:p>0x68</text:p>
          </table:table-cell>
          <table:table-cell table:formula="of:=&quot;0x&quot;&amp;BASE(MOD(MOD([.$A381];256)+[.J$1];256);16;2)" office:value-type="string" office:string-value="0x69">
            <text:p>0x69</text:p>
          </table:table-cell>
          <table:table-cell table:formula="of:=&quot;- d: [&quot;&amp;[.C381]&amp;&quot;, &quot;&amp;[.D381]&amp;&quot;, &quot;&amp;[.E381]&amp;&quot;, &quot;&amp;[.F381]&amp;&quot;, &quot;&amp;[.G381]&amp;&quot;, &quot;&amp;[.H381]&amp;&quot;, &quot;&amp;[.I381]&amp;&quot;, &quot;&amp;[.J381]&amp;&quot;]#  e: 0#  t: 5&quot;" office:value-type="string" office:string-value="- d: [0x2C, 0x63, 0x64, 0x65, 0x66, 0x67, 0x68, 0x69]#  e: 0#  t: 5">
            <text:p>- d: [0x2C, 0x63, 0x64, 0x65, 0x66, 0x67, 0x68, 0x69]# <text:s/>e: 0# <text:s/>t: 5</text:p>
          </table:table-cell>
        </table:table-row>
        <table:table-row table:style-name="ro1">
          <table:table-cell table:formula="of:=[.A381]+7" office:value-type="float" office:value="2666">
            <text:p>2666</text:p>
          </table:table-cell>
          <table:table-cell table:formula="of:=[.B381]+1" office:value-type="float" office:value="381">
            <text:p>381</text:p>
          </table:table-cell>
          <table:table-cell table:formula="of:=&quot;0x&quot;&amp;BASE(MOD([.B382];16)+32;16)" office:value-type="string" office:string-value="0x2D">
            <text:p>0x2D</text:p>
          </table:table-cell>
          <table:table-cell table:formula="of:=&quot;0x&quot;&amp;BASE(MOD(MOD([.$A382];256)+[.D$1];256);16;2)" office:value-type="string" office:string-value="0x6A">
            <text:p>0x6A</text:p>
          </table:table-cell>
          <table:table-cell table:formula="of:=&quot;0x&quot;&amp;BASE(MOD(MOD([.$A382];256)+[.E$1];256);16;2)" office:value-type="string" office:string-value="0x6B">
            <text:p>0x6B</text:p>
          </table:table-cell>
          <table:table-cell table:formula="of:=&quot;0x&quot;&amp;BASE(MOD(MOD([.$A382];256)+[.F$1];256);16;2)" office:value-type="string" office:string-value="0x6C">
            <text:p>0x6C</text:p>
          </table:table-cell>
          <table:table-cell table:formula="of:=&quot;0x&quot;&amp;BASE(MOD(MOD([.$A382];256)+[.G$1];256);16;2)" office:value-type="string" office:string-value="0x6D">
            <text:p>0x6D</text:p>
          </table:table-cell>
          <table:table-cell table:formula="of:=&quot;0x&quot;&amp;BASE(MOD(MOD([.$A382];256)+[.H$1];256);16;2)" office:value-type="string" office:string-value="0x6E">
            <text:p>0x6E</text:p>
          </table:table-cell>
          <table:table-cell table:formula="of:=&quot;0x&quot;&amp;BASE(MOD(MOD([.$A382];256)+[.I$1];256);16;2)" office:value-type="string" office:string-value="0x6F">
            <text:p>0x6F</text:p>
          </table:table-cell>
          <table:table-cell table:formula="of:=&quot;0x&quot;&amp;BASE(MOD(MOD([.$A382];256)+[.J$1];256);16;2)" office:value-type="string" office:string-value="0x70">
            <text:p>0x70</text:p>
          </table:table-cell>
          <table:table-cell table:formula="of:=&quot;- d: [&quot;&amp;[.C382]&amp;&quot;, &quot;&amp;[.D382]&amp;&quot;, &quot;&amp;[.E382]&amp;&quot;, &quot;&amp;[.F382]&amp;&quot;, &quot;&amp;[.G382]&amp;&quot;, &quot;&amp;[.H382]&amp;&quot;, &quot;&amp;[.I382]&amp;&quot;, &quot;&amp;[.J382]&amp;&quot;]#  e: 0#  t: 5&quot;" office:value-type="string" office:string-value="- d: [0x2D, 0x6A, 0x6B, 0x6C, 0x6D, 0x6E, 0x6F, 0x70]#  e: 0#  t: 5">
            <text:p>- d: [0x2D, 0x6A, 0x6B, 0x6C, 0x6D, 0x6E, 0x6F, 0x70]# <text:s/>e: 0# <text:s/>t: 5</text:p>
          </table:table-cell>
        </table:table-row>
        <table:table-row table:style-name="ro1">
          <table:table-cell table:formula="of:=[.A382]+7" office:value-type="float" office:value="2673">
            <text:p>2673</text:p>
          </table:table-cell>
          <table:table-cell table:formula="of:=[.B382]+1" office:value-type="float" office:value="382">
            <text:p>382</text:p>
          </table:table-cell>
          <table:table-cell table:formula="of:=&quot;0x&quot;&amp;BASE(MOD([.B383];16)+32;16)" office:value-type="string" office:string-value="0x2E">
            <text:p>0x2E</text:p>
          </table:table-cell>
          <table:table-cell table:formula="of:=&quot;0x&quot;&amp;BASE(MOD(MOD([.$A383];256)+[.D$1];256);16;2)" office:value-type="string" office:string-value="0x71">
            <text:p>0x71</text:p>
          </table:table-cell>
          <table:table-cell table:formula="of:=&quot;0x&quot;&amp;BASE(MOD(MOD([.$A383];256)+[.E$1];256);16;2)" office:value-type="string" office:string-value="0x72">
            <text:p>0x72</text:p>
          </table:table-cell>
          <table:table-cell table:formula="of:=&quot;0x&quot;&amp;BASE(MOD(MOD([.$A383];256)+[.F$1];256);16;2)" office:value-type="string" office:string-value="0x73">
            <text:p>0x73</text:p>
          </table:table-cell>
          <table:table-cell table:formula="of:=&quot;0x&quot;&amp;BASE(MOD(MOD([.$A383];256)+[.G$1];256);16;2)" office:value-type="string" office:string-value="0x74">
            <text:p>0x74</text:p>
          </table:table-cell>
          <table:table-cell table:formula="of:=&quot;0x&quot;&amp;BASE(MOD(MOD([.$A383];256)+[.H$1];256);16;2)" office:value-type="string" office:string-value="0x75">
            <text:p>0x75</text:p>
          </table:table-cell>
          <table:table-cell table:formula="of:=&quot;0x&quot;&amp;BASE(MOD(MOD([.$A383];256)+[.I$1];256);16;2)" office:value-type="string" office:string-value="0x76">
            <text:p>0x76</text:p>
          </table:table-cell>
          <table:table-cell table:formula="of:=&quot;0x&quot;&amp;BASE(MOD(MOD([.$A383];256)+[.J$1];256);16;2)" office:value-type="string" office:string-value="0x77">
            <text:p>0x77</text:p>
          </table:table-cell>
          <table:table-cell table:formula="of:=&quot;- d: [&quot;&amp;[.C383]&amp;&quot;, &quot;&amp;[.D383]&amp;&quot;, &quot;&amp;[.E383]&amp;&quot;, &quot;&amp;[.F383]&amp;&quot;, &quot;&amp;[.G383]&amp;&quot;, &quot;&amp;[.H383]&amp;&quot;, &quot;&amp;[.I383]&amp;&quot;, &quot;&amp;[.J383]&amp;&quot;]#  e: 0#  t: 5&quot;" office:value-type="string" office:string-value="- d: [0x2E, 0x71, 0x72, 0x73, 0x74, 0x75, 0x76, 0x77]#  e: 0#  t: 5">
            <text:p>- d: [0x2E, 0x71, 0x72, 0x73, 0x74, 0x75, 0x76, 0x77]# <text:s/>e: 0# <text:s/>t: 5</text:p>
          </table:table-cell>
        </table:table-row>
        <table:table-row table:style-name="ro1">
          <table:table-cell table:formula="of:=[.A383]+7" office:value-type="float" office:value="2680">
            <text:p>2680</text:p>
          </table:table-cell>
          <table:table-cell table:formula="of:=[.B383]+1" office:value-type="float" office:value="383">
            <text:p>383</text:p>
          </table:table-cell>
          <table:table-cell table:formula="of:=&quot;0x&quot;&amp;BASE(MOD([.B384];16)+32;16)" office:value-type="string" office:string-value="0x2F">
            <text:p>0x2F</text:p>
          </table:table-cell>
          <table:table-cell table:formula="of:=&quot;0x&quot;&amp;BASE(MOD(MOD([.$A384];256)+[.D$1];256);16;2)" office:value-type="string" office:string-value="0x78">
            <text:p>0x78</text:p>
          </table:table-cell>
          <table:table-cell table:formula="of:=&quot;0x&quot;&amp;BASE(MOD(MOD([.$A384];256)+[.E$1];256);16;2)" office:value-type="string" office:string-value="0x79">
            <text:p>0x79</text:p>
          </table:table-cell>
          <table:table-cell table:formula="of:=&quot;0x&quot;&amp;BASE(MOD(MOD([.$A384];256)+[.F$1];256);16;2)" office:value-type="string" office:string-value="0x7A">
            <text:p>0x7A</text:p>
          </table:table-cell>
          <table:table-cell table:formula="of:=&quot;0x&quot;&amp;BASE(MOD(MOD([.$A384];256)+[.G$1];256);16;2)" office:value-type="string" office:string-value="0x7B">
            <text:p>0x7B</text:p>
          </table:table-cell>
          <table:table-cell table:formula="of:=&quot;0x&quot;&amp;BASE(MOD(MOD([.$A384];256)+[.H$1];256);16;2)" office:value-type="string" office:string-value="0x7C">
            <text:p>0x7C</text:p>
          </table:table-cell>
          <table:table-cell table:formula="of:=&quot;0x&quot;&amp;BASE(MOD(MOD([.$A384];256)+[.I$1];256);16;2)" office:value-type="string" office:string-value="0x7D">
            <text:p>0x7D</text:p>
          </table:table-cell>
          <table:table-cell table:formula="of:=&quot;0x&quot;&amp;BASE(MOD(MOD([.$A384];256)+[.J$1];256);16;2)" office:value-type="string" office:string-value="0x7E">
            <text:p>0x7E</text:p>
          </table:table-cell>
          <table:table-cell table:formula="of:=&quot;- d: [&quot;&amp;[.C384]&amp;&quot;, &quot;&amp;[.D384]&amp;&quot;, &quot;&amp;[.E384]&amp;&quot;, &quot;&amp;[.F384]&amp;&quot;, &quot;&amp;[.G384]&amp;&quot;, &quot;&amp;[.H384]&amp;&quot;, &quot;&amp;[.I384]&amp;&quot;, &quot;&amp;[.J384]&amp;&quot;]#  e: 0#  t: 5&quot;" office:value-type="string" office:string-value="- d: [0x2F, 0x78, 0x79, 0x7A, 0x7B, 0x7C, 0x7D, 0x7E]#  e: 0#  t: 5">
            <text:p>- d: [0x2F, 0x78, 0x79, 0x7A, 0x7B, 0x7C, 0x7D, 0x7E]# <text:s/>e: 0# <text:s/>t: 5</text:p>
          </table:table-cell>
        </table:table-row>
        <table:table-row table:style-name="ro1">
          <table:table-cell table:formula="of:=[.A384]+7" office:value-type="float" office:value="2687">
            <text:p>2687</text:p>
          </table:table-cell>
          <table:table-cell table:formula="of:=[.B384]+1" office:value-type="float" office:value="384">
            <text:p>384</text:p>
          </table:table-cell>
          <table:table-cell table:formula="of:=&quot;0x&quot;&amp;BASE(MOD([.B385];16)+32;16)" office:value-type="string" office:string-value="0x20">
            <text:p>0x20</text:p>
          </table:table-cell>
          <table:table-cell table:formula="of:=&quot;0x&quot;&amp;BASE(MOD(MOD([.$A385];256)+[.D$1];256);16;2)" office:value-type="string" office:string-value="0x7F">
            <text:p>0x7F</text:p>
          </table:table-cell>
          <table:table-cell table:formula="of:=&quot;0x&quot;&amp;BASE(MOD(MOD([.$A385];256)+[.E$1];256);16;2)" office:value-type="string" office:string-value="0x80">
            <text:p>0x80</text:p>
          </table:table-cell>
          <table:table-cell table:formula="of:=&quot;0x&quot;&amp;BASE(MOD(MOD([.$A385];256)+[.F$1];256);16;2)" office:value-type="string" office:string-value="0x81">
            <text:p>0x81</text:p>
          </table:table-cell>
          <table:table-cell table:formula="of:=&quot;0x&quot;&amp;BASE(MOD(MOD([.$A385];256)+[.G$1];256);16;2)" office:value-type="string" office:string-value="0x82">
            <text:p>0x82</text:p>
          </table:table-cell>
          <table:table-cell table:formula="of:=&quot;0x&quot;&amp;BASE(MOD(MOD([.$A385];256)+[.H$1];256);16;2)" office:value-type="string" office:string-value="0x83">
            <text:p>0x83</text:p>
          </table:table-cell>
          <table:table-cell table:formula="of:=&quot;0x&quot;&amp;BASE(MOD(MOD([.$A385];256)+[.I$1];256);16;2)" office:value-type="string" office:string-value="0x84">
            <text:p>0x84</text:p>
          </table:table-cell>
          <table:table-cell table:formula="of:=&quot;0x&quot;&amp;BASE(MOD(MOD([.$A385];256)+[.J$1];256);16;2)" office:value-type="string" office:string-value="0x85">
            <text:p>0x85</text:p>
          </table:table-cell>
          <table:table-cell table:formula="of:=&quot;- d: [&quot;&amp;[.C385]&amp;&quot;, &quot;&amp;[.D385]&amp;&quot;, &quot;&amp;[.E385]&amp;&quot;, &quot;&amp;[.F385]&amp;&quot;, &quot;&amp;[.G385]&amp;&quot;, &quot;&amp;[.H385]&amp;&quot;, &quot;&amp;[.I385]&amp;&quot;, &quot;&amp;[.J385]&amp;&quot;]#  e: 0#  t: 5&quot;" office:value-type="string" office:string-value="- d: [0x20, 0x7F, 0x80, 0x81, 0x82, 0x83, 0x84, 0x85]#  e: 0#  t: 5">
            <text:p>- d: [0x20, 0x7F, 0x80, 0x81, 0x82, 0x83, 0x84, 0x85]# <text:s/>e: 0# <text:s/>t: 5</text:p>
          </table:table-cell>
        </table:table-row>
        <table:table-row table:style-name="ro1">
          <table:table-cell table:formula="of:=[.A385]+7" office:value-type="float" office:value="2694">
            <text:p>2694</text:p>
          </table:table-cell>
          <table:table-cell table:formula="of:=[.B385]+1" office:value-type="float" office:value="385">
            <text:p>385</text:p>
          </table:table-cell>
          <table:table-cell table:formula="of:=&quot;0x&quot;&amp;BASE(MOD([.B386];16)+32;16)" office:value-type="string" office:string-value="0x21">
            <text:p>0x21</text:p>
          </table:table-cell>
          <table:table-cell table:formula="of:=&quot;0x&quot;&amp;BASE(MOD(MOD([.$A386];256)+[.D$1];256);16;2)" office:value-type="string" office:string-value="0x86">
            <text:p>0x86</text:p>
          </table:table-cell>
          <table:table-cell table:formula="of:=&quot;0x&quot;&amp;BASE(MOD(MOD([.$A386];256)+[.E$1];256);16;2)" office:value-type="string" office:string-value="0x87">
            <text:p>0x87</text:p>
          </table:table-cell>
          <table:table-cell table:formula="of:=&quot;0x&quot;&amp;BASE(MOD(MOD([.$A386];256)+[.F$1];256);16;2)" office:value-type="string" office:string-value="0x88">
            <text:p>0x88</text:p>
          </table:table-cell>
          <table:table-cell table:formula="of:=&quot;0x&quot;&amp;BASE(MOD(MOD([.$A386];256)+[.G$1];256);16;2)" office:value-type="string" office:string-value="0x89">
            <text:p>0x89</text:p>
          </table:table-cell>
          <table:table-cell table:formula="of:=&quot;0x&quot;&amp;BASE(MOD(MOD([.$A386];256)+[.H$1];256);16;2)" office:value-type="string" office:string-value="0x8A">
            <text:p>0x8A</text:p>
          </table:table-cell>
          <table:table-cell table:formula="of:=&quot;0x&quot;&amp;BASE(MOD(MOD([.$A386];256)+[.I$1];256);16;2)" office:value-type="string" office:string-value="0x8B">
            <text:p>0x8B</text:p>
          </table:table-cell>
          <table:table-cell table:formula="of:=&quot;0x&quot;&amp;BASE(MOD(MOD([.$A386];256)+[.J$1];256);16;2)" office:value-type="string" office:string-value="0x8C">
            <text:p>0x8C</text:p>
          </table:table-cell>
          <table:table-cell table:formula="of:=&quot;- d: [&quot;&amp;[.C386]&amp;&quot;, &quot;&amp;[.D386]&amp;&quot;, &quot;&amp;[.E386]&amp;&quot;, &quot;&amp;[.F386]&amp;&quot;, &quot;&amp;[.G386]&amp;&quot;, &quot;&amp;[.H386]&amp;&quot;, &quot;&amp;[.I386]&amp;&quot;, &quot;&amp;[.J386]&amp;&quot;]#  e: 0#  t: 5&quot;" office:value-type="string" office:string-value="- d: [0x21, 0x86, 0x87, 0x88, 0x89, 0x8A, 0x8B, 0x8C]#  e: 0#  t: 5">
            <text:p>- d: [0x21, 0x86, 0x87, 0x88, 0x89, 0x8A, 0x8B, 0x8C]# <text:s/>e: 0# <text:s/>t: 5</text:p>
          </table:table-cell>
        </table:table-row>
        <table:table-row table:style-name="ro1">
          <table:table-cell table:formula="of:=[.A386]+7" office:value-type="float" office:value="2701">
            <text:p>2701</text:p>
          </table:table-cell>
          <table:table-cell table:formula="of:=[.B386]+1" office:value-type="float" office:value="386">
            <text:p>386</text:p>
          </table:table-cell>
          <table:table-cell table:formula="of:=&quot;0x&quot;&amp;BASE(MOD([.B387];16)+32;16)" office:value-type="string" office:string-value="0x22">
            <text:p>0x22</text:p>
          </table:table-cell>
          <table:table-cell table:formula="of:=&quot;0x&quot;&amp;BASE(MOD(MOD([.$A387];256)+[.D$1];256);16;2)" office:value-type="string" office:string-value="0x8D">
            <text:p>0x8D</text:p>
          </table:table-cell>
          <table:table-cell table:formula="of:=&quot;0x&quot;&amp;BASE(MOD(MOD([.$A387];256)+[.E$1];256);16;2)" office:value-type="string" office:string-value="0x8E">
            <text:p>0x8E</text:p>
          </table:table-cell>
          <table:table-cell table:formula="of:=&quot;0x&quot;&amp;BASE(MOD(MOD([.$A387];256)+[.F$1];256);16;2)" office:value-type="string" office:string-value="0x8F">
            <text:p>0x8F</text:p>
          </table:table-cell>
          <table:table-cell table:formula="of:=&quot;0x&quot;&amp;BASE(MOD(MOD([.$A387];256)+[.G$1];256);16;2)" office:value-type="string" office:string-value="0x90">
            <text:p>0x90</text:p>
          </table:table-cell>
          <table:table-cell table:formula="of:=&quot;0x&quot;&amp;BASE(MOD(MOD([.$A387];256)+[.H$1];256);16;2)" office:value-type="string" office:string-value="0x91">
            <text:p>0x91</text:p>
          </table:table-cell>
          <table:table-cell table:formula="of:=&quot;0x&quot;&amp;BASE(MOD(MOD([.$A387];256)+[.I$1];256);16;2)" office:value-type="string" office:string-value="0x92">
            <text:p>0x92</text:p>
          </table:table-cell>
          <table:table-cell table:formula="of:=&quot;0x&quot;&amp;BASE(MOD(MOD([.$A387];256)+[.J$1];256);16;2)" office:value-type="string" office:string-value="0x93">
            <text:p>0x93</text:p>
          </table:table-cell>
          <table:table-cell table:formula="of:=&quot;- d: [&quot;&amp;[.C387]&amp;&quot;, &quot;&amp;[.D387]&amp;&quot;, &quot;&amp;[.E387]&amp;&quot;, &quot;&amp;[.F387]&amp;&quot;, &quot;&amp;[.G387]&amp;&quot;, &quot;&amp;[.H387]&amp;&quot;, &quot;&amp;[.I387]&amp;&quot;, &quot;&amp;[.J387]&amp;&quot;]#  e: 0#  t: 5&quot;" office:value-type="string" office:string-value="- d: [0x22, 0x8D, 0x8E, 0x8F, 0x90, 0x91, 0x92, 0x93]#  e: 0#  t: 5">
            <text:p>- d: [0x22, 0x8D, 0x8E, 0x8F, 0x90, 0x91, 0x92, 0x93]# <text:s/>e: 0# <text:s/>t: 5</text:p>
          </table:table-cell>
        </table:table-row>
        <table:table-row table:style-name="ro1">
          <table:table-cell table:formula="of:=[.A387]+7" office:value-type="float" office:value="2708">
            <text:p>2708</text:p>
          </table:table-cell>
          <table:table-cell table:formula="of:=[.B387]+1" office:value-type="float" office:value="387">
            <text:p>387</text:p>
          </table:table-cell>
          <table:table-cell table:formula="of:=&quot;0x&quot;&amp;BASE(MOD([.B388];16)+32;16)" office:value-type="string" office:string-value="0x23">
            <text:p>0x23</text:p>
          </table:table-cell>
          <table:table-cell table:formula="of:=&quot;0x&quot;&amp;BASE(MOD(MOD([.$A388];256)+[.D$1];256);16;2)" office:value-type="string" office:string-value="0x94">
            <text:p>0x94</text:p>
          </table:table-cell>
          <table:table-cell table:formula="of:=&quot;0x&quot;&amp;BASE(MOD(MOD([.$A388];256)+[.E$1];256);16;2)" office:value-type="string" office:string-value="0x95">
            <text:p>0x95</text:p>
          </table:table-cell>
          <table:table-cell table:formula="of:=&quot;0x&quot;&amp;BASE(MOD(MOD([.$A388];256)+[.F$1];256);16;2)" office:value-type="string" office:string-value="0x96">
            <text:p>0x96</text:p>
          </table:table-cell>
          <table:table-cell table:formula="of:=&quot;0x&quot;&amp;BASE(MOD(MOD([.$A388];256)+[.G$1];256);16;2)" office:value-type="string" office:string-value="0x97">
            <text:p>0x97</text:p>
          </table:table-cell>
          <table:table-cell table:formula="of:=&quot;0x&quot;&amp;BASE(MOD(MOD([.$A388];256)+[.H$1];256);16;2)" office:value-type="string" office:string-value="0x98">
            <text:p>0x98</text:p>
          </table:table-cell>
          <table:table-cell table:formula="of:=&quot;0x&quot;&amp;BASE(MOD(MOD([.$A388];256)+[.I$1];256);16;2)" office:value-type="string" office:string-value="0x99">
            <text:p>0x99</text:p>
          </table:table-cell>
          <table:table-cell table:formula="of:=&quot;0x&quot;&amp;BASE(MOD(MOD([.$A388];256)+[.J$1];256);16;2)" office:value-type="string" office:string-value="0x9A">
            <text:p>0x9A</text:p>
          </table:table-cell>
          <table:table-cell table:formula="of:=&quot;- d: [&quot;&amp;[.C388]&amp;&quot;, &quot;&amp;[.D388]&amp;&quot;, &quot;&amp;[.E388]&amp;&quot;, &quot;&amp;[.F388]&amp;&quot;, &quot;&amp;[.G388]&amp;&quot;, &quot;&amp;[.H388]&amp;&quot;, &quot;&amp;[.I388]&amp;&quot;, &quot;&amp;[.J388]&amp;&quot;]#  e: 0#  t: 5&quot;" office:value-type="string" office:string-value="- d: [0x23, 0x94, 0x95, 0x96, 0x97, 0x98, 0x99, 0x9A]#  e: 0#  t: 5">
            <text:p>- d: [0x23, 0x94, 0x95, 0x96, 0x97, 0x98, 0x99, 0x9A]# <text:s/>e: 0# <text:s/>t: 5</text:p>
          </table:table-cell>
        </table:table-row>
        <table:table-row table:style-name="ro1">
          <table:table-cell table:formula="of:=[.A388]+7" office:value-type="float" office:value="2715">
            <text:p>2715</text:p>
          </table:table-cell>
          <table:table-cell table:formula="of:=[.B388]+1" office:value-type="float" office:value="388">
            <text:p>388</text:p>
          </table:table-cell>
          <table:table-cell table:formula="of:=&quot;0x&quot;&amp;BASE(MOD([.B389];16)+32;16)" office:value-type="string" office:string-value="0x24">
            <text:p>0x24</text:p>
          </table:table-cell>
          <table:table-cell table:formula="of:=&quot;0x&quot;&amp;BASE(MOD(MOD([.$A389];256)+[.D$1];256);16;2)" office:value-type="string" office:string-value="0x9B">
            <text:p>0x9B</text:p>
          </table:table-cell>
          <table:table-cell table:formula="of:=&quot;0x&quot;&amp;BASE(MOD(MOD([.$A389];256)+[.E$1];256);16;2)" office:value-type="string" office:string-value="0x9C">
            <text:p>0x9C</text:p>
          </table:table-cell>
          <table:table-cell table:formula="of:=&quot;0x&quot;&amp;BASE(MOD(MOD([.$A389];256)+[.F$1];256);16;2)" office:value-type="string" office:string-value="0x9D">
            <text:p>0x9D</text:p>
          </table:table-cell>
          <table:table-cell table:formula="of:=&quot;0x&quot;&amp;BASE(MOD(MOD([.$A389];256)+[.G$1];256);16;2)" office:value-type="string" office:string-value="0x9E">
            <text:p>0x9E</text:p>
          </table:table-cell>
          <table:table-cell table:formula="of:=&quot;0x&quot;&amp;BASE(MOD(MOD([.$A389];256)+[.H$1];256);16;2)" office:value-type="string" office:string-value="0x9F">
            <text:p>0x9F</text:p>
          </table:table-cell>
          <table:table-cell table:formula="of:=&quot;0x&quot;&amp;BASE(MOD(MOD([.$A389];256)+[.I$1];256);16;2)" office:value-type="string" office:string-value="0xA0">
            <text:p>0xA0</text:p>
          </table:table-cell>
          <table:table-cell table:formula="of:=&quot;0x&quot;&amp;BASE(MOD(MOD([.$A389];256)+[.J$1];256);16;2)" office:value-type="string" office:string-value="0xA1">
            <text:p>0xA1</text:p>
          </table:table-cell>
          <table:table-cell table:formula="of:=&quot;- d: [&quot;&amp;[.C389]&amp;&quot;, &quot;&amp;[.D389]&amp;&quot;, &quot;&amp;[.E389]&amp;&quot;, &quot;&amp;[.F389]&amp;&quot;, &quot;&amp;[.G389]&amp;&quot;, &quot;&amp;[.H389]&amp;&quot;, &quot;&amp;[.I389]&amp;&quot;, &quot;&amp;[.J389]&amp;&quot;]#  e: 0#  t: 5&quot;" office:value-type="string" office:string-value="- d: [0x24, 0x9B, 0x9C, 0x9D, 0x9E, 0x9F, 0xA0, 0xA1]#  e: 0#  t: 5">
            <text:p>- d: [0x24, 0x9B, 0x9C, 0x9D, 0x9E, 0x9F, 0xA0, 0xA1]# <text:s/>e: 0# <text:s/>t: 5</text:p>
          </table:table-cell>
        </table:table-row>
        <table:table-row table:style-name="ro1">
          <table:table-cell table:formula="of:=[.A389]+7" office:value-type="float" office:value="2722">
            <text:p>2722</text:p>
          </table:table-cell>
          <table:table-cell table:formula="of:=[.B389]+1" office:value-type="float" office:value="389">
            <text:p>389</text:p>
          </table:table-cell>
          <table:table-cell table:formula="of:=&quot;0x&quot;&amp;BASE(MOD([.B390];16)+32;16)" office:value-type="string" office:string-value="0x25">
            <text:p>0x25</text:p>
          </table:table-cell>
          <table:table-cell table:formula="of:=&quot;0x&quot;&amp;BASE(MOD(MOD([.$A390];256)+[.D$1];256);16;2)" office:value-type="string" office:string-value="0xA2">
            <text:p>0xA2</text:p>
          </table:table-cell>
          <table:table-cell table:formula="of:=&quot;0x&quot;&amp;BASE(MOD(MOD([.$A390];256)+[.E$1];256);16;2)" office:value-type="string" office:string-value="0xA3">
            <text:p>0xA3</text:p>
          </table:table-cell>
          <table:table-cell table:formula="of:=&quot;0x&quot;&amp;BASE(MOD(MOD([.$A390];256)+[.F$1];256);16;2)" office:value-type="string" office:string-value="0xA4">
            <text:p>0xA4</text:p>
          </table:table-cell>
          <table:table-cell table:formula="of:=&quot;0x&quot;&amp;BASE(MOD(MOD([.$A390];256)+[.G$1];256);16;2)" office:value-type="string" office:string-value="0xA5">
            <text:p>0xA5</text:p>
          </table:table-cell>
          <table:table-cell table:formula="of:=&quot;0x&quot;&amp;BASE(MOD(MOD([.$A390];256)+[.H$1];256);16;2)" office:value-type="string" office:string-value="0xA6">
            <text:p>0xA6</text:p>
          </table:table-cell>
          <table:table-cell table:formula="of:=&quot;0x&quot;&amp;BASE(MOD(MOD([.$A390];256)+[.I$1];256);16;2)" office:value-type="string" office:string-value="0xA7">
            <text:p>0xA7</text:p>
          </table:table-cell>
          <table:table-cell table:formula="of:=&quot;0x&quot;&amp;BASE(MOD(MOD([.$A390];256)+[.J$1];256);16;2)" office:value-type="string" office:string-value="0xA8">
            <text:p>0xA8</text:p>
          </table:table-cell>
          <table:table-cell table:formula="of:=&quot;- d: [&quot;&amp;[.C390]&amp;&quot;, &quot;&amp;[.D390]&amp;&quot;, &quot;&amp;[.E390]&amp;&quot;, &quot;&amp;[.F390]&amp;&quot;, &quot;&amp;[.G390]&amp;&quot;, &quot;&amp;[.H390]&amp;&quot;, &quot;&amp;[.I390]&amp;&quot;, &quot;&amp;[.J390]&amp;&quot;]#  e: 0#  t: 5&quot;" office:value-type="string" office:string-value="- d: [0x25, 0xA2, 0xA3, 0xA4, 0xA5, 0xA6, 0xA7, 0xA8]#  e: 0#  t: 5">
            <text:p>- d: [0x25, 0xA2, 0xA3, 0xA4, 0xA5, 0xA6, 0xA7, 0xA8]# <text:s/>e: 0# <text:s/>t: 5</text:p>
          </table:table-cell>
        </table:table-row>
        <table:table-row table:style-name="ro1">
          <table:table-cell table:formula="of:=[.A390]+7" office:value-type="float" office:value="2729">
            <text:p>2729</text:p>
          </table:table-cell>
          <table:table-cell table:formula="of:=[.B390]+1" office:value-type="float" office:value="390">
            <text:p>390</text:p>
          </table:table-cell>
          <table:table-cell table:formula="of:=&quot;0x&quot;&amp;BASE(MOD([.B391];16)+32;16)" office:value-type="string" office:string-value="0x26">
            <text:p>0x26</text:p>
          </table:table-cell>
          <table:table-cell table:formula="of:=&quot;0x&quot;&amp;BASE(MOD(MOD([.$A391];256)+[.D$1];256);16;2)" office:value-type="string" office:string-value="0xA9">
            <text:p>0xA9</text:p>
          </table:table-cell>
          <table:table-cell table:formula="of:=&quot;0x&quot;&amp;BASE(MOD(MOD([.$A391];256)+[.E$1];256);16;2)" office:value-type="string" office:string-value="0xAA">
            <text:p>0xAA</text:p>
          </table:table-cell>
          <table:table-cell table:formula="of:=&quot;0x&quot;&amp;BASE(MOD(MOD([.$A391];256)+[.F$1];256);16;2)" office:value-type="string" office:string-value="0xAB">
            <text:p>0xAB</text:p>
          </table:table-cell>
          <table:table-cell table:formula="of:=&quot;0x&quot;&amp;BASE(MOD(MOD([.$A391];256)+[.G$1];256);16;2)" office:value-type="string" office:string-value="0xAC">
            <text:p>0xAC</text:p>
          </table:table-cell>
          <table:table-cell table:formula="of:=&quot;0x&quot;&amp;BASE(MOD(MOD([.$A391];256)+[.H$1];256);16;2)" office:value-type="string" office:string-value="0xAD">
            <text:p>0xAD</text:p>
          </table:table-cell>
          <table:table-cell table:formula="of:=&quot;0x&quot;&amp;BASE(MOD(MOD([.$A391];256)+[.I$1];256);16;2)" office:value-type="string" office:string-value="0xAE">
            <text:p>0xAE</text:p>
          </table:table-cell>
          <table:table-cell table:formula="of:=&quot;0x&quot;&amp;BASE(MOD(MOD([.$A391];256)+[.J$1];256);16;2)" office:value-type="string" office:string-value="0xAF">
            <text:p>0xAF</text:p>
          </table:table-cell>
          <table:table-cell table:formula="of:=&quot;- d: [&quot;&amp;[.C391]&amp;&quot;, &quot;&amp;[.D391]&amp;&quot;, &quot;&amp;[.E391]&amp;&quot;, &quot;&amp;[.F391]&amp;&quot;, &quot;&amp;[.G391]&amp;&quot;, &quot;&amp;[.H391]&amp;&quot;, &quot;&amp;[.I391]&amp;&quot;, &quot;&amp;[.J391]&amp;&quot;]#  e: 0#  t: 5&quot;" office:value-type="string" office:string-value="- d: [0x26, 0xA9, 0xAA, 0xAB, 0xAC, 0xAD, 0xAE, 0xAF]#  e: 0#  t: 5">
            <text:p>- d: [0x26, 0xA9, 0xAA, 0xAB, 0xAC, 0xAD, 0xAE, 0xAF]# <text:s/>e: 0# <text:s/>t: 5</text:p>
          </table:table-cell>
        </table:table-row>
        <table:table-row table:style-name="ro1">
          <table:table-cell table:formula="of:=[.A391]+7" office:value-type="float" office:value="2736">
            <text:p>2736</text:p>
          </table:table-cell>
          <table:table-cell table:formula="of:=[.B391]+1" office:value-type="float" office:value="391">
            <text:p>391</text:p>
          </table:table-cell>
          <table:table-cell table:formula="of:=&quot;0x&quot;&amp;BASE(MOD([.B392];16)+32;16)" office:value-type="string" office:string-value="0x27">
            <text:p>0x27</text:p>
          </table:table-cell>
          <table:table-cell table:formula="of:=&quot;0x&quot;&amp;BASE(MOD(MOD([.$A392];256)+[.D$1];256);16;2)" office:value-type="string" office:string-value="0xB0">
            <text:p>0xB0</text:p>
          </table:table-cell>
          <table:table-cell table:formula="of:=&quot;0x&quot;&amp;BASE(MOD(MOD([.$A392];256)+[.E$1];256);16;2)" office:value-type="string" office:string-value="0xB1">
            <text:p>0xB1</text:p>
          </table:table-cell>
          <table:table-cell table:formula="of:=&quot;0x&quot;&amp;BASE(MOD(MOD([.$A392];256)+[.F$1];256);16;2)" office:value-type="string" office:string-value="0xB2">
            <text:p>0xB2</text:p>
          </table:table-cell>
          <table:table-cell table:formula="of:=&quot;0x&quot;&amp;BASE(MOD(MOD([.$A392];256)+[.G$1];256);16;2)" office:value-type="string" office:string-value="0xB3">
            <text:p>0xB3</text:p>
          </table:table-cell>
          <table:table-cell table:formula="of:=&quot;0x&quot;&amp;BASE(MOD(MOD([.$A392];256)+[.H$1];256);16;2)" office:value-type="string" office:string-value="0xB4">
            <text:p>0xB4</text:p>
          </table:table-cell>
          <table:table-cell table:formula="of:=&quot;0x&quot;&amp;BASE(MOD(MOD([.$A392];256)+[.I$1];256);16;2)" office:value-type="string" office:string-value="0xB5">
            <text:p>0xB5</text:p>
          </table:table-cell>
          <table:table-cell table:formula="of:=&quot;0x&quot;&amp;BASE(MOD(MOD([.$A392];256)+[.J$1];256);16;2)" office:value-type="string" office:string-value="0xB6">
            <text:p>0xB6</text:p>
          </table:table-cell>
          <table:table-cell table:formula="of:=&quot;- d: [&quot;&amp;[.C392]&amp;&quot;, &quot;&amp;[.D392]&amp;&quot;, &quot;&amp;[.E392]&amp;&quot;, &quot;&amp;[.F392]&amp;&quot;, &quot;&amp;[.G392]&amp;&quot;, &quot;&amp;[.H392]&amp;&quot;, &quot;&amp;[.I392]&amp;&quot;, &quot;&amp;[.J392]&amp;&quot;]#  e: 0#  t: 5&quot;" office:value-type="string" office:string-value="- d: [0x27, 0xB0, 0xB1, 0xB2, 0xB3, 0xB4, 0xB5, 0xB6]#  e: 0#  t: 5">
            <text:p>- d: [0x27, 0xB0, 0xB1, 0xB2, 0xB3, 0xB4, 0xB5, 0xB6]# <text:s/>e: 0# <text:s/>t: 5</text:p>
          </table:table-cell>
        </table:table-row>
        <table:table-row table:style-name="ro1">
          <table:table-cell table:formula="of:=[.A392]+7" office:value-type="float" office:value="2743">
            <text:p>2743</text:p>
          </table:table-cell>
          <table:table-cell table:formula="of:=[.B392]+1" office:value-type="float" office:value="392">
            <text:p>392</text:p>
          </table:table-cell>
          <table:table-cell table:formula="of:=&quot;0x&quot;&amp;BASE(MOD([.B393];16)+32;16)" office:value-type="string" office:string-value="0x28">
            <text:p>0x28</text:p>
          </table:table-cell>
          <table:table-cell table:formula="of:=&quot;0x&quot;&amp;BASE(MOD(MOD([.$A393];256)+[.D$1];256);16;2)" office:value-type="string" office:string-value="0xB7">
            <text:p>0xB7</text:p>
          </table:table-cell>
          <table:table-cell table:formula="of:=&quot;0x&quot;&amp;BASE(MOD(MOD([.$A393];256)+[.E$1];256);16;2)" office:value-type="string" office:string-value="0xB8">
            <text:p>0xB8</text:p>
          </table:table-cell>
          <table:table-cell table:formula="of:=&quot;0x&quot;&amp;BASE(MOD(MOD([.$A393];256)+[.F$1];256);16;2)" office:value-type="string" office:string-value="0xB9">
            <text:p>0xB9</text:p>
          </table:table-cell>
          <table:table-cell table:formula="of:=&quot;0x&quot;&amp;BASE(MOD(MOD([.$A393];256)+[.G$1];256);16;2)" office:value-type="string" office:string-value="0xBA">
            <text:p>0xBA</text:p>
          </table:table-cell>
          <table:table-cell table:formula="of:=&quot;0x&quot;&amp;BASE(MOD(MOD([.$A393];256)+[.H$1];256);16;2)" office:value-type="string" office:string-value="0xBB">
            <text:p>0xBB</text:p>
          </table:table-cell>
          <table:table-cell table:formula="of:=&quot;0x&quot;&amp;BASE(MOD(MOD([.$A393];256)+[.I$1];256);16;2)" office:value-type="string" office:string-value="0xBC">
            <text:p>0xBC</text:p>
          </table:table-cell>
          <table:table-cell table:formula="of:=&quot;0x&quot;&amp;BASE(MOD(MOD([.$A393];256)+[.J$1];256);16;2)" office:value-type="string" office:string-value="0xBD">
            <text:p>0xBD</text:p>
          </table:table-cell>
          <table:table-cell table:formula="of:=&quot;- d: [&quot;&amp;[.C393]&amp;&quot;, &quot;&amp;[.D393]&amp;&quot;, &quot;&amp;[.E393]&amp;&quot;, &quot;&amp;[.F393]&amp;&quot;, &quot;&amp;[.G393]&amp;&quot;, &quot;&amp;[.H393]&amp;&quot;, &quot;&amp;[.I393]&amp;&quot;, &quot;&amp;[.J393]&amp;&quot;]#  e: 0#  t: 5&quot;" office:value-type="string" office:string-value="- d: [0x28, 0xB7, 0xB8, 0xB9, 0xBA, 0xBB, 0xBC, 0xBD]#  e: 0#  t: 5">
            <text:p>- d: [0x28, 0xB7, 0xB8, 0xB9, 0xBA, 0xBB, 0xBC, 0xBD]# <text:s/>e: 0# <text:s/>t: 5</text:p>
          </table:table-cell>
        </table:table-row>
        <table:table-row table:style-name="ro1">
          <table:table-cell table:formula="of:=[.A393]+7" office:value-type="float" office:value="2750">
            <text:p>2750</text:p>
          </table:table-cell>
          <table:table-cell table:formula="of:=[.B393]+1" office:value-type="float" office:value="393">
            <text:p>393</text:p>
          </table:table-cell>
          <table:table-cell table:formula="of:=&quot;0x&quot;&amp;BASE(MOD([.B394];16)+32;16)" office:value-type="string" office:string-value="0x29">
            <text:p>0x29</text:p>
          </table:table-cell>
          <table:table-cell table:formula="of:=&quot;0x&quot;&amp;BASE(MOD(MOD([.$A394];256)+[.D$1];256);16;2)" office:value-type="string" office:string-value="0xBE">
            <text:p>0xBE</text:p>
          </table:table-cell>
          <table:table-cell table:formula="of:=&quot;0x&quot;&amp;BASE(MOD(MOD([.$A394];256)+[.E$1];256);16;2)" office:value-type="string" office:string-value="0xBF">
            <text:p>0xBF</text:p>
          </table:table-cell>
          <table:table-cell table:formula="of:=&quot;0x&quot;&amp;BASE(MOD(MOD([.$A394];256)+[.F$1];256);16;2)" office:value-type="string" office:string-value="0xC0">
            <text:p>0xC0</text:p>
          </table:table-cell>
          <table:table-cell table:formula="of:=&quot;0x&quot;&amp;BASE(MOD(MOD([.$A394];256)+[.G$1];256);16;2)" office:value-type="string" office:string-value="0xC1">
            <text:p>0xC1</text:p>
          </table:table-cell>
          <table:table-cell table:formula="of:=&quot;0x&quot;&amp;BASE(MOD(MOD([.$A394];256)+[.H$1];256);16;2)" office:value-type="string" office:string-value="0xC2">
            <text:p>0xC2</text:p>
          </table:table-cell>
          <table:table-cell table:formula="of:=&quot;0x&quot;&amp;BASE(MOD(MOD([.$A394];256)+[.I$1];256);16;2)" office:value-type="string" office:string-value="0xC3">
            <text:p>0xC3</text:p>
          </table:table-cell>
          <table:table-cell table:formula="of:=&quot;0x&quot;&amp;BASE(MOD(MOD([.$A394];256)+[.J$1];256);16;2)" office:value-type="string" office:string-value="0xC4">
            <text:p>0xC4</text:p>
          </table:table-cell>
          <table:table-cell table:formula="of:=&quot;- d: [&quot;&amp;[.C394]&amp;&quot;, &quot;&amp;[.D394]&amp;&quot;, &quot;&amp;[.E394]&amp;&quot;, &quot;&amp;[.F394]&amp;&quot;, &quot;&amp;[.G394]&amp;&quot;, &quot;&amp;[.H394]&amp;&quot;, &quot;&amp;[.I394]&amp;&quot;, &quot;&amp;[.J394]&amp;&quot;]#  e: 0#  t: 5&quot;" office:value-type="string" office:string-value="- d: [0x29, 0xBE, 0xBF, 0xC0, 0xC1, 0xC2, 0xC3, 0xC4]#  e: 0#  t: 5">
            <text:p>- d: [0x29, 0xBE, 0xBF, 0xC0, 0xC1, 0xC2, 0xC3, 0xC4]# <text:s/>e: 0# <text:s/>t: 5</text:p>
          </table:table-cell>
        </table:table-row>
        <table:table-row table:style-name="ro1">
          <table:table-cell table:formula="of:=[.A394]+7" office:value-type="float" office:value="2757">
            <text:p>2757</text:p>
          </table:table-cell>
          <table:table-cell table:formula="of:=[.B394]+1" office:value-type="float" office:value="394">
            <text:p>394</text:p>
          </table:table-cell>
          <table:table-cell table:formula="of:=&quot;0x&quot;&amp;BASE(MOD([.B395];16)+32;16)" office:value-type="string" office:string-value="0x2A">
            <text:p>0x2A</text:p>
          </table:table-cell>
          <table:table-cell table:formula="of:=&quot;0x&quot;&amp;BASE(MOD(MOD([.$A395];256)+[.D$1];256);16;2)" office:value-type="string" office:string-value="0xC5">
            <text:p>0xC5</text:p>
          </table:table-cell>
          <table:table-cell table:formula="of:=&quot;0x&quot;&amp;BASE(MOD(MOD([.$A395];256)+[.E$1];256);16;2)" office:value-type="string" office:string-value="0xC6">
            <text:p>0xC6</text:p>
          </table:table-cell>
          <table:table-cell table:formula="of:=&quot;0x&quot;&amp;BASE(MOD(MOD([.$A395];256)+[.F$1];256);16;2)" office:value-type="string" office:string-value="0xC7">
            <text:p>0xC7</text:p>
          </table:table-cell>
          <table:table-cell table:formula="of:=&quot;0x&quot;&amp;BASE(MOD(MOD([.$A395];256)+[.G$1];256);16;2)" office:value-type="string" office:string-value="0xC8">
            <text:p>0xC8</text:p>
          </table:table-cell>
          <table:table-cell table:formula="of:=&quot;0x&quot;&amp;BASE(MOD(MOD([.$A395];256)+[.H$1];256);16;2)" office:value-type="string" office:string-value="0xC9">
            <text:p>0xC9</text:p>
          </table:table-cell>
          <table:table-cell table:formula="of:=&quot;0x&quot;&amp;BASE(MOD(MOD([.$A395];256)+[.I$1];256);16;2)" office:value-type="string" office:string-value="0xCA">
            <text:p>0xCA</text:p>
          </table:table-cell>
          <table:table-cell table:formula="of:=&quot;0x&quot;&amp;BASE(MOD(MOD([.$A395];256)+[.J$1];256);16;2)" office:value-type="string" office:string-value="0xCB">
            <text:p>0xCB</text:p>
          </table:table-cell>
          <table:table-cell table:formula="of:=&quot;- d: [&quot;&amp;[.C395]&amp;&quot;, &quot;&amp;[.D395]&amp;&quot;, &quot;&amp;[.E395]&amp;&quot;, &quot;&amp;[.F395]&amp;&quot;, &quot;&amp;[.G395]&amp;&quot;, &quot;&amp;[.H395]&amp;&quot;, &quot;&amp;[.I395]&amp;&quot;, &quot;&amp;[.J395]&amp;&quot;]#  e: 0#  t: 5&quot;" office:value-type="string" office:string-value="- d: [0x2A, 0xC5, 0xC6, 0xC7, 0xC8, 0xC9, 0xCA, 0xCB]#  e: 0#  t: 5">
            <text:p>- d: [0x2A, 0xC5, 0xC6, 0xC7, 0xC8, 0xC9, 0xCA, 0xCB]# <text:s/>e: 0# <text:s/>t: 5</text:p>
          </table:table-cell>
        </table:table-row>
        <table:table-row table:style-name="ro1">
          <table:table-cell table:formula="of:=[.A395]+7" office:value-type="float" office:value="2764">
            <text:p>2764</text:p>
          </table:table-cell>
          <table:table-cell table:formula="of:=[.B395]+1" office:value-type="float" office:value="395">
            <text:p>395</text:p>
          </table:table-cell>
          <table:table-cell table:formula="of:=&quot;0x&quot;&amp;BASE(MOD([.B396];16)+32;16)" office:value-type="string" office:string-value="0x2B">
            <text:p>0x2B</text:p>
          </table:table-cell>
          <table:table-cell table:formula="of:=&quot;0x&quot;&amp;BASE(MOD(MOD([.$A396];256)+[.D$1];256);16;2)" office:value-type="string" office:string-value="0xCC">
            <text:p>0xCC</text:p>
          </table:table-cell>
          <table:table-cell table:formula="of:=&quot;0x&quot;&amp;BASE(MOD(MOD([.$A396];256)+[.E$1];256);16;2)" office:value-type="string" office:string-value="0xCD">
            <text:p>0xCD</text:p>
          </table:table-cell>
          <table:table-cell table:formula="of:=&quot;0x&quot;&amp;BASE(MOD(MOD([.$A396];256)+[.F$1];256);16;2)" office:value-type="string" office:string-value="0xCE">
            <text:p>0xCE</text:p>
          </table:table-cell>
          <table:table-cell table:formula="of:=&quot;0x&quot;&amp;BASE(MOD(MOD([.$A396];256)+[.G$1];256);16;2)" office:value-type="string" office:string-value="0xCF">
            <text:p>0xCF</text:p>
          </table:table-cell>
          <table:table-cell table:formula="of:=&quot;0x&quot;&amp;BASE(MOD(MOD([.$A396];256)+[.H$1];256);16;2)" office:value-type="string" office:string-value="0xD0">
            <text:p>0xD0</text:p>
          </table:table-cell>
          <table:table-cell table:formula="of:=&quot;0x&quot;&amp;BASE(MOD(MOD([.$A396];256)+[.I$1];256);16;2)" office:value-type="string" office:string-value="0xD1">
            <text:p>0xD1</text:p>
          </table:table-cell>
          <table:table-cell table:formula="of:=&quot;0x&quot;&amp;BASE(MOD(MOD([.$A396];256)+[.J$1];256);16;2)" office:value-type="string" office:string-value="0xD2">
            <text:p>0xD2</text:p>
          </table:table-cell>
          <table:table-cell table:formula="of:=&quot;- d: [&quot;&amp;[.C396]&amp;&quot;, &quot;&amp;[.D396]&amp;&quot;, &quot;&amp;[.E396]&amp;&quot;, &quot;&amp;[.F396]&amp;&quot;, &quot;&amp;[.G396]&amp;&quot;, &quot;&amp;[.H396]&amp;&quot;, &quot;&amp;[.I396]&amp;&quot;, &quot;&amp;[.J396]&amp;&quot;]#  e: 0#  t: 5&quot;" office:value-type="string" office:string-value="- d: [0x2B, 0xCC, 0xCD, 0xCE, 0xCF, 0xD0, 0xD1, 0xD2]#  e: 0#  t: 5">
            <text:p>- d: [0x2B, 0xCC, 0xCD, 0xCE, 0xCF, 0xD0, 0xD1, 0xD2]# <text:s/>e: 0# <text:s/>t: 5</text:p>
          </table:table-cell>
        </table:table-row>
        <table:table-row table:style-name="ro1">
          <table:table-cell table:formula="of:=[.A396]+7" office:value-type="float" office:value="2771">
            <text:p>2771</text:p>
          </table:table-cell>
          <table:table-cell table:formula="of:=[.B396]+1" office:value-type="float" office:value="396">
            <text:p>396</text:p>
          </table:table-cell>
          <table:table-cell table:formula="of:=&quot;0x&quot;&amp;BASE(MOD([.B397];16)+32;16)" office:value-type="string" office:string-value="0x2C">
            <text:p>0x2C</text:p>
          </table:table-cell>
          <table:table-cell table:formula="of:=&quot;0x&quot;&amp;BASE(MOD(MOD([.$A397];256)+[.D$1];256);16;2)" office:value-type="string" office:string-value="0xD3">
            <text:p>0xD3</text:p>
          </table:table-cell>
          <table:table-cell table:formula="of:=&quot;0x&quot;&amp;BASE(MOD(MOD([.$A397];256)+[.E$1];256);16;2)" office:value-type="string" office:string-value="0xD4">
            <text:p>0xD4</text:p>
          </table:table-cell>
          <table:table-cell table:formula="of:=&quot;0x&quot;&amp;BASE(MOD(MOD([.$A397];256)+[.F$1];256);16;2)" office:value-type="string" office:string-value="0xD5">
            <text:p>0xD5</text:p>
          </table:table-cell>
          <table:table-cell table:formula="of:=&quot;0x&quot;&amp;BASE(MOD(MOD([.$A397];256)+[.G$1];256);16;2)" office:value-type="string" office:string-value="0xD6">
            <text:p>0xD6</text:p>
          </table:table-cell>
          <table:table-cell table:formula="of:=&quot;0x&quot;&amp;BASE(MOD(MOD([.$A397];256)+[.H$1];256);16;2)" office:value-type="string" office:string-value="0xD7">
            <text:p>0xD7</text:p>
          </table:table-cell>
          <table:table-cell table:formula="of:=&quot;0x&quot;&amp;BASE(MOD(MOD([.$A397];256)+[.I$1];256);16;2)" office:value-type="string" office:string-value="0xD8">
            <text:p>0xD8</text:p>
          </table:table-cell>
          <table:table-cell table:formula="of:=&quot;0x&quot;&amp;BASE(MOD(MOD([.$A397];256)+[.J$1];256);16;2)" office:value-type="string" office:string-value="0xD9">
            <text:p>0xD9</text:p>
          </table:table-cell>
          <table:table-cell table:formula="of:=&quot;- d: [&quot;&amp;[.C397]&amp;&quot;, &quot;&amp;[.D397]&amp;&quot;, &quot;&amp;[.E397]&amp;&quot;, &quot;&amp;[.F397]&amp;&quot;, &quot;&amp;[.G397]&amp;&quot;, &quot;&amp;[.H397]&amp;&quot;, &quot;&amp;[.I397]&amp;&quot;, &quot;&amp;[.J397]&amp;&quot;]#  e: 0#  t: 5&quot;" office:value-type="string" office:string-value="- d: [0x2C, 0xD3, 0xD4, 0xD5, 0xD6, 0xD7, 0xD8, 0xD9]#  e: 0#  t: 5">
            <text:p>- d: [0x2C, 0xD3, 0xD4, 0xD5, 0xD6, 0xD7, 0xD8, 0xD9]# <text:s/>e: 0# <text:s/>t: 5</text:p>
          </table:table-cell>
        </table:table-row>
        <table:table-row table:style-name="ro1">
          <table:table-cell table:formula="of:=[.A397]+7" office:value-type="float" office:value="2778">
            <text:p>2778</text:p>
          </table:table-cell>
          <table:table-cell table:formula="of:=[.B397]+1" office:value-type="float" office:value="397">
            <text:p>397</text:p>
          </table:table-cell>
          <table:table-cell table:formula="of:=&quot;0x&quot;&amp;BASE(MOD([.B398];16)+32;16)" office:value-type="string" office:string-value="0x2D">
            <text:p>0x2D</text:p>
          </table:table-cell>
          <table:table-cell table:formula="of:=&quot;0x&quot;&amp;BASE(MOD(MOD([.$A398];256)+[.D$1];256);16;2)" office:value-type="string" office:string-value="0xDA">
            <text:p>0xDA</text:p>
          </table:table-cell>
          <table:table-cell table:formula="of:=&quot;0x&quot;&amp;BASE(MOD(MOD([.$A398];256)+[.E$1];256);16;2)" office:value-type="string" office:string-value="0xDB">
            <text:p>0xDB</text:p>
          </table:table-cell>
          <table:table-cell table:formula="of:=&quot;0x&quot;&amp;BASE(MOD(MOD([.$A398];256)+[.F$1];256);16;2)" office:value-type="string" office:string-value="0xDC">
            <text:p>0xDC</text:p>
          </table:table-cell>
          <table:table-cell table:formula="of:=&quot;0x&quot;&amp;BASE(MOD(MOD([.$A398];256)+[.G$1];256);16;2)" office:value-type="string" office:string-value="0xDD">
            <text:p>0xDD</text:p>
          </table:table-cell>
          <table:table-cell table:formula="of:=&quot;0x&quot;&amp;BASE(MOD(MOD([.$A398];256)+[.H$1];256);16;2)" office:value-type="string" office:string-value="0xDE">
            <text:p>0xDE</text:p>
          </table:table-cell>
          <table:table-cell table:formula="of:=&quot;0x&quot;&amp;BASE(MOD(MOD([.$A398];256)+[.I$1];256);16;2)" office:value-type="string" office:string-value="0xDF">
            <text:p>0xDF</text:p>
          </table:table-cell>
          <table:table-cell table:formula="of:=&quot;0x&quot;&amp;BASE(MOD(MOD([.$A398];256)+[.J$1];256);16;2)" office:value-type="string" office:string-value="0xE0">
            <text:p>0xE0</text:p>
          </table:table-cell>
          <table:table-cell table:formula="of:=&quot;- d: [&quot;&amp;[.C398]&amp;&quot;, &quot;&amp;[.D398]&amp;&quot;, &quot;&amp;[.E398]&amp;&quot;, &quot;&amp;[.F398]&amp;&quot;, &quot;&amp;[.G398]&amp;&quot;, &quot;&amp;[.H398]&amp;&quot;, &quot;&amp;[.I398]&amp;&quot;, &quot;&amp;[.J398]&amp;&quot;]#  e: 0#  t: 5&quot;" office:value-type="string" office:string-value="- d: [0x2D, 0xDA, 0xDB, 0xDC, 0xDD, 0xDE, 0xDF, 0xE0]#  e: 0#  t: 5">
            <text:p>- d: [0x2D, 0xDA, 0xDB, 0xDC, 0xDD, 0xDE, 0xDF, 0xE0]# <text:s/>e: 0# <text:s/>t: 5</text:p>
          </table:table-cell>
        </table:table-row>
        <table:table-row table:style-name="ro1">
          <table:table-cell table:formula="of:=[.A398]+7" office:value-type="float" office:value="2785">
            <text:p>2785</text:p>
          </table:table-cell>
          <table:table-cell table:formula="of:=[.B398]+1" office:value-type="float" office:value="398">
            <text:p>398</text:p>
          </table:table-cell>
          <table:table-cell table:formula="of:=&quot;0x&quot;&amp;BASE(MOD([.B399];16)+32;16)" office:value-type="string" office:string-value="0x2E">
            <text:p>0x2E</text:p>
          </table:table-cell>
          <table:table-cell table:formula="of:=&quot;0x&quot;&amp;BASE(MOD(MOD([.$A399];256)+[.D$1];256);16;2)" office:value-type="string" office:string-value="0xE1">
            <text:p>0xE1</text:p>
          </table:table-cell>
          <table:table-cell table:formula="of:=&quot;0x&quot;&amp;BASE(MOD(MOD([.$A399];256)+[.E$1];256);16;2)" office:value-type="string" office:string-value="0xE2">
            <text:p>0xE2</text:p>
          </table:table-cell>
          <table:table-cell table:formula="of:=&quot;0x&quot;&amp;BASE(MOD(MOD([.$A399];256)+[.F$1];256);16;2)" office:value-type="string" office:string-value="0xE3">
            <text:p>0xE3</text:p>
          </table:table-cell>
          <table:table-cell table:formula="of:=&quot;0x&quot;&amp;BASE(MOD(MOD([.$A399];256)+[.G$1];256);16;2)" office:value-type="string" office:string-value="0xE4">
            <text:p>0xE4</text:p>
          </table:table-cell>
          <table:table-cell table:formula="of:=&quot;0x&quot;&amp;BASE(MOD(MOD([.$A399];256)+[.H$1];256);16;2)" office:value-type="string" office:string-value="0xE5">
            <text:p>0xE5</text:p>
          </table:table-cell>
          <table:table-cell table:formula="of:=&quot;0x&quot;&amp;BASE(MOD(MOD([.$A399];256)+[.I$1];256);16;2)" office:value-type="string" office:string-value="0xE6">
            <text:p>0xE6</text:p>
          </table:table-cell>
          <table:table-cell table:formula="of:=&quot;0x&quot;&amp;BASE(MOD(MOD([.$A399];256)+[.J$1];256);16;2)" office:value-type="string" office:string-value="0xE7">
            <text:p>0xE7</text:p>
          </table:table-cell>
          <table:table-cell table:formula="of:=&quot;- d: [&quot;&amp;[.C399]&amp;&quot;, &quot;&amp;[.D399]&amp;&quot;, &quot;&amp;[.E399]&amp;&quot;, &quot;&amp;[.F399]&amp;&quot;, &quot;&amp;[.G399]&amp;&quot;, &quot;&amp;[.H399]&amp;&quot;, &quot;&amp;[.I399]&amp;&quot;, &quot;&amp;[.J399]&amp;&quot;]#  e: 0#  t: 5&quot;" office:value-type="string" office:string-value="- d: [0x2E, 0xE1, 0xE2, 0xE3, 0xE4, 0xE5, 0xE6, 0xE7]#  e: 0#  t: 5">
            <text:p>- d: [0x2E, 0xE1, 0xE2, 0xE3, 0xE4, 0xE5, 0xE6, 0xE7]# <text:s/>e: 0# <text:s/>t: 5</text:p>
          </table:table-cell>
        </table:table-row>
        <table:table-row table:style-name="ro1">
          <table:table-cell table:formula="of:=[.A399]+7" office:value-type="float" office:value="2792">
            <text:p>2792</text:p>
          </table:table-cell>
          <table:table-cell table:formula="of:=[.B399]+1" office:value-type="float" office:value="399">
            <text:p>399</text:p>
          </table:table-cell>
          <table:table-cell table:formula="of:=&quot;0x&quot;&amp;BASE(MOD([.B400];16)+32;16)" office:value-type="string" office:string-value="0x2F">
            <text:p>0x2F</text:p>
          </table:table-cell>
          <table:table-cell table:formula="of:=&quot;0x&quot;&amp;BASE(MOD(MOD([.$A400];256)+[.D$1];256);16;2)" office:value-type="string" office:string-value="0xE8">
            <text:p>0xE8</text:p>
          </table:table-cell>
          <table:table-cell table:formula="of:=&quot;0x&quot;&amp;BASE(MOD(MOD([.$A400];256)+[.E$1];256);16;2)" office:value-type="string" office:string-value="0xE9">
            <text:p>0xE9</text:p>
          </table:table-cell>
          <table:table-cell table:formula="of:=&quot;0x&quot;&amp;BASE(MOD(MOD([.$A400];256)+[.F$1];256);16;2)" office:value-type="string" office:string-value="0xEA">
            <text:p>0xEA</text:p>
          </table:table-cell>
          <table:table-cell table:formula="of:=&quot;0x&quot;&amp;BASE(MOD(MOD([.$A400];256)+[.G$1];256);16;2)" office:value-type="string" office:string-value="0xEB">
            <text:p>0xEB</text:p>
          </table:table-cell>
          <table:table-cell table:formula="of:=&quot;0x&quot;&amp;BASE(MOD(MOD([.$A400];256)+[.H$1];256);16;2)" office:value-type="string" office:string-value="0xEC">
            <text:p>0xEC</text:p>
          </table:table-cell>
          <table:table-cell table:formula="of:=&quot;0x&quot;&amp;BASE(MOD(MOD([.$A400];256)+[.I$1];256);16;2)" office:value-type="string" office:string-value="0xED">
            <text:p>0xED</text:p>
          </table:table-cell>
          <table:table-cell table:formula="of:=&quot;0x&quot;&amp;BASE(MOD(MOD([.$A400];256)+[.J$1];256);16;2)" office:value-type="string" office:string-value="0xEE">
            <text:p>0xEE</text:p>
          </table:table-cell>
          <table:table-cell table:formula="of:=&quot;- d: [&quot;&amp;[.C400]&amp;&quot;, &quot;&amp;[.D400]&amp;&quot;, &quot;&amp;[.E400]&amp;&quot;, &quot;&amp;[.F400]&amp;&quot;, &quot;&amp;[.G400]&amp;&quot;, &quot;&amp;[.H400]&amp;&quot;, &quot;&amp;[.I400]&amp;&quot;, &quot;&amp;[.J400]&amp;&quot;]#  e: 0#  t: 5&quot;" office:value-type="string" office:string-value="- d: [0x2F, 0xE8, 0xE9, 0xEA, 0xEB, 0xEC, 0xED, 0xEE]#  e: 0#  t: 5">
            <text:p>- d: [0x2F, 0xE8, 0xE9, 0xEA, 0xEB, 0xEC, 0xED, 0xEE]# <text:s/>e: 0# <text:s/>t: 5</text:p>
          </table:table-cell>
        </table:table-row>
        <table:table-row table:style-name="ro1">
          <table:table-cell table:formula="of:=[.A400]+7" office:value-type="float" office:value="2799">
            <text:p>2799</text:p>
          </table:table-cell>
          <table:table-cell table:formula="of:=[.B400]+1" office:value-type="float" office:value="400">
            <text:p>400</text:p>
          </table:table-cell>
          <table:table-cell table:formula="of:=&quot;0x&quot;&amp;BASE(MOD([.B401];16)+32;16)" office:value-type="string" office:string-value="0x20">
            <text:p>0x20</text:p>
          </table:table-cell>
          <table:table-cell table:formula="of:=&quot;0x&quot;&amp;BASE(MOD(MOD([.$A401];256)+[.D$1];256);16;2)" office:value-type="string" office:string-value="0xEF">
            <text:p>0xEF</text:p>
          </table:table-cell>
          <table:table-cell table:formula="of:=&quot;0x&quot;&amp;BASE(MOD(MOD([.$A401];256)+[.E$1];256);16;2)" office:value-type="string" office:string-value="0xF0">
            <text:p>0xF0</text:p>
          </table:table-cell>
          <table:table-cell table:formula="of:=&quot;0x&quot;&amp;BASE(MOD(MOD([.$A401];256)+[.F$1];256);16;2)" office:value-type="string" office:string-value="0xF1">
            <text:p>0xF1</text:p>
          </table:table-cell>
          <table:table-cell table:formula="of:=&quot;0x&quot;&amp;BASE(MOD(MOD([.$A401];256)+[.G$1];256);16;2)" office:value-type="string" office:string-value="0xF2">
            <text:p>0xF2</text:p>
          </table:table-cell>
          <table:table-cell table:formula="of:=&quot;0x&quot;&amp;BASE(MOD(MOD([.$A401];256)+[.H$1];256);16;2)" office:value-type="string" office:string-value="0xF3">
            <text:p>0xF3</text:p>
          </table:table-cell>
          <table:table-cell table:formula="of:=&quot;0x&quot;&amp;BASE(MOD(MOD([.$A401];256)+[.I$1];256);16;2)" office:value-type="string" office:string-value="0xF4">
            <text:p>0xF4</text:p>
          </table:table-cell>
          <table:table-cell table:formula="of:=&quot;0x&quot;&amp;BASE(MOD(MOD([.$A401];256)+[.J$1];256);16;2)" office:value-type="string" office:string-value="0xF5">
            <text:p>0xF5</text:p>
          </table:table-cell>
          <table:table-cell table:formula="of:=&quot;- d: [&quot;&amp;[.C401]&amp;&quot;, &quot;&amp;[.D401]&amp;&quot;, &quot;&amp;[.E401]&amp;&quot;, &quot;&amp;[.F401]&amp;&quot;, &quot;&amp;[.G401]&amp;&quot;, &quot;&amp;[.H401]&amp;&quot;, &quot;&amp;[.I401]&amp;&quot;, &quot;&amp;[.J401]&amp;&quot;]#  e: 0#  t: 5&quot;" office:value-type="string" office:string-value="- d: [0x20, 0xEF, 0xF0, 0xF1, 0xF2, 0xF3, 0xF4, 0xF5]#  e: 0#  t: 5">
            <text:p>- d: [0x20, 0xEF, 0xF0, 0xF1, 0xF2, 0xF3, 0xF4, 0xF5]# <text:s/>e: 0# <text:s/>t: 5</text:p>
          </table:table-cell>
        </table:table-row>
        <table:table-row table:style-name="ro1">
          <table:table-cell table:formula="of:=[.A401]+7" office:value-type="float" office:value="2806">
            <text:p>2806</text:p>
          </table:table-cell>
          <table:table-cell table:formula="of:=[.B401]+1" office:value-type="float" office:value="401">
            <text:p>401</text:p>
          </table:table-cell>
          <table:table-cell table:formula="of:=&quot;0x&quot;&amp;BASE(MOD([.B402];16)+32;16)" office:value-type="string" office:string-value="0x21">
            <text:p>0x21</text:p>
          </table:table-cell>
          <table:table-cell table:formula="of:=&quot;0x&quot;&amp;BASE(MOD(MOD([.$A402];256)+[.D$1];256);16;2)" office:value-type="string" office:string-value="0xF6">
            <text:p>0xF6</text:p>
          </table:table-cell>
          <table:table-cell table:formula="of:=&quot;0x&quot;&amp;BASE(MOD(MOD([.$A402];256)+[.E$1];256);16;2)" office:value-type="string" office:string-value="0xF7">
            <text:p>0xF7</text:p>
          </table:table-cell>
          <table:table-cell table:formula="of:=&quot;0x&quot;&amp;BASE(MOD(MOD([.$A402];256)+[.F$1];256);16;2)" office:value-type="string" office:string-value="0xF8">
            <text:p>0xF8</text:p>
          </table:table-cell>
          <table:table-cell table:formula="of:=&quot;0x&quot;&amp;BASE(MOD(MOD([.$A402];256)+[.G$1];256);16;2)" office:value-type="string" office:string-value="0xF9">
            <text:p>0xF9</text:p>
          </table:table-cell>
          <table:table-cell table:formula="of:=&quot;0x&quot;&amp;BASE(MOD(MOD([.$A402];256)+[.H$1];256);16;2)" office:value-type="string" office:string-value="0xFA">
            <text:p>0xFA</text:p>
          </table:table-cell>
          <table:table-cell table:formula="of:=&quot;0x&quot;&amp;BASE(MOD(MOD([.$A402];256)+[.I$1];256);16;2)" office:value-type="string" office:string-value="0xFB">
            <text:p>0xFB</text:p>
          </table:table-cell>
          <table:table-cell table:formula="of:=&quot;0x&quot;&amp;BASE(MOD(MOD([.$A402];256)+[.J$1];256);16;2)" office:value-type="string" office:string-value="0xFC">
            <text:p>0xFC</text:p>
          </table:table-cell>
          <table:table-cell table:formula="of:=&quot;- d: [&quot;&amp;[.C402]&amp;&quot;, &quot;&amp;[.D402]&amp;&quot;, &quot;&amp;[.E402]&amp;&quot;, &quot;&amp;[.F402]&amp;&quot;, &quot;&amp;[.G402]&amp;&quot;, &quot;&amp;[.H402]&amp;&quot;, &quot;&amp;[.I402]&amp;&quot;, &quot;&amp;[.J402]&amp;&quot;]#  e: 0#  t: 5&quot;" office:value-type="string" office:string-value="- d: [0x21, 0xF6, 0xF7, 0xF8, 0xF9, 0xFA, 0xFB, 0xFC]#  e: 0#  t: 5">
            <text:p>- d: [0x21, 0xF6, 0xF7, 0xF8, 0xF9, 0xFA, 0xFB, 0xFC]# <text:s/>e: 0# <text:s/>t: 5</text:p>
          </table:table-cell>
        </table:table-row>
        <table:table-row table:style-name="ro1">
          <table:table-cell table:formula="of:=[.A402]+7" office:value-type="float" office:value="2813">
            <text:p>2813</text:p>
          </table:table-cell>
          <table:table-cell table:formula="of:=[.B402]+1" office:value-type="float" office:value="402">
            <text:p>402</text:p>
          </table:table-cell>
          <table:table-cell table:formula="of:=&quot;0x&quot;&amp;BASE(MOD([.B403];16)+32;16)" office:value-type="string" office:string-value="0x22">
            <text:p>0x22</text:p>
          </table:table-cell>
          <table:table-cell table:formula="of:=&quot;0x&quot;&amp;BASE(MOD(MOD([.$A403];256)+[.D$1];256);16;2)" office:value-type="string" office:string-value="0xFD">
            <text:p>0xFD</text:p>
          </table:table-cell>
          <table:table-cell table:formula="of:=&quot;0x&quot;&amp;BASE(MOD(MOD([.$A403];256)+[.E$1];256);16;2)" office:value-type="string" office:string-value="0xFE">
            <text:p>0xFE</text:p>
          </table:table-cell>
          <table:table-cell table:formula="of:=&quot;0x&quot;&amp;BASE(MOD(MOD([.$A403];256)+[.F$1];256);16;2)" office:value-type="string" office:string-value="0xFF">
            <text:p>0xFF</text:p>
          </table:table-cell>
          <table:table-cell table:formula="of:=&quot;0x&quot;&amp;BASE(MOD(MOD([.$A403];256)+[.G$1];256);16;2)" office:value-type="string" office:string-value="0x00">
            <text:p>0x00</text:p>
          </table:table-cell>
          <table:table-cell table:formula="of:=&quot;0x&quot;&amp;BASE(MOD(MOD([.$A403];256)+[.H$1];256);16;2)" office:value-type="string" office:string-value="0x01">
            <text:p>0x01</text:p>
          </table:table-cell>
          <table:table-cell table:formula="of:=&quot;0x&quot;&amp;BASE(MOD(MOD([.$A403];256)+[.I$1];256);16;2)" office:value-type="string" office:string-value="0x02">
            <text:p>0x02</text:p>
          </table:table-cell>
          <table:table-cell table:formula="of:=&quot;0x&quot;&amp;BASE(MOD(MOD([.$A403];256)+[.J$1];256);16;2)" office:value-type="string" office:string-value="0x03">
            <text:p>0x03</text:p>
          </table:table-cell>
          <table:table-cell table:formula="of:=&quot;- d: [&quot;&amp;[.C403]&amp;&quot;, &quot;&amp;[.D403]&amp;&quot;, &quot;&amp;[.E403]&amp;&quot;, &quot;&amp;[.F403]&amp;&quot;, &quot;&amp;[.G403]&amp;&quot;, &quot;&amp;[.H403]&amp;&quot;, &quot;&amp;[.I403]&amp;&quot;, &quot;&amp;[.J403]&amp;&quot;]#  e: 0#  t: 5&quot;" office:value-type="string" office:string-value="- d: [0x22, 0xFD, 0xFE, 0xFF, 0x00, 0x01, 0x02, 0x03]#  e: 0#  t: 5">
            <text:p>- d: [0x22, 0xFD, 0xFE, 0xFF, 0x00, 0x01, 0x02, 0x03]# <text:s/>e: 0# <text:s/>t: 5</text:p>
          </table:table-cell>
        </table:table-row>
        <table:table-row table:style-name="ro1">
          <table:table-cell table:formula="of:=[.A403]+7" office:value-type="float" office:value="2820">
            <text:p>2820</text:p>
          </table:table-cell>
          <table:table-cell table:formula="of:=[.B403]+1" office:value-type="float" office:value="403">
            <text:p>403</text:p>
          </table:table-cell>
          <table:table-cell table:formula="of:=&quot;0x&quot;&amp;BASE(MOD([.B404];16)+32;16)" office:value-type="string" office:string-value="0x23">
            <text:p>0x23</text:p>
          </table:table-cell>
          <table:table-cell table:formula="of:=&quot;0x&quot;&amp;BASE(MOD(MOD([.$A404];256)+[.D$1];256);16;2)" office:value-type="string" office:string-value="0x04">
            <text:p>0x04</text:p>
          </table:table-cell>
          <table:table-cell table:formula="of:=&quot;0x&quot;&amp;BASE(MOD(MOD([.$A404];256)+[.E$1];256);16;2)" office:value-type="string" office:string-value="0x05">
            <text:p>0x05</text:p>
          </table:table-cell>
          <table:table-cell table:formula="of:=&quot;0x&quot;&amp;BASE(MOD(MOD([.$A404];256)+[.F$1];256);16;2)" office:value-type="string" office:string-value="0x06">
            <text:p>0x06</text:p>
          </table:table-cell>
          <table:table-cell table:formula="of:=&quot;0x&quot;&amp;BASE(MOD(MOD([.$A404];256)+[.G$1];256);16;2)" office:value-type="string" office:string-value="0x07">
            <text:p>0x07</text:p>
          </table:table-cell>
          <table:table-cell table:formula="of:=&quot;0x&quot;&amp;BASE(MOD(MOD([.$A404];256)+[.H$1];256);16;2)" office:value-type="string" office:string-value="0x08">
            <text:p>0x08</text:p>
          </table:table-cell>
          <table:table-cell table:formula="of:=&quot;0x&quot;&amp;BASE(MOD(MOD([.$A404];256)+[.I$1];256);16;2)" office:value-type="string" office:string-value="0x09">
            <text:p>0x09</text:p>
          </table:table-cell>
          <table:table-cell table:formula="of:=&quot;0x&quot;&amp;BASE(MOD(MOD([.$A404];256)+[.J$1];256);16;2)" office:value-type="string" office:string-value="0x0A">
            <text:p>0x0A</text:p>
          </table:table-cell>
          <table:table-cell table:formula="of:=&quot;- d: [&quot;&amp;[.C404]&amp;&quot;, &quot;&amp;[.D404]&amp;&quot;, &quot;&amp;[.E404]&amp;&quot;, &quot;&amp;[.F404]&amp;&quot;, &quot;&amp;[.G404]&amp;&quot;, &quot;&amp;[.H404]&amp;&quot;, &quot;&amp;[.I404]&amp;&quot;, &quot;&amp;[.J404]&amp;&quot;]#  e: 0#  t: 5&quot;" office:value-type="string" office:string-value="- d: [0x23, 0x04, 0x05, 0x06, 0x07, 0x08, 0x09, 0x0A]#  e: 0#  t: 5">
            <text:p>- d: [0x23, 0x04, 0x05, 0x06, 0x07, 0x08, 0x09, 0x0A]# <text:s/>e: 0# <text:s/>t: 5</text:p>
          </table:table-cell>
        </table:table-row>
        <table:table-row table:style-name="ro1">
          <table:table-cell table:formula="of:=[.A404]+7" office:value-type="float" office:value="2827">
            <text:p>2827</text:p>
          </table:table-cell>
          <table:table-cell table:formula="of:=[.B404]+1" office:value-type="float" office:value="404">
            <text:p>404</text:p>
          </table:table-cell>
          <table:table-cell table:formula="of:=&quot;0x&quot;&amp;BASE(MOD([.B405];16)+32;16)" office:value-type="string" office:string-value="0x24">
            <text:p>0x24</text:p>
          </table:table-cell>
          <table:table-cell table:formula="of:=&quot;0x&quot;&amp;BASE(MOD(MOD([.$A405];256)+[.D$1];256);16;2)" office:value-type="string" office:string-value="0x0B">
            <text:p>0x0B</text:p>
          </table:table-cell>
          <table:table-cell table:formula="of:=&quot;0x&quot;&amp;BASE(MOD(MOD([.$A405];256)+[.E$1];256);16;2)" office:value-type="string" office:string-value="0x0C">
            <text:p>0x0C</text:p>
          </table:table-cell>
          <table:table-cell table:formula="of:=&quot;0x&quot;&amp;BASE(MOD(MOD([.$A405];256)+[.F$1];256);16;2)" office:value-type="string" office:string-value="0x0D">
            <text:p>0x0D</text:p>
          </table:table-cell>
          <table:table-cell table:formula="of:=&quot;0x&quot;&amp;BASE(MOD(MOD([.$A405];256)+[.G$1];256);16;2)" office:value-type="string" office:string-value="0x0E">
            <text:p>0x0E</text:p>
          </table:table-cell>
          <table:table-cell table:formula="of:=&quot;0x&quot;&amp;BASE(MOD(MOD([.$A405];256)+[.H$1];256);16;2)" office:value-type="string" office:string-value="0x0F">
            <text:p>0x0F</text:p>
          </table:table-cell>
          <table:table-cell table:formula="of:=&quot;0x&quot;&amp;BASE(MOD(MOD([.$A405];256)+[.I$1];256);16;2)" office:value-type="string" office:string-value="0x10">
            <text:p>0x10</text:p>
          </table:table-cell>
          <table:table-cell table:formula="of:=&quot;0x&quot;&amp;BASE(MOD(MOD([.$A405];256)+[.J$1];256);16;2)" office:value-type="string" office:string-value="0x11">
            <text:p>0x11</text:p>
          </table:table-cell>
          <table:table-cell table:formula="of:=&quot;- d: [&quot;&amp;[.C405]&amp;&quot;, &quot;&amp;[.D405]&amp;&quot;, &quot;&amp;[.E405]&amp;&quot;, &quot;&amp;[.F405]&amp;&quot;, &quot;&amp;[.G405]&amp;&quot;, &quot;&amp;[.H405]&amp;&quot;, &quot;&amp;[.I405]&amp;&quot;, &quot;&amp;[.J405]&amp;&quot;]#  e: 0#  t: 5&quot;" office:value-type="string" office:string-value="- d: [0x24, 0x0B, 0x0C, 0x0D, 0x0E, 0x0F, 0x10, 0x11]#  e: 0#  t: 5">
            <text:p>- d: [0x24, 0x0B, 0x0C, 0x0D, 0x0E, 0x0F, 0x10, 0x11]# <text:s/>e: 0# <text:s/>t: 5</text:p>
          </table:table-cell>
        </table:table-row>
        <table:table-row table:style-name="ro1">
          <table:table-cell table:formula="of:=[.A405]+7" office:value-type="float" office:value="2834">
            <text:p>2834</text:p>
          </table:table-cell>
          <table:table-cell table:formula="of:=[.B405]+1" office:value-type="float" office:value="405">
            <text:p>405</text:p>
          </table:table-cell>
          <table:table-cell table:formula="of:=&quot;0x&quot;&amp;BASE(MOD([.B406];16)+32;16)" office:value-type="string" office:string-value="0x25">
            <text:p>0x25</text:p>
          </table:table-cell>
          <table:table-cell table:formula="of:=&quot;0x&quot;&amp;BASE(MOD(MOD([.$A406];256)+[.D$1];256);16;2)" office:value-type="string" office:string-value="0x12">
            <text:p>0x12</text:p>
          </table:table-cell>
          <table:table-cell table:formula="of:=&quot;0x&quot;&amp;BASE(MOD(MOD([.$A406];256)+[.E$1];256);16;2)" office:value-type="string" office:string-value="0x13">
            <text:p>0x13</text:p>
          </table:table-cell>
          <table:table-cell table:formula="of:=&quot;0x&quot;&amp;BASE(MOD(MOD([.$A406];256)+[.F$1];256);16;2)" office:value-type="string" office:string-value="0x14">
            <text:p>0x14</text:p>
          </table:table-cell>
          <table:table-cell table:formula="of:=&quot;0x&quot;&amp;BASE(MOD(MOD([.$A406];256)+[.G$1];256);16;2)" office:value-type="string" office:string-value="0x15">
            <text:p>0x15</text:p>
          </table:table-cell>
          <table:table-cell table:formula="of:=&quot;0x&quot;&amp;BASE(MOD(MOD([.$A406];256)+[.H$1];256);16;2)" office:value-type="string" office:string-value="0x16">
            <text:p>0x16</text:p>
          </table:table-cell>
          <table:table-cell table:formula="of:=&quot;0x&quot;&amp;BASE(MOD(MOD([.$A406];256)+[.I$1];256);16;2)" office:value-type="string" office:string-value="0x17">
            <text:p>0x17</text:p>
          </table:table-cell>
          <table:table-cell table:formula="of:=&quot;0x&quot;&amp;BASE(MOD(MOD([.$A406];256)+[.J$1];256);16;2)" office:value-type="string" office:string-value="0x18">
            <text:p>0x18</text:p>
          </table:table-cell>
          <table:table-cell table:formula="of:=&quot;- d: [&quot;&amp;[.C406]&amp;&quot;, &quot;&amp;[.D406]&amp;&quot;, &quot;&amp;[.E406]&amp;&quot;, &quot;&amp;[.F406]&amp;&quot;, &quot;&amp;[.G406]&amp;&quot;, &quot;&amp;[.H406]&amp;&quot;, &quot;&amp;[.I406]&amp;&quot;, &quot;&amp;[.J406]&amp;&quot;]#  e: 0#  t: 5&quot;" office:value-type="string" office:string-value="- d: [0x25, 0x12, 0x13, 0x14, 0x15, 0x16, 0x17, 0x18]#  e: 0#  t: 5">
            <text:p>- d: [0x25, 0x12, 0x13, 0x14, 0x15, 0x16, 0x17, 0x18]# <text:s/>e: 0# <text:s/>t: 5</text:p>
          </table:table-cell>
        </table:table-row>
        <table:table-row table:style-name="ro1">
          <table:table-cell table:formula="of:=[.A406]+7" office:value-type="float" office:value="2841">
            <text:p>2841</text:p>
          </table:table-cell>
          <table:table-cell table:formula="of:=[.B406]+1" office:value-type="float" office:value="406">
            <text:p>406</text:p>
          </table:table-cell>
          <table:table-cell table:formula="of:=&quot;0x&quot;&amp;BASE(MOD([.B407];16)+32;16)" office:value-type="string" office:string-value="0x26">
            <text:p>0x26</text:p>
          </table:table-cell>
          <table:table-cell table:formula="of:=&quot;0x&quot;&amp;BASE(MOD(MOD([.$A407];256)+[.D$1];256);16;2)" office:value-type="string" office:string-value="0x19">
            <text:p>0x19</text:p>
          </table:table-cell>
          <table:table-cell table:formula="of:=&quot;0x&quot;&amp;BASE(MOD(MOD([.$A407];256)+[.E$1];256);16;2)" office:value-type="string" office:string-value="0x1A">
            <text:p>0x1A</text:p>
          </table:table-cell>
          <table:table-cell table:formula="of:=&quot;0x&quot;&amp;BASE(MOD(MOD([.$A407];256)+[.F$1];256);16;2)" office:value-type="string" office:string-value="0x1B">
            <text:p>0x1B</text:p>
          </table:table-cell>
          <table:table-cell table:formula="of:=&quot;0x&quot;&amp;BASE(MOD(MOD([.$A407];256)+[.G$1];256);16;2)" office:value-type="string" office:string-value="0x1C">
            <text:p>0x1C</text:p>
          </table:table-cell>
          <table:table-cell table:formula="of:=&quot;0x&quot;&amp;BASE(MOD(MOD([.$A407];256)+[.H$1];256);16;2)" office:value-type="string" office:string-value="0x1D">
            <text:p>0x1D</text:p>
          </table:table-cell>
          <table:table-cell table:formula="of:=&quot;0x&quot;&amp;BASE(MOD(MOD([.$A407];256)+[.I$1];256);16;2)" office:value-type="string" office:string-value="0x1E">
            <text:p>0x1E</text:p>
          </table:table-cell>
          <table:table-cell table:formula="of:=&quot;0x&quot;&amp;BASE(MOD(MOD([.$A407];256)+[.J$1];256);16;2)" office:value-type="string" office:string-value="0x1F">
            <text:p>0x1F</text:p>
          </table:table-cell>
          <table:table-cell table:formula="of:=&quot;- d: [&quot;&amp;[.C407]&amp;&quot;, &quot;&amp;[.D407]&amp;&quot;, &quot;&amp;[.E407]&amp;&quot;, &quot;&amp;[.F407]&amp;&quot;, &quot;&amp;[.G407]&amp;&quot;, &quot;&amp;[.H407]&amp;&quot;, &quot;&amp;[.I407]&amp;&quot;, &quot;&amp;[.J407]&amp;&quot;]#  e: 0#  t: 5&quot;" office:value-type="string" office:string-value="- d: [0x26, 0x19, 0x1A, 0x1B, 0x1C, 0x1D, 0x1E, 0x1F]#  e: 0#  t: 5">
            <text:p>- d: [0x26, 0x19, 0x1A, 0x1B, 0x1C, 0x1D, 0x1E, 0x1F]# <text:s/>e: 0# <text:s/>t: 5</text:p>
          </table:table-cell>
        </table:table-row>
        <table:table-row table:style-name="ro1">
          <table:table-cell table:formula="of:=[.A407]+7" office:value-type="float" office:value="2848">
            <text:p>2848</text:p>
          </table:table-cell>
          <table:table-cell table:formula="of:=[.B407]+1" office:value-type="float" office:value="407">
            <text:p>407</text:p>
          </table:table-cell>
          <table:table-cell table:formula="of:=&quot;0x&quot;&amp;BASE(MOD([.B408];16)+32;16)" office:value-type="string" office:string-value="0x27">
            <text:p>0x27</text:p>
          </table:table-cell>
          <table:table-cell table:formula="of:=&quot;0x&quot;&amp;BASE(MOD(MOD([.$A408];256)+[.D$1];256);16;2)" office:value-type="string" office:string-value="0x20">
            <text:p>0x20</text:p>
          </table:table-cell>
          <table:table-cell table:formula="of:=&quot;0x&quot;&amp;BASE(MOD(MOD([.$A408];256)+[.E$1];256);16;2)" office:value-type="string" office:string-value="0x21">
            <text:p>0x21</text:p>
          </table:table-cell>
          <table:table-cell table:formula="of:=&quot;0x&quot;&amp;BASE(MOD(MOD([.$A408];256)+[.F$1];256);16;2)" office:value-type="string" office:string-value="0x22">
            <text:p>0x22</text:p>
          </table:table-cell>
          <table:table-cell table:formula="of:=&quot;0x&quot;&amp;BASE(MOD(MOD([.$A408];256)+[.G$1];256);16;2)" office:value-type="string" office:string-value="0x23">
            <text:p>0x23</text:p>
          </table:table-cell>
          <table:table-cell table:formula="of:=&quot;0x&quot;&amp;BASE(MOD(MOD([.$A408];256)+[.H$1];256);16;2)" office:value-type="string" office:string-value="0x24">
            <text:p>0x24</text:p>
          </table:table-cell>
          <table:table-cell table:formula="of:=&quot;0x&quot;&amp;BASE(MOD(MOD([.$A408];256)+[.I$1];256);16;2)" office:value-type="string" office:string-value="0x25">
            <text:p>0x25</text:p>
          </table:table-cell>
          <table:table-cell table:formula="of:=&quot;0x&quot;&amp;BASE(MOD(MOD([.$A408];256)+[.J$1];256);16;2)" office:value-type="string" office:string-value="0x26">
            <text:p>0x26</text:p>
          </table:table-cell>
          <table:table-cell table:formula="of:=&quot;- d: [&quot;&amp;[.C408]&amp;&quot;, &quot;&amp;[.D408]&amp;&quot;, &quot;&amp;[.E408]&amp;&quot;, &quot;&amp;[.F408]&amp;&quot;, &quot;&amp;[.G408]&amp;&quot;, &quot;&amp;[.H408]&amp;&quot;, &quot;&amp;[.I408]&amp;&quot;, &quot;&amp;[.J408]&amp;&quot;]#  e: 0#  t: 5&quot;" office:value-type="string" office:string-value="- d: [0x27, 0x20, 0x21, 0x22, 0x23, 0x24, 0x25, 0x26]#  e: 0#  t: 5">
            <text:p>- d: [0x27, 0x20, 0x21, 0x22, 0x23, 0x24, 0x25, 0x26]# <text:s/>e: 0# <text:s/>t: 5</text:p>
          </table:table-cell>
        </table:table-row>
        <table:table-row table:style-name="ro1">
          <table:table-cell table:formula="of:=[.A408]+7" office:value-type="float" office:value="2855">
            <text:p>2855</text:p>
          </table:table-cell>
          <table:table-cell table:formula="of:=[.B408]+1" office:value-type="float" office:value="408">
            <text:p>408</text:p>
          </table:table-cell>
          <table:table-cell table:formula="of:=&quot;0x&quot;&amp;BASE(MOD([.B409];16)+32;16)" office:value-type="string" office:string-value="0x28">
            <text:p>0x28</text:p>
          </table:table-cell>
          <table:table-cell table:formula="of:=&quot;0x&quot;&amp;BASE(MOD(MOD([.$A409];256)+[.D$1];256);16;2)" office:value-type="string" office:string-value="0x27">
            <text:p>0x27</text:p>
          </table:table-cell>
          <table:table-cell table:formula="of:=&quot;0x&quot;&amp;BASE(MOD(MOD([.$A409];256)+[.E$1];256);16;2)" office:value-type="string" office:string-value="0x28">
            <text:p>0x28</text:p>
          </table:table-cell>
          <table:table-cell table:formula="of:=&quot;0x&quot;&amp;BASE(MOD(MOD([.$A409];256)+[.F$1];256);16;2)" office:value-type="string" office:string-value="0x29">
            <text:p>0x29</text:p>
          </table:table-cell>
          <table:table-cell table:formula="of:=&quot;0x&quot;&amp;BASE(MOD(MOD([.$A409];256)+[.G$1];256);16;2)" office:value-type="string" office:string-value="0x2A">
            <text:p>0x2A</text:p>
          </table:table-cell>
          <table:table-cell table:formula="of:=&quot;0x&quot;&amp;BASE(MOD(MOD([.$A409];256)+[.H$1];256);16;2)" office:value-type="string" office:string-value="0x2B">
            <text:p>0x2B</text:p>
          </table:table-cell>
          <table:table-cell table:formula="of:=&quot;0x&quot;&amp;BASE(MOD(MOD([.$A409];256)+[.I$1];256);16;2)" office:value-type="string" office:string-value="0x2C">
            <text:p>0x2C</text:p>
          </table:table-cell>
          <table:table-cell table:formula="of:=&quot;0x&quot;&amp;BASE(MOD(MOD([.$A409];256)+[.J$1];256);16;2)" office:value-type="string" office:string-value="0x2D">
            <text:p>0x2D</text:p>
          </table:table-cell>
          <table:table-cell table:formula="of:=&quot;- d: [&quot;&amp;[.C409]&amp;&quot;, &quot;&amp;[.D409]&amp;&quot;, &quot;&amp;[.E409]&amp;&quot;, &quot;&amp;[.F409]&amp;&quot;, &quot;&amp;[.G409]&amp;&quot;, &quot;&amp;[.H409]&amp;&quot;, &quot;&amp;[.I409]&amp;&quot;, &quot;&amp;[.J409]&amp;&quot;]#  e: 0#  t: 5&quot;" office:value-type="string" office:string-value="- d: [0x28, 0x27, 0x28, 0x29, 0x2A, 0x2B, 0x2C, 0x2D]#  e: 0#  t: 5">
            <text:p>- d: [0x28, 0x27, 0x28, 0x29, 0x2A, 0x2B, 0x2C, 0x2D]# <text:s/>e: 0# <text:s/>t: 5</text:p>
          </table:table-cell>
        </table:table-row>
        <table:table-row table:style-name="ro1">
          <table:table-cell table:formula="of:=[.A409]+7" office:value-type="float" office:value="2862">
            <text:p>2862</text:p>
          </table:table-cell>
          <table:table-cell table:formula="of:=[.B409]+1" office:value-type="float" office:value="409">
            <text:p>409</text:p>
          </table:table-cell>
          <table:table-cell table:formula="of:=&quot;0x&quot;&amp;BASE(MOD([.B410];16)+32;16)" office:value-type="string" office:string-value="0x29">
            <text:p>0x29</text:p>
          </table:table-cell>
          <table:table-cell table:formula="of:=&quot;0x&quot;&amp;BASE(MOD(MOD([.$A410];256)+[.D$1];256);16;2)" office:value-type="string" office:string-value="0x2E">
            <text:p>0x2E</text:p>
          </table:table-cell>
          <table:table-cell table:formula="of:=&quot;0x&quot;&amp;BASE(MOD(MOD([.$A410];256)+[.E$1];256);16;2)" office:value-type="string" office:string-value="0x2F">
            <text:p>0x2F</text:p>
          </table:table-cell>
          <table:table-cell table:formula="of:=&quot;0x&quot;&amp;BASE(MOD(MOD([.$A410];256)+[.F$1];256);16;2)" office:value-type="string" office:string-value="0x30">
            <text:p>0x30</text:p>
          </table:table-cell>
          <table:table-cell table:formula="of:=&quot;0x&quot;&amp;BASE(MOD(MOD([.$A410];256)+[.G$1];256);16;2)" office:value-type="string" office:string-value="0x31">
            <text:p>0x31</text:p>
          </table:table-cell>
          <table:table-cell table:formula="of:=&quot;0x&quot;&amp;BASE(MOD(MOD([.$A410];256)+[.H$1];256);16;2)" office:value-type="string" office:string-value="0x32">
            <text:p>0x32</text:p>
          </table:table-cell>
          <table:table-cell table:formula="of:=&quot;0x&quot;&amp;BASE(MOD(MOD([.$A410];256)+[.I$1];256);16;2)" office:value-type="string" office:string-value="0x33">
            <text:p>0x33</text:p>
          </table:table-cell>
          <table:table-cell table:formula="of:=&quot;0x&quot;&amp;BASE(MOD(MOD([.$A410];256)+[.J$1];256);16;2)" office:value-type="string" office:string-value="0x34">
            <text:p>0x34</text:p>
          </table:table-cell>
          <table:table-cell table:formula="of:=&quot;- d: [&quot;&amp;[.C410]&amp;&quot;, &quot;&amp;[.D410]&amp;&quot;, &quot;&amp;[.E410]&amp;&quot;, &quot;&amp;[.F410]&amp;&quot;, &quot;&amp;[.G410]&amp;&quot;, &quot;&amp;[.H410]&amp;&quot;, &quot;&amp;[.I410]&amp;&quot;, &quot;&amp;[.J410]&amp;&quot;]#  e: 0#  t: 5&quot;" office:value-type="string" office:string-value="- d: [0x29, 0x2E, 0x2F, 0x30, 0x31, 0x32, 0x33, 0x34]#  e: 0#  t: 5">
            <text:p>- d: [0x29, 0x2E, 0x2F, 0x30, 0x31, 0x32, 0x33, 0x34]# <text:s/>e: 0# <text:s/>t: 5</text:p>
          </table:table-cell>
        </table:table-row>
        <table:table-row table:style-name="ro1">
          <table:table-cell table:formula="of:=[.A410]+7" office:value-type="float" office:value="2869">
            <text:p>2869</text:p>
          </table:table-cell>
          <table:table-cell table:formula="of:=[.B410]+1" office:value-type="float" office:value="410">
            <text:p>410</text:p>
          </table:table-cell>
          <table:table-cell table:formula="of:=&quot;0x&quot;&amp;BASE(MOD([.B411];16)+32;16)" office:value-type="string" office:string-value="0x2A">
            <text:p>0x2A</text:p>
          </table:table-cell>
          <table:table-cell table:formula="of:=&quot;0x&quot;&amp;BASE(MOD(MOD([.$A411];256)+[.D$1];256);16;2)" office:value-type="string" office:string-value="0x35">
            <text:p>0x35</text:p>
          </table:table-cell>
          <table:table-cell table:formula="of:=&quot;0x&quot;&amp;BASE(MOD(MOD([.$A411];256)+[.E$1];256);16;2)" office:value-type="string" office:string-value="0x36">
            <text:p>0x36</text:p>
          </table:table-cell>
          <table:table-cell table:formula="of:=&quot;0x&quot;&amp;BASE(MOD(MOD([.$A411];256)+[.F$1];256);16;2)" office:value-type="string" office:string-value="0x37">
            <text:p>0x37</text:p>
          </table:table-cell>
          <table:table-cell table:formula="of:=&quot;0x&quot;&amp;BASE(MOD(MOD([.$A411];256)+[.G$1];256);16;2)" office:value-type="string" office:string-value="0x38">
            <text:p>0x38</text:p>
          </table:table-cell>
          <table:table-cell table:formula="of:=&quot;0x&quot;&amp;BASE(MOD(MOD([.$A411];256)+[.H$1];256);16;2)" office:value-type="string" office:string-value="0x39">
            <text:p>0x39</text:p>
          </table:table-cell>
          <table:table-cell table:formula="of:=&quot;0x&quot;&amp;BASE(MOD(MOD([.$A411];256)+[.I$1];256);16;2)" office:value-type="string" office:string-value="0x3A">
            <text:p>0x3A</text:p>
          </table:table-cell>
          <table:table-cell table:formula="of:=&quot;0x&quot;&amp;BASE(MOD(MOD([.$A411];256)+[.J$1];256);16;2)" office:value-type="string" office:string-value="0x3B">
            <text:p>0x3B</text:p>
          </table:table-cell>
          <table:table-cell table:formula="of:=&quot;- d: [&quot;&amp;[.C411]&amp;&quot;, &quot;&amp;[.D411]&amp;&quot;, &quot;&amp;[.E411]&amp;&quot;, &quot;&amp;[.F411]&amp;&quot;, &quot;&amp;[.G411]&amp;&quot;, &quot;&amp;[.H411]&amp;&quot;, &quot;&amp;[.I411]&amp;&quot;, &quot;&amp;[.J411]&amp;&quot;]#  e: 0#  t: 5&quot;" office:value-type="string" office:string-value="- d: [0x2A, 0x35, 0x36, 0x37, 0x38, 0x39, 0x3A, 0x3B]#  e: 0#  t: 5">
            <text:p>- d: [0x2A, 0x35, 0x36, 0x37, 0x38, 0x39, 0x3A, 0x3B]# <text:s/>e: 0# <text:s/>t: 5</text:p>
          </table:table-cell>
        </table:table-row>
        <table:table-row table:style-name="ro1">
          <table:table-cell table:formula="of:=[.A411]+7" office:value-type="float" office:value="2876">
            <text:p>2876</text:p>
          </table:table-cell>
          <table:table-cell table:formula="of:=[.B411]+1" office:value-type="float" office:value="411">
            <text:p>411</text:p>
          </table:table-cell>
          <table:table-cell table:formula="of:=&quot;0x&quot;&amp;BASE(MOD([.B412];16)+32;16)" office:value-type="string" office:string-value="0x2B">
            <text:p>0x2B</text:p>
          </table:table-cell>
          <table:table-cell table:formula="of:=&quot;0x&quot;&amp;BASE(MOD(MOD([.$A412];256)+[.D$1];256);16;2)" office:value-type="string" office:string-value="0x3C">
            <text:p>0x3C</text:p>
          </table:table-cell>
          <table:table-cell table:formula="of:=&quot;0x&quot;&amp;BASE(MOD(MOD([.$A412];256)+[.E$1];256);16;2)" office:value-type="string" office:string-value="0x3D">
            <text:p>0x3D</text:p>
          </table:table-cell>
          <table:table-cell table:formula="of:=&quot;0x&quot;&amp;BASE(MOD(MOD([.$A412];256)+[.F$1];256);16;2)" office:value-type="string" office:string-value="0x3E">
            <text:p>0x3E</text:p>
          </table:table-cell>
          <table:table-cell table:formula="of:=&quot;0x&quot;&amp;BASE(MOD(MOD([.$A412];256)+[.G$1];256);16;2)" office:value-type="string" office:string-value="0x3F">
            <text:p>0x3F</text:p>
          </table:table-cell>
          <table:table-cell table:formula="of:=&quot;0x&quot;&amp;BASE(MOD(MOD([.$A412];256)+[.H$1];256);16;2)" office:value-type="string" office:string-value="0x40">
            <text:p>0x40</text:p>
          </table:table-cell>
          <table:table-cell table:formula="of:=&quot;0x&quot;&amp;BASE(MOD(MOD([.$A412];256)+[.I$1];256);16;2)" office:value-type="string" office:string-value="0x41">
            <text:p>0x41</text:p>
          </table:table-cell>
          <table:table-cell table:formula="of:=&quot;0x&quot;&amp;BASE(MOD(MOD([.$A412];256)+[.J$1];256);16;2)" office:value-type="string" office:string-value="0x42">
            <text:p>0x42</text:p>
          </table:table-cell>
          <table:table-cell table:formula="of:=&quot;- d: [&quot;&amp;[.C412]&amp;&quot;, &quot;&amp;[.D412]&amp;&quot;, &quot;&amp;[.E412]&amp;&quot;, &quot;&amp;[.F412]&amp;&quot;, &quot;&amp;[.G412]&amp;&quot;, &quot;&amp;[.H412]&amp;&quot;, &quot;&amp;[.I412]&amp;&quot;, &quot;&amp;[.J412]&amp;&quot;]#  e: 0#  t: 5&quot;" office:value-type="string" office:string-value="- d: [0x2B, 0x3C, 0x3D, 0x3E, 0x3F, 0x40, 0x41, 0x42]#  e: 0#  t: 5">
            <text:p>- d: [0x2B, 0x3C, 0x3D, 0x3E, 0x3F, 0x40, 0x41, 0x42]# <text:s/>e: 0# <text:s/>t: 5</text:p>
          </table:table-cell>
        </table:table-row>
        <table:table-row table:style-name="ro1">
          <table:table-cell table:formula="of:=[.A412]+7" office:value-type="float" office:value="2883">
            <text:p>2883</text:p>
          </table:table-cell>
          <table:table-cell table:formula="of:=[.B412]+1" office:value-type="float" office:value="412">
            <text:p>412</text:p>
          </table:table-cell>
          <table:table-cell table:formula="of:=&quot;0x&quot;&amp;BASE(MOD([.B413];16)+32;16)" office:value-type="string" office:string-value="0x2C">
            <text:p>0x2C</text:p>
          </table:table-cell>
          <table:table-cell table:formula="of:=&quot;0x&quot;&amp;BASE(MOD(MOD([.$A413];256)+[.D$1];256);16;2)" office:value-type="string" office:string-value="0x43">
            <text:p>0x43</text:p>
          </table:table-cell>
          <table:table-cell table:formula="of:=&quot;0x&quot;&amp;BASE(MOD(MOD([.$A413];256)+[.E$1];256);16;2)" office:value-type="string" office:string-value="0x44">
            <text:p>0x44</text:p>
          </table:table-cell>
          <table:table-cell table:formula="of:=&quot;0x&quot;&amp;BASE(MOD(MOD([.$A413];256)+[.F$1];256);16;2)" office:value-type="string" office:string-value="0x45">
            <text:p>0x45</text:p>
          </table:table-cell>
          <table:table-cell table:formula="of:=&quot;0x&quot;&amp;BASE(MOD(MOD([.$A413];256)+[.G$1];256);16;2)" office:value-type="string" office:string-value="0x46">
            <text:p>0x46</text:p>
          </table:table-cell>
          <table:table-cell table:formula="of:=&quot;0x&quot;&amp;BASE(MOD(MOD([.$A413];256)+[.H$1];256);16;2)" office:value-type="string" office:string-value="0x47">
            <text:p>0x47</text:p>
          </table:table-cell>
          <table:table-cell table:formula="of:=&quot;0x&quot;&amp;BASE(MOD(MOD([.$A413];256)+[.I$1];256);16;2)" office:value-type="string" office:string-value="0x48">
            <text:p>0x48</text:p>
          </table:table-cell>
          <table:table-cell table:formula="of:=&quot;0x&quot;&amp;BASE(MOD(MOD([.$A413];256)+[.J$1];256);16;2)" office:value-type="string" office:string-value="0x49">
            <text:p>0x49</text:p>
          </table:table-cell>
          <table:table-cell table:formula="of:=&quot;- d: [&quot;&amp;[.C413]&amp;&quot;, &quot;&amp;[.D413]&amp;&quot;, &quot;&amp;[.E413]&amp;&quot;, &quot;&amp;[.F413]&amp;&quot;, &quot;&amp;[.G413]&amp;&quot;, &quot;&amp;[.H413]&amp;&quot;, &quot;&amp;[.I413]&amp;&quot;, &quot;&amp;[.J413]&amp;&quot;]#  e: 0#  t: 5&quot;" office:value-type="string" office:string-value="- d: [0x2C, 0x43, 0x44, 0x45, 0x46, 0x47, 0x48, 0x49]#  e: 0#  t: 5">
            <text:p>- d: [0x2C, 0x43, 0x44, 0x45, 0x46, 0x47, 0x48, 0x49]# <text:s/>e: 0# <text:s/>t: 5</text:p>
          </table:table-cell>
        </table:table-row>
        <table:table-row table:style-name="ro1">
          <table:table-cell table:formula="of:=[.A413]+7" office:value-type="float" office:value="2890">
            <text:p>2890</text:p>
          </table:table-cell>
          <table:table-cell table:formula="of:=[.B413]+1" office:value-type="float" office:value="413">
            <text:p>413</text:p>
          </table:table-cell>
          <table:table-cell table:formula="of:=&quot;0x&quot;&amp;BASE(MOD([.B414];16)+32;16)" office:value-type="string" office:string-value="0x2D">
            <text:p>0x2D</text:p>
          </table:table-cell>
          <table:table-cell table:formula="of:=&quot;0x&quot;&amp;BASE(MOD(MOD([.$A414];256)+[.D$1];256);16;2)" office:value-type="string" office:string-value="0x4A">
            <text:p>0x4A</text:p>
          </table:table-cell>
          <table:table-cell table:formula="of:=&quot;0x&quot;&amp;BASE(MOD(MOD([.$A414];256)+[.E$1];256);16;2)" office:value-type="string" office:string-value="0x4B">
            <text:p>0x4B</text:p>
          </table:table-cell>
          <table:table-cell table:formula="of:=&quot;0x&quot;&amp;BASE(MOD(MOD([.$A414];256)+[.F$1];256);16;2)" office:value-type="string" office:string-value="0x4C">
            <text:p>0x4C</text:p>
          </table:table-cell>
          <table:table-cell table:formula="of:=&quot;0x&quot;&amp;BASE(MOD(MOD([.$A414];256)+[.G$1];256);16;2)" office:value-type="string" office:string-value="0x4D">
            <text:p>0x4D</text:p>
          </table:table-cell>
          <table:table-cell table:formula="of:=&quot;0x&quot;&amp;BASE(MOD(MOD([.$A414];256)+[.H$1];256);16;2)" office:value-type="string" office:string-value="0x4E">
            <text:p>0x4E</text:p>
          </table:table-cell>
          <table:table-cell table:formula="of:=&quot;0x&quot;&amp;BASE(MOD(MOD([.$A414];256)+[.I$1];256);16;2)" office:value-type="string" office:string-value="0x4F">
            <text:p>0x4F</text:p>
          </table:table-cell>
          <table:table-cell table:formula="of:=&quot;0x&quot;&amp;BASE(MOD(MOD([.$A414];256)+[.J$1];256);16;2)" office:value-type="string" office:string-value="0x50">
            <text:p>0x50</text:p>
          </table:table-cell>
          <table:table-cell table:formula="of:=&quot;- d: [&quot;&amp;[.C414]&amp;&quot;, &quot;&amp;[.D414]&amp;&quot;, &quot;&amp;[.E414]&amp;&quot;, &quot;&amp;[.F414]&amp;&quot;, &quot;&amp;[.G414]&amp;&quot;, &quot;&amp;[.H414]&amp;&quot;, &quot;&amp;[.I414]&amp;&quot;, &quot;&amp;[.J414]&amp;&quot;]#  e: 0#  t: 5&quot;" office:value-type="string" office:string-value="- d: [0x2D, 0x4A, 0x4B, 0x4C, 0x4D, 0x4E, 0x4F, 0x50]#  e: 0#  t: 5">
            <text:p>- d: [0x2D, 0x4A, 0x4B, 0x4C, 0x4D, 0x4E, 0x4F, 0x50]# <text:s/>e: 0# <text:s/>t: 5</text:p>
          </table:table-cell>
        </table:table-row>
        <table:table-row table:style-name="ro1">
          <table:table-cell table:formula="of:=[.A414]+7" office:value-type="float" office:value="2897">
            <text:p>2897</text:p>
          </table:table-cell>
          <table:table-cell table:formula="of:=[.B414]+1" office:value-type="float" office:value="414">
            <text:p>414</text:p>
          </table:table-cell>
          <table:table-cell table:formula="of:=&quot;0x&quot;&amp;BASE(MOD([.B415];16)+32;16)" office:value-type="string" office:string-value="0x2E">
            <text:p>0x2E</text:p>
          </table:table-cell>
          <table:table-cell table:formula="of:=&quot;0x&quot;&amp;BASE(MOD(MOD([.$A415];256)+[.D$1];256);16;2)" office:value-type="string" office:string-value="0x51">
            <text:p>0x51</text:p>
          </table:table-cell>
          <table:table-cell table:formula="of:=&quot;0x&quot;&amp;BASE(MOD(MOD([.$A415];256)+[.E$1];256);16;2)" office:value-type="string" office:string-value="0x52">
            <text:p>0x52</text:p>
          </table:table-cell>
          <table:table-cell table:formula="of:=&quot;0x&quot;&amp;BASE(MOD(MOD([.$A415];256)+[.F$1];256);16;2)" office:value-type="string" office:string-value="0x53">
            <text:p>0x53</text:p>
          </table:table-cell>
          <table:table-cell table:formula="of:=&quot;0x&quot;&amp;BASE(MOD(MOD([.$A415];256)+[.G$1];256);16;2)" office:value-type="string" office:string-value="0x54">
            <text:p>0x54</text:p>
          </table:table-cell>
          <table:table-cell table:formula="of:=&quot;0x&quot;&amp;BASE(MOD(MOD([.$A415];256)+[.H$1];256);16;2)" office:value-type="string" office:string-value="0x55">
            <text:p>0x55</text:p>
          </table:table-cell>
          <table:table-cell table:formula="of:=&quot;0x&quot;&amp;BASE(MOD(MOD([.$A415];256)+[.I$1];256);16;2)" office:value-type="string" office:string-value="0x56">
            <text:p>0x56</text:p>
          </table:table-cell>
          <table:table-cell table:formula="of:=&quot;0x&quot;&amp;BASE(MOD(MOD([.$A415];256)+[.J$1];256);16;2)" office:value-type="string" office:string-value="0x57">
            <text:p>0x57</text:p>
          </table:table-cell>
          <table:table-cell table:formula="of:=&quot;- d: [&quot;&amp;[.C415]&amp;&quot;, &quot;&amp;[.D415]&amp;&quot;, &quot;&amp;[.E415]&amp;&quot;, &quot;&amp;[.F415]&amp;&quot;, &quot;&amp;[.G415]&amp;&quot;, &quot;&amp;[.H415]&amp;&quot;, &quot;&amp;[.I415]&amp;&quot;, &quot;&amp;[.J415]&amp;&quot;]#  e: 0#  t: 5&quot;" office:value-type="string" office:string-value="- d: [0x2E, 0x51, 0x52, 0x53, 0x54, 0x55, 0x56, 0x57]#  e: 0#  t: 5">
            <text:p>- d: [0x2E, 0x51, 0x52, 0x53, 0x54, 0x55, 0x56, 0x57]# <text:s/>e: 0# <text:s/>t: 5</text:p>
          </table:table-cell>
        </table:table-row>
        <table:table-row table:style-name="ro1">
          <table:table-cell table:formula="of:=[.A415]+7" office:value-type="float" office:value="2904">
            <text:p>2904</text:p>
          </table:table-cell>
          <table:table-cell table:formula="of:=[.B415]+1" office:value-type="float" office:value="415">
            <text:p>415</text:p>
          </table:table-cell>
          <table:table-cell table:formula="of:=&quot;0x&quot;&amp;BASE(MOD([.B416];16)+32;16)" office:value-type="string" office:string-value="0x2F">
            <text:p>0x2F</text:p>
          </table:table-cell>
          <table:table-cell table:formula="of:=&quot;0x&quot;&amp;BASE(MOD(MOD([.$A416];256)+[.D$1];256);16;2)" office:value-type="string" office:string-value="0x58">
            <text:p>0x58</text:p>
          </table:table-cell>
          <table:table-cell table:formula="of:=&quot;0x&quot;&amp;BASE(MOD(MOD([.$A416];256)+[.E$1];256);16;2)" office:value-type="string" office:string-value="0x59">
            <text:p>0x59</text:p>
          </table:table-cell>
          <table:table-cell table:formula="of:=&quot;0x&quot;&amp;BASE(MOD(MOD([.$A416];256)+[.F$1];256);16;2)" office:value-type="string" office:string-value="0x5A">
            <text:p>0x5A</text:p>
          </table:table-cell>
          <table:table-cell table:formula="of:=&quot;0x&quot;&amp;BASE(MOD(MOD([.$A416];256)+[.G$1];256);16;2)" office:value-type="string" office:string-value="0x5B">
            <text:p>0x5B</text:p>
          </table:table-cell>
          <table:table-cell table:formula="of:=&quot;0x&quot;&amp;BASE(MOD(MOD([.$A416];256)+[.H$1];256);16;2)" office:value-type="string" office:string-value="0x5C">
            <text:p>0x5C</text:p>
          </table:table-cell>
          <table:table-cell table:formula="of:=&quot;0x&quot;&amp;BASE(MOD(MOD([.$A416];256)+[.I$1];256);16;2)" office:value-type="string" office:string-value="0x5D">
            <text:p>0x5D</text:p>
          </table:table-cell>
          <table:table-cell table:formula="of:=&quot;0x&quot;&amp;BASE(MOD(MOD([.$A416];256)+[.J$1];256);16;2)" office:value-type="string" office:string-value="0x5E">
            <text:p>0x5E</text:p>
          </table:table-cell>
          <table:table-cell table:formula="of:=&quot;- d: [&quot;&amp;[.C416]&amp;&quot;, &quot;&amp;[.D416]&amp;&quot;, &quot;&amp;[.E416]&amp;&quot;, &quot;&amp;[.F416]&amp;&quot;, &quot;&amp;[.G416]&amp;&quot;, &quot;&amp;[.H416]&amp;&quot;, &quot;&amp;[.I416]&amp;&quot;, &quot;&amp;[.J416]&amp;&quot;]#  e: 0#  t: 5&quot;" office:value-type="string" office:string-value="- d: [0x2F, 0x58, 0x59, 0x5A, 0x5B, 0x5C, 0x5D, 0x5E]#  e: 0#  t: 5">
            <text:p>- d: [0x2F, 0x58, 0x59, 0x5A, 0x5B, 0x5C, 0x5D, 0x5E]# <text:s/>e: 0# <text:s/>t: 5</text:p>
          </table:table-cell>
        </table:table-row>
        <table:table-row table:style-name="ro1">
          <table:table-cell table:formula="of:=[.A416]+7" office:value-type="float" office:value="2911">
            <text:p>2911</text:p>
          </table:table-cell>
          <table:table-cell table:formula="of:=[.B416]+1" office:value-type="float" office:value="416">
            <text:p>416</text:p>
          </table:table-cell>
          <table:table-cell table:formula="of:=&quot;0x&quot;&amp;BASE(MOD([.B417];16)+32;16)" office:value-type="string" office:string-value="0x20">
            <text:p>0x20</text:p>
          </table:table-cell>
          <table:table-cell table:formula="of:=&quot;0x&quot;&amp;BASE(MOD(MOD([.$A417];256)+[.D$1];256);16;2)" office:value-type="string" office:string-value="0x5F">
            <text:p>0x5F</text:p>
          </table:table-cell>
          <table:table-cell table:formula="of:=&quot;0x&quot;&amp;BASE(MOD(MOD([.$A417];256)+[.E$1];256);16;2)" office:value-type="string" office:string-value="0x60">
            <text:p>0x60</text:p>
          </table:table-cell>
          <table:table-cell table:formula="of:=&quot;0x&quot;&amp;BASE(MOD(MOD([.$A417];256)+[.F$1];256);16;2)" office:value-type="string" office:string-value="0x61">
            <text:p>0x61</text:p>
          </table:table-cell>
          <table:table-cell table:formula="of:=&quot;0x&quot;&amp;BASE(MOD(MOD([.$A417];256)+[.G$1];256);16;2)" office:value-type="string" office:string-value="0x62">
            <text:p>0x62</text:p>
          </table:table-cell>
          <table:table-cell table:formula="of:=&quot;0x&quot;&amp;BASE(MOD(MOD([.$A417];256)+[.H$1];256);16;2)" office:value-type="string" office:string-value="0x63">
            <text:p>0x63</text:p>
          </table:table-cell>
          <table:table-cell table:formula="of:=&quot;0x&quot;&amp;BASE(MOD(MOD([.$A417];256)+[.I$1];256);16;2)" office:value-type="string" office:string-value="0x64">
            <text:p>0x64</text:p>
          </table:table-cell>
          <table:table-cell table:formula="of:=&quot;0x&quot;&amp;BASE(MOD(MOD([.$A417];256)+[.J$1];256);16;2)" office:value-type="string" office:string-value="0x65">
            <text:p>0x65</text:p>
          </table:table-cell>
          <table:table-cell table:formula="of:=&quot;- d: [&quot;&amp;[.C417]&amp;&quot;, &quot;&amp;[.D417]&amp;&quot;, &quot;&amp;[.E417]&amp;&quot;, &quot;&amp;[.F417]&amp;&quot;, &quot;&amp;[.G417]&amp;&quot;, &quot;&amp;[.H417]&amp;&quot;, &quot;&amp;[.I417]&amp;&quot;, &quot;&amp;[.J417]&amp;&quot;]#  e: 0#  t: 5&quot;" office:value-type="string" office:string-value="- d: [0x20, 0x5F, 0x60, 0x61, 0x62, 0x63, 0x64, 0x65]#  e: 0#  t: 5">
            <text:p>- d: [0x20, 0x5F, 0x60, 0x61, 0x62, 0x63, 0x64, 0x65]# <text:s/>e: 0# <text:s/>t: 5</text:p>
          </table:table-cell>
        </table:table-row>
        <table:table-row table:style-name="ro1">
          <table:table-cell table:formula="of:=[.A417]+7" office:value-type="float" office:value="2918">
            <text:p>2918</text:p>
          </table:table-cell>
          <table:table-cell table:formula="of:=[.B417]+1" office:value-type="float" office:value="417">
            <text:p>417</text:p>
          </table:table-cell>
          <table:table-cell table:formula="of:=&quot;0x&quot;&amp;BASE(MOD([.B418];16)+32;16)" office:value-type="string" office:string-value="0x21">
            <text:p>0x21</text:p>
          </table:table-cell>
          <table:table-cell table:formula="of:=&quot;0x&quot;&amp;BASE(MOD(MOD([.$A418];256)+[.D$1];256);16;2)" office:value-type="string" office:string-value="0x66">
            <text:p>0x66</text:p>
          </table:table-cell>
          <table:table-cell table:formula="of:=&quot;0x&quot;&amp;BASE(MOD(MOD([.$A418];256)+[.E$1];256);16;2)" office:value-type="string" office:string-value="0x67">
            <text:p>0x67</text:p>
          </table:table-cell>
          <table:table-cell table:formula="of:=&quot;0x&quot;&amp;BASE(MOD(MOD([.$A418];256)+[.F$1];256);16;2)" office:value-type="string" office:string-value="0x68">
            <text:p>0x68</text:p>
          </table:table-cell>
          <table:table-cell table:formula="of:=&quot;0x&quot;&amp;BASE(MOD(MOD([.$A418];256)+[.G$1];256);16;2)" office:value-type="string" office:string-value="0x69">
            <text:p>0x69</text:p>
          </table:table-cell>
          <table:table-cell table:formula="of:=&quot;0x&quot;&amp;BASE(MOD(MOD([.$A418];256)+[.H$1];256);16;2)" office:value-type="string" office:string-value="0x6A">
            <text:p>0x6A</text:p>
          </table:table-cell>
          <table:table-cell table:formula="of:=&quot;0x&quot;&amp;BASE(MOD(MOD([.$A418];256)+[.I$1];256);16;2)" office:value-type="string" office:string-value="0x6B">
            <text:p>0x6B</text:p>
          </table:table-cell>
          <table:table-cell table:formula="of:=&quot;0x&quot;&amp;BASE(MOD(MOD([.$A418];256)+[.J$1];256);16;2)" office:value-type="string" office:string-value="0x6C">
            <text:p>0x6C</text:p>
          </table:table-cell>
          <table:table-cell table:formula="of:=&quot;- d: [&quot;&amp;[.C418]&amp;&quot;, &quot;&amp;[.D418]&amp;&quot;, &quot;&amp;[.E418]&amp;&quot;, &quot;&amp;[.F418]&amp;&quot;, &quot;&amp;[.G418]&amp;&quot;, &quot;&amp;[.H418]&amp;&quot;, &quot;&amp;[.I418]&amp;&quot;, &quot;&amp;[.J418]&amp;&quot;]#  e: 0#  t: 5&quot;" office:value-type="string" office:string-value="- d: [0x21, 0x66, 0x67, 0x68, 0x69, 0x6A, 0x6B, 0x6C]#  e: 0#  t: 5">
            <text:p>- d: [0x21, 0x66, 0x67, 0x68, 0x69, 0x6A, 0x6B, 0x6C]# <text:s/>e: 0# <text:s/>t: 5</text:p>
          </table:table-cell>
        </table:table-row>
        <table:table-row table:style-name="ro1">
          <table:table-cell table:formula="of:=[.A418]+7" office:value-type="float" office:value="2925">
            <text:p>2925</text:p>
          </table:table-cell>
          <table:table-cell table:formula="of:=[.B418]+1" office:value-type="float" office:value="418">
            <text:p>418</text:p>
          </table:table-cell>
          <table:table-cell table:formula="of:=&quot;0x&quot;&amp;BASE(MOD([.B419];16)+32;16)" office:value-type="string" office:string-value="0x22">
            <text:p>0x22</text:p>
          </table:table-cell>
          <table:table-cell table:formula="of:=&quot;0x&quot;&amp;BASE(MOD(MOD([.$A419];256)+[.D$1];256);16;2)" office:value-type="string" office:string-value="0x6D">
            <text:p>0x6D</text:p>
          </table:table-cell>
          <table:table-cell table:formula="of:=&quot;0x&quot;&amp;BASE(MOD(MOD([.$A419];256)+[.E$1];256);16;2)" office:value-type="string" office:string-value="0x6E">
            <text:p>0x6E</text:p>
          </table:table-cell>
          <table:table-cell table:formula="of:=&quot;0x&quot;&amp;BASE(MOD(MOD([.$A419];256)+[.F$1];256);16;2)" office:value-type="string" office:string-value="0x6F">
            <text:p>0x6F</text:p>
          </table:table-cell>
          <table:table-cell table:formula="of:=&quot;0x&quot;&amp;BASE(MOD(MOD([.$A419];256)+[.G$1];256);16;2)" office:value-type="string" office:string-value="0x70">
            <text:p>0x70</text:p>
          </table:table-cell>
          <table:table-cell table:formula="of:=&quot;0x&quot;&amp;BASE(MOD(MOD([.$A419];256)+[.H$1];256);16;2)" office:value-type="string" office:string-value="0x71">
            <text:p>0x71</text:p>
          </table:table-cell>
          <table:table-cell table:formula="of:=&quot;0x&quot;&amp;BASE(MOD(MOD([.$A419];256)+[.I$1];256);16;2)" office:value-type="string" office:string-value="0x72">
            <text:p>0x72</text:p>
          </table:table-cell>
          <table:table-cell table:formula="of:=&quot;0x&quot;&amp;BASE(MOD(MOD([.$A419];256)+[.J$1];256);16;2)" office:value-type="string" office:string-value="0x73">
            <text:p>0x73</text:p>
          </table:table-cell>
          <table:table-cell table:formula="of:=&quot;- d: [&quot;&amp;[.C419]&amp;&quot;, &quot;&amp;[.D419]&amp;&quot;, &quot;&amp;[.E419]&amp;&quot;, &quot;&amp;[.F419]&amp;&quot;, &quot;&amp;[.G419]&amp;&quot;, &quot;&amp;[.H419]&amp;&quot;, &quot;&amp;[.I419]&amp;&quot;, &quot;&amp;[.J419]&amp;&quot;]#  e: 0#  t: 5&quot;" office:value-type="string" office:string-value="- d: [0x22, 0x6D, 0x6E, 0x6F, 0x70, 0x71, 0x72, 0x73]#  e: 0#  t: 5">
            <text:p>- d: [0x22, 0x6D, 0x6E, 0x6F, 0x70, 0x71, 0x72, 0x73]# <text:s/>e: 0# <text:s/>t: 5</text:p>
          </table:table-cell>
        </table:table-row>
        <table:table-row table:style-name="ro1">
          <table:table-cell table:formula="of:=[.A419]+7" office:value-type="float" office:value="2932">
            <text:p>2932</text:p>
          </table:table-cell>
          <table:table-cell table:formula="of:=[.B419]+1" office:value-type="float" office:value="419">
            <text:p>419</text:p>
          </table:table-cell>
          <table:table-cell table:formula="of:=&quot;0x&quot;&amp;BASE(MOD([.B420];16)+32;16)" office:value-type="string" office:string-value="0x23">
            <text:p>0x23</text:p>
          </table:table-cell>
          <table:table-cell table:formula="of:=&quot;0x&quot;&amp;BASE(MOD(MOD([.$A420];256)+[.D$1];256);16;2)" office:value-type="string" office:string-value="0x74">
            <text:p>0x74</text:p>
          </table:table-cell>
          <table:table-cell table:formula="of:=&quot;0x&quot;&amp;BASE(MOD(MOD([.$A420];256)+[.E$1];256);16;2)" office:value-type="string" office:string-value="0x75">
            <text:p>0x75</text:p>
          </table:table-cell>
          <table:table-cell table:formula="of:=&quot;0x&quot;&amp;BASE(MOD(MOD([.$A420];256)+[.F$1];256);16;2)" office:value-type="string" office:string-value="0x76">
            <text:p>0x76</text:p>
          </table:table-cell>
          <table:table-cell table:formula="of:=&quot;0x&quot;&amp;BASE(MOD(MOD([.$A420];256)+[.G$1];256);16;2)" office:value-type="string" office:string-value="0x77">
            <text:p>0x77</text:p>
          </table:table-cell>
          <table:table-cell table:formula="of:=&quot;0x&quot;&amp;BASE(MOD(MOD([.$A420];256)+[.H$1];256);16;2)" office:value-type="string" office:string-value="0x78">
            <text:p>0x78</text:p>
          </table:table-cell>
          <table:table-cell table:formula="of:=&quot;0x&quot;&amp;BASE(MOD(MOD([.$A420];256)+[.I$1];256);16;2)" office:value-type="string" office:string-value="0x79">
            <text:p>0x79</text:p>
          </table:table-cell>
          <table:table-cell table:formula="of:=&quot;0x&quot;&amp;BASE(MOD(MOD([.$A420];256)+[.J$1];256);16;2)" office:value-type="string" office:string-value="0x7A">
            <text:p>0x7A</text:p>
          </table:table-cell>
          <table:table-cell table:formula="of:=&quot;- d: [&quot;&amp;[.C420]&amp;&quot;, &quot;&amp;[.D420]&amp;&quot;, &quot;&amp;[.E420]&amp;&quot;, &quot;&amp;[.F420]&amp;&quot;, &quot;&amp;[.G420]&amp;&quot;, &quot;&amp;[.H420]&amp;&quot;, &quot;&amp;[.I420]&amp;&quot;, &quot;&amp;[.J420]&amp;&quot;]#  e: 0#  t: 5&quot;" office:value-type="string" office:string-value="- d: [0x23, 0x74, 0x75, 0x76, 0x77, 0x78, 0x79, 0x7A]#  e: 0#  t: 5">
            <text:p>- d: [0x23, 0x74, 0x75, 0x76, 0x77, 0x78, 0x79, 0x7A]# <text:s/>e: 0# <text:s/>t: 5</text:p>
          </table:table-cell>
        </table:table-row>
        <table:table-row table:style-name="ro1">
          <table:table-cell table:formula="of:=[.A420]+7" office:value-type="float" office:value="2939">
            <text:p>2939</text:p>
          </table:table-cell>
          <table:table-cell table:formula="of:=[.B420]+1" office:value-type="float" office:value="420">
            <text:p>420</text:p>
          </table:table-cell>
          <table:table-cell table:formula="of:=&quot;0x&quot;&amp;BASE(MOD([.B421];16)+32;16)" office:value-type="string" office:string-value="0x24">
            <text:p>0x24</text:p>
          </table:table-cell>
          <table:table-cell table:formula="of:=&quot;0x&quot;&amp;BASE(MOD(MOD([.$A421];256)+[.D$1];256);16;2)" office:value-type="string" office:string-value="0x7B">
            <text:p>0x7B</text:p>
          </table:table-cell>
          <table:table-cell table:formula="of:=&quot;0x&quot;&amp;BASE(MOD(MOD([.$A421];256)+[.E$1];256);16;2)" office:value-type="string" office:string-value="0x7C">
            <text:p>0x7C</text:p>
          </table:table-cell>
          <table:table-cell table:formula="of:=&quot;0x&quot;&amp;BASE(MOD(MOD([.$A421];256)+[.F$1];256);16;2)" office:value-type="string" office:string-value="0x7D">
            <text:p>0x7D</text:p>
          </table:table-cell>
          <table:table-cell table:formula="of:=&quot;0x&quot;&amp;BASE(MOD(MOD([.$A421];256)+[.G$1];256);16;2)" office:value-type="string" office:string-value="0x7E">
            <text:p>0x7E</text:p>
          </table:table-cell>
          <table:table-cell table:formula="of:=&quot;0x&quot;&amp;BASE(MOD(MOD([.$A421];256)+[.H$1];256);16;2)" office:value-type="string" office:string-value="0x7F">
            <text:p>0x7F</text:p>
          </table:table-cell>
          <table:table-cell table:formula="of:=&quot;0x&quot;&amp;BASE(MOD(MOD([.$A421];256)+[.I$1];256);16;2)" office:value-type="string" office:string-value="0x80">
            <text:p>0x80</text:p>
          </table:table-cell>
          <table:table-cell table:formula="of:=&quot;0x&quot;&amp;BASE(MOD(MOD([.$A421];256)+[.J$1];256);16;2)" office:value-type="string" office:string-value="0x81">
            <text:p>0x81</text:p>
          </table:table-cell>
          <table:table-cell table:formula="of:=&quot;- d: [&quot;&amp;[.C421]&amp;&quot;, &quot;&amp;[.D421]&amp;&quot;, &quot;&amp;[.E421]&amp;&quot;, &quot;&amp;[.F421]&amp;&quot;, &quot;&amp;[.G421]&amp;&quot;, &quot;&amp;[.H421]&amp;&quot;, &quot;&amp;[.I421]&amp;&quot;, &quot;&amp;[.J421]&amp;&quot;]#  e: 0#  t: 5&quot;" office:value-type="string" office:string-value="- d: [0x24, 0x7B, 0x7C, 0x7D, 0x7E, 0x7F, 0x80, 0x81]#  e: 0#  t: 5">
            <text:p>- d: [0x24, 0x7B, 0x7C, 0x7D, 0x7E, 0x7F, 0x80, 0x81]# <text:s/>e: 0# <text:s/>t: 5</text:p>
          </table:table-cell>
        </table:table-row>
        <table:table-row table:style-name="ro1">
          <table:table-cell table:formula="of:=[.A421]+7" office:value-type="float" office:value="2946">
            <text:p>2946</text:p>
          </table:table-cell>
          <table:table-cell table:formula="of:=[.B421]+1" office:value-type="float" office:value="421">
            <text:p>421</text:p>
          </table:table-cell>
          <table:table-cell table:formula="of:=&quot;0x&quot;&amp;BASE(MOD([.B422];16)+32;16)" office:value-type="string" office:string-value="0x25">
            <text:p>0x25</text:p>
          </table:table-cell>
          <table:table-cell table:formula="of:=&quot;0x&quot;&amp;BASE(MOD(MOD([.$A422];256)+[.D$1];256);16;2)" office:value-type="string" office:string-value="0x82">
            <text:p>0x82</text:p>
          </table:table-cell>
          <table:table-cell table:formula="of:=&quot;0x&quot;&amp;BASE(MOD(MOD([.$A422];256)+[.E$1];256);16;2)" office:value-type="string" office:string-value="0x83">
            <text:p>0x83</text:p>
          </table:table-cell>
          <table:table-cell table:formula="of:=&quot;0x&quot;&amp;BASE(MOD(MOD([.$A422];256)+[.F$1];256);16;2)" office:value-type="string" office:string-value="0x84">
            <text:p>0x84</text:p>
          </table:table-cell>
          <table:table-cell table:formula="of:=&quot;0x&quot;&amp;BASE(MOD(MOD([.$A422];256)+[.G$1];256);16;2)" office:value-type="string" office:string-value="0x85">
            <text:p>0x85</text:p>
          </table:table-cell>
          <table:table-cell table:formula="of:=&quot;0x&quot;&amp;BASE(MOD(MOD([.$A422];256)+[.H$1];256);16;2)" office:value-type="string" office:string-value="0x86">
            <text:p>0x86</text:p>
          </table:table-cell>
          <table:table-cell table:formula="of:=&quot;0x&quot;&amp;BASE(MOD(MOD([.$A422];256)+[.I$1];256);16;2)" office:value-type="string" office:string-value="0x87">
            <text:p>0x87</text:p>
          </table:table-cell>
          <table:table-cell table:formula="of:=&quot;0x&quot;&amp;BASE(MOD(MOD([.$A422];256)+[.J$1];256);16;2)" office:value-type="string" office:string-value="0x88">
            <text:p>0x88</text:p>
          </table:table-cell>
          <table:table-cell table:formula="of:=&quot;- d: [&quot;&amp;[.C422]&amp;&quot;, &quot;&amp;[.D422]&amp;&quot;, &quot;&amp;[.E422]&amp;&quot;, &quot;&amp;[.F422]&amp;&quot;, &quot;&amp;[.G422]&amp;&quot;, &quot;&amp;[.H422]&amp;&quot;, &quot;&amp;[.I422]&amp;&quot;, &quot;&amp;[.J422]&amp;&quot;]#  e: 0#  t: 5&quot;" office:value-type="string" office:string-value="- d: [0x25, 0x82, 0x83, 0x84, 0x85, 0x86, 0x87, 0x88]#  e: 0#  t: 5">
            <text:p>- d: [0x25, 0x82, 0x83, 0x84, 0x85, 0x86, 0x87, 0x88]# <text:s/>e: 0# <text:s/>t: 5</text:p>
          </table:table-cell>
        </table:table-row>
        <table:table-row table:style-name="ro1">
          <table:table-cell table:formula="of:=[.A422]+7" office:value-type="float" office:value="2953">
            <text:p>2953</text:p>
          </table:table-cell>
          <table:table-cell table:formula="of:=[.B422]+1" office:value-type="float" office:value="422">
            <text:p>422</text:p>
          </table:table-cell>
          <table:table-cell table:formula="of:=&quot;0x&quot;&amp;BASE(MOD([.B423];16)+32;16)" office:value-type="string" office:string-value="0x26">
            <text:p>0x26</text:p>
          </table:table-cell>
          <table:table-cell table:formula="of:=&quot;0x&quot;&amp;BASE(MOD(MOD([.$A423];256)+[.D$1];256);16;2)" office:value-type="string" office:string-value="0x89">
            <text:p>0x89</text:p>
          </table:table-cell>
          <table:table-cell table:formula="of:=&quot;0x&quot;&amp;BASE(MOD(MOD([.$A423];256)+[.E$1];256);16;2)" office:value-type="string" office:string-value="0x8A">
            <text:p>0x8A</text:p>
          </table:table-cell>
          <table:table-cell table:formula="of:=&quot;0x&quot;&amp;BASE(MOD(MOD([.$A423];256)+[.F$1];256);16;2)" office:value-type="string" office:string-value="0x8B">
            <text:p>0x8B</text:p>
          </table:table-cell>
          <table:table-cell table:formula="of:=&quot;0x&quot;&amp;BASE(MOD(MOD([.$A423];256)+[.G$1];256);16;2)" office:value-type="string" office:string-value="0x8C">
            <text:p>0x8C</text:p>
          </table:table-cell>
          <table:table-cell table:formula="of:=&quot;0x&quot;&amp;BASE(MOD(MOD([.$A423];256)+[.H$1];256);16;2)" office:value-type="string" office:string-value="0x8D">
            <text:p>0x8D</text:p>
          </table:table-cell>
          <table:table-cell table:formula="of:=&quot;0x&quot;&amp;BASE(MOD(MOD([.$A423];256)+[.I$1];256);16;2)" office:value-type="string" office:string-value="0x8E">
            <text:p>0x8E</text:p>
          </table:table-cell>
          <table:table-cell table:formula="of:=&quot;0x&quot;&amp;BASE(MOD(MOD([.$A423];256)+[.J$1];256);16;2)" office:value-type="string" office:string-value="0x8F">
            <text:p>0x8F</text:p>
          </table:table-cell>
          <table:table-cell table:formula="of:=&quot;- d: [&quot;&amp;[.C423]&amp;&quot;, &quot;&amp;[.D423]&amp;&quot;, &quot;&amp;[.E423]&amp;&quot;, &quot;&amp;[.F423]&amp;&quot;, &quot;&amp;[.G423]&amp;&quot;, &quot;&amp;[.H423]&amp;&quot;, &quot;&amp;[.I423]&amp;&quot;, &quot;&amp;[.J423]&amp;&quot;]#  e: 0#  t: 5&quot;" office:value-type="string" office:string-value="- d: [0x26, 0x89, 0x8A, 0x8B, 0x8C, 0x8D, 0x8E, 0x8F]#  e: 0#  t: 5">
            <text:p>- d: [0x26, 0x89, 0x8A, 0x8B, 0x8C, 0x8D, 0x8E, 0x8F]# <text:s/>e: 0# <text:s/>t: 5</text:p>
          </table:table-cell>
        </table:table-row>
        <table:table-row table:style-name="ro1">
          <table:table-cell table:formula="of:=[.A423]+7" office:value-type="float" office:value="2960">
            <text:p>2960</text:p>
          </table:table-cell>
          <table:table-cell table:formula="of:=[.B423]+1" office:value-type="float" office:value="423">
            <text:p>423</text:p>
          </table:table-cell>
          <table:table-cell table:formula="of:=&quot;0x&quot;&amp;BASE(MOD([.B424];16)+32;16)" office:value-type="string" office:string-value="0x27">
            <text:p>0x27</text:p>
          </table:table-cell>
          <table:table-cell table:formula="of:=&quot;0x&quot;&amp;BASE(MOD(MOD([.$A424];256)+[.D$1];256);16;2)" office:value-type="string" office:string-value="0x90">
            <text:p>0x90</text:p>
          </table:table-cell>
          <table:table-cell table:formula="of:=&quot;0x&quot;&amp;BASE(MOD(MOD([.$A424];256)+[.E$1];256);16;2)" office:value-type="string" office:string-value="0x91">
            <text:p>0x91</text:p>
          </table:table-cell>
          <table:table-cell table:formula="of:=&quot;0x&quot;&amp;BASE(MOD(MOD([.$A424];256)+[.F$1];256);16;2)" office:value-type="string" office:string-value="0x92">
            <text:p>0x92</text:p>
          </table:table-cell>
          <table:table-cell table:formula="of:=&quot;0x&quot;&amp;BASE(MOD(MOD([.$A424];256)+[.G$1];256);16;2)" office:value-type="string" office:string-value="0x93">
            <text:p>0x93</text:p>
          </table:table-cell>
          <table:table-cell table:formula="of:=&quot;0x&quot;&amp;BASE(MOD(MOD([.$A424];256)+[.H$1];256);16;2)" office:value-type="string" office:string-value="0x94">
            <text:p>0x94</text:p>
          </table:table-cell>
          <table:table-cell table:formula="of:=&quot;0x&quot;&amp;BASE(MOD(MOD([.$A424];256)+[.I$1];256);16;2)" office:value-type="string" office:string-value="0x95">
            <text:p>0x95</text:p>
          </table:table-cell>
          <table:table-cell table:formula="of:=&quot;0x&quot;&amp;BASE(MOD(MOD([.$A424];256)+[.J$1];256);16;2)" office:value-type="string" office:string-value="0x96">
            <text:p>0x96</text:p>
          </table:table-cell>
          <table:table-cell table:formula="of:=&quot;- d: [&quot;&amp;[.C424]&amp;&quot;, &quot;&amp;[.D424]&amp;&quot;, &quot;&amp;[.E424]&amp;&quot;, &quot;&amp;[.F424]&amp;&quot;, &quot;&amp;[.G424]&amp;&quot;, &quot;&amp;[.H424]&amp;&quot;, &quot;&amp;[.I424]&amp;&quot;, &quot;&amp;[.J424]&amp;&quot;]#  e: 0#  t: 5&quot;" office:value-type="string" office:string-value="- d: [0x27, 0x90, 0x91, 0x92, 0x93, 0x94, 0x95, 0x96]#  e: 0#  t: 5">
            <text:p>- d: [0x27, 0x90, 0x91, 0x92, 0x93, 0x94, 0x95, 0x96]# <text:s/>e: 0# <text:s/>t: 5</text:p>
          </table:table-cell>
        </table:table-row>
        <table:table-row table:style-name="ro1">
          <table:table-cell table:formula="of:=[.A424]+7" office:value-type="float" office:value="2967">
            <text:p>2967</text:p>
          </table:table-cell>
          <table:table-cell table:formula="of:=[.B424]+1" office:value-type="float" office:value="424">
            <text:p>424</text:p>
          </table:table-cell>
          <table:table-cell table:formula="of:=&quot;0x&quot;&amp;BASE(MOD([.B425];16)+32;16)" office:value-type="string" office:string-value="0x28">
            <text:p>0x28</text:p>
          </table:table-cell>
          <table:table-cell table:formula="of:=&quot;0x&quot;&amp;BASE(MOD(MOD([.$A425];256)+[.D$1];256);16;2)" office:value-type="string" office:string-value="0x97">
            <text:p>0x97</text:p>
          </table:table-cell>
          <table:table-cell table:formula="of:=&quot;0x&quot;&amp;BASE(MOD(MOD([.$A425];256)+[.E$1];256);16;2)" office:value-type="string" office:string-value="0x98">
            <text:p>0x98</text:p>
          </table:table-cell>
          <table:table-cell table:formula="of:=&quot;0x&quot;&amp;BASE(MOD(MOD([.$A425];256)+[.F$1];256);16;2)" office:value-type="string" office:string-value="0x99">
            <text:p>0x99</text:p>
          </table:table-cell>
          <table:table-cell table:formula="of:=&quot;0x&quot;&amp;BASE(MOD(MOD([.$A425];256)+[.G$1];256);16;2)" office:value-type="string" office:string-value="0x9A">
            <text:p>0x9A</text:p>
          </table:table-cell>
          <table:table-cell table:formula="of:=&quot;0x&quot;&amp;BASE(MOD(MOD([.$A425];256)+[.H$1];256);16;2)" office:value-type="string" office:string-value="0x9B">
            <text:p>0x9B</text:p>
          </table:table-cell>
          <table:table-cell table:formula="of:=&quot;0x&quot;&amp;BASE(MOD(MOD([.$A425];256)+[.I$1];256);16;2)" office:value-type="string" office:string-value="0x9C">
            <text:p>0x9C</text:p>
          </table:table-cell>
          <table:table-cell table:formula="of:=&quot;0x&quot;&amp;BASE(MOD(MOD([.$A425];256)+[.J$1];256);16;2)" office:value-type="string" office:string-value="0x9D">
            <text:p>0x9D</text:p>
          </table:table-cell>
          <table:table-cell table:formula="of:=&quot;- d: [&quot;&amp;[.C425]&amp;&quot;, &quot;&amp;[.D425]&amp;&quot;, &quot;&amp;[.E425]&amp;&quot;, &quot;&amp;[.F425]&amp;&quot;, &quot;&amp;[.G425]&amp;&quot;, &quot;&amp;[.H425]&amp;&quot;, &quot;&amp;[.I425]&amp;&quot;, &quot;&amp;[.J425]&amp;&quot;]#  e: 0#  t: 5&quot;" office:value-type="string" office:string-value="- d: [0x28, 0x97, 0x98, 0x99, 0x9A, 0x9B, 0x9C, 0x9D]#  e: 0#  t: 5">
            <text:p>- d: [0x28, 0x97, 0x98, 0x99, 0x9A, 0x9B, 0x9C, 0x9D]# <text:s/>e: 0# <text:s/>t: 5</text:p>
          </table:table-cell>
        </table:table-row>
        <table:table-row table:style-name="ro1">
          <table:table-cell table:formula="of:=[.A425]+7" office:value-type="float" office:value="2974">
            <text:p>2974</text:p>
          </table:table-cell>
          <table:table-cell table:formula="of:=[.B425]+1" office:value-type="float" office:value="425">
            <text:p>425</text:p>
          </table:table-cell>
          <table:table-cell table:formula="of:=&quot;0x&quot;&amp;BASE(MOD([.B426];16)+32;16)" office:value-type="string" office:string-value="0x29">
            <text:p>0x29</text:p>
          </table:table-cell>
          <table:table-cell table:formula="of:=&quot;0x&quot;&amp;BASE(MOD(MOD([.$A426];256)+[.D$1];256);16;2)" office:value-type="string" office:string-value="0x9E">
            <text:p>0x9E</text:p>
          </table:table-cell>
          <table:table-cell table:formula="of:=&quot;0x&quot;&amp;BASE(MOD(MOD([.$A426];256)+[.E$1];256);16;2)" office:value-type="string" office:string-value="0x9F">
            <text:p>0x9F</text:p>
          </table:table-cell>
          <table:table-cell table:formula="of:=&quot;0x&quot;&amp;BASE(MOD(MOD([.$A426];256)+[.F$1];256);16;2)" office:value-type="string" office:string-value="0xA0">
            <text:p>0xA0</text:p>
          </table:table-cell>
          <table:table-cell table:formula="of:=&quot;0x&quot;&amp;BASE(MOD(MOD([.$A426];256)+[.G$1];256);16;2)" office:value-type="string" office:string-value="0xA1">
            <text:p>0xA1</text:p>
          </table:table-cell>
          <table:table-cell table:formula="of:=&quot;0x&quot;&amp;BASE(MOD(MOD([.$A426];256)+[.H$1];256);16;2)" office:value-type="string" office:string-value="0xA2">
            <text:p>0xA2</text:p>
          </table:table-cell>
          <table:table-cell table:formula="of:=&quot;0x&quot;&amp;BASE(MOD(MOD([.$A426];256)+[.I$1];256);16;2)" office:value-type="string" office:string-value="0xA3">
            <text:p>0xA3</text:p>
          </table:table-cell>
          <table:table-cell table:formula="of:=&quot;0x&quot;&amp;BASE(MOD(MOD([.$A426];256)+[.J$1];256);16;2)" office:value-type="string" office:string-value="0xA4">
            <text:p>0xA4</text:p>
          </table:table-cell>
          <table:table-cell table:formula="of:=&quot;- d: [&quot;&amp;[.C426]&amp;&quot;, &quot;&amp;[.D426]&amp;&quot;, &quot;&amp;[.E426]&amp;&quot;, &quot;&amp;[.F426]&amp;&quot;, &quot;&amp;[.G426]&amp;&quot;, &quot;&amp;[.H426]&amp;&quot;, &quot;&amp;[.I426]&amp;&quot;, &quot;&amp;[.J426]&amp;&quot;]#  e: 0#  t: 5&quot;" office:value-type="string" office:string-value="- d: [0x29, 0x9E, 0x9F, 0xA0, 0xA1, 0xA2, 0xA3, 0xA4]#  e: 0#  t: 5">
            <text:p>- d: [0x29, 0x9E, 0x9F, 0xA0, 0xA1, 0xA2, 0xA3, 0xA4]# <text:s/>e: 0# <text:s/>t: 5</text:p>
          </table:table-cell>
        </table:table-row>
        <table:table-row table:style-name="ro1">
          <table:table-cell table:formula="of:=[.A426]+7" office:value-type="float" office:value="2981">
            <text:p>2981</text:p>
          </table:table-cell>
          <table:table-cell table:formula="of:=[.B426]+1" office:value-type="float" office:value="426">
            <text:p>426</text:p>
          </table:table-cell>
          <table:table-cell table:formula="of:=&quot;0x&quot;&amp;BASE(MOD([.B427];16)+32;16)" office:value-type="string" office:string-value="0x2A">
            <text:p>0x2A</text:p>
          </table:table-cell>
          <table:table-cell table:formula="of:=&quot;0x&quot;&amp;BASE(MOD(MOD([.$A427];256)+[.D$1];256);16;2)" office:value-type="string" office:string-value="0xA5">
            <text:p>0xA5</text:p>
          </table:table-cell>
          <table:table-cell table:formula="of:=&quot;0x&quot;&amp;BASE(MOD(MOD([.$A427];256)+[.E$1];256);16;2)" office:value-type="string" office:string-value="0xA6">
            <text:p>0xA6</text:p>
          </table:table-cell>
          <table:table-cell table:formula="of:=&quot;0x&quot;&amp;BASE(MOD(MOD([.$A427];256)+[.F$1];256);16;2)" office:value-type="string" office:string-value="0xA7">
            <text:p>0xA7</text:p>
          </table:table-cell>
          <table:table-cell table:formula="of:=&quot;0x&quot;&amp;BASE(MOD(MOD([.$A427];256)+[.G$1];256);16;2)" office:value-type="string" office:string-value="0xA8">
            <text:p>0xA8</text:p>
          </table:table-cell>
          <table:table-cell table:formula="of:=&quot;0x&quot;&amp;BASE(MOD(MOD([.$A427];256)+[.H$1];256);16;2)" office:value-type="string" office:string-value="0xA9">
            <text:p>0xA9</text:p>
          </table:table-cell>
          <table:table-cell table:formula="of:=&quot;0x&quot;&amp;BASE(MOD(MOD([.$A427];256)+[.I$1];256);16;2)" office:value-type="string" office:string-value="0xAA">
            <text:p>0xAA</text:p>
          </table:table-cell>
          <table:table-cell table:formula="of:=&quot;0x&quot;&amp;BASE(MOD(MOD([.$A427];256)+[.J$1];256);16;2)" office:value-type="string" office:string-value="0xAB">
            <text:p>0xAB</text:p>
          </table:table-cell>
          <table:table-cell table:formula="of:=&quot;- d: [&quot;&amp;[.C427]&amp;&quot;, &quot;&amp;[.D427]&amp;&quot;, &quot;&amp;[.E427]&amp;&quot;, &quot;&amp;[.F427]&amp;&quot;, &quot;&amp;[.G427]&amp;&quot;, &quot;&amp;[.H427]&amp;&quot;, &quot;&amp;[.I427]&amp;&quot;, &quot;&amp;[.J427]&amp;&quot;]#  e: 0#  t: 5&quot;" office:value-type="string" office:string-value="- d: [0x2A, 0xA5, 0xA6, 0xA7, 0xA8, 0xA9, 0xAA, 0xAB]#  e: 0#  t: 5">
            <text:p>- d: [0x2A, 0xA5, 0xA6, 0xA7, 0xA8, 0xA9, 0xAA, 0xAB]# <text:s/>e: 0# <text:s/>t: 5</text:p>
          </table:table-cell>
        </table:table-row>
        <table:table-row table:style-name="ro1">
          <table:table-cell table:formula="of:=[.A427]+7" office:value-type="float" office:value="2988">
            <text:p>2988</text:p>
          </table:table-cell>
          <table:table-cell table:formula="of:=[.B427]+1" office:value-type="float" office:value="427">
            <text:p>427</text:p>
          </table:table-cell>
          <table:table-cell table:formula="of:=&quot;0x&quot;&amp;BASE(MOD([.B428];16)+32;16)" office:value-type="string" office:string-value="0x2B">
            <text:p>0x2B</text:p>
          </table:table-cell>
          <table:table-cell table:formula="of:=&quot;0x&quot;&amp;BASE(MOD(MOD([.$A428];256)+[.D$1];256);16;2)" office:value-type="string" office:string-value="0xAC">
            <text:p>0xAC</text:p>
          </table:table-cell>
          <table:table-cell table:formula="of:=&quot;0x&quot;&amp;BASE(MOD(MOD([.$A428];256)+[.E$1];256);16;2)" office:value-type="string" office:string-value="0xAD">
            <text:p>0xAD</text:p>
          </table:table-cell>
          <table:table-cell table:formula="of:=&quot;0x&quot;&amp;BASE(MOD(MOD([.$A428];256)+[.F$1];256);16;2)" office:value-type="string" office:string-value="0xAE">
            <text:p>0xAE</text:p>
          </table:table-cell>
          <table:table-cell table:formula="of:=&quot;0x&quot;&amp;BASE(MOD(MOD([.$A428];256)+[.G$1];256);16;2)" office:value-type="string" office:string-value="0xAF">
            <text:p>0xAF</text:p>
          </table:table-cell>
          <table:table-cell table:formula="of:=&quot;0x&quot;&amp;BASE(MOD(MOD([.$A428];256)+[.H$1];256);16;2)" office:value-type="string" office:string-value="0xB0">
            <text:p>0xB0</text:p>
          </table:table-cell>
          <table:table-cell table:formula="of:=&quot;0x&quot;&amp;BASE(MOD(MOD([.$A428];256)+[.I$1];256);16;2)" office:value-type="string" office:string-value="0xB1">
            <text:p>0xB1</text:p>
          </table:table-cell>
          <table:table-cell table:formula="of:=&quot;0x&quot;&amp;BASE(MOD(MOD([.$A428];256)+[.J$1];256);16;2)" office:value-type="string" office:string-value="0xB2">
            <text:p>0xB2</text:p>
          </table:table-cell>
          <table:table-cell table:formula="of:=&quot;- d: [&quot;&amp;[.C428]&amp;&quot;, &quot;&amp;[.D428]&amp;&quot;, &quot;&amp;[.E428]&amp;&quot;, &quot;&amp;[.F428]&amp;&quot;, &quot;&amp;[.G428]&amp;&quot;, &quot;&amp;[.H428]&amp;&quot;, &quot;&amp;[.I428]&amp;&quot;, &quot;&amp;[.J428]&amp;&quot;]#  e: 0#  t: 5&quot;" office:value-type="string" office:string-value="- d: [0x2B, 0xAC, 0xAD, 0xAE, 0xAF, 0xB0, 0xB1, 0xB2]#  e: 0#  t: 5">
            <text:p>- d: [0x2B, 0xAC, 0xAD, 0xAE, 0xAF, 0xB0, 0xB1, 0xB2]# <text:s/>e: 0# <text:s/>t: 5</text:p>
          </table:table-cell>
        </table:table-row>
        <table:table-row table:style-name="ro1">
          <table:table-cell table:formula="of:=[.A428]+7" office:value-type="float" office:value="2995">
            <text:p>2995</text:p>
          </table:table-cell>
          <table:table-cell table:formula="of:=[.B428]+1" office:value-type="float" office:value="428">
            <text:p>428</text:p>
          </table:table-cell>
          <table:table-cell table:formula="of:=&quot;0x&quot;&amp;BASE(MOD([.B429];16)+32;16)" office:value-type="string" office:string-value="0x2C">
            <text:p>0x2C</text:p>
          </table:table-cell>
          <table:table-cell table:formula="of:=&quot;0x&quot;&amp;BASE(MOD(MOD([.$A429];256)+[.D$1];256);16;2)" office:value-type="string" office:string-value="0xB3">
            <text:p>0xB3</text:p>
          </table:table-cell>
          <table:table-cell table:formula="of:=&quot;0x&quot;&amp;BASE(MOD(MOD([.$A429];256)+[.E$1];256);16;2)" office:value-type="string" office:string-value="0xB4">
            <text:p>0xB4</text:p>
          </table:table-cell>
          <table:table-cell table:formula="of:=&quot;0x&quot;&amp;BASE(MOD(MOD([.$A429];256)+[.F$1];256);16;2)" office:value-type="string" office:string-value="0xB5">
            <text:p>0xB5</text:p>
          </table:table-cell>
          <table:table-cell table:formula="of:=&quot;0x&quot;&amp;BASE(MOD(MOD([.$A429];256)+[.G$1];256);16;2)" office:value-type="string" office:string-value="0xB6">
            <text:p>0xB6</text:p>
          </table:table-cell>
          <table:table-cell table:formula="of:=&quot;0x&quot;&amp;BASE(MOD(MOD([.$A429];256)+[.H$1];256);16;2)" office:value-type="string" office:string-value="0xB7">
            <text:p>0xB7</text:p>
          </table:table-cell>
          <table:table-cell table:formula="of:=&quot;0x&quot;&amp;BASE(MOD(MOD([.$A429];256)+[.I$1];256);16;2)" office:value-type="string" office:string-value="0xB8">
            <text:p>0xB8</text:p>
          </table:table-cell>
          <table:table-cell table:formula="of:=&quot;0x&quot;&amp;BASE(MOD(MOD([.$A429];256)+[.J$1];256);16;2)" office:value-type="string" office:string-value="0xB9">
            <text:p>0xB9</text:p>
          </table:table-cell>
          <table:table-cell table:formula="of:=&quot;- d: [&quot;&amp;[.C429]&amp;&quot;, &quot;&amp;[.D429]&amp;&quot;, &quot;&amp;[.E429]&amp;&quot;, &quot;&amp;[.F429]&amp;&quot;, &quot;&amp;[.G429]&amp;&quot;, &quot;&amp;[.H429]&amp;&quot;, &quot;&amp;[.I429]&amp;&quot;, &quot;&amp;[.J429]&amp;&quot;]#  e: 0#  t: 5&quot;" office:value-type="string" office:string-value="- d: [0x2C, 0xB3, 0xB4, 0xB5, 0xB6, 0xB7, 0xB8, 0xB9]#  e: 0#  t: 5">
            <text:p>- d: [0x2C, 0xB3, 0xB4, 0xB5, 0xB6, 0xB7, 0xB8, 0xB9]# <text:s/>e: 0# <text:s/>t: 5</text:p>
          </table:table-cell>
        </table:table-row>
        <table:table-row table:style-name="ro1">
          <table:table-cell table:formula="of:=[.A429]+7" office:value-type="float" office:value="3002">
            <text:p>3002</text:p>
          </table:table-cell>
          <table:table-cell table:formula="of:=[.B429]+1" office:value-type="float" office:value="429">
            <text:p>429</text:p>
          </table:table-cell>
          <table:table-cell table:formula="of:=&quot;0x&quot;&amp;BASE(MOD([.B430];16)+32;16)" office:value-type="string" office:string-value="0x2D">
            <text:p>0x2D</text:p>
          </table:table-cell>
          <table:table-cell table:formula="of:=&quot;0x&quot;&amp;BASE(MOD(MOD([.$A430];256)+[.D$1];256);16;2)" office:value-type="string" office:string-value="0xBA">
            <text:p>0xBA</text:p>
          </table:table-cell>
          <table:table-cell table:formula="of:=&quot;0x&quot;&amp;BASE(MOD(MOD([.$A430];256)+[.E$1];256);16;2)" office:value-type="string" office:string-value="0xBB">
            <text:p>0xBB</text:p>
          </table:table-cell>
          <table:table-cell table:formula="of:=&quot;0x&quot;&amp;BASE(MOD(MOD([.$A430];256)+[.F$1];256);16;2)" office:value-type="string" office:string-value="0xBC">
            <text:p>0xBC</text:p>
          </table:table-cell>
          <table:table-cell table:formula="of:=&quot;0x&quot;&amp;BASE(MOD(MOD([.$A430];256)+[.G$1];256);16;2)" office:value-type="string" office:string-value="0xBD">
            <text:p>0xBD</text:p>
          </table:table-cell>
          <table:table-cell table:formula="of:=&quot;0x&quot;&amp;BASE(MOD(MOD([.$A430];256)+[.H$1];256);16;2)" office:value-type="string" office:string-value="0xBE">
            <text:p>0xBE</text:p>
          </table:table-cell>
          <table:table-cell table:formula="of:=&quot;0x&quot;&amp;BASE(MOD(MOD([.$A430];256)+[.I$1];256);16;2)" office:value-type="string" office:string-value="0xBF">
            <text:p>0xBF</text:p>
          </table:table-cell>
          <table:table-cell table:formula="of:=&quot;0x&quot;&amp;BASE(MOD(MOD([.$A430];256)+[.J$1];256);16;2)" office:value-type="string" office:string-value="0xC0">
            <text:p>0xC0</text:p>
          </table:table-cell>
          <table:table-cell table:formula="of:=&quot;- d: [&quot;&amp;[.C430]&amp;&quot;, &quot;&amp;[.D430]&amp;&quot;, &quot;&amp;[.E430]&amp;&quot;, &quot;&amp;[.F430]&amp;&quot;, &quot;&amp;[.G430]&amp;&quot;, &quot;&amp;[.H430]&amp;&quot;, &quot;&amp;[.I430]&amp;&quot;, &quot;&amp;[.J430]&amp;&quot;]#  e: 0#  t: 5&quot;" office:value-type="string" office:string-value="- d: [0x2D, 0xBA, 0xBB, 0xBC, 0xBD, 0xBE, 0xBF, 0xC0]#  e: 0#  t: 5">
            <text:p>- d: [0x2D, 0xBA, 0xBB, 0xBC, 0xBD, 0xBE, 0xBF, 0xC0]# <text:s/>e: 0# <text:s/>t: 5</text:p>
          </table:table-cell>
        </table:table-row>
        <table:table-row table:style-name="ro1">
          <table:table-cell table:formula="of:=[.A430]+7" office:value-type="float" office:value="3009">
            <text:p>3009</text:p>
          </table:table-cell>
          <table:table-cell table:formula="of:=[.B430]+1" office:value-type="float" office:value="430">
            <text:p>430</text:p>
          </table:table-cell>
          <table:table-cell table:formula="of:=&quot;0x&quot;&amp;BASE(MOD([.B431];16)+32;16)" office:value-type="string" office:string-value="0x2E">
            <text:p>0x2E</text:p>
          </table:table-cell>
          <table:table-cell table:formula="of:=&quot;0x&quot;&amp;BASE(MOD(MOD([.$A431];256)+[.D$1];256);16;2)" office:value-type="string" office:string-value="0xC1">
            <text:p>0xC1</text:p>
          </table:table-cell>
          <table:table-cell table:formula="of:=&quot;0x&quot;&amp;BASE(MOD(MOD([.$A431];256)+[.E$1];256);16;2)" office:value-type="string" office:string-value="0xC2">
            <text:p>0xC2</text:p>
          </table:table-cell>
          <table:table-cell table:formula="of:=&quot;0x&quot;&amp;BASE(MOD(MOD([.$A431];256)+[.F$1];256);16;2)" office:value-type="string" office:string-value="0xC3">
            <text:p>0xC3</text:p>
          </table:table-cell>
          <table:table-cell table:formula="of:=&quot;0x&quot;&amp;BASE(MOD(MOD([.$A431];256)+[.G$1];256);16;2)" office:value-type="string" office:string-value="0xC4">
            <text:p>0xC4</text:p>
          </table:table-cell>
          <table:table-cell table:formula="of:=&quot;0x&quot;&amp;BASE(MOD(MOD([.$A431];256)+[.H$1];256);16;2)" office:value-type="string" office:string-value="0xC5">
            <text:p>0xC5</text:p>
          </table:table-cell>
          <table:table-cell table:formula="of:=&quot;0x&quot;&amp;BASE(MOD(MOD([.$A431];256)+[.I$1];256);16;2)" office:value-type="string" office:string-value="0xC6">
            <text:p>0xC6</text:p>
          </table:table-cell>
          <table:table-cell table:formula="of:=&quot;0x&quot;&amp;BASE(MOD(MOD([.$A431];256)+[.J$1];256);16;2)" office:value-type="string" office:string-value="0xC7">
            <text:p>0xC7</text:p>
          </table:table-cell>
          <table:table-cell table:formula="of:=&quot;- d: [&quot;&amp;[.C431]&amp;&quot;, &quot;&amp;[.D431]&amp;&quot;, &quot;&amp;[.E431]&amp;&quot;, &quot;&amp;[.F431]&amp;&quot;, &quot;&amp;[.G431]&amp;&quot;, &quot;&amp;[.H431]&amp;&quot;, &quot;&amp;[.I431]&amp;&quot;, &quot;&amp;[.J431]&amp;&quot;]#  e: 0#  t: 5&quot;" office:value-type="string" office:string-value="- d: [0x2E, 0xC1, 0xC2, 0xC3, 0xC4, 0xC5, 0xC6, 0xC7]#  e: 0#  t: 5">
            <text:p>- d: [0x2E, 0xC1, 0xC2, 0xC3, 0xC4, 0xC5, 0xC6, 0xC7]# <text:s/>e: 0# <text:s/>t: 5</text:p>
          </table:table-cell>
        </table:table-row>
        <table:table-row table:style-name="ro1">
          <table:table-cell table:formula="of:=[.A431]+7" office:value-type="float" office:value="3016">
            <text:p>3016</text:p>
          </table:table-cell>
          <table:table-cell table:formula="of:=[.B431]+1" office:value-type="float" office:value="431">
            <text:p>431</text:p>
          </table:table-cell>
          <table:table-cell table:formula="of:=&quot;0x&quot;&amp;BASE(MOD([.B432];16)+32;16)" office:value-type="string" office:string-value="0x2F">
            <text:p>0x2F</text:p>
          </table:table-cell>
          <table:table-cell table:formula="of:=&quot;0x&quot;&amp;BASE(MOD(MOD([.$A432];256)+[.D$1];256);16;2)" office:value-type="string" office:string-value="0xC8">
            <text:p>0xC8</text:p>
          </table:table-cell>
          <table:table-cell table:formula="of:=&quot;0x&quot;&amp;BASE(MOD(MOD([.$A432];256)+[.E$1];256);16;2)" office:value-type="string" office:string-value="0xC9">
            <text:p>0xC9</text:p>
          </table:table-cell>
          <table:table-cell table:formula="of:=&quot;0x&quot;&amp;BASE(MOD(MOD([.$A432];256)+[.F$1];256);16;2)" office:value-type="string" office:string-value="0xCA">
            <text:p>0xCA</text:p>
          </table:table-cell>
          <table:table-cell table:formula="of:=&quot;0x&quot;&amp;BASE(MOD(MOD([.$A432];256)+[.G$1];256);16;2)" office:value-type="string" office:string-value="0xCB">
            <text:p>0xCB</text:p>
          </table:table-cell>
          <table:table-cell table:formula="of:=&quot;0x&quot;&amp;BASE(MOD(MOD([.$A432];256)+[.H$1];256);16;2)" office:value-type="string" office:string-value="0xCC">
            <text:p>0xCC</text:p>
          </table:table-cell>
          <table:table-cell table:formula="of:=&quot;0x&quot;&amp;BASE(MOD(MOD([.$A432];256)+[.I$1];256);16;2)" office:value-type="string" office:string-value="0xCD">
            <text:p>0xCD</text:p>
          </table:table-cell>
          <table:table-cell table:formula="of:=&quot;0x&quot;&amp;BASE(MOD(MOD([.$A432];256)+[.J$1];256);16;2)" office:value-type="string" office:string-value="0xCE">
            <text:p>0xCE</text:p>
          </table:table-cell>
          <table:table-cell table:formula="of:=&quot;- d: [&quot;&amp;[.C432]&amp;&quot;, &quot;&amp;[.D432]&amp;&quot;, &quot;&amp;[.E432]&amp;&quot;, &quot;&amp;[.F432]&amp;&quot;, &quot;&amp;[.G432]&amp;&quot;, &quot;&amp;[.H432]&amp;&quot;, &quot;&amp;[.I432]&amp;&quot;, &quot;&amp;[.J432]&amp;&quot;]#  e: 0#  t: 5&quot;" office:value-type="string" office:string-value="- d: [0x2F, 0xC8, 0xC9, 0xCA, 0xCB, 0xCC, 0xCD, 0xCE]#  e: 0#  t: 5">
            <text:p>- d: [0x2F, 0xC8, 0xC9, 0xCA, 0xCB, 0xCC, 0xCD, 0xCE]# <text:s/>e: 0# <text:s/>t: 5</text:p>
          </table:table-cell>
        </table:table-row>
        <table:table-row table:style-name="ro1">
          <table:table-cell table:formula="of:=[.A432]+7" office:value-type="float" office:value="3023">
            <text:p>3023</text:p>
          </table:table-cell>
          <table:table-cell table:formula="of:=[.B432]+1" office:value-type="float" office:value="432">
            <text:p>432</text:p>
          </table:table-cell>
          <table:table-cell table:formula="of:=&quot;0x&quot;&amp;BASE(MOD([.B433];16)+32;16)" office:value-type="string" office:string-value="0x20">
            <text:p>0x20</text:p>
          </table:table-cell>
          <table:table-cell table:formula="of:=&quot;0x&quot;&amp;BASE(MOD(MOD([.$A433];256)+[.D$1];256);16;2)" office:value-type="string" office:string-value="0xCF">
            <text:p>0xCF</text:p>
          </table:table-cell>
          <table:table-cell table:formula="of:=&quot;0x&quot;&amp;BASE(MOD(MOD([.$A433];256)+[.E$1];256);16;2)" office:value-type="string" office:string-value="0xD0">
            <text:p>0xD0</text:p>
          </table:table-cell>
          <table:table-cell table:formula="of:=&quot;0x&quot;&amp;BASE(MOD(MOD([.$A433];256)+[.F$1];256);16;2)" office:value-type="string" office:string-value="0xD1">
            <text:p>0xD1</text:p>
          </table:table-cell>
          <table:table-cell table:formula="of:=&quot;0x&quot;&amp;BASE(MOD(MOD([.$A433];256)+[.G$1];256);16;2)" office:value-type="string" office:string-value="0xD2">
            <text:p>0xD2</text:p>
          </table:table-cell>
          <table:table-cell table:formula="of:=&quot;0x&quot;&amp;BASE(MOD(MOD([.$A433];256)+[.H$1];256);16;2)" office:value-type="string" office:string-value="0xD3">
            <text:p>0xD3</text:p>
          </table:table-cell>
          <table:table-cell table:formula="of:=&quot;0x&quot;&amp;BASE(MOD(MOD([.$A433];256)+[.I$1];256);16;2)" office:value-type="string" office:string-value="0xD4">
            <text:p>0xD4</text:p>
          </table:table-cell>
          <table:table-cell table:formula="of:=&quot;0x&quot;&amp;BASE(MOD(MOD([.$A433];256)+[.J$1];256);16;2)" office:value-type="string" office:string-value="0xD5">
            <text:p>0xD5</text:p>
          </table:table-cell>
          <table:table-cell table:formula="of:=&quot;- d: [&quot;&amp;[.C433]&amp;&quot;, &quot;&amp;[.D433]&amp;&quot;, &quot;&amp;[.E433]&amp;&quot;, &quot;&amp;[.F433]&amp;&quot;, &quot;&amp;[.G433]&amp;&quot;, &quot;&amp;[.H433]&amp;&quot;, &quot;&amp;[.I433]&amp;&quot;, &quot;&amp;[.J433]&amp;&quot;]#  e: 0#  t: 5&quot;" office:value-type="string" office:string-value="- d: [0x20, 0xCF, 0xD0, 0xD1, 0xD2, 0xD3, 0xD4, 0xD5]#  e: 0#  t: 5">
            <text:p>- d: [0x20, 0xCF, 0xD0, 0xD1, 0xD2, 0xD3, 0xD4, 0xD5]# <text:s/>e: 0# <text:s/>t: 5</text:p>
          </table:table-cell>
        </table:table-row>
        <table:table-row table:style-name="ro1">
          <table:table-cell table:formula="of:=[.A433]+7" office:value-type="float" office:value="3030">
            <text:p>3030</text:p>
          </table:table-cell>
          <table:table-cell table:formula="of:=[.B433]+1" office:value-type="float" office:value="433">
            <text:p>433</text:p>
          </table:table-cell>
          <table:table-cell table:formula="of:=&quot;0x&quot;&amp;BASE(MOD([.B434];16)+32;16)" office:value-type="string" office:string-value="0x21">
            <text:p>0x21</text:p>
          </table:table-cell>
          <table:table-cell table:formula="of:=&quot;0x&quot;&amp;BASE(MOD(MOD([.$A434];256)+[.D$1];256);16;2)" office:value-type="string" office:string-value="0xD6">
            <text:p>0xD6</text:p>
          </table:table-cell>
          <table:table-cell table:formula="of:=&quot;0x&quot;&amp;BASE(MOD(MOD([.$A434];256)+[.E$1];256);16;2)" office:value-type="string" office:string-value="0xD7">
            <text:p>0xD7</text:p>
          </table:table-cell>
          <table:table-cell table:formula="of:=&quot;0x&quot;&amp;BASE(MOD(MOD([.$A434];256)+[.F$1];256);16;2)" office:value-type="string" office:string-value="0xD8">
            <text:p>0xD8</text:p>
          </table:table-cell>
          <table:table-cell table:formula="of:=&quot;0x&quot;&amp;BASE(MOD(MOD([.$A434];256)+[.G$1];256);16;2)" office:value-type="string" office:string-value="0xD9">
            <text:p>0xD9</text:p>
          </table:table-cell>
          <table:table-cell table:formula="of:=&quot;0x&quot;&amp;BASE(MOD(MOD([.$A434];256)+[.H$1];256);16;2)" office:value-type="string" office:string-value="0xDA">
            <text:p>0xDA</text:p>
          </table:table-cell>
          <table:table-cell table:formula="of:=&quot;0x&quot;&amp;BASE(MOD(MOD([.$A434];256)+[.I$1];256);16;2)" office:value-type="string" office:string-value="0xDB">
            <text:p>0xDB</text:p>
          </table:table-cell>
          <table:table-cell table:formula="of:=&quot;0x&quot;&amp;BASE(MOD(MOD([.$A434];256)+[.J$1];256);16;2)" office:value-type="string" office:string-value="0xDC">
            <text:p>0xDC</text:p>
          </table:table-cell>
          <table:table-cell table:formula="of:=&quot;- d: [&quot;&amp;[.C434]&amp;&quot;, &quot;&amp;[.D434]&amp;&quot;, &quot;&amp;[.E434]&amp;&quot;, &quot;&amp;[.F434]&amp;&quot;, &quot;&amp;[.G434]&amp;&quot;, &quot;&amp;[.H434]&amp;&quot;, &quot;&amp;[.I434]&amp;&quot;, &quot;&amp;[.J434]&amp;&quot;]#  e: 0#  t: 5&quot;" office:value-type="string" office:string-value="- d: [0x21, 0xD6, 0xD7, 0xD8, 0xD9, 0xDA, 0xDB, 0xDC]#  e: 0#  t: 5">
            <text:p>- d: [0x21, 0xD6, 0xD7, 0xD8, 0xD9, 0xDA, 0xDB, 0xDC]# <text:s/>e: 0# <text:s/>t: 5</text:p>
          </table:table-cell>
        </table:table-row>
        <table:table-row table:style-name="ro1">
          <table:table-cell table:formula="of:=[.A434]+7" office:value-type="float" office:value="3037">
            <text:p>3037</text:p>
          </table:table-cell>
          <table:table-cell table:formula="of:=[.B434]+1" office:value-type="float" office:value="434">
            <text:p>434</text:p>
          </table:table-cell>
          <table:table-cell table:formula="of:=&quot;0x&quot;&amp;BASE(MOD([.B435];16)+32;16)" office:value-type="string" office:string-value="0x22">
            <text:p>0x22</text:p>
          </table:table-cell>
          <table:table-cell table:formula="of:=&quot;0x&quot;&amp;BASE(MOD(MOD([.$A435];256)+[.D$1];256);16;2)" office:value-type="string" office:string-value="0xDD">
            <text:p>0xDD</text:p>
          </table:table-cell>
          <table:table-cell table:formula="of:=&quot;0x&quot;&amp;BASE(MOD(MOD([.$A435];256)+[.E$1];256);16;2)" office:value-type="string" office:string-value="0xDE">
            <text:p>0xDE</text:p>
          </table:table-cell>
          <table:table-cell table:formula="of:=&quot;0x&quot;&amp;BASE(MOD(MOD([.$A435];256)+[.F$1];256);16;2)" office:value-type="string" office:string-value="0xDF">
            <text:p>0xDF</text:p>
          </table:table-cell>
          <table:table-cell table:formula="of:=&quot;0x&quot;&amp;BASE(MOD(MOD([.$A435];256)+[.G$1];256);16;2)" office:value-type="string" office:string-value="0xE0">
            <text:p>0xE0</text:p>
          </table:table-cell>
          <table:table-cell table:formula="of:=&quot;0x&quot;&amp;BASE(MOD(MOD([.$A435];256)+[.H$1];256);16;2)" office:value-type="string" office:string-value="0xE1">
            <text:p>0xE1</text:p>
          </table:table-cell>
          <table:table-cell table:formula="of:=&quot;0x&quot;&amp;BASE(MOD(MOD([.$A435];256)+[.I$1];256);16;2)" office:value-type="string" office:string-value="0xE2">
            <text:p>0xE2</text:p>
          </table:table-cell>
          <table:table-cell table:formula="of:=&quot;0x&quot;&amp;BASE(MOD(MOD([.$A435];256)+[.J$1];256);16;2)" office:value-type="string" office:string-value="0xE3">
            <text:p>0xE3</text:p>
          </table:table-cell>
          <table:table-cell table:formula="of:=&quot;- d: [&quot;&amp;[.C435]&amp;&quot;, &quot;&amp;[.D435]&amp;&quot;, &quot;&amp;[.E435]&amp;&quot;, &quot;&amp;[.F435]&amp;&quot;, &quot;&amp;[.G435]&amp;&quot;, &quot;&amp;[.H435]&amp;&quot;, &quot;&amp;[.I435]&amp;&quot;, &quot;&amp;[.J435]&amp;&quot;]#  e: 0#  t: 5&quot;" office:value-type="string" office:string-value="- d: [0x22, 0xDD, 0xDE, 0xDF, 0xE0, 0xE1, 0xE2, 0xE3]#  e: 0#  t: 5">
            <text:p>- d: [0x22, 0xDD, 0xDE, 0xDF, 0xE0, 0xE1, 0xE2, 0xE3]# <text:s/>e: 0# <text:s/>t: 5</text:p>
          </table:table-cell>
        </table:table-row>
        <table:table-row table:style-name="ro1">
          <table:table-cell table:formula="of:=[.A435]+7" office:value-type="float" office:value="3044">
            <text:p>3044</text:p>
          </table:table-cell>
          <table:table-cell table:formula="of:=[.B435]+1" office:value-type="float" office:value="435">
            <text:p>435</text:p>
          </table:table-cell>
          <table:table-cell table:formula="of:=&quot;0x&quot;&amp;BASE(MOD([.B436];16)+32;16)" office:value-type="string" office:string-value="0x23">
            <text:p>0x23</text:p>
          </table:table-cell>
          <table:table-cell table:formula="of:=&quot;0x&quot;&amp;BASE(MOD(MOD([.$A436];256)+[.D$1];256);16;2)" office:value-type="string" office:string-value="0xE4">
            <text:p>0xE4</text:p>
          </table:table-cell>
          <table:table-cell table:formula="of:=&quot;0x&quot;&amp;BASE(MOD(MOD([.$A436];256)+[.E$1];256);16;2)" office:value-type="string" office:string-value="0xE5">
            <text:p>0xE5</text:p>
          </table:table-cell>
          <table:table-cell table:formula="of:=&quot;0x&quot;&amp;BASE(MOD(MOD([.$A436];256)+[.F$1];256);16;2)" office:value-type="string" office:string-value="0xE6">
            <text:p>0xE6</text:p>
          </table:table-cell>
          <table:table-cell table:formula="of:=&quot;0x&quot;&amp;BASE(MOD(MOD([.$A436];256)+[.G$1];256);16;2)" office:value-type="string" office:string-value="0xE7">
            <text:p>0xE7</text:p>
          </table:table-cell>
          <table:table-cell table:formula="of:=&quot;0x&quot;&amp;BASE(MOD(MOD([.$A436];256)+[.H$1];256);16;2)" office:value-type="string" office:string-value="0xE8">
            <text:p>0xE8</text:p>
          </table:table-cell>
          <table:table-cell table:formula="of:=&quot;0x&quot;&amp;BASE(MOD(MOD([.$A436];256)+[.I$1];256);16;2)" office:value-type="string" office:string-value="0xE9">
            <text:p>0xE9</text:p>
          </table:table-cell>
          <table:table-cell table:formula="of:=&quot;0x&quot;&amp;BASE(MOD(MOD([.$A436];256)+[.J$1];256);16;2)" office:value-type="string" office:string-value="0xEA">
            <text:p>0xEA</text:p>
          </table:table-cell>
          <table:table-cell table:formula="of:=&quot;- d: [&quot;&amp;[.C436]&amp;&quot;, &quot;&amp;[.D436]&amp;&quot;, &quot;&amp;[.E436]&amp;&quot;, &quot;&amp;[.F436]&amp;&quot;, &quot;&amp;[.G436]&amp;&quot;, &quot;&amp;[.H436]&amp;&quot;, &quot;&amp;[.I436]&amp;&quot;, &quot;&amp;[.J436]&amp;&quot;]#  e: 0#  t: 5&quot;" office:value-type="string" office:string-value="- d: [0x23, 0xE4, 0xE5, 0xE6, 0xE7, 0xE8, 0xE9, 0xEA]#  e: 0#  t: 5">
            <text:p>- d: [0x23, 0xE4, 0xE5, 0xE6, 0xE7, 0xE8, 0xE9, 0xEA]# <text:s/>e: 0# <text:s/>t: 5</text:p>
          </table:table-cell>
        </table:table-row>
        <table:table-row table:style-name="ro1">
          <table:table-cell table:formula="of:=[.A436]+7" office:value-type="float" office:value="3051">
            <text:p>3051</text:p>
          </table:table-cell>
          <table:table-cell table:formula="of:=[.B436]+1" office:value-type="float" office:value="436">
            <text:p>436</text:p>
          </table:table-cell>
          <table:table-cell table:formula="of:=&quot;0x&quot;&amp;BASE(MOD([.B437];16)+32;16)" office:value-type="string" office:string-value="0x24">
            <text:p>0x24</text:p>
          </table:table-cell>
          <table:table-cell table:formula="of:=&quot;0x&quot;&amp;BASE(MOD(MOD([.$A437];256)+[.D$1];256);16;2)" office:value-type="string" office:string-value="0xEB">
            <text:p>0xEB</text:p>
          </table:table-cell>
          <table:table-cell table:formula="of:=&quot;0x&quot;&amp;BASE(MOD(MOD([.$A437];256)+[.E$1];256);16;2)" office:value-type="string" office:string-value="0xEC">
            <text:p>0xEC</text:p>
          </table:table-cell>
          <table:table-cell table:formula="of:=&quot;0x&quot;&amp;BASE(MOD(MOD([.$A437];256)+[.F$1];256);16;2)" office:value-type="string" office:string-value="0xED">
            <text:p>0xED</text:p>
          </table:table-cell>
          <table:table-cell table:formula="of:=&quot;0x&quot;&amp;BASE(MOD(MOD([.$A437];256)+[.G$1];256);16;2)" office:value-type="string" office:string-value="0xEE">
            <text:p>0xEE</text:p>
          </table:table-cell>
          <table:table-cell table:formula="of:=&quot;0x&quot;&amp;BASE(MOD(MOD([.$A437];256)+[.H$1];256);16;2)" office:value-type="string" office:string-value="0xEF">
            <text:p>0xEF</text:p>
          </table:table-cell>
          <table:table-cell table:formula="of:=&quot;0x&quot;&amp;BASE(MOD(MOD([.$A437];256)+[.I$1];256);16;2)" office:value-type="string" office:string-value="0xF0">
            <text:p>0xF0</text:p>
          </table:table-cell>
          <table:table-cell table:formula="of:=&quot;0x&quot;&amp;BASE(MOD(MOD([.$A437];256)+[.J$1];256);16;2)" office:value-type="string" office:string-value="0xF1">
            <text:p>0xF1</text:p>
          </table:table-cell>
          <table:table-cell table:formula="of:=&quot;- d: [&quot;&amp;[.C437]&amp;&quot;, &quot;&amp;[.D437]&amp;&quot;, &quot;&amp;[.E437]&amp;&quot;, &quot;&amp;[.F437]&amp;&quot;, &quot;&amp;[.G437]&amp;&quot;, &quot;&amp;[.H437]&amp;&quot;, &quot;&amp;[.I437]&amp;&quot;, &quot;&amp;[.J437]&amp;&quot;]#  e: 0#  t: 5&quot;" office:value-type="string" office:string-value="- d: [0x24, 0xEB, 0xEC, 0xED, 0xEE, 0xEF, 0xF0, 0xF1]#  e: 0#  t: 5">
            <text:p>- d: [0x24, 0xEB, 0xEC, 0xED, 0xEE, 0xEF, 0xF0, 0xF1]# <text:s/>e: 0# <text:s/>t: 5</text:p>
          </table:table-cell>
        </table:table-row>
        <table:table-row table:style-name="ro1">
          <table:table-cell table:formula="of:=[.A437]+7" office:value-type="float" office:value="3058">
            <text:p>3058</text:p>
          </table:table-cell>
          <table:table-cell table:formula="of:=[.B437]+1" office:value-type="float" office:value="437">
            <text:p>437</text:p>
          </table:table-cell>
          <table:table-cell table:formula="of:=&quot;0x&quot;&amp;BASE(MOD([.B438];16)+32;16)" office:value-type="string" office:string-value="0x25">
            <text:p>0x25</text:p>
          </table:table-cell>
          <table:table-cell table:formula="of:=&quot;0x&quot;&amp;BASE(MOD(MOD([.$A438];256)+[.D$1];256);16;2)" office:value-type="string" office:string-value="0xF2">
            <text:p>0xF2</text:p>
          </table:table-cell>
          <table:table-cell table:formula="of:=&quot;0x&quot;&amp;BASE(MOD(MOD([.$A438];256)+[.E$1];256);16;2)" office:value-type="string" office:string-value="0xF3">
            <text:p>0xF3</text:p>
          </table:table-cell>
          <table:table-cell table:formula="of:=&quot;0x&quot;&amp;BASE(MOD(MOD([.$A438];256)+[.F$1];256);16;2)" office:value-type="string" office:string-value="0xF4">
            <text:p>0xF4</text:p>
          </table:table-cell>
          <table:table-cell table:formula="of:=&quot;0x&quot;&amp;BASE(MOD(MOD([.$A438];256)+[.G$1];256);16;2)" office:value-type="string" office:string-value="0xF5">
            <text:p>0xF5</text:p>
          </table:table-cell>
          <table:table-cell table:formula="of:=&quot;0x&quot;&amp;BASE(MOD(MOD([.$A438];256)+[.H$1];256);16;2)" office:value-type="string" office:string-value="0xF6">
            <text:p>0xF6</text:p>
          </table:table-cell>
          <table:table-cell table:formula="of:=&quot;0x&quot;&amp;BASE(MOD(MOD([.$A438];256)+[.I$1];256);16;2)" office:value-type="string" office:string-value="0xF7">
            <text:p>0xF7</text:p>
          </table:table-cell>
          <table:table-cell table:formula="of:=&quot;0x&quot;&amp;BASE(MOD(MOD([.$A438];256)+[.J$1];256);16;2)" office:value-type="string" office:string-value="0xF8">
            <text:p>0xF8</text:p>
          </table:table-cell>
          <table:table-cell table:formula="of:=&quot;- d: [&quot;&amp;[.C438]&amp;&quot;, &quot;&amp;[.D438]&amp;&quot;, &quot;&amp;[.E438]&amp;&quot;, &quot;&amp;[.F438]&amp;&quot;, &quot;&amp;[.G438]&amp;&quot;, &quot;&amp;[.H438]&amp;&quot;, &quot;&amp;[.I438]&amp;&quot;, &quot;&amp;[.J438]&amp;&quot;]#  e: 0#  t: 5&quot;" office:value-type="string" office:string-value="- d: [0x25, 0xF2, 0xF3, 0xF4, 0xF5, 0xF6, 0xF7, 0xF8]#  e: 0#  t: 5">
            <text:p>- d: [0x25, 0xF2, 0xF3, 0xF4, 0xF5, 0xF6, 0xF7, 0xF8]# <text:s/>e: 0# <text:s/>t: 5</text:p>
          </table:table-cell>
        </table:table-row>
        <table:table-row table:style-name="ro1">
          <table:table-cell table:formula="of:=[.A438]+7" office:value-type="float" office:value="3065">
            <text:p>3065</text:p>
          </table:table-cell>
          <table:table-cell table:formula="of:=[.B438]+1" office:value-type="float" office:value="438">
            <text:p>438</text:p>
          </table:table-cell>
          <table:table-cell table:formula="of:=&quot;0x&quot;&amp;BASE(MOD([.B439];16)+32;16)" office:value-type="string" office:string-value="0x26">
            <text:p>0x26</text:p>
          </table:table-cell>
          <table:table-cell table:formula="of:=&quot;0x&quot;&amp;BASE(MOD(MOD([.$A439];256)+[.D$1];256);16;2)" office:value-type="string" office:string-value="0xF9">
            <text:p>0xF9</text:p>
          </table:table-cell>
          <table:table-cell table:formula="of:=&quot;0x&quot;&amp;BASE(MOD(MOD([.$A439];256)+[.E$1];256);16;2)" office:value-type="string" office:string-value="0xFA">
            <text:p>0xFA</text:p>
          </table:table-cell>
          <table:table-cell table:formula="of:=&quot;0x&quot;&amp;BASE(MOD(MOD([.$A439];256)+[.F$1];256);16;2)" office:value-type="string" office:string-value="0xFB">
            <text:p>0xFB</text:p>
          </table:table-cell>
          <table:table-cell table:formula="of:=&quot;0x&quot;&amp;BASE(MOD(MOD([.$A439];256)+[.G$1];256);16;2)" office:value-type="string" office:string-value="0xFC">
            <text:p>0xFC</text:p>
          </table:table-cell>
          <table:table-cell table:formula="of:=&quot;0x&quot;&amp;BASE(MOD(MOD([.$A439];256)+[.H$1];256);16;2)" office:value-type="string" office:string-value="0xFD">
            <text:p>0xFD</text:p>
          </table:table-cell>
          <table:table-cell table:formula="of:=&quot;0x&quot;&amp;BASE(MOD(MOD([.$A439];256)+[.I$1];256);16;2)" office:value-type="string" office:string-value="0xFE">
            <text:p>0xFE</text:p>
          </table:table-cell>
          <table:table-cell table:formula="of:=&quot;0x&quot;&amp;BASE(MOD(MOD([.$A439];256)+[.J$1];256);16;2)" office:value-type="string" office:string-value="0xFF">
            <text:p>0xFF</text:p>
          </table:table-cell>
          <table:table-cell table:formula="of:=&quot;- d: [&quot;&amp;[.C439]&amp;&quot;, &quot;&amp;[.D439]&amp;&quot;, &quot;&amp;[.E439]&amp;&quot;, &quot;&amp;[.F439]&amp;&quot;, &quot;&amp;[.G439]&amp;&quot;, &quot;&amp;[.H439]&amp;&quot;, &quot;&amp;[.I439]&amp;&quot;, &quot;&amp;[.J439]&amp;&quot;]#  e: 0#  t: 5&quot;" office:value-type="string" office:string-value="- d: [0x26, 0xF9, 0xFA, 0xFB, 0xFC, 0xFD, 0xFE, 0xFF]#  e: 0#  t: 5">
            <text:p>- d: [0x26, 0xF9, 0xFA, 0xFB, 0xFC, 0xFD, 0xFE, 0xFF]# <text:s/>e: 0# <text:s/>t: 5</text:p>
          </table:table-cell>
        </table:table-row>
        <table:table-row table:style-name="ro1">
          <table:table-cell table:formula="of:=[.A439]+7" office:value-type="float" office:value="3072">
            <text:p>3072</text:p>
          </table:table-cell>
          <table:table-cell table:formula="of:=[.B439]+1" office:value-type="float" office:value="439">
            <text:p>439</text:p>
          </table:table-cell>
          <table:table-cell table:formula="of:=&quot;0x&quot;&amp;BASE(MOD([.B440];16)+32;16)" office:value-type="string" office:string-value="0x27">
            <text:p>0x27</text:p>
          </table:table-cell>
          <table:table-cell table:formula="of:=&quot;0x&quot;&amp;BASE(MOD(MOD([.$A440];256)+[.D$1];256);16;2)" office:value-type="string" office:string-value="0x00">
            <text:p>0x00</text:p>
          </table:table-cell>
          <table:table-cell table:formula="of:=&quot;0x&quot;&amp;BASE(MOD(MOD([.$A440];256)+[.E$1];256);16;2)" office:value-type="string" office:string-value="0x01">
            <text:p>0x01</text:p>
          </table:table-cell>
          <table:table-cell table:formula="of:=&quot;0x&quot;&amp;BASE(MOD(MOD([.$A440];256)+[.F$1];256);16;2)" office:value-type="string" office:string-value="0x02">
            <text:p>0x02</text:p>
          </table:table-cell>
          <table:table-cell table:formula="of:=&quot;0x&quot;&amp;BASE(MOD(MOD([.$A440];256)+[.G$1];256);16;2)" office:value-type="string" office:string-value="0x03">
            <text:p>0x03</text:p>
          </table:table-cell>
          <table:table-cell table:formula="of:=&quot;0x&quot;&amp;BASE(MOD(MOD([.$A440];256)+[.H$1];256);16;2)" office:value-type="string" office:string-value="0x04">
            <text:p>0x04</text:p>
          </table:table-cell>
          <table:table-cell table:formula="of:=&quot;0x&quot;&amp;BASE(MOD(MOD([.$A440];256)+[.I$1];256);16;2)" office:value-type="string" office:string-value="0x05">
            <text:p>0x05</text:p>
          </table:table-cell>
          <table:table-cell table:formula="of:=&quot;0x&quot;&amp;BASE(MOD(MOD([.$A440];256)+[.J$1];256);16;2)" office:value-type="string" office:string-value="0x06">
            <text:p>0x06</text:p>
          </table:table-cell>
          <table:table-cell table:formula="of:=&quot;- d: [&quot;&amp;[.C440]&amp;&quot;, &quot;&amp;[.D440]&amp;&quot;, &quot;&amp;[.E440]&amp;&quot;, &quot;&amp;[.F440]&amp;&quot;, &quot;&amp;[.G440]&amp;&quot;, &quot;&amp;[.H440]&amp;&quot;, &quot;&amp;[.I440]&amp;&quot;, &quot;&amp;[.J440]&amp;&quot;]#  e: 0#  t: 5&quot;" office:value-type="string" office:string-value="- d: [0x27, 0x00, 0x01, 0x02, 0x03, 0x04, 0x05, 0x06]#  e: 0#  t: 5">
            <text:p>- d: [0x27, 0x00, 0x01, 0x02, 0x03, 0x04, 0x05, 0x06]# <text:s/>e: 0# <text:s/>t: 5</text:p>
          </table:table-cell>
        </table:table-row>
        <table:table-row table:style-name="ro1">
          <table:table-cell table:formula="of:=[.A440]+7" office:value-type="float" office:value="3079">
            <text:p>3079</text:p>
          </table:table-cell>
          <table:table-cell table:formula="of:=[.B440]+1" office:value-type="float" office:value="440">
            <text:p>440</text:p>
          </table:table-cell>
          <table:table-cell table:formula="of:=&quot;0x&quot;&amp;BASE(MOD([.B441];16)+32;16)" office:value-type="string" office:string-value="0x28">
            <text:p>0x28</text:p>
          </table:table-cell>
          <table:table-cell table:formula="of:=&quot;0x&quot;&amp;BASE(MOD(MOD([.$A441];256)+[.D$1];256);16;2)" office:value-type="string" office:string-value="0x07">
            <text:p>0x07</text:p>
          </table:table-cell>
          <table:table-cell table:formula="of:=&quot;0x&quot;&amp;BASE(MOD(MOD([.$A441];256)+[.E$1];256);16;2)" office:value-type="string" office:string-value="0x08">
            <text:p>0x08</text:p>
          </table:table-cell>
          <table:table-cell table:formula="of:=&quot;0x&quot;&amp;BASE(MOD(MOD([.$A441];256)+[.F$1];256);16;2)" office:value-type="string" office:string-value="0x09">
            <text:p>0x09</text:p>
          </table:table-cell>
          <table:table-cell table:formula="of:=&quot;0x&quot;&amp;BASE(MOD(MOD([.$A441];256)+[.G$1];256);16;2)" office:value-type="string" office:string-value="0x0A">
            <text:p>0x0A</text:p>
          </table:table-cell>
          <table:table-cell table:formula="of:=&quot;0x&quot;&amp;BASE(MOD(MOD([.$A441];256)+[.H$1];256);16;2)" office:value-type="string" office:string-value="0x0B">
            <text:p>0x0B</text:p>
          </table:table-cell>
          <table:table-cell table:formula="of:=&quot;0x&quot;&amp;BASE(MOD(MOD([.$A441];256)+[.I$1];256);16;2)" office:value-type="string" office:string-value="0x0C">
            <text:p>0x0C</text:p>
          </table:table-cell>
          <table:table-cell table:formula="of:=&quot;0x&quot;&amp;BASE(MOD(MOD([.$A441];256)+[.J$1];256);16;2)" office:value-type="string" office:string-value="0x0D">
            <text:p>0x0D</text:p>
          </table:table-cell>
          <table:table-cell table:formula="of:=&quot;- d: [&quot;&amp;[.C441]&amp;&quot;, &quot;&amp;[.D441]&amp;&quot;, &quot;&amp;[.E441]&amp;&quot;, &quot;&amp;[.F441]&amp;&quot;, &quot;&amp;[.G441]&amp;&quot;, &quot;&amp;[.H441]&amp;&quot;, &quot;&amp;[.I441]&amp;&quot;, &quot;&amp;[.J441]&amp;&quot;]#  e: 0#  t: 5&quot;" office:value-type="string" office:string-value="- d: [0x28, 0x07, 0x08, 0x09, 0x0A, 0x0B, 0x0C, 0x0D]#  e: 0#  t: 5">
            <text:p>- d: [0x28, 0x07, 0x08, 0x09, 0x0A, 0x0B, 0x0C, 0x0D]# <text:s/>e: 0# <text:s/>t: 5</text:p>
          </table:table-cell>
        </table:table-row>
        <table:table-row table:style-name="ro1">
          <table:table-cell table:formula="of:=[.A441]+7" office:value-type="float" office:value="3086">
            <text:p>3086</text:p>
          </table:table-cell>
          <table:table-cell table:formula="of:=[.B441]+1" office:value-type="float" office:value="441">
            <text:p>441</text:p>
          </table:table-cell>
          <table:table-cell table:formula="of:=&quot;0x&quot;&amp;BASE(MOD([.B442];16)+32;16)" office:value-type="string" office:string-value="0x29">
            <text:p>0x29</text:p>
          </table:table-cell>
          <table:table-cell table:formula="of:=&quot;0x&quot;&amp;BASE(MOD(MOD([.$A442];256)+[.D$1];256);16;2)" office:value-type="string" office:string-value="0x0E">
            <text:p>0x0E</text:p>
          </table:table-cell>
          <table:table-cell table:formula="of:=&quot;0x&quot;&amp;BASE(MOD(MOD([.$A442];256)+[.E$1];256);16;2)" office:value-type="string" office:string-value="0x0F">
            <text:p>0x0F</text:p>
          </table:table-cell>
          <table:table-cell table:formula="of:=&quot;0x&quot;&amp;BASE(MOD(MOD([.$A442];256)+[.F$1];256);16;2)" office:value-type="string" office:string-value="0x10">
            <text:p>0x10</text:p>
          </table:table-cell>
          <table:table-cell table:formula="of:=&quot;0x&quot;&amp;BASE(MOD(MOD([.$A442];256)+[.G$1];256);16;2)" office:value-type="string" office:string-value="0x11">
            <text:p>0x11</text:p>
          </table:table-cell>
          <table:table-cell table:formula="of:=&quot;0x&quot;&amp;BASE(MOD(MOD([.$A442];256)+[.H$1];256);16;2)" office:value-type="string" office:string-value="0x12">
            <text:p>0x12</text:p>
          </table:table-cell>
          <table:table-cell table:formula="of:=&quot;0x&quot;&amp;BASE(MOD(MOD([.$A442];256)+[.I$1];256);16;2)" office:value-type="string" office:string-value="0x13">
            <text:p>0x13</text:p>
          </table:table-cell>
          <table:table-cell table:formula="of:=&quot;0x&quot;&amp;BASE(MOD(MOD([.$A442];256)+[.J$1];256);16;2)" office:value-type="string" office:string-value="0x14">
            <text:p>0x14</text:p>
          </table:table-cell>
          <table:table-cell table:formula="of:=&quot;- d: [&quot;&amp;[.C442]&amp;&quot;, &quot;&amp;[.D442]&amp;&quot;, &quot;&amp;[.E442]&amp;&quot;, &quot;&amp;[.F442]&amp;&quot;, &quot;&amp;[.G442]&amp;&quot;, &quot;&amp;[.H442]&amp;&quot;, &quot;&amp;[.I442]&amp;&quot;, &quot;&amp;[.J442]&amp;&quot;]#  e: 0#  t: 5&quot;" office:value-type="string" office:string-value="- d: [0x29, 0x0E, 0x0F, 0x10, 0x11, 0x12, 0x13, 0x14]#  e: 0#  t: 5">
            <text:p>- d: [0x29, 0x0E, 0x0F, 0x10, 0x11, 0x12, 0x13, 0x14]# <text:s/>e: 0# <text:s/>t: 5</text:p>
          </table:table-cell>
        </table:table-row>
        <table:table-row table:style-name="ro1">
          <table:table-cell table:formula="of:=[.A442]+7" office:value-type="float" office:value="3093">
            <text:p>3093</text:p>
          </table:table-cell>
          <table:table-cell table:formula="of:=[.B442]+1" office:value-type="float" office:value="442">
            <text:p>442</text:p>
          </table:table-cell>
          <table:table-cell table:formula="of:=&quot;0x&quot;&amp;BASE(MOD([.B443];16)+32;16)" office:value-type="string" office:string-value="0x2A">
            <text:p>0x2A</text:p>
          </table:table-cell>
          <table:table-cell table:formula="of:=&quot;0x&quot;&amp;BASE(MOD(MOD([.$A443];256)+[.D$1];256);16;2)" office:value-type="string" office:string-value="0x15">
            <text:p>0x15</text:p>
          </table:table-cell>
          <table:table-cell table:formula="of:=&quot;0x&quot;&amp;BASE(MOD(MOD([.$A443];256)+[.E$1];256);16;2)" office:value-type="string" office:string-value="0x16">
            <text:p>0x16</text:p>
          </table:table-cell>
          <table:table-cell table:formula="of:=&quot;0x&quot;&amp;BASE(MOD(MOD([.$A443];256)+[.F$1];256);16;2)" office:value-type="string" office:string-value="0x17">
            <text:p>0x17</text:p>
          </table:table-cell>
          <table:table-cell table:formula="of:=&quot;0x&quot;&amp;BASE(MOD(MOD([.$A443];256)+[.G$1];256);16;2)" office:value-type="string" office:string-value="0x18">
            <text:p>0x18</text:p>
          </table:table-cell>
          <table:table-cell table:formula="of:=&quot;0x&quot;&amp;BASE(MOD(MOD([.$A443];256)+[.H$1];256);16;2)" office:value-type="string" office:string-value="0x19">
            <text:p>0x19</text:p>
          </table:table-cell>
          <table:table-cell table:formula="of:=&quot;0x&quot;&amp;BASE(MOD(MOD([.$A443];256)+[.I$1];256);16;2)" office:value-type="string" office:string-value="0x1A">
            <text:p>0x1A</text:p>
          </table:table-cell>
          <table:table-cell table:formula="of:=&quot;0x&quot;&amp;BASE(MOD(MOD([.$A443];256)+[.J$1];256);16;2)" office:value-type="string" office:string-value="0x1B">
            <text:p>0x1B</text:p>
          </table:table-cell>
          <table:table-cell table:formula="of:=&quot;- d: [&quot;&amp;[.C443]&amp;&quot;, &quot;&amp;[.D443]&amp;&quot;, &quot;&amp;[.E443]&amp;&quot;, &quot;&amp;[.F443]&amp;&quot;, &quot;&amp;[.G443]&amp;&quot;, &quot;&amp;[.H443]&amp;&quot;, &quot;&amp;[.I443]&amp;&quot;, &quot;&amp;[.J443]&amp;&quot;]#  e: 0#  t: 5&quot;" office:value-type="string" office:string-value="- d: [0x2A, 0x15, 0x16, 0x17, 0x18, 0x19, 0x1A, 0x1B]#  e: 0#  t: 5">
            <text:p>- d: [0x2A, 0x15, 0x16, 0x17, 0x18, 0x19, 0x1A, 0x1B]# <text:s/>e: 0# <text:s/>t: 5</text:p>
          </table:table-cell>
        </table:table-row>
        <table:table-row table:style-name="ro1">
          <table:table-cell table:formula="of:=[.A443]+7" office:value-type="float" office:value="3100">
            <text:p>3100</text:p>
          </table:table-cell>
          <table:table-cell table:formula="of:=[.B443]+1" office:value-type="float" office:value="443">
            <text:p>443</text:p>
          </table:table-cell>
          <table:table-cell table:formula="of:=&quot;0x&quot;&amp;BASE(MOD([.B444];16)+32;16)" office:value-type="string" office:string-value="0x2B">
            <text:p>0x2B</text:p>
          </table:table-cell>
          <table:table-cell table:formula="of:=&quot;0x&quot;&amp;BASE(MOD(MOD([.$A444];256)+[.D$1];256);16;2)" office:value-type="string" office:string-value="0x1C">
            <text:p>0x1C</text:p>
          </table:table-cell>
          <table:table-cell table:formula="of:=&quot;0x&quot;&amp;BASE(MOD(MOD([.$A444];256)+[.E$1];256);16;2)" office:value-type="string" office:string-value="0x1D">
            <text:p>0x1D</text:p>
          </table:table-cell>
          <table:table-cell table:formula="of:=&quot;0x&quot;&amp;BASE(MOD(MOD([.$A444];256)+[.F$1];256);16;2)" office:value-type="string" office:string-value="0x1E">
            <text:p>0x1E</text:p>
          </table:table-cell>
          <table:table-cell table:formula="of:=&quot;0x&quot;&amp;BASE(MOD(MOD([.$A444];256)+[.G$1];256);16;2)" office:value-type="string" office:string-value="0x1F">
            <text:p>0x1F</text:p>
          </table:table-cell>
          <table:table-cell table:formula="of:=&quot;0x&quot;&amp;BASE(MOD(MOD([.$A444];256)+[.H$1];256);16;2)" office:value-type="string" office:string-value="0x20">
            <text:p>0x20</text:p>
          </table:table-cell>
          <table:table-cell table:formula="of:=&quot;0x&quot;&amp;BASE(MOD(MOD([.$A444];256)+[.I$1];256);16;2)" office:value-type="string" office:string-value="0x21">
            <text:p>0x21</text:p>
          </table:table-cell>
          <table:table-cell table:formula="of:=&quot;0x&quot;&amp;BASE(MOD(MOD([.$A444];256)+[.J$1];256);16;2)" office:value-type="string" office:string-value="0x22">
            <text:p>0x22</text:p>
          </table:table-cell>
          <table:table-cell table:formula="of:=&quot;- d: [&quot;&amp;[.C444]&amp;&quot;, &quot;&amp;[.D444]&amp;&quot;, &quot;&amp;[.E444]&amp;&quot;, &quot;&amp;[.F444]&amp;&quot;, &quot;&amp;[.G444]&amp;&quot;, &quot;&amp;[.H444]&amp;&quot;, &quot;&amp;[.I444]&amp;&quot;, &quot;&amp;[.J444]&amp;&quot;]#  e: 0#  t: 5&quot;" office:value-type="string" office:string-value="- d: [0x2B, 0x1C, 0x1D, 0x1E, 0x1F, 0x20, 0x21, 0x22]#  e: 0#  t: 5">
            <text:p>- d: [0x2B, 0x1C, 0x1D, 0x1E, 0x1F, 0x20, 0x21, 0x22]# <text:s/>e: 0# <text:s/>t: 5</text:p>
          </table:table-cell>
        </table:table-row>
        <table:table-row table:style-name="ro1">
          <table:table-cell table:formula="of:=[.A444]+7" office:value-type="float" office:value="3107">
            <text:p>3107</text:p>
          </table:table-cell>
          <table:table-cell table:formula="of:=[.B444]+1" office:value-type="float" office:value="444">
            <text:p>444</text:p>
          </table:table-cell>
          <table:table-cell table:formula="of:=&quot;0x&quot;&amp;BASE(MOD([.B445];16)+32;16)" office:value-type="string" office:string-value="0x2C">
            <text:p>0x2C</text:p>
          </table:table-cell>
          <table:table-cell table:formula="of:=&quot;0x&quot;&amp;BASE(MOD(MOD([.$A445];256)+[.D$1];256);16;2)" office:value-type="string" office:string-value="0x23">
            <text:p>0x23</text:p>
          </table:table-cell>
          <table:table-cell table:formula="of:=&quot;0x&quot;&amp;BASE(MOD(MOD([.$A445];256)+[.E$1];256);16;2)" office:value-type="string" office:string-value="0x24">
            <text:p>0x24</text:p>
          </table:table-cell>
          <table:table-cell table:formula="of:=&quot;0x&quot;&amp;BASE(MOD(MOD([.$A445];256)+[.F$1];256);16;2)" office:value-type="string" office:string-value="0x25">
            <text:p>0x25</text:p>
          </table:table-cell>
          <table:table-cell table:formula="of:=&quot;0x&quot;&amp;BASE(MOD(MOD([.$A445];256)+[.G$1];256);16;2)" office:value-type="string" office:string-value="0x26">
            <text:p>0x26</text:p>
          </table:table-cell>
          <table:table-cell table:formula="of:=&quot;0x&quot;&amp;BASE(MOD(MOD([.$A445];256)+[.H$1];256);16;2)" office:value-type="string" office:string-value="0x27">
            <text:p>0x27</text:p>
          </table:table-cell>
          <table:table-cell table:formula="of:=&quot;0x&quot;&amp;BASE(MOD(MOD([.$A445];256)+[.I$1];256);16;2)" office:value-type="string" office:string-value="0x28">
            <text:p>0x28</text:p>
          </table:table-cell>
          <table:table-cell table:formula="of:=&quot;0x&quot;&amp;BASE(MOD(MOD([.$A445];256)+[.J$1];256);16;2)" office:value-type="string" office:string-value="0x29">
            <text:p>0x29</text:p>
          </table:table-cell>
          <table:table-cell table:formula="of:=&quot;- d: [&quot;&amp;[.C445]&amp;&quot;, &quot;&amp;[.D445]&amp;&quot;, &quot;&amp;[.E445]&amp;&quot;, &quot;&amp;[.F445]&amp;&quot;, &quot;&amp;[.G445]&amp;&quot;, &quot;&amp;[.H445]&amp;&quot;, &quot;&amp;[.I445]&amp;&quot;, &quot;&amp;[.J445]&amp;&quot;]#  e: 0#  t: 5&quot;" office:value-type="string" office:string-value="- d: [0x2C, 0x23, 0x24, 0x25, 0x26, 0x27, 0x28, 0x29]#  e: 0#  t: 5">
            <text:p>- d: [0x2C, 0x23, 0x24, 0x25, 0x26, 0x27, 0x28, 0x29]# <text:s/>e: 0# <text:s/>t: 5</text:p>
          </table:table-cell>
        </table:table-row>
        <table:table-row table:style-name="ro1">
          <table:table-cell table:formula="of:=[.A445]+7" office:value-type="float" office:value="3114">
            <text:p>3114</text:p>
          </table:table-cell>
          <table:table-cell table:formula="of:=[.B445]+1" office:value-type="float" office:value="445">
            <text:p>445</text:p>
          </table:table-cell>
          <table:table-cell table:formula="of:=&quot;0x&quot;&amp;BASE(MOD([.B446];16)+32;16)" office:value-type="string" office:string-value="0x2D">
            <text:p>0x2D</text:p>
          </table:table-cell>
          <table:table-cell table:formula="of:=&quot;0x&quot;&amp;BASE(MOD(MOD([.$A446];256)+[.D$1];256);16;2)" office:value-type="string" office:string-value="0x2A">
            <text:p>0x2A</text:p>
          </table:table-cell>
          <table:table-cell table:formula="of:=&quot;0x&quot;&amp;BASE(MOD(MOD([.$A446];256)+[.E$1];256);16;2)" office:value-type="string" office:string-value="0x2B">
            <text:p>0x2B</text:p>
          </table:table-cell>
          <table:table-cell table:formula="of:=&quot;0x&quot;&amp;BASE(MOD(MOD([.$A446];256)+[.F$1];256);16;2)" office:value-type="string" office:string-value="0x2C">
            <text:p>0x2C</text:p>
          </table:table-cell>
          <table:table-cell table:formula="of:=&quot;0x&quot;&amp;BASE(MOD(MOD([.$A446];256)+[.G$1];256);16;2)" office:value-type="string" office:string-value="0x2D">
            <text:p>0x2D</text:p>
          </table:table-cell>
          <table:table-cell table:formula="of:=&quot;0x&quot;&amp;BASE(MOD(MOD([.$A446];256)+[.H$1];256);16;2)" office:value-type="string" office:string-value="0x2E">
            <text:p>0x2E</text:p>
          </table:table-cell>
          <table:table-cell table:formula="of:=&quot;0x&quot;&amp;BASE(MOD(MOD([.$A446];256)+[.I$1];256);16;2)" office:value-type="string" office:string-value="0x2F">
            <text:p>0x2F</text:p>
          </table:table-cell>
          <table:table-cell table:formula="of:=&quot;0x&quot;&amp;BASE(MOD(MOD([.$A446];256)+[.J$1];256);16;2)" office:value-type="string" office:string-value="0x30">
            <text:p>0x30</text:p>
          </table:table-cell>
          <table:table-cell table:formula="of:=&quot;- d: [&quot;&amp;[.C446]&amp;&quot;, &quot;&amp;[.D446]&amp;&quot;, &quot;&amp;[.E446]&amp;&quot;, &quot;&amp;[.F446]&amp;&quot;, &quot;&amp;[.G446]&amp;&quot;, &quot;&amp;[.H446]&amp;&quot;, &quot;&amp;[.I446]&amp;&quot;, &quot;&amp;[.J446]&amp;&quot;]#  e: 0#  t: 5&quot;" office:value-type="string" office:string-value="- d: [0x2D, 0x2A, 0x2B, 0x2C, 0x2D, 0x2E, 0x2F, 0x30]#  e: 0#  t: 5">
            <text:p>- d: [0x2D, 0x2A, 0x2B, 0x2C, 0x2D, 0x2E, 0x2F, 0x30]# <text:s/>e: 0# <text:s/>t: 5</text:p>
          </table:table-cell>
        </table:table-row>
        <table:table-row table:style-name="ro1">
          <table:table-cell table:formula="of:=[.A446]+7" office:value-type="float" office:value="3121">
            <text:p>3121</text:p>
          </table:table-cell>
          <table:table-cell table:formula="of:=[.B446]+1" office:value-type="float" office:value="446">
            <text:p>446</text:p>
          </table:table-cell>
          <table:table-cell table:formula="of:=&quot;0x&quot;&amp;BASE(MOD([.B447];16)+32;16)" office:value-type="string" office:string-value="0x2E">
            <text:p>0x2E</text:p>
          </table:table-cell>
          <table:table-cell table:formula="of:=&quot;0x&quot;&amp;BASE(MOD(MOD([.$A447];256)+[.D$1];256);16;2)" office:value-type="string" office:string-value="0x31">
            <text:p>0x31</text:p>
          </table:table-cell>
          <table:table-cell table:formula="of:=&quot;0x&quot;&amp;BASE(MOD(MOD([.$A447];256)+[.E$1];256);16;2)" office:value-type="string" office:string-value="0x32">
            <text:p>0x32</text:p>
          </table:table-cell>
          <table:table-cell table:formula="of:=&quot;0x&quot;&amp;BASE(MOD(MOD([.$A447];256)+[.F$1];256);16;2)" office:value-type="string" office:string-value="0x33">
            <text:p>0x33</text:p>
          </table:table-cell>
          <table:table-cell table:formula="of:=&quot;0x&quot;&amp;BASE(MOD(MOD([.$A447];256)+[.G$1];256);16;2)" office:value-type="string" office:string-value="0x34">
            <text:p>0x34</text:p>
          </table:table-cell>
          <table:table-cell table:formula="of:=&quot;0x&quot;&amp;BASE(MOD(MOD([.$A447];256)+[.H$1];256);16;2)" office:value-type="string" office:string-value="0x35">
            <text:p>0x35</text:p>
          </table:table-cell>
          <table:table-cell table:formula="of:=&quot;0x&quot;&amp;BASE(MOD(MOD([.$A447];256)+[.I$1];256);16;2)" office:value-type="string" office:string-value="0x36">
            <text:p>0x36</text:p>
          </table:table-cell>
          <table:table-cell table:formula="of:=&quot;0x&quot;&amp;BASE(MOD(MOD([.$A447];256)+[.J$1];256);16;2)" office:value-type="string" office:string-value="0x37">
            <text:p>0x37</text:p>
          </table:table-cell>
          <table:table-cell table:formula="of:=&quot;- d: [&quot;&amp;[.C447]&amp;&quot;, &quot;&amp;[.D447]&amp;&quot;, &quot;&amp;[.E447]&amp;&quot;, &quot;&amp;[.F447]&amp;&quot;, &quot;&amp;[.G447]&amp;&quot;, &quot;&amp;[.H447]&amp;&quot;, &quot;&amp;[.I447]&amp;&quot;, &quot;&amp;[.J447]&amp;&quot;]#  e: 0#  t: 5&quot;" office:value-type="string" office:string-value="- d: [0x2E, 0x31, 0x32, 0x33, 0x34, 0x35, 0x36, 0x37]#  e: 0#  t: 5">
            <text:p>- d: [0x2E, 0x31, 0x32, 0x33, 0x34, 0x35, 0x36, 0x37]# <text:s/>e: 0# <text:s/>t: 5</text:p>
          </table:table-cell>
        </table:table-row>
        <table:table-row table:style-name="ro1">
          <table:table-cell table:formula="of:=[.A447]+7" office:value-type="float" office:value="3128">
            <text:p>3128</text:p>
          </table:table-cell>
          <table:table-cell table:formula="of:=[.B447]+1" office:value-type="float" office:value="447">
            <text:p>447</text:p>
          </table:table-cell>
          <table:table-cell table:formula="of:=&quot;0x&quot;&amp;BASE(MOD([.B448];16)+32;16)" office:value-type="string" office:string-value="0x2F">
            <text:p>0x2F</text:p>
          </table:table-cell>
          <table:table-cell table:formula="of:=&quot;0x&quot;&amp;BASE(MOD(MOD([.$A448];256)+[.D$1];256);16;2)" office:value-type="string" office:string-value="0x38">
            <text:p>0x38</text:p>
          </table:table-cell>
          <table:table-cell table:formula="of:=&quot;0x&quot;&amp;BASE(MOD(MOD([.$A448];256)+[.E$1];256);16;2)" office:value-type="string" office:string-value="0x39">
            <text:p>0x39</text:p>
          </table:table-cell>
          <table:table-cell table:formula="of:=&quot;0x&quot;&amp;BASE(MOD(MOD([.$A448];256)+[.F$1];256);16;2)" office:value-type="string" office:string-value="0x3A">
            <text:p>0x3A</text:p>
          </table:table-cell>
          <table:table-cell table:formula="of:=&quot;0x&quot;&amp;BASE(MOD(MOD([.$A448];256)+[.G$1];256);16;2)" office:value-type="string" office:string-value="0x3B">
            <text:p>0x3B</text:p>
          </table:table-cell>
          <table:table-cell table:formula="of:=&quot;0x&quot;&amp;BASE(MOD(MOD([.$A448];256)+[.H$1];256);16;2)" office:value-type="string" office:string-value="0x3C">
            <text:p>0x3C</text:p>
          </table:table-cell>
          <table:table-cell table:formula="of:=&quot;0x&quot;&amp;BASE(MOD(MOD([.$A448];256)+[.I$1];256);16;2)" office:value-type="string" office:string-value="0x3D">
            <text:p>0x3D</text:p>
          </table:table-cell>
          <table:table-cell table:formula="of:=&quot;0x&quot;&amp;BASE(MOD(MOD([.$A448];256)+[.J$1];256);16;2)" office:value-type="string" office:string-value="0x3E">
            <text:p>0x3E</text:p>
          </table:table-cell>
          <table:table-cell table:formula="of:=&quot;- d: [&quot;&amp;[.C448]&amp;&quot;, &quot;&amp;[.D448]&amp;&quot;, &quot;&amp;[.E448]&amp;&quot;, &quot;&amp;[.F448]&amp;&quot;, &quot;&amp;[.G448]&amp;&quot;, &quot;&amp;[.H448]&amp;&quot;, &quot;&amp;[.I448]&amp;&quot;, &quot;&amp;[.J448]&amp;&quot;]#  e: 0#  t: 5&quot;" office:value-type="string" office:string-value="- d: [0x2F, 0x38, 0x39, 0x3A, 0x3B, 0x3C, 0x3D, 0x3E]#  e: 0#  t: 5">
            <text:p>- d: [0x2F, 0x38, 0x39, 0x3A, 0x3B, 0x3C, 0x3D, 0x3E]# <text:s/>e: 0# <text:s/>t: 5</text:p>
          </table:table-cell>
        </table:table-row>
        <table:table-row table:style-name="ro1">
          <table:table-cell table:formula="of:=[.A448]+7" office:value-type="float" office:value="3135">
            <text:p>3135</text:p>
          </table:table-cell>
          <table:table-cell table:formula="of:=[.B448]+1" office:value-type="float" office:value="448">
            <text:p>448</text:p>
          </table:table-cell>
          <table:table-cell table:formula="of:=&quot;0x&quot;&amp;BASE(MOD([.B449];16)+32;16)" office:value-type="string" office:string-value="0x20">
            <text:p>0x20</text:p>
          </table:table-cell>
          <table:table-cell table:formula="of:=&quot;0x&quot;&amp;BASE(MOD(MOD([.$A449];256)+[.D$1];256);16;2)" office:value-type="string" office:string-value="0x3F">
            <text:p>0x3F</text:p>
          </table:table-cell>
          <table:table-cell table:formula="of:=&quot;0x&quot;&amp;BASE(MOD(MOD([.$A449];256)+[.E$1];256);16;2)" office:value-type="string" office:string-value="0x40">
            <text:p>0x40</text:p>
          </table:table-cell>
          <table:table-cell table:formula="of:=&quot;0x&quot;&amp;BASE(MOD(MOD([.$A449];256)+[.F$1];256);16;2)" office:value-type="string" office:string-value="0x41">
            <text:p>0x41</text:p>
          </table:table-cell>
          <table:table-cell table:formula="of:=&quot;0x&quot;&amp;BASE(MOD(MOD([.$A449];256)+[.G$1];256);16;2)" office:value-type="string" office:string-value="0x42">
            <text:p>0x42</text:p>
          </table:table-cell>
          <table:table-cell table:formula="of:=&quot;0x&quot;&amp;BASE(MOD(MOD([.$A449];256)+[.H$1];256);16;2)" office:value-type="string" office:string-value="0x43">
            <text:p>0x43</text:p>
          </table:table-cell>
          <table:table-cell table:formula="of:=&quot;0x&quot;&amp;BASE(MOD(MOD([.$A449];256)+[.I$1];256);16;2)" office:value-type="string" office:string-value="0x44">
            <text:p>0x44</text:p>
          </table:table-cell>
          <table:table-cell table:formula="of:=&quot;0x&quot;&amp;BASE(MOD(MOD([.$A449];256)+[.J$1];256);16;2)" office:value-type="string" office:string-value="0x45">
            <text:p>0x45</text:p>
          </table:table-cell>
          <table:table-cell table:formula="of:=&quot;- d: [&quot;&amp;[.C449]&amp;&quot;, &quot;&amp;[.D449]&amp;&quot;, &quot;&amp;[.E449]&amp;&quot;, &quot;&amp;[.F449]&amp;&quot;, &quot;&amp;[.G449]&amp;&quot;, &quot;&amp;[.H449]&amp;&quot;, &quot;&amp;[.I449]&amp;&quot;, &quot;&amp;[.J449]&amp;&quot;]#  e: 0#  t: 5&quot;" office:value-type="string" office:string-value="- d: [0x20, 0x3F, 0x40, 0x41, 0x42, 0x43, 0x44, 0x45]#  e: 0#  t: 5">
            <text:p>- d: [0x20, 0x3F, 0x40, 0x41, 0x42, 0x43, 0x44, 0x45]# <text:s/>e: 0# <text:s/>t: 5</text:p>
          </table:table-cell>
        </table:table-row>
        <table:table-row table:style-name="ro1">
          <table:table-cell table:formula="of:=[.A449]+7" office:value-type="float" office:value="3142">
            <text:p>3142</text:p>
          </table:table-cell>
          <table:table-cell table:formula="of:=[.B449]+1" office:value-type="float" office:value="449">
            <text:p>449</text:p>
          </table:table-cell>
          <table:table-cell table:formula="of:=&quot;0x&quot;&amp;BASE(MOD([.B450];16)+32;16)" office:value-type="string" office:string-value="0x21">
            <text:p>0x21</text:p>
          </table:table-cell>
          <table:table-cell table:formula="of:=&quot;0x&quot;&amp;BASE(MOD(MOD([.$A450];256)+[.D$1];256);16;2)" office:value-type="string" office:string-value="0x46">
            <text:p>0x46</text:p>
          </table:table-cell>
          <table:table-cell table:formula="of:=&quot;0x&quot;&amp;BASE(MOD(MOD([.$A450];256)+[.E$1];256);16;2)" office:value-type="string" office:string-value="0x47">
            <text:p>0x47</text:p>
          </table:table-cell>
          <table:table-cell table:formula="of:=&quot;0x&quot;&amp;BASE(MOD(MOD([.$A450];256)+[.F$1];256);16;2)" office:value-type="string" office:string-value="0x48">
            <text:p>0x48</text:p>
          </table:table-cell>
          <table:table-cell table:formula="of:=&quot;0x&quot;&amp;BASE(MOD(MOD([.$A450];256)+[.G$1];256);16;2)" office:value-type="string" office:string-value="0x49">
            <text:p>0x49</text:p>
          </table:table-cell>
          <table:table-cell table:formula="of:=&quot;0x&quot;&amp;BASE(MOD(MOD([.$A450];256)+[.H$1];256);16;2)" office:value-type="string" office:string-value="0x4A">
            <text:p>0x4A</text:p>
          </table:table-cell>
          <table:table-cell table:formula="of:=&quot;0x&quot;&amp;BASE(MOD(MOD([.$A450];256)+[.I$1];256);16;2)" office:value-type="string" office:string-value="0x4B">
            <text:p>0x4B</text:p>
          </table:table-cell>
          <table:table-cell table:formula="of:=&quot;0x&quot;&amp;BASE(MOD(MOD([.$A450];256)+[.J$1];256);16;2)" office:value-type="string" office:string-value="0x4C">
            <text:p>0x4C</text:p>
          </table:table-cell>
          <table:table-cell table:formula="of:=&quot;- d: [&quot;&amp;[.C450]&amp;&quot;, &quot;&amp;[.D450]&amp;&quot;, &quot;&amp;[.E450]&amp;&quot;, &quot;&amp;[.F450]&amp;&quot;, &quot;&amp;[.G450]&amp;&quot;, &quot;&amp;[.H450]&amp;&quot;, &quot;&amp;[.I450]&amp;&quot;, &quot;&amp;[.J450]&amp;&quot;]#  e: 0#  t: 5&quot;" office:value-type="string" office:string-value="- d: [0x21, 0x46, 0x47, 0x48, 0x49, 0x4A, 0x4B, 0x4C]#  e: 0#  t: 5">
            <text:p>- d: [0x21, 0x46, 0x47, 0x48, 0x49, 0x4A, 0x4B, 0x4C]# <text:s/>e: 0# <text:s/>t: 5</text:p>
          </table:table-cell>
        </table:table-row>
        <table:table-row table:style-name="ro1">
          <table:table-cell table:formula="of:=[.A450]+7" office:value-type="float" office:value="3149">
            <text:p>3149</text:p>
          </table:table-cell>
          <table:table-cell table:formula="of:=[.B450]+1" office:value-type="float" office:value="450">
            <text:p>450</text:p>
          </table:table-cell>
          <table:table-cell table:formula="of:=&quot;0x&quot;&amp;BASE(MOD([.B451];16)+32;16)" office:value-type="string" office:string-value="0x22">
            <text:p>0x22</text:p>
          </table:table-cell>
          <table:table-cell table:formula="of:=&quot;0x&quot;&amp;BASE(MOD(MOD([.$A451];256)+[.D$1];256);16;2)" office:value-type="string" office:string-value="0x4D">
            <text:p>0x4D</text:p>
          </table:table-cell>
          <table:table-cell table:formula="of:=&quot;0x&quot;&amp;BASE(MOD(MOD([.$A451];256)+[.E$1];256);16;2)" office:value-type="string" office:string-value="0x4E">
            <text:p>0x4E</text:p>
          </table:table-cell>
          <table:table-cell table:formula="of:=&quot;0x&quot;&amp;BASE(MOD(MOD([.$A451];256)+[.F$1];256);16;2)" office:value-type="string" office:string-value="0x4F">
            <text:p>0x4F</text:p>
          </table:table-cell>
          <table:table-cell table:formula="of:=&quot;0x&quot;&amp;BASE(MOD(MOD([.$A451];256)+[.G$1];256);16;2)" office:value-type="string" office:string-value="0x50">
            <text:p>0x50</text:p>
          </table:table-cell>
          <table:table-cell table:formula="of:=&quot;0x&quot;&amp;BASE(MOD(MOD([.$A451];256)+[.H$1];256);16;2)" office:value-type="string" office:string-value="0x51">
            <text:p>0x51</text:p>
          </table:table-cell>
          <table:table-cell table:formula="of:=&quot;0x&quot;&amp;BASE(MOD(MOD([.$A451];256)+[.I$1];256);16;2)" office:value-type="string" office:string-value="0x52">
            <text:p>0x52</text:p>
          </table:table-cell>
          <table:table-cell table:formula="of:=&quot;0x&quot;&amp;BASE(MOD(MOD([.$A451];256)+[.J$1];256);16;2)" office:value-type="string" office:string-value="0x53">
            <text:p>0x53</text:p>
          </table:table-cell>
          <table:table-cell table:formula="of:=&quot;- d: [&quot;&amp;[.C451]&amp;&quot;, &quot;&amp;[.D451]&amp;&quot;, &quot;&amp;[.E451]&amp;&quot;, &quot;&amp;[.F451]&amp;&quot;, &quot;&amp;[.G451]&amp;&quot;, &quot;&amp;[.H451]&amp;&quot;, &quot;&amp;[.I451]&amp;&quot;, &quot;&amp;[.J451]&amp;&quot;]#  e: 0#  t: 5&quot;" office:value-type="string" office:string-value="- d: [0x22, 0x4D, 0x4E, 0x4F, 0x50, 0x51, 0x52, 0x53]#  e: 0#  t: 5">
            <text:p>- d: [0x22, 0x4D, 0x4E, 0x4F, 0x50, 0x51, 0x52, 0x53]# <text:s/>e: 0# <text:s/>t: 5</text:p>
          </table:table-cell>
        </table:table-row>
        <table:table-row table:style-name="ro1">
          <table:table-cell table:formula="of:=[.A451]+7" office:value-type="float" office:value="3156">
            <text:p>3156</text:p>
          </table:table-cell>
          <table:table-cell table:formula="of:=[.B451]+1" office:value-type="float" office:value="451">
            <text:p>451</text:p>
          </table:table-cell>
          <table:table-cell table:formula="of:=&quot;0x&quot;&amp;BASE(MOD([.B452];16)+32;16)" office:value-type="string" office:string-value="0x23">
            <text:p>0x23</text:p>
          </table:table-cell>
          <table:table-cell table:formula="of:=&quot;0x&quot;&amp;BASE(MOD(MOD([.$A452];256)+[.D$1];256);16;2)" office:value-type="string" office:string-value="0x54">
            <text:p>0x54</text:p>
          </table:table-cell>
          <table:table-cell table:formula="of:=&quot;0x&quot;&amp;BASE(MOD(MOD([.$A452];256)+[.E$1];256);16;2)" office:value-type="string" office:string-value="0x55">
            <text:p>0x55</text:p>
          </table:table-cell>
          <table:table-cell table:formula="of:=&quot;0x&quot;&amp;BASE(MOD(MOD([.$A452];256)+[.F$1];256);16;2)" office:value-type="string" office:string-value="0x56">
            <text:p>0x56</text:p>
          </table:table-cell>
          <table:table-cell table:formula="of:=&quot;0x&quot;&amp;BASE(MOD(MOD([.$A452];256)+[.G$1];256);16;2)" office:value-type="string" office:string-value="0x57">
            <text:p>0x57</text:p>
          </table:table-cell>
          <table:table-cell table:formula="of:=&quot;0x&quot;&amp;BASE(MOD(MOD([.$A452];256)+[.H$1];256);16;2)" office:value-type="string" office:string-value="0x58">
            <text:p>0x58</text:p>
          </table:table-cell>
          <table:table-cell table:formula="of:=&quot;0x&quot;&amp;BASE(MOD(MOD([.$A452];256)+[.I$1];256);16;2)" office:value-type="string" office:string-value="0x59">
            <text:p>0x59</text:p>
          </table:table-cell>
          <table:table-cell table:formula="of:=&quot;0x&quot;&amp;BASE(MOD(MOD([.$A452];256)+[.J$1];256);16;2)" office:value-type="string" office:string-value="0x5A">
            <text:p>0x5A</text:p>
          </table:table-cell>
          <table:table-cell table:formula="of:=&quot;- d: [&quot;&amp;[.C452]&amp;&quot;, &quot;&amp;[.D452]&amp;&quot;, &quot;&amp;[.E452]&amp;&quot;, &quot;&amp;[.F452]&amp;&quot;, &quot;&amp;[.G452]&amp;&quot;, &quot;&amp;[.H452]&amp;&quot;, &quot;&amp;[.I452]&amp;&quot;, &quot;&amp;[.J452]&amp;&quot;]#  e: 0#  t: 5&quot;" office:value-type="string" office:string-value="- d: [0x23, 0x54, 0x55, 0x56, 0x57, 0x58, 0x59, 0x5A]#  e: 0#  t: 5">
            <text:p>- d: [0x23, 0x54, 0x55, 0x56, 0x57, 0x58, 0x59, 0x5A]# <text:s/>e: 0# <text:s/>t: 5</text:p>
          </table:table-cell>
        </table:table-row>
        <table:table-row table:style-name="ro1">
          <table:table-cell table:formula="of:=[.A452]+7" office:value-type="float" office:value="3163">
            <text:p>3163</text:p>
          </table:table-cell>
          <table:table-cell table:formula="of:=[.B452]+1" office:value-type="float" office:value="452">
            <text:p>452</text:p>
          </table:table-cell>
          <table:table-cell table:formula="of:=&quot;0x&quot;&amp;BASE(MOD([.B453];16)+32;16)" office:value-type="string" office:string-value="0x24">
            <text:p>0x24</text:p>
          </table:table-cell>
          <table:table-cell table:formula="of:=&quot;0x&quot;&amp;BASE(MOD(MOD([.$A453];256)+[.D$1];256);16;2)" office:value-type="string" office:string-value="0x5B">
            <text:p>0x5B</text:p>
          </table:table-cell>
          <table:table-cell table:formula="of:=&quot;0x&quot;&amp;BASE(MOD(MOD([.$A453];256)+[.E$1];256);16;2)" office:value-type="string" office:string-value="0x5C">
            <text:p>0x5C</text:p>
          </table:table-cell>
          <table:table-cell table:formula="of:=&quot;0x&quot;&amp;BASE(MOD(MOD([.$A453];256)+[.F$1];256);16;2)" office:value-type="string" office:string-value="0x5D">
            <text:p>0x5D</text:p>
          </table:table-cell>
          <table:table-cell table:formula="of:=&quot;0x&quot;&amp;BASE(MOD(MOD([.$A453];256)+[.G$1];256);16;2)" office:value-type="string" office:string-value="0x5E">
            <text:p>0x5E</text:p>
          </table:table-cell>
          <table:table-cell table:formula="of:=&quot;0x&quot;&amp;BASE(MOD(MOD([.$A453];256)+[.H$1];256);16;2)" office:value-type="string" office:string-value="0x5F">
            <text:p>0x5F</text:p>
          </table:table-cell>
          <table:table-cell table:formula="of:=&quot;0x&quot;&amp;BASE(MOD(MOD([.$A453];256)+[.I$1];256);16;2)" office:value-type="string" office:string-value="0x60">
            <text:p>0x60</text:p>
          </table:table-cell>
          <table:table-cell table:formula="of:=&quot;0x&quot;&amp;BASE(MOD(MOD([.$A453];256)+[.J$1];256);16;2)" office:value-type="string" office:string-value="0x61">
            <text:p>0x61</text:p>
          </table:table-cell>
          <table:table-cell table:formula="of:=&quot;- d: [&quot;&amp;[.C453]&amp;&quot;, &quot;&amp;[.D453]&amp;&quot;, &quot;&amp;[.E453]&amp;&quot;, &quot;&amp;[.F453]&amp;&quot;, &quot;&amp;[.G453]&amp;&quot;, &quot;&amp;[.H453]&amp;&quot;, &quot;&amp;[.I453]&amp;&quot;, &quot;&amp;[.J453]&amp;&quot;]#  e: 0#  t: 5&quot;" office:value-type="string" office:string-value="- d: [0x24, 0x5B, 0x5C, 0x5D, 0x5E, 0x5F, 0x60, 0x61]#  e: 0#  t: 5">
            <text:p>- d: [0x24, 0x5B, 0x5C, 0x5D, 0x5E, 0x5F, 0x60, 0x61]# <text:s/>e: 0# <text:s/>t: 5</text:p>
          </table:table-cell>
        </table:table-row>
        <table:table-row table:style-name="ro1">
          <table:table-cell table:formula="of:=[.A453]+7" office:value-type="float" office:value="3170">
            <text:p>3170</text:p>
          </table:table-cell>
          <table:table-cell table:formula="of:=[.B453]+1" office:value-type="float" office:value="453">
            <text:p>453</text:p>
          </table:table-cell>
          <table:table-cell table:formula="of:=&quot;0x&quot;&amp;BASE(MOD([.B454];16)+32;16)" office:value-type="string" office:string-value="0x25">
            <text:p>0x25</text:p>
          </table:table-cell>
          <table:table-cell table:formula="of:=&quot;0x&quot;&amp;BASE(MOD(MOD([.$A454];256)+[.D$1];256);16;2)" office:value-type="string" office:string-value="0x62">
            <text:p>0x62</text:p>
          </table:table-cell>
          <table:table-cell table:formula="of:=&quot;0x&quot;&amp;BASE(MOD(MOD([.$A454];256)+[.E$1];256);16;2)" office:value-type="string" office:string-value="0x63">
            <text:p>0x63</text:p>
          </table:table-cell>
          <table:table-cell table:formula="of:=&quot;0x&quot;&amp;BASE(MOD(MOD([.$A454];256)+[.F$1];256);16;2)" office:value-type="string" office:string-value="0x64">
            <text:p>0x64</text:p>
          </table:table-cell>
          <table:table-cell table:formula="of:=&quot;0x&quot;&amp;BASE(MOD(MOD([.$A454];256)+[.G$1];256);16;2)" office:value-type="string" office:string-value="0x65">
            <text:p>0x65</text:p>
          </table:table-cell>
          <table:table-cell table:formula="of:=&quot;0x&quot;&amp;BASE(MOD(MOD([.$A454];256)+[.H$1];256);16;2)" office:value-type="string" office:string-value="0x66">
            <text:p>0x66</text:p>
          </table:table-cell>
          <table:table-cell table:formula="of:=&quot;0x&quot;&amp;BASE(MOD(MOD([.$A454];256)+[.I$1];256);16;2)" office:value-type="string" office:string-value="0x67">
            <text:p>0x67</text:p>
          </table:table-cell>
          <table:table-cell table:formula="of:=&quot;0x&quot;&amp;BASE(MOD(MOD([.$A454];256)+[.J$1];256);16;2)" office:value-type="string" office:string-value="0x68">
            <text:p>0x68</text:p>
          </table:table-cell>
          <table:table-cell table:formula="of:=&quot;- d: [&quot;&amp;[.C454]&amp;&quot;, &quot;&amp;[.D454]&amp;&quot;, &quot;&amp;[.E454]&amp;&quot;, &quot;&amp;[.F454]&amp;&quot;, &quot;&amp;[.G454]&amp;&quot;, &quot;&amp;[.H454]&amp;&quot;, &quot;&amp;[.I454]&amp;&quot;, &quot;&amp;[.J454]&amp;&quot;]#  e: 0#  t: 5&quot;" office:value-type="string" office:string-value="- d: [0x25, 0x62, 0x63, 0x64, 0x65, 0x66, 0x67, 0x68]#  e: 0#  t: 5">
            <text:p>- d: [0x25, 0x62, 0x63, 0x64, 0x65, 0x66, 0x67, 0x68]# <text:s/>e: 0# <text:s/>t: 5</text:p>
          </table:table-cell>
        </table:table-row>
        <table:table-row table:style-name="ro1">
          <table:table-cell table:formula="of:=[.A454]+7" office:value-type="float" office:value="3177">
            <text:p>3177</text:p>
          </table:table-cell>
          <table:table-cell table:formula="of:=[.B454]+1" office:value-type="float" office:value="454">
            <text:p>454</text:p>
          </table:table-cell>
          <table:table-cell table:formula="of:=&quot;0x&quot;&amp;BASE(MOD([.B455];16)+32;16)" office:value-type="string" office:string-value="0x26">
            <text:p>0x26</text:p>
          </table:table-cell>
          <table:table-cell table:formula="of:=&quot;0x&quot;&amp;BASE(MOD(MOD([.$A455];256)+[.D$1];256);16;2)" office:value-type="string" office:string-value="0x69">
            <text:p>0x69</text:p>
          </table:table-cell>
          <table:table-cell table:formula="of:=&quot;0x&quot;&amp;BASE(MOD(MOD([.$A455];256)+[.E$1];256);16;2)" office:value-type="string" office:string-value="0x6A">
            <text:p>0x6A</text:p>
          </table:table-cell>
          <table:table-cell table:formula="of:=&quot;0x&quot;&amp;BASE(MOD(MOD([.$A455];256)+[.F$1];256);16;2)" office:value-type="string" office:string-value="0x6B">
            <text:p>0x6B</text:p>
          </table:table-cell>
          <table:table-cell table:formula="of:=&quot;0x&quot;&amp;BASE(MOD(MOD([.$A455];256)+[.G$1];256);16;2)" office:value-type="string" office:string-value="0x6C">
            <text:p>0x6C</text:p>
          </table:table-cell>
          <table:table-cell table:formula="of:=&quot;0x&quot;&amp;BASE(MOD(MOD([.$A455];256)+[.H$1];256);16;2)" office:value-type="string" office:string-value="0x6D">
            <text:p>0x6D</text:p>
          </table:table-cell>
          <table:table-cell table:formula="of:=&quot;0x&quot;&amp;BASE(MOD(MOD([.$A455];256)+[.I$1];256);16;2)" office:value-type="string" office:string-value="0x6E">
            <text:p>0x6E</text:p>
          </table:table-cell>
          <table:table-cell table:formula="of:=&quot;0x&quot;&amp;BASE(MOD(MOD([.$A455];256)+[.J$1];256);16;2)" office:value-type="string" office:string-value="0x6F">
            <text:p>0x6F</text:p>
          </table:table-cell>
          <table:table-cell table:formula="of:=&quot;- d: [&quot;&amp;[.C455]&amp;&quot;, &quot;&amp;[.D455]&amp;&quot;, &quot;&amp;[.E455]&amp;&quot;, &quot;&amp;[.F455]&amp;&quot;, &quot;&amp;[.G455]&amp;&quot;, &quot;&amp;[.H455]&amp;&quot;, &quot;&amp;[.I455]&amp;&quot;, &quot;&amp;[.J455]&amp;&quot;]#  e: 0#  t: 5&quot;" office:value-type="string" office:string-value="- d: [0x26, 0x69, 0x6A, 0x6B, 0x6C, 0x6D, 0x6E, 0x6F]#  e: 0#  t: 5">
            <text:p>- d: [0x26, 0x69, 0x6A, 0x6B, 0x6C, 0x6D, 0x6E, 0x6F]# <text:s/>e: 0# <text:s/>t: 5</text:p>
          </table:table-cell>
        </table:table-row>
        <table:table-row table:style-name="ro1">
          <table:table-cell table:formula="of:=[.A455]+7" office:value-type="float" office:value="3184">
            <text:p>3184</text:p>
          </table:table-cell>
          <table:table-cell table:formula="of:=[.B455]+1" office:value-type="float" office:value="455">
            <text:p>455</text:p>
          </table:table-cell>
          <table:table-cell table:formula="of:=&quot;0x&quot;&amp;BASE(MOD([.B456];16)+32;16)" office:value-type="string" office:string-value="0x27">
            <text:p>0x27</text:p>
          </table:table-cell>
          <table:table-cell table:formula="of:=&quot;0x&quot;&amp;BASE(MOD(MOD([.$A456];256)+[.D$1];256);16;2)" office:value-type="string" office:string-value="0x70">
            <text:p>0x70</text:p>
          </table:table-cell>
          <table:table-cell table:formula="of:=&quot;0x&quot;&amp;BASE(MOD(MOD([.$A456];256)+[.E$1];256);16;2)" office:value-type="string" office:string-value="0x71">
            <text:p>0x71</text:p>
          </table:table-cell>
          <table:table-cell table:formula="of:=&quot;0x&quot;&amp;BASE(MOD(MOD([.$A456];256)+[.F$1];256);16;2)" office:value-type="string" office:string-value="0x72">
            <text:p>0x72</text:p>
          </table:table-cell>
          <table:table-cell table:formula="of:=&quot;0x&quot;&amp;BASE(MOD(MOD([.$A456];256)+[.G$1];256);16;2)" office:value-type="string" office:string-value="0x73">
            <text:p>0x73</text:p>
          </table:table-cell>
          <table:table-cell table:formula="of:=&quot;0x&quot;&amp;BASE(MOD(MOD([.$A456];256)+[.H$1];256);16;2)" office:value-type="string" office:string-value="0x74">
            <text:p>0x74</text:p>
          </table:table-cell>
          <table:table-cell table:formula="of:=&quot;0x&quot;&amp;BASE(MOD(MOD([.$A456];256)+[.I$1];256);16;2)" office:value-type="string" office:string-value="0x75">
            <text:p>0x75</text:p>
          </table:table-cell>
          <table:table-cell table:formula="of:=&quot;0x&quot;&amp;BASE(MOD(MOD([.$A456];256)+[.J$1];256);16;2)" office:value-type="string" office:string-value="0x76">
            <text:p>0x76</text:p>
          </table:table-cell>
          <table:table-cell table:formula="of:=&quot;- d: [&quot;&amp;[.C456]&amp;&quot;, &quot;&amp;[.D456]&amp;&quot;, &quot;&amp;[.E456]&amp;&quot;, &quot;&amp;[.F456]&amp;&quot;, &quot;&amp;[.G456]&amp;&quot;, &quot;&amp;[.H456]&amp;&quot;, &quot;&amp;[.I456]&amp;&quot;, &quot;&amp;[.J456]&amp;&quot;]#  e: 0#  t: 5&quot;" office:value-type="string" office:string-value="- d: [0x27, 0x70, 0x71, 0x72, 0x73, 0x74, 0x75, 0x76]#  e: 0#  t: 5">
            <text:p>- d: [0x27, 0x70, 0x71, 0x72, 0x73, 0x74, 0x75, 0x76]# <text:s/>e: 0# <text:s/>t: 5</text:p>
          </table:table-cell>
        </table:table-row>
        <table:table-row table:style-name="ro1">
          <table:table-cell table:formula="of:=[.A456]+7" office:value-type="float" office:value="3191">
            <text:p>3191</text:p>
          </table:table-cell>
          <table:table-cell table:formula="of:=[.B456]+1" office:value-type="float" office:value="456">
            <text:p>456</text:p>
          </table:table-cell>
          <table:table-cell table:formula="of:=&quot;0x&quot;&amp;BASE(MOD([.B457];16)+32;16)" office:value-type="string" office:string-value="0x28">
            <text:p>0x28</text:p>
          </table:table-cell>
          <table:table-cell table:formula="of:=&quot;0x&quot;&amp;BASE(MOD(MOD([.$A457];256)+[.D$1];256);16;2)" office:value-type="string" office:string-value="0x77">
            <text:p>0x77</text:p>
          </table:table-cell>
          <table:table-cell table:formula="of:=&quot;0x&quot;&amp;BASE(MOD(MOD([.$A457];256)+[.E$1];256);16;2)" office:value-type="string" office:string-value="0x78">
            <text:p>0x78</text:p>
          </table:table-cell>
          <table:table-cell table:formula="of:=&quot;0x&quot;&amp;BASE(MOD(MOD([.$A457];256)+[.F$1];256);16;2)" office:value-type="string" office:string-value="0x79">
            <text:p>0x79</text:p>
          </table:table-cell>
          <table:table-cell table:formula="of:=&quot;0x&quot;&amp;BASE(MOD(MOD([.$A457];256)+[.G$1];256);16;2)" office:value-type="string" office:string-value="0x7A">
            <text:p>0x7A</text:p>
          </table:table-cell>
          <table:table-cell table:formula="of:=&quot;0x&quot;&amp;BASE(MOD(MOD([.$A457];256)+[.H$1];256);16;2)" office:value-type="string" office:string-value="0x7B">
            <text:p>0x7B</text:p>
          </table:table-cell>
          <table:table-cell table:formula="of:=&quot;0x&quot;&amp;BASE(MOD(MOD([.$A457];256)+[.I$1];256);16;2)" office:value-type="string" office:string-value="0x7C">
            <text:p>0x7C</text:p>
          </table:table-cell>
          <table:table-cell table:formula="of:=&quot;0x&quot;&amp;BASE(MOD(MOD([.$A457];256)+[.J$1];256);16;2)" office:value-type="string" office:string-value="0x7D">
            <text:p>0x7D</text:p>
          </table:table-cell>
          <table:table-cell table:formula="of:=&quot;- d: [&quot;&amp;[.C457]&amp;&quot;, &quot;&amp;[.D457]&amp;&quot;, &quot;&amp;[.E457]&amp;&quot;, &quot;&amp;[.F457]&amp;&quot;, &quot;&amp;[.G457]&amp;&quot;, &quot;&amp;[.H457]&amp;&quot;, &quot;&amp;[.I457]&amp;&quot;, &quot;&amp;[.J457]&amp;&quot;]#  e: 0#  t: 5&quot;" office:value-type="string" office:string-value="- d: [0x28, 0x77, 0x78, 0x79, 0x7A, 0x7B, 0x7C, 0x7D]#  e: 0#  t: 5">
            <text:p>- d: [0x28, 0x77, 0x78, 0x79, 0x7A, 0x7B, 0x7C, 0x7D]# <text:s/>e: 0# <text:s/>t: 5</text:p>
          </table:table-cell>
        </table:table-row>
        <table:table-row table:style-name="ro1">
          <table:table-cell table:formula="of:=[.A457]+7" office:value-type="float" office:value="3198">
            <text:p>3198</text:p>
          </table:table-cell>
          <table:table-cell table:formula="of:=[.B457]+1" office:value-type="float" office:value="457">
            <text:p>457</text:p>
          </table:table-cell>
          <table:table-cell table:formula="of:=&quot;0x&quot;&amp;BASE(MOD([.B458];16)+32;16)" office:value-type="string" office:string-value="0x29">
            <text:p>0x29</text:p>
          </table:table-cell>
          <table:table-cell table:formula="of:=&quot;0x&quot;&amp;BASE(MOD(MOD([.$A458];256)+[.D$1];256);16;2)" office:value-type="string" office:string-value="0x7E">
            <text:p>0x7E</text:p>
          </table:table-cell>
          <table:table-cell table:formula="of:=&quot;0x&quot;&amp;BASE(MOD(MOD([.$A458];256)+[.E$1];256);16;2)" office:value-type="string" office:string-value="0x7F">
            <text:p>0x7F</text:p>
          </table:table-cell>
          <table:table-cell table:formula="of:=&quot;0x&quot;&amp;BASE(MOD(MOD([.$A458];256)+[.F$1];256);16;2)" office:value-type="string" office:string-value="0x80">
            <text:p>0x80</text:p>
          </table:table-cell>
          <table:table-cell table:formula="of:=&quot;0x&quot;&amp;BASE(MOD(MOD([.$A458];256)+[.G$1];256);16;2)" office:value-type="string" office:string-value="0x81">
            <text:p>0x81</text:p>
          </table:table-cell>
          <table:table-cell table:formula="of:=&quot;0x&quot;&amp;BASE(MOD(MOD([.$A458];256)+[.H$1];256);16;2)" office:value-type="string" office:string-value="0x82">
            <text:p>0x82</text:p>
          </table:table-cell>
          <table:table-cell table:formula="of:=&quot;0x&quot;&amp;BASE(MOD(MOD([.$A458];256)+[.I$1];256);16;2)" office:value-type="string" office:string-value="0x83">
            <text:p>0x83</text:p>
          </table:table-cell>
          <table:table-cell table:formula="of:=&quot;0x&quot;&amp;BASE(MOD(MOD([.$A458];256)+[.J$1];256);16;2)" office:value-type="string" office:string-value="0x84">
            <text:p>0x84</text:p>
          </table:table-cell>
          <table:table-cell table:formula="of:=&quot;- d: [&quot;&amp;[.C458]&amp;&quot;, &quot;&amp;[.D458]&amp;&quot;, &quot;&amp;[.E458]&amp;&quot;, &quot;&amp;[.F458]&amp;&quot;, &quot;&amp;[.G458]&amp;&quot;, &quot;&amp;[.H458]&amp;&quot;, &quot;&amp;[.I458]&amp;&quot;, &quot;&amp;[.J458]&amp;&quot;]#  e: 0#  t: 5&quot;" office:value-type="string" office:string-value="- d: [0x29, 0x7E, 0x7F, 0x80, 0x81, 0x82, 0x83, 0x84]#  e: 0#  t: 5">
            <text:p>- d: [0x29, 0x7E, 0x7F, 0x80, 0x81, 0x82, 0x83, 0x84]# <text:s/>e: 0# <text:s/>t: 5</text:p>
          </table:table-cell>
        </table:table-row>
        <table:table-row table:style-name="ro1">
          <table:table-cell table:formula="of:=[.A458]+7" office:value-type="float" office:value="3205">
            <text:p>3205</text:p>
          </table:table-cell>
          <table:table-cell table:formula="of:=[.B458]+1" office:value-type="float" office:value="458">
            <text:p>458</text:p>
          </table:table-cell>
          <table:table-cell table:formula="of:=&quot;0x&quot;&amp;BASE(MOD([.B459];16)+32;16)" office:value-type="string" office:string-value="0x2A">
            <text:p>0x2A</text:p>
          </table:table-cell>
          <table:table-cell table:formula="of:=&quot;0x&quot;&amp;BASE(MOD(MOD([.$A459];256)+[.D$1];256);16;2)" office:value-type="string" office:string-value="0x85">
            <text:p>0x85</text:p>
          </table:table-cell>
          <table:table-cell table:formula="of:=&quot;0x&quot;&amp;BASE(MOD(MOD([.$A459];256)+[.E$1];256);16;2)" office:value-type="string" office:string-value="0x86">
            <text:p>0x86</text:p>
          </table:table-cell>
          <table:table-cell table:formula="of:=&quot;0x&quot;&amp;BASE(MOD(MOD([.$A459];256)+[.F$1];256);16;2)" office:value-type="string" office:string-value="0x87">
            <text:p>0x87</text:p>
          </table:table-cell>
          <table:table-cell table:formula="of:=&quot;0x&quot;&amp;BASE(MOD(MOD([.$A459];256)+[.G$1];256);16;2)" office:value-type="string" office:string-value="0x88">
            <text:p>0x88</text:p>
          </table:table-cell>
          <table:table-cell table:formula="of:=&quot;0x&quot;&amp;BASE(MOD(MOD([.$A459];256)+[.H$1];256);16;2)" office:value-type="string" office:string-value="0x89">
            <text:p>0x89</text:p>
          </table:table-cell>
          <table:table-cell table:formula="of:=&quot;0x&quot;&amp;BASE(MOD(MOD([.$A459];256)+[.I$1];256);16;2)" office:value-type="string" office:string-value="0x8A">
            <text:p>0x8A</text:p>
          </table:table-cell>
          <table:table-cell table:formula="of:=&quot;0x&quot;&amp;BASE(MOD(MOD([.$A459];256)+[.J$1];256);16;2)" office:value-type="string" office:string-value="0x8B">
            <text:p>0x8B</text:p>
          </table:table-cell>
          <table:table-cell table:formula="of:=&quot;- d: [&quot;&amp;[.C459]&amp;&quot;, &quot;&amp;[.D459]&amp;&quot;, &quot;&amp;[.E459]&amp;&quot;, &quot;&amp;[.F459]&amp;&quot;, &quot;&amp;[.G459]&amp;&quot;, &quot;&amp;[.H459]&amp;&quot;, &quot;&amp;[.I459]&amp;&quot;, &quot;&amp;[.J459]&amp;&quot;]#  e: 0#  t: 5&quot;" office:value-type="string" office:string-value="- d: [0x2A, 0x85, 0x86, 0x87, 0x88, 0x89, 0x8A, 0x8B]#  e: 0#  t: 5">
            <text:p>- d: [0x2A, 0x85, 0x86, 0x87, 0x88, 0x89, 0x8A, 0x8B]# <text:s/>e: 0# <text:s/>t: 5</text:p>
          </table:table-cell>
        </table:table-row>
        <table:table-row table:style-name="ro1">
          <table:table-cell table:formula="of:=[.A459]+7" office:value-type="float" office:value="3212">
            <text:p>3212</text:p>
          </table:table-cell>
          <table:table-cell table:formula="of:=[.B459]+1" office:value-type="float" office:value="459">
            <text:p>459</text:p>
          </table:table-cell>
          <table:table-cell table:formula="of:=&quot;0x&quot;&amp;BASE(MOD([.B460];16)+32;16)" office:value-type="string" office:string-value="0x2B">
            <text:p>0x2B</text:p>
          </table:table-cell>
          <table:table-cell table:formula="of:=&quot;0x&quot;&amp;BASE(MOD(MOD([.$A460];256)+[.D$1];256);16;2)" office:value-type="string" office:string-value="0x8C">
            <text:p>0x8C</text:p>
          </table:table-cell>
          <table:table-cell table:formula="of:=&quot;0x&quot;&amp;BASE(MOD(MOD([.$A460];256)+[.E$1];256);16;2)" office:value-type="string" office:string-value="0x8D">
            <text:p>0x8D</text:p>
          </table:table-cell>
          <table:table-cell table:formula="of:=&quot;0x&quot;&amp;BASE(MOD(MOD([.$A460];256)+[.F$1];256);16;2)" office:value-type="string" office:string-value="0x8E">
            <text:p>0x8E</text:p>
          </table:table-cell>
          <table:table-cell table:formula="of:=&quot;0x&quot;&amp;BASE(MOD(MOD([.$A460];256)+[.G$1];256);16;2)" office:value-type="string" office:string-value="0x8F">
            <text:p>0x8F</text:p>
          </table:table-cell>
          <table:table-cell table:formula="of:=&quot;0x&quot;&amp;BASE(MOD(MOD([.$A460];256)+[.H$1];256);16;2)" office:value-type="string" office:string-value="0x90">
            <text:p>0x90</text:p>
          </table:table-cell>
          <table:table-cell table:formula="of:=&quot;0x&quot;&amp;BASE(MOD(MOD([.$A460];256)+[.I$1];256);16;2)" office:value-type="string" office:string-value="0x91">
            <text:p>0x91</text:p>
          </table:table-cell>
          <table:table-cell table:formula="of:=&quot;0x&quot;&amp;BASE(MOD(MOD([.$A460];256)+[.J$1];256);16;2)" office:value-type="string" office:string-value="0x92">
            <text:p>0x92</text:p>
          </table:table-cell>
          <table:table-cell table:formula="of:=&quot;- d: [&quot;&amp;[.C460]&amp;&quot;, &quot;&amp;[.D460]&amp;&quot;, &quot;&amp;[.E460]&amp;&quot;, &quot;&amp;[.F460]&amp;&quot;, &quot;&amp;[.G460]&amp;&quot;, &quot;&amp;[.H460]&amp;&quot;, &quot;&amp;[.I460]&amp;&quot;, &quot;&amp;[.J460]&amp;&quot;]#  e: 0#  t: 5&quot;" office:value-type="string" office:string-value="- d: [0x2B, 0x8C, 0x8D, 0x8E, 0x8F, 0x90, 0x91, 0x92]#  e: 0#  t: 5">
            <text:p>- d: [0x2B, 0x8C, 0x8D, 0x8E, 0x8F, 0x90, 0x91, 0x92]# <text:s/>e: 0# <text:s/>t: 5</text:p>
          </table:table-cell>
        </table:table-row>
        <table:table-row table:style-name="ro1">
          <table:table-cell table:formula="of:=[.A460]+7" office:value-type="float" office:value="3219">
            <text:p>3219</text:p>
          </table:table-cell>
          <table:table-cell table:formula="of:=[.B460]+1" office:value-type="float" office:value="460">
            <text:p>460</text:p>
          </table:table-cell>
          <table:table-cell table:formula="of:=&quot;0x&quot;&amp;BASE(MOD([.B461];16)+32;16)" office:value-type="string" office:string-value="0x2C">
            <text:p>0x2C</text:p>
          </table:table-cell>
          <table:table-cell table:formula="of:=&quot;0x&quot;&amp;BASE(MOD(MOD([.$A461];256)+[.D$1];256);16;2)" office:value-type="string" office:string-value="0x93">
            <text:p>0x93</text:p>
          </table:table-cell>
          <table:table-cell table:formula="of:=&quot;0x&quot;&amp;BASE(MOD(MOD([.$A461];256)+[.E$1];256);16;2)" office:value-type="string" office:string-value="0x94">
            <text:p>0x94</text:p>
          </table:table-cell>
          <table:table-cell table:formula="of:=&quot;0x&quot;&amp;BASE(MOD(MOD([.$A461];256)+[.F$1];256);16;2)" office:value-type="string" office:string-value="0x95">
            <text:p>0x95</text:p>
          </table:table-cell>
          <table:table-cell table:formula="of:=&quot;0x&quot;&amp;BASE(MOD(MOD([.$A461];256)+[.G$1];256);16;2)" office:value-type="string" office:string-value="0x96">
            <text:p>0x96</text:p>
          </table:table-cell>
          <table:table-cell table:formula="of:=&quot;0x&quot;&amp;BASE(MOD(MOD([.$A461];256)+[.H$1];256);16;2)" office:value-type="string" office:string-value="0x97">
            <text:p>0x97</text:p>
          </table:table-cell>
          <table:table-cell table:formula="of:=&quot;0x&quot;&amp;BASE(MOD(MOD([.$A461];256)+[.I$1];256);16;2)" office:value-type="string" office:string-value="0x98">
            <text:p>0x98</text:p>
          </table:table-cell>
          <table:table-cell table:formula="of:=&quot;0x&quot;&amp;BASE(MOD(MOD([.$A461];256)+[.J$1];256);16;2)" office:value-type="string" office:string-value="0x99">
            <text:p>0x99</text:p>
          </table:table-cell>
          <table:table-cell table:formula="of:=&quot;- d: [&quot;&amp;[.C461]&amp;&quot;, &quot;&amp;[.D461]&amp;&quot;, &quot;&amp;[.E461]&amp;&quot;, &quot;&amp;[.F461]&amp;&quot;, &quot;&amp;[.G461]&amp;&quot;, &quot;&amp;[.H461]&amp;&quot;, &quot;&amp;[.I461]&amp;&quot;, &quot;&amp;[.J461]&amp;&quot;]#  e: 0#  t: 5&quot;" office:value-type="string" office:string-value="- d: [0x2C, 0x93, 0x94, 0x95, 0x96, 0x97, 0x98, 0x99]#  e: 0#  t: 5">
            <text:p>- d: [0x2C, 0x93, 0x94, 0x95, 0x96, 0x97, 0x98, 0x99]# <text:s/>e: 0# <text:s/>t: 5</text:p>
          </table:table-cell>
        </table:table-row>
        <table:table-row table:style-name="ro1">
          <table:table-cell table:formula="of:=[.A461]+7" office:value-type="float" office:value="3226">
            <text:p>3226</text:p>
          </table:table-cell>
          <table:table-cell table:formula="of:=[.B461]+1" office:value-type="float" office:value="461">
            <text:p>461</text:p>
          </table:table-cell>
          <table:table-cell table:formula="of:=&quot;0x&quot;&amp;BASE(MOD([.B462];16)+32;16)" office:value-type="string" office:string-value="0x2D">
            <text:p>0x2D</text:p>
          </table:table-cell>
          <table:table-cell table:formula="of:=&quot;0x&quot;&amp;BASE(MOD(MOD([.$A462];256)+[.D$1];256);16;2)" office:value-type="string" office:string-value="0x9A">
            <text:p>0x9A</text:p>
          </table:table-cell>
          <table:table-cell table:formula="of:=&quot;0x&quot;&amp;BASE(MOD(MOD([.$A462];256)+[.E$1];256);16;2)" office:value-type="string" office:string-value="0x9B">
            <text:p>0x9B</text:p>
          </table:table-cell>
          <table:table-cell table:formula="of:=&quot;0x&quot;&amp;BASE(MOD(MOD([.$A462];256)+[.F$1];256);16;2)" office:value-type="string" office:string-value="0x9C">
            <text:p>0x9C</text:p>
          </table:table-cell>
          <table:table-cell table:formula="of:=&quot;0x&quot;&amp;BASE(MOD(MOD([.$A462];256)+[.G$1];256);16;2)" office:value-type="string" office:string-value="0x9D">
            <text:p>0x9D</text:p>
          </table:table-cell>
          <table:table-cell table:formula="of:=&quot;0x&quot;&amp;BASE(MOD(MOD([.$A462];256)+[.H$1];256);16;2)" office:value-type="string" office:string-value="0x9E">
            <text:p>0x9E</text:p>
          </table:table-cell>
          <table:table-cell table:formula="of:=&quot;0x&quot;&amp;BASE(MOD(MOD([.$A462];256)+[.I$1];256);16;2)" office:value-type="string" office:string-value="0x9F">
            <text:p>0x9F</text:p>
          </table:table-cell>
          <table:table-cell table:formula="of:=&quot;0x&quot;&amp;BASE(MOD(MOD([.$A462];256)+[.J$1];256);16;2)" office:value-type="string" office:string-value="0xA0">
            <text:p>0xA0</text:p>
          </table:table-cell>
          <table:table-cell table:formula="of:=&quot;- d: [&quot;&amp;[.C462]&amp;&quot;, &quot;&amp;[.D462]&amp;&quot;, &quot;&amp;[.E462]&amp;&quot;, &quot;&amp;[.F462]&amp;&quot;, &quot;&amp;[.G462]&amp;&quot;, &quot;&amp;[.H462]&amp;&quot;, &quot;&amp;[.I462]&amp;&quot;, &quot;&amp;[.J462]&amp;&quot;]#  e: 0#  t: 5&quot;" office:value-type="string" office:string-value="- d: [0x2D, 0x9A, 0x9B, 0x9C, 0x9D, 0x9E, 0x9F, 0xA0]#  e: 0#  t: 5">
            <text:p>- d: [0x2D, 0x9A, 0x9B, 0x9C, 0x9D, 0x9E, 0x9F, 0xA0]# <text:s/>e: 0# <text:s/>t: 5</text:p>
          </table:table-cell>
        </table:table-row>
        <table:table-row table:style-name="ro1">
          <table:table-cell table:formula="of:=[.A462]+7" office:value-type="float" office:value="3233">
            <text:p>3233</text:p>
          </table:table-cell>
          <table:table-cell table:formula="of:=[.B462]+1" office:value-type="float" office:value="462">
            <text:p>462</text:p>
          </table:table-cell>
          <table:table-cell table:formula="of:=&quot;0x&quot;&amp;BASE(MOD([.B463];16)+32;16)" office:value-type="string" office:string-value="0x2E">
            <text:p>0x2E</text:p>
          </table:table-cell>
          <table:table-cell table:formula="of:=&quot;0x&quot;&amp;BASE(MOD(MOD([.$A463];256)+[.D$1];256);16;2)" office:value-type="string" office:string-value="0xA1">
            <text:p>0xA1</text:p>
          </table:table-cell>
          <table:table-cell table:formula="of:=&quot;0x&quot;&amp;BASE(MOD(MOD([.$A463];256)+[.E$1];256);16;2)" office:value-type="string" office:string-value="0xA2">
            <text:p>0xA2</text:p>
          </table:table-cell>
          <table:table-cell table:formula="of:=&quot;0x&quot;&amp;BASE(MOD(MOD([.$A463];256)+[.F$1];256);16;2)" office:value-type="string" office:string-value="0xA3">
            <text:p>0xA3</text:p>
          </table:table-cell>
          <table:table-cell table:formula="of:=&quot;0x&quot;&amp;BASE(MOD(MOD([.$A463];256)+[.G$1];256);16;2)" office:value-type="string" office:string-value="0xA4">
            <text:p>0xA4</text:p>
          </table:table-cell>
          <table:table-cell table:formula="of:=&quot;0x&quot;&amp;BASE(MOD(MOD([.$A463];256)+[.H$1];256);16;2)" office:value-type="string" office:string-value="0xA5">
            <text:p>0xA5</text:p>
          </table:table-cell>
          <table:table-cell table:formula="of:=&quot;0x&quot;&amp;BASE(MOD(MOD([.$A463];256)+[.I$1];256);16;2)" office:value-type="string" office:string-value="0xA6">
            <text:p>0xA6</text:p>
          </table:table-cell>
          <table:table-cell table:formula="of:=&quot;0x&quot;&amp;BASE(MOD(MOD([.$A463];256)+[.J$1];256);16;2)" office:value-type="string" office:string-value="0xA7">
            <text:p>0xA7</text:p>
          </table:table-cell>
          <table:table-cell table:formula="of:=&quot;- d: [&quot;&amp;[.C463]&amp;&quot;, &quot;&amp;[.D463]&amp;&quot;, &quot;&amp;[.E463]&amp;&quot;, &quot;&amp;[.F463]&amp;&quot;, &quot;&amp;[.G463]&amp;&quot;, &quot;&amp;[.H463]&amp;&quot;, &quot;&amp;[.I463]&amp;&quot;, &quot;&amp;[.J463]&amp;&quot;]#  e: 0#  t: 5&quot;" office:value-type="string" office:string-value="- d: [0x2E, 0xA1, 0xA2, 0xA3, 0xA4, 0xA5, 0xA6, 0xA7]#  e: 0#  t: 5">
            <text:p>- d: [0x2E, 0xA1, 0xA2, 0xA3, 0xA4, 0xA5, 0xA6, 0xA7]# <text:s/>e: 0# <text:s/>t: 5</text:p>
          </table:table-cell>
        </table:table-row>
        <table:table-row table:style-name="ro1">
          <table:table-cell table:formula="of:=[.A463]+7" office:value-type="float" office:value="3240">
            <text:p>3240</text:p>
          </table:table-cell>
          <table:table-cell table:formula="of:=[.B463]+1" office:value-type="float" office:value="463">
            <text:p>463</text:p>
          </table:table-cell>
          <table:table-cell table:formula="of:=&quot;0x&quot;&amp;BASE(MOD([.B464];16)+32;16)" office:value-type="string" office:string-value="0x2F">
            <text:p>0x2F</text:p>
          </table:table-cell>
          <table:table-cell table:formula="of:=&quot;0x&quot;&amp;BASE(MOD(MOD([.$A464];256)+[.D$1];256);16;2)" office:value-type="string" office:string-value="0xA8">
            <text:p>0xA8</text:p>
          </table:table-cell>
          <table:table-cell table:formula="of:=&quot;0x&quot;&amp;BASE(MOD(MOD([.$A464];256)+[.E$1];256);16;2)" office:value-type="string" office:string-value="0xA9">
            <text:p>0xA9</text:p>
          </table:table-cell>
          <table:table-cell table:formula="of:=&quot;0x&quot;&amp;BASE(MOD(MOD([.$A464];256)+[.F$1];256);16;2)" office:value-type="string" office:string-value="0xAA">
            <text:p>0xAA</text:p>
          </table:table-cell>
          <table:table-cell table:formula="of:=&quot;0x&quot;&amp;BASE(MOD(MOD([.$A464];256)+[.G$1];256);16;2)" office:value-type="string" office:string-value="0xAB">
            <text:p>0xAB</text:p>
          </table:table-cell>
          <table:table-cell table:formula="of:=&quot;0x&quot;&amp;BASE(MOD(MOD([.$A464];256)+[.H$1];256);16;2)" office:value-type="string" office:string-value="0xAC">
            <text:p>0xAC</text:p>
          </table:table-cell>
          <table:table-cell table:formula="of:=&quot;0x&quot;&amp;BASE(MOD(MOD([.$A464];256)+[.I$1];256);16;2)" office:value-type="string" office:string-value="0xAD">
            <text:p>0xAD</text:p>
          </table:table-cell>
          <table:table-cell table:formula="of:=&quot;0x&quot;&amp;BASE(MOD(MOD([.$A464];256)+[.J$1];256);16;2)" office:value-type="string" office:string-value="0xAE">
            <text:p>0xAE</text:p>
          </table:table-cell>
          <table:table-cell table:formula="of:=&quot;- d: [&quot;&amp;[.C464]&amp;&quot;, &quot;&amp;[.D464]&amp;&quot;, &quot;&amp;[.E464]&amp;&quot;, &quot;&amp;[.F464]&amp;&quot;, &quot;&amp;[.G464]&amp;&quot;, &quot;&amp;[.H464]&amp;&quot;, &quot;&amp;[.I464]&amp;&quot;, &quot;&amp;[.J464]&amp;&quot;]#  e: 0#  t: 5&quot;" office:value-type="string" office:string-value="- d: [0x2F, 0xA8, 0xA9, 0xAA, 0xAB, 0xAC, 0xAD, 0xAE]#  e: 0#  t: 5">
            <text:p>- d: [0x2F, 0xA8, 0xA9, 0xAA, 0xAB, 0xAC, 0xAD, 0xAE]# <text:s/>e: 0# <text:s/>t: 5</text:p>
          </table:table-cell>
        </table:table-row>
        <table:table-row table:style-name="ro1">
          <table:table-cell table:formula="of:=[.A464]+7" office:value-type="float" office:value="3247">
            <text:p>3247</text:p>
          </table:table-cell>
          <table:table-cell table:formula="of:=[.B464]+1" office:value-type="float" office:value="464">
            <text:p>464</text:p>
          </table:table-cell>
          <table:table-cell table:formula="of:=&quot;0x&quot;&amp;BASE(MOD([.B465];16)+32;16)" office:value-type="string" office:string-value="0x20">
            <text:p>0x20</text:p>
          </table:table-cell>
          <table:table-cell table:formula="of:=&quot;0x&quot;&amp;BASE(MOD(MOD([.$A465];256)+[.D$1];256);16;2)" office:value-type="string" office:string-value="0xAF">
            <text:p>0xAF</text:p>
          </table:table-cell>
          <table:table-cell table:formula="of:=&quot;0x&quot;&amp;BASE(MOD(MOD([.$A465];256)+[.E$1];256);16;2)" office:value-type="string" office:string-value="0xB0">
            <text:p>0xB0</text:p>
          </table:table-cell>
          <table:table-cell table:formula="of:=&quot;0x&quot;&amp;BASE(MOD(MOD([.$A465];256)+[.F$1];256);16;2)" office:value-type="string" office:string-value="0xB1">
            <text:p>0xB1</text:p>
          </table:table-cell>
          <table:table-cell table:formula="of:=&quot;0x&quot;&amp;BASE(MOD(MOD([.$A465];256)+[.G$1];256);16;2)" office:value-type="string" office:string-value="0xB2">
            <text:p>0xB2</text:p>
          </table:table-cell>
          <table:table-cell table:formula="of:=&quot;0x&quot;&amp;BASE(MOD(MOD([.$A465];256)+[.H$1];256);16;2)" office:value-type="string" office:string-value="0xB3">
            <text:p>0xB3</text:p>
          </table:table-cell>
          <table:table-cell table:formula="of:=&quot;0x&quot;&amp;BASE(MOD(MOD([.$A465];256)+[.I$1];256);16;2)" office:value-type="string" office:string-value="0xB4">
            <text:p>0xB4</text:p>
          </table:table-cell>
          <table:table-cell table:formula="of:=&quot;0x&quot;&amp;BASE(MOD(MOD([.$A465];256)+[.J$1];256);16;2)" office:value-type="string" office:string-value="0xB5">
            <text:p>0xB5</text:p>
          </table:table-cell>
          <table:table-cell table:formula="of:=&quot;- d: [&quot;&amp;[.C465]&amp;&quot;, &quot;&amp;[.D465]&amp;&quot;, &quot;&amp;[.E465]&amp;&quot;, &quot;&amp;[.F465]&amp;&quot;, &quot;&amp;[.G465]&amp;&quot;, &quot;&amp;[.H465]&amp;&quot;, &quot;&amp;[.I465]&amp;&quot;, &quot;&amp;[.J465]&amp;&quot;]#  e: 0#  t: 5&quot;" office:value-type="string" office:string-value="- d: [0x20, 0xAF, 0xB0, 0xB1, 0xB2, 0xB3, 0xB4, 0xB5]#  e: 0#  t: 5">
            <text:p>- d: [0x20, 0xAF, 0xB0, 0xB1, 0xB2, 0xB3, 0xB4, 0xB5]# <text:s/>e: 0# <text:s/>t: 5</text:p>
          </table:table-cell>
        </table:table-row>
        <table:table-row table:style-name="ro1">
          <table:table-cell table:formula="of:=[.A465]+7" office:value-type="float" office:value="3254">
            <text:p>3254</text:p>
          </table:table-cell>
          <table:table-cell table:formula="of:=[.B465]+1" office:value-type="float" office:value="465">
            <text:p>465</text:p>
          </table:table-cell>
          <table:table-cell table:formula="of:=&quot;0x&quot;&amp;BASE(MOD([.B466];16)+32;16)" office:value-type="string" office:string-value="0x21">
            <text:p>0x21</text:p>
          </table:table-cell>
          <table:table-cell table:formula="of:=&quot;0x&quot;&amp;BASE(MOD(MOD([.$A466];256)+[.D$1];256);16;2)" office:value-type="string" office:string-value="0xB6">
            <text:p>0xB6</text:p>
          </table:table-cell>
          <table:table-cell table:formula="of:=&quot;0x&quot;&amp;BASE(MOD(MOD([.$A466];256)+[.E$1];256);16;2)" office:value-type="string" office:string-value="0xB7">
            <text:p>0xB7</text:p>
          </table:table-cell>
          <table:table-cell table:formula="of:=&quot;0x&quot;&amp;BASE(MOD(MOD([.$A466];256)+[.F$1];256);16;2)" office:value-type="string" office:string-value="0xB8">
            <text:p>0xB8</text:p>
          </table:table-cell>
          <table:table-cell table:formula="of:=&quot;0x&quot;&amp;BASE(MOD(MOD([.$A466];256)+[.G$1];256);16;2)" office:value-type="string" office:string-value="0xB9">
            <text:p>0xB9</text:p>
          </table:table-cell>
          <table:table-cell table:formula="of:=&quot;0x&quot;&amp;BASE(MOD(MOD([.$A466];256)+[.H$1];256);16;2)" office:value-type="string" office:string-value="0xBA">
            <text:p>0xBA</text:p>
          </table:table-cell>
          <table:table-cell table:formula="of:=&quot;0x&quot;&amp;BASE(MOD(MOD([.$A466];256)+[.I$1];256);16;2)" office:value-type="string" office:string-value="0xBB">
            <text:p>0xBB</text:p>
          </table:table-cell>
          <table:table-cell table:formula="of:=&quot;0x&quot;&amp;BASE(MOD(MOD([.$A466];256)+[.J$1];256);16;2)" office:value-type="string" office:string-value="0xBC">
            <text:p>0xBC</text:p>
          </table:table-cell>
          <table:table-cell table:formula="of:=&quot;- d: [&quot;&amp;[.C466]&amp;&quot;, &quot;&amp;[.D466]&amp;&quot;, &quot;&amp;[.E466]&amp;&quot;, &quot;&amp;[.F466]&amp;&quot;, &quot;&amp;[.G466]&amp;&quot;, &quot;&amp;[.H466]&amp;&quot;, &quot;&amp;[.I466]&amp;&quot;, &quot;&amp;[.J466]&amp;&quot;]#  e: 0#  t: 5&quot;" office:value-type="string" office:string-value="- d: [0x21, 0xB6, 0xB7, 0xB8, 0xB9, 0xBA, 0xBB, 0xBC]#  e: 0#  t: 5">
            <text:p>- d: [0x21, 0xB6, 0xB7, 0xB8, 0xB9, 0xBA, 0xBB, 0xBC]# <text:s/>e: 0# <text:s/>t: 5</text:p>
          </table:table-cell>
        </table:table-row>
        <table:table-row table:style-name="ro1">
          <table:table-cell table:formula="of:=[.A466]+7" office:value-type="float" office:value="3261">
            <text:p>3261</text:p>
          </table:table-cell>
          <table:table-cell table:formula="of:=[.B466]+1" office:value-type="float" office:value="466">
            <text:p>466</text:p>
          </table:table-cell>
          <table:table-cell table:formula="of:=&quot;0x&quot;&amp;BASE(MOD([.B467];16)+32;16)" office:value-type="string" office:string-value="0x22">
            <text:p>0x22</text:p>
          </table:table-cell>
          <table:table-cell table:formula="of:=&quot;0x&quot;&amp;BASE(MOD(MOD([.$A467];256)+[.D$1];256);16;2)" office:value-type="string" office:string-value="0xBD">
            <text:p>0xBD</text:p>
          </table:table-cell>
          <table:table-cell table:formula="of:=&quot;0x&quot;&amp;BASE(MOD(MOD([.$A467];256)+[.E$1];256);16;2)" office:value-type="string" office:string-value="0xBE">
            <text:p>0xBE</text:p>
          </table:table-cell>
          <table:table-cell table:formula="of:=&quot;0x&quot;&amp;BASE(MOD(MOD([.$A467];256)+[.F$1];256);16;2)" office:value-type="string" office:string-value="0xBF">
            <text:p>0xBF</text:p>
          </table:table-cell>
          <table:table-cell table:formula="of:=&quot;0x&quot;&amp;BASE(MOD(MOD([.$A467];256)+[.G$1];256);16;2)" office:value-type="string" office:string-value="0xC0">
            <text:p>0xC0</text:p>
          </table:table-cell>
          <table:table-cell table:formula="of:=&quot;0x&quot;&amp;BASE(MOD(MOD([.$A467];256)+[.H$1];256);16;2)" office:value-type="string" office:string-value="0xC1">
            <text:p>0xC1</text:p>
          </table:table-cell>
          <table:table-cell table:formula="of:=&quot;0x&quot;&amp;BASE(MOD(MOD([.$A467];256)+[.I$1];256);16;2)" office:value-type="string" office:string-value="0xC2">
            <text:p>0xC2</text:p>
          </table:table-cell>
          <table:table-cell table:formula="of:=&quot;0x&quot;&amp;BASE(MOD(MOD([.$A467];256)+[.J$1];256);16;2)" office:value-type="string" office:string-value="0xC3">
            <text:p>0xC3</text:p>
          </table:table-cell>
          <table:table-cell table:formula="of:=&quot;- d: [&quot;&amp;[.C467]&amp;&quot;, &quot;&amp;[.D467]&amp;&quot;, &quot;&amp;[.E467]&amp;&quot;, &quot;&amp;[.F467]&amp;&quot;, &quot;&amp;[.G467]&amp;&quot;, &quot;&amp;[.H467]&amp;&quot;, &quot;&amp;[.I467]&amp;&quot;, &quot;&amp;[.J467]&amp;&quot;]#  e: 0#  t: 5&quot;" office:value-type="string" office:string-value="- d: [0x22, 0xBD, 0xBE, 0xBF, 0xC0, 0xC1, 0xC2, 0xC3]#  e: 0#  t: 5">
            <text:p>- d: [0x22, 0xBD, 0xBE, 0xBF, 0xC0, 0xC1, 0xC2, 0xC3]# <text:s/>e: 0# <text:s/>t: 5</text:p>
          </table:table-cell>
        </table:table-row>
        <table:table-row table:style-name="ro1">
          <table:table-cell table:formula="of:=[.A467]+7" office:value-type="float" office:value="3268">
            <text:p>3268</text:p>
          </table:table-cell>
          <table:table-cell table:formula="of:=[.B467]+1" office:value-type="float" office:value="467">
            <text:p>467</text:p>
          </table:table-cell>
          <table:table-cell table:formula="of:=&quot;0x&quot;&amp;BASE(MOD([.B468];16)+32;16)" office:value-type="string" office:string-value="0x23">
            <text:p>0x23</text:p>
          </table:table-cell>
          <table:table-cell table:formula="of:=&quot;0x&quot;&amp;BASE(MOD(MOD([.$A468];256)+[.D$1];256);16;2)" office:value-type="string" office:string-value="0xC4">
            <text:p>0xC4</text:p>
          </table:table-cell>
          <table:table-cell table:formula="of:=&quot;0x&quot;&amp;BASE(MOD(MOD([.$A468];256)+[.E$1];256);16;2)" office:value-type="string" office:string-value="0xC5">
            <text:p>0xC5</text:p>
          </table:table-cell>
          <table:table-cell table:formula="of:=&quot;0x&quot;&amp;BASE(MOD(MOD([.$A468];256)+[.F$1];256);16;2)" office:value-type="string" office:string-value="0xC6">
            <text:p>0xC6</text:p>
          </table:table-cell>
          <table:table-cell table:formula="of:=&quot;0x&quot;&amp;BASE(MOD(MOD([.$A468];256)+[.G$1];256);16;2)" office:value-type="string" office:string-value="0xC7">
            <text:p>0xC7</text:p>
          </table:table-cell>
          <table:table-cell table:formula="of:=&quot;0x&quot;&amp;BASE(MOD(MOD([.$A468];256)+[.H$1];256);16;2)" office:value-type="string" office:string-value="0xC8">
            <text:p>0xC8</text:p>
          </table:table-cell>
          <table:table-cell table:formula="of:=&quot;0x&quot;&amp;BASE(MOD(MOD([.$A468];256)+[.I$1];256);16;2)" office:value-type="string" office:string-value="0xC9">
            <text:p>0xC9</text:p>
          </table:table-cell>
          <table:table-cell table:formula="of:=&quot;0x&quot;&amp;BASE(MOD(MOD([.$A468];256)+[.J$1];256);16;2)" office:value-type="string" office:string-value="0xCA">
            <text:p>0xCA</text:p>
          </table:table-cell>
          <table:table-cell table:formula="of:=&quot;- d: [&quot;&amp;[.C468]&amp;&quot;, &quot;&amp;[.D468]&amp;&quot;, &quot;&amp;[.E468]&amp;&quot;, &quot;&amp;[.F468]&amp;&quot;, &quot;&amp;[.G468]&amp;&quot;, &quot;&amp;[.H468]&amp;&quot;, &quot;&amp;[.I468]&amp;&quot;, &quot;&amp;[.J468]&amp;&quot;]#  e: 0#  t: 5&quot;" office:value-type="string" office:string-value="- d: [0x23, 0xC4, 0xC5, 0xC6, 0xC7, 0xC8, 0xC9, 0xCA]#  e: 0#  t: 5">
            <text:p>- d: [0x23, 0xC4, 0xC5, 0xC6, 0xC7, 0xC8, 0xC9, 0xCA]# <text:s/>e: 0# <text:s/>t: 5</text:p>
          </table:table-cell>
        </table:table-row>
        <table:table-row table:style-name="ro1">
          <table:table-cell table:formula="of:=[.A468]+7" office:value-type="float" office:value="3275">
            <text:p>3275</text:p>
          </table:table-cell>
          <table:table-cell table:formula="of:=[.B468]+1" office:value-type="float" office:value="468">
            <text:p>468</text:p>
          </table:table-cell>
          <table:table-cell table:formula="of:=&quot;0x&quot;&amp;BASE(MOD([.B469];16)+32;16)" office:value-type="string" office:string-value="0x24">
            <text:p>0x24</text:p>
          </table:table-cell>
          <table:table-cell table:formula="of:=&quot;0x&quot;&amp;BASE(MOD(MOD([.$A469];256)+[.D$1];256);16;2)" office:value-type="string" office:string-value="0xCB">
            <text:p>0xCB</text:p>
          </table:table-cell>
          <table:table-cell table:formula="of:=&quot;0x&quot;&amp;BASE(MOD(MOD([.$A469];256)+[.E$1];256);16;2)" office:value-type="string" office:string-value="0xCC">
            <text:p>0xCC</text:p>
          </table:table-cell>
          <table:table-cell table:formula="of:=&quot;0x&quot;&amp;BASE(MOD(MOD([.$A469];256)+[.F$1];256);16;2)" office:value-type="string" office:string-value="0xCD">
            <text:p>0xCD</text:p>
          </table:table-cell>
          <table:table-cell table:formula="of:=&quot;0x&quot;&amp;BASE(MOD(MOD([.$A469];256)+[.G$1];256);16;2)" office:value-type="string" office:string-value="0xCE">
            <text:p>0xCE</text:p>
          </table:table-cell>
          <table:table-cell table:formula="of:=&quot;0x&quot;&amp;BASE(MOD(MOD([.$A469];256)+[.H$1];256);16;2)" office:value-type="string" office:string-value="0xCF">
            <text:p>0xCF</text:p>
          </table:table-cell>
          <table:table-cell table:formula="of:=&quot;0x&quot;&amp;BASE(MOD(MOD([.$A469];256)+[.I$1];256);16;2)" office:value-type="string" office:string-value="0xD0">
            <text:p>0xD0</text:p>
          </table:table-cell>
          <table:table-cell table:formula="of:=&quot;0x&quot;&amp;BASE(MOD(MOD([.$A469];256)+[.J$1];256);16;2)" office:value-type="string" office:string-value="0xD1">
            <text:p>0xD1</text:p>
          </table:table-cell>
          <table:table-cell table:formula="of:=&quot;- d: [&quot;&amp;[.C469]&amp;&quot;, &quot;&amp;[.D469]&amp;&quot;, &quot;&amp;[.E469]&amp;&quot;, &quot;&amp;[.F469]&amp;&quot;, &quot;&amp;[.G469]&amp;&quot;, &quot;&amp;[.H469]&amp;&quot;, &quot;&amp;[.I469]&amp;&quot;, &quot;&amp;[.J469]&amp;&quot;]#  e: 0#  t: 5&quot;" office:value-type="string" office:string-value="- d: [0x24, 0xCB, 0xCC, 0xCD, 0xCE, 0xCF, 0xD0, 0xD1]#  e: 0#  t: 5">
            <text:p>- d: [0x24, 0xCB, 0xCC, 0xCD, 0xCE, 0xCF, 0xD0, 0xD1]# <text:s/>e: 0# <text:s/>t: 5</text:p>
          </table:table-cell>
        </table:table-row>
        <table:table-row table:style-name="ro1">
          <table:table-cell table:formula="of:=[.A469]+7" office:value-type="float" office:value="3282">
            <text:p>3282</text:p>
          </table:table-cell>
          <table:table-cell table:formula="of:=[.B469]+1" office:value-type="float" office:value="469">
            <text:p>469</text:p>
          </table:table-cell>
          <table:table-cell table:formula="of:=&quot;0x&quot;&amp;BASE(MOD([.B470];16)+32;16)" office:value-type="string" office:string-value="0x25">
            <text:p>0x25</text:p>
          </table:table-cell>
          <table:table-cell table:formula="of:=&quot;0x&quot;&amp;BASE(MOD(MOD([.$A470];256)+[.D$1];256);16;2)" office:value-type="string" office:string-value="0xD2">
            <text:p>0xD2</text:p>
          </table:table-cell>
          <table:table-cell table:formula="of:=&quot;0x&quot;&amp;BASE(MOD(MOD([.$A470];256)+[.E$1];256);16;2)" office:value-type="string" office:string-value="0xD3">
            <text:p>0xD3</text:p>
          </table:table-cell>
          <table:table-cell table:formula="of:=&quot;0x&quot;&amp;BASE(MOD(MOD([.$A470];256)+[.F$1];256);16;2)" office:value-type="string" office:string-value="0xD4">
            <text:p>0xD4</text:p>
          </table:table-cell>
          <table:table-cell table:formula="of:=&quot;0x&quot;&amp;BASE(MOD(MOD([.$A470];256)+[.G$1];256);16;2)" office:value-type="string" office:string-value="0xD5">
            <text:p>0xD5</text:p>
          </table:table-cell>
          <table:table-cell table:formula="of:=&quot;0x&quot;&amp;BASE(MOD(MOD([.$A470];256)+[.H$1];256);16;2)" office:value-type="string" office:string-value="0xD6">
            <text:p>0xD6</text:p>
          </table:table-cell>
          <table:table-cell table:formula="of:=&quot;0x&quot;&amp;BASE(MOD(MOD([.$A470];256)+[.I$1];256);16;2)" office:value-type="string" office:string-value="0xD7">
            <text:p>0xD7</text:p>
          </table:table-cell>
          <table:table-cell table:formula="of:=&quot;0x&quot;&amp;BASE(MOD(MOD([.$A470];256)+[.J$1];256);16;2)" office:value-type="string" office:string-value="0xD8">
            <text:p>0xD8</text:p>
          </table:table-cell>
          <table:table-cell table:formula="of:=&quot;- d: [&quot;&amp;[.C470]&amp;&quot;, &quot;&amp;[.D470]&amp;&quot;, &quot;&amp;[.E470]&amp;&quot;, &quot;&amp;[.F470]&amp;&quot;, &quot;&amp;[.G470]&amp;&quot;, &quot;&amp;[.H470]&amp;&quot;, &quot;&amp;[.I470]&amp;&quot;, &quot;&amp;[.J470]&amp;&quot;]#  e: 0#  t: 5&quot;" office:value-type="string" office:string-value="- d: [0x25, 0xD2, 0xD3, 0xD4, 0xD5, 0xD6, 0xD7, 0xD8]#  e: 0#  t: 5">
            <text:p>- d: [0x25, 0xD2, 0xD3, 0xD4, 0xD5, 0xD6, 0xD7, 0xD8]# <text:s/>e: 0# <text:s/>t: 5</text:p>
          </table:table-cell>
        </table:table-row>
        <table:table-row table:style-name="ro1">
          <table:table-cell table:formula="of:=[.A470]+7" office:value-type="float" office:value="3289">
            <text:p>3289</text:p>
          </table:table-cell>
          <table:table-cell table:formula="of:=[.B470]+1" office:value-type="float" office:value="470">
            <text:p>470</text:p>
          </table:table-cell>
          <table:table-cell table:formula="of:=&quot;0x&quot;&amp;BASE(MOD([.B471];16)+32;16)" office:value-type="string" office:string-value="0x26">
            <text:p>0x26</text:p>
          </table:table-cell>
          <table:table-cell table:formula="of:=&quot;0x&quot;&amp;BASE(MOD(MOD([.$A471];256)+[.D$1];256);16;2)" office:value-type="string" office:string-value="0xD9">
            <text:p>0xD9</text:p>
          </table:table-cell>
          <table:table-cell table:formula="of:=&quot;0x&quot;&amp;BASE(MOD(MOD([.$A471];256)+[.E$1];256);16;2)" office:value-type="string" office:string-value="0xDA">
            <text:p>0xDA</text:p>
          </table:table-cell>
          <table:table-cell table:formula="of:=&quot;0x&quot;&amp;BASE(MOD(MOD([.$A471];256)+[.F$1];256);16;2)" office:value-type="string" office:string-value="0xDB">
            <text:p>0xDB</text:p>
          </table:table-cell>
          <table:table-cell table:formula="of:=&quot;0x&quot;&amp;BASE(MOD(MOD([.$A471];256)+[.G$1];256);16;2)" office:value-type="string" office:string-value="0xDC">
            <text:p>0xDC</text:p>
          </table:table-cell>
          <table:table-cell table:formula="of:=&quot;0x&quot;&amp;BASE(MOD(MOD([.$A471];256)+[.H$1];256);16;2)" office:value-type="string" office:string-value="0xDD">
            <text:p>0xDD</text:p>
          </table:table-cell>
          <table:table-cell table:formula="of:=&quot;0x&quot;&amp;BASE(MOD(MOD([.$A471];256)+[.I$1];256);16;2)" office:value-type="string" office:string-value="0xDE">
            <text:p>0xDE</text:p>
          </table:table-cell>
          <table:table-cell table:formula="of:=&quot;0x&quot;&amp;BASE(MOD(MOD([.$A471];256)+[.J$1];256);16;2)" office:value-type="string" office:string-value="0xDF">
            <text:p>0xDF</text:p>
          </table:table-cell>
          <table:table-cell table:formula="of:=&quot;- d: [&quot;&amp;[.C471]&amp;&quot;, &quot;&amp;[.D471]&amp;&quot;, &quot;&amp;[.E471]&amp;&quot;, &quot;&amp;[.F471]&amp;&quot;, &quot;&amp;[.G471]&amp;&quot;, &quot;&amp;[.H471]&amp;&quot;, &quot;&amp;[.I471]&amp;&quot;, &quot;&amp;[.J471]&amp;&quot;]#  e: 0#  t: 5&quot;" office:value-type="string" office:string-value="- d: [0x26, 0xD9, 0xDA, 0xDB, 0xDC, 0xDD, 0xDE, 0xDF]#  e: 0#  t: 5">
            <text:p>- d: [0x26, 0xD9, 0xDA, 0xDB, 0xDC, 0xDD, 0xDE, 0xDF]# <text:s/>e: 0# <text:s/>t: 5</text:p>
          </table:table-cell>
        </table:table-row>
        <table:table-row table:style-name="ro1">
          <table:table-cell table:formula="of:=[.A471]+7" office:value-type="float" office:value="3296">
            <text:p>3296</text:p>
          </table:table-cell>
          <table:table-cell table:formula="of:=[.B471]+1" office:value-type="float" office:value="471">
            <text:p>471</text:p>
          </table:table-cell>
          <table:table-cell table:formula="of:=&quot;0x&quot;&amp;BASE(MOD([.B472];16)+32;16)" office:value-type="string" office:string-value="0x27">
            <text:p>0x27</text:p>
          </table:table-cell>
          <table:table-cell table:formula="of:=&quot;0x&quot;&amp;BASE(MOD(MOD([.$A472];256)+[.D$1];256);16;2)" office:value-type="string" office:string-value="0xE0">
            <text:p>0xE0</text:p>
          </table:table-cell>
          <table:table-cell table:formula="of:=&quot;0x&quot;&amp;BASE(MOD(MOD([.$A472];256)+[.E$1];256);16;2)" office:value-type="string" office:string-value="0xE1">
            <text:p>0xE1</text:p>
          </table:table-cell>
          <table:table-cell table:formula="of:=&quot;0x&quot;&amp;BASE(MOD(MOD([.$A472];256)+[.F$1];256);16;2)" office:value-type="string" office:string-value="0xE2">
            <text:p>0xE2</text:p>
          </table:table-cell>
          <table:table-cell table:formula="of:=&quot;0x&quot;&amp;BASE(MOD(MOD([.$A472];256)+[.G$1];256);16;2)" office:value-type="string" office:string-value="0xE3">
            <text:p>0xE3</text:p>
          </table:table-cell>
          <table:table-cell table:formula="of:=&quot;0x&quot;&amp;BASE(MOD(MOD([.$A472];256)+[.H$1];256);16;2)" office:value-type="string" office:string-value="0xE4">
            <text:p>0xE4</text:p>
          </table:table-cell>
          <table:table-cell table:formula="of:=&quot;0x&quot;&amp;BASE(MOD(MOD([.$A472];256)+[.I$1];256);16;2)" office:value-type="string" office:string-value="0xE5">
            <text:p>0xE5</text:p>
          </table:table-cell>
          <table:table-cell table:formula="of:=&quot;0x&quot;&amp;BASE(MOD(MOD([.$A472];256)+[.J$1];256);16;2)" office:value-type="string" office:string-value="0xE6">
            <text:p>0xE6</text:p>
          </table:table-cell>
          <table:table-cell table:formula="of:=&quot;- d: [&quot;&amp;[.C472]&amp;&quot;, &quot;&amp;[.D472]&amp;&quot;, &quot;&amp;[.E472]&amp;&quot;, &quot;&amp;[.F472]&amp;&quot;, &quot;&amp;[.G472]&amp;&quot;, &quot;&amp;[.H472]&amp;&quot;, &quot;&amp;[.I472]&amp;&quot;, &quot;&amp;[.J472]&amp;&quot;]#  e: 0#  t: 5&quot;" office:value-type="string" office:string-value="- d: [0x27, 0xE0, 0xE1, 0xE2, 0xE3, 0xE4, 0xE5, 0xE6]#  e: 0#  t: 5">
            <text:p>- d: [0x27, 0xE0, 0xE1, 0xE2, 0xE3, 0xE4, 0xE5, 0xE6]# <text:s/>e: 0# <text:s/>t: 5</text:p>
          </table:table-cell>
        </table:table-row>
        <table:table-row table:style-name="ro1">
          <table:table-cell table:formula="of:=[.A472]+7" office:value-type="float" office:value="3303">
            <text:p>3303</text:p>
          </table:table-cell>
          <table:table-cell table:formula="of:=[.B472]+1" office:value-type="float" office:value="472">
            <text:p>472</text:p>
          </table:table-cell>
          <table:table-cell table:formula="of:=&quot;0x&quot;&amp;BASE(MOD([.B473];16)+32;16)" office:value-type="string" office:string-value="0x28">
            <text:p>0x28</text:p>
          </table:table-cell>
          <table:table-cell table:formula="of:=&quot;0x&quot;&amp;BASE(MOD(MOD([.$A473];256)+[.D$1];256);16;2)" office:value-type="string" office:string-value="0xE7">
            <text:p>0xE7</text:p>
          </table:table-cell>
          <table:table-cell table:formula="of:=&quot;0x&quot;&amp;BASE(MOD(MOD([.$A473];256)+[.E$1];256);16;2)" office:value-type="string" office:string-value="0xE8">
            <text:p>0xE8</text:p>
          </table:table-cell>
          <table:table-cell table:formula="of:=&quot;0x&quot;&amp;BASE(MOD(MOD([.$A473];256)+[.F$1];256);16;2)" office:value-type="string" office:string-value="0xE9">
            <text:p>0xE9</text:p>
          </table:table-cell>
          <table:table-cell table:formula="of:=&quot;0x&quot;&amp;BASE(MOD(MOD([.$A473];256)+[.G$1];256);16;2)" office:value-type="string" office:string-value="0xEA">
            <text:p>0xEA</text:p>
          </table:table-cell>
          <table:table-cell table:formula="of:=&quot;0x&quot;&amp;BASE(MOD(MOD([.$A473];256)+[.H$1];256);16;2)" office:value-type="string" office:string-value="0xEB">
            <text:p>0xEB</text:p>
          </table:table-cell>
          <table:table-cell table:formula="of:=&quot;0x&quot;&amp;BASE(MOD(MOD([.$A473];256)+[.I$1];256);16;2)" office:value-type="string" office:string-value="0xEC">
            <text:p>0xEC</text:p>
          </table:table-cell>
          <table:table-cell table:formula="of:=&quot;0x&quot;&amp;BASE(MOD(MOD([.$A473];256)+[.J$1];256);16;2)" office:value-type="string" office:string-value="0xED">
            <text:p>0xED</text:p>
          </table:table-cell>
          <table:table-cell table:formula="of:=&quot;- d: [&quot;&amp;[.C473]&amp;&quot;, &quot;&amp;[.D473]&amp;&quot;, &quot;&amp;[.E473]&amp;&quot;, &quot;&amp;[.F473]&amp;&quot;, &quot;&amp;[.G473]&amp;&quot;, &quot;&amp;[.H473]&amp;&quot;, &quot;&amp;[.I473]&amp;&quot;, &quot;&amp;[.J473]&amp;&quot;]#  e: 0#  t: 5&quot;" office:value-type="string" office:string-value="- d: [0x28, 0xE7, 0xE8, 0xE9, 0xEA, 0xEB, 0xEC, 0xED]#  e: 0#  t: 5">
            <text:p>- d: [0x28, 0xE7, 0xE8, 0xE9, 0xEA, 0xEB, 0xEC, 0xED]# <text:s/>e: 0# <text:s/>t: 5</text:p>
          </table:table-cell>
        </table:table-row>
        <table:table-row table:style-name="ro1">
          <table:table-cell table:formula="of:=[.A473]+7" office:value-type="float" office:value="3310">
            <text:p>3310</text:p>
          </table:table-cell>
          <table:table-cell table:formula="of:=[.B473]+1" office:value-type="float" office:value="473">
            <text:p>473</text:p>
          </table:table-cell>
          <table:table-cell table:formula="of:=&quot;0x&quot;&amp;BASE(MOD([.B474];16)+32;16)" office:value-type="string" office:string-value="0x29">
            <text:p>0x29</text:p>
          </table:table-cell>
          <table:table-cell table:formula="of:=&quot;0x&quot;&amp;BASE(MOD(MOD([.$A474];256)+[.D$1];256);16;2)" office:value-type="string" office:string-value="0xEE">
            <text:p>0xEE</text:p>
          </table:table-cell>
          <table:table-cell table:formula="of:=&quot;0x&quot;&amp;BASE(MOD(MOD([.$A474];256)+[.E$1];256);16;2)" office:value-type="string" office:string-value="0xEF">
            <text:p>0xEF</text:p>
          </table:table-cell>
          <table:table-cell table:formula="of:=&quot;0x&quot;&amp;BASE(MOD(MOD([.$A474];256)+[.F$1];256);16;2)" office:value-type="string" office:string-value="0xF0">
            <text:p>0xF0</text:p>
          </table:table-cell>
          <table:table-cell table:formula="of:=&quot;0x&quot;&amp;BASE(MOD(MOD([.$A474];256)+[.G$1];256);16;2)" office:value-type="string" office:string-value="0xF1">
            <text:p>0xF1</text:p>
          </table:table-cell>
          <table:table-cell table:formula="of:=&quot;0x&quot;&amp;BASE(MOD(MOD([.$A474];256)+[.H$1];256);16;2)" office:value-type="string" office:string-value="0xF2">
            <text:p>0xF2</text:p>
          </table:table-cell>
          <table:table-cell table:formula="of:=&quot;0x&quot;&amp;BASE(MOD(MOD([.$A474];256)+[.I$1];256);16;2)" office:value-type="string" office:string-value="0xF3">
            <text:p>0xF3</text:p>
          </table:table-cell>
          <table:table-cell table:formula="of:=&quot;0x&quot;&amp;BASE(MOD(MOD([.$A474];256)+[.J$1];256);16;2)" office:value-type="string" office:string-value="0xF4">
            <text:p>0xF4</text:p>
          </table:table-cell>
          <table:table-cell table:formula="of:=&quot;- d: [&quot;&amp;[.C474]&amp;&quot;, &quot;&amp;[.D474]&amp;&quot;, &quot;&amp;[.E474]&amp;&quot;, &quot;&amp;[.F474]&amp;&quot;, &quot;&amp;[.G474]&amp;&quot;, &quot;&amp;[.H474]&amp;&quot;, &quot;&amp;[.I474]&amp;&quot;, &quot;&amp;[.J474]&amp;&quot;]#  e: 0#  t: 5&quot;" office:value-type="string" office:string-value="- d: [0x29, 0xEE, 0xEF, 0xF0, 0xF1, 0xF2, 0xF3, 0xF4]#  e: 0#  t: 5">
            <text:p>- d: [0x29, 0xEE, 0xEF, 0xF0, 0xF1, 0xF2, 0xF3, 0xF4]# <text:s/>e: 0# <text:s/>t: 5</text:p>
          </table:table-cell>
        </table:table-row>
        <table:table-row table:style-name="ro1">
          <table:table-cell table:formula="of:=[.A474]+7" office:value-type="float" office:value="3317">
            <text:p>3317</text:p>
          </table:table-cell>
          <table:table-cell table:formula="of:=[.B474]+1" office:value-type="float" office:value="474">
            <text:p>474</text:p>
          </table:table-cell>
          <table:table-cell table:formula="of:=&quot;0x&quot;&amp;BASE(MOD([.B475];16)+32;16)" office:value-type="string" office:string-value="0x2A">
            <text:p>0x2A</text:p>
          </table:table-cell>
          <table:table-cell table:formula="of:=&quot;0x&quot;&amp;BASE(MOD(MOD([.$A475];256)+[.D$1];256);16;2)" office:value-type="string" office:string-value="0xF5">
            <text:p>0xF5</text:p>
          </table:table-cell>
          <table:table-cell table:formula="of:=&quot;0x&quot;&amp;BASE(MOD(MOD([.$A475];256)+[.E$1];256);16;2)" office:value-type="string" office:string-value="0xF6">
            <text:p>0xF6</text:p>
          </table:table-cell>
          <table:table-cell table:formula="of:=&quot;0x&quot;&amp;BASE(MOD(MOD([.$A475];256)+[.F$1];256);16;2)" office:value-type="string" office:string-value="0xF7">
            <text:p>0xF7</text:p>
          </table:table-cell>
          <table:table-cell table:formula="of:=&quot;0x&quot;&amp;BASE(MOD(MOD([.$A475];256)+[.G$1];256);16;2)" office:value-type="string" office:string-value="0xF8">
            <text:p>0xF8</text:p>
          </table:table-cell>
          <table:table-cell table:formula="of:=&quot;0x&quot;&amp;BASE(MOD(MOD([.$A475];256)+[.H$1];256);16;2)" office:value-type="string" office:string-value="0xF9">
            <text:p>0xF9</text:p>
          </table:table-cell>
          <table:table-cell table:formula="of:=&quot;0x&quot;&amp;BASE(MOD(MOD([.$A475];256)+[.I$1];256);16;2)" office:value-type="string" office:string-value="0xFA">
            <text:p>0xFA</text:p>
          </table:table-cell>
          <table:table-cell table:formula="of:=&quot;0x&quot;&amp;BASE(MOD(MOD([.$A475];256)+[.J$1];256);16;2)" office:value-type="string" office:string-value="0xFB">
            <text:p>0xFB</text:p>
          </table:table-cell>
          <table:table-cell table:formula="of:=&quot;- d: [&quot;&amp;[.C475]&amp;&quot;, &quot;&amp;[.D475]&amp;&quot;, &quot;&amp;[.E475]&amp;&quot;, &quot;&amp;[.F475]&amp;&quot;, &quot;&amp;[.G475]&amp;&quot;, &quot;&amp;[.H475]&amp;&quot;, &quot;&amp;[.I475]&amp;&quot;, &quot;&amp;[.J475]&amp;&quot;]#  e: 0#  t: 5&quot;" office:value-type="string" office:string-value="- d: [0x2A, 0xF5, 0xF6, 0xF7, 0xF8, 0xF9, 0xFA, 0xFB]#  e: 0#  t: 5">
            <text:p>- d: [0x2A, 0xF5, 0xF6, 0xF7, 0xF8, 0xF9, 0xFA, 0xFB]# <text:s/>e: 0# <text:s/>t: 5</text:p>
          </table:table-cell>
        </table:table-row>
        <table:table-row table:style-name="ro1">
          <table:table-cell table:formula="of:=[.A475]+7" office:value-type="float" office:value="3324">
            <text:p>3324</text:p>
          </table:table-cell>
          <table:table-cell table:formula="of:=[.B475]+1" office:value-type="float" office:value="475">
            <text:p>475</text:p>
          </table:table-cell>
          <table:table-cell table:formula="of:=&quot;0x&quot;&amp;BASE(MOD([.B476];16)+32;16)" office:value-type="string" office:string-value="0x2B">
            <text:p>0x2B</text:p>
          </table:table-cell>
          <table:table-cell table:formula="of:=&quot;0x&quot;&amp;BASE(MOD(MOD([.$A476];256)+[.D$1];256);16;2)" office:value-type="string" office:string-value="0xFC">
            <text:p>0xFC</text:p>
          </table:table-cell>
          <table:table-cell table:formula="of:=&quot;0x&quot;&amp;BASE(MOD(MOD([.$A476];256)+[.E$1];256);16;2)" office:value-type="string" office:string-value="0xFD">
            <text:p>0xFD</text:p>
          </table:table-cell>
          <table:table-cell table:formula="of:=&quot;0x&quot;&amp;BASE(MOD(MOD([.$A476];256)+[.F$1];256);16;2)" office:value-type="string" office:string-value="0xFE">
            <text:p>0xFE</text:p>
          </table:table-cell>
          <table:table-cell table:formula="of:=&quot;0x&quot;&amp;BASE(MOD(MOD([.$A476];256)+[.G$1];256);16;2)" office:value-type="string" office:string-value="0xFF">
            <text:p>0xFF</text:p>
          </table:table-cell>
          <table:table-cell table:formula="of:=&quot;0x&quot;&amp;BASE(MOD(MOD([.$A476];256)+[.H$1];256);16;2)" office:value-type="string" office:string-value="0x00">
            <text:p>0x00</text:p>
          </table:table-cell>
          <table:table-cell table:formula="of:=&quot;0x&quot;&amp;BASE(MOD(MOD([.$A476];256)+[.I$1];256);16;2)" office:value-type="string" office:string-value="0x01">
            <text:p>0x01</text:p>
          </table:table-cell>
          <table:table-cell table:formula="of:=&quot;0x&quot;&amp;BASE(MOD(MOD([.$A476];256)+[.J$1];256);16;2)" office:value-type="string" office:string-value="0x02">
            <text:p>0x02</text:p>
          </table:table-cell>
          <table:table-cell table:formula="of:=&quot;- d: [&quot;&amp;[.C476]&amp;&quot;, &quot;&amp;[.D476]&amp;&quot;, &quot;&amp;[.E476]&amp;&quot;, &quot;&amp;[.F476]&amp;&quot;, &quot;&amp;[.G476]&amp;&quot;, &quot;&amp;[.H476]&amp;&quot;, &quot;&amp;[.I476]&amp;&quot;, &quot;&amp;[.J476]&amp;&quot;]#  e: 0#  t: 5&quot;" office:value-type="string" office:string-value="- d: [0x2B, 0xFC, 0xFD, 0xFE, 0xFF, 0x00, 0x01, 0x02]#  e: 0#  t: 5">
            <text:p>- d: [0x2B, 0xFC, 0xFD, 0xFE, 0xFF, 0x00, 0x01, 0x02]# <text:s/>e: 0# <text:s/>t: 5</text:p>
          </table:table-cell>
        </table:table-row>
        <table:table-row table:style-name="ro1">
          <table:table-cell table:formula="of:=[.A476]+7" office:value-type="float" office:value="3331">
            <text:p>3331</text:p>
          </table:table-cell>
          <table:table-cell table:formula="of:=[.B476]+1" office:value-type="float" office:value="476">
            <text:p>476</text:p>
          </table:table-cell>
          <table:table-cell table:formula="of:=&quot;0x&quot;&amp;BASE(MOD([.B477];16)+32;16)" office:value-type="string" office:string-value="0x2C">
            <text:p>0x2C</text:p>
          </table:table-cell>
          <table:table-cell table:formula="of:=&quot;0x&quot;&amp;BASE(MOD(MOD([.$A477];256)+[.D$1];256);16;2)" office:value-type="string" office:string-value="0x03">
            <text:p>0x03</text:p>
          </table:table-cell>
          <table:table-cell table:formula="of:=&quot;0x&quot;&amp;BASE(MOD(MOD([.$A477];256)+[.E$1];256);16;2)" office:value-type="string" office:string-value="0x04">
            <text:p>0x04</text:p>
          </table:table-cell>
          <table:table-cell table:formula="of:=&quot;0x&quot;&amp;BASE(MOD(MOD([.$A477];256)+[.F$1];256);16;2)" office:value-type="string" office:string-value="0x05">
            <text:p>0x05</text:p>
          </table:table-cell>
          <table:table-cell table:formula="of:=&quot;0x&quot;&amp;BASE(MOD(MOD([.$A477];256)+[.G$1];256);16;2)" office:value-type="string" office:string-value="0x06">
            <text:p>0x06</text:p>
          </table:table-cell>
          <table:table-cell table:formula="of:=&quot;0x&quot;&amp;BASE(MOD(MOD([.$A477];256)+[.H$1];256);16;2)" office:value-type="string" office:string-value="0x07">
            <text:p>0x07</text:p>
          </table:table-cell>
          <table:table-cell table:formula="of:=&quot;0x&quot;&amp;BASE(MOD(MOD([.$A477];256)+[.I$1];256);16;2)" office:value-type="string" office:string-value="0x08">
            <text:p>0x08</text:p>
          </table:table-cell>
          <table:table-cell table:formula="of:=&quot;0x&quot;&amp;BASE(MOD(MOD([.$A477];256)+[.J$1];256);16;2)" office:value-type="string" office:string-value="0x09">
            <text:p>0x09</text:p>
          </table:table-cell>
          <table:table-cell table:formula="of:=&quot;- d: [&quot;&amp;[.C477]&amp;&quot;, &quot;&amp;[.D477]&amp;&quot;, &quot;&amp;[.E477]&amp;&quot;, &quot;&amp;[.F477]&amp;&quot;, &quot;&amp;[.G477]&amp;&quot;, &quot;&amp;[.H477]&amp;&quot;, &quot;&amp;[.I477]&amp;&quot;, &quot;&amp;[.J477]&amp;&quot;]#  e: 0#  t: 5&quot;" office:value-type="string" office:string-value="- d: [0x2C, 0x03, 0x04, 0x05, 0x06, 0x07, 0x08, 0x09]#  e: 0#  t: 5">
            <text:p>- d: [0x2C, 0x03, 0x04, 0x05, 0x06, 0x07, 0x08, 0x09]# <text:s/>e: 0# <text:s/>t: 5</text:p>
          </table:table-cell>
        </table:table-row>
        <table:table-row table:style-name="ro1">
          <table:table-cell table:formula="of:=[.A477]+7" office:value-type="float" office:value="3338">
            <text:p>3338</text:p>
          </table:table-cell>
          <table:table-cell table:formula="of:=[.B477]+1" office:value-type="float" office:value="477">
            <text:p>477</text:p>
          </table:table-cell>
          <table:table-cell table:formula="of:=&quot;0x&quot;&amp;BASE(MOD([.B478];16)+32;16)" office:value-type="string" office:string-value="0x2D">
            <text:p>0x2D</text:p>
          </table:table-cell>
          <table:table-cell table:formula="of:=&quot;0x&quot;&amp;BASE(MOD(MOD([.$A478];256)+[.D$1];256);16;2)" office:value-type="string" office:string-value="0x0A">
            <text:p>0x0A</text:p>
          </table:table-cell>
          <table:table-cell table:formula="of:=&quot;0x&quot;&amp;BASE(MOD(MOD([.$A478];256)+[.E$1];256);16;2)" office:value-type="string" office:string-value="0x0B">
            <text:p>0x0B</text:p>
          </table:table-cell>
          <table:table-cell table:formula="of:=&quot;0x&quot;&amp;BASE(MOD(MOD([.$A478];256)+[.F$1];256);16;2)" office:value-type="string" office:string-value="0x0C">
            <text:p>0x0C</text:p>
          </table:table-cell>
          <table:table-cell table:formula="of:=&quot;0x&quot;&amp;BASE(MOD(MOD([.$A478];256)+[.G$1];256);16;2)" office:value-type="string" office:string-value="0x0D">
            <text:p>0x0D</text:p>
          </table:table-cell>
          <table:table-cell table:formula="of:=&quot;0x&quot;&amp;BASE(MOD(MOD([.$A478];256)+[.H$1];256);16;2)" office:value-type="string" office:string-value="0x0E">
            <text:p>0x0E</text:p>
          </table:table-cell>
          <table:table-cell table:formula="of:=&quot;0x&quot;&amp;BASE(MOD(MOD([.$A478];256)+[.I$1];256);16;2)" office:value-type="string" office:string-value="0x0F">
            <text:p>0x0F</text:p>
          </table:table-cell>
          <table:table-cell table:formula="of:=&quot;0x&quot;&amp;BASE(MOD(MOD([.$A478];256)+[.J$1];256);16;2)" office:value-type="string" office:string-value="0x10">
            <text:p>0x10</text:p>
          </table:table-cell>
          <table:table-cell table:formula="of:=&quot;- d: [&quot;&amp;[.C478]&amp;&quot;, &quot;&amp;[.D478]&amp;&quot;, &quot;&amp;[.E478]&amp;&quot;, &quot;&amp;[.F478]&amp;&quot;, &quot;&amp;[.G478]&amp;&quot;, &quot;&amp;[.H478]&amp;&quot;, &quot;&amp;[.I478]&amp;&quot;, &quot;&amp;[.J478]&amp;&quot;]#  e: 0#  t: 5&quot;" office:value-type="string" office:string-value="- d: [0x2D, 0x0A, 0x0B, 0x0C, 0x0D, 0x0E, 0x0F, 0x10]#  e: 0#  t: 5">
            <text:p>- d: [0x2D, 0x0A, 0x0B, 0x0C, 0x0D, 0x0E, 0x0F, 0x10]# <text:s/>e: 0# <text:s/>t: 5</text:p>
          </table:table-cell>
        </table:table-row>
        <table:table-row table:style-name="ro1">
          <table:table-cell table:formula="of:=[.A478]+7" office:value-type="float" office:value="3345">
            <text:p>3345</text:p>
          </table:table-cell>
          <table:table-cell table:formula="of:=[.B478]+1" office:value-type="float" office:value="478">
            <text:p>478</text:p>
          </table:table-cell>
          <table:table-cell table:formula="of:=&quot;0x&quot;&amp;BASE(MOD([.B479];16)+32;16)" office:value-type="string" office:string-value="0x2E">
            <text:p>0x2E</text:p>
          </table:table-cell>
          <table:table-cell table:formula="of:=&quot;0x&quot;&amp;BASE(MOD(MOD([.$A479];256)+[.D$1];256);16;2)" office:value-type="string" office:string-value="0x11">
            <text:p>0x11</text:p>
          </table:table-cell>
          <table:table-cell table:formula="of:=&quot;0x&quot;&amp;BASE(MOD(MOD([.$A479];256)+[.E$1];256);16;2)" office:value-type="string" office:string-value="0x12">
            <text:p>0x12</text:p>
          </table:table-cell>
          <table:table-cell table:formula="of:=&quot;0x&quot;&amp;BASE(MOD(MOD([.$A479];256)+[.F$1];256);16;2)" office:value-type="string" office:string-value="0x13">
            <text:p>0x13</text:p>
          </table:table-cell>
          <table:table-cell table:formula="of:=&quot;0x&quot;&amp;BASE(MOD(MOD([.$A479];256)+[.G$1];256);16;2)" office:value-type="string" office:string-value="0x14">
            <text:p>0x14</text:p>
          </table:table-cell>
          <table:table-cell table:formula="of:=&quot;0x&quot;&amp;BASE(MOD(MOD([.$A479];256)+[.H$1];256);16;2)" office:value-type="string" office:string-value="0x15">
            <text:p>0x15</text:p>
          </table:table-cell>
          <table:table-cell table:formula="of:=&quot;0x&quot;&amp;BASE(MOD(MOD([.$A479];256)+[.I$1];256);16;2)" office:value-type="string" office:string-value="0x16">
            <text:p>0x16</text:p>
          </table:table-cell>
          <table:table-cell table:formula="of:=&quot;0x&quot;&amp;BASE(MOD(MOD([.$A479];256)+[.J$1];256);16;2)" office:value-type="string" office:string-value="0x17">
            <text:p>0x17</text:p>
          </table:table-cell>
          <table:table-cell table:formula="of:=&quot;- d: [&quot;&amp;[.C479]&amp;&quot;, &quot;&amp;[.D479]&amp;&quot;, &quot;&amp;[.E479]&amp;&quot;, &quot;&amp;[.F479]&amp;&quot;, &quot;&amp;[.G479]&amp;&quot;, &quot;&amp;[.H479]&amp;&quot;, &quot;&amp;[.I479]&amp;&quot;, &quot;&amp;[.J479]&amp;&quot;]#  e: 0#  t: 5&quot;" office:value-type="string" office:string-value="- d: [0x2E, 0x11, 0x12, 0x13, 0x14, 0x15, 0x16, 0x17]#  e: 0#  t: 5">
            <text:p>- d: [0x2E, 0x11, 0x12, 0x13, 0x14, 0x15, 0x16, 0x17]# <text:s/>e: 0# <text:s/>t: 5</text:p>
          </table:table-cell>
        </table:table-row>
        <table:table-row table:style-name="ro1">
          <table:table-cell table:formula="of:=[.A479]+7" office:value-type="float" office:value="3352">
            <text:p>3352</text:p>
          </table:table-cell>
          <table:table-cell table:formula="of:=[.B479]+1" office:value-type="float" office:value="479">
            <text:p>479</text:p>
          </table:table-cell>
          <table:table-cell table:formula="of:=&quot;0x&quot;&amp;BASE(MOD([.B480];16)+32;16)" office:value-type="string" office:string-value="0x2F">
            <text:p>0x2F</text:p>
          </table:table-cell>
          <table:table-cell table:formula="of:=&quot;0x&quot;&amp;BASE(MOD(MOD([.$A480];256)+[.D$1];256);16;2)" office:value-type="string" office:string-value="0x18">
            <text:p>0x18</text:p>
          </table:table-cell>
          <table:table-cell table:formula="of:=&quot;0x&quot;&amp;BASE(MOD(MOD([.$A480];256)+[.E$1];256);16;2)" office:value-type="string" office:string-value="0x19">
            <text:p>0x19</text:p>
          </table:table-cell>
          <table:table-cell table:formula="of:=&quot;0x&quot;&amp;BASE(MOD(MOD([.$A480];256)+[.F$1];256);16;2)" office:value-type="string" office:string-value="0x1A">
            <text:p>0x1A</text:p>
          </table:table-cell>
          <table:table-cell table:formula="of:=&quot;0x&quot;&amp;BASE(MOD(MOD([.$A480];256)+[.G$1];256);16;2)" office:value-type="string" office:string-value="0x1B">
            <text:p>0x1B</text:p>
          </table:table-cell>
          <table:table-cell table:formula="of:=&quot;0x&quot;&amp;BASE(MOD(MOD([.$A480];256)+[.H$1];256);16;2)" office:value-type="string" office:string-value="0x1C">
            <text:p>0x1C</text:p>
          </table:table-cell>
          <table:table-cell table:formula="of:=&quot;0x&quot;&amp;BASE(MOD(MOD([.$A480];256)+[.I$1];256);16;2)" office:value-type="string" office:string-value="0x1D">
            <text:p>0x1D</text:p>
          </table:table-cell>
          <table:table-cell table:formula="of:=&quot;0x&quot;&amp;BASE(MOD(MOD([.$A480];256)+[.J$1];256);16;2)" office:value-type="string" office:string-value="0x1E">
            <text:p>0x1E</text:p>
          </table:table-cell>
          <table:table-cell table:formula="of:=&quot;- d: [&quot;&amp;[.C480]&amp;&quot;, &quot;&amp;[.D480]&amp;&quot;, &quot;&amp;[.E480]&amp;&quot;, &quot;&amp;[.F480]&amp;&quot;, &quot;&amp;[.G480]&amp;&quot;, &quot;&amp;[.H480]&amp;&quot;, &quot;&amp;[.I480]&amp;&quot;, &quot;&amp;[.J480]&amp;&quot;]#  e: 0#  t: 5&quot;" office:value-type="string" office:string-value="- d: [0x2F, 0x18, 0x19, 0x1A, 0x1B, 0x1C, 0x1D, 0x1E]#  e: 0#  t: 5">
            <text:p>- d: [0x2F, 0x18, 0x19, 0x1A, 0x1B, 0x1C, 0x1D, 0x1E]# <text:s/>e: 0# <text:s/>t: 5</text:p>
          </table:table-cell>
        </table:table-row>
        <table:table-row table:style-name="ro1">
          <table:table-cell table:formula="of:=[.A480]+7" office:value-type="float" office:value="3359">
            <text:p>3359</text:p>
          </table:table-cell>
          <table:table-cell table:formula="of:=[.B480]+1" office:value-type="float" office:value="480">
            <text:p>480</text:p>
          </table:table-cell>
          <table:table-cell table:formula="of:=&quot;0x&quot;&amp;BASE(MOD([.B481];16)+32;16)" office:value-type="string" office:string-value="0x20">
            <text:p>0x20</text:p>
          </table:table-cell>
          <table:table-cell table:formula="of:=&quot;0x&quot;&amp;BASE(MOD(MOD([.$A481];256)+[.D$1];256);16;2)" office:value-type="string" office:string-value="0x1F">
            <text:p>0x1F</text:p>
          </table:table-cell>
          <table:table-cell table:formula="of:=&quot;0x&quot;&amp;BASE(MOD(MOD([.$A481];256)+[.E$1];256);16;2)" office:value-type="string" office:string-value="0x20">
            <text:p>0x20</text:p>
          </table:table-cell>
          <table:table-cell table:formula="of:=&quot;0x&quot;&amp;BASE(MOD(MOD([.$A481];256)+[.F$1];256);16;2)" office:value-type="string" office:string-value="0x21">
            <text:p>0x21</text:p>
          </table:table-cell>
          <table:table-cell table:formula="of:=&quot;0x&quot;&amp;BASE(MOD(MOD([.$A481];256)+[.G$1];256);16;2)" office:value-type="string" office:string-value="0x22">
            <text:p>0x22</text:p>
          </table:table-cell>
          <table:table-cell table:formula="of:=&quot;0x&quot;&amp;BASE(MOD(MOD([.$A481];256)+[.H$1];256);16;2)" office:value-type="string" office:string-value="0x23">
            <text:p>0x23</text:p>
          </table:table-cell>
          <table:table-cell table:formula="of:=&quot;0x&quot;&amp;BASE(MOD(MOD([.$A481];256)+[.I$1];256);16;2)" office:value-type="string" office:string-value="0x24">
            <text:p>0x24</text:p>
          </table:table-cell>
          <table:table-cell table:formula="of:=&quot;0x&quot;&amp;BASE(MOD(MOD([.$A481];256)+[.J$1];256);16;2)" office:value-type="string" office:string-value="0x25">
            <text:p>0x25</text:p>
          </table:table-cell>
          <table:table-cell table:formula="of:=&quot;- d: [&quot;&amp;[.C481]&amp;&quot;, &quot;&amp;[.D481]&amp;&quot;, &quot;&amp;[.E481]&amp;&quot;, &quot;&amp;[.F481]&amp;&quot;, &quot;&amp;[.G481]&amp;&quot;, &quot;&amp;[.H481]&amp;&quot;, &quot;&amp;[.I481]&amp;&quot;, &quot;&amp;[.J481]&amp;&quot;]#  e: 0#  t: 5&quot;" office:value-type="string" office:string-value="- d: [0x20, 0x1F, 0x20, 0x21, 0x22, 0x23, 0x24, 0x25]#  e: 0#  t: 5">
            <text:p>- d: [0x20, 0x1F, 0x20, 0x21, 0x22, 0x23, 0x24, 0x25]# <text:s/>e: 0# <text:s/>t: 5</text:p>
          </table:table-cell>
        </table:table-row>
        <table:table-row table:style-name="ro1">
          <table:table-cell table:formula="of:=[.A481]+7" office:value-type="float" office:value="3366">
            <text:p>3366</text:p>
          </table:table-cell>
          <table:table-cell table:formula="of:=[.B481]+1" office:value-type="float" office:value="481">
            <text:p>481</text:p>
          </table:table-cell>
          <table:table-cell table:formula="of:=&quot;0x&quot;&amp;BASE(MOD([.B482];16)+32;16)" office:value-type="string" office:string-value="0x21">
            <text:p>0x21</text:p>
          </table:table-cell>
          <table:table-cell table:formula="of:=&quot;0x&quot;&amp;BASE(MOD(MOD([.$A482];256)+[.D$1];256);16;2)" office:value-type="string" office:string-value="0x26">
            <text:p>0x26</text:p>
          </table:table-cell>
          <table:table-cell table:formula="of:=&quot;0x&quot;&amp;BASE(MOD(MOD([.$A482];256)+[.E$1];256);16;2)" office:value-type="string" office:string-value="0x27">
            <text:p>0x27</text:p>
          </table:table-cell>
          <table:table-cell table:formula="of:=&quot;0x&quot;&amp;BASE(MOD(MOD([.$A482];256)+[.F$1];256);16;2)" office:value-type="string" office:string-value="0x28">
            <text:p>0x28</text:p>
          </table:table-cell>
          <table:table-cell table:formula="of:=&quot;0x&quot;&amp;BASE(MOD(MOD([.$A482];256)+[.G$1];256);16;2)" office:value-type="string" office:string-value="0x29">
            <text:p>0x29</text:p>
          </table:table-cell>
          <table:table-cell table:formula="of:=&quot;0x&quot;&amp;BASE(MOD(MOD([.$A482];256)+[.H$1];256);16;2)" office:value-type="string" office:string-value="0x2A">
            <text:p>0x2A</text:p>
          </table:table-cell>
          <table:table-cell table:formula="of:=&quot;0x&quot;&amp;BASE(MOD(MOD([.$A482];256)+[.I$1];256);16;2)" office:value-type="string" office:string-value="0x2B">
            <text:p>0x2B</text:p>
          </table:table-cell>
          <table:table-cell table:formula="of:=&quot;0x&quot;&amp;BASE(MOD(MOD([.$A482];256)+[.J$1];256);16;2)" office:value-type="string" office:string-value="0x2C">
            <text:p>0x2C</text:p>
          </table:table-cell>
          <table:table-cell table:formula="of:=&quot;- d: [&quot;&amp;[.C482]&amp;&quot;, &quot;&amp;[.D482]&amp;&quot;, &quot;&amp;[.E482]&amp;&quot;, &quot;&amp;[.F482]&amp;&quot;, &quot;&amp;[.G482]&amp;&quot;, &quot;&amp;[.H482]&amp;&quot;, &quot;&amp;[.I482]&amp;&quot;, &quot;&amp;[.J482]&amp;&quot;]#  e: 0#  t: 5&quot;" office:value-type="string" office:string-value="- d: [0x21, 0x26, 0x27, 0x28, 0x29, 0x2A, 0x2B, 0x2C]#  e: 0#  t: 5">
            <text:p>- d: [0x21, 0x26, 0x27, 0x28, 0x29, 0x2A, 0x2B, 0x2C]# <text:s/>e: 0# <text:s/>t: 5</text:p>
          </table:table-cell>
        </table:table-row>
        <table:table-row table:style-name="ro1">
          <table:table-cell table:formula="of:=[.A482]+7" office:value-type="float" office:value="3373">
            <text:p>3373</text:p>
          </table:table-cell>
          <table:table-cell table:formula="of:=[.B482]+1" office:value-type="float" office:value="482">
            <text:p>482</text:p>
          </table:table-cell>
          <table:table-cell table:formula="of:=&quot;0x&quot;&amp;BASE(MOD([.B483];16)+32;16)" office:value-type="string" office:string-value="0x22">
            <text:p>0x22</text:p>
          </table:table-cell>
          <table:table-cell table:formula="of:=&quot;0x&quot;&amp;BASE(MOD(MOD([.$A483];256)+[.D$1];256);16;2)" office:value-type="string" office:string-value="0x2D">
            <text:p>0x2D</text:p>
          </table:table-cell>
          <table:table-cell table:formula="of:=&quot;0x&quot;&amp;BASE(MOD(MOD([.$A483];256)+[.E$1];256);16;2)" office:value-type="string" office:string-value="0x2E">
            <text:p>0x2E</text:p>
          </table:table-cell>
          <table:table-cell table:formula="of:=&quot;0x&quot;&amp;BASE(MOD(MOD([.$A483];256)+[.F$1];256);16;2)" office:value-type="string" office:string-value="0x2F">
            <text:p>0x2F</text:p>
          </table:table-cell>
          <table:table-cell table:formula="of:=&quot;0x&quot;&amp;BASE(MOD(MOD([.$A483];256)+[.G$1];256);16;2)" office:value-type="string" office:string-value="0x30">
            <text:p>0x30</text:p>
          </table:table-cell>
          <table:table-cell table:formula="of:=&quot;0x&quot;&amp;BASE(MOD(MOD([.$A483];256)+[.H$1];256);16;2)" office:value-type="string" office:string-value="0x31">
            <text:p>0x31</text:p>
          </table:table-cell>
          <table:table-cell table:formula="of:=&quot;0x&quot;&amp;BASE(MOD(MOD([.$A483];256)+[.I$1];256);16;2)" office:value-type="string" office:string-value="0x32">
            <text:p>0x32</text:p>
          </table:table-cell>
          <table:table-cell table:formula="of:=&quot;0x&quot;&amp;BASE(MOD(MOD([.$A483];256)+[.J$1];256);16;2)" office:value-type="string" office:string-value="0x33">
            <text:p>0x33</text:p>
          </table:table-cell>
          <table:table-cell table:formula="of:=&quot;- d: [&quot;&amp;[.C483]&amp;&quot;, &quot;&amp;[.D483]&amp;&quot;, &quot;&amp;[.E483]&amp;&quot;, &quot;&amp;[.F483]&amp;&quot;, &quot;&amp;[.G483]&amp;&quot;, &quot;&amp;[.H483]&amp;&quot;, &quot;&amp;[.I483]&amp;&quot;, &quot;&amp;[.J483]&amp;&quot;]#  e: 0#  t: 5&quot;" office:value-type="string" office:string-value="- d: [0x22, 0x2D, 0x2E, 0x2F, 0x30, 0x31, 0x32, 0x33]#  e: 0#  t: 5">
            <text:p>- d: [0x22, 0x2D, 0x2E, 0x2F, 0x30, 0x31, 0x32, 0x33]# <text:s/>e: 0# <text:s/>t: 5</text:p>
          </table:table-cell>
        </table:table-row>
        <table:table-row table:style-name="ro1">
          <table:table-cell table:formula="of:=[.A483]+7" office:value-type="float" office:value="3380">
            <text:p>3380</text:p>
          </table:table-cell>
          <table:table-cell table:formula="of:=[.B483]+1" office:value-type="float" office:value="483">
            <text:p>483</text:p>
          </table:table-cell>
          <table:table-cell table:formula="of:=&quot;0x&quot;&amp;BASE(MOD([.B484];16)+32;16)" office:value-type="string" office:string-value="0x23">
            <text:p>0x23</text:p>
          </table:table-cell>
          <table:table-cell table:formula="of:=&quot;0x&quot;&amp;BASE(MOD(MOD([.$A484];256)+[.D$1];256);16;2)" office:value-type="string" office:string-value="0x34">
            <text:p>0x34</text:p>
          </table:table-cell>
          <table:table-cell table:formula="of:=&quot;0x&quot;&amp;BASE(MOD(MOD([.$A484];256)+[.E$1];256);16;2)" office:value-type="string" office:string-value="0x35">
            <text:p>0x35</text:p>
          </table:table-cell>
          <table:table-cell table:formula="of:=&quot;0x&quot;&amp;BASE(MOD(MOD([.$A484];256)+[.F$1];256);16;2)" office:value-type="string" office:string-value="0x36">
            <text:p>0x36</text:p>
          </table:table-cell>
          <table:table-cell table:formula="of:=&quot;0x&quot;&amp;BASE(MOD(MOD([.$A484];256)+[.G$1];256);16;2)" office:value-type="string" office:string-value="0x37">
            <text:p>0x37</text:p>
          </table:table-cell>
          <table:table-cell table:formula="of:=&quot;0x&quot;&amp;BASE(MOD(MOD([.$A484];256)+[.H$1];256);16;2)" office:value-type="string" office:string-value="0x38">
            <text:p>0x38</text:p>
          </table:table-cell>
          <table:table-cell table:formula="of:=&quot;0x&quot;&amp;BASE(MOD(MOD([.$A484];256)+[.I$1];256);16;2)" office:value-type="string" office:string-value="0x39">
            <text:p>0x39</text:p>
          </table:table-cell>
          <table:table-cell table:formula="of:=&quot;0x&quot;&amp;BASE(MOD(MOD([.$A484];256)+[.J$1];256);16;2)" office:value-type="string" office:string-value="0x3A">
            <text:p>0x3A</text:p>
          </table:table-cell>
          <table:table-cell table:formula="of:=&quot;- d: [&quot;&amp;[.C484]&amp;&quot;, &quot;&amp;[.D484]&amp;&quot;, &quot;&amp;[.E484]&amp;&quot;, &quot;&amp;[.F484]&amp;&quot;, &quot;&amp;[.G484]&amp;&quot;, &quot;&amp;[.H484]&amp;&quot;, &quot;&amp;[.I484]&amp;&quot;, &quot;&amp;[.J484]&amp;&quot;]#  e: 0#  t: 5&quot;" office:value-type="string" office:string-value="- d: [0x23, 0x34, 0x35, 0x36, 0x37, 0x38, 0x39, 0x3A]#  e: 0#  t: 5">
            <text:p>- d: [0x23, 0x34, 0x35, 0x36, 0x37, 0x38, 0x39, 0x3A]# <text:s/>e: 0# <text:s/>t: 5</text:p>
          </table:table-cell>
        </table:table-row>
        <table:table-row table:style-name="ro1">
          <table:table-cell table:formula="of:=[.A484]+7" office:value-type="float" office:value="3387">
            <text:p>3387</text:p>
          </table:table-cell>
          <table:table-cell table:formula="of:=[.B484]+1" office:value-type="float" office:value="484">
            <text:p>484</text:p>
          </table:table-cell>
          <table:table-cell table:formula="of:=&quot;0x&quot;&amp;BASE(MOD([.B485];16)+32;16)" office:value-type="string" office:string-value="0x24">
            <text:p>0x24</text:p>
          </table:table-cell>
          <table:table-cell table:formula="of:=&quot;0x&quot;&amp;BASE(MOD(MOD([.$A485];256)+[.D$1];256);16;2)" office:value-type="string" office:string-value="0x3B">
            <text:p>0x3B</text:p>
          </table:table-cell>
          <table:table-cell table:formula="of:=&quot;0x&quot;&amp;BASE(MOD(MOD([.$A485];256)+[.E$1];256);16;2)" office:value-type="string" office:string-value="0x3C">
            <text:p>0x3C</text:p>
          </table:table-cell>
          <table:table-cell table:formula="of:=&quot;0x&quot;&amp;BASE(MOD(MOD([.$A485];256)+[.F$1];256);16;2)" office:value-type="string" office:string-value="0x3D">
            <text:p>0x3D</text:p>
          </table:table-cell>
          <table:table-cell table:formula="of:=&quot;0x&quot;&amp;BASE(MOD(MOD([.$A485];256)+[.G$1];256);16;2)" office:value-type="string" office:string-value="0x3E">
            <text:p>0x3E</text:p>
          </table:table-cell>
          <table:table-cell table:formula="of:=&quot;0x&quot;&amp;BASE(MOD(MOD([.$A485];256)+[.H$1];256);16;2)" office:value-type="string" office:string-value="0x3F">
            <text:p>0x3F</text:p>
          </table:table-cell>
          <table:table-cell table:formula="of:=&quot;0x&quot;&amp;BASE(MOD(MOD([.$A485];256)+[.I$1];256);16;2)" office:value-type="string" office:string-value="0x40">
            <text:p>0x40</text:p>
          </table:table-cell>
          <table:table-cell table:formula="of:=&quot;0x&quot;&amp;BASE(MOD(MOD([.$A485];256)+[.J$1];256);16;2)" office:value-type="string" office:string-value="0x41">
            <text:p>0x41</text:p>
          </table:table-cell>
          <table:table-cell table:formula="of:=&quot;- d: [&quot;&amp;[.C485]&amp;&quot;, &quot;&amp;[.D485]&amp;&quot;, &quot;&amp;[.E485]&amp;&quot;, &quot;&amp;[.F485]&amp;&quot;, &quot;&amp;[.G485]&amp;&quot;, &quot;&amp;[.H485]&amp;&quot;, &quot;&amp;[.I485]&amp;&quot;, &quot;&amp;[.J485]&amp;&quot;]#  e: 0#  t: 5&quot;" office:value-type="string" office:string-value="- d: [0x24, 0x3B, 0x3C, 0x3D, 0x3E, 0x3F, 0x40, 0x41]#  e: 0#  t: 5">
            <text:p>- d: [0x24, 0x3B, 0x3C, 0x3D, 0x3E, 0x3F, 0x40, 0x41]# <text:s/>e: 0# <text:s/>t: 5</text:p>
          </table:table-cell>
        </table:table-row>
        <table:table-row table:style-name="ro1">
          <table:table-cell table:formula="of:=[.A485]+7" office:value-type="float" office:value="3394">
            <text:p>3394</text:p>
          </table:table-cell>
          <table:table-cell table:formula="of:=[.B485]+1" office:value-type="float" office:value="485">
            <text:p>485</text:p>
          </table:table-cell>
          <table:table-cell table:formula="of:=&quot;0x&quot;&amp;BASE(MOD([.B486];16)+32;16)" office:value-type="string" office:string-value="0x25">
            <text:p>0x25</text:p>
          </table:table-cell>
          <table:table-cell table:formula="of:=&quot;0x&quot;&amp;BASE(MOD(MOD([.$A486];256)+[.D$1];256);16;2)" office:value-type="string" office:string-value="0x42">
            <text:p>0x42</text:p>
          </table:table-cell>
          <table:table-cell table:formula="of:=&quot;0x&quot;&amp;BASE(MOD(MOD([.$A486];256)+[.E$1];256);16;2)" office:value-type="string" office:string-value="0x43">
            <text:p>0x43</text:p>
          </table:table-cell>
          <table:table-cell table:formula="of:=&quot;0x&quot;&amp;BASE(MOD(MOD([.$A486];256)+[.F$1];256);16;2)" office:value-type="string" office:string-value="0x44">
            <text:p>0x44</text:p>
          </table:table-cell>
          <table:table-cell table:formula="of:=&quot;0x&quot;&amp;BASE(MOD(MOD([.$A486];256)+[.G$1];256);16;2)" office:value-type="string" office:string-value="0x45">
            <text:p>0x45</text:p>
          </table:table-cell>
          <table:table-cell table:formula="of:=&quot;0x&quot;&amp;BASE(MOD(MOD([.$A486];256)+[.H$1];256);16;2)" office:value-type="string" office:string-value="0x46">
            <text:p>0x46</text:p>
          </table:table-cell>
          <table:table-cell table:formula="of:=&quot;0x&quot;&amp;BASE(MOD(MOD([.$A486];256)+[.I$1];256);16;2)" office:value-type="string" office:string-value="0x47">
            <text:p>0x47</text:p>
          </table:table-cell>
          <table:table-cell table:formula="of:=&quot;0x&quot;&amp;BASE(MOD(MOD([.$A486];256)+[.J$1];256);16;2)" office:value-type="string" office:string-value="0x48">
            <text:p>0x48</text:p>
          </table:table-cell>
          <table:table-cell table:formula="of:=&quot;- d: [&quot;&amp;[.C486]&amp;&quot;, &quot;&amp;[.D486]&amp;&quot;, &quot;&amp;[.E486]&amp;&quot;, &quot;&amp;[.F486]&amp;&quot;, &quot;&amp;[.G486]&amp;&quot;, &quot;&amp;[.H486]&amp;&quot;, &quot;&amp;[.I486]&amp;&quot;, &quot;&amp;[.J486]&amp;&quot;]#  e: 0#  t: 5&quot;" office:value-type="string" office:string-value="- d: [0x25, 0x42, 0x43, 0x44, 0x45, 0x46, 0x47, 0x48]#  e: 0#  t: 5">
            <text:p>- d: [0x25, 0x42, 0x43, 0x44, 0x45, 0x46, 0x47, 0x48]# <text:s/>e: 0# <text:s/>t: 5</text:p>
          </table:table-cell>
        </table:table-row>
        <table:table-row table:style-name="ro1">
          <table:table-cell table:formula="of:=[.A486]+7" office:value-type="float" office:value="3401">
            <text:p>3401</text:p>
          </table:table-cell>
          <table:table-cell table:formula="of:=[.B486]+1" office:value-type="float" office:value="486">
            <text:p>486</text:p>
          </table:table-cell>
          <table:table-cell table:formula="of:=&quot;0x&quot;&amp;BASE(MOD([.B487];16)+32;16)" office:value-type="string" office:string-value="0x26">
            <text:p>0x26</text:p>
          </table:table-cell>
          <table:table-cell table:formula="of:=&quot;0x&quot;&amp;BASE(MOD(MOD([.$A487];256)+[.D$1];256);16;2)" office:value-type="string" office:string-value="0x49">
            <text:p>0x49</text:p>
          </table:table-cell>
          <table:table-cell table:formula="of:=&quot;0x&quot;&amp;BASE(MOD(MOD([.$A487];256)+[.E$1];256);16;2)" office:value-type="string" office:string-value="0x4A">
            <text:p>0x4A</text:p>
          </table:table-cell>
          <table:table-cell table:formula="of:=&quot;0x&quot;&amp;BASE(MOD(MOD([.$A487];256)+[.F$1];256);16;2)" office:value-type="string" office:string-value="0x4B">
            <text:p>0x4B</text:p>
          </table:table-cell>
          <table:table-cell table:formula="of:=&quot;0x&quot;&amp;BASE(MOD(MOD([.$A487];256)+[.G$1];256);16;2)" office:value-type="string" office:string-value="0x4C">
            <text:p>0x4C</text:p>
          </table:table-cell>
          <table:table-cell table:formula="of:=&quot;0x&quot;&amp;BASE(MOD(MOD([.$A487];256)+[.H$1];256);16;2)" office:value-type="string" office:string-value="0x4D">
            <text:p>0x4D</text:p>
          </table:table-cell>
          <table:table-cell table:formula="of:=&quot;0x&quot;&amp;BASE(MOD(MOD([.$A487];256)+[.I$1];256);16;2)" office:value-type="string" office:string-value="0x4E">
            <text:p>0x4E</text:p>
          </table:table-cell>
          <table:table-cell table:formula="of:=&quot;0x&quot;&amp;BASE(MOD(MOD([.$A487];256)+[.J$1];256);16;2)" office:value-type="string" office:string-value="0x4F">
            <text:p>0x4F</text:p>
          </table:table-cell>
          <table:table-cell table:formula="of:=&quot;- d: [&quot;&amp;[.C487]&amp;&quot;, &quot;&amp;[.D487]&amp;&quot;, &quot;&amp;[.E487]&amp;&quot;, &quot;&amp;[.F487]&amp;&quot;, &quot;&amp;[.G487]&amp;&quot;, &quot;&amp;[.H487]&amp;&quot;, &quot;&amp;[.I487]&amp;&quot;, &quot;&amp;[.J487]&amp;&quot;]#  e: 0#  t: 5&quot;" office:value-type="string" office:string-value="- d: [0x26, 0x49, 0x4A, 0x4B, 0x4C, 0x4D, 0x4E, 0x4F]#  e: 0#  t: 5">
            <text:p>- d: [0x26, 0x49, 0x4A, 0x4B, 0x4C, 0x4D, 0x4E, 0x4F]# <text:s/>e: 0# <text:s/>t: 5</text:p>
          </table:table-cell>
        </table:table-row>
        <table:table-row table:style-name="ro1">
          <table:table-cell table:formula="of:=[.A487]+7" office:value-type="float" office:value="3408">
            <text:p>3408</text:p>
          </table:table-cell>
          <table:table-cell table:formula="of:=[.B487]+1" office:value-type="float" office:value="487">
            <text:p>487</text:p>
          </table:table-cell>
          <table:table-cell table:formula="of:=&quot;0x&quot;&amp;BASE(MOD([.B488];16)+32;16)" office:value-type="string" office:string-value="0x27">
            <text:p>0x27</text:p>
          </table:table-cell>
          <table:table-cell table:formula="of:=&quot;0x&quot;&amp;BASE(MOD(MOD([.$A488];256)+[.D$1];256);16;2)" office:value-type="string" office:string-value="0x50">
            <text:p>0x50</text:p>
          </table:table-cell>
          <table:table-cell table:formula="of:=&quot;0x&quot;&amp;BASE(MOD(MOD([.$A488];256)+[.E$1];256);16;2)" office:value-type="string" office:string-value="0x51">
            <text:p>0x51</text:p>
          </table:table-cell>
          <table:table-cell table:formula="of:=&quot;0x&quot;&amp;BASE(MOD(MOD([.$A488];256)+[.F$1];256);16;2)" office:value-type="string" office:string-value="0x52">
            <text:p>0x52</text:p>
          </table:table-cell>
          <table:table-cell table:formula="of:=&quot;0x&quot;&amp;BASE(MOD(MOD([.$A488];256)+[.G$1];256);16;2)" office:value-type="string" office:string-value="0x53">
            <text:p>0x53</text:p>
          </table:table-cell>
          <table:table-cell table:formula="of:=&quot;0x&quot;&amp;BASE(MOD(MOD([.$A488];256)+[.H$1];256);16;2)" office:value-type="string" office:string-value="0x54">
            <text:p>0x54</text:p>
          </table:table-cell>
          <table:table-cell table:formula="of:=&quot;0x&quot;&amp;BASE(MOD(MOD([.$A488];256)+[.I$1];256);16;2)" office:value-type="string" office:string-value="0x55">
            <text:p>0x55</text:p>
          </table:table-cell>
          <table:table-cell table:formula="of:=&quot;0x&quot;&amp;BASE(MOD(MOD([.$A488];256)+[.J$1];256);16;2)" office:value-type="string" office:string-value="0x56">
            <text:p>0x56</text:p>
          </table:table-cell>
          <table:table-cell table:formula="of:=&quot;- d: [&quot;&amp;[.C488]&amp;&quot;, &quot;&amp;[.D488]&amp;&quot;, &quot;&amp;[.E488]&amp;&quot;, &quot;&amp;[.F488]&amp;&quot;, &quot;&amp;[.G488]&amp;&quot;, &quot;&amp;[.H488]&amp;&quot;, &quot;&amp;[.I488]&amp;&quot;, &quot;&amp;[.J488]&amp;&quot;]#  e: 0#  t: 5&quot;" office:value-type="string" office:string-value="- d: [0x27, 0x50, 0x51, 0x52, 0x53, 0x54, 0x55, 0x56]#  e: 0#  t: 5">
            <text:p>- d: [0x27, 0x50, 0x51, 0x52, 0x53, 0x54, 0x55, 0x56]# <text:s/>e: 0# <text:s/>t: 5</text:p>
          </table:table-cell>
        </table:table-row>
        <table:table-row table:style-name="ro1">
          <table:table-cell table:formula="of:=[.A488]+7" office:value-type="float" office:value="3415">
            <text:p>3415</text:p>
          </table:table-cell>
          <table:table-cell table:formula="of:=[.B488]+1" office:value-type="float" office:value="488">
            <text:p>488</text:p>
          </table:table-cell>
          <table:table-cell table:formula="of:=&quot;0x&quot;&amp;BASE(MOD([.B489];16)+32;16)" office:value-type="string" office:string-value="0x28">
            <text:p>0x28</text:p>
          </table:table-cell>
          <table:table-cell table:formula="of:=&quot;0x&quot;&amp;BASE(MOD(MOD([.$A489];256)+[.D$1];256);16;2)" office:value-type="string" office:string-value="0x57">
            <text:p>0x57</text:p>
          </table:table-cell>
          <table:table-cell table:formula="of:=&quot;0x&quot;&amp;BASE(MOD(MOD([.$A489];256)+[.E$1];256);16;2)" office:value-type="string" office:string-value="0x58">
            <text:p>0x58</text:p>
          </table:table-cell>
          <table:table-cell table:formula="of:=&quot;0x&quot;&amp;BASE(MOD(MOD([.$A489];256)+[.F$1];256);16;2)" office:value-type="string" office:string-value="0x59">
            <text:p>0x59</text:p>
          </table:table-cell>
          <table:table-cell table:formula="of:=&quot;0x&quot;&amp;BASE(MOD(MOD([.$A489];256)+[.G$1];256);16;2)" office:value-type="string" office:string-value="0x5A">
            <text:p>0x5A</text:p>
          </table:table-cell>
          <table:table-cell table:formula="of:=&quot;0x&quot;&amp;BASE(MOD(MOD([.$A489];256)+[.H$1];256);16;2)" office:value-type="string" office:string-value="0x5B">
            <text:p>0x5B</text:p>
          </table:table-cell>
          <table:table-cell table:formula="of:=&quot;0x&quot;&amp;BASE(MOD(MOD([.$A489];256)+[.I$1];256);16;2)" office:value-type="string" office:string-value="0x5C">
            <text:p>0x5C</text:p>
          </table:table-cell>
          <table:table-cell table:formula="of:=&quot;0x&quot;&amp;BASE(MOD(MOD([.$A489];256)+[.J$1];256);16;2)" office:value-type="string" office:string-value="0x5D">
            <text:p>0x5D</text:p>
          </table:table-cell>
          <table:table-cell table:formula="of:=&quot;- d: [&quot;&amp;[.C489]&amp;&quot;, &quot;&amp;[.D489]&amp;&quot;, &quot;&amp;[.E489]&amp;&quot;, &quot;&amp;[.F489]&amp;&quot;, &quot;&amp;[.G489]&amp;&quot;, &quot;&amp;[.H489]&amp;&quot;, &quot;&amp;[.I489]&amp;&quot;, &quot;&amp;[.J489]&amp;&quot;]#  e: 0#  t: 5&quot;" office:value-type="string" office:string-value="- d: [0x28, 0x57, 0x58, 0x59, 0x5A, 0x5B, 0x5C, 0x5D]#  e: 0#  t: 5">
            <text:p>- d: [0x28, 0x57, 0x58, 0x59, 0x5A, 0x5B, 0x5C, 0x5D]# <text:s/>e: 0# <text:s/>t: 5</text:p>
          </table:table-cell>
        </table:table-row>
        <table:table-row table:style-name="ro1">
          <table:table-cell table:formula="of:=[.A489]+7" office:value-type="float" office:value="3422">
            <text:p>3422</text:p>
          </table:table-cell>
          <table:table-cell table:formula="of:=[.B489]+1" office:value-type="float" office:value="489">
            <text:p>489</text:p>
          </table:table-cell>
          <table:table-cell table:formula="of:=&quot;0x&quot;&amp;BASE(MOD([.B490];16)+32;16)" office:value-type="string" office:string-value="0x29">
            <text:p>0x29</text:p>
          </table:table-cell>
          <table:table-cell table:formula="of:=&quot;0x&quot;&amp;BASE(MOD(MOD([.$A490];256)+[.D$1];256);16;2)" office:value-type="string" office:string-value="0x5E">
            <text:p>0x5E</text:p>
          </table:table-cell>
          <table:table-cell table:formula="of:=&quot;0x&quot;&amp;BASE(MOD(MOD([.$A490];256)+[.E$1];256);16;2)" office:value-type="string" office:string-value="0x5F">
            <text:p>0x5F</text:p>
          </table:table-cell>
          <table:table-cell table:formula="of:=&quot;0x&quot;&amp;BASE(MOD(MOD([.$A490];256)+[.F$1];256);16;2)" office:value-type="string" office:string-value="0x60">
            <text:p>0x60</text:p>
          </table:table-cell>
          <table:table-cell table:formula="of:=&quot;0x&quot;&amp;BASE(MOD(MOD([.$A490];256)+[.G$1];256);16;2)" office:value-type="string" office:string-value="0x61">
            <text:p>0x61</text:p>
          </table:table-cell>
          <table:table-cell table:formula="of:=&quot;0x&quot;&amp;BASE(MOD(MOD([.$A490];256)+[.H$1];256);16;2)" office:value-type="string" office:string-value="0x62">
            <text:p>0x62</text:p>
          </table:table-cell>
          <table:table-cell table:formula="of:=&quot;0x&quot;&amp;BASE(MOD(MOD([.$A490];256)+[.I$1];256);16;2)" office:value-type="string" office:string-value="0x63">
            <text:p>0x63</text:p>
          </table:table-cell>
          <table:table-cell table:formula="of:=&quot;0x&quot;&amp;BASE(MOD(MOD([.$A490];256)+[.J$1];256);16;2)" office:value-type="string" office:string-value="0x64">
            <text:p>0x64</text:p>
          </table:table-cell>
          <table:table-cell table:formula="of:=&quot;- d: [&quot;&amp;[.C490]&amp;&quot;, &quot;&amp;[.D490]&amp;&quot;, &quot;&amp;[.E490]&amp;&quot;, &quot;&amp;[.F490]&amp;&quot;, &quot;&amp;[.G490]&amp;&quot;, &quot;&amp;[.H490]&amp;&quot;, &quot;&amp;[.I490]&amp;&quot;, &quot;&amp;[.J490]&amp;&quot;]#  e: 0#  t: 5&quot;" office:value-type="string" office:string-value="- d: [0x29, 0x5E, 0x5F, 0x60, 0x61, 0x62, 0x63, 0x64]#  e: 0#  t: 5">
            <text:p>- d: [0x29, 0x5E, 0x5F, 0x60, 0x61, 0x62, 0x63, 0x64]# <text:s/>e: 0# <text:s/>t: 5</text:p>
          </table:table-cell>
        </table:table-row>
        <table:table-row table:style-name="ro1">
          <table:table-cell table:formula="of:=[.A490]+7" office:value-type="float" office:value="3429">
            <text:p>3429</text:p>
          </table:table-cell>
          <table:table-cell table:formula="of:=[.B490]+1" office:value-type="float" office:value="490">
            <text:p>490</text:p>
          </table:table-cell>
          <table:table-cell table:formula="of:=&quot;0x&quot;&amp;BASE(MOD([.B491];16)+32;16)" office:value-type="string" office:string-value="0x2A">
            <text:p>0x2A</text:p>
          </table:table-cell>
          <table:table-cell table:formula="of:=&quot;0x&quot;&amp;BASE(MOD(MOD([.$A491];256)+[.D$1];256);16;2)" office:value-type="string" office:string-value="0x65">
            <text:p>0x65</text:p>
          </table:table-cell>
          <table:table-cell table:formula="of:=&quot;0x&quot;&amp;BASE(MOD(MOD([.$A491];256)+[.E$1];256);16;2)" office:value-type="string" office:string-value="0x66">
            <text:p>0x66</text:p>
          </table:table-cell>
          <table:table-cell table:formula="of:=&quot;0x&quot;&amp;BASE(MOD(MOD([.$A491];256)+[.F$1];256);16;2)" office:value-type="string" office:string-value="0x67">
            <text:p>0x67</text:p>
          </table:table-cell>
          <table:table-cell table:formula="of:=&quot;0x&quot;&amp;BASE(MOD(MOD([.$A491];256)+[.G$1];256);16;2)" office:value-type="string" office:string-value="0x68">
            <text:p>0x68</text:p>
          </table:table-cell>
          <table:table-cell table:formula="of:=&quot;0x&quot;&amp;BASE(MOD(MOD([.$A491];256)+[.H$1];256);16;2)" office:value-type="string" office:string-value="0x69">
            <text:p>0x69</text:p>
          </table:table-cell>
          <table:table-cell table:formula="of:=&quot;0x&quot;&amp;BASE(MOD(MOD([.$A491];256)+[.I$1];256);16;2)" office:value-type="string" office:string-value="0x6A">
            <text:p>0x6A</text:p>
          </table:table-cell>
          <table:table-cell table:formula="of:=&quot;0x&quot;&amp;BASE(MOD(MOD([.$A491];256)+[.J$1];256);16;2)" office:value-type="string" office:string-value="0x6B">
            <text:p>0x6B</text:p>
          </table:table-cell>
          <table:table-cell table:formula="of:=&quot;- d: [&quot;&amp;[.C491]&amp;&quot;, &quot;&amp;[.D491]&amp;&quot;, &quot;&amp;[.E491]&amp;&quot;, &quot;&amp;[.F491]&amp;&quot;, &quot;&amp;[.G491]&amp;&quot;, &quot;&amp;[.H491]&amp;&quot;, &quot;&amp;[.I491]&amp;&quot;, &quot;&amp;[.J491]&amp;&quot;]#  e: 0#  t: 5&quot;" office:value-type="string" office:string-value="- d: [0x2A, 0x65, 0x66, 0x67, 0x68, 0x69, 0x6A, 0x6B]#  e: 0#  t: 5">
            <text:p>- d: [0x2A, 0x65, 0x66, 0x67, 0x68, 0x69, 0x6A, 0x6B]# <text:s/>e: 0# <text:s/>t: 5</text:p>
          </table:table-cell>
        </table:table-row>
        <table:table-row table:style-name="ro1">
          <table:table-cell table:formula="of:=[.A491]+7" office:value-type="float" office:value="3436">
            <text:p>3436</text:p>
          </table:table-cell>
          <table:table-cell table:formula="of:=[.B491]+1" office:value-type="float" office:value="491">
            <text:p>491</text:p>
          </table:table-cell>
          <table:table-cell table:formula="of:=&quot;0x&quot;&amp;BASE(MOD([.B492];16)+32;16)" office:value-type="string" office:string-value="0x2B">
            <text:p>0x2B</text:p>
          </table:table-cell>
          <table:table-cell table:formula="of:=&quot;0x&quot;&amp;BASE(MOD(MOD([.$A492];256)+[.D$1];256);16;2)" office:value-type="string" office:string-value="0x6C">
            <text:p>0x6C</text:p>
          </table:table-cell>
          <table:table-cell table:formula="of:=&quot;0x&quot;&amp;BASE(MOD(MOD([.$A492];256)+[.E$1];256);16;2)" office:value-type="string" office:string-value="0x6D">
            <text:p>0x6D</text:p>
          </table:table-cell>
          <table:table-cell table:formula="of:=&quot;0x&quot;&amp;BASE(MOD(MOD([.$A492];256)+[.F$1];256);16;2)" office:value-type="string" office:string-value="0x6E">
            <text:p>0x6E</text:p>
          </table:table-cell>
          <table:table-cell table:formula="of:=&quot;0x&quot;&amp;BASE(MOD(MOD([.$A492];256)+[.G$1];256);16;2)" office:value-type="string" office:string-value="0x6F">
            <text:p>0x6F</text:p>
          </table:table-cell>
          <table:table-cell table:formula="of:=&quot;0x&quot;&amp;BASE(MOD(MOD([.$A492];256)+[.H$1];256);16;2)" office:value-type="string" office:string-value="0x70">
            <text:p>0x70</text:p>
          </table:table-cell>
          <table:table-cell table:formula="of:=&quot;0x&quot;&amp;BASE(MOD(MOD([.$A492];256)+[.I$1];256);16;2)" office:value-type="string" office:string-value="0x71">
            <text:p>0x71</text:p>
          </table:table-cell>
          <table:table-cell table:formula="of:=&quot;0x&quot;&amp;BASE(MOD(MOD([.$A492];256)+[.J$1];256);16;2)" office:value-type="string" office:string-value="0x72">
            <text:p>0x72</text:p>
          </table:table-cell>
          <table:table-cell table:formula="of:=&quot;- d: [&quot;&amp;[.C492]&amp;&quot;, &quot;&amp;[.D492]&amp;&quot;, &quot;&amp;[.E492]&amp;&quot;, &quot;&amp;[.F492]&amp;&quot;, &quot;&amp;[.G492]&amp;&quot;, &quot;&amp;[.H492]&amp;&quot;, &quot;&amp;[.I492]&amp;&quot;, &quot;&amp;[.J492]&amp;&quot;]#  e: 0#  t: 5&quot;" office:value-type="string" office:string-value="- d: [0x2B, 0x6C, 0x6D, 0x6E, 0x6F, 0x70, 0x71, 0x72]#  e: 0#  t: 5">
            <text:p>- d: [0x2B, 0x6C, 0x6D, 0x6E, 0x6F, 0x70, 0x71, 0x72]# <text:s/>e: 0# <text:s/>t: 5</text:p>
          </table:table-cell>
        </table:table-row>
        <table:table-row table:style-name="ro1">
          <table:table-cell table:formula="of:=[.A492]+7" office:value-type="float" office:value="3443">
            <text:p>3443</text:p>
          </table:table-cell>
          <table:table-cell table:formula="of:=[.B492]+1" office:value-type="float" office:value="492">
            <text:p>492</text:p>
          </table:table-cell>
          <table:table-cell table:formula="of:=&quot;0x&quot;&amp;BASE(MOD([.B493];16)+32;16)" office:value-type="string" office:string-value="0x2C">
            <text:p>0x2C</text:p>
          </table:table-cell>
          <table:table-cell table:formula="of:=&quot;0x&quot;&amp;BASE(MOD(MOD([.$A493];256)+[.D$1];256);16;2)" office:value-type="string" office:string-value="0x73">
            <text:p>0x73</text:p>
          </table:table-cell>
          <table:table-cell table:formula="of:=&quot;0x&quot;&amp;BASE(MOD(MOD([.$A493];256)+[.E$1];256);16;2)" office:value-type="string" office:string-value="0x74">
            <text:p>0x74</text:p>
          </table:table-cell>
          <table:table-cell table:formula="of:=&quot;0x&quot;&amp;BASE(MOD(MOD([.$A493];256)+[.F$1];256);16;2)" office:value-type="string" office:string-value="0x75">
            <text:p>0x75</text:p>
          </table:table-cell>
          <table:table-cell table:formula="of:=&quot;0x&quot;&amp;BASE(MOD(MOD([.$A493];256)+[.G$1];256);16;2)" office:value-type="string" office:string-value="0x76">
            <text:p>0x76</text:p>
          </table:table-cell>
          <table:table-cell table:formula="of:=&quot;0x&quot;&amp;BASE(MOD(MOD([.$A493];256)+[.H$1];256);16;2)" office:value-type="string" office:string-value="0x77">
            <text:p>0x77</text:p>
          </table:table-cell>
          <table:table-cell table:formula="of:=&quot;0x&quot;&amp;BASE(MOD(MOD([.$A493];256)+[.I$1];256);16;2)" office:value-type="string" office:string-value="0x78">
            <text:p>0x78</text:p>
          </table:table-cell>
          <table:table-cell table:formula="of:=&quot;0x&quot;&amp;BASE(MOD(MOD([.$A493];256)+[.J$1];256);16;2)" office:value-type="string" office:string-value="0x79">
            <text:p>0x79</text:p>
          </table:table-cell>
          <table:table-cell table:formula="of:=&quot;- d: [&quot;&amp;[.C493]&amp;&quot;, &quot;&amp;[.D493]&amp;&quot;, &quot;&amp;[.E493]&amp;&quot;, &quot;&amp;[.F493]&amp;&quot;, &quot;&amp;[.G493]&amp;&quot;, &quot;&amp;[.H493]&amp;&quot;, &quot;&amp;[.I493]&amp;&quot;, &quot;&amp;[.J493]&amp;&quot;]#  e: 0#  t: 5&quot;" office:value-type="string" office:string-value="- d: [0x2C, 0x73, 0x74, 0x75, 0x76, 0x77, 0x78, 0x79]#  e: 0#  t: 5">
            <text:p>- d: [0x2C, 0x73, 0x74, 0x75, 0x76, 0x77, 0x78, 0x79]# <text:s/>e: 0# <text:s/>t: 5</text:p>
          </table:table-cell>
        </table:table-row>
        <table:table-row table:style-name="ro1">
          <table:table-cell table:formula="of:=[.A493]+7" office:value-type="float" office:value="3450">
            <text:p>3450</text:p>
          </table:table-cell>
          <table:table-cell table:formula="of:=[.B493]+1" office:value-type="float" office:value="493">
            <text:p>493</text:p>
          </table:table-cell>
          <table:table-cell table:formula="of:=&quot;0x&quot;&amp;BASE(MOD([.B494];16)+32;16)" office:value-type="string" office:string-value="0x2D">
            <text:p>0x2D</text:p>
          </table:table-cell>
          <table:table-cell table:formula="of:=&quot;0x&quot;&amp;BASE(MOD(MOD([.$A494];256)+[.D$1];256);16;2)" office:value-type="string" office:string-value="0x7A">
            <text:p>0x7A</text:p>
          </table:table-cell>
          <table:table-cell table:formula="of:=&quot;0x&quot;&amp;BASE(MOD(MOD([.$A494];256)+[.E$1];256);16;2)" office:value-type="string" office:string-value="0x7B">
            <text:p>0x7B</text:p>
          </table:table-cell>
          <table:table-cell table:formula="of:=&quot;0x&quot;&amp;BASE(MOD(MOD([.$A494];256)+[.F$1];256);16;2)" office:value-type="string" office:string-value="0x7C">
            <text:p>0x7C</text:p>
          </table:table-cell>
          <table:table-cell table:formula="of:=&quot;0x&quot;&amp;BASE(MOD(MOD([.$A494];256)+[.G$1];256);16;2)" office:value-type="string" office:string-value="0x7D">
            <text:p>0x7D</text:p>
          </table:table-cell>
          <table:table-cell table:formula="of:=&quot;0x&quot;&amp;BASE(MOD(MOD([.$A494];256)+[.H$1];256);16;2)" office:value-type="string" office:string-value="0x7E">
            <text:p>0x7E</text:p>
          </table:table-cell>
          <table:table-cell table:formula="of:=&quot;0x&quot;&amp;BASE(MOD(MOD([.$A494];256)+[.I$1];256);16;2)" office:value-type="string" office:string-value="0x7F">
            <text:p>0x7F</text:p>
          </table:table-cell>
          <table:table-cell table:formula="of:=&quot;0x&quot;&amp;BASE(MOD(MOD([.$A494];256)+[.J$1];256);16;2)" office:value-type="string" office:string-value="0x80">
            <text:p>0x80</text:p>
          </table:table-cell>
          <table:table-cell table:formula="of:=&quot;- d: [&quot;&amp;[.C494]&amp;&quot;, &quot;&amp;[.D494]&amp;&quot;, &quot;&amp;[.E494]&amp;&quot;, &quot;&amp;[.F494]&amp;&quot;, &quot;&amp;[.G494]&amp;&quot;, &quot;&amp;[.H494]&amp;&quot;, &quot;&amp;[.I494]&amp;&quot;, &quot;&amp;[.J494]&amp;&quot;]#  e: 0#  t: 5&quot;" office:value-type="string" office:string-value="- d: [0x2D, 0x7A, 0x7B, 0x7C, 0x7D, 0x7E, 0x7F, 0x80]#  e: 0#  t: 5">
            <text:p>- d: [0x2D, 0x7A, 0x7B, 0x7C, 0x7D, 0x7E, 0x7F, 0x80]# <text:s/>e: 0# <text:s/>t: 5</text:p>
          </table:table-cell>
        </table:table-row>
        <table:table-row table:style-name="ro1">
          <table:table-cell table:formula="of:=[.A494]+7" office:value-type="float" office:value="3457">
            <text:p>3457</text:p>
          </table:table-cell>
          <table:table-cell table:formula="of:=[.B494]+1" office:value-type="float" office:value="494">
            <text:p>494</text:p>
          </table:table-cell>
          <table:table-cell table:formula="of:=&quot;0x&quot;&amp;BASE(MOD([.B495];16)+32;16)" office:value-type="string" office:string-value="0x2E">
            <text:p>0x2E</text:p>
          </table:table-cell>
          <table:table-cell table:formula="of:=&quot;0x&quot;&amp;BASE(MOD(MOD([.$A495];256)+[.D$1];256);16;2)" office:value-type="string" office:string-value="0x81">
            <text:p>0x81</text:p>
          </table:table-cell>
          <table:table-cell table:formula="of:=&quot;0x&quot;&amp;BASE(MOD(MOD([.$A495];256)+[.E$1];256);16;2)" office:value-type="string" office:string-value="0x82">
            <text:p>0x82</text:p>
          </table:table-cell>
          <table:table-cell table:formula="of:=&quot;0x&quot;&amp;BASE(MOD(MOD([.$A495];256)+[.F$1];256);16;2)" office:value-type="string" office:string-value="0x83">
            <text:p>0x83</text:p>
          </table:table-cell>
          <table:table-cell table:formula="of:=&quot;0x&quot;&amp;BASE(MOD(MOD([.$A495];256)+[.G$1];256);16;2)" office:value-type="string" office:string-value="0x84">
            <text:p>0x84</text:p>
          </table:table-cell>
          <table:table-cell table:formula="of:=&quot;0x&quot;&amp;BASE(MOD(MOD([.$A495];256)+[.H$1];256);16;2)" office:value-type="string" office:string-value="0x85">
            <text:p>0x85</text:p>
          </table:table-cell>
          <table:table-cell table:formula="of:=&quot;0x&quot;&amp;BASE(MOD(MOD([.$A495];256)+[.I$1];256);16;2)" office:value-type="string" office:string-value="0x86">
            <text:p>0x86</text:p>
          </table:table-cell>
          <table:table-cell table:formula="of:=&quot;0x&quot;&amp;BASE(MOD(MOD([.$A495];256)+[.J$1];256);16;2)" office:value-type="string" office:string-value="0x87">
            <text:p>0x87</text:p>
          </table:table-cell>
          <table:table-cell table:formula="of:=&quot;- d: [&quot;&amp;[.C495]&amp;&quot;, &quot;&amp;[.D495]&amp;&quot;, &quot;&amp;[.E495]&amp;&quot;, &quot;&amp;[.F495]&amp;&quot;, &quot;&amp;[.G495]&amp;&quot;, &quot;&amp;[.H495]&amp;&quot;, &quot;&amp;[.I495]&amp;&quot;, &quot;&amp;[.J495]&amp;&quot;]#  e: 0#  t: 5&quot;" office:value-type="string" office:string-value="- d: [0x2E, 0x81, 0x82, 0x83, 0x84, 0x85, 0x86, 0x87]#  e: 0#  t: 5">
            <text:p>- d: [0x2E, 0x81, 0x82, 0x83, 0x84, 0x85, 0x86, 0x87]# <text:s/>e: 0# <text:s/>t: 5</text:p>
          </table:table-cell>
        </table:table-row>
        <table:table-row table:style-name="ro1">
          <table:table-cell table:formula="of:=[.A495]+7" office:value-type="float" office:value="3464">
            <text:p>3464</text:p>
          </table:table-cell>
          <table:table-cell table:formula="of:=[.B495]+1" office:value-type="float" office:value="495">
            <text:p>495</text:p>
          </table:table-cell>
          <table:table-cell table:formula="of:=&quot;0x&quot;&amp;BASE(MOD([.B496];16)+32;16)" office:value-type="string" office:string-value="0x2F">
            <text:p>0x2F</text:p>
          </table:table-cell>
          <table:table-cell table:formula="of:=&quot;0x&quot;&amp;BASE(MOD(MOD([.$A496];256)+[.D$1];256);16;2)" office:value-type="string" office:string-value="0x88">
            <text:p>0x88</text:p>
          </table:table-cell>
          <table:table-cell table:formula="of:=&quot;0x&quot;&amp;BASE(MOD(MOD([.$A496];256)+[.E$1];256);16;2)" office:value-type="string" office:string-value="0x89">
            <text:p>0x89</text:p>
          </table:table-cell>
          <table:table-cell table:formula="of:=&quot;0x&quot;&amp;BASE(MOD(MOD([.$A496];256)+[.F$1];256);16;2)" office:value-type="string" office:string-value="0x8A">
            <text:p>0x8A</text:p>
          </table:table-cell>
          <table:table-cell table:formula="of:=&quot;0x&quot;&amp;BASE(MOD(MOD([.$A496];256)+[.G$1];256);16;2)" office:value-type="string" office:string-value="0x8B">
            <text:p>0x8B</text:p>
          </table:table-cell>
          <table:table-cell table:formula="of:=&quot;0x&quot;&amp;BASE(MOD(MOD([.$A496];256)+[.H$1];256);16;2)" office:value-type="string" office:string-value="0x8C">
            <text:p>0x8C</text:p>
          </table:table-cell>
          <table:table-cell table:formula="of:=&quot;0x&quot;&amp;BASE(MOD(MOD([.$A496];256)+[.I$1];256);16;2)" office:value-type="string" office:string-value="0x8D">
            <text:p>0x8D</text:p>
          </table:table-cell>
          <table:table-cell table:formula="of:=&quot;0x&quot;&amp;BASE(MOD(MOD([.$A496];256)+[.J$1];256);16;2)" office:value-type="string" office:string-value="0x8E">
            <text:p>0x8E</text:p>
          </table:table-cell>
          <table:table-cell table:formula="of:=&quot;- d: [&quot;&amp;[.C496]&amp;&quot;, &quot;&amp;[.D496]&amp;&quot;, &quot;&amp;[.E496]&amp;&quot;, &quot;&amp;[.F496]&amp;&quot;, &quot;&amp;[.G496]&amp;&quot;, &quot;&amp;[.H496]&amp;&quot;, &quot;&amp;[.I496]&amp;&quot;, &quot;&amp;[.J496]&amp;&quot;]#  e: 0#  t: 5&quot;" office:value-type="string" office:string-value="- d: [0x2F, 0x88, 0x89, 0x8A, 0x8B, 0x8C, 0x8D, 0x8E]#  e: 0#  t: 5">
            <text:p>- d: [0x2F, 0x88, 0x89, 0x8A, 0x8B, 0x8C, 0x8D, 0x8E]# <text:s/>e: 0# <text:s/>t: 5</text:p>
          </table:table-cell>
        </table:table-row>
        <table:table-row table:style-name="ro1">
          <table:table-cell table:formula="of:=[.A496]+7" office:value-type="float" office:value="3471">
            <text:p>3471</text:p>
          </table:table-cell>
          <table:table-cell table:formula="of:=[.B496]+1" office:value-type="float" office:value="496">
            <text:p>496</text:p>
          </table:table-cell>
          <table:table-cell table:formula="of:=&quot;0x&quot;&amp;BASE(MOD([.B497];16)+32;16)" office:value-type="string" office:string-value="0x20">
            <text:p>0x20</text:p>
          </table:table-cell>
          <table:table-cell table:formula="of:=&quot;0x&quot;&amp;BASE(MOD(MOD([.$A497];256)+[.D$1];256);16;2)" office:value-type="string" office:string-value="0x8F">
            <text:p>0x8F</text:p>
          </table:table-cell>
          <table:table-cell table:formula="of:=&quot;0x&quot;&amp;BASE(MOD(MOD([.$A497];256)+[.E$1];256);16;2)" office:value-type="string" office:string-value="0x90">
            <text:p>0x90</text:p>
          </table:table-cell>
          <table:table-cell table:formula="of:=&quot;0x&quot;&amp;BASE(MOD(MOD([.$A497];256)+[.F$1];256);16;2)" office:value-type="string" office:string-value="0x91">
            <text:p>0x91</text:p>
          </table:table-cell>
          <table:table-cell table:formula="of:=&quot;0x&quot;&amp;BASE(MOD(MOD([.$A497];256)+[.G$1];256);16;2)" office:value-type="string" office:string-value="0x92">
            <text:p>0x92</text:p>
          </table:table-cell>
          <table:table-cell table:formula="of:=&quot;0x&quot;&amp;BASE(MOD(MOD([.$A497];256)+[.H$1];256);16;2)" office:value-type="string" office:string-value="0x93">
            <text:p>0x93</text:p>
          </table:table-cell>
          <table:table-cell table:formula="of:=&quot;0x&quot;&amp;BASE(MOD(MOD([.$A497];256)+[.I$1];256);16;2)" office:value-type="string" office:string-value="0x94">
            <text:p>0x94</text:p>
          </table:table-cell>
          <table:table-cell table:formula="of:=&quot;0x&quot;&amp;BASE(MOD(MOD([.$A497];256)+[.J$1];256);16;2)" office:value-type="string" office:string-value="0x95">
            <text:p>0x95</text:p>
          </table:table-cell>
          <table:table-cell table:formula="of:=&quot;- d: [&quot;&amp;[.C497]&amp;&quot;, &quot;&amp;[.D497]&amp;&quot;, &quot;&amp;[.E497]&amp;&quot;, &quot;&amp;[.F497]&amp;&quot;, &quot;&amp;[.G497]&amp;&quot;, &quot;&amp;[.H497]&amp;&quot;, &quot;&amp;[.I497]&amp;&quot;, &quot;&amp;[.J497]&amp;&quot;]#  e: 0#  t: 5&quot;" office:value-type="string" office:string-value="- d: [0x20, 0x8F, 0x90, 0x91, 0x92, 0x93, 0x94, 0x95]#  e: 0#  t: 5">
            <text:p>- d: [0x20, 0x8F, 0x90, 0x91, 0x92, 0x93, 0x94, 0x95]# <text:s/>e: 0# <text:s/>t: 5</text:p>
          </table:table-cell>
        </table:table-row>
        <table:table-row table:style-name="ro1">
          <table:table-cell table:formula="of:=[.A497]+7" office:value-type="float" office:value="3478">
            <text:p>3478</text:p>
          </table:table-cell>
          <table:table-cell table:formula="of:=[.B497]+1" office:value-type="float" office:value="497">
            <text:p>497</text:p>
          </table:table-cell>
          <table:table-cell table:formula="of:=&quot;0x&quot;&amp;BASE(MOD([.B498];16)+32;16)" office:value-type="string" office:string-value="0x21">
            <text:p>0x21</text:p>
          </table:table-cell>
          <table:table-cell table:formula="of:=&quot;0x&quot;&amp;BASE(MOD(MOD([.$A498];256)+[.D$1];256);16;2)" office:value-type="string" office:string-value="0x96">
            <text:p>0x96</text:p>
          </table:table-cell>
          <table:table-cell table:formula="of:=&quot;0x&quot;&amp;BASE(MOD(MOD([.$A498];256)+[.E$1];256);16;2)" office:value-type="string" office:string-value="0x97">
            <text:p>0x97</text:p>
          </table:table-cell>
          <table:table-cell table:formula="of:=&quot;0x&quot;&amp;BASE(MOD(MOD([.$A498];256)+[.F$1];256);16;2)" office:value-type="string" office:string-value="0x98">
            <text:p>0x98</text:p>
          </table:table-cell>
          <table:table-cell table:formula="of:=&quot;0x&quot;&amp;BASE(MOD(MOD([.$A498];256)+[.G$1];256);16;2)" office:value-type="string" office:string-value="0x99">
            <text:p>0x99</text:p>
          </table:table-cell>
          <table:table-cell table:formula="of:=&quot;0x&quot;&amp;BASE(MOD(MOD([.$A498];256)+[.H$1];256);16;2)" office:value-type="string" office:string-value="0x9A">
            <text:p>0x9A</text:p>
          </table:table-cell>
          <table:table-cell table:formula="of:=&quot;0x&quot;&amp;BASE(MOD(MOD([.$A498];256)+[.I$1];256);16;2)" office:value-type="string" office:string-value="0x9B">
            <text:p>0x9B</text:p>
          </table:table-cell>
          <table:table-cell table:formula="of:=&quot;0x&quot;&amp;BASE(MOD(MOD([.$A498];256)+[.J$1];256);16;2)" office:value-type="string" office:string-value="0x9C">
            <text:p>0x9C</text:p>
          </table:table-cell>
          <table:table-cell table:formula="of:=&quot;- d: [&quot;&amp;[.C498]&amp;&quot;, &quot;&amp;[.D498]&amp;&quot;, &quot;&amp;[.E498]&amp;&quot;, &quot;&amp;[.F498]&amp;&quot;, &quot;&amp;[.G498]&amp;&quot;, &quot;&amp;[.H498]&amp;&quot;, &quot;&amp;[.I498]&amp;&quot;, &quot;&amp;[.J498]&amp;&quot;]#  e: 0#  t: 5&quot;" office:value-type="string" office:string-value="- d: [0x21, 0x96, 0x97, 0x98, 0x99, 0x9A, 0x9B, 0x9C]#  e: 0#  t: 5">
            <text:p>- d: [0x21, 0x96, 0x97, 0x98, 0x99, 0x9A, 0x9B, 0x9C]# <text:s/>e: 0# <text:s/>t: 5</text:p>
          </table:table-cell>
        </table:table-row>
        <table:table-row table:style-name="ro1">
          <table:table-cell table:formula="of:=[.A498]+7" office:value-type="float" office:value="3485">
            <text:p>3485</text:p>
          </table:table-cell>
          <table:table-cell table:formula="of:=[.B498]+1" office:value-type="float" office:value="498">
            <text:p>498</text:p>
          </table:table-cell>
          <table:table-cell table:formula="of:=&quot;0x&quot;&amp;BASE(MOD([.B499];16)+32;16)" office:value-type="string" office:string-value="0x22">
            <text:p>0x22</text:p>
          </table:table-cell>
          <table:table-cell table:formula="of:=&quot;0x&quot;&amp;BASE(MOD(MOD([.$A499];256)+[.D$1];256);16;2)" office:value-type="string" office:string-value="0x9D">
            <text:p>0x9D</text:p>
          </table:table-cell>
          <table:table-cell table:formula="of:=&quot;0x&quot;&amp;BASE(MOD(MOD([.$A499];256)+[.E$1];256);16;2)" office:value-type="string" office:string-value="0x9E">
            <text:p>0x9E</text:p>
          </table:table-cell>
          <table:table-cell table:formula="of:=&quot;0x&quot;&amp;BASE(MOD(MOD([.$A499];256)+[.F$1];256);16;2)" office:value-type="string" office:string-value="0x9F">
            <text:p>0x9F</text:p>
          </table:table-cell>
          <table:table-cell table:formula="of:=&quot;0x&quot;&amp;BASE(MOD(MOD([.$A499];256)+[.G$1];256);16;2)" office:value-type="string" office:string-value="0xA0">
            <text:p>0xA0</text:p>
          </table:table-cell>
          <table:table-cell table:formula="of:=&quot;0x&quot;&amp;BASE(MOD(MOD([.$A499];256)+[.H$1];256);16;2)" office:value-type="string" office:string-value="0xA1">
            <text:p>0xA1</text:p>
          </table:table-cell>
          <table:table-cell table:formula="of:=&quot;0x&quot;&amp;BASE(MOD(MOD([.$A499];256)+[.I$1];256);16;2)" office:value-type="string" office:string-value="0xA2">
            <text:p>0xA2</text:p>
          </table:table-cell>
          <table:table-cell table:formula="of:=&quot;0x&quot;&amp;BASE(MOD(MOD([.$A499];256)+[.J$1];256);16;2)" office:value-type="string" office:string-value="0xA3">
            <text:p>0xA3</text:p>
          </table:table-cell>
          <table:table-cell table:formula="of:=&quot;- d: [&quot;&amp;[.C499]&amp;&quot;, &quot;&amp;[.D499]&amp;&quot;, &quot;&amp;[.E499]&amp;&quot;, &quot;&amp;[.F499]&amp;&quot;, &quot;&amp;[.G499]&amp;&quot;, &quot;&amp;[.H499]&amp;&quot;, &quot;&amp;[.I499]&amp;&quot;, &quot;&amp;[.J499]&amp;&quot;]#  e: 0#  t: 5&quot;" office:value-type="string" office:string-value="- d: [0x22, 0x9D, 0x9E, 0x9F, 0xA0, 0xA1, 0xA2, 0xA3]#  e: 0#  t: 5">
            <text:p>- d: [0x22, 0x9D, 0x9E, 0x9F, 0xA0, 0xA1, 0xA2, 0xA3]# <text:s/>e: 0# <text:s/>t: 5</text:p>
          </table:table-cell>
        </table:table-row>
        <table:table-row table:style-name="ro1">
          <table:table-cell table:formula="of:=[.A499]+7" office:value-type="float" office:value="3492">
            <text:p>3492</text:p>
          </table:table-cell>
          <table:table-cell table:formula="of:=[.B499]+1" office:value-type="float" office:value="499">
            <text:p>499</text:p>
          </table:table-cell>
          <table:table-cell table:formula="of:=&quot;0x&quot;&amp;BASE(MOD([.B500];16)+32;16)" office:value-type="string" office:string-value="0x23">
            <text:p>0x23</text:p>
          </table:table-cell>
          <table:table-cell table:formula="of:=&quot;0x&quot;&amp;BASE(MOD(MOD([.$A500];256)+[.D$1];256);16;2)" office:value-type="string" office:string-value="0xA4">
            <text:p>0xA4</text:p>
          </table:table-cell>
          <table:table-cell table:formula="of:=&quot;0x&quot;&amp;BASE(MOD(MOD([.$A500];256)+[.E$1];256);16;2)" office:value-type="string" office:string-value="0xA5">
            <text:p>0xA5</text:p>
          </table:table-cell>
          <table:table-cell table:formula="of:=&quot;0x&quot;&amp;BASE(MOD(MOD([.$A500];256)+[.F$1];256);16;2)" office:value-type="string" office:string-value="0xA6">
            <text:p>0xA6</text:p>
          </table:table-cell>
          <table:table-cell table:formula="of:=&quot;0x&quot;&amp;BASE(MOD(MOD([.$A500];256)+[.G$1];256);16;2)" office:value-type="string" office:string-value="0xA7">
            <text:p>0xA7</text:p>
          </table:table-cell>
          <table:table-cell table:formula="of:=&quot;0x&quot;&amp;BASE(MOD(MOD([.$A500];256)+[.H$1];256);16;2)" office:value-type="string" office:string-value="0xA8">
            <text:p>0xA8</text:p>
          </table:table-cell>
          <table:table-cell table:formula="of:=&quot;0x&quot;&amp;BASE(MOD(MOD([.$A500];256)+[.I$1];256);16;2)" office:value-type="string" office:string-value="0xA9">
            <text:p>0xA9</text:p>
          </table:table-cell>
          <table:table-cell table:formula="of:=&quot;0x&quot;&amp;BASE(MOD(MOD([.$A500];256)+[.J$1];256);16;2)" office:value-type="string" office:string-value="0xAA">
            <text:p>0xAA</text:p>
          </table:table-cell>
          <table:table-cell table:formula="of:=&quot;- d: [&quot;&amp;[.C500]&amp;&quot;, &quot;&amp;[.D500]&amp;&quot;, &quot;&amp;[.E500]&amp;&quot;, &quot;&amp;[.F500]&amp;&quot;, &quot;&amp;[.G500]&amp;&quot;, &quot;&amp;[.H500]&amp;&quot;, &quot;&amp;[.I500]&amp;&quot;, &quot;&amp;[.J500]&amp;&quot;]#  e: 0#  t: 5&quot;" office:value-type="string" office:string-value="- d: [0x23, 0xA4, 0xA5, 0xA6, 0xA7, 0xA8, 0xA9, 0xAA]#  e: 0#  t: 5">
            <text:p>- d: [0x23, 0xA4, 0xA5, 0xA6, 0xA7, 0xA8, 0xA9, 0xAA]# <text:s/>e: 0# <text:s/>t: 5</text:p>
          </table:table-cell>
        </table:table-row>
        <table:table-row table:style-name="ro1">
          <table:table-cell table:formula="of:=[.A500]+7" office:value-type="float" office:value="3499">
            <text:p>3499</text:p>
          </table:table-cell>
          <table:table-cell table:formula="of:=[.B500]+1" office:value-type="float" office:value="500">
            <text:p>500</text:p>
          </table:table-cell>
          <table:table-cell table:formula="of:=&quot;0x&quot;&amp;BASE(MOD([.B501];16)+32;16)" office:value-type="string" office:string-value="0x24">
            <text:p>0x24</text:p>
          </table:table-cell>
          <table:table-cell table:formula="of:=&quot;0x&quot;&amp;BASE(MOD(MOD([.$A501];256)+[.D$1];256);16;2)" office:value-type="string" office:string-value="0xAB">
            <text:p>0xAB</text:p>
          </table:table-cell>
          <table:table-cell table:formula="of:=&quot;0x&quot;&amp;BASE(MOD(MOD([.$A501];256)+[.E$1];256);16;2)" office:value-type="string" office:string-value="0xAC">
            <text:p>0xAC</text:p>
          </table:table-cell>
          <table:table-cell table:formula="of:=&quot;0x&quot;&amp;BASE(MOD(MOD([.$A501];256)+[.F$1];256);16;2)" office:value-type="string" office:string-value="0xAD">
            <text:p>0xAD</text:p>
          </table:table-cell>
          <table:table-cell table:formula="of:=&quot;0x&quot;&amp;BASE(MOD(MOD([.$A501];256)+[.G$1];256);16;2)" office:value-type="string" office:string-value="0xAE">
            <text:p>0xAE</text:p>
          </table:table-cell>
          <table:table-cell table:formula="of:=&quot;0x&quot;&amp;BASE(MOD(MOD([.$A501];256)+[.H$1];256);16;2)" office:value-type="string" office:string-value="0xAF">
            <text:p>0xAF</text:p>
          </table:table-cell>
          <table:table-cell table:formula="of:=&quot;0x&quot;&amp;BASE(MOD(MOD([.$A501];256)+[.I$1];256);16;2)" office:value-type="string" office:string-value="0xB0">
            <text:p>0xB0</text:p>
          </table:table-cell>
          <table:table-cell table:formula="of:=&quot;0x&quot;&amp;BASE(MOD(MOD([.$A501];256)+[.J$1];256);16;2)" office:value-type="string" office:string-value="0xB1">
            <text:p>0xB1</text:p>
          </table:table-cell>
          <table:table-cell table:formula="of:=&quot;- d: [&quot;&amp;[.C501]&amp;&quot;, &quot;&amp;[.D501]&amp;&quot;, &quot;&amp;[.E501]&amp;&quot;, &quot;&amp;[.F501]&amp;&quot;, &quot;&amp;[.G501]&amp;&quot;, &quot;&amp;[.H501]&amp;&quot;, &quot;&amp;[.I501]&amp;&quot;, &quot;&amp;[.J501]&amp;&quot;]#  e: 0#  t: 5&quot;" office:value-type="string" office:string-value="- d: [0x24, 0xAB, 0xAC, 0xAD, 0xAE, 0xAF, 0xB0, 0xB1]#  e: 0#  t: 5">
            <text:p>- d: [0x24, 0xAB, 0xAC, 0xAD, 0xAE, 0xAF, 0xB0, 0xB1]# <text:s/>e: 0# <text:s/>t: 5</text:p>
          </table:table-cell>
        </table:table-row>
        <table:table-row table:style-name="ro1">
          <table:table-cell table:formula="of:=[.A501]+7" office:value-type="float" office:value="3506">
            <text:p>3506</text:p>
          </table:table-cell>
          <table:table-cell table:formula="of:=[.B501]+1" office:value-type="float" office:value="501">
            <text:p>501</text:p>
          </table:table-cell>
          <table:table-cell table:formula="of:=&quot;0x&quot;&amp;BASE(MOD([.B502];16)+32;16)" office:value-type="string" office:string-value="0x25">
            <text:p>0x25</text:p>
          </table:table-cell>
          <table:table-cell table:formula="of:=&quot;0x&quot;&amp;BASE(MOD(MOD([.$A502];256)+[.D$1];256);16;2)" office:value-type="string" office:string-value="0xB2">
            <text:p>0xB2</text:p>
          </table:table-cell>
          <table:table-cell table:formula="of:=&quot;0x&quot;&amp;BASE(MOD(MOD([.$A502];256)+[.E$1];256);16;2)" office:value-type="string" office:string-value="0xB3">
            <text:p>0xB3</text:p>
          </table:table-cell>
          <table:table-cell table:formula="of:=&quot;0x&quot;&amp;BASE(MOD(MOD([.$A502];256)+[.F$1];256);16;2)" office:value-type="string" office:string-value="0xB4">
            <text:p>0xB4</text:p>
          </table:table-cell>
          <table:table-cell table:formula="of:=&quot;0x&quot;&amp;BASE(MOD(MOD([.$A502];256)+[.G$1];256);16;2)" office:value-type="string" office:string-value="0xB5">
            <text:p>0xB5</text:p>
          </table:table-cell>
          <table:table-cell table:formula="of:=&quot;0x&quot;&amp;BASE(MOD(MOD([.$A502];256)+[.H$1];256);16;2)" office:value-type="string" office:string-value="0xB6">
            <text:p>0xB6</text:p>
          </table:table-cell>
          <table:table-cell table:formula="of:=&quot;0x&quot;&amp;BASE(MOD(MOD([.$A502];256)+[.I$1];256);16;2)" office:value-type="string" office:string-value="0xB7">
            <text:p>0xB7</text:p>
          </table:table-cell>
          <table:table-cell table:formula="of:=&quot;0x&quot;&amp;BASE(MOD(MOD([.$A502];256)+[.J$1];256);16;2)" office:value-type="string" office:string-value="0xB8">
            <text:p>0xB8</text:p>
          </table:table-cell>
          <table:table-cell table:formula="of:=&quot;- d: [&quot;&amp;[.C502]&amp;&quot;, &quot;&amp;[.D502]&amp;&quot;, &quot;&amp;[.E502]&amp;&quot;, &quot;&amp;[.F502]&amp;&quot;, &quot;&amp;[.G502]&amp;&quot;, &quot;&amp;[.H502]&amp;&quot;, &quot;&amp;[.I502]&amp;&quot;, &quot;&amp;[.J502]&amp;&quot;]#  e: 0#  t: 5&quot;" office:value-type="string" office:string-value="- d: [0x25, 0xB2, 0xB3, 0xB4, 0xB5, 0xB6, 0xB7, 0xB8]#  e: 0#  t: 5">
            <text:p>- d: [0x25, 0xB2, 0xB3, 0xB4, 0xB5, 0xB6, 0xB7, 0xB8]# <text:s/>e: 0# <text:s/>t: 5</text:p>
          </table:table-cell>
        </table:table-row>
        <table:table-row table:style-name="ro1">
          <table:table-cell table:formula="of:=[.A502]+7" office:value-type="float" office:value="3513">
            <text:p>3513</text:p>
          </table:table-cell>
          <table:table-cell table:formula="of:=[.B502]+1" office:value-type="float" office:value="502">
            <text:p>502</text:p>
          </table:table-cell>
          <table:table-cell table:formula="of:=&quot;0x&quot;&amp;BASE(MOD([.B503];16)+32;16)" office:value-type="string" office:string-value="0x26">
            <text:p>0x26</text:p>
          </table:table-cell>
          <table:table-cell table:formula="of:=&quot;0x&quot;&amp;BASE(MOD(MOD([.$A503];256)+[.D$1];256);16;2)" office:value-type="string" office:string-value="0xB9">
            <text:p>0xB9</text:p>
          </table:table-cell>
          <table:table-cell table:formula="of:=&quot;0x&quot;&amp;BASE(MOD(MOD([.$A503];256)+[.E$1];256);16;2)" office:value-type="string" office:string-value="0xBA">
            <text:p>0xBA</text:p>
          </table:table-cell>
          <table:table-cell table:formula="of:=&quot;0x&quot;&amp;BASE(MOD(MOD([.$A503];256)+[.F$1];256);16;2)" office:value-type="string" office:string-value="0xBB">
            <text:p>0xBB</text:p>
          </table:table-cell>
          <table:table-cell table:formula="of:=&quot;0x&quot;&amp;BASE(MOD(MOD([.$A503];256)+[.G$1];256);16;2)" office:value-type="string" office:string-value="0xBC">
            <text:p>0xBC</text:p>
          </table:table-cell>
          <table:table-cell table:formula="of:=&quot;0x&quot;&amp;BASE(MOD(MOD([.$A503];256)+[.H$1];256);16;2)" office:value-type="string" office:string-value="0xBD">
            <text:p>0xBD</text:p>
          </table:table-cell>
          <table:table-cell table:formula="of:=&quot;0x&quot;&amp;BASE(MOD(MOD([.$A503];256)+[.I$1];256);16;2)" office:value-type="string" office:string-value="0xBE">
            <text:p>0xBE</text:p>
          </table:table-cell>
          <table:table-cell table:formula="of:=&quot;0x&quot;&amp;BASE(MOD(MOD([.$A503];256)+[.J$1];256);16;2)" office:value-type="string" office:string-value="0xBF">
            <text:p>0xBF</text:p>
          </table:table-cell>
          <table:table-cell table:formula="of:=&quot;- d: [&quot;&amp;[.C503]&amp;&quot;, &quot;&amp;[.D503]&amp;&quot;, &quot;&amp;[.E503]&amp;&quot;, &quot;&amp;[.F503]&amp;&quot;, &quot;&amp;[.G503]&amp;&quot;, &quot;&amp;[.H503]&amp;&quot;, &quot;&amp;[.I503]&amp;&quot;, &quot;&amp;[.J503]&amp;&quot;]#  e: 0#  t: 5&quot;" office:value-type="string" office:string-value="- d: [0x26, 0xB9, 0xBA, 0xBB, 0xBC, 0xBD, 0xBE, 0xBF]#  e: 0#  t: 5">
            <text:p>- d: [0x26, 0xB9, 0xBA, 0xBB, 0xBC, 0xBD, 0xBE, 0xBF]# <text:s/>e: 0# <text:s/>t: 5</text:p>
          </table:table-cell>
        </table:table-row>
        <table:table-row table:style-name="ro1">
          <table:table-cell table:formula="of:=[.A503]+7" office:value-type="float" office:value="3520">
            <text:p>3520</text:p>
          </table:table-cell>
          <table:table-cell table:formula="of:=[.B503]+1" office:value-type="float" office:value="503">
            <text:p>503</text:p>
          </table:table-cell>
          <table:table-cell table:formula="of:=&quot;0x&quot;&amp;BASE(MOD([.B504];16)+32;16)" office:value-type="string" office:string-value="0x27">
            <text:p>0x27</text:p>
          </table:table-cell>
          <table:table-cell table:formula="of:=&quot;0x&quot;&amp;BASE(MOD(MOD([.$A504];256)+[.D$1];256);16;2)" office:value-type="string" office:string-value="0xC0">
            <text:p>0xC0</text:p>
          </table:table-cell>
          <table:table-cell table:formula="of:=&quot;0x&quot;&amp;BASE(MOD(MOD([.$A504];256)+[.E$1];256);16;2)" office:value-type="string" office:string-value="0xC1">
            <text:p>0xC1</text:p>
          </table:table-cell>
          <table:table-cell table:formula="of:=&quot;0x&quot;&amp;BASE(MOD(MOD([.$A504];256)+[.F$1];256);16;2)" office:value-type="string" office:string-value="0xC2">
            <text:p>0xC2</text:p>
          </table:table-cell>
          <table:table-cell table:formula="of:=&quot;0x&quot;&amp;BASE(MOD(MOD([.$A504];256)+[.G$1];256);16;2)" office:value-type="string" office:string-value="0xC3">
            <text:p>0xC3</text:p>
          </table:table-cell>
          <table:table-cell table:formula="of:=&quot;0x&quot;&amp;BASE(MOD(MOD([.$A504];256)+[.H$1];256);16;2)" office:value-type="string" office:string-value="0xC4">
            <text:p>0xC4</text:p>
          </table:table-cell>
          <table:table-cell table:formula="of:=&quot;0x&quot;&amp;BASE(MOD(MOD([.$A504];256)+[.I$1];256);16;2)" office:value-type="string" office:string-value="0xC5">
            <text:p>0xC5</text:p>
          </table:table-cell>
          <table:table-cell table:formula="of:=&quot;0x&quot;&amp;BASE(MOD(MOD([.$A504];256)+[.J$1];256);16;2)" office:value-type="string" office:string-value="0xC6">
            <text:p>0xC6</text:p>
          </table:table-cell>
          <table:table-cell table:formula="of:=&quot;- d: [&quot;&amp;[.C504]&amp;&quot;, &quot;&amp;[.D504]&amp;&quot;, &quot;&amp;[.E504]&amp;&quot;, &quot;&amp;[.F504]&amp;&quot;, &quot;&amp;[.G504]&amp;&quot;, &quot;&amp;[.H504]&amp;&quot;, &quot;&amp;[.I504]&amp;&quot;, &quot;&amp;[.J504]&amp;&quot;]#  e: 0#  t: 5&quot;" office:value-type="string" office:string-value="- d: [0x27, 0xC0, 0xC1, 0xC2, 0xC3, 0xC4, 0xC5, 0xC6]#  e: 0#  t: 5">
            <text:p>- d: [0x27, 0xC0, 0xC1, 0xC2, 0xC3, 0xC4, 0xC5, 0xC6]# <text:s/>e: 0# <text:s/>t: 5</text:p>
          </table:table-cell>
        </table:table-row>
        <table:table-row table:style-name="ro1">
          <table:table-cell table:formula="of:=[.A504]+7" office:value-type="float" office:value="3527">
            <text:p>3527</text:p>
          </table:table-cell>
          <table:table-cell table:formula="of:=[.B504]+1" office:value-type="float" office:value="504">
            <text:p>504</text:p>
          </table:table-cell>
          <table:table-cell table:formula="of:=&quot;0x&quot;&amp;BASE(MOD([.B505];16)+32;16)" office:value-type="string" office:string-value="0x28">
            <text:p>0x28</text:p>
          </table:table-cell>
          <table:table-cell table:formula="of:=&quot;0x&quot;&amp;BASE(MOD(MOD([.$A505];256)+[.D$1];256);16;2)" office:value-type="string" office:string-value="0xC7">
            <text:p>0xC7</text:p>
          </table:table-cell>
          <table:table-cell table:formula="of:=&quot;0x&quot;&amp;BASE(MOD(MOD([.$A505];256)+[.E$1];256);16;2)" office:value-type="string" office:string-value="0xC8">
            <text:p>0xC8</text:p>
          </table:table-cell>
          <table:table-cell table:formula="of:=&quot;0x&quot;&amp;BASE(MOD(MOD([.$A505];256)+[.F$1];256);16;2)" office:value-type="string" office:string-value="0xC9">
            <text:p>0xC9</text:p>
          </table:table-cell>
          <table:table-cell table:formula="of:=&quot;0x&quot;&amp;BASE(MOD(MOD([.$A505];256)+[.G$1];256);16;2)" office:value-type="string" office:string-value="0xCA">
            <text:p>0xCA</text:p>
          </table:table-cell>
          <table:table-cell table:formula="of:=&quot;0x&quot;&amp;BASE(MOD(MOD([.$A505];256)+[.H$1];256);16;2)" office:value-type="string" office:string-value="0xCB">
            <text:p>0xCB</text:p>
          </table:table-cell>
          <table:table-cell table:formula="of:=&quot;0x&quot;&amp;BASE(MOD(MOD([.$A505];256)+[.I$1];256);16;2)" office:value-type="string" office:string-value="0xCC">
            <text:p>0xCC</text:p>
          </table:table-cell>
          <table:table-cell table:formula="of:=&quot;0x&quot;&amp;BASE(MOD(MOD([.$A505];256)+[.J$1];256);16;2)" office:value-type="string" office:string-value="0xCD">
            <text:p>0xCD</text:p>
          </table:table-cell>
          <table:table-cell table:formula="of:=&quot;- d: [&quot;&amp;[.C505]&amp;&quot;, &quot;&amp;[.D505]&amp;&quot;, &quot;&amp;[.E505]&amp;&quot;, &quot;&amp;[.F505]&amp;&quot;, &quot;&amp;[.G505]&amp;&quot;, &quot;&amp;[.H505]&amp;&quot;, &quot;&amp;[.I505]&amp;&quot;, &quot;&amp;[.J505]&amp;&quot;]#  e: 0#  t: 5&quot;" office:value-type="string" office:string-value="- d: [0x28, 0xC7, 0xC8, 0xC9, 0xCA, 0xCB, 0xCC, 0xCD]#  e: 0#  t: 5">
            <text:p>- d: [0x28, 0xC7, 0xC8, 0xC9, 0xCA, 0xCB, 0xCC, 0xCD]# <text:s/>e: 0# <text:s/>t: 5</text:p>
          </table:table-cell>
        </table:table-row>
        <table:table-row table:style-name="ro1">
          <table:table-cell table:formula="of:=[.A505]+7" office:value-type="float" office:value="3534">
            <text:p>3534</text:p>
          </table:table-cell>
          <table:table-cell table:formula="of:=[.B505]+1" office:value-type="float" office:value="505">
            <text:p>505</text:p>
          </table:table-cell>
          <table:table-cell table:formula="of:=&quot;0x&quot;&amp;BASE(MOD([.B506];16)+32;16)" office:value-type="string" office:string-value="0x29">
            <text:p>0x29</text:p>
          </table:table-cell>
          <table:table-cell table:formula="of:=&quot;0x&quot;&amp;BASE(MOD(MOD([.$A506];256)+[.D$1];256);16;2)" office:value-type="string" office:string-value="0xCE">
            <text:p>0xCE</text:p>
          </table:table-cell>
          <table:table-cell table:formula="of:=&quot;0x&quot;&amp;BASE(MOD(MOD([.$A506];256)+[.E$1];256);16;2)" office:value-type="string" office:string-value="0xCF">
            <text:p>0xCF</text:p>
          </table:table-cell>
          <table:table-cell table:formula="of:=&quot;0x&quot;&amp;BASE(MOD(MOD([.$A506];256)+[.F$1];256);16;2)" office:value-type="string" office:string-value="0xD0">
            <text:p>0xD0</text:p>
          </table:table-cell>
          <table:table-cell table:formula="of:=&quot;0x&quot;&amp;BASE(MOD(MOD([.$A506];256)+[.G$1];256);16;2)" office:value-type="string" office:string-value="0xD1">
            <text:p>0xD1</text:p>
          </table:table-cell>
          <table:table-cell table:formula="of:=&quot;0x&quot;&amp;BASE(MOD(MOD([.$A506];256)+[.H$1];256);16;2)" office:value-type="string" office:string-value="0xD2">
            <text:p>0xD2</text:p>
          </table:table-cell>
          <table:table-cell table:formula="of:=&quot;0x&quot;&amp;BASE(MOD(MOD([.$A506];256)+[.I$1];256);16;2)" office:value-type="string" office:string-value="0xD3">
            <text:p>0xD3</text:p>
          </table:table-cell>
          <table:table-cell table:formula="of:=&quot;0x&quot;&amp;BASE(MOD(MOD([.$A506];256)+[.J$1];256);16;2)" office:value-type="string" office:string-value="0xD4">
            <text:p>0xD4</text:p>
          </table:table-cell>
          <table:table-cell table:formula="of:=&quot;- d: [&quot;&amp;[.C506]&amp;&quot;, &quot;&amp;[.D506]&amp;&quot;, &quot;&amp;[.E506]&amp;&quot;, &quot;&amp;[.F506]&amp;&quot;, &quot;&amp;[.G506]&amp;&quot;, &quot;&amp;[.H506]&amp;&quot;, &quot;&amp;[.I506]&amp;&quot;, &quot;&amp;[.J506]&amp;&quot;]#  e: 0#  t: 5&quot;" office:value-type="string" office:string-value="- d: [0x29, 0xCE, 0xCF, 0xD0, 0xD1, 0xD2, 0xD3, 0xD4]#  e: 0#  t: 5">
            <text:p>- d: [0x29, 0xCE, 0xCF, 0xD0, 0xD1, 0xD2, 0xD3, 0xD4]# <text:s/>e: 0# <text:s/>t: 5</text:p>
          </table:table-cell>
        </table:table-row>
        <table:table-row table:style-name="ro1">
          <table:table-cell table:formula="of:=[.A506]+7" office:value-type="float" office:value="3541">
            <text:p>3541</text:p>
          </table:table-cell>
          <table:table-cell table:formula="of:=[.B506]+1" office:value-type="float" office:value="506">
            <text:p>506</text:p>
          </table:table-cell>
          <table:table-cell table:formula="of:=&quot;0x&quot;&amp;BASE(MOD([.B507];16)+32;16)" office:value-type="string" office:string-value="0x2A">
            <text:p>0x2A</text:p>
          </table:table-cell>
          <table:table-cell table:formula="of:=&quot;0x&quot;&amp;BASE(MOD(MOD([.$A507];256)+[.D$1];256);16;2)" office:value-type="string" office:string-value="0xD5">
            <text:p>0xD5</text:p>
          </table:table-cell>
          <table:table-cell table:formula="of:=&quot;0x&quot;&amp;BASE(MOD(MOD([.$A507];256)+[.E$1];256);16;2)" office:value-type="string" office:string-value="0xD6">
            <text:p>0xD6</text:p>
          </table:table-cell>
          <table:table-cell table:formula="of:=&quot;0x&quot;&amp;BASE(MOD(MOD([.$A507];256)+[.F$1];256);16;2)" office:value-type="string" office:string-value="0xD7">
            <text:p>0xD7</text:p>
          </table:table-cell>
          <table:table-cell table:formula="of:=&quot;0x&quot;&amp;BASE(MOD(MOD([.$A507];256)+[.G$1];256);16;2)" office:value-type="string" office:string-value="0xD8">
            <text:p>0xD8</text:p>
          </table:table-cell>
          <table:table-cell table:formula="of:=&quot;0x&quot;&amp;BASE(MOD(MOD([.$A507];256)+[.H$1];256);16;2)" office:value-type="string" office:string-value="0xD9">
            <text:p>0xD9</text:p>
          </table:table-cell>
          <table:table-cell table:formula="of:=&quot;0x&quot;&amp;BASE(MOD(MOD([.$A507];256)+[.I$1];256);16;2)" office:value-type="string" office:string-value="0xDA">
            <text:p>0xDA</text:p>
          </table:table-cell>
          <table:table-cell table:formula="of:=&quot;0x&quot;&amp;BASE(MOD(MOD([.$A507];256)+[.J$1];256);16;2)" office:value-type="string" office:string-value="0xDB">
            <text:p>0xDB</text:p>
          </table:table-cell>
          <table:table-cell table:formula="of:=&quot;- d: [&quot;&amp;[.C507]&amp;&quot;, &quot;&amp;[.D507]&amp;&quot;, &quot;&amp;[.E507]&amp;&quot;, &quot;&amp;[.F507]&amp;&quot;, &quot;&amp;[.G507]&amp;&quot;, &quot;&amp;[.H507]&amp;&quot;, &quot;&amp;[.I507]&amp;&quot;, &quot;&amp;[.J507]&amp;&quot;]#  e: 0#  t: 5&quot;" office:value-type="string" office:string-value="- d: [0x2A, 0xD5, 0xD6, 0xD7, 0xD8, 0xD9, 0xDA, 0xDB]#  e: 0#  t: 5">
            <text:p>- d: [0x2A, 0xD5, 0xD6, 0xD7, 0xD8, 0xD9, 0xDA, 0xDB]# <text:s/>e: 0# <text:s/>t: 5</text:p>
          </table:table-cell>
        </table:table-row>
        <table:table-row table:style-name="ro1">
          <table:table-cell table:formula="of:=[.A507]+7" office:value-type="float" office:value="3548">
            <text:p>3548</text:p>
          </table:table-cell>
          <table:table-cell table:formula="of:=[.B507]+1" office:value-type="float" office:value="507">
            <text:p>507</text:p>
          </table:table-cell>
          <table:table-cell table:formula="of:=&quot;0x&quot;&amp;BASE(MOD([.B508];16)+32;16)" office:value-type="string" office:string-value="0x2B">
            <text:p>0x2B</text:p>
          </table:table-cell>
          <table:table-cell table:formula="of:=&quot;0x&quot;&amp;BASE(MOD(MOD([.$A508];256)+[.D$1];256);16;2)" office:value-type="string" office:string-value="0xDC">
            <text:p>0xDC</text:p>
          </table:table-cell>
          <table:table-cell table:formula="of:=&quot;0x&quot;&amp;BASE(MOD(MOD([.$A508];256)+[.E$1];256);16;2)" office:value-type="string" office:string-value="0xDD">
            <text:p>0xDD</text:p>
          </table:table-cell>
          <table:table-cell table:formula="of:=&quot;0x&quot;&amp;BASE(MOD(MOD([.$A508];256)+[.F$1];256);16;2)" office:value-type="string" office:string-value="0xDE">
            <text:p>0xDE</text:p>
          </table:table-cell>
          <table:table-cell table:formula="of:=&quot;0x&quot;&amp;BASE(MOD(MOD([.$A508];256)+[.G$1];256);16;2)" office:value-type="string" office:string-value="0xDF">
            <text:p>0xDF</text:p>
          </table:table-cell>
          <table:table-cell table:formula="of:=&quot;0x&quot;&amp;BASE(MOD(MOD([.$A508];256)+[.H$1];256);16;2)" office:value-type="string" office:string-value="0xE0">
            <text:p>0xE0</text:p>
          </table:table-cell>
          <table:table-cell table:formula="of:=&quot;0x&quot;&amp;BASE(MOD(MOD([.$A508];256)+[.I$1];256);16;2)" office:value-type="string" office:string-value="0xE1">
            <text:p>0xE1</text:p>
          </table:table-cell>
          <table:table-cell table:formula="of:=&quot;0x&quot;&amp;BASE(MOD(MOD([.$A508];256)+[.J$1];256);16;2)" office:value-type="string" office:string-value="0xE2">
            <text:p>0xE2</text:p>
          </table:table-cell>
          <table:table-cell table:formula="of:=&quot;- d: [&quot;&amp;[.C508]&amp;&quot;, &quot;&amp;[.D508]&amp;&quot;, &quot;&amp;[.E508]&amp;&quot;, &quot;&amp;[.F508]&amp;&quot;, &quot;&amp;[.G508]&amp;&quot;, &quot;&amp;[.H508]&amp;&quot;, &quot;&amp;[.I508]&amp;&quot;, &quot;&amp;[.J508]&amp;&quot;]#  e: 0#  t: 5&quot;" office:value-type="string" office:string-value="- d: [0x2B, 0xDC, 0xDD, 0xDE, 0xDF, 0xE0, 0xE1, 0xE2]#  e: 0#  t: 5">
            <text:p>- d: [0x2B, 0xDC, 0xDD, 0xDE, 0xDF, 0xE0, 0xE1, 0xE2]# <text:s/>e: 0# <text:s/>t: 5</text:p>
          </table:table-cell>
        </table:table-row>
        <table:table-row table:style-name="ro1">
          <table:table-cell table:formula="of:=[.A508]+7" office:value-type="float" office:value="3555">
            <text:p>3555</text:p>
          </table:table-cell>
          <table:table-cell table:formula="of:=[.B508]+1" office:value-type="float" office:value="508">
            <text:p>508</text:p>
          </table:table-cell>
          <table:table-cell table:formula="of:=&quot;0x&quot;&amp;BASE(MOD([.B509];16)+32;16)" office:value-type="string" office:string-value="0x2C">
            <text:p>0x2C</text:p>
          </table:table-cell>
          <table:table-cell table:formula="of:=&quot;0x&quot;&amp;BASE(MOD(MOD([.$A509];256)+[.D$1];256);16;2)" office:value-type="string" office:string-value="0xE3">
            <text:p>0xE3</text:p>
          </table:table-cell>
          <table:table-cell table:formula="of:=&quot;0x&quot;&amp;BASE(MOD(MOD([.$A509];256)+[.E$1];256);16;2)" office:value-type="string" office:string-value="0xE4">
            <text:p>0xE4</text:p>
          </table:table-cell>
          <table:table-cell table:formula="of:=&quot;0x&quot;&amp;BASE(MOD(MOD([.$A509];256)+[.F$1];256);16;2)" office:value-type="string" office:string-value="0xE5">
            <text:p>0xE5</text:p>
          </table:table-cell>
          <table:table-cell table:formula="of:=&quot;0x&quot;&amp;BASE(MOD(MOD([.$A509];256)+[.G$1];256);16;2)" office:value-type="string" office:string-value="0xE6">
            <text:p>0xE6</text:p>
          </table:table-cell>
          <table:table-cell table:formula="of:=&quot;0x&quot;&amp;BASE(MOD(MOD([.$A509];256)+[.H$1];256);16;2)" office:value-type="string" office:string-value="0xE7">
            <text:p>0xE7</text:p>
          </table:table-cell>
          <table:table-cell table:formula="of:=&quot;0x&quot;&amp;BASE(MOD(MOD([.$A509];256)+[.I$1];256);16;2)" office:value-type="string" office:string-value="0xE8">
            <text:p>0xE8</text:p>
          </table:table-cell>
          <table:table-cell table:formula="of:=&quot;0x&quot;&amp;BASE(MOD(MOD([.$A509];256)+[.J$1];256);16;2)" office:value-type="string" office:string-value="0xE9">
            <text:p>0xE9</text:p>
          </table:table-cell>
          <table:table-cell table:formula="of:=&quot;- d: [&quot;&amp;[.C509]&amp;&quot;, &quot;&amp;[.D509]&amp;&quot;, &quot;&amp;[.E509]&amp;&quot;, &quot;&amp;[.F509]&amp;&quot;, &quot;&amp;[.G509]&amp;&quot;, &quot;&amp;[.H509]&amp;&quot;, &quot;&amp;[.I509]&amp;&quot;, &quot;&amp;[.J509]&amp;&quot;]#  e: 0#  t: 5&quot;" office:value-type="string" office:string-value="- d: [0x2C, 0xE3, 0xE4, 0xE5, 0xE6, 0xE7, 0xE8, 0xE9]#  e: 0#  t: 5">
            <text:p>- d: [0x2C, 0xE3, 0xE4, 0xE5, 0xE6, 0xE7, 0xE8, 0xE9]# <text:s/>e: 0# <text:s/>t: 5</text:p>
          </table:table-cell>
        </table:table-row>
        <table:table-row table:style-name="ro1">
          <table:table-cell table:formula="of:=[.A509]+7" office:value-type="float" office:value="3562">
            <text:p>3562</text:p>
          </table:table-cell>
          <table:table-cell table:formula="of:=[.B509]+1" office:value-type="float" office:value="509">
            <text:p>509</text:p>
          </table:table-cell>
          <table:table-cell table:formula="of:=&quot;0x&quot;&amp;BASE(MOD([.B510];16)+32;16)" office:value-type="string" office:string-value="0x2D">
            <text:p>0x2D</text:p>
          </table:table-cell>
          <table:table-cell table:formula="of:=&quot;0x&quot;&amp;BASE(MOD(MOD([.$A510];256)+[.D$1];256);16;2)" office:value-type="string" office:string-value="0xEA">
            <text:p>0xEA</text:p>
          </table:table-cell>
          <table:table-cell table:formula="of:=&quot;0x&quot;&amp;BASE(MOD(MOD([.$A510];256)+[.E$1];256);16;2)" office:value-type="string" office:string-value="0xEB">
            <text:p>0xEB</text:p>
          </table:table-cell>
          <table:table-cell table:formula="of:=&quot;0x&quot;&amp;BASE(MOD(MOD([.$A510];256)+[.F$1];256);16;2)" office:value-type="string" office:string-value="0xEC">
            <text:p>0xEC</text:p>
          </table:table-cell>
          <table:table-cell table:formula="of:=&quot;0x&quot;&amp;BASE(MOD(MOD([.$A510];256)+[.G$1];256);16;2)" office:value-type="string" office:string-value="0xED">
            <text:p>0xED</text:p>
          </table:table-cell>
          <table:table-cell table:formula="of:=&quot;0x&quot;&amp;BASE(MOD(MOD([.$A510];256)+[.H$1];256);16;2)" office:value-type="string" office:string-value="0xEE">
            <text:p>0xEE</text:p>
          </table:table-cell>
          <table:table-cell table:formula="of:=&quot;0x&quot;&amp;BASE(MOD(MOD([.$A510];256)+[.I$1];256);16;2)" office:value-type="string" office:string-value="0xEF">
            <text:p>0xEF</text:p>
          </table:table-cell>
          <table:table-cell table:formula="of:=&quot;0x&quot;&amp;BASE(MOD(MOD([.$A510];256)+[.J$1];256);16;2)" office:value-type="string" office:string-value="0xF0">
            <text:p>0xF0</text:p>
          </table:table-cell>
          <table:table-cell table:formula="of:=&quot;- d: [&quot;&amp;[.C510]&amp;&quot;, &quot;&amp;[.D510]&amp;&quot;, &quot;&amp;[.E510]&amp;&quot;, &quot;&amp;[.F510]&amp;&quot;, &quot;&amp;[.G510]&amp;&quot;, &quot;&amp;[.H510]&amp;&quot;, &quot;&amp;[.I510]&amp;&quot;, &quot;&amp;[.J510]&amp;&quot;]#  e: 0#  t: 5&quot;" office:value-type="string" office:string-value="- d: [0x2D, 0xEA, 0xEB, 0xEC, 0xED, 0xEE, 0xEF, 0xF0]#  e: 0#  t: 5">
            <text:p>- d: [0x2D, 0xEA, 0xEB, 0xEC, 0xED, 0xEE, 0xEF, 0xF0]# <text:s/>e: 0# <text:s/>t: 5</text:p>
          </table:table-cell>
        </table:table-row>
        <table:table-row table:style-name="ro1">
          <table:table-cell table:formula="of:=[.A510]+7" office:value-type="float" office:value="3569">
            <text:p>3569</text:p>
          </table:table-cell>
          <table:table-cell table:formula="of:=[.B510]+1" office:value-type="float" office:value="510">
            <text:p>510</text:p>
          </table:table-cell>
          <table:table-cell table:formula="of:=&quot;0x&quot;&amp;BASE(MOD([.B511];16)+32;16)" office:value-type="string" office:string-value="0x2E">
            <text:p>0x2E</text:p>
          </table:table-cell>
          <table:table-cell table:formula="of:=&quot;0x&quot;&amp;BASE(MOD(MOD([.$A511];256)+[.D$1];256);16;2)" office:value-type="string" office:string-value="0xF1">
            <text:p>0xF1</text:p>
          </table:table-cell>
          <table:table-cell table:formula="of:=&quot;0x&quot;&amp;BASE(MOD(MOD([.$A511];256)+[.E$1];256);16;2)" office:value-type="string" office:string-value="0xF2">
            <text:p>0xF2</text:p>
          </table:table-cell>
          <table:table-cell table:formula="of:=&quot;0x&quot;&amp;BASE(MOD(MOD([.$A511];256)+[.F$1];256);16;2)" office:value-type="string" office:string-value="0xF3">
            <text:p>0xF3</text:p>
          </table:table-cell>
          <table:table-cell table:formula="of:=&quot;0x&quot;&amp;BASE(MOD(MOD([.$A511];256)+[.G$1];256);16;2)" office:value-type="string" office:string-value="0xF4">
            <text:p>0xF4</text:p>
          </table:table-cell>
          <table:table-cell table:formula="of:=&quot;0x&quot;&amp;BASE(MOD(MOD([.$A511];256)+[.H$1];256);16;2)" office:value-type="string" office:string-value="0xF5">
            <text:p>0xF5</text:p>
          </table:table-cell>
          <table:table-cell table:formula="of:=&quot;0x&quot;&amp;BASE(MOD(MOD([.$A511];256)+[.I$1];256);16;2)" office:value-type="string" office:string-value="0xF6">
            <text:p>0xF6</text:p>
          </table:table-cell>
          <table:table-cell table:formula="of:=&quot;0x&quot;&amp;BASE(MOD(MOD([.$A511];256)+[.J$1];256);16;2)" office:value-type="string" office:string-value="0xF7">
            <text:p>0xF7</text:p>
          </table:table-cell>
          <table:table-cell table:formula="of:=&quot;- d: [&quot;&amp;[.C511]&amp;&quot;, &quot;&amp;[.D511]&amp;&quot;, &quot;&amp;[.E511]&amp;&quot;, &quot;&amp;[.F511]&amp;&quot;, &quot;&amp;[.G511]&amp;&quot;, &quot;&amp;[.H511]&amp;&quot;, &quot;&amp;[.I511]&amp;&quot;, &quot;&amp;[.J511]&amp;&quot;]#  e: 0#  t: 5&quot;" office:value-type="string" office:string-value="- d: [0x2E, 0xF1, 0xF2, 0xF3, 0xF4, 0xF5, 0xF6, 0xF7]#  e: 0#  t: 5">
            <text:p>- d: [0x2E, 0xF1, 0xF2, 0xF3, 0xF4, 0xF5, 0xF6, 0xF7]# <text:s/>e: 0# <text:s/>t: 5</text:p>
          </table:table-cell>
        </table:table-row>
        <table:table-row table:style-name="ro1">
          <table:table-cell table:formula="of:=[.A511]+7" office:value-type="float" office:value="3576">
            <text:p>3576</text:p>
          </table:table-cell>
          <table:table-cell table:formula="of:=[.B511]+1" office:value-type="float" office:value="511">
            <text:p>511</text:p>
          </table:table-cell>
          <table:table-cell table:formula="of:=&quot;0x&quot;&amp;BASE(MOD([.B512];16)+32;16)" office:value-type="string" office:string-value="0x2F">
            <text:p>0x2F</text:p>
          </table:table-cell>
          <table:table-cell table:formula="of:=&quot;0x&quot;&amp;BASE(MOD(MOD([.$A512];256)+[.D$1];256);16;2)" office:value-type="string" office:string-value="0xF8">
            <text:p>0xF8</text:p>
          </table:table-cell>
          <table:table-cell table:formula="of:=&quot;0x&quot;&amp;BASE(MOD(MOD([.$A512];256)+[.E$1];256);16;2)" office:value-type="string" office:string-value="0xF9">
            <text:p>0xF9</text:p>
          </table:table-cell>
          <table:table-cell table:formula="of:=&quot;0x&quot;&amp;BASE(MOD(MOD([.$A512];256)+[.F$1];256);16;2)" office:value-type="string" office:string-value="0xFA">
            <text:p>0xFA</text:p>
          </table:table-cell>
          <table:table-cell table:formula="of:=&quot;0x&quot;&amp;BASE(MOD(MOD([.$A512];256)+[.G$1];256);16;2)" office:value-type="string" office:string-value="0xFB">
            <text:p>0xFB</text:p>
          </table:table-cell>
          <table:table-cell table:formula="of:=&quot;0x&quot;&amp;BASE(MOD(MOD([.$A512];256)+[.H$1];256);16;2)" office:value-type="string" office:string-value="0xFC">
            <text:p>0xFC</text:p>
          </table:table-cell>
          <table:table-cell table:formula="of:=&quot;0x&quot;&amp;BASE(MOD(MOD([.$A512];256)+[.I$1];256);16;2)" office:value-type="string" office:string-value="0xFD">
            <text:p>0xFD</text:p>
          </table:table-cell>
          <table:table-cell table:formula="of:=&quot;0x&quot;&amp;BASE(MOD(MOD([.$A512];256)+[.J$1];256);16;2)" office:value-type="string" office:string-value="0xFE">
            <text:p>0xFE</text:p>
          </table:table-cell>
          <table:table-cell table:formula="of:=&quot;- d: [&quot;&amp;[.C512]&amp;&quot;, &quot;&amp;[.D512]&amp;&quot;, &quot;&amp;[.E512]&amp;&quot;, &quot;&amp;[.F512]&amp;&quot;, &quot;&amp;[.G512]&amp;&quot;, &quot;&amp;[.H512]&amp;&quot;, &quot;&amp;[.I512]&amp;&quot;, &quot;&amp;[.J512]&amp;&quot;]#  e: 0#  t: 5&quot;" office:value-type="string" office:string-value="- d: [0x2F, 0xF8, 0xF9, 0xFA, 0xFB, 0xFC, 0xFD, 0xFE]#  e: 0#  t: 5">
            <text:p>- d: [0x2F, 0xF8, 0xF9, 0xFA, 0xFB, 0xFC, 0xFD, 0xFE]# <text:s/>e: 0# <text:s/>t: 5</text:p>
          </table:table-cell>
        </table:table-row>
        <table:table-row table:style-name="ro1">
          <table:table-cell table:formula="of:=[.A512]+7" office:value-type="float" office:value="3583">
            <text:p>3583</text:p>
          </table:table-cell>
          <table:table-cell table:formula="of:=[.B512]+1" office:value-type="float" office:value="512">
            <text:p>512</text:p>
          </table:table-cell>
          <table:table-cell table:formula="of:=&quot;0x&quot;&amp;BASE(MOD([.B513];16)+32;16)" office:value-type="string" office:string-value="0x20">
            <text:p>0x20</text:p>
          </table:table-cell>
          <table:table-cell table:formula="of:=&quot;0x&quot;&amp;BASE(MOD(MOD([.$A513];256)+[.D$1];256);16;2)" office:value-type="string" office:string-value="0xFF">
            <text:p>0xFF</text:p>
          </table:table-cell>
          <table:table-cell table:formula="of:=&quot;0x&quot;&amp;BASE(MOD(MOD([.$A513];256)+[.E$1];256);16;2)" office:value-type="string" office:string-value="0x00">
            <text:p>0x00</text:p>
          </table:table-cell>
          <table:table-cell table:formula="of:=&quot;0x&quot;&amp;BASE(MOD(MOD([.$A513];256)+[.F$1];256);16;2)" office:value-type="string" office:string-value="0x01">
            <text:p>0x01</text:p>
          </table:table-cell>
          <table:table-cell table:formula="of:=&quot;0x&quot;&amp;BASE(MOD(MOD([.$A513];256)+[.G$1];256);16;2)" office:value-type="string" office:string-value="0x02">
            <text:p>0x02</text:p>
          </table:table-cell>
          <table:table-cell table:formula="of:=&quot;0x&quot;&amp;BASE(MOD(MOD([.$A513];256)+[.H$1];256);16;2)" office:value-type="string" office:string-value="0x03">
            <text:p>0x03</text:p>
          </table:table-cell>
          <table:table-cell table:formula="of:=&quot;0x&quot;&amp;BASE(MOD(MOD([.$A513];256)+[.I$1];256);16;2)" office:value-type="string" office:string-value="0x04">
            <text:p>0x04</text:p>
          </table:table-cell>
          <table:table-cell table:formula="of:=&quot;0x&quot;&amp;BASE(MOD(MOD([.$A513];256)+[.J$1];256);16;2)" office:value-type="string" office:string-value="0x05">
            <text:p>0x05</text:p>
          </table:table-cell>
          <table:table-cell table:formula="of:=&quot;- d: [&quot;&amp;[.C513]&amp;&quot;, &quot;&amp;[.D513]&amp;&quot;, &quot;&amp;[.E513]&amp;&quot;, &quot;&amp;[.F513]&amp;&quot;, &quot;&amp;[.G513]&amp;&quot;, &quot;&amp;[.H513]&amp;&quot;, &quot;&amp;[.I513]&amp;&quot;, &quot;&amp;[.J513]&amp;&quot;]#  e: 0#  t: 5&quot;" office:value-type="string" office:string-value="- d: [0x20, 0xFF, 0x00, 0x01, 0x02, 0x03, 0x04, 0x05]#  e: 0#  t: 5">
            <text:p>- d: [0x20, 0xFF, 0x00, 0x01, 0x02, 0x03, 0x04, 0x05]# <text:s/>e: 0# <text:s/>t: 5</text:p>
          </table:table-cell>
        </table:table-row>
        <table:table-row table:style-name="ro1">
          <table:table-cell table:formula="of:=[.A513]+7" office:value-type="float" office:value="3590">
            <text:p>3590</text:p>
          </table:table-cell>
          <table:table-cell table:formula="of:=[.B513]+1" office:value-type="float" office:value="513">
            <text:p>513</text:p>
          </table:table-cell>
          <table:table-cell table:formula="of:=&quot;0x&quot;&amp;BASE(MOD([.B514];16)+32;16)" office:value-type="string" office:string-value="0x21">
            <text:p>0x21</text:p>
          </table:table-cell>
          <table:table-cell table:formula="of:=&quot;0x&quot;&amp;BASE(MOD(MOD([.$A514];256)+[.D$1];256);16;2)" office:value-type="string" office:string-value="0x06">
            <text:p>0x06</text:p>
          </table:table-cell>
          <table:table-cell table:formula="of:=&quot;0x&quot;&amp;BASE(MOD(MOD([.$A514];256)+[.E$1];256);16;2)" office:value-type="string" office:string-value="0x07">
            <text:p>0x07</text:p>
          </table:table-cell>
          <table:table-cell table:formula="of:=&quot;0x&quot;&amp;BASE(MOD(MOD([.$A514];256)+[.F$1];256);16;2)" office:value-type="string" office:string-value="0x08">
            <text:p>0x08</text:p>
          </table:table-cell>
          <table:table-cell table:formula="of:=&quot;0x&quot;&amp;BASE(MOD(MOD([.$A514];256)+[.G$1];256);16;2)" office:value-type="string" office:string-value="0x09">
            <text:p>0x09</text:p>
          </table:table-cell>
          <table:table-cell table:formula="of:=&quot;0x&quot;&amp;BASE(MOD(MOD([.$A514];256)+[.H$1];256);16;2)" office:value-type="string" office:string-value="0x0A">
            <text:p>0x0A</text:p>
          </table:table-cell>
          <table:table-cell table:formula="of:=&quot;0x&quot;&amp;BASE(MOD(MOD([.$A514];256)+[.I$1];256);16;2)" office:value-type="string" office:string-value="0x0B">
            <text:p>0x0B</text:p>
          </table:table-cell>
          <table:table-cell table:formula="of:=&quot;0x&quot;&amp;BASE(MOD(MOD([.$A514];256)+[.J$1];256);16;2)" office:value-type="string" office:string-value="0x0C">
            <text:p>0x0C</text:p>
          </table:table-cell>
          <table:table-cell table:formula="of:=&quot;- d: [&quot;&amp;[.C514]&amp;&quot;, &quot;&amp;[.D514]&amp;&quot;, &quot;&amp;[.E514]&amp;&quot;, &quot;&amp;[.F514]&amp;&quot;, &quot;&amp;[.G514]&amp;&quot;, &quot;&amp;[.H514]&amp;&quot;, &quot;&amp;[.I514]&amp;&quot;, &quot;&amp;[.J514]&amp;&quot;]#  e: 0#  t: 5&quot;" office:value-type="string" office:string-value="- d: [0x21, 0x06, 0x07, 0x08, 0x09, 0x0A, 0x0B, 0x0C]#  e: 0#  t: 5">
            <text:p>- d: [0x21, 0x06, 0x07, 0x08, 0x09, 0x0A, 0x0B, 0x0C]# <text:s/>e: 0# <text:s/>t: 5</text:p>
          </table:table-cell>
        </table:table-row>
        <table:table-row table:style-name="ro1">
          <table:table-cell table:formula="of:=[.A514]+7" office:value-type="float" office:value="3597">
            <text:p>3597</text:p>
          </table:table-cell>
          <table:table-cell table:formula="of:=[.B514]+1" office:value-type="float" office:value="514">
            <text:p>514</text:p>
          </table:table-cell>
          <table:table-cell table:formula="of:=&quot;0x&quot;&amp;BASE(MOD([.B515];16)+32;16)" office:value-type="string" office:string-value="0x22">
            <text:p>0x22</text:p>
          </table:table-cell>
          <table:table-cell table:formula="of:=&quot;0x&quot;&amp;BASE(MOD(MOD([.$A515];256)+[.D$1];256);16;2)" office:value-type="string" office:string-value="0x0D">
            <text:p>0x0D</text:p>
          </table:table-cell>
          <table:table-cell table:formula="of:=&quot;0x&quot;&amp;BASE(MOD(MOD([.$A515];256)+[.E$1];256);16;2)" office:value-type="string" office:string-value="0x0E">
            <text:p>0x0E</text:p>
          </table:table-cell>
          <table:table-cell table:formula="of:=&quot;0x&quot;&amp;BASE(MOD(MOD([.$A515];256)+[.F$1];256);16;2)" office:value-type="string" office:string-value="0x0F">
            <text:p>0x0F</text:p>
          </table:table-cell>
          <table:table-cell table:formula="of:=&quot;0x&quot;&amp;BASE(MOD(MOD([.$A515];256)+[.G$1];256);16;2)" office:value-type="string" office:string-value="0x10">
            <text:p>0x10</text:p>
          </table:table-cell>
          <table:table-cell table:formula="of:=&quot;0x&quot;&amp;BASE(MOD(MOD([.$A515];256)+[.H$1];256);16;2)" office:value-type="string" office:string-value="0x11">
            <text:p>0x11</text:p>
          </table:table-cell>
          <table:table-cell table:formula="of:=&quot;0x&quot;&amp;BASE(MOD(MOD([.$A515];256)+[.I$1];256);16;2)" office:value-type="string" office:string-value="0x12">
            <text:p>0x12</text:p>
          </table:table-cell>
          <table:table-cell table:formula="of:=&quot;0x&quot;&amp;BASE(MOD(MOD([.$A515];256)+[.J$1];256);16;2)" office:value-type="string" office:string-value="0x13">
            <text:p>0x13</text:p>
          </table:table-cell>
          <table:table-cell table:formula="of:=&quot;- d: [&quot;&amp;[.C515]&amp;&quot;, &quot;&amp;[.D515]&amp;&quot;, &quot;&amp;[.E515]&amp;&quot;, &quot;&amp;[.F515]&amp;&quot;, &quot;&amp;[.G515]&amp;&quot;, &quot;&amp;[.H515]&amp;&quot;, &quot;&amp;[.I515]&amp;&quot;, &quot;&amp;[.J515]&amp;&quot;]#  e: 0#  t: 5&quot;" office:value-type="string" office:string-value="- d: [0x22, 0x0D, 0x0E, 0x0F, 0x10, 0x11, 0x12, 0x13]#  e: 0#  t: 5">
            <text:p>- d: [0x22, 0x0D, 0x0E, 0x0F, 0x10, 0x11, 0x12, 0x13]# <text:s/>e: 0# <text:s/>t: 5</text:p>
          </table:table-cell>
        </table:table-row>
        <table:table-row table:style-name="ro1">
          <table:table-cell table:formula="of:=[.A515]+7" office:value-type="float" office:value="3604">
            <text:p>3604</text:p>
          </table:table-cell>
          <table:table-cell table:formula="of:=[.B515]+1" office:value-type="float" office:value="515">
            <text:p>515</text:p>
          </table:table-cell>
          <table:table-cell table:formula="of:=&quot;0x&quot;&amp;BASE(MOD([.B516];16)+32;16)" office:value-type="string" office:string-value="0x23">
            <text:p>0x23</text:p>
          </table:table-cell>
          <table:table-cell table:formula="of:=&quot;0x&quot;&amp;BASE(MOD(MOD([.$A516];256)+[.D$1];256);16;2)" office:value-type="string" office:string-value="0x14">
            <text:p>0x14</text:p>
          </table:table-cell>
          <table:table-cell table:formula="of:=&quot;0x&quot;&amp;BASE(MOD(MOD([.$A516];256)+[.E$1];256);16;2)" office:value-type="string" office:string-value="0x15">
            <text:p>0x15</text:p>
          </table:table-cell>
          <table:table-cell table:formula="of:=&quot;0x&quot;&amp;BASE(MOD(MOD([.$A516];256)+[.F$1];256);16;2)" office:value-type="string" office:string-value="0x16">
            <text:p>0x16</text:p>
          </table:table-cell>
          <table:table-cell table:formula="of:=&quot;0x&quot;&amp;BASE(MOD(MOD([.$A516];256)+[.G$1];256);16;2)" office:value-type="string" office:string-value="0x17">
            <text:p>0x17</text:p>
          </table:table-cell>
          <table:table-cell table:formula="of:=&quot;0x&quot;&amp;BASE(MOD(MOD([.$A516];256)+[.H$1];256);16;2)" office:value-type="string" office:string-value="0x18">
            <text:p>0x18</text:p>
          </table:table-cell>
          <table:table-cell table:formula="of:=&quot;0x&quot;&amp;BASE(MOD(MOD([.$A516];256)+[.I$1];256);16;2)" office:value-type="string" office:string-value="0x19">
            <text:p>0x19</text:p>
          </table:table-cell>
          <table:table-cell table:formula="of:=&quot;0x&quot;&amp;BASE(MOD(MOD([.$A516];256)+[.J$1];256);16;2)" office:value-type="string" office:string-value="0x1A">
            <text:p>0x1A</text:p>
          </table:table-cell>
          <table:table-cell table:formula="of:=&quot;- d: [&quot;&amp;[.C516]&amp;&quot;, &quot;&amp;[.D516]&amp;&quot;, &quot;&amp;[.E516]&amp;&quot;, &quot;&amp;[.F516]&amp;&quot;, &quot;&amp;[.G516]&amp;&quot;, &quot;&amp;[.H516]&amp;&quot;, &quot;&amp;[.I516]&amp;&quot;, &quot;&amp;[.J516]&amp;&quot;]#  e: 0#  t: 5&quot;" office:value-type="string" office:string-value="- d: [0x23, 0x14, 0x15, 0x16, 0x17, 0x18, 0x19, 0x1A]#  e: 0#  t: 5">
            <text:p>- d: [0x23, 0x14, 0x15, 0x16, 0x17, 0x18, 0x19, 0x1A]# <text:s/>e: 0# <text:s/>t: 5</text:p>
          </table:table-cell>
        </table:table-row>
        <table:table-row table:style-name="ro1">
          <table:table-cell table:formula="of:=[.A516]+7" office:value-type="float" office:value="3611">
            <text:p>3611</text:p>
          </table:table-cell>
          <table:table-cell table:formula="of:=[.B516]+1" office:value-type="float" office:value="516">
            <text:p>516</text:p>
          </table:table-cell>
          <table:table-cell table:formula="of:=&quot;0x&quot;&amp;BASE(MOD([.B517];16)+32;16)" office:value-type="string" office:string-value="0x24">
            <text:p>0x24</text:p>
          </table:table-cell>
          <table:table-cell table:formula="of:=&quot;0x&quot;&amp;BASE(MOD(MOD([.$A517];256)+[.D$1];256);16;2)" office:value-type="string" office:string-value="0x1B">
            <text:p>0x1B</text:p>
          </table:table-cell>
          <table:table-cell table:formula="of:=&quot;0x&quot;&amp;BASE(MOD(MOD([.$A517];256)+[.E$1];256);16;2)" office:value-type="string" office:string-value="0x1C">
            <text:p>0x1C</text:p>
          </table:table-cell>
          <table:table-cell table:formula="of:=&quot;0x&quot;&amp;BASE(MOD(MOD([.$A517];256)+[.F$1];256);16;2)" office:value-type="string" office:string-value="0x1D">
            <text:p>0x1D</text:p>
          </table:table-cell>
          <table:table-cell table:formula="of:=&quot;0x&quot;&amp;BASE(MOD(MOD([.$A517];256)+[.G$1];256);16;2)" office:value-type="string" office:string-value="0x1E">
            <text:p>0x1E</text:p>
          </table:table-cell>
          <table:table-cell table:formula="of:=&quot;0x&quot;&amp;BASE(MOD(MOD([.$A517];256)+[.H$1];256);16;2)" office:value-type="string" office:string-value="0x1F">
            <text:p>0x1F</text:p>
          </table:table-cell>
          <table:table-cell table:formula="of:=&quot;0x&quot;&amp;BASE(MOD(MOD([.$A517];256)+[.I$1];256);16;2)" office:value-type="string" office:string-value="0x20">
            <text:p>0x20</text:p>
          </table:table-cell>
          <table:table-cell table:formula="of:=&quot;0x&quot;&amp;BASE(MOD(MOD([.$A517];256)+[.J$1];256);16;2)" office:value-type="string" office:string-value="0x21">
            <text:p>0x21</text:p>
          </table:table-cell>
          <table:table-cell table:formula="of:=&quot;- d: [&quot;&amp;[.C517]&amp;&quot;, &quot;&amp;[.D517]&amp;&quot;, &quot;&amp;[.E517]&amp;&quot;, &quot;&amp;[.F517]&amp;&quot;, &quot;&amp;[.G517]&amp;&quot;, &quot;&amp;[.H517]&amp;&quot;, &quot;&amp;[.I517]&amp;&quot;, &quot;&amp;[.J517]&amp;&quot;]#  e: 0#  t: 5&quot;" office:value-type="string" office:string-value="- d: [0x24, 0x1B, 0x1C, 0x1D, 0x1E, 0x1F, 0x20, 0x21]#  e: 0#  t: 5">
            <text:p>- d: [0x24, 0x1B, 0x1C, 0x1D, 0x1E, 0x1F, 0x20, 0x21]# <text:s/>e: 0# <text:s/>t: 5</text:p>
          </table:table-cell>
        </table:table-row>
        <table:table-row table:style-name="ro1">
          <table:table-cell table:formula="of:=[.A517]+7" office:value-type="float" office:value="3618">
            <text:p>3618</text:p>
          </table:table-cell>
          <table:table-cell table:formula="of:=[.B517]+1" office:value-type="float" office:value="517">
            <text:p>517</text:p>
          </table:table-cell>
          <table:table-cell table:formula="of:=&quot;0x&quot;&amp;BASE(MOD([.B518];16)+32;16)" office:value-type="string" office:string-value="0x25">
            <text:p>0x25</text:p>
          </table:table-cell>
          <table:table-cell table:formula="of:=&quot;0x&quot;&amp;BASE(MOD(MOD([.$A518];256)+[.D$1];256);16;2)" office:value-type="string" office:string-value="0x22">
            <text:p>0x22</text:p>
          </table:table-cell>
          <table:table-cell table:formula="of:=&quot;0x&quot;&amp;BASE(MOD(MOD([.$A518];256)+[.E$1];256);16;2)" office:value-type="string" office:string-value="0x23">
            <text:p>0x23</text:p>
          </table:table-cell>
          <table:table-cell table:formula="of:=&quot;0x&quot;&amp;BASE(MOD(MOD([.$A518];256)+[.F$1];256);16;2)" office:value-type="string" office:string-value="0x24">
            <text:p>0x24</text:p>
          </table:table-cell>
          <table:table-cell table:formula="of:=&quot;0x&quot;&amp;BASE(MOD(MOD([.$A518];256)+[.G$1];256);16;2)" office:value-type="string" office:string-value="0x25">
            <text:p>0x25</text:p>
          </table:table-cell>
          <table:table-cell table:formula="of:=&quot;0x&quot;&amp;BASE(MOD(MOD([.$A518];256)+[.H$1];256);16;2)" office:value-type="string" office:string-value="0x26">
            <text:p>0x26</text:p>
          </table:table-cell>
          <table:table-cell table:formula="of:=&quot;0x&quot;&amp;BASE(MOD(MOD([.$A518];256)+[.I$1];256);16;2)" office:value-type="string" office:string-value="0x27">
            <text:p>0x27</text:p>
          </table:table-cell>
          <table:table-cell table:formula="of:=&quot;0x&quot;&amp;BASE(MOD(MOD([.$A518];256)+[.J$1];256);16;2)" office:value-type="string" office:string-value="0x28">
            <text:p>0x28</text:p>
          </table:table-cell>
          <table:table-cell table:formula="of:=&quot;- d: [&quot;&amp;[.C518]&amp;&quot;, &quot;&amp;[.D518]&amp;&quot;, &quot;&amp;[.E518]&amp;&quot;, &quot;&amp;[.F518]&amp;&quot;, &quot;&amp;[.G518]&amp;&quot;, &quot;&amp;[.H518]&amp;&quot;, &quot;&amp;[.I518]&amp;&quot;, &quot;&amp;[.J518]&amp;&quot;]#  e: 0#  t: 5&quot;" office:value-type="string" office:string-value="- d: [0x25, 0x22, 0x23, 0x24, 0x25, 0x26, 0x27, 0x28]#  e: 0#  t: 5">
            <text:p>- d: [0x25, 0x22, 0x23, 0x24, 0x25, 0x26, 0x27, 0x28]# <text:s/>e: 0# <text:s/>t: 5</text:p>
          </table:table-cell>
        </table:table-row>
        <table:table-row table:style-name="ro1">
          <table:table-cell table:formula="of:=[.A518]+7" office:value-type="float" office:value="3625">
            <text:p>3625</text:p>
          </table:table-cell>
          <table:table-cell table:formula="of:=[.B518]+1" office:value-type="float" office:value="518">
            <text:p>518</text:p>
          </table:table-cell>
          <table:table-cell table:formula="of:=&quot;0x&quot;&amp;BASE(MOD([.B519];16)+32;16)" office:value-type="string" office:string-value="0x26">
            <text:p>0x26</text:p>
          </table:table-cell>
          <table:table-cell table:formula="of:=&quot;0x&quot;&amp;BASE(MOD(MOD([.$A519];256)+[.D$1];256);16;2)" office:value-type="string" office:string-value="0x29">
            <text:p>0x29</text:p>
          </table:table-cell>
          <table:table-cell table:formula="of:=&quot;0x&quot;&amp;BASE(MOD(MOD([.$A519];256)+[.E$1];256);16;2)" office:value-type="string" office:string-value="0x2A">
            <text:p>0x2A</text:p>
          </table:table-cell>
          <table:table-cell table:formula="of:=&quot;0x&quot;&amp;BASE(MOD(MOD([.$A519];256)+[.F$1];256);16;2)" office:value-type="string" office:string-value="0x2B">
            <text:p>0x2B</text:p>
          </table:table-cell>
          <table:table-cell table:formula="of:=&quot;0x&quot;&amp;BASE(MOD(MOD([.$A519];256)+[.G$1];256);16;2)" office:value-type="string" office:string-value="0x2C">
            <text:p>0x2C</text:p>
          </table:table-cell>
          <table:table-cell table:formula="of:=&quot;0x&quot;&amp;BASE(MOD(MOD([.$A519];256)+[.H$1];256);16;2)" office:value-type="string" office:string-value="0x2D">
            <text:p>0x2D</text:p>
          </table:table-cell>
          <table:table-cell table:formula="of:=&quot;0x&quot;&amp;BASE(MOD(MOD([.$A519];256)+[.I$1];256);16;2)" office:value-type="string" office:string-value="0x2E">
            <text:p>0x2E</text:p>
          </table:table-cell>
          <table:table-cell table:formula="of:=&quot;0x&quot;&amp;BASE(MOD(MOD([.$A519];256)+[.J$1];256);16;2)" office:value-type="string" office:string-value="0x2F">
            <text:p>0x2F</text:p>
          </table:table-cell>
          <table:table-cell table:formula="of:=&quot;- d: [&quot;&amp;[.C519]&amp;&quot;, &quot;&amp;[.D519]&amp;&quot;, &quot;&amp;[.E519]&amp;&quot;, &quot;&amp;[.F519]&amp;&quot;, &quot;&amp;[.G519]&amp;&quot;, &quot;&amp;[.H519]&amp;&quot;, &quot;&amp;[.I519]&amp;&quot;, &quot;&amp;[.J519]&amp;&quot;]#  e: 0#  t: 5&quot;" office:value-type="string" office:string-value="- d: [0x26, 0x29, 0x2A, 0x2B, 0x2C, 0x2D, 0x2E, 0x2F]#  e: 0#  t: 5">
            <text:p>- d: [0x26, 0x29, 0x2A, 0x2B, 0x2C, 0x2D, 0x2E, 0x2F]# <text:s/>e: 0# <text:s/>t: 5</text:p>
          </table:table-cell>
        </table:table-row>
        <table:table-row table:style-name="ro1">
          <table:table-cell table:formula="of:=[.A519]+7" office:value-type="float" office:value="3632">
            <text:p>3632</text:p>
          </table:table-cell>
          <table:table-cell table:formula="of:=[.B519]+1" office:value-type="float" office:value="519">
            <text:p>519</text:p>
          </table:table-cell>
          <table:table-cell table:formula="of:=&quot;0x&quot;&amp;BASE(MOD([.B520];16)+32;16)" office:value-type="string" office:string-value="0x27">
            <text:p>0x27</text:p>
          </table:table-cell>
          <table:table-cell table:formula="of:=&quot;0x&quot;&amp;BASE(MOD(MOD([.$A520];256)+[.D$1];256);16;2)" office:value-type="string" office:string-value="0x30">
            <text:p>0x30</text:p>
          </table:table-cell>
          <table:table-cell table:formula="of:=&quot;0x&quot;&amp;BASE(MOD(MOD([.$A520];256)+[.E$1];256);16;2)" office:value-type="string" office:string-value="0x31">
            <text:p>0x31</text:p>
          </table:table-cell>
          <table:table-cell table:formula="of:=&quot;0x&quot;&amp;BASE(MOD(MOD([.$A520];256)+[.F$1];256);16;2)" office:value-type="string" office:string-value="0x32">
            <text:p>0x32</text:p>
          </table:table-cell>
          <table:table-cell table:formula="of:=&quot;0x&quot;&amp;BASE(MOD(MOD([.$A520];256)+[.G$1];256);16;2)" office:value-type="string" office:string-value="0x33">
            <text:p>0x33</text:p>
          </table:table-cell>
          <table:table-cell table:formula="of:=&quot;0x&quot;&amp;BASE(MOD(MOD([.$A520];256)+[.H$1];256);16;2)" office:value-type="string" office:string-value="0x34">
            <text:p>0x34</text:p>
          </table:table-cell>
          <table:table-cell table:formula="of:=&quot;0x&quot;&amp;BASE(MOD(MOD([.$A520];256)+[.I$1];256);16;2)" office:value-type="string" office:string-value="0x35">
            <text:p>0x35</text:p>
          </table:table-cell>
          <table:table-cell table:formula="of:=&quot;0x&quot;&amp;BASE(MOD(MOD([.$A520];256)+[.J$1];256);16;2)" office:value-type="string" office:string-value="0x36">
            <text:p>0x36</text:p>
          </table:table-cell>
          <table:table-cell table:formula="of:=&quot;- d: [&quot;&amp;[.C520]&amp;&quot;, &quot;&amp;[.D520]&amp;&quot;, &quot;&amp;[.E520]&amp;&quot;, &quot;&amp;[.F520]&amp;&quot;, &quot;&amp;[.G520]&amp;&quot;, &quot;&amp;[.H520]&amp;&quot;, &quot;&amp;[.I520]&amp;&quot;, &quot;&amp;[.J520]&amp;&quot;]#  e: 0#  t: 5&quot;" office:value-type="string" office:string-value="- d: [0x27, 0x30, 0x31, 0x32, 0x33, 0x34, 0x35, 0x36]#  e: 0#  t: 5">
            <text:p>- d: [0x27, 0x30, 0x31, 0x32, 0x33, 0x34, 0x35, 0x36]# <text:s/>e: 0# <text:s/>t: 5</text:p>
          </table:table-cell>
        </table:table-row>
        <table:table-row table:style-name="ro1">
          <table:table-cell table:formula="of:=[.A520]+7" office:value-type="float" office:value="3639">
            <text:p>3639</text:p>
          </table:table-cell>
          <table:table-cell table:formula="of:=[.B520]+1" office:value-type="float" office:value="520">
            <text:p>520</text:p>
          </table:table-cell>
          <table:table-cell table:formula="of:=&quot;0x&quot;&amp;BASE(MOD([.B521];16)+32;16)" office:value-type="string" office:string-value="0x28">
            <text:p>0x28</text:p>
          </table:table-cell>
          <table:table-cell table:formula="of:=&quot;0x&quot;&amp;BASE(MOD(MOD([.$A521];256)+[.D$1];256);16;2)" office:value-type="string" office:string-value="0x37">
            <text:p>0x37</text:p>
          </table:table-cell>
          <table:table-cell table:formula="of:=&quot;0x&quot;&amp;BASE(MOD(MOD([.$A521];256)+[.E$1];256);16;2)" office:value-type="string" office:string-value="0x38">
            <text:p>0x38</text:p>
          </table:table-cell>
          <table:table-cell table:formula="of:=&quot;0x&quot;&amp;BASE(MOD(MOD([.$A521];256)+[.F$1];256);16;2)" office:value-type="string" office:string-value="0x39">
            <text:p>0x39</text:p>
          </table:table-cell>
          <table:table-cell table:formula="of:=&quot;0x&quot;&amp;BASE(MOD(MOD([.$A521];256)+[.G$1];256);16;2)" office:value-type="string" office:string-value="0x3A">
            <text:p>0x3A</text:p>
          </table:table-cell>
          <table:table-cell table:formula="of:=&quot;0x&quot;&amp;BASE(MOD(MOD([.$A521];256)+[.H$1];256);16;2)" office:value-type="string" office:string-value="0x3B">
            <text:p>0x3B</text:p>
          </table:table-cell>
          <table:table-cell table:formula="of:=&quot;0x&quot;&amp;BASE(MOD(MOD([.$A521];256)+[.I$1];256);16;2)" office:value-type="string" office:string-value="0x3C">
            <text:p>0x3C</text:p>
          </table:table-cell>
          <table:table-cell table:formula="of:=&quot;0x&quot;&amp;BASE(MOD(MOD([.$A521];256)+[.J$1];256);16;2)" office:value-type="string" office:string-value="0x3D">
            <text:p>0x3D</text:p>
          </table:table-cell>
          <table:table-cell table:formula="of:=&quot;- d: [&quot;&amp;[.C521]&amp;&quot;, &quot;&amp;[.D521]&amp;&quot;, &quot;&amp;[.E521]&amp;&quot;, &quot;&amp;[.F521]&amp;&quot;, &quot;&amp;[.G521]&amp;&quot;, &quot;&amp;[.H521]&amp;&quot;, &quot;&amp;[.I521]&amp;&quot;, &quot;&amp;[.J521]&amp;&quot;]#  e: 0#  t: 5&quot;" office:value-type="string" office:string-value="- d: [0x28, 0x37, 0x38, 0x39, 0x3A, 0x3B, 0x3C, 0x3D]#  e: 0#  t: 5">
            <text:p>- d: [0x28, 0x37, 0x38, 0x39, 0x3A, 0x3B, 0x3C, 0x3D]# <text:s/>e: 0# <text:s/>t: 5</text:p>
          </table:table-cell>
        </table:table-row>
        <table:table-row table:style-name="ro1">
          <table:table-cell table:formula="of:=[.A521]+7" office:value-type="float" office:value="3646">
            <text:p>3646</text:p>
          </table:table-cell>
          <table:table-cell table:formula="of:=[.B521]+1" office:value-type="float" office:value="521">
            <text:p>521</text:p>
          </table:table-cell>
          <table:table-cell table:formula="of:=&quot;0x&quot;&amp;BASE(MOD([.B522];16)+32;16)" office:value-type="string" office:string-value="0x29">
            <text:p>0x29</text:p>
          </table:table-cell>
          <table:table-cell table:formula="of:=&quot;0x&quot;&amp;BASE(MOD(MOD([.$A522];256)+[.D$1];256);16;2)" office:value-type="string" office:string-value="0x3E">
            <text:p>0x3E</text:p>
          </table:table-cell>
          <table:table-cell table:formula="of:=&quot;0x&quot;&amp;BASE(MOD(MOD([.$A522];256)+[.E$1];256);16;2)" office:value-type="string" office:string-value="0x3F">
            <text:p>0x3F</text:p>
          </table:table-cell>
          <table:table-cell table:formula="of:=&quot;0x&quot;&amp;BASE(MOD(MOD([.$A522];256)+[.F$1];256);16;2)" office:value-type="string" office:string-value="0x40">
            <text:p>0x40</text:p>
          </table:table-cell>
          <table:table-cell table:formula="of:=&quot;0x&quot;&amp;BASE(MOD(MOD([.$A522];256)+[.G$1];256);16;2)" office:value-type="string" office:string-value="0x41">
            <text:p>0x41</text:p>
          </table:table-cell>
          <table:table-cell table:formula="of:=&quot;0x&quot;&amp;BASE(MOD(MOD([.$A522];256)+[.H$1];256);16;2)" office:value-type="string" office:string-value="0x42">
            <text:p>0x42</text:p>
          </table:table-cell>
          <table:table-cell table:formula="of:=&quot;0x&quot;&amp;BASE(MOD(MOD([.$A522];256)+[.I$1];256);16;2)" office:value-type="string" office:string-value="0x43">
            <text:p>0x43</text:p>
          </table:table-cell>
          <table:table-cell table:formula="of:=&quot;0x&quot;&amp;BASE(MOD(MOD([.$A522];256)+[.J$1];256);16;2)" office:value-type="string" office:string-value="0x44">
            <text:p>0x44</text:p>
          </table:table-cell>
          <table:table-cell table:formula="of:=&quot;- d: [&quot;&amp;[.C522]&amp;&quot;, &quot;&amp;[.D522]&amp;&quot;, &quot;&amp;[.E522]&amp;&quot;, &quot;&amp;[.F522]&amp;&quot;, &quot;&amp;[.G522]&amp;&quot;, &quot;&amp;[.H522]&amp;&quot;, &quot;&amp;[.I522]&amp;&quot;, &quot;&amp;[.J522]&amp;&quot;]#  e: 0#  t: 5&quot;" office:value-type="string" office:string-value="- d: [0x29, 0x3E, 0x3F, 0x40, 0x41, 0x42, 0x43, 0x44]#  e: 0#  t: 5">
            <text:p>- d: [0x29, 0x3E, 0x3F, 0x40, 0x41, 0x42, 0x43, 0x44]# <text:s/>e: 0# <text:s/>t: 5</text:p>
          </table:table-cell>
        </table:table-row>
        <table:table-row table:style-name="ro1">
          <table:table-cell table:formula="of:=[.A522]+7" office:value-type="float" office:value="3653">
            <text:p>3653</text:p>
          </table:table-cell>
          <table:table-cell table:formula="of:=[.B522]+1" office:value-type="float" office:value="522">
            <text:p>522</text:p>
          </table:table-cell>
          <table:table-cell table:formula="of:=&quot;0x&quot;&amp;BASE(MOD([.B523];16)+32;16)" office:value-type="string" office:string-value="0x2A">
            <text:p>0x2A</text:p>
          </table:table-cell>
          <table:table-cell table:formula="of:=&quot;0x&quot;&amp;BASE(MOD(MOD([.$A523];256)+[.D$1];256);16;2)" office:value-type="string" office:string-value="0x45">
            <text:p>0x45</text:p>
          </table:table-cell>
          <table:table-cell table:formula="of:=&quot;0x&quot;&amp;BASE(MOD(MOD([.$A523];256)+[.E$1];256);16;2)" office:value-type="string" office:string-value="0x46">
            <text:p>0x46</text:p>
          </table:table-cell>
          <table:table-cell table:formula="of:=&quot;0x&quot;&amp;BASE(MOD(MOD([.$A523];256)+[.F$1];256);16;2)" office:value-type="string" office:string-value="0x47">
            <text:p>0x47</text:p>
          </table:table-cell>
          <table:table-cell table:formula="of:=&quot;0x&quot;&amp;BASE(MOD(MOD([.$A523];256)+[.G$1];256);16;2)" office:value-type="string" office:string-value="0x48">
            <text:p>0x48</text:p>
          </table:table-cell>
          <table:table-cell table:formula="of:=&quot;0x&quot;&amp;BASE(MOD(MOD([.$A523];256)+[.H$1];256);16;2)" office:value-type="string" office:string-value="0x49">
            <text:p>0x49</text:p>
          </table:table-cell>
          <table:table-cell table:formula="of:=&quot;0x&quot;&amp;BASE(MOD(MOD([.$A523];256)+[.I$1];256);16;2)" office:value-type="string" office:string-value="0x4A">
            <text:p>0x4A</text:p>
          </table:table-cell>
          <table:table-cell table:formula="of:=&quot;0x&quot;&amp;BASE(MOD(MOD([.$A523];256)+[.J$1];256);16;2)" office:value-type="string" office:string-value="0x4B">
            <text:p>0x4B</text:p>
          </table:table-cell>
          <table:table-cell table:formula="of:=&quot;- d: [&quot;&amp;[.C523]&amp;&quot;, &quot;&amp;[.D523]&amp;&quot;, &quot;&amp;[.E523]&amp;&quot;, &quot;&amp;[.F523]&amp;&quot;, &quot;&amp;[.G523]&amp;&quot;, &quot;&amp;[.H523]&amp;&quot;, &quot;&amp;[.I523]&amp;&quot;, &quot;&amp;[.J523]&amp;&quot;]#  e: 0#  t: 5&quot;" office:value-type="string" office:string-value="- d: [0x2A, 0x45, 0x46, 0x47, 0x48, 0x49, 0x4A, 0x4B]#  e: 0#  t: 5">
            <text:p>- d: [0x2A, 0x45, 0x46, 0x47, 0x48, 0x49, 0x4A, 0x4B]# <text:s/>e: 0# <text:s/>t: 5</text:p>
          </table:table-cell>
        </table:table-row>
        <table:table-row table:style-name="ro1">
          <table:table-cell table:formula="of:=[.A523]+7" office:value-type="float" office:value="3660">
            <text:p>3660</text:p>
          </table:table-cell>
          <table:table-cell table:formula="of:=[.B523]+1" office:value-type="float" office:value="523">
            <text:p>523</text:p>
          </table:table-cell>
          <table:table-cell table:formula="of:=&quot;0x&quot;&amp;BASE(MOD([.B524];16)+32;16)" office:value-type="string" office:string-value="0x2B">
            <text:p>0x2B</text:p>
          </table:table-cell>
          <table:table-cell table:formula="of:=&quot;0x&quot;&amp;BASE(MOD(MOD([.$A524];256)+[.D$1];256);16;2)" office:value-type="string" office:string-value="0x4C">
            <text:p>0x4C</text:p>
          </table:table-cell>
          <table:table-cell table:formula="of:=&quot;0x&quot;&amp;BASE(MOD(MOD([.$A524];256)+[.E$1];256);16;2)" office:value-type="string" office:string-value="0x4D">
            <text:p>0x4D</text:p>
          </table:table-cell>
          <table:table-cell table:formula="of:=&quot;0x&quot;&amp;BASE(MOD(MOD([.$A524];256)+[.F$1];256);16;2)" office:value-type="string" office:string-value="0x4E">
            <text:p>0x4E</text:p>
          </table:table-cell>
          <table:table-cell table:formula="of:=&quot;0x&quot;&amp;BASE(MOD(MOD([.$A524];256)+[.G$1];256);16;2)" office:value-type="string" office:string-value="0x4F">
            <text:p>0x4F</text:p>
          </table:table-cell>
          <table:table-cell table:formula="of:=&quot;0x&quot;&amp;BASE(MOD(MOD([.$A524];256)+[.H$1];256);16;2)" office:value-type="string" office:string-value="0x50">
            <text:p>0x50</text:p>
          </table:table-cell>
          <table:table-cell table:formula="of:=&quot;0x&quot;&amp;BASE(MOD(MOD([.$A524];256)+[.I$1];256);16;2)" office:value-type="string" office:string-value="0x51">
            <text:p>0x51</text:p>
          </table:table-cell>
          <table:table-cell table:formula="of:=&quot;0x&quot;&amp;BASE(MOD(MOD([.$A524];256)+[.J$1];256);16;2)" office:value-type="string" office:string-value="0x52">
            <text:p>0x52</text:p>
          </table:table-cell>
          <table:table-cell table:formula="of:=&quot;- d: [&quot;&amp;[.C524]&amp;&quot;, &quot;&amp;[.D524]&amp;&quot;, &quot;&amp;[.E524]&amp;&quot;, &quot;&amp;[.F524]&amp;&quot;, &quot;&amp;[.G524]&amp;&quot;, &quot;&amp;[.H524]&amp;&quot;, &quot;&amp;[.I524]&amp;&quot;, &quot;&amp;[.J524]&amp;&quot;]#  e: 0#  t: 5&quot;" office:value-type="string" office:string-value="- d: [0x2B, 0x4C, 0x4D, 0x4E, 0x4F, 0x50, 0x51, 0x52]#  e: 0#  t: 5">
            <text:p>- d: [0x2B, 0x4C, 0x4D, 0x4E, 0x4F, 0x50, 0x51, 0x52]# <text:s/>e: 0# <text:s/>t: 5</text:p>
          </table:table-cell>
        </table:table-row>
        <table:table-row table:style-name="ro1">
          <table:table-cell table:formula="of:=[.A524]+7" office:value-type="float" office:value="3667">
            <text:p>3667</text:p>
          </table:table-cell>
          <table:table-cell table:formula="of:=[.B524]+1" office:value-type="float" office:value="524">
            <text:p>524</text:p>
          </table:table-cell>
          <table:table-cell table:formula="of:=&quot;0x&quot;&amp;BASE(MOD([.B525];16)+32;16)" office:value-type="string" office:string-value="0x2C">
            <text:p>0x2C</text:p>
          </table:table-cell>
          <table:table-cell table:formula="of:=&quot;0x&quot;&amp;BASE(MOD(MOD([.$A525];256)+[.D$1];256);16;2)" office:value-type="string" office:string-value="0x53">
            <text:p>0x53</text:p>
          </table:table-cell>
          <table:table-cell table:formula="of:=&quot;0x&quot;&amp;BASE(MOD(MOD([.$A525];256)+[.E$1];256);16;2)" office:value-type="string" office:string-value="0x54">
            <text:p>0x54</text:p>
          </table:table-cell>
          <table:table-cell table:formula="of:=&quot;0x&quot;&amp;BASE(MOD(MOD([.$A525];256)+[.F$1];256);16;2)" office:value-type="string" office:string-value="0x55">
            <text:p>0x55</text:p>
          </table:table-cell>
          <table:table-cell table:formula="of:=&quot;0x&quot;&amp;BASE(MOD(MOD([.$A525];256)+[.G$1];256);16;2)" office:value-type="string" office:string-value="0x56">
            <text:p>0x56</text:p>
          </table:table-cell>
          <table:table-cell table:formula="of:=&quot;0x&quot;&amp;BASE(MOD(MOD([.$A525];256)+[.H$1];256);16;2)" office:value-type="string" office:string-value="0x57">
            <text:p>0x57</text:p>
          </table:table-cell>
          <table:table-cell table:formula="of:=&quot;0x&quot;&amp;BASE(MOD(MOD([.$A525];256)+[.I$1];256);16;2)" office:value-type="string" office:string-value="0x58">
            <text:p>0x58</text:p>
          </table:table-cell>
          <table:table-cell table:formula="of:=&quot;0x&quot;&amp;BASE(MOD(MOD([.$A525];256)+[.J$1];256);16;2)" office:value-type="string" office:string-value="0x59">
            <text:p>0x59</text:p>
          </table:table-cell>
          <table:table-cell table:formula="of:=&quot;- d: [&quot;&amp;[.C525]&amp;&quot;, &quot;&amp;[.D525]&amp;&quot;, &quot;&amp;[.E525]&amp;&quot;, &quot;&amp;[.F525]&amp;&quot;, &quot;&amp;[.G525]&amp;&quot;, &quot;&amp;[.H525]&amp;&quot;, &quot;&amp;[.I525]&amp;&quot;, &quot;&amp;[.J525]&amp;&quot;]#  e: 0#  t: 5&quot;" office:value-type="string" office:string-value="- d: [0x2C, 0x53, 0x54, 0x55, 0x56, 0x57, 0x58, 0x59]#  e: 0#  t: 5">
            <text:p>- d: [0x2C, 0x53, 0x54, 0x55, 0x56, 0x57, 0x58, 0x59]# <text:s/>e: 0# <text:s/>t: 5</text:p>
          </table:table-cell>
        </table:table-row>
        <table:table-row table:style-name="ro1">
          <table:table-cell table:formula="of:=[.A525]+7" office:value-type="float" office:value="3674">
            <text:p>3674</text:p>
          </table:table-cell>
          <table:table-cell table:formula="of:=[.B525]+1" office:value-type="float" office:value="525">
            <text:p>525</text:p>
          </table:table-cell>
          <table:table-cell table:formula="of:=&quot;0x&quot;&amp;BASE(MOD([.B526];16)+32;16)" office:value-type="string" office:string-value="0x2D">
            <text:p>0x2D</text:p>
          </table:table-cell>
          <table:table-cell table:formula="of:=&quot;0x&quot;&amp;BASE(MOD(MOD([.$A526];256)+[.D$1];256);16;2)" office:value-type="string" office:string-value="0x5A">
            <text:p>0x5A</text:p>
          </table:table-cell>
          <table:table-cell table:formula="of:=&quot;0x&quot;&amp;BASE(MOD(MOD([.$A526];256)+[.E$1];256);16;2)" office:value-type="string" office:string-value="0x5B">
            <text:p>0x5B</text:p>
          </table:table-cell>
          <table:table-cell table:formula="of:=&quot;0x&quot;&amp;BASE(MOD(MOD([.$A526];256)+[.F$1];256);16;2)" office:value-type="string" office:string-value="0x5C">
            <text:p>0x5C</text:p>
          </table:table-cell>
          <table:table-cell table:formula="of:=&quot;0x&quot;&amp;BASE(MOD(MOD([.$A526];256)+[.G$1];256);16;2)" office:value-type="string" office:string-value="0x5D">
            <text:p>0x5D</text:p>
          </table:table-cell>
          <table:table-cell table:formula="of:=&quot;0x&quot;&amp;BASE(MOD(MOD([.$A526];256)+[.H$1];256);16;2)" office:value-type="string" office:string-value="0x5E">
            <text:p>0x5E</text:p>
          </table:table-cell>
          <table:table-cell table:formula="of:=&quot;0x&quot;&amp;BASE(MOD(MOD([.$A526];256)+[.I$1];256);16;2)" office:value-type="string" office:string-value="0x5F">
            <text:p>0x5F</text:p>
          </table:table-cell>
          <table:table-cell table:formula="of:=&quot;0x&quot;&amp;BASE(MOD(MOD([.$A526];256)+[.J$1];256);16;2)" office:value-type="string" office:string-value="0x60">
            <text:p>0x60</text:p>
          </table:table-cell>
          <table:table-cell table:formula="of:=&quot;- d: [&quot;&amp;[.C526]&amp;&quot;, &quot;&amp;[.D526]&amp;&quot;, &quot;&amp;[.E526]&amp;&quot;, &quot;&amp;[.F526]&amp;&quot;, &quot;&amp;[.G526]&amp;&quot;, &quot;&amp;[.H526]&amp;&quot;, &quot;&amp;[.I526]&amp;&quot;, &quot;&amp;[.J526]&amp;&quot;]#  e: 0#  t: 5&quot;" office:value-type="string" office:string-value="- d: [0x2D, 0x5A, 0x5B, 0x5C, 0x5D, 0x5E, 0x5F, 0x60]#  e: 0#  t: 5">
            <text:p>- d: [0x2D, 0x5A, 0x5B, 0x5C, 0x5D, 0x5E, 0x5F, 0x60]# <text:s/>e: 0# <text:s/>t: 5</text:p>
          </table:table-cell>
        </table:table-row>
        <table:table-row table:style-name="ro1">
          <table:table-cell table:formula="of:=[.A526]+7" office:value-type="float" office:value="3681">
            <text:p>3681</text:p>
          </table:table-cell>
          <table:table-cell table:formula="of:=[.B526]+1" office:value-type="float" office:value="526">
            <text:p>526</text:p>
          </table:table-cell>
          <table:table-cell table:formula="of:=&quot;0x&quot;&amp;BASE(MOD([.B527];16)+32;16)" office:value-type="string" office:string-value="0x2E">
            <text:p>0x2E</text:p>
          </table:table-cell>
          <table:table-cell table:formula="of:=&quot;0x&quot;&amp;BASE(MOD(MOD([.$A527];256)+[.D$1];256);16;2)" office:value-type="string" office:string-value="0x61">
            <text:p>0x61</text:p>
          </table:table-cell>
          <table:table-cell table:formula="of:=&quot;0x&quot;&amp;BASE(MOD(MOD([.$A527];256)+[.E$1];256);16;2)" office:value-type="string" office:string-value="0x62">
            <text:p>0x62</text:p>
          </table:table-cell>
          <table:table-cell table:formula="of:=&quot;0x&quot;&amp;BASE(MOD(MOD([.$A527];256)+[.F$1];256);16;2)" office:value-type="string" office:string-value="0x63">
            <text:p>0x63</text:p>
          </table:table-cell>
          <table:table-cell table:formula="of:=&quot;0x&quot;&amp;BASE(MOD(MOD([.$A527];256)+[.G$1];256);16;2)" office:value-type="string" office:string-value="0x64">
            <text:p>0x64</text:p>
          </table:table-cell>
          <table:table-cell table:formula="of:=&quot;0x&quot;&amp;BASE(MOD(MOD([.$A527];256)+[.H$1];256);16;2)" office:value-type="string" office:string-value="0x65">
            <text:p>0x65</text:p>
          </table:table-cell>
          <table:table-cell table:formula="of:=&quot;0x&quot;&amp;BASE(MOD(MOD([.$A527];256)+[.I$1];256);16;2)" office:value-type="string" office:string-value="0x66">
            <text:p>0x66</text:p>
          </table:table-cell>
          <table:table-cell table:formula="of:=&quot;0x&quot;&amp;BASE(MOD(MOD([.$A527];256)+[.J$1];256);16;2)" office:value-type="string" office:string-value="0x67">
            <text:p>0x67</text:p>
          </table:table-cell>
          <table:table-cell table:formula="of:=&quot;- d: [&quot;&amp;[.C527]&amp;&quot;, &quot;&amp;[.D527]&amp;&quot;, &quot;&amp;[.E527]&amp;&quot;, &quot;&amp;[.F527]&amp;&quot;, &quot;&amp;[.G527]&amp;&quot;, &quot;&amp;[.H527]&amp;&quot;, &quot;&amp;[.I527]&amp;&quot;, &quot;&amp;[.J527]&amp;&quot;]#  e: 0#  t: 5&quot;" office:value-type="string" office:string-value="- d: [0x2E, 0x61, 0x62, 0x63, 0x64, 0x65, 0x66, 0x67]#  e: 0#  t: 5">
            <text:p>- d: [0x2E, 0x61, 0x62, 0x63, 0x64, 0x65, 0x66, 0x67]# <text:s/>e: 0# <text:s/>t: 5</text:p>
          </table:table-cell>
        </table:table-row>
        <table:table-row table:style-name="ro1">
          <table:table-cell table:formula="of:=[.A527]+7" office:value-type="float" office:value="3688">
            <text:p>3688</text:p>
          </table:table-cell>
          <table:table-cell table:formula="of:=[.B527]+1" office:value-type="float" office:value="527">
            <text:p>527</text:p>
          </table:table-cell>
          <table:table-cell table:formula="of:=&quot;0x&quot;&amp;BASE(MOD([.B528];16)+32;16)" office:value-type="string" office:string-value="0x2F">
            <text:p>0x2F</text:p>
          </table:table-cell>
          <table:table-cell table:formula="of:=&quot;0x&quot;&amp;BASE(MOD(MOD([.$A528];256)+[.D$1];256);16;2)" office:value-type="string" office:string-value="0x68">
            <text:p>0x68</text:p>
          </table:table-cell>
          <table:table-cell table:formula="of:=&quot;0x&quot;&amp;BASE(MOD(MOD([.$A528];256)+[.E$1];256);16;2)" office:value-type="string" office:string-value="0x69">
            <text:p>0x69</text:p>
          </table:table-cell>
          <table:table-cell table:formula="of:=&quot;0x&quot;&amp;BASE(MOD(MOD([.$A528];256)+[.F$1];256);16;2)" office:value-type="string" office:string-value="0x6A">
            <text:p>0x6A</text:p>
          </table:table-cell>
          <table:table-cell table:formula="of:=&quot;0x&quot;&amp;BASE(MOD(MOD([.$A528];256)+[.G$1];256);16;2)" office:value-type="string" office:string-value="0x6B">
            <text:p>0x6B</text:p>
          </table:table-cell>
          <table:table-cell table:formula="of:=&quot;0x&quot;&amp;BASE(MOD(MOD([.$A528];256)+[.H$1];256);16;2)" office:value-type="string" office:string-value="0x6C">
            <text:p>0x6C</text:p>
          </table:table-cell>
          <table:table-cell table:formula="of:=&quot;0x&quot;&amp;BASE(MOD(MOD([.$A528];256)+[.I$1];256);16;2)" office:value-type="string" office:string-value="0x6D">
            <text:p>0x6D</text:p>
          </table:table-cell>
          <table:table-cell table:formula="of:=&quot;0x&quot;&amp;BASE(MOD(MOD([.$A528];256)+[.J$1];256);16;2)" office:value-type="string" office:string-value="0x6E">
            <text:p>0x6E</text:p>
          </table:table-cell>
          <table:table-cell table:formula="of:=&quot;- d: [&quot;&amp;[.C528]&amp;&quot;, &quot;&amp;[.D528]&amp;&quot;, &quot;&amp;[.E528]&amp;&quot;, &quot;&amp;[.F528]&amp;&quot;, &quot;&amp;[.G528]&amp;&quot;, &quot;&amp;[.H528]&amp;&quot;, &quot;&amp;[.I528]&amp;&quot;, &quot;&amp;[.J528]&amp;&quot;]#  e: 0#  t: 5&quot;" office:value-type="string" office:string-value="- d: [0x2F, 0x68, 0x69, 0x6A, 0x6B, 0x6C, 0x6D, 0x6E]#  e: 0#  t: 5">
            <text:p>- d: [0x2F, 0x68, 0x69, 0x6A, 0x6B, 0x6C, 0x6D, 0x6E]# <text:s/>e: 0# <text:s/>t: 5</text:p>
          </table:table-cell>
        </table:table-row>
        <table:table-row table:style-name="ro1">
          <table:table-cell table:formula="of:=[.A528]+7" office:value-type="float" office:value="3695">
            <text:p>3695</text:p>
          </table:table-cell>
          <table:table-cell table:formula="of:=[.B528]+1" office:value-type="float" office:value="528">
            <text:p>528</text:p>
          </table:table-cell>
          <table:table-cell table:formula="of:=&quot;0x&quot;&amp;BASE(MOD([.B529];16)+32;16)" office:value-type="string" office:string-value="0x20">
            <text:p>0x20</text:p>
          </table:table-cell>
          <table:table-cell table:formula="of:=&quot;0x&quot;&amp;BASE(MOD(MOD([.$A529];256)+[.D$1];256);16;2)" office:value-type="string" office:string-value="0x6F">
            <text:p>0x6F</text:p>
          </table:table-cell>
          <table:table-cell table:formula="of:=&quot;0x&quot;&amp;BASE(MOD(MOD([.$A529];256)+[.E$1];256);16;2)" office:value-type="string" office:string-value="0x70">
            <text:p>0x70</text:p>
          </table:table-cell>
          <table:table-cell table:formula="of:=&quot;0x&quot;&amp;BASE(MOD(MOD([.$A529];256)+[.F$1];256);16;2)" office:value-type="string" office:string-value="0x71">
            <text:p>0x71</text:p>
          </table:table-cell>
          <table:table-cell table:formula="of:=&quot;0x&quot;&amp;BASE(MOD(MOD([.$A529];256)+[.G$1];256);16;2)" office:value-type="string" office:string-value="0x72">
            <text:p>0x72</text:p>
          </table:table-cell>
          <table:table-cell table:formula="of:=&quot;0x&quot;&amp;BASE(MOD(MOD([.$A529];256)+[.H$1];256);16;2)" office:value-type="string" office:string-value="0x73">
            <text:p>0x73</text:p>
          </table:table-cell>
          <table:table-cell table:formula="of:=&quot;0x&quot;&amp;BASE(MOD(MOD([.$A529];256)+[.I$1];256);16;2)" office:value-type="string" office:string-value="0x74">
            <text:p>0x74</text:p>
          </table:table-cell>
          <table:table-cell table:formula="of:=&quot;0x&quot;&amp;BASE(MOD(MOD([.$A529];256)+[.J$1];256);16;2)" office:value-type="string" office:string-value="0x75">
            <text:p>0x75</text:p>
          </table:table-cell>
          <table:table-cell table:formula="of:=&quot;- d: [&quot;&amp;[.C529]&amp;&quot;, &quot;&amp;[.D529]&amp;&quot;, &quot;&amp;[.E529]&amp;&quot;, &quot;&amp;[.F529]&amp;&quot;, &quot;&amp;[.G529]&amp;&quot;, &quot;&amp;[.H529]&amp;&quot;, &quot;&amp;[.I529]&amp;&quot;, &quot;&amp;[.J529]&amp;&quot;]#  e: 0#  t: 5&quot;" office:value-type="string" office:string-value="- d: [0x20, 0x6F, 0x70, 0x71, 0x72, 0x73, 0x74, 0x75]#  e: 0#  t: 5">
            <text:p>- d: [0x20, 0x6F, 0x70, 0x71, 0x72, 0x73, 0x74, 0x75]# <text:s/>e: 0# <text:s/>t: 5</text:p>
          </table:table-cell>
        </table:table-row>
        <table:table-row table:style-name="ro1">
          <table:table-cell table:formula="of:=[.A529]+7" office:value-type="float" office:value="3702">
            <text:p>3702</text:p>
          </table:table-cell>
          <table:table-cell table:formula="of:=[.B529]+1" office:value-type="float" office:value="529">
            <text:p>529</text:p>
          </table:table-cell>
          <table:table-cell table:formula="of:=&quot;0x&quot;&amp;BASE(MOD([.B530];16)+32;16)" office:value-type="string" office:string-value="0x21">
            <text:p>0x21</text:p>
          </table:table-cell>
          <table:table-cell table:formula="of:=&quot;0x&quot;&amp;BASE(MOD(MOD([.$A530];256)+[.D$1];256);16;2)" office:value-type="string" office:string-value="0x76">
            <text:p>0x76</text:p>
          </table:table-cell>
          <table:table-cell table:formula="of:=&quot;0x&quot;&amp;BASE(MOD(MOD([.$A530];256)+[.E$1];256);16;2)" office:value-type="string" office:string-value="0x77">
            <text:p>0x77</text:p>
          </table:table-cell>
          <table:table-cell table:formula="of:=&quot;0x&quot;&amp;BASE(MOD(MOD([.$A530];256)+[.F$1];256);16;2)" office:value-type="string" office:string-value="0x78">
            <text:p>0x78</text:p>
          </table:table-cell>
          <table:table-cell table:formula="of:=&quot;0x&quot;&amp;BASE(MOD(MOD([.$A530];256)+[.G$1];256);16;2)" office:value-type="string" office:string-value="0x79">
            <text:p>0x79</text:p>
          </table:table-cell>
          <table:table-cell table:formula="of:=&quot;0x&quot;&amp;BASE(MOD(MOD([.$A530];256)+[.H$1];256);16;2)" office:value-type="string" office:string-value="0x7A">
            <text:p>0x7A</text:p>
          </table:table-cell>
          <table:table-cell table:formula="of:=&quot;0x&quot;&amp;BASE(MOD(MOD([.$A530];256)+[.I$1];256);16;2)" office:value-type="string" office:string-value="0x7B">
            <text:p>0x7B</text:p>
          </table:table-cell>
          <table:table-cell table:formula="of:=&quot;0x&quot;&amp;BASE(MOD(MOD([.$A530];256)+[.J$1];256);16;2)" office:value-type="string" office:string-value="0x7C">
            <text:p>0x7C</text:p>
          </table:table-cell>
          <table:table-cell table:formula="of:=&quot;- d: [&quot;&amp;[.C530]&amp;&quot;, &quot;&amp;[.D530]&amp;&quot;, &quot;&amp;[.E530]&amp;&quot;, &quot;&amp;[.F530]&amp;&quot;, &quot;&amp;[.G530]&amp;&quot;, &quot;&amp;[.H530]&amp;&quot;, &quot;&amp;[.I530]&amp;&quot;, &quot;&amp;[.J530]&amp;&quot;]#  e: 0#  t: 5&quot;" office:value-type="string" office:string-value="- d: [0x21, 0x76, 0x77, 0x78, 0x79, 0x7A, 0x7B, 0x7C]#  e: 0#  t: 5">
            <text:p>- d: [0x21, 0x76, 0x77, 0x78, 0x79, 0x7A, 0x7B, 0x7C]# <text:s/>e: 0# <text:s/>t: 5</text:p>
          </table:table-cell>
        </table:table-row>
        <table:table-row table:style-name="ro1">
          <table:table-cell table:formula="of:=[.A530]+7" office:value-type="float" office:value="3709">
            <text:p>3709</text:p>
          </table:table-cell>
          <table:table-cell table:formula="of:=[.B530]+1" office:value-type="float" office:value="530">
            <text:p>530</text:p>
          </table:table-cell>
          <table:table-cell table:formula="of:=&quot;0x&quot;&amp;BASE(MOD([.B531];16)+32;16)" office:value-type="string" office:string-value="0x22">
            <text:p>0x22</text:p>
          </table:table-cell>
          <table:table-cell table:formula="of:=&quot;0x&quot;&amp;BASE(MOD(MOD([.$A531];256)+[.D$1];256);16;2)" office:value-type="string" office:string-value="0x7D">
            <text:p>0x7D</text:p>
          </table:table-cell>
          <table:table-cell table:formula="of:=&quot;0x&quot;&amp;BASE(MOD(MOD([.$A531];256)+[.E$1];256);16;2)" office:value-type="string" office:string-value="0x7E">
            <text:p>0x7E</text:p>
          </table:table-cell>
          <table:table-cell table:formula="of:=&quot;0x&quot;&amp;BASE(MOD(MOD([.$A531];256)+[.F$1];256);16;2)" office:value-type="string" office:string-value="0x7F">
            <text:p>0x7F</text:p>
          </table:table-cell>
          <table:table-cell table:formula="of:=&quot;0x&quot;&amp;BASE(MOD(MOD([.$A531];256)+[.G$1];256);16;2)" office:value-type="string" office:string-value="0x80">
            <text:p>0x80</text:p>
          </table:table-cell>
          <table:table-cell table:formula="of:=&quot;0x&quot;&amp;BASE(MOD(MOD([.$A531];256)+[.H$1];256);16;2)" office:value-type="string" office:string-value="0x81">
            <text:p>0x81</text:p>
          </table:table-cell>
          <table:table-cell table:formula="of:=&quot;0x&quot;&amp;BASE(MOD(MOD([.$A531];256)+[.I$1];256);16;2)" office:value-type="string" office:string-value="0x82">
            <text:p>0x82</text:p>
          </table:table-cell>
          <table:table-cell table:formula="of:=&quot;0x&quot;&amp;BASE(MOD(MOD([.$A531];256)+[.J$1];256);16;2)" office:value-type="string" office:string-value="0x83">
            <text:p>0x83</text:p>
          </table:table-cell>
          <table:table-cell table:formula="of:=&quot;- d: [&quot;&amp;[.C531]&amp;&quot;, &quot;&amp;[.D531]&amp;&quot;, &quot;&amp;[.E531]&amp;&quot;, &quot;&amp;[.F531]&amp;&quot;, &quot;&amp;[.G531]&amp;&quot;, &quot;&amp;[.H531]&amp;&quot;, &quot;&amp;[.I531]&amp;&quot;, &quot;&amp;[.J531]&amp;&quot;]#  e: 0#  t: 5&quot;" office:value-type="string" office:string-value="- d: [0x22, 0x7D, 0x7E, 0x7F, 0x80, 0x81, 0x82, 0x83]#  e: 0#  t: 5">
            <text:p>- d: [0x22, 0x7D, 0x7E, 0x7F, 0x80, 0x81, 0x82, 0x83]# <text:s/>e: 0# <text:s/>t: 5</text:p>
          </table:table-cell>
        </table:table-row>
        <table:table-row table:style-name="ro1">
          <table:table-cell table:formula="of:=[.A531]+7" office:value-type="float" office:value="3716">
            <text:p>3716</text:p>
          </table:table-cell>
          <table:table-cell table:formula="of:=[.B531]+1" office:value-type="float" office:value="531">
            <text:p>531</text:p>
          </table:table-cell>
          <table:table-cell table:formula="of:=&quot;0x&quot;&amp;BASE(MOD([.B532];16)+32;16)" office:value-type="string" office:string-value="0x23">
            <text:p>0x23</text:p>
          </table:table-cell>
          <table:table-cell table:formula="of:=&quot;0x&quot;&amp;BASE(MOD(MOD([.$A532];256)+[.D$1];256);16;2)" office:value-type="string" office:string-value="0x84">
            <text:p>0x84</text:p>
          </table:table-cell>
          <table:table-cell table:formula="of:=&quot;0x&quot;&amp;BASE(MOD(MOD([.$A532];256)+[.E$1];256);16;2)" office:value-type="string" office:string-value="0x85">
            <text:p>0x85</text:p>
          </table:table-cell>
          <table:table-cell table:formula="of:=&quot;0x&quot;&amp;BASE(MOD(MOD([.$A532];256)+[.F$1];256);16;2)" office:value-type="string" office:string-value="0x86">
            <text:p>0x86</text:p>
          </table:table-cell>
          <table:table-cell table:formula="of:=&quot;0x&quot;&amp;BASE(MOD(MOD([.$A532];256)+[.G$1];256);16;2)" office:value-type="string" office:string-value="0x87">
            <text:p>0x87</text:p>
          </table:table-cell>
          <table:table-cell table:formula="of:=&quot;0x&quot;&amp;BASE(MOD(MOD([.$A532];256)+[.H$1];256);16;2)" office:value-type="string" office:string-value="0x88">
            <text:p>0x88</text:p>
          </table:table-cell>
          <table:table-cell table:formula="of:=&quot;0x&quot;&amp;BASE(MOD(MOD([.$A532];256)+[.I$1];256);16;2)" office:value-type="string" office:string-value="0x89">
            <text:p>0x89</text:p>
          </table:table-cell>
          <table:table-cell table:formula="of:=&quot;0x&quot;&amp;BASE(MOD(MOD([.$A532];256)+[.J$1];256);16;2)" office:value-type="string" office:string-value="0x8A">
            <text:p>0x8A</text:p>
          </table:table-cell>
          <table:table-cell table:formula="of:=&quot;- d: [&quot;&amp;[.C532]&amp;&quot;, &quot;&amp;[.D532]&amp;&quot;, &quot;&amp;[.E532]&amp;&quot;, &quot;&amp;[.F532]&amp;&quot;, &quot;&amp;[.G532]&amp;&quot;, &quot;&amp;[.H532]&amp;&quot;, &quot;&amp;[.I532]&amp;&quot;, &quot;&amp;[.J532]&amp;&quot;]#  e: 0#  t: 5&quot;" office:value-type="string" office:string-value="- d: [0x23, 0x84, 0x85, 0x86, 0x87, 0x88, 0x89, 0x8A]#  e: 0#  t: 5">
            <text:p>- d: [0x23, 0x84, 0x85, 0x86, 0x87, 0x88, 0x89, 0x8A]# <text:s/>e: 0# <text:s/>t: 5</text:p>
          </table:table-cell>
        </table:table-row>
        <table:table-row table:style-name="ro1">
          <table:table-cell table:formula="of:=[.A532]+7" office:value-type="float" office:value="3723">
            <text:p>3723</text:p>
          </table:table-cell>
          <table:table-cell table:formula="of:=[.B532]+1" office:value-type="float" office:value="532">
            <text:p>532</text:p>
          </table:table-cell>
          <table:table-cell table:formula="of:=&quot;0x&quot;&amp;BASE(MOD([.B533];16)+32;16)" office:value-type="string" office:string-value="0x24">
            <text:p>0x24</text:p>
          </table:table-cell>
          <table:table-cell table:formula="of:=&quot;0x&quot;&amp;BASE(MOD(MOD([.$A533];256)+[.D$1];256);16;2)" office:value-type="string" office:string-value="0x8B">
            <text:p>0x8B</text:p>
          </table:table-cell>
          <table:table-cell table:formula="of:=&quot;0x&quot;&amp;BASE(MOD(MOD([.$A533];256)+[.E$1];256);16;2)" office:value-type="string" office:string-value="0x8C">
            <text:p>0x8C</text:p>
          </table:table-cell>
          <table:table-cell table:formula="of:=&quot;0x&quot;&amp;BASE(MOD(MOD([.$A533];256)+[.F$1];256);16;2)" office:value-type="string" office:string-value="0x8D">
            <text:p>0x8D</text:p>
          </table:table-cell>
          <table:table-cell table:formula="of:=&quot;0x&quot;&amp;BASE(MOD(MOD([.$A533];256)+[.G$1];256);16;2)" office:value-type="string" office:string-value="0x8E">
            <text:p>0x8E</text:p>
          </table:table-cell>
          <table:table-cell table:formula="of:=&quot;0x&quot;&amp;BASE(MOD(MOD([.$A533];256)+[.H$1];256);16;2)" office:value-type="string" office:string-value="0x8F">
            <text:p>0x8F</text:p>
          </table:table-cell>
          <table:table-cell table:formula="of:=&quot;0x&quot;&amp;BASE(MOD(MOD([.$A533];256)+[.I$1];256);16;2)" office:value-type="string" office:string-value="0x90">
            <text:p>0x90</text:p>
          </table:table-cell>
          <table:table-cell table:formula="of:=&quot;0x&quot;&amp;BASE(MOD(MOD([.$A533];256)+[.J$1];256);16;2)" office:value-type="string" office:string-value="0x91">
            <text:p>0x91</text:p>
          </table:table-cell>
          <table:table-cell table:formula="of:=&quot;- d: [&quot;&amp;[.C533]&amp;&quot;, &quot;&amp;[.D533]&amp;&quot;, &quot;&amp;[.E533]&amp;&quot;, &quot;&amp;[.F533]&amp;&quot;, &quot;&amp;[.G533]&amp;&quot;, &quot;&amp;[.H533]&amp;&quot;, &quot;&amp;[.I533]&amp;&quot;, &quot;&amp;[.J533]&amp;&quot;]#  e: 0#  t: 5&quot;" office:value-type="string" office:string-value="- d: [0x24, 0x8B, 0x8C, 0x8D, 0x8E, 0x8F, 0x90, 0x91]#  e: 0#  t: 5">
            <text:p>- d: [0x24, 0x8B, 0x8C, 0x8D, 0x8E, 0x8F, 0x90, 0x91]# <text:s/>e: 0# <text:s/>t: 5</text:p>
          </table:table-cell>
        </table:table-row>
        <table:table-row table:style-name="ro1">
          <table:table-cell table:formula="of:=[.A533]+7" office:value-type="float" office:value="3730">
            <text:p>3730</text:p>
          </table:table-cell>
          <table:table-cell table:formula="of:=[.B533]+1" office:value-type="float" office:value="533">
            <text:p>533</text:p>
          </table:table-cell>
          <table:table-cell table:formula="of:=&quot;0x&quot;&amp;BASE(MOD([.B534];16)+32;16)" office:value-type="string" office:string-value="0x25">
            <text:p>0x25</text:p>
          </table:table-cell>
          <table:table-cell table:formula="of:=&quot;0x&quot;&amp;BASE(MOD(MOD([.$A534];256)+[.D$1];256);16;2)" office:value-type="string" office:string-value="0x92">
            <text:p>0x92</text:p>
          </table:table-cell>
          <table:table-cell table:formula="of:=&quot;0x&quot;&amp;BASE(MOD(MOD([.$A534];256)+[.E$1];256);16;2)" office:value-type="string" office:string-value="0x93">
            <text:p>0x93</text:p>
          </table:table-cell>
          <table:table-cell table:formula="of:=&quot;0x&quot;&amp;BASE(MOD(MOD([.$A534];256)+[.F$1];256);16;2)" office:value-type="string" office:string-value="0x94">
            <text:p>0x94</text:p>
          </table:table-cell>
          <table:table-cell table:formula="of:=&quot;0x&quot;&amp;BASE(MOD(MOD([.$A534];256)+[.G$1];256);16;2)" office:value-type="string" office:string-value="0x95">
            <text:p>0x95</text:p>
          </table:table-cell>
          <table:table-cell table:formula="of:=&quot;0x&quot;&amp;BASE(MOD(MOD([.$A534];256)+[.H$1];256);16;2)" office:value-type="string" office:string-value="0x96">
            <text:p>0x96</text:p>
          </table:table-cell>
          <table:table-cell table:formula="of:=&quot;0x&quot;&amp;BASE(MOD(MOD([.$A534];256)+[.I$1];256);16;2)" office:value-type="string" office:string-value="0x97">
            <text:p>0x97</text:p>
          </table:table-cell>
          <table:table-cell table:formula="of:=&quot;0x&quot;&amp;BASE(MOD(MOD([.$A534];256)+[.J$1];256);16;2)" office:value-type="string" office:string-value="0x98">
            <text:p>0x98</text:p>
          </table:table-cell>
          <table:table-cell table:formula="of:=&quot;- d: [&quot;&amp;[.C534]&amp;&quot;, &quot;&amp;[.D534]&amp;&quot;, &quot;&amp;[.E534]&amp;&quot;, &quot;&amp;[.F534]&amp;&quot;, &quot;&amp;[.G534]&amp;&quot;, &quot;&amp;[.H534]&amp;&quot;, &quot;&amp;[.I534]&amp;&quot;, &quot;&amp;[.J534]&amp;&quot;]#  e: 0#  t: 5&quot;" office:value-type="string" office:string-value="- d: [0x25, 0x92, 0x93, 0x94, 0x95, 0x96, 0x97, 0x98]#  e: 0#  t: 5">
            <text:p>- d: [0x25, 0x92, 0x93, 0x94, 0x95, 0x96, 0x97, 0x98]# <text:s/>e: 0# <text:s/>t: 5</text:p>
          </table:table-cell>
        </table:table-row>
        <table:table-row table:style-name="ro1">
          <table:table-cell table:formula="of:=[.A534]+7" office:value-type="float" office:value="3737">
            <text:p>3737</text:p>
          </table:table-cell>
          <table:table-cell table:formula="of:=[.B534]+1" office:value-type="float" office:value="534">
            <text:p>534</text:p>
          </table:table-cell>
          <table:table-cell table:formula="of:=&quot;0x&quot;&amp;BASE(MOD([.B535];16)+32;16)" office:value-type="string" office:string-value="0x26">
            <text:p>0x26</text:p>
          </table:table-cell>
          <table:table-cell table:formula="of:=&quot;0x&quot;&amp;BASE(MOD(MOD([.$A535];256)+[.D$1];256);16;2)" office:value-type="string" office:string-value="0x99">
            <text:p>0x99</text:p>
          </table:table-cell>
          <table:table-cell table:formula="of:=&quot;0x&quot;&amp;BASE(MOD(MOD([.$A535];256)+[.E$1];256);16;2)" office:value-type="string" office:string-value="0x9A">
            <text:p>0x9A</text:p>
          </table:table-cell>
          <table:table-cell table:formula="of:=&quot;0x&quot;&amp;BASE(MOD(MOD([.$A535];256)+[.F$1];256);16;2)" office:value-type="string" office:string-value="0x9B">
            <text:p>0x9B</text:p>
          </table:table-cell>
          <table:table-cell table:formula="of:=&quot;0x&quot;&amp;BASE(MOD(MOD([.$A535];256)+[.G$1];256);16;2)" office:value-type="string" office:string-value="0x9C">
            <text:p>0x9C</text:p>
          </table:table-cell>
          <table:table-cell table:formula="of:=&quot;0x&quot;&amp;BASE(MOD(MOD([.$A535];256)+[.H$1];256);16;2)" office:value-type="string" office:string-value="0x9D">
            <text:p>0x9D</text:p>
          </table:table-cell>
          <table:table-cell table:formula="of:=&quot;0x&quot;&amp;BASE(MOD(MOD([.$A535];256)+[.I$1];256);16;2)" office:value-type="string" office:string-value="0x9E">
            <text:p>0x9E</text:p>
          </table:table-cell>
          <table:table-cell table:formula="of:=&quot;0x&quot;&amp;BASE(MOD(MOD([.$A535];256)+[.J$1];256);16;2)" office:value-type="string" office:string-value="0x9F">
            <text:p>0x9F</text:p>
          </table:table-cell>
          <table:table-cell table:formula="of:=&quot;- d: [&quot;&amp;[.C535]&amp;&quot;, &quot;&amp;[.D535]&amp;&quot;, &quot;&amp;[.E535]&amp;&quot;, &quot;&amp;[.F535]&amp;&quot;, &quot;&amp;[.G535]&amp;&quot;, &quot;&amp;[.H535]&amp;&quot;, &quot;&amp;[.I535]&amp;&quot;, &quot;&amp;[.J535]&amp;&quot;]#  e: 0#  t: 5&quot;" office:value-type="string" office:string-value="- d: [0x26, 0x99, 0x9A, 0x9B, 0x9C, 0x9D, 0x9E, 0x9F]#  e: 0#  t: 5">
            <text:p>- d: [0x26, 0x99, 0x9A, 0x9B, 0x9C, 0x9D, 0x9E, 0x9F]# <text:s/>e: 0# <text:s/>t: 5</text:p>
          </table:table-cell>
        </table:table-row>
        <table:table-row table:style-name="ro1">
          <table:table-cell table:formula="of:=[.A535]+7" office:value-type="float" office:value="3744">
            <text:p>3744</text:p>
          </table:table-cell>
          <table:table-cell table:formula="of:=[.B535]+1" office:value-type="float" office:value="535">
            <text:p>535</text:p>
          </table:table-cell>
          <table:table-cell table:formula="of:=&quot;0x&quot;&amp;BASE(MOD([.B536];16)+32;16)" office:value-type="string" office:string-value="0x27">
            <text:p>0x27</text:p>
          </table:table-cell>
          <table:table-cell table:formula="of:=&quot;0x&quot;&amp;BASE(MOD(MOD([.$A536];256)+[.D$1];256);16;2)" office:value-type="string" office:string-value="0xA0">
            <text:p>0xA0</text:p>
          </table:table-cell>
          <table:table-cell table:formula="of:=&quot;0x&quot;&amp;BASE(MOD(MOD([.$A536];256)+[.E$1];256);16;2)" office:value-type="string" office:string-value="0xA1">
            <text:p>0xA1</text:p>
          </table:table-cell>
          <table:table-cell table:formula="of:=&quot;0x&quot;&amp;BASE(MOD(MOD([.$A536];256)+[.F$1];256);16;2)" office:value-type="string" office:string-value="0xA2">
            <text:p>0xA2</text:p>
          </table:table-cell>
          <table:table-cell table:formula="of:=&quot;0x&quot;&amp;BASE(MOD(MOD([.$A536];256)+[.G$1];256);16;2)" office:value-type="string" office:string-value="0xA3">
            <text:p>0xA3</text:p>
          </table:table-cell>
          <table:table-cell table:formula="of:=&quot;0x&quot;&amp;BASE(MOD(MOD([.$A536];256)+[.H$1];256);16;2)" office:value-type="string" office:string-value="0xA4">
            <text:p>0xA4</text:p>
          </table:table-cell>
          <table:table-cell table:formula="of:=&quot;0x&quot;&amp;BASE(MOD(MOD([.$A536];256)+[.I$1];256);16;2)" office:value-type="string" office:string-value="0xA5">
            <text:p>0xA5</text:p>
          </table:table-cell>
          <table:table-cell table:formula="of:=&quot;0x&quot;&amp;BASE(MOD(MOD([.$A536];256)+[.J$1];256);16;2)" office:value-type="string" office:string-value="0xA6">
            <text:p>0xA6</text:p>
          </table:table-cell>
          <table:table-cell table:formula="of:=&quot;- d: [&quot;&amp;[.C536]&amp;&quot;, &quot;&amp;[.D536]&amp;&quot;, &quot;&amp;[.E536]&amp;&quot;, &quot;&amp;[.F536]&amp;&quot;, &quot;&amp;[.G536]&amp;&quot;, &quot;&amp;[.H536]&amp;&quot;, &quot;&amp;[.I536]&amp;&quot;, &quot;&amp;[.J536]&amp;&quot;]#  e: 0#  t: 5&quot;" office:value-type="string" office:string-value="- d: [0x27, 0xA0, 0xA1, 0xA2, 0xA3, 0xA4, 0xA5, 0xA6]#  e: 0#  t: 5">
            <text:p>- d: [0x27, 0xA0, 0xA1, 0xA2, 0xA3, 0xA4, 0xA5, 0xA6]# <text:s/>e: 0# <text:s/>t: 5</text:p>
          </table:table-cell>
        </table:table-row>
        <table:table-row table:style-name="ro1">
          <table:table-cell table:formula="of:=[.A536]+7" office:value-type="float" office:value="3751">
            <text:p>3751</text:p>
          </table:table-cell>
          <table:table-cell table:formula="of:=[.B536]+1" office:value-type="float" office:value="536">
            <text:p>536</text:p>
          </table:table-cell>
          <table:table-cell table:formula="of:=&quot;0x&quot;&amp;BASE(MOD([.B537];16)+32;16)" office:value-type="string" office:string-value="0x28">
            <text:p>0x28</text:p>
          </table:table-cell>
          <table:table-cell table:formula="of:=&quot;0x&quot;&amp;BASE(MOD(MOD([.$A537];256)+[.D$1];256);16;2)" office:value-type="string" office:string-value="0xA7">
            <text:p>0xA7</text:p>
          </table:table-cell>
          <table:table-cell table:formula="of:=&quot;0x&quot;&amp;BASE(MOD(MOD([.$A537];256)+[.E$1];256);16;2)" office:value-type="string" office:string-value="0xA8">
            <text:p>0xA8</text:p>
          </table:table-cell>
          <table:table-cell table:formula="of:=&quot;0x&quot;&amp;BASE(MOD(MOD([.$A537];256)+[.F$1];256);16;2)" office:value-type="string" office:string-value="0xA9">
            <text:p>0xA9</text:p>
          </table:table-cell>
          <table:table-cell table:formula="of:=&quot;0x&quot;&amp;BASE(MOD(MOD([.$A537];256)+[.G$1];256);16;2)" office:value-type="string" office:string-value="0xAA">
            <text:p>0xAA</text:p>
          </table:table-cell>
          <table:table-cell table:formula="of:=&quot;0x&quot;&amp;BASE(MOD(MOD([.$A537];256)+[.H$1];256);16;2)" office:value-type="string" office:string-value="0xAB">
            <text:p>0xAB</text:p>
          </table:table-cell>
          <table:table-cell table:formula="of:=&quot;0x&quot;&amp;BASE(MOD(MOD([.$A537];256)+[.I$1];256);16;2)" office:value-type="string" office:string-value="0xAC">
            <text:p>0xAC</text:p>
          </table:table-cell>
          <table:table-cell table:formula="of:=&quot;0x&quot;&amp;BASE(MOD(MOD([.$A537];256)+[.J$1];256);16;2)" office:value-type="string" office:string-value="0xAD">
            <text:p>0xAD</text:p>
          </table:table-cell>
          <table:table-cell table:formula="of:=&quot;- d: [&quot;&amp;[.C537]&amp;&quot;, &quot;&amp;[.D537]&amp;&quot;, &quot;&amp;[.E537]&amp;&quot;, &quot;&amp;[.F537]&amp;&quot;, &quot;&amp;[.G537]&amp;&quot;, &quot;&amp;[.H537]&amp;&quot;, &quot;&amp;[.I537]&amp;&quot;, &quot;&amp;[.J537]&amp;&quot;]#  e: 0#  t: 5&quot;" office:value-type="string" office:string-value="- d: [0x28, 0xA7, 0xA8, 0xA9, 0xAA, 0xAB, 0xAC, 0xAD]#  e: 0#  t: 5">
            <text:p>- d: [0x28, 0xA7, 0xA8, 0xA9, 0xAA, 0xAB, 0xAC, 0xAD]# <text:s/>e: 0# <text:s/>t: 5</text:p>
          </table:table-cell>
        </table:table-row>
        <table:table-row table:style-name="ro1">
          <table:table-cell table:formula="of:=[.A537]+7" office:value-type="float" office:value="3758">
            <text:p>3758</text:p>
          </table:table-cell>
          <table:table-cell table:formula="of:=[.B537]+1" office:value-type="float" office:value="537">
            <text:p>537</text:p>
          </table:table-cell>
          <table:table-cell table:formula="of:=&quot;0x&quot;&amp;BASE(MOD([.B538];16)+32;16)" office:value-type="string" office:string-value="0x29">
            <text:p>0x29</text:p>
          </table:table-cell>
          <table:table-cell table:formula="of:=&quot;0x&quot;&amp;BASE(MOD(MOD([.$A538];256)+[.D$1];256);16;2)" office:value-type="string" office:string-value="0xAE">
            <text:p>0xAE</text:p>
          </table:table-cell>
          <table:table-cell table:formula="of:=&quot;0x&quot;&amp;BASE(MOD(MOD([.$A538];256)+[.E$1];256);16;2)" office:value-type="string" office:string-value="0xAF">
            <text:p>0xAF</text:p>
          </table:table-cell>
          <table:table-cell table:formula="of:=&quot;0x&quot;&amp;BASE(MOD(MOD([.$A538];256)+[.F$1];256);16;2)" office:value-type="string" office:string-value="0xB0">
            <text:p>0xB0</text:p>
          </table:table-cell>
          <table:table-cell table:formula="of:=&quot;0x&quot;&amp;BASE(MOD(MOD([.$A538];256)+[.G$1];256);16;2)" office:value-type="string" office:string-value="0xB1">
            <text:p>0xB1</text:p>
          </table:table-cell>
          <table:table-cell table:formula="of:=&quot;0x&quot;&amp;BASE(MOD(MOD([.$A538];256)+[.H$1];256);16;2)" office:value-type="string" office:string-value="0xB2">
            <text:p>0xB2</text:p>
          </table:table-cell>
          <table:table-cell table:formula="of:=&quot;0x&quot;&amp;BASE(MOD(MOD([.$A538];256)+[.I$1];256);16;2)" office:value-type="string" office:string-value="0xB3">
            <text:p>0xB3</text:p>
          </table:table-cell>
          <table:table-cell table:formula="of:=&quot;0x&quot;&amp;BASE(MOD(MOD([.$A538];256)+[.J$1];256);16;2)" office:value-type="string" office:string-value="0xB4">
            <text:p>0xB4</text:p>
          </table:table-cell>
          <table:table-cell table:formula="of:=&quot;- d: [&quot;&amp;[.C538]&amp;&quot;, &quot;&amp;[.D538]&amp;&quot;, &quot;&amp;[.E538]&amp;&quot;, &quot;&amp;[.F538]&amp;&quot;, &quot;&amp;[.G538]&amp;&quot;, &quot;&amp;[.H538]&amp;&quot;, &quot;&amp;[.I538]&amp;&quot;, &quot;&amp;[.J538]&amp;&quot;]#  e: 0#  t: 5&quot;" office:value-type="string" office:string-value="- d: [0x29, 0xAE, 0xAF, 0xB0, 0xB1, 0xB2, 0xB3, 0xB4]#  e: 0#  t: 5">
            <text:p>- d: [0x29, 0xAE, 0xAF, 0xB0, 0xB1, 0xB2, 0xB3, 0xB4]# <text:s/>e: 0# <text:s/>t: 5</text:p>
          </table:table-cell>
        </table:table-row>
        <table:table-row table:style-name="ro1">
          <table:table-cell table:formula="of:=[.A538]+7" office:value-type="float" office:value="3765">
            <text:p>3765</text:p>
          </table:table-cell>
          <table:table-cell table:formula="of:=[.B538]+1" office:value-type="float" office:value="538">
            <text:p>538</text:p>
          </table:table-cell>
          <table:table-cell table:formula="of:=&quot;0x&quot;&amp;BASE(MOD([.B539];16)+32;16)" office:value-type="string" office:string-value="0x2A">
            <text:p>0x2A</text:p>
          </table:table-cell>
          <table:table-cell table:formula="of:=&quot;0x&quot;&amp;BASE(MOD(MOD([.$A539];256)+[.D$1];256);16;2)" office:value-type="string" office:string-value="0xB5">
            <text:p>0xB5</text:p>
          </table:table-cell>
          <table:table-cell table:formula="of:=&quot;0x&quot;&amp;BASE(MOD(MOD([.$A539];256)+[.E$1];256);16;2)" office:value-type="string" office:string-value="0xB6">
            <text:p>0xB6</text:p>
          </table:table-cell>
          <table:table-cell table:formula="of:=&quot;0x&quot;&amp;BASE(MOD(MOD([.$A539];256)+[.F$1];256);16;2)" office:value-type="string" office:string-value="0xB7">
            <text:p>0xB7</text:p>
          </table:table-cell>
          <table:table-cell table:formula="of:=&quot;0x&quot;&amp;BASE(MOD(MOD([.$A539];256)+[.G$1];256);16;2)" office:value-type="string" office:string-value="0xB8">
            <text:p>0xB8</text:p>
          </table:table-cell>
          <table:table-cell table:formula="of:=&quot;0x&quot;&amp;BASE(MOD(MOD([.$A539];256)+[.H$1];256);16;2)" office:value-type="string" office:string-value="0xB9">
            <text:p>0xB9</text:p>
          </table:table-cell>
          <table:table-cell table:formula="of:=&quot;0x&quot;&amp;BASE(MOD(MOD([.$A539];256)+[.I$1];256);16;2)" office:value-type="string" office:string-value="0xBA">
            <text:p>0xBA</text:p>
          </table:table-cell>
          <table:table-cell table:formula="of:=&quot;0x&quot;&amp;BASE(MOD(MOD([.$A539];256)+[.J$1];256);16;2)" office:value-type="string" office:string-value="0xBB">
            <text:p>0xBB</text:p>
          </table:table-cell>
          <table:table-cell table:formula="of:=&quot;- d: [&quot;&amp;[.C539]&amp;&quot;, &quot;&amp;[.D539]&amp;&quot;, &quot;&amp;[.E539]&amp;&quot;, &quot;&amp;[.F539]&amp;&quot;, &quot;&amp;[.G539]&amp;&quot;, &quot;&amp;[.H539]&amp;&quot;, &quot;&amp;[.I539]&amp;&quot;, &quot;&amp;[.J539]&amp;&quot;]#  e: 0#  t: 5&quot;" office:value-type="string" office:string-value="- d: [0x2A, 0xB5, 0xB6, 0xB7, 0xB8, 0xB9, 0xBA, 0xBB]#  e: 0#  t: 5">
            <text:p>- d: [0x2A, 0xB5, 0xB6, 0xB7, 0xB8, 0xB9, 0xBA, 0xBB]# <text:s/>e: 0# <text:s/>t: 5</text:p>
          </table:table-cell>
        </table:table-row>
        <table:table-row table:style-name="ro1">
          <table:table-cell table:formula="of:=[.A539]+7" office:value-type="float" office:value="3772">
            <text:p>3772</text:p>
          </table:table-cell>
          <table:table-cell table:formula="of:=[.B539]+1" office:value-type="float" office:value="539">
            <text:p>539</text:p>
          </table:table-cell>
          <table:table-cell table:formula="of:=&quot;0x&quot;&amp;BASE(MOD([.B540];16)+32;16)" office:value-type="string" office:string-value="0x2B">
            <text:p>0x2B</text:p>
          </table:table-cell>
          <table:table-cell table:formula="of:=&quot;0x&quot;&amp;BASE(MOD(MOD([.$A540];256)+[.D$1];256);16;2)" office:value-type="string" office:string-value="0xBC">
            <text:p>0xBC</text:p>
          </table:table-cell>
          <table:table-cell table:formula="of:=&quot;0x&quot;&amp;BASE(MOD(MOD([.$A540];256)+[.E$1];256);16;2)" office:value-type="string" office:string-value="0xBD">
            <text:p>0xBD</text:p>
          </table:table-cell>
          <table:table-cell table:formula="of:=&quot;0x&quot;&amp;BASE(MOD(MOD([.$A540];256)+[.F$1];256);16;2)" office:value-type="string" office:string-value="0xBE">
            <text:p>0xBE</text:p>
          </table:table-cell>
          <table:table-cell table:formula="of:=&quot;0x&quot;&amp;BASE(MOD(MOD([.$A540];256)+[.G$1];256);16;2)" office:value-type="string" office:string-value="0xBF">
            <text:p>0xBF</text:p>
          </table:table-cell>
          <table:table-cell table:formula="of:=&quot;0x&quot;&amp;BASE(MOD(MOD([.$A540];256)+[.H$1];256);16;2)" office:value-type="string" office:string-value="0xC0">
            <text:p>0xC0</text:p>
          </table:table-cell>
          <table:table-cell table:formula="of:=&quot;0x&quot;&amp;BASE(MOD(MOD([.$A540];256)+[.I$1];256);16;2)" office:value-type="string" office:string-value="0xC1">
            <text:p>0xC1</text:p>
          </table:table-cell>
          <table:table-cell table:formula="of:=&quot;0x&quot;&amp;BASE(MOD(MOD([.$A540];256)+[.J$1];256);16;2)" office:value-type="string" office:string-value="0xC2">
            <text:p>0xC2</text:p>
          </table:table-cell>
          <table:table-cell table:formula="of:=&quot;- d: [&quot;&amp;[.C540]&amp;&quot;, &quot;&amp;[.D540]&amp;&quot;, &quot;&amp;[.E540]&amp;&quot;, &quot;&amp;[.F540]&amp;&quot;, &quot;&amp;[.G540]&amp;&quot;, &quot;&amp;[.H540]&amp;&quot;, &quot;&amp;[.I540]&amp;&quot;, &quot;&amp;[.J540]&amp;&quot;]#  e: 0#  t: 5&quot;" office:value-type="string" office:string-value="- d: [0x2B, 0xBC, 0xBD, 0xBE, 0xBF, 0xC0, 0xC1, 0xC2]#  e: 0#  t: 5">
            <text:p>- d: [0x2B, 0xBC, 0xBD, 0xBE, 0xBF, 0xC0, 0xC1, 0xC2]# <text:s/>e: 0# <text:s/>t: 5</text:p>
          </table:table-cell>
        </table:table-row>
        <table:table-row table:style-name="ro1">
          <table:table-cell table:formula="of:=[.A540]+7" office:value-type="float" office:value="3779">
            <text:p>3779</text:p>
          </table:table-cell>
          <table:table-cell table:formula="of:=[.B540]+1" office:value-type="float" office:value="540">
            <text:p>540</text:p>
          </table:table-cell>
          <table:table-cell table:formula="of:=&quot;0x&quot;&amp;BASE(MOD([.B541];16)+32;16)" office:value-type="string" office:string-value="0x2C">
            <text:p>0x2C</text:p>
          </table:table-cell>
          <table:table-cell table:formula="of:=&quot;0x&quot;&amp;BASE(MOD(MOD([.$A541];256)+[.D$1];256);16;2)" office:value-type="string" office:string-value="0xC3">
            <text:p>0xC3</text:p>
          </table:table-cell>
          <table:table-cell table:formula="of:=&quot;0x&quot;&amp;BASE(MOD(MOD([.$A541];256)+[.E$1];256);16;2)" office:value-type="string" office:string-value="0xC4">
            <text:p>0xC4</text:p>
          </table:table-cell>
          <table:table-cell table:formula="of:=&quot;0x&quot;&amp;BASE(MOD(MOD([.$A541];256)+[.F$1];256);16;2)" office:value-type="string" office:string-value="0xC5">
            <text:p>0xC5</text:p>
          </table:table-cell>
          <table:table-cell table:formula="of:=&quot;0x&quot;&amp;BASE(MOD(MOD([.$A541];256)+[.G$1];256);16;2)" office:value-type="string" office:string-value="0xC6">
            <text:p>0xC6</text:p>
          </table:table-cell>
          <table:table-cell table:formula="of:=&quot;0x&quot;&amp;BASE(MOD(MOD([.$A541];256)+[.H$1];256);16;2)" office:value-type="string" office:string-value="0xC7">
            <text:p>0xC7</text:p>
          </table:table-cell>
          <table:table-cell table:formula="of:=&quot;0x&quot;&amp;BASE(MOD(MOD([.$A541];256)+[.I$1];256);16;2)" office:value-type="string" office:string-value="0xC8">
            <text:p>0xC8</text:p>
          </table:table-cell>
          <table:table-cell table:formula="of:=&quot;0x&quot;&amp;BASE(MOD(MOD([.$A541];256)+[.J$1];256);16;2)" office:value-type="string" office:string-value="0xC9">
            <text:p>0xC9</text:p>
          </table:table-cell>
          <table:table-cell table:formula="of:=&quot;- d: [&quot;&amp;[.C541]&amp;&quot;, &quot;&amp;[.D541]&amp;&quot;, &quot;&amp;[.E541]&amp;&quot;, &quot;&amp;[.F541]&amp;&quot;, &quot;&amp;[.G541]&amp;&quot;, &quot;&amp;[.H541]&amp;&quot;, &quot;&amp;[.I541]&amp;&quot;, &quot;&amp;[.J541]&amp;&quot;]#  e: 0#  t: 5&quot;" office:value-type="string" office:string-value="- d: [0x2C, 0xC3, 0xC4, 0xC5, 0xC6, 0xC7, 0xC8, 0xC9]#  e: 0#  t: 5">
            <text:p>- d: [0x2C, 0xC3, 0xC4, 0xC5, 0xC6, 0xC7, 0xC8, 0xC9]# <text:s/>e: 0# <text:s/>t: 5</text:p>
          </table:table-cell>
        </table:table-row>
        <table:table-row table:style-name="ro1">
          <table:table-cell table:formula="of:=[.A541]+7" office:value-type="float" office:value="3786">
            <text:p>3786</text:p>
          </table:table-cell>
          <table:table-cell table:formula="of:=[.B541]+1" office:value-type="float" office:value="541">
            <text:p>541</text:p>
          </table:table-cell>
          <table:table-cell table:formula="of:=&quot;0x&quot;&amp;BASE(MOD([.B542];16)+32;16)" office:value-type="string" office:string-value="0x2D">
            <text:p>0x2D</text:p>
          </table:table-cell>
          <table:table-cell table:formula="of:=&quot;0x&quot;&amp;BASE(MOD(MOD([.$A542];256)+[.D$1];256);16;2)" office:value-type="string" office:string-value="0xCA">
            <text:p>0xCA</text:p>
          </table:table-cell>
          <table:table-cell table:formula="of:=&quot;0x&quot;&amp;BASE(MOD(MOD([.$A542];256)+[.E$1];256);16;2)" office:value-type="string" office:string-value="0xCB">
            <text:p>0xCB</text:p>
          </table:table-cell>
          <table:table-cell table:formula="of:=&quot;0x&quot;&amp;BASE(MOD(MOD([.$A542];256)+[.F$1];256);16;2)" office:value-type="string" office:string-value="0xCC">
            <text:p>0xCC</text:p>
          </table:table-cell>
          <table:table-cell table:formula="of:=&quot;0x&quot;&amp;BASE(MOD(MOD([.$A542];256)+[.G$1];256);16;2)" office:value-type="string" office:string-value="0xCD">
            <text:p>0xCD</text:p>
          </table:table-cell>
          <table:table-cell table:formula="of:=&quot;0x&quot;&amp;BASE(MOD(MOD([.$A542];256)+[.H$1];256);16;2)" office:value-type="string" office:string-value="0xCE">
            <text:p>0xCE</text:p>
          </table:table-cell>
          <table:table-cell table:formula="of:=&quot;0x&quot;&amp;BASE(MOD(MOD([.$A542];256)+[.I$1];256);16;2)" office:value-type="string" office:string-value="0xCF">
            <text:p>0xCF</text:p>
          </table:table-cell>
          <table:table-cell table:formula="of:=&quot;0x&quot;&amp;BASE(MOD(MOD([.$A542];256)+[.J$1];256);16;2)" office:value-type="string" office:string-value="0xD0">
            <text:p>0xD0</text:p>
          </table:table-cell>
          <table:table-cell table:formula="of:=&quot;- d: [&quot;&amp;[.C542]&amp;&quot;, &quot;&amp;[.D542]&amp;&quot;, &quot;&amp;[.E542]&amp;&quot;, &quot;&amp;[.F542]&amp;&quot;, &quot;&amp;[.G542]&amp;&quot;, &quot;&amp;[.H542]&amp;&quot;, &quot;&amp;[.I542]&amp;&quot;, &quot;&amp;[.J542]&amp;&quot;]#  e: 0#  t: 5&quot;" office:value-type="string" office:string-value="- d: [0x2D, 0xCA, 0xCB, 0xCC, 0xCD, 0xCE, 0xCF, 0xD0]#  e: 0#  t: 5">
            <text:p>- d: [0x2D, 0xCA, 0xCB, 0xCC, 0xCD, 0xCE, 0xCF, 0xD0]# <text:s/>e: 0# <text:s/>t: 5</text:p>
          </table:table-cell>
        </table:table-row>
        <table:table-row table:style-name="ro1">
          <table:table-cell table:formula="of:=[.A542]+7" office:value-type="float" office:value="3793">
            <text:p>3793</text:p>
          </table:table-cell>
          <table:table-cell table:formula="of:=[.B542]+1" office:value-type="float" office:value="542">
            <text:p>542</text:p>
          </table:table-cell>
          <table:table-cell table:formula="of:=&quot;0x&quot;&amp;BASE(MOD([.B543];16)+32;16)" office:value-type="string" office:string-value="0x2E">
            <text:p>0x2E</text:p>
          </table:table-cell>
          <table:table-cell table:formula="of:=&quot;0x&quot;&amp;BASE(MOD(MOD([.$A543];256)+[.D$1];256);16;2)" office:value-type="string" office:string-value="0xD1">
            <text:p>0xD1</text:p>
          </table:table-cell>
          <table:table-cell table:formula="of:=&quot;0x&quot;&amp;BASE(MOD(MOD([.$A543];256)+[.E$1];256);16;2)" office:value-type="string" office:string-value="0xD2">
            <text:p>0xD2</text:p>
          </table:table-cell>
          <table:table-cell table:formula="of:=&quot;0x&quot;&amp;BASE(MOD(MOD([.$A543];256)+[.F$1];256);16;2)" office:value-type="string" office:string-value="0xD3">
            <text:p>0xD3</text:p>
          </table:table-cell>
          <table:table-cell table:formula="of:=&quot;0x&quot;&amp;BASE(MOD(MOD([.$A543];256)+[.G$1];256);16;2)" office:value-type="string" office:string-value="0xD4">
            <text:p>0xD4</text:p>
          </table:table-cell>
          <table:table-cell table:formula="of:=&quot;0x&quot;&amp;BASE(MOD(MOD([.$A543];256)+[.H$1];256);16;2)" office:value-type="string" office:string-value="0xD5">
            <text:p>0xD5</text:p>
          </table:table-cell>
          <table:table-cell table:formula="of:=&quot;0x&quot;&amp;BASE(MOD(MOD([.$A543];256)+[.I$1];256);16;2)" office:value-type="string" office:string-value="0xD6">
            <text:p>0xD6</text:p>
          </table:table-cell>
          <table:table-cell table:formula="of:=&quot;0x&quot;&amp;BASE(MOD(MOD([.$A543];256)+[.J$1];256);16;2)" office:value-type="string" office:string-value="0xD7">
            <text:p>0xD7</text:p>
          </table:table-cell>
          <table:table-cell table:formula="of:=&quot;- d: [&quot;&amp;[.C543]&amp;&quot;, &quot;&amp;[.D543]&amp;&quot;, &quot;&amp;[.E543]&amp;&quot;, &quot;&amp;[.F543]&amp;&quot;, &quot;&amp;[.G543]&amp;&quot;, &quot;&amp;[.H543]&amp;&quot;, &quot;&amp;[.I543]&amp;&quot;, &quot;&amp;[.J543]&amp;&quot;]#  e: 0#  t: 5&quot;" office:value-type="string" office:string-value="- d: [0x2E, 0xD1, 0xD2, 0xD3, 0xD4, 0xD5, 0xD6, 0xD7]#  e: 0#  t: 5">
            <text:p>- d: [0x2E, 0xD1, 0xD2, 0xD3, 0xD4, 0xD5, 0xD6, 0xD7]# <text:s/>e: 0# <text:s/>t: 5</text:p>
          </table:table-cell>
        </table:table-row>
        <table:table-row table:style-name="ro1">
          <table:table-cell table:formula="of:=[.A543]+7" office:value-type="float" office:value="3800">
            <text:p>3800</text:p>
          </table:table-cell>
          <table:table-cell table:formula="of:=[.B543]+1" office:value-type="float" office:value="543">
            <text:p>543</text:p>
          </table:table-cell>
          <table:table-cell table:formula="of:=&quot;0x&quot;&amp;BASE(MOD([.B544];16)+32;16)" office:value-type="string" office:string-value="0x2F">
            <text:p>0x2F</text:p>
          </table:table-cell>
          <table:table-cell table:formula="of:=&quot;0x&quot;&amp;BASE(MOD(MOD([.$A544];256)+[.D$1];256);16;2)" office:value-type="string" office:string-value="0xD8">
            <text:p>0xD8</text:p>
          </table:table-cell>
          <table:table-cell table:formula="of:=&quot;0x&quot;&amp;BASE(MOD(MOD([.$A544];256)+[.E$1];256);16;2)" office:value-type="string" office:string-value="0xD9">
            <text:p>0xD9</text:p>
          </table:table-cell>
          <table:table-cell table:formula="of:=&quot;0x&quot;&amp;BASE(MOD(MOD([.$A544];256)+[.F$1];256);16;2)" office:value-type="string" office:string-value="0xDA">
            <text:p>0xDA</text:p>
          </table:table-cell>
          <table:table-cell table:formula="of:=&quot;0x&quot;&amp;BASE(MOD(MOD([.$A544];256)+[.G$1];256);16;2)" office:value-type="string" office:string-value="0xDB">
            <text:p>0xDB</text:p>
          </table:table-cell>
          <table:table-cell table:formula="of:=&quot;0x&quot;&amp;BASE(MOD(MOD([.$A544];256)+[.H$1];256);16;2)" office:value-type="string" office:string-value="0xDC">
            <text:p>0xDC</text:p>
          </table:table-cell>
          <table:table-cell table:formula="of:=&quot;0x&quot;&amp;BASE(MOD(MOD([.$A544];256)+[.I$1];256);16;2)" office:value-type="string" office:string-value="0xDD">
            <text:p>0xDD</text:p>
          </table:table-cell>
          <table:table-cell table:formula="of:=&quot;0x&quot;&amp;BASE(MOD(MOD([.$A544];256)+[.J$1];256);16;2)" office:value-type="string" office:string-value="0xDE">
            <text:p>0xDE</text:p>
          </table:table-cell>
          <table:table-cell table:formula="of:=&quot;- d: [&quot;&amp;[.C544]&amp;&quot;, &quot;&amp;[.D544]&amp;&quot;, &quot;&amp;[.E544]&amp;&quot;, &quot;&amp;[.F544]&amp;&quot;, &quot;&amp;[.G544]&amp;&quot;, &quot;&amp;[.H544]&amp;&quot;, &quot;&amp;[.I544]&amp;&quot;, &quot;&amp;[.J544]&amp;&quot;]#  e: 0#  t: 5&quot;" office:value-type="string" office:string-value="- d: [0x2F, 0xD8, 0xD9, 0xDA, 0xDB, 0xDC, 0xDD, 0xDE]#  e: 0#  t: 5">
            <text:p>- d: [0x2F, 0xD8, 0xD9, 0xDA, 0xDB, 0xDC, 0xDD, 0xDE]# <text:s/>e: 0# <text:s/>t: 5</text:p>
          </table:table-cell>
        </table:table-row>
        <table:table-row table:style-name="ro1">
          <table:table-cell table:formula="of:=[.A544]+7" office:value-type="float" office:value="3807">
            <text:p>3807</text:p>
          </table:table-cell>
          <table:table-cell table:formula="of:=[.B544]+1" office:value-type="float" office:value="544">
            <text:p>544</text:p>
          </table:table-cell>
          <table:table-cell table:formula="of:=&quot;0x&quot;&amp;BASE(MOD([.B545];16)+32;16)" office:value-type="string" office:string-value="0x20">
            <text:p>0x20</text:p>
          </table:table-cell>
          <table:table-cell table:formula="of:=&quot;0x&quot;&amp;BASE(MOD(MOD([.$A545];256)+[.D$1];256);16;2)" office:value-type="string" office:string-value="0xDF">
            <text:p>0xDF</text:p>
          </table:table-cell>
          <table:table-cell table:formula="of:=&quot;0x&quot;&amp;BASE(MOD(MOD([.$A545];256)+[.E$1];256);16;2)" office:value-type="string" office:string-value="0xE0">
            <text:p>0xE0</text:p>
          </table:table-cell>
          <table:table-cell table:formula="of:=&quot;0x&quot;&amp;BASE(MOD(MOD([.$A545];256)+[.F$1];256);16;2)" office:value-type="string" office:string-value="0xE1">
            <text:p>0xE1</text:p>
          </table:table-cell>
          <table:table-cell table:formula="of:=&quot;0x&quot;&amp;BASE(MOD(MOD([.$A545];256)+[.G$1];256);16;2)" office:value-type="string" office:string-value="0xE2">
            <text:p>0xE2</text:p>
          </table:table-cell>
          <table:table-cell table:formula="of:=&quot;0x&quot;&amp;BASE(MOD(MOD([.$A545];256)+[.H$1];256);16;2)" office:value-type="string" office:string-value="0xE3">
            <text:p>0xE3</text:p>
          </table:table-cell>
          <table:table-cell table:formula="of:=&quot;0x&quot;&amp;BASE(MOD(MOD([.$A545];256)+[.I$1];256);16;2)" office:value-type="string" office:string-value="0xE4">
            <text:p>0xE4</text:p>
          </table:table-cell>
          <table:table-cell table:formula="of:=&quot;0x&quot;&amp;BASE(MOD(MOD([.$A545];256)+[.J$1];256);16;2)" office:value-type="string" office:string-value="0xE5">
            <text:p>0xE5</text:p>
          </table:table-cell>
          <table:table-cell table:formula="of:=&quot;- d: [&quot;&amp;[.C545]&amp;&quot;, &quot;&amp;[.D545]&amp;&quot;, &quot;&amp;[.E545]&amp;&quot;, &quot;&amp;[.F545]&amp;&quot;, &quot;&amp;[.G545]&amp;&quot;, &quot;&amp;[.H545]&amp;&quot;, &quot;&amp;[.I545]&amp;&quot;, &quot;&amp;[.J545]&amp;&quot;]#  e: 0#  t: 5&quot;" office:value-type="string" office:string-value="- d: [0x20, 0xDF, 0xE0, 0xE1, 0xE2, 0xE3, 0xE4, 0xE5]#  e: 0#  t: 5">
            <text:p>- d: [0x20, 0xDF, 0xE0, 0xE1, 0xE2, 0xE3, 0xE4, 0xE5]# <text:s/>e: 0# <text:s/>t: 5</text:p>
          </table:table-cell>
        </table:table-row>
        <table:table-row table:style-name="ro1">
          <table:table-cell table:formula="of:=[.A545]+7" office:value-type="float" office:value="3814">
            <text:p>3814</text:p>
          </table:table-cell>
          <table:table-cell table:formula="of:=[.B545]+1" office:value-type="float" office:value="545">
            <text:p>545</text:p>
          </table:table-cell>
          <table:table-cell table:formula="of:=&quot;0x&quot;&amp;BASE(MOD([.B546];16)+32;16)" office:value-type="string" office:string-value="0x21">
            <text:p>0x21</text:p>
          </table:table-cell>
          <table:table-cell table:formula="of:=&quot;0x&quot;&amp;BASE(MOD(MOD([.$A546];256)+[.D$1];256);16;2)" office:value-type="string" office:string-value="0xE6">
            <text:p>0xE6</text:p>
          </table:table-cell>
          <table:table-cell table:formula="of:=&quot;0x&quot;&amp;BASE(MOD(MOD([.$A546];256)+[.E$1];256);16;2)" office:value-type="string" office:string-value="0xE7">
            <text:p>0xE7</text:p>
          </table:table-cell>
          <table:table-cell table:formula="of:=&quot;0x&quot;&amp;BASE(MOD(MOD([.$A546];256)+[.F$1];256);16;2)" office:value-type="string" office:string-value="0xE8">
            <text:p>0xE8</text:p>
          </table:table-cell>
          <table:table-cell table:formula="of:=&quot;0x&quot;&amp;BASE(MOD(MOD([.$A546];256)+[.G$1];256);16;2)" office:value-type="string" office:string-value="0xE9">
            <text:p>0xE9</text:p>
          </table:table-cell>
          <table:table-cell table:formula="of:=&quot;0x&quot;&amp;BASE(MOD(MOD([.$A546];256)+[.H$1];256);16;2)" office:value-type="string" office:string-value="0xEA">
            <text:p>0xEA</text:p>
          </table:table-cell>
          <table:table-cell table:formula="of:=&quot;0x&quot;&amp;BASE(MOD(MOD([.$A546];256)+[.I$1];256);16;2)" office:value-type="string" office:string-value="0xEB">
            <text:p>0xEB</text:p>
          </table:table-cell>
          <table:table-cell table:formula="of:=&quot;0x&quot;&amp;BASE(MOD(MOD([.$A546];256)+[.J$1];256);16;2)" office:value-type="string" office:string-value="0xEC">
            <text:p>0xEC</text:p>
          </table:table-cell>
          <table:table-cell table:formula="of:=&quot;- d: [&quot;&amp;[.C546]&amp;&quot;, &quot;&amp;[.D546]&amp;&quot;, &quot;&amp;[.E546]&amp;&quot;, &quot;&amp;[.F546]&amp;&quot;, &quot;&amp;[.G546]&amp;&quot;, &quot;&amp;[.H546]&amp;&quot;, &quot;&amp;[.I546]&amp;&quot;, &quot;&amp;[.J546]&amp;&quot;]#  e: 0#  t: 5&quot;" office:value-type="string" office:string-value="- d: [0x21, 0xE6, 0xE7, 0xE8, 0xE9, 0xEA, 0xEB, 0xEC]#  e: 0#  t: 5">
            <text:p>- d: [0x21, 0xE6, 0xE7, 0xE8, 0xE9, 0xEA, 0xEB, 0xEC]# <text:s/>e: 0# <text:s/>t: 5</text:p>
          </table:table-cell>
        </table:table-row>
        <table:table-row table:style-name="ro1">
          <table:table-cell table:formula="of:=[.A546]+7" office:value-type="float" office:value="3821">
            <text:p>3821</text:p>
          </table:table-cell>
          <table:table-cell table:formula="of:=[.B546]+1" office:value-type="float" office:value="546">
            <text:p>546</text:p>
          </table:table-cell>
          <table:table-cell table:formula="of:=&quot;0x&quot;&amp;BASE(MOD([.B547];16)+32;16)" office:value-type="string" office:string-value="0x22">
            <text:p>0x22</text:p>
          </table:table-cell>
          <table:table-cell table:formula="of:=&quot;0x&quot;&amp;BASE(MOD(MOD([.$A547];256)+[.D$1];256);16;2)" office:value-type="string" office:string-value="0xED">
            <text:p>0xED</text:p>
          </table:table-cell>
          <table:table-cell table:formula="of:=&quot;0x&quot;&amp;BASE(MOD(MOD([.$A547];256)+[.E$1];256);16;2)" office:value-type="string" office:string-value="0xEE">
            <text:p>0xEE</text:p>
          </table:table-cell>
          <table:table-cell table:formula="of:=&quot;0x&quot;&amp;BASE(MOD(MOD([.$A547];256)+[.F$1];256);16;2)" office:value-type="string" office:string-value="0xEF">
            <text:p>0xEF</text:p>
          </table:table-cell>
          <table:table-cell table:formula="of:=&quot;0x&quot;&amp;BASE(MOD(MOD([.$A547];256)+[.G$1];256);16;2)" office:value-type="string" office:string-value="0xF0">
            <text:p>0xF0</text:p>
          </table:table-cell>
          <table:table-cell table:formula="of:=&quot;0x&quot;&amp;BASE(MOD(MOD([.$A547];256)+[.H$1];256);16;2)" office:value-type="string" office:string-value="0xF1">
            <text:p>0xF1</text:p>
          </table:table-cell>
          <table:table-cell table:formula="of:=&quot;0x&quot;&amp;BASE(MOD(MOD([.$A547];256)+[.I$1];256);16;2)" office:value-type="string" office:string-value="0xF2">
            <text:p>0xF2</text:p>
          </table:table-cell>
          <table:table-cell table:formula="of:=&quot;0x&quot;&amp;BASE(MOD(MOD([.$A547];256)+[.J$1];256);16;2)" office:value-type="string" office:string-value="0xF3">
            <text:p>0xF3</text:p>
          </table:table-cell>
          <table:table-cell table:formula="of:=&quot;- d: [&quot;&amp;[.C547]&amp;&quot;, &quot;&amp;[.D547]&amp;&quot;, &quot;&amp;[.E547]&amp;&quot;, &quot;&amp;[.F547]&amp;&quot;, &quot;&amp;[.G547]&amp;&quot;, &quot;&amp;[.H547]&amp;&quot;, &quot;&amp;[.I547]&amp;&quot;, &quot;&amp;[.J547]&amp;&quot;]#  e: 0#  t: 5&quot;" office:value-type="string" office:string-value="- d: [0x22, 0xED, 0xEE, 0xEF, 0xF0, 0xF1, 0xF2, 0xF3]#  e: 0#  t: 5">
            <text:p>- d: [0x22, 0xED, 0xEE, 0xEF, 0xF0, 0xF1, 0xF2, 0xF3]# <text:s/>e: 0# <text:s/>t: 5</text:p>
          </table:table-cell>
        </table:table-row>
        <table:table-row table:style-name="ro1">
          <table:table-cell table:formula="of:=[.A547]+7" office:value-type="float" office:value="3828">
            <text:p>3828</text:p>
          </table:table-cell>
          <table:table-cell table:formula="of:=[.B547]+1" office:value-type="float" office:value="547">
            <text:p>547</text:p>
          </table:table-cell>
          <table:table-cell table:formula="of:=&quot;0x&quot;&amp;BASE(MOD([.B548];16)+32;16)" office:value-type="string" office:string-value="0x23">
            <text:p>0x23</text:p>
          </table:table-cell>
          <table:table-cell table:formula="of:=&quot;0x&quot;&amp;BASE(MOD(MOD([.$A548];256)+[.D$1];256);16;2)" office:value-type="string" office:string-value="0xF4">
            <text:p>0xF4</text:p>
          </table:table-cell>
          <table:table-cell table:formula="of:=&quot;0x&quot;&amp;BASE(MOD(MOD([.$A548];256)+[.E$1];256);16;2)" office:value-type="string" office:string-value="0xF5">
            <text:p>0xF5</text:p>
          </table:table-cell>
          <table:table-cell table:formula="of:=&quot;0x&quot;&amp;BASE(MOD(MOD([.$A548];256)+[.F$1];256);16;2)" office:value-type="string" office:string-value="0xF6">
            <text:p>0xF6</text:p>
          </table:table-cell>
          <table:table-cell table:formula="of:=&quot;0x&quot;&amp;BASE(MOD(MOD([.$A548];256)+[.G$1];256);16;2)" office:value-type="string" office:string-value="0xF7">
            <text:p>0xF7</text:p>
          </table:table-cell>
          <table:table-cell table:formula="of:=&quot;0x&quot;&amp;BASE(MOD(MOD([.$A548];256)+[.H$1];256);16;2)" office:value-type="string" office:string-value="0xF8">
            <text:p>0xF8</text:p>
          </table:table-cell>
          <table:table-cell table:formula="of:=&quot;0x&quot;&amp;BASE(MOD(MOD([.$A548];256)+[.I$1];256);16;2)" office:value-type="string" office:string-value="0xF9">
            <text:p>0xF9</text:p>
          </table:table-cell>
          <table:table-cell table:formula="of:=&quot;0x&quot;&amp;BASE(MOD(MOD([.$A548];256)+[.J$1];256);16;2)" office:value-type="string" office:string-value="0xFA">
            <text:p>0xFA</text:p>
          </table:table-cell>
          <table:table-cell table:formula="of:=&quot;- d: [&quot;&amp;[.C548]&amp;&quot;, &quot;&amp;[.D548]&amp;&quot;, &quot;&amp;[.E548]&amp;&quot;, &quot;&amp;[.F548]&amp;&quot;, &quot;&amp;[.G548]&amp;&quot;, &quot;&amp;[.H548]&amp;&quot;, &quot;&amp;[.I548]&amp;&quot;, &quot;&amp;[.J548]&amp;&quot;]#  e: 0#  t: 5&quot;" office:value-type="string" office:string-value="- d: [0x23, 0xF4, 0xF5, 0xF6, 0xF7, 0xF8, 0xF9, 0xFA]#  e: 0#  t: 5">
            <text:p>- d: [0x23, 0xF4, 0xF5, 0xF6, 0xF7, 0xF8, 0xF9, 0xFA]# <text:s/>e: 0# <text:s/>t: 5</text:p>
          </table:table-cell>
        </table:table-row>
        <table:table-row table:style-name="ro1">
          <table:table-cell table:formula="of:=[.A548]+7" office:value-type="float" office:value="3835">
            <text:p>3835</text:p>
          </table:table-cell>
          <table:table-cell table:formula="of:=[.B548]+1" office:value-type="float" office:value="548">
            <text:p>548</text:p>
          </table:table-cell>
          <table:table-cell table:formula="of:=&quot;0x&quot;&amp;BASE(MOD([.B549];16)+32;16)" office:value-type="string" office:string-value="0x24">
            <text:p>0x24</text:p>
          </table:table-cell>
          <table:table-cell table:formula="of:=&quot;0x&quot;&amp;BASE(MOD(MOD([.$A549];256)+[.D$1];256);16;2)" office:value-type="string" office:string-value="0xFB">
            <text:p>0xFB</text:p>
          </table:table-cell>
          <table:table-cell table:formula="of:=&quot;0x&quot;&amp;BASE(MOD(MOD([.$A549];256)+[.E$1];256);16;2)" office:value-type="string" office:string-value="0xFC">
            <text:p>0xFC</text:p>
          </table:table-cell>
          <table:table-cell table:formula="of:=&quot;0x&quot;&amp;BASE(MOD(MOD([.$A549];256)+[.F$1];256);16;2)" office:value-type="string" office:string-value="0xFD">
            <text:p>0xFD</text:p>
          </table:table-cell>
          <table:table-cell table:formula="of:=&quot;0x&quot;&amp;BASE(MOD(MOD([.$A549];256)+[.G$1];256);16;2)" office:value-type="string" office:string-value="0xFE">
            <text:p>0xFE</text:p>
          </table:table-cell>
          <table:table-cell table:formula="of:=&quot;0x&quot;&amp;BASE(MOD(MOD([.$A549];256)+[.H$1];256);16;2)" office:value-type="string" office:string-value="0xFF">
            <text:p>0xFF</text:p>
          </table:table-cell>
          <table:table-cell table:formula="of:=&quot;0x&quot;&amp;BASE(MOD(MOD([.$A549];256)+[.I$1];256);16;2)" office:value-type="string" office:string-value="0x00">
            <text:p>0x00</text:p>
          </table:table-cell>
          <table:table-cell table:formula="of:=&quot;0x&quot;&amp;BASE(MOD(MOD([.$A549];256)+[.J$1];256);16;2)" office:value-type="string" office:string-value="0x01">
            <text:p>0x01</text:p>
          </table:table-cell>
          <table:table-cell table:formula="of:=&quot;- d: [&quot;&amp;[.C549]&amp;&quot;, &quot;&amp;[.D549]&amp;&quot;, &quot;&amp;[.E549]&amp;&quot;, &quot;&amp;[.F549]&amp;&quot;, &quot;&amp;[.G549]&amp;&quot;, &quot;&amp;[.H549]&amp;&quot;, &quot;&amp;[.I549]&amp;&quot;, &quot;&amp;[.J549]&amp;&quot;]#  e: 0#  t: 5&quot;" office:value-type="string" office:string-value="- d: [0x24, 0xFB, 0xFC, 0xFD, 0xFE, 0xFF, 0x00, 0x01]#  e: 0#  t: 5">
            <text:p>- d: [0x24, 0xFB, 0xFC, 0xFD, 0xFE, 0xFF, 0x00, 0x01]# <text:s/>e: 0# <text:s/>t: 5</text:p>
          </table:table-cell>
        </table:table-row>
        <table:table-row table:style-name="ro1">
          <table:table-cell table:formula="of:=[.A549]+7" office:value-type="float" office:value="3842">
            <text:p>3842</text:p>
          </table:table-cell>
          <table:table-cell table:formula="of:=[.B549]+1" office:value-type="float" office:value="549">
            <text:p>549</text:p>
          </table:table-cell>
          <table:table-cell table:formula="of:=&quot;0x&quot;&amp;BASE(MOD([.B550];16)+32;16)" office:value-type="string" office:string-value="0x25">
            <text:p>0x25</text:p>
          </table:table-cell>
          <table:table-cell table:formula="of:=&quot;0x&quot;&amp;BASE(MOD(MOD([.$A550];256)+[.D$1];256);16;2)" office:value-type="string" office:string-value="0x02">
            <text:p>0x02</text:p>
          </table:table-cell>
          <table:table-cell table:formula="of:=&quot;0x&quot;&amp;BASE(MOD(MOD([.$A550];256)+[.E$1];256);16;2)" office:value-type="string" office:string-value="0x03">
            <text:p>0x03</text:p>
          </table:table-cell>
          <table:table-cell table:formula="of:=&quot;0x&quot;&amp;BASE(MOD(MOD([.$A550];256)+[.F$1];256);16;2)" office:value-type="string" office:string-value="0x04">
            <text:p>0x04</text:p>
          </table:table-cell>
          <table:table-cell table:formula="of:=&quot;0x&quot;&amp;BASE(MOD(MOD([.$A550];256)+[.G$1];256);16;2)" office:value-type="string" office:string-value="0x05">
            <text:p>0x05</text:p>
          </table:table-cell>
          <table:table-cell table:formula="of:=&quot;0x&quot;&amp;BASE(MOD(MOD([.$A550];256)+[.H$1];256);16;2)" office:value-type="string" office:string-value="0x06">
            <text:p>0x06</text:p>
          </table:table-cell>
          <table:table-cell table:formula="of:=&quot;0x&quot;&amp;BASE(MOD(MOD([.$A550];256)+[.I$1];256);16;2)" office:value-type="string" office:string-value="0x07">
            <text:p>0x07</text:p>
          </table:table-cell>
          <table:table-cell table:formula="of:=&quot;0x&quot;&amp;BASE(MOD(MOD([.$A550];256)+[.J$1];256);16;2)" office:value-type="string" office:string-value="0x08">
            <text:p>0x08</text:p>
          </table:table-cell>
          <table:table-cell table:formula="of:=&quot;- d: [&quot;&amp;[.C550]&amp;&quot;, &quot;&amp;[.D550]&amp;&quot;, &quot;&amp;[.E550]&amp;&quot;, &quot;&amp;[.F550]&amp;&quot;, &quot;&amp;[.G550]&amp;&quot;, &quot;&amp;[.H550]&amp;&quot;, &quot;&amp;[.I550]&amp;&quot;, &quot;&amp;[.J550]&amp;&quot;]#  e: 0#  t: 5&quot;" office:value-type="string" office:string-value="- d: [0x25, 0x02, 0x03, 0x04, 0x05, 0x06, 0x07, 0x08]#  e: 0#  t: 5">
            <text:p>- d: [0x25, 0x02, 0x03, 0x04, 0x05, 0x06, 0x07, 0x08]# <text:s/>e: 0# <text:s/>t: 5</text:p>
          </table:table-cell>
        </table:table-row>
        <table:table-row table:style-name="ro1">
          <table:table-cell table:formula="of:=[.A550]+7" office:value-type="float" office:value="3849">
            <text:p>3849</text:p>
          </table:table-cell>
          <table:table-cell table:formula="of:=[.B550]+1" office:value-type="float" office:value="550">
            <text:p>550</text:p>
          </table:table-cell>
          <table:table-cell table:formula="of:=&quot;0x&quot;&amp;BASE(MOD([.B551];16)+32;16)" office:value-type="string" office:string-value="0x26">
            <text:p>0x26</text:p>
          </table:table-cell>
          <table:table-cell table:formula="of:=&quot;0x&quot;&amp;BASE(MOD(MOD([.$A551];256)+[.D$1];256);16;2)" office:value-type="string" office:string-value="0x09">
            <text:p>0x09</text:p>
          </table:table-cell>
          <table:table-cell table:formula="of:=&quot;0x&quot;&amp;BASE(MOD(MOD([.$A551];256)+[.E$1];256);16;2)" office:value-type="string" office:string-value="0x0A">
            <text:p>0x0A</text:p>
          </table:table-cell>
          <table:table-cell table:formula="of:=&quot;0x&quot;&amp;BASE(MOD(MOD([.$A551];256)+[.F$1];256);16;2)" office:value-type="string" office:string-value="0x0B">
            <text:p>0x0B</text:p>
          </table:table-cell>
          <table:table-cell table:formula="of:=&quot;0x&quot;&amp;BASE(MOD(MOD([.$A551];256)+[.G$1];256);16;2)" office:value-type="string" office:string-value="0x0C">
            <text:p>0x0C</text:p>
          </table:table-cell>
          <table:table-cell table:formula="of:=&quot;0x&quot;&amp;BASE(MOD(MOD([.$A551];256)+[.H$1];256);16;2)" office:value-type="string" office:string-value="0x0D">
            <text:p>0x0D</text:p>
          </table:table-cell>
          <table:table-cell table:formula="of:=&quot;0x&quot;&amp;BASE(MOD(MOD([.$A551];256)+[.I$1];256);16;2)" office:value-type="string" office:string-value="0x0E">
            <text:p>0x0E</text:p>
          </table:table-cell>
          <table:table-cell table:formula="of:=&quot;0x&quot;&amp;BASE(MOD(MOD([.$A551];256)+[.J$1];256);16;2)" office:value-type="string" office:string-value="0x0F">
            <text:p>0x0F</text:p>
          </table:table-cell>
          <table:table-cell table:formula="of:=&quot;- d: [&quot;&amp;[.C551]&amp;&quot;, &quot;&amp;[.D551]&amp;&quot;, &quot;&amp;[.E551]&amp;&quot;, &quot;&amp;[.F551]&amp;&quot;, &quot;&amp;[.G551]&amp;&quot;, &quot;&amp;[.H551]&amp;&quot;, &quot;&amp;[.I551]&amp;&quot;, &quot;&amp;[.J551]&amp;&quot;]#  e: 0#  t: 5&quot;" office:value-type="string" office:string-value="- d: [0x26, 0x09, 0x0A, 0x0B, 0x0C, 0x0D, 0x0E, 0x0F]#  e: 0#  t: 5">
            <text:p>- d: [0x26, 0x09, 0x0A, 0x0B, 0x0C, 0x0D, 0x0E, 0x0F]# <text:s/>e: 0# <text:s/>t: 5</text:p>
          </table:table-cell>
        </table:table-row>
        <table:table-row table:style-name="ro1">
          <table:table-cell table:formula="of:=[.A551]+7" office:value-type="float" office:value="3856">
            <text:p>3856</text:p>
          </table:table-cell>
          <table:table-cell table:formula="of:=[.B551]+1" office:value-type="float" office:value="551">
            <text:p>551</text:p>
          </table:table-cell>
          <table:table-cell table:formula="of:=&quot;0x&quot;&amp;BASE(MOD([.B552];16)+32;16)" office:value-type="string" office:string-value="0x27">
            <text:p>0x27</text:p>
          </table:table-cell>
          <table:table-cell table:formula="of:=&quot;0x&quot;&amp;BASE(MOD(MOD([.$A552];256)+[.D$1];256);16;2)" office:value-type="string" office:string-value="0x10">
            <text:p>0x10</text:p>
          </table:table-cell>
          <table:table-cell table:formula="of:=&quot;0x&quot;&amp;BASE(MOD(MOD([.$A552];256)+[.E$1];256);16;2)" office:value-type="string" office:string-value="0x11">
            <text:p>0x11</text:p>
          </table:table-cell>
          <table:table-cell table:formula="of:=&quot;0x&quot;&amp;BASE(MOD(MOD([.$A552];256)+[.F$1];256);16;2)" office:value-type="string" office:string-value="0x12">
            <text:p>0x12</text:p>
          </table:table-cell>
          <table:table-cell table:formula="of:=&quot;0x&quot;&amp;BASE(MOD(MOD([.$A552];256)+[.G$1];256);16;2)" office:value-type="string" office:string-value="0x13">
            <text:p>0x13</text:p>
          </table:table-cell>
          <table:table-cell table:formula="of:=&quot;0x&quot;&amp;BASE(MOD(MOD([.$A552];256)+[.H$1];256);16;2)" office:value-type="string" office:string-value="0x14">
            <text:p>0x14</text:p>
          </table:table-cell>
          <table:table-cell table:formula="of:=&quot;0x&quot;&amp;BASE(MOD(MOD([.$A552];256)+[.I$1];256);16;2)" office:value-type="string" office:string-value="0x15">
            <text:p>0x15</text:p>
          </table:table-cell>
          <table:table-cell table:formula="of:=&quot;0x&quot;&amp;BASE(MOD(MOD([.$A552];256)+[.J$1];256);16;2)" office:value-type="string" office:string-value="0x16">
            <text:p>0x16</text:p>
          </table:table-cell>
          <table:table-cell table:formula="of:=&quot;- d: [&quot;&amp;[.C552]&amp;&quot;, &quot;&amp;[.D552]&amp;&quot;, &quot;&amp;[.E552]&amp;&quot;, &quot;&amp;[.F552]&amp;&quot;, &quot;&amp;[.G552]&amp;&quot;, &quot;&amp;[.H552]&amp;&quot;, &quot;&amp;[.I552]&amp;&quot;, &quot;&amp;[.J552]&amp;&quot;]#  e: 0#  t: 5&quot;" office:value-type="string" office:string-value="- d: [0x27, 0x10, 0x11, 0x12, 0x13, 0x14, 0x15, 0x16]#  e: 0#  t: 5">
            <text:p>- d: [0x27, 0x10, 0x11, 0x12, 0x13, 0x14, 0x15, 0x16]# <text:s/>e: 0# <text:s/>t: 5</text:p>
          </table:table-cell>
        </table:table-row>
        <table:table-row table:style-name="ro1">
          <table:table-cell table:formula="of:=[.A552]+7" office:value-type="float" office:value="3863">
            <text:p>3863</text:p>
          </table:table-cell>
          <table:table-cell table:formula="of:=[.B552]+1" office:value-type="float" office:value="552">
            <text:p>552</text:p>
          </table:table-cell>
          <table:table-cell table:formula="of:=&quot;0x&quot;&amp;BASE(MOD([.B553];16)+32;16)" office:value-type="string" office:string-value="0x28">
            <text:p>0x28</text:p>
          </table:table-cell>
          <table:table-cell table:formula="of:=&quot;0x&quot;&amp;BASE(MOD(MOD([.$A553];256)+[.D$1];256);16;2)" office:value-type="string" office:string-value="0x17">
            <text:p>0x17</text:p>
          </table:table-cell>
          <table:table-cell table:formula="of:=&quot;0x&quot;&amp;BASE(MOD(MOD([.$A553];256)+[.E$1];256);16;2)" office:value-type="string" office:string-value="0x18">
            <text:p>0x18</text:p>
          </table:table-cell>
          <table:table-cell table:formula="of:=&quot;0x&quot;&amp;BASE(MOD(MOD([.$A553];256)+[.F$1];256);16;2)" office:value-type="string" office:string-value="0x19">
            <text:p>0x19</text:p>
          </table:table-cell>
          <table:table-cell table:formula="of:=&quot;0x&quot;&amp;BASE(MOD(MOD([.$A553];256)+[.G$1];256);16;2)" office:value-type="string" office:string-value="0x1A">
            <text:p>0x1A</text:p>
          </table:table-cell>
          <table:table-cell table:formula="of:=&quot;0x&quot;&amp;BASE(MOD(MOD([.$A553];256)+[.H$1];256);16;2)" office:value-type="string" office:string-value="0x1B">
            <text:p>0x1B</text:p>
          </table:table-cell>
          <table:table-cell table:formula="of:=&quot;0x&quot;&amp;BASE(MOD(MOD([.$A553];256)+[.I$1];256);16;2)" office:value-type="string" office:string-value="0x1C">
            <text:p>0x1C</text:p>
          </table:table-cell>
          <table:table-cell table:formula="of:=&quot;0x&quot;&amp;BASE(MOD(MOD([.$A553];256)+[.J$1];256);16;2)" office:value-type="string" office:string-value="0x1D">
            <text:p>0x1D</text:p>
          </table:table-cell>
          <table:table-cell table:formula="of:=&quot;- d: [&quot;&amp;[.C553]&amp;&quot;, &quot;&amp;[.D553]&amp;&quot;, &quot;&amp;[.E553]&amp;&quot;, &quot;&amp;[.F553]&amp;&quot;, &quot;&amp;[.G553]&amp;&quot;, &quot;&amp;[.H553]&amp;&quot;, &quot;&amp;[.I553]&amp;&quot;, &quot;&amp;[.J553]&amp;&quot;]#  e: 0#  t: 5&quot;" office:value-type="string" office:string-value="- d: [0x28, 0x17, 0x18, 0x19, 0x1A, 0x1B, 0x1C, 0x1D]#  e: 0#  t: 5">
            <text:p>- d: [0x28, 0x17, 0x18, 0x19, 0x1A, 0x1B, 0x1C, 0x1D]# <text:s/>e: 0# <text:s/>t: 5</text:p>
          </table:table-cell>
        </table:table-row>
        <table:table-row table:style-name="ro1">
          <table:table-cell table:formula="of:=[.A553]+7" office:value-type="float" office:value="3870">
            <text:p>3870</text:p>
          </table:table-cell>
          <table:table-cell table:formula="of:=[.B553]+1" office:value-type="float" office:value="553">
            <text:p>553</text:p>
          </table:table-cell>
          <table:table-cell table:formula="of:=&quot;0x&quot;&amp;BASE(MOD([.B554];16)+32;16)" office:value-type="string" office:string-value="0x29">
            <text:p>0x29</text:p>
          </table:table-cell>
          <table:table-cell table:formula="of:=&quot;0x&quot;&amp;BASE(MOD(MOD([.$A554];256)+[.D$1];256);16;2)" office:value-type="string" office:string-value="0x1E">
            <text:p>0x1E</text:p>
          </table:table-cell>
          <table:table-cell table:formula="of:=&quot;0x&quot;&amp;BASE(MOD(MOD([.$A554];256)+[.E$1];256);16;2)" office:value-type="string" office:string-value="0x1F">
            <text:p>0x1F</text:p>
          </table:table-cell>
          <table:table-cell table:formula="of:=&quot;0x&quot;&amp;BASE(MOD(MOD([.$A554];256)+[.F$1];256);16;2)" office:value-type="string" office:string-value="0x20">
            <text:p>0x20</text:p>
          </table:table-cell>
          <table:table-cell table:formula="of:=&quot;0x&quot;&amp;BASE(MOD(MOD([.$A554];256)+[.G$1];256);16;2)" office:value-type="string" office:string-value="0x21">
            <text:p>0x21</text:p>
          </table:table-cell>
          <table:table-cell table:formula="of:=&quot;0x&quot;&amp;BASE(MOD(MOD([.$A554];256)+[.H$1];256);16;2)" office:value-type="string" office:string-value="0x22">
            <text:p>0x22</text:p>
          </table:table-cell>
          <table:table-cell table:formula="of:=&quot;0x&quot;&amp;BASE(MOD(MOD([.$A554];256)+[.I$1];256);16;2)" office:value-type="string" office:string-value="0x23">
            <text:p>0x23</text:p>
          </table:table-cell>
          <table:table-cell table:formula="of:=&quot;0x&quot;&amp;BASE(MOD(MOD([.$A554];256)+[.J$1];256);16;2)" office:value-type="string" office:string-value="0x24">
            <text:p>0x24</text:p>
          </table:table-cell>
          <table:table-cell table:formula="of:=&quot;- d: [&quot;&amp;[.C554]&amp;&quot;, &quot;&amp;[.D554]&amp;&quot;, &quot;&amp;[.E554]&amp;&quot;, &quot;&amp;[.F554]&amp;&quot;, &quot;&amp;[.G554]&amp;&quot;, &quot;&amp;[.H554]&amp;&quot;, &quot;&amp;[.I554]&amp;&quot;, &quot;&amp;[.J554]&amp;&quot;]#  e: 0#  t: 5&quot;" office:value-type="string" office:string-value="- d: [0x29, 0x1E, 0x1F, 0x20, 0x21, 0x22, 0x23, 0x24]#  e: 0#  t: 5">
            <text:p>- d: [0x29, 0x1E, 0x1F, 0x20, 0x21, 0x22, 0x23, 0x24]# <text:s/>e: 0# <text:s/>t: 5</text:p>
          </table:table-cell>
        </table:table-row>
        <table:table-row table:style-name="ro1">
          <table:table-cell table:formula="of:=[.A554]+7" office:value-type="float" office:value="3877">
            <text:p>3877</text:p>
          </table:table-cell>
          <table:table-cell table:formula="of:=[.B554]+1" office:value-type="float" office:value="554">
            <text:p>554</text:p>
          </table:table-cell>
          <table:table-cell table:formula="of:=&quot;0x&quot;&amp;BASE(MOD([.B555];16)+32;16)" office:value-type="string" office:string-value="0x2A">
            <text:p>0x2A</text:p>
          </table:table-cell>
          <table:table-cell table:formula="of:=&quot;0x&quot;&amp;BASE(MOD(MOD([.$A555];256)+[.D$1];256);16;2)" office:value-type="string" office:string-value="0x25">
            <text:p>0x25</text:p>
          </table:table-cell>
          <table:table-cell table:formula="of:=&quot;0x&quot;&amp;BASE(MOD(MOD([.$A555];256)+[.E$1];256);16;2)" office:value-type="string" office:string-value="0x26">
            <text:p>0x26</text:p>
          </table:table-cell>
          <table:table-cell table:formula="of:=&quot;0x&quot;&amp;BASE(MOD(MOD([.$A555];256)+[.F$1];256);16;2)" office:value-type="string" office:string-value="0x27">
            <text:p>0x27</text:p>
          </table:table-cell>
          <table:table-cell table:formula="of:=&quot;0x&quot;&amp;BASE(MOD(MOD([.$A555];256)+[.G$1];256);16;2)" office:value-type="string" office:string-value="0x28">
            <text:p>0x28</text:p>
          </table:table-cell>
          <table:table-cell table:formula="of:=&quot;0x&quot;&amp;BASE(MOD(MOD([.$A555];256)+[.H$1];256);16;2)" office:value-type="string" office:string-value="0x29">
            <text:p>0x29</text:p>
          </table:table-cell>
          <table:table-cell table:formula="of:=&quot;0x&quot;&amp;BASE(MOD(MOD([.$A555];256)+[.I$1];256);16;2)" office:value-type="string" office:string-value="0x2A">
            <text:p>0x2A</text:p>
          </table:table-cell>
          <table:table-cell table:formula="of:=&quot;0x&quot;&amp;BASE(MOD(MOD([.$A555];256)+[.J$1];256);16;2)" office:value-type="string" office:string-value="0x2B">
            <text:p>0x2B</text:p>
          </table:table-cell>
          <table:table-cell table:formula="of:=&quot;- d: [&quot;&amp;[.C555]&amp;&quot;, &quot;&amp;[.D555]&amp;&quot;, &quot;&amp;[.E555]&amp;&quot;, &quot;&amp;[.F555]&amp;&quot;, &quot;&amp;[.G555]&amp;&quot;, &quot;&amp;[.H555]&amp;&quot;, &quot;&amp;[.I555]&amp;&quot;, &quot;&amp;[.J555]&amp;&quot;]#  e: 0#  t: 5&quot;" office:value-type="string" office:string-value="- d: [0x2A, 0x25, 0x26, 0x27, 0x28, 0x29, 0x2A, 0x2B]#  e: 0#  t: 5">
            <text:p>- d: [0x2A, 0x25, 0x26, 0x27, 0x28, 0x29, 0x2A, 0x2B]# <text:s/>e: 0# <text:s/>t: 5</text:p>
          </table:table-cell>
        </table:table-row>
        <table:table-row table:style-name="ro1">
          <table:table-cell table:formula="of:=[.A555]+7" office:value-type="float" office:value="3884">
            <text:p>3884</text:p>
          </table:table-cell>
          <table:table-cell table:formula="of:=[.B555]+1" office:value-type="float" office:value="555">
            <text:p>555</text:p>
          </table:table-cell>
          <table:table-cell table:formula="of:=&quot;0x&quot;&amp;BASE(MOD([.B556];16)+32;16)" office:value-type="string" office:string-value="0x2B">
            <text:p>0x2B</text:p>
          </table:table-cell>
          <table:table-cell table:formula="of:=&quot;0x&quot;&amp;BASE(MOD(MOD([.$A556];256)+[.D$1];256);16;2)" office:value-type="string" office:string-value="0x2C">
            <text:p>0x2C</text:p>
          </table:table-cell>
          <table:table-cell table:formula="of:=&quot;0x&quot;&amp;BASE(MOD(MOD([.$A556];256)+[.E$1];256);16;2)" office:value-type="string" office:string-value="0x2D">
            <text:p>0x2D</text:p>
          </table:table-cell>
          <table:table-cell table:formula="of:=&quot;0x&quot;&amp;BASE(MOD(MOD([.$A556];256)+[.F$1];256);16;2)" office:value-type="string" office:string-value="0x2E">
            <text:p>0x2E</text:p>
          </table:table-cell>
          <table:table-cell table:formula="of:=&quot;0x&quot;&amp;BASE(MOD(MOD([.$A556];256)+[.G$1];256);16;2)" office:value-type="string" office:string-value="0x2F">
            <text:p>0x2F</text:p>
          </table:table-cell>
          <table:table-cell table:formula="of:=&quot;0x&quot;&amp;BASE(MOD(MOD([.$A556];256)+[.H$1];256);16;2)" office:value-type="string" office:string-value="0x30">
            <text:p>0x30</text:p>
          </table:table-cell>
          <table:table-cell table:formula="of:=&quot;0x&quot;&amp;BASE(MOD(MOD([.$A556];256)+[.I$1];256);16;2)" office:value-type="string" office:string-value="0x31">
            <text:p>0x31</text:p>
          </table:table-cell>
          <table:table-cell table:formula="of:=&quot;0x&quot;&amp;BASE(MOD(MOD([.$A556];256)+[.J$1];256);16;2)" office:value-type="string" office:string-value="0x32">
            <text:p>0x32</text:p>
          </table:table-cell>
          <table:table-cell table:formula="of:=&quot;- d: [&quot;&amp;[.C556]&amp;&quot;, &quot;&amp;[.D556]&amp;&quot;, &quot;&amp;[.E556]&amp;&quot;, &quot;&amp;[.F556]&amp;&quot;, &quot;&amp;[.G556]&amp;&quot;, &quot;&amp;[.H556]&amp;&quot;, &quot;&amp;[.I556]&amp;&quot;, &quot;&amp;[.J556]&amp;&quot;]#  e: 0#  t: 5&quot;" office:value-type="string" office:string-value="- d: [0x2B, 0x2C, 0x2D, 0x2E, 0x2F, 0x30, 0x31, 0x32]#  e: 0#  t: 5">
            <text:p>- d: [0x2B, 0x2C, 0x2D, 0x2E, 0x2F, 0x30, 0x31, 0x32]# <text:s/>e: 0# <text:s/>t: 5</text:p>
          </table:table-cell>
        </table:table-row>
        <table:table-row table:style-name="ro1">
          <table:table-cell table:formula="of:=[.A556]+7" office:value-type="float" office:value="3891">
            <text:p>3891</text:p>
          </table:table-cell>
          <table:table-cell table:formula="of:=[.B556]+1" office:value-type="float" office:value="556">
            <text:p>556</text:p>
          </table:table-cell>
          <table:table-cell table:formula="of:=&quot;0x&quot;&amp;BASE(MOD([.B557];16)+32;16)" office:value-type="string" office:string-value="0x2C">
            <text:p>0x2C</text:p>
          </table:table-cell>
          <table:table-cell table:formula="of:=&quot;0x&quot;&amp;BASE(MOD(MOD([.$A557];256)+[.D$1];256);16;2)" office:value-type="string" office:string-value="0x33">
            <text:p>0x33</text:p>
          </table:table-cell>
          <table:table-cell table:formula="of:=&quot;0x&quot;&amp;BASE(MOD(MOD([.$A557];256)+[.E$1];256);16;2)" office:value-type="string" office:string-value="0x34">
            <text:p>0x34</text:p>
          </table:table-cell>
          <table:table-cell table:formula="of:=&quot;0x&quot;&amp;BASE(MOD(MOD([.$A557];256)+[.F$1];256);16;2)" office:value-type="string" office:string-value="0x35">
            <text:p>0x35</text:p>
          </table:table-cell>
          <table:table-cell table:formula="of:=&quot;0x&quot;&amp;BASE(MOD(MOD([.$A557];256)+[.G$1];256);16;2)" office:value-type="string" office:string-value="0x36">
            <text:p>0x36</text:p>
          </table:table-cell>
          <table:table-cell table:formula="of:=&quot;0x&quot;&amp;BASE(MOD(MOD([.$A557];256)+[.H$1];256);16;2)" office:value-type="string" office:string-value="0x37">
            <text:p>0x37</text:p>
          </table:table-cell>
          <table:table-cell table:formula="of:=&quot;0x&quot;&amp;BASE(MOD(MOD([.$A557];256)+[.I$1];256);16;2)" office:value-type="string" office:string-value="0x38">
            <text:p>0x38</text:p>
          </table:table-cell>
          <table:table-cell table:formula="of:=&quot;0x&quot;&amp;BASE(MOD(MOD([.$A557];256)+[.J$1];256);16;2)" office:value-type="string" office:string-value="0x39">
            <text:p>0x39</text:p>
          </table:table-cell>
          <table:table-cell table:formula="of:=&quot;- d: [&quot;&amp;[.C557]&amp;&quot;, &quot;&amp;[.D557]&amp;&quot;, &quot;&amp;[.E557]&amp;&quot;, &quot;&amp;[.F557]&amp;&quot;, &quot;&amp;[.G557]&amp;&quot;, &quot;&amp;[.H557]&amp;&quot;, &quot;&amp;[.I557]&amp;&quot;, &quot;&amp;[.J557]&amp;&quot;]#  e: 0#  t: 5&quot;" office:value-type="string" office:string-value="- d: [0x2C, 0x33, 0x34, 0x35, 0x36, 0x37, 0x38, 0x39]#  e: 0#  t: 5">
            <text:p>- d: [0x2C, 0x33, 0x34, 0x35, 0x36, 0x37, 0x38, 0x39]# <text:s/>e: 0# <text:s/>t: 5</text:p>
          </table:table-cell>
        </table:table-row>
        <table:table-row table:style-name="ro1">
          <table:table-cell table:formula="of:=[.A557]+7" office:value-type="float" office:value="3898">
            <text:p>3898</text:p>
          </table:table-cell>
          <table:table-cell table:formula="of:=[.B557]+1" office:value-type="float" office:value="557">
            <text:p>557</text:p>
          </table:table-cell>
          <table:table-cell table:formula="of:=&quot;0x&quot;&amp;BASE(MOD([.B558];16)+32;16)" office:value-type="string" office:string-value="0x2D">
            <text:p>0x2D</text:p>
          </table:table-cell>
          <table:table-cell table:formula="of:=&quot;0x&quot;&amp;BASE(MOD(MOD([.$A558];256)+[.D$1];256);16;2)" office:value-type="string" office:string-value="0x3A">
            <text:p>0x3A</text:p>
          </table:table-cell>
          <table:table-cell table:formula="of:=&quot;0x&quot;&amp;BASE(MOD(MOD([.$A558];256)+[.E$1];256);16;2)" office:value-type="string" office:string-value="0x3B">
            <text:p>0x3B</text:p>
          </table:table-cell>
          <table:table-cell table:formula="of:=&quot;0x&quot;&amp;BASE(MOD(MOD([.$A558];256)+[.F$1];256);16;2)" office:value-type="string" office:string-value="0x3C">
            <text:p>0x3C</text:p>
          </table:table-cell>
          <table:table-cell table:formula="of:=&quot;0x&quot;&amp;BASE(MOD(MOD([.$A558];256)+[.G$1];256);16;2)" office:value-type="string" office:string-value="0x3D">
            <text:p>0x3D</text:p>
          </table:table-cell>
          <table:table-cell table:formula="of:=&quot;0x&quot;&amp;BASE(MOD(MOD([.$A558];256)+[.H$1];256);16;2)" office:value-type="string" office:string-value="0x3E">
            <text:p>0x3E</text:p>
          </table:table-cell>
          <table:table-cell table:formula="of:=&quot;0x&quot;&amp;BASE(MOD(MOD([.$A558];256)+[.I$1];256);16;2)" office:value-type="string" office:string-value="0x3F">
            <text:p>0x3F</text:p>
          </table:table-cell>
          <table:table-cell table:formula="of:=&quot;0x&quot;&amp;BASE(MOD(MOD([.$A558];256)+[.J$1];256);16;2)" office:value-type="string" office:string-value="0x40">
            <text:p>0x40</text:p>
          </table:table-cell>
          <table:table-cell table:formula="of:=&quot;- d: [&quot;&amp;[.C558]&amp;&quot;, &quot;&amp;[.D558]&amp;&quot;, &quot;&amp;[.E558]&amp;&quot;, &quot;&amp;[.F558]&amp;&quot;, &quot;&amp;[.G558]&amp;&quot;, &quot;&amp;[.H558]&amp;&quot;, &quot;&amp;[.I558]&amp;&quot;, &quot;&amp;[.J558]&amp;&quot;]#  e: 0#  t: 5&quot;" office:value-type="string" office:string-value="- d: [0x2D, 0x3A, 0x3B, 0x3C, 0x3D, 0x3E, 0x3F, 0x40]#  e: 0#  t: 5">
            <text:p>- d: [0x2D, 0x3A, 0x3B, 0x3C, 0x3D, 0x3E, 0x3F, 0x40]# <text:s/>e: 0# <text:s/>t: 5</text:p>
          </table:table-cell>
        </table:table-row>
        <table:table-row table:style-name="ro1">
          <table:table-cell table:formula="of:=[.A558]+7" office:value-type="float" office:value="3905">
            <text:p>3905</text:p>
          </table:table-cell>
          <table:table-cell table:formula="of:=[.B558]+1" office:value-type="float" office:value="558">
            <text:p>558</text:p>
          </table:table-cell>
          <table:table-cell table:formula="of:=&quot;0x&quot;&amp;BASE(MOD([.B559];16)+32;16)" office:value-type="string" office:string-value="0x2E">
            <text:p>0x2E</text:p>
          </table:table-cell>
          <table:table-cell table:formula="of:=&quot;0x&quot;&amp;BASE(MOD(MOD([.$A559];256)+[.D$1];256);16;2)" office:value-type="string" office:string-value="0x41">
            <text:p>0x41</text:p>
          </table:table-cell>
          <table:table-cell table:formula="of:=&quot;0x&quot;&amp;BASE(MOD(MOD([.$A559];256)+[.E$1];256);16;2)" office:value-type="string" office:string-value="0x42">
            <text:p>0x42</text:p>
          </table:table-cell>
          <table:table-cell table:formula="of:=&quot;0x&quot;&amp;BASE(MOD(MOD([.$A559];256)+[.F$1];256);16;2)" office:value-type="string" office:string-value="0x43">
            <text:p>0x43</text:p>
          </table:table-cell>
          <table:table-cell table:formula="of:=&quot;0x&quot;&amp;BASE(MOD(MOD([.$A559];256)+[.G$1];256);16;2)" office:value-type="string" office:string-value="0x44">
            <text:p>0x44</text:p>
          </table:table-cell>
          <table:table-cell table:formula="of:=&quot;0x&quot;&amp;BASE(MOD(MOD([.$A559];256)+[.H$1];256);16;2)" office:value-type="string" office:string-value="0x45">
            <text:p>0x45</text:p>
          </table:table-cell>
          <table:table-cell table:formula="of:=&quot;0x&quot;&amp;BASE(MOD(MOD([.$A559];256)+[.I$1];256);16;2)" office:value-type="string" office:string-value="0x46">
            <text:p>0x46</text:p>
          </table:table-cell>
          <table:table-cell table:formula="of:=&quot;0x&quot;&amp;BASE(MOD(MOD([.$A559];256)+[.J$1];256);16;2)" office:value-type="string" office:string-value="0x47">
            <text:p>0x47</text:p>
          </table:table-cell>
          <table:table-cell table:formula="of:=&quot;- d: [&quot;&amp;[.C559]&amp;&quot;, &quot;&amp;[.D559]&amp;&quot;, &quot;&amp;[.E559]&amp;&quot;, &quot;&amp;[.F559]&amp;&quot;, &quot;&amp;[.G559]&amp;&quot;, &quot;&amp;[.H559]&amp;&quot;, &quot;&amp;[.I559]&amp;&quot;, &quot;&amp;[.J559]&amp;&quot;]#  e: 0#  t: 5&quot;" office:value-type="string" office:string-value="- d: [0x2E, 0x41, 0x42, 0x43, 0x44, 0x45, 0x46, 0x47]#  e: 0#  t: 5">
            <text:p>- d: [0x2E, 0x41, 0x42, 0x43, 0x44, 0x45, 0x46, 0x47]# <text:s/>e: 0# <text:s/>t: 5</text:p>
          </table:table-cell>
        </table:table-row>
        <table:table-row table:style-name="ro1">
          <table:table-cell table:formula="of:=[.A559]+7" office:value-type="float" office:value="3912">
            <text:p>3912</text:p>
          </table:table-cell>
          <table:table-cell table:formula="of:=[.B559]+1" office:value-type="float" office:value="559">
            <text:p>559</text:p>
          </table:table-cell>
          <table:table-cell table:formula="of:=&quot;0x&quot;&amp;BASE(MOD([.B560];16)+32;16)" office:value-type="string" office:string-value="0x2F">
            <text:p>0x2F</text:p>
          </table:table-cell>
          <table:table-cell table:formula="of:=&quot;0x&quot;&amp;BASE(MOD(MOD([.$A560];256)+[.D$1];256);16;2)" office:value-type="string" office:string-value="0x48">
            <text:p>0x48</text:p>
          </table:table-cell>
          <table:table-cell table:formula="of:=&quot;0x&quot;&amp;BASE(MOD(MOD([.$A560];256)+[.E$1];256);16;2)" office:value-type="string" office:string-value="0x49">
            <text:p>0x49</text:p>
          </table:table-cell>
          <table:table-cell table:formula="of:=&quot;0x&quot;&amp;BASE(MOD(MOD([.$A560];256)+[.F$1];256);16;2)" office:value-type="string" office:string-value="0x4A">
            <text:p>0x4A</text:p>
          </table:table-cell>
          <table:table-cell table:formula="of:=&quot;0x&quot;&amp;BASE(MOD(MOD([.$A560];256)+[.G$1];256);16;2)" office:value-type="string" office:string-value="0x4B">
            <text:p>0x4B</text:p>
          </table:table-cell>
          <table:table-cell table:formula="of:=&quot;0x&quot;&amp;BASE(MOD(MOD([.$A560];256)+[.H$1];256);16;2)" office:value-type="string" office:string-value="0x4C">
            <text:p>0x4C</text:p>
          </table:table-cell>
          <table:table-cell table:formula="of:=&quot;0x&quot;&amp;BASE(MOD(MOD([.$A560];256)+[.I$1];256);16;2)" office:value-type="string" office:string-value="0x4D">
            <text:p>0x4D</text:p>
          </table:table-cell>
          <table:table-cell table:formula="of:=&quot;0x&quot;&amp;BASE(MOD(MOD([.$A560];256)+[.J$1];256);16;2)" office:value-type="string" office:string-value="0x4E">
            <text:p>0x4E</text:p>
          </table:table-cell>
          <table:table-cell table:formula="of:=&quot;- d: [&quot;&amp;[.C560]&amp;&quot;, &quot;&amp;[.D560]&amp;&quot;, &quot;&amp;[.E560]&amp;&quot;, &quot;&amp;[.F560]&amp;&quot;, &quot;&amp;[.G560]&amp;&quot;, &quot;&amp;[.H560]&amp;&quot;, &quot;&amp;[.I560]&amp;&quot;, &quot;&amp;[.J560]&amp;&quot;]#  e: 0#  t: 5&quot;" office:value-type="string" office:string-value="- d: [0x2F, 0x48, 0x49, 0x4A, 0x4B, 0x4C, 0x4D, 0x4E]#  e: 0#  t: 5">
            <text:p>- d: [0x2F, 0x48, 0x49, 0x4A, 0x4B, 0x4C, 0x4D, 0x4E]# <text:s/>e: 0# <text:s/>t: 5</text:p>
          </table:table-cell>
        </table:table-row>
        <table:table-row table:style-name="ro1">
          <table:table-cell table:formula="of:=[.A560]+7" office:value-type="float" office:value="3919">
            <text:p>3919</text:p>
          </table:table-cell>
          <table:table-cell table:formula="of:=[.B560]+1" office:value-type="float" office:value="560">
            <text:p>560</text:p>
          </table:table-cell>
          <table:table-cell table:formula="of:=&quot;0x&quot;&amp;BASE(MOD([.B561];16)+32;16)" office:value-type="string" office:string-value="0x20">
            <text:p>0x20</text:p>
          </table:table-cell>
          <table:table-cell table:formula="of:=&quot;0x&quot;&amp;BASE(MOD(MOD([.$A561];256)+[.D$1];256);16;2)" office:value-type="string" office:string-value="0x4F">
            <text:p>0x4F</text:p>
          </table:table-cell>
          <table:table-cell table:formula="of:=&quot;0x&quot;&amp;BASE(MOD(MOD([.$A561];256)+[.E$1];256);16;2)" office:value-type="string" office:string-value="0x50">
            <text:p>0x50</text:p>
          </table:table-cell>
          <table:table-cell table:formula="of:=&quot;0x&quot;&amp;BASE(MOD(MOD([.$A561];256)+[.F$1];256);16;2)" office:value-type="string" office:string-value="0x51">
            <text:p>0x51</text:p>
          </table:table-cell>
          <table:table-cell table:formula="of:=&quot;0x&quot;&amp;BASE(MOD(MOD([.$A561];256)+[.G$1];256);16;2)" office:value-type="string" office:string-value="0x52">
            <text:p>0x52</text:p>
          </table:table-cell>
          <table:table-cell table:formula="of:=&quot;0x&quot;&amp;BASE(MOD(MOD([.$A561];256)+[.H$1];256);16;2)" office:value-type="string" office:string-value="0x53">
            <text:p>0x53</text:p>
          </table:table-cell>
          <table:table-cell table:formula="of:=&quot;0x&quot;&amp;BASE(MOD(MOD([.$A561];256)+[.I$1];256);16;2)" office:value-type="string" office:string-value="0x54">
            <text:p>0x54</text:p>
          </table:table-cell>
          <table:table-cell table:formula="of:=&quot;0x&quot;&amp;BASE(MOD(MOD([.$A561];256)+[.J$1];256);16;2)" office:value-type="string" office:string-value="0x55">
            <text:p>0x55</text:p>
          </table:table-cell>
          <table:table-cell table:formula="of:=&quot;- d: [&quot;&amp;[.C561]&amp;&quot;, &quot;&amp;[.D561]&amp;&quot;, &quot;&amp;[.E561]&amp;&quot;, &quot;&amp;[.F561]&amp;&quot;, &quot;&amp;[.G561]&amp;&quot;, &quot;&amp;[.H561]&amp;&quot;, &quot;&amp;[.I561]&amp;&quot;, &quot;&amp;[.J561]&amp;&quot;]#  e: 0#  t: 5&quot;" office:value-type="string" office:string-value="- d: [0x20, 0x4F, 0x50, 0x51, 0x52, 0x53, 0x54, 0x55]#  e: 0#  t: 5">
            <text:p>- d: [0x20, 0x4F, 0x50, 0x51, 0x52, 0x53, 0x54, 0x55]# <text:s/>e: 0# <text:s/>t: 5</text:p>
          </table:table-cell>
        </table:table-row>
        <table:table-row table:style-name="ro1">
          <table:table-cell table:formula="of:=[.A561]+7" office:value-type="float" office:value="3926">
            <text:p>3926</text:p>
          </table:table-cell>
          <table:table-cell table:formula="of:=[.B561]+1" office:value-type="float" office:value="561">
            <text:p>561</text:p>
          </table:table-cell>
          <table:table-cell table:formula="of:=&quot;0x&quot;&amp;BASE(MOD([.B562];16)+32;16)" office:value-type="string" office:string-value="0x21">
            <text:p>0x21</text:p>
          </table:table-cell>
          <table:table-cell table:formula="of:=&quot;0x&quot;&amp;BASE(MOD(MOD([.$A562];256)+[.D$1];256);16;2)" office:value-type="string" office:string-value="0x56">
            <text:p>0x56</text:p>
          </table:table-cell>
          <table:table-cell table:formula="of:=&quot;0x&quot;&amp;BASE(MOD(MOD([.$A562];256)+[.E$1];256);16;2)" office:value-type="string" office:string-value="0x57">
            <text:p>0x57</text:p>
          </table:table-cell>
          <table:table-cell table:formula="of:=&quot;0x&quot;&amp;BASE(MOD(MOD([.$A562];256)+[.F$1];256);16;2)" office:value-type="string" office:string-value="0x58">
            <text:p>0x58</text:p>
          </table:table-cell>
          <table:table-cell table:formula="of:=&quot;0x&quot;&amp;BASE(MOD(MOD([.$A562];256)+[.G$1];256);16;2)" office:value-type="string" office:string-value="0x59">
            <text:p>0x59</text:p>
          </table:table-cell>
          <table:table-cell table:formula="of:=&quot;0x&quot;&amp;BASE(MOD(MOD([.$A562];256)+[.H$1];256);16;2)" office:value-type="string" office:string-value="0x5A">
            <text:p>0x5A</text:p>
          </table:table-cell>
          <table:table-cell table:formula="of:=&quot;0x&quot;&amp;BASE(MOD(MOD([.$A562];256)+[.I$1];256);16;2)" office:value-type="string" office:string-value="0x5B">
            <text:p>0x5B</text:p>
          </table:table-cell>
          <table:table-cell table:formula="of:=&quot;0x&quot;&amp;BASE(MOD(MOD([.$A562];256)+[.J$1];256);16;2)" office:value-type="string" office:string-value="0x5C">
            <text:p>0x5C</text:p>
          </table:table-cell>
          <table:table-cell table:formula="of:=&quot;- d: [&quot;&amp;[.C562]&amp;&quot;, &quot;&amp;[.D562]&amp;&quot;, &quot;&amp;[.E562]&amp;&quot;, &quot;&amp;[.F562]&amp;&quot;, &quot;&amp;[.G562]&amp;&quot;, &quot;&amp;[.H562]&amp;&quot;, &quot;&amp;[.I562]&amp;&quot;, &quot;&amp;[.J562]&amp;&quot;]#  e: 0#  t: 5&quot;" office:value-type="string" office:string-value="- d: [0x21, 0x56, 0x57, 0x58, 0x59, 0x5A, 0x5B, 0x5C]#  e: 0#  t: 5">
            <text:p>- d: [0x21, 0x56, 0x57, 0x58, 0x59, 0x5A, 0x5B, 0x5C]# <text:s/>e: 0# <text:s/>t: 5</text:p>
          </table:table-cell>
        </table:table-row>
        <table:table-row table:style-name="ro1">
          <table:table-cell table:formula="of:=[.A562]+7" office:value-type="float" office:value="3933">
            <text:p>3933</text:p>
          </table:table-cell>
          <table:table-cell table:formula="of:=[.B562]+1" office:value-type="float" office:value="562">
            <text:p>562</text:p>
          </table:table-cell>
          <table:table-cell table:formula="of:=&quot;0x&quot;&amp;BASE(MOD([.B563];16)+32;16)" office:value-type="string" office:string-value="0x22">
            <text:p>0x22</text:p>
          </table:table-cell>
          <table:table-cell table:formula="of:=&quot;0x&quot;&amp;BASE(MOD(MOD([.$A563];256)+[.D$1];256);16;2)" office:value-type="string" office:string-value="0x5D">
            <text:p>0x5D</text:p>
          </table:table-cell>
          <table:table-cell table:formula="of:=&quot;0x&quot;&amp;BASE(MOD(MOD([.$A563];256)+[.E$1];256);16;2)" office:value-type="string" office:string-value="0x5E">
            <text:p>0x5E</text:p>
          </table:table-cell>
          <table:table-cell table:formula="of:=&quot;0x&quot;&amp;BASE(MOD(MOD([.$A563];256)+[.F$1];256);16;2)" office:value-type="string" office:string-value="0x5F">
            <text:p>0x5F</text:p>
          </table:table-cell>
          <table:table-cell table:formula="of:=&quot;0x&quot;&amp;BASE(MOD(MOD([.$A563];256)+[.G$1];256);16;2)" office:value-type="string" office:string-value="0x60">
            <text:p>0x60</text:p>
          </table:table-cell>
          <table:table-cell table:formula="of:=&quot;0x&quot;&amp;BASE(MOD(MOD([.$A563];256)+[.H$1];256);16;2)" office:value-type="string" office:string-value="0x61">
            <text:p>0x61</text:p>
          </table:table-cell>
          <table:table-cell table:formula="of:=&quot;0x&quot;&amp;BASE(MOD(MOD([.$A563];256)+[.I$1];256);16;2)" office:value-type="string" office:string-value="0x62">
            <text:p>0x62</text:p>
          </table:table-cell>
          <table:table-cell table:formula="of:=&quot;0x&quot;&amp;BASE(MOD(MOD([.$A563];256)+[.J$1];256);16;2)" office:value-type="string" office:string-value="0x63">
            <text:p>0x63</text:p>
          </table:table-cell>
          <table:table-cell table:formula="of:=&quot;- d: [&quot;&amp;[.C563]&amp;&quot;, &quot;&amp;[.D563]&amp;&quot;, &quot;&amp;[.E563]&amp;&quot;, &quot;&amp;[.F563]&amp;&quot;, &quot;&amp;[.G563]&amp;&quot;, &quot;&amp;[.H563]&amp;&quot;, &quot;&amp;[.I563]&amp;&quot;, &quot;&amp;[.J563]&amp;&quot;]#  e: 0#  t: 5&quot;" office:value-type="string" office:string-value="- d: [0x22, 0x5D, 0x5E, 0x5F, 0x60, 0x61, 0x62, 0x63]#  e: 0#  t: 5">
            <text:p>- d: [0x22, 0x5D, 0x5E, 0x5F, 0x60, 0x61, 0x62, 0x63]# <text:s/>e: 0# <text:s/>t: 5</text:p>
          </table:table-cell>
        </table:table-row>
        <table:table-row table:style-name="ro1">
          <table:table-cell table:formula="of:=[.A563]+7" office:value-type="float" office:value="3940">
            <text:p>3940</text:p>
          </table:table-cell>
          <table:table-cell table:formula="of:=[.B563]+1" office:value-type="float" office:value="563">
            <text:p>563</text:p>
          </table:table-cell>
          <table:table-cell table:formula="of:=&quot;0x&quot;&amp;BASE(MOD([.B564];16)+32;16)" office:value-type="string" office:string-value="0x23">
            <text:p>0x23</text:p>
          </table:table-cell>
          <table:table-cell table:formula="of:=&quot;0x&quot;&amp;BASE(MOD(MOD([.$A564];256)+[.D$1];256);16;2)" office:value-type="string" office:string-value="0x64">
            <text:p>0x64</text:p>
          </table:table-cell>
          <table:table-cell table:formula="of:=&quot;0x&quot;&amp;BASE(MOD(MOD([.$A564];256)+[.E$1];256);16;2)" office:value-type="string" office:string-value="0x65">
            <text:p>0x65</text:p>
          </table:table-cell>
          <table:table-cell table:formula="of:=&quot;0x&quot;&amp;BASE(MOD(MOD([.$A564];256)+[.F$1];256);16;2)" office:value-type="string" office:string-value="0x66">
            <text:p>0x66</text:p>
          </table:table-cell>
          <table:table-cell table:formula="of:=&quot;0x&quot;&amp;BASE(MOD(MOD([.$A564];256)+[.G$1];256);16;2)" office:value-type="string" office:string-value="0x67">
            <text:p>0x67</text:p>
          </table:table-cell>
          <table:table-cell table:formula="of:=&quot;0x&quot;&amp;BASE(MOD(MOD([.$A564];256)+[.H$1];256);16;2)" office:value-type="string" office:string-value="0x68">
            <text:p>0x68</text:p>
          </table:table-cell>
          <table:table-cell table:formula="of:=&quot;0x&quot;&amp;BASE(MOD(MOD([.$A564];256)+[.I$1];256);16;2)" office:value-type="string" office:string-value="0x69">
            <text:p>0x69</text:p>
          </table:table-cell>
          <table:table-cell table:formula="of:=&quot;0x&quot;&amp;BASE(MOD(MOD([.$A564];256)+[.J$1];256);16;2)" office:value-type="string" office:string-value="0x6A">
            <text:p>0x6A</text:p>
          </table:table-cell>
          <table:table-cell table:formula="of:=&quot;- d: [&quot;&amp;[.C564]&amp;&quot;, &quot;&amp;[.D564]&amp;&quot;, &quot;&amp;[.E564]&amp;&quot;, &quot;&amp;[.F564]&amp;&quot;, &quot;&amp;[.G564]&amp;&quot;, &quot;&amp;[.H564]&amp;&quot;, &quot;&amp;[.I564]&amp;&quot;, &quot;&amp;[.J564]&amp;&quot;]#  e: 0#  t: 5&quot;" office:value-type="string" office:string-value="- d: [0x23, 0x64, 0x65, 0x66, 0x67, 0x68, 0x69, 0x6A]#  e: 0#  t: 5">
            <text:p>- d: [0x23, 0x64, 0x65, 0x66, 0x67, 0x68, 0x69, 0x6A]# <text:s/>e: 0# <text:s/>t: 5</text:p>
          </table:table-cell>
        </table:table-row>
        <table:table-row table:style-name="ro1">
          <table:table-cell table:formula="of:=[.A564]+7" office:value-type="float" office:value="3947">
            <text:p>3947</text:p>
          </table:table-cell>
          <table:table-cell table:formula="of:=[.B564]+1" office:value-type="float" office:value="564">
            <text:p>564</text:p>
          </table:table-cell>
          <table:table-cell table:formula="of:=&quot;0x&quot;&amp;BASE(MOD([.B565];16)+32;16)" office:value-type="string" office:string-value="0x24">
            <text:p>0x24</text:p>
          </table:table-cell>
          <table:table-cell table:formula="of:=&quot;0x&quot;&amp;BASE(MOD(MOD([.$A565];256)+[.D$1];256);16;2)" office:value-type="string" office:string-value="0x6B">
            <text:p>0x6B</text:p>
          </table:table-cell>
          <table:table-cell table:formula="of:=&quot;0x&quot;&amp;BASE(MOD(MOD([.$A565];256)+[.E$1];256);16;2)" office:value-type="string" office:string-value="0x6C">
            <text:p>0x6C</text:p>
          </table:table-cell>
          <table:table-cell table:formula="of:=&quot;0x&quot;&amp;BASE(MOD(MOD([.$A565];256)+[.F$1];256);16;2)" office:value-type="string" office:string-value="0x6D">
            <text:p>0x6D</text:p>
          </table:table-cell>
          <table:table-cell table:formula="of:=&quot;0x&quot;&amp;BASE(MOD(MOD([.$A565];256)+[.G$1];256);16;2)" office:value-type="string" office:string-value="0x6E">
            <text:p>0x6E</text:p>
          </table:table-cell>
          <table:table-cell table:formula="of:=&quot;0x&quot;&amp;BASE(MOD(MOD([.$A565];256)+[.H$1];256);16;2)" office:value-type="string" office:string-value="0x6F">
            <text:p>0x6F</text:p>
          </table:table-cell>
          <table:table-cell table:formula="of:=&quot;0x&quot;&amp;BASE(MOD(MOD([.$A565];256)+[.I$1];256);16;2)" office:value-type="string" office:string-value="0x70">
            <text:p>0x70</text:p>
          </table:table-cell>
          <table:table-cell table:formula="of:=&quot;0x&quot;&amp;BASE(MOD(MOD([.$A565];256)+[.J$1];256);16;2)" office:value-type="string" office:string-value="0x71">
            <text:p>0x71</text:p>
          </table:table-cell>
          <table:table-cell table:formula="of:=&quot;- d: [&quot;&amp;[.C565]&amp;&quot;, &quot;&amp;[.D565]&amp;&quot;, &quot;&amp;[.E565]&amp;&quot;, &quot;&amp;[.F565]&amp;&quot;, &quot;&amp;[.G565]&amp;&quot;, &quot;&amp;[.H565]&amp;&quot;, &quot;&amp;[.I565]&amp;&quot;, &quot;&amp;[.J565]&amp;&quot;]#  e: 0#  t: 5&quot;" office:value-type="string" office:string-value="- d: [0x24, 0x6B, 0x6C, 0x6D, 0x6E, 0x6F, 0x70, 0x71]#  e: 0#  t: 5">
            <text:p>- d: [0x24, 0x6B, 0x6C, 0x6D, 0x6E, 0x6F, 0x70, 0x71]# <text:s/>e: 0# <text:s/>t: 5</text:p>
          </table:table-cell>
        </table:table-row>
        <table:table-row table:style-name="ro1">
          <table:table-cell table:formula="of:=[.A565]+7" office:value-type="float" office:value="3954">
            <text:p>3954</text:p>
          </table:table-cell>
          <table:table-cell table:formula="of:=[.B565]+1" office:value-type="float" office:value="565">
            <text:p>565</text:p>
          </table:table-cell>
          <table:table-cell table:formula="of:=&quot;0x&quot;&amp;BASE(MOD([.B566];16)+32;16)" office:value-type="string" office:string-value="0x25">
            <text:p>0x25</text:p>
          </table:table-cell>
          <table:table-cell table:formula="of:=&quot;0x&quot;&amp;BASE(MOD(MOD([.$A566];256)+[.D$1];256);16;2)" office:value-type="string" office:string-value="0x72">
            <text:p>0x72</text:p>
          </table:table-cell>
          <table:table-cell table:formula="of:=&quot;0x&quot;&amp;BASE(MOD(MOD([.$A566];256)+[.E$1];256);16;2)" office:value-type="string" office:string-value="0x73">
            <text:p>0x73</text:p>
          </table:table-cell>
          <table:table-cell table:formula="of:=&quot;0x&quot;&amp;BASE(MOD(MOD([.$A566];256)+[.F$1];256);16;2)" office:value-type="string" office:string-value="0x74">
            <text:p>0x74</text:p>
          </table:table-cell>
          <table:table-cell table:formula="of:=&quot;0x&quot;&amp;BASE(MOD(MOD([.$A566];256)+[.G$1];256);16;2)" office:value-type="string" office:string-value="0x75">
            <text:p>0x75</text:p>
          </table:table-cell>
          <table:table-cell table:formula="of:=&quot;0x&quot;&amp;BASE(MOD(MOD([.$A566];256)+[.H$1];256);16;2)" office:value-type="string" office:string-value="0x76">
            <text:p>0x76</text:p>
          </table:table-cell>
          <table:table-cell table:formula="of:=&quot;0x&quot;&amp;BASE(MOD(MOD([.$A566];256)+[.I$1];256);16;2)" office:value-type="string" office:string-value="0x77">
            <text:p>0x77</text:p>
          </table:table-cell>
          <table:table-cell table:formula="of:=&quot;0x&quot;&amp;BASE(MOD(MOD([.$A566];256)+[.J$1];256);16;2)" office:value-type="string" office:string-value="0x78">
            <text:p>0x78</text:p>
          </table:table-cell>
          <table:table-cell table:formula="of:=&quot;- d: [&quot;&amp;[.C566]&amp;&quot;, &quot;&amp;[.D566]&amp;&quot;, &quot;&amp;[.E566]&amp;&quot;, &quot;&amp;[.F566]&amp;&quot;, &quot;&amp;[.G566]&amp;&quot;, &quot;&amp;[.H566]&amp;&quot;, &quot;&amp;[.I566]&amp;&quot;, &quot;&amp;[.J566]&amp;&quot;]#  e: 0#  t: 5&quot;" office:value-type="string" office:string-value="- d: [0x25, 0x72, 0x73, 0x74, 0x75, 0x76, 0x77, 0x78]#  e: 0#  t: 5">
            <text:p>- d: [0x25, 0x72, 0x73, 0x74, 0x75, 0x76, 0x77, 0x78]# <text:s/>e: 0# <text:s/>t: 5</text:p>
          </table:table-cell>
        </table:table-row>
        <table:table-row table:style-name="ro1">
          <table:table-cell table:formula="of:=[.A566]+7" office:value-type="float" office:value="3961">
            <text:p>3961</text:p>
          </table:table-cell>
          <table:table-cell table:formula="of:=[.B566]+1" office:value-type="float" office:value="566">
            <text:p>566</text:p>
          </table:table-cell>
          <table:table-cell table:formula="of:=&quot;0x&quot;&amp;BASE(MOD([.B567];16)+32;16)" office:value-type="string" office:string-value="0x26">
            <text:p>0x26</text:p>
          </table:table-cell>
          <table:table-cell table:formula="of:=&quot;0x&quot;&amp;BASE(MOD(MOD([.$A567];256)+[.D$1];256);16;2)" office:value-type="string" office:string-value="0x79">
            <text:p>0x79</text:p>
          </table:table-cell>
          <table:table-cell table:formula="of:=&quot;0x&quot;&amp;BASE(MOD(MOD([.$A567];256)+[.E$1];256);16;2)" office:value-type="string" office:string-value="0x7A">
            <text:p>0x7A</text:p>
          </table:table-cell>
          <table:table-cell table:formula="of:=&quot;0x&quot;&amp;BASE(MOD(MOD([.$A567];256)+[.F$1];256);16;2)" office:value-type="string" office:string-value="0x7B">
            <text:p>0x7B</text:p>
          </table:table-cell>
          <table:table-cell table:formula="of:=&quot;0x&quot;&amp;BASE(MOD(MOD([.$A567];256)+[.G$1];256);16;2)" office:value-type="string" office:string-value="0x7C">
            <text:p>0x7C</text:p>
          </table:table-cell>
          <table:table-cell table:formula="of:=&quot;0x&quot;&amp;BASE(MOD(MOD([.$A567];256)+[.H$1];256);16;2)" office:value-type="string" office:string-value="0x7D">
            <text:p>0x7D</text:p>
          </table:table-cell>
          <table:table-cell table:formula="of:=&quot;0x&quot;&amp;BASE(MOD(MOD([.$A567];256)+[.I$1];256);16;2)" office:value-type="string" office:string-value="0x7E">
            <text:p>0x7E</text:p>
          </table:table-cell>
          <table:table-cell table:formula="of:=&quot;0x&quot;&amp;BASE(MOD(MOD([.$A567];256)+[.J$1];256);16;2)" office:value-type="string" office:string-value="0x7F">
            <text:p>0x7F</text:p>
          </table:table-cell>
          <table:table-cell table:formula="of:=&quot;- d: [&quot;&amp;[.C567]&amp;&quot;, &quot;&amp;[.D567]&amp;&quot;, &quot;&amp;[.E567]&amp;&quot;, &quot;&amp;[.F567]&amp;&quot;, &quot;&amp;[.G567]&amp;&quot;, &quot;&amp;[.H567]&amp;&quot;, &quot;&amp;[.I567]&amp;&quot;, &quot;&amp;[.J567]&amp;&quot;]#  e: 0#  t: 5&quot;" office:value-type="string" office:string-value="- d: [0x26, 0x79, 0x7A, 0x7B, 0x7C, 0x7D, 0x7E, 0x7F]#  e: 0#  t: 5">
            <text:p>- d: [0x26, 0x79, 0x7A, 0x7B, 0x7C, 0x7D, 0x7E, 0x7F]# <text:s/>e: 0# <text:s/>t: 5</text:p>
          </table:table-cell>
        </table:table-row>
        <table:table-row table:style-name="ro1">
          <table:table-cell table:formula="of:=[.A567]+7" office:value-type="float" office:value="3968">
            <text:p>3968</text:p>
          </table:table-cell>
          <table:table-cell table:formula="of:=[.B567]+1" office:value-type="float" office:value="567">
            <text:p>567</text:p>
          </table:table-cell>
          <table:table-cell table:formula="of:=&quot;0x&quot;&amp;BASE(MOD([.B568];16)+32;16)" office:value-type="string" office:string-value="0x27">
            <text:p>0x27</text:p>
          </table:table-cell>
          <table:table-cell table:formula="of:=&quot;0x&quot;&amp;BASE(MOD(MOD([.$A568];256)+[.D$1];256);16;2)" office:value-type="string" office:string-value="0x80">
            <text:p>0x80</text:p>
          </table:table-cell>
          <table:table-cell table:formula="of:=&quot;0x&quot;&amp;BASE(MOD(MOD([.$A568];256)+[.E$1];256);16;2)" office:value-type="string" office:string-value="0x81">
            <text:p>0x81</text:p>
          </table:table-cell>
          <table:table-cell table:formula="of:=&quot;0x&quot;&amp;BASE(MOD(MOD([.$A568];256)+[.F$1];256);16;2)" office:value-type="string" office:string-value="0x82">
            <text:p>0x82</text:p>
          </table:table-cell>
          <table:table-cell table:formula="of:=&quot;0x&quot;&amp;BASE(MOD(MOD([.$A568];256)+[.G$1];256);16;2)" office:value-type="string" office:string-value="0x83">
            <text:p>0x83</text:p>
          </table:table-cell>
          <table:table-cell table:formula="of:=&quot;0x&quot;&amp;BASE(MOD(MOD([.$A568];256)+[.H$1];256);16;2)" office:value-type="string" office:string-value="0x84">
            <text:p>0x84</text:p>
          </table:table-cell>
          <table:table-cell table:formula="of:=&quot;0x&quot;&amp;BASE(MOD(MOD([.$A568];256)+[.I$1];256);16;2)" office:value-type="string" office:string-value="0x85">
            <text:p>0x85</text:p>
          </table:table-cell>
          <table:table-cell table:formula="of:=&quot;0x&quot;&amp;BASE(MOD(MOD([.$A568];256)+[.J$1];256);16;2)" office:value-type="string" office:string-value="0x86">
            <text:p>0x86</text:p>
          </table:table-cell>
          <table:table-cell table:formula="of:=&quot;- d: [&quot;&amp;[.C568]&amp;&quot;, &quot;&amp;[.D568]&amp;&quot;, &quot;&amp;[.E568]&amp;&quot;, &quot;&amp;[.F568]&amp;&quot;, &quot;&amp;[.G568]&amp;&quot;, &quot;&amp;[.H568]&amp;&quot;, &quot;&amp;[.I568]&amp;&quot;, &quot;&amp;[.J568]&amp;&quot;]#  e: 0#  t: 5&quot;" office:value-type="string" office:string-value="- d: [0x27, 0x80, 0x81, 0x82, 0x83, 0x84, 0x85, 0x86]#  e: 0#  t: 5">
            <text:p>- d: [0x27, 0x80, 0x81, 0x82, 0x83, 0x84, 0x85, 0x86]# <text:s/>e: 0# <text:s/>t: 5</text:p>
          </table:table-cell>
        </table:table-row>
        <table:table-row table:style-name="ro1">
          <table:table-cell table:formula="of:=[.A568]+7" office:value-type="float" office:value="3975">
            <text:p>3975</text:p>
          </table:table-cell>
          <table:table-cell table:formula="of:=[.B568]+1" office:value-type="float" office:value="568">
            <text:p>568</text:p>
          </table:table-cell>
          <table:table-cell table:formula="of:=&quot;0x&quot;&amp;BASE(MOD([.B569];16)+32;16)" office:value-type="string" office:string-value="0x28">
            <text:p>0x28</text:p>
          </table:table-cell>
          <table:table-cell table:formula="of:=&quot;0x&quot;&amp;BASE(MOD(MOD([.$A569];256)+[.D$1];256);16;2)" office:value-type="string" office:string-value="0x87">
            <text:p>0x87</text:p>
          </table:table-cell>
          <table:table-cell table:formula="of:=&quot;0x&quot;&amp;BASE(MOD(MOD([.$A569];256)+[.E$1];256);16;2)" office:value-type="string" office:string-value="0x88">
            <text:p>0x88</text:p>
          </table:table-cell>
          <table:table-cell table:formula="of:=&quot;0x&quot;&amp;BASE(MOD(MOD([.$A569];256)+[.F$1];256);16;2)" office:value-type="string" office:string-value="0x89">
            <text:p>0x89</text:p>
          </table:table-cell>
          <table:table-cell table:formula="of:=&quot;0x&quot;&amp;BASE(MOD(MOD([.$A569];256)+[.G$1];256);16;2)" office:value-type="string" office:string-value="0x8A">
            <text:p>0x8A</text:p>
          </table:table-cell>
          <table:table-cell table:formula="of:=&quot;0x&quot;&amp;BASE(MOD(MOD([.$A569];256)+[.H$1];256);16;2)" office:value-type="string" office:string-value="0x8B">
            <text:p>0x8B</text:p>
          </table:table-cell>
          <table:table-cell table:formula="of:=&quot;0x&quot;&amp;BASE(MOD(MOD([.$A569];256)+[.I$1];256);16;2)" office:value-type="string" office:string-value="0x8C">
            <text:p>0x8C</text:p>
          </table:table-cell>
          <table:table-cell table:formula="of:=&quot;0x&quot;&amp;BASE(MOD(MOD([.$A569];256)+[.J$1];256);16;2)" office:value-type="string" office:string-value="0x8D">
            <text:p>0x8D</text:p>
          </table:table-cell>
          <table:table-cell table:formula="of:=&quot;- d: [&quot;&amp;[.C569]&amp;&quot;, &quot;&amp;[.D569]&amp;&quot;, &quot;&amp;[.E569]&amp;&quot;, &quot;&amp;[.F569]&amp;&quot;, &quot;&amp;[.G569]&amp;&quot;, &quot;&amp;[.H569]&amp;&quot;, &quot;&amp;[.I569]&amp;&quot;, &quot;&amp;[.J569]&amp;&quot;]#  e: 0#  t: 5&quot;" office:value-type="string" office:string-value="- d: [0x28, 0x87, 0x88, 0x89, 0x8A, 0x8B, 0x8C, 0x8D]#  e: 0#  t: 5">
            <text:p>- d: [0x28, 0x87, 0x88, 0x89, 0x8A, 0x8B, 0x8C, 0x8D]# <text:s/>e: 0# <text:s/>t: 5</text:p>
          </table:table-cell>
        </table:table-row>
        <table:table-row table:style-name="ro1">
          <table:table-cell table:formula="of:=[.A569]+7" office:value-type="float" office:value="3982">
            <text:p>3982</text:p>
          </table:table-cell>
          <table:table-cell table:formula="of:=[.B569]+1" office:value-type="float" office:value="569">
            <text:p>569</text:p>
          </table:table-cell>
          <table:table-cell table:formula="of:=&quot;0x&quot;&amp;BASE(MOD([.B570];16)+32;16)" office:value-type="string" office:string-value="0x29">
            <text:p>0x29</text:p>
          </table:table-cell>
          <table:table-cell table:formula="of:=&quot;0x&quot;&amp;BASE(MOD(MOD([.$A570];256)+[.D$1];256);16;2)" office:value-type="string" office:string-value="0x8E">
            <text:p>0x8E</text:p>
          </table:table-cell>
          <table:table-cell table:formula="of:=&quot;0x&quot;&amp;BASE(MOD(MOD([.$A570];256)+[.E$1];256);16;2)" office:value-type="string" office:string-value="0x8F">
            <text:p>0x8F</text:p>
          </table:table-cell>
          <table:table-cell table:formula="of:=&quot;0x&quot;&amp;BASE(MOD(MOD([.$A570];256)+[.F$1];256);16;2)" office:value-type="string" office:string-value="0x90">
            <text:p>0x90</text:p>
          </table:table-cell>
          <table:table-cell table:formula="of:=&quot;0x&quot;&amp;BASE(MOD(MOD([.$A570];256)+[.G$1];256);16;2)" office:value-type="string" office:string-value="0x91">
            <text:p>0x91</text:p>
          </table:table-cell>
          <table:table-cell table:formula="of:=&quot;0x&quot;&amp;BASE(MOD(MOD([.$A570];256)+[.H$1];256);16;2)" office:value-type="string" office:string-value="0x92">
            <text:p>0x92</text:p>
          </table:table-cell>
          <table:table-cell table:formula="of:=&quot;0x&quot;&amp;BASE(MOD(MOD([.$A570];256)+[.I$1];256);16;2)" office:value-type="string" office:string-value="0x93">
            <text:p>0x93</text:p>
          </table:table-cell>
          <table:table-cell table:formula="of:=&quot;0x&quot;&amp;BASE(MOD(MOD([.$A570];256)+[.J$1];256);16;2)" office:value-type="string" office:string-value="0x94">
            <text:p>0x94</text:p>
          </table:table-cell>
          <table:table-cell table:formula="of:=&quot;- d: [&quot;&amp;[.C570]&amp;&quot;, &quot;&amp;[.D570]&amp;&quot;, &quot;&amp;[.E570]&amp;&quot;, &quot;&amp;[.F570]&amp;&quot;, &quot;&amp;[.G570]&amp;&quot;, &quot;&amp;[.H570]&amp;&quot;, &quot;&amp;[.I570]&amp;&quot;, &quot;&amp;[.J570]&amp;&quot;]#  e: 0#  t: 5&quot;" office:value-type="string" office:string-value="- d: [0x29, 0x8E, 0x8F, 0x90, 0x91, 0x92, 0x93, 0x94]#  e: 0#  t: 5">
            <text:p>- d: [0x29, 0x8E, 0x8F, 0x90, 0x91, 0x92, 0x93, 0x94]# <text:s/>e: 0# <text:s/>t: 5</text:p>
          </table:table-cell>
        </table:table-row>
        <table:table-row table:style-name="ro1">
          <table:table-cell table:formula="of:=[.A570]+7" office:value-type="float" office:value="3989">
            <text:p>3989</text:p>
          </table:table-cell>
          <table:table-cell table:formula="of:=[.B570]+1" office:value-type="float" office:value="570">
            <text:p>570</text:p>
          </table:table-cell>
          <table:table-cell table:formula="of:=&quot;0x&quot;&amp;BASE(MOD([.B571];16)+32;16)" office:value-type="string" office:string-value="0x2A">
            <text:p>0x2A</text:p>
          </table:table-cell>
          <table:table-cell table:formula="of:=&quot;0x&quot;&amp;BASE(MOD(MOD([.$A571];256)+[.D$1];256);16;2)" office:value-type="string" office:string-value="0x95">
            <text:p>0x95</text:p>
          </table:table-cell>
          <table:table-cell table:formula="of:=&quot;0x&quot;&amp;BASE(MOD(MOD([.$A571];256)+[.E$1];256);16;2)" office:value-type="string" office:string-value="0x96">
            <text:p>0x96</text:p>
          </table:table-cell>
          <table:table-cell table:formula="of:=&quot;0x&quot;&amp;BASE(MOD(MOD([.$A571];256)+[.F$1];256);16;2)" office:value-type="string" office:string-value="0x97">
            <text:p>0x97</text:p>
          </table:table-cell>
          <table:table-cell table:formula="of:=&quot;0x&quot;&amp;BASE(MOD(MOD([.$A571];256)+[.G$1];256);16;2)" office:value-type="string" office:string-value="0x98">
            <text:p>0x98</text:p>
          </table:table-cell>
          <table:table-cell table:formula="of:=&quot;0x&quot;&amp;BASE(MOD(MOD([.$A571];256)+[.H$1];256);16;2)" office:value-type="string" office:string-value="0x99">
            <text:p>0x99</text:p>
          </table:table-cell>
          <table:table-cell table:formula="of:=&quot;0x&quot;&amp;BASE(MOD(MOD([.$A571];256)+[.I$1];256);16;2)" office:value-type="string" office:string-value="0x9A">
            <text:p>0x9A</text:p>
          </table:table-cell>
          <table:table-cell table:formula="of:=&quot;0x&quot;&amp;BASE(MOD(MOD([.$A571];256)+[.J$1];256);16;2)" office:value-type="string" office:string-value="0x9B">
            <text:p>0x9B</text:p>
          </table:table-cell>
          <table:table-cell table:formula="of:=&quot;- d: [&quot;&amp;[.C571]&amp;&quot;, &quot;&amp;[.D571]&amp;&quot;, &quot;&amp;[.E571]&amp;&quot;, &quot;&amp;[.F571]&amp;&quot;, &quot;&amp;[.G571]&amp;&quot;, &quot;&amp;[.H571]&amp;&quot;, &quot;&amp;[.I571]&amp;&quot;, &quot;&amp;[.J571]&amp;&quot;]#  e: 0#  t: 5&quot;" office:value-type="string" office:string-value="- d: [0x2A, 0x95, 0x96, 0x97, 0x98, 0x99, 0x9A, 0x9B]#  e: 0#  t: 5">
            <text:p>- d: [0x2A, 0x95, 0x96, 0x97, 0x98, 0x99, 0x9A, 0x9B]# <text:s/>e: 0# <text:s/>t: 5</text:p>
          </table:table-cell>
        </table:table-row>
        <table:table-row table:style-name="ro1">
          <table:table-cell table:formula="of:=[.A571]+7" office:value-type="float" office:value="3996">
            <text:p>3996</text:p>
          </table:table-cell>
          <table:table-cell table:formula="of:=[.B571]+1" office:value-type="float" office:value="571">
            <text:p>571</text:p>
          </table:table-cell>
          <table:table-cell table:formula="of:=&quot;0x&quot;&amp;BASE(MOD([.B572];16)+32;16)" office:value-type="string" office:string-value="0x2B">
            <text:p>0x2B</text:p>
          </table:table-cell>
          <table:table-cell table:formula="of:=&quot;0x&quot;&amp;BASE(MOD(MOD([.$A572];256)+[.D$1];256);16;2)" office:value-type="string" office:string-value="0x9C">
            <text:p>0x9C</text:p>
          </table:table-cell>
          <table:table-cell table:formula="of:=&quot;0x&quot;&amp;BASE(MOD(MOD([.$A572];256)+[.E$1];256);16;2)" office:value-type="string" office:string-value="0x9D">
            <text:p>0x9D</text:p>
          </table:table-cell>
          <table:table-cell table:formula="of:=&quot;0x&quot;&amp;BASE(MOD(MOD([.$A572];256)+[.F$1];256);16;2)" office:value-type="string" office:string-value="0x9E">
            <text:p>0x9E</text:p>
          </table:table-cell>
          <table:table-cell table:formula="of:=&quot;0x&quot;&amp;BASE(MOD(MOD([.$A572];256)+[.G$1];256);16;2)" office:value-type="string" office:string-value="0x9F">
            <text:p>0x9F</text:p>
          </table:table-cell>
          <table:table-cell table:formula="of:=&quot;0x&quot;&amp;BASE(MOD(MOD([.$A572];256)+[.H$1];256);16;2)" office:value-type="string" office:string-value="0xA0">
            <text:p>0xA0</text:p>
          </table:table-cell>
          <table:table-cell table:formula="of:=&quot;0x&quot;&amp;BASE(MOD(MOD([.$A572];256)+[.I$1];256);16;2)" office:value-type="string" office:string-value="0xA1">
            <text:p>0xA1</text:p>
          </table:table-cell>
          <table:table-cell table:formula="of:=&quot;0x&quot;&amp;BASE(MOD(MOD([.$A572];256)+[.J$1];256);16;2)" office:value-type="string" office:string-value="0xA2">
            <text:p>0xA2</text:p>
          </table:table-cell>
          <table:table-cell table:formula="of:=&quot;- d: [&quot;&amp;[.C572]&amp;&quot;, &quot;&amp;[.D572]&amp;&quot;, &quot;&amp;[.E572]&amp;&quot;, &quot;&amp;[.F572]&amp;&quot;, &quot;&amp;[.G572]&amp;&quot;, &quot;&amp;[.H572]&amp;&quot;, &quot;&amp;[.I572]&amp;&quot;, &quot;&amp;[.J572]&amp;&quot;]#  e: 0#  t: 5&quot;" office:value-type="string" office:string-value="- d: [0x2B, 0x9C, 0x9D, 0x9E, 0x9F, 0xA0, 0xA1, 0xA2]#  e: 0#  t: 5">
            <text:p>- d: [0x2B, 0x9C, 0x9D, 0x9E, 0x9F, 0xA0, 0xA1, 0xA2]# <text:s/>e: 0# <text:s/>t: 5</text:p>
          </table:table-cell>
        </table:table-row>
        <table:table-row table:style-name="ro1">
          <table:table-cell table:formula="of:=[.A572]+7" office:value-type="float" office:value="4003">
            <text:p>4003</text:p>
          </table:table-cell>
          <table:table-cell table:formula="of:=[.B572]+1" office:value-type="float" office:value="572">
            <text:p>572</text:p>
          </table:table-cell>
          <table:table-cell table:formula="of:=&quot;0x&quot;&amp;BASE(MOD([.B573];16)+32;16)" office:value-type="string" office:string-value="0x2C">
            <text:p>0x2C</text:p>
          </table:table-cell>
          <table:table-cell table:formula="of:=&quot;0x&quot;&amp;BASE(MOD(MOD([.$A573];256)+[.D$1];256);16;2)" office:value-type="string" office:string-value="0xA3">
            <text:p>0xA3</text:p>
          </table:table-cell>
          <table:table-cell table:formula="of:=&quot;0x&quot;&amp;BASE(MOD(MOD([.$A573];256)+[.E$1];256);16;2)" office:value-type="string" office:string-value="0xA4">
            <text:p>0xA4</text:p>
          </table:table-cell>
          <table:table-cell table:formula="of:=&quot;0x&quot;&amp;BASE(MOD(MOD([.$A573];256)+[.F$1];256);16;2)" office:value-type="string" office:string-value="0xA5">
            <text:p>0xA5</text:p>
          </table:table-cell>
          <table:table-cell table:formula="of:=&quot;0x&quot;&amp;BASE(MOD(MOD([.$A573];256)+[.G$1];256);16;2)" office:value-type="string" office:string-value="0xA6">
            <text:p>0xA6</text:p>
          </table:table-cell>
          <table:table-cell table:formula="of:=&quot;0x&quot;&amp;BASE(MOD(MOD([.$A573];256)+[.H$1];256);16;2)" office:value-type="string" office:string-value="0xA7">
            <text:p>0xA7</text:p>
          </table:table-cell>
          <table:table-cell table:formula="of:=&quot;0x&quot;&amp;BASE(MOD(MOD([.$A573];256)+[.I$1];256);16;2)" office:value-type="string" office:string-value="0xA8">
            <text:p>0xA8</text:p>
          </table:table-cell>
          <table:table-cell table:formula="of:=&quot;0x&quot;&amp;BASE(MOD(MOD([.$A573];256)+[.J$1];256);16;2)" office:value-type="string" office:string-value="0xA9">
            <text:p>0xA9</text:p>
          </table:table-cell>
          <table:table-cell table:formula="of:=&quot;- d: [&quot;&amp;[.C573]&amp;&quot;, &quot;&amp;[.D573]&amp;&quot;, &quot;&amp;[.E573]&amp;&quot;, &quot;&amp;[.F573]&amp;&quot;, &quot;&amp;[.G573]&amp;&quot;, &quot;&amp;[.H573]&amp;&quot;, &quot;&amp;[.I573]&amp;&quot;, &quot;&amp;[.J573]&amp;&quot;]#  e: 0#  t: 5&quot;" office:value-type="string" office:string-value="- d: [0x2C, 0xA3, 0xA4, 0xA5, 0xA6, 0xA7, 0xA8, 0xA9]#  e: 0#  t: 5">
            <text:p>- d: [0x2C, 0xA3, 0xA4, 0xA5, 0xA6, 0xA7, 0xA8, 0xA9]# <text:s/>e: 0# <text:s/>t: 5</text:p>
          </table:table-cell>
        </table:table-row>
        <table:table-row table:style-name="ro1">
          <table:table-cell table:formula="of:=[.A573]+7" office:value-type="float" office:value="4010">
            <text:p>4010</text:p>
          </table:table-cell>
          <table:table-cell table:formula="of:=[.B573]+1" office:value-type="float" office:value="573">
            <text:p>573</text:p>
          </table:table-cell>
          <table:table-cell table:formula="of:=&quot;0x&quot;&amp;BASE(MOD([.B574];16)+32;16)" office:value-type="string" office:string-value="0x2D">
            <text:p>0x2D</text:p>
          </table:table-cell>
          <table:table-cell table:formula="of:=&quot;0x&quot;&amp;BASE(MOD(MOD([.$A574];256)+[.D$1];256);16;2)" office:value-type="string" office:string-value="0xAA">
            <text:p>0xAA</text:p>
          </table:table-cell>
          <table:table-cell table:formula="of:=&quot;0x&quot;&amp;BASE(MOD(MOD([.$A574];256)+[.E$1];256);16;2)" office:value-type="string" office:string-value="0xAB">
            <text:p>0xAB</text:p>
          </table:table-cell>
          <table:table-cell table:formula="of:=&quot;0x&quot;&amp;BASE(MOD(MOD([.$A574];256)+[.F$1];256);16;2)" office:value-type="string" office:string-value="0xAC">
            <text:p>0xAC</text:p>
          </table:table-cell>
          <table:table-cell table:formula="of:=&quot;0x&quot;&amp;BASE(MOD(MOD([.$A574];256)+[.G$1];256);16;2)" office:value-type="string" office:string-value="0xAD">
            <text:p>0xAD</text:p>
          </table:table-cell>
          <table:table-cell table:formula="of:=&quot;0x&quot;&amp;BASE(MOD(MOD([.$A574];256)+[.H$1];256);16;2)" office:value-type="string" office:string-value="0xAE">
            <text:p>0xAE</text:p>
          </table:table-cell>
          <table:table-cell table:formula="of:=&quot;0x&quot;&amp;BASE(MOD(MOD([.$A574];256)+[.I$1];256);16;2)" office:value-type="string" office:string-value="0xAF">
            <text:p>0xAF</text:p>
          </table:table-cell>
          <table:table-cell table:formula="of:=&quot;0x&quot;&amp;BASE(MOD(MOD([.$A574];256)+[.J$1];256);16;2)" office:value-type="string" office:string-value="0xB0">
            <text:p>0xB0</text:p>
          </table:table-cell>
          <table:table-cell table:formula="of:=&quot;- d: [&quot;&amp;[.C574]&amp;&quot;, &quot;&amp;[.D574]&amp;&quot;, &quot;&amp;[.E574]&amp;&quot;, &quot;&amp;[.F574]&amp;&quot;, &quot;&amp;[.G574]&amp;&quot;, &quot;&amp;[.H574]&amp;&quot;, &quot;&amp;[.I574]&amp;&quot;, &quot;&amp;[.J574]&amp;&quot;]#  e: 0#  t: 5&quot;" office:value-type="string" office:string-value="- d: [0x2D, 0xAA, 0xAB, 0xAC, 0xAD, 0xAE, 0xAF, 0xB0]#  e: 0#  t: 5">
            <text:p>- d: [0x2D, 0xAA, 0xAB, 0xAC, 0xAD, 0xAE, 0xAF, 0xB0]# <text:s/>e: 0# <text:s/>t: 5</text:p>
          </table:table-cell>
        </table:table-row>
        <table:table-row table:style-name="ro1">
          <table:table-cell table:formula="of:=[.A574]+7" office:value-type="float" office:value="4017">
            <text:p>4017</text:p>
          </table:table-cell>
          <table:table-cell table:formula="of:=[.B574]+1" office:value-type="float" office:value="574">
            <text:p>574</text:p>
          </table:table-cell>
          <table:table-cell table:formula="of:=&quot;0x&quot;&amp;BASE(MOD([.B575];16)+32;16)" office:value-type="string" office:string-value="0x2E">
            <text:p>0x2E</text:p>
          </table:table-cell>
          <table:table-cell table:formula="of:=&quot;0x&quot;&amp;BASE(MOD(MOD([.$A575];256)+[.D$1];256);16;2)" office:value-type="string" office:string-value="0xB1">
            <text:p>0xB1</text:p>
          </table:table-cell>
          <table:table-cell table:formula="of:=&quot;0x&quot;&amp;BASE(MOD(MOD([.$A575];256)+[.E$1];256);16;2)" office:value-type="string" office:string-value="0xB2">
            <text:p>0xB2</text:p>
          </table:table-cell>
          <table:table-cell table:formula="of:=&quot;0x&quot;&amp;BASE(MOD(MOD([.$A575];256)+[.F$1];256);16;2)" office:value-type="string" office:string-value="0xB3">
            <text:p>0xB3</text:p>
          </table:table-cell>
          <table:table-cell table:formula="of:=&quot;0x&quot;&amp;BASE(MOD(MOD([.$A575];256)+[.G$1];256);16;2)" office:value-type="string" office:string-value="0xB4">
            <text:p>0xB4</text:p>
          </table:table-cell>
          <table:table-cell table:formula="of:=&quot;0x&quot;&amp;BASE(MOD(MOD([.$A575];256)+[.H$1];256);16;2)" office:value-type="string" office:string-value="0xB5">
            <text:p>0xB5</text:p>
          </table:table-cell>
          <table:table-cell table:formula="of:=&quot;0x&quot;&amp;BASE(MOD(MOD([.$A575];256)+[.I$1];256);16;2)" office:value-type="string" office:string-value="0xB6">
            <text:p>0xB6</text:p>
          </table:table-cell>
          <table:table-cell table:formula="of:=&quot;0x&quot;&amp;BASE(MOD(MOD([.$A575];256)+[.J$1];256);16;2)" office:value-type="string" office:string-value="0xB7">
            <text:p>0xB7</text:p>
          </table:table-cell>
          <table:table-cell table:formula="of:=&quot;- d: [&quot;&amp;[.C575]&amp;&quot;, &quot;&amp;[.D575]&amp;&quot;, &quot;&amp;[.E575]&amp;&quot;, &quot;&amp;[.F575]&amp;&quot;, &quot;&amp;[.G575]&amp;&quot;, &quot;&amp;[.H575]&amp;&quot;, &quot;&amp;[.I575]&amp;&quot;, &quot;&amp;[.J575]&amp;&quot;]#  e: 0#  t: 5&quot;" office:value-type="string" office:string-value="- d: [0x2E, 0xB1, 0xB2, 0xB3, 0xB4, 0xB5, 0xB6, 0xB7]#  e: 0#  t: 5">
            <text:p>- d: [0x2E, 0xB1, 0xB2, 0xB3, 0xB4, 0xB5, 0xB6, 0xB7]# <text:s/>e: 0# <text:s/>t: 5</text:p>
          </table:table-cell>
        </table:table-row>
        <table:table-row table:style-name="ro1">
          <table:table-cell table:formula="of:=[.A575]+7" office:value-type="float" office:value="4024">
            <text:p>4024</text:p>
          </table:table-cell>
          <table:table-cell table:formula="of:=[.B575]+1" office:value-type="float" office:value="575">
            <text:p>575</text:p>
          </table:table-cell>
          <table:table-cell table:formula="of:=&quot;0x&quot;&amp;BASE(MOD([.B576];16)+32;16)" office:value-type="string" office:string-value="0x2F">
            <text:p>0x2F</text:p>
          </table:table-cell>
          <table:table-cell table:formula="of:=&quot;0x&quot;&amp;BASE(MOD(MOD([.$A576];256)+[.D$1];256);16;2)" office:value-type="string" office:string-value="0xB8">
            <text:p>0xB8</text:p>
          </table:table-cell>
          <table:table-cell table:formula="of:=&quot;0x&quot;&amp;BASE(MOD(MOD([.$A576];256)+[.E$1];256);16;2)" office:value-type="string" office:string-value="0xB9">
            <text:p>0xB9</text:p>
          </table:table-cell>
          <table:table-cell table:formula="of:=&quot;0x&quot;&amp;BASE(MOD(MOD([.$A576];256)+[.F$1];256);16;2)" office:value-type="string" office:string-value="0xBA">
            <text:p>0xBA</text:p>
          </table:table-cell>
          <table:table-cell table:formula="of:=&quot;0x&quot;&amp;BASE(MOD(MOD([.$A576];256)+[.G$1];256);16;2)" office:value-type="string" office:string-value="0xBB">
            <text:p>0xBB</text:p>
          </table:table-cell>
          <table:table-cell table:formula="of:=&quot;0x&quot;&amp;BASE(MOD(MOD([.$A576];256)+[.H$1];256);16;2)" office:value-type="string" office:string-value="0xBC">
            <text:p>0xBC</text:p>
          </table:table-cell>
          <table:table-cell table:formula="of:=&quot;0x&quot;&amp;BASE(MOD(MOD([.$A576];256)+[.I$1];256);16;2)" office:value-type="string" office:string-value="0xBD">
            <text:p>0xBD</text:p>
          </table:table-cell>
          <table:table-cell table:formula="of:=&quot;0x&quot;&amp;BASE(MOD(MOD([.$A576];256)+[.J$1];256);16;2)" office:value-type="string" office:string-value="0xBE">
            <text:p>0xBE</text:p>
          </table:table-cell>
          <table:table-cell table:formula="of:=&quot;- d: [&quot;&amp;[.C576]&amp;&quot;, &quot;&amp;[.D576]&amp;&quot;, &quot;&amp;[.E576]&amp;&quot;, &quot;&amp;[.F576]&amp;&quot;, &quot;&amp;[.G576]&amp;&quot;, &quot;&amp;[.H576]&amp;&quot;, &quot;&amp;[.I576]&amp;&quot;, &quot;&amp;[.J576]&amp;&quot;]#  e: 0#  t: 5&quot;" office:value-type="string" office:string-value="- d: [0x2F, 0xB8, 0xB9, 0xBA, 0xBB, 0xBC, 0xBD, 0xBE]#  e: 0#  t: 5">
            <text:p>- d: [0x2F, 0xB8, 0xB9, 0xBA, 0xBB, 0xBC, 0xBD, 0xBE]# <text:s/>e: 0# <text:s/>t: 5</text:p>
          </table:table-cell>
        </table:table-row>
        <table:table-row table:style-name="ro1">
          <table:table-cell table:formula="of:=[.A576]+7" office:value-type="float" office:value="4031">
            <text:p>4031</text:p>
          </table:table-cell>
          <table:table-cell table:formula="of:=[.B576]+1" office:value-type="float" office:value="576">
            <text:p>576</text:p>
          </table:table-cell>
          <table:table-cell table:formula="of:=&quot;0x&quot;&amp;BASE(MOD([.B577];16)+32;16)" office:value-type="string" office:string-value="0x20">
            <text:p>0x20</text:p>
          </table:table-cell>
          <table:table-cell table:formula="of:=&quot;0x&quot;&amp;BASE(MOD(MOD([.$A577];256)+[.D$1];256);16;2)" office:value-type="string" office:string-value="0xBF">
            <text:p>0xBF</text:p>
          </table:table-cell>
          <table:table-cell table:formula="of:=&quot;0x&quot;&amp;BASE(MOD(MOD([.$A577];256)+[.E$1];256);16;2)" office:value-type="string" office:string-value="0xC0">
            <text:p>0xC0</text:p>
          </table:table-cell>
          <table:table-cell table:formula="of:=&quot;0x&quot;&amp;BASE(MOD(MOD([.$A577];256)+[.F$1];256);16;2)" office:value-type="string" office:string-value="0xC1">
            <text:p>0xC1</text:p>
          </table:table-cell>
          <table:table-cell table:formula="of:=&quot;0x&quot;&amp;BASE(MOD(MOD([.$A577];256)+[.G$1];256);16;2)" office:value-type="string" office:string-value="0xC2">
            <text:p>0xC2</text:p>
          </table:table-cell>
          <table:table-cell table:formula="of:=&quot;0x&quot;&amp;BASE(MOD(MOD([.$A577];256)+[.H$1];256);16;2)" office:value-type="string" office:string-value="0xC3">
            <text:p>0xC3</text:p>
          </table:table-cell>
          <table:table-cell table:formula="of:=&quot;0x&quot;&amp;BASE(MOD(MOD([.$A577];256)+[.I$1];256);16;2)" office:value-type="string" office:string-value="0xC4">
            <text:p>0xC4</text:p>
          </table:table-cell>
          <table:table-cell table:formula="of:=&quot;0x&quot;&amp;BASE(MOD(MOD([.$A577];256)+[.J$1];256);16;2)" office:value-type="string" office:string-value="0xC5">
            <text:p>0xC5</text:p>
          </table:table-cell>
          <table:table-cell table:formula="of:=&quot;- d: [&quot;&amp;[.C577]&amp;&quot;, &quot;&amp;[.D577]&amp;&quot;, &quot;&amp;[.E577]&amp;&quot;, &quot;&amp;[.F577]&amp;&quot;, &quot;&amp;[.G577]&amp;&quot;, &quot;&amp;[.H577]&amp;&quot;, &quot;&amp;[.I577]&amp;&quot;, &quot;&amp;[.J577]&amp;&quot;]#  e: 0#  t: 5&quot;" office:value-type="string" office:string-value="- d: [0x20, 0xBF, 0xC0, 0xC1, 0xC2, 0xC3, 0xC4, 0xC5]#  e: 0#  t: 5">
            <text:p>- d: [0x20, 0xBF, 0xC0, 0xC1, 0xC2, 0xC3, 0xC4, 0xC5]# <text:s/>e: 0# <text:s/>t: 5</text:p>
          </table:table-cell>
        </table:table-row>
        <table:table-row table:style-name="ro1">
          <table:table-cell table:formula="of:=[.A577]+7" office:value-type="float" office:value="4038">
            <text:p>4038</text:p>
          </table:table-cell>
          <table:table-cell table:formula="of:=[.B577]+1" office:value-type="float" office:value="577">
            <text:p>577</text:p>
          </table:table-cell>
          <table:table-cell table:formula="of:=&quot;0x&quot;&amp;BASE(MOD([.B578];16)+32;16)" office:value-type="string" office:string-value="0x21">
            <text:p>0x21</text:p>
          </table:table-cell>
          <table:table-cell table:formula="of:=&quot;0x&quot;&amp;BASE(MOD(MOD([.$A578];256)+[.D$1];256);16;2)" office:value-type="string" office:string-value="0xC6">
            <text:p>0xC6</text:p>
          </table:table-cell>
          <table:table-cell table:formula="of:=&quot;0x&quot;&amp;BASE(MOD(MOD([.$A578];256)+[.E$1];256);16;2)" office:value-type="string" office:string-value="0xC7">
            <text:p>0xC7</text:p>
          </table:table-cell>
          <table:table-cell table:formula="of:=&quot;0x&quot;&amp;BASE(MOD(MOD([.$A578];256)+[.F$1];256);16;2)" office:value-type="string" office:string-value="0xC8">
            <text:p>0xC8</text:p>
          </table:table-cell>
          <table:table-cell table:formula="of:=&quot;0x&quot;&amp;BASE(MOD(MOD([.$A578];256)+[.G$1];256);16;2)" office:value-type="string" office:string-value="0xC9">
            <text:p>0xC9</text:p>
          </table:table-cell>
          <table:table-cell table:formula="of:=&quot;0x&quot;&amp;BASE(MOD(MOD([.$A578];256)+[.H$1];256);16;2)" office:value-type="string" office:string-value="0xCA">
            <text:p>0xCA</text:p>
          </table:table-cell>
          <table:table-cell table:formula="of:=&quot;0x&quot;&amp;BASE(MOD(MOD([.$A578];256)+[.I$1];256);16;2)" office:value-type="string" office:string-value="0xCB">
            <text:p>0xCB</text:p>
          </table:table-cell>
          <table:table-cell table:formula="of:=&quot;0x&quot;&amp;BASE(MOD(MOD([.$A578];256)+[.J$1];256);16;2)" office:value-type="string" office:string-value="0xCC">
            <text:p>0xCC</text:p>
          </table:table-cell>
          <table:table-cell table:formula="of:=&quot;- d: [&quot;&amp;[.C578]&amp;&quot;, &quot;&amp;[.D578]&amp;&quot;, &quot;&amp;[.E578]&amp;&quot;, &quot;&amp;[.F578]&amp;&quot;, &quot;&amp;[.G578]&amp;&quot;, &quot;&amp;[.H578]&amp;&quot;, &quot;&amp;[.I578]&amp;&quot;, &quot;&amp;[.J578]&amp;&quot;]#  e: 0#  t: 5&quot;" office:value-type="string" office:string-value="- d: [0x21, 0xC6, 0xC7, 0xC8, 0xC9, 0xCA, 0xCB, 0xCC]#  e: 0#  t: 5">
            <text:p>- d: [0x21, 0xC6, 0xC7, 0xC8, 0xC9, 0xCA, 0xCB, 0xCC]# <text:s/>e: 0# <text:s/>t: 5</text:p>
          </table:table-cell>
        </table:table-row>
        <table:table-row table:style-name="ro1">
          <table:table-cell table:formula="of:=[.A578]+7" office:value-type="float" office:value="4045">
            <text:p>4045</text:p>
          </table:table-cell>
          <table:table-cell table:formula="of:=[.B578]+1" office:value-type="float" office:value="578">
            <text:p>578</text:p>
          </table:table-cell>
          <table:table-cell table:formula="of:=&quot;0x&quot;&amp;BASE(MOD([.B579];16)+32;16)" office:value-type="string" office:string-value="0x22">
            <text:p>0x22</text:p>
          </table:table-cell>
          <table:table-cell table:formula="of:=&quot;0x&quot;&amp;BASE(MOD(MOD([.$A579];256)+[.D$1];256);16;2)" office:value-type="string" office:string-value="0xCD">
            <text:p>0xCD</text:p>
          </table:table-cell>
          <table:table-cell table:formula="of:=&quot;0x&quot;&amp;BASE(MOD(MOD([.$A579];256)+[.E$1];256);16;2)" office:value-type="string" office:string-value="0xCE">
            <text:p>0xCE</text:p>
          </table:table-cell>
          <table:table-cell table:formula="of:=&quot;0x&quot;&amp;BASE(MOD(MOD([.$A579];256)+[.F$1];256);16;2)" office:value-type="string" office:string-value="0xCF">
            <text:p>0xCF</text:p>
          </table:table-cell>
          <table:table-cell table:formula="of:=&quot;0x&quot;&amp;BASE(MOD(MOD([.$A579];256)+[.G$1];256);16;2)" office:value-type="string" office:string-value="0xD0">
            <text:p>0xD0</text:p>
          </table:table-cell>
          <table:table-cell table:formula="of:=&quot;0x&quot;&amp;BASE(MOD(MOD([.$A579];256)+[.H$1];256);16;2)" office:value-type="string" office:string-value="0xD1">
            <text:p>0xD1</text:p>
          </table:table-cell>
          <table:table-cell table:formula="of:=&quot;0x&quot;&amp;BASE(MOD(MOD([.$A579];256)+[.I$1];256);16;2)" office:value-type="string" office:string-value="0xD2">
            <text:p>0xD2</text:p>
          </table:table-cell>
          <table:table-cell table:formula="of:=&quot;0x&quot;&amp;BASE(MOD(MOD([.$A579];256)+[.J$1];256);16;2)" office:value-type="string" office:string-value="0xD3">
            <text:p>0xD3</text:p>
          </table:table-cell>
          <table:table-cell table:formula="of:=&quot;- d: [&quot;&amp;[.C579]&amp;&quot;, &quot;&amp;[.D579]&amp;&quot;, &quot;&amp;[.E579]&amp;&quot;, &quot;&amp;[.F579]&amp;&quot;, &quot;&amp;[.G579]&amp;&quot;, &quot;&amp;[.H579]&amp;&quot;, &quot;&amp;[.I579]&amp;&quot;, &quot;&amp;[.J579]&amp;&quot;]#  e: 0#  t: 5&quot;" office:value-type="string" office:string-value="- d: [0x22, 0xCD, 0xCE, 0xCF, 0xD0, 0xD1, 0xD2, 0xD3]#  e: 0#  t: 5">
            <text:p>- d: [0x22, 0xCD, 0xCE, 0xCF, 0xD0, 0xD1, 0xD2, 0xD3]# <text:s/>e: 0# <text:s/>t: 5</text:p>
          </table:table-cell>
        </table:table-row>
        <table:table-row table:style-name="ro1">
          <table:table-cell table:formula="of:=[.A579]+7" office:value-type="float" office:value="4052">
            <text:p>4052</text:p>
          </table:table-cell>
          <table:table-cell table:formula="of:=[.B579]+1" office:value-type="float" office:value="579">
            <text:p>579</text:p>
          </table:table-cell>
          <table:table-cell table:formula="of:=&quot;0x&quot;&amp;BASE(MOD([.B580];16)+32;16)" office:value-type="string" office:string-value="0x23">
            <text:p>0x23</text:p>
          </table:table-cell>
          <table:table-cell table:formula="of:=&quot;0x&quot;&amp;BASE(MOD(MOD([.$A580];256)+[.D$1];256);16;2)" office:value-type="string" office:string-value="0xD4">
            <text:p>0xD4</text:p>
          </table:table-cell>
          <table:table-cell table:formula="of:=&quot;0x&quot;&amp;BASE(MOD(MOD([.$A580];256)+[.E$1];256);16;2)" office:value-type="string" office:string-value="0xD5">
            <text:p>0xD5</text:p>
          </table:table-cell>
          <table:table-cell table:formula="of:=&quot;0x&quot;&amp;BASE(MOD(MOD([.$A580];256)+[.F$1];256);16;2)" office:value-type="string" office:string-value="0xD6">
            <text:p>0xD6</text:p>
          </table:table-cell>
          <table:table-cell table:formula="of:=&quot;0x&quot;&amp;BASE(MOD(MOD([.$A580];256)+[.G$1];256);16;2)" office:value-type="string" office:string-value="0xD7">
            <text:p>0xD7</text:p>
          </table:table-cell>
          <table:table-cell table:formula="of:=&quot;0x&quot;&amp;BASE(MOD(MOD([.$A580];256)+[.H$1];256);16;2)" office:value-type="string" office:string-value="0xD8">
            <text:p>0xD8</text:p>
          </table:table-cell>
          <table:table-cell table:formula="of:=&quot;0x&quot;&amp;BASE(MOD(MOD([.$A580];256)+[.I$1];256);16;2)" office:value-type="string" office:string-value="0xD9">
            <text:p>0xD9</text:p>
          </table:table-cell>
          <table:table-cell table:formula="of:=&quot;0x&quot;&amp;BASE(MOD(MOD([.$A580];256)+[.J$1];256);16;2)" office:value-type="string" office:string-value="0xDA">
            <text:p>0xDA</text:p>
          </table:table-cell>
          <table:table-cell table:formula="of:=&quot;- d: [&quot;&amp;[.C580]&amp;&quot;, &quot;&amp;[.D580]&amp;&quot;, &quot;&amp;[.E580]&amp;&quot;, &quot;&amp;[.F580]&amp;&quot;, &quot;&amp;[.G580]&amp;&quot;, &quot;&amp;[.H580]&amp;&quot;, &quot;&amp;[.I580]&amp;&quot;, &quot;&amp;[.J580]&amp;&quot;]#  e: 0#  t: 5&quot;" office:value-type="string" office:string-value="- d: [0x23, 0xD4, 0xD5, 0xD6, 0xD7, 0xD8, 0xD9, 0xDA]#  e: 0#  t: 5">
            <text:p>- d: [0x23, 0xD4, 0xD5, 0xD6, 0xD7, 0xD8, 0xD9, 0xDA]# <text:s/>e: 0# <text:s/>t: 5</text:p>
          </table:table-cell>
        </table:table-row>
        <table:table-row table:style-name="ro1">
          <table:table-cell table:formula="of:=[.A580]+7" office:value-type="float" office:value="4059">
            <text:p>4059</text:p>
          </table:table-cell>
          <table:table-cell table:formula="of:=[.B580]+1" office:value-type="float" office:value="580">
            <text:p>580</text:p>
          </table:table-cell>
          <table:table-cell table:formula="of:=&quot;0x&quot;&amp;BASE(MOD([.B581];16)+32;16)" office:value-type="string" office:string-value="0x24">
            <text:p>0x24</text:p>
          </table:table-cell>
          <table:table-cell table:formula="of:=&quot;0x&quot;&amp;BASE(MOD(MOD([.$A581];256)+[.D$1];256);16;2)" office:value-type="string" office:string-value="0xDB">
            <text:p>0xDB</text:p>
          </table:table-cell>
          <table:table-cell table:formula="of:=&quot;0x&quot;&amp;BASE(MOD(MOD([.$A581];256)+[.E$1];256);16;2)" office:value-type="string" office:string-value="0xDC">
            <text:p>0xDC</text:p>
          </table:table-cell>
          <table:table-cell table:formula="of:=&quot;0x&quot;&amp;BASE(MOD(MOD([.$A581];256)+[.F$1];256);16;2)" office:value-type="string" office:string-value="0xDD">
            <text:p>0xDD</text:p>
          </table:table-cell>
          <table:table-cell table:formula="of:=&quot;0x&quot;&amp;BASE(MOD(MOD([.$A581];256)+[.G$1];256);16;2)" office:value-type="string" office:string-value="0xDE">
            <text:p>0xDE</text:p>
          </table:table-cell>
          <table:table-cell table:formula="of:=&quot;0x&quot;&amp;BASE(MOD(MOD([.$A581];256)+[.H$1];256);16;2)" office:value-type="string" office:string-value="0xDF">
            <text:p>0xDF</text:p>
          </table:table-cell>
          <table:table-cell table:formula="of:=&quot;0x&quot;&amp;BASE(MOD(MOD([.$A581];256)+[.I$1];256);16;2)" office:value-type="string" office:string-value="0xE0">
            <text:p>0xE0</text:p>
          </table:table-cell>
          <table:table-cell table:formula="of:=&quot;0x&quot;&amp;BASE(MOD(MOD([.$A581];256)+[.J$1];256);16;2)" office:value-type="string" office:string-value="0xE1">
            <text:p>0xE1</text:p>
          </table:table-cell>
          <table:table-cell table:formula="of:=&quot;- d: [&quot;&amp;[.C581]&amp;&quot;, &quot;&amp;[.D581]&amp;&quot;, &quot;&amp;[.E581]&amp;&quot;, &quot;&amp;[.F581]&amp;&quot;, &quot;&amp;[.G581]&amp;&quot;, &quot;&amp;[.H581]&amp;&quot;, &quot;&amp;[.I581]&amp;&quot;, &quot;&amp;[.J581]&amp;&quot;]#  e: 0#  t: 5&quot;" office:value-type="string" office:string-value="- d: [0x24, 0xDB, 0xDC, 0xDD, 0xDE, 0xDF, 0xE0, 0xE1]#  e: 0#  t: 5">
            <text:p>- d: [0x24, 0xDB, 0xDC, 0xDD, 0xDE, 0xDF, 0xE0, 0xE1]# <text:s/>e: 0# <text:s/>t: 5</text:p>
          </table:table-cell>
        </table:table-row>
        <table:table-row table:style-name="ro1">
          <table:table-cell table:formula="of:=[.A581]+7" office:value-type="float" office:value="4066">
            <text:p>4066</text:p>
          </table:table-cell>
          <table:table-cell table:formula="of:=[.B581]+1" office:value-type="float" office:value="581">
            <text:p>581</text:p>
          </table:table-cell>
          <table:table-cell table:formula="of:=&quot;0x&quot;&amp;BASE(MOD([.B582];16)+32;16)" office:value-type="string" office:string-value="0x25">
            <text:p>0x25</text:p>
          </table:table-cell>
          <table:table-cell table:formula="of:=&quot;0x&quot;&amp;BASE(MOD(MOD([.$A582];256)+[.D$1];256);16;2)" office:value-type="string" office:string-value="0xE2">
            <text:p>0xE2</text:p>
          </table:table-cell>
          <table:table-cell table:formula="of:=&quot;0x&quot;&amp;BASE(MOD(MOD([.$A582];256)+[.E$1];256);16;2)" office:value-type="string" office:string-value="0xE3">
            <text:p>0xE3</text:p>
          </table:table-cell>
          <table:table-cell table:formula="of:=&quot;0x&quot;&amp;BASE(MOD(MOD([.$A582];256)+[.F$1];256);16;2)" office:value-type="string" office:string-value="0xE4">
            <text:p>0xE4</text:p>
          </table:table-cell>
          <table:table-cell table:formula="of:=&quot;0x&quot;&amp;BASE(MOD(MOD([.$A582];256)+[.G$1];256);16;2)" office:value-type="string" office:string-value="0xE5">
            <text:p>0xE5</text:p>
          </table:table-cell>
          <table:table-cell table:formula="of:=&quot;0x&quot;&amp;BASE(MOD(MOD([.$A582];256)+[.H$1];256);16;2)" office:value-type="string" office:string-value="0xE6">
            <text:p>0xE6</text:p>
          </table:table-cell>
          <table:table-cell table:formula="of:=&quot;0x&quot;&amp;BASE(MOD(MOD([.$A582];256)+[.I$1];256);16;2)" office:value-type="string" office:string-value="0xE7">
            <text:p>0xE7</text:p>
          </table:table-cell>
          <table:table-cell table:formula="of:=&quot;0x&quot;&amp;BASE(MOD(MOD([.$A582];256)+[.J$1];256);16;2)" office:value-type="string" office:string-value="0xE8">
            <text:p>0xE8</text:p>
          </table:table-cell>
          <table:table-cell table:formula="of:=&quot;- d: [&quot;&amp;[.C582]&amp;&quot;, &quot;&amp;[.D582]&amp;&quot;, &quot;&amp;[.E582]&amp;&quot;, &quot;&amp;[.F582]&amp;&quot;, &quot;&amp;[.G582]&amp;&quot;, &quot;&amp;[.H582]&amp;&quot;, &quot;&amp;[.I582]&amp;&quot;, &quot;&amp;[.J582]&amp;&quot;]#  e: 0#  t: 5&quot;" office:value-type="string" office:string-value="- d: [0x25, 0xE2, 0xE3, 0xE4, 0xE5, 0xE6, 0xE7, 0xE8]#  e: 0#  t: 5">
            <text:p>- d: [0x25, 0xE2, 0xE3, 0xE4, 0xE5, 0xE6, 0xE7, 0xE8]# <text:s/>e: 0# <text:s/>t: 5</text:p>
          </table:table-cell>
        </table:table-row>
        <table:table-row table:style-name="ro1">
          <table:table-cell table:formula="of:=[.A582]+7" office:value-type="float" office:value="4073">
            <text:p>4073</text:p>
          </table:table-cell>
          <table:table-cell table:formula="of:=[.B582]+1" office:value-type="float" office:value="582">
            <text:p>582</text:p>
          </table:table-cell>
          <table:table-cell table:formula="of:=&quot;0x&quot;&amp;BASE(MOD([.B583];16)+32;16)" office:value-type="string" office:string-value="0x26">
            <text:p>0x26</text:p>
          </table:table-cell>
          <table:table-cell table:formula="of:=&quot;0x&quot;&amp;BASE(MOD(MOD([.$A583];256)+[.D$1];256);16;2)" office:value-type="string" office:string-value="0xE9">
            <text:p>0xE9</text:p>
          </table:table-cell>
          <table:table-cell table:formula="of:=&quot;0x&quot;&amp;BASE(MOD(MOD([.$A583];256)+[.E$1];256);16;2)" office:value-type="string" office:string-value="0xEA">
            <text:p>0xEA</text:p>
          </table:table-cell>
          <table:table-cell table:formula="of:=&quot;0x&quot;&amp;BASE(MOD(MOD([.$A583];256)+[.F$1];256);16;2)" office:value-type="string" office:string-value="0xEB">
            <text:p>0xEB</text:p>
          </table:table-cell>
          <table:table-cell table:formula="of:=&quot;0x&quot;&amp;BASE(MOD(MOD([.$A583];256)+[.G$1];256);16;2)" office:value-type="string" office:string-value="0xEC">
            <text:p>0xEC</text:p>
          </table:table-cell>
          <table:table-cell table:formula="of:=&quot;0x&quot;&amp;BASE(MOD(MOD([.$A583];256)+[.H$1];256);16;2)" office:value-type="string" office:string-value="0xED">
            <text:p>0xED</text:p>
          </table:table-cell>
          <table:table-cell table:formula="of:=&quot;0x&quot;&amp;BASE(MOD(MOD([.$A583];256)+[.I$1];256);16;2)" office:value-type="string" office:string-value="0xEE">
            <text:p>0xEE</text:p>
          </table:table-cell>
          <table:table-cell table:formula="of:=&quot;0x&quot;&amp;BASE(MOD(MOD([.$A583];256)+[.J$1];256);16;2)" office:value-type="string" office:string-value="0xEF">
            <text:p>0xEF</text:p>
          </table:table-cell>
          <table:table-cell table:formula="of:=&quot;- d: [&quot;&amp;[.C583]&amp;&quot;, &quot;&amp;[.D583]&amp;&quot;, &quot;&amp;[.E583]&amp;&quot;, &quot;&amp;[.F583]&amp;&quot;, &quot;&amp;[.G583]&amp;&quot;, &quot;&amp;[.H583]&amp;&quot;, &quot;&amp;[.I583]&amp;&quot;, &quot;&amp;[.J583]&amp;&quot;]#  e: 0#  t: 5&quot;" office:value-type="string" office:string-value="- d: [0x26, 0xE9, 0xEA, 0xEB, 0xEC, 0xED, 0xEE, 0xEF]#  e: 0#  t: 5">
            <text:p>- d: [0x26, 0xE9, 0xEA, 0xEB, 0xEC, 0xED, 0xEE, 0xEF]# <text:s/>e: 0# <text:s/>t: 5</text:p>
          </table:table-cell>
        </table:table-row>
        <table:table-row table:style-name="ro1">
          <table:table-cell table:formula="of:=[.A583]+7" office:value-type="float" office:value="4080">
            <text:p>4080</text:p>
          </table:table-cell>
          <table:table-cell table:formula="of:=[.B583]+1" office:value-type="float" office:value="583">
            <text:p>583</text:p>
          </table:table-cell>
          <table:table-cell table:formula="of:=&quot;0x&quot;&amp;BASE(MOD([.B584];16)+32;16)" office:value-type="string" office:string-value="0x27">
            <text:p>0x27</text:p>
          </table:table-cell>
          <table:table-cell table:formula="of:=&quot;0x&quot;&amp;BASE(MOD(MOD([.$A584];256)+[.D$1];256);16;2)" office:value-type="string" office:string-value="0xF0">
            <text:p>0xF0</text:p>
          </table:table-cell>
          <table:table-cell table:formula="of:=&quot;0x&quot;&amp;BASE(MOD(MOD([.$A584];256)+[.E$1];256);16;2)" office:value-type="string" office:string-value="0xF1">
            <text:p>0xF1</text:p>
          </table:table-cell>
          <table:table-cell table:formula="of:=&quot;0x&quot;&amp;BASE(MOD(MOD([.$A584];256)+[.F$1];256);16;2)" office:value-type="string" office:string-value="0xF2">
            <text:p>0xF2</text:p>
          </table:table-cell>
          <table:table-cell table:formula="of:=&quot;0x&quot;&amp;BASE(MOD(MOD([.$A584];256)+[.G$1];256);16;2)" office:value-type="string" office:string-value="0xF3">
            <text:p>0xF3</text:p>
          </table:table-cell>
          <table:table-cell table:formula="of:=&quot;0x&quot;&amp;BASE(MOD(MOD([.$A584];256)+[.H$1];256);16;2)" office:value-type="string" office:string-value="0xF4">
            <text:p>0xF4</text:p>
          </table:table-cell>
          <table:table-cell table:formula="of:=&quot;0x&quot;&amp;BASE(MOD(MOD([.$A584];256)+[.I$1];256);16;2)" office:value-type="string" office:string-value="0xF5">
            <text:p>0xF5</text:p>
          </table:table-cell>
          <table:table-cell table:formula="of:=&quot;0x&quot;&amp;BASE(MOD(MOD([.$A584];256)+[.J$1];256);16;2)" office:value-type="string" office:string-value="0xF6">
            <text:p>0xF6</text:p>
          </table:table-cell>
          <table:table-cell table:formula="of:=&quot;- d: [&quot;&amp;[.C584]&amp;&quot;, &quot;&amp;[.D584]&amp;&quot;, &quot;&amp;[.E584]&amp;&quot;, &quot;&amp;[.F584]&amp;&quot;, &quot;&amp;[.G584]&amp;&quot;, &quot;&amp;[.H584]&amp;&quot;, &quot;&amp;[.I584]&amp;&quot;, &quot;&amp;[.J584]&amp;&quot;]#  e: 0#  t: 5&quot;" office:value-type="string" office:string-value="- d: [0x27, 0xF0, 0xF1, 0xF2, 0xF3, 0xF4, 0xF5, 0xF6]#  e: 0#  t: 5">
            <text:p>- d: [0x27, 0xF0, 0xF1, 0xF2, 0xF3, 0xF4, 0xF5, 0xF6]# <text:s/>e: 0# <text:s/>t: 5</text:p>
          </table:table-cell>
        </table:table-row>
        <table:table-row table:style-name="ro1">
          <table:table-cell table:formula="of:=[.A584]+7" office:value-type="float" office:value="4087">
            <text:p>4087</text:p>
          </table:table-cell>
          <table:table-cell table:formula="of:=[.B584]+1" office:value-type="float" office:value="584">
            <text:p>584</text:p>
          </table:table-cell>
          <table:table-cell table:formula="of:=&quot;0x&quot;&amp;BASE(MOD([.B585];16)+32;16)" office:value-type="string" office:string-value="0x28">
            <text:p>0x28</text:p>
          </table:table-cell>
          <table:table-cell table:formula="of:=&quot;0x&quot;&amp;BASE(MOD(MOD([.$A585];256)+[.D$1];256);16;2)" office:value-type="string" office:string-value="0xF7">
            <text:p>0xF7</text:p>
          </table:table-cell>
          <table:table-cell table:formula="of:=&quot;0x&quot;&amp;BASE(MOD(MOD([.$A585];256)+[.E$1];256);16;2)" office:value-type="string" office:string-value="0xF8">
            <text:p>0xF8</text:p>
          </table:table-cell>
          <table:table-cell table:formula="of:=&quot;0x&quot;&amp;BASE(MOD(MOD([.$A585];256)+[.F$1];256);16;2)" office:value-type="string" office:string-value="0xF9">
            <text:p>0xF9</text:p>
          </table:table-cell>
          <table:table-cell table:formula="of:=&quot;0x&quot;&amp;BASE(MOD(MOD([.$A585];256)+[.G$1];256);16;2)" office:value-type="string" office:string-value="0xFA">
            <text:p>0xFA</text:p>
          </table:table-cell>
          <table:table-cell table:formula="of:=&quot;0x&quot;&amp;BASE(MOD(MOD([.$A585];256)+[.H$1];256);16;2)" office:value-type="string" office:string-value="0xFB">
            <text:p>0xFB</text:p>
          </table:table-cell>
          <table:table-cell table:formula="of:=&quot;0x&quot;&amp;BASE(MOD(MOD([.$A585];256)+[.I$1];256);16;2)" office:value-type="string" office:string-value="0xFC">
            <text:p>0xFC</text:p>
          </table:table-cell>
          <table:table-cell table:formula="of:=&quot;0x&quot;&amp;BASE(MOD(MOD([.$A585];256)+[.J$1];256);16;2)" office:value-type="string" office:string-value="0xFD">
            <text:p>0xFD</text:p>
          </table:table-cell>
          <table:table-cell table:formula="of:=&quot;- d: [&quot;&amp;[.C585]&amp;&quot;, &quot;&amp;[.D585]&amp;&quot;, &quot;&amp;[.E585]&amp;&quot;, &quot;&amp;[.F585]&amp;&quot;, &quot;&amp;[.G585]&amp;&quot;, &quot;&amp;[.H585]&amp;&quot;, &quot;&amp;[.I585]&amp;&quot;, &quot;&amp;[.J585]&amp;&quot;]#  e: 0#  t: 5&quot;" office:value-type="string" office:string-value="- d: [0x28, 0xF7, 0xF8, 0xF9, 0xFA, 0xFB, 0xFC, 0xFD]#  e: 0#  t: 5">
            <text:p>- d: [0x28, 0xF7, 0xF8, 0xF9, 0xFA, 0xFB, 0xFC, 0xFD]# <text:s/>e: 0# <text:s/>t: 5</text:p>
          </table:table-cell>
        </table:table-row>
        <table:table-row table:style-name="ro1">
          <table:table-cell table:formula="of:=[.A585]+7" office:value-type="float" office:value="4094">
            <text:p>4094</text:p>
          </table:table-cell>
          <table:table-cell table:formula="of:=[.B585]+1" office:value-type="float" office:value="585">
            <text:p>585</text:p>
          </table:table-cell>
          <table:table-cell table:formula="of:=&quot;0x&quot;&amp;BASE(MOD([.B586];16)+32;16)" office:value-type="string" office:string-value="0x29">
            <text:p>0x29</text:p>
          </table:table-cell>
          <table:table-cell table:formula="of:=&quot;0x&quot;&amp;BASE(MOD(MOD([.$A586];256)+[.D$1];256);16;2)" office:value-type="string" office:string-value="0xFE">
            <text:p>0xFE</text:p>
          </table:table-cell>
          <table:table-cell table:formula="of:=&quot;0x&quot;&amp;BASE(MOD(MOD([.$A586];256)+[.E$1];256);16;2)" office:value-type="string" office:string-value="0xFF">
            <text:p>0xFF</text:p>
          </table:table-cell>
          <table:table-cell table:formula="of:=&quot;0x&quot;&amp;BASE(MOD(MOD([.$A586];256)+[.F$1];256);16;2)" office:value-type="string" office:string-value="0x00">
            <text:p>0x00</text:p>
          </table:table-cell>
          <table:table-cell table:formula="of:=&quot;0x&quot;&amp;BASE(MOD(MOD([.$A586];256)+[.G$1];256);16;2)" office:value-type="string" office:string-value="0x01">
            <text:p>0x01</text:p>
          </table:table-cell>
          <table:table-cell table:formula="of:=&quot;0x&quot;&amp;BASE(MOD(MOD([.$A586];256)+[.H$1];256);16;2)" office:value-type="string" office:string-value="0x02">
            <text:p>0x02</text:p>
          </table:table-cell>
          <table:table-cell table:formula="of:=&quot;0x&quot;&amp;BASE(MOD(MOD([.$A586];256)+[.I$1];256);16;2)" office:value-type="string" office:string-value="0x03">
            <text:p>0x03</text:p>
          </table:table-cell>
          <table:table-cell table:formula="of:=&quot;0x&quot;&amp;BASE(MOD(MOD([.$A586];256)+[.J$1];256);16;2)" office:value-type="string" office:string-value="0x04">
            <text:p>0x04</text:p>
          </table:table-cell>
          <table:table-cell table:formula="of:=&quot;- d: [&quot;&amp;[.C586]&amp;&quot;, &quot;&amp;[.D586]&amp;&quot;, &quot;&amp;[.E586]&amp;&quot;, &quot;&amp;[.F586]&amp;&quot;, &quot;&amp;[.G586]&amp;&quot;, &quot;&amp;[.H586]&amp;&quot;, &quot;&amp;[.I586]&amp;&quot;, &quot;&amp;[.J586]&amp;&quot;]#  e: 0#  t: 5&quot;" office:value-type="string" office:string-value="- d: [0x29, 0xFE, 0xFF, 0x00, 0x01, 0x02, 0x03, 0x04]#  e: 0#  t: 5">
            <text:p>- d: [0x29, 0xFE, 0xFF, 0x00, 0x01, 0x02, 0x03, 0x04]# <text:s/>e: 0# <text:s/>t: 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12.03.2011</text:date>, <text:time>13:0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1-02-27T08:03:11</meta:creation-date>
    <dc:date>2011-03-12T13:02:11</dc:date>
    <dc:creator>Steffen Köhler</dc:creator>
    <meta:editing-duration>PT00H09M37S</meta:editing-duration>
    <meta:editing-cycles>2</meta:editing-cycles>
    <meta:generator>OpenOffice.org/3.2$Linux OpenOffice.org_project/320m12$Build-9483</meta:generator>
    <meta:document-statistic meta:table-count="3" meta:cell-count="6442" meta:object-count="0"/>
  </office:meta>
</office:document-meta>
</file>